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16cm"/>
    </style:style>
    <style:style style:name="co2" style:family="table-column">
      <style:table-column-properties fo:break-before="auto" style:column-width="1.625cm"/>
    </style:style>
    <style:style style:name="co3" style:family="table-column">
      <style:table-column-properties fo:break-before="auto" style:column-width="1.614cm"/>
    </style:style>
    <style:style style:name="co4" style:family="table-column">
      <style:table-column-properties fo:break-before="auto" style:column-width="1cm"/>
    </style:style>
    <style:style style:name="co5" style:family="table-column">
      <style:table-column-properties fo:break-before="auto" style:column-width="11.767cm"/>
    </style:style>
    <style:style style:name="co6" style:family="table-column">
      <style:table-column-properties fo:break-before="auto" style:column-width="11.714cm"/>
    </style:style>
    <style:style style:name="co7" style:family="table-column">
      <style:table-column-properties fo:break-before="auto" style:column-width="45.929cm"/>
    </style:style>
    <style:style style:name="co8"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office:automatic-styles>
  <office:body>
    <office:spreadsheet>
      <table:table table:name="Sheet1" table:style-name="ta1">
        <table:table-column table:style-name="co1" table:number-columns-repeated="2"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table:number-columns-repeated="2"/>
          <table:table-cell office:value-type="string">
            <text:p>FileID</text:p>
          </table:table-cell>
          <table:table-cell office:value-type="string">
            <text:p>Turn</text:p>
          </table:table-cell>
          <table:table-cell office:value-type="string">
            <text:p>Speaker</text:p>
          </table:table-cell>
          <table:table-cell office:value-type="string">
            <text:p>N</text:p>
          </table:table-cell>
          <table:table-cell office:value-type="string">
            <text:p>Old</text:p>
          </table:table-cell>
          <table:table-cell office:value-type="string">
            <text:p>New</text:p>
          </table:table-cell>
          <table:table-cell office:value-type="string">
            <text:p>Text</text:p>
          </table:table-cell>
        </table:table-row>
        <table:table-row table:style-name="ro1">
          <table:table-cell table:number-columns-repeated="2"/>
          <table:table-cell office:value-type="string">
            <text:p>4221a</text:p>
          </table:table-cell>
          <table:table-cell office:value-type="float" office:value="181">
            <text:p>181</text:p>
          </table:table-cell>
          <table:table-cell office:value-type="float" office:value="10">
            <text:p>10</text:p>
          </table:table-cell>
          <table:table-cell table:formula="of:=IF([.E2]=[.E1];[.F1]+1;1)" office:value-type="float" office:value="1">
            <text:p>1</text:p>
          </table:table-cell>
          <table:table-cell table:formula="of:=CONCATENATE(&quot;/home/peter/Thesis/ForcedAligner/Aligner1/wav/11025/&quot;;[.C2];[.D2];&quot;.wav&quot;)" office:value-type="string" office:string-value="/home/peter/Thesis/ForcedAligner/Aligner1/wav/11025/4221a181.wav">
            <text:p>/home/peter/Thesis/ForcedAligner/Aligner1/wav/11025/4221a181.wav</text:p>
          </table:table-cell>
          <table:table-cell table:formula="of:=CONCATENATE(&quot;/home/peter/Thesis/ForcedAligner/Aligner1/wav/&quot;;&quot;ANQ&quot;;[.E2];&quot;_&quot;;[.F2];&quot;.wav&quot;)" office:value-type="string" office:string-value="/home/peter/Thesis/ForcedAligner/Aligner1/wav/ANQ10_1.wav">
            <text:p>/home/peter/Thesis/ForcedAligner/Aligner1/wav/ANQ10_1.wav</text:p>
          </table:table-cell>
          <table:table-cell office:value-type="string">
            <text:p>merci, madame la présidente.</text:p>
          </table:table-cell>
        </table:table-row>
        <table:table-row table:style-name="ro1">
          <table:table-cell table:number-columns-repeated="2"/>
          <table:table-cell office:value-type="string">
            <text:p>4222a</text:p>
          </table:table-cell>
          <table:table-cell office:value-type="float" office:value="205">
            <text:p>205</text:p>
          </table:table-cell>
          <table:table-cell office:value-type="float" office:value="100">
            <text:p>100</text:p>
          </table:table-cell>
          <table:table-cell table:formula="of:=IF([.E3]=[.E2];[.F2]+1;1)" office:value-type="float" office:value="1">
            <text:p>1</text:p>
          </table:table-cell>
          <table:table-cell table:formula="of:=CONCATENATE(&quot;/home/peter/Thesis/ForcedAligner/Aligner1/wav/11025/&quot;;[.C3];[.D3];&quot;.wav&quot;)" office:value-type="string" office:string-value="/home/peter/Thesis/ForcedAligner/Aligner1/wav/11025/4222a205.wav">
            <text:p>/home/peter/Thesis/ForcedAligner/Aligner1/wav/11025/4222a205.wav</text:p>
          </table:table-cell>
          <table:table-cell table:formula="of:=CONCATENATE(&quot;/home/peter/Thesis/ForcedAligner/Aligner1/wav/&quot;;&quot;ANQ&quot;;[.E3];&quot;_&quot;;[.F3];&quot;.wav&quot;)" office:value-type="string" office:string-value="/home/peter/Thesis/ForcedAligner/Aligner1/wav/ANQ100_1.wav">
            <text:p>/home/peter/Thesis/ForcedAligner/Aligner1/wav/ANQ100_1.wav</text:p>
          </table:table-cell>
          <table:table-cell office:value-type="string">
            <text:p>monsieur le président, je sollicite le consentement des membres de cette assemblée afin de présenter, conjointement avec la ministre des ressources naturelles et de la faune et le député de mercier, la motion suivante: que l' assemblée nationale demande au gouvernement du québec d' assurer une place significative à l' utilisation du bois dans la conception du nouvel amphithéâtre de québec pour en faire ainsi une vitrine écologique et technologique et de valoriser, en complémentarité avec les autres matériaux, l' usage du bois dans les constructions gouvernementales futures, dans le respect des prévisions budgétaires.</text:p>
          </table:table-cell>
        </table:table-row>
        <table:table-row table:style-name="ro1">
          <table:table-cell table:number-columns-repeated="2"/>
          <table:table-cell office:value-type="string">
            <text:p>4221a</text:p>
          </table:table-cell>
          <table:table-cell office:value-type="float" office:value="64">
            <text:p>64</text:p>
          </table:table-cell>
          <table:table-cell office:value-type="float" office:value="101">
            <text:p>101</text:p>
          </table:table-cell>
          <table:table-cell table:formula="of:=IF([.E4]=[.E3];[.F3]+1;1)" office:value-type="float" office:value="1">
            <text:p>1</text:p>
          </table:table-cell>
          <table:table-cell table:formula="of:=CONCATENATE(&quot;/home/peter/Thesis/ForcedAligner/Aligner1/wav/11025/&quot;;[.C4];[.D4];&quot;.wav&quot;)" office:value-type="string" office:string-value="/home/peter/Thesis/ForcedAligner/Aligner1/wav/11025/4221a64.wav">
            <text:p>/home/peter/Thesis/ForcedAligner/Aligner1/wav/11025/4221a64.wav</text:p>
          </table:table-cell>
          <table:table-cell table:formula="of:=CONCATENATE(&quot;/home/peter/Thesis/ForcedAligner/Aligner1/wav/&quot;;&quot;ANQ&quot;;[.E4];&quot;_&quot;;[.F4];&quot;.wav&quot;)" office:value-type="string" office:string-value="/home/peter/Thesis/ForcedAligner/Aligner1/wav/ANQ101_1.wav">
            <text:p>/home/peter/Thesis/ForcedAligner/Aligner1/wav/ANQ101_1.wav</text:p>
          </table:table-cell>
          <table:table-cell office:value-type="string">
            <text:p>les prévisions météorologiques annoncent des averses pour les prochains jours, et les crues pourraient augmenter de façon catastrophique le niveau de la richelieu. les municipalités sont les principaux touchés. et eux mêmes sont victimes des inondations. le maire de saint blaise est inondé, les conseillers de saint blaise, les gens qui travaillent à l' hôtel de ville. les gens ont besoin d' un appui. la ville de saint jean sur richelieu vient de déclarer l' état d' urgence. donc, est ce qu' il y aura une aide pour les municipalités?</text:p>
          </table:table-cell>
        </table:table-row>
        <table:table-row table:style-name="ro1">
          <table:table-cell table:number-columns-repeated="2"/>
          <table:table-cell office:value-type="string">
            <text:p>4222a</text:p>
          </table:table-cell>
          <table:table-cell office:value-type="float" office:value="6">
            <text:p>6</text:p>
          </table:table-cell>
          <table:table-cell office:value-type="float" office:value="101">
            <text:p>101</text:p>
          </table:table-cell>
          <table:table-cell table:formula="of:=IF([.E5]=[.E4];[.F4]+1;1)" office:value-type="float" office:value="2">
            <text:p>2</text:p>
          </table:table-cell>
          <table:table-cell table:formula="of:=CONCATENATE(&quot;/home/peter/Thesis/ForcedAligner/Aligner1/wav/11025/&quot;;[.C5];[.D5];&quot;.wav&quot;)" office:value-type="string" office:string-value="/home/peter/Thesis/ForcedAligner/Aligner1/wav/11025/4222a6.wav">
            <text:p>/home/peter/Thesis/ForcedAligner/Aligner1/wav/11025/4222a6.wav</text:p>
          </table:table-cell>
          <table:table-cell table:formula="of:=CONCATENATE(&quot;/home/peter/Thesis/ForcedAligner/Aligner1/wav/&quot;;&quot;ANQ&quot;;[.E5];&quot;_&quot;;[.F5];&quot;.wav&quot;)" office:value-type="string" office:string-value="/home/peter/Thesis/ForcedAligner/Aligner1/wav/ANQ101_2.wav">
            <text:p>/home/peter/Thesis/ForcedAligner/Aligner1/wav/ANQ101_2.wav</text:p>
          </table:table-cell>
          <table:table-cell office:value-type="string">
            <text:p>merci, monsieur le président. il me fait plaisir, en tant que député de saint jean, de prendre la parole aujourd'hui afin de souligner l' implantation du programme de prévention et de réadaptation des maladies chroniques, cardiovasculaires, métaboliques et respiratoires, une première au québec. mis sur pied par le centre de conditionnement physique actiforme, le programme pacte santé vise la réadaptation et la prévention des maladies cardiaques de patients référés par les établissements de santé du c trois s haut richelieurouville. dans un contexte où le cas des maladies chroniques connaît une hausse fulgurante et requiert des coûts astronomiques, il est important de mieux prévenir, mieux soigner et mieux accompagner les citoyens dans leur retour à la vie active. le centre actiforme adopte une approche personnalisée, centrée sur l' adoption des saines habitudes de vie ainsi que le développement d' une meilleure santé cardiaque, physique. je tiens finalement à remercier la fondation santé, le département de cardiologie du centre hospitalier de l' université de montréal et l' équipe du département de cardiologie de l' hôpital du haut richelieu pour leur contribution au projet. bravo à tous!</text:p>
          </table:table-cell>
        </table:table-row>
        <table:table-row table:style-name="ro1">
          <table:table-cell table:number-columns-repeated="2"/>
          <table:table-cell office:value-type="string">
            <text:p>4221a</text:p>
          </table:table-cell>
          <table:table-cell office:value-type="float" office:value="70">
            <text:p>70</text:p>
          </table:table-cell>
          <table:table-cell office:value-type="float" office:value="101">
            <text:p>101</text:p>
          </table:table-cell>
          <table:table-cell table:formula="of:=IF([.E6]=[.E5];[.F5]+1;1)" office:value-type="float" office:value="3">
            <text:p>3</text:p>
          </table:table-cell>
          <table:table-cell table:formula="of:=CONCATENATE(&quot;/home/peter/Thesis/ForcedAligner/Aligner1/wav/11025/&quot;;[.C6];[.D6];&quot;.wav&quot;)" office:value-type="string" office:string-value="/home/peter/Thesis/ForcedAligner/Aligner1/wav/11025/4221a70.wav">
            <text:p>/home/peter/Thesis/ForcedAligner/Aligner1/wav/11025/4221a70.wav</text:p>
          </table:table-cell>
          <table:table-cell table:formula="of:=CONCATENATE(&quot;/home/peter/Thesis/ForcedAligner/Aligner1/wav/&quot;;&quot;ANQ&quot;;[.E6];&quot;_&quot;;[.F6];&quot;.wav&quot;)" office:value-type="string" office:string-value="/home/peter/Thesis/ForcedAligner/Aligner1/wav/ANQ101_3.wav">
            <text:p>/home/peter/Thesis/ForcedAligner/Aligner1/wav/ANQ101_3.wav</text:p>
          </table:table-cell>
          <table:table-cell office:value-type="string">
            <text:p>monsieur le président, les gens de saint eugène, les gens de saint blaise sur richelieu, dans ma circonscription, ont des problèmes. l' eau monte, et elle va encore monter. les gens, ce qu' ils attendent du gouvernement actuel, c' est de l' aide concrète, des gens qui vont venir les aider. les gens sont fatigués, depuis samedi dernier qu' ils ne dorment pas. en ce moment, c' est la santé et la sécurité des citoyens qui est menacée. les gens ont besoin d' aide de la part du gouvernement. et j' invite le ministre à donner davantage de soutien à notre population.</text:p>
          </table:table-cell>
        </table:table-row>
        <table:table-row table:style-name="ro1">
          <table:table-cell table:number-columns-repeated="2"/>
          <table:table-cell office:value-type="string">
            <text:p>4222a</text:p>
          </table:table-cell>
          <table:table-cell office:value-type="float" office:value="117">
            <text:p>117</text:p>
          </table:table-cell>
          <table:table-cell office:value-type="float" office:value="102">
            <text:p>102</text:p>
          </table:table-cell>
          <table:table-cell table:formula="of:=IF([.E7]=[.E6];[.F6]+1;1)" office:value-type="float" office:value="1">
            <text:p>1</text:p>
          </table:table-cell>
          <table:table-cell table:formula="of:=CONCATENATE(&quot;/home/peter/Thesis/ForcedAligner/Aligner1/wav/11025/&quot;;[.C7];[.D7];&quot;.wav&quot;)" office:value-type="string" office:string-value="/home/peter/Thesis/ForcedAligner/Aligner1/wav/11025/4222a117.wav">
            <text:p>/home/peter/Thesis/ForcedAligner/Aligner1/wav/11025/4222a117.wav</text:p>
          </table:table-cell>
          <table:table-cell table:formula="of:=CONCATENATE(&quot;/home/peter/Thesis/ForcedAligner/Aligner1/wav/&quot;;&quot;ANQ&quot;;[.E7];&quot;_&quot;;[.F7];&quot;.wav&quot;)" office:value-type="string" office:string-value="/home/peter/Thesis/ForcedAligner/Aligner1/wav/ANQ102_1.wav">
            <text:p>/home/peter/Thesis/ForcedAligner/Aligner1/wav/ANQ102_1.wav</text:p>
          </table:table-cell>
          <table:table-cell office:value-type="string">
            <text:p>merci beaucoup, monsieur le président. alors, ça me fait extrêmement plaisir de répondre aujourd'hui à la chef de l' opposition officielle sur un sujet qui est si important, effectivement, la la sécurité et la santé des enfants qui vivent avec un trouble envahissant du développement. il faut souligner ici tout le courage euh de ces familles, de ces parents qui vivent au quotidien avec ces enfants qui vivent des difficultés. et le gouvernement auquel j' appartiens, monsieur le président, a pris très rapidement, dès deux mille trois, à son arrivée au pouvoir, toutes ses responsabilités, a investi les sous qui étaient nécessaires, les argents, a mis en place les euh les systèmes, en fait, les les lieux reconnus d' excellence, a mis en place de la formation exactement pour bien encadrer ces personnes et ces familles qui euh vivent des difficultés au quotidien. et, euh monsieur le président, évidemment, beaucoup de choses ont été faites, beaucoup de choses restent à faire, nous en convenons, mais évidemment nous avons mis les efforts nécessaires pour faire en sorte que ces familles passent à travers ces difficultés, monsieur le président.</text:p>
          </table:table-cell>
        </table:table-row>
        <table:table-row table:style-name="ro1">
          <table:table-cell table:number-columns-repeated="2"/>
          <table:table-cell office:value-type="string">
            <text:p>4222a</text:p>
          </table:table-cell>
          <table:table-cell office:value-type="float" office:value="121">
            <text:p>121</text:p>
          </table:table-cell>
          <table:table-cell office:value-type="float" office:value="102">
            <text:p>102</text:p>
          </table:table-cell>
          <table:table-cell table:formula="of:=IF([.E8]=[.E7];[.F7]+1;1)" office:value-type="float" office:value="2">
            <text:p>2</text:p>
          </table:table-cell>
          <table:table-cell table:formula="of:=CONCATENATE(&quot;/home/peter/Thesis/ForcedAligner/Aligner1/wav/11025/&quot;;[.C8];[.D8];&quot;.wav&quot;)" office:value-type="string" office:string-value="/home/peter/Thesis/ForcedAligner/Aligner1/wav/11025/4222a121.wav">
            <text:p>/home/peter/Thesis/ForcedAligner/Aligner1/wav/11025/4222a121.wav</text:p>
          </table:table-cell>
          <table:table-cell table:formula="of:=CONCATENATE(&quot;/home/peter/Thesis/ForcedAligner/Aligner1/wav/&quot;;&quot;ANQ&quot;;[.E8];&quot;_&quot;;[.F8];&quot;.wav&quot;)" office:value-type="string" office:string-value="/home/peter/Thesis/ForcedAligner/Aligner1/wav/ANQ102_2.wav">
            <text:p>/home/peter/Thesis/ForcedAligner/Aligner1/wav/ANQ102_2.wav</text:p>
          </table:table-cell>
          <table:table-cell office:value-type="string">
            <text:p>je vais devoir, monsieur le président, vous en conviendrez, corriger les propos de la chef de l' opposition officielle. écoutez, depuis deux mille trois jusqu' à deux mille dix et j' ai eu l' occasion de sortir ces chiffres et de donner ces informations lors des crédits avec notre collègue les personnes qui vivent avec un trouble envahissant du développement, le nombre de personnes qui ont été desservies dans les centres de réadaptation en di ted, alors, est passé euh de trois mille personnes à huit mille personnes, cent soixante-neuf pourcent d' augmentation. c' est dire à quel point, effectivement, nous avons consenti les efforts nécessaires, d' abord pour créer justement ces lieux où on pouvait dispenser des soins en auprès pour les personnes qui ont un trouble envahissant du développement. faut il le rappeler, monsieur le président</text:p>
          </table:table-cell>
        </table:table-row>
        <table:table-row table:style-name="ro1">
          <table:table-cell table:number-columns-repeated="2"/>
          <table:table-cell office:value-type="string">
            <text:p>4222a</text:p>
          </table:table-cell>
          <table:table-cell office:value-type="float" office:value="123">
            <text:p>123</text:p>
          </table:table-cell>
          <table:table-cell office:value-type="float" office:value="102">
            <text:p>102</text:p>
          </table:table-cell>
          <table:table-cell table:formula="of:=IF([.E9]=[.E8];[.F8]+1;1)" office:value-type="float" office:value="3">
            <text:p>3</text:p>
          </table:table-cell>
          <table:table-cell table:formula="of:=CONCATENATE(&quot;/home/peter/Thesis/ForcedAligner/Aligner1/wav/11025/&quot;;[.C9];[.D9];&quot;.wav&quot;)" office:value-type="string" office:string-value="/home/peter/Thesis/ForcedAligner/Aligner1/wav/11025/4222a123.wav">
            <text:p>/home/peter/Thesis/ForcedAligner/Aligner1/wav/11025/4222a123.wav</text:p>
          </table:table-cell>
          <table:table-cell table:formula="of:=CONCATENATE(&quot;/home/peter/Thesis/ForcedAligner/Aligner1/wav/&quot;;&quot;ANQ&quot;;[.E9];&quot;_&quot;;[.F9];&quot;.wav&quot;)" office:value-type="string" office:string-value="/home/peter/Thesis/ForcedAligner/Aligner1/wav/ANQ102_3.wav">
            <text:p>/home/peter/Thesis/ForcedAligner/Aligner1/wav/ANQ102_3.wav</text:p>
          </table:table-cell>
          <table:table-cell office:value-type="string">
            <text:p>il n' y avait aucun, aucun, aucun service pour ces personnes, ce que nous avons réglé</text:p>
          </table:table-cell>
        </table:table-row>
        <table:table-row table:style-name="ro1">
          <table:table-cell table:number-columns-repeated="2"/>
          <table:table-cell office:value-type="string">
            <text:p>4222a</text:p>
          </table:table-cell>
          <table:table-cell office:value-type="float" office:value="127">
            <text:p>127</text:p>
          </table:table-cell>
          <table:table-cell office:value-type="float" office:value="102">
            <text:p>102</text:p>
          </table:table-cell>
          <table:table-cell table:formula="of:=IF([.E10]=[.E9];[.F9]+1;1)" office:value-type="float" office:value="4">
            <text:p>4</text:p>
          </table:table-cell>
          <table:table-cell table:formula="of:=CONCATENATE(&quot;/home/peter/Thesis/ForcedAligner/Aligner1/wav/11025/&quot;;[.C10];[.D10];&quot;.wav&quot;)" office:value-type="string" office:string-value="/home/peter/Thesis/ForcedAligner/Aligner1/wav/11025/4222a127.wav">
            <text:p>/home/peter/Thesis/ForcedAligner/Aligner1/wav/11025/4222a127.wav</text:p>
          </table:table-cell>
          <table:table-cell table:formula="of:=CONCATENATE(&quot;/home/peter/Thesis/ForcedAligner/Aligner1/wav/&quot;;&quot;ANQ&quot;;[.E10];&quot;_&quot;;[.F10];&quot;.wav&quot;)" office:value-type="string" office:string-value="/home/peter/Thesis/ForcedAligner/Aligner1/wav/ANQ102_4.wav">
            <text:p>/home/peter/Thesis/ForcedAligner/Aligner1/wav/ANQ102_4.wav</text:p>
          </table:table-cell>
          <table:table-cell office:value-type="string">
            <text:p>monsieur le président, il y a de la recherche qui se fait maintenant, il y a des sous qui sont consentis, il y a de la formation qui se dispense, il y a des enfants qui sont pris en charge, il y a des services maintenant qui sont donnés à ces enfants. il y a la création d' un centre d' expertise en troubles graves du comportement, il y a la création du réseau national d' expertise en troubles envahissants du développement. ce sont là des actions que nous avons posées depuis deux mille trois. ne serait ce qu' en termes de soutien à domicile, monsieur le président, vraiment nous avons consenti des efforts très, très, très importants. le nombre de personnes desservies en soins à domicile pour cette clientèle est passé est maintenant à soixante-quatorze pourcent d' augmentation, et les interventions réalisées, de soixante-trois pourcent. ce dont se souvient le premier ministre du québec, le député de sherbrooke, c' est qu' au moment de notre arrivée</text:p>
          </table:table-cell>
        </table:table-row>
        <table:table-row table:style-name="ro1">
          <table:table-cell table:number-columns-repeated="2"/>
          <table:table-cell office:value-type="string">
            <text:p>4222a</text:p>
          </table:table-cell>
          <table:table-cell office:value-type="float" office:value="129">
            <text:p>129</text:p>
          </table:table-cell>
          <table:table-cell office:value-type="float" office:value="102">
            <text:p>102</text:p>
          </table:table-cell>
          <table:table-cell table:formula="of:=IF([.E11]=[.E10];[.F10]+1;1)" office:value-type="float" office:value="5">
            <text:p>5</text:p>
          </table:table-cell>
          <table:table-cell table:formula="of:=CONCATENATE(&quot;/home/peter/Thesis/ForcedAligner/Aligner1/wav/11025/&quot;;[.C11];[.D11];&quot;.wav&quot;)" office:value-type="string" office:string-value="/home/peter/Thesis/ForcedAligner/Aligner1/wav/11025/4222a129.wav">
            <text:p>/home/peter/Thesis/ForcedAligner/Aligner1/wav/11025/4222a129.wav</text:p>
          </table:table-cell>
          <table:table-cell table:formula="of:=CONCATENATE(&quot;/home/peter/Thesis/ForcedAligner/Aligner1/wav/&quot;;&quot;ANQ&quot;;[.E11];&quot;_&quot;;[.F11];&quot;.wav&quot;)" office:value-type="string" office:string-value="/home/peter/Thesis/ForcedAligner/Aligner1/wav/ANQ102_5.wav">
            <text:p>/home/peter/Thesis/ForcedAligner/Aligner1/wav/ANQ102_5.wav</text:p>
          </table:table-cell>
          <table:table-cell office:value-type="string">
            <text:p>il y avait un recours collectif contre le parti québécois pour son incurie face à cette clientèle.</text:p>
          </table:table-cell>
        </table:table-row>
        <table:table-row table:style-name="ro1">
          <table:table-cell table:number-columns-repeated="2"/>
          <table:table-cell office:value-type="string">
            <text:p>4221a</text:p>
          </table:table-cell>
          <table:table-cell office:value-type="float" office:value="22">
            <text:p>22</text:p>
          </table:table-cell>
          <table:table-cell office:value-type="float" office:value="104">
            <text:p>104</text:p>
          </table:table-cell>
          <table:table-cell table:formula="of:=IF([.E12]=[.E11];[.F11]+1;1)" office:value-type="float" office:value="1">
            <text:p>1</text:p>
          </table:table-cell>
          <table:table-cell table:formula="of:=CONCATENATE(&quot;/home/peter/Thesis/ForcedAligner/Aligner1/wav/11025/&quot;;[.C12];[.D12];&quot;.wav&quot;)" office:value-type="string" office:string-value="/home/peter/Thesis/ForcedAligner/Aligner1/wav/11025/4221a22.wav">
            <text:p>/home/peter/Thesis/ForcedAligner/Aligner1/wav/11025/4221a22.wav</text:p>
          </table:table-cell>
          <table:table-cell table:formula="of:=CONCATENATE(&quot;/home/peter/Thesis/ForcedAligner/Aligner1/wav/&quot;;&quot;ANQ&quot;;[.E12];&quot;_&quot;;[.F12];&quot;.wav&quot;)" office:value-type="string" office:string-value="/home/peter/Thesis/ForcedAligner/Aligner1/wav/ANQ104_1.wav">
            <text:p>/home/peter/Thesis/ForcedAligner/Aligner1/wav/ANQ104_1.wav</text:p>
          </table:table-cell>
          <table:table-cell office:value-type="string">
            <text:p>bon mardi après midi, chers collègues. nous allons prendre quelques moments pour nous recueillir. {sl} merci. veuillez vous asseoir. {ns} j' ai le plaisir de souligner la présence, dans les tribunes, du consul général du royaume d' espagne à montréal, monsieur javier dago elorza, à l' occasion de sa visite de prise de poste. {ns} et j' ai aussi l' occasion de souligner la présence de monsieur michel morin, qui a été notre collègue et ex député de la circonscription de nicolet yamaska. {ns} bienvenue chez vous, michel. alors, nous poursuivons les affaires courantes. aujourd'hui, il n' y a pas de déclarations ministérielles ni présentation de projets de loi. à la rubrique dépôt des documents, monsieur le ministre de la sécurité publique.</text:p>
          </table:table-cell>
        </table:table-row>
        <table:table-row table:style-name="ro1">
          <table:table-cell table:number-columns-repeated="2"/>
          <table:table-cell office:value-type="string">
            <text:p>4222a</text:p>
          </table:table-cell>
          <table:table-cell office:value-type="float" office:value="26">
            <text:p>26</text:p>
          </table:table-cell>
          <table:table-cell office:value-type="float" office:value="104">
            <text:p>104</text:p>
          </table:table-cell>
          <table:table-cell table:formula="of:=IF([.E13]=[.E12];[.F12]+1;1)" office:value-type="float" office:value="2">
            <text:p>2</text:p>
          </table:table-cell>
          <table:table-cell table:formula="of:=CONCATENATE(&quot;/home/peter/Thesis/ForcedAligner/Aligner1/wav/11025/&quot;;[.C13];[.D13];&quot;.wav&quot;)" office:value-type="string" office:string-value="/home/peter/Thesis/ForcedAligner/Aligner1/wav/11025/4222a26.wav">
            <text:p>/home/peter/Thesis/ForcedAligner/Aligner1/wav/11025/4222a26.wav</text:p>
          </table:table-cell>
          <table:table-cell table:formula="of:=CONCATENATE(&quot;/home/peter/Thesis/ForcedAligner/Aligner1/wav/&quot;;&quot;ANQ&quot;;[.E13];&quot;_&quot;;[.F13];&quot;.wav&quot;)" office:value-type="string" office:string-value="/home/peter/Thesis/ForcedAligner/Aligner1/wav/ANQ104_2.wav">
            <text:p>/home/peter/Thesis/ForcedAligner/Aligner1/wav/ANQ104_2.wav</text:p>
          </table:table-cell>
          <table:table-cell office:value-type="string">
            <text:p>alors, à l' article a du feuilleton, monsieur le ministre du revenu présente le projet de loi numéro cinq, loi modifiant la loi sur les impôts, la loi sur la taxe de vente du québec et d' autres dispositions législatives. monsieur le ministre.</text:p>
          </table:table-cell>
        </table:table-row>
        <table:table-row table:style-name="ro1">
          <table:table-cell table:number-columns-repeated="2"/>
          <table:table-cell office:value-type="string">
            <text:p>4221a</text:p>
          </table:table-cell>
          <table:table-cell office:value-type="float" office:value="106">
            <text:p>106</text:p>
          </table:table-cell>
          <table:table-cell office:value-type="float" office:value="104">
            <text:p>104</text:p>
          </table:table-cell>
          <table:table-cell table:formula="of:=IF([.E14]=[.E13];[.F13]+1;1)" office:value-type="float" office:value="3">
            <text:p>3</text:p>
          </table:table-cell>
          <table:table-cell table:formula="of:=CONCATENATE(&quot;/home/peter/Thesis/ForcedAligner/Aligner1/wav/11025/&quot;;[.C14];[.D14];&quot;.wav&quot;)" office:value-type="string" office:string-value="/home/peter/Thesis/ForcedAligner/Aligner1/wav/11025/4221a106.wav">
            <text:p>/home/peter/Thesis/ForcedAligner/Aligner1/wav/11025/4221a106.wav</text:p>
          </table:table-cell>
          <table:table-cell table:formula="of:=CONCATENATE(&quot;/home/peter/Thesis/ForcedAligner/Aligner1/wav/&quot;;&quot;ANQ&quot;;[.E14];&quot;_&quot;;[.F14];&quot;.wav&quot;)" office:value-type="string" office:string-value="/home/peter/Thesis/ForcedAligner/Aligner1/wav/ANQ104_3.wav">
            <text:p>/home/peter/Thesis/ForcedAligner/Aligner1/wav/ANQ104_3.wav</text:p>
          </table:table-cell>
          <table:table-cell office:value-type="string">
            <text:p>madame la ministre de l' éducation.</text:p>
          </table:table-cell>
        </table:table-row>
        <table:table-row table:style-name="ro1">
          <table:table-cell table:number-columns-repeated="2"/>
          <table:table-cell office:value-type="string">
            <text:p>4222a</text:p>
          </table:table-cell>
          <table:table-cell office:value-type="float" office:value="48">
            <text:p>48</text:p>
          </table:table-cell>
          <table:table-cell office:value-type="float" office:value="104">
            <text:p>104</text:p>
          </table:table-cell>
          <table:table-cell table:formula="of:=IF([.E15]=[.E14];[.F14]+1;1)" office:value-type="float" office:value="4">
            <text:p>4</text:p>
          </table:table-cell>
          <table:table-cell table:formula="of:=CONCATENATE(&quot;/home/peter/Thesis/ForcedAligner/Aligner1/wav/11025/&quot;;[.C15];[.D15];&quot;.wav&quot;)" office:value-type="string" office:string-value="/home/peter/Thesis/ForcedAligner/Aligner1/wav/11025/4222a48.wav">
            <text:p>/home/peter/Thesis/ForcedAligner/Aligner1/wav/11025/4222a48.wav</text:p>
          </table:table-cell>
          <table:table-cell table:formula="of:=CONCATENATE(&quot;/home/peter/Thesis/ForcedAligner/Aligner1/wav/&quot;;&quot;ANQ&quot;;[.E15];&quot;_&quot;;[.F15];&quot;.wav&quot;)" office:value-type="string" office:string-value="/home/peter/Thesis/ForcedAligner/Aligner1/wav/ANQ104_4.wav">
            <text:p>/home/peter/Thesis/ForcedAligner/Aligner1/wav/ANQ104_4.wav</text:p>
          </table:table-cell>
          <table:table-cell office:value-type="string">
            <text:p>{ns} l' extrait de cette pétition est déposé. et j' inviterais maintenant monsieur le député de johnson à déposer la sienne.</text:p>
          </table:table-cell>
        </table:table-row>
        <table:table-row table:style-name="ro1">
          <table:table-cell table:number-columns-repeated="2"/>
          <table:table-cell office:value-type="string">
            <text:p>4221a</text:p>
          </table:table-cell>
          <table:table-cell office:value-type="float" office:value="110">
            <text:p>110</text:p>
          </table:table-cell>
          <table:table-cell office:value-type="float" office:value="104">
            <text:p>104</text:p>
          </table:table-cell>
          <table:table-cell table:formula="of:=IF([.E16]=[.E15];[.F15]+1;1)" office:value-type="float" office:value="5">
            <text:p>5</text:p>
          </table:table-cell>
          <table:table-cell table:formula="of:=CONCATENATE(&quot;/home/peter/Thesis/ForcedAligner/Aligner1/wav/11025/&quot;;[.C16];[.D16];&quot;.wav&quot;)" office:value-type="string" office:string-value="/home/peter/Thesis/ForcedAligner/Aligner1/wav/11025/4221a110.wav">
            <text:p>/home/peter/Thesis/ForcedAligner/Aligner1/wav/11025/4221a110.wav</text:p>
          </table:table-cell>
          <table:table-cell table:formula="of:=CONCATENATE(&quot;/home/peter/Thesis/ForcedAligner/Aligner1/wav/&quot;;&quot;ANQ&quot;;[.E16];&quot;_&quot;;[.F16];&quot;.wav&quot;)" office:value-type="string" office:string-value="/home/peter/Thesis/ForcedAligner/Aligner1/wav/ANQ104_5.wav">
            <text:p>/home/peter/Thesis/ForcedAligner/Aligner1/wav/ANQ104_5.wav</text:p>
          </table:table-cell>
          <table:table-cell office:value-type="string">
            <text:p>madame la ministre de l' éducation.</text:p>
          </table:table-cell>
        </table:table-row>
        <table:table-row table:style-name="ro1">
          <table:table-cell table:number-columns-repeated="2"/>
          <table:table-cell office:value-type="string">
            <text:p>4222a</text:p>
          </table:table-cell>
          <table:table-cell office:value-type="float" office:value="50">
            <text:p>50</text:p>
          </table:table-cell>
          <table:table-cell office:value-type="float" office:value="104">
            <text:p>104</text:p>
          </table:table-cell>
          <table:table-cell table:formula="of:=IF([.E17]=[.E16];[.F16]+1;1)" office:value-type="float" office:value="6">
            <text:p>6</text:p>
          </table:table-cell>
          <table:table-cell table:formula="of:=CONCATENATE(&quot;/home/peter/Thesis/ForcedAligner/Aligner1/wav/11025/&quot;;[.C17];[.D17];&quot;.wav&quot;)" office:value-type="string" office:string-value="/home/peter/Thesis/ForcedAligner/Aligner1/wav/11025/4222a50.wav">
            <text:p>/home/peter/Thesis/ForcedAligner/Aligner1/wav/11025/4222a50.wav</text:p>
          </table:table-cell>
          <table:table-cell table:formula="of:=CONCATENATE(&quot;/home/peter/Thesis/ForcedAligner/Aligner1/wav/&quot;;&quot;ANQ&quot;;[.E17];&quot;_&quot;;[.F17];&quot;.wav&quot;)" office:value-type="string" office:string-value="/home/peter/Thesis/ForcedAligner/Aligner1/wav/ANQ104_6.wav">
            <text:p>/home/peter/Thesis/ForcedAligner/Aligner1/wav/ANQ104_6.wav</text:p>
          </table:table-cell>
          <table:table-cell office:value-type="string">
            <text:p>l' extrait de cette pétition est déposé. {ns} j' ai reçu un une demande du député d' ungava pour le dépôt d' une pétition qui est non conforme. est ce que j' ai consentement pour le dépôt? consentement. monsieur le député d' ungava.</text:p>
          </table:table-cell>
        </table:table-row>
        <table:table-row table:style-name="ro1">
          <table:table-cell table:number-columns-repeated="2"/>
          <table:table-cell office:value-type="string">
            <text:p>4221a</text:p>
          </table:table-cell>
          <table:table-cell office:value-type="float" office:value="116">
            <text:p>116</text:p>
          </table:table-cell>
          <table:table-cell office:value-type="float" office:value="104">
            <text:p>104</text:p>
          </table:table-cell>
          <table:table-cell table:formula="of:=IF([.E18]=[.E17];[.F17]+1;1)" office:value-type="float" office:value="7">
            <text:p>7</text:p>
          </table:table-cell>
          <table:table-cell table:formula="of:=CONCATENATE(&quot;/home/peter/Thesis/ForcedAligner/Aligner1/wav/11025/&quot;;[.C18];[.D18];&quot;.wav&quot;)" office:value-type="string" office:string-value="/home/peter/Thesis/ForcedAligner/Aligner1/wav/11025/4221a116.wav">
            <text:p>/home/peter/Thesis/ForcedAligner/Aligner1/wav/11025/4221a116.wav</text:p>
          </table:table-cell>
          <table:table-cell table:formula="of:=CONCATENATE(&quot;/home/peter/Thesis/ForcedAligner/Aligner1/wav/&quot;;&quot;ANQ&quot;;[.E18];&quot;_&quot;;[.F18];&quot;.wav&quot;)" office:value-type="string" office:string-value="/home/peter/Thesis/ForcedAligner/Aligner1/wav/ANQ104_7.wav">
            <text:p>/home/peter/Thesis/ForcedAligner/Aligner1/wav/ANQ104_7.wav</text:p>
          </table:table-cell>
          <table:table-cell office:value-type="string">
            <text:p>madame la ministre de l' éducation.</text:p>
          </table:table-cell>
        </table:table-row>
        <table:table-row table:style-name="ro1">
          <table:table-cell table:number-columns-repeated="2"/>
          <table:table-cell office:value-type="string">
            <text:p>4222a</text:p>
          </table:table-cell>
          <table:table-cell office:value-type="float" office:value="60">
            <text:p>60</text:p>
          </table:table-cell>
          <table:table-cell office:value-type="float" office:value="104">
            <text:p>104</text:p>
          </table:table-cell>
          <table:table-cell table:formula="of:=IF([.E19]=[.E18];[.F18]+1;1)" office:value-type="float" office:value="8">
            <text:p>8</text:p>
          </table:table-cell>
          <table:table-cell table:formula="of:=CONCATENATE(&quot;/home/peter/Thesis/ForcedAligner/Aligner1/wav/11025/&quot;;[.C19];[.D19];&quot;.wav&quot;)" office:value-type="string" office:string-value="/home/peter/Thesis/ForcedAligner/Aligner1/wav/11025/4222a60.wav">
            <text:p>/home/peter/Thesis/ForcedAligner/Aligner1/wav/11025/4222a60.wav</text:p>
          </table:table-cell>
          <table:table-cell table:formula="of:=CONCATENATE(&quot;/home/peter/Thesis/ForcedAligner/Aligner1/wav/&quot;;&quot;ANQ&quot;;[.E19];&quot;_&quot;;[.F19];&quot;.wav&quot;)" office:value-type="string" office:string-value="/home/peter/Thesis/ForcedAligner/Aligner1/wav/ANQ104_8.wav">
            <text:p>/home/peter/Thesis/ForcedAligner/Aligner1/wav/ANQ104_8.wav</text:p>
          </table:table-cell>
          <table:table-cell office:value-type="string">
            <text:p>monsieur le premier ministre.</text:p>
          </table:table-cell>
        </table:table-row>
        <table:table-row table:style-name="ro1">
          <table:table-cell table:number-columns-repeated="2"/>
          <table:table-cell office:value-type="string">
            <text:p>4221a</text:p>
          </table:table-cell>
          <table:table-cell office:value-type="float" office:value="159">
            <text:p>159</text:p>
          </table:table-cell>
          <table:table-cell office:value-type="float" office:value="104">
            <text:p>104</text:p>
          </table:table-cell>
          <table:table-cell table:formula="of:=IF([.E20]=[.E19];[.F19]+1;1)" office:value-type="float" office:value="9">
            <text:p>9</text:p>
          </table:table-cell>
          <table:table-cell table:formula="of:=CONCATENATE(&quot;/home/peter/Thesis/ForcedAligner/Aligner1/wav/11025/&quot;;[.C20];[.D20];&quot;.wav&quot;)" office:value-type="string" office:string-value="/home/peter/Thesis/ForcedAligner/Aligner1/wav/11025/4221a159.wav">
            <text:p>/home/peter/Thesis/ForcedAligner/Aligner1/wav/11025/4221a159.wav</text:p>
          </table:table-cell>
          <table:table-cell table:formula="of:=CONCATENATE(&quot;/home/peter/Thesis/ForcedAligner/Aligner1/wav/&quot;;&quot;ANQ&quot;;[.E20];&quot;_&quot;;[.F20];&quot;.wav&quot;)" office:value-type="string" office:string-value="/home/peter/Thesis/ForcedAligner/Aligner1/wav/ANQ104_9.wav">
            <text:p>/home/peter/Thesis/ForcedAligner/Aligner1/wav/ANQ104_9.wav</text:p>
          </table:table-cell>
          <table:table-cell office:value-type="string">
            <text:p>bruyant. nous allons écouter le ministre des transports. nous avons écouté la question, on va écouter la réponse. monsieur le ministre.</text:p>
          </table:table-cell>
        </table:table-row>
        <table:table-row table:style-name="ro1">
          <table:table-cell table:number-columns-repeated="2"/>
          <table:table-cell office:value-type="string">
            <text:p>4222a</text:p>
          </table:table-cell>
          <table:table-cell office:value-type="float" office:value="62">
            <text:p>62</text:p>
          </table:table-cell>
          <table:table-cell office:value-type="float" office:value="104">
            <text:p>104</text:p>
          </table:table-cell>
          <table:table-cell table:formula="of:=IF([.E21]=[.E20];[.F20]+1;1)" office:value-type="float" office:value="10">
            <text:p>10</text:p>
          </table:table-cell>
          <table:table-cell table:formula="of:=CONCATENATE(&quot;/home/peter/Thesis/ForcedAligner/Aligner1/wav/11025/&quot;;[.C21];[.D21];&quot;.wav&quot;)" office:value-type="string" office:string-value="/home/peter/Thesis/ForcedAligner/Aligner1/wav/11025/4222a62.wav">
            <text:p>/home/peter/Thesis/ForcedAligner/Aligner1/wav/11025/4222a62.wav</text:p>
          </table:table-cell>
          <table:table-cell table:formula="of:=CONCATENATE(&quot;/home/peter/Thesis/ForcedAligner/Aligner1/wav/&quot;;&quot;ANQ&quot;;[.E21];&quot;_&quot;;[.F21];&quot;.wav&quot;)" office:value-type="string" office:string-value="/home/peter/Thesis/ForcedAligner/Aligner1/wav/ANQ104_10.wav">
            <text:p>/home/peter/Thesis/ForcedAligner/Aligner1/wav/ANQ104_10.wav</text:p>
          </table:table-cell>
          <table:table-cell office:value-type="string">
            <text:p>terminant.</text:p>
          </table:table-cell>
        </table:table-row>
        <table:table-row table:style-name="ro1">
          <table:table-cell table:number-columns-repeated="2"/>
          <table:table-cell office:value-type="string">
            <text:p>4222a</text:p>
          </table:table-cell>
          <table:table-cell office:value-type="float" office:value="101">
            <text:p>101</text:p>
          </table:table-cell>
          <table:table-cell office:value-type="float" office:value="104">
            <text:p>104</text:p>
          </table:table-cell>
          <table:table-cell table:formula="of:=IF([.E22]=[.E21];[.F21]+1;1)" office:value-type="float" office:value="11">
            <text:p>11</text:p>
          </table:table-cell>
          <table:table-cell table:formula="of:=CONCATENATE(&quot;/home/peter/Thesis/ForcedAligner/Aligner1/wav/11025/&quot;;[.C22];[.D22];&quot;.wav&quot;)" office:value-type="string" office:string-value="/home/peter/Thesis/ForcedAligner/Aligner1/wav/11025/4222a101.wav">
            <text:p>/home/peter/Thesis/ForcedAligner/Aligner1/wav/11025/4222a101.wav</text:p>
          </table:table-cell>
          <table:table-cell table:formula="of:=CONCATENATE(&quot;/home/peter/Thesis/ForcedAligner/Aligner1/wav/&quot;;&quot;ANQ&quot;;[.E22];&quot;_&quot;;[.F22];&quot;.wav&quot;)" office:value-type="string" office:string-value="/home/peter/Thesis/ForcedAligner/Aligner1/wav/ANQ104_11.wav">
            <text:p>/home/peter/Thesis/ForcedAligner/Aligner1/wav/ANQ104_11.wav</text:p>
          </table:table-cell>
          <table:table-cell office:value-type="string">
            <text:p>monsieur le ministre de la santé.</text:p>
          </table:table-cell>
        </table:table-row>
        <table:table-row table:style-name="ro1">
          <table:table-cell table:number-columns-repeated="2"/>
          <table:table-cell office:value-type="string">
            <text:p>4222a</text:p>
          </table:table-cell>
          <table:table-cell office:value-type="float" office:value="105">
            <text:p>105</text:p>
          </table:table-cell>
          <table:table-cell office:value-type="float" office:value="104">
            <text:p>104</text:p>
          </table:table-cell>
          <table:table-cell table:formula="of:=IF([.E23]=[.E22];[.F22]+1;1)" office:value-type="float" office:value="12">
            <text:p>12</text:p>
          </table:table-cell>
          <table:table-cell table:formula="of:=CONCATENATE(&quot;/home/peter/Thesis/ForcedAligner/Aligner1/wav/11025/&quot;;[.C23];[.D23];&quot;.wav&quot;)" office:value-type="string" office:string-value="/home/peter/Thesis/ForcedAligner/Aligner1/wav/11025/4222a105.wav">
            <text:p>/home/peter/Thesis/ForcedAligner/Aligner1/wav/11025/4222a105.wav</text:p>
          </table:table-cell>
          <table:table-cell table:formula="of:=CONCATENATE(&quot;/home/peter/Thesis/ForcedAligner/Aligner1/wav/&quot;;&quot;ANQ&quot;;[.E23];&quot;_&quot;;[.F23];&quot;.wav&quot;)" office:value-type="string" office:string-value="/home/peter/Thesis/ForcedAligner/Aligner1/wav/ANQ104_12.wav">
            <text:p>/home/peter/Thesis/ForcedAligner/Aligner1/wav/ANQ104_12.wav</text:p>
          </table:table-cell>
          <table:table-cell office:value-type="string">
            <text:p>monsieur le ministre de la santé.</text:p>
          </table:table-cell>
        </table:table-row>
        <table:table-row table:style-name="ro1">
          <table:table-cell table:number-columns-repeated="2"/>
          <table:table-cell office:value-type="string">
            <text:p>4222a</text:p>
          </table:table-cell>
          <table:table-cell office:value-type="float" office:value="111">
            <text:p>111</text:p>
          </table:table-cell>
          <table:table-cell office:value-type="float" office:value="104">
            <text:p>104</text:p>
          </table:table-cell>
          <table:table-cell table:formula="of:=IF([.E24]=[.E23];[.F23]+1;1)" office:value-type="float" office:value="13">
            <text:p>13</text:p>
          </table:table-cell>
          <table:table-cell table:formula="of:=CONCATENATE(&quot;/home/peter/Thesis/ForcedAligner/Aligner1/wav/11025/&quot;;[.C24];[.D24];&quot;.wav&quot;)" office:value-type="string" office:string-value="/home/peter/Thesis/ForcedAligner/Aligner1/wav/11025/4222a111.wav">
            <text:p>/home/peter/Thesis/ForcedAligner/Aligner1/wav/11025/4222a111.wav</text:p>
          </table:table-cell>
          <table:table-cell table:formula="of:=CONCATENATE(&quot;/home/peter/Thesis/ForcedAligner/Aligner1/wav/&quot;;&quot;ANQ&quot;;[.E24];&quot;_&quot;;[.F24];&quot;.wav&quot;)" office:value-type="string" office:string-value="/home/peter/Thesis/ForcedAligner/Aligner1/wav/ANQ104_13.wav">
            <text:p>/home/peter/Thesis/ForcedAligner/Aligner1/wav/ANQ104_13.wav</text:p>
          </table:table-cell>
          <table:table-cell office:value-type="string">
            <text:p>madame la présidente du conseil du trésor.</text:p>
          </table:table-cell>
        </table:table-row>
        <table:table-row table:style-name="ro1">
          <table:table-cell table:number-columns-repeated="2"/>
          <table:table-cell office:value-type="string">
            <text:p>4222a</text:p>
          </table:table-cell>
          <table:table-cell office:value-type="float" office:value="128">
            <text:p>128</text:p>
          </table:table-cell>
          <table:table-cell office:value-type="float" office:value="104">
            <text:p>104</text:p>
          </table:table-cell>
          <table:table-cell table:formula="of:=IF([.E25]=[.E24];[.F24]+1;1)" office:value-type="float" office:value="14">
            <text:p>14</text:p>
          </table:table-cell>
          <table:table-cell table:formula="of:=CONCATENATE(&quot;/home/peter/Thesis/ForcedAligner/Aligner1/wav/11025/&quot;;[.C25];[.D25];&quot;.wav&quot;)" office:value-type="string" office:string-value="/home/peter/Thesis/ForcedAligner/Aligner1/wav/11025/4222a128.wav">
            <text:p>/home/peter/Thesis/ForcedAligner/Aligner1/wav/11025/4222a128.wav</text:p>
          </table:table-cell>
          <table:table-cell table:formula="of:=CONCATENATE(&quot;/home/peter/Thesis/ForcedAligner/Aligner1/wav/&quot;;&quot;ANQ&quot;;[.E25];&quot;_&quot;;[.F25];&quot;.wav&quot;)" office:value-type="string" office:string-value="/home/peter/Thesis/ForcedAligner/Aligner1/wav/ANQ104_14.wav">
            <text:p>/home/peter/Thesis/ForcedAligner/Aligner1/wav/ANQ104_14.wav</text:p>
          </table:table-cell>
          <table:table-cell office:value-type="string">
            <text:p>terminant.</text:p>
          </table:table-cell>
        </table:table-row>
        <table:table-row table:style-name="ro1">
          <table:table-cell table:number-columns-repeated="2"/>
          <table:table-cell office:value-type="string">
            <text:p>4222a</text:p>
          </table:table-cell>
          <table:table-cell office:value-type="float" office:value="154">
            <text:p>154</text:p>
          </table:table-cell>
          <table:table-cell office:value-type="float" office:value="104">
            <text:p>104</text:p>
          </table:table-cell>
          <table:table-cell table:formula="of:=IF([.E26]=[.E25];[.F25]+1;1)" office:value-type="float" office:value="15">
            <text:p>15</text:p>
          </table:table-cell>
          <table:table-cell table:formula="of:=CONCATENATE(&quot;/home/peter/Thesis/ForcedAligner/Aligner1/wav/11025/&quot;;[.C26];[.D26];&quot;.wav&quot;)" office:value-type="string" office:string-value="/home/peter/Thesis/ForcedAligner/Aligner1/wav/11025/4222a154.wav">
            <text:p>/home/peter/Thesis/ForcedAligner/Aligner1/wav/11025/4222a154.wav</text:p>
          </table:table-cell>
          <table:table-cell table:formula="of:=CONCATENATE(&quot;/home/peter/Thesis/ForcedAligner/Aligner1/wav/&quot;;&quot;ANQ&quot;;[.E26];&quot;_&quot;;[.F26];&quot;.wav&quot;)" office:value-type="string" office:string-value="/home/peter/Thesis/ForcedAligner/Aligner1/wav/ANQ104_15.wav">
            <text:p>/home/peter/Thesis/ForcedAligner/Aligner1/wav/ANQ104_15.wav</text:p>
          </table:table-cell>
          <table:table-cell office:value-type="string">
            <text:p>plaît! s' il vous plaît! s' il vous plaît! on a entendu très bien la question, très bien entendu la question, on va entendre maintenant la réponse. monsieur le ministre.</text:p>
          </table:table-cell>
        </table:table-row>
        <table:table-row table:style-name="ro1">
          <table:table-cell table:number-columns-repeated="2"/>
          <table:table-cell office:value-type="string">
            <text:p>4222a</text:p>
          </table:table-cell>
          <table:table-cell office:value-type="float" office:value="156">
            <text:p>156</text:p>
          </table:table-cell>
          <table:table-cell office:value-type="float" office:value="104">
            <text:p>104</text:p>
          </table:table-cell>
          <table:table-cell table:formula="of:=IF([.E27]=[.E26];[.F26]+1;1)" office:value-type="float" office:value="16">
            <text:p>16</text:p>
          </table:table-cell>
          <table:table-cell table:formula="of:=CONCATENATE(&quot;/home/peter/Thesis/ForcedAligner/Aligner1/wav/11025/&quot;;[.C27];[.D27];&quot;.wav&quot;)" office:value-type="string" office:string-value="/home/peter/Thesis/ForcedAligner/Aligner1/wav/11025/4222a156.wav">
            <text:p>/home/peter/Thesis/ForcedAligner/Aligner1/wav/11025/4222a156.wav</text:p>
          </table:table-cell>
          <table:table-cell table:formula="of:=CONCATENATE(&quot;/home/peter/Thesis/ForcedAligner/Aligner1/wav/&quot;;&quot;ANQ&quot;;[.E27];&quot;_&quot;;[.F27];&quot;.wav&quot;)" office:value-type="string" office:string-value="/home/peter/Thesis/ForcedAligner/Aligner1/wav/ANQ104_16.wav">
            <text:p>/home/peter/Thesis/ForcedAligner/Aligner1/wav/ANQ104_16.wav</text:p>
          </table:table-cell>
          <table:table-cell office:value-type="string">
            <text:p>s' il vous plaît!</text:p>
          </table:table-cell>
        </table:table-row>
        <table:table-row table:style-name="ro1">
          <table:table-cell table:number-columns-repeated="2"/>
          <table:table-cell office:value-type="string">
            <text:p>4221a</text:p>
          </table:table-cell>
          <table:table-cell office:value-type="float" office:value="24">
            <text:p>24</text:p>
          </table:table-cell>
          <table:table-cell office:value-type="float" office:value="104">
            <text:p>104</text:p>
          </table:table-cell>
          <table:table-cell table:formula="of:=IF([.E28]=[.E27];[.F27]+1;1)" office:value-type="float" office:value="17">
            <text:p>17</text:p>
          </table:table-cell>
          <table:table-cell table:formula="of:=CONCATENATE(&quot;/home/peter/Thesis/ForcedAligner/Aligner1/wav/11025/&quot;;[.C28];[.D28];&quot;.wav&quot;)" office:value-type="string" office:string-value="/home/peter/Thesis/ForcedAligner/Aligner1/wav/11025/4221a24.wav">
            <text:p>/home/peter/Thesis/ForcedAligner/Aligner1/wav/11025/4221a24.wav</text:p>
          </table:table-cell>
          <table:table-cell table:formula="of:=CONCATENATE(&quot;/home/peter/Thesis/ForcedAligner/Aligner1/wav/&quot;;&quot;ANQ&quot;;[.E28];&quot;_&quot;;[.F28];&quot;.wav&quot;)" office:value-type="string" office:string-value="/home/peter/Thesis/ForcedAligner/Aligner1/wav/ANQ104_17.wav">
            <text:p>/home/peter/Thesis/ForcedAligner/Aligner1/wav/ANQ104_17.wav</text:p>
          </table:table-cell>
          <table:table-cell office:value-type="string">
            <text:p>ce document est déposé. monsieur le leader du gouvernement.</text:p>
          </table:table-cell>
        </table:table-row>
        <table:table-row table:style-name="ro1">
          <table:table-cell table:number-columns-repeated="2"/>
          <table:table-cell office:value-type="string">
            <text:p>4222a</text:p>
          </table:table-cell>
          <table:table-cell office:value-type="float" office:value="30">
            <text:p>30</text:p>
          </table:table-cell>
          <table:table-cell office:value-type="float" office:value="104">
            <text:p>104</text:p>
          </table:table-cell>
          <table:table-cell table:formula="of:=IF([.E29]=[.E28];[.F28]+1;1)" office:value-type="float" office:value="18">
            <text:p>18</text:p>
          </table:table-cell>
          <table:table-cell table:formula="of:=CONCATENATE(&quot;/home/peter/Thesis/ForcedAligner/Aligner1/wav/11025/&quot;;[.C29];[.D29];&quot;.wav&quot;)" office:value-type="string" office:string-value="/home/peter/Thesis/ForcedAligner/Aligner1/wav/11025/4222a30.wav">
            <text:p>/home/peter/Thesis/ForcedAligner/Aligner1/wav/11025/4222a30.wav</text:p>
          </table:table-cell>
          <table:table-cell table:formula="of:=CONCATENATE(&quot;/home/peter/Thesis/ForcedAligner/Aligner1/wav/&quot;;&quot;ANQ&quot;;[.E29];&quot;_&quot;;[.F29];&quot;.wav&quot;)" office:value-type="string" office:string-value="/home/peter/Thesis/ForcedAligner/Aligner1/wav/ANQ104_18.wav">
            <text:p>/home/peter/Thesis/ForcedAligner/Aligner1/wav/ANQ104_18.wav</text:p>
          </table:table-cell>
          <table:table-cell office:value-type="string">
            <text:p>monsieur le leader.</text:p>
          </table:table-cell>
        </table:table-row>
        <table:table-row table:style-name="ro1">
          <table:table-cell table:number-columns-repeated="2"/>
          <table:table-cell office:value-type="string">
            <text:p>4222a</text:p>
          </table:table-cell>
          <table:table-cell office:value-type="float" office:value="184">
            <text:p>184</text:p>
          </table:table-cell>
          <table:table-cell office:value-type="float" office:value="104">
            <text:p>104</text:p>
          </table:table-cell>
          <table:table-cell table:formula="of:=IF([.E30]=[.E29];[.F29]+1;1)" office:value-type="float" office:value="19">
            <text:p>19</text:p>
          </table:table-cell>
          <table:table-cell table:formula="of:=CONCATENATE(&quot;/home/peter/Thesis/ForcedAligner/Aligner1/wav/11025/&quot;;[.C30];[.D30];&quot;.wav&quot;)" office:value-type="string" office:string-value="/home/peter/Thesis/ForcedAligner/Aligner1/wav/11025/4222a184.wav">
            <text:p>/home/peter/Thesis/ForcedAligner/Aligner1/wav/11025/4222a184.wav</text:p>
          </table:table-cell>
          <table:table-cell table:formula="of:=CONCATENATE(&quot;/home/peter/Thesis/ForcedAligner/Aligner1/wav/&quot;;&quot;ANQ&quot;;[.E30];&quot;_&quot;;[.F30];&quot;.wav&quot;)" office:value-type="string" office:string-value="/home/peter/Thesis/ForcedAligner/Aligner1/wav/ANQ104_19.wav">
            <text:p>/home/peter/Thesis/ForcedAligner/Aligner1/wav/ANQ104_19.wav</text:p>
          </table:table-cell>
          <table:table-cell office:value-type="string">
            <text:p>madame la députée de taschereau {ns}</text:p>
          </table:table-cell>
        </table:table-row>
        <table:table-row table:style-name="ro1">
          <table:table-cell table:number-columns-repeated="2"/>
          <table:table-cell office:value-type="string">
            <text:p>4222a</text:p>
          </table:table-cell>
          <table:table-cell office:value-type="float" office:value="185">
            <text:p>185</text:p>
          </table:table-cell>
          <table:table-cell office:value-type="float" office:value="104">
            <text:p>104</text:p>
          </table:table-cell>
          <table:table-cell table:formula="of:=IF([.E31]=[.E30];[.F30]+1;1)" office:value-type="float" office:value="20">
            <text:p>20</text:p>
          </table:table-cell>
          <table:table-cell table:formula="of:=CONCATENATE(&quot;/home/peter/Thesis/ForcedAligner/Aligner1/wav/11025/&quot;;[.C31];[.D31];&quot;.wav&quot;)" office:value-type="string" office:string-value="/home/peter/Thesis/ForcedAligner/Aligner1/wav/11025/4222a185.wav">
            <text:p>/home/peter/Thesis/ForcedAligner/Aligner1/wav/11025/4222a185.wav</text:p>
          </table:table-cell>
          <table:table-cell table:formula="of:=CONCATENATE(&quot;/home/peter/Thesis/ForcedAligner/Aligner1/wav/&quot;;&quot;ANQ&quot;;[.E31];&quot;_&quot;;[.F31];&quot;.wav&quot;)" office:value-type="string" office:string-value="/home/peter/Thesis/ForcedAligner/Aligner1/wav/ANQ104_20.wav">
            <text:p>/home/peter/Thesis/ForcedAligner/Aligner1/wav/ANQ104_20.wav</text:p>
          </table:table-cell>
          <table:table-cell office:value-type="string">
            <text:p>madame la députée de taschereau, je réclame votre {ns}</text:p>
          </table:table-cell>
        </table:table-row>
        <table:table-row table:style-name="ro1">
          <table:table-cell table:number-columns-repeated="2"/>
          <table:table-cell office:value-type="string">
            <text:p>4222a</text:p>
          </table:table-cell>
          <table:table-cell office:value-type="float" office:value="186">
            <text:p>186</text:p>
          </table:table-cell>
          <table:table-cell office:value-type="float" office:value="104">
            <text:p>104</text:p>
          </table:table-cell>
          <table:table-cell table:formula="of:=IF([.E32]=[.E31];[.F31]+1;1)" office:value-type="float" office:value="21">
            <text:p>21</text:p>
          </table:table-cell>
          <table:table-cell table:formula="of:=CONCATENATE(&quot;/home/peter/Thesis/ForcedAligner/Aligner1/wav/11025/&quot;;[.C32];[.D32];&quot;.wav&quot;)" office:value-type="string" office:string-value="/home/peter/Thesis/ForcedAligner/Aligner1/wav/11025/4222a186.wav">
            <text:p>/home/peter/Thesis/ForcedAligner/Aligner1/wav/11025/4222a186.wav</text:p>
          </table:table-cell>
          <table:table-cell table:formula="of:=CONCATENATE(&quot;/home/peter/Thesis/ForcedAligner/Aligner1/wav/&quot;;&quot;ANQ&quot;;[.E32];&quot;_&quot;;[.F32];&quot;.wav&quot;)" office:value-type="string" office:string-value="/home/peter/Thesis/ForcedAligner/Aligner1/wav/ANQ104_21.wav">
            <text:p>/home/peter/Thesis/ForcedAligner/Aligner1/wav/ANQ104_21.wav</text:p>
          </table:table-cell>
          <table:table-cell office:value-type="string">
            <text:p>{ns} monsieur le ministre.</text:p>
          </table:table-cell>
        </table:table-row>
        <table:table-row table:style-name="ro1">
          <table:table-cell table:number-columns-repeated="2"/>
          <table:table-cell office:value-type="string">
            <text:p>4222a</text:p>
          </table:table-cell>
          <table:table-cell office:value-type="float" office:value="195">
            <text:p>195</text:p>
          </table:table-cell>
          <table:table-cell office:value-type="float" office:value="104">
            <text:p>104</text:p>
          </table:table-cell>
          <table:table-cell table:formula="of:=IF([.E33]=[.E32];[.F32]+1;1)" office:value-type="float" office:value="22">
            <text:p>22</text:p>
          </table:table-cell>
          <table:table-cell table:formula="of:=CONCATENATE(&quot;/home/peter/Thesis/ForcedAligner/Aligner1/wav/11025/&quot;;[.C33];[.D33];&quot;.wav&quot;)" office:value-type="string" office:string-value="/home/peter/Thesis/ForcedAligner/Aligner1/wav/11025/4222a195.wav">
            <text:p>/home/peter/Thesis/ForcedAligner/Aligner1/wav/11025/4222a195.wav</text:p>
          </table:table-cell>
          <table:table-cell table:formula="of:=CONCATENATE(&quot;/home/peter/Thesis/ForcedAligner/Aligner1/wav/&quot;;&quot;ANQ&quot;;[.E33];&quot;_&quot;;[.F33];&quot;.wav&quot;)" office:value-type="string" office:string-value="/home/peter/Thesis/ForcedAligner/Aligner1/wav/ANQ104_22.wav">
            <text:p>/home/peter/Thesis/ForcedAligner/Aligner1/wav/ANQ104_22.wav</text:p>
          </table:table-cell>
          <table:table-cell office:value-type="string">
            <text:p>complémentaire. monsieur le député de chambly.</text:p>
          </table:table-cell>
        </table:table-row>
        <table:table-row table:style-name="ro1">
          <table:table-cell table:number-columns-repeated="2"/>
          <table:table-cell office:value-type="string">
            <text:p>4221a</text:p>
          </table:table-cell>
          <table:table-cell office:value-type="float" office:value="26">
            <text:p>26</text:p>
          </table:table-cell>
          <table:table-cell office:value-type="float" office:value="104">
            <text:p>104</text:p>
          </table:table-cell>
          <table:table-cell table:formula="of:=IF([.E34]=[.E33];[.F33]+1;1)" office:value-type="float" office:value="23">
            <text:p>23</text:p>
          </table:table-cell>
          <table:table-cell table:formula="of:=CONCATENATE(&quot;/home/peter/Thesis/ForcedAligner/Aligner1/wav/11025/&quot;;[.C34];[.D34];&quot;.wav&quot;)" office:value-type="string" office:string-value="/home/peter/Thesis/ForcedAligner/Aligner1/wav/11025/4221a26.wav">
            <text:p>/home/peter/Thesis/ForcedAligner/Aligner1/wav/11025/4221a26.wav</text:p>
          </table:table-cell>
          <table:table-cell table:formula="of:=CONCATENATE(&quot;/home/peter/Thesis/ForcedAligner/Aligner1/wav/&quot;;&quot;ANQ&quot;;[.E34];&quot;_&quot;;[.F34];&quot;.wav&quot;)" office:value-type="string" office:string-value="/home/peter/Thesis/ForcedAligner/Aligner1/wav/ANQ104_23.wav">
            <text:p>/home/peter/Thesis/ForcedAligner/Aligner1/wav/ANQ104_23.wav</text:p>
          </table:table-cell>
          <table:table-cell office:value-type="string">
            <text:p>qu' ouïs je? qu' ouïs je? {ns}</text:p>
          </table:table-cell>
        </table:table-row>
        <table:table-row table:style-name="ro1">
          <table:table-cell table:number-columns-repeated="2"/>
          <table:table-cell office:value-type="string">
            <text:p>4222a</text:p>
          </table:table-cell>
          <table:table-cell office:value-type="float" office:value="32">
            <text:p>32</text:p>
          </table:table-cell>
          <table:table-cell office:value-type="float" office:value="104">
            <text:p>104</text:p>
          </table:table-cell>
          <table:table-cell table:formula="of:=IF([.E35]=[.E34];[.F34]+1;1)" office:value-type="float" office:value="24">
            <text:p>24</text:p>
          </table:table-cell>
          <table:table-cell table:formula="of:=CONCATENATE(&quot;/home/peter/Thesis/ForcedAligner/Aligner1/wav/11025/&quot;;[.C35];[.D35];&quot;.wav&quot;)" office:value-type="string" office:string-value="/home/peter/Thesis/ForcedAligner/Aligner1/wav/11025/4222a32.wav">
            <text:p>/home/peter/Thesis/ForcedAligner/Aligner1/wav/11025/4222a32.wav</text:p>
          </table:table-cell>
          <table:table-cell table:formula="of:=CONCATENATE(&quot;/home/peter/Thesis/ForcedAligner/Aligner1/wav/&quot;;&quot;ANQ&quot;;[.E35];&quot;_&quot;;[.F35];&quot;.wav&quot;)" office:value-type="string" office:string-value="/home/peter/Thesis/ForcedAligner/Aligner1/wav/ANQ104_24.wav">
            <text:p>/home/peter/Thesis/ForcedAligner/Aligner1/wav/ANQ104_24.wav</text:p>
          </table:table-cell>
          <table:table-cell office:value-type="string">
            <text:p>monsieur leader, prochain projet de loi.</text:p>
          </table:table-cell>
        </table:table-row>
        <table:table-row table:style-name="ro1">
          <table:table-cell table:number-columns-repeated="2"/>
          <table:table-cell office:value-type="string">
            <text:p>4221a</text:p>
          </table:table-cell>
          <table:table-cell office:value-type="float" office:value="27">
            <text:p>27</text:p>
          </table:table-cell>
          <table:table-cell office:value-type="float" office:value="104">
            <text:p>104</text:p>
          </table:table-cell>
          <table:table-cell table:formula="of:=IF([.E36]=[.E35];[.F35]+1;1)" office:value-type="float" office:value="25">
            <text:p>25</text:p>
          </table:table-cell>
          <table:table-cell table:formula="of:=CONCATENATE(&quot;/home/peter/Thesis/ForcedAligner/Aligner1/wav/11025/&quot;;[.C36];[.D36];&quot;.wav&quot;)" office:value-type="string" office:string-value="/home/peter/Thesis/ForcedAligner/Aligner1/wav/11025/4221a27.wav">
            <text:p>/home/peter/Thesis/ForcedAligner/Aligner1/wav/11025/4221a27.wav</text:p>
          </table:table-cell>
          <table:table-cell table:formula="of:=CONCATENATE(&quot;/home/peter/Thesis/ForcedAligner/Aligner1/wav/&quot;;&quot;ANQ&quot;;[.E36];&quot;_&quot;;[.F36];&quot;.wav&quot;)" office:value-type="string" office:string-value="/home/peter/Thesis/ForcedAligner/Aligner1/wav/ANQ104_25.wav">
            <text:p>/home/peter/Thesis/ForcedAligner/Aligner1/wav/ANQ104_25.wav</text:p>
          </table:table-cell>
          <table:table-cell office:value-type="string">
            <text:p>je ne le rappellerai pas à l' ordre. je lui rappellerai tout simplement, question personnelle, fait personnel je me suis loué un film hier, stanley kubrick, un classique un peu particulier, l' orange mécanique. c' était c' était un peu particulier. {ns} alors, pour ma part, je dépose le nouveau diagramme de l' assemblée, daté d' aujourd'hui. j' ai également reçu préavis d' une motion qui sera inscrite dans le feuilleton de demain aux affaires inscrites par les députés de l' opposition. conformément à l' article quatre-vingt sept point un du règlement, je dépose copie du texte de ce préavis. ce n' est pas fini, j' ai d' autres dépôts. je dépose les rapports des commissions parlementaires qui ont étudié les crédits budgétaires pour l' année financière deux mille onze deux mille douze, soit les rapports de la commission de l' agriculture, des pêcheries, de l' énergie et des ressources naturelles, la commission de l' aménagement du territoire, la commission de la culture et de l' éducation, la commission de l' économie et du travail, la commission des finances publiques, la commission des institutions, la commission des relations avec les citoyens, la commission de la santé et des services sociaux et finalement la commission des transports et de et de l' environnement. ces crédits ont été adoptés. dépôt de pétitions. madame la députée de taschereau, nous vous écoutons.</text:p>
          </table:table-cell>
        </table:table-row>
        <table:table-row table:style-name="ro1">
          <table:table-cell table:number-columns-repeated="2"/>
          <table:table-cell office:value-type="string">
            <text:p>4222a</text:p>
          </table:table-cell>
          <table:table-cell office:value-type="float" office:value="34">
            <text:p>34</text:p>
          </table:table-cell>
          <table:table-cell office:value-type="float" office:value="104">
            <text:p>104</text:p>
          </table:table-cell>
          <table:table-cell table:formula="of:=IF([.E37]=[.E36];[.F36]+1;1)" office:value-type="float" office:value="26">
            <text:p>26</text:p>
          </table:table-cell>
          <table:table-cell table:formula="of:=CONCATENATE(&quot;/home/peter/Thesis/ForcedAligner/Aligner1/wav/11025/&quot;;[.C37];[.D37];&quot;.wav&quot;)" office:value-type="string" office:string-value="/home/peter/Thesis/ForcedAligner/Aligner1/wav/11025/4222a34.wav">
            <text:p>/home/peter/Thesis/ForcedAligner/Aligner1/wav/11025/4222a34.wav</text:p>
          </table:table-cell>
          <table:table-cell table:formula="of:=CONCATENATE(&quot;/home/peter/Thesis/ForcedAligner/Aligner1/wav/&quot;;&quot;ANQ&quot;;[.E37];&quot;_&quot;;[.F37];&quot;.wav&quot;)" office:value-type="string" office:string-value="/home/peter/Thesis/ForcedAligner/Aligner1/wav/ANQ104_26.wav">
            <text:p>/home/peter/Thesis/ForcedAligner/Aligner1/wav/ANQ104_26.wav</text:p>
          </table:table-cell>
          <table:table-cell office:value-type="string">
            <text:p>alors, à l' article b du feuilleton, monsieur le ministre délégué aux finances présente le projet de loi numéro sept, loi modifiant diverses dispositions législatives concernant le secteur financier. monsieur le ministre.</text:p>
          </table:table-cell>
        </table:table-row>
        <table:table-row table:style-name="ro1">
          <table:table-cell table:number-columns-repeated="2"/>
          <table:table-cell office:value-type="string">
            <text:p>4221a</text:p>
          </table:table-cell>
          <table:table-cell office:value-type="float" office:value="29">
            <text:p>29</text:p>
          </table:table-cell>
          <table:table-cell office:value-type="float" office:value="104">
            <text:p>104</text:p>
          </table:table-cell>
          <table:table-cell table:formula="of:=IF([.E38]=[.E37];[.F37]+1;1)" office:value-type="float" office:value="27">
            <text:p>27</text:p>
          </table:table-cell>
          <table:table-cell table:formula="of:=CONCATENATE(&quot;/home/peter/Thesis/ForcedAligner/Aligner1/wav/11025/&quot;;[.C38];[.D38];&quot;.wav&quot;)" office:value-type="string" office:string-value="/home/peter/Thesis/ForcedAligner/Aligner1/wav/11025/4221a29.wav">
            <text:p>/home/peter/Thesis/ForcedAligner/Aligner1/wav/11025/4221a29.wav</text:p>
          </table:table-cell>
          <table:table-cell table:formula="of:=CONCATENATE(&quot;/home/peter/Thesis/ForcedAligner/Aligner1/wav/&quot;;&quot;ANQ&quot;;[.E38];&quot;_&quot;;[.F38];&quot;.wav&quot;)" office:value-type="string" office:string-value="/home/peter/Thesis/ForcedAligner/Aligner1/wav/ANQ104_27.wav">
            <text:p>/home/peter/Thesis/ForcedAligner/Aligner1/wav/ANQ104_27.wav</text:p>
          </table:table-cell>
          <table:table-cell office:value-type="string">
            <text:p>alors, cet extrait de pétition est déposé. {ns} j' ai madame la députée d' hochelaga maisonneuve qui demande un consentement pour le dépôt d' une pétition. consentement? consentement. madame, nous vous écoutons.</text:p>
          </table:table-cell>
        </table:table-row>
        <table:table-row table:style-name="ro1">
          <table:table-cell table:number-columns-repeated="2"/>
          <table:table-cell office:value-type="string">
            <text:p>4222a</text:p>
          </table:table-cell>
          <table:table-cell office:value-type="float" office:value="36">
            <text:p>36</text:p>
          </table:table-cell>
          <table:table-cell office:value-type="float" office:value="104">
            <text:p>104</text:p>
          </table:table-cell>
          <table:table-cell table:formula="of:=IF([.E39]=[.E38];[.F38]+1;1)" office:value-type="float" office:value="28">
            <text:p>28</text:p>
          </table:table-cell>
          <table:table-cell table:formula="of:=CONCATENATE(&quot;/home/peter/Thesis/ForcedAligner/Aligner1/wav/11025/&quot;;[.C39];[.D39];&quot;.wav&quot;)" office:value-type="string" office:string-value="/home/peter/Thesis/ForcedAligner/Aligner1/wav/11025/4222a36.wav">
            <text:p>/home/peter/Thesis/ForcedAligner/Aligner1/wav/11025/4222a36.wav</text:p>
          </table:table-cell>
          <table:table-cell table:formula="of:=CONCATENATE(&quot;/home/peter/Thesis/ForcedAligner/Aligner1/wav/&quot;;&quot;ANQ&quot;;[.E39];&quot;_&quot;;[.F39];&quot;.wav&quot;)" office:value-type="string" office:string-value="/home/peter/Thesis/ForcedAligner/Aligner1/wav/ANQ104_28.wav">
            <text:p>/home/peter/Thesis/ForcedAligner/Aligner1/wav/ANQ104_28.wav</text:p>
          </table:table-cell>
          <table:table-cell office:value-type="string">
            <text:p>est ce que l' assemblée accepte d' être saisie de ce projet de loi? monsieur le député</text:p>
          </table:table-cell>
        </table:table-row>
        <table:table-row table:style-name="ro1">
          <table:table-cell table:number-columns-repeated="2"/>
          <table:table-cell office:value-type="string">
            <text:p>4221a</text:p>
          </table:table-cell>
          <table:table-cell office:value-type="float" office:value="33">
            <text:p>33</text:p>
          </table:table-cell>
          <table:table-cell office:value-type="float" office:value="104">
            <text:p>104</text:p>
          </table:table-cell>
          <table:table-cell table:formula="of:=IF([.E40]=[.E39];[.F39]+1;1)" office:value-type="float" office:value="29">
            <text:p>29</text:p>
          </table:table-cell>
          <table:table-cell table:formula="of:=CONCATENATE(&quot;/home/peter/Thesis/ForcedAligner/Aligner1/wav/11025/&quot;;[.C40];[.D40];&quot;.wav&quot;)" office:value-type="string" office:string-value="/home/peter/Thesis/ForcedAligner/Aligner1/wav/11025/4221a33.wav">
            <text:p>/home/peter/Thesis/ForcedAligner/Aligner1/wav/11025/4221a33.wav</text:p>
          </table:table-cell>
          <table:table-cell table:formula="of:=CONCATENATE(&quot;/home/peter/Thesis/ForcedAligner/Aligner1/wav/&quot;;&quot;ANQ&quot;;[.E40];&quot;_&quot;;[.F40];&quot;.wav&quot;)" office:value-type="string" office:string-value="/home/peter/Thesis/ForcedAligner/Aligner1/wav/ANQ104_29.wav">
            <text:p>/home/peter/Thesis/ForcedAligner/Aligner1/wav/ANQ104_29.wav</text:p>
          </table:table-cell>
          <table:table-cell office:value-type="string">
            <text:p>l' extrait de cette pétition est déposé. il n' y a pas de réponses orales aux pétitions ni d' interventions portant sur une volet une violation de droit et de privilège. nous en sommes maintenant à la période de questions et de réponses orales. je cède la parole à madame la chef de l' opposition.</text:p>
          </table:table-cell>
        </table:table-row>
        <table:table-row table:style-name="ro1">
          <table:table-cell table:number-columns-repeated="2"/>
          <table:table-cell office:value-type="string">
            <text:p>4222a</text:p>
          </table:table-cell>
          <table:table-cell office:value-type="float" office:value="40">
            <text:p>40</text:p>
          </table:table-cell>
          <table:table-cell office:value-type="float" office:value="104">
            <text:p>104</text:p>
          </table:table-cell>
          <table:table-cell table:formula="of:=IF([.E41]=[.E40];[.F40]+1;1)" office:value-type="float" office:value="30">
            <text:p>30</text:p>
          </table:table-cell>
          <table:table-cell table:formula="of:=CONCATENATE(&quot;/home/peter/Thesis/ForcedAligner/Aligner1/wav/11025/&quot;;[.C41];[.D41];&quot;.wav&quot;)" office:value-type="string" office:string-value="/home/peter/Thesis/ForcedAligner/Aligner1/wav/11025/4222a40.wav">
            <text:p>/home/peter/Thesis/ForcedAligner/Aligner1/wav/11025/4222a40.wav</text:p>
          </table:table-cell>
          <table:table-cell table:formula="of:=CONCATENATE(&quot;/home/peter/Thesis/ForcedAligner/Aligner1/wav/&quot;;&quot;ANQ&quot;;[.E41];&quot;_&quot;;[.F41];&quot;.wav&quot;)" office:value-type="string" office:string-value="/home/peter/Thesis/ForcedAligner/Aligner1/wav/ANQ104_30.wav">
            <text:p>/home/peter/Thesis/ForcedAligner/Aligner1/wav/ANQ104_30.wav</text:p>
          </table:table-cell>
          <table:table-cell office:value-type="string">
            <text:p>leader.</text:p>
          </table:table-cell>
        </table:table-row>
        <table:table-row table:style-name="ro1">
          <table:table-cell table:number-columns-repeated="2"/>
          <table:table-cell office:value-type="string">
            <text:p>4221a</text:p>
          </table:table-cell>
          <table:table-cell office:value-type="float" office:value="73">
            <text:p>73</text:p>
          </table:table-cell>
          <table:table-cell office:value-type="float" office:value="104">
            <text:p>104</text:p>
          </table:table-cell>
          <table:table-cell table:formula="of:=IF([.E42]=[.E41];[.F41]+1;1)" office:value-type="float" office:value="31">
            <text:p>31</text:p>
          </table:table-cell>
          <table:table-cell table:formula="of:=CONCATENATE(&quot;/home/peter/Thesis/ForcedAligner/Aligner1/wav/11025/&quot;;[.C42];[.D42];&quot;.wav&quot;)" office:value-type="string" office:string-value="/home/peter/Thesis/ForcedAligner/Aligner1/wav/11025/4221a73.wav">
            <text:p>/home/peter/Thesis/ForcedAligner/Aligner1/wav/11025/4221a73.wav</text:p>
          </table:table-cell>
          <table:table-cell table:formula="of:=CONCATENATE(&quot;/home/peter/Thesis/ForcedAligner/Aligner1/wav/&quot;;&quot;ANQ&quot;;[.E42];&quot;_&quot;;[.F42];&quot;.wav&quot;)" office:value-type="string" office:string-value="/home/peter/Thesis/ForcedAligner/Aligner1/wav/ANQ104_31.wav">
            <text:p>/home/peter/Thesis/ForcedAligner/Aligner1/wav/ANQ104_31.wav</text:p>
          </table:table-cell>
          <table:table-cell office:value-type="string">
            <text:p>monsieur le député de verchères, en principale.</text:p>
          </table:table-cell>
        </table:table-row>
        <table:table-row table:style-name="ro1">
          <table:table-cell table:number-columns-repeated="2"/>
          <table:table-cell office:value-type="string">
            <text:p>4222a</text:p>
          </table:table-cell>
          <table:table-cell office:value-type="float" office:value="42">
            <text:p>42</text:p>
          </table:table-cell>
          <table:table-cell office:value-type="float" office:value="104">
            <text:p>104</text:p>
          </table:table-cell>
          <table:table-cell table:formula="of:=IF([.E43]=[.E42];[.F42]+1;1)" office:value-type="float" office:value="32">
            <text:p>32</text:p>
          </table:table-cell>
          <table:table-cell table:formula="of:=CONCATENATE(&quot;/home/peter/Thesis/ForcedAligner/Aligner1/wav/11025/&quot;;[.C43];[.D43];&quot;.wav&quot;)" office:value-type="string" office:string-value="/home/peter/Thesis/ForcedAligner/Aligner1/wav/11025/4222a42.wav">
            <text:p>/home/peter/Thesis/ForcedAligner/Aligner1/wav/11025/4222a42.wav</text:p>
          </table:table-cell>
          <table:table-cell table:formula="of:=CONCATENATE(&quot;/home/peter/Thesis/ForcedAligner/Aligner1/wav/&quot;;&quot;ANQ&quot;;[.E43];&quot;_&quot;;[.F43];&quot;.wav&quot;)" office:value-type="string" office:string-value="/home/peter/Thesis/ForcedAligner/Aligner1/wav/ANQ104_32.wav">
            <text:p>/home/peter/Thesis/ForcedAligner/Aligner1/wav/ANQ104_32.wav</text:p>
          </table:table-cell>
          <table:table-cell office:value-type="string">
            <text:p>c' est correct, monsieur le leader de l' opposition? alors, est ce que cette motion est adoptée?</text:p>
          </table:table-cell>
        </table:table-row>
        <table:table-row table:style-name="ro1">
          <table:table-cell table:number-columns-repeated="2"/>
          <table:table-cell office:value-type="string">
            <text:p>4221a</text:p>
          </table:table-cell>
          <table:table-cell office:value-type="float" office:value="87">
            <text:p>87</text:p>
          </table:table-cell>
          <table:table-cell office:value-type="float" office:value="104">
            <text:p>104</text:p>
          </table:table-cell>
          <table:table-cell table:formula="of:=IF([.E44]=[.E43];[.F43]+1;1)" office:value-type="float" office:value="33">
            <text:p>33</text:p>
          </table:table-cell>
          <table:table-cell table:formula="of:=CONCATENATE(&quot;/home/peter/Thesis/ForcedAligner/Aligner1/wav/11025/&quot;;[.C44];[.D44];&quot;.wav&quot;)" office:value-type="string" office:string-value="/home/peter/Thesis/ForcedAligner/Aligner1/wav/11025/4221a87.wav">
            <text:p>/home/peter/Thesis/ForcedAligner/Aligner1/wav/11025/4221a87.wav</text:p>
          </table:table-cell>
          <table:table-cell table:formula="of:=CONCATENATE(&quot;/home/peter/Thesis/ForcedAligner/Aligner1/wav/&quot;;&quot;ANQ&quot;;[.E44];&quot;_&quot;;[.F44];&quot;.wav&quot;)" office:value-type="string" office:string-value="/home/peter/Thesis/ForcedAligner/Aligner1/wav/ANQ104_33.wav">
            <text:p>/home/peter/Thesis/ForcedAligner/Aligner1/wav/ANQ104_33.wav</text:p>
          </table:table-cell>
          <table:table-cell office:value-type="string">
            <text:p>monsieur le leader, je</text:p>
          </table:table-cell>
        </table:table-row>
        <table:table-row table:style-name="ro1">
          <table:table-cell table:number-columns-repeated="2"/>
          <table:table-cell office:value-type="string">
            <text:p>4222a</text:p>
          </table:table-cell>
          <table:table-cell office:value-type="float" office:value="43">
            <text:p>43</text:p>
          </table:table-cell>
          <table:table-cell office:value-type="float" office:value="104">
            <text:p>104</text:p>
          </table:table-cell>
          <table:table-cell table:formula="of:=IF([.E45]=[.E44];[.F44]+1;1)" office:value-type="float" office:value="34">
            <text:p>34</text:p>
          </table:table-cell>
          <table:table-cell table:formula="of:=CONCATENATE(&quot;/home/peter/Thesis/ForcedAligner/Aligner1/wav/11025/&quot;;[.C45];[.D45];&quot;.wav&quot;)" office:value-type="string" office:string-value="/home/peter/Thesis/ForcedAligner/Aligner1/wav/11025/4222a43.wav">
            <text:p>/home/peter/Thesis/ForcedAligner/Aligner1/wav/11025/4222a43.wav</text:p>
          </table:table-cell>
          <table:table-cell table:formula="of:=CONCATENATE(&quot;/home/peter/Thesis/ForcedAligner/Aligner1/wav/&quot;;&quot;ANQ&quot;;[.E45];&quot;_&quot;;[.F45];&quot;.wav&quot;)" office:value-type="string" office:string-value="/home/peter/Thesis/ForcedAligner/Aligner1/wav/ANQ104_34.wav">
            <text:p>/home/peter/Thesis/ForcedAligner/Aligner1/wav/ANQ104_34.wav</text:p>
          </table:table-cell>
          <table:table-cell office:value-type="string">
            <text:p>à la rubrique dépôt des documents, monsieur leader du gouvernement.</text:p>
          </table:table-cell>
        </table:table-row>
        <table:table-row table:style-name="ro1">
          <table:table-cell table:number-columns-repeated="2"/>
          <table:table-cell office:value-type="string">
            <text:p>4221a</text:p>
          </table:table-cell>
          <table:table-cell office:value-type="float" office:value="88">
            <text:p>88</text:p>
          </table:table-cell>
          <table:table-cell office:value-type="float" office:value="104">
            <text:p>104</text:p>
          </table:table-cell>
          <table:table-cell table:formula="of:=IF([.E46]=[.E45];[.F45]+1;1)" office:value-type="float" office:value="35">
            <text:p>35</text:p>
          </table:table-cell>
          <table:table-cell table:formula="of:=CONCATENATE(&quot;/home/peter/Thesis/ForcedAligner/Aligner1/wav/11025/&quot;;[.C46];[.D46];&quot;.wav&quot;)" office:value-type="string" office:string-value="/home/peter/Thesis/ForcedAligner/Aligner1/wav/11025/4221a88.wav">
            <text:p>/home/peter/Thesis/ForcedAligner/Aligner1/wav/11025/4221a88.wav</text:p>
          </table:table-cell>
          <table:table-cell table:formula="of:=CONCATENATE(&quot;/home/peter/Thesis/ForcedAligner/Aligner1/wav/&quot;;&quot;ANQ&quot;;[.E46];&quot;_&quot;;[.F46];&quot;.wav&quot;)" office:value-type="string" office:string-value="/home/peter/Thesis/ForcedAligner/Aligner1/wav/ANQ104_35.wav">
            <text:p>/home/peter/Thesis/ForcedAligner/Aligner1/wav/ANQ104_35.wav</text:p>
          </table:table-cell>
          <table:table-cell office:value-type="string">
            <text:p>oui. oui. moi, je vous signale que le terme salissage dans l' usage que vous en avez fait n' est pas de pratique parlementaire.</text:p>
          </table:table-cell>
        </table:table-row>
        <table:table-row table:style-name="ro1">
          <table:table-cell table:number-columns-repeated="2"/>
          <table:table-cell office:value-type="string">
            <text:p>4222a</text:p>
          </table:table-cell>
          <table:table-cell office:value-type="float" office:value="46">
            <text:p>46</text:p>
          </table:table-cell>
          <table:table-cell office:value-type="float" office:value="104">
            <text:p>104</text:p>
          </table:table-cell>
          <table:table-cell table:formula="of:=IF([.E47]=[.E46];[.F46]+1;1)" office:value-type="float" office:value="36">
            <text:p>36</text:p>
          </table:table-cell>
          <table:table-cell table:formula="of:=CONCATENATE(&quot;/home/peter/Thesis/ForcedAligner/Aligner1/wav/11025/&quot;;[.C47];[.D47];&quot;.wav&quot;)" office:value-type="string" office:string-value="/home/peter/Thesis/ForcedAligner/Aligner1/wav/11025/4222a46.wav">
            <text:p>/home/peter/Thesis/ForcedAligner/Aligner1/wav/11025/4222a46.wav</text:p>
          </table:table-cell>
          <table:table-cell table:formula="of:=CONCATENATE(&quot;/home/peter/Thesis/ForcedAligner/Aligner1/wav/&quot;;&quot;ANQ&quot;;[.E47];&quot;_&quot;;[.F47];&quot;.wav&quot;)" office:value-type="string" office:string-value="/home/peter/Thesis/ForcedAligner/Aligner1/wav/ANQ104_36.wav">
            <text:p>/home/peter/Thesis/ForcedAligner/Aligner1/wav/ANQ104_36.wav</text:p>
          </table:table-cell>
          <table:table-cell office:value-type="string">
            <text:p>ce rapport est déposé. à la rubrique dépôt des pétitions, monsieur le député d' orford.</text:p>
          </table:table-cell>
        </table:table-row>
        <table:table-row table:style-name="ro1">
          <table:table-cell table:number-columns-repeated="2"/>
          <table:table-cell office:value-type="string">
            <text:p>4221a</text:p>
          </table:table-cell>
          <table:table-cell office:value-type="float" office:value="407">
            <text:p>407</text:p>
          </table:table-cell>
          <table:table-cell office:value-type="float" office:value="105">
            <text:p>105</text:p>
          </table:table-cell>
          <table:table-cell table:formula="of:=IF([.E48]=[.E47];[.F47]+1;1)" office:value-type="float" office:value="1">
            <text:p>1</text:p>
          </table:table-cell>
          <table:table-cell table:formula="of:=CONCATENATE(&quot;/home/peter/Thesis/ForcedAligner/Aligner1/wav/11025/&quot;;[.C48];[.D48];&quot;.wav&quot;)" office:value-type="string" office:string-value="/home/peter/Thesis/ForcedAligner/Aligner1/wav/11025/4221a407.wav">
            <text:p>/home/peter/Thesis/ForcedAligner/Aligner1/wav/11025/4221a407.wav</text:p>
          </table:table-cell>
          <table:table-cell table:formula="of:=CONCATENATE(&quot;/home/peter/Thesis/ForcedAligner/Aligner1/wav/&quot;;&quot;ANQ&quot;;[.E48];&quot;_&quot;;[.F48];&quot;.wav&quot;)" office:value-type="string" office:string-value="/home/peter/Thesis/ForcedAligner/Aligner1/wav/ANQ105_1.wav">
            <text:p>/home/peter/Thesis/ForcedAligner/Aligner1/wav/ANQ105_1.wav</text:p>
          </table:table-cell>
          <table:table-cell office:value-type="string">
            <text:p>bien, d' abord, je je je trouve effectivement que, même si les retombées sont des retombées qui ne se calculent pas en argent, pour avoir visité une école récemment et voir souvent des jeunes ici, des jeunes qui ont passé ici, même dans ma famille, euh c' est certainement une motivation et une préparation à ces jeunes là extraordinaire pour la démocratie qui s' en vient et dans certains cas même pour s' impliquer dans le processus démocratique même en termes politiques. j' ai une deuxième question rapidement sur l' observatoire de la capitale. euh l' assemblée s' est impliquée récemment dans une rénovation, un renouvellement. est ce que vous pouvez nous expliquer dans les quelques minutes ou secondes qui restent, en gros, pourquoi on s' est impliqués et, euh encore une fois, qu' est ce que ça représente en termes financiers?</text:p>
          </table:table-cell>
        </table:table-row>
        <table:table-row table:style-name="ro1">
          <table:table-cell table:number-columns-repeated="2"/>
          <table:table-cell office:value-type="string">
            <text:p>4222a</text:p>
          </table:table-cell>
          <table:table-cell office:value-type="float" office:value="47">
            <text:p>47</text:p>
          </table:table-cell>
          <table:table-cell office:value-type="float" office:value="105">
            <text:p>105</text:p>
          </table:table-cell>
          <table:table-cell table:formula="of:=IF([.E49]=[.E48];[.F48]+1;1)" office:value-type="float" office:value="2">
            <text:p>2</text:p>
          </table:table-cell>
          <table:table-cell table:formula="of:=CONCATENATE(&quot;/home/peter/Thesis/ForcedAligner/Aligner1/wav/11025/&quot;;[.C49];[.D49];&quot;.wav&quot;)" office:value-type="string" office:string-value="/home/peter/Thesis/ForcedAligner/Aligner1/wav/11025/4222a47.wav">
            <text:p>/home/peter/Thesis/ForcedAligner/Aligner1/wav/11025/4222a47.wav</text:p>
          </table:table-cell>
          <table:table-cell table:formula="of:=CONCATENATE(&quot;/home/peter/Thesis/ForcedAligner/Aligner1/wav/&quot;;&quot;ANQ&quot;;[.E49];&quot;_&quot;;[.F49];&quot;.wav&quot;)" office:value-type="string" office:string-value="/home/peter/Thesis/ForcedAligner/Aligner1/wav/ANQ105_2.wav">
            <text:p>/home/peter/Thesis/ForcedAligner/Aligner1/wav/ANQ105_2.wav</text:p>
          </table:table-cell>
          <table:table-cell office:value-type="string">
            <text:p>merci, monsieur le président. je dépose l' extrait d' une pétition adressée à l' assemblée nationale, signée par sept cent par huit cent dix-sept pétitionnaires. désignation: citoyens et citoyennes du québec. les faits invoqués sont les suivants: considérant que la loi sur la protection de la jeunesse confère à ses directeurs de très larges pouvoirs; considérant que depuis nombre d' années l' ensemble de l' institution concernée est la cible d' allégations litigieuses de la part de ceux qui font l' objet de ses interventions; considérant que ses interventions ont une incidence directe sur les ordonnances du tribunal de la jeunesse touchant le développement et la sécurité des enfants; attendu qu' il n' existe aucun système pour contrevérifier les diagnostics; attendu qu' il n' existe aucune mesure à l' égard de la réconciliation parentale laissant les enfants à la dérive entre les deux parents dans un conflit d' affection et de loyauté; attendu que les recours sont très limités pour ceux qui font l' objet de ces interventions; considérant que le gouvernement affirme faire des droits de la famille une priorité; considérant que cette situation contribue à miner la confiance des citoyens envers les institutions; considérant que seule une commission d' enquête peut faire toute la lumière sur cette situation et recommander les correctifs nécessaires; considérant que cette situation nécessite une intervention rapide; et l' intervention réclamée se résume ainsi: nous, soussignés, citoyens et citoyennes du québec, convaincus de l' ampleur de la problématique, demandons à l' assemblée nationale d' exiger du gouvernement du québec d' intervenir d' urgence en procédant dans les plus brefs délais à la tenue d' une enquête publique et indépendante sur la direction de la protection de la jeunesse. je certifie je certifie que cet extrait est conforme au règlement et à l' original de la pétition.</text:p>
          </table:table-cell>
        </table:table-row>
        <table:table-row table:style-name="ro1">
          <table:table-cell table:number-columns-repeated="2"/>
          <table:table-cell office:value-type="string">
            <text:p>4221a</text:p>
          </table:table-cell>
          <table:table-cell office:value-type="string">
            <text:p>401a</text:p>
          </table:table-cell>
          <table:table-cell office:value-type="float" office:value="105">
            <text:p>105</text:p>
          </table:table-cell>
          <table:table-cell table:formula="of:=IF([.E50]=[.E49];[.F49]+1;1)" office:value-type="float" office:value="3">
            <text:p>3</text:p>
          </table:table-cell>
          <table:table-cell table:formula="of:=CONCATENATE(&quot;/home/peter/Thesis/ForcedAligner/Aligner1/wav/11025/&quot;;[.C50];[.D50];&quot;.wav&quot;)" office:value-type="string" office:string-value="/home/peter/Thesis/ForcedAligner/Aligner1/wav/11025/4221a401a.wav">
            <text:p>/home/peter/Thesis/ForcedAligner/Aligner1/wav/11025/4221a401a.wav</text:p>
          </table:table-cell>
          <table:table-cell table:formula="of:=CONCATENATE(&quot;/home/peter/Thesis/ForcedAligner/Aligner1/wav/&quot;;&quot;ANQ&quot;;[.E50];&quot;_&quot;;[.F50];&quot;.wav&quot;)" office:value-type="string" office:string-value="/home/peter/Thesis/ForcedAligner/Aligner1/wav/ANQ105_3.wav">
            <text:p>/home/peter/Thesis/ForcedAligner/Aligner1/wav/ANQ105_3.wav</text:p>
          </table:table-cell>
          <table:table-cell office:value-type="string">
            <text:p>merci, madame la présidente. {cg} je voudrais d' abord faire deux petits commentaires inspirés des échanges qui ont eu lieu. d' abord, au niveau de la commission spéciale, mourir dans la dignité, euh comme membre de la commission, je voudrais féliciter les membres, le personnel de l' assemblée nationale qui nous a accompagnés euh partout, pas uniquement ici, mais partout. ça faisait toujours un peu spécial de voir des membres de l' assemblée nationale, par exemple des personnes de la sécurité, dans un corridor d' hôtel en quelque part quand on arrive le matin et puis de se dire: voyons, il me semble que je ne suis pas à la bonne place, là, parce que ces personnes là en général sont plutôt dans des corridors ici ou à des postes; euh toutes les personnes impliquées, il y a beaucoup de monde impliqué. et c' est beaucoup de travail parce qu' il faut enregistrer, il faut retranscrire, et tout ça. alors, félicitations à tout le personnel. mon deuxième commentaire, c' est on parlait du parlementaire tout à l' heure, {cg} et um le parlementaire pourrait être une vitrine extraordinaire pour des producteurs de vin qui existent dans des comtés comme le mien et d' autres députés qui ont des comtés où on produit le vin. et, monsieur le président, je suis certain que vous êtes en mesure d' apprécier vous même jusqu' à quel point le vin rouge québécois notamment progresse, et de façon extraordinaire, d' année en année, au point où peut être on pourrait penser maintenant et vous pourriez venir vérifier vous même, monsieur le président. à chaque année, à la fête des vendanges, à magog, dans mon comté euh où on peut déguster effectivement la majorité des vins qui sont produits au québec et voir jusqu' à quel point peut être il serait temps, si ce n' est pas déjà le cas, de ce d' offrir à nos producteurs une vitrine exceptionnelle qui est celle du parlementaire. fini pour les commentaires. j' ai maintenant une question. j' aime bien poser des questions aux crédits, qui sont des questions financières.</text:p>
          </table:table-cell>
        </table:table-row>
        <table:table-row table:style-name="ro1">
          <table:table-cell table:number-columns-repeated="2"/>
          <table:table-cell office:value-type="string">
            <text:p>4221a</text:p>
          </table:table-cell>
          <table:table-cell office:value-type="string">
            <text:p>401b</text:p>
          </table:table-cell>
          <table:table-cell office:value-type="float" office:value="105">
            <text:p>105</text:p>
          </table:table-cell>
          <table:table-cell table:formula="of:=IF([.E51]=[.E50];[.F50]+1;1)" office:value-type="float" office:value="4">
            <text:p>4</text:p>
          </table:table-cell>
          <table:table-cell table:formula="of:=CONCATENATE(&quot;/home/peter/Thesis/ForcedAligner/Aligner1/wav/11025/&quot;;[.C51];[.D51];&quot;.wav&quot;)" office:value-type="string" office:string-value="/home/peter/Thesis/ForcedAligner/Aligner1/wav/11025/4221a401b.wav">
            <text:p>/home/peter/Thesis/ForcedAligner/Aligner1/wav/11025/4221a401b.wav</text:p>
          </table:table-cell>
          <table:table-cell table:formula="of:=CONCATENATE(&quot;/home/peter/Thesis/ForcedAligner/Aligner1/wav/&quot;;&quot;ANQ&quot;;[.E51];&quot;_&quot;;[.F51];&quot;.wav&quot;)" office:value-type="string" office:string-value="/home/peter/Thesis/ForcedAligner/Aligner1/wav/ANQ105_4.wav">
            <text:p>/home/peter/Thesis/ForcedAligner/Aligner1/wav/ANQ105_4.wav</text:p>
          </table:table-cell>
          <table:table-cell office:value-type="string">
            <text:p>c' est difficile un peu parce que euh il y a des coûts avec les opérations à l' assemblée nationale, et les retombées ne sont pas toujours des retombées tangibles financièrement. ce sont des retombées qui sont néanmoins extrêmement importantes. et je voudrais juste avoir une idée de ce qui est possible, pour avoir une idée un petit peu, en ce qui concerne les écoles. les écoles, d' un côté, il y a une visite qu' on fait dans les écoles. j' ai participé avec l' ancien président de l' assemblée récemment c' est exceptionnel. les jeunes trouvent ça extrêmement intéressant. il y avait beaucoup de jeunes qui ont été attentifs. euh et on a aussi des écoles qui viennent nous visiter ici, au parlement. donc, il y a des opérations, et ces opérations là sont certainement euh impliquent des coûts qui ne sont certainement pas négligeables, euh d' un côté comme de l' autre, et il y a des retombées, j' imagine, qu' on vise ou qu' on escompte de ces deux opérations là. euh et donc j' aimerais avoir une idée des deux côtés, c' est à dire des retombées escomptées et des coûts qui sont engendrés. et, de la même façon, il y a d' autres programmes éducatifs que, monsieur le président, on pourrait peut être euh aborder, par exemple le parlement des jeunes, pour lequel il y a également, aussi, je suis certain, des coûts non négligeables mais qui a des retombées escomptées. et ce serait peut être intéressant de vous entendre sur à la fois les retombées, qui ne sont pas financières, du moins à court terme, et les coûts qui, eux, sont sûrement financiers, dans les crédits.</text:p>
          </table:table-cell>
        </table:table-row>
        <table:table-row table:style-name="ro1">
          <table:table-cell table:number-columns-repeated="2"/>
          <table:table-cell office:value-type="string">
            <text:p>4221a</text:p>
          </table:table-cell>
          <table:table-cell office:value-type="float" office:value="119">
            <text:p>119</text:p>
          </table:table-cell>
          <table:table-cell office:value-type="float" office:value="12">
            <text:p>12</text:p>
          </table:table-cell>
          <table:table-cell table:formula="of:=IF([.E52]=[.E51];[.F51]+1;1)" office:value-type="float" office:value="1">
            <text:p>1</text:p>
          </table:table-cell>
          <table:table-cell table:formula="of:=CONCATENATE(&quot;/home/peter/Thesis/ForcedAligner/Aligner1/wav/11025/&quot;;[.C52];[.D52];&quot;.wav&quot;)" office:value-type="string" office:string-value="/home/peter/Thesis/ForcedAligner/Aligner1/wav/11025/4221a119.wav">
            <text:p>/home/peter/Thesis/ForcedAligner/Aligner1/wav/11025/4221a119.wav</text:p>
          </table:table-cell>
          <table:table-cell table:formula="of:=CONCATENATE(&quot;/home/peter/Thesis/ForcedAligner/Aligner1/wav/&quot;;&quot;ANQ&quot;;[.E52];&quot;_&quot;;[.F52];&quot;.wav&quot;)" office:value-type="string" office:string-value="/home/peter/Thesis/ForcedAligner/Aligner1/wav/ANQ12_1.wav">
            <text:p>/home/peter/Thesis/ForcedAligner/Aligner1/wav/ANQ12_1.wav</text:p>
          </table:table-cell>
          <table:table-cell office:value-type="string">
            <text:p>en mille neuf cent soixante dix-huit, le parti québécois a créé les zones d' exploitation contrôlée, les zecs, pour mettre fin aux clubs privés de chasse et de pêche. le but était d' avoir un territoire public où chaque québécois peut aller chasser et pêcher. pourtant, le gouvernement libéral vient de créer un précédent prenant une décision politique qui arrache une partie de la zec wessonneau, en mauricie, pour la vendre à une compagnie privée. cette compagnie souhaite rentabiliser le terrain en offrant des forfaits de chasse au prix beaucoup plus élevé que dans la zec. personne n' a été consulté, ni la zec, ni les utilisateurs, ni les acteurs régionaux. pourquoi le ministre autorise t il le retour des clubs privés de chasse et de pêche contre les intérêts des utilisateurs et de la population du québec</text:p>
          </table:table-cell>
        </table:table-row>
        <table:table-row table:style-name="ro1">
          <table:table-cell table:number-columns-repeated="2"/>
          <table:table-cell office:value-type="string">
            <text:p>4221a</text:p>
          </table:table-cell>
          <table:table-cell office:value-type="float" office:value="125">
            <text:p>125</text:p>
          </table:table-cell>
          <table:table-cell office:value-type="float" office:value="12">
            <text:p>12</text:p>
          </table:table-cell>
          <table:table-cell table:formula="of:=IF([.E53]=[.E52];[.F52]+1;1)" office:value-type="float" office:value="2">
            <text:p>2</text:p>
          </table:table-cell>
          <table:table-cell table:formula="of:=CONCATENATE(&quot;/home/peter/Thesis/ForcedAligner/Aligner1/wav/11025/&quot;;[.C53];[.D53];&quot;.wav&quot;)" office:value-type="string" office:string-value="/home/peter/Thesis/ForcedAligner/Aligner1/wav/11025/4221a125.wav">
            <text:p>/home/peter/Thesis/ForcedAligner/Aligner1/wav/11025/4221a125.wav</text:p>
          </table:table-cell>
          <table:table-cell table:formula="of:=CONCATENATE(&quot;/home/peter/Thesis/ForcedAligner/Aligner1/wav/&quot;;&quot;ANQ&quot;;[.E53];&quot;_&quot;;[.F53];&quot;.wav&quot;)" office:value-type="string" office:string-value="/home/peter/Thesis/ForcedAligner/Aligner1/wav/ANQ12_2.wav">
            <text:p>/home/peter/Thesis/ForcedAligner/Aligner1/wav/ANQ12_2.wav</text:p>
          </table:table-cell>
          <table:table-cell office:value-type="string">
            <text:p>monsieur le président, que le ministre nous lâche avec les pommes, là, on parle d' un territoire de chasse. il y a un octogénaire qui a un chalet sur le terrain, qui a été exproprié, il était là depuis les années cinquante. il est en train d' avaliser le fait que ça a été fait et qu' après il va négocier une fois que ça a été cédé à une entreprise privée. monsieur le président, le ministre va passer à l' histoire au moins pour une chose, il aura repermis de cluber, au québec, la chasse et la pêche, monsieur le président.</text:p>
          </table:table-cell>
        </table:table-row>
        <table:table-row table:style-name="ro1">
          <table:table-cell table:number-columns-repeated="2"/>
          <table:table-cell office:value-type="string">
            <text:p>4221a</text:p>
          </table:table-cell>
          <table:table-cell office:value-type="float" office:value="131">
            <text:p>131</text:p>
          </table:table-cell>
          <table:table-cell office:value-type="float" office:value="12">
            <text:p>12</text:p>
          </table:table-cell>
          <table:table-cell table:formula="of:=IF([.E54]=[.E53];[.F53]+1;1)" office:value-type="float" office:value="3">
            <text:p>3</text:p>
          </table:table-cell>
          <table:table-cell table:formula="of:=CONCATENATE(&quot;/home/peter/Thesis/ForcedAligner/Aligner1/wav/11025/&quot;;[.C54];[.D54];&quot;.wav&quot;)" office:value-type="string" office:string-value="/home/peter/Thesis/ForcedAligner/Aligner1/wav/11025/4221a131.wav">
            <text:p>/home/peter/Thesis/ForcedAligner/Aligner1/wav/11025/4221a131.wav</text:p>
          </table:table-cell>
          <table:table-cell table:formula="of:=CONCATENATE(&quot;/home/peter/Thesis/ForcedAligner/Aligner1/wav/&quot;;&quot;ANQ&quot;;[.E54];&quot;_&quot;;[.F54];&quot;.wav&quot;)" office:value-type="string" office:string-value="/home/peter/Thesis/ForcedAligner/Aligner1/wav/ANQ12_3.wav">
            <text:p>/home/peter/Thesis/ForcedAligner/Aligner1/wav/ANQ12_3.wav</text:p>
          </table:table-cell>
          <table:table-cell office:value-type="string">
            <text:p>monsieur le président, sans consultation, on retire un territoire public au bénéfice de l' ensemble des chasseurs et des pêcheurs du québec, dans ce cas là en mauricie, dans le comté de laviolette, au profit d' on ne sait trop qui. qui a demandé au ministre d' intervenir et au profit de qui, monsieur le président?</text:p>
          </table:table-cell>
        </table:table-row>
        <table:table-row table:style-name="ro1">
          <table:table-cell table:number-columns-repeated="2"/>
          <table:table-cell office:value-type="string">
            <text:p>4221a</text:p>
          </table:table-cell>
          <table:table-cell office:value-type="float" office:value="458">
            <text:p>458</text:p>
          </table:table-cell>
          <table:table-cell office:value-type="float" office:value="12">
            <text:p>12</text:p>
          </table:table-cell>
          <table:table-cell table:formula="of:=IF([.E55]=[.E54];[.F54]+1;1)" office:value-type="float" office:value="4">
            <text:p>4</text:p>
          </table:table-cell>
          <table:table-cell table:formula="of:=CONCATENATE(&quot;/home/peter/Thesis/ForcedAligner/Aligner1/wav/11025/&quot;;[.C55];[.D55];&quot;.wav&quot;)" office:value-type="string" office:string-value="/home/peter/Thesis/ForcedAligner/Aligner1/wav/11025/4221a458.wav">
            <text:p>/home/peter/Thesis/ForcedAligner/Aligner1/wav/11025/4221a458.wav</text:p>
          </table:table-cell>
          <table:table-cell table:formula="of:=CONCATENATE(&quot;/home/peter/Thesis/ForcedAligner/Aligner1/wav/&quot;;&quot;ANQ&quot;;[.E55];&quot;_&quot;;[.F55];&quot;.wav&quot;)" office:value-type="string" office:string-value="/home/peter/Thesis/ForcedAligner/Aligner1/wav/ANQ12_4.wav">
            <text:p>/home/peter/Thesis/ForcedAligner/Aligner1/wav/ANQ12_4.wav</text:p>
          </table:table-cell>
          <table:table-cell office:value-type="string">
            <text:p>merci, monsieur le président. le problème, c' est que la transaction est déjà faite, et là on travaille à l' envers. et, quant à la valeur du territoire, je cite monsieur ouellet, il dit: c' est un excellent territoire. la chasse y a toujours été très bonne. on y chassait depuis près de cinquante ans. c' est un territoire très convoité, tellement convoité qu' on y vent des accès de chasse jusqu' à mille dollars par jour, monsieur le président. alors, c' est plus que des pommes. il y a des gens qui viennent pour d' autres raisons que cueillir des pommes. d' ailleurs, on ne savait pas que c' était une spécialité locale, les vergers, en haute mauricie. puis, aux crédits, le ministre nous disait que le retour du terrain à la zec, ce qu' on lui demande, au parti québécois, était une solution inacceptable. alors, inacceptable pour qui, monsieur le président? j' aimerais ça le savoir. le ministre responsable de la faune défend les intérêts de qui dans ce dossier là? c' est clair, là, qu' on n' est pas les seuls à dire ça. le réseau zecs québec dit la même chose que nous, les gens de la zec wessonneau également. il y a là un problème majeur. on n' a pas consulté personne. et notre intention, c' est de faire la lumière dans ce dossier là. les propriétaires de la zec, monsieur le président, ils investissent par année entre trente-cinq mille et quarante mille dollars pour l' entretien des ponts, des ponceaux, des chemins. plusieurs des ponceaux ont été construits avec les cotisations des membres, année après année, et maintenant ils sont sur le territoire de solifor. alors, on a un problème majeur dans ce dossier là: pas de consultation, on prend un terrain qui est public, qui bénéficie à l' ensemble de la collectivité québécoise, on le cède à une entreprise. c' est le retour à du clubage, c' est clairement le cas. les analystes ont statué là dessus que c' était inacceptable. et maintenant on se retrouve dans une situation où on ne peut pas rétrocéder ce qui a été pris de façon abusive, selon nous. euh il y a des citoyens qui sont lésés là dedans, des chasseurs qui sont lésés. on revient à une époque qu' on croyait révolue. et je sais pas comment se sent la députée de laviolette et ministre responsable de la région là dedans, mais, manifestement, ce n' est pas un un un un dossier que les gens souhaitaient voir avancer dans leur collectivité. alors, on revient à une époque qu' on croyait révolue, et le parti québécois va continuer de défendre cet héritage là pour les chasseurs et les pêcheurs du québec, monsieur le président.</text:p>
          </table:table-cell>
        </table:table-row>
        <table:table-row table:style-name="ro1">
          <table:table-cell table:number-columns-repeated="2"/>
          <table:table-cell office:value-type="string">
            <text:p>4221a</text:p>
          </table:table-cell>
          <table:table-cell office:value-type="string">
            <text:p>454a</text:p>
          </table:table-cell>
          <table:table-cell office:value-type="float" office:value="12">
            <text:p>12</text:p>
          </table:table-cell>
          <table:table-cell table:formula="of:=IF([.E56]=[.E55];[.F55]+1;1)" office:value-type="float" office:value="5">
            <text:p>5</text:p>
          </table:table-cell>
          <table:table-cell table:formula="of:=CONCATENATE(&quot;/home/peter/Thesis/ForcedAligner/Aligner1/wav/11025/&quot;;[.C56];[.D56];&quot;.wav&quot;)" office:value-type="string" office:string-value="/home/peter/Thesis/ForcedAligner/Aligner1/wav/11025/4221a454a.wav">
            <text:p>/home/peter/Thesis/ForcedAligner/Aligner1/wav/11025/4221a454a.wav</text:p>
          </table:table-cell>
          <table:table-cell table:formula="of:=CONCATENATE(&quot;/home/peter/Thesis/ForcedAligner/Aligner1/wav/&quot;;&quot;ANQ&quot;;[.E56];&quot;_&quot;;[.F56];&quot;.wav&quot;)" office:value-type="string" office:string-value="/home/peter/Thesis/ForcedAligner/Aligner1/wav/ANQ12_5.wav">
            <text:p>/home/peter/Thesis/ForcedAligner/Aligner1/wav/ANQ12_5.wav</text:p>
          </table:table-cell>
          <table:table-cell office:value-type="string">
            <text:p>merci, monsieur le président. il me fait plaisir, en ma qualité de porte parole en matière de faune de l' opposition officielle, d' intervenir aujourd'hui sur une question importante, une question qui préoccupe présentement de nombreux intervenants dans le domaine de la chasse et de la pêche au québec, un domaine qui est important, un domaine qui rapporte à la collectivité tant d' un point de vue économique que d' un point de vue social. c' est un loisir prisé des québécois et important. et, de ce côté ci de la chambre, la question de la chasse et de la pêche mérite qu' on lui donne de l' importance, et en particulier dans le cas qui nous préoccupe aujourd'hui, celui de la zec wessonneau, qui est située en mauricie; euh de manière parlementaire, on pourrait dire dans la circonscription de laviolette. rappelons quelques faits en ce qui a trait aux zecs. en mille neuf cent soixante dix-huit, le gouvernement lévesque, élu depuis à peine un an, décide de mettre fin à ce qu' on appelait à l' époque le clubage. le clubage, c' était que des entreprises privées, des clubs privés détenaient des parties importantes de notre territoire pour en faire euh pour en faire la vente, la location et donner des droits en fait, vendre des droits d' accès à une clientèle très privilégiée. souvent les citoyens euh des territoires adjacents n' avaient même pas accès à leur territoire, et le gouvernement lévesque a mis fin à cette pratique malheureuse là il y a maintenant plus de trente-deux ans. le problème qu' on a, monsieur le président, c' est que, dans le cas précis qui nous a été rapporté par les gestionnaires de la zec wessonneau, par zecs québec, par de nombreux intervenants crédibles du domaine de la chasse et la pêche, c' est que on a créé un précédent, un précédent en cédant une partie importante</text:p>
          </table:table-cell>
        </table:table-row>
        <table:table-row table:style-name="ro1">
          <table:table-cell table:number-columns-repeated="2"/>
          <table:table-cell office:value-type="string">
            <text:p>4221a</text:p>
          </table:table-cell>
          <table:table-cell office:value-type="string">
            <text:p>454b</text:p>
          </table:table-cell>
          <table:table-cell office:value-type="float" office:value="12">
            <text:p>12</text:p>
          </table:table-cell>
          <table:table-cell table:formula="of:=IF([.E57]=[.E56];[.F56]+1;1)" office:value-type="float" office:value="6">
            <text:p>6</text:p>
          </table:table-cell>
          <table:table-cell table:formula="of:=CONCATENATE(&quot;/home/peter/Thesis/ForcedAligner/Aligner1/wav/11025/&quot;;[.C57];[.D57];&quot;.wav&quot;)" office:value-type="string" office:string-value="/home/peter/Thesis/ForcedAligner/Aligner1/wav/11025/4221a454b.wav">
            <text:p>/home/peter/Thesis/ForcedAligner/Aligner1/wav/11025/4221a454b.wav</text:p>
          </table:table-cell>
          <table:table-cell table:formula="of:=CONCATENATE(&quot;/home/peter/Thesis/ForcedAligner/Aligner1/wav/&quot;;&quot;ANQ&quot;;[.E57];&quot;_&quot;;[.F57];&quot;.wav&quot;)" office:value-type="string" office:string-value="/home/peter/Thesis/ForcedAligner/Aligner1/wav/ANQ12_6.wav">
            <text:p>/home/peter/Thesis/ForcedAligner/Aligner1/wav/ANQ12_6.wav</text:p>
          </table:table-cell>
          <table:table-cell office:value-type="string">
            <text:p>euh pour cette population là du territoire de la zec wessonneau à une entreprise, en l' occurrence solifor, une entreprise qui, maintenant, non seulement s' est accaparé une partie de ce territoire là, mais décide d' en vendre l' accès, et ça va jusqu' à mille dollars par jour, monsieur le président. alors, les citoyens, à l' époque, n' avaient pas accès, un accès libre au territoire, et c' est pour ça qu' il fallait régler la situation, et là on revient, monsieur le président, à cette situation là qu' on avait décriée à l' époque dans le cas de la zec wessonneau. euh le ministre, lui, accepte. il a cette responsabilité là. il accepte de vendre un terrain à une compagnie privée dont la mission est, et je cite, d' accroître la valeur des propriétés forestières qu' ils gèrent en favorisant une approche intégrée basée sur le développement durable et je cite l' utilisation globale et optimale des ressources du territoire. ça, ça provient du site internet de l' entreprise solifor, monsieur le président. alors, le ministre a donné ses terres à la compagnie, selon nous, en bafouant sa propre entente avec le gestionnaire de la zec wessonneau. je vous cite un extrait de l' entente entre le ministère des ressources naturelles et de la faune et la zec wessonneau: le protocole d' entente signé entre le mrnf et la zec wessonneau stipule à l' item trois point trois de l' article un: l' on doit consulter l' organisme dans le cas où il entend modifier ou abroger les limites de la zec wessonneau. il est assez clair, à travers toutes les discussions qu' on a eues avec les gestionnaires de la zec, qu' il n' y a pas eu de consultations ni des gestionnaires, ni des intervenants, ni des utilisateurs, et c' est là le problème. le ministre doit consulter, à travers son propre protocole, doit respecter sa parole et sa signature.</text:p>
          </table:table-cell>
        </table:table-row>
        <table:table-row table:style-name="ro1">
          <table:table-cell table:number-columns-repeated="2"/>
          <table:table-cell office:value-type="string">
            <text:p>4221a</text:p>
          </table:table-cell>
          <table:table-cell office:value-type="string">
            <text:p>454c</text:p>
          </table:table-cell>
          <table:table-cell office:value-type="float" office:value="12">
            <text:p>12</text:p>
          </table:table-cell>
          <table:table-cell table:formula="of:=IF([.E58]=[.E57];[.F57]+1;1)" office:value-type="float" office:value="7">
            <text:p>7</text:p>
          </table:table-cell>
          <table:table-cell table:formula="of:=CONCATENATE(&quot;/home/peter/Thesis/ForcedAligner/Aligner1/wav/11025/&quot;;[.C58];[.D58];&quot;.wav&quot;)" office:value-type="string" office:string-value="/home/peter/Thesis/ForcedAligner/Aligner1/wav/11025/4221a454c.wav">
            <text:p>/home/peter/Thesis/ForcedAligner/Aligner1/wav/11025/4221a454c.wav</text:p>
          </table:table-cell>
          <table:table-cell table:formula="of:=CONCATENATE(&quot;/home/peter/Thesis/ForcedAligner/Aligner1/wav/&quot;;&quot;ANQ&quot;;[.E58];&quot;_&quot;;[.F58];&quot;.wav&quot;)" office:value-type="string" office:string-value="/home/peter/Thesis/ForcedAligner/Aligner1/wav/ANQ12_7.wav">
            <text:p>/home/peter/Thesis/ForcedAligner/Aligner1/wav/ANQ12_7.wav</text:p>
          </table:table-cell>
          <table:table-cell office:value-type="string">
            <text:p>alors, le ministre exproprie notamment en douce un propriétaire de de chalet qui pratiquait la chasse sur ce territoire depuis plus de cinquante ans, un octogénaire qui a fait la manchette, monsieur le président, dans l' édition, entre autres, du vingt-trois avril dernier du nouvelliste, et monsieur guy ouellet est choqué de cette situation là. il demande qu' on puisse réintégrer ces terres là dans la zec. il faut savoir également que la zec est gérée par des bénévoles. on y a investi beaucoup d' argent à travers les années pour de l' aménagement. c' est un beau modèle de réussite en mauricie, et on n' arrive pas à croire qu' on a pu céder une partie aussi importante de ce terrain là. alors, expropriation. et là, cet après midi, on a eu l' occasion d' échanger, le ministre et moi, sur cette question là à travers la période de questions. d' ailleurs, c' est pour ça qu' on est ici dans cette formule particulière qu' est les débats de fin de séance, et euh ce n' est pas ce n' est pas de chercher à faire une crise, la crise est déjà là, le texte, là, du nouvelliste il s' appelle, et je cite: il y a de la magouille là dedans. je cite le texte, monsieur le président, dans également l' écho de la tuque ça se passe dans ce secteur là retour aux clubs privés? c' est ce qu' on a également comme comme manchette là bas. et je cite, dans le nouvelliste, monsieur ouellet qui dit: le ministère des ressources naturelles et de la faune du québec a annulé le bail de guy ouellet, qu' il avait depuis trente-trois ans donc depuis la création de la zec, même si lui et ses frères fréquentaient déjà le secteur depuis une vingtaine d' années donc on tombe à cinquante-trois ans. il doit maintenant négocier un contrat de location avec le nouveau propriétaire légitime des terres, solifor. alors, c' est le monde à l' envers. pourtant, le ministre déclarait plus tôt, à la période de questions, aujourd'hui même: à partir de là, monsieur le président, étant donné que les terres n' avaient absolument pas de valeur au niveau de la pêche et au niveau de la chasse, à ce moment là, on a fait des échanges de terrain. puis le ministre a fait référence aux pommes. alors, euh je conclus là dessus, j' ai bien hâte d' entendre le ministre.</text:p>
          </table:table-cell>
        </table:table-row>
        <table:table-row table:style-name="ro1">
          <table:table-cell table:number-columns-repeated="2"/>
          <table:table-cell office:value-type="string">
            <text:p>4222a</text:p>
          </table:table-cell>
          <table:table-cell office:value-type="string">
            <text:p>248a</text:p>
          </table:table-cell>
          <table:table-cell office:value-type="float" office:value="13">
            <text:p>13</text:p>
          </table:table-cell>
          <table:table-cell table:formula="of:=IF([.E59]=[.E58];[.F58]+1;1)" office:value-type="float" office:value="1">
            <text:p>1</text:p>
          </table:table-cell>
          <table:table-cell table:formula="of:=CONCATENATE(&quot;/home/peter/Thesis/ForcedAligner/Aligner1/wav/11025/&quot;;[.C59];[.D59];&quot;.wav&quot;)" office:value-type="string" office:string-value="/home/peter/Thesis/ForcedAligner/Aligner1/wav/11025/4222a248a.wav">
            <text:p>/home/peter/Thesis/ForcedAligner/Aligner1/wav/11025/4222a248a.wav</text:p>
          </table:table-cell>
          <table:table-cell table:formula="of:=CONCATENATE(&quot;/home/peter/Thesis/ForcedAligner/Aligner1/wav/&quot;;&quot;ANQ&quot;;[.E59];&quot;_&quot;;[.F59];&quot;.wav&quot;)" office:value-type="string" office:string-value="/home/peter/Thesis/ForcedAligner/Aligner1/wav/ANQ13_1.wav">
            <text:p>/home/peter/Thesis/ForcedAligner/Aligner1/wav/ANQ13_1.wav</text:p>
          </table:table-cell>
          <table:table-cell office:value-type="string">
            <text:p>merci beaucoup, euh monsieur le président. c' est avec un grand plaisir aujourd'hui que j' interviens sur cet sur cet important processus qui vient de se terminer ici, à l' assemblée nationale, par les différents parlementaires, soit l' étude des crédits budgétaires pour euh l' année qui s' en vient. un processus important auquel ont participé plusieurs personnes euh, les parlementaires aussi bien du côté gouvernemental que des oppositions officielles et également les députés indépendants. c' est un processus euh important dû au fait que ça jette les bases sur les différents programmes, les différents investissements gouvernementaux que les citoyennes et citoyens du québec pourront bénéficier au cours de l' année euh deux mille onze deux mille douze. euh le but est vraiment et l' objectif euh de d' un tel exercice, c' est vraiment de maximiser et d' optimiser les ressources financières ah au service de la population du québec et pour être sûrs comme l' expression le dit souvent, pour que le client en ait pour son argent. donc, c' est vraiment un un exercice très important et très sérieux. et plusieurs facteurs peuvent influencer les décisions ou les investissements qui sont faits à différents niveaux ou différents paliers gouvernementaux. on n' a qu' à penser, monsieur le président, au contexte économique. on se souvient qu' en deux mille huit, entre autres, qui est un exemple, je pense, qui est qui est quand même assez près, on était dans la pire récession, au début deux mille neuf, que la la planète n' a jamais connue. également, au niveau financier, l' objectif d' obtenir le déficit zéro, l' équilibre budgétaire à l' année deux mille treize deux mille quatorze. donc, on doit faire preuve de discipline et de rigueur dans nos dans nos interventions, dans les investissements que l' état fait avec les sommes qui lui sont dédiées.</text:p>
          </table:table-cell>
        </table:table-row>
        <table:table-row table:style-name="ro1">
          <table:table-cell table:number-columns-repeated="2"/>
          <table:table-cell office:value-type="string">
            <text:p>4222a</text:p>
          </table:table-cell>
          <table:table-cell office:value-type="string">
            <text:p>248b</text:p>
          </table:table-cell>
          <table:table-cell office:value-type="float" office:value="13">
            <text:p>13</text:p>
          </table:table-cell>
          <table:table-cell table:formula="of:=IF([.E60]=[.E59];[.F59]+1;1)" office:value-type="float" office:value="2">
            <text:p>2</text:p>
          </table:table-cell>
          <table:table-cell table:formula="of:=CONCATENATE(&quot;/home/peter/Thesis/ForcedAligner/Aligner1/wav/11025/&quot;;[.C60];[.D60];&quot;.wav&quot;)" office:value-type="string" office:string-value="/home/peter/Thesis/ForcedAligner/Aligner1/wav/11025/4222a248b.wav">
            <text:p>/home/peter/Thesis/ForcedAligner/Aligner1/wav/11025/4222a248b.wav</text:p>
          </table:table-cell>
          <table:table-cell table:formula="of:=CONCATENATE(&quot;/home/peter/Thesis/ForcedAligner/Aligner1/wav/&quot;;&quot;ANQ&quot;;[.E60];&quot;_&quot;;[.F60];&quot;.wav&quot;)" office:value-type="string" office:string-value="/home/peter/Thesis/ForcedAligner/Aligner1/wav/ANQ13_2.wav">
            <text:p>/home/peter/Thesis/ForcedAligner/Aligner1/wav/ANQ13_2.wav</text:p>
          </table:table-cell>
          <table:table-cell office:value-type="string">
            <text:p>donc, c' est vraiment entré dans les cadres de cette planification là. également, plusieurs facteurs influencent ça, au niveau social également. on n' a qu' à penser qu' au vieillissement de la population, qui est un exemple, je pense, que tout le monde connaît et reconnaît, qui est de plus en plus important dans la communauté, le vieillissement de la population, les soins de santé qui augmentent de façon fulgurante, et pas seulement qu' au québec, monsieur le président, mais partout à travers la la planète. on voit une augmentation et des le taux de vieillissement qui augmente beaucoup. et les euh les diagnostics sont posés beaucoup plus tôt. donc, on peut permettre aux gens de bénéficier de soins beaucoup mieux adaptés à leur euh leur situation de santé. un autre facteur influençant qu' il ne faut jamais oublier lors euh de ces dépenses, c' est la dette. chaque état a une dette. on parle de dette brute et dette nette. on parle au lieu de parler de dépenses, on parle d' investissements au niveau euh de de qui ont caractérisé une partie de cette dette là, qui est la dette la dette brute, et je pense que c' est un investissement pour nos générations futures. donc, il faut toujours prendre en soi en soi ou en compte la dette publique du gouvernement du québec. j' en ai parlé tantôt, le renversement de la pyramide de l' âge: beaucoup moins de gens vont de jeunes donc, je peux me qualifier, étant retourné de l' autre côté maintenant vont pouvoir payer pour les gens plus âgés, à ce moment là. donc, c' est très important de faire des choix judicieux. et, lorsqu' on parle de choix judicieux, le plus important pour la population, c' est de maintenir les services. c' est ce que le gouvernement s' est euh s' est mis à la tâche, a réalisé au cours des deux dernières années, de s' assurer que les gens, malgré la pire récession qu' on a connue depuis le début des années trente</text:p>
          </table:table-cell>
        </table:table-row>
        <table:table-row table:style-name="ro1">
          <table:table-cell table:number-columns-repeated="2"/>
          <table:table-cell office:value-type="string">
            <text:p>4222a</text:p>
          </table:table-cell>
          <table:table-cell office:value-type="string">
            <text:p>248c</text:p>
          </table:table-cell>
          <table:table-cell office:value-type="float" office:value="13">
            <text:p>13</text:p>
          </table:table-cell>
          <table:table-cell table:formula="of:=IF([.E61]=[.E60];[.F60]+1;1)" office:value-type="float" office:value="3">
            <text:p>3</text:p>
          </table:table-cell>
          <table:table-cell table:formula="of:=CONCATENATE(&quot;/home/peter/Thesis/ForcedAligner/Aligner1/wav/11025/&quot;;[.C61];[.D61];&quot;.wav&quot;)" office:value-type="string" office:string-value="/home/peter/Thesis/ForcedAligner/Aligner1/wav/11025/4222a248c.wav">
            <text:p>/home/peter/Thesis/ForcedAligner/Aligner1/wav/11025/4222a248c.wav</text:p>
          </table:table-cell>
          <table:table-cell table:formula="of:=CONCATENATE(&quot;/home/peter/Thesis/ForcedAligner/Aligner1/wav/&quot;;&quot;ANQ&quot;;[.E61];&quot;_&quot;;[.F61];&quot;.wav&quot;)" office:value-type="string" office:string-value="/home/peter/Thesis/ForcedAligner/Aligner1/wav/ANQ13_3.wav">
            <text:p>/home/peter/Thesis/ForcedAligner/Aligner1/wav/ANQ13_3.wav</text:p>
          </table:table-cell>
          <table:table-cell office:value-type="string">
            <text:p>qu' il y aurait une crise économique, une crise financière également c' est de permettre aux citoyens de bénéficier de services à la hauteur de leurs attentes et aux besoins euh qui dont ils ont besoin. et, lorsqu' on parle de services, vraiment, dans lesquels euh qu' il était important de maintenir, je pense que monsieur le président, vous avez été bien informé au niveau de la santé et de l' éducation, c' est très important. on se souviendra en au début des à la fin des années quatre-vingt-dix, lorsqu' il y a eu des coupures drastiques en santé pour atteindre l' équilibre budgétaire, à cette époque; on en paie encore euh les frais aujourd'hui, près de dix ans plus tard. donc, c' est très important de le faire de façon planifiée et de façon ordonnée pour s' assurer que les citoyennes et citoyens du québec bénéficient aient un retour sur l' investissement le plus le plus bénéfique possible. la réduction des dépenses, euh monsieur le président, est également un autre facteur très important dans l' atteinte de l' objectif zéro pour deux mille treize deux mille quatorze. euh là, tout ça se fait via un plan, un plan bien défini, bien déterminé, un plan de douze virgule deux douze virgule deux milliards de dollars. et, lorsque je parle de bien planifier, maintenant, quatre-vingt-dix pourcent et plus des mesures, des gestes qui vont être posés, que ce soit de réduction, d' augmentation de tarifs, est déjà tablé, est déjà sur la table. donc, il est euh il est facile pour la population de connaître les tenants et aboutissants de la la reprise économique ou de l' atteinte de l' équilibre budgétaire en ayant vraiment des cibles bien déterminées sur une euh une période de cinq ans.</text:p>
          </table:table-cell>
        </table:table-row>
        <table:table-row table:style-name="ro1">
          <table:table-cell table:number-columns-repeated="2"/>
          <table:table-cell office:value-type="string">
            <text:p>4222a</text:p>
          </table:table-cell>
          <table:table-cell office:value-type="string">
            <text:p>248d</text:p>
          </table:table-cell>
          <table:table-cell office:value-type="float" office:value="13">
            <text:p>13</text:p>
          </table:table-cell>
          <table:table-cell table:formula="of:=IF([.E62]=[.E61];[.F61]+1;1)" office:value-type="float" office:value="4">
            <text:p>4</text:p>
          </table:table-cell>
          <table:table-cell table:formula="of:=CONCATENATE(&quot;/home/peter/Thesis/ForcedAligner/Aligner1/wav/11025/&quot;;[.C62];[.D62];&quot;.wav&quot;)" office:value-type="string" office:string-value="/home/peter/Thesis/ForcedAligner/Aligner1/wav/11025/4222a248d.wav">
            <text:p>/home/peter/Thesis/ForcedAligner/Aligner1/wav/11025/4222a248d.wav</text:p>
          </table:table-cell>
          <table:table-cell table:formula="of:=CONCATENATE(&quot;/home/peter/Thesis/ForcedAligner/Aligner1/wav/&quot;;&quot;ANQ&quot;;[.E62];&quot;_&quot;;[.F62];&quot;.wav&quot;)" office:value-type="string" office:string-value="/home/peter/Thesis/ForcedAligner/Aligner1/wav/ANQ13_4.wav">
            <text:p>/home/peter/Thesis/ForcedAligner/Aligner1/wav/ANQ13_4.wav</text:p>
          </table:table-cell>
          <table:table-cell office:value-type="string">
            <text:p>et le gouvernement a fait sa part, on en avait parlé au budget, pas le dernier, mais le précédent, c' est soixante-deux pourcent des efforts qui viendra de la part du gouvernement. donc, six point neuf milliards, tout près de sept milliards de dollars qui seront récupérés grâce aux efforts gouvernementaux. et, pour l' année deux mille dix deux mille onze, je vais vous dire, peu de gens s' en rappellent, mais on avait cette planification là, et, grâce au travail, au bon travail de mes collègues, des ministres, du premier ministre, on a on a la prévision a été réduite de un milliard de dollars, monsieur le président. un million de dollars, c' est beaucoup d' argent sur un budget de soixante-trois milliards. donc, on peut voir que les actions qui ont qui ont été apportées, que ce soit au niveau de la coupure des dépenses, qu' au niveau de l' investissement pour l' économie qui a été fait grâce au plan de relance économique qu' on a mis de l' avant, portent fruit, et, pour les prévisions de l' année qui vient de se terminer, on a en même temps, lorsqu' on a eu le la réduction de un milliard de dollars du déficit, on a également revu le déficit pour l' année deux mille dix deux mille onze de trois cent millions de dollars. on parle de un point trois milliard de dollars, monsieur le président, que on avait inclus dans le plan de redressement de la situation financière qui est déjà qui a été déjà absorbé grâce à des bons gestes portés par le gouvernement actuel. un autre niveau très important qu' il faut vérifier, c' est le niveau d' augmentation des dépenses. on pense souvent à l' état, euh les gens, souvent, ont dans leur mentalité que l' état dépense, dépense beaucoup plus qu' ailleurs. et je vais vous dire, les statistiques sont là, les chiffres sont là: depuis deux mille trois, le québec, euh juste derrière la colombie britannique, est celui qui a le mieux contrôlé ses dépenses publiques</text:p>
          </table:table-cell>
        </table:table-row>
        <table:table-row table:style-name="ro1">
          <table:table-cell table:number-columns-repeated="2"/>
          <table:table-cell office:value-type="string">
            <text:p>4222a</text:p>
          </table:table-cell>
          <table:table-cell office:value-type="string">
            <text:p>248e</text:p>
          </table:table-cell>
          <table:table-cell office:value-type="float" office:value="13">
            <text:p>13</text:p>
          </table:table-cell>
          <table:table-cell table:formula="of:=IF([.E63]=[.E62];[.F62]+1;1)" office:value-type="float" office:value="5">
            <text:p>5</text:p>
          </table:table-cell>
          <table:table-cell table:formula="of:=CONCATENATE(&quot;/home/peter/Thesis/ForcedAligner/Aligner1/wav/11025/&quot;;[.C63];[.D63];&quot;.wav&quot;)" office:value-type="string" office:string-value="/home/peter/Thesis/ForcedAligner/Aligner1/wav/11025/4222a248e.wav">
            <text:p>/home/peter/Thesis/ForcedAligner/Aligner1/wav/11025/4222a248e.wav</text:p>
          </table:table-cell>
          <table:table-cell table:formula="of:=CONCATENATE(&quot;/home/peter/Thesis/ForcedAligner/Aligner1/wav/&quot;;&quot;ANQ&quot;;[.E63];&quot;_&quot;;[.F63];&quot;.wav&quot;)" office:value-type="string" office:string-value="/home/peter/Thesis/ForcedAligner/Aligner1/wav/ANQ13_5.wav">
            <text:p>/home/peter/Thesis/ForcedAligner/Aligner1/wav/ANQ13_5.wav</text:p>
          </table:table-cell>
          <table:table-cell office:value-type="string">
            <text:p>c' est important de le noter. donc, il y a ça a toujours été géré avec la plus grande rigueur possible et euh pour avoir une moyenne, de deux mille six à deux mille dix, de cinq virgule huit pourcent de dollars. et l' objectif pour deux mille dix deux mille onze va être de trois virgule un pourcent de dollars, que le gouvernement s' est donné sur sur comme cible. et tout ça en gelant les ministres ont contribué, ont fait chacun leur plan au niveau de leurs différents ministères pour s' assurer d' atteindre cette cible là, sauf aux niveaux il y a des services, je pense, qui sont vraiment essentiels pour la population, que ce soit au niveau de la santé, de l' éducation, du transport médical. donc, il y a des secteurs vraiment qui ont été euh qui qui auront un autre taux de croissance pour permettre que les gens bénéficient de services essentiels. lorsqu' on parle de santé, euh on ne peut jouer avec ça; donc, c' est important. donc, il y aura une augmentation de ces dépenses là pour, tout ça, donner une moyenne d' environ un euh une moyenne de trois virgule un pourcent de croissance des dépenses au cours des prochaines années. important de savoir: on ne coupe pas les dépenses de trois virgule un pourcent, on ne coupe que la croissance des dépenses, contrairement à d' autres politiques qui, eux, dans la fin des années quatre-vingt-dix, ont sabré complètement dans les dépenses, et on connaît, à ce moment là, les dommages collatéraux que tout ça a apporté et les impacts que ça a eu sur les le bien être de la population, des citoyennes du québec des citoyens et citoyennes du québec. tout ça pour dire que en ayant une baisse de un million de dollars, monsieur le président, dans le dernier budget</text:p>
          </table:table-cell>
        </table:table-row>
        <table:table-row table:style-name="ro1">
          <table:table-cell table:number-columns-repeated="2"/>
          <table:table-cell office:value-type="string">
            <text:p>4222a</text:p>
          </table:table-cell>
          <table:table-cell office:value-type="string">
            <text:p>248f</text:p>
          </table:table-cell>
          <table:table-cell office:value-type="float" office:value="13">
            <text:p>13</text:p>
          </table:table-cell>
          <table:table-cell table:formula="of:=IF([.E64]=[.E63];[.F63]+1;1)" office:value-type="float" office:value="6">
            <text:p>6</text:p>
          </table:table-cell>
          <table:table-cell table:formula="of:=CONCATENATE(&quot;/home/peter/Thesis/ForcedAligner/Aligner1/wav/11025/&quot;;[.C64];[.D64];&quot;.wav&quot;)" office:value-type="string" office:string-value="/home/peter/Thesis/ForcedAligner/Aligner1/wav/11025/4222a248f.wav">
            <text:p>/home/peter/Thesis/ForcedAligner/Aligner1/wav/11025/4222a248f.wav</text:p>
          </table:table-cell>
          <table:table-cell table:formula="of:=CONCATENATE(&quot;/home/peter/Thesis/ForcedAligner/Aligner1/wav/&quot;;&quot;ANQ&quot;;[.E64];&quot;_&quot;;[.F64];&quot;.wav&quot;)" office:value-type="string" office:string-value="/home/peter/Thesis/ForcedAligner/Aligner1/wav/ANQ13_6.wav">
            <text:p>/home/peter/Thesis/ForcedAligner/Aligner1/wav/ANQ13_6.wav</text:p>
          </table:table-cell>
          <table:table-cell office:value-type="string">
            <text:p>une prévision budgétaire pour l' année qui vient de se terminer de trois cent millions de dollars de moins fait en sorte que le l' objectif que s' est fixé le gouvernement de réduire ses dépenses est vraiment plausible, est vraiment bien défini, et tout ça nous permet de dire que, pour deux mille onze deux mille douze, on prévoit un budget déficit budgétaire de l' ordre de trois virgule huit milliards de dollars. pour l' année deux mille douze deux mille treize, c' est un virgule cinq milliard de dollars et, pour deux mille treize deux mille quatorze, l' atteinte du déficit l' atteinte de l' équilibre budgétaire à ce moment là. et tout ça se fait, je vais vous dire, comme j' ai dit on ne coupe pas de façon drastique les dépenses. ça doit se faire c' est la planification, je crois, qui est la clé du succès dans le domaine des réductions budgétaires, et le gouvernement s' est donné un plan d' action pour la réduction. on ne le fait pas à l' aveuglette. premièrement, il y a des grandes orientations qui ont été rattachées à ce plan, que je vais faire le il faut respecter le taux de croissance des dépenses pour la prochaine année; le réexamen de certains programmes, notamment dans le cadre des mandats d' examen déjà en cours, donc prendre un certain recul et voir les objectifs qu' on s' était fixés avec certains programmes et les actualiser à la réalité d' aujourd'hui. également, le recours à des marges de manoeuvre financières à même les budgets prévus pour la mise en oeuvre de nouvelles initiatives. on vit dans un monde dynamique, monsieur le président, il est très important d' adapter les interventions de l' état aux besoins des gens des gens présents. un autre point de vue également, au niveau de la réduction des dépenses, qu' il est important de savoir, la planification on a signé une entente qui est vraiment historique. la présidente du conseil du trésor, ma collègue, a fait vraiment un travail colossal. une entente de cinq ans, monsieur le président, c' était du jamais vu, euh sans grève</text:p>
          </table:table-cell>
        </table:table-row>
        <table:table-row table:style-name="ro1">
          <table:table-cell table:number-columns-repeated="2"/>
          <table:table-cell office:value-type="string">
            <text:p>4222a</text:p>
          </table:table-cell>
          <table:table-cell office:value-type="string">
            <text:p>248g</text:p>
          </table:table-cell>
          <table:table-cell office:value-type="float" office:value="13">
            <text:p>13</text:p>
          </table:table-cell>
          <table:table-cell table:formula="of:=IF([.E65]=[.E64];[.F64]+1;1)" office:value-type="float" office:value="7">
            <text:p>7</text:p>
          </table:table-cell>
          <table:table-cell table:formula="of:=CONCATENATE(&quot;/home/peter/Thesis/ForcedAligner/Aligner1/wav/11025/&quot;;[.C65];[.D65];&quot;.wav&quot;)" office:value-type="string" office:string-value="/home/peter/Thesis/ForcedAligner/Aligner1/wav/11025/4222a248g.wav">
            <text:p>/home/peter/Thesis/ForcedAligner/Aligner1/wav/11025/4222a248g.wav</text:p>
          </table:table-cell>
          <table:table-cell table:formula="of:=CONCATENATE(&quot;/home/peter/Thesis/ForcedAligner/Aligner1/wav/&quot;;&quot;ANQ&quot;;[.E65];&quot;_&quot;;[.F65];&quot;.wav&quot;)" office:value-type="string" office:string-value="/home/peter/Thesis/ForcedAligner/Aligner1/wav/ANQ13_7.wav">
            <text:p>/home/peter/Thesis/ForcedAligner/Aligner1/wav/ANQ13_7.wav</text:p>
          </table:table-cell>
          <table:table-cell office:value-type="string">
            <text:p>et il a même fallu jusqu' à passer une loi spéciale, à ce moment là, pour déroger du cadre de trois ans parce qu' on avait une entente de cinq ans. c' est ce qu' on appeler ce qu' on appelle de la gestion rigoureuse et de la planification, monsieur le président. sur ce, pour laisser la chance à d' autres collègues de s' exprimer sur cet important sujet qu' est l' étude des crédits budgétaires, je veux remercier tous les parlementaires, également les membres de cabinets ministériels, également tous les fonctionnaires qui ont participé à cet important processus démocratique qu' est l' étude des crédits euh budgétaires, et euh poursuivre, je pense, dans les bonne notes. les chiffres le démontrent, on est dans la bonne voie, et c' est la planification qui nous amène à savoir où on s' en va. donc, merci beaucoup, monsieur le président.</text:p>
          </table:table-cell>
        </table:table-row>
        <table:table-row table:style-name="ro1">
          <table:table-cell table:number-columns-repeated="2"/>
          <table:table-cell office:value-type="string">
            <text:p>4221b</text:p>
          </table:table-cell>
          <table:table-cell office:value-type="string">
            <text:p>475a</text:p>
          </table:table-cell>
          <table:table-cell office:value-type="float" office:value="15">
            <text:p>15</text:p>
          </table:table-cell>
          <table:table-cell table:formula="of:=IF([.E66]=[.E65];[.F65]+1;1)" office:value-type="float" office:value="1">
            <text:p>1</text:p>
          </table:table-cell>
          <table:table-cell table:formula="of:=CONCATENATE(&quot;/home/peter/Thesis/ForcedAligner/Aligner1/wav/11025/&quot;;[.C66];[.D66];&quot;.wav&quot;)" office:value-type="string" office:string-value="/home/peter/Thesis/ForcedAligner/Aligner1/wav/11025/4221b475a.wav">
            <text:p>/home/peter/Thesis/ForcedAligner/Aligner1/wav/11025/4221b475a.wav</text:p>
          </table:table-cell>
          <table:table-cell table:formula="of:=CONCATENATE(&quot;/home/peter/Thesis/ForcedAligner/Aligner1/wav/&quot;;&quot;ANQ&quot;;[.E66];&quot;_&quot;;[.F66];&quot;.wav&quot;)" office:value-type="string" office:string-value="/home/peter/Thesis/ForcedAligner/Aligner1/wav/ANQ15_1.wav">
            <text:p>/home/peter/Thesis/ForcedAligner/Aligner1/wav/ANQ15_1.wav</text:p>
          </table:table-cell>
          <table:table-cell office:value-type="string">
            <text:p>bien le bonsoir, monsieur le président. transmettez mes salutations à mes collègues, puisque je ne peux m' adresser directement à eux. ma présentation sera, je l' espère, pas si mal structurée, mais elle est bâtie sur la base d' un ensemble de notes, parce que le but est de soulever euh des questions. je le dis d' emblée, parce qu' on en a parlé lors de la commission parlementaire, on en a parlé en d' autres circonstances, euh nous allons euh adopter le principe de la loi quatre-vingt-deux, mais bien le principe, sous réserve d' un ensemble de discussions que nous aurons lors de l' étude détaillée. et donc j' aurai l' occasion de préciser un grand nombre de ces de ces éléments là qui ont soulevé des questions. je me permets euh euh de de relever un certain nombre d' éléments historiques. c' est davantage à propos, d' emblée, puisqu' on est dans le patrimoine, que cette loi sera la descendante lointaine non pas d' une autre ou de deux autres mais bien d' un ensemble de mesures, d' études et de lois qui remontent jusqu' en france en mille huit cent quatre-vingt-sept, et je n' entrerai pas dans le détail de celles là. après ça, le québec a eu sa première version en dix-neuf cent vingt-deux, revue en dix-neuf cent cinquante-deux, en dix-neuf cent soixante-et-trois, en mille neuf cent soixante-douze. et, point intéressant à mentionner, en mille neuf cent quatre-vingt-cinq, sous clément richard</text:p>
          </table:table-cell>
        </table:table-row>
        <table:table-row table:style-name="ro1">
          <table:table-cell table:number-columns-repeated="2"/>
          <table:table-cell office:value-type="string">
            <text:p>4221b</text:p>
          </table:table-cell>
          <table:table-cell office:value-type="string">
            <text:p>475k</text:p>
          </table:table-cell>
          <table:table-cell office:value-type="float" office:value="15">
            <text:p>15</text:p>
          </table:table-cell>
          <table:table-cell table:formula="of:=IF([.E67]=[.E66];[.F66]+1;1)" office:value-type="float" office:value="2">
            <text:p>2</text:p>
          </table:table-cell>
          <table:table-cell table:formula="of:=CONCATENATE(&quot;/home/peter/Thesis/ForcedAligner/Aligner1/wav/11025/&quot;;[.C67];[.D67];&quot;.wav&quot;)" office:value-type="string" office:string-value="/home/peter/Thesis/ForcedAligner/Aligner1/wav/11025/4221b475k.wav">
            <text:p>/home/peter/Thesis/ForcedAligner/Aligner1/wav/11025/4221b475k.wav</text:p>
          </table:table-cell>
          <table:table-cell table:formula="of:=CONCATENATE(&quot;/home/peter/Thesis/ForcedAligner/Aligner1/wav/&quot;;&quot;ANQ&quot;;[.E67];&quot;_&quot;;[.F67];&quot;.wav&quot;)" office:value-type="string" office:string-value="/home/peter/Thesis/ForcedAligner/Aligner1/wav/ANQ15_2.wav">
            <text:p>/home/peter/Thesis/ForcedAligner/Aligner1/wav/ANQ15_2.wav</text:p>
          </table:table-cell>
          <table:table-cell office:value-type="string">
            <text:p>que la lecture du projet de loi avant les consultations et la lecture du projet de loi après les consultations a encore cette cette impression de rebrassage administratif où on fait des changements il y a des innovations que je salue, mais on fait des changements sans réussir à à faire en sorte que quelqu' un puisse résumer la loi en une phrase et avec un certain enthousiasme. ça reste technique, et une mise à jour, une mise à jour presque comme sur un véhicule. on l' a mis à jour, ça continue à rouler, alors que le besoin, l' idée du geste pourrait aller beaucoup plus loin. la loi n' est ultimement que le bras législatif d' une politique, et ça, on l' a dit, et ça a fait partie des réflexions. par moment, la réflexion était de dire: nous ne pouvons pas adopter cette loi parce qu' elle doit être précédée d' une politique. nous devons connaître l' intention qui préside à l' exercice où la loi nous amène, mais nous ne l' avons pas. c' est déplorable, mais nous choisissons, pour des raisons que j' expliquerai, de quand même appuyer, approuver, adopter le principe de cette loi là parce que je pense que qu' il y a une intention. et, si elle n' est pas développée dans toute la clarté, dans tout la l' enthousiasme qu' elle pourrait susciter, bien ça pourrait se faire</text:p>
          </table:table-cell>
        </table:table-row>
        <table:table-row table:style-name="ro1">
          <table:table-cell table:number-columns-repeated="2"/>
          <table:table-cell office:value-type="string">
            <text:p>4221b</text:p>
          </table:table-cell>
          <table:table-cell office:value-type="string">
            <text:p>475l</text:p>
          </table:table-cell>
          <table:table-cell office:value-type="float" office:value="15">
            <text:p>15</text:p>
          </table:table-cell>
          <table:table-cell table:formula="of:=IF([.E68]=[.E67];[.F67]+1;1)" office:value-type="float" office:value="3">
            <text:p>3</text:p>
          </table:table-cell>
          <table:table-cell table:formula="of:=CONCATENATE(&quot;/home/peter/Thesis/ForcedAligner/Aligner1/wav/11025/&quot;;[.C68];[.D68];&quot;.wav&quot;)" office:value-type="string" office:string-value="/home/peter/Thesis/ForcedAligner/Aligner1/wav/11025/4221b475l.wav">
            <text:p>/home/peter/Thesis/ForcedAligner/Aligner1/wav/11025/4221b475l.wav</text:p>
          </table:table-cell>
          <table:table-cell table:formula="of:=CONCATENATE(&quot;/home/peter/Thesis/ForcedAligner/Aligner1/wav/&quot;;&quot;ANQ&quot;;[.E68];&quot;_&quot;;[.F68];&quot;.wav&quot;)" office:value-type="string" office:string-value="/home/peter/Thesis/ForcedAligner/Aligner1/wav/ANQ15_3.wav">
            <text:p>/home/peter/Thesis/ForcedAligner/Aligner1/wav/ANQ15_3.wav</text:p>
          </table:table-cell>
          <table:table-cell office:value-type="string">
            <text:p>c' est pas idéal, mais ça pourrait se faire un peu en parallèle de l' exercice qu' on va faire au cours des prochaines semaines. parce que toute la passion des gens qu' on a vue, qui existe et qui se nourrit à celle qui existe aussi dans la population en général doit être capable de se reconnaître dans ce que sera le résultat de cette loi là. on va l' adopter, le principe, et éventuellement la loi à cause de la notion d' urgence. et la notion d' urgence aussi a fait l' objet de discussions. jusqu' à quel point est il urgent d' adopter une loi qui, dans le fondement même de sa forme actuelle, est très imparfaite? jusqu' à quel point et ça, plusieurs mémoires l' ont suggéré faudrait il qu' elle soit, en effet, précédée d' une politique, ce qui la reporterait à plus tard, ce qui la reporterait à une autre session si tout le monde s' entendait pour dire qu' il y a que ce n' est pas à ce point urgent? mais les immeubles dépérissent, les églises des collectivités locales sont laissées à l' abandon. le l' église temporelle s' en déleste, les communautés locales sont pas capables de se les approprier. il y a effectivement des artefacts qui circulent sans la protection, ni la préservation, ni la mise en valeur qui le justifie.</text:p>
          </table:table-cell>
        </table:table-row>
        <table:table-row table:style-name="ro1">
          <table:table-cell table:number-columns-repeated="2"/>
          <table:table-cell office:value-type="string">
            <text:p>4221b</text:p>
          </table:table-cell>
          <table:table-cell office:value-type="string">
            <text:p>475m</text:p>
          </table:table-cell>
          <table:table-cell office:value-type="float" office:value="15">
            <text:p>15</text:p>
          </table:table-cell>
          <table:table-cell table:formula="of:=IF([.E69]=[.E68];[.F68]+1;1)" office:value-type="float" office:value="4">
            <text:p>4</text:p>
          </table:table-cell>
          <table:table-cell table:formula="of:=CONCATENATE(&quot;/home/peter/Thesis/ForcedAligner/Aligner1/wav/11025/&quot;;[.C69];[.D69];&quot;.wav&quot;)" office:value-type="string" office:string-value="/home/peter/Thesis/ForcedAligner/Aligner1/wav/11025/4221b475m.wav">
            <text:p>/home/peter/Thesis/ForcedAligner/Aligner1/wav/11025/4221b475m.wav</text:p>
          </table:table-cell>
          <table:table-cell table:formula="of:=CONCATENATE(&quot;/home/peter/Thesis/ForcedAligner/Aligner1/wav/&quot;;&quot;ANQ&quot;;[.E69];&quot;_&quot;;[.F69];&quot;.wav&quot;)" office:value-type="string" office:string-value="/home/peter/Thesis/ForcedAligner/Aligner1/wav/ANQ15_4.wav">
            <text:p>/home/peter/Thesis/ForcedAligner/Aligner1/wav/ANQ15_4.wav</text:p>
          </table:table-cell>
          <table:table-cell office:value-type="string">
            <text:p>il y a des objets qui se perdent, il y a des objets qui se transigent, il y a des paysages qui sont altérés, et donc, oui, doit on reconnaître, le plus tôt est le mieux pour la mise en place de mesures allant assurer la protection, la préservation, la mise en valeur et, avant tout, l' identification des éléments de patrimoine qui doivent être euh traités. mais, dans l' urgence dans la et, à certains égards, la précipitation, dans la méconnaissance de certains fondements franchement scientifiques que des ethnologues, ou des archéologues, ou des archivistes sont venus expliquer, il y a le risque de mal faire certaines choses. il y a le risque d' altérer les objets. il y a le risque de faire des mauvais choix. il y a le risque que les gens d' une municipalité donnée, qui sont peut être des bénévoles de bonne foi, sélectionnent tel immeuble et tel objet au détriment de tel autre immeuble et tel autre objet qui, aux yeux d' un expert, aurait davantage de valeur, serait davantage un véhicule de connaissance pour comprendre nos origines, pour comprendre notre histoire, pour comprendre qui nous sommes. le niveau d' urgence avec lequel il faut agir n' est pas placé. on ne l' a pas</text:p>
          </table:table-cell>
        </table:table-row>
        <table:table-row table:style-name="ro1">
          <table:table-cell table:number-columns-repeated="2"/>
          <table:table-cell office:value-type="string">
            <text:p>4221b</text:p>
          </table:table-cell>
          <table:table-cell office:value-type="string">
            <text:p>475n</text:p>
          </table:table-cell>
          <table:table-cell office:value-type="float" office:value="15">
            <text:p>15</text:p>
          </table:table-cell>
          <table:table-cell table:formula="of:=IF([.E70]=[.E69];[.F69]+1;1)" office:value-type="float" office:value="5">
            <text:p>5</text:p>
          </table:table-cell>
          <table:table-cell table:formula="of:=CONCATENATE(&quot;/home/peter/Thesis/ForcedAligner/Aligner1/wav/11025/&quot;;[.C70];[.D70];&quot;.wav&quot;)" office:value-type="string" office:string-value="/home/peter/Thesis/ForcedAligner/Aligner1/wav/11025/4221b475n.wav">
            <text:p>/home/peter/Thesis/ForcedAligner/Aligner1/wav/11025/4221b475n.wav</text:p>
          </table:table-cell>
          <table:table-cell table:formula="of:=CONCATENATE(&quot;/home/peter/Thesis/ForcedAligner/Aligner1/wav/&quot;;&quot;ANQ&quot;;[.E70];&quot;_&quot;;[.F70];&quot;.wav&quot;)" office:value-type="string" office:string-value="/home/peter/Thesis/ForcedAligner/Aligner1/wav/ANQ15_5.wav">
            <text:p>/home/peter/Thesis/ForcedAligner/Aligner1/wav/ANQ15_5.wav</text:p>
          </table:table-cell>
          <table:table-cell office:value-type="string">
            <text:p>lors des consultations, on ne l' a pas défini. on peut pas dire: on sait très bien qu' à l' intérieur de tel délai il faudrait que ce soit réglé. ça reste quelque chose de relativement vague parce que, dans un cas comme dans l' autre, plus tôt ou moins tôt, il y aura des gains, il y aura des pertes. on va faire quelque chose de rapidement, mais on va s' exposer à des mauvaises décisions. on va euh euh implanter une loi, mais elle n' aura pas les ressources pour être en mesure, vraiment, de d' avoir l' effet souhaité. et, donc, ce n' est pas clair, les travaux devront l' établir, les discussions que nous aurons devront l' établir et alimenter euh des réflexions qui auront cours au ministère. et, la ministre le mentionnait, il y a déjà un ensemble et je salue cette mention il y a déjà un ensemble de directives qui leur est donné, des questions posées, des points sur lesquels ils doivent s' attarder. et, et sincèrement, je pense que ce sont ces points là qui rassemblés, qui qui viennent des questions soulevées par des gens qui sont venus nous rencontrer, qui ont fait des commentaires qui n' ont rien à voir avec un processus législatif, mais qui sont éloquents de préoccupations et de besoins sur le vrai terrain si ces éléments là sont transmis aux gens du ministère, qui sont des passionnés de culture, il y a des chances que prenne forme au moins le squelette d' une politique culturelle cohérente en parallèle de l' exercice qu' on fera quant à l' analyse même de la loi. donc, je ne m' objecte pas au à l' idée que nous adoptions cette loi là avant la fin de la présente session</text:p>
          </table:table-cell>
        </table:table-row>
        <table:table-row table:style-name="ro1">
          <table:table-cell table:number-columns-repeated="2"/>
          <table:table-cell office:value-type="string">
            <text:p>4221b</text:p>
          </table:table-cell>
          <table:table-cell office:value-type="string">
            <text:p>475o</text:p>
          </table:table-cell>
          <table:table-cell office:value-type="float" office:value="15">
            <text:p>15</text:p>
          </table:table-cell>
          <table:table-cell table:formula="of:=IF([.E71]=[.E70];[.F70]+1;1)" office:value-type="float" office:value="6">
            <text:p>6</text:p>
          </table:table-cell>
          <table:table-cell table:formula="of:=CONCATENATE(&quot;/home/peter/Thesis/ForcedAligner/Aligner1/wav/11025/&quot;;[.C71];[.D71];&quot;.wav&quot;)" office:value-type="string" office:string-value="/home/peter/Thesis/ForcedAligner/Aligner1/wav/11025/4221b475o.wav">
            <text:p>/home/peter/Thesis/ForcedAligner/Aligner1/wav/11025/4221b475o.wav</text:p>
          </table:table-cell>
          <table:table-cell table:formula="of:=CONCATENATE(&quot;/home/peter/Thesis/ForcedAligner/Aligner1/wav/&quot;;&quot;ANQ&quot;;[.E71];&quot;_&quot;;[.F71];&quot;.wav&quot;)" office:value-type="string" office:string-value="/home/peter/Thesis/ForcedAligner/Aligner1/wav/ANQ15_6.wav">
            <text:p>/home/peter/Thesis/ForcedAligner/Aligner1/wav/ANQ15_6.wav</text:p>
          </table:table-cell>
          <table:table-cell office:value-type="string">
            <text:p>mais je ne m' engage pas à ce qu' il en aille ainsi. j' ai relu des bouts de la loi aujourd'hui puis, par moments, je me disais que c' était peut être possible, qu' il y a un grand nombre d' articles dans une loi de deux cent soixante-et-cinq articles il y en a un certain nombre sur lesquels on ne va pas s' étendre ad infinitum et il y en a d' autres qui sont fondamentaux. les consultations sont donc claires, la loi est nécessaire, même si on n' y voit pas pour l' instant de fil conducteur, de guide. même si on ne sait pas exactement quelle est la destination, où est ce qu' on va arriver, nous avons le devoir d' entreprendre le parcours et de travailler cette loi là. nous allons en adopter le principe et nous allons en adopter le principe notamment pour des innovations qu' elle contient. innovations au sens législatif au québec parce que ces innovations là existent déjà ailleurs. et, plutôt que de nous ajuster à ce qui se fait ailleurs, nous pouvons aller plus loin et faire mieux. à cet égard là, je relève la notion de développement durable, qui est mentionnée dans la loi. encore une fois, je ne veux pas dire que ce n' est pas bien fait et et je souligne que plusieurs des gens qui sont venus rencontrer la commission parlementaire ont parlé de développement durable.</text:p>
          </table:table-cell>
        </table:table-row>
        <table:table-row table:style-name="ro1">
          <table:table-cell table:number-columns-repeated="2"/>
          <table:table-cell office:value-type="string">
            <text:p>4221b</text:p>
          </table:table-cell>
          <table:table-cell office:value-type="string">
            <text:p>475p</text:p>
          </table:table-cell>
          <table:table-cell office:value-type="float" office:value="15">
            <text:p>15</text:p>
          </table:table-cell>
          <table:table-cell table:formula="of:=IF([.E72]=[.E71];[.F71]+1;1)" office:value-type="float" office:value="7">
            <text:p>7</text:p>
          </table:table-cell>
          <table:table-cell table:formula="of:=CONCATENATE(&quot;/home/peter/Thesis/ForcedAligner/Aligner1/wav/11025/&quot;;[.C72];[.D72];&quot;.wav&quot;)" office:value-type="string" office:string-value="/home/peter/Thesis/ForcedAligner/Aligner1/wav/11025/4221b475p.wav">
            <text:p>/home/peter/Thesis/ForcedAligner/Aligner1/wav/11025/4221b475p.wav</text:p>
          </table:table-cell>
          <table:table-cell table:formula="of:=CONCATENATE(&quot;/home/peter/Thesis/ForcedAligner/Aligner1/wav/&quot;;&quot;ANQ&quot;;[.E72];&quot;_&quot;;[.F72];&quot;.wav&quot;)" office:value-type="string" office:string-value="/home/peter/Thesis/ForcedAligner/Aligner1/wav/ANQ15_7.wav">
            <text:p>/home/peter/Thesis/ForcedAligner/Aligner1/wav/ANQ15_7.wav</text:p>
          </table:table-cell>
          <table:table-cell office:value-type="string">
            <text:p>ce qui était fascinant, c' est qu' ils faisaient un parallèle entre le développement durable et la loi sur le patrimoine culturel. ils disaient: est ce qu' on pourrait être aussi bien traités que le traitement qu' on accorde aux notions d' environnement, alors que le développement durable inclut d' emblée les notions culturelles et patrimoniales? le développement durable, c' est une harmonisation de variables de développement économique, d' écologie, de social et de culture, et j' ai l' impression, à bien des égards, que la philosophie du développement durable, comment dire, n' imprègne pas suffisamment l' exercice. et ça, ça se traduit pas par un, deux ou trois articles, mais bien par une façon de réfléchir lorsqu' on analyse le détail de la loi, et, donc, ça va revenir à peu près tout le temps lors de l' étude détaillée. le plus bel exemple à cet égard là, c' est, bien sûr, la notion de paysage patrimonial. c' est une initiative tout à fait louable, je dirais même enthousiasmante. moi, ça m' a interpellé. belle idée qui existe ailleurs, qui qui est le produit d' une réflexion qui s' est faite notamment au niveau international, euh mais il est grand temps et faisons le pour le québec, d' autant plus que le québec a de nombreux paysages absolument sensationnels et d' une considérable diversité. si on part du grand nord et qu' on se rend jusqu' à la vallée du saint laurent, bien, la gaspésie ou toutes les régions ont des caractéristiques fort intéressantes.</text:p>
          </table:table-cell>
        </table:table-row>
        <table:table-row table:style-name="ro1">
          <table:table-cell table:number-columns-repeated="2"/>
          <table:table-cell office:value-type="string">
            <text:p>4221b</text:p>
          </table:table-cell>
          <table:table-cell office:value-type="string">
            <text:p>475q</text:p>
          </table:table-cell>
          <table:table-cell office:value-type="float" office:value="15">
            <text:p>15</text:p>
          </table:table-cell>
          <table:table-cell table:formula="of:=IF([.E73]=[.E72];[.F72]+1;1)" office:value-type="float" office:value="8">
            <text:p>8</text:p>
          </table:table-cell>
          <table:table-cell table:formula="of:=CONCATENATE(&quot;/home/peter/Thesis/ForcedAligner/Aligner1/wav/11025/&quot;;[.C73];[.D73];&quot;.wav&quot;)" office:value-type="string" office:string-value="/home/peter/Thesis/ForcedAligner/Aligner1/wav/11025/4221b475q.wav">
            <text:p>/home/peter/Thesis/ForcedAligner/Aligner1/wav/11025/4221b475q.wav</text:p>
          </table:table-cell>
          <table:table-cell table:formula="of:=CONCATENATE(&quot;/home/peter/Thesis/ForcedAligner/Aligner1/wav/&quot;;&quot;ANQ&quot;;[.E73];&quot;_&quot;;[.F73];&quot;.wav&quot;)" office:value-type="string" office:string-value="/home/peter/Thesis/ForcedAligner/Aligner1/wav/ANQ15_8.wav">
            <text:p>/home/peter/Thesis/ForcedAligner/Aligner1/wav/ANQ15_8.wav</text:p>
          </table:table-cell>
          <table:table-cell office:value-type="string">
            <text:p>l' opérationnalisation de la notion de paysage patrimonial n' est cependant pas chose simple. le libellé de la loi, il y a eu des discussions là dessus et des commentaires. la lecture que que nous en faisons, que, moi, j' en fais et je l' ai relu encore tout à l' heure c' est qu' il faut que les municipalités touchées, l' ensemble ça dit bien l' ensemble des municipalités touchées par le paysage visé fassent la demande à la ministre pour qu' un paysage, après un certain nombre de démarches davantage administratives, soit reconnu. moi, je lis ça comme la nécessité de l' unanimité. je comprends qu' il faut que, si on prend un paysage et qu' on dit: ce paysage là a une marque humaine, sinon il n' est pas patrimonial il a une marque humaine significative, il commence là, il finit là, il a tel sens il faut que toutes les municipalités auxquelles ce paysage donné touche participent à la demande qui sera faite à la ministre. si c' est si c' est vrai, si c' est exact si ça ne l' est pas, on nous le dira, mais c' est vraiment la lecture qu' on fait présentement. et, si, nous, on n' en est pas certains comme législateurs, ça peut être amélioré. si c' est exact, c' est inopérable. si c' est exact</text:p>
          </table:table-cell>
        </table:table-row>
        <table:table-row table:style-name="ro1">
          <table:table-cell table:number-columns-repeated="2"/>
          <table:table-cell office:value-type="string">
            <text:p>4221b</text:p>
          </table:table-cell>
          <table:table-cell office:value-type="string">
            <text:p>475r</text:p>
          </table:table-cell>
          <table:table-cell office:value-type="float" office:value="15">
            <text:p>15</text:p>
          </table:table-cell>
          <table:table-cell table:formula="of:=IF([.E74]=[.E73];[.F73]+1;1)" office:value-type="float" office:value="9">
            <text:p>9</text:p>
          </table:table-cell>
          <table:table-cell table:formula="of:=CONCATENATE(&quot;/home/peter/Thesis/ForcedAligner/Aligner1/wav/11025/&quot;;[.C74];[.D74];&quot;.wav&quot;)" office:value-type="string" office:string-value="/home/peter/Thesis/ForcedAligner/Aligner1/wav/11025/4221b475r.wav">
            <text:p>/home/peter/Thesis/ForcedAligner/Aligner1/wav/11025/4221b475r.wav</text:p>
          </table:table-cell>
          <table:table-cell table:formula="of:=CONCATENATE(&quot;/home/peter/Thesis/ForcedAligner/Aligner1/wav/&quot;;&quot;ANQ&quot;;[.E74];&quot;_&quot;;[.F74];&quot;.wav&quot;)" office:value-type="string" office:string-value="/home/peter/Thesis/ForcedAligner/Aligner1/wav/ANQ15_9.wav">
            <text:p>/home/peter/Thesis/ForcedAligner/Aligner1/wav/ANQ15_9.wav</text:p>
          </table:table-cell>
          <table:table-cell office:value-type="string">
            <text:p>il suffit qu' une municipalité, pour mille et une raisons possibles sur lesquelles on va revenir, il suffit qu' une municipalité euh euh s' objecte pour que le paysage ne soit jamais déclaré patrimonial. et, si ce n' est pas exact, il y a une espèce de passez moi l' expression de gerrymandering qui va se produire. le gerrymandering, c' est un une notion américaine qui vient d' un politicien au début du dix-neuvième siècle qui avait trafiqué la carte en utilisant même parfois des chemins de fer pour créer des districts électoraux dont on pouvait mieux appréhender le résultat. ça donnait des affaires qui n' avaient pas de sens en termes de dessin et de carte électorale. c' est un peu le même principe. si ça prend pas l' unanimité, la compréhension que j' ai de ce qu' on nous a expliqué ultérieurement, c' est que, si on a encore une fois notre paysage donné avec cinq municipalités touchées, et là il y en a une qui dit: non, moi, j' ai un possible développement éolien qui marcherait pas dans le cadre de ce paysage là, puis ça crée quarante-deux jobs, puis les citoyens, ils veulent les quarante-deux jobs, donc, moi, je n' embarque pas, puis l' autre, bien, c' est un autre type de développement, des condos sur le bord de l' eau ou une usine de je ne sais quoi qui pourrait vouloir s' y implanter, ça fait obstacle au projet. donc, il peut y avoir des trous dans le paysage, ça ne veut plus rien dire.</text:p>
          </table:table-cell>
        </table:table-row>
        <table:table-row table:style-name="ro1">
          <table:table-cell table:number-columns-repeated="2"/>
          <table:table-cell office:value-type="string">
            <text:p>4221b</text:p>
          </table:table-cell>
          <table:table-cell office:value-type="string">
            <text:p>475s</text:p>
          </table:table-cell>
          <table:table-cell office:value-type="float" office:value="15">
            <text:p>15</text:p>
          </table:table-cell>
          <table:table-cell table:formula="of:=IF([.E75]=[.E74];[.F74]+1;1)" office:value-type="float" office:value="10">
            <text:p>10</text:p>
          </table:table-cell>
          <table:table-cell table:formula="of:=CONCATENATE(&quot;/home/peter/Thesis/ForcedAligner/Aligner1/wav/11025/&quot;;[.C75];[.D75];&quot;.wav&quot;)" office:value-type="string" office:string-value="/home/peter/Thesis/ForcedAligner/Aligner1/wav/11025/4221b475s.wav">
            <text:p>/home/peter/Thesis/ForcedAligner/Aligner1/wav/11025/4221b475s.wav</text:p>
          </table:table-cell>
          <table:table-cell table:formula="of:=CONCATENATE(&quot;/home/peter/Thesis/ForcedAligner/Aligner1/wav/&quot;;&quot;ANQ&quot;;[.E75];&quot;_&quot;;[.F75];&quot;.wav&quot;)" office:value-type="string" office:string-value="/home/peter/Thesis/ForcedAligner/Aligner1/wav/ANQ15_10.wav">
            <text:p>/home/peter/Thesis/ForcedAligner/Aligner1/wav/ANQ15_10.wav</text:p>
          </table:table-cell>
          <table:table-cell office:value-type="string">
            <text:p>et donc, dans l' un et l' autre cas, c' est pas clair. le minimum qu' on puisse dire, c' est qu' il faut que ce soit précisé comme notion. je pense d' ailleurs l' article dix-huit, qui dit demandé par l' ensemble des municipalités, je pense qu' il faut que ce soit remplacé par une notion de consensus, pas d' unanimité. il faut que la ministre se donne le pouvoir de trancher, de recevoir une demande qui ne sera pas unanime puis de dire: non seulement je reçois la demande, mais, même si telle et ou telle municipalité n' est pas d' accord, l' enjeu le justifiant dans une perspective culturelle et patrimoniale, nous allons quand même déclarer que ce paysage est à valeur patrimoniale. je pense même que la ministre devrait aller jusqu' à se donner le pouvoir d' initier une telle démarche. la ministre devrait pouvoir, sur la recommandation de qui que ce soit ou son propre jugement, initier une démarche de reconnaissance d' un paysage patrimonial sans que ce soit à l' initiative des municipalités, dont on sait qu' elles sont parfois l' objet d' autres types de pressions que ce qui nourrit l' intention du législateur. la définition, les limites, l' évolution d' un paysage patrimonial sont des notions relativement complexes, et ça, il y a des scientifiques de très, très haut niveau qui sont venus nous rencontrer euh pour nous dire qu' on avait des gros devoirs à faire avant d' aboutir avec quelque chose qui soit à la hauteur de leurs recherches. bon, dans certains cas, ils sont en avance de ce qui se passe au niveau international de nombreuses années.</text:p>
          </table:table-cell>
        </table:table-row>
        <table:table-row table:style-name="ro1">
          <table:table-cell table:number-columns-repeated="2"/>
          <table:table-cell office:value-type="string">
            <text:p>4221b</text:p>
          </table:table-cell>
          <table:table-cell office:value-type="string">
            <text:p>475t</text:p>
          </table:table-cell>
          <table:table-cell office:value-type="float" office:value="15">
            <text:p>15</text:p>
          </table:table-cell>
          <table:table-cell table:formula="of:=IF([.E76]=[.E75];[.F75]+1;1)" office:value-type="float" office:value="11">
            <text:p>11</text:p>
          </table:table-cell>
          <table:table-cell table:formula="of:=CONCATENATE(&quot;/home/peter/Thesis/ForcedAligner/Aligner1/wav/11025/&quot;;[.C76];[.D76];&quot;.wav&quot;)" office:value-type="string" office:string-value="/home/peter/Thesis/ForcedAligner/Aligner1/wav/11025/4221b475t.wav">
            <text:p>/home/peter/Thesis/ForcedAligner/Aligner1/wav/11025/4221b475t.wav</text:p>
          </table:table-cell>
          <table:table-cell table:formula="of:=CONCATENATE(&quot;/home/peter/Thesis/ForcedAligner/Aligner1/wav/&quot;;&quot;ANQ&quot;;[.E76];&quot;_&quot;;[.F76];&quot;.wav&quot;)" office:value-type="string" office:string-value="/home/peter/Thesis/ForcedAligner/Aligner1/wav/ANQ15_11.wav">
            <text:p>/home/peter/Thesis/ForcedAligner/Aligner1/wav/ANQ15_11.wav</text:p>
          </table:table-cell>
          <table:table-cell office:value-type="string">
            <text:p>et, quand on réussit à comprendre le raisonnement, c' est fascinant, mais c' est probablement pas toujours applicable. cela dit, la définition doit s' ouvrir au fait que un paysage évolue. le plus bel exemple de cette évolution d' un paysage, c' est que le paysage patrimonial peut être un paysage urbain, et il est impossible, il est impossible qu' un paysage urbain ne connaisse pas des transformations et une évolution qui soient significatives, souvent très importantes. il est impossible et, même, il n' est pas souhaitable que, dans le travail des urbanistes, on ne permette pas la coexistence de la modernité et du davantage patrimonial. il n' est pas imaginable que ce qui sera patrimonial dans cinquante ou deux cent cinquante ans mais que nous construisons aujourd'hui ne puisse pas l' être sous prétexte qu' on a figé une notion de paysage patrimonial en milieu urbain. la loi n' est pas du tout prête, dans sa formulation actuelle, à gérer un problème de cette complexité. à cet égard là, soit elle est prématurée, soit il y aura un sérieux travail euh de consultation informelle, mais d' amendements et de modifications à faire pour que pour que ça tienne la route. au delà de la lettre de la loi, il faut lui donner de la profondeur au niveau du sens.</text:p>
          </table:table-cell>
        </table:table-row>
        <table:table-row table:style-name="ro1">
          <table:table-cell table:number-columns-repeated="2"/>
          <table:table-cell office:value-type="string">
            <text:p>4221b</text:p>
          </table:table-cell>
          <table:table-cell office:value-type="string">
            <text:p>475b</text:p>
          </table:table-cell>
          <table:table-cell office:value-type="float" office:value="15">
            <text:p>15</text:p>
          </table:table-cell>
          <table:table-cell table:formula="of:=IF([.E77]=[.E76];[.F76]+1;1)" office:value-type="float" office:value="12">
            <text:p>12</text:p>
          </table:table-cell>
          <table:table-cell table:formula="of:=CONCATENATE(&quot;/home/peter/Thesis/ForcedAligner/Aligner1/wav/11025/&quot;;[.C77];[.D77];&quot;.wav&quot;)" office:value-type="string" office:string-value="/home/peter/Thesis/ForcedAligner/Aligner1/wav/11025/4221b475b.wav">
            <text:p>/home/peter/Thesis/ForcedAligner/Aligner1/wav/11025/4221b475b.wav</text:p>
          </table:table-cell>
          <table:table-cell table:formula="of:=CONCATENATE(&quot;/home/peter/Thesis/ForcedAligner/Aligner1/wav/&quot;;&quot;ANQ&quot;;[.E77];&quot;_&quot;;[.F77];&quot;.wav&quot;)" office:value-type="string" office:string-value="/home/peter/Thesis/ForcedAligner/Aligner1/wav/ANQ15_12.wav">
            <text:p>/home/peter/Thesis/ForcedAligner/Aligner1/wav/ANQ15_12.wav</text:p>
          </table:table-cell>
          <table:table-cell office:value-type="string">
            <text:p>entre dans la loi une certaine notion de décentralisation, décentralisation dis je bien, vers les municipalités, et euh euh c' est là que prend forme la notion de subsidiarité dont le but est d' établir quelle est la juste quelle est la juste mesure de ce qui doit être euh transmis euh comme juridiction, et doit on espérer, et c' est sûrement une des grandes questions, comme moyen aussi vers les municipalités. arrive en deux mille le rapport arpin qui euh est euh un qui amène une mention significative du patrimoine immatériel. et, en deux mille trois, on retourne en france où il y a une modification de la loi qui porte sur le patrimoine culturel et qui elle aussi euh souligne l' importance du travail de ce qu' ils appellent les collectivités locales et, on y reviendra, l' importance de la notion d' identité dans ce que véhicule le patrimoine. je le mentionne une première fois, la notion d' identité a été nommée dans l' exposé de la ministre à quelques reprises mais n' apparaît qu' une seule fois dans l' ensemble d' un énorme projet de loi de deux cent soixante-et-cinq articles, et c' est au moment où on parle du paysage patrimonial. euh mes notes ne sont pas claires, là. j' ai mal j' ai mal écrit. oui, oui, oui, une note intéressante, la notion de paysage pas de paysage, mais de patrimoine immatériel euh semble relativement récente et, mise dans une loi, elle le sera. mais, dès le tout début du ministère de la culture euh du québec, donc dans la foulée de sa fondation euh par monsieur lapalme, déjà, dans un rapport, la notion de patrimoine immatériel avait été mentionnée comme une une voie à explorer, un angle à développer euh.</text:p>
          </table:table-cell>
        </table:table-row>
        <table:table-row table:style-name="ro1">
          <table:table-cell table:number-columns-repeated="2"/>
          <table:table-cell office:value-type="string">
            <text:p>4221b</text:p>
          </table:table-cell>
          <table:table-cell office:value-type="string">
            <text:p>475u</text:p>
          </table:table-cell>
          <table:table-cell office:value-type="float" office:value="15">
            <text:p>15</text:p>
          </table:table-cell>
          <table:table-cell table:formula="of:=IF([.E78]=[.E77];[.F77]+1;1)" office:value-type="float" office:value="13">
            <text:p>13</text:p>
          </table:table-cell>
          <table:table-cell table:formula="of:=CONCATENATE(&quot;/home/peter/Thesis/ForcedAligner/Aligner1/wav/11025/&quot;;[.C78];[.D78];&quot;.wav&quot;)" office:value-type="string" office:string-value="/home/peter/Thesis/ForcedAligner/Aligner1/wav/11025/4221b475u.wav">
            <text:p>/home/peter/Thesis/ForcedAligner/Aligner1/wav/11025/4221b475u.wav</text:p>
          </table:table-cell>
          <table:table-cell table:formula="of:=CONCATENATE(&quot;/home/peter/Thesis/ForcedAligner/Aligner1/wav/&quot;;&quot;ANQ&quot;;[.E78];&quot;_&quot;;[.F78];&quot;.wav&quot;)" office:value-type="string" office:string-value="/home/peter/Thesis/ForcedAligner/Aligner1/wav/ANQ15_13.wav">
            <text:p>/home/peter/Thesis/ForcedAligner/Aligner1/wav/ANQ15_13.wav</text:p>
          </table:table-cell>
          <table:table-cell office:value-type="string">
            <text:p>je souligne aussi des préoccupations du milieu agricole lorsqu' on parle du paysage patrimonial. ces célèbres cartes postales qui font le charme du québec sont souvent décrivent souvent ou mettent souvent en valeur des paysages agricoles, et les milieux agricoles ont de grandes inquiétudes que la loi ne vienne faire obstacle à des projets de développement qu' ils pourraient avoir. dans les exemples qu' on m' a donnés, il y avait même des craintes de ne pas pouvoir changer le type de culture dans de culture dans un champ parce que ça en change la couleur. je pense que la loi n' ira jamais jusque là, mais vous comprenez le niveau d' inquiétude que cette loi là a suscité. mais la transformation des bâtiments agricoles affecte le paysage. ça soulève toute la question, d' ailleurs, qui est vraie pour les églises je vous donne un exemple. on arrive à norbertville, de l' autre côté de victoriaville, et là on tourne une courbe en hauteur, et là on a le village avec le clocher de l' église. et c' est de toute beauté, et c' est tout à fait agricole, mais avec le village. l' église fait partie du paysage si jamais on le déclare. est ce que ça empêche des modifications à l' immeuble? c' est une question fondamentale qui n' est pas traitée. et on aura beau dire: non, non, il faut passer la loi, allons y, un jour il va y avoir des contestations de ses conséquences. et, si on n' a pas bien fait le travail, on sera appelé à le regretter, et les milieux qui seront touchés par l' exercice de la loi seront appelés à le regretter ou et c' est pire à cause de la complexité, on s' abstiendra de référer à cette loi là et on s' abstiendra de profiter de cette innovation tout à fait louable qu' est celle de de de l' apparition de la notion de paysage patrimonial. je sais pas combien de temps il me reste</text:p>
          </table:table-cell>
        </table:table-row>
        <table:table-row table:style-name="ro1">
          <table:table-cell table:number-columns-repeated="2"/>
          <table:table-cell office:value-type="string">
            <text:p>4221b</text:p>
          </table:table-cell>
          <table:table-cell office:value-type="string">
            <text:p>475c</text:p>
          </table:table-cell>
          <table:table-cell office:value-type="float" office:value="15">
            <text:p>15</text:p>
          </table:table-cell>
          <table:table-cell table:formula="of:=IF([.E79]=[.E78];[.F78]+1;1)" office:value-type="float" office:value="14">
            <text:p>14</text:p>
          </table:table-cell>
          <table:table-cell table:formula="of:=CONCATENATE(&quot;/home/peter/Thesis/ForcedAligner/Aligner1/wav/11025/&quot;;[.C79];[.D79];&quot;.wav&quot;)" office:value-type="string" office:string-value="/home/peter/Thesis/ForcedAligner/Aligner1/wav/11025/4221b475c.wav">
            <text:p>/home/peter/Thesis/ForcedAligner/Aligner1/wav/11025/4221b475c.wav</text:p>
          </table:table-cell>
          <table:table-cell table:formula="of:=CONCATENATE(&quot;/home/peter/Thesis/ForcedAligner/Aligner1/wav/&quot;;&quot;ANQ&quot;;[.E79];&quot;_&quot;;[.F79];&quot;.wav&quot;)" office:value-type="string" office:string-value="/home/peter/Thesis/ForcedAligner/Aligner1/wav/ANQ15_14.wav">
            <text:p>/home/peter/Thesis/ForcedAligner/Aligner1/wav/ANQ15_14.wav</text:p>
          </table:table-cell>
          <table:table-cell office:value-type="string">
            <text:p>l' histoire s' écrit d' un ensemble de façons souvent imprévues, l' actualité nous le suggérera, et, sur le moment et le lendemain, évidemment tout le monde y va de son opinion, de sa chronique, de son avis et de son commentaire, mais c' est avec le recul souvent avec des centaines d' années de recul. et, lorsqu' on sort de l' histoire telle qu' elle est soutenue par des documents écrits et qu' on tombe dans des formes d' histoire qui sont soutenues, ou expliquées, ou ou um documentées à partir de ce qui n' est pas écrit pour la transmission d' une connaissance mais bien sur la base d' artefacts, l' histoire ou la connaissance des comportements humains dans le passé, c' est pratiquement infini, et on est toujours, des centaines de milliers d' années plus tard, dans certains cas, en train d' essayer de comprendre ce qu' étaient les comportements pour les comprendre, pour comprendre comment l' humanité évolue, s' adapte à son environnement, s' adapte à ses divers environnements et éventuellement à son environnement social. il y a les traces qui sont laissées et qui ne sont pas que des documents écrits, et c' est le fondement de la pertinence de toute l' attention qu' on peut et qu' on doit donner au patrimoine. il me semble important de souligner ça parce que, et j' y reviendrai aussi, à certains égards la loi a parfois l' air d' un rebrassage administratif</text:p>
          </table:table-cell>
        </table:table-row>
        <table:table-row table:style-name="ro1">
          <table:table-cell table:number-columns-repeated="2"/>
          <table:table-cell office:value-type="string">
            <text:p>4221b</text:p>
          </table:table-cell>
          <table:table-cell office:value-type="string">
            <text:p>475d</text:p>
          </table:table-cell>
          <table:table-cell office:value-type="float" office:value="15">
            <text:p>15</text:p>
          </table:table-cell>
          <table:table-cell table:formula="of:=IF([.E80]=[.E79];[.F79]+1;1)" office:value-type="float" office:value="15">
            <text:p>15</text:p>
          </table:table-cell>
          <table:table-cell table:formula="of:=CONCATENATE(&quot;/home/peter/Thesis/ForcedAligner/Aligner1/wav/11025/&quot;;[.C80];[.D80];&quot;.wav&quot;)" office:value-type="string" office:string-value="/home/peter/Thesis/ForcedAligner/Aligner1/wav/11025/4221b475d.wav">
            <text:p>/home/peter/Thesis/ForcedAligner/Aligner1/wav/11025/4221b475d.wav</text:p>
          </table:table-cell>
          <table:table-cell table:formula="of:=CONCATENATE(&quot;/home/peter/Thesis/ForcedAligner/Aligner1/wav/&quot;;&quot;ANQ&quot;;[.E80];&quot;_&quot;;[.F80];&quot;.wav&quot;)" office:value-type="string" office:string-value="/home/peter/Thesis/ForcedAligner/Aligner1/wav/ANQ15_15.wav">
            <text:p>/home/peter/Thesis/ForcedAligner/Aligner1/wav/ANQ15_15.wav</text:p>
          </table:table-cell>
          <table:table-cell office:value-type="string">
            <text:p>dont l' âme dont l' essence n' a pas été, euh comment dire, saisie à bras le corps dans l' exercice auquel on est euh invités à participer aujourd'hui. lors de la fin des consultations d' effectivement cinquante groupes et ça a été extraordinairement intéressant de voir ces gens venir exprimer ce qui s' avérait, dans la plupart des cas, de véritables passions. la plupart des gens qui sont venus nous rencontrer étaient des bénévoles impliqués dans des associations souvent locales, des gens qui agissaient mus par ce désir d' implication, ce désir d' identité, c' était très louable, et, malgré tout, ils avaient un niveau d' expertise qui euh pouvait laisser des gens prétendument très connaissants assez pantois lors de lors de l' écoute de ces de ces présentations là. madame la ministre a alors indiqué à la fin des consultations que qu' elle souhaitait que le projet de loi soit modifié de telle sorte qu' il soit adopté à l' unanimité par l' assemblée nationale. et, vous savez, en particulier au moment où, euh dans les dernières années, la population porte un jugement assez sévère sur euh les façons d' agir et de faire de ses élus, si on peut adopter une loi de façon unanime, elle n' en sera que plus noble dans son exercice.</text:p>
          </table:table-cell>
        </table:table-row>
        <table:table-row table:style-name="ro1">
          <table:table-cell table:number-columns-repeated="2"/>
          <table:table-cell office:value-type="string">
            <text:p>4221b</text:p>
          </table:table-cell>
          <table:table-cell office:value-type="string">
            <text:p>475e</text:p>
          </table:table-cell>
          <table:table-cell office:value-type="float" office:value="15">
            <text:p>15</text:p>
          </table:table-cell>
          <table:table-cell table:formula="of:=IF([.E81]=[.E80];[.F80]+1;1)" office:value-type="float" office:value="16">
            <text:p>16</text:p>
          </table:table-cell>
          <table:table-cell table:formula="of:=CONCATENATE(&quot;/home/peter/Thesis/ForcedAligner/Aligner1/wav/11025/&quot;;[.C81];[.D81];&quot;.wav&quot;)" office:value-type="string" office:string-value="/home/peter/Thesis/ForcedAligner/Aligner1/wav/11025/4221b475e.wav">
            <text:p>/home/peter/Thesis/ForcedAligner/Aligner1/wav/11025/4221b475e.wav</text:p>
          </table:table-cell>
          <table:table-cell table:formula="of:=CONCATENATE(&quot;/home/peter/Thesis/ForcedAligner/Aligner1/wav/&quot;;&quot;ANQ&quot;;[.E81];&quot;_&quot;;[.F81];&quot;.wav&quot;)" office:value-type="string" office:string-value="/home/peter/Thesis/ForcedAligner/Aligner1/wav/ANQ15_16.wav">
            <text:p>/home/peter/Thesis/ForcedAligner/Aligner1/wav/ANQ15_16.wav</text:p>
          </table:table-cell>
          <table:table-cell office:value-type="string">
            <text:p>maintenant, y a t il lieu de faire des compromis trop importants pour ce faire? il faudra voir. ce que, nous, nous avions dit à ce moment là, c' est que la loi appelait quand même, dans la version que nous avions en main, une réécriture sérieuse pour en faire au delà de lui donner une âme pour en faire une loi fonctionnelle, pour en faire une loi qui soit opérationnelle, qui puisse, dans l' action et rapidement, se traduire par un progrès. et ça aussi, ça soulève un grand nombre de questions. la première, c' est: dans quelle mesure a t elle été aménagée entre temps? ce que nous commencerons à étudier dans les prochains jours, est ce essentiellement la même loi de deux cent soixante-et-cinq articles légèrement aménagée, peu aménagée, moyennement aménagée ou sérieusement réécrite, comme beaucoup de gens le suggéraient, pour que les blocs, les différents morceaux qui composent cet exercice législatif aboutissent sur quelque chose où nous pourrons sentir un fil conducteur qui, dans cette forme et à ce moment là, ne semblait pas du tout évident? la ministre a également exprimé le voeu que la loi puisse être adoptée avant la fin de la présente session. je ne m' oppose pas à cet objectif, je le souhaite.</text:p>
          </table:table-cell>
        </table:table-row>
        <table:table-row table:style-name="ro1">
          <table:table-cell table:number-columns-repeated="2"/>
          <table:table-cell office:value-type="string">
            <text:p>4221b</text:p>
          </table:table-cell>
          <table:table-cell office:value-type="string">
            <text:p>475f</text:p>
          </table:table-cell>
          <table:table-cell office:value-type="float" office:value="15">
            <text:p>15</text:p>
          </table:table-cell>
          <table:table-cell table:formula="of:=IF([.E82]=[.E81];[.F81]+1;1)" office:value-type="float" office:value="17">
            <text:p>17</text:p>
          </table:table-cell>
          <table:table-cell table:formula="of:=CONCATENATE(&quot;/home/peter/Thesis/ForcedAligner/Aligner1/wav/11025/&quot;;[.C82];[.D82];&quot;.wav&quot;)" office:value-type="string" office:string-value="/home/peter/Thesis/ForcedAligner/Aligner1/wav/11025/4221b475f.wav">
            <text:p>/home/peter/Thesis/ForcedAligner/Aligner1/wav/11025/4221b475f.wav</text:p>
          </table:table-cell>
          <table:table-cell table:formula="of:=CONCATENATE(&quot;/home/peter/Thesis/ForcedAligner/Aligner1/wav/&quot;;&quot;ANQ&quot;;[.E82];&quot;_&quot;;[.F82];&quot;.wav&quot;)" office:value-type="string" office:string-value="/home/peter/Thesis/ForcedAligner/Aligner1/wav/ANQ15_17.wav">
            <text:p>/home/peter/Thesis/ForcedAligner/Aligner1/wav/ANQ15_17.wav</text:p>
          </table:table-cell>
          <table:table-cell office:value-type="string">
            <text:p>j' ai des doutes, mais c' est pas des doutes qui sont des doutes de mauvaise foi de député de l' opposition qui veut faire obstacle. ce sont des doutes de quelqu' un qui s' est attaché au sujet, ce sont des doutes d' ethnologue, ce sont des doutes de quelqu' un qui a oeuvré en culture pendant vingt ans et qui, s' étant impliqué dans l' étude de la loi et dans les rencontres avec les groupes les doutes de quelqu' un qui se demande si c' est possible. si ça l' est, tant mieux. et, pour ça, il faut regarder vraiment ce que sont les objectifs. et je veux pas rentrer dans on pourrait, là, mais et on le fera sûrement, mais dans les objectifs tels qu' on les écrit dans le texte du début d' une loi. les objectifs d' une loi sur le patrimoine culturel doivent être et sont je pense que c' est consensuel l' identification de ce qu' on veut protéger. donc, on parle, bien sûr, de l' inventaire. c' est d' emblée un exercice d' une extraordinaire complexité. ce que nous devons modifier dans la loi à cet égard là, à mon humble avis, n' est pas majeur. la loi, au chapitre je pourrai vérifier, mais j' y reviendrai, la loi établit la responsabilité de l' état qu' il y ait un inventaire. je pense pas que la loi va dresser l' inventaire, évidemment, et c' est ça qui sera long et complexe. mais la loi doit donner le cadre à l' intérieur duquel les décisions se prendront parce que cet inventaire là et le mot n' est même pas exagéré il peut être infini.</text:p>
          </table:table-cell>
        </table:table-row>
        <table:table-row table:style-name="ro1">
          <table:table-cell table:number-columns-repeated="2"/>
          <table:table-cell office:value-type="string">
            <text:p>4221b</text:p>
          </table:table-cell>
          <table:table-cell office:value-type="string">
            <text:p>475g</text:p>
          </table:table-cell>
          <table:table-cell office:value-type="float" office:value="15">
            <text:p>15</text:p>
          </table:table-cell>
          <table:table-cell table:formula="of:=IF([.E83]=[.E82];[.F82]+1;1)" office:value-type="float" office:value="18">
            <text:p>18</text:p>
          </table:table-cell>
          <table:table-cell table:formula="of:=CONCATENATE(&quot;/home/peter/Thesis/ForcedAligner/Aligner1/wav/11025/&quot;;[.C83];[.D83];&quot;.wav&quot;)" office:value-type="string" office:string-value="/home/peter/Thesis/ForcedAligner/Aligner1/wav/11025/4221b475g.wav">
            <text:p>/home/peter/Thesis/ForcedAligner/Aligner1/wav/11025/4221b475g.wav</text:p>
          </table:table-cell>
          <table:table-cell table:formula="of:=CONCATENATE(&quot;/home/peter/Thesis/ForcedAligner/Aligner1/wav/&quot;;&quot;ANQ&quot;;[.E83];&quot;_&quot;;[.F83];&quot;.wav&quot;)" office:value-type="string" office:string-value="/home/peter/Thesis/ForcedAligner/Aligner1/wav/ANQ15_18.wav">
            <text:p>/home/peter/Thesis/ForcedAligner/Aligner1/wav/ANQ15_18.wav</text:p>
          </table:table-cell>
          <table:table-cell office:value-type="string">
            <text:p>chaque trace laissée par l' activité humaine depuis que quelqu' un fréquente le sol de ce qu' on appelle le québec peut, à la limite d' une définition poussée, faire partie du patrimoine, surtout lorsqu' on est dans l' immatériel et lorsqu' on est dans des artefacts de toute nature qu' on peut trouver. donc, il y a une espèce d' encadrement, de mécanisme qui établira qu' est ce qui peut et qu' est ce qui doit être inventorié ou non, où est ce qu' on met la ligne. et, au delà de la volonté exprimée ou du devoir reconnu de l' état de dire qu' il faut dresser l' inventaire, on ne pourra pas faire l' économie de l' encadrer davantage. le deuxième devoir que la loi doit mettre en place, doit soutenir, c' est celui de préservation et de protection. la préservation, c' est, à la limite, dirais je, technologique. nous allons découvrir, nous avons découvert des artefacts et des documents de différentes natures qu' il faut protéger contre la simple usure du temps. je vous donne un exemple qui, qui qui moi, m' est sympathique. en mille neuf cent soixante-et-neuf, ma mère a gagné dans un concours une caricature originale de normand hudon de rené lévesque. ça a traîné dans un garde robe chez nous pendant des années dans un cadre normal, un cadre de l' époque, donc qui ne protégeait pas particulièrement. qui éventuellement, euh connaissant certaines de mes affinités politiques, ma mère me l' a remis</text:p>
          </table:table-cell>
        </table:table-row>
        <table:table-row table:style-name="ro1">
          <table:table-cell table:number-columns-repeated="2"/>
          <table:table-cell office:value-type="string">
            <text:p>4221b</text:p>
          </table:table-cell>
          <table:table-cell office:value-type="string">
            <text:p>475h</text:p>
          </table:table-cell>
          <table:table-cell office:value-type="float" office:value="15">
            <text:p>15</text:p>
          </table:table-cell>
          <table:table-cell table:formula="of:=IF([.E84]=[.E83];[.F83]+1;1)" office:value-type="float" office:value="19">
            <text:p>19</text:p>
          </table:table-cell>
          <table:table-cell table:formula="of:=CONCATENATE(&quot;/home/peter/Thesis/ForcedAligner/Aligner1/wav/11025/&quot;;[.C84];[.D84];&quot;.wav&quot;)" office:value-type="string" office:string-value="/home/peter/Thesis/ForcedAligner/Aligner1/wav/11025/4221b475h.wav">
            <text:p>/home/peter/Thesis/ForcedAligner/Aligner1/wav/11025/4221b475h.wav</text:p>
          </table:table-cell>
          <table:table-cell table:formula="of:=CONCATENATE(&quot;/home/peter/Thesis/ForcedAligner/Aligner1/wav/&quot;;&quot;ANQ&quot;;[.E84];&quot;_&quot;;[.F84];&quot;.wav&quot;)" office:value-type="string" office:string-value="/home/peter/Thesis/ForcedAligner/Aligner1/wav/ANQ15_19.wav">
            <text:p>/home/peter/Thesis/ForcedAligner/Aligner1/wav/ANQ15_19.wav</text:p>
          </table:table-cell>
          <table:table-cell office:value-type="string">
            <text:p>et, fort malencontreusement, un jour, je l' ai échappé, le cadre a cassé, et là je n' avais que le carton, dont la partie à la mine était décolorée, les couleurs pâlies par le temps. je suis allé voir une experte en encadrement, qui m' a dit: évidemment, c' est un artefact, c' est un bien, elle n' a pas dit artefact. parce que c' est une personne qui est dans une galerie d' art, à drummondville, qui s' appelle solange lebel et que je salue. mais je le lui ai confié, elle l' a remis à un expert, qui l' a mis dans une espèce de cadre particulier qui protège dans le temps cet objet là. je ne m' intéresse pas à sa valeur monétaire, mais je sais très bien qu' en termes culturels un original de normand hudon qui date de mille neuf cent soixante-et-neuf, c' est quelque chose. cette protection là, qui est purement technologique, doit exister pour les pointes de flèche qu' on va trouver, doit exister pour des oeuvres d' art très anciennes dont le patrimoine religieux regorge au québec. donc, il y a une protection purement technologique. il y a une préservation, je dirais, purement technologique. mais il y a aussi une protection, et la protection, c' est et on en a vu des cas, et on y reviendra, c' est la protection contre des comportements humains à l' endroit de ces objets là qui leur sont préjudiciables. il y a l' évidence d' un objet qui est volé, comme nous en avons des cas. on en a parlé, mais ce n' est pas l' objet de de de de cette loi ci nécessairement, mais qui ont été volés, qui sont qui sont à l' étranger et qu' il faudrait récupérer. et les cas de récupération se multiplient, d' ailleurs, ces temps ci.</text:p>
          </table:table-cell>
        </table:table-row>
        <table:table-row table:style-name="ro1">
          <table:table-cell table:number-columns-repeated="2"/>
          <table:table-cell office:value-type="string">
            <text:p>4221b</text:p>
          </table:table-cell>
          <table:table-cell office:value-type="string">
            <text:p>475i</text:p>
          </table:table-cell>
          <table:table-cell office:value-type="float" office:value="15">
            <text:p>15</text:p>
          </table:table-cell>
          <table:table-cell table:formula="of:=IF([.E85]=[.E84];[.F84]+1;1)" office:value-type="float" office:value="20">
            <text:p>20</text:p>
          </table:table-cell>
          <table:table-cell table:formula="of:=CONCATENATE(&quot;/home/peter/Thesis/ForcedAligner/Aligner1/wav/11025/&quot;;[.C85];[.D85];&quot;.wav&quot;)" office:value-type="string" office:string-value="/home/peter/Thesis/ForcedAligner/Aligner1/wav/11025/4221b475i.wav">
            <text:p>/home/peter/Thesis/ForcedAligner/Aligner1/wav/11025/4221b475i.wav</text:p>
          </table:table-cell>
          <table:table-cell table:formula="of:=CONCATENATE(&quot;/home/peter/Thesis/ForcedAligner/Aligner1/wav/&quot;;&quot;ANQ&quot;;[.E85];&quot;_&quot;;[.F85];&quot;.wav&quot;)" office:value-type="string" office:string-value="/home/peter/Thesis/ForcedAligner/Aligner1/wav/ANQ15_20.wav">
            <text:p>/home/peter/Thesis/ForcedAligner/Aligner1/wav/ANQ15_20.wav</text:p>
          </table:table-cell>
          <table:table-cell office:value-type="string">
            <text:p>mais ça peut aussi être simplement euh les navires qui ont coulé dans le saint laurent et dont les objets sont retrouvés par les riverains, qui les amènent dans leurs demeures, qui les y exposent, qui en font à peu près n' importe quoi à la limite, les enfants jouent peut être avec dans le carré de sable et ce sont des objets qui ont une valeur historique et patrimoniale souvent très significative. donc, la protection et la préservation est un rôle essentiel. mais, une fois que ça est fait, le patrimoine, comme la culture en général, n' a de sens que dans sa communication. la culture n' a de sens que dans la transmission de ce type précis de connaissances qui fait que nous sommes qui nous sommes et que nous reconnaissons et sommes contents d' être qui nous sommes. c' est la notion même d' identité, et, donc, il y a la mise en valeur, il y a la démocratisation dans l' accès, que tout le monde puisse avoir accès à un maximum. et on sait, évidemment, que la les plus beaux artefacts qui qui existent sont souvent concentrés dans les grands centres, et ça, c' est un obstacle à la démocratisation. la diffusion la diffusion prend possiblement la simple forme de de sites internet auxquels n' importe qui peut accéder pour aller chercher cette connaissance là. il y en a de très, très beaux, il y en a de très bien faits, et l' accès au sens, donc, le plus large. ce sont les fondements de ce que doit permettre, favoriser, stimuler la loi. et, quand je disais et je le pense euh beaucoup, mais pas dans le sens accusatoire du terme</text:p>
          </table:table-cell>
        </table:table-row>
        <table:table-row table:style-name="ro1">
          <table:table-cell table:number-columns-repeated="2"/>
          <table:table-cell office:value-type="string">
            <text:p>4221a</text:p>
          </table:table-cell>
          <table:table-cell office:value-type="float" office:value="58">
            <text:p>58</text:p>
          </table:table-cell>
          <table:table-cell office:value-type="float" office:value="16">
            <text:p>16</text:p>
          </table:table-cell>
          <table:table-cell table:formula="of:=IF([.E86]=[.E85];[.F85]+1;1)" office:value-type="float" office:value="1">
            <text:p>1</text:p>
          </table:table-cell>
          <table:table-cell table:formula="of:=CONCATENATE(&quot;/home/peter/Thesis/ForcedAligner/Aligner1/wav/11025/&quot;;[.C86];[.D86];&quot;.wav&quot;)" office:value-type="string" office:string-value="/home/peter/Thesis/ForcedAligner/Aligner1/wav/11025/4221a58.wav">
            <text:p>/home/peter/Thesis/ForcedAligner/Aligner1/wav/11025/4221a58.wav</text:p>
          </table:table-cell>
          <table:table-cell table:formula="of:=CONCATENATE(&quot;/home/peter/Thesis/ForcedAligner/Aligner1/wav/&quot;;&quot;ANQ&quot;;[.E86];&quot;_&quot;;[.F86];&quot;.wav&quot;)" office:value-type="string" office:string-value="/home/peter/Thesis/ForcedAligner/Aligner1/wav/ANQ16_1.wav">
            <text:p>/home/peter/Thesis/ForcedAligner/Aligner1/wav/ANQ16_1.wav</text:p>
          </table:table-cell>
          <table:table-cell office:value-type="string">
            <text:p>monsieur le président, dans un premier temps, il faut reconnaître qu' on en fait beaucoup, de l' informatisation. c' est un réseau qui est beaucoup plus informatisé que la députée de taschereau reconnaît. récemment, j' ai visité le chum, j' ai visité le cusm, j' ai visité le chuq, j' ai visité trois rivières où l' informatisation du réseau est en cours, et ça fonctionne. j' invite la députée à aller visiter ces endroits. nous avons des systèmes informatiques qui fonctionnent très bien. les cliniques médicales également, il y a eu des reportages très récemment qui démontraient qu' il y a des cliniques médicales qui sont cent pourcent informatique, et actuellement il y a une tendance où tous les médecins veulent devenir informatisés. et également le dossier santé québec fonctionne ici, à québec même, où les médecins certaines cliniques ont accès tant aux médicaments, aux laboratoires et bientôt à la radiologie. pour ce qu' il s' agit de panorama, la vaccination est en train de se mettre en place. au moins, on a le</text:p>
          </table:table-cell>
        </table:table-row>
        <table:table-row table:style-name="ro1">
          <table:table-cell table:number-columns-repeated="2"/>
          <table:table-cell office:value-type="string">
            <text:p>4222a</text:p>
          </table:table-cell>
          <table:table-cell office:value-type="float" office:value="67">
            <text:p>67</text:p>
          </table:table-cell>
          <table:table-cell office:value-type="float" office:value="16">
            <text:p>16</text:p>
          </table:table-cell>
          <table:table-cell table:formula="of:=IF([.E87]=[.E86];[.F86]+1;1)" office:value-type="float" office:value="2">
            <text:p>2</text:p>
          </table:table-cell>
          <table:table-cell table:formula="of:=CONCATENATE(&quot;/home/peter/Thesis/ForcedAligner/Aligner1/wav/11025/&quot;;[.C87];[.D87];&quot;.wav&quot;)" office:value-type="string" office:string-value="/home/peter/Thesis/ForcedAligner/Aligner1/wav/11025/4222a67.wav">
            <text:p>/home/peter/Thesis/ForcedAligner/Aligner1/wav/11025/4222a67.wav</text:p>
          </table:table-cell>
          <table:table-cell table:formula="of:=CONCATENATE(&quot;/home/peter/Thesis/ForcedAligner/Aligner1/wav/&quot;;&quot;ANQ&quot;;[.E87];&quot;_&quot;;[.F87];&quot;.wav&quot;)" office:value-type="string" office:string-value="/home/peter/Thesis/ForcedAligner/Aligner1/wav/ANQ16_2.wav">
            <text:p>/home/peter/Thesis/ForcedAligner/Aligner1/wav/ANQ16_2.wav</text:p>
          </table:table-cell>
          <table:table-cell office:value-type="string">
            <text:p>monsieur le président, dans un premier temps, c' est un dossier très complexe, et tous les projets d' informatisation partout dans le monde ont souvent accusé des retards ou il y a eu ou il y a eu des ou il y a eu encore de la réévaluation et une correction de certaines choses. premièrement, sur le terrain, tous les laboratoires sont informatisés. toute la radiologie, un projet de plus de trois cent millions de dollars, actuellement, dans toutes les cliniques médicales, dans tous les hôpitaux, tout est numérisé au niveau de la radiologie, et également toutes nos pharmacies sont informatisées. tous les groupes de médecine de famille, plus de trois mille médecins, ont l' informatique dans leurs bureaux. et j' ai moi même constaté que plusieurs cliniques qui utilisent déjà les laboratoires et qui utilisent déjà la radiologie en collaboration avec leur établissement. le dossier santé québec, c' est l' interopérabilité entre ces systèmes. et récemment, comme de fait, on a revu notre stratégie, parce qu' on a ajouté on a évolué, on rajoute maintenant l' informatisation des établissements de santé, le chum, le cusum, le chuq. je suis allé visiter trois rivières, puis ils sont actuellement informatisés ou en voie d' être informatisés. et également on a rajouté l' informatisation de toutes les cliniques médicales. donc, le projet initial est différent mais beaucoup amélioré. et c' est faux de dire qu' on n' est pas informatisés. et on est rendus au même niveau que les autres provinces.</text:p>
          </table:table-cell>
        </table:table-row>
        <table:table-row table:style-name="ro1">
          <table:table-cell table:number-columns-repeated="2"/>
          <table:table-cell office:value-type="string">
            <text:p>4222a</text:p>
          </table:table-cell>
          <table:table-cell office:value-type="float" office:value="98">
            <text:p>98</text:p>
          </table:table-cell>
          <table:table-cell office:value-type="float" office:value="16">
            <text:p>16</text:p>
          </table:table-cell>
          <table:table-cell table:formula="of:=IF([.E88]=[.E87];[.F87]+1;1)" office:value-type="float" office:value="3">
            <text:p>3</text:p>
          </table:table-cell>
          <table:table-cell table:formula="of:=CONCATENATE(&quot;/home/peter/Thesis/ForcedAligner/Aligner1/wav/11025/&quot;;[.C88];[.D88];&quot;.wav&quot;)" office:value-type="string" office:string-value="/home/peter/Thesis/ForcedAligner/Aligner1/wav/11025/4222a98.wav">
            <text:p>/home/peter/Thesis/ForcedAligner/Aligner1/wav/11025/4222a98.wav</text:p>
          </table:table-cell>
          <table:table-cell table:formula="of:=CONCATENATE(&quot;/home/peter/Thesis/ForcedAligner/Aligner1/wav/&quot;;&quot;ANQ&quot;;[.E88];&quot;_&quot;;[.F88];&quot;.wav&quot;)" office:value-type="string" office:string-value="/home/peter/Thesis/ForcedAligner/Aligner1/wav/ANQ16_3.wav">
            <text:p>/home/peter/Thesis/ForcedAligner/Aligner1/wav/ANQ16_3.wav</text:p>
          </table:table-cell>
          <table:table-cell office:value-type="string">
            <text:p>de lire des choses que que que qu' elle aille vraiment sur le terrain voir dans les cliniques et dans les établissements de santé.</text:p>
          </table:table-cell>
        </table:table-row>
        <table:table-row table:style-name="ro1">
          <table:table-cell table:number-columns-repeated="2"/>
          <table:table-cell office:value-type="string">
            <text:p>4222a</text:p>
          </table:table-cell>
          <table:table-cell office:value-type="float" office:value="102">
            <text:p>102</text:p>
          </table:table-cell>
          <table:table-cell office:value-type="float" office:value="16">
            <text:p>16</text:p>
          </table:table-cell>
          <table:table-cell table:formula="of:=IF([.E89]=[.E88];[.F88]+1;1)" office:value-type="float" office:value="4">
            <text:p>4</text:p>
          </table:table-cell>
          <table:table-cell table:formula="of:=CONCATENATE(&quot;/home/peter/Thesis/ForcedAligner/Aligner1/wav/11025/&quot;;[.C89];[.D89];&quot;.wav&quot;)" office:value-type="string" office:string-value="/home/peter/Thesis/ForcedAligner/Aligner1/wav/11025/4222a102.wav">
            <text:p>/home/peter/Thesis/ForcedAligner/Aligner1/wav/11025/4222a102.wav</text:p>
          </table:table-cell>
          <table:table-cell table:formula="of:=CONCATENATE(&quot;/home/peter/Thesis/ForcedAligner/Aligner1/wav/&quot;;&quot;ANQ&quot;;[.E89];&quot;_&quot;;[.F89];&quot;.wav&quot;)" office:value-type="string" office:string-value="/home/peter/Thesis/ForcedAligner/Aligner1/wav/ANQ16_4.wav">
            <text:p>/home/peter/Thesis/ForcedAligner/Aligner1/wav/ANQ16_4.wav</text:p>
          </table:table-cell>
          <table:table-cell office:value-type="string">
            <text:p>je réponds qu' on a eu plusieurs succès au niveau de l' informatisation. j' invite le le député à aller à l' hôpital de la haute yamaska, à granby, voir que sa radiologie est complètement informatisée, aller voir également que ses laboratoires sont complètement informatisés mais peut être de se renseigner aux docteurs de sa municipalité qui reçoivent les laboratoires directement dans leurs dans leurs bureaux par informatique. il y a déjà beaucoup d' informatique. ce qu' il nous reste à faire avec le dossier santé québec, c' est d' interconnecter ça et de faire de l' interopérabilité. et j' ai annoncé il y a quelques semaines une planification pour mettre ça en place au cours des cinq prochaines années. au niveau des budgets, on respecte actuellement les budgets pour le dossier santé québec. si vous connaîtriez un peu votre dossier, vous verriez qu' il y a le dossier santé québec, il y a le dossier dans les cliniques médicales et il y a le dossier dans les hôpitaux, qui sont trois dossiers différents.</text:p>
          </table:table-cell>
        </table:table-row>
        <table:table-row table:style-name="ro1">
          <table:table-cell table:number-columns-repeated="2"/>
          <table:table-cell office:value-type="string">
            <text:p>4222a</text:p>
          </table:table-cell>
          <table:table-cell office:value-type="float" office:value="106">
            <text:p>106</text:p>
          </table:table-cell>
          <table:table-cell office:value-type="float" office:value="16">
            <text:p>16</text:p>
          </table:table-cell>
          <table:table-cell table:formula="of:=IF([.E90]=[.E89];[.F89]+1;1)" office:value-type="float" office:value="5">
            <text:p>5</text:p>
          </table:table-cell>
          <table:table-cell table:formula="of:=CONCATENATE(&quot;/home/peter/Thesis/ForcedAligner/Aligner1/wav/11025/&quot;;[.C90];[.D90];&quot;.wav&quot;)" office:value-type="string" office:string-value="/home/peter/Thesis/ForcedAligner/Aligner1/wav/11025/4222a106.wav">
            <text:p>/home/peter/Thesis/ForcedAligner/Aligner1/wav/11025/4222a106.wav</text:p>
          </table:table-cell>
          <table:table-cell table:formula="of:=CONCATENATE(&quot;/home/peter/Thesis/ForcedAligner/Aligner1/wav/&quot;;&quot;ANQ&quot;;[.E90];&quot;_&quot;;[.F90];&quot;.wav&quot;)" office:value-type="string" office:string-value="/home/peter/Thesis/ForcedAligner/Aligner1/wav/ANQ16_5.wav">
            <text:p>/home/peter/Thesis/ForcedAligner/Aligner1/wav/ANQ16_5.wav</text:p>
          </table:table-cell>
          <table:table-cell office:value-type="string">
            <text:p>monsieur le président, peut être que les gens devraient aller voir en ontario, où les projets ont été complètement retardés l' année dernière. et actuellement le québec, au contraire, a une stratégie qui est très intéressante. on est une des seules provinces où on a prévu justement, le dossier santé québec, il va y avoir une interopérabilité entre toutes les cliniques médicales, entre tous les établissements de santé, tandis qu' ailleurs ils prévoient leur informatisation seulement qu' au niveau des cliniques médicales et parfois au niveau des établissements de santé. vous aller voir également ce qui se passe en alberta, où ils ont un système fermé, c' est à dire qui est difficile à contrôler puis qui est un système dans lequel il est difficile de faire des modifications, tandis que le québec va avoir un système ouvert avec une plateforme qui est ultramoderne. allez donc voir sur le terrain qu' est ce qui se passe et allez donc voir dans votre {ns}</text:p>
          </table:table-cell>
        </table:table-row>
        <table:table-row table:style-name="ro1">
          <table:table-cell table:number-columns-repeated="2"/>
          <table:table-cell office:value-type="string">
            <text:p>4222a</text:p>
          </table:table-cell>
          <table:table-cell office:value-type="float" office:value="108">
            <text:p>108</text:p>
          </table:table-cell>
          <table:table-cell office:value-type="float" office:value="16">
            <text:p>16</text:p>
          </table:table-cell>
          <table:table-cell table:formula="of:=IF([.E91]=[.E90];[.F90]+1;1)" office:value-type="float" office:value="6">
            <text:p>6</text:p>
          </table:table-cell>
          <table:table-cell table:formula="of:=CONCATENATE(&quot;/home/peter/Thesis/ForcedAligner/Aligner1/wav/11025/&quot;;[.C91];[.D91];&quot;.wav&quot;)" office:value-type="string" office:string-value="/home/peter/Thesis/ForcedAligner/Aligner1/wav/11025/4222a108.wav">
            <text:p>/home/peter/Thesis/ForcedAligner/Aligner1/wav/11025/4222a108.wav</text:p>
          </table:table-cell>
          <table:table-cell table:formula="of:=CONCATENATE(&quot;/home/peter/Thesis/ForcedAligner/Aligner1/wav/&quot;;&quot;ANQ&quot;;[.E91];&quot;_&quot;;[.F91];&quot;.wav&quot;)" office:value-type="string" office:string-value="/home/peter/Thesis/ForcedAligner/Aligner1/wav/ANQ16_6.wav">
            <text:p>/home/peter/Thesis/ForcedAligner/Aligner1/wav/ANQ16_6.wav</text:p>
          </table:table-cell>
          <table:table-cell office:value-type="string">
            <text:p>informatisation qu' on y a mis au cours des dernières années.</text:p>
          </table:table-cell>
        </table:table-row>
        <table:table-row table:style-name="ro1">
          <table:table-cell table:number-columns-repeated="2"/>
          <table:table-cell office:value-type="string">
            <text:p>4222a</text:p>
          </table:table-cell>
          <table:table-cell office:value-type="float" office:value="217">
            <text:p>217</text:p>
          </table:table-cell>
          <table:table-cell office:value-type="float" office:value="16">
            <text:p>16</text:p>
          </table:table-cell>
          <table:table-cell table:formula="of:=IF([.E92]=[.E91];[.F91]+1;1)" office:value-type="float" office:value="7">
            <text:p>7</text:p>
          </table:table-cell>
          <table:table-cell table:formula="of:=CONCATENATE(&quot;/home/peter/Thesis/ForcedAligner/Aligner1/wav/11025/&quot;;[.C92];[.D92];&quot;.wav&quot;)" office:value-type="string" office:string-value="/home/peter/Thesis/ForcedAligner/Aligner1/wav/11025/4222a217.wav">
            <text:p>/home/peter/Thesis/ForcedAligner/Aligner1/wav/11025/4222a217.wav</text:p>
          </table:table-cell>
          <table:table-cell table:formula="of:=CONCATENATE(&quot;/home/peter/Thesis/ForcedAligner/Aligner1/wav/&quot;;&quot;ANQ&quot;;[.E92];&quot;_&quot;;[.F92];&quot;.wav&quot;)" office:value-type="string" office:string-value="/home/peter/Thesis/ForcedAligner/Aligner1/wav/ANQ16_7.wav">
            <text:p>/home/peter/Thesis/ForcedAligner/Aligner1/wav/ANQ16_7.wav</text:p>
          </table:table-cell>
          <table:table-cell office:value-type="string">
            <text:p>merci, monsieur le président. je sollicite le consentement de cette assemblée afin de présenter la motion suivante conjointement avec la députée de matapédia, la députée de lotbinière, le député de mercier et le député de la peltrie: que l' assemblée nationale du québec souligne la semaine de la santé mentale qui se déroule cette année du deux au huit mai sous le thème merci de me faire confiance, ça me donne des ailes!; qu' elle rappelle à tous à tous l' importance de prendre soin de sa santé mentale, qui est toute aussi importante que la santé physique; qu' elle rappelle également qu' il est important de rester attentifs aux besoins des personnes les plus vulnérables. merci, monsieur le président.</text:p>
          </table:table-cell>
        </table:table-row>
        <table:table-row table:style-name="ro1">
          <table:table-cell table:number-columns-repeated="2"/>
          <table:table-cell office:value-type="string">
            <text:p>4222a</text:p>
          </table:table-cell>
          <table:table-cell office:value-type="float" office:value="71">
            <text:p>71</text:p>
          </table:table-cell>
          <table:table-cell office:value-type="float" office:value="16">
            <text:p>16</text:p>
          </table:table-cell>
          <table:table-cell table:formula="of:=IF([.E93]=[.E92];[.F92]+1;1)" office:value-type="float" office:value="8">
            <text:p>8</text:p>
          </table:table-cell>
          <table:table-cell table:formula="of:=CONCATENATE(&quot;/home/peter/Thesis/ForcedAligner/Aligner1/wav/11025/&quot;;[.C93];[.D93];&quot;.wav&quot;)" office:value-type="string" office:string-value="/home/peter/Thesis/ForcedAligner/Aligner1/wav/11025/4222a71.wav">
            <text:p>/home/peter/Thesis/ForcedAligner/Aligner1/wav/11025/4222a71.wav</text:p>
          </table:table-cell>
          <table:table-cell table:formula="of:=CONCATENATE(&quot;/home/peter/Thesis/ForcedAligner/Aligner1/wav/&quot;;&quot;ANQ&quot;;[.E93];&quot;_&quot;;[.F93];&quot;.wav&quot;)" office:value-type="string" office:string-value="/home/peter/Thesis/ForcedAligner/Aligner1/wav/ANQ16_8.wav">
            <text:p>/home/peter/Thesis/ForcedAligner/Aligner1/wav/ANQ16_8.wav</text:p>
          </table:table-cell>
          <table:table-cell office:value-type="string">
            <text:p>monsieur le président, le dossier initial au niveau de l' informatisation du réseau, le cinq cent soixante-trois millions de dollars, c' était seulement que le dossier santé québec. entre temps, on a informatisé dans le réseau au niveau des groupes de médecine de famille. moi même, je faisais des prescriptions par informatique en deux mille quatre. donc, c' est un projet qui avait déjà été entrepris et qu' on continue actuellement. il faut pas mélanger les oranges avec les pommes, c' est deux choses différentes. le dossier santé québec, c' est la plateforme qui permet de relier les informations entre les cliniques. le dossier patient électronique, c' est un autre dossier qui concerne à informatiser toutes les cliniques médicales. et également on a le dossier clinique informatisé dans les établissements de santé, où, je vous le répète, le chuq, le chum sont informatisés ou en voie d' informatisation. on a trois rivières, on a pierre boucher, il y a beaucoup d' informatisation</text:p>
          </table:table-cell>
        </table:table-row>
        <table:table-row table:style-name="ro1">
          <table:table-cell table:number-columns-repeated="2"/>
          <table:table-cell office:value-type="string">
            <text:p>4222a</text:p>
          </table:table-cell>
          <table:table-cell office:value-type="float" office:value="73">
            <text:p>73</text:p>
          </table:table-cell>
          <table:table-cell office:value-type="float" office:value="16">
            <text:p>16</text:p>
          </table:table-cell>
          <table:table-cell table:formula="of:=IF([.E94]=[.E93];[.F93]+1;1)" office:value-type="float" office:value="9">
            <text:p>9</text:p>
          </table:table-cell>
          <table:table-cell table:formula="of:=CONCATENATE(&quot;/home/peter/Thesis/ForcedAligner/Aligner1/wav/11025/&quot;;[.C94];[.D94];&quot;.wav&quot;)" office:value-type="string" office:string-value="/home/peter/Thesis/ForcedAligner/Aligner1/wav/11025/4222a73.wav">
            <text:p>/home/peter/Thesis/ForcedAligner/Aligner1/wav/11025/4222a73.wav</text:p>
          </table:table-cell>
          <table:table-cell table:formula="of:=CONCATENATE(&quot;/home/peter/Thesis/ForcedAligner/Aligner1/wav/&quot;;&quot;ANQ&quot;;[.E94];&quot;_&quot;;[.F94];&quot;.wav&quot;)" office:value-type="string" office:string-value="/home/peter/Thesis/ForcedAligner/Aligner1/wav/ANQ16_9.wav">
            <text:p>/home/peter/Thesis/ForcedAligner/Aligner1/wav/ANQ16_9.wav</text:p>
          </table:table-cell>
          <table:table-cell office:value-type="string">
            <text:p>actuellement, ce qu' on fait, c' est de l' interopérabilité pour tout connecter ça ensemble.</text:p>
          </table:table-cell>
        </table:table-row>
        <table:table-row table:style-name="ro1">
          <table:table-cell table:number-columns-repeated="2"/>
          <table:table-cell office:value-type="string">
            <text:p>4222a</text:p>
          </table:table-cell>
          <table:table-cell office:value-type="float" office:value="78">
            <text:p>78</text:p>
          </table:table-cell>
          <table:table-cell office:value-type="float" office:value="16">
            <text:p>16</text:p>
          </table:table-cell>
          <table:table-cell table:formula="of:=IF([.E95]=[.E94];[.F94]+1;1)" office:value-type="float" office:value="10">
            <text:p>10</text:p>
          </table:table-cell>
          <table:table-cell table:formula="of:=CONCATENATE(&quot;/home/peter/Thesis/ForcedAligner/Aligner1/wav/11025/&quot;;[.C95];[.D95];&quot;.wav&quot;)" office:value-type="string" office:string-value="/home/peter/Thesis/ForcedAligner/Aligner1/wav/11025/4222a78.wav">
            <text:p>/home/peter/Thesis/ForcedAligner/Aligner1/wav/11025/4222a78.wav</text:p>
          </table:table-cell>
          <table:table-cell table:formula="of:=CONCATENATE(&quot;/home/peter/Thesis/ForcedAligner/Aligner1/wav/&quot;;&quot;ANQ&quot;;[.E95];&quot;_&quot;;[.F95];&quot;.wav&quot;)" office:value-type="string" office:string-value="/home/peter/Thesis/ForcedAligner/Aligner1/wav/ANQ16_10.wav">
            <text:p>/home/peter/Thesis/ForcedAligner/Aligner1/wav/ANQ16_10.wav</text:p>
          </table:table-cell>
          <table:table-cell office:value-type="string">
            <text:p>la députée de taschereau ne cesse de dénigrer le réseau de la santé à tous les niveaux. elle devrait aller se promener dans les hôpitaux, aller dans les cliniques médicales. qu' elle aille ici, à la clinique place de la cité, il y a eu un reportage récemment où ils ont montré qu' ils ont un dossier informatisé au complet, ça fait partie de nos groupes de médecine de famille, un dossier cent pourcent numérique. la clinique le mesnil vous allez à montréal, j' ai visité des cliniques, c' est cent pourcent informatisé. la clinique pierre le gardeur, cent pourcent informatisée. toute la radiologie dans tous les établissements de santé, c' est cent pourcent informatisé. il y a beaucoup d' informatisation. il y a des connexions qui se font actuellement. et je ferais remarquer à la députée, le principal</text:p>
          </table:table-cell>
        </table:table-row>
        <table:table-row table:style-name="ro1">
          <table:table-cell table:number-columns-repeated="2"/>
          <table:table-cell office:value-type="string">
            <text:p>4222a</text:p>
          </table:table-cell>
          <table:table-cell office:value-type="float" office:value="80">
            <text:p>80</text:p>
          </table:table-cell>
          <table:table-cell office:value-type="float" office:value="16">
            <text:p>16</text:p>
          </table:table-cell>
          <table:table-cell table:formula="of:=IF([.E96]=[.E95];[.F95]+1;1)" office:value-type="float" office:value="11">
            <text:p>11</text:p>
          </table:table-cell>
          <table:table-cell table:formula="of:=CONCATENATE(&quot;/home/peter/Thesis/ForcedAligner/Aligner1/wav/11025/&quot;;[.C96];[.D96];&quot;.wav&quot;)" office:value-type="string" office:string-value="/home/peter/Thesis/ForcedAligner/Aligner1/wav/11025/4222a80.wav">
            <text:p>/home/peter/Thesis/ForcedAligner/Aligner1/wav/11025/4222a80.wav</text:p>
          </table:table-cell>
          <table:table-cell table:formula="of:=CONCATENATE(&quot;/home/peter/Thesis/ForcedAligner/Aligner1/wav/&quot;;&quot;ANQ&quot;;[.E96];&quot;_&quot;;[.F96];&quot;.wav&quot;)" office:value-type="string" office:string-value="/home/peter/Thesis/ForcedAligner/Aligner1/wav/ANQ16_11.wav">
            <text:p>/home/peter/Thesis/ForcedAligner/Aligner1/wav/ANQ16_11.wav</text:p>
          </table:table-cell>
          <table:table-cell office:value-type="string">
            <text:p>déjà accès à l' information. donc, c' est un réseau qui est informatisé mais qui reste encore {ns}</text:p>
          </table:table-cell>
        </table:table-row>
        <table:table-row table:style-name="ro1">
          <table:table-cell table:number-columns-repeated="2"/>
          <table:table-cell office:value-type="string">
            <text:p>4222a</text:p>
          </table:table-cell>
          <table:table-cell office:value-type="float" office:value="84">
            <text:p>84</text:p>
          </table:table-cell>
          <table:table-cell office:value-type="float" office:value="16">
            <text:p>16</text:p>
          </table:table-cell>
          <table:table-cell table:formula="of:=IF([.E97]=[.E96];[.F96]+1;1)" office:value-type="float" office:value="12">
            <text:p>12</text:p>
          </table:table-cell>
          <table:table-cell table:formula="of:=CONCATENATE(&quot;/home/peter/Thesis/ForcedAligner/Aligner1/wav/11025/&quot;;[.C97];[.D97];&quot;.wav&quot;)" office:value-type="string" office:string-value="/home/peter/Thesis/ForcedAligner/Aligner1/wav/11025/4222a84.wav">
            <text:p>/home/peter/Thesis/ForcedAligner/Aligner1/wav/11025/4222a84.wav</text:p>
          </table:table-cell>
          <table:table-cell table:formula="of:=CONCATENATE(&quot;/home/peter/Thesis/ForcedAligner/Aligner1/wav/&quot;;&quot;ANQ&quot;;[.E97];&quot;_&quot;;[.F97];&quot;.wav&quot;)" office:value-type="string" office:string-value="/home/peter/Thesis/ForcedAligner/Aligner1/wav/ANQ16_12.wav">
            <text:p>/home/peter/Thesis/ForcedAligner/Aligner1/wav/ANQ16_12.wav</text:p>
          </table:table-cell>
          <table:table-cell office:value-type="string">
            <text:p>monsieur le président, je vais répéter encore pour que les gens comprennent bien c' est quoi, l' informatisation du réseau de la santé. le projet initial que le dg dit que c' est un échec, il dit il nous dit tout simplement qu' il faut réajuster notre stratégie pour en plus maintenant rajouter les dpe, les dossiers patients électroniques, et rajouter les dossiers dans les établissements de santé. mais la première partie, qui coûte cinq cent soixante-trois millions, c' était seulement le dossier santé québec qui consistait à mettre l' interopérabilité entre eux autres. le dossier patient électronique, c' est un autre dossier qu' on a déjà commencé de longue date pour informatiser toutes les cliniques médicales au québec. ce que j' ai annoncé il y a quelques semaines, c' est que maintenant on complétait on a révisé notre stratégie. en plus de faire le dossier santé québec, qui était la partie initiale, maintenant on va faire également toute la partie des dossiers électroniques dans les cliniques. et, en passant, ça a été très bien reçu. même madame denis a dit que c' était une stratégie qui était extrêmement intéressante, et c' est une stratégie également qu' eux autres ils préconisaient. donc, quand vous dites qu' on a fait un échec, c' est pas ça, c' est qu' on réajuste notre stratégie pour informatiser au complet le réseau de la santé. maintenant, il faut peut être poser la question au parti québécois: auriez vous été capables de faire une entente avec le fédéral pour aller chercher plus de trois cent millions dollars pour informatiser toute la radiologie? la réponse, c' est non.</text:p>
          </table:table-cell>
        </table:table-row>
        <table:table-row table:style-name="ro1">
          <table:table-cell table:number-columns-repeated="2"/>
          <table:table-cell office:value-type="string">
            <text:p>4222a</text:p>
          </table:table-cell>
          <table:table-cell office:value-type="float" office:value="88">
            <text:p>88</text:p>
          </table:table-cell>
          <table:table-cell office:value-type="float" office:value="16">
            <text:p>16</text:p>
          </table:table-cell>
          <table:table-cell table:formula="of:=IF([.E98]=[.E97];[.F97]+1;1)" office:value-type="float" office:value="13">
            <text:p>13</text:p>
          </table:table-cell>
          <table:table-cell table:formula="of:=CONCATENATE(&quot;/home/peter/Thesis/ForcedAligner/Aligner1/wav/11025/&quot;;[.C98];[.D98];&quot;.wav&quot;)" office:value-type="string" office:string-value="/home/peter/Thesis/ForcedAligner/Aligner1/wav/11025/4222a88.wav">
            <text:p>/home/peter/Thesis/ForcedAligner/Aligner1/wav/11025/4222a88.wav</text:p>
          </table:table-cell>
          <table:table-cell table:formula="of:=CONCATENATE(&quot;/home/peter/Thesis/ForcedAligner/Aligner1/wav/&quot;;&quot;ANQ&quot;;[.E98];&quot;_&quot;;[.F98];&quot;.wav&quot;)" office:value-type="string" office:string-value="/home/peter/Thesis/ForcedAligner/Aligner1/wav/ANQ16_13.wav">
            <text:p>/home/peter/Thesis/ForcedAligner/Aligner1/wav/ANQ16_13.wav</text:p>
          </table:table-cell>
          <table:table-cell office:value-type="string">
            <text:p>monsieur le président, on va continuer ce qu' on fait déjà, c' est à dire on va continuer d' informatiser notre réseau de la santé, faire avancer, finaliser québec au niveau de toute son informatisation, commencer montréal, commencer laurentides et commencer lanaudière. on va continuer l' informatisation parce que le fédéral paie en fonction de la réalisation des résultats. mais au début, dans un dossier informatique, la première partie est très longue, la mise en place, mais, lorsqu' on arrive pour avoir les résultats, ça va être beaucoup plus rapide. et je rappellerai à la députée de taschereau qu' actuellement québec est en informatisation. on va faire un déploiement encore plus marqué au cours du printemps et, à l' automne, vers la fin de l' automne, on devrait avoir fini québec au complet. je l' invite à aller visiter une clinique médicale qui actuellement le le le dsq, et elle va voir que ça donne des très bons effets et que ça donne de très bons soins</text:p>
          </table:table-cell>
        </table:table-row>
        <table:table-row table:style-name="ro1">
          <table:table-cell table:number-columns-repeated="2"/>
          <table:table-cell office:value-type="string">
            <text:p>4222a</text:p>
          </table:table-cell>
          <table:table-cell office:value-type="float" office:value="90">
            <text:p>90</text:p>
          </table:table-cell>
          <table:table-cell office:value-type="float" office:value="16">
            <text:p>16</text:p>
          </table:table-cell>
          <table:table-cell table:formula="of:=IF([.E99]=[.E98];[.F98]+1;1)" office:value-type="float" office:value="14">
            <text:p>14</text:p>
          </table:table-cell>
          <table:table-cell table:formula="of:=CONCATENATE(&quot;/home/peter/Thesis/ForcedAligner/Aligner1/wav/11025/&quot;;[.C99];[.D99];&quot;.wav&quot;)" office:value-type="string" office:string-value="/home/peter/Thesis/ForcedAligner/Aligner1/wav/11025/4222a90.wav">
            <text:p>/home/peter/Thesis/ForcedAligner/Aligner1/wav/11025/4222a90.wav</text:p>
          </table:table-cell>
          <table:table-cell table:formula="of:=CONCATENATE(&quot;/home/peter/Thesis/ForcedAligner/Aligner1/wav/&quot;;&quot;ANQ&quot;;[.E99];&quot;_&quot;;[.F99];&quot;.wav&quot;)" office:value-type="string" office:string-value="/home/peter/Thesis/ForcedAligner/Aligner1/wav/ANQ16_14.wav">
            <text:p>/home/peter/Thesis/ForcedAligner/Aligner1/wav/ANQ16_14.wav</text:p>
          </table:table-cell>
          <table:table-cell office:value-type="string">
            <text:p>je pense qu' il faut continuer sur la même voie. pour ce qu' il s' agit du fédéral, on n' a pas grand</text:p>
          </table:table-cell>
        </table:table-row>
        <table:table-row table:style-name="ro1">
          <table:table-cell table:number-columns-repeated="2"/>
          <table:table-cell office:value-type="string">
            <text:p>4222a</text:p>
          </table:table-cell>
          <table:table-cell office:value-type="float" office:value="96">
            <text:p>96</text:p>
          </table:table-cell>
          <table:table-cell office:value-type="float" office:value="16">
            <text:p>16</text:p>
          </table:table-cell>
          <table:table-cell table:formula="of:=IF([.E100]=[.E99];[.F99]+1;1)" office:value-type="float" office:value="15">
            <text:p>15</text:p>
          </table:table-cell>
          <table:table-cell table:formula="of:=CONCATENATE(&quot;/home/peter/Thesis/ForcedAligner/Aligner1/wav/11025/&quot;;[.C100];[.D100];&quot;.wav&quot;)" office:value-type="string" office:string-value="/home/peter/Thesis/ForcedAligner/Aligner1/wav/11025/4222a96.wav">
            <text:p>/home/peter/Thesis/ForcedAligner/Aligner1/wav/11025/4222a96.wav</text:p>
          </table:table-cell>
          <table:table-cell table:formula="of:=CONCATENATE(&quot;/home/peter/Thesis/ForcedAligner/Aligner1/wav/&quot;;&quot;ANQ&quot;;[.E100];&quot;_&quot;;[.F100];&quot;.wav&quot;)" office:value-type="string" office:string-value="/home/peter/Thesis/ForcedAligner/Aligner1/wav/ANQ16_15.wav">
            <text:p>/home/peter/Thesis/ForcedAligner/Aligner1/wav/ANQ16_15.wav</text:p>
          </table:table-cell>
          <table:table-cell office:value-type="string">
            <text:p>monsieur le président, déjà au niveau de nos échéanciers, toute la radiologie a été réalisée, c' est cent pourcent. et je rappellerai à la députée que c' est plus de trois cent millions de dollars que nous avons eus du fédéral pour pouvoir informatiser toute la radiologie, quelque chose qu' ils n' auraient jamais eux mêmes n' auraient jamais osé demander au fédéral parce qu' il n' y avait aucune collaboration. pour ce qu' il s' agit des laboratoires, c' est fait au complet. les cliniques médicales, quand elle dit qu' il y a juste deux cliniques médicales, je pense que c' est méprisant pour les cliniques médicales de dire cela, tout simplement parce qu' on se promène partout au québec, il y a plusieurs cliniques qui sont informatisées et qui fonctionnent très bien. il y a plusieurs cliniques également qui reçoivent déjà les tests de laboratoire et la radiologie. j' invite la députée à aller voir sur le terrain qu' est ce qui se passe et à arrêter de lit</text:p>
          </table:table-cell>
        </table:table-row>
        <table:table-row table:style-name="ro1">
          <table:table-cell table:number-columns-repeated="2"/>
          <table:table-cell office:value-type="string">
            <text:p>4221a</text:p>
          </table:table-cell>
          <table:table-cell office:value-type="float" office:value="10">
            <text:p>10</text:p>
          </table:table-cell>
          <table:table-cell office:value-type="float" office:value="17">
            <text:p>17</text:p>
          </table:table-cell>
          <table:table-cell table:formula="of:=IF([.E101]=[.E100];[.F100]+1;1)" office:value-type="float" office:value="1">
            <text:p>1</text:p>
          </table:table-cell>
          <table:table-cell table:formula="of:=CONCATENATE(&quot;/home/peter/Thesis/ForcedAligner/Aligner1/wav/11025/&quot;;[.C101];[.D101];&quot;.wav&quot;)" office:value-type="string" office:string-value="/home/peter/Thesis/ForcedAligner/Aligner1/wav/11025/4221a10.wav">
            <text:p>/home/peter/Thesis/ForcedAligner/Aligner1/wav/11025/4221a10.wav</text:p>
          </table:table-cell>
          <table:table-cell table:formula="of:=CONCATENATE(&quot;/home/peter/Thesis/ForcedAligner/Aligner1/wav/&quot;;&quot;ANQ&quot;;[.E101];&quot;_&quot;;[.F101];&quot;.wav&quot;)" office:value-type="string" office:string-value="/home/peter/Thesis/ForcedAligner/Aligner1/wav/ANQ17_1.wav">
            <text:p>/home/peter/Thesis/ForcedAligner/Aligner1/wav/ANQ17_1.wav</text:p>
          </table:table-cell>
          <table:table-cell office:value-type="string">
            <text:p>merci, monsieur le président. je suis très fier de saluer l' initiative d' une élève de secondaire cinq de l' école joseph hermas leclerc, de granby. grâce aux efforts d' alexandra goyette, son école est devenue la toute première de la commission scolaire du val des cerfs à se doter d' un défibrillateur cardiaque. sensible aux maladies cardiaques parce que sa grand mère en souffre et armée de sa détermination, alexandra a convaincu la direction de son établissement scolaire de l' importance d' avoir un tel appareil à l' intérieur d' un lieu public comme une école. il faut savoir que, lorsqu' un défibrillateur est accessible à l' int à l' intérieur de quatre à cinq minutes, on a cinquante pourcent de chances de réanimer la personne sans séquelles. surtout, n' allez pas croire que seuls les adultes souffrent de conditions cardiaques, il y a beaucoup de jeunes, en amérique du nord, qui font des arrêts cardiorespiratoires à l' intérieur d' une même année. alexandra par la suite déniché le financement, trouvé un formateur pour les bénévoles et convaincu le fournisseur de l' appareil d' en faire l' entretien gratuitement. c' est pour son intelligence et son incroyable détermination à voir son projet se réaliser que je désire vivement féliciter alexandra goyette. bravo, alexandra, et continue dans cette voie! merci.</text:p>
          </table:table-cell>
        </table:table-row>
        <table:table-row table:style-name="ro1">
          <table:table-cell table:number-columns-repeated="2"/>
          <table:table-cell office:value-type="string">
            <text:p>4221b</text:p>
          </table:table-cell>
          <table:table-cell office:value-type="string">
            <text:p>463a</text:p>
          </table:table-cell>
          <table:table-cell office:value-type="float" office:value="17">
            <text:p>17</text:p>
          </table:table-cell>
          <table:table-cell table:formula="of:=IF([.E102]=[.E101];[.F101]+1;1)" office:value-type="float" office:value="2">
            <text:p>2</text:p>
          </table:table-cell>
          <table:table-cell table:formula="of:=CONCATENATE(&quot;/home/peter/Thesis/ForcedAligner/Aligner1/wav/11025/&quot;;[.C102];[.D102];&quot;.wav&quot;)" office:value-type="string" office:string-value="/home/peter/Thesis/ForcedAligner/Aligner1/wav/11025/4221b463a.wav">
            <text:p>/home/peter/Thesis/ForcedAligner/Aligner1/wav/11025/4221b463a.wav</text:p>
          </table:table-cell>
          <table:table-cell table:formula="of:=CONCATENATE(&quot;/home/peter/Thesis/ForcedAligner/Aligner1/wav/&quot;;&quot;ANQ&quot;;[.E102];&quot;_&quot;;[.F102];&quot;.wav&quot;)" office:value-type="string" office:string-value="/home/peter/Thesis/ForcedAligner/Aligner1/wav/ANQ17_2.wav">
            <text:p>/home/peter/Thesis/ForcedAligner/Aligner1/wav/ANQ17_2.wav</text:p>
          </table:table-cell>
          <table:table-cell office:value-type="string">
            <text:p>bonsoir, monsieur le président. bonsoir aux collègues. je ne menacerai pas, moi, de mon côté, la ministre présidente du conseil du trésor une heure de temps, c' est certain, ce soir. je serai assez bref quand même. mais je pense que, pour les gens qui nous écoutent, c' est assez important pour certains, le projet de loi cent trente-trois qui se lit comme suit: la loi sur la gouvernance et la gestion des ressources informationnelles des organismes publics et des entreprises du gouvernement. il ne dit peut être pas grand chose, mais je pense que c' est important, comme l' a bien fait mon collègue de richelieu, d' expliquer les tenants et aboutissants d' un d' un contexte informationnel et informatique qui touche beaucoup, beaucoup de ministères mais qui touche surtout aussi les poches des contribuables. pourquoi? parce que, ceux qui nous écoutent le savent très bien, l' argent de leurs taxes et de leurs impôts va à québec et on investit des milliards, des centaines de millions de dollars annuellement dans des projets informatiques qui, ma foi, plus souvent qu' autrement, depuis huit ans, sont un fiasco total. et, euh juste avant, monsieur le président, on est allés pas on est allés, mais on a reçu des organismes euh pour les consultations particulières. je crois qu' il faut quand même les remercier, ils ont préparé de nombreux de nombreux mémoires à laquelle à laquelle on a eu de bonnes discussions. la société grics, la fédération des commissions scolaires autant francophones qu' anglophones, technomontréal, certains, aussi, chercheurs, conférence des recteurs et des principaux des universités du québec, l' association des cadres scolaires. des heures de bonheur à discuter aussi de logiciels libres avec euh avec certains</text:p>
          </table:table-cell>
        </table:table-row>
        <table:table-row table:style-name="ro1">
          <table:table-cell table:number-columns-repeated="2"/>
          <table:table-cell office:value-type="string">
            <text:p>4222a</text:p>
          </table:table-cell>
          <table:table-cell office:value-type="float" office:value="100">
            <text:p>100</text:p>
          </table:table-cell>
          <table:table-cell office:value-type="float" office:value="17">
            <text:p>17</text:p>
          </table:table-cell>
          <table:table-cell table:formula="of:=IF([.E103]=[.E102];[.F102]+1;1)" office:value-type="float" office:value="3">
            <text:p>3</text:p>
          </table:table-cell>
          <table:table-cell table:formula="of:=CONCATENATE(&quot;/home/peter/Thesis/ForcedAligner/Aligner1/wav/11025/&quot;;[.C103];[.D103];&quot;.wav&quot;)" office:value-type="string" office:string-value="/home/peter/Thesis/ForcedAligner/Aligner1/wav/11025/4222a100.wav">
            <text:p>/home/peter/Thesis/ForcedAligner/Aligner1/wav/11025/4222a100.wav</text:p>
          </table:table-cell>
          <table:table-cell table:formula="of:=CONCATENATE(&quot;/home/peter/Thesis/ForcedAligner/Aligner1/wav/&quot;;&quot;ANQ&quot;;[.E103];&quot;_&quot;;[.F103];&quot;.wav&quot;)" office:value-type="string" office:string-value="/home/peter/Thesis/ForcedAligner/Aligner1/wav/ANQ17_3.wav">
            <text:p>/home/peter/Thesis/ForcedAligner/Aligner1/wav/ANQ17_3.wav</text:p>
          </table:table-cell>
          <table:table-cell office:value-type="string">
            <text:p>monsieur le président, monsieur le ministre, qu' on lit, c' est le rapport du vérificateur général, et le rapport dit ceci les rapports du vérificateur général se suivent et se ressemblent tous concernant l' information des dossiers de santé. aujourd'hui, c' est le quatrième rapport sur le dossier santé québec qui est déposé et qui confirme le plus grand flop informatique de l' histoire du québec. le vérificateur général écrit: les paramètres initiaux du projet, soit les coûts, la portée et l' échéancier, ne seront pas respectés. le projet sous sa forme définie à l' origine n' existe plus et est un échec. rarement le vérificateur général a été aussi incisif à l' endroit du gouvernement libéral. trois cent sept millions dollars de dépensés pour un projet qui ne verra peut être même pas le jour et des estimations de coûts par le ministère que le vérificateur juge non crédibles. pendant que deux millions de québécois n' ont pas de médecin de famille, les délais d' attente sont interminables dans les urgences, les citoyens doivent payer un impôt santé, qu' est ce que le ministre de la santé répond encore de cet échec du gouvernement libéral?</text:p>
          </table:table-cell>
        </table:table-row>
        <table:table-row table:style-name="ro1">
          <table:table-cell table:number-columns-repeated="2"/>
          <table:table-cell office:value-type="string">
            <text:p>4221b</text:p>
          </table:table-cell>
          <table:table-cell office:value-type="string">
            <text:p>463b</text:p>
          </table:table-cell>
          <table:table-cell office:value-type="float" office:value="17">
            <text:p>17</text:p>
          </table:table-cell>
          <table:table-cell table:formula="of:=IF([.E104]=[.E103];[.F103]+1;1)" office:value-type="float" office:value="4">
            <text:p>4</text:p>
          </table:table-cell>
          <table:table-cell table:formula="of:=CONCATENATE(&quot;/home/peter/Thesis/ForcedAligner/Aligner1/wav/11025/&quot;;[.C104];[.D104];&quot;.wav&quot;)" office:value-type="string" office:string-value="/home/peter/Thesis/ForcedAligner/Aligner1/wav/11025/4221b463b.wav">
            <text:p>/home/peter/Thesis/ForcedAligner/Aligner1/wav/11025/4221b463b.wav</text:p>
          </table:table-cell>
          <table:table-cell table:formula="of:=CONCATENATE(&quot;/home/peter/Thesis/ForcedAligner/Aligner1/wav/&quot;;&quot;ANQ&quot;;[.E104];&quot;_&quot;;[.F104];&quot;.wav&quot;)" office:value-type="string" office:string-value="/home/peter/Thesis/ForcedAligner/Aligner1/wav/ANQ17_4.wav">
            <text:p>/home/peter/Thesis/ForcedAligner/Aligner1/wav/ANQ17_4.wav</text:p>
          </table:table-cell>
          <table:table-cell office:value-type="string">
            <text:p>à savoir: est ce que le gouvernement utilise assez de ces logiciels libres? alors, ce fut des rencontres intéressantes pour euh un néophyte aussi comme moi, je ne me cache pas de le dire, dans l' informatique. mais au delà de ça, comme comme critique de ma formation politique, je pense qu' il est important que les québécois sachent ce qui peut arriver, ce qui peut arriver si ce projet de loi cent trente-trois est adopté dans les prochaines semaines, et ce pourquoi on se questionne, nous aussi, du côté de notre formation politique, quand on sait que les chiffres exacts sont à peu près de deux point six milliards de dollars d' investissement dans la dernière année, des fiascos politiques des fiascos informatiques, comme je le disais, dans différents organismes ou ministères, exemple la carra, projets informatiques qui étaient évalués au début à cinquante millions de dollars et qui en sont rendus à cent aujourd'hui. hydro québec. hydro québec, des projets informatiques qui vont doubler aussi à près de quatre cent millions de dollars depuis que les changements ont été apportés ou qu' on a voulu améliorer ces projets. et le dossier santé québec, mon collègue de richelieu l' a bien mentionné, je pense que ça va coûter la moitié d' un chum, ce dossier là, quand il va se terminer s' il se termine un jour d' ici quatre, cinq ans ou six ans. mais ça, on ne le verra pas sous ce gouvernement dans les dans les prochaines années. et, quand on sait que ces coûts ces coûts sont énormes, et que ça coûte extrêmement cher pour les contribuables du québec, et que le gouvernement n' est pas capable de trouver de solution autre que de déposer un projet de loi pour être capable d' assurer une certaine légitimité ou une certaine gouvernance plus solide à une à une perte de contrôle de ses projets</text:p>
          </table:table-cell>
        </table:table-row>
        <table:table-row table:style-name="ro1">
          <table:table-cell table:number-columns-repeated="2"/>
          <table:table-cell office:value-type="string">
            <text:p>4222a</text:p>
          </table:table-cell>
          <table:table-cell office:value-type="float" office:value="104">
            <text:p>104</text:p>
          </table:table-cell>
          <table:table-cell office:value-type="float" office:value="17">
            <text:p>17</text:p>
          </table:table-cell>
          <table:table-cell table:formula="of:=IF([.E105]=[.E104];[.F104]+1;1)" office:value-type="float" office:value="5">
            <text:p>5</text:p>
          </table:table-cell>
          <table:table-cell table:formula="of:=CONCATENATE(&quot;/home/peter/Thesis/ForcedAligner/Aligner1/wav/11025/&quot;;[.C105];[.D105];&quot;.wav&quot;)" office:value-type="string" office:string-value="/home/peter/Thesis/ForcedAligner/Aligner1/wav/11025/4222a104.wav">
            <text:p>/home/peter/Thesis/ForcedAligner/Aligner1/wav/11025/4222a104.wav</text:p>
          </table:table-cell>
          <table:table-cell table:formula="of:=CONCATENATE(&quot;/home/peter/Thesis/ForcedAligner/Aligner1/wav/&quot;;&quot;ANQ&quot;;[.E105];&quot;_&quot;;[.F105];&quot;.wav&quot;)" office:value-type="string" office:string-value="/home/peter/Thesis/ForcedAligner/Aligner1/wav/ANQ17_5.wav">
            <text:p>/home/peter/Thesis/ForcedAligner/Aligner1/wav/ANQ17_5.wav</text:p>
          </table:table-cell>
          <table:table-cell office:value-type="string">
            <text:p>monsieur le président, le ministre de la santé devrait peut être répondre directement au vg pour moi, il n' a pas compris ce qu' il a écrit là dedans, là. et tantôt le ministre de la santé disait à ma collègue de taschereau: on est au même niveau que les autres provinces. bien, non seulement le dossier santé québec est un désastre financier et humain, mais le vérificateur général nous confirme que nous sommes parmi les pires au canada. le québec est dernier de classe avec le yukon et le nunavut. nous sommes les cancres des dossiers informatisés. le ministre de la santé est il conscient que, selon le vérificateur général, le québec pourrait vraiment y perdre cinquante millions de dollars en financement d' inforoute santé du canada?</text:p>
          </table:table-cell>
        </table:table-row>
        <table:table-row table:style-name="ro1">
          <table:table-cell table:number-columns-repeated="2"/>
          <table:table-cell office:value-type="string">
            <text:p>4221b</text:p>
          </table:table-cell>
          <table:table-cell office:value-type="string">
            <text:p>463c</text:p>
          </table:table-cell>
          <table:table-cell office:value-type="float" office:value="17">
            <text:p>17</text:p>
          </table:table-cell>
          <table:table-cell table:formula="of:=IF([.E106]=[.E105];[.F105]+1;1)" office:value-type="float" office:value="6">
            <text:p>6</text:p>
          </table:table-cell>
          <table:table-cell table:formula="of:=CONCATENATE(&quot;/home/peter/Thesis/ForcedAligner/Aligner1/wav/11025/&quot;;[.C106];[.D106];&quot;.wav&quot;)" office:value-type="string" office:string-value="/home/peter/Thesis/ForcedAligner/Aligner1/wav/11025/4221b463c.wav">
            <text:p>/home/peter/Thesis/ForcedAligner/Aligner1/wav/11025/4221b463c.wav</text:p>
          </table:table-cell>
          <table:table-cell table:formula="of:=CONCATENATE(&quot;/home/peter/Thesis/ForcedAligner/Aligner1/wav/&quot;;&quot;ANQ&quot;;[.E106];&quot;_&quot;;[.F106];&quot;.wav&quot;)" office:value-type="string" office:string-value="/home/peter/Thesis/ForcedAligner/Aligner1/wav/ANQ17_6.wav">
            <text:p>/home/peter/Thesis/ForcedAligner/Aligner1/wav/ANQ17_6.wav</text:p>
          </table:table-cell>
          <table:table-cell office:value-type="string">
            <text:p>bien, on on va voir dès demain, oui, un un vérificateur général qui va déposer un projet de loi. et c' est quand même un timing, excusez moi l' anglicisme, assez particulier: de voir un projet de loi où on va adopter un principe et le vérificateur général, renaud lachance, qui dépose demain matin un un tome sur euh sur les difficultés du gouvernement à mettre en place et d' arriver à un final des projets informatiques où on voit les fiascos, euh semaine après semaine et mois après mois, dans les journaux, d' un réseau et de certains organismes qui ne sont pas capables de livrer la marchandise dans des temps dans des temps qui sont raisonnables, si on peut le dire si on peut le dire ainsi. et le vérificateur général, et je ne crois et je ne crois pas me tromper, va déposer un rapport accablant sur la situation informationnelle et informatique des différents organismes au québec. et là dessus, euh si, comme la ministre le disait, il faut revoir nos façons de faire, bien, on pourra certainement on pourra certainement se questionner et, nous aussi, apporter des choses positives, on l' espère, dans ce projet de loi, à savoir: est ce que, parce qu' on investit des milliards de dollars annuellement, que les organismes ne sont pas capables d' arriver à une échéance précise pour déposer déposer et arriver à un final sur des projets informatiques qui sont qui sont supposés être intéressants et améliorer la productivité des des fonctionnaires de l' état bien, aujourd'hui, euh une des solutions que le gouvernement et que la présidente du conseil du trésor ont trouvée, bien, c' est d' assurer d' assurer une gouvernance encore plus euh</text:p>
          </table:table-cell>
        </table:table-row>
        <table:table-row table:style-name="ro1">
          <table:table-cell table:number-columns-repeated="2"/>
          <table:table-cell office:value-type="string">
            <text:p>4222a</text:p>
          </table:table-cell>
          <table:table-cell office:value-type="float" office:value="110">
            <text:p>110</text:p>
          </table:table-cell>
          <table:table-cell office:value-type="float" office:value="17">
            <text:p>17</text:p>
          </table:table-cell>
          <table:table-cell table:formula="of:=IF([.E107]=[.E106];[.F106]+1;1)" office:value-type="float" office:value="7">
            <text:p>7</text:p>
          </table:table-cell>
          <table:table-cell table:formula="of:=CONCATENATE(&quot;/home/peter/Thesis/ForcedAligner/Aligner1/wav/11025/&quot;;[.C107];[.D107];&quot;.wav&quot;)" office:value-type="string" office:string-value="/home/peter/Thesis/ForcedAligner/Aligner1/wav/11025/4222a110.wav">
            <text:p>/home/peter/Thesis/ForcedAligner/Aligner1/wav/11025/4222a110.wav</text:p>
          </table:table-cell>
          <table:table-cell table:formula="of:=CONCATENATE(&quot;/home/peter/Thesis/ForcedAligner/Aligner1/wav/&quot;;&quot;ANQ&quot;;[.E107];&quot;_&quot;;[.F107];&quot;.wav&quot;)" office:value-type="string" office:string-value="/home/peter/Thesis/ForcedAligner/Aligner1/wav/ANQ17_7.wav">
            <text:p>/home/peter/Thesis/ForcedAligner/Aligner1/wav/ANQ17_7.wav</text:p>
          </table:table-cell>
          <table:table-cell office:value-type="string">
            <text:p>le dossier santé québec n' est pas le seul exemple de la déroute de notre système de santé. le vg nous apprend aussi que le ministre de la santé n' exerce aucun leadership pour implanter une culture de la performance dans son réseau. le québec se fait distancer par les autres administrations publiques qui ont pris plus rapidement le virage, dit il dans son rapport. le premier ministre, qui avait fait de la santé sa première priorité en deux mille trois, peut il reconnaître enfin l' échec de son gouvernement?</text:p>
          </table:table-cell>
        </table:table-row>
        <table:table-row table:style-name="ro1">
          <table:table-cell table:number-columns-repeated="2"/>
          <table:table-cell office:value-type="string">
            <text:p>4221b</text:p>
          </table:table-cell>
          <table:table-cell office:value-type="string">
            <text:p>463d</text:p>
          </table:table-cell>
          <table:table-cell office:value-type="float" office:value="17">
            <text:p>17</text:p>
          </table:table-cell>
          <table:table-cell table:formula="of:=IF([.E108]=[.E107];[.F107]+1;1)" office:value-type="float" office:value="8">
            <text:p>8</text:p>
          </table:table-cell>
          <table:table-cell table:formula="of:=CONCATENATE(&quot;/home/peter/Thesis/ForcedAligner/Aligner1/wav/11025/&quot;;[.C108];[.D108];&quot;.wav&quot;)" office:value-type="string" office:string-value="/home/peter/Thesis/ForcedAligner/Aligner1/wav/11025/4221b463d.wav">
            <text:p>/home/peter/Thesis/ForcedAligner/Aligner1/wav/11025/4221b463d.wav</text:p>
          </table:table-cell>
          <table:table-cell table:formula="of:=CONCATENATE(&quot;/home/peter/Thesis/ForcedAligner/Aligner1/wav/&quot;;&quot;ANQ&quot;;[.E108];&quot;_&quot;;[.F108];&quot;.wav&quot;)" office:value-type="string" office:string-value="/home/peter/Thesis/ForcedAligner/Aligner1/wav/ANQ17_8.wav">
            <text:p>/home/peter/Thesis/ForcedAligner/Aligner1/wav/ANQ17_8.wav</text:p>
          </table:table-cell>
          <table:table-cell office:value-type="string">
            <text:p>plus solide, si je peux m' exprimer ainsi, avec euh avec une structure additionnelle, où on où on lit dans les notes explicatives qu' on aura un projet de loi qui prévoit la nomination d' un dirigeant principal de l' information, qui va déterminer aussi ses principales fonctions. on va aussi désigner des dirigeants de réseaux d' information. la ministre disait aussi que, dans chacun des des organismes, ministères, il y aura devra y avoir une personne qui sera responsable de ces ressources informatiques. moi, à ma connaissance, après avoir vu, juste pour un système de santé, un organigramme qui est qui est qui est énorme, bien, déjà, des personnes qui sont euh qui sont responsables de ces dossiers et de ces projets informatiques et là je vous parle de la santé, mais, si je vais sortir ceux de l' éducation, ceux de l' immigration à gauche et à droite, bien, vous avez déjà ces gens là qui sont euh qui sont responsables dans chacune de leurs fonctions de ces de ces projets. la ministre nous parle de de défi, d' efficacité. oui. je voudrais, euh comme mon collègue l' a mentionné, je voudrais croire. je voudrais vous apporter jusqu' à la fin de ce projet de loi des éléments qui vont me permettre de croire qu' au bout du compte, quand le gouvernement, lors du dépôt de du budget d' avril deux mille dix, nous a dit, dans un grand spectacle, que le soixante-deux pourcent d' efforts allait être fait par eux mêmes pour réduire leurs dépenses, trouver des solutions la ministre présidente du conseil du trésor nous a dit: bon, on aura on sera capables de sauver cent, deux cent millions dollars annuellement sur des investissements de près de deux point six milliards de dollars par année. avec des euh des projets de loi ou des solutions comme ceux là</text:p>
          </table:table-cell>
        </table:table-row>
        <table:table-row table:style-name="ro1">
          <table:table-cell table:number-columns-repeated="2"/>
          <table:table-cell office:value-type="string">
            <text:p>4222a</text:p>
          </table:table-cell>
          <table:table-cell office:value-type="float" office:value="209">
            <text:p>209</text:p>
          </table:table-cell>
          <table:table-cell office:value-type="float" office:value="17">
            <text:p>17</text:p>
          </table:table-cell>
          <table:table-cell table:formula="of:=IF([.E109]=[.E108];[.F108]+1;1)" office:value-type="float" office:value="9">
            <text:p>9</text:p>
          </table:table-cell>
          <table:table-cell table:formula="of:=CONCATENATE(&quot;/home/peter/Thesis/ForcedAligner/Aligner1/wav/11025/&quot;;[.C109];[.D109];&quot;.wav&quot;)" office:value-type="string" office:string-value="/home/peter/Thesis/ForcedAligner/Aligner1/wav/11025/4222a209.wav">
            <text:p>/home/peter/Thesis/ForcedAligner/Aligner1/wav/11025/4222a209.wav</text:p>
          </table:table-cell>
          <table:table-cell table:formula="of:=CONCATENATE(&quot;/home/peter/Thesis/ForcedAligner/Aligner1/wav/&quot;;&quot;ANQ&quot;;[.E109];&quot;_&quot;;[.F109];&quot;.wav&quot;)" office:value-type="string" office:string-value="/home/peter/Thesis/ForcedAligner/Aligner1/wav/ANQ17_9.wav">
            <text:p>/home/peter/Thesis/ForcedAligner/Aligner1/wav/ANQ17_9.wav</text:p>
          </table:table-cell>
          <table:table-cell office:value-type="string">
            <text:p>monsieur le président, je demande le consentement pour déposer la motion suivante, conjointement avec le ministre avec la ministre de l' éducation, du loisir et du sport, le député de johnson et le député de la peltrie: que l' assemblée nationale félicite georges saint pierre pour la brillante défense de son titre de champion du monde des supermoyens de la ultimate fighting championship, samedi soir dernier à toronto; qu' elle souligne les performances exceptionnelles de cet athlète québécois, champion depuis deux mille sept, qui est une source de fierté et de rayonnement pour le québec.</text:p>
          </table:table-cell>
        </table:table-row>
        <table:table-row table:style-name="ro1">
          <table:table-cell table:number-columns-repeated="2"/>
          <table:table-cell office:value-type="string">
            <text:p>4221b</text:p>
          </table:table-cell>
          <table:table-cell office:value-type="string">
            <text:p>463e</text:p>
          </table:table-cell>
          <table:table-cell office:value-type="float" office:value="17">
            <text:p>17</text:p>
          </table:table-cell>
          <table:table-cell table:formula="of:=IF([.E110]=[.E109];[.F109]+1;1)" office:value-type="float" office:value="10">
            <text:p>10</text:p>
          </table:table-cell>
          <table:table-cell table:formula="of:=CONCATENATE(&quot;/home/peter/Thesis/ForcedAligner/Aligner1/wav/11025/&quot;;[.C110];[.D110];&quot;.wav&quot;)" office:value-type="string" office:string-value="/home/peter/Thesis/ForcedAligner/Aligner1/wav/11025/4221b463e.wav">
            <text:p>/home/peter/Thesis/ForcedAligner/Aligner1/wav/11025/4221b463e.wav</text:p>
          </table:table-cell>
          <table:table-cell table:formula="of:=CONCATENATE(&quot;/home/peter/Thesis/ForcedAligner/Aligner1/wav/&quot;;&quot;ANQ&quot;;[.E110];&quot;_&quot;;[.F110];&quot;.wav&quot;)" office:value-type="string" office:string-value="/home/peter/Thesis/ForcedAligner/Aligner1/wav/ANQ17_10.wav">
            <text:p>/home/peter/Thesis/ForcedAligner/Aligner1/wav/ANQ17_10.wav</text:p>
          </table:table-cell>
          <table:table-cell office:value-type="string">
            <text:p>vous me permettrez d' être sceptique sur sur l' avenir et de me questionner si vraiment il va y avoir un dirigeant principal au dessus de tout ça qui va communiquer vraiment avec chacune des branches du gouvernement, où il y aura des vases communicants pour s' assurer que chacun de ces projets puisse être mené à terme, positivement, et qu' au bout du compte il n' y ait pas de fiasco comme on l' a vu dans les dernières années, derniers mois, même, avec la carra, l' hydro québec ou le dossier santé québec. alors, monsieur le président, on sera à l' adoption de principe, comme mon collègue le mentionnait. je le dis, moi aussi, pour ma formation politique, on va faire avancer ce projet de loi pour être capables d' aller à l' étude détaillée rapidement, dans les prochains jours, les prochaines semaines, d' y apporter aussi des euh des euh des amendements positifs pour la suite des choses. maintenant, je ne suis pas convaincu, moi non plus. je ne suis vraiment pas convaincu que ce projet de loi va régler euh la problématique les problématiques des dépassements de coûts des des projets informatiques qui ont été qui ont été déposés par le gouvernement libéral depuis deux mille trois. on verra aussi, demain matin, le vérificateur général qui déposera, donc, un rapport, encore une fois qui, je crois je pense que ce sera accablant face aux face aux défis que le gouvernement et je le fais sans partisanerie. je pense qu' il n' y a pas de couleur politique là dessus. on voudrait on voudrait que ça fonctionne bien. on voudrait que ces argents soient bien dépensés pour le bien commun, parce que c' est de l' argent qui vient des poches des contribuables. mais, quand on est on est dépourvu de solution et que la seule qu' on a qu' on doit prendre ou qu' on veut prendre, du côté du gouvernement libéral, bien, c' est de dire</text:p>
          </table:table-cell>
        </table:table-row>
        <table:table-row table:style-name="ro1">
          <table:table-cell table:number-columns-repeated="2"/>
          <table:table-cell office:value-type="string">
            <text:p>4222a</text:p>
          </table:table-cell>
          <table:table-cell office:value-type="string">
            <text:p>236a</text:p>
          </table:table-cell>
          <table:table-cell office:value-type="float" office:value="17">
            <text:p>17</text:p>
          </table:table-cell>
          <table:table-cell table:formula="of:=IF([.E111]=[.E110];[.F110]+1;1)" office:value-type="float" office:value="11">
            <text:p>11</text:p>
          </table:table-cell>
          <table:table-cell table:formula="of:=CONCATENATE(&quot;/home/peter/Thesis/ForcedAligner/Aligner1/wav/11025/&quot;;[.C111];[.D111];&quot;.wav&quot;)" office:value-type="string" office:string-value="/home/peter/Thesis/ForcedAligner/Aligner1/wav/11025/4222a236a.wav">
            <text:p>/home/peter/Thesis/ForcedAligner/Aligner1/wav/11025/4222a236a.wav</text:p>
          </table:table-cell>
          <table:table-cell table:formula="of:=CONCATENATE(&quot;/home/peter/Thesis/ForcedAligner/Aligner1/wav/&quot;;&quot;ANQ&quot;;[.E111];&quot;_&quot;;[.F111];&quot;.wav&quot;)" office:value-type="string" office:string-value="/home/peter/Thesis/ForcedAligner/Aligner1/wav/ANQ17_11.wav">
            <text:p>/home/peter/Thesis/ForcedAligner/Aligner1/wav/ANQ17_11.wav</text:p>
          </table:table-cell>
          <table:table-cell office:value-type="string">
            <text:p>merci, monsieur le président. alors, oui, on est à l' adoption des crédits, qui fait suite au budget deux mille onze deux mille douze, mais c' est impossible de ne pas revenir au budget deux mille dix deux mille onze qui euh a donné euh des revenus importants pour le gouvernement du québec pour retrouver l' équilibre budgétaire. et comment on a fait pour euh aller chercher des revenus aussi importants? bien, on a taxé encore plus les québécois depuis l' an dernier. et ça, c' est euh des réalisations. quand on parle de la taxe sur l' essence, tchèque, réalisé. quand on parle d' augmentation de la tvq, qui a eu lieu le premier janvier dernier, qui va avoir il va y avoir une autre augmentation le premier janvier deux mille douze réalisé. indexation des tarifs, réalisée. contribution santé, réalisée, parce que tous les québécois qui ont envoyé leurs impôts euh au deux mai dernier vont payer une contribution de vingt-cinq dollars cette année, cent l' an prochain et deux cent dans deux ans. tout ça ensemble, c' est des mesures qui vont apporter douze milliards de dollars dans les poches du gouvernement pour retrouver l' équilibre budgétaire. et, soit dit en passant, dans le budget deux mille onze deux mille dix, il en reste encore un, milliard, à trouver, il en reste encore un, milliard, à trouver. et euh on parlait d' un ticket modérateur dans le budget deux mille dix deux mille onze. on l' a mis de côté. mais il reste quand même que, pour retrouver l' équilibre budgétaire, on ne sait pas encore où ce milliard va être retrouvé. toutes des réalisations qui sont qui sont quantifiables et réalisées, qui vont qui vont affaiblir le portefeuille des québécois. et, de l' autre côté, euh il fallait nécessairement regarder l' effort que le gouvernement se devait de faire depuis deux mille dix deux mille onze pour faire sa part aussi pour retrouver l' équilibre budgétaire. et on se souvient tous du fameux soixante-deux pourcent du budget deux mille dix deux mille onze</text:p>
          </table:table-cell>
        </table:table-row>
        <table:table-row table:style-name="ro1">
          <table:table-cell table:number-columns-repeated="2"/>
          <table:table-cell office:value-type="string">
            <text:p>4221b</text:p>
          </table:table-cell>
          <table:table-cell office:value-type="string">
            <text:p>463f</text:p>
          </table:table-cell>
          <table:table-cell office:value-type="float" office:value="17">
            <text:p>17</text:p>
          </table:table-cell>
          <table:table-cell table:formula="of:=IF([.E112]=[.E111];[.F111]+1;1)" office:value-type="float" office:value="12">
            <text:p>12</text:p>
          </table:table-cell>
          <table:table-cell table:formula="of:=CONCATENATE(&quot;/home/peter/Thesis/ForcedAligner/Aligner1/wav/11025/&quot;;[.C112];[.D112];&quot;.wav&quot;)" office:value-type="string" office:string-value="/home/peter/Thesis/ForcedAligner/Aligner1/wav/11025/4221b463f.wav">
            <text:p>/home/peter/Thesis/ForcedAligner/Aligner1/wav/11025/4221b463f.wav</text:p>
          </table:table-cell>
          <table:table-cell table:formula="of:=CONCATENATE(&quot;/home/peter/Thesis/ForcedAligner/Aligner1/wav/&quot;;&quot;ANQ&quot;;[.E112];&quot;_&quot;;[.F112];&quot;.wav&quot;)" office:value-type="string" office:string-value="/home/peter/Thesis/ForcedAligner/Aligner1/wav/ANQ17_12.wav">
            <text:p>/home/peter/Thesis/ForcedAligner/Aligner1/wav/ANQ17_12.wav</text:p>
          </table:table-cell>
          <table:table-cell office:value-type="string">
            <text:p>on va prendre on va faire un projet de loi, c' est peut être une des solutions qui va être dans le qui va être apportée dans le rapport du vérificateur général, on ne le sait pas un rapport qui devait être qui devait être déposé qui devait être déposé voilà déjà quelques mois, quelques mois et euh assurément que demain on aura réponse à quelques unes de nos questions sur euh sur la suite des choses. maintenant, quand on investit autant de millions de dollars annuellement dans des dans des solutions informatiques, bien, je crois que, du côté de notre formation politique, autant que de tous les parlementaires ici, nous devrons trouver des solutions pour être capables d' en arriver à voir ces projets prendre forme plus rapidement, le plus rapidement possible. et le meilleur exemple, c' est le dossier santé québec. je souhaite et je rêve, un jour, que chacun des patients du québec puisse se rendre de rouyn au saguenay, ou en outaouais, un jour, et qu' on soit capables de faire enter, et que, et que le rapport médical de de monsieur guylain x, on sera capable on sera capable de le voir immédiatement, et que ces ressources à laquelle à laquelle les québécois s' attendent, bien, puissent prendre place rapidement. donc, monsieur le président, voilà pour notre notre mon intervention sur le projet de loi cent trente-trois. et nous irons travailler tous ensemble à l' étude détaillée dans les prochains jours. merci.</text:p>
          </table:table-cell>
        </table:table-row>
        <table:table-row table:style-name="ro1">
          <table:table-cell table:number-columns-repeated="2"/>
          <table:table-cell office:value-type="string">
            <text:p>4222a</text:p>
          </table:table-cell>
          <table:table-cell office:value-type="string">
            <text:p>236b</text:p>
          </table:table-cell>
          <table:table-cell office:value-type="float" office:value="17">
            <text:p>17</text:p>
          </table:table-cell>
          <table:table-cell table:formula="of:=IF([.E113]=[.E112];[.F112]+1;1)" office:value-type="float" office:value="13">
            <text:p>13</text:p>
          </table:table-cell>
          <table:table-cell table:formula="of:=CONCATENATE(&quot;/home/peter/Thesis/ForcedAligner/Aligner1/wav/11025/&quot;;[.C113];[.D113];&quot;.wav&quot;)" office:value-type="string" office:string-value="/home/peter/Thesis/ForcedAligner/Aligner1/wav/11025/4222a236b.wav">
            <text:p>/home/peter/Thesis/ForcedAligner/Aligner1/wav/11025/4222a236b.wav</text:p>
          </table:table-cell>
          <table:table-cell table:formula="of:=CONCATENATE(&quot;/home/peter/Thesis/ForcedAligner/Aligner1/wav/&quot;;&quot;ANQ&quot;;[.E113];&quot;_&quot;;[.F113];&quot;.wav&quot;)" office:value-type="string" office:string-value="/home/peter/Thesis/ForcedAligner/Aligner1/wav/ANQ17_13.wav">
            <text:p>/home/peter/Thesis/ForcedAligner/Aligner1/wav/ANQ17_13.wav</text:p>
          </table:table-cell>
          <table:table-cell office:value-type="string">
            <text:p>où le gouvernement nous a nous a dit sans cesse, sans arrêt que cet effort allait être fait par eux mêmes et que c' est le gouvernement qui allait faire une grande, grande et la plus grande part de l' effort pour retrouver l' équilibre budgétaire. mais on a pu se rendre compte, monsieur le président, que tout ça était faux, tout ça était faux parce qu' on a eu euh le dernier euh rapport des comptes publics qui a été déposé en décembre dernier, qui confirmait pour une huitième année consécutive, huitième année consécutive que le gouvernement n' allait pas atteindre l' objectif de croissance des dépenses qu' il s' était donné, pour arriver avec des dépassements de huit cent dix millions, qui vont où, ces huit cent dix millions? bien, sur la dette d' épicerie, sur le déficit cumulé qui va atteindre près de cent treize milliards de dollars cette année. et ça, c' est sans compter le déficit brut, la dette brute, qui est de près de cent soixante-trois milliards de dollars euh présentement, une dette qui a explosé depuis l' arrivée des libéraux au pouvoir, en deux mille trois. et ça a amené quoi, monsieur le président, quand on n' est pas capable de réduire ses dépenses ou de les contenir à un niveau qui est respectable? et la réponse, qui est fort simple, de la part du gouvernement, depuis depuis deux ans, c' est de nous dire: on a le meilleur niveau de croissance des dépenses vis à vis les provinces canadiennes. mais se comparer aux plus mauvais, c' est un peu comme le ministre de la santé l' a fait ce matin avec son dépôt du rapport du vérificateur général qui confirmait encore que le dossier informationnel informatisé de dossier santé québec était un échec. bien, ça amène à quoi, ça? ça amène aux agences, à une agence de cotation, qui s' appelle moody's, d' avertir, d' avertir le gouvernement qu' il se devait de faire attention à son déficit, de réduire ses dépenses et de contrôler, oui, ses dépenses avec rigueur.</text:p>
          </table:table-cell>
        </table:table-row>
        <table:table-row table:style-name="ro1">
          <table:table-cell table:number-columns-repeated="2"/>
          <table:table-cell office:value-type="string">
            <text:p>4222a</text:p>
          </table:table-cell>
          <table:table-cell office:value-type="string">
            <text:p>236c</text:p>
          </table:table-cell>
          <table:table-cell office:value-type="float" office:value="17">
            <text:p>17</text:p>
          </table:table-cell>
          <table:table-cell table:formula="of:=IF([.E114]=[.E113];[.F113]+1;1)" office:value-type="float" office:value="14">
            <text:p>14</text:p>
          </table:table-cell>
          <table:table-cell table:formula="of:=CONCATENATE(&quot;/home/peter/Thesis/ForcedAligner/Aligner1/wav/11025/&quot;;[.C114];[.D114];&quot;.wav&quot;)" office:value-type="string" office:string-value="/home/peter/Thesis/ForcedAligner/Aligner1/wav/11025/4222a236c.wav">
            <text:p>/home/peter/Thesis/ForcedAligner/Aligner1/wav/11025/4222a236c.wav</text:p>
          </table:table-cell>
          <table:table-cell table:formula="of:=CONCATENATE(&quot;/home/peter/Thesis/ForcedAligner/Aligner1/wav/&quot;;&quot;ANQ&quot;;[.E114];&quot;_&quot;;[.F114];&quot;.wav&quot;)" office:value-type="string" office:string-value="/home/peter/Thesis/ForcedAligner/Aligner1/wav/ANQ17_14.wav">
            <text:p>/home/peter/Thesis/ForcedAligner/Aligner1/wav/ANQ17_14.wav</text:p>
          </table:table-cell>
          <table:table-cell office:value-type="string">
            <text:p>et ça, monsieur le président, c' est un avertissement sévère que moody's a fait, un peu comme standard and poor's l' a fait aux américains euh voilà déjà deux semaines. parce qu' une décote, monsieur le président, quand on sait que présentement vos taxes un dollar de taxe que vous envoyez au gouvernement du québec et à ceux qui nous écoutent, il y en a quarante-cinq sous qui s' en va directement au système de santé, en plus de la contribution et en plus de l' assurance médicaments, il y a un autre vingt-quatre sous qui va au ministère de l' éducation et il y a près de dix sous qui va au service de la dette, monsieur le président s' il fallait, avec un taux d' emprunt moyen sur les marchés financiers mondiaux du gouvernement du québec qui est à peu près de quatre pourcent, s' il fallait qu' il y ait une décote, avec des taux d' intérêts qui sont bas présentement, une décote dans les prochains mois, comme l' a subie la grèce le portugal, l' islande, imaginez sur une dette de cent soixante-trois milliards s' il y avait juste un pourcent de plus. bien, c' est un point six milliard qu' on ne pourrait pas mettre où? à la santé, à l' éducation, aux familles du québec. et ça, malheureusement, monsieur le président, c' est un constat qui est fort clair, fort clair. le soixante-deux pourcent que le gouvernement devait réaliser pour retrouver minimalement l' équilibre budgétaire, faire sa part pour montrer aux québécois que, si on se serre la ceinture, nous, de notre côté, puis ceux qui nous écoutent pour se dire: sur soixante états en amérique du nord, les cinquante-troisième plus taxés en amérique du nord je me souviens du premier ministre lui même qui disait en deux mille trois: ça va changer, ça. ça va changer, le pouvoir d' achat des québécois va augmenter. bien, c' est complètement faux. c' est complètement faux. autant pour l' essence qui ne cesse d' augmenter, autant pour les taxes qui ne cessent d' augmenter, bien le pouvoir d' achat des québécois continue de baisser. et vous avez un gouvernement du québec qui continue de rire du monde</text:p>
          </table:table-cell>
        </table:table-row>
        <table:table-row table:style-name="ro1">
          <table:table-cell table:number-columns-repeated="2"/>
          <table:table-cell office:value-type="string">
            <text:p>4222a</text:p>
          </table:table-cell>
          <table:table-cell office:value-type="string">
            <text:p>236d</text:p>
          </table:table-cell>
          <table:table-cell office:value-type="float" office:value="17">
            <text:p>17</text:p>
          </table:table-cell>
          <table:table-cell table:formula="of:=IF([.E115]=[.E114];[.F114]+1;1)" office:value-type="float" office:value="15">
            <text:p>15</text:p>
          </table:table-cell>
          <table:table-cell table:formula="of:=CONCATENATE(&quot;/home/peter/Thesis/ForcedAligner/Aligner1/wav/11025/&quot;;[.C115];[.D115];&quot;.wav&quot;)" office:value-type="string" office:string-value="/home/peter/Thesis/ForcedAligner/Aligner1/wav/11025/4222a236d.wav">
            <text:p>/home/peter/Thesis/ForcedAligner/Aligner1/wav/11025/4222a236d.wav</text:p>
          </table:table-cell>
          <table:table-cell table:formula="of:=CONCATENATE(&quot;/home/peter/Thesis/ForcedAligner/Aligner1/wav/&quot;;&quot;ANQ&quot;;[.E115];&quot;_&quot;;[.F115];&quot;.wav&quot;)" office:value-type="string" office:string-value="/home/peter/Thesis/ForcedAligner/Aligner1/wav/ANQ17_15.wav">
            <text:p>/home/peter/Thesis/ForcedAligner/Aligner1/wav/ANQ17_15.wav</text:p>
          </table:table-cell>
          <table:table-cell office:value-type="string">
            <text:p>en leur faisant croire, en leur faisant croire que les dépenses baissent. et, parlant des dépenses, monsieur le président, quand on regarde le rapport mensuel, qui est déposé, sur le site du ministère des finances, on se rend compte que les dépenses de programmes, soudainement, par une sorte de comptabilité un peu particulière, baissent. savez vous pourquoi, monsieur le président? parce qu' on ne cesse de prendre des organismes, de créer des fonds. on a même pris le ministère du revenu, qui était comptabilisé dans les dépenses de programmes, et créé une agence qui s' en va maintenant dans les entités, qui ne sont pas assujetties à aucun contrôle précis de leurs dépenses, aucun. et ça, dans le rapport du du du vérificateur général des comptes publics de décembre dernier, on évalue les dépenses des fonds et de ces organismes, qui sont à peu près de cent soixante-dix, à dix-huit milliards de dollars, dix-huit milliards de dollars, où ces organismes et fonds qui reçoivent, oui, des revenus autonomes, séparés, tarifés mais, de l' autre bord, une grande partie de ces revenus viennent où?, viennent des poches des contribuables, donc viennent du gouvernement. et qu' est ce que le vérificateur général disait dans son rapport de février deux mille dix? aux parlementaires il disait, à la commission de l' administration publique: portez une attention particulière, messieurs dames les législateurs. portez une attention particulière parce que le gouvernement est en train de créer d' innombrables fonds et organismes qui engraissent des dépenses qui sont pas assujetties à aucun contrôle précis. et la seule chose qu' on a demandée quand on a déposé le dépôt du budget deux mille dix deux mille onze, c' est de réduire de vingt-cinq pourcent les frais d' administration et de dix pourcent les frais de voyage et déplacement. ces deux mesures là ensemble, là, ça équivalait à peu près à trois cent soixante-dix soixante-quinze millions de dollars sur un budget total de soixante-seize milliards de dollars.</text:p>
          </table:table-cell>
        </table:table-row>
        <table:table-row table:style-name="ro1">
          <table:table-cell table:number-columns-repeated="2"/>
          <table:table-cell office:value-type="string">
            <text:p>4222a</text:p>
          </table:table-cell>
          <table:table-cell office:value-type="string">
            <text:p>236e</text:p>
          </table:table-cell>
          <table:table-cell office:value-type="float" office:value="17">
            <text:p>17</text:p>
          </table:table-cell>
          <table:table-cell table:formula="of:=IF([.E116]=[.E115];[.F115]+1;1)" office:value-type="float" office:value="16">
            <text:p>16</text:p>
          </table:table-cell>
          <table:table-cell table:formula="of:=CONCATENATE(&quot;/home/peter/Thesis/ForcedAligner/Aligner1/wav/11025/&quot;;[.C116];[.D116];&quot;.wav&quot;)" office:value-type="string" office:string-value="/home/peter/Thesis/ForcedAligner/Aligner1/wav/11025/4222a236e.wav">
            <text:p>/home/peter/Thesis/ForcedAligner/Aligner1/wav/11025/4222a236e.wav</text:p>
          </table:table-cell>
          <table:table-cell table:formula="of:=CONCATENATE(&quot;/home/peter/Thesis/ForcedAligner/Aligner1/wav/&quot;;&quot;ANQ&quot;;[.E116];&quot;_&quot;;[.F116];&quot;.wav&quot;)" office:value-type="string" office:string-value="/home/peter/Thesis/ForcedAligner/Aligner1/wav/ANQ17_16.wav">
            <text:p>/home/peter/Thesis/ForcedAligner/Aligner1/wav/ANQ17_16.wav</text:p>
          </table:table-cell>
          <table:table-cell office:value-type="string">
            <text:p>alors, monsieur le président, vous comprendrez, dans cette situation là, on ne peut pas se réjouir, on ne peut pas se réjouir que de trouver la façon la plus simple c' est facile, trouver des taxes, hein, on dépose des projets, let's go, les contribuables vont payer, mais, de l' autre côté, contrôler des dépenses, ça, c' est immensément difficile. et, quand on regarde, monsieur le président, le portrait global de tout ça, bien on peut juste comprendre une chose, c' est qu' on fait de la comptabilité créative présentement au gouvernement du québec. il n' y a pas une société, une pme cotée en bourse au québec qui pourrait déposer un cadre financier comme le gouvernement le fait année après année, pour essayer d' obtenir des fonds, des garanties sur les marchés financiers pour payer ce qu' on n' a pas comme argent. et, au bout de tout ça, bien on essaie de faire croire aux québécois qu' on a les sous, qu' on est capables de dépenser ce qu' on n' a pas. je pourrais en parler pendant des minutes et des minutes, monsieur le président, mais, au bout de tout ça, je pense qu' il faut voir un portrait fort simple du québec pour les prochaines années. le premier carré, c' est un indice de fécondité qui est à un point sept. malgré le mini baby boom, ça fait vingt-cinq ans que les québécois ne font pas assez d' enfants. deuxième portrait: taux de décrochage scolaire à trente pourcent, monsieur le président, encore une fois, les cancres de tout le canada. et le troisième portrait: un choc démographique qui va amener à avoir trois travailleurs pour un retraité à partir de deux mille seize, quand on était huit pour un en mille neuf cent soixante-dix, qui vont se partager l' assiette fiscale pour protéger les acquis sociaux que nos parents et grands parents ont payés depuis quarante, cinquante ans. monsieur le président, ça va être extrêmement difficile dans les prochaines années. le gouvernement libéral, depuis deux mille trois, n' a pas voulu entreprendre les grands défis que le québec s' attend, surtout cette réingénierie de l' état qu' ils nous ont qu' ils nous ont fait croire, qu' ils ont fait croire aux québécois en deux mille trois, qu' ils n' ont jamais entreprise, et, malheureusement, le québec aujourd'hui va subir les effets graves de tout ça dans les prochaines années. merci, monsieur le président.</text:p>
          </table:table-cell>
        </table:table-row>
        <table:table-row table:style-name="ro1">
          <table:table-cell table:number-columns-repeated="2"/>
          <table:table-cell office:value-type="string">
            <text:p>4222a</text:p>
          </table:table-cell>
          <table:table-cell office:value-type="float" office:value="49">
            <text:p>49</text:p>
          </table:table-cell>
          <table:table-cell office:value-type="float" office:value="18">
            <text:p>18</text:p>
          </table:table-cell>
          <table:table-cell table:formula="of:=IF([.E117]=[.E116];[.F116]+1;1)" office:value-type="float" office:value="1">
            <text:p>1</text:p>
          </table:table-cell>
          <table:table-cell table:formula="of:=CONCATENATE(&quot;/home/peter/Thesis/ForcedAligner/Aligner1/wav/11025/&quot;;[.C117];[.D117];&quot;.wav&quot;)" office:value-type="string" office:string-value="/home/peter/Thesis/ForcedAligner/Aligner1/wav/11025/4222a49.wav">
            <text:p>/home/peter/Thesis/ForcedAligner/Aligner1/wav/11025/4222a49.wav</text:p>
          </table:table-cell>
          <table:table-cell table:formula="of:=CONCATENATE(&quot;/home/peter/Thesis/ForcedAligner/Aligner1/wav/&quot;;&quot;ANQ&quot;;[.E117];&quot;_&quot;;[.F117];&quot;.wav&quot;)" office:value-type="string" office:string-value="/home/peter/Thesis/ForcedAligner/Aligner1/wav/ANQ18_1.wav">
            <text:p>/home/peter/Thesis/ForcedAligner/Aligner1/wav/ANQ18_1.wav</text:p>
          </table:table-cell>
          <table:table-cell office:value-type="string">
            <text:p>l' extrait d' une pétition adressée à l' assemblée nationale, signée par huit cent cinquante-six pétitionnaires. désignation: citoyens et citoyennes du québec. les faits invoqués sont les suivants: considérant que plus de douze mille personnes à travers le québec vivent avec une stomie permanente, ce qui engendre des besoins financiers pour l' achat de l' appareil adéquat, une nécessité dans le cas de cet handicap; considérant que le remboursement annuel de la ramq s' établit à sept cent dollars, alors que les coûts réels, selon cet appareillage, se chiffrent en moyenne à un mille deux cent trente-cinq annuellement, selon l' étude sur les personnes vivant avec une stomie au québec août deux mille huit déposée auprès du ministère de la santé et des services sociaux, le cinq novembre deux mille huit, et qu' il subsiste ainsi un important écart entre les besoins financiers réels et l' aide financière octroyée; considérant que la stomie engendre des coûts psychologiques et physiques nécessitant l' accès à divers spécialistes tels que des stomothérapeutes, psychologues, travailleurs sociaux, n' étant pas toujours couverts financièrement par la ramq et qu' il n' existe pas à cet effet de support financier approprié au niveau gouvernemental pour aider l' accès aux services non couverts par la ramq; et l' intervention réclamée se résume ainsi: c' est pourquoi les personnes soussignées demandent à l' assemblée nationale: de hausser l' aide financière octroyée pour l' achat de l' appareil l' appareillage de stomie à la hauteur de mille deux cent trente-cinq dollars; de dédier un support financier afin de faciliter l' accès des personnes vivant avec une stomie permanente ou temporaire aux services professionnels nécessaires, et; finalement, d' améliorer le système de remboursement ainsi que d' y prévoir une indexation annuelle par rapport au coût de la vie. je certifie que cet extrait est conforme au règlement et à l' original de la pétition.</text:p>
          </table:table-cell>
        </table:table-row>
        <table:table-row table:style-name="ro1">
          <table:table-cell table:number-columns-repeated="2"/>
          <table:table-cell office:value-type="string">
            <text:p>4222a</text:p>
          </table:table-cell>
          <table:table-cell office:value-type="float" office:value="53">
            <text:p>53</text:p>
          </table:table-cell>
          <table:table-cell office:value-type="float" office:value="18">
            <text:p>18</text:p>
          </table:table-cell>
          <table:table-cell table:formula="of:=IF([.E118]=[.E117];[.F117]+1;1)" office:value-type="float" office:value="2">
            <text:p>2</text:p>
          </table:table-cell>
          <table:table-cell table:formula="of:=CONCATENATE(&quot;/home/peter/Thesis/ForcedAligner/Aligner1/wav/11025/&quot;;[.C118];[.D118];&quot;.wav&quot;)" office:value-type="string" office:string-value="/home/peter/Thesis/ForcedAligner/Aligner1/wav/11025/4222a53.wav">
            <text:p>/home/peter/Thesis/ForcedAligner/Aligner1/wav/11025/4222a53.wav</text:p>
          </table:table-cell>
          <table:table-cell table:formula="of:=CONCATENATE(&quot;/home/peter/Thesis/ForcedAligner/Aligner1/wav/&quot;;&quot;ANQ&quot;;[.E118];&quot;_&quot;;[.F118];&quot;.wav&quot;)" office:value-type="string" office:string-value="/home/peter/Thesis/ForcedAligner/Aligner1/wav/ANQ18_2.wav">
            <text:p>/home/peter/Thesis/ForcedAligner/Aligner1/wav/ANQ18_2.wav</text:p>
          </table:table-cell>
          <table:table-cell office:value-type="string">
            <text:p>je dépose l' extrait d' une pétition adressée à l' assemblée nationale, signée cette fois ci par deux mille trois cent quarante-un pétitionnaires. désignation: citoyens et citoyennes du québec. les faits invoqués sont les suivants: considérant que plus de douze mille personnes à travers le québec vivent avec une stomie permanente, ce qui engendre des besoins financiers pour l' achat de l' appareillage adéquat, une nécessité dans le cas de cet handicap; considérant que le remboursement annuel de la ramq s' établit à sept cent dollars, alors que les coûts réels, selon de cet appareillage, se chiffrent en moyenne à mille deux cent trente-cinq dollars annuellement, selon l' étude sur les personnes vivant avec une stomie au québec août deux mille huit déposée auprès du ministère de la santé et des services sociaux le cinq novembre deux mille huit, et qu' il subsiste ainsi un important écart entre les besoins financiers réels et l' aide financière octroyée; considérant que la stomie engendre des coûts psychologiques et physiques nécessitant l' accès à divers spécialistes tels que les stomothérapeutes, psychologues, travailleurs sociaux, et cetera., n' étant pas toujours couverts financièrement par la ramq, et qu' il n' existe pas à cet effet de support financier approprié au niveau gouvernemental pour aider l' accès aux services non couverts par la ramq; et l' intervention réclamée se résume ainsi: c' est pourquoi les personnes soussignées demandent à l' assemblée nationale encore une fois: de hausser l' aide financière octroyée pour l' achat de l' appareillage de stomie à la hauteur de mille deux cent trente-cinq dollars; de dédier un support financier afin de faciliter l' accès des personnes vivant avec une stomie permanente ou temporaire aux services professionnels nécessaires; et de trois d' améliorer le système de remboursement ainsi que d' y prévoir une indexation annuelle par rapport au coût de la vie. je certifie que cet extrait est conforme à l' original de la pétition.</text:p>
          </table:table-cell>
        </table:table-row>
        <table:table-row table:style-name="ro1">
          <table:table-cell table:number-columns-repeated="2"/>
          <table:table-cell office:value-type="string">
            <text:p>4221a</text:p>
          </table:table-cell>
          <table:table-cell office:value-type="float" office:value="60">
            <text:p>60</text:p>
          </table:table-cell>
          <table:table-cell office:value-type="float" office:value="19">
            <text:p>19</text:p>
          </table:table-cell>
          <table:table-cell table:formula="of:=IF([.E119]=[.E118];[.F118]+1;1)" office:value-type="float" office:value="1">
            <text:p>1</text:p>
          </table:table-cell>
          <table:table-cell table:formula="of:=CONCATENATE(&quot;/home/peter/Thesis/ForcedAligner/Aligner1/wav/11025/&quot;;[.C119];[.D119];&quot;.wav&quot;)" office:value-type="string" office:string-value="/home/peter/Thesis/ForcedAligner/Aligner1/wav/11025/4221a60.wav">
            <text:p>/home/peter/Thesis/ForcedAligner/Aligner1/wav/11025/4221a60.wav</text:p>
          </table:table-cell>
          <table:table-cell table:formula="of:=CONCATENATE(&quot;/home/peter/Thesis/ForcedAligner/Aligner1/wav/&quot;;&quot;ANQ&quot;;[.E119];&quot;_&quot;;[.F119];&quot;.wav&quot;)" office:value-type="string" office:string-value="/home/peter/Thesis/ForcedAligner/Aligner1/wav/ANQ19_1.wav">
            <text:p>/home/peter/Thesis/ForcedAligner/Aligner1/wav/ANQ19_1.wav</text:p>
          </table:table-cell>
          <table:table-cell office:value-type="string">
            <text:p>monsieur le président, depuis dix jours, les résidents riverains du lac champlain et du haut de la rivière richelieu sont les les victimes d' inondations sans précédent. dans ma circonscription d' iberville, six municipalités sont touchées et près de mille cinq cent familles sont inondées. elles tentent littéralement de sauver les meubles et dorment peu. en plus, monsieur le président, il y a de nombreux constats de vandalisme et les gens craignent de plus en plus pour la protection de leurs biens. la population est à bout de nerfs, exaspérée et crie à l' aide. les nombreux sinistrés bénévoles, épuisés, ne suffisent plus à la tâche. ils ont passé les derniers jours à tenter sans relâche et malheureusement en vain de protéger les habitations. qu' est ce que le ministre de la sécurité publique entend faire de plus pour aider et protéger concrètement les la population?</text:p>
          </table:table-cell>
        </table:table-row>
        <table:table-row table:style-name="ro1">
          <table:table-cell table:number-columns-repeated="2"/>
          <table:table-cell office:value-type="string">
            <text:p>4221a</text:p>
          </table:table-cell>
          <table:table-cell office:value-type="float" office:value="105">
            <text:p>105</text:p>
          </table:table-cell>
          <table:table-cell office:value-type="float" office:value="21">
            <text:p>21</text:p>
          </table:table-cell>
          <table:table-cell table:formula="of:=IF([.E120]=[.E119];[.F119]+1;1)" office:value-type="float" office:value="1">
            <text:p>1</text:p>
          </table:table-cell>
          <table:table-cell table:formula="of:=CONCATENATE(&quot;/home/peter/Thesis/ForcedAligner/Aligner1/wav/11025/&quot;;[.C120];[.D120];&quot;.wav&quot;)" office:value-type="string" office:string-value="/home/peter/Thesis/ForcedAligner/Aligner1/wav/11025/4221a105.wav">
            <text:p>/home/peter/Thesis/ForcedAligner/Aligner1/wav/11025/4221a105.wav</text:p>
          </table:table-cell>
          <table:table-cell table:formula="of:=CONCATENATE(&quot;/home/peter/Thesis/ForcedAligner/Aligner1/wav/&quot;;&quot;ANQ&quot;;[.E120];&quot;_&quot;;[.F120];&quot;.wav&quot;)" office:value-type="string" office:string-value="/home/peter/Thesis/ForcedAligner/Aligner1/wav/ANQ21_1.wav">
            <text:p>/home/peter/Thesis/ForcedAligner/Aligner1/wav/ANQ21_1.wav</text:p>
          </table:table-cell>
          <table:table-cell office:value-type="string">
            <text:p>merci, monsieur le président. dans les dix dernières années, c' est cent trente-deux mille élèves de moins qui ont fréquenté notre réseau d' éducation publique. dans la même période, monsieur le président, les commissions scolaires ont jugé bon d' engager six cent quarante cadres de plus. donc, six cent quarante cadres de plus pour cent trente-deux élèves cent trente-deux mille élèves de moins. hier, la ministre a demandé aux commissions scolaires de s' astreindre à des restrictions budgétaires de l' ordre de cent dix millions pour le primaire, le secondaire et la formation professionnelle. immédiatement, la lobbyiste en chef des commissions scolaires est sortie pour dire que tout ça, ça allait résulter en des coupures de services pour les élèves, ce qui n' est pas vraiment surprenant de sa part. ce qui est surprenant, par contre, c' est que la ministre puisse croire que des gens qui ont engagé six cent quarante cadres de plus pour administrer cent trente-deux mille élèves de moins pourraient procéder à des compressions budgétaires de l' ordre de cent dix millions. comment la ministre peut croire ça?</text:p>
          </table:table-cell>
        </table:table-row>
        <table:table-row table:style-name="ro1">
          <table:table-cell table:number-columns-repeated="2"/>
          <table:table-cell office:value-type="string">
            <text:p>4221a</text:p>
          </table:table-cell>
          <table:table-cell office:value-type="float" office:value="109">
            <text:p>109</text:p>
          </table:table-cell>
          <table:table-cell office:value-type="float" office:value="21">
            <text:p>21</text:p>
          </table:table-cell>
          <table:table-cell table:formula="of:=IF([.E121]=[.E120];[.F120]+1;1)" office:value-type="float" office:value="2">
            <text:p>2</text:p>
          </table:table-cell>
          <table:table-cell table:formula="of:=CONCATENATE(&quot;/home/peter/Thesis/ForcedAligner/Aligner1/wav/11025/&quot;;[.C121];[.D121];&quot;.wav&quot;)" office:value-type="string" office:string-value="/home/peter/Thesis/ForcedAligner/Aligner1/wav/11025/4221a109.wav">
            <text:p>/home/peter/Thesis/ForcedAligner/Aligner1/wav/11025/4221a109.wav</text:p>
          </table:table-cell>
          <table:table-cell table:formula="of:=CONCATENATE(&quot;/home/peter/Thesis/ForcedAligner/Aligner1/wav/&quot;;&quot;ANQ&quot;;[.E121];&quot;_&quot;;[.F121];&quot;.wav&quot;)" office:value-type="string" office:string-value="/home/peter/Thesis/ForcedAligner/Aligner1/wav/ANQ21_2.wav">
            <text:p>/home/peter/Thesis/ForcedAligner/Aligner1/wav/ANQ21_2.wav</text:p>
          </table:table-cell>
          <table:table-cell office:value-type="string">
            <text:p>une demande aux commissions scolaires afin qu' elles fassent état de leurs inventaires de volumes, d' acquisition de volumes. la réaction des commissions scolaires, ça a été des résolutions ad nauseam pour dire: c' est trop, on n' est pas capables, on n' a pas les ressources, c' est encore une surcharge de travail pour nous. encore une fois, un blocage de la part des commissions scolaires. monsieur le président, comment des commissions scolaires qui ne sont même pas capables de tenir un inventaire vont faire pour faire des compressions budgétaires de cent dix millions de dollars?</text:p>
          </table:table-cell>
        </table:table-row>
        <table:table-row table:style-name="ro1">
          <table:table-cell table:number-columns-repeated="2"/>
          <table:table-cell office:value-type="string">
            <text:p>4221a</text:p>
          </table:table-cell>
          <table:table-cell office:value-type="float" office:value="115">
            <text:p>115</text:p>
          </table:table-cell>
          <table:table-cell office:value-type="float" office:value="21">
            <text:p>21</text:p>
          </table:table-cell>
          <table:table-cell table:formula="of:=IF([.E122]=[.E121];[.F121]+1;1)" office:value-type="float" office:value="3">
            <text:p>3</text:p>
          </table:table-cell>
          <table:table-cell table:formula="of:=CONCATENATE(&quot;/home/peter/Thesis/ForcedAligner/Aligner1/wav/11025/&quot;;[.C122];[.D122];&quot;.wav&quot;)" office:value-type="string" office:string-value="/home/peter/Thesis/ForcedAligner/Aligner1/wav/11025/4221a115.wav">
            <text:p>/home/peter/Thesis/ForcedAligner/Aligner1/wav/11025/4221a115.wav</text:p>
          </table:table-cell>
          <table:table-cell table:formula="of:=CONCATENATE(&quot;/home/peter/Thesis/ForcedAligner/Aligner1/wav/&quot;;&quot;ANQ&quot;;[.E122];&quot;_&quot;;[.F122];&quot;.wav&quot;)" office:value-type="string" office:string-value="/home/peter/Thesis/ForcedAligner/Aligner1/wav/ANQ21_3.wav">
            <text:p>/home/peter/Thesis/ForcedAligner/Aligner1/wav/ANQ21_3.wav</text:p>
          </table:table-cell>
          <table:table-cell office:value-type="string">
            <text:p>monsieur le président, c' est clair que, pour moi, il n' y a aucun problème à ce que les les commissions scolaires économisent cent dix millions. en autant que je suis concerné, on pourrait en économiser cinq cent soixante et un avec les commissions scolaires, ça ne pose pas de problème. mais, si on se fie juste à desjardins, qui propose, elle aussi, la fusion des directions des bureaux régionaux et des commissions scolaires, encore là, l' économies les économies seraient importantes. la véritable question que je pose à la ministre, c' est: pourquoi est ce qu' elle ne ferait pas le travail elle même plutôt que de déléguer à des gens qui n' ont pas envie de le faire puis qui ne le feront pas?</text:p>
          </table:table-cell>
        </table:table-row>
        <table:table-row table:style-name="ro1">
          <table:table-cell table:number-columns-repeated="2"/>
          <table:table-cell office:value-type="string">
            <text:p>4221a</text:p>
          </table:table-cell>
          <table:table-cell office:value-type="string">
            <text:p>193a</text:p>
          </table:table-cell>
          <table:table-cell office:value-type="float" office:value="21">
            <text:p>21</text:p>
          </table:table-cell>
          <table:table-cell table:formula="of:=IF([.E123]=[.E122];[.F122]+1;1)" office:value-type="float" office:value="4">
            <text:p>4</text:p>
          </table:table-cell>
          <table:table-cell table:formula="of:=CONCATENATE(&quot;/home/peter/Thesis/ForcedAligner/Aligner1/wav/11025/&quot;;[.C123];[.D123];&quot;.wav&quot;)" office:value-type="string" office:string-value="/home/peter/Thesis/ForcedAligner/Aligner1/wav/11025/4221a193a.wav">
            <text:p>/home/peter/Thesis/ForcedAligner/Aligner1/wav/11025/4221a193a.wav</text:p>
          </table:table-cell>
          <table:table-cell table:formula="of:=CONCATENATE(&quot;/home/peter/Thesis/ForcedAligner/Aligner1/wav/&quot;;&quot;ANQ&quot;;[.E123];&quot;_&quot;;[.F123];&quot;.wav&quot;)" office:value-type="string" office:string-value="/home/peter/Thesis/ForcedAligner/Aligner1/wav/ANQ21_4.wav">
            <text:p>/home/peter/Thesis/ForcedAligner/Aligner1/wav/ANQ21_4.wav</text:p>
          </table:table-cell>
          <table:table-cell office:value-type="string">
            <text:p>merci, madame la présidente. c' est un devoir et un privilège de joindre ma voix à cette motion qui vise à commémorer l' holocauste, qui est probablement la période la plus sombre de l' histoire de l' humanité: six millions de juifs qui ont été enfermés, torturés, exterminés sur la base de leur appartenance religieuse, sans compter aussi les tsiganes, les slaves, les gitans qui ont subi le même sort pour les mêmes raisons. madame la présidente, c' est un devoir de se commémorer un événement comme celui là parce qu' en aucun temps on ne peut permettre aux générations qui nous suivent d' oublier. en aucun temps on ne peut permettre aux générations qui nous suivent de faire en sorte que cette image là de l' horreur dans laquelle l' être humain peut se pousser lui même devienne floue, pour disparaître totalement, parce que, si on fait ça, madame la présidente, on permet que ça recommence. malheureusement, notre histoire est ponctuée d' autres événements. le député de d' arcy mcgee l' a souligné, le rwanda est un triste exemple de ça. on aurait pu penser aussi à la bosnie herzégovine où, dans la guerre qui a sévi là bas, la guerre civile qui a sévi là bas, on a vu encore une fois des gens enfermés, torturés et massacrés sur la base de leur appartenance ethnique ou religieuse. on a aussi un devoir, madame la présidente, de ne jamais banaliser des événements comme ceux là, que ce soit par nos propres propos quand on a tendance à faire des associations et des rapprochements entre des événements qui n' ont rien à voir, entre des comportements qui peuvent se faire dans une société démocratique et des comportements qui ont eu lieu dans une dictature infâme, sordide, honteuse pour l' humanité, on contribue à banaliser une partie de notre histoire qui est honteuse sordide.</text:p>
          </table:table-cell>
        </table:table-row>
        <table:table-row table:style-name="ro1">
          <table:table-cell table:number-columns-repeated="2"/>
          <table:table-cell office:value-type="string">
            <text:p>4221a</text:p>
          </table:table-cell>
          <table:table-cell office:value-type="string">
            <text:p>193b</text:p>
          </table:table-cell>
          <table:table-cell office:value-type="float" office:value="21">
            <text:p>21</text:p>
          </table:table-cell>
          <table:table-cell table:formula="of:=IF([.E124]=[.E123];[.F123]+1;1)" office:value-type="float" office:value="5">
            <text:p>5</text:p>
          </table:table-cell>
          <table:table-cell table:formula="of:=CONCATENATE(&quot;/home/peter/Thesis/ForcedAligner/Aligner1/wav/11025/&quot;;[.C124];[.D124];&quot;.wav&quot;)" office:value-type="string" office:string-value="/home/peter/Thesis/ForcedAligner/Aligner1/wav/11025/4221a193b.wav">
            <text:p>/home/peter/Thesis/ForcedAligner/Aligner1/wav/11025/4221a193b.wav</text:p>
          </table:table-cell>
          <table:table-cell table:formula="of:=CONCATENATE(&quot;/home/peter/Thesis/ForcedAligner/Aligner1/wav/&quot;;&quot;ANQ&quot;;[.E124];&quot;_&quot;;[.F124];&quot;.wav&quot;)" office:value-type="string" office:string-value="/home/peter/Thesis/ForcedAligner/Aligner1/wav/ANQ21_5.wav">
            <text:p>/home/peter/Thesis/ForcedAligner/Aligner1/wav/ANQ21_5.wav</text:p>
          </table:table-cell>
          <table:table-cell office:value-type="string">
            <text:p>madame la présidente, je pense que nous avons un devoir envers les jeunes de faire très attention à ne jamais banaliser des événements comme ceux là en faisant des comparaisons pour des objectifs partisans qui ne devraient jamais être faits. madame la présidente, j' espère qu' on se souviendra longtemps, j' espère qu' on ne permettra jamais que des événements comme ceux là se reproduisent et j' espère surtout qu' on inculquera aux générations futures des valeurs démocratiques extrêmement solides parce que c' est par la démocratie qu' on combat la dictature. et, tant et aussi longtemps qu' on fera la promotion d' une véritable démocratie, tant et aussi longtemps que nous aurons un véritable respect profond pour la démocratie, quelle que soit la direction dans laquelle cette démocratie là nous amène, je pense qu' on se prémunira contre des des événements aussi affreux et je pense qu' on continuera à les commémorer et qu' on cessera de les vivre.</text:p>
          </table:table-cell>
        </table:table-row>
        <table:table-row table:style-name="ro1">
          <table:table-cell table:number-columns-repeated="2"/>
          <table:table-cell office:value-type="string">
            <text:p>4221a</text:p>
          </table:table-cell>
          <table:table-cell office:value-type="float" office:value="217">
            <text:p>217</text:p>
          </table:table-cell>
          <table:table-cell office:value-type="float" office:value="23">
            <text:p>23</text:p>
          </table:table-cell>
          <table:table-cell table:formula="of:=IF([.E125]=[.E124];[.F124]+1;1)" office:value-type="float" office:value="1">
            <text:p>1</text:p>
          </table:table-cell>
          <table:table-cell table:formula="of:=CONCATENATE(&quot;/home/peter/Thesis/ForcedAligner/Aligner1/wav/11025/&quot;;[.C125];[.D125];&quot;.wav&quot;)" office:value-type="string" office:string-value="/home/peter/Thesis/ForcedAligner/Aligner1/wav/11025/4221a217.wav">
            <text:p>/home/peter/Thesis/ForcedAligner/Aligner1/wav/11025/4221a217.wav</text:p>
          </table:table-cell>
          <table:table-cell table:formula="of:=CONCATENATE(&quot;/home/peter/Thesis/ForcedAligner/Aligner1/wav/&quot;;&quot;ANQ&quot;;[.E125];&quot;_&quot;;[.F125];&quot;.wav&quot;)" office:value-type="string" office:string-value="/home/peter/Thesis/ForcedAligner/Aligner1/wav/ANQ23_1.wav">
            <text:p>/home/peter/Thesis/ForcedAligner/Aligner1/wav/ANQ23_1.wav</text:p>
          </table:table-cell>
          <table:table-cell office:value-type="string">
            <text:p>merci. avant de conclure, permettez moi de vous présenter quelques unes de nos activités à venir. le dix-neuf mai, pour souligner le cent vingt-cinquième anniversaire de l' hôtel du parlement, nous inaugurerons l' exposition je me souviens, qui portera sur l' histoire de ce magnifique bâtiment ainsi que de ses objets rares et précieux. je vous mentionne d' ailleurs que c' est je me souviens, le titre de ce de cette peinture de charles huot qui euh qui euh qui nous sert de de de de dôme ou de plafond, ici, à notre assemblée. l' exposition tiendra l' affiche pendant dix-huit mois. elle permettra d' en savoir davantage sur le concepteur de l' hôtel du parlement, eugène étienne taché, qui est aussi l' auteur de notre devise je me souviens. parmi les autres activités entourant le cent vingt-cinquième anniversaire, notons les une émission sur eugène étienne taché à l' hôtel du parlement, dans le cadre de la série figures de la démocratie, diffusée par la diffusion des débats. bien entendu, je ne saurais trop vous inviter à participer avec familles et amis aux activités soulignant cet anniversaire. cela dit</text:p>
          </table:table-cell>
        </table:table-row>
        <table:table-row table:style-name="ro1">
          <table:table-cell table:number-columns-repeated="2"/>
          <table:table-cell office:value-type="string">
            <text:p>4221a</text:p>
          </table:table-cell>
          <table:table-cell office:value-type="float" office:value="269">
            <text:p>269</text:p>
          </table:table-cell>
          <table:table-cell office:value-type="float" office:value="23">
            <text:p>23</text:p>
          </table:table-cell>
          <table:table-cell table:formula="of:=IF([.E126]=[.E125];[.F125]+1;1)" office:value-type="float" office:value="2">
            <text:p>2</text:p>
          </table:table-cell>
          <table:table-cell table:formula="of:=CONCATENATE(&quot;/home/peter/Thesis/ForcedAligner/Aligner1/wav/11025/&quot;;[.C126];[.D126];&quot;.wav&quot;)" office:value-type="string" office:string-value="/home/peter/Thesis/ForcedAligner/Aligner1/wav/11025/4221a269.wav">
            <text:p>/home/peter/Thesis/ForcedAligner/Aligner1/wav/11025/4221a269.wav</text:p>
          </table:table-cell>
          <table:table-cell table:formula="of:=CONCATENATE(&quot;/home/peter/Thesis/ForcedAligner/Aligner1/wav/&quot;;&quot;ANQ&quot;;[.E126];&quot;_&quot;;[.F126];&quot;.wav&quot;)" office:value-type="string" office:string-value="/home/peter/Thesis/ForcedAligner/Aligner1/wav/ANQ23_2.wav">
            <text:p>/home/peter/Thesis/ForcedAligner/Aligner1/wav/ANQ23_2.wav</text:p>
          </table:table-cell>
          <table:table-cell office:value-type="string">
            <text:p>ah! ce n' est pas beaucoup. mais um c' est c' est une bonne question. je me permets de ne pas commenter le fruit du travail de mes collègues sur le plan de l' adoption d' un projet de loi, mais le jurisconsulte, pour au moins les trois prochaines années et même plus, au moins quelques années, va servir, comme il l' a fait depuis toujours, de guide par rapport à des questionnements que certains députés pourraient avoir. la question que vous posiez tout à l' heure, je serais porté à penser que c' est d' abord au jurisconsulte. si un député devait se poser la question: est ce que je peux ou pas faire telle ou telle affaire?, j' aurais une tendance à passer par le jurisconsulte avant d' aller au commissaire ah au à la déontologie ou à l' éthique. d' ailleurs, le code d' éthique et de déontologie, on a fait une publication, là, pour les membres de l' assemblée nationale du québec, et et c' est une publication qui est fort intéressante, mais qui en même temps, sur le plan pédagogique oup! on me dit que je n' ai plus de temps</text:p>
          </table:table-cell>
        </table:table-row>
        <table:table-row table:style-name="ro1">
          <table:table-cell table:number-columns-repeated="2"/>
          <table:table-cell office:value-type="string">
            <text:p>4221a</text:p>
          </table:table-cell>
          <table:table-cell office:value-type="float" office:value="284">
            <text:p>284</text:p>
          </table:table-cell>
          <table:table-cell office:value-type="float" office:value="23">
            <text:p>23</text:p>
          </table:table-cell>
          <table:table-cell table:formula="of:=IF([.E127]=[.E126];[.F126]+1;1)" office:value-type="float" office:value="3">
            <text:p>3</text:p>
          </table:table-cell>
          <table:table-cell table:formula="of:=CONCATENATE(&quot;/home/peter/Thesis/ForcedAligner/Aligner1/wav/11025/&quot;;[.C127];[.D127];&quot;.wav&quot;)" office:value-type="string" office:string-value="/home/peter/Thesis/ForcedAligner/Aligner1/wav/11025/4221a284.wav">
            <text:p>/home/peter/Thesis/ForcedAligner/Aligner1/wav/11025/4221a284.wav</text:p>
          </table:table-cell>
          <table:table-cell table:formula="of:=CONCATENATE(&quot;/home/peter/Thesis/ForcedAligner/Aligner1/wav/&quot;;&quot;ANQ&quot;;[.E127];&quot;_&quot;;[.F127];&quot;.wav&quot;)" office:value-type="string" office:string-value="/home/peter/Thesis/ForcedAligner/Aligner1/wav/ANQ23_3.wav">
            <text:p>/home/peter/Thesis/ForcedAligner/Aligner1/wav/ANQ23_3.wav</text:p>
          </table:table-cell>
          <table:table-cell office:value-type="string">
            <text:p>alors, euh madame la présidente, une bonne question. montant cette année, quatre cent cinquante-sept mille cinq cent dollars, comme l' an dernier, comme l' an prochain. cette année, quatre cent cinquante-sept mille dollars sera composé formé globalement, là, de deux éléments qui sont les plus importants: la téléphonie pour cent quatre-vingt mille dollars et deux cent soixante-dix mille dollars qui vont venir des services administratifs. c' est assez court, ça?</text:p>
          </table:table-cell>
        </table:table-row>
        <table:table-row table:style-name="ro1">
          <table:table-cell table:number-columns-repeated="2"/>
          <table:table-cell office:value-type="string">
            <text:p>4221a</text:p>
          </table:table-cell>
          <table:table-cell office:value-type="float" office:value="288">
            <text:p>288</text:p>
          </table:table-cell>
          <table:table-cell office:value-type="float" office:value="23">
            <text:p>23</text:p>
          </table:table-cell>
          <table:table-cell table:formula="of:=IF([.E128]=[.E127];[.F127]+1;1)" office:value-type="float" office:value="4">
            <text:p>4</text:p>
          </table:table-cell>
          <table:table-cell table:formula="of:=CONCATENATE(&quot;/home/peter/Thesis/ForcedAligner/Aligner1/wav/11025/&quot;;[.C128];[.D128];&quot;.wav&quot;)" office:value-type="string" office:string-value="/home/peter/Thesis/ForcedAligner/Aligner1/wav/11025/4221a288.wav">
            <text:p>/home/peter/Thesis/ForcedAligner/Aligner1/wav/11025/4221a288.wav</text:p>
          </table:table-cell>
          <table:table-cell table:formula="of:=CONCATENATE(&quot;/home/peter/Thesis/ForcedAligner/Aligner1/wav/&quot;;&quot;ANQ&quot;;[.E128];&quot;_&quot;;[.F128];&quot;.wav&quot;)" office:value-type="string" office:string-value="/home/peter/Thesis/ForcedAligner/Aligner1/wav/ANQ23_4.wav">
            <text:p>/home/peter/Thesis/ForcedAligner/Aligner1/wav/ANQ23_4.wav</text:p>
          </table:table-cell>
          <table:table-cell office:value-type="string">
            <text:p>{ns} c' est trois cent quatre-vingt douze mille non pas quatre cent cinquante-sept mille que nous aurons à débourser.</text:p>
          </table:table-cell>
        </table:table-row>
        <table:table-row table:style-name="ro1">
          <table:table-cell table:number-columns-repeated="2"/>
          <table:table-cell office:value-type="string">
            <text:p>4221a</text:p>
          </table:table-cell>
          <table:table-cell office:value-type="float" office:value="292">
            <text:p>292</text:p>
          </table:table-cell>
          <table:table-cell office:value-type="float" office:value="23">
            <text:p>23</text:p>
          </table:table-cell>
          <table:table-cell table:formula="of:=IF([.E129]=[.E128];[.F128]+1;1)" office:value-type="float" office:value="5">
            <text:p>5</text:p>
          </table:table-cell>
          <table:table-cell table:formula="of:=CONCATENATE(&quot;/home/peter/Thesis/ForcedAligner/Aligner1/wav/11025/&quot;;[.C129];[.D129];&quot;.wav&quot;)" office:value-type="string" office:string-value="/home/peter/Thesis/ForcedAligner/Aligner1/wav/11025/4221a292.wav">
            <text:p>/home/peter/Thesis/ForcedAligner/Aligner1/wav/11025/4221a292.wav</text:p>
          </table:table-cell>
          <table:table-cell table:formula="of:=CONCATENATE(&quot;/home/peter/Thesis/ForcedAligner/Aligner1/wav/&quot;;&quot;ANQ&quot;;[.E129];&quot;_&quot;;[.F129];&quot;.wav&quot;)" office:value-type="string" office:string-value="/home/peter/Thesis/ForcedAligner/Aligner1/wav/ANQ23_5.wav">
            <text:p>/home/peter/Thesis/ForcedAligner/Aligner1/wav/ANQ23_5.wav</text:p>
          </table:table-cell>
          <table:table-cell office:value-type="string">
            <text:p>oui, on a on avait un règlement {ns} qui s' appelait comment?</text:p>
          </table:table-cell>
        </table:table-row>
        <table:table-row table:style-name="ro1">
          <table:table-cell table:number-columns-repeated="2"/>
          <table:table-cell office:value-type="string">
            <text:p>4221a</text:p>
          </table:table-cell>
          <table:table-cell office:value-type="float" office:value="293">
            <text:p>293</text:p>
          </table:table-cell>
          <table:table-cell office:value-type="float" office:value="23">
            <text:p>23</text:p>
          </table:table-cell>
          <table:table-cell table:formula="of:=IF([.E130]=[.E129];[.F129]+1;1)" office:value-type="float" office:value="6">
            <text:p>6</text:p>
          </table:table-cell>
          <table:table-cell table:formula="of:=CONCATENATE(&quot;/home/peter/Thesis/ForcedAligner/Aligner1/wav/11025/&quot;;[.C130];[.D130];&quot;.wav&quot;)" office:value-type="string" office:string-value="/home/peter/Thesis/ForcedAligner/Aligner1/wav/11025/4221a293.wav">
            <text:p>/home/peter/Thesis/ForcedAligner/Aligner1/wav/11025/4221a293.wav</text:p>
          </table:table-cell>
          <table:table-cell table:formula="of:=CONCATENATE(&quot;/home/peter/Thesis/ForcedAligner/Aligner1/wav/&quot;;&quot;ANQ&quot;;[.E130];&quot;_&quot;;[.F130];&quot;.wav&quot;)" office:value-type="string" office:string-value="/home/peter/Thesis/ForcedAligner/Aligner1/wav/ANQ23_6.wav">
            <text:p>/home/peter/Thesis/ForcedAligner/Aligner1/wav/ANQ23_6.wav</text:p>
          </table:table-cell>
          <table:table-cell office:value-type="string">
            <text:p>oui. on avait le règlement neuf trente-quatre, qui a été remplacé par le règlement quinze vingt-cinq. ça, ça ne vous avance pas beaucoup quand je vous dis ça, mais um la hausse de niveau d' autorisation, qui était de soixante-quinze mille dollars, a été augmentée par le bureau à deux cent mille dollars pour euh pour le recours aux offres je vais vous dire ça plus précisément. alors, ces montants sont de cent mille dollars pour les contrats de services professionnels et techniques et les travaux de construction, et de vingt-cinq mille dollars pour les contrats d' approvisionnement. c' était c' était le le modèle qui euh qui fonctionnait. et aujourd'hui, aujourd'hui, le montant pour aller en appel d' offres public pour les contrats de services et travaux de construction: cinquante mille dollars. c' est même, me dit on, un petit peu plus bas que la moyenne gouvernementale. donc, on on s' est octroyé un niveau de sévérité qui, malgré tout il faut quand même prendre les choses euh comme elles sont, on n' est pas des dispensateurs de milliers de contrats par année, là, nous, ce n' est pas comme le gouvernement, là. alors, nous, notre notre règle est d' augmenter les niveaux d' autorisation à la hausse. ainsi, le bureau approuve dorénavant les projets de deux cent mille dollars et plus tous les projets sont autorisés par le bureau au lieu de soixante-quinze mille dollars, comme c' était dans l' ancien règlement trois cent cinquante-quatre. toutefois, toutefois, tous les contrats de cinquante mille dollars pour euh pour les appels d' offres publics, contrats en services ou travaux de construction, sont au niveau cinquante mille dollars pour aller en appel d' offres public.</text:p>
          </table:table-cell>
        </table:table-row>
        <table:table-row table:style-name="ro1">
          <table:table-cell table:number-columns-repeated="2"/>
          <table:table-cell office:value-type="string">
            <text:p>4221a</text:p>
          </table:table-cell>
          <table:table-cell office:value-type="float" office:value="311">
            <text:p>311</text:p>
          </table:table-cell>
          <table:table-cell office:value-type="float" office:value="23">
            <text:p>23</text:p>
          </table:table-cell>
          <table:table-cell table:formula="of:=IF([.E131]=[.E130];[.F130]+1;1)" office:value-type="float" office:value="7">
            <text:p>7</text:p>
          </table:table-cell>
          <table:table-cell table:formula="of:=CONCATENATE(&quot;/home/peter/Thesis/ForcedAligner/Aligner1/wav/11025/&quot;;[.C131];[.D131];&quot;.wav&quot;)" office:value-type="string" office:string-value="/home/peter/Thesis/ForcedAligner/Aligner1/wav/11025/4221a311.wav">
            <text:p>/home/peter/Thesis/ForcedAligner/Aligner1/wav/11025/4221a311.wav</text:p>
          </table:table-cell>
          <table:table-cell table:formula="of:=CONCATENATE(&quot;/home/peter/Thesis/ForcedAligner/Aligner1/wav/&quot;;&quot;ANQ&quot;;[.E131];&quot;_&quot;;[.F131];&quot;.wav&quot;)" office:value-type="string" office:string-value="/home/peter/Thesis/ForcedAligner/Aligner1/wav/ANQ23_7.wav">
            <text:p>/home/peter/Thesis/ForcedAligner/Aligner1/wav/ANQ23_7.wav</text:p>
          </table:table-cell>
          <table:table-cell office:value-type="string">
            <text:p>le montant dont j' ai parlé tout à l' heure, le six cent cinquante mille dollars, j' ai dit, il y a trois éléments. d' abord, permettez moi de vous signaler qu' on avait un comité qui a étudié cette question là, avec des députés de chacune des formations, hein? ça, c' est important que nous le disions. mais, pour revenir précisément à votre question, j' ai parlé de trois éléments. premier élément, c' étaient les bureaux de comté. le deuxième élément, c' était le personnel politique. le troisième élément, c' étaient les les augmentations d' indexation salariale. premier et deuxième éléments, donc bureaux de comté et um personnel politique, il était déjà il était déjà inséré dans le budget de l' an dernier. c' est que, pour toutes sortes de raisons qui échappent à notre contrôle, ils n' ont pas été pris, c' est à dire que le bureau n' a pas donné l' aval à ces questions là avant cette année, avant le budget de cette année, mais ils étaient déjà dans le budget de l' an dernier. alors, c' est pas une augmentation budgétaire par rapport à deux mille dix deux mille onze par rapport oui, c' est ça, à deux mille dix deux mille onze, parce qu' ils étaient déjà dans le budget. ce n' est toutefois, l' autre trois cent quelques mille dollars, là, qui est la troisième partie de notre dossier, là, dans lequel on retrouve l' indexation salariale, celle là, on la retrouve véritablement de façon pérenne dans les deux cas, ça va être de façon pérenne, mais celle là est déjà c' est nouvellement dans le budget deux mille onze deux mille douze.</text:p>
          </table:table-cell>
        </table:table-row>
        <table:table-row table:style-name="ro1">
          <table:table-cell table:number-columns-repeated="2"/>
          <table:table-cell office:value-type="string">
            <text:p>4221a</text:p>
          </table:table-cell>
          <table:table-cell office:value-type="float" office:value="316">
            <text:p>316</text:p>
          </table:table-cell>
          <table:table-cell office:value-type="float" office:value="23">
            <text:p>23</text:p>
          </table:table-cell>
          <table:table-cell table:formula="of:=IF([.E132]=[.E131];[.F131]+1;1)" office:value-type="float" office:value="8">
            <text:p>8</text:p>
          </table:table-cell>
          <table:table-cell table:formula="of:=CONCATENATE(&quot;/home/peter/Thesis/ForcedAligner/Aligner1/wav/11025/&quot;;[.C132];[.D132];&quot;.wav&quot;)" office:value-type="string" office:string-value="/home/peter/Thesis/ForcedAligner/Aligner1/wav/11025/4221a316.wav">
            <text:p>/home/peter/Thesis/ForcedAligner/Aligner1/wav/11025/4221a316.wav</text:p>
          </table:table-cell>
          <table:table-cell table:formula="of:=CONCATENATE(&quot;/home/peter/Thesis/ForcedAligner/Aligner1/wav/&quot;;&quot;ANQ&quot;;[.E132];&quot;_&quot;;[.F132];&quot;.wav&quot;)" office:value-type="string" office:string-value="/home/peter/Thesis/ForcedAligner/Aligner1/wav/ANQ23_8.wav">
            <text:p>/home/peter/Thesis/ForcedAligner/Aligner1/wav/ANQ23_8.wav</text:p>
          </table:table-cell>
          <table:table-cell office:value-type="string">
            <text:p>deux questions en même temps. la première: comment se fait il que, cette année, notre budget de dépenses soit inférieur à celui de l' an dernier, ce qui n' est pas évident, là, ce n' est pas arrivé à bien du monde euh à bien des places, là? on a cent cinquante mille dollars, à peu près, de moins que l' an dernier au budget de dépenses de prévu. comment on y fait? parce qu' on a une augmentation dépenses je veux parler de l' indexation, je veux parler de d' autres éléments et, pour nous permettre de pouvoir financer ces autres éléments là, on a, entre autres euh on a une bonne nouvelle, dans le fond, on a une diminution de notre coût de fonds de pension ou de notre coût, notre coût réel pour la participation aux aux fonds de pension dans la dépense actuarielle qui est de l' ordre d' un million cinquante mille dollars. et c' est le conseil du trésor qui nous a avertis qu' on avait un million cinquante mille dollars de moins à budgéter pour le financement des fonds de pension, ce qui fait qu' évidemment ça nous donne une diminution par rapport même avec nos autres augmentations, ça nous donne une diminution de notre dépenses de notre budget de dépenses pour l' année deux mille onze deux mille douze. vous me dites: ça n' arrivera peut être pas l' an prochain. peut être pas, on vivra avec la la la situation économique dans laquelle on sera l' an prochain. c' était à peu près de quatre cent mille dollars l' an dernier, c' est d' un million cinquante mille dollars cette année. évidemment, la raison pour laquelle c' est passé de quatre cent mille dollars l' an dernier, un rendement négatif ou positif pour nous sur la dépense actuarielle, à un million cinquante mille cette année, ne peut pas s' expliquer autrement que par une bonne performance des euh des euh des institutions financières qui permet aux régimes de pension, évidemment, de d' avoir à à exiger moins des employeurs pour la participation au financement des régimes de pension.</text:p>
          </table:table-cell>
        </table:table-row>
        <table:table-row table:style-name="ro1">
          <table:table-cell table:number-columns-repeated="2"/>
          <table:table-cell office:value-type="string">
            <text:p>4221a</text:p>
          </table:table-cell>
          <table:table-cell office:value-type="float" office:value="319">
            <text:p>319</text:p>
          </table:table-cell>
          <table:table-cell office:value-type="float" office:value="23">
            <text:p>23</text:p>
          </table:table-cell>
          <table:table-cell table:formula="of:=IF([.E133]=[.E132];[.F132]+1;1)" office:value-type="float" office:value="9">
            <text:p>9</text:p>
          </table:table-cell>
          <table:table-cell table:formula="of:=CONCATENATE(&quot;/home/peter/Thesis/ForcedAligner/Aligner1/wav/11025/&quot;;[.C133];[.D133];&quot;.wav&quot;)" office:value-type="string" office:string-value="/home/peter/Thesis/ForcedAligner/Aligner1/wav/11025/4221a319.wav">
            <text:p>/home/peter/Thesis/ForcedAligner/Aligner1/wav/11025/4221a319.wav</text:p>
          </table:table-cell>
          <table:table-cell table:formula="of:=CONCATENATE(&quot;/home/peter/Thesis/ForcedAligner/Aligner1/wav/&quot;;&quot;ANQ&quot;;[.E133];&quot;_&quot;;[.F133];&quot;.wav&quot;)" office:value-type="string" office:string-value="/home/peter/Thesis/ForcedAligner/Aligner1/wav/ANQ23_9.wav">
            <text:p>/home/peter/Thesis/ForcedAligner/Aligner1/wav/ANQ23_9.wav</text:p>
          </table:table-cell>
          <table:table-cell office:value-type="string">
            <text:p>{ns} constamment. et on a on a d' ailleurs pris une décision l' an dernier, de de de couper quatre cent cinquante-sept mille cinq cent dollars sur le budget, là, ce n' est pas rien, un autre quatre cent cinquante-sept mille cinq cent cette année, trois cent quatre-vingt douze mille, deux mille douze deux mille treize. ça fait que, là, on a à peu près un million trois cent mille, c' est quasiment ça, c' est c' est un pourcent du budget en moins par rapport à puis dans des années où tu as un taux d' inflation à un et demi deux. ça fait qu' il ne faut pas oublier que, quand on a un taux d' inflation à un et demi deux mettons, à un et demi, ça fait quatre et demi d' augmentation, finalement, de tes frais normaux, puis tu diminues d' un pourcent sur tes trois ans. c' est déjà énorme.</text:p>
          </table:table-cell>
        </table:table-row>
        <table:table-row table:style-name="ro1">
          <table:table-cell table:number-columns-repeated="2"/>
          <table:table-cell office:value-type="string">
            <text:p>4221a</text:p>
          </table:table-cell>
          <table:table-cell office:value-type="float" office:value="326">
            <text:p>326</text:p>
          </table:table-cell>
          <table:table-cell office:value-type="float" office:value="23">
            <text:p>23</text:p>
          </table:table-cell>
          <table:table-cell table:formula="of:=IF([.E134]=[.E133];[.F133]+1;1)" office:value-type="float" office:value="10">
            <text:p>10</text:p>
          </table:table-cell>
          <table:table-cell table:formula="of:=CONCATENATE(&quot;/home/peter/Thesis/ForcedAligner/Aligner1/wav/11025/&quot;;[.C134];[.D134];&quot;.wav&quot;)" office:value-type="string" office:string-value="/home/peter/Thesis/ForcedAligner/Aligner1/wav/11025/4221a326.wav">
            <text:p>/home/peter/Thesis/ForcedAligner/Aligner1/wav/11025/4221a326.wav</text:p>
          </table:table-cell>
          <table:table-cell table:formula="of:=CONCATENATE(&quot;/home/peter/Thesis/ForcedAligner/Aligner1/wav/&quot;;&quot;ANQ&quot;;[.E134];&quot;_&quot;;[.F134];&quot;.wav&quot;)" office:value-type="string" office:string-value="/home/peter/Thesis/ForcedAligner/Aligner1/wav/ANQ23_10.wav">
            <text:p>/home/peter/Thesis/ForcedAligner/Aligner1/wav/ANQ23_10.wav</text:p>
          </table:table-cell>
          <table:table-cell office:value-type="string">
            <text:p>ce ce c' est pas de la magie, là, ce n' est pas euh je ne cherche pas à essayer de parler de magie. le fait qu' on est je répète, le fait qu' on ait été capables de de diminuer notre budget de dépenses cette année par rapport à celui de l' an dernier repose non pas sur une euh une allégorie, là, mais repose sur un fait qui est celui où on a un millions cinquante mille dollars dans notre dans notre dépense de fonds de pension qui est diminuée. donc, on a une diminution d' un million cinquante mille. maintenant, je reviens à votre première question, quand on augmente la capacité des députés de pouvoir avoir des bureaux de comté ou d' avoir du personnel politique qui vont être capables de se déplacer dans leurs comtés, qu' est ce qu' on fait? on vient de donner à la population un service amélioré par rapport au travail du député, et ça, c' est fondamental, c' est ça qui est fondamental, à un coût, encore une fois, si on regarde globalement, qui nous permet qui nous permet une seconde, madame la présidente qui nous permet de pouvoir donc le faire, à cause de du phénomène du fonds de pension, à un budget de dépenses, cette année, qui va être inférieur de cent cinquante mille dollars au budget de dépenses de l' an dernier. c' est assez</text:p>
          </table:table-cell>
        </table:table-row>
        <table:table-row table:style-name="ro1">
          <table:table-cell table:number-columns-repeated="2"/>
          <table:table-cell office:value-type="string">
            <text:p>4221a</text:p>
          </table:table-cell>
          <table:table-cell office:value-type="float" office:value="333">
            <text:p>333</text:p>
          </table:table-cell>
          <table:table-cell office:value-type="float" office:value="23">
            <text:p>23</text:p>
          </table:table-cell>
          <table:table-cell table:formula="of:=IF([.E135]=[.E134];[.F134]+1;1)" office:value-type="float" office:value="11">
            <text:p>11</text:p>
          </table:table-cell>
          <table:table-cell table:formula="of:=CONCATENATE(&quot;/home/peter/Thesis/ForcedAligner/Aligner1/wav/11025/&quot;;[.C135];[.D135];&quot;.wav&quot;)" office:value-type="string" office:string-value="/home/peter/Thesis/ForcedAligner/Aligner1/wav/11025/4221a333.wav">
            <text:p>/home/peter/Thesis/ForcedAligner/Aligner1/wav/11025/4221a333.wav</text:p>
          </table:table-cell>
          <table:table-cell table:formula="of:=CONCATENATE(&quot;/home/peter/Thesis/ForcedAligner/Aligner1/wav/&quot;;&quot;ANQ&quot;;[.E135];&quot;_&quot;;[.F135];&quot;.wav&quot;)" office:value-type="string" office:string-value="/home/peter/Thesis/ForcedAligner/Aligner1/wav/ANQ23_11.wav">
            <text:p>/home/peter/Thesis/ForcedAligner/Aligner1/wav/ANQ23_11.wav</text:p>
          </table:table-cell>
          <table:table-cell office:value-type="string">
            <text:p>mon dieu! que c' est court. on pourrait parler des heures de ces questions là. mais euh je parle, entre autres, de quatre priorités, qui sont la réduction de la mortalité infantile, qui avec des je vous en donnerai une copie tout à l' heure, vous pourrez voir ça l' augmentation des taux des titulaires de diplôme d' études secondaires chez les vingt-cinq ans et plus, vers l' élimination de l' écart salarial entre les hommes et les femmes, la protection des ressources en eau et qui sont devenues et je vous les montre pour ceux qui nous regardent, là, c' est en français, c' est en espagnol, c' est en anglais, c' est en portugais, on travaille en quatre langues. et et on travaille aussi ah je vous les garde pour tout à l' heure on travaille, donc, à des priorités qui sont celles qui rejoignent des gens de partout et dont on vient venir faire part ici des conclusions, dans certains cas, cet automne. mais c' est un travail à long terme, puis on en a pour des années à travailler sur ces questions là. mais je crois profondément</text:p>
          </table:table-cell>
        </table:table-row>
        <table:table-row table:style-name="ro1">
          <table:table-cell table:number-columns-repeated="2"/>
          <table:table-cell office:value-type="string">
            <text:p>4221a</text:p>
          </table:table-cell>
          <table:table-cell office:value-type="float" office:value="219">
            <text:p>219</text:p>
          </table:table-cell>
          <table:table-cell office:value-type="float" office:value="23">
            <text:p>23</text:p>
          </table:table-cell>
          <table:table-cell table:formula="of:=IF([.E136]=[.E135];[.F135]+1;1)" office:value-type="float" office:value="12">
            <text:p>12</text:p>
          </table:table-cell>
          <table:table-cell table:formula="of:=CONCATENATE(&quot;/home/peter/Thesis/ForcedAligner/Aligner1/wav/11025/&quot;;[.C136];[.D136];&quot;.wav&quot;)" office:value-type="string" office:string-value="/home/peter/Thesis/ForcedAligner/Aligner1/wav/11025/4221a219.wav">
            <text:p>/home/peter/Thesis/ForcedAligner/Aligner1/wav/11025/4221a219.wav</text:p>
          </table:table-cell>
          <table:table-cell table:formula="of:=CONCATENATE(&quot;/home/peter/Thesis/ForcedAligner/Aligner1/wav/&quot;;&quot;ANQ&quot;;[.E136];&quot;_&quot;;[.F136];&quot;.wav&quot;)" office:value-type="string" office:string-value="/home/peter/Thesis/ForcedAligner/Aligner1/wav/ANQ23_12.wav">
            <text:p>/home/peter/Thesis/ForcedAligner/Aligner1/wav/ANQ23_12.wav</text:p>
          </table:table-cell>
          <table:table-cell office:value-type="string">
            <text:p>l' assemblée nationale se rapproche des citoyens jeunes et moins jeunes, mais elle se fera bientôt plus accueillante envers les personnes malentendantes. ainsi, elle s' est associée à la fondation des sourds du québec pour présenter une visite guidée en langage des signes. cette visite sera offerte à l' hôtel du parlement sur quatre appareils ipod. les personnes intéressées pourront même choisir l' ordre dans lequel elles voudront faire la visite en fonction de la disponibilité des lieux. sur le plan des rencontres parlementaires, j' ai évoqué tout</text:p>
          </table:table-cell>
        </table:table-row>
        <table:table-row table:style-name="ro1">
          <table:table-cell table:number-columns-repeated="2"/>
          <table:table-cell office:value-type="string">
            <text:p>4221a</text:p>
          </table:table-cell>
          <table:table-cell office:value-type="float" office:value="335">
            <text:p>335</text:p>
          </table:table-cell>
          <table:table-cell office:value-type="float" office:value="23">
            <text:p>23</text:p>
          </table:table-cell>
          <table:table-cell table:formula="of:=IF([.E137]=[.E136];[.F136]+1;1)" office:value-type="float" office:value="13">
            <text:p>13</text:p>
          </table:table-cell>
          <table:table-cell table:formula="of:=CONCATENATE(&quot;/home/peter/Thesis/ForcedAligner/Aligner1/wav/11025/&quot;;[.C137];[.D137];&quot;.wav&quot;)" office:value-type="string" office:string-value="/home/peter/Thesis/ForcedAligner/Aligner1/wav/11025/4221a335.wav">
            <text:p>/home/peter/Thesis/ForcedAligner/Aligner1/wav/11025/4221a335.wav</text:p>
          </table:table-cell>
          <table:table-cell table:formula="of:=CONCATENATE(&quot;/home/peter/Thesis/ForcedAligner/Aligner1/wav/&quot;;&quot;ANQ&quot;;[.E137];&quot;_&quot;;[.F137];&quot;.wav&quot;)" office:value-type="string" office:string-value="/home/peter/Thesis/ForcedAligner/Aligner1/wav/ANQ23_13.wav">
            <text:p>/home/peter/Thesis/ForcedAligner/Aligner1/wav/ANQ23_13.wav</text:p>
          </table:table-cell>
          <table:table-cell office:value-type="string">
            <text:p>en conclusion, madame, je crois profondément à l' importance de la diplomatie parlementaire.</text:p>
          </table:table-cell>
        </table:table-row>
        <table:table-row table:style-name="ro1">
          <table:table-cell table:number-columns-repeated="2"/>
          <table:table-cell office:value-type="string">
            <text:p>4221a</text:p>
          </table:table-cell>
          <table:table-cell office:value-type="float" office:value="339">
            <text:p>339</text:p>
          </table:table-cell>
          <table:table-cell office:value-type="float" office:value="23">
            <text:p>23</text:p>
          </table:table-cell>
          <table:table-cell table:formula="of:=IF([.E138]=[.E137];[.F137]+1;1)" office:value-type="float" office:value="14">
            <text:p>14</text:p>
          </table:table-cell>
          <table:table-cell table:formula="of:=CONCATENATE(&quot;/home/peter/Thesis/ForcedAligner/Aligner1/wav/11025/&quot;;[.C138];[.D138];&quot;.wav&quot;)" office:value-type="string" office:string-value="/home/peter/Thesis/ForcedAligner/Aligner1/wav/11025/4221a339.wav">
            <text:p>/home/peter/Thesis/ForcedAligner/Aligner1/wav/11025/4221a339.wav</text:p>
          </table:table-cell>
          <table:table-cell table:formula="of:=CONCATENATE(&quot;/home/peter/Thesis/ForcedAligner/Aligner1/wav/&quot;;&quot;ANQ&quot;;[.E138];&quot;_&quot;;[.F138];&quot;.wav&quot;)" office:value-type="string" office:string-value="/home/peter/Thesis/ForcedAligner/Aligner1/wav/ANQ23_14.wav">
            <text:p>/home/peter/Thesis/ForcedAligner/Aligner1/wav/ANQ23_14.wav</text:p>
          </table:table-cell>
          <table:table-cell office:value-type="string">
            <text:p>et très bien de le préciser, vous avez tout à fait raison, ah peut être que je n' ai pas été assez clair. mais, effectivement, la première partie de notre dépense, c' est une partie qui s' en va à l' augmentation du budget du local. donc, il n' y a pas il n' y a pas pas de personnel qui met de l' argent dans ses poches, là, on paie parce que ça coûte plus cher, un local en milieu urbain, que qu' un local en milieu rural. on s' aperçoit que les budgets des des députés n' étaient pas suffisants pour leur permettre d' avoir des locaux qui soient adéquats pour servir la population. dans la deuxième partie, c' est de l' argent qui va aller non pas à l' augmentation du salaire des personnels, mais au coût de leurs dépenses de déplacement à l' intérieur de de grandes circonscriptions. alors, c' est encore une fois une amélioration du service à la population. quant à la troisième partie, oui, là il s' agit d' une augmentation, d' indexation du coût de la masse salariale permise pour la les dépenses que les députés peuvent avoir pour l' engagement de leur personnel politique, mais c' est le même niveau que l' augmentation de le augmentation salariale prévue dans les coûts de convention collective qui ont été signés par le gouvernement pour les cinq prochaines années.</text:p>
          </table:table-cell>
        </table:table-row>
        <table:table-row table:style-name="ro1">
          <table:table-cell table:number-columns-repeated="2"/>
          <table:table-cell office:value-type="string">
            <text:p>4221a</text:p>
          </table:table-cell>
          <table:table-cell office:value-type="float" office:value="342">
            <text:p>342</text:p>
          </table:table-cell>
          <table:table-cell office:value-type="float" office:value="23">
            <text:p>23</text:p>
          </table:table-cell>
          <table:table-cell table:formula="of:=IF([.E139]=[.E138];[.F138]+1;1)" office:value-type="float" office:value="15">
            <text:p>15</text:p>
          </table:table-cell>
          <table:table-cell table:formula="of:=CONCATENATE(&quot;/home/peter/Thesis/ForcedAligner/Aligner1/wav/11025/&quot;;[.C139];[.D139];&quot;.wav&quot;)" office:value-type="string" office:string-value="/home/peter/Thesis/ForcedAligner/Aligner1/wav/11025/4221a342.wav">
            <text:p>/home/peter/Thesis/ForcedAligner/Aligner1/wav/11025/4221a342.wav</text:p>
          </table:table-cell>
          <table:table-cell table:formula="of:=CONCATENATE(&quot;/home/peter/Thesis/ForcedAligner/Aligner1/wav/&quot;;&quot;ANQ&quot;;[.E139];&quot;_&quot;;[.F139];&quot;.wav&quot;)" office:value-type="string" office:string-value="/home/peter/Thesis/ForcedAligner/Aligner1/wav/ANQ23_15.wav">
            <text:p>/home/peter/Thesis/ForcedAligner/Aligner1/wav/ANQ23_15.wav</text:p>
          </table:table-cell>
          <table:table-cell office:value-type="string">
            <text:p>alors, il y avait cinq cent quarante-neuf effectifs en deux mille huit deux mille neuf, il y en a cinq cent trente-six. alors euh, je parle en etc, là.</text:p>
          </table:table-cell>
        </table:table-row>
        <table:table-row table:style-name="ro1">
          <table:table-cell table:number-columns-repeated="2"/>
          <table:table-cell office:value-type="string">
            <text:p>4221a</text:p>
          </table:table-cell>
          <table:table-cell office:value-type="float" office:value="343">
            <text:p>343</text:p>
          </table:table-cell>
          <table:table-cell office:value-type="float" office:value="23">
            <text:p>23</text:p>
          </table:table-cell>
          <table:table-cell table:formula="of:=IF([.E140]=[.E139];[.F139]+1;1)" office:value-type="float" office:value="16">
            <text:p>16</text:p>
          </table:table-cell>
          <table:table-cell table:formula="of:=CONCATENATE(&quot;/home/peter/Thesis/ForcedAligner/Aligner1/wav/11025/&quot;;[.C140];[.D140];&quot;.wav&quot;)" office:value-type="string" office:string-value="/home/peter/Thesis/ForcedAligner/Aligner1/wav/11025/4221a343.wav">
            <text:p>/home/peter/Thesis/ForcedAligner/Aligner1/wav/11025/4221a343.wav</text:p>
          </table:table-cell>
          <table:table-cell table:formula="of:=CONCATENATE(&quot;/home/peter/Thesis/ForcedAligner/Aligner1/wav/&quot;;&quot;ANQ&quot;;[.E140];&quot;_&quot;;[.F140];&quot;.wav&quot;)" office:value-type="string" office:string-value="/home/peter/Thesis/ForcedAligner/Aligner1/wav/ANQ23_16.wav">
            <text:p>/home/peter/Thesis/ForcedAligner/Aligner1/wav/ANQ23_16.wav</text:p>
          </table:table-cell>
          <table:table-cell office:value-type="string">
            <text:p>euh cinq cent trente-deux, je m' excuse. cinq cent trente-deux en etc. maintenant, nous sommes à un stade où ça devient de plus en plus difficile. on n' est pas une organisation euh il y a plusieurs éléments dans notre organisation ici qui lorsqu' on perd du personnel, ça finit par être un peu compliqué. on a une bibliothèque, des restaurants, des ci, des ça, on on on n' est pas exactement comme un ministère, là, nous, ici. alors, au stade où on en est, nous pensons que nous devons encore faire quelques coupures euh dans notre dans notre type de personnel. on s' attend, cette année, à avoir probablement une baisse du nombre de nos cadres. par contre, par contre on on a demandé au bureau de pouvoir avoir la capacité de pouvoir faire des engagements de personnel de soutien et de personnel parfois professionnel pour éviter qu' on soit dans des situations malencontreuses sur le plan des ressources humaines, qui sont qui ont déjà été passablement diminuées depuis quelques années.</text:p>
          </table:table-cell>
        </table:table-row>
        <table:table-row table:style-name="ro1">
          <table:table-cell table:number-columns-repeated="2"/>
          <table:table-cell office:value-type="string">
            <text:p>4221a</text:p>
          </table:table-cell>
          <table:table-cell office:value-type="float" office:value="346">
            <text:p>346</text:p>
          </table:table-cell>
          <table:table-cell office:value-type="float" office:value="23">
            <text:p>23</text:p>
          </table:table-cell>
          <table:table-cell table:formula="of:=IF([.E141]=[.E140];[.F140]+1;1)" office:value-type="float" office:value="17">
            <text:p>17</text:p>
          </table:table-cell>
          <table:table-cell table:formula="of:=CONCATENATE(&quot;/home/peter/Thesis/ForcedAligner/Aligner1/wav/11025/&quot;;[.C141];[.D141];&quot;.wav&quot;)" office:value-type="string" office:string-value="/home/peter/Thesis/ForcedAligner/Aligner1/wav/11025/4221a346.wav">
            <text:p>/home/peter/Thesis/ForcedAligner/Aligner1/wav/11025/4221a346.wav</text:p>
          </table:table-cell>
          <table:table-cell table:formula="of:=CONCATENATE(&quot;/home/peter/Thesis/ForcedAligner/Aligner1/wav/&quot;;&quot;ANQ&quot;;[.E141];&quot;_&quot;;[.F141];&quot;.wav&quot;)" office:value-type="string" office:string-value="/home/peter/Thesis/ForcedAligner/Aligner1/wav/ANQ23_17.wav">
            <text:p>/home/peter/Thesis/ForcedAligner/Aligner1/wav/ANQ23_17.wav</text:p>
          </table:table-cell>
          <table:table-cell office:value-type="string">
            <text:p>deux postes d' encadrement au moment où on se parle ici, à l' assemblée je parle de cadres de classe deux à huit et um et on a deux administrateurs d' état, euh le secrétaire général adjoint à l' administration et à l' information et le secrétaire général, ce qui fait qu' on a un taux d' encadrement qui est légèrement inférieur à celui qu' on retrouve dans l' ensemble de la fonction publique. l' ensemble de la fonction publique, le taux d' encadrement est de un douze, c' est à dire un cadre par douze employés, et celui qu' on retrouve ici, à l' assemblée nationale est de un cadre par treize employés. ça n' a l' air de rien, mais c' est quand même presque dix pourcent d' augmentation ah de productivité en termes d' encadrement. et, au moment où on se parle, dans la réorganisation que suggère le secrétaire général, il y a possibilité d' un d' un remise en question, là, de quelques cadres, mais, toutefois, en se gardant la possibilité de pouvoir conserver euh des etc pour des postes où on s' aperçoit que la situation, lorsqu' on a coupé un emploi sur deux, là, dans certains cas, là, on a on a des problèmes. et je le dis comme je le vois, dans certains cas, là, on a des problèmes puis on a des gens qui sont en situation, là, près du burn out, là. alors, il faut faire attention.</text:p>
          </table:table-cell>
        </table:table-row>
        <table:table-row table:style-name="ro1">
          <table:table-cell table:number-columns-repeated="2"/>
          <table:table-cell office:value-type="string">
            <text:p>4221a</text:p>
          </table:table-cell>
          <table:table-cell office:value-type="float" office:value="350">
            <text:p>350</text:p>
          </table:table-cell>
          <table:table-cell office:value-type="float" office:value="23">
            <text:p>23</text:p>
          </table:table-cell>
          <table:table-cell table:formula="of:=IF([.E142]=[.E141];[.F141]+1;1)" office:value-type="float" office:value="18">
            <text:p>18</text:p>
          </table:table-cell>
          <table:table-cell table:formula="of:=CONCATENATE(&quot;/home/peter/Thesis/ForcedAligner/Aligner1/wav/11025/&quot;;[.C142];[.D142];&quot;.wav&quot;)" office:value-type="string" office:string-value="/home/peter/Thesis/ForcedAligner/Aligner1/wav/11025/4221a350.wav">
            <text:p>/home/peter/Thesis/ForcedAligner/Aligner1/wav/11025/4221a350.wav</text:p>
          </table:table-cell>
          <table:table-cell table:formula="of:=CONCATENATE(&quot;/home/peter/Thesis/ForcedAligner/Aligner1/wav/&quot;;&quot;ANQ&quot;;[.E142];&quot;_&quot;;[.F142];&quot;.wav&quot;)" office:value-type="string" office:string-value="/home/peter/Thesis/ForcedAligner/Aligner1/wav/ANQ23_18.wav">
            <text:p>/home/peter/Thesis/ForcedAligner/Aligner1/wav/ANQ23_18.wav</text:p>
          </table:table-cell>
          <table:table-cell office:value-type="string">
            <text:p>nous arrivons dans la restauration, c' est un madame la députée de duplessis, c' est un budget intégré, les deux les deux restaurants. euh c' est un budget intégré c' est un budget intégré qui euh qui euh, cette année, amène un surplus. il y aura un surplus, cette année, de cent cinquante mille dollars. il y avait une perte de quatre cent mille il y a trois ans, il y a un surplus de cent cinquante mille cette année. mais il faut dire qu' il y a beaucoup plus d' activités qui ont été faites sur une base privée depuis euh donc, on se sert du restaurant un peu comme ferait un traiteur ou comme ferait une organisation qui fait de de de de ce type de de de travail et nous avons reçu cette année pour près d' un demi million de revenus supplémentaires qui vient de la de de de des services que nous avons offerts, des services de traiteur, dans le fond, que nous avons offerts, recevoir des groupes. et, en termes de personnel, dans les restaurants, il y a il y a il y a il y a il y a un cadre, un pbta je viens d' appendre que c' est un personnel de bureau, et t a, je ne sais pas pour quoi. mais euh c' est il y en a deux, en tout cas. c' est quoi ça, t a?</text:p>
          </table:table-cell>
        </table:table-row>
        <table:table-row table:style-name="ro1">
          <table:table-cell table:number-columns-repeated="2"/>
          <table:table-cell office:value-type="string">
            <text:p>4221a</text:p>
          </table:table-cell>
          <table:table-cell office:value-type="float" office:value="351">
            <text:p>351</text:p>
          </table:table-cell>
          <table:table-cell office:value-type="float" office:value="23">
            <text:p>23</text:p>
          </table:table-cell>
          <table:table-cell table:formula="of:=IF([.E143]=[.E142];[.F142]+1;1)" office:value-type="float" office:value="19">
            <text:p>19</text:p>
          </table:table-cell>
          <table:table-cell table:formula="of:=CONCATENATE(&quot;/home/peter/Thesis/ForcedAligner/Aligner1/wav/11025/&quot;;[.C143];[.D143];&quot;.wav&quot;)" office:value-type="string" office:string-value="/home/peter/Thesis/ForcedAligner/Aligner1/wav/11025/4221a351.wav">
            <text:p>/home/peter/Thesis/ForcedAligner/Aligner1/wav/11025/4221a351.wav</text:p>
          </table:table-cell>
          <table:table-cell table:formula="of:=CONCATENATE(&quot;/home/peter/Thesis/ForcedAligner/Aligner1/wav/&quot;;&quot;ANQ&quot;;[.E143];&quot;_&quot;;[.F143];&quot;.wav&quot;)" office:value-type="string" office:string-value="/home/peter/Thesis/ForcedAligner/Aligner1/wav/ANQ23_19.wav">
            <text:p>/home/peter/Thesis/ForcedAligner/Aligner1/wav/ANQ23_19.wav</text:p>
          </table:table-cell>
          <table:table-cell office:value-type="string">
            <text:p>ah! technicien en administration. personnel de bureau et techniciens en administration, on en a deux. des ouvriers, on en a un; et des emplois occupés, quatre; emplois vacants, deux; pour un ensemble de treize etc.</text:p>
          </table:table-cell>
        </table:table-row>
        <table:table-row table:style-name="ro1">
          <table:table-cell table:number-columns-repeated="2"/>
          <table:table-cell office:value-type="string">
            <text:p>4221a</text:p>
          </table:table-cell>
          <table:table-cell office:value-type="float" office:value="352">
            <text:p>352</text:p>
          </table:table-cell>
          <table:table-cell office:value-type="float" office:value="23">
            <text:p>23</text:p>
          </table:table-cell>
          <table:table-cell table:formula="of:=IF([.E144]=[.E143];[.F143]+1;1)" office:value-type="float" office:value="20">
            <text:p>20</text:p>
          </table:table-cell>
          <table:table-cell table:formula="of:=CONCATENATE(&quot;/home/peter/Thesis/ForcedAligner/Aligner1/wav/11025/&quot;;[.C144];[.D144];&quot;.wav&quot;)" office:value-type="string" office:string-value="/home/peter/Thesis/ForcedAligner/Aligner1/wav/11025/4221a352.wav">
            <text:p>/home/peter/Thesis/ForcedAligner/Aligner1/wav/11025/4221a352.wav</text:p>
          </table:table-cell>
          <table:table-cell table:formula="of:=CONCATENATE(&quot;/home/peter/Thesis/ForcedAligner/Aligner1/wav/&quot;;&quot;ANQ&quot;;[.E144];&quot;_&quot;;[.F144];&quot;.wav&quot;)" office:value-type="string" office:string-value="/home/peter/Thesis/ForcedAligner/Aligner1/wav/ANQ23_20.wav">
            <text:p>/home/peter/Thesis/ForcedAligner/Aligner1/wav/ANQ23_20.wav</text:p>
          </table:table-cell>
          <table:table-cell office:value-type="string">
            <text:p>et treize occasionnels, treize occasionnels je m' excuse, oui, treize occasionnels pour euh pour l' ensemble de des restaurants.</text:p>
          </table:table-cell>
        </table:table-row>
        <table:table-row table:style-name="ro1">
          <table:table-cell table:number-columns-repeated="2"/>
          <table:table-cell office:value-type="string">
            <text:p>4221a</text:p>
          </table:table-cell>
          <table:table-cell office:value-type="float" office:value="355">
            <text:p>355</text:p>
          </table:table-cell>
          <table:table-cell office:value-type="float" office:value="23">
            <text:p>23</text:p>
          </table:table-cell>
          <table:table-cell table:formula="of:=IF([.E145]=[.E144];[.F144]+1;1)" office:value-type="float" office:value="21">
            <text:p>21</text:p>
          </table:table-cell>
          <table:table-cell table:formula="of:=CONCATENATE(&quot;/home/peter/Thesis/ForcedAligner/Aligner1/wav/11025/&quot;;[.C145];[.D145];&quot;.wav&quot;)" office:value-type="string" office:string-value="/home/peter/Thesis/ForcedAligner/Aligner1/wav/11025/4221a355.wav">
            <text:p>/home/peter/Thesis/ForcedAligner/Aligner1/wav/11025/4221a355.wav</text:p>
          </table:table-cell>
          <table:table-cell table:formula="of:=CONCATENATE(&quot;/home/peter/Thesis/ForcedAligner/Aligner1/wav/&quot;;&quot;ANQ&quot;;[.E145];&quot;_&quot;;[.F145];&quot;.wav&quot;)" office:value-type="string" office:string-value="/home/peter/Thesis/ForcedAligner/Aligner1/wav/ANQ23_21.wav">
            <text:p>/home/peter/Thesis/ForcedAligner/Aligner1/wav/ANQ23_21.wav</text:p>
          </table:table-cell>
          <table:table-cell office:value-type="string">
            <text:p>qu' on a eu des demandes de députés puis du personnel, ici, de l' assemblée pour regarder la mise en place de ce que font nos nos euh nos restaurants, et, entre autres, non seulement le parlementaire, mais le café je pense, je dois avoir un vieux vocabulaire, là, le café du parlement, qui est notre petit restaurant en bas, puis le parlementaire, qui est en haut, et nous entendons euh mettre sur pied un comité qui va tenter d' améliorer euh la relation entre bien, pas la relation, la relation n' est pas mauvaise, mais d' améliorer le service que les députés s' attendent à recevoir dans nos restaurants. et on a des groupes de députés qui vont être intéressés, il y aura un comité sur la recommandation de la députée de duplessis, justement, qui est franchement bien concernée par cette question là, et nous la remercions, d' ailleurs.</text:p>
          </table:table-cell>
        </table:table-row>
        <table:table-row table:style-name="ro1">
          <table:table-cell table:number-columns-repeated="2"/>
          <table:table-cell office:value-type="string">
            <text:p>4221a</text:p>
          </table:table-cell>
          <table:table-cell office:value-type="float" office:value="359">
            <text:p>359</text:p>
          </table:table-cell>
          <table:table-cell office:value-type="float" office:value="23">
            <text:p>23</text:p>
          </table:table-cell>
          <table:table-cell table:formula="of:=IF([.E146]=[.E145];[.F145]+1;1)" office:value-type="float" office:value="22">
            <text:p>22</text:p>
          </table:table-cell>
          <table:table-cell table:formula="of:=CONCATENATE(&quot;/home/peter/Thesis/ForcedAligner/Aligner1/wav/11025/&quot;;[.C146];[.D146];&quot;.wav&quot;)" office:value-type="string" office:string-value="/home/peter/Thesis/ForcedAligner/Aligner1/wav/11025/4221a359.wav">
            <text:p>/home/peter/Thesis/ForcedAligner/Aligner1/wav/11025/4221a359.wav</text:p>
          </table:table-cell>
          <table:table-cell table:formula="of:=CONCATENATE(&quot;/home/peter/Thesis/ForcedAligner/Aligner1/wav/&quot;;&quot;ANQ&quot;;[.E146];&quot;_&quot;;[.F146];&quot;.wav&quot;)" office:value-type="string" office:string-value="/home/peter/Thesis/ForcedAligner/Aligner1/wav/ANQ23_22.wav">
            <text:p>/home/peter/Thesis/ForcedAligner/Aligner1/wav/ANQ23_22.wav</text:p>
          </table:table-cell>
          <table:table-cell office:value-type="string">
            <text:p>oui. je comprends l' intérêt de madame la députée de duplessis. j' aimerais lui signaler toutefois que, dans nos revenus deux mille dix deux mille onze, on peut les séparer en six parties, et euh la salle à manger le parlementaire nous a amené à peu près trente pourcent des revenus ah du du des services alimentaires, le café du parlement, dix-sept pourcent, les activités protocolaires, treize pourcent, les activités privées, trente-deux pourcent, et le service de traiteur, huit pourcent. là, vous avez, j' espère, cent pourcent, mais euh j' ai euh, vous avez le type de revenus par secteur d' activité. effectivement, pour répondre à votre question, depuis quelque années, le d' ailleurs depuis quatre-vingt quatre, je pense, cinq, le parlementaire est ouvert au public, et les gens viennent. ce midi, vous avez vu, il y avait des gens, entre autres, de la beauce qui j' ai rencontré des gens du euh de l' université du troisième âge de la mauricie qui étaient pilotés par notre ancien collègue michel morin. et puis um on reçoit, donc, des gens de façon régulière, comme ça. est ce qu' il est ouvert toute l' année? est ce qu' il est ouvert l' été? ça, je le parlementaire est ouvert tout l' été. bon. alors, on y vient moins. pas le mini débat, par exemple.</text:p>
          </table:table-cell>
        </table:table-row>
        <table:table-row table:style-name="ro1">
          <table:table-cell table:number-columns-repeated="2"/>
          <table:table-cell office:value-type="string">
            <text:p>4221a</text:p>
          </table:table-cell>
          <table:table-cell office:value-type="float" office:value="221">
            <text:p>221</text:p>
          </table:table-cell>
          <table:table-cell office:value-type="float" office:value="23">
            <text:p>23</text:p>
          </table:table-cell>
          <table:table-cell table:formula="of:=IF([.E147]=[.E146];[.F146]+1;1)" office:value-type="float" office:value="23">
            <text:p>23</text:p>
          </table:table-cell>
          <table:table-cell table:formula="of:=CONCATENATE(&quot;/home/peter/Thesis/ForcedAligner/Aligner1/wav/11025/&quot;;[.C147];[.D147];&quot;.wav&quot;)" office:value-type="string" office:string-value="/home/peter/Thesis/ForcedAligner/Aligner1/wav/11025/4221a221.wav">
            <text:p>/home/peter/Thesis/ForcedAligner/Aligner1/wav/11025/4221a221.wav</text:p>
          </table:table-cell>
          <table:table-cell table:formula="of:=CONCATENATE(&quot;/home/peter/Thesis/ForcedAligner/Aligner1/wav/&quot;;&quot;ANQ&quot;;[.E147];&quot;_&quot;;[.F147];&quot;.wav&quot;)" office:value-type="string" office:string-value="/home/peter/Thesis/ForcedAligner/Aligner1/wav/ANQ23_23.wav">
            <text:p>/home/peter/Thesis/ForcedAligner/Aligner1/wav/ANQ23_23.wav</text:p>
          </table:table-cell>
          <table:table-cell office:value-type="string">
            <text:p>l' assemblée générale de la confédération parlementaire des amériques. il me reste une petite</text:p>
          </table:table-cell>
        </table:table-row>
        <table:table-row table:style-name="ro1">
          <table:table-cell table:number-columns-repeated="2"/>
          <table:table-cell office:value-type="string">
            <text:p>4221a</text:p>
          </table:table-cell>
          <table:table-cell office:value-type="float" office:value="369">
            <text:p>369</text:p>
          </table:table-cell>
          <table:table-cell office:value-type="float" office:value="23">
            <text:p>23</text:p>
          </table:table-cell>
          <table:table-cell table:formula="of:=IF([.E148]=[.E147];[.F147]+1;1)" office:value-type="float" office:value="24">
            <text:p>24</text:p>
          </table:table-cell>
          <table:table-cell table:formula="of:=CONCATENATE(&quot;/home/peter/Thesis/ForcedAligner/Aligner1/wav/11025/&quot;;[.C148];[.D148];&quot;.wav&quot;)" office:value-type="string" office:string-value="/home/peter/Thesis/ForcedAligner/Aligner1/wav/11025/4221a369.wav">
            <text:p>/home/peter/Thesis/ForcedAligner/Aligner1/wav/11025/4221a369.wav</text:p>
          </table:table-cell>
          <table:table-cell table:formula="of:=CONCATENATE(&quot;/home/peter/Thesis/ForcedAligner/Aligner1/wav/&quot;;&quot;ANQ&quot;;[.E148];&quot;_&quot;;[.F148];&quot;.wav&quot;)" office:value-type="string" office:string-value="/home/peter/Thesis/ForcedAligner/Aligner1/wav/ANQ23_24.wav">
            <text:p>/home/peter/Thesis/ForcedAligner/Aligner1/wav/ANQ23_24.wav</text:p>
          </table:table-cell>
          <table:table-cell office:value-type="string">
            <text:p>alors, rapidement. bien, en fait, ce qu' on doit chercher à faire, c' est de s' assurer que, quand on clique assemblée nationale, non seulement on tombe sur le site, mais qu' on trouve des moyens ah de tomber sur le site par différentes différentes avenues, de façon à faire la promotion du site comme tel. mais un site internet, c' est utile à condition que ce soit tout le temps, passez moi l' expression, up to date. il faut que ce soit mis à jour continuellement, sinon ça devient rapidement un dinosaure, puis euh les gens, les dinosaures, ils mettent ça dans les musées, ils ne mettent pas ça dans la cour chez eux. alors euh, c' est donc l' importance d' avoir un site qui soit rapidement mis à jour et qui soit instructif et informatif. ça, c' est la clé du succès d' un euh d' un euh d' un site web.</text:p>
          </table:table-cell>
        </table:table-row>
        <table:table-row table:style-name="ro1">
          <table:table-cell table:number-columns-repeated="2"/>
          <table:table-cell office:value-type="string">
            <text:p>4221a</text:p>
          </table:table-cell>
          <table:table-cell office:value-type="float" office:value="380">
            <text:p>380</text:p>
          </table:table-cell>
          <table:table-cell office:value-type="float" office:value="23">
            <text:p>23</text:p>
          </table:table-cell>
          <table:table-cell table:formula="of:=IF([.E149]=[.E148];[.F148]+1;1)" office:value-type="float" office:value="25">
            <text:p>25</text:p>
          </table:table-cell>
          <table:table-cell table:formula="of:=CONCATENATE(&quot;/home/peter/Thesis/ForcedAligner/Aligner1/wav/11025/&quot;;[.C149];[.D149];&quot;.wav&quot;)" office:value-type="string" office:string-value="/home/peter/Thesis/ForcedAligner/Aligner1/wav/11025/4221a380.wav">
            <text:p>/home/peter/Thesis/ForcedAligner/Aligner1/wav/11025/4221a380.wav</text:p>
          </table:table-cell>
          <table:table-cell table:formula="of:=CONCATENATE(&quot;/home/peter/Thesis/ForcedAligner/Aligner1/wav/&quot;;&quot;ANQ&quot;;[.E149];&quot;_&quot;;[.F149];&quot;.wav&quot;)" office:value-type="string" office:string-value="/home/peter/Thesis/ForcedAligner/Aligner1/wav/ANQ23_25.wav">
            <text:p>/home/peter/Thesis/ForcedAligner/Aligner1/wav/ANQ23_25.wav</text:p>
          </table:table-cell>
          <table:table-cell office:value-type="string">
            <text:p>bien sûr. ah même que cette commission là a inspiré les gens des médias. madame euh dussault, de radio canada, de rdi, elle a dit elle a dit publiquement que c' est à cause de la mise sur pied de cette commission là qu' elle a eu l' idée de faire l' interview qu' elle a fait avec robert latimer. donc, ça a un impact énorme.</text:p>
          </table:table-cell>
        </table:table-row>
        <table:table-row table:style-name="ro1">
          <table:table-cell table:number-columns-repeated="2"/>
          <table:table-cell office:value-type="string">
            <text:p>4221a</text:p>
          </table:table-cell>
          <table:table-cell office:value-type="float" office:value="392">
            <text:p>392</text:p>
          </table:table-cell>
          <table:table-cell office:value-type="float" office:value="23">
            <text:p>23</text:p>
          </table:table-cell>
          <table:table-cell table:formula="of:=IF([.E150]=[.E149];[.F149]+1;1)" office:value-type="float" office:value="26">
            <text:p>26</text:p>
          </table:table-cell>
          <table:table-cell table:formula="of:=CONCATENATE(&quot;/home/peter/Thesis/ForcedAligner/Aligner1/wav/11025/&quot;;[.C150];[.D150];&quot;.wav&quot;)" office:value-type="string" office:string-value="/home/peter/Thesis/ForcedAligner/Aligner1/wav/11025/4221a392.wav">
            <text:p>/home/peter/Thesis/ForcedAligner/Aligner1/wav/11025/4221a392.wav</text:p>
          </table:table-cell>
          <table:table-cell table:formula="of:=CONCATENATE(&quot;/home/peter/Thesis/ForcedAligner/Aligner1/wav/&quot;;&quot;ANQ&quot;;[.E150];&quot;_&quot;;[.F150];&quot;.wav&quot;)" office:value-type="string" office:string-value="/home/peter/Thesis/ForcedAligner/Aligner1/wav/ANQ23_26.wav">
            <text:p>/home/peter/Thesis/ForcedAligner/Aligner1/wav/ANQ23_26.wav</text:p>
          </table:table-cell>
          <table:table-cell office:value-type="string">
            <text:p>je suis pris. d' abord, on a mis sur pied un comité d' orientation qui a bâti euh le plan, qui a bâti, je dirais, le le modèle de réflexion qu' on voulait avoir sur les sur le sujet dont on veut discuter, qui est le sujet, c' est les médias, la politique, la démocratie et les les parlementaires les médias, des médias, démocratie et parlementaires. et ensuite on a mis sur pied un comité organisateur avec des gens de toutes les formations, des anciens parlementaires et des gens de des gens de l' université laval, des gens qui euh et on a mis sur pied ce comité là. je fais attention parce que je ne veux pas tout dévoiler tout de suite parce que j' aimerais me garder quelques quels quelques munitions pour notre rentrée en septembre, parce que le colloque va avoir lieu le vingt-six et le vingt-sept euh octobre. et j' ai pour l' instant euh des gens qui vont être fort intéressants comme conférenciers et {cg} je vous promets quelques surprises agréables.</text:p>
          </table:table-cell>
        </table:table-row>
        <table:table-row table:style-name="ro1">
          <table:table-cell table:number-columns-repeated="2"/>
          <table:table-cell office:value-type="string">
            <text:p>4221a</text:p>
          </table:table-cell>
          <table:table-cell office:value-type="float" office:value="396">
            <text:p>396</text:p>
          </table:table-cell>
          <table:table-cell office:value-type="float" office:value="23">
            <text:p>23</text:p>
          </table:table-cell>
          <table:table-cell table:formula="of:=IF([.E151]=[.E150];[.F150]+1;1)" office:value-type="float" office:value="27">
            <text:p>27</text:p>
          </table:table-cell>
          <table:table-cell table:formula="of:=CONCATENATE(&quot;/home/peter/Thesis/ForcedAligner/Aligner1/wav/11025/&quot;;[.C151];[.D151];&quot;.wav&quot;)" office:value-type="string" office:string-value="/home/peter/Thesis/ForcedAligner/Aligner1/wav/11025/4221a396.wav">
            <text:p>/home/peter/Thesis/ForcedAligner/Aligner1/wav/11025/4221a396.wav</text:p>
          </table:table-cell>
          <table:table-cell table:formula="of:=CONCATENATE(&quot;/home/peter/Thesis/ForcedAligner/Aligner1/wav/&quot;;&quot;ANQ&quot;;[.E151];&quot;_&quot;;[.F151];&quot;.wav&quot;)" office:value-type="string" office:string-value="/home/peter/Thesis/ForcedAligner/Aligner1/wav/ANQ23_27.wav">
            <text:p>/home/peter/Thesis/ForcedAligner/Aligner1/wav/ANQ23_27.wav</text:p>
          </table:table-cell>
          <table:table-cell office:value-type="string">
            <text:p>fondamentalement, le colloque cherche à stimuler une réflexion sur euh, d' abord, le rôle des médias dans une démocratie, comment les médias, les parlementaires vont vivre ensemble dans un modèle démocratique qui est par hasard le nôtre, et um et non seulement le nôtre, parce qu' il y a des expériences internationales qu' on cherche à avoir aussi pour enrichir notre réflexion sur cette question là. et, et pour les bénéfices de ceux qui nous écoutent, c' est une initiative qui a été prise, entre autres, par l' ancien président, par monsieur vallières, le député de de richmond, qui m' avait demandé de travailler là dessus il y a un an et un an un peu plus que un an, l' an dernier, à peu près à ce temps ci de l' année, pour octobre deux mille dix. mais le comité organisateur, le comité de réflexion {cg} est arrivé rapidement à la conclusion que, pour avoir la qualité des gens qu' on voulait chercher comme comme conférenciers, ça demandait plus que six mois, ça demandait un an et demi euh d' avance pour être capables d' avoir la qualité des conférenciers qu' on voulait avoir. et j' ai demandé à l' époque au président de donner un peu plus de temps, ce qu' il a accepté de faire. donc, ça nous a donné un peu plus de temps pour organiser ce colloque là qui aura lieu en deux mille onze. il paraît que je n' ai plus de temps.</text:p>
          </table:table-cell>
        </table:table-row>
        <table:table-row table:style-name="ro1">
          <table:table-cell table:number-columns-repeated="2"/>
          <table:table-cell office:value-type="string">
            <text:p>4221a</text:p>
          </table:table-cell>
          <table:table-cell office:value-type="float" office:value="399">
            <text:p>399</text:p>
          </table:table-cell>
          <table:table-cell office:value-type="float" office:value="23">
            <text:p>23</text:p>
          </table:table-cell>
          <table:table-cell table:formula="of:=IF([.E152]=[.E151];[.F151]+1;1)" office:value-type="float" office:value="28">
            <text:p>28</text:p>
          </table:table-cell>
          <table:table-cell table:formula="of:=CONCATENATE(&quot;/home/peter/Thesis/ForcedAligner/Aligner1/wav/11025/&quot;;[.C152];[.D152];&quot;.wav&quot;)" office:value-type="string" office:string-value="/home/peter/Thesis/ForcedAligner/Aligner1/wav/11025/4221a399.wav">
            <text:p>/home/peter/Thesis/ForcedAligner/Aligner1/wav/11025/4221a399.wav</text:p>
          </table:table-cell>
          <table:table-cell table:formula="of:=CONCATENATE(&quot;/home/peter/Thesis/ForcedAligner/Aligner1/wav/&quot;;&quot;ANQ&quot;;[.E152];&quot;_&quot;;[.F152];&quot;.wav&quot;)" office:value-type="string" office:string-value="/home/peter/Thesis/ForcedAligner/Aligner1/wav/ANQ23_28.wav">
            <text:p>/home/peter/Thesis/ForcedAligner/Aligner1/wav/ANQ23_28.wav</text:p>
          </table:table-cell>
          <table:table-cell office:value-type="string">
            <text:p>juste pour vous annoncer aussi qu' on va en profiter pour fêter le cent quarantième anniversaire de la tribune de la presse.</text:p>
          </table:table-cell>
        </table:table-row>
        <table:table-row table:style-name="ro1">
          <table:table-cell table:number-columns-repeated="2"/>
          <table:table-cell office:value-type="string">
            <text:p>4221a</text:p>
          </table:table-cell>
          <table:table-cell office:value-type="float" office:value="403">
            <text:p>403</text:p>
          </table:table-cell>
          <table:table-cell office:value-type="float" office:value="23">
            <text:p>23</text:p>
          </table:table-cell>
          <table:table-cell table:formula="of:=IF([.E153]=[.E152];[.F152]+1;1)" office:value-type="float" office:value="29">
            <text:p>29</text:p>
          </table:table-cell>
          <table:table-cell table:formula="of:=CONCATENATE(&quot;/home/peter/Thesis/ForcedAligner/Aligner1/wav/11025/&quot;;[.C153];[.D153];&quot;.wav&quot;)" office:value-type="string" office:string-value="/home/peter/Thesis/ForcedAligner/Aligner1/wav/11025/4221a403.wav">
            <text:p>/home/peter/Thesis/ForcedAligner/Aligner1/wav/11025/4221a403.wav</text:p>
          </table:table-cell>
          <table:table-cell table:formula="of:=CONCATENATE(&quot;/home/peter/Thesis/ForcedAligner/Aligner1/wav/&quot;;&quot;ANQ&quot;;[.E153];&quot;_&quot;;[.F153];&quot;.wav&quot;)" office:value-type="string" office:string-value="/home/peter/Thesis/ForcedAligner/Aligner1/wav/ANQ23_29.wav">
            <text:p>/home/peter/Thesis/ForcedAligner/Aligner1/wav/ANQ23_29.wav</text:p>
          </table:table-cell>
          <table:table-cell office:value-type="string">
            <text:p>bien, d' abord, je voudrais m' associer au député d' orford pour euh en ce qui concerne la première partie de ses commentaires, c' est à dire de féliciter les membres du personnel de l' assemblée nationale qui ont, eux autres aussi je félicitais nos nos collègues qui ont parcouru toutes ces régions du québec, mais ils étaient accompagnés de membres du personnel de l' assemblée nationale qui ont eu qui ont beaucoup de mérite d' avoir travaillé comme ils l' ont fait. et ce qu' ils m' en ont dit, c' est qu' ils ont adoré leur expérience. ils ont adoré leur expérience. quant à la deuxième partie de votre votre de votre commentaire, je vous remercie à l' avance de l' invitation, à magog, pour la dégustation des vins locaux, rouges en particulier, ce que vous semblez dire.</text:p>
          </table:table-cell>
        </table:table-row>
        <table:table-row table:style-name="ro1">
          <table:table-cell table:number-columns-repeated="2"/>
          <table:table-cell office:value-type="string">
            <text:p>4221a</text:p>
          </table:table-cell>
          <table:table-cell office:value-type="float" office:value="409">
            <text:p>409</text:p>
          </table:table-cell>
          <table:table-cell office:value-type="float" office:value="23">
            <text:p>23</text:p>
          </table:table-cell>
          <table:table-cell table:formula="of:=IF([.E154]=[.E153];[.F153]+1;1)" office:value-type="float" office:value="30">
            <text:p>30</text:p>
          </table:table-cell>
          <table:table-cell table:formula="of:=CONCATENATE(&quot;/home/peter/Thesis/ForcedAligner/Aligner1/wav/11025/&quot;;[.C154];[.D154];&quot;.wav&quot;)" office:value-type="string" office:string-value="/home/peter/Thesis/ForcedAligner/Aligner1/wav/11025/4221a409.wav">
            <text:p>/home/peter/Thesis/ForcedAligner/Aligner1/wav/11025/4221a409.wav</text:p>
          </table:table-cell>
          <table:table-cell table:formula="of:=CONCATENATE(&quot;/home/peter/Thesis/ForcedAligner/Aligner1/wav/&quot;;&quot;ANQ&quot;;[.E154];&quot;_&quot;;[.F154];&quot;.wav&quot;)" office:value-type="string" office:string-value="/home/peter/Thesis/ForcedAligner/Aligner1/wav/ANQ23_30.wav">
            <text:p>/home/peter/Thesis/ForcedAligner/Aligner1/wav/ANQ23_30.wav</text:p>
          </table:table-cell>
          <table:table-cell office:value-type="string">
            <text:p>l' investissement qui a été fait par l' assemblée nationale dans ce dossier là est de cent mille dollars. il y a soixante-quinze visiteurs par année qui passent là. et on a tout modernisé l' approche euh l' approche tactile, je dirais, de ce qu' un visiteur peut trouver dans une espèce de musée, parce qu' on explore rapidement euh toute la partie du vieux québec qui est autour de nous, donc une vision sur les parlements qui est qui est qui est pour le député qui vous parle, pour le président qui vous parle, qu' il a trouvée très haute, très élevée. j' ai un problème de vertige. quand je suis allé l' ouvrir, j' ai eu comme quelques problèmes pendant un bon bout de temps après. mais ça, ça a bien fait rigoler tout le monde, mais pas moi, dans le fond. et um mais c' est quand même un projet qui constitue une vitrine exceptionnelle sur sur sur québec et particulièrement son parlement, et c' est la raison pour laquelle on a investi cent mille dollars avec avec évidemment la commission de la capitale nationale, qui fait un travail extraordinaire partout ici, à québec.</text:p>
          </table:table-cell>
        </table:table-row>
        <table:table-row table:style-name="ro1">
          <table:table-cell table:number-columns-repeated="2"/>
          <table:table-cell office:value-type="string">
            <text:p>4221a</text:p>
          </table:table-cell>
          <table:table-cell office:value-type="float" office:value="420">
            <text:p>420</text:p>
          </table:table-cell>
          <table:table-cell office:value-type="float" office:value="23">
            <text:p>23</text:p>
          </table:table-cell>
          <table:table-cell table:formula="of:=IF([.E155]=[.E154];[.F154]+1;1)" office:value-type="float" office:value="31">
            <text:p>31</text:p>
          </table:table-cell>
          <table:table-cell table:formula="of:=CONCATENATE(&quot;/home/peter/Thesis/ForcedAligner/Aligner1/wav/11025/&quot;;[.C155];[.D155];&quot;.wav&quot;)" office:value-type="string" office:string-value="/home/peter/Thesis/ForcedAligner/Aligner1/wav/11025/4221a420.wav">
            <text:p>/home/peter/Thesis/ForcedAligner/Aligner1/wav/11025/4221a420.wav</text:p>
          </table:table-cell>
          <table:table-cell table:formula="of:=CONCATENATE(&quot;/home/peter/Thesis/ForcedAligner/Aligner1/wav/&quot;;&quot;ANQ&quot;;[.E155];&quot;_&quot;;[.F155];&quot;.wav&quot;)" office:value-type="string" office:string-value="/home/peter/Thesis/ForcedAligner/Aligner1/wav/ANQ23_31.wav">
            <text:p>/home/peter/Thesis/ForcedAligner/Aligner1/wav/ANQ23_31.wav</text:p>
          </table:table-cell>
          <table:table-cell office:value-type="string">
            <text:p>ah, mon dieu! faire en sorte que nous puissions puissions être capables de faire adopter cette cette cette entente sur la diversité culturelle, qui est devenue aujourd'hui partie intégrante du droit international public au monde. et ça, c' est des parlementaires d' ici qui l' ont fait. j' y ai participé avec des parlementaires du canada, avec des parlementaires de la france, avec des parlementaires d' un peu partout en afrique. ça a été une participation parmi tant d' autres. donc, il y a une importance réelle et cruciale à ce que des parlementaires du québec participent euh, chaque année, à des activités. vous m' avez posé des questions, j' essaie de répondre rapidement: quatre au huit juillet, l' assemblée parlementaire de la francophonie, je suis président, jusqu' à cette période là, de l' assemblée parlementaire de la francophonie; l' association parlementaire du commonwealth se réunit du vingt-et-un au vingt-huit juillet à londres; la confédération parlementaire des amériques sera à québec</text:p>
          </table:table-cell>
        </table:table-row>
        <table:table-row table:style-name="ro1">
          <table:table-cell table:number-columns-repeated="2"/>
          <table:table-cell office:value-type="string">
            <text:p>4221a</text:p>
          </table:table-cell>
          <table:table-cell office:value-type="float" office:value="442">
            <text:p>442</text:p>
          </table:table-cell>
          <table:table-cell office:value-type="float" office:value="23">
            <text:p>23</text:p>
          </table:table-cell>
          <table:table-cell table:formula="of:=IF([.E156]=[.E155];[.F155]+1;1)" office:value-type="float" office:value="32">
            <text:p>32</text:p>
          </table:table-cell>
          <table:table-cell table:formula="of:=CONCATENATE(&quot;/home/peter/Thesis/ForcedAligner/Aligner1/wav/11025/&quot;;[.C156];[.D156];&quot;.wav&quot;)" office:value-type="string" office:string-value="/home/peter/Thesis/ForcedAligner/Aligner1/wav/11025/4221a442.wav">
            <text:p>/home/peter/Thesis/ForcedAligner/Aligner1/wav/11025/4221a442.wav</text:p>
          </table:table-cell>
          <table:table-cell table:formula="of:=CONCATENATE(&quot;/home/peter/Thesis/ForcedAligner/Aligner1/wav/&quot;;&quot;ANQ&quot;;[.E156];&quot;_&quot;;[.F156];&quot;.wav&quot;)" office:value-type="string" office:string-value="/home/peter/Thesis/ForcedAligner/Aligner1/wav/ANQ23_32.wav">
            <text:p>/home/peter/Thesis/ForcedAligner/Aligner1/wav/ANQ23_32.wav</text:p>
          </table:table-cell>
          <table:table-cell office:value-type="string">
            <text:p>top chrono? est ce que, par consentement, on peut déplacer le chrono un peu?</text:p>
          </table:table-cell>
        </table:table-row>
        <table:table-row table:style-name="ro1">
          <table:table-cell table:number-columns-repeated="2"/>
          <table:table-cell office:value-type="string">
            <text:p>4221a</text:p>
          </table:table-cell>
          <table:table-cell office:value-type="float" office:value="444">
            <text:p>444</text:p>
          </table:table-cell>
          <table:table-cell office:value-type="float" office:value="23">
            <text:p>23</text:p>
          </table:table-cell>
          <table:table-cell table:formula="of:=IF([.E157]=[.E156];[.F156]+1;1)" office:value-type="float" office:value="33">
            <text:p>33</text:p>
          </table:table-cell>
          <table:table-cell table:formula="of:=CONCATENATE(&quot;/home/peter/Thesis/ForcedAligner/Aligner1/wav/11025/&quot;;[.C157];[.D157];&quot;.wav&quot;)" office:value-type="string" office:string-value="/home/peter/Thesis/ForcedAligner/Aligner1/wav/11025/4221a444.wav">
            <text:p>/home/peter/Thesis/ForcedAligner/Aligner1/wav/11025/4221a444.wav</text:p>
          </table:table-cell>
          <table:table-cell table:formula="of:=CONCATENATE(&quot;/home/peter/Thesis/ForcedAligner/Aligner1/wav/&quot;;&quot;ANQ&quot;;[.E157];&quot;_&quot;;[.F157];&quot;.wav&quot;)" office:value-type="string" office:string-value="/home/peter/Thesis/ForcedAligner/Aligner1/wav/ANQ23_33.wav">
            <text:p>/home/peter/Thesis/ForcedAligner/Aligner1/wav/ANQ23_33.wav</text:p>
          </table:table-cell>
          <table:table-cell office:value-type="string">
            <text:p>vous êtes dure avec moi. ah</text:p>
          </table:table-cell>
        </table:table-row>
        <table:table-row table:style-name="ro1">
          <table:table-cell table:number-columns-repeated="2"/>
          <table:table-cell office:value-type="string">
            <text:p>4221a</text:p>
          </table:table-cell>
          <table:table-cell office:value-type="float" office:value="223">
            <text:p>223</text:p>
          </table:table-cell>
          <table:table-cell office:value-type="float" office:value="23">
            <text:p>23</text:p>
          </table:table-cell>
          <table:table-cell table:formula="of:=IF([.E158]=[.E157];[.F157]+1;1)" office:value-type="float" office:value="34">
            <text:p>34</text:p>
          </table:table-cell>
          <table:table-cell table:formula="of:=CONCATENATE(&quot;/home/peter/Thesis/ForcedAligner/Aligner1/wav/11025/&quot;;[.C158];[.D158];&quot;.wav&quot;)" office:value-type="string" office:string-value="/home/peter/Thesis/ForcedAligner/Aligner1/wav/11025/4221a223.wav">
            <text:p>/home/peter/Thesis/ForcedAligner/Aligner1/wav/11025/4221a223.wav</text:p>
          </table:table-cell>
          <table:table-cell table:formula="of:=CONCATENATE(&quot;/home/peter/Thesis/ForcedAligner/Aligner1/wav/&quot;;&quot;ANQ&quot;;[.E158];&quot;_&quot;;[.F158];&quot;.wav&quot;)" office:value-type="string" office:string-value="/home/peter/Thesis/ForcedAligner/Aligner1/wav/ANQ23_34.wav">
            <text:p>/home/peter/Thesis/ForcedAligner/Aligner1/wav/ANQ23_34.wav</text:p>
          </table:table-cell>
          <table:table-cell office:value-type="string">
            <text:p>consentement de mes collègues</text:p>
          </table:table-cell>
        </table:table-row>
        <table:table-row table:style-name="ro1">
          <table:table-cell table:number-columns-repeated="2"/>
          <table:table-cell office:value-type="string">
            <text:p>4221a</text:p>
          </table:table-cell>
          <table:table-cell office:value-type="float" office:value="445">
            <text:p>445</text:p>
          </table:table-cell>
          <table:table-cell office:value-type="float" office:value="23">
            <text:p>23</text:p>
          </table:table-cell>
          <table:table-cell table:formula="of:=IF([.E159]=[.E158];[.F158]+1;1)" office:value-type="float" office:value="35">
            <text:p>35</text:p>
          </table:table-cell>
          <table:table-cell table:formula="of:=CONCATENATE(&quot;/home/peter/Thesis/ForcedAligner/Aligner1/wav/11025/&quot;;[.C159];[.D159];&quot;.wav&quot;)" office:value-type="string" office:string-value="/home/peter/Thesis/ForcedAligner/Aligner1/wav/11025/4221a445.wav">
            <text:p>/home/peter/Thesis/ForcedAligner/Aligner1/wav/11025/4221a445.wav</text:p>
          </table:table-cell>
          <table:table-cell table:formula="of:=CONCATENATE(&quot;/home/peter/Thesis/ForcedAligner/Aligner1/wav/&quot;;&quot;ANQ&quot;;[.E159];&quot;_&quot;;[.F159];&quot;.wav&quot;)" office:value-type="string" office:string-value="/home/peter/Thesis/ForcedAligner/Aligner1/wav/ANQ23_35.wav">
            <text:p>/home/peter/Thesis/ForcedAligner/Aligner1/wav/ANQ23_35.wav</text:p>
          </table:table-cell>
          <table:table-cell office:value-type="string">
            <text:p>oui, c' est ça. euh d' abord, je vous remercie, madame la présidente. je remercie tous les parlementaires qui ont participé à l' exercice et leurs les gens qui travaillent avec eux, leurs chefs de cabinet ou leurs attachés politiques. je voudrais remercier les gens ah avec qui je travaille depuis trois semaines à à la présidence de l' assemblée. ça a été ça a été un peu vite, là, on est tombé dans les crédits trois semaines après être arrivé à l' assemblée, mais je pense que vous constatez que je suis heureux et et je pense que ça va bien. alors, euh on peut imaginer que la suite des choses ira j' espère bien aussi bien. et et je m' étais préparé une question je pensais peut être pouvoir travailler sur une question de principe puis je pense que je n' aurai pas beaucoup le temps de la de l' élaborer, sur la base qu' est la démocratie avec les trois piliers qui sont les pouvoirs séparés. puis j' avais trouvé, m' attendant à recevoir peut être une question là dessus, madame la présidente, ah montesquieu, de l' esprit des lois, le premier tome, et j' ai donc trouvé quelques citations dans ça. et je suis certain que le député de vaudreuil va bien rire, parce que c' est une édition dix-huit cent quarante deux, et c' est une édition qui a appartenu à louis joseph papineau, donc, un ancien président du parlement de l' époque, et qui vient de sa collection personnelle qui était à la seigneurie de montebello. et j' avais apporté ça ici avec moi pour pouvoir répondre à des questions qui auraient pu toucher la séparation des pouvoirs et particulièrement pour affirmer comment l' assemblée nationale, une assemblée de parlementaires doit être indépendante par rapport au pouvoir exécutif et au pouvoir judiciaire. là dessus, madame, je vous remercie. ah peut être qu' une autre fois j' aurai l' occasion de m' en servir.</text:p>
          </table:table-cell>
        </table:table-row>
        <table:table-row table:style-name="ro1">
          <table:table-cell table:number-columns-repeated="2"/>
          <table:table-cell office:value-type="string">
            <text:p>4221a</text:p>
          </table:table-cell>
          <table:table-cell office:value-type="string">
            <text:p>215a</text:p>
          </table:table-cell>
          <table:table-cell office:value-type="float" office:value="23">
            <text:p>23</text:p>
          </table:table-cell>
          <table:table-cell table:formula="of:=IF([.E160]=[.E159];[.F159]+1;1)" office:value-type="float" office:value="36">
            <text:p>36</text:p>
          </table:table-cell>
          <table:table-cell table:formula="of:=CONCATENATE(&quot;/home/peter/Thesis/ForcedAligner/Aligner1/wav/11025/&quot;;[.C160];[.D160];&quot;.wav&quot;)" office:value-type="string" office:string-value="/home/peter/Thesis/ForcedAligner/Aligner1/wav/11025/4221a215a.wav">
            <text:p>/home/peter/Thesis/ForcedAligner/Aligner1/wav/11025/4221a215a.wav</text:p>
          </table:table-cell>
          <table:table-cell table:formula="of:=CONCATENATE(&quot;/home/peter/Thesis/ForcedAligner/Aligner1/wav/&quot;;&quot;ANQ&quot;;[.E160];&quot;_&quot;;[.F160];&quot;.wav&quot;)" office:value-type="string" office:string-value="/home/peter/Thesis/ForcedAligner/Aligner1/wav/ANQ23_36.wav">
            <text:p>/home/peter/Thesis/ForcedAligner/Aligner1/wav/ANQ23_36.wav</text:p>
          </table:table-cell>
          <table:table-cell office:value-type="string">
            <text:p>merci beaucoup, madame la présidente. chers collègues, c' est un plaisir pour moi d' être parmi vous aujourd'hui en vue de l' étude des crédits budgétaires de l' assemblée nationale pour l' année deux mille onze deux mille douze. d' abord, j' aimerais vous présenter les personnes qui m' accompagnent et les remercier en même temps, de même que tous les employés de l' assemblée nationale, pour leur indéfectible soutien. nous en profitons tous, les vice présidents et moi même, ainsi que l' ensemble des députés. ma directrice de cabinet, madame johanne whittom, à ma gauche; le secrétaire général de l' assemblée, monsieur michel bonsaint; le secrétaire général adjoint à l' administration et à l' information, monsieur jacques jobin, oui; le directeur général de l' information et des affaires institutionnelles, monsieur frédéric fortin; le directeur du secrétariat du bureau et adjoint du secrétariat général, monsieur marc painchaud; de même que quelques directrices et directeurs qui seront disponibles pour apporter des précisions au besoin. et on sait que, comme un esprit ou comme un fantôme, ici se trouve, pas très loin, monsieur françois côté, que nous saluons. avant d' entrer dans le vif du sujet, j' aimerais préciser que les crédits de l' assemblée diffèrent de ceux des ministères et organismes. il s' agit de crédits permanents qui ne seront pas votés par l' assemblée nationale. la loi prévoit plutôt que les crédits de l' institution parlementaire sont étudiés et approuvés par le bureau de l' assemblée nationale, qui est l' instance décisionnelle en cette matière. je vous rappelle que cette instance, dont le mode de fonctionnement est non partisan, est composée de dix députés issus de tous les groupes parlementaires, à laquelle participent également les trois vice présidents de l' assemblée, dont vous, madame, et qui le font sans droit de vote. c' est donc plus de dix pourcent de la députation, treize pourcent si on exclut les membres du cabinet.</text:p>
          </table:table-cell>
        </table:table-row>
        <table:table-row table:style-name="ro1">
          <table:table-cell table:number-columns-repeated="2"/>
          <table:table-cell office:value-type="string">
            <text:p>4221a</text:p>
          </table:table-cell>
          <table:table-cell office:value-type="string">
            <text:p>215b</text:p>
          </table:table-cell>
          <table:table-cell office:value-type="float" office:value="23">
            <text:p>23</text:p>
          </table:table-cell>
          <table:table-cell table:formula="of:=IF([.E161]=[.E160];[.F160]+1;1)" office:value-type="float" office:value="37">
            <text:p>37</text:p>
          </table:table-cell>
          <table:table-cell table:formula="of:=CONCATENATE(&quot;/home/peter/Thesis/ForcedAligner/Aligner1/wav/11025/&quot;;[.C161];[.D161];&quot;.wav&quot;)" office:value-type="string" office:string-value="/home/peter/Thesis/ForcedAligner/Aligner1/wav/11025/4221a215b.wav">
            <text:p>/home/peter/Thesis/ForcedAligner/Aligner1/wav/11025/4221a215b.wav</text:p>
          </table:table-cell>
          <table:table-cell table:formula="of:=CONCATENATE(&quot;/home/peter/Thesis/ForcedAligner/Aligner1/wav/&quot;;&quot;ANQ&quot;;[.E161];&quot;_&quot;;[.F161];&quot;.wav&quot;)" office:value-type="string" office:string-value="/home/peter/Thesis/ForcedAligner/Aligner1/wav/ANQ23_37.wav">
            <text:p>/home/peter/Thesis/ForcedAligner/Aligner1/wav/ANQ23_37.wav</text:p>
          </table:table-cell>
          <table:table-cell office:value-type="string">
            <text:p>en plus d' étudier rigoureusement élément programme par élément de programme les crédits de l' assemblée, le bureau le bureau exerce également une fonction de contrôle et de réglementation. ainsi, toutes les dépenses de plus de deux cent mille dollars doivent être approuvées préalablement par le bureau. une reddition de comptes de l' administration de l' assemblée s' y effectue également par des suivis réguliers de l' état d' avancement des principaux dossiers et par le dépôt de la liste de tous les contrats de vingt-cinq mille dollars et plus. il est important de rappeler que cette façon de procéder vise à assurer l' indépendance du pouvoir législatif de l' état face au pouvoir exécutif. les crédits n' ont donc pas à être autorisés par le conseil du trésor et approuvés par un projet de loi du gouvernement. maintenant que j' ai apporté cette précision, j' ai le plaisir de vous présenter les crédits de l' assemblée et d' avoir l' occasion de répondre à vos questions. le budget deux mille dix deux mille onze deux mille douze, c' est a dire adopté par le bureau, prévoit un budget de dépenses de cent seize millions cent vingt-sept milles dollars six cent par rapport à un budget de cent seize millions deux cent soixante-cinq mille dollars pour l' année financière deux mille dix deux mille onze. rappelons que, le printemps dernier, le bureau de l' assemblée nationale avait adopté un budget de dépenses de cent seize millions sept cent dix mille dollars qui avait été présenté lors de l' étude des crédits. toutefois, ce budget a été ajusté en cours d' année pour tenir compte d' une compression de quatre cent cinquante-sept mille six cent dollars à la suite du dernier budget du gouvernement. il a aussi tenu compte d' un ajout de sept cent cinquante mille six cent dollars autorisé par le bureau de l' assemblée nationale pour la commission spéciale sur la question de mourir dans la dignité.</text:p>
          </table:table-cell>
        </table:table-row>
        <table:table-row table:style-name="ro1">
          <table:table-cell table:number-columns-repeated="2"/>
          <table:table-cell office:value-type="string">
            <text:p>4221a</text:p>
          </table:table-cell>
          <table:table-cell office:value-type="string">
            <text:p>215c</text:p>
          </table:table-cell>
          <table:table-cell office:value-type="float" office:value="23">
            <text:p>23</text:p>
          </table:table-cell>
          <table:table-cell table:formula="of:=IF([.E162]=[.E161];[.F161]+1;1)" office:value-type="float" office:value="38">
            <text:p>38</text:p>
          </table:table-cell>
          <table:table-cell table:formula="of:=CONCATENATE(&quot;/home/peter/Thesis/ForcedAligner/Aligner1/wav/11025/&quot;;[.C162];[.D162];&quot;.wav&quot;)" office:value-type="string" office:string-value="/home/peter/Thesis/ForcedAligner/Aligner1/wav/11025/4221a215c.wav">
            <text:p>/home/peter/Thesis/ForcedAligner/Aligner1/wav/11025/4221a215c.wav</text:p>
          </table:table-cell>
          <table:table-cell table:formula="of:=CONCATENATE(&quot;/home/peter/Thesis/ForcedAligner/Aligner1/wav/&quot;;&quot;ANQ&quot;;[.E162];&quot;_&quot;;[.F162];&quot;.wav&quot;)" office:value-type="string" office:string-value="/home/peter/Thesis/ForcedAligner/Aligner1/wav/ANQ23_38.wav">
            <text:p>/home/peter/Thesis/ForcedAligner/Aligner1/wav/ANQ23_38.wav</text:p>
          </table:table-cell>
          <table:table-cell office:value-type="string">
            <text:p>enfin, il a été revu à la baisse pour un montant de sept cent trente-huit mille dollars lié au régime de retraite des élus. le budget que nous vous présentons est donc inférieur de cent trente-sept mille quatre cent dollars au budget ajusté de l' année deux mille dix deux mille onze. ce budget respecte les objectifs généraux du plan d' action pour la réduction et le contrôle des dépenses. il prévoit un gel de la masse salariale de l' administration et une compression de quatre cent cinquante-sept mille six cent dollars dans le budget de fonctionnement des directions de l' assemblée nationale. cette compression s' ajoute à celle de quatre cent cinquante-sept mille six cent de l' an dernier, ce qui représente une diminution nette récurrente de près d' un million de dollars à son budget de fonctionnement. le budget de l' assemblée nationale est composé de deux grandes catégories: les programmes un et deux pour le secteur administratif, pour un total de cinquante-huit point neuf millions de dollars, et le programme trois pour les services aux parlementaires, totalisant cinquante-sept point un millions de dollars. le budget deux mille onze deux mille douze majore les dépenses des programmes un et deux de quatre cent dix-huit mille quatre cent, et les dépenses du programme trois sont en baisse de cinq cent cinquante-cinq mille huit cent par rapport au budget deux mille dix deux mille onze. toutes les dépenses sont contrôlées sur la base de pièces justificatives et doivent respecter les critères et les règlements fixés par le bureau de l' assemblée nationale. c' est la direction des ressources financières, de l' approvisionnement et de la vérification qui agit à titre de contrôleur des dépenses. maintenant, en ce qui concerne les crédits de l' assemblée qui ont été adoptés par le bureau, ceux ci totalisent la somme de cent dix-sept millions cent quarante-deux mille six cent dollars.</text:p>
          </table:table-cell>
        </table:table-row>
        <table:table-row table:style-name="ro1">
          <table:table-cell table:number-columns-repeated="2"/>
          <table:table-cell office:value-type="string">
            <text:p>4221a</text:p>
          </table:table-cell>
          <table:table-cell office:value-type="string">
            <text:p>215d</text:p>
          </table:table-cell>
          <table:table-cell office:value-type="float" office:value="23">
            <text:p>23</text:p>
          </table:table-cell>
          <table:table-cell table:formula="of:=IF([.E163]=[.E162];[.F162]+1;1)" office:value-type="float" office:value="39">
            <text:p>39</text:p>
          </table:table-cell>
          <table:table-cell table:formula="of:=CONCATENATE(&quot;/home/peter/Thesis/ForcedAligner/Aligner1/wav/11025/&quot;;[.C163];[.D163];&quot;.wav&quot;)" office:value-type="string" office:string-value="/home/peter/Thesis/ForcedAligner/Aligner1/wav/11025/4221a215d.wav">
            <text:p>/home/peter/Thesis/ForcedAligner/Aligner1/wav/11025/4221a215d.wav</text:p>
          </table:table-cell>
          <table:table-cell table:formula="of:=CONCATENATE(&quot;/home/peter/Thesis/ForcedAligner/Aligner1/wav/&quot;;&quot;ANQ&quot;;[.E163];&quot;_&quot;;[.F163];&quot;.wav&quot;)" office:value-type="string" office:string-value="/home/peter/Thesis/ForcedAligner/Aligner1/wav/ANQ23_39.wav">
            <text:p>/home/peter/Thesis/ForcedAligner/Aligner1/wav/ANQ23_39.wav</text:p>
          </table:table-cell>
          <table:table-cell office:value-type="string">
            <text:p>cela représente une baisse de deux millions cinq cent sept mille neuf cent par rapport aux crédits adoptés en deux mille dix deux mille onze, qui s' élevaient à cent dix-neuf millions six cent cinquante mille cinq cent. cette baisse provient particulièrement d' une réduction des investissements. je rappelle que les crédits de l' assemblée incluent le budget de dépenses de cent seize millions cent vingt-sept mille et les investissements de cinq mille sept cent cinquante-un mille, plus cent mille dollars de fonds d' opération pour les députés, mais exclut l' amortissement prévu de quatre millions huit cent trente-six mille dollars. le budget d' investissement de l' assemblée a été présenté au bureau de l' assemblée nationale à l' automne deux mille dix et a reçu un accord de principe. le montant total du budget d' investissement prévu est de huit millions huit cent seize mille dollars, comparativement à un montant de dix millions trois cent quatre-vingt dix-huit mille pour l' année financière deux mille dix deux mille onze. rappelons que, malgré cet accord général du bureau, chaque projet de deux cent mille dollars doit être présenté à nouveau aux membres du bureau qui doivent l' approuver séparément avant qu' un appel d' offres public soit lancé. les principaux projets qui composent le budget d' investissement de l' assemblée pour deux mille onze deux mille onze deux mille douze portent sur la rénovation et l' entretien des édifices de l' assemblée nationale, soit l' hôtel du parlement et les édifices pamphile le may, jean antoine panet et andré laurendeau. notons en particulier un projet de deux millions neuf cent mille dollars lié à la restauration des corniches de l' édifice andré laurendeau qui est, au moment où on se parle, pratiquement dangereux dans certains cas pour les piétons qui pourraient se trouver autour. alors, nous allons faire en sorte de corriger cette situation le plus rapidement possible. à la direction de l' informatique, l' ensemble des projets planifiés pour l' année deux mille onze deux mille douze totalise des investissements de quatre millions quatre mille dollars.</text:p>
          </table:table-cell>
        </table:table-row>
        <table:table-row table:style-name="ro1">
          <table:table-cell table:number-columns-repeated="2"/>
          <table:table-cell office:value-type="string">
            <text:p>4221a</text:p>
          </table:table-cell>
          <table:table-cell office:value-type="string">
            <text:p>215e</text:p>
          </table:table-cell>
          <table:table-cell office:value-type="float" office:value="23">
            <text:p>23</text:p>
          </table:table-cell>
          <table:table-cell table:formula="of:=IF([.E164]=[.E163];[.F163]+1;1)" office:value-type="float" office:value="40">
            <text:p>40</text:p>
          </table:table-cell>
          <table:table-cell table:formula="of:=CONCATENATE(&quot;/home/peter/Thesis/ForcedAligner/Aligner1/wav/11025/&quot;;[.C164];[.D164];&quot;.wav&quot;)" office:value-type="string" office:string-value="/home/peter/Thesis/ForcedAligner/Aligner1/wav/11025/4221a215e.wav">
            <text:p>/home/peter/Thesis/ForcedAligner/Aligner1/wav/11025/4221a215e.wav</text:p>
          </table:table-cell>
          <table:table-cell table:formula="of:=CONCATENATE(&quot;/home/peter/Thesis/ForcedAligner/Aligner1/wav/&quot;;&quot;ANQ&quot;;[.E164];&quot;_&quot;;[.F164];&quot;.wav&quot;)" office:value-type="string" office:string-value="/home/peter/Thesis/ForcedAligner/Aligner1/wav/ANQ23_40.wav">
            <text:p>/home/peter/Thesis/ForcedAligner/Aligner1/wav/ANQ23_40.wav</text:p>
          </table:table-cell>
          <table:table-cell office:value-type="string">
            <text:p>les plus importants touchent la nouvelle infrastructure et architecture du réseau sans fil pour un montant de trois cent mille dollars, la suite de vigie, site internet de gestion de l' information, pour un montant de cinq cent mille dollars, et les banques d' heures en développement qui s' élèvent à huit cent soixante-quatre mille dollars. en résumé, le budget adopté par le bureau de l' assemblée nationale pour l' année financière deux mille onze deux mille douze est légèrement inférieur à celui adopté l' an dernier. il prévoit un gel de la masse salariale du secteur administratif ainsi qu' une coupe de quatre cent cinquante-sept mille six cent dollars dans le budget de fonctionnement de l' administration, ce qui permet de respecter le pourcentage de compressions prévu au budget deux mille dix deux mille onze. ce budget prévoit aussi des crédits approuvés par le bureau qui sont inférieurs de deux millions cinq cent sept mille neuf cent à ceux adoptés pour l' exercice financier deux mille dix deux mille onze, un gel des effectifs et une diminution des budgets pour les services statutaires de soutien aux parlementaires prévus au programme trois de cinq cent cinquante-cinq mille huit cent dollars. j' évoquerai bientôt les réalisations les plus marquantes de l' assemblée en deux mille dix deux mille onze, mais j' aimerais vous rappeler un projet que mon prédécesseur, monsieur yvon vallières, vous avait présenté l' an dernier. ce projet important est maintenant réalisé. il a consisté à implanter, sur la colline parlementaire, un système téléphonique avec la technologie ip qui utilise essentiellement le réseau internet. cette technologie remplace le système centrex que nous utilisions auparavant. je me rappelle qu' on a eu quelque plaisir, pendant quelques jours, avec ce transfert des deux systèmes, mais tout semble aller dans l' ordre au moment où on se parle. l' ensemble de ce projet, d' abord évalué à environ un million de dollars, a coûté huit cent mille dollars. les économies escomptées par cette nouvelle technologie permettront d' autofinancer cet investissement sur une période de trois ans.</text:p>
          </table:table-cell>
        </table:table-row>
        <table:table-row table:style-name="ro1">
          <table:table-cell table:number-columns-repeated="2"/>
          <table:table-cell office:value-type="string">
            <text:p>4221a</text:p>
          </table:table-cell>
          <table:table-cell office:value-type="string">
            <text:p>215f</text:p>
          </table:table-cell>
          <table:table-cell office:value-type="float" office:value="23">
            <text:p>23</text:p>
          </table:table-cell>
          <table:table-cell table:formula="of:=IF([.E165]=[.E164];[.F164]+1;1)" office:value-type="float" office:value="41">
            <text:p>41</text:p>
          </table:table-cell>
          <table:table-cell table:formula="of:=CONCATENATE(&quot;/home/peter/Thesis/ForcedAligner/Aligner1/wav/11025/&quot;;[.C165];[.D165];&quot;.wav&quot;)" office:value-type="string" office:string-value="/home/peter/Thesis/ForcedAligner/Aligner1/wav/11025/4221a215f.wav">
            <text:p>/home/peter/Thesis/ForcedAligner/Aligner1/wav/11025/4221a215f.wav</text:p>
          </table:table-cell>
          <table:table-cell table:formula="of:=CONCATENATE(&quot;/home/peter/Thesis/ForcedAligner/Aligner1/wav/&quot;;&quot;ANQ&quot;;[.E165];&quot;_&quot;;[.F165];&quot;.wav&quot;)" office:value-type="string" office:string-value="/home/peter/Thesis/ForcedAligner/Aligner1/wav/ANQ23_41.wav">
            <text:p>/home/peter/Thesis/ForcedAligner/Aligner1/wav/ANQ23_41.wav</text:p>
          </table:table-cell>
          <table:table-cell office:value-type="string">
            <text:p>notons au passage que ce système permet entre autres une meilleure interaction entre la téléphonie et les systèmes informatiques. au chapitre des faits saillants de l' année deux mille dix deux mille onze, je ne saurais passer sous silence le fait que les parlementaires se sont dotés d' un code d' éthique et de déontologie qui contient des mesures applicables à la fois aux députés, aux membres du conseil exécutif, aux membres de leur famille immédiate. l' adoption de ce code à l' unanimité des parlementaires constitue un grand pas en avant pour la démocratie et la valorisation de nos institutions démocratiques. je suis très fier du travail qui a été accompli en cette matière. le code prévoit également la nomination d' un commissaire à l' éthique et à la déontologie. comme vous le savez, l' assemblée a nommé, le neuf décembre dernier, me jacques saint laurent premier commissaire à l' éthique. de plus, conformément à la loi et à la demande du commissaire, le bureau de l' assemblée peut déterminer les services en matière de gestion des ressources humaines, matérielles, financières et informationnelles que l' assemblée lui fournit sans frais. permettez moi maintenant de vous parler de notre programme de relations interparlementaires et internationales. pour l' année pour l' exercice financier deux mille onze deux mille douze, le budget des missions de l' assemblée nationale est égal à celui de l' exercice deux mille neuf deux mille dix. nous respectons ainsi nos engagements auprès de nos partenaires internationaux sans pour autant hausser le budget global de l' assemblée, car je crois je crois profondément à l' importance des relations interparlementaires, et laissez moi vous expliquer pourquoi. {ns} les réalités mondiales actuelles, la complexification des grands enjeux et leur imbrication croissante au sein des différentes sociétés imposent plus que jamais un échange constant entre les parlementaires. nous connaissons tous l' importance des relations internationales pour le québec</text:p>
          </table:table-cell>
        </table:table-row>
        <table:table-row table:style-name="ro1">
          <table:table-cell table:number-columns-repeated="2"/>
          <table:table-cell office:value-type="string">
            <text:p>4221a</text:p>
          </table:table-cell>
          <table:table-cell office:value-type="string">
            <text:p>215g</text:p>
          </table:table-cell>
          <table:table-cell office:value-type="float" office:value="23">
            <text:p>23</text:p>
          </table:table-cell>
          <table:table-cell table:formula="of:=IF([.E166]=[.E165];[.F165]+1;1)" office:value-type="float" office:value="42">
            <text:p>42</text:p>
          </table:table-cell>
          <table:table-cell table:formula="of:=CONCATENATE(&quot;/home/peter/Thesis/ForcedAligner/Aligner1/wav/11025/&quot;;[.C166];[.D166];&quot;.wav&quot;)" office:value-type="string" office:string-value="/home/peter/Thesis/ForcedAligner/Aligner1/wav/11025/4221a215g.wav">
            <text:p>/home/peter/Thesis/ForcedAligner/Aligner1/wav/11025/4221a215g.wav</text:p>
          </table:table-cell>
          <table:table-cell table:formula="of:=CONCATENATE(&quot;/home/peter/Thesis/ForcedAligner/Aligner1/wav/&quot;;&quot;ANQ&quot;;[.E166];&quot;_&quot;;[.F166];&quot;.wav&quot;)" office:value-type="string" office:string-value="/home/peter/Thesis/ForcedAligner/Aligner1/wav/ANQ23_42.wav">
            <text:p>/home/peter/Thesis/ForcedAligner/Aligner1/wav/ANQ23_42.wav</text:p>
          </table:table-cell>
          <table:table-cell office:value-type="string">
            <text:p>seule nation majoritairement francophone en amérique du nord résolument ouverte sur le monde et dont la vitalité de l' économie dépend définitivement du commerce international. comme représentants et législateurs, les députés doivent être au fait des événements internationaux qui touchent les champs de compétence du québec. et c' est en échangeant avec leurs homologues que les députés ont la possibilité de partager les solutions que d' autres sociétés apportent à des problèmes et de communiquer à leurs vis à vis les positions du québec dans divers dossiers. en outre, au moyen de leurs présentations et de leurs échanges, les députés mettent en valeur des domaines pour lesquels le québec se démarque. permettez moi de vous citer, à titre d' exemple, la conférence interparlementaire sur la diversité des expressions culturelles, sur euh qui s' est déroulée ici même, à québec alors sur la diversité des expressions culturelles, qui s' est déroulée ici même, à québec, en février dernier. plus de deux cent cinquante parlementaires de la francophonie et d' ailleurs, ainsi que des représentants de la société civile, ont alors discuté de la mise en oeuvre de la convention sur la protection et la promotion de la diversité des expressions culturelles de l' unesco. d' ailleurs, leurs discussions ont mené à l' adoption de la déclaration de québec sur l' engagement des parlementaires de la francophonie vis à vis la mise en oeuvre de cette euh de cette déclaration. de plus, les différents organismes contribuant à la vitalité culturelle du québec ont trouvé une vitrine de choix pour promouvoir le modèle québécois de soutien de la culture auprès de la communauté internationale. bref, la cidec a connu un important succès aussi bien sur le plan de la participation que sur celui du rayonnement international, et on évalue les retombées économiques pour la région de la capitale nationale à quelque six cent mille dollars.</text:p>
          </table:table-cell>
        </table:table-row>
        <table:table-row table:style-name="ro1">
          <table:table-cell table:number-columns-repeated="2"/>
          <table:table-cell office:value-type="string">
            <text:p>4221a</text:p>
          </table:table-cell>
          <table:table-cell office:value-type="string">
            <text:p>215h</text:p>
          </table:table-cell>
          <table:table-cell office:value-type="float" office:value="23">
            <text:p>23</text:p>
          </table:table-cell>
          <table:table-cell table:formula="of:=IF([.E167]=[.E166];[.F166]+1;1)" office:value-type="float" office:value="43">
            <text:p>43</text:p>
          </table:table-cell>
          <table:table-cell table:formula="of:=CONCATENATE(&quot;/home/peter/Thesis/ForcedAligner/Aligner1/wav/11025/&quot;;[.C167];[.D167];&quot;.wav&quot;)" office:value-type="string" office:string-value="/home/peter/Thesis/ForcedAligner/Aligner1/wav/11025/4221a215h.wav">
            <text:p>/home/peter/Thesis/ForcedAligner/Aligner1/wav/11025/4221a215h.wav</text:p>
          </table:table-cell>
          <table:table-cell table:formula="of:=CONCATENATE(&quot;/home/peter/Thesis/ForcedAligner/Aligner1/wav/&quot;;&quot;ANQ&quot;;[.E167];&quot;_&quot;;[.F167];&quot;.wav&quot;)" office:value-type="string" office:string-value="/home/peter/Thesis/ForcedAligner/Aligner1/wav/ANQ23_43.wav">
            <text:p>/home/peter/Thesis/ForcedAligner/Aligner1/wav/ANQ23_43.wav</text:p>
          </table:table-cell>
          <table:table-cell office:value-type="string">
            <text:p>les relations internationales permettent aussi à l' assemblée nationale de se positionner au sein des forums internationaux, comme la confédération parlementaire des amériques, et de tisser des liens solides auprès d' un nombre considérable d' états qui sont souvent les partenaires naturels du québec et de la société québécoise, tels l' ontario, le nouveau brunswick, les états américains, la france et quelques autres états. dans un souci de transparence, mon prédécesseur a voulu faire connaître davantage notre programme de relations inter interparlementaires, et je souhaite continuer dans cette voie. je vous rappelle qu' un bilan de chacune de nos activités est rendu public sur le site internet de l' assemblée nationale depuis mai deux mille dix et qu' il est déposé à l' assemblée à chaque année. s' il est une volonté inébranlable qui anime l' assemblée nationale, c' est bien celle de se rapprocher des citoyens. les efforts que nous menons depuis quelques années doivent porter leurs fruits, et les portent, et ce, dans différents champs d' intervention. les exemples suivants vous permettront d' en juger. un des outils qui contribuent largement à faire connaître l' assemblée auprès des citoyens est sans contredit le canal de télédiffusion de l' assemblée. l' an dernier, la direction de la diffusion des débats a mis en ondes plus de deux mille trois cent heures du travail des parlementaires à l' assemblée et en commission. en plus des débats parlementaires, qui constituent son mandat de diffusion prioritaire, le service de ladite télédiffusion produit des séries originales qui mettent en évidence l' histoire de notre institution. il s' agit notamment de la série mémoires de députés, qui a recueilli, depuis ses débuts en deux mille six, les propos et confidences de soixante-sept anciens députés. par ailleurs, la nouvelle série figures de la démocratie a vu le jour l' an passé dans le but de présenter les grands personnages qui ont marqué l' histoire et l' évolution de la démocratie québécoise.</text:p>
          </table:table-cell>
        </table:table-row>
        <table:table-row table:style-name="ro1">
          <table:table-cell table:number-columns-repeated="2"/>
          <table:table-cell office:value-type="string">
            <text:p>4221a</text:p>
          </table:table-cell>
          <table:table-cell office:value-type="string">
            <text:p>215i</text:p>
          </table:table-cell>
          <table:table-cell office:value-type="float" office:value="23">
            <text:p>23</text:p>
          </table:table-cell>
          <table:table-cell table:formula="of:=IF([.E168]=[.E167];[.F167]+1;1)" office:value-type="float" office:value="44">
            <text:p>44</text:p>
          </table:table-cell>
          <table:table-cell table:formula="of:=CONCATENATE(&quot;/home/peter/Thesis/ForcedAligner/Aligner1/wav/11025/&quot;;[.C168];[.D168];&quot;.wav&quot;)" office:value-type="string" office:string-value="/home/peter/Thesis/ForcedAligner/Aligner1/wav/11025/4221a215i.wav">
            <text:p>/home/peter/Thesis/ForcedAligner/Aligner1/wav/11025/4221a215i.wav</text:p>
          </table:table-cell>
          <table:table-cell table:formula="of:=CONCATENATE(&quot;/home/peter/Thesis/ForcedAligner/Aligner1/wav/&quot;;&quot;ANQ&quot;;[.E168];&quot;_&quot;;[.F168];&quot;.wav&quot;)" office:value-type="string" office:string-value="/home/peter/Thesis/ForcedAligner/Aligner1/wav/ANQ23_44.wav">
            <text:p>/home/peter/Thesis/ForcedAligner/Aligner1/wav/ANQ23_44.wav</text:p>
          </table:table-cell>
          <table:table-cell office:value-type="string">
            <text:p>en ce qui concerne les travaux parlementaires, j' aimerais notamment souligner que nous avons connu l' an dernier le plus grand nombre de séances de commission parlementaire de notre histoire, soit cinq cent vingt-trois séances totalisant quinze cent trente-sept heures. il s' agit de vingt-huit pourcent de plus que la moyenne depuis mille neuf cent quatre-vingt quatre, année où nous avons commencé à recueillir des statistiques sur cette question. en tout, nous avons reçu plus de huit cent mémoires, ce qui est révélateur de l' intérêt des citoyens et des organismes envers les questions que nous étudions. en outre, les nouveaux modes de consultation issus de la réforme parlementaire de deux mille neuf ont donné lieu à quelque quatre-vingt cinq demandes d' intervention sans mémoire, plus de mille commentaires en ligne, trois consultations en ligne, dont celle de la commission spéciale sur la question de mourir dans la dignité. comme je l' ai mentionné lors de mon élection à la présidence, cette commission nous a bien fait connaître partout, bien connaître à la grandeur du québec. elle a convié les québécoises et les québécois à un véritable débat de société sur des questions qui nous touchent tous. les membres de cette commission et là je voudrais saluer ses coprésidentes, madame la députée de hull, madame la députée de de joliette, l' ancien pas l' ancien, il est toujours député de jacques cartier, qui a été le premier coprésident de cette commission, qui a lancé cette commission mais qui est maintenant portée par les députées de joliette et la la députée de hull on ont présenté au québec un véritable débat de société sur des questions qui nous touchent tous. les membres de cette commission, qui a constitué notre meilleure vitrine cette année, ont fait oeuvre utile en écoutant les gens qui se sont exprimés avec émotion sur un sujet extrêmement difficile. celle ci devrait terminer son rapport à l' automne.</text:p>
          </table:table-cell>
        </table:table-row>
        <table:table-row table:style-name="ro1">
          <table:table-cell table:number-columns-repeated="2"/>
          <table:table-cell office:value-type="string">
            <text:p>4221a</text:p>
          </table:table-cell>
          <table:table-cell office:value-type="float" office:value="225">
            <text:p>225</text:p>
          </table:table-cell>
          <table:table-cell office:value-type="float" office:value="23">
            <text:p>23</text:p>
          </table:table-cell>
          <table:table-cell table:formula="of:=IF([.E169]=[.E168];[.F168]+1;1)" office:value-type="float" office:value="45">
            <text:p>45</text:p>
          </table:table-cell>
          <table:table-cell table:formula="of:=CONCATENATE(&quot;/home/peter/Thesis/ForcedAligner/Aligner1/wav/11025/&quot;;[.C169];[.D169];&quot;.wav&quot;)" office:value-type="string" office:string-value="/home/peter/Thesis/ForcedAligner/Aligner1/wav/11025/4221a225.wav">
            <text:p>/home/peter/Thesis/ForcedAligner/Aligner1/wav/11025/4221a225.wav</text:p>
          </table:table-cell>
          <table:table-cell table:formula="of:=CONCATENATE(&quot;/home/peter/Thesis/ForcedAligner/Aligner1/wav/&quot;;&quot;ANQ&quot;;[.E169];&quot;_&quot;;[.F169];&quot;.wav&quot;)" office:value-type="string" office:string-value="/home/peter/Thesis/ForcedAligner/Aligner1/wav/ANQ23_45.wav">
            <text:p>/home/peter/Thesis/ForcedAligner/Aligner1/wav/ANQ23_45.wav</text:p>
          </table:table-cell>
          <table:table-cell office:value-type="string">
            <text:p>sur le plan des rencontres interparlementaires, j' ai évoqué, dis je, tout à l' heure, la onzième assemblée générale de la confédération parlementaire des amériques, la copa, qui que nous attendons dans la capitale du six au neuf septembre. quelque deux cent parlementaires donc des amériques y prendront part. cette activité permettra sans équivoque de positionner le québec et notre assemblée comme un joueur incontournable au sein du concert des nations des amériques. elle permettra aussi de promouvoir et renforcer la démocratie parlementaire dans les amériques et de faire rayonner le secteur de la société québécoise. l' automne sera bien rempli, car l' assemblée accueillera, les vingt-six et vingt-sept octobre prochain, le colloque sur la démocratie, les députés et les médias. ce rendez vous unique constituera, pour des spécialistes de différents horizons, une occasion privilégiée de discuter de grandes questions. qu' on pense, par exemple, aux transformations des pratiques politiques et médiatiques et à leur impact sur la démocratie. c' est sur cette note que se termine ma présentation, madame la présidente. je tiens à remercier d' avance tous mes collègues parlementaires pour les échanges certainement fructueux que nous aurons ici, au cours de ces crédits budgétaires, et je vous remercie de votre attention.</text:p>
          </table:table-cell>
        </table:table-row>
        <table:table-row table:style-name="ro1">
          <table:table-cell table:number-columns-repeated="2"/>
          <table:table-cell office:value-type="string">
            <text:p>4221a</text:p>
          </table:table-cell>
          <table:table-cell office:value-type="string">
            <text:p>215j</text:p>
          </table:table-cell>
          <table:table-cell office:value-type="float" office:value="23">
            <text:p>23</text:p>
          </table:table-cell>
          <table:table-cell table:formula="of:=IF([.E170]=[.E169];[.F169]+1;1)" office:value-type="float" office:value="46">
            <text:p>46</text:p>
          </table:table-cell>
          <table:table-cell table:formula="of:=CONCATENATE(&quot;/home/peter/Thesis/ForcedAligner/Aligner1/wav/11025/&quot;;[.C170];[.D170];&quot;.wav&quot;)" office:value-type="string" office:string-value="/home/peter/Thesis/ForcedAligner/Aligner1/wav/11025/4221a215j.wav">
            <text:p>/home/peter/Thesis/ForcedAligner/Aligner1/wav/11025/4221a215j.wav</text:p>
          </table:table-cell>
          <table:table-cell table:formula="of:=CONCATENATE(&quot;/home/peter/Thesis/ForcedAligner/Aligner1/wav/&quot;;&quot;ANQ&quot;;[.E170];&quot;_&quot;;[.F170];&quot;.wav&quot;)" office:value-type="string" office:string-value="/home/peter/Thesis/ForcedAligner/Aligner1/wav/ANQ23_46.wav">
            <text:p>/home/peter/Thesis/ForcedAligner/Aligner1/wav/ANQ23_46.wav</text:p>
          </table:table-cell>
          <table:table-cell office:value-type="string">
            <text:p>et et par ailleurs, pour nous rapprocher des citoyens et plus particulièrement des jeunes, nous misons sur l' éducation à la démocratie parlementaire. ainsi, l' assemblée nationale est l' hôte chaque année de six simulations parlementaires et d' un jeu questionnaire. il serait trop long de détailler les données relatives à toutes ces activités, mais permettez moi d' en évoquer quelques unes, dont la tournée de la présidence à laquelle nous avons pris part, vice présidents et le président. depuis pendant les dernières années, j' y ai pris part comme vice président, et je vais continuer comme président. bon an, mal an, cette tournée permet de sensibiliser quelque dix mille jeunes à l' importance de la participation citoyenne, au rôle du député et ceux du président et des vice présidents, ainsi qu' à la démocratie québécoise. de l' automne deux mille dix à la fin de l' exercice financier, le président et les vice présidents ont visité trente-trois écoles secondaires de douze régions administratives, généralement accompagnés des députés des circonscriptions parcourues. en deux mille onze deux mille douze, nous prévoyons visiter quarante-quatre écoles. en complément de cette mission éducative s' ajoutent deux importantes activités de la fondation jean charles bonenfant qui se déroulent dans les écoles, soit les parlements au primaire et au secondaire. la fondation soutient, à l' aide de formation et de matériel pédagogique, la mise en place de et l' élection des conseils d' élèves dans près de quatre cent cinquante écoles primaires et secondaires dont le mode de fonctionnement est inspiré de l' assemblée nationale. plus de sept mille jeunes sont joints, tout au long de l' année, par des activités de la fondation. dans la conjoncture actuelle où nous observons une perte de confiance et d' intérêt à l' égard du travail des élus et de nos institutions démocratiques, cette mission éducative revêt une importance capitale pour les générations futures. par ailleurs, comme vous le savez tous, nous célébrons, en deux mille onze deux mille douze, un anniversaire marquant</text:p>
          </table:table-cell>
        </table:table-row>
        <table:table-row table:style-name="ro1">
          <table:table-cell table:number-columns-repeated="2"/>
          <table:table-cell office:value-type="string">
            <text:p>4221a</text:p>
          </table:table-cell>
          <table:table-cell office:value-type="string">
            <text:p>215k</text:p>
          </table:table-cell>
          <table:table-cell office:value-type="float" office:value="23">
            <text:p>23</text:p>
          </table:table-cell>
          <table:table-cell table:formula="of:=IF([.E171]=[.E170];[.F170]+1;1)" office:value-type="float" office:value="47">
            <text:p>47</text:p>
          </table:table-cell>
          <table:table-cell table:formula="of:=CONCATENATE(&quot;/home/peter/Thesis/ForcedAligner/Aligner1/wav/11025/&quot;;[.C171];[.D171];&quot;.wav&quot;)" office:value-type="string" office:string-value="/home/peter/Thesis/ForcedAligner/Aligner1/wav/11025/4221a215k.wav">
            <text:p>/home/peter/Thesis/ForcedAligner/Aligner1/wav/11025/4221a215k.wav</text:p>
          </table:table-cell>
          <table:table-cell table:formula="of:=CONCATENATE(&quot;/home/peter/Thesis/ForcedAligner/Aligner1/wav/&quot;;&quot;ANQ&quot;;[.E171];&quot;_&quot;;[.F171];&quot;.wav&quot;)" office:value-type="string" office:string-value="/home/peter/Thesis/ForcedAligner/Aligner1/wav/ANQ23_47.wav">
            <text:p>/home/peter/Thesis/ForcedAligner/Aligner1/wav/ANQ23_47.wav</text:p>
          </table:table-cell>
          <table:table-cell office:value-type="string">
            <text:p>soit le cent vingt-cinquième anniversaire de l' hôtel du parlement, un lieu riche en mémoires. ce jalon important de notre histoire nous permettra de faire découvrir davantage l' assemblée aux citoyens à l' aide d' une série d' activités et de publications. ainsi, nous avons lancé, le quatorze avril dernier, un album de cent vingt-cinq photographies de la colline parlementaire et de ses environs. intitulé québec, splendeurs capitales, ce livre est signé par le photographe christian chevalier, qui est notre photographe, ainsi que l' écrivain stanley péan. cet ouvrage a été réalisé en collaboration avec les publications du québec et la commission de la capitale nationale du québec que je remercie. mais l' année est encore relativement jeune, et le cent vingt-cinquième nous réserve d' autres découvertes que je vous présenterai un peu plus tard pas trop tard, mais un peu plus tard. toujours dans le but de mieux faire connaître l' assemblée aux citoyens, nous avons collaboré avec la commission de la capitale nationale du québec au réaménagement de l' observatoire de la capitale. cet observatoire accueille plus de soixante-quinze mille visiteurs chaque année et depuis dix-neuf cent quatre-vingt dix-huit qu' elle le fait. nous leur offrons donc de nouveaux contenus interactifs et les incitons à se rendre à l' hôtel du parlement pour en savoir davantage sur l' assemblée nationale et son fonctionnement. le seize mars deux mille dix, le nouveau site internet de l' assemblée et la voûte informationnelle ont été mis en ligne. au moment où les nouveaux moyens de communication prennent de plus en plus d' importance, cette modernisation était nécessaire. ainsi, au cours des douze derniers mois, le site a reçu près de un point cinq million de visites uniques. il a permis aux citoyens non seulement de s' informer, mais aussi de s' exprimer. enfin, nous avons poursuivi la mise en oeuvre du plan d' action de l' assemblée nationale en matière de développement durable, et j' aurai le plaisir de déposer un deuxième bilan des actions réalisées en application de ce bilan d' ici l' ajournement de nos travaux.</text:p>
          </table:table-cell>
        </table:table-row>
        <table:table-row table:style-name="ro1">
          <table:table-cell table:number-columns-repeated="2"/>
          <table:table-cell office:value-type="string">
            <text:p>4221a</text:p>
          </table:table-cell>
          <table:table-cell office:value-type="string">
            <text:p>232a</text:p>
          </table:table-cell>
          <table:table-cell office:value-type="float" office:value="23">
            <text:p>23</text:p>
          </table:table-cell>
          <table:table-cell table:formula="of:=IF([.E172]=[.E171];[.F171]+1;1)" office:value-type="float" office:value="48">
            <text:p>48</text:p>
          </table:table-cell>
          <table:table-cell table:formula="of:=CONCATENATE(&quot;/home/peter/Thesis/ForcedAligner/Aligner1/wav/11025/&quot;;[.C172];[.D172];&quot;.wav&quot;)" office:value-type="string" office:string-value="/home/peter/Thesis/ForcedAligner/Aligner1/wav/11025/4221a232a.wav">
            <text:p>/home/peter/Thesis/ForcedAligner/Aligner1/wav/11025/4221a232a.wav</text:p>
          </table:table-cell>
          <table:table-cell table:formula="of:=CONCATENATE(&quot;/home/peter/Thesis/ForcedAligner/Aligner1/wav/&quot;;&quot;ANQ&quot;;[.E172];&quot;_&quot;;[.F172];&quot;.wav&quot;)" office:value-type="string" office:string-value="/home/peter/Thesis/ForcedAligner/Aligner1/wav/ANQ23_48.wav">
            <text:p>/home/peter/Thesis/ForcedAligner/Aligner1/wav/ANQ23_48.wav</text:p>
          </table:table-cell>
          <table:table-cell office:value-type="string">
            <text:p>merci, madame la présidente. une question tout à fait pertinente. la les crédits cette année, je le répète, vont baisser d' à peu près cent cinquante mille dollars par rapport à pas les crédits, les dépenses de l' assemblée nationale vont baisser d' à peu près cent cinquante mille dollars cette année par rapport à l' an dernier. les crédits, eux, vont baisser aussi comme par rapport l' an dernier. maintenant, la dépense dont vous avez fait part, nouvelle, de l' ordre d' à peu près un million de dollars, ce ce je dirais qu' elle se diviserait en trois, en trois catégories. première catégorie: suite à des remarques que nos collègues de de l' ensemble de l' assemblée nous ont nous ont fait part dont ils nous ont fait part il y a quelques années, ils ont dit: on a des coûts de plus en plus élevés pour nos locaux de circonscription. et, dans plusieurs cas, on a remarqué, particulièrement dans les milieux urbains, des coûts de moyens de de locaux de circonscription qui qui dépassaient cinquante-cinq pourcent de l' enveloppe cinquante-cinq pourcent de l' enveloppe budgétaire appropriée euh pour euh l' ensemble des dépenses que doit avoir un député, et ça n' avait effectivement pas beaucoup de bon sens. quand on remarquait que la moyenne au québec était d' à peu près quarante-trois, quarante-quatre pourcent de notre enveloppe, on se retrouvait en milieu urbain, pour des raisons qu' on comprend, pour des raisons d' évaluation supérieure, des raisons aussi de coûts de loyers qui sont supérieurs, on se retrouvait avec des franchement des coûts qui étaient euh hors hors proportion pour les budgets que les députés avaient.</text:p>
          </table:table-cell>
        </table:table-row>
        <table:table-row table:style-name="ro1">
          <table:table-cell table:number-columns-repeated="2"/>
          <table:table-cell office:value-type="string">
            <text:p>4221a</text:p>
          </table:table-cell>
          <table:table-cell office:value-type="string">
            <text:p>232b</text:p>
          </table:table-cell>
          <table:table-cell office:value-type="float" office:value="23">
            <text:p>23</text:p>
          </table:table-cell>
          <table:table-cell table:formula="of:=IF([.E173]=[.E172];[.F172]+1;1)" office:value-type="float" office:value="49">
            <text:p>49</text:p>
          </table:table-cell>
          <table:table-cell table:formula="of:=CONCATENATE(&quot;/home/peter/Thesis/ForcedAligner/Aligner1/wav/11025/&quot;;[.C173];[.D173];&quot;.wav&quot;)" office:value-type="string" office:string-value="/home/peter/Thesis/ForcedAligner/Aligner1/wav/11025/4221a232b.wav">
            <text:p>/home/peter/Thesis/ForcedAligner/Aligner1/wav/11025/4221a232b.wav</text:p>
          </table:table-cell>
          <table:table-cell table:formula="of:=CONCATENATE(&quot;/home/peter/Thesis/ForcedAligner/Aligner1/wav/&quot;;&quot;ANQ&quot;;[.E173];&quot;_&quot;;[.F173];&quot;.wav&quot;)" office:value-type="string" office:string-value="/home/peter/Thesis/ForcedAligner/Aligner1/wav/ANQ23_49.wav">
            <text:p>/home/peter/Thesis/ForcedAligner/Aligner1/wav/ANQ23_49.wav</text:p>
          </table:table-cell>
          <table:table-cell office:value-type="string">
            <text:p>ça, c' est la première partie d' un problème. et des d' autre beaucoup d' autres députés nous ont fait part aussi, particulièrement dans les milieux plus ruraux, cette fois ci, et particulièrement dans les grands comtés, dans les comtés où ils ont des des des um des de de des comtés qui sont on les appelle ici groupe cinq, entre autres, groupe quatre particulièrement, des comtés dont dont la dimension de de la circonscription est très grande, les députés nous ont fait part de l' impossibilité de pouvoir budgéter, avec les montants qu' on leur donnait, les transports de leurs employés d' un côté d' un bout à l' autre de leur comté. sur une base annuelle, ils n' y arrivaient pas. ils étaient obligés d' utiliser de l' argent dans d' autres dans d' autres d' autres fonds à l' intérieur de leur budget, mais finalement ils n' avaient pas assez de budget. dans certains cas même, des députés m' ont affirmé, et je n' ai pas de raison de ne pas le croire, qu' ils ont payé de leur poche pour aider leur euh leur personnel à pouvoir se transporter à l' intérieur du comté. franchement, ça n' avait pas beaucoup de bon sens, quand on pense que le rôle du député, c' est de représenter ses concitoyens. et, dans ce rôle là, il faut être capable d' être assez près de ses concitoyens, il faut être capable d' être euh donc en mesure de les aider, que ce soit par le biais de son bureau de comté qui doit être ouvert et trouver un endroit qui est respectable. je pense entre autres à à une de nos collègues sur la rive sud de montréal qui m' avait écrit déjà a il y a longtemps qu' elle n' était pas capable de se trouver un local, avec le montant qu' on lui donnait, ailleurs que dans le parc industriel de sa ville. ce n' est pas évident que c' est le meilleur endroit pour mettre un centre un local de comté.</text:p>
          </table:table-cell>
        </table:table-row>
        <table:table-row table:style-name="ro1">
          <table:table-cell table:number-columns-repeated="2"/>
          <table:table-cell office:value-type="string">
            <text:p>4221a</text:p>
          </table:table-cell>
          <table:table-cell office:value-type="string">
            <text:p>232c</text:p>
          </table:table-cell>
          <table:table-cell office:value-type="float" office:value="23">
            <text:p>23</text:p>
          </table:table-cell>
          <table:table-cell table:formula="of:=IF([.E174]=[.E173];[.F173]+1;1)" office:value-type="float" office:value="50">
            <text:p>50</text:p>
          </table:table-cell>
          <table:table-cell table:formula="of:=CONCATENATE(&quot;/home/peter/Thesis/ForcedAligner/Aligner1/wav/11025/&quot;;[.C174];[.D174];&quot;.wav&quot;)" office:value-type="string" office:string-value="/home/peter/Thesis/ForcedAligner/Aligner1/wav/11025/4221a232c.wav">
            <text:p>/home/peter/Thesis/ForcedAligner/Aligner1/wav/11025/4221a232c.wav</text:p>
          </table:table-cell>
          <table:table-cell table:formula="of:=CONCATENATE(&quot;/home/peter/Thesis/ForcedAligner/Aligner1/wav/&quot;;&quot;ANQ&quot;;[.E174];&quot;_&quot;;[.F174];&quot;.wav&quot;)" office:value-type="string" office:string-value="/home/peter/Thesis/ForcedAligner/Aligner1/wav/ANQ23_50.wav">
            <text:p>/home/peter/Thesis/ForcedAligner/Aligner1/wav/ANQ23_50.wav</text:p>
          </table:table-cell>
          <table:table-cell office:value-type="string">
            <text:p>maintenant, elle pourra s' installer dans un endroit plus approprié parce qu' elle aura un peu plus de budget. donc, c' est un service supplémentaire, c' est un service amélioré à la population de son comté qu' elle pourra leur donner. et d' autres collègues, désormais, deuxièmement, pourront être capables de permettre à leurs à leurs employés de pouvoir assister à des rencontres, assister à des réunions un peu partout dans leur comté, des réunions qu' ils ont souvent, parfois, avec les cre, les les maires et les gens des commissions scolaires, et donc être capables de bien servir leur population. mais, pour y arriver, bien, ça prend des moyens. alors, nous avons consacré à peu près, dans le premier de ces deux items là, à peu près six cent cinquante mille dollars d' augmentation, et le tout ciblé. on a trouvé qu' il y a certaines régions, certains comtés pour lesquels il n' y avait pas de problématique de soit de transport soit de bureau de comté et pour lesquels on n' a pas ajusté à la hausse les les euh les montants parce qu' on n' était pas capables de le démontrer. puis on a fondamentalement décidé de ne pas faire des hausses mécaniques pour tout le monde parce que ça ne se prêtait pas à ça, puis on pense qu' administrer de l' argent, c' est de prendre des décisions, puis de prendre des décisions, c' est de choisir en fonction de l' intérêt commun, collectif, puis de l' aide aux aux aux aux citoyens. la troisième partie du million dont on a parlé six cent cinquante mille, j' ai dit, l' aide pour les loyers en milieu urbain, en grande majorité; l' aide pour le transport des employés des bureaux de comté, des attachés politiques en particulier</text:p>
          </table:table-cell>
        </table:table-row>
        <table:table-row table:style-name="ro1">
          <table:table-cell table:number-columns-repeated="2"/>
          <table:table-cell office:value-type="string">
            <text:p>4221a</text:p>
          </table:table-cell>
          <table:table-cell office:value-type="string">
            <text:p>232d</text:p>
          </table:table-cell>
          <table:table-cell office:value-type="float" office:value="23">
            <text:p>23</text:p>
          </table:table-cell>
          <table:table-cell table:formula="of:=IF([.E175]=[.E174];[.F174]+1;1)" office:value-type="float" office:value="51">
            <text:p>51</text:p>
          </table:table-cell>
          <table:table-cell table:formula="of:=CONCATENATE(&quot;/home/peter/Thesis/ForcedAligner/Aligner1/wav/11025/&quot;;[.C175];[.D175];&quot;.wav&quot;)" office:value-type="string" office:string-value="/home/peter/Thesis/ForcedAligner/Aligner1/wav/11025/4221a232d.wav">
            <text:p>/home/peter/Thesis/ForcedAligner/Aligner1/wav/11025/4221a232d.wav</text:p>
          </table:table-cell>
          <table:table-cell table:formula="of:=CONCATENATE(&quot;/home/peter/Thesis/ForcedAligner/Aligner1/wav/&quot;;&quot;ANQ&quot;;[.E175];&quot;_&quot;;[.F175];&quot;.wav&quot;)" office:value-type="string" office:string-value="/home/peter/Thesis/ForcedAligner/Aligner1/wav/ANQ23_51.wav">
            <text:p>/home/peter/Thesis/ForcedAligner/Aligner1/wav/ANQ23_51.wav</text:p>
          </table:table-cell>
          <table:table-cell office:value-type="string">
            <text:p>des bureaux de comté dans les milieux plus ruraux, où il y a des grands euh des grands des grands espaces et, troisièmement, bien, il s' agit du financement strictement de l' indexation des masses salariales pour les bureaux de comté. alors, c' est ça, où vous retrouvez le million. alors, comment on on le finance? bien, on a eu une idée, on a eu une bonne nouvelle entre autres du euh du ministère du conseil du trésor qui administre nos fonds de retraite. cette année, compte tenu de la bonne performance, je dirais, des euh des outils financiers que nous avons</text:p>
          </table:table-cell>
        </table:table-row>
        <table:table-row table:style-name="ro1">
          <table:table-cell table:number-columns-repeated="2"/>
          <table:table-cell office:value-type="string">
            <text:p>4221a</text:p>
          </table:table-cell>
          <table:table-cell office:value-type="string">
            <text:p>259a</text:p>
          </table:table-cell>
          <table:table-cell office:value-type="float" office:value="23">
            <text:p>23</text:p>
          </table:table-cell>
          <table:table-cell table:formula="of:=IF([.E176]=[.E175];[.F175]+1;1)" office:value-type="float" office:value="52">
            <text:p>52</text:p>
          </table:table-cell>
          <table:table-cell table:formula="of:=CONCATENATE(&quot;/home/peter/Thesis/ForcedAligner/Aligner1/wav/11025/&quot;;[.C176];[.D176];&quot;.wav&quot;)" office:value-type="string" office:string-value="/home/peter/Thesis/ForcedAligner/Aligner1/wav/11025/4221a259a.wav">
            <text:p>/home/peter/Thesis/ForcedAligner/Aligner1/wav/11025/4221a259a.wav</text:p>
          </table:table-cell>
          <table:table-cell table:formula="of:=CONCATENATE(&quot;/home/peter/Thesis/ForcedAligner/Aligner1/wav/&quot;;&quot;ANQ&quot;;[.E176];&quot;_&quot;;[.F176];&quot;.wav&quot;)" office:value-type="string" office:string-value="/home/peter/Thesis/ForcedAligner/Aligner1/wav/ANQ23_52.wav">
            <text:p>/home/peter/Thesis/ForcedAligner/Aligner1/wav/ANQ23_52.wav</text:p>
          </table:table-cell>
          <table:table-cell office:value-type="string">
            <text:p>bien, il me fait plaisir de répondre à cette question de madame la la whip en chef de l' opposition. d' abord, d' abord quand on a pris la décision, quand l' assemblée a pris la décision d' adopter et un code d' éthique, code de déontologie et d' avoir un commissaire à à la déontologie, on s' est aussi dit en même temps qu' il faut être capable de minimiser les coûts administratifs que cela pourrait entraîner, et une entente a été conclue entre le cabinet du euh commissaire à la déontologie, commissaire à l' éthique, et um et donc nous avons, par exemple, conclu que tous les services de dotation, de paie, les services administratifs donc, l' archivage éventuellement, le classement, euh les sites web sont à la charge de l' assemblée nationale parce que nous avons déjà le personnel pour le faire. alors, dans le fond, faire une duplication de personnel pour ce nouveau bureau là serait une dépense que nous jugions non pertinente puisque nous avions déjà le personnel qui pouvait qui pouvait le faire. et il faut le faire et ça, je le rappelle parce que c' est bien important il faut le faire toujours en conservant le caractère profondément indépendant que doit avoir le commissaire à l' éthique. il doit être indépendant même de notre institution. même s' il est nommé par nous, il doit être indépendant de notre institution pour être capable de de de livrer le travail que nous attendons de lui. alors, tout ce qui concerne les ressources humaines entre autres seront administrées par l' assemblée nationale. donc, comme je vous disais, les questions de</text:p>
          </table:table-cell>
        </table:table-row>
        <table:table-row table:style-name="ro1">
          <table:table-cell table:number-columns-repeated="2"/>
          <table:table-cell office:value-type="string">
            <text:p>4221a</text:p>
          </table:table-cell>
          <table:table-cell office:value-type="string">
            <text:p>259b</text:p>
          </table:table-cell>
          <table:table-cell office:value-type="float" office:value="23">
            <text:p>23</text:p>
          </table:table-cell>
          <table:table-cell table:formula="of:=IF([.E177]=[.E176];[.F176]+1;1)" office:value-type="float" office:value="53">
            <text:p>53</text:p>
          </table:table-cell>
          <table:table-cell table:formula="of:=CONCATENATE(&quot;/home/peter/Thesis/ForcedAligner/Aligner1/wav/11025/&quot;;[.C177];[.D177];&quot;.wav&quot;)" office:value-type="string" office:string-value="/home/peter/Thesis/ForcedAligner/Aligner1/wav/11025/4221a259b.wav">
            <text:p>/home/peter/Thesis/ForcedAligner/Aligner1/wav/11025/4221a259b.wav</text:p>
          </table:table-cell>
          <table:table-cell table:formula="of:=CONCATENATE(&quot;/home/peter/Thesis/ForcedAligner/Aligner1/wav/&quot;;&quot;ANQ&quot;;[.E177];&quot;_&quot;;[.F177];&quot;.wav&quot;)" office:value-type="string" office:string-value="/home/peter/Thesis/ForcedAligner/Aligner1/wav/ANQ23_53.wav">
            <text:p>/home/peter/Thesis/ForcedAligner/Aligner1/wav/ANQ23_53.wav</text:p>
          </table:table-cell>
          <table:table-cell office:value-type="string">
            <text:p>de paie, de dotation seront faites par l' assemblée, et euh les questions aussi qui touchent le classement, l' archivage, sites web seront aussi faites par l' assemblée. alors, ça nous permet de faire une économie, de réaliser une économie sur euh avec le commissaire, que réciproquement nous apprécions.</text:p>
          </table:table-cell>
        </table:table-row>
        <table:table-row table:style-name="ro1">
          <table:table-cell table:number-columns-repeated="2"/>
          <table:table-cell office:value-type="string">
            <text:p>4221a</text:p>
          </table:table-cell>
          <table:table-cell office:value-type="string">
            <text:p>332a</text:p>
          </table:table-cell>
          <table:table-cell office:value-type="float" office:value="23">
            <text:p>23</text:p>
          </table:table-cell>
          <table:table-cell table:formula="of:=IF([.E178]=[.E177];[.F177]+1;1)" office:value-type="float" office:value="54">
            <text:p>54</text:p>
          </table:table-cell>
          <table:table-cell table:formula="of:=CONCATENATE(&quot;/home/peter/Thesis/ForcedAligner/Aligner1/wav/11025/&quot;;[.C178];[.D178];&quot;.wav&quot;)" office:value-type="string" office:string-value="/home/peter/Thesis/ForcedAligner/Aligner1/wav/11025/4221a332a.wav">
            <text:p>/home/peter/Thesis/ForcedAligner/Aligner1/wav/11025/4221a332a.wav</text:p>
          </table:table-cell>
          <table:table-cell table:formula="of:=CONCATENATE(&quot;/home/peter/Thesis/ForcedAligner/Aligner1/wav/&quot;;&quot;ANQ&quot;;[.E178];&quot;_&quot;;[.F178];&quot;.wav&quot;)" office:value-type="string" office:string-value="/home/peter/Thesis/ForcedAligner/Aligner1/wav/ANQ23_54.wav">
            <text:p>/home/peter/Thesis/ForcedAligner/Aligner1/wav/ANQ23_54.wav</text:p>
          </table:table-cell>
          <table:table-cell office:value-type="string">
            <text:p>merci, madame la présidente. la copa parlons de la copa précisément, puisque la question porte spécifiquement là dessus. la copa, confédération des parlements des amériques, fondée par le québec en quatre-vingt dix-sept par un prédécesseur, jean pierre charbonneau, qui, euh à l' aube enfin, on était à trois ans de cette grande manifestation qui a eu lieu à québec en l' an deux mille, qui a été le le le forum des amériques et qui, dans l' esprit du temps et j' en étais parce que, comme vous l' avez mentionné tout à l' heure, je suis comme une euh je ne sais pas si je suis une vieille chose ici, ou bien donc, en tout cas, un vieux parlementaire, ou un parlementaire expérimenté, mais, euh mais euh bref, j' étais là. et l' idée l' idée à la base, c' était de trouver le moyen que le forum des amériques ne soit pas uniquement une organisation basée par des gouvernements, mais bien d' impliquer les parlements des différents des trois amériques, amérique du nord, amérique centrale puis l' amérique du sud, à la prise en charge puis à la connaissance de ce qui s' en venait comme grands forums de construction économique dont on parlait à l' époque. et, en quatre-vingt dix-sept, donc, il y a eu cette grande manifestation de création de la copa à québec avec des secrétariats à québec, au mexique et au brésil. et, depuis dix-neuf quatre-vingt dix-sept, la copa fonctionne. et, l' an dernier, j' ai eu l' honneur d' être nommé président de la copa. et, comme vous avez mentionné</text:p>
          </table:table-cell>
        </table:table-row>
        <table:table-row table:style-name="ro1">
          <table:table-cell table:number-columns-repeated="2"/>
          <table:table-cell office:value-type="string">
            <text:p>4221a</text:p>
          </table:table-cell>
          <table:table-cell office:value-type="string">
            <text:p>332b</text:p>
          </table:table-cell>
          <table:table-cell office:value-type="float" office:value="23">
            <text:p>23</text:p>
          </table:table-cell>
          <table:table-cell table:formula="of:=IF([.E179]=[.E178];[.F178]+1;1)" office:value-type="float" office:value="55">
            <text:p>55</text:p>
          </table:table-cell>
          <table:table-cell table:formula="of:=CONCATENATE(&quot;/home/peter/Thesis/ForcedAligner/Aligner1/wav/11025/&quot;;[.C179];[.D179];&quot;.wav&quot;)" office:value-type="string" office:string-value="/home/peter/Thesis/ForcedAligner/Aligner1/wav/11025/4221a332b.wav">
            <text:p>/home/peter/Thesis/ForcedAligner/Aligner1/wav/11025/4221a332b.wav</text:p>
          </table:table-cell>
          <table:table-cell table:formula="of:=CONCATENATE(&quot;/home/peter/Thesis/ForcedAligner/Aligner1/wav/&quot;;&quot;ANQ&quot;;[.E179];&quot;_&quot;;[.F179];&quot;.wav&quot;)" office:value-type="string" office:string-value="/home/peter/Thesis/ForcedAligner/Aligner1/wav/ANQ23_55.wav">
            <text:p>/home/peter/Thesis/ForcedAligner/Aligner1/wav/ANQ23_55.wav</text:p>
          </table:table-cell>
          <table:table-cell office:value-type="string">
            <text:p>on est reçus il y a des assemblées annuelles dans plusieurs une par pays ou une assemblée annuelle qui se déplace d' un pays à l' autre. mais c' est bien beau d' être reçus à gauche et à droite, mais, temps en temps, il faut être des amphitryons ou des hôtes qui soient capables de recevoir aussi, et, cette année, euh l' assemblée annuelle de la copa aura lieu à québec. je l' an dernier, quand, au mois de septembre, on m' a fait l' honneur de me demander d' être président de la copa et que je le savais un petit peu d' avance, ah j' ai eu le temps de pouvoir écrire un un un document d' orientation pour la copa avec des priorités qui sont celles qui sont devenues celles de la copa et qui touchent toutes euh tous les pays d' amérique du nord, d' amérique centrale, d' amérique du sud</text:p>
          </table:table-cell>
        </table:table-row>
        <table:table-row table:style-name="ro1">
          <table:table-cell table:number-columns-repeated="2"/>
          <table:table-cell office:value-type="string">
            <text:p>4221a</text:p>
          </table:table-cell>
          <table:table-cell office:value-type="float" office:value="228">
            <text:p>228</text:p>
          </table:table-cell>
          <table:table-cell office:value-type="float" office:value="23">
            <text:p>23</text:p>
          </table:table-cell>
          <table:table-cell table:formula="of:=IF([.E180]=[.E179];[.F179]+1;1)" office:value-type="float" office:value="56">
            <text:p>56</text:p>
          </table:table-cell>
          <table:table-cell table:formula="of:=CONCATENATE(&quot;/home/peter/Thesis/ForcedAligner/Aligner1/wav/11025/&quot;;[.C180];[.D180];&quot;.wav&quot;)" office:value-type="string" office:string-value="/home/peter/Thesis/ForcedAligner/Aligner1/wav/11025/4221a228.wav">
            <text:p>/home/peter/Thesis/ForcedAligner/Aligner1/wav/11025/4221a228.wav</text:p>
          </table:table-cell>
          <table:table-cell table:formula="of:=CONCATENATE(&quot;/home/peter/Thesis/ForcedAligner/Aligner1/wav/&quot;;&quot;ANQ&quot;;[.E180];&quot;_&quot;;[.F180];&quot;.wav&quot;)" office:value-type="string" office:string-value="/home/peter/Thesis/ForcedAligner/Aligner1/wav/ANQ23_56.wav">
            <text:p>/home/peter/Thesis/ForcedAligner/Aligner1/wav/ANQ23_56.wav</text:p>
          </table:table-cell>
          <table:table-cell office:value-type="string">
            <text:p>féminin ne m' entraîne pas dans un bien cuit, je serai pertinemment heureux de répondre à toutes vos questions.</text:p>
          </table:table-cell>
        </table:table-row>
        <table:table-row table:style-name="ro1">
          <table:table-cell table:number-columns-repeated="2"/>
          <table:table-cell office:value-type="string">
            <text:p>4221a</text:p>
          </table:table-cell>
          <table:table-cell office:value-type="string">
            <text:p>365a</text:p>
          </table:table-cell>
          <table:table-cell office:value-type="float" office:value="23">
            <text:p>23</text:p>
          </table:table-cell>
          <table:table-cell table:formula="of:=IF([.E181]=[.E180];[.F180]+1;1)" office:value-type="float" office:value="57">
            <text:p>57</text:p>
          </table:table-cell>
          <table:table-cell table:formula="of:=CONCATENATE(&quot;/home/peter/Thesis/ForcedAligner/Aligner1/wav/11025/&quot;;[.C181];[.D181];&quot;.wav&quot;)" office:value-type="string" office:string-value="/home/peter/Thesis/ForcedAligner/Aligner1/wav/11025/4221a365a.wav">
            <text:p>/home/peter/Thesis/ForcedAligner/Aligner1/wav/11025/4221a365a.wav</text:p>
          </table:table-cell>
          <table:table-cell table:formula="of:=CONCATENATE(&quot;/home/peter/Thesis/ForcedAligner/Aligner1/wav/&quot;;&quot;ANQ&quot;;[.E181];&quot;_&quot;;[.F181];&quot;.wav&quot;)" office:value-type="string" office:string-value="/home/peter/Thesis/ForcedAligner/Aligner1/wav/ANQ23_57.wav">
            <text:p>/home/peter/Thesis/ForcedAligner/Aligner1/wav/ANQ23_57.wav</text:p>
          </table:table-cell>
          <table:table-cell office:value-type="string">
            <text:p>euh d' abord, j' aimerais indiquer que il y a un rôle pédagogique absolument certain de la part du parlement vis à vis l' ensemble de la population. euh j' entrerai pas dans ce qui nous crève le coeur, le niveau de cynisme important que la population euh à l' endroit de ses parlementaires et qui nous concerne tous, tous. tous, tant que nous sommes, nous sommes concernés par cette euh cette approche, cette vision que les gens ont de nous, et euh et nous en souffrons, dans le fond. maintenant, pour euh pour tenter de de de faire en sorte de rapprocher les députés des et les citoyens, rapprocher le parlement des citoyens, on a on a fait plusieurs choses. je le disais tout à l' heure dans mon discours d' ouverture, la tournée de la présidence, on a fait trente-trois écoles à date cette année, on va en faire quarante-quatre l' an prochain. euh on pense, là, que, la vice présidente, les vice présidents, le président, on devrait être bons, dans l' espace d' une législature, de faire le quart de toutes les écoles secondaires du québec. c' est énorme, c' est énorme. et, si vous saviez l' accueil qu' on reçoit, là j' inviterais, moi, tous les députés à aller faire des écoles secondaires dans leurs comtés, ah c' est puis même des écoles primaires. mais des écoles secondaires, tenons nous en juste aux écoles secondaires, secondaire quatre, cinq, parfois trois, c' est c' est renversant de voir comment les jeunes sont intéressés et ils aiment euh que nous passions leur rendre visite et que nous allions les informer sur ce que nous faisons ici, au parlement.</text:p>
          </table:table-cell>
        </table:table-row>
        <table:table-row table:style-name="ro1">
          <table:table-cell table:number-columns-repeated="2"/>
          <table:table-cell office:value-type="string">
            <text:p>4221a</text:p>
          </table:table-cell>
          <table:table-cell office:value-type="string">
            <text:p>365b</text:p>
          </table:table-cell>
          <table:table-cell office:value-type="float" office:value="23">
            <text:p>23</text:p>
          </table:table-cell>
          <table:table-cell table:formula="of:=IF([.E182]=[.E181];[.F181]+1;1)" office:value-type="float" office:value="58">
            <text:p>58</text:p>
          </table:table-cell>
          <table:table-cell table:formula="of:=CONCATENATE(&quot;/home/peter/Thesis/ForcedAligner/Aligner1/wav/11025/&quot;;[.C182];[.D182];&quot;.wav&quot;)" office:value-type="string" office:string-value="/home/peter/Thesis/ForcedAligner/Aligner1/wav/11025/4221a365b.wav">
            <text:p>/home/peter/Thesis/ForcedAligner/Aligner1/wav/11025/4221a365b.wav</text:p>
          </table:table-cell>
          <table:table-cell table:formula="of:=CONCATENATE(&quot;/home/peter/Thesis/ForcedAligner/Aligner1/wav/&quot;;&quot;ANQ&quot;;[.E182];&quot;_&quot;;[.F182];&quot;.wav&quot;)" office:value-type="string" office:string-value="/home/peter/Thesis/ForcedAligner/Aligner1/wav/ANQ23_58.wav">
            <text:p>/home/peter/Thesis/ForcedAligner/Aligner1/wav/ANQ23_58.wav</text:p>
          </table:table-cell>
          <table:table-cell office:value-type="string">
            <text:p>on a un site internet qui est bien amélioré, on a eu un million cinq cent visites sur notre site internet, qui est un site, finalement, de marketing euh dans le sens propre du terme, là. on n' a rien à vendre, là, sauf de montrer ce qu' on est, ce que nous sommes. et et um et on a ouvert nos portes à par exemple, on a un programme d' ouverture aux nouveaux québécois, par région, qui viennent ici euh et les députés des régions les accueillent ici. c' est une journées de familiarisation ce qu' est l' assemblée nationale, et on a des activités. on a mis en place un gouvernement des parlements scolaires dans deux cents écoles secondaires à travers le québec puis deux cent cinquante écoles primaires en un an et demi. il se fait un travail énorme de ce côté là. il se fait un travail de de de sensibilisation aussi en utilisant le parlement comme euh comme lieu, je dirais, de formation jusqu' à un certain point, mais certainement un lieu de simulation des travaux parlementaires. on l' a fait pour les jeunes, on le fait pour les étudiants. on l' a fait pendant de nombreuses années pour les personnes âgées. là, c' est remis en question parce que ça coûtait un peu plus cher pour la fédération des euh des des des la fadoq et mais on est ouverts à faire ce genre de question là. là, on va ouvrir, là, le cent vingt-cinquième anniversaire de parlement, on va avoir une exposition permanente pour les dix-huit prochains mois pour les gens qui viennent ici. et, vous savez, on reçoit des des milliers de visiteurs ici par année. on aura des journées portes ouvertes, on aura enfin, on essaie de tout faire ce qu' on peut pour euh faire en sorte que les gens sachent qu' on n' est pas là pour euh pour d' autre chose que pour l' amélioration de leur bien être, là.</text:p>
          </table:table-cell>
        </table:table-row>
        <table:table-row table:style-name="ro1">
          <table:table-cell table:number-columns-repeated="2"/>
          <table:table-cell office:value-type="string">
            <text:p>4221a</text:p>
          </table:table-cell>
          <table:table-cell office:value-type="string">
            <text:p>376a</text:p>
          </table:table-cell>
          <table:table-cell office:value-type="float" office:value="23">
            <text:p>23</text:p>
          </table:table-cell>
          <table:table-cell table:formula="of:=IF([.E183]=[.E182];[.F182]+1;1)" office:value-type="float" office:value="59">
            <text:p>59</text:p>
          </table:table-cell>
          <table:table-cell table:formula="of:=CONCATENATE(&quot;/home/peter/Thesis/ForcedAligner/Aligner1/wav/11025/&quot;;[.C183];[.D183];&quot;.wav&quot;)" office:value-type="string" office:string-value="/home/peter/Thesis/ForcedAligner/Aligner1/wav/11025/4221a376a.wav">
            <text:p>/home/peter/Thesis/ForcedAligner/Aligner1/wav/11025/4221a376a.wav</text:p>
          </table:table-cell>
          <table:table-cell table:formula="of:=CONCATENATE(&quot;/home/peter/Thesis/ForcedAligner/Aligner1/wav/&quot;;&quot;ANQ&quot;;[.E183];&quot;_&quot;;[.F183];&quot;.wav&quot;)" office:value-type="string" office:string-value="/home/peter/Thesis/ForcedAligner/Aligner1/wav/ANQ23_59.wav">
            <text:p>/home/peter/Thesis/ForcedAligner/Aligner1/wav/ANQ23_59.wav</text:p>
          </table:table-cell>
          <table:table-cell office:value-type="string">
            <text:p>euh madame la présidente, je ne vous cacherai pas que je suis un fan fini euh du fan club de la commission comme telle. je l' ai dit quand, la première journée, on m' a invité à prendre la présidence. ah cette commission là a été, à mon avis, la meilleure vitrine, le meilleur euh meilleur outil de promotion, la meilleure carte de visite de l' assemblée nationale cette année. euh ça a été un travail de géants et géantes au début. je parlais du député de jacques cartier, et de la députée de joliette, et maintenant de la députée de hull, donc de géantes la députée de de hull et la députée de de joliette qui ont fait un travail absolument extraordinaire. nous avons la première fois permis à des commissions de sortir de l' assemblée nationale, mais jamais, jamais une commission de l' assemblée nationale n' avait fait autant de de millage, je dirais, pour rencontrer les gens à l' extérieur de ce qu' est notre enceinte ici, à l' assemblée. je vous rappelle qu' il y a eu effectivement dix jours de rencontre ici, à québec, à l' assemblée, mais après ça, après ces dix jours de rencontre là, il y a eu dix jours à montréal, il y a eu deux jours à gatineau, il y a eu deux jours à sherbrooke, il y a eu deux jours à saint jérôme, il y a eu une journée à trois rivières, une journée à rimouski, une journée à saguenay. c' est énorme. ces gens là ont rencontré deux cent trente-un personnes et organismes et ont entendu cent quatre-vingt quatre mémoires, quarante-sept demandes d' intervention sur mémoires, cent huit interventions à micro ouvert là, c' est notre nouvelle invention, là, depuis qu' on a changé notre règlement, là, vous pouvez faire valoir, sans avoir déposé un un mémoire, faire valoir votre idée directement</text:p>
          </table:table-cell>
        </table:table-row>
        <table:table-row table:style-name="ro1">
          <table:table-cell table:number-columns-repeated="2"/>
          <table:table-cell office:value-type="string">
            <text:p>4221a</text:p>
          </table:table-cell>
          <table:table-cell office:value-type="string">
            <text:p>376b</text:p>
          </table:table-cell>
          <table:table-cell office:value-type="float" office:value="23">
            <text:p>23</text:p>
          </table:table-cell>
          <table:table-cell table:formula="of:=IF([.E184]=[.E183];[.F183]+1;1)" office:value-type="float" office:value="60">
            <text:p>60</text:p>
          </table:table-cell>
          <table:table-cell table:formula="of:=CONCATENATE(&quot;/home/peter/Thesis/ForcedAligner/Aligner1/wav/11025/&quot;;[.C184];[.D184];&quot;.wav&quot;)" office:value-type="string" office:string-value="/home/peter/Thesis/ForcedAligner/Aligner1/wav/11025/4221a376b.wav">
            <text:p>/home/peter/Thesis/ForcedAligner/Aligner1/wav/11025/4221a376b.wav</text:p>
          </table:table-cell>
          <table:table-cell table:formula="of:=CONCATENATE(&quot;/home/peter/Thesis/ForcedAligner/Aligner1/wav/&quot;;&quot;ANQ&quot;;[.E184];&quot;_&quot;;[.F184];&quot;.wav&quot;)" office:value-type="string" office:string-value="/home/peter/Thesis/ForcedAligner/Aligner1/wav/ANQ23_60.wav">
            <text:p>/home/peter/Thesis/ForcedAligner/Aligner1/wav/ANQ23_60.wav</text:p>
          </table:table-cell>
          <table:table-cell office:value-type="string">
            <text:p>six mille sept cent soixante-quatorze réponses au questionnaire en ligne, ça, c' est énorme, là, six mille sept cent soixante-quatorze réponses au questionnaire en ligne, deux cent quarante quarante-cinq commentaires en ligne reçus, pour un montant de sept cent cinquante-huit mille dollars, et euh et qui n' a pas été tout dépensé, me signale t on à l' oreille finement. mais jamais, là, dans notre histoire on n' a eu une commission qui a eu un intérêt aussi grand, ce qui veut dire puis on devrait le prendre nous, comme parlementaires, on devrait on devrait regarder ce qui a été fait là puis s' en s' en inspirer pour l' avenir. quand on touche des sujets qui ont une connotation morale, déontologique, un questionnement humain, un questionnement philosophique comme celui là, on touche des cordes sensibles, on touche des gens qui ont des choses à dire, puis c' est là où notre rôle de députés, des gens qui sont des écouteurs de ce que la volonté de l' opinion, ah nous amène à faire l' ouvrage, peut être le plus bel ouvrage qu' on puisse demander à des parlementaires, d' abord écouter, jauger. aujourd'hui, ils n' ont pas fini de travailler, là. après avoir rencontré tout ce monde là, il faut qu' ils préparent leur mémoire, il faut qu' ils préparent leur rapport. ils vont probablement encore rencontrer des spécialistes avant de nous présenter un un mémoire qui sera certainement, compte tenu de la qualité des gens qui sont sur cette commission là, un mémoire qui sera certainement euh très fourni et très riche. et et on peut s' attendre à voir ce mémoire là, me disait on. la députée de joliette me disait aussi que ça pensait faire ça au mois d' octobre mois de novembre. donc, à l' automne, l' an prochain, on devrait avoir une copie du du mémoire de la commission.</text:p>
          </table:table-cell>
        </table:table-row>
        <table:table-row table:style-name="ro1">
          <table:table-cell table:number-columns-repeated="2"/>
          <table:table-cell office:value-type="string">
            <text:p>4221a</text:p>
          </table:table-cell>
          <table:table-cell office:value-type="string">
            <text:p>376c</text:p>
          </table:table-cell>
          <table:table-cell office:value-type="float" office:value="23">
            <text:p>23</text:p>
          </table:table-cell>
          <table:table-cell table:formula="of:=IF([.E185]=[.E184];[.F184]+1;1)" office:value-type="float" office:value="61">
            <text:p>61</text:p>
          </table:table-cell>
          <table:table-cell table:formula="of:=CONCATENATE(&quot;/home/peter/Thesis/ForcedAligner/Aligner1/wav/11025/&quot;;[.C185];[.D185];&quot;.wav&quot;)" office:value-type="string" office:string-value="/home/peter/Thesis/ForcedAligner/Aligner1/wav/11025/4221a376c.wav">
            <text:p>/home/peter/Thesis/ForcedAligner/Aligner1/wav/11025/4221a376c.wav</text:p>
          </table:table-cell>
          <table:table-cell table:formula="of:=CONCATENATE(&quot;/home/peter/Thesis/ForcedAligner/Aligner1/wav/&quot;;&quot;ANQ&quot;;[.E185];&quot;_&quot;;[.F185];&quot;.wav&quot;)" office:value-type="string" office:string-value="/home/peter/Thesis/ForcedAligner/Aligner1/wav/ANQ23_61.wav">
            <text:p>/home/peter/Thesis/ForcedAligner/Aligner1/wav/ANQ23_61.wav</text:p>
          </table:table-cell>
          <table:table-cell office:value-type="string">
            <text:p>c' est c' est ce genre d' approche, ce genre de travail dont que la population réclame de ses parlementaires. c' est ce genre de vision que la population euh voudrait voir de ses parlementaires. et c' est, je je je le dis puis je le répète, là ça a été, {cg} ça a été cette année, une commission qui a fait avancer des choses, au québec, sur le plan de la réflexion. je comprends que toutes les commissions ne peuvent pas faire la même chose, là. des commissions qui font de la législation, c' est bien important aussi. c' est peut être un moins fancy, mais c' est bien important aussi. mais celle là, cette commission là, on peut lui dire chapeau parce qu' elle a été certainement merci, on va s' échanger ça un gage contre le cynisme populaire, certainement. les gens ont vu, ont réalisé que les députés qui travaillaient ensemble, main dans la main, ça devait faire pas mal de chemin.</text:p>
          </table:table-cell>
        </table:table-row>
        <table:table-row table:style-name="ro1">
          <table:table-cell table:number-columns-repeated="2"/>
          <table:table-cell office:value-type="string">
            <text:p>4221a</text:p>
          </table:table-cell>
          <table:table-cell office:value-type="string">
            <text:p>385a</text:p>
          </table:table-cell>
          <table:table-cell office:value-type="float" office:value="23">
            <text:p>23</text:p>
          </table:table-cell>
          <table:table-cell table:formula="of:=IF([.E186]=[.E185];[.F185]+1;1)" office:value-type="float" office:value="62">
            <text:p>62</text:p>
          </table:table-cell>
          <table:table-cell table:formula="of:=CONCATENATE(&quot;/home/peter/Thesis/ForcedAligner/Aligner1/wav/11025/&quot;;[.C186];[.D186];&quot;.wav&quot;)" office:value-type="string" office:string-value="/home/peter/Thesis/ForcedAligner/Aligner1/wav/11025/4221a385a.wav">
            <text:p>/home/peter/Thesis/ForcedAligner/Aligner1/wav/11025/4221a385a.wav</text:p>
          </table:table-cell>
          <table:table-cell table:formula="of:=CONCATENATE(&quot;/home/peter/Thesis/ForcedAligner/Aligner1/wav/&quot;;&quot;ANQ&quot;;[.E186];&quot;_&quot;;[.F186];&quot;.wav&quot;)" office:value-type="string" office:string-value="/home/peter/Thesis/ForcedAligner/Aligner1/wav/ANQ23_62.wav">
            <text:p>/home/peter/Thesis/ForcedAligner/Aligner1/wav/ANQ23_62.wav</text:p>
          </table:table-cell>
          <table:table-cell office:value-type="string">
            <text:p>existe depuis deux mille huit, mais à la fin de l' année deux mille huit, donc on on n' est pas encore trois ans, mais on s' en va vers trois ans deux ans et demi. je dirais que ce protocole d' entente là, qui a été signé en deux mille sept mais qui a commencé à être effectif en deux mille huit, a mené à plusieurs euh choses importantes. vous avez parlé du rôle des pages puis de la nouvelle formation des pages. c' est à dire que nos pages sont des étudiants de l' université laval qui viennent travailler ici dix heures par semaine et qui reçoivent un salaire, qui sont rémunérés mais qui sont aussi des étudiants à temps plein de l' université laval. mais, sur le plan de la recherche, par exemple, la chaire a publié vingt publications, livres ou revues, ou autrement, et il y a cinq projets de recherche. il y a six cours à l' université qui découlent du cette du travail de cette chaire. il y a il y a vingt-six communications scientifiques qui ont été produites par la chaire. en plus des publications, là, des livres, là, et compagnie, il y a vingt-six publications scientifiques qui ont été faites. et le travail sur lequel françois gélineau, qui est directeur de la chaire et et, nous, eh bien, on a une entente avec l' assemblée nationale française, l' assemblée nationale du québec, l' université laval pour euh bâtir un cours de droit parlementaire pour l' ensemble de la francophonie. les pays de la francophonie, particulièrement les pays africains, euh semblent vouloir s' inspirer de nos modèles de règlements parlementaires. on pourrait peut être en suggérer des nouveaux.</text:p>
          </table:table-cell>
        </table:table-row>
        <table:table-row table:style-name="ro1">
          <table:table-cell table:number-columns-repeated="2"/>
          <table:table-cell office:value-type="string">
            <text:p>4221a</text:p>
          </table:table-cell>
          <table:table-cell office:value-type="string">
            <text:p>385b</text:p>
          </table:table-cell>
          <table:table-cell office:value-type="float" office:value="23">
            <text:p>23</text:p>
          </table:table-cell>
          <table:table-cell table:formula="of:=IF([.E187]=[.E186];[.F186]+1;1)" office:value-type="float" office:value="63">
            <text:p>63</text:p>
          </table:table-cell>
          <table:table-cell table:formula="of:=CONCATENATE(&quot;/home/peter/Thesis/ForcedAligner/Aligner1/wav/11025/&quot;;[.C187];[.D187];&quot;.wav&quot;)" office:value-type="string" office:string-value="/home/peter/Thesis/ForcedAligner/Aligner1/wav/11025/4221a385b.wav">
            <text:p>/home/peter/Thesis/ForcedAligner/Aligner1/wav/11025/4221a385b.wav</text:p>
          </table:table-cell>
          <table:table-cell table:formula="of:=CONCATENATE(&quot;/home/peter/Thesis/ForcedAligner/Aligner1/wav/&quot;;&quot;ANQ&quot;;[.E187];&quot;_&quot;;[.F187];&quot;.wav&quot;)" office:value-type="string" office:string-value="/home/peter/Thesis/ForcedAligner/Aligner1/wav/ANQ23_63.wav">
            <text:p>/home/peter/Thesis/ForcedAligner/Aligner1/wav/ANQ23_63.wav</text:p>
          </table:table-cell>
          <table:table-cell office:value-type="string">
            <text:p>mais c' est euh c' est donc un travail qui va se faire par le biais de l' université laval. et um, et comme l' université laval est une université qui est déjà bien branchée, dans le sens qu' elle travaille beaucoup sur euh tout ce qui s' appelle multimédia, le service en ligne, internet, on pourra desservir des parlements, entre autres, africains avec un un un un modèle de d' organisation réglementaire axé et fixé à partir des expériences françaises et québécoises pour euh par le biais de cette chaire là.</text:p>
          </table:table-cell>
        </table:table-row>
        <table:table-row table:style-name="ro1">
          <table:table-cell table:number-columns-repeated="2"/>
          <table:table-cell office:value-type="string">
            <text:p>4221a</text:p>
          </table:table-cell>
          <table:table-cell office:value-type="string">
            <text:p>404a</text:p>
          </table:table-cell>
          <table:table-cell office:value-type="float" office:value="23">
            <text:p>23</text:p>
          </table:table-cell>
          <table:table-cell table:formula="of:=IF([.E188]=[.E187];[.F187]+1;1)" office:value-type="float" office:value="64">
            <text:p>64</text:p>
          </table:table-cell>
          <table:table-cell table:formula="of:=CONCATENATE(&quot;/home/peter/Thesis/ForcedAligner/Aligner1/wav/11025/&quot;;[.C188];[.D188];&quot;.wav&quot;)" office:value-type="string" office:string-value="/home/peter/Thesis/ForcedAligner/Aligner1/wav/11025/4221a404a.wav">
            <text:p>/home/peter/Thesis/ForcedAligner/Aligner1/wav/11025/4221a404a.wav</text:p>
          </table:table-cell>
          <table:table-cell table:formula="of:=CONCATENATE(&quot;/home/peter/Thesis/ForcedAligner/Aligner1/wav/&quot;;&quot;ANQ&quot;;[.E188];&quot;_&quot;;[.F188];&quot;.wav&quot;)" office:value-type="string" office:string-value="/home/peter/Thesis/ForcedAligner/Aligner1/wav/ANQ23_64.wav">
            <text:p>/home/peter/Thesis/ForcedAligner/Aligner1/wav/ANQ23_64.wav</text:p>
          </table:table-cell>
          <table:table-cell office:value-type="string">
            <text:p>ah, tous les vins du québec. bon. alors, sachez qu' au parlementaire il y a une liste des vins dans laquelle on retrouve euh des listes des vins qui sont produits localement, et euh on a aussi euh eu, en tout cas je pense que c' est encore le cas, des bières locales, des bières brassées localement qui sont au menu. et j' ajouterai qu' il y a toujours des fromages locaux qui sont grandement appréciés. quant à votre question principale, le budget pour nos écoles pour nos tournées d' écoles est assez euh curieux, en tout cas c' est quasiment comique, mais en tout cas trois cent soixante-trois dollars par école que ça nous a coûté à date, trois cent soixante-trois dollars par école que ça nous a coûté à date. ce n' est pas cher, ça, ce n' est pas cher. pour le rendement qu' on a, ce n' est pas cher. et ça ne doit pas être un c' est peut être autour d' un dollars par étudiant, là, en moyenne, là, je ne sais pas quoi, là, mais pour avoir une visite d' une couple d' heures d' un parlementaire dans son coin euh d' un vice président, je devrais dire, pas rien qu' un parlementaire, mais un vice président et un député local, le député local. ça a été euh je pense que c' est extrêmement positif par rapport à la dépense. même la présidente du conseil du trésor que je vois entrer ici serait d' avis que c' est une dépense qui est sûrement euh peu élevée pour le rendement qu' elle qu' elle importe, qu' elle comporte. alors, quant a la aux autres activités, bien les coûts pour le parlement le parlement euh</text:p>
          </table:table-cell>
        </table:table-row>
        <table:table-row table:style-name="ro1">
          <table:table-cell table:number-columns-repeated="2"/>
          <table:table-cell office:value-type="string">
            <text:p>4221a</text:p>
          </table:table-cell>
          <table:table-cell office:value-type="string">
            <text:p>404b</text:p>
          </table:table-cell>
          <table:table-cell office:value-type="float" office:value="23">
            <text:p>23</text:p>
          </table:table-cell>
          <table:table-cell table:formula="of:=IF([.E189]=[.E188];[.F188]+1;1)" office:value-type="float" office:value="65">
            <text:p>65</text:p>
          </table:table-cell>
          <table:table-cell table:formula="of:=CONCATENATE(&quot;/home/peter/Thesis/ForcedAligner/Aligner1/wav/11025/&quot;;[.C189];[.D189];&quot;.wav&quot;)" office:value-type="string" office:string-value="/home/peter/Thesis/ForcedAligner/Aligner1/wav/11025/4221a404b.wav">
            <text:p>/home/peter/Thesis/ForcedAligner/Aligner1/wav/11025/4221a404b.wav</text:p>
          </table:table-cell>
          <table:table-cell table:formula="of:=CONCATENATE(&quot;/home/peter/Thesis/ForcedAligner/Aligner1/wav/&quot;;&quot;ANQ&quot;;[.E189];&quot;_&quot;;[.F189];&quot;.wav&quot;)" office:value-type="string" office:string-value="/home/peter/Thesis/ForcedAligner/Aligner1/wav/ANQ23_65.wav">
            <text:p>/home/peter/Thesis/ForcedAligner/Aligner1/wav/ANQ23_65.wav</text:p>
          </table:table-cell>
          <table:table-cell office:value-type="string">
            <text:p>le matériel pédagogique, par exemple, qui vise à l' enseignement de la démocratie dans l' éducation nous coûte en moyenne, par année, à peu près vingt-cinq mille dollars. je vous donne ça de mémoire, là. bon, voilà. ah! forum étudiant: vingt-cinq mille dollars. parlement des jeunes: vingt mille dollars. parlement écolier: cinquante mille dollars. tournée de la présidence: trois cent soixante écoles, trois cent soixante-trois dollars par école, seize mille dollars par année. tournois des jeunes démocrates: trente mille dollars. voilà exactement les coûts. merci, je ne les avais pas, de mémoire. je ne les avais pas tous, de mémoire.</text:p>
          </table:table-cell>
        </table:table-row>
        <table:table-row table:style-name="ro1">
          <table:table-cell table:number-columns-repeated="2"/>
          <table:table-cell office:value-type="string">
            <text:p>4221a</text:p>
          </table:table-cell>
          <table:table-cell office:value-type="string">
            <text:p>419a</text:p>
          </table:table-cell>
          <table:table-cell office:value-type="float" office:value="23">
            <text:p>23</text:p>
          </table:table-cell>
          <table:table-cell table:formula="of:=IF([.E190]=[.E189];[.F189]+1;1)" office:value-type="float" office:value="66">
            <text:p>66</text:p>
          </table:table-cell>
          <table:table-cell table:formula="of:=CONCATENATE(&quot;/home/peter/Thesis/ForcedAligner/Aligner1/wav/11025/&quot;;[.C190];[.D190];&quot;.wav&quot;)" office:value-type="string" office:string-value="/home/peter/Thesis/ForcedAligner/Aligner1/wav/11025/4221a419a.wav">
            <text:p>/home/peter/Thesis/ForcedAligner/Aligner1/wav/11025/4221a419a.wav</text:p>
          </table:table-cell>
          <table:table-cell table:formula="of:=CONCATENATE(&quot;/home/peter/Thesis/ForcedAligner/Aligner1/wav/&quot;;&quot;ANQ&quot;;[.E190];&quot;_&quot;;[.F190];&quot;.wav&quot;)" office:value-type="string" office:string-value="/home/peter/Thesis/ForcedAligner/Aligner1/wav/ANQ23_66.wav">
            <text:p>/home/peter/Thesis/ForcedAligner/Aligner1/wav/ANQ23_66.wav</text:p>
          </table:table-cell>
          <table:table-cell office:value-type="string">
            <text:p>le québec, depuis, cette année, cinquante ans, a développé des relations internationales, entre autres, avec la france. il y a cinquante ans cette année, c' est l' ouverture de la délégation générale du québec à paris, qui a eu lieu il y a cinquante ans. donc, ce n' est pas d' hier que les parlementaires du québec non seulement se sont intéressés, pas à faire des voyages, mais à essayer de comprendre comment à l' étranger comment à l' étranger qu' est ce qu' on fait à l' étranger, comment on vit des situations qui sont semblables aux nôtres. et, que le gouvernement du québec ait ses propres antennes, c' est à dire ses délégations générales, ses ses ses ses moyens qui sont les siens, au gouvernement, mais dans le cadre de de de de nos fonctions, c' est à dire dans le cadre de l' assemblée nationale, il y a, depuis de très nombreuses années, une importance qui a été mise, qui a été qui a été euh développée sur tout ce qui s' appelle la diplomatie parlementaire. puis je vais vous donner quelques exemples. j' ai eu la chance, comme je suis vieux, de participer à quelques quelques quelques expériences. j' ai été, pendant plusieurs années, à l' assemblée parlementaire de la francophonie comme responsable reporter de de la commission sur la culture, l' éducation et et l' information, la communication. et en quatre-vingt dix-neuf début de l' année deux mille, on m' a demandé d' être celui qui écrirait le rapport des parlementaires de la francophonie pour un dossier qui s' appelait à l' époque la um</text:p>
          </table:table-cell>
        </table:table-row>
        <table:table-row table:style-name="ro1">
          <table:table-cell table:number-columns-repeated="2"/>
          <table:table-cell office:value-type="string">
            <text:p>4221a</text:p>
          </table:table-cell>
          <table:table-cell office:value-type="float" office:value="234">
            <text:p>234</text:p>
          </table:table-cell>
          <table:table-cell office:value-type="float" office:value="23">
            <text:p>23</text:p>
          </table:table-cell>
          <table:table-cell table:formula="of:=IF([.E191]=[.E190];[.F190]+1;1)" office:value-type="float" office:value="67">
            <text:p>67</text:p>
          </table:table-cell>
          <table:table-cell table:formula="of:=CONCATENATE(&quot;/home/peter/Thesis/ForcedAligner/Aligner1/wav/11025/&quot;;[.C191];[.D191];&quot;.wav&quot;)" office:value-type="string" office:string-value="/home/peter/Thesis/ForcedAligner/Aligner1/wav/11025/4221a234.wav">
            <text:p>/home/peter/Thesis/ForcedAligner/Aligner1/wav/11025/4221a234.wav</text:p>
          </table:table-cell>
          <table:table-cell table:formula="of:=CONCATENATE(&quot;/home/peter/Thesis/ForcedAligner/Aligner1/wav/&quot;;&quot;ANQ&quot;;[.E191];&quot;_&quot;;[.F191];&quot;.wav&quot;)" office:value-type="string" office:string-value="/home/peter/Thesis/ForcedAligner/Aligner1/wav/ANQ23_67.wav">
            <text:p>/home/peter/Thesis/ForcedAligner/Aligner1/wav/ANQ23_67.wav</text:p>
          </table:table-cell>
          <table:table-cell office:value-type="string">
            <text:p>conclusion? alors, de la bonne performance des placements faits par euh les euh le rregop, entre autres, la caisse de dépôt, au bout de la ligne, eh bien, on a une diminution d' un million cinquante mille dollars de notre enveloppe euh notre enveloppe actuarielle de nos coûts de de services de de de de régimes de retraite. alors, on l' a compensé comme ça.</text:p>
          </table:table-cell>
        </table:table-row>
        <table:table-row table:style-name="ro1">
          <table:table-cell table:number-columns-repeated="2"/>
          <table:table-cell office:value-type="string">
            <text:p>4221a</text:p>
          </table:table-cell>
          <table:table-cell office:value-type="string">
            <text:p>419b</text:p>
          </table:table-cell>
          <table:table-cell office:value-type="float" office:value="23">
            <text:p>23</text:p>
          </table:table-cell>
          <table:table-cell table:formula="of:=IF([.E192]=[.E191];[.F191]+1;1)" office:value-type="float" office:value="68">
            <text:p>68</text:p>
          </table:table-cell>
          <table:table-cell table:formula="of:=CONCATENATE(&quot;/home/peter/Thesis/ForcedAligner/Aligner1/wav/11025/&quot;;[.C192];[.D192];&quot;.wav&quot;)" office:value-type="string" office:string-value="/home/peter/Thesis/ForcedAligner/Aligner1/wav/11025/4221a419b.wav">
            <text:p>/home/peter/Thesis/ForcedAligner/Aligner1/wav/11025/4221a419b.wav</text:p>
          </table:table-cell>
          <table:table-cell table:formula="of:=CONCATENATE(&quot;/home/peter/Thesis/ForcedAligner/Aligner1/wav/&quot;;&quot;ANQ&quot;;[.E192];&quot;_&quot;;[.F192];&quot;.wav&quot;)" office:value-type="string" office:string-value="/home/peter/Thesis/ForcedAligner/Aligner1/wav/ANQ23_68.wav">
            <text:p>/home/peter/Thesis/ForcedAligner/Aligner1/wav/ANQ23_68.wav</text:p>
          </table:table-cell>
          <table:table-cell office:value-type="string">
            <text:p>qui s' appelait la diversité culturelle, l' exception culturelle, comme on appelait ça en quatre-vingt dix-neuf deux mille. et, pendant des années, avec l' ensemble de la francophonie, j' ai participé à un travail de sensibilisation de plusieurs parlementaires dans plusieurs parlements pour faire en sorte qu' éventuellement en deux mille cinq et en deux mille six, plutôt, à l' unesco, nous nous rendions, parlementaires et parfois et les gouvernements</text:p>
          </table:table-cell>
        </table:table-row>
        <table:table-row table:style-name="ro1">
          <table:table-cell table:number-columns-repeated="2"/>
          <table:table-cell office:value-type="string">
            <text:p>4221a</text:p>
          </table:table-cell>
          <table:table-cell office:value-type="string">
            <text:p>436a</text:p>
          </table:table-cell>
          <table:table-cell office:value-type="float" office:value="23">
            <text:p>23</text:p>
          </table:table-cell>
          <table:table-cell table:formula="of:=IF([.E193]=[.E192];[.F192]+1;1)" office:value-type="float" office:value="69">
            <text:p>69</text:p>
          </table:table-cell>
          <table:table-cell table:formula="of:=CONCATENATE(&quot;/home/peter/Thesis/ForcedAligner/Aligner1/wav/11025/&quot;;[.C193];[.D193];&quot;.wav&quot;)" office:value-type="string" office:string-value="/home/peter/Thesis/ForcedAligner/Aligner1/wav/11025/4221a436a.wav">
            <text:p>/home/peter/Thesis/ForcedAligner/Aligner1/wav/11025/4221a436a.wav</text:p>
          </table:table-cell>
          <table:table-cell table:formula="of:=CONCATENATE(&quot;/home/peter/Thesis/ForcedAligner/Aligner1/wav/&quot;;&quot;ANQ&quot;;[.E193];&quot;_&quot;;[.F193];&quot;.wav&quot;)" office:value-type="string" office:string-value="/home/peter/Thesis/ForcedAligner/Aligner1/wav/ANQ23_69.wav">
            <text:p>/home/peter/Thesis/ForcedAligner/Aligner1/wav/ANQ23_69.wav</text:p>
          </table:table-cell>
          <table:table-cell office:value-type="string">
            <text:p>présidente. une excellente question. euh ces les principales actions ah de cette posées cette année ont été les suivantes. d' abord, il y a une entente avec la chaire de recherche en intervention en éco conseil de l' université du québec à chicoutimi qui a permis l' embauche d' une écoconseiller jusqu' à la fin de l' exercice financier deux mille dix deux mille onze. donc, il est ici jusqu' à il était ici jusqu' au mois de mars. puis, au moment où on se parle, il y a des discussions pour renouveler cette entente là pour l' année qui vient. il y a un comité directeur du développement durable qui a aussi été mis en place pour une rencontre qui se rencontre à toutes les quatre, cinq semaines, et son mandat est notamment d' assurer suivi des mesures qui seront mises en place. on a une page verte dans notre portail qui euh qui inclut les différents documents qui se rattachent au plan d' action et qui intègrent l' ensemble des manchettes publiées en lien avec le développement durable. et on est parvenus au niveau trois, ici, on recycle!, de recyc québec, donc on a une étape supérieure où des efforts ont été demandés, effectivement, des parlementaires. vous savez, on retrouve, là, des non seulement on recycle, mais vous allez trouver des des trucs, là, pour mettre vos anciennes batteries sur vos étages. on a on a donc permis aux collaborateurs et au personnel administratif des parlementaires de pouvoir participer à ce développement durable. et notre compostage on fait même du compostage, qui devrait faciliter la réduction de nos déchets et contribuer à augmenter l' efficacité de soixante-quatre à quatre-vingt pourcent de nos de la réduction de nos déchets pour atteindre le niveau trois de recyc québec.</text:p>
          </table:table-cell>
        </table:table-row>
        <table:table-row table:style-name="ro1">
          <table:table-cell table:number-columns-repeated="2"/>
          <table:table-cell office:value-type="string">
            <text:p>4221a</text:p>
          </table:table-cell>
          <table:table-cell office:value-type="string">
            <text:p>436b</text:p>
          </table:table-cell>
          <table:table-cell office:value-type="float" office:value="23">
            <text:p>23</text:p>
          </table:table-cell>
          <table:table-cell table:formula="of:=IF([.E194]=[.E193];[.F193]+1;1)" office:value-type="float" office:value="70">
            <text:p>70</text:p>
          </table:table-cell>
          <table:table-cell table:formula="of:=CONCATENATE(&quot;/home/peter/Thesis/ForcedAligner/Aligner1/wav/11025/&quot;;[.C194];[.D194];&quot;.wav&quot;)" office:value-type="string" office:string-value="/home/peter/Thesis/ForcedAligner/Aligner1/wav/11025/4221a436b.wav">
            <text:p>/home/peter/Thesis/ForcedAligner/Aligner1/wav/11025/4221a436b.wav</text:p>
          </table:table-cell>
          <table:table-cell table:formula="of:=CONCATENATE(&quot;/home/peter/Thesis/ForcedAligner/Aligner1/wav/&quot;;&quot;ANQ&quot;;[.E194];&quot;_&quot;;[.F194];&quot;.wav&quot;)" office:value-type="string" office:string-value="/home/peter/Thesis/ForcedAligner/Aligner1/wav/ANQ23_70.wav">
            <text:p>/home/peter/Thesis/ForcedAligner/Aligner1/wav/ANQ23_70.wav</text:p>
          </table:table-cell>
          <table:table-cell office:value-type="string">
            <text:p>toutes les poubelles des salles de toilette sont exclusivement utilisées à des fins de compostage. des manchettes sont publiées toutes les semaines dans le portail afin de sensibiliser les parlementaires, leurs collaborateurs et les employés de l' assemblée nationale aux divers aspects liés au développement durable dans les quatre axes précédemment mentionnés. et, bon, on a une motion adoptée à l' unanimité par les membres de par les membres de l' assemblée, puis le bureau a approuvé l' élimination graduelle de l' achat et de la vente de bouteilles d' eau à l' assemblée nationale. alors, je confirme, dans le fond, que la voie tracée est celle que nous allons continuer d' observer et de de faire en sorte de déposer aussi un rapport sur ces questions là, comme on le fait annuellement.</text:p>
          </table:table-cell>
        </table:table-row>
        <table:table-row table:style-name="ro1">
          <table:table-cell table:number-columns-repeated="2"/>
          <table:table-cell office:value-type="string">
            <text:p>4221a</text:p>
          </table:table-cell>
          <table:table-cell office:value-type="float" office:value="242">
            <text:p>242</text:p>
          </table:table-cell>
          <table:table-cell office:value-type="float" office:value="23">
            <text:p>23</text:p>
          </table:table-cell>
          <table:table-cell table:formula="of:=IF([.E195]=[.E194];[.F194]+1;1)" office:value-type="float" office:value="71">
            <text:p>71</text:p>
          </table:table-cell>
          <table:table-cell table:formula="of:=CONCATENATE(&quot;/home/peter/Thesis/ForcedAligner/Aligner1/wav/11025/&quot;;[.C195];[.D195];&quot;.wav&quot;)" office:value-type="string" office:string-value="/home/peter/Thesis/ForcedAligner/Aligner1/wav/11025/4221a242.wav">
            <text:p>/home/peter/Thesis/ForcedAligner/Aligner1/wav/11025/4221a242.wav</text:p>
          </table:table-cell>
          <table:table-cell table:formula="of:=CONCATENATE(&quot;/home/peter/Thesis/ForcedAligner/Aligner1/wav/&quot;;&quot;ANQ&quot;;[.E195];&quot;_&quot;;[.F195];&quot;.wav&quot;)" office:value-type="string" office:string-value="/home/peter/Thesis/ForcedAligner/Aligner1/wav/ANQ23_71.wav">
            <text:p>/home/peter/Thesis/ForcedAligner/Aligner1/wav/ANQ23_71.wav</text:p>
          </table:table-cell>
          <table:table-cell office:value-type="string">
            <text:p>c' est l' enthousiasme.</text:p>
          </table:table-cell>
        </table:table-row>
        <table:table-row table:style-name="ro1">
          <table:table-cell table:number-columns-repeated="2"/>
          <table:table-cell office:value-type="string">
            <text:p>4221a</text:p>
          </table:table-cell>
          <table:table-cell office:value-type="float" office:value="264">
            <text:p>264</text:p>
          </table:table-cell>
          <table:table-cell office:value-type="float" office:value="23">
            <text:p>23</text:p>
          </table:table-cell>
          <table:table-cell table:formula="of:=IF([.E196]=[.E195];[.F195]+1;1)" office:value-type="float" office:value="72">
            <text:p>72</text:p>
          </table:table-cell>
          <table:table-cell table:formula="of:=CONCATENATE(&quot;/home/peter/Thesis/ForcedAligner/Aligner1/wav/11025/&quot;;[.C196];[.D196];&quot;.wav&quot;)" office:value-type="string" office:string-value="/home/peter/Thesis/ForcedAligner/Aligner1/wav/11025/4221a264.wav">
            <text:p>/home/peter/Thesis/ForcedAligner/Aligner1/wav/11025/4221a264.wav</text:p>
          </table:table-cell>
          <table:table-cell table:formula="of:=CONCATENATE(&quot;/home/peter/Thesis/ForcedAligner/Aligner1/wav/&quot;;&quot;ANQ&quot;;[.E196];&quot;_&quot;;[.F196];&quot;.wav&quot;)" office:value-type="string" office:string-value="/home/peter/Thesis/ForcedAligner/Aligner1/wav/ANQ23_72.wav">
            <text:p>/home/peter/Thesis/ForcedAligner/Aligner1/wav/ANQ23_72.wav</text:p>
          </table:table-cell>
          <table:table-cell office:value-type="string">
            <text:p>bien, il est prévu, dans l' application de la loi, des des éléments, des moments importants pour en ce qui concerne les membres du cabinet nous avons été, un jour, membres du cabinet ah c' est le premier juillet de cette année, deux mille onze. donc, ministres et leur famille devront avoir déposé, au cabinet du euh du commissaire à l' éthique, leur déclaration d' avoirs. en ce qui concerne les députés, sauf erreur, là, puis vous me corrigerez, mais c' est le première octobre, le première octobre deux mille onze où les députés devront déposer leur déclaration d' avoirs merci leur déclaration d' avoirs ainsi que celui de leur famille immédiate. et évidemment seront adoptés par décret euh le le le le les termes de divulgation, les frais de dépenses, et tout, comment seront vous parlez justement, là, des questions de bouteille de vin ou n' importe quoi, là, mais toutes ces questions là seront ah au plus tard, dans notre chronologie d' adoption, de la mise en place de cette loi là, au plus tard le première janvier deux mille douze, sinon par décret, donc par décret gouvernemental, pourrait être fait avant. mais, s' il n' y avait pas de décret gouvernemental, premier juillet, le premier janvier deux mille douze, la loi va s' appliquer.</text:p>
          </table:table-cell>
        </table:table-row>
        <table:table-row table:style-name="ro1">
          <table:table-cell table:number-columns-repeated="2"/>
          <table:table-cell office:value-type="string">
            <text:p>4222a</text:p>
          </table:table-cell>
          <table:table-cell office:value-type="float" office:value="8">
            <text:p>8</text:p>
          </table:table-cell>
          <table:table-cell office:value-type="float" office:value="25">
            <text:p>25</text:p>
          </table:table-cell>
          <table:table-cell table:formula="of:=IF([.E197]=[.E196];[.F196]+1;1)" office:value-type="float" office:value="1">
            <text:p>1</text:p>
          </table:table-cell>
          <table:table-cell table:formula="of:=CONCATENATE(&quot;/home/peter/Thesis/ForcedAligner/Aligner1/wav/11025/&quot;;[.C197];[.D197];&quot;.wav&quot;)" office:value-type="string" office:string-value="/home/peter/Thesis/ForcedAligner/Aligner1/wav/11025/4222a8.wav">
            <text:p>/home/peter/Thesis/ForcedAligner/Aligner1/wav/11025/4222a8.wav</text:p>
          </table:table-cell>
          <table:table-cell table:formula="of:=CONCATENATE(&quot;/home/peter/Thesis/ForcedAligner/Aligner1/wav/&quot;;&quot;ANQ&quot;;[.E197];&quot;_&quot;;[.F197];&quot;.wav&quot;)" office:value-type="string" office:string-value="/home/peter/Thesis/ForcedAligner/Aligner1/wav/ANQ25_1.wav">
            <text:p>/home/peter/Thesis/ForcedAligner/Aligner1/wav/ANQ25_1.wav</text:p>
          </table:table-cell>
          <table:table-cell office:value-type="string">
            <text:p>merci, monsieur le président. j' aimerais souligner aujourd'hui la semaine nationale des soins palliatifs, qui se déroule du premier au sept mai deux mille onze. le thème de la campagne deux mille onze est partager les soins avec la communauté. les maisons font partie d' un réseau de services intégrés en soins palliatifs. elles travaillent en partenariat et en complémentarité avec le réseau de la santé et des services sociaux et de concert avec les organismes concernés de leur région. une maison, c' est un lieu où on favorise la présence et le soutien des proches ou toute autre personne significative dans la vie du malade en les considérant comme faisant partie de l' équipe soignante afin de favoriser sa qualité de vie et son cheminement vers la mort. chez nous, à laval, c' est à l' automne deux mille neuf que la maison a ouvert ses portes. je profite donc de cette occasion pour saluer les cinq médecins, les vingt-quatre infirmières ainsi que les cent cinquante bénévoles et plus qui se mobilisent afin d' offrir aux personnes en fin de vie un lieu paisible pour terminer leur vie dans la dignité. un merci tout particulier à notre président, monsieur réal plourde. merci, monsieur le président.</text:p>
          </table:table-cell>
        </table:table-row>
        <table:table-row table:style-name="ro1">
          <table:table-cell table:number-columns-repeated="2"/>
          <table:table-cell office:value-type="string">
            <text:p>4221a</text:p>
          </table:table-cell>
          <table:table-cell office:value-type="float" office:value="36">
            <text:p>36</text:p>
          </table:table-cell>
          <table:table-cell office:value-type="float" office:value="26">
            <text:p>26</text:p>
          </table:table-cell>
          <table:table-cell table:formula="of:=IF([.E198]=[.E197];[.F197]+1;1)" office:value-type="float" office:value="1">
            <text:p>1</text:p>
          </table:table-cell>
          <table:table-cell table:formula="of:=CONCATENATE(&quot;/home/peter/Thesis/ForcedAligner/Aligner1/wav/11025/&quot;;[.C198];[.D198];&quot;.wav&quot;)" office:value-type="string" office:string-value="/home/peter/Thesis/ForcedAligner/Aligner1/wav/11025/4221a36.wav">
            <text:p>/home/peter/Thesis/ForcedAligner/Aligner1/wav/11025/4221a36.wav</text:p>
          </table:table-cell>
          <table:table-cell table:formula="of:=CONCATENATE(&quot;/home/peter/Thesis/ForcedAligner/Aligner1/wav/&quot;;&quot;ANQ&quot;;[.E198];&quot;_&quot;;[.F198];&quot;.wav&quot;)" office:value-type="string" office:string-value="/home/peter/Thesis/ForcedAligner/Aligner1/wav/ANQ26_1.wav">
            <text:p>/home/peter/Thesis/ForcedAligner/Aligner1/wav/ANQ26_1.wav</text:p>
          </table:table-cell>
          <table:table-cell office:value-type="string">
            <text:p>monsieur le président, d' abord, une première précision, puis elle est importante, et je sais que je me répète: pour les gens qui nous entendent peut être pour la première fois aujourd'hui, c' est important de se rappeler que le québec ne s' est jamais opposé au développement du projet de lower churchill. et, à plusieurs reprises, nous avons offert au gouvernement de terre neuve labrador et à leur société de la couronne de travailler ensemble pour le développement de ce projet. et ça, ça relève du gouvernement de terre neuve labrador et ses autres partenaires. alors, je veux le préciser, c' est quand même important de le dire, on ne s' attend pas à ce que d' autres nous disent, nous, quel projet développer, puis on on n' a pas l' intention de dicter une ligne de conduite à quiconque. cela étant dit, monsieur le président, et privément et publiquement, de manière répétée, j' ai eu l' occasion de dire aux représentants fédéraux, incluant le premier ministre, que le gouvernement du québec s' opposait à ce qu' il y ait une intervention du fédéral dans le marché de l' électricité puis dans le transport de l' hydroélectricité, que le gouvernement du québec, par sa société d' état, hydro québec, a toujours assumé seul les coûts à la fois du développement et du transport, et qu' une intervention, ça a pour effet de changer les règles du marché. et donc, c' est pas une position, d' ailleurs, qui est unique au québec. je vous rappelle que le premier ministre de l' ontario a suivi, quelques jours après, pour appuyer la position québécoise et que d' autres premiers ministres canadiens également pensent la même chose. maintenant, le gouvernement du québec a fait connaître sa position. le gouvernement est nouvellement élu. ils auront une décision à prendre sur euh cet engagement là, et nous allons continuer, monsieur le président, à exprimer notre opposition.</text:p>
          </table:table-cell>
        </table:table-row>
        <table:table-row table:style-name="ro1">
          <table:table-cell table:number-columns-repeated="2"/>
          <table:table-cell office:value-type="string">
            <text:p>4222a</text:p>
          </table:table-cell>
          <table:table-cell office:value-type="float" office:value="57">
            <text:p>57</text:p>
          </table:table-cell>
          <table:table-cell office:value-type="float" office:value="26">
            <text:p>26</text:p>
          </table:table-cell>
          <table:table-cell table:formula="of:=IF([.E199]=[.E198];[.F198]+1;1)" office:value-type="float" office:value="2">
            <text:p>2</text:p>
          </table:table-cell>
          <table:table-cell table:formula="of:=CONCATENATE(&quot;/home/peter/Thesis/ForcedAligner/Aligner1/wav/11025/&quot;;[.C199];[.D199];&quot;.wav&quot;)" office:value-type="string" office:string-value="/home/peter/Thesis/ForcedAligner/Aligner1/wav/11025/4222a57.wav">
            <text:p>/home/peter/Thesis/ForcedAligner/Aligner1/wav/11025/4222a57.wav</text:p>
          </table:table-cell>
          <table:table-cell table:formula="of:=CONCATENATE(&quot;/home/peter/Thesis/ForcedAligner/Aligner1/wav/&quot;;&quot;ANQ&quot;;[.E199];&quot;_&quot;;[.F199];&quot;.wav&quot;)" office:value-type="string" office:string-value="/home/peter/Thesis/ForcedAligner/Aligner1/wav/ANQ26_2.wav">
            <text:p>/home/peter/Thesis/ForcedAligner/Aligner1/wav/ANQ26_2.wav</text:p>
          </table:table-cell>
          <table:table-cell office:value-type="string">
            <text:p>alors, je veux je veux remercier la chef de l' opposition officielle pour la question et lui dire que nous partageons son inquiétude. et le ministre de la sécurité publique a été sur le terrain. il a été en contact avec euh ses collègues euh vis à vis de l' opposition et ses collègues également du côté ministériel. notre première préoccupation, évidemment, et il faut le dire, c' est de protéger les vies humaines, s' assurer que les gens soient en sécurité; deuxièmement, de pouvoir limiter autant que possible les dommages matériels; et euh et finalement de tout faire pour réparer évidemment les dégâts avec les programmes que nous avons. monsieur le président, euh nous sommes en contact avec les forces armées canadiennes depuis la semaine dernière et nous allons effectivement demander aux forces armées canadiennes d' intervenir avec nous. on le fera formellement, de manière à ce que nous puissions avoir les ressources humaines et matérielles sur le terrain pour venir en aide à la population. c' est des circonstances exceptionnelles. des inondations comme ça, on n' a pas connu ça. alors, il faut, devant des circonstances exceptionnelles, prendre des moyens exceptionnels, ce que nous ferons. et euh j' espère aussi avoir l' occasion de visiter les lieux, monsieur euh le président, pour voir de moi même et de visu l' état des euh des dommages. et en même temps on veut encourager la population et leur dire que malheureusement la température collabore pas, mais tous les québécois sont de coeur avec eux pour les aider à passer à travers cette période très difficile.</text:p>
          </table:table-cell>
        </table:table-row>
        <table:table-row table:style-name="ro1">
          <table:table-cell table:number-columns-repeated="2"/>
          <table:table-cell office:value-type="string">
            <text:p>4221a</text:p>
          </table:table-cell>
          <table:table-cell office:value-type="float" office:value="40">
            <text:p>40</text:p>
          </table:table-cell>
          <table:table-cell office:value-type="float" office:value="26">
            <text:p>26</text:p>
          </table:table-cell>
          <table:table-cell table:formula="of:=IF([.E200]=[.E199];[.F199]+1;1)" office:value-type="float" office:value="3">
            <text:p>3</text:p>
          </table:table-cell>
          <table:table-cell table:formula="of:=CONCATENATE(&quot;/home/peter/Thesis/ForcedAligner/Aligner1/wav/11025/&quot;;[.C200];[.D200];&quot;.wav&quot;)" office:value-type="string" office:string-value="/home/peter/Thesis/ForcedAligner/Aligner1/wav/11025/4221a40.wav">
            <text:p>/home/peter/Thesis/ForcedAligner/Aligner1/wav/11025/4221a40.wav</text:p>
          </table:table-cell>
          <table:table-cell table:formula="of:=CONCATENATE(&quot;/home/peter/Thesis/ForcedAligner/Aligner1/wav/&quot;;&quot;ANQ&quot;;[.E200];&quot;_&quot;;[.F200];&quot;.wav&quot;)" office:value-type="string" office:string-value="/home/peter/Thesis/ForcedAligner/Aligner1/wav/ANQ26_3.wav">
            <text:p>/home/peter/Thesis/ForcedAligner/Aligner1/wav/ANQ26_3.wav</text:p>
          </table:table-cell>
          <table:table-cell office:value-type="string">
            <text:p>ben, mais là puis je constate, monsieur le président, que l' élection fédérale n' a pas vieilli de vingt-quatre heures que déjà la chef de l' opposition officielle cherche une chicane avec le gouvernement fédéral. cela étant dit, monsieur le président, le ministre des affaires intergouvernementales parlait au nom du gouvernement. puis effectivement, nous, on va examiner tous les recours qui nous sont disponibles dans les circonstances. puis on va travailler également avec nos voisins puis avec d' autres gouvernements qui partagent le même point de vue que le québec sur cette question de l' intervention fédérale dans le transport d' électricité au canada.</text:p>
          </table:table-cell>
        </table:table-row>
        <table:table-row table:style-name="ro1">
          <table:table-cell table:number-columns-repeated="2"/>
          <table:table-cell office:value-type="string">
            <text:p>4222a</text:p>
          </table:table-cell>
          <table:table-cell office:value-type="float" office:value="61">
            <text:p>61</text:p>
          </table:table-cell>
          <table:table-cell office:value-type="float" office:value="26">
            <text:p>26</text:p>
          </table:table-cell>
          <table:table-cell table:formula="of:=IF([.E201]=[.E200];[.F200]+1;1)" office:value-type="float" office:value="4">
            <text:p>4</text:p>
          </table:table-cell>
          <table:table-cell table:formula="of:=CONCATENATE(&quot;/home/peter/Thesis/ForcedAligner/Aligner1/wav/11025/&quot;;[.C201];[.D201];&quot;.wav&quot;)" office:value-type="string" office:string-value="/home/peter/Thesis/ForcedAligner/Aligner1/wav/11025/4222a61.wav">
            <text:p>/home/peter/Thesis/ForcedAligner/Aligner1/wav/11025/4222a61.wav</text:p>
          </table:table-cell>
          <table:table-cell table:formula="of:=CONCATENATE(&quot;/home/peter/Thesis/ForcedAligner/Aligner1/wav/&quot;;&quot;ANQ&quot;;[.E201];&quot;_&quot;;[.F201];&quot;.wav&quot;)" office:value-type="string" office:string-value="/home/peter/Thesis/ForcedAligner/Aligner1/wav/ANQ26_4.wav">
            <text:p>/home/peter/Thesis/ForcedAligner/Aligner1/wav/ANQ26_4.wav</text:p>
          </table:table-cell>
          <table:table-cell office:value-type="string">
            <text:p>bien, la réponse, c' est oui. nous allons et c' est déjà fait, je pense. le ministre de la sécurité publique l' a fait formellement. je tiens à préciser que nous étions déjà en contact, évidemment, avec les forces armées canadiennes. c' est une situation qui évolue, hein? on aurait personne, je pense, prévoyait il y a une semaine que les pluies allaient continuer une semaine plus tard, malheureusement. et donc euh les circonstances commandent une intervention exceptionnelle, et nous allons poser tous les gestes. et nous allons, je tiens à préciser, monsieur le président, travailler avec tous les députés qui sont directement concernés par les inondations, qui représentent des hommes et des femmes, des familles qui sont concernées de tous les côtés de la chambre. alors, sur cette question là, on est très heureux de travailler avec la chef de l' opposition officielle et avec nos collègues</text:p>
          </table:table-cell>
        </table:table-row>
        <table:table-row table:style-name="ro1">
          <table:table-cell table:number-columns-repeated="2"/>
          <table:table-cell office:value-type="string">
            <text:p>4221a</text:p>
          </table:table-cell>
          <table:table-cell office:value-type="float" office:value="44">
            <text:p>44</text:p>
          </table:table-cell>
          <table:table-cell office:value-type="float" office:value="26">
            <text:p>26</text:p>
          </table:table-cell>
          <table:table-cell table:formula="of:=IF([.E202]=[.E201];[.F201]+1;1)" office:value-type="float" office:value="5">
            <text:p>5</text:p>
          </table:table-cell>
          <table:table-cell table:formula="of:=CONCATENATE(&quot;/home/peter/Thesis/ForcedAligner/Aligner1/wav/11025/&quot;;[.C202];[.D202];&quot;.wav&quot;)" office:value-type="string" office:string-value="/home/peter/Thesis/ForcedAligner/Aligner1/wav/11025/4221a44.wav">
            <text:p>/home/peter/Thesis/ForcedAligner/Aligner1/wav/11025/4221a44.wav</text:p>
          </table:table-cell>
          <table:table-cell table:formula="of:=CONCATENATE(&quot;/home/peter/Thesis/ForcedAligner/Aligner1/wav/&quot;;&quot;ANQ&quot;;[.E202];&quot;_&quot;;[.F202];&quot;.wav&quot;)" office:value-type="string" office:string-value="/home/peter/Thesis/ForcedAligner/Aligner1/wav/ANQ26_5.wav">
            <text:p>/home/peter/Thesis/ForcedAligner/Aligner1/wav/ANQ26_5.wav</text:p>
          </table:table-cell>
          <table:table-cell office:value-type="string">
            <text:p>monsieur le président, j' ai eu l' occasion de me prononcer sur quelques enjeux qui touchent les relations entre le québec et le gouvernement fédéral pendant la campagne électorale. s' il y a une chose, je pense, que les québécois savent, c' est que, sur ces questions là, notre gouvernement tient un discours qui est vrai, et nous quand on est d' accord, on le dit, puis, quand on n' est pas d' accord, on le dit, et on prend les moyens de défendre les intérêts du québec, monsieur le président. et et nous allons, dans ce dossier là comme tous les autres, agir avec fermeté. et nous allons évidemment regarder tous les recours qui nous sont disponibles si le gouvernement fédéral canadien décide de procéder avec le projet qu' il a énoncé pendant la campagne électorale.</text:p>
          </table:table-cell>
        </table:table-row>
        <table:table-row table:style-name="ro1">
          <table:table-cell table:number-columns-repeated="2"/>
          <table:table-cell office:value-type="string">
            <text:p>4221a</text:p>
          </table:table-cell>
          <table:table-cell office:value-type="float" office:value="230">
            <text:p>230</text:p>
          </table:table-cell>
          <table:table-cell office:value-type="float" office:value="27">
            <text:p>27</text:p>
          </table:table-cell>
          <table:table-cell table:formula="of:=IF([.E203]=[.E202];[.F202]+1;1)" office:value-type="float" office:value="1">
            <text:p>1</text:p>
          </table:table-cell>
          <table:table-cell table:formula="of:=CONCATENATE(&quot;/home/peter/Thesis/ForcedAligner/Aligner1/wav/11025/&quot;;[.C203];[.D203];&quot;.wav&quot;)" office:value-type="string" office:string-value="/home/peter/Thesis/ForcedAligner/Aligner1/wav/11025/4221a230.wav">
            <text:p>/home/peter/Thesis/ForcedAligner/Aligner1/wav/11025/4221a230.wav</text:p>
          </table:table-cell>
          <table:table-cell table:formula="of:=CONCATENATE(&quot;/home/peter/Thesis/ForcedAligner/Aligner1/wav/&quot;;&quot;ANQ&quot;;[.E203];&quot;_&quot;;[.F203];&quot;.wav&quot;)" office:value-type="string" office:string-value="/home/peter/Thesis/ForcedAligner/Aligner1/wav/ANQ27_1.wav">
            <text:p>/home/peter/Thesis/ForcedAligner/Aligner1/wav/ANQ27_1.wav</text:p>
          </table:table-cell>
          <table:table-cell office:value-type="string">
            <text:p>bien sûr. alors, euh monsieur le président, ma première question euh va toucher les chiffres. et je vous dirai que j' ai lu un article du journal de québec que vous avez sûrement pris connaissance aussi, où euh il ont il a été fait état d' une augmentation d' un million sur les budgets alloués aux députés pour leur fonctionnement, le fonctionnement des locaux de circonscription, mais aussi concernant la rémunération et le déplacement de leurs employés. alors, j' ai un ensemble de questions. je vais faire rapide pour vous permettre de répondre en bloc. en fait, ma question, c' est: en quoi consistent les sommes? pour quelle raison le bureau a été amené à voire à faire ces augmentations? quels groupes de députés sont touchés? parce que je sais que ce n' est pas tous les députés qui sont touchés par ces augmentations. alors, quels sont les groupes qui sont euh le plus affectés ou qui en bénéficient le plus? et um est ce que l' ensemble de ces crédits va faire en sorte qu' il y aura une augmentation des crédits du budget de l' assemblée? en fait, l' augmentation qui a été allouée aux députés, d' un million, est ce que ça va avoir un impact sur l' ensemble des crédits de l' assemblée nationale?</text:p>
          </table:table-cell>
        </table:table-row>
        <table:table-row table:style-name="ro1">
          <table:table-cell table:number-columns-repeated="2"/>
          <table:table-cell office:value-type="string">
            <text:p>4221a</text:p>
          </table:table-cell>
          <table:table-cell office:value-type="float" office:value="296">
            <text:p>296</text:p>
          </table:table-cell>
          <table:table-cell office:value-type="float" office:value="27">
            <text:p>27</text:p>
          </table:table-cell>
          <table:table-cell table:formula="of:=IF([.E204]=[.E203];[.F203]+1;1)" office:value-type="float" office:value="2">
            <text:p>2</text:p>
          </table:table-cell>
          <table:table-cell table:formula="of:=CONCATENATE(&quot;/home/peter/Thesis/ForcedAligner/Aligner1/wav/11025/&quot;;[.C204];[.D204];&quot;.wav&quot;)" office:value-type="string" office:string-value="/home/peter/Thesis/ForcedAligner/Aligner1/wav/11025/4221a296.wav">
            <text:p>/home/peter/Thesis/ForcedAligner/Aligner1/wav/11025/4221a296.wav</text:p>
          </table:table-cell>
          <table:table-cell table:formula="of:=CONCATENATE(&quot;/home/peter/Thesis/ForcedAligner/Aligner1/wav/&quot;;&quot;ANQ&quot;;[.E204];&quot;_&quot;;[.F204];&quot;.wav&quot;)" office:value-type="string" office:string-value="/home/peter/Thesis/ForcedAligner/Aligner1/wav/ANQ27_2.wav">
            <text:p>/home/peter/Thesis/ForcedAligner/Aligner1/wav/ANQ27_2.wav</text:p>
          </table:table-cell>
          <table:table-cell office:value-type="string">
            <text:p>en fait, madame la présidente, vous me permettrez de peut être laisser euh à mes collègues du temps supplémentaire.</text:p>
          </table:table-cell>
        </table:table-row>
        <table:table-row table:style-name="ro1">
          <table:table-cell table:number-columns-repeated="2"/>
          <table:table-cell office:value-type="string">
            <text:p>4221a</text:p>
          </table:table-cell>
          <table:table-cell office:value-type="float" office:value="298">
            <text:p>298</text:p>
          </table:table-cell>
          <table:table-cell office:value-type="float" office:value="27">
            <text:p>27</text:p>
          </table:table-cell>
          <table:table-cell table:formula="of:=IF([.E205]=[.E204];[.F204]+1;1)" office:value-type="float" office:value="3">
            <text:p>3</text:p>
          </table:table-cell>
          <table:table-cell table:formula="of:=CONCATENATE(&quot;/home/peter/Thesis/ForcedAligner/Aligner1/wav/11025/&quot;;[.C205];[.D205];&quot;.wav&quot;)" office:value-type="string" office:string-value="/home/peter/Thesis/ForcedAligner/Aligner1/wav/11025/4221a298.wav">
            <text:p>/home/peter/Thesis/ForcedAligner/Aligner1/wav/11025/4221a298.wav</text:p>
          </table:table-cell>
          <table:table-cell table:formula="of:=CONCATENATE(&quot;/home/peter/Thesis/ForcedAligner/Aligner1/wav/&quot;;&quot;ANQ&quot;;[.E205];&quot;_&quot;;[.F205];&quot;.wav&quot;)" office:value-type="string" office:string-value="/home/peter/Thesis/ForcedAligner/Aligner1/wav/ANQ27_3.wav">
            <text:p>/home/peter/Thesis/ForcedAligner/Aligner1/wav/ANQ27_3.wav</text:p>
          </table:table-cell>
          <table:table-cell office:value-type="string">
            <text:p>passer à l' opposition, si vous voulez bien.</text:p>
          </table:table-cell>
        </table:table-row>
        <table:table-row table:style-name="ro1">
          <table:table-cell table:number-columns-repeated="2"/>
          <table:table-cell office:value-type="string">
            <text:p>4221a</text:p>
          </table:table-cell>
          <table:table-cell office:value-type="float" office:value="440">
            <text:p>440</text:p>
          </table:table-cell>
          <table:table-cell office:value-type="float" office:value="27">
            <text:p>27</text:p>
          </table:table-cell>
          <table:table-cell table:formula="of:=IF([.E206]=[.E205];[.F205]+1;1)" office:value-type="float" office:value="4">
            <text:p>4</text:p>
          </table:table-cell>
          <table:table-cell table:formula="of:=CONCATENATE(&quot;/home/peter/Thesis/ForcedAligner/Aligner1/wav/11025/&quot;;[.C206];[.D206];&quot;.wav&quot;)" office:value-type="string" office:string-value="/home/peter/Thesis/ForcedAligner/Aligner1/wav/11025/4221a440.wav">
            <text:p>/home/peter/Thesis/ForcedAligner/Aligner1/wav/11025/4221a440.wav</text:p>
          </table:table-cell>
          <table:table-cell table:formula="of:=CONCATENATE(&quot;/home/peter/Thesis/ForcedAligner/Aligner1/wav/&quot;;&quot;ANQ&quot;;[.E206];&quot;_&quot;;[.F206];&quot;.wav&quot;)" office:value-type="string" office:string-value="/home/peter/Thesis/ForcedAligner/Aligner1/wav/ANQ27_4.wav">
            <text:p>/home/peter/Thesis/ForcedAligner/Aligner1/wav/ANQ27_4.wav</text:p>
          </table:table-cell>
          <table:table-cell office:value-type="string">
            <text:p>oui, bien, je vais faire ça assez rapidement, madame la présidente. en fait, à mon tour euh de remercier la collaboration de la whip en chef euh de l' opposition et euh de saluer aussi la collaboration de mes collègues et des collègues de l' opposition qui ont participé à cet exercice des crédits, euh ce qui est fort important. je pense que ça permet euh à la population de mieux comprendre et de mieux saisir les enjeux mais aussi de s' approprier certaines connaissances qui euh autrement ne leur seraient pas disponibles facilement, l' information ne leur serait pas disponible facilement. et je veux vous saluer, monsieur le président, en ce sens là, parce que vous avez, avec une très grande transparence et une ouverture euh ça a été facile. et je suis certaine que les citoyens du québec ont pu apprécier euh toutes les explications que vous avez euh su nous donner concernant plusieurs enjeux. et je vais aussi profiter de cette occasion qui m' est euh donnée pour saluer tout le personnel de l' assemblée nationale. on n' a pas souvent l' occasion de le faire. mais, comme la whip en chef de l' opposition officielle l' a dit, euh non seulement le personnel de direction c' est évident que le personnel de direction, c' est c' est du personnel dévoué et professionnel. je ne peux que saluer le professionnalisme du personnel parce qu' à maintes occasions nous avons à nous y référer. mais aussi à l' ensemble du personnel de l' assemblée nationale, je tiens à à saluer leur travail parce qu' on a vraiment une équipe qui est remarquable et qui nous offre des services à tout l' ensemble de la députation et qui, par ricochet madame la présidente, quand les députés ont de bons services, bien, ce sont nos citoyens qui en bénéficient, parce que c' est ça, le but de l' exercice, hein? j' invite les citoyens à prendre connaissance davantage de ce qui se passe à l' assemblée nationale, parce qu' on est là pour servir la population, peu importe euh les députés, les cent vingt-cinq députés. alors, merci à tout le monde. puis je veux réitérer, dire que ma première expérience a été fort agréable.</text:p>
          </table:table-cell>
        </table:table-row>
        <table:table-row table:style-name="ro1">
          <table:table-cell table:number-columns-repeated="2"/>
          <table:table-cell office:value-type="string">
            <text:p>4221a</text:p>
          </table:table-cell>
          <table:table-cell office:value-type="string">
            <text:p>227a</text:p>
          </table:table-cell>
          <table:table-cell office:value-type="float" office:value="27">
            <text:p>27</text:p>
          </table:table-cell>
          <table:table-cell table:formula="of:=IF([.E207]=[.E206];[.F206]+1;1)" office:value-type="float" office:value="5">
            <text:p>5</text:p>
          </table:table-cell>
          <table:table-cell table:formula="of:=CONCATENATE(&quot;/home/peter/Thesis/ForcedAligner/Aligner1/wav/11025/&quot;;[.C207];[.D207];&quot;.wav&quot;)" office:value-type="string" office:string-value="/home/peter/Thesis/ForcedAligner/Aligner1/wav/11025/4221a227a.wav">
            <text:p>/home/peter/Thesis/ForcedAligner/Aligner1/wav/11025/4221a227a.wav</text:p>
          </table:table-cell>
          <table:table-cell table:formula="of:=CONCATENATE(&quot;/home/peter/Thesis/ForcedAligner/Aligner1/wav/&quot;;&quot;ANQ&quot;;[.E207];&quot;_&quot;;[.F207];&quot;.wav&quot;)" office:value-type="string" office:string-value="/home/peter/Thesis/ForcedAligner/Aligner1/wav/ANQ27_5.wav">
            <text:p>/home/peter/Thesis/ForcedAligner/Aligner1/wav/ANQ27_5.wav</text:p>
          </table:table-cell>
          <table:table-cell office:value-type="string">
            <text:p>alors, d' accord, madame la présidente. merci. euh tout d' abord, euh permettez moi de saluer euh le président de l' assemblée ainsi que les vice présidents et vous par la même occasion, madame la vice présidente, mais aussi le personnel qui vous accompagne, qui euh euh nous euh rendent service à plusieurs égards dans plusieurs dossiers. je tiens à les saluer et vous dire que je participe avec beaucoup de joie à cette première expérience euh des crédits de l' assemblée nationale. je suis fière d' y participer. et um pour moi c' est un moment magique, bref un autre moment magique à l' assemblée nationale. et euh je veux profiter de cette occasion pour euh vous présenter les gens qui m' accompagnent: madame louise thibodeau, qui est ma chef de cabinet, mais je suis aussi bien entourée de mes collègues députés, le député de vaudreuil qui est ici, le député de rivière du loup, la députée de mégantic compton et évidemment le député d' orford. et, euh monsieur le président, vous allez me permettre aussi de saluer la collaboration que j' ai euh vous pouvez constater que cette année c' est une première, c' est deux femmes whips en chef qui euh vous questionneront euh sur les crédits de l' assemblée nationale. mais euh je veux saluer la collaboration que j' ai avec la whip en chef de l' opposition officielle euh . et, à cet égard là, d' entrée de jeu je vais la remercier, parce que, comme vous comprenez, étant nouvelle whip en chef, bien euh il y a beaucoup de choses à apprendre, et euh c' est fort intéressant de voir la collaboration qui peut s' installer entre les deux whips. euh dans le cadre euh de votre présentation, je tiens à vous souligner que mes collègues et moi avons tous euh un avis euh que vous avez présenté euh</text:p>
          </table:table-cell>
        </table:table-row>
        <table:table-row table:style-name="ro1">
          <table:table-cell table:number-columns-repeated="2"/>
          <table:table-cell office:value-type="string">
            <text:p>4221a</text:p>
          </table:table-cell>
          <table:table-cell office:value-type="string">
            <text:p>227b</text:p>
          </table:table-cell>
          <table:table-cell office:value-type="float" office:value="27">
            <text:p>27</text:p>
          </table:table-cell>
          <table:table-cell table:formula="of:=IF([.E208]=[.E207];[.F207]+1;1)" office:value-type="float" office:value="6">
            <text:p>6</text:p>
          </table:table-cell>
          <table:table-cell table:formula="of:=CONCATENATE(&quot;/home/peter/Thesis/ForcedAligner/Aligner1/wav/11025/&quot;;[.C208];[.D208];&quot;.wav&quot;)" office:value-type="string" office:string-value="/home/peter/Thesis/ForcedAligner/Aligner1/wav/11025/4221a227b.wav">
            <text:p>/home/peter/Thesis/ForcedAligner/Aligner1/wav/11025/4221a227b.wav</text:p>
          </table:table-cell>
          <table:table-cell table:formula="of:=CONCATENATE(&quot;/home/peter/Thesis/ForcedAligner/Aligner1/wav/&quot;;&quot;ANQ&quot;;[.E208];&quot;_&quot;;[.F208];&quot;.wav&quot;)" office:value-type="string" office:string-value="/home/peter/Thesis/ForcedAligner/Aligner1/wav/ANQ27_6.wav">
            <text:p>/home/peter/Thesis/ForcedAligner/Aligner1/wav/ANQ27_6.wav</text:p>
          </table:table-cell>
          <table:table-cell office:value-type="string">
            <text:p>bref vous avez fait une belle présentation de l' assemblée nationale et des euh projets qui qui y sont instaurés. mais, dans le cadre de l' étude des crédits, nous allons euh questionner davantage sur certains points où ça permettra, pour les citoyens qui nous écoutent, de clarifier euh certains enjeux ou en tout cas clarifier certains questionnements qu' ils pourraient avoir euh concernant tout ce qui se déroule à l' assemblée nationale, euh que ce soit au niveau budgétaire ou au niveau euh que ce soit pédagogique, des activités qui sont instaurées, etc.</text:p>
          </table:table-cell>
        </table:table-row>
        <table:table-row table:style-name="ro1">
          <table:table-cell table:number-columns-repeated="2"/>
          <table:table-cell office:value-type="string">
            <text:p>4221a</text:p>
          </table:table-cell>
          <table:table-cell office:value-type="float" office:value="236">
            <text:p>236</text:p>
          </table:table-cell>
          <table:table-cell office:value-type="float" office:value="27">
            <text:p>27</text:p>
          </table:table-cell>
          <table:table-cell table:formula="of:=IF([.E209]=[.E208];[.F208]+1;1)" office:value-type="float" office:value="7">
            <text:p>7</text:p>
          </table:table-cell>
          <table:table-cell table:formula="of:=CONCATENATE(&quot;/home/peter/Thesis/ForcedAligner/Aligner1/wav/11025/&quot;;[.C209];[.D209];&quot;.wav&quot;)" office:value-type="string" office:string-value="/home/peter/Thesis/ForcedAligner/Aligner1/wav/11025/4221a236.wav">
            <text:p>/home/peter/Thesis/ForcedAligner/Aligner1/wav/11025/4221a236.wav</text:p>
          </table:table-cell>
          <table:table-cell table:formula="of:=CONCATENATE(&quot;/home/peter/Thesis/ForcedAligner/Aligner1/wav/&quot;;&quot;ANQ&quot;;[.E209];&quot;_&quot;;[.F209];&quot;.wav&quot;)" office:value-type="string" office:string-value="/home/peter/Thesis/ForcedAligner/Aligner1/wav/ANQ27_7.wav">
            <text:p>/home/peter/Thesis/ForcedAligner/Aligner1/wav/ANQ27_7.wav</text:p>
          </table:table-cell>
          <table:table-cell office:value-type="string">
            <text:p>j' aurais euh un commentaire face aux réponses que m' a données le président. en fait, ce que je vais vous dire, monsieur le président, c' est que j' apprécie particulièrement le fait que une analyse a été faite par un comité qui a ciblé les députés dans le besoin et non pas, comme vous l' avez dit, faire une augmentation mécanique sans analyse, et j' apprécie et</text:p>
          </table:table-cell>
        </table:table-row>
        <table:table-row table:style-name="ro1">
          <table:table-cell table:number-columns-repeated="2"/>
          <table:table-cell office:value-type="string">
            <text:p>4221a</text:p>
          </table:table-cell>
          <table:table-cell office:value-type="float" office:value="244">
            <text:p>244</text:p>
          </table:table-cell>
          <table:table-cell office:value-type="float" office:value="27">
            <text:p>27</text:p>
          </table:table-cell>
          <table:table-cell table:formula="of:=IF([.E210]=[.E209];[.F209]+1;1)" office:value-type="float" office:value="8">
            <text:p>8</text:p>
          </table:table-cell>
          <table:table-cell table:formula="of:=CONCATENATE(&quot;/home/peter/Thesis/ForcedAligner/Aligner1/wav/11025/&quot;;[.C210];[.D210];&quot;.wav&quot;)" office:value-type="string" office:string-value="/home/peter/Thesis/ForcedAligner/Aligner1/wav/11025/4221a244.wav">
            <text:p>/home/peter/Thesis/ForcedAligner/Aligner1/wav/11025/4221a244.wav</text:p>
          </table:table-cell>
          <table:table-cell table:formula="of:=CONCATENATE(&quot;/home/peter/Thesis/ForcedAligner/Aligner1/wav/&quot;;&quot;ANQ&quot;;[.E210];&quot;_&quot;;[.F210];&quot;.wav&quot;)" office:value-type="string" office:string-value="/home/peter/Thesis/ForcedAligner/Aligner1/wav/ANQ27_8.wav">
            <text:p>/home/peter/Thesis/ForcedAligner/Aligner1/wav/ANQ27_8.wav</text:p>
          </table:table-cell>
          <table:table-cell office:value-type="string">
            <text:p>là, on est dans le deuxième bloc, hein, madame la présidente?</text:p>
          </table:table-cell>
        </table:table-row>
        <table:table-row table:style-name="ro1">
          <table:table-cell table:number-columns-repeated="2"/>
          <table:table-cell office:value-type="string">
            <text:p>4221a</text:p>
          </table:table-cell>
          <table:table-cell office:value-type="float" office:value="246">
            <text:p>246</text:p>
          </table:table-cell>
          <table:table-cell office:value-type="float" office:value="27">
            <text:p>27</text:p>
          </table:table-cell>
          <table:table-cell table:formula="of:=IF([.E211]=[.E210];[.F210]+1;1)" office:value-type="float" office:value="9">
            <text:p>9</text:p>
          </table:table-cell>
          <table:table-cell table:formula="of:=CONCATENATE(&quot;/home/peter/Thesis/ForcedAligner/Aligner1/wav/11025/&quot;;[.C211];[.D211];&quot;.wav&quot;)" office:value-type="string" office:string-value="/home/peter/Thesis/ForcedAligner/Aligner1/wav/11025/4221a246.wav">
            <text:p>/home/peter/Thesis/ForcedAligner/Aligner1/wav/11025/4221a246.wav</text:p>
          </table:table-cell>
          <table:table-cell table:formula="of:=CONCATENATE(&quot;/home/peter/Thesis/ForcedAligner/Aligner1/wav/&quot;;&quot;ANQ&quot;;[.E211];&quot;_&quot;;[.F211];&quot;.wav&quot;)" office:value-type="string" office:string-value="/home/peter/Thesis/ForcedAligner/Aligner1/wav/ANQ27_9.wav">
            <text:p>/home/peter/Thesis/ForcedAligner/Aligner1/wav/ANQ27_9.wav</text:p>
          </table:table-cell>
          <table:table-cell office:value-type="string">
            <text:p>alors, c' est toujours à l' intérieur du deuxième bloc? on passe tout de suite</text:p>
          </table:table-cell>
        </table:table-row>
        <table:table-row table:style-name="ro1">
          <table:table-cell table:number-columns-repeated="2"/>
          <table:table-cell office:value-type="string">
            <text:p>4221a</text:p>
          </table:table-cell>
          <table:table-cell office:value-type="float" office:value="247">
            <text:p>247</text:p>
          </table:table-cell>
          <table:table-cell office:value-type="float" office:value="27">
            <text:p>27</text:p>
          </table:table-cell>
          <table:table-cell table:formula="of:=IF([.E212]=[.E211];[.F211]+1;1)" office:value-type="float" office:value="10">
            <text:p>10</text:p>
          </table:table-cell>
          <table:table-cell table:formula="of:=CONCATENATE(&quot;/home/peter/Thesis/ForcedAligner/Aligner1/wav/11025/&quot;;[.C212];[.D212];&quot;.wav&quot;)" office:value-type="string" office:string-value="/home/peter/Thesis/ForcedAligner/Aligner1/wav/11025/4221a247.wav">
            <text:p>/home/peter/Thesis/ForcedAligner/Aligner1/wav/11025/4221a247.wav</text:p>
          </table:table-cell>
          <table:table-cell table:formula="of:=CONCATENATE(&quot;/home/peter/Thesis/ForcedAligner/Aligner1/wav/&quot;;&quot;ANQ&quot;;[.E212];&quot;_&quot;;[.F212];&quot;.wav&quot;)" office:value-type="string" office:string-value="/home/peter/Thesis/ForcedAligner/Aligner1/wav/ANQ27_10.wav">
            <text:p>/home/peter/Thesis/ForcedAligner/Aligner1/wav/ANQ27_10.wav</text:p>
          </table:table-cell>
          <table:table-cell office:value-type="string">
            <text:p>oui, c' est ça.</text:p>
          </table:table-cell>
        </table:table-row>
        <table:table-row table:style-name="ro1">
          <table:table-cell table:number-columns-repeated="2"/>
          <table:table-cell office:value-type="string">
            <text:p>4221a</text:p>
          </table:table-cell>
          <table:table-cell office:value-type="float" office:value="249">
            <text:p>249</text:p>
          </table:table-cell>
          <table:table-cell office:value-type="float" office:value="27">
            <text:p>27</text:p>
          </table:table-cell>
          <table:table-cell table:formula="of:=IF([.E213]=[.E212];[.F212]+1;1)" office:value-type="float" office:value="11">
            <text:p>11</text:p>
          </table:table-cell>
          <table:table-cell table:formula="of:=CONCATENATE(&quot;/home/peter/Thesis/ForcedAligner/Aligner1/wav/11025/&quot;;[.C213];[.D213];&quot;.wav&quot;)" office:value-type="string" office:string-value="/home/peter/Thesis/ForcedAligner/Aligner1/wav/11025/4221a249.wav">
            <text:p>/home/peter/Thesis/ForcedAligner/Aligner1/wav/11025/4221a249.wav</text:p>
          </table:table-cell>
          <table:table-cell table:formula="of:=CONCATENATE(&quot;/home/peter/Thesis/ForcedAligner/Aligner1/wav/&quot;;&quot;ANQ&quot;;[.E213];&quot;_&quot;;[.F213];&quot;.wav&quot;)" office:value-type="string" office:string-value="/home/peter/Thesis/ForcedAligner/Aligner1/wav/ANQ27_11.wav">
            <text:p>/home/peter/Thesis/ForcedAligner/Aligner1/wav/ANQ27_11.wav</text:p>
          </table:table-cell>
          <table:table-cell office:value-type="string">
            <text:p>ce que je comprends, c' est qu' au deuxième bloc on devrait alterner. est ce que c' est vrai?</text:p>
          </table:table-cell>
        </table:table-row>
        <table:table-row table:style-name="ro1">
          <table:table-cell table:number-columns-repeated="2"/>
          <table:table-cell office:value-type="string">
            <text:p>4221a</text:p>
          </table:table-cell>
          <table:table-cell office:value-type="float" office:value="282">
            <text:p>282</text:p>
          </table:table-cell>
          <table:table-cell office:value-type="float" office:value="27">
            <text:p>27</text:p>
          </table:table-cell>
          <table:table-cell table:formula="of:=IF([.E214]=[.E213];[.F213]+1;1)" office:value-type="float" office:value="12">
            <text:p>12</text:p>
          </table:table-cell>
          <table:table-cell table:formula="of:=CONCATENATE(&quot;/home/peter/Thesis/ForcedAligner/Aligner1/wav/11025/&quot;;[.C214];[.D214];&quot;.wav&quot;)" office:value-type="string" office:string-value="/home/peter/Thesis/ForcedAligner/Aligner1/wav/11025/4221a282.wav">
            <text:p>/home/peter/Thesis/ForcedAligner/Aligner1/wav/11025/4221a282.wav</text:p>
          </table:table-cell>
          <table:table-cell table:formula="of:=CONCATENATE(&quot;/home/peter/Thesis/ForcedAligner/Aligner1/wav/&quot;;&quot;ANQ&quot;;[.E214];&quot;_&quot;;[.F214];&quot;.wav&quot;)" office:value-type="string" office:string-value="/home/peter/Thesis/ForcedAligner/Aligner1/wav/ANQ27_12.wav">
            <text:p>/home/peter/Thesis/ForcedAligner/Aligner1/wav/ANQ27_12.wav</text:p>
          </table:table-cell>
          <table:table-cell office:value-type="string">
            <text:p>merci beaucoup, madame la présidente. toujours dans les chiffres, monsieur le président, alors euh je vais euh vous demander des précisions sur le plan d' action et réduction de contrôle des dépenses. je sais que l' assemblée nationale n' est pas à la marge des autres ministères et organismes et a décidé de souscrire, lui aussi, aux objectifs du plan d' action pour la réduction et le contrôle des dépenses deux mille neuf deux mille quatorze. alors, dans ce sens là, est ce qu' il est possible pour vous de nous indiquer quels sont les efforts de réduction, cette année, dans le présent budget deux mille onze deux mille douze? et je vous dirai que mon collègue euh député de vaudreuil, dans un prochain bloc, vous parlera davantage euh du contrôle et de la réduction des effectifs. alors, j' aimerais j' aimerais ça si nous pouvions nous concentrer en fait sur seulement l' aspect budgétaire, sur les mesures, les efforts de réduction qu' on retrouve à l' assemblée nationale en deux mille onze deux mille douze.</text:p>
          </table:table-cell>
        </table:table-row>
        <table:table-row table:style-name="ro1">
          <table:table-cell table:number-columns-repeated="2"/>
          <table:table-cell office:value-type="string">
            <text:p>4221a</text:p>
          </table:table-cell>
          <table:table-cell office:value-type="float" office:value="287">
            <text:p>287</text:p>
          </table:table-cell>
          <table:table-cell office:value-type="float" office:value="27">
            <text:p>27</text:p>
          </table:table-cell>
          <table:table-cell table:formula="of:=IF([.E215]=[.E214];[.F214]+1;1)" office:value-type="float" office:value="13">
            <text:p>13</text:p>
          </table:table-cell>
          <table:table-cell table:formula="of:=CONCATENATE(&quot;/home/peter/Thesis/ForcedAligner/Aligner1/wav/11025/&quot;;[.C215];[.D215];&quot;.wav&quot;)" office:value-type="string" office:string-value="/home/peter/Thesis/ForcedAligner/Aligner1/wav/11025/4221a287.wav">
            <text:p>/home/peter/Thesis/ForcedAligner/Aligner1/wav/11025/4221a287.wav</text:p>
          </table:table-cell>
          <table:table-cell table:formula="of:=CONCATENATE(&quot;/home/peter/Thesis/ForcedAligner/Aligner1/wav/&quot;;&quot;ANQ&quot;;[.E215];&quot;_&quot;;[.F215];&quot;.wav&quot;)" office:value-type="string" office:string-value="/home/peter/Thesis/ForcedAligner/Aligner1/wav/ANQ27_13.wav">
            <text:p>/home/peter/Thesis/ForcedAligner/Aligner1/wav/ANQ27_13.wav</text:p>
          </table:table-cell>
          <table:table-cell office:value-type="string">
            <text:p>d' accord.</text:p>
          </table:table-cell>
        </table:table-row>
        <table:table-row table:style-name="ro1">
          <table:table-cell table:number-columns-repeated="2"/>
          <table:table-cell office:value-type="string">
            <text:p>4221a</text:p>
          </table:table-cell>
          <table:table-cell office:value-type="float" office:value="290">
            <text:p>290</text:p>
          </table:table-cell>
          <table:table-cell office:value-type="float" office:value="27">
            <text:p>27</text:p>
          </table:table-cell>
          <table:table-cell table:formula="of:=IF([.E216]=[.E215];[.F215]+1;1)" office:value-type="float" office:value="14">
            <text:p>14</text:p>
          </table:table-cell>
          <table:table-cell table:formula="of:=CONCATENATE(&quot;/home/peter/Thesis/ForcedAligner/Aligner1/wav/11025/&quot;;[.C216];[.D216];&quot;.wav&quot;)" office:value-type="string" office:string-value="/home/peter/Thesis/ForcedAligner/Aligner1/wav/11025/4221a290.wav">
            <text:p>/home/peter/Thesis/ForcedAligner/Aligner1/wav/11025/4221a290.wav</text:p>
          </table:table-cell>
          <table:table-cell table:formula="of:=CONCATENATE(&quot;/home/peter/Thesis/ForcedAligner/Aligner1/wav/&quot;;&quot;ANQ&quot;;[.E216];&quot;_&quot;;[.F216];&quot;.wav&quot;)" office:value-type="string" office:string-value="/home/peter/Thesis/ForcedAligner/Aligner1/wav/ANQ27_14.wav">
            <text:p>/home/peter/Thesis/ForcedAligner/Aligner1/wav/ANQ27_14.wav</text:p>
          </table:table-cell>
          <table:table-cell office:value-type="string">
            <text:p>dans un pas vraiment un autre ordre d' idées, mais en fait euh je voudrais savoir, l' assemblée nationale procède à plusieurs appels d' offres au cours d' une année. son règlement sur les contrats a été remplacé par un nouveau règlement au cours de la dernière année. et euh est ce qu' il vous est possible de me communiquer quelles sont les principales modifications qui ont été apportées dans le nouveau règlement euh et, l' ancien qui prévalait depuis plusieurs années, là, quelles sont les différences?</text:p>
          </table:table-cell>
        </table:table-row>
        <table:table-row table:style-name="ro1">
          <table:table-cell table:number-columns-repeated="2"/>
          <table:table-cell office:value-type="string">
            <text:p>4221a</text:p>
          </table:table-cell>
          <table:table-cell office:value-type="float" office:value="16">
            <text:p>16</text:p>
          </table:table-cell>
          <table:table-cell office:value-type="float" office:value="28">
            <text:p>28</text:p>
          </table:table-cell>
          <table:table-cell table:formula="of:=IF([.E217]=[.E216];[.F216]+1;1)" office:value-type="float" office:value="1">
            <text:p>1</text:p>
          </table:table-cell>
          <table:table-cell table:formula="of:=CONCATENATE(&quot;/home/peter/Thesis/ForcedAligner/Aligner1/wav/11025/&quot;;[.C217];[.D217];&quot;.wav&quot;)" office:value-type="string" office:string-value="/home/peter/Thesis/ForcedAligner/Aligner1/wav/11025/4221a16.wav">
            <text:p>/home/peter/Thesis/ForcedAligner/Aligner1/wav/11025/4221a16.wav</text:p>
          </table:table-cell>
          <table:table-cell table:formula="of:=CONCATENATE(&quot;/home/peter/Thesis/ForcedAligner/Aligner1/wav/&quot;;&quot;ANQ&quot;;[.E217];&quot;_&quot;;[.F217];&quot;.wav&quot;)" office:value-type="string" office:string-value="/home/peter/Thesis/ForcedAligner/Aligner1/wav/ANQ28_1.wav">
            <text:p>/home/peter/Thesis/ForcedAligner/Aligner1/wav/ANQ28_1.wav</text:p>
          </table:table-cell>
          <table:table-cell office:value-type="string">
            <text:p>merci, monsieur le président. les préposés aux bénéficiaires exercent un rôle de première importance auprès des patients en perte d' autonomie en les côtoyant à domicile ou dans un contexte hébergement. à l' occasion de la journée nationale des préposés aux bénéficiaires, qui a eu lieu le vingt huit avril dernier, je veux rendre hommage à celles et ceux qui assurent ce con ce contact immédiat auprès des gens qui sont dans le besoin. ces personnes mettent beaucoup de coeur et d' énergie pour faire en sorte que les aînés et les personnes qui ont besoin d' assistance se sentent bien et surtout respectés. au nom de tous mes collègues parlementaires, je remercie tous les préposés aux bénéficiaires pour la qualité de leur travail. ces personnes sont dévouées et qualifiées, et nous sommes très fiers d' eux. je vous remercie, monsieur le président.</text:p>
          </table:table-cell>
        </table:table-row>
        <table:table-row table:style-name="ro1">
          <table:table-cell table:number-columns-repeated="2"/>
          <table:table-cell office:value-type="string">
            <text:p>4222a</text:p>
          </table:table-cell>
          <table:table-cell office:value-type="float" office:value="131">
            <text:p>131</text:p>
          </table:table-cell>
          <table:table-cell office:value-type="float" office:value="3">
            <text:p>3</text:p>
          </table:table-cell>
          <table:table-cell table:formula="of:=IF([.E218]=[.E217];[.F217]+1;1)" office:value-type="float" office:value="1">
            <text:p>1</text:p>
          </table:table-cell>
          <table:table-cell table:formula="of:=CONCATENATE(&quot;/home/peter/Thesis/ForcedAligner/Aligner1/wav/11025/&quot;;[.C218];[.D218];&quot;.wav&quot;)" office:value-type="string" office:string-value="/home/peter/Thesis/ForcedAligner/Aligner1/wav/11025/4222a131.wav">
            <text:p>/home/peter/Thesis/ForcedAligner/Aligner1/wav/11025/4222a131.wav</text:p>
          </table:table-cell>
          <table:table-cell table:formula="of:=CONCATENATE(&quot;/home/peter/Thesis/ForcedAligner/Aligner1/wav/&quot;;&quot;ANQ&quot;;[.E218];&quot;_&quot;;[.F218];&quot;.wav&quot;)" office:value-type="string" office:string-value="/home/peter/Thesis/ForcedAligner/Aligner1/wav/ANQ3_1.wav">
            <text:p>/home/peter/Thesis/ForcedAligner/Aligner1/wav/ANQ3_1.wav</text:p>
          </table:table-cell>
          <table:table-cell office:value-type="string">
            <text:p>merci, monsieur le président. le neuf février dernier, on nous annonçait l' acquisition de la bourse de montréal par le groupe du london stock exchange. dès lors, nous avions interpellé le ministre quant aux aux quant aux risques que pouvait représenter une telle acquisition pour les secteurs financiers et économiques de montréal et du québec. après l' annonce de cette transaction, le ministre des finances nous avait reproché notre inquiétude quant à l' absence de garanties formelles pour montréal, mais, depuis que plusieurs grandes banques et institutions financières ont émis les mêmes réserves que nous, le ministre a révisé son jovialisme. on sait par ailleurs que le gouvernement fédéral a obtenu des documents précis et formels concernant la transaction. est ce que le ministre des finances du québec a demandé et obtenu copie des mêmes documents?</text:p>
          </table:table-cell>
        </table:table-row>
        <table:table-row table:style-name="ro1">
          <table:table-cell table:number-columns-repeated="2"/>
          <table:table-cell office:value-type="string">
            <text:p>4222a</text:p>
          </table:table-cell>
          <table:table-cell office:value-type="float" office:value="135">
            <text:p>135</text:p>
          </table:table-cell>
          <table:table-cell office:value-type="float" office:value="3">
            <text:p>3</text:p>
          </table:table-cell>
          <table:table-cell table:formula="of:=IF([.E219]=[.E218];[.F218]+1;1)" office:value-type="float" office:value="2">
            <text:p>2</text:p>
          </table:table-cell>
          <table:table-cell table:formula="of:=CONCATENATE(&quot;/home/peter/Thesis/ForcedAligner/Aligner1/wav/11025/&quot;;[.C219];[.D219];&quot;.wav&quot;)" office:value-type="string" office:string-value="/home/peter/Thesis/ForcedAligner/Aligner1/wav/11025/4222a135.wav">
            <text:p>/home/peter/Thesis/ForcedAligner/Aligner1/wav/11025/4222a135.wav</text:p>
          </table:table-cell>
          <table:table-cell table:formula="of:=CONCATENATE(&quot;/home/peter/Thesis/ForcedAligner/Aligner1/wav/&quot;;&quot;ANQ&quot;;[.E219];&quot;_&quot;;[.F219];&quot;.wav&quot;)" office:value-type="string" office:string-value="/home/peter/Thesis/ForcedAligner/Aligner1/wav/ANQ3_2.wav">
            <text:p>/home/peter/Thesis/ForcedAligner/Aligner1/wav/ANQ3_2.wav</text:p>
          </table:table-cell>
          <table:table-cell office:value-type="string">
            <text:p>monsieur le président, le gouvernement fédéral a déjà obtenu copie de ces documents là, donc on en conclut que le ministre des finances du québec n' a pas exigé à voir la copie de ces documents là et qu' il s' en remet au gouvernement fédéral pour déterminer de l' avenir financier québécois, alors qu' on sait que le gouvernement fédéral est fortement pro toronto dans le cas de l' amf, entre autres. donc, le ministre s' en remet il au gouvernement fédéral pour déterminer de l' avenir financier québécois?</text:p>
          </table:table-cell>
        </table:table-row>
        <table:table-row table:style-name="ro1">
          <table:table-cell table:number-columns-repeated="2"/>
          <table:table-cell office:value-type="string">
            <text:p>4222a</text:p>
          </table:table-cell>
          <table:table-cell office:value-type="float" office:value="141">
            <text:p>141</text:p>
          </table:table-cell>
          <table:table-cell office:value-type="float" office:value="3">
            <text:p>3</text:p>
          </table:table-cell>
          <table:table-cell table:formula="of:=IF([.E220]=[.E219];[.F219]+1;1)" office:value-type="float" office:value="3">
            <text:p>3</text:p>
          </table:table-cell>
          <table:table-cell table:formula="of:=CONCATENATE(&quot;/home/peter/Thesis/ForcedAligner/Aligner1/wav/11025/&quot;;[.C220];[.D220];&quot;.wav&quot;)" office:value-type="string" office:string-value="/home/peter/Thesis/ForcedAligner/Aligner1/wav/11025/4222a141.wav">
            <text:p>/home/peter/Thesis/ForcedAligner/Aligner1/wav/11025/4222a141.wav</text:p>
          </table:table-cell>
          <table:table-cell table:formula="of:=CONCATENATE(&quot;/home/peter/Thesis/ForcedAligner/Aligner1/wav/&quot;;&quot;ANQ&quot;;[.E220];&quot;_&quot;;[.F220];&quot;.wav&quot;)" office:value-type="string" office:string-value="/home/peter/Thesis/ForcedAligner/Aligner1/wav/ANQ3_3.wav">
            <text:p>/home/peter/Thesis/ForcedAligner/Aligner1/wav/ANQ3_3.wav</text:p>
          </table:table-cell>
          <table:table-cell office:value-type="string">
            <text:p>monsieur le président, le parlement ontarien s' est déjà penché sur la question, et un rapport a même été produit. le gouvernement fédéral analyse actuellement les documents officiels. pendant ce temps, le ministre des finances s' en remet simplement à l' amf. c' est vrai qu' il faut que l' amf fasse son travail, mais il appartient au parlement de déterminer si la transaction est bonne pour le peuple québécois ou non. est ce que le ministre des finances va s' y mettre?</text:p>
          </table:table-cell>
        </table:table-row>
        <table:table-row table:style-name="ro1">
          <table:table-cell table:number-columns-repeated="2"/>
          <table:table-cell office:value-type="string">
            <text:p>4221a</text:p>
          </table:table-cell>
          <table:table-cell office:value-type="float" office:value="47">
            <text:p>47</text:p>
          </table:table-cell>
          <table:table-cell office:value-type="float" office:value="31">
            <text:p>31</text:p>
          </table:table-cell>
          <table:table-cell table:formula="of:=IF([.E221]=[.E220];[.F220]+1;1)" office:value-type="float" office:value="1">
            <text:p>1</text:p>
          </table:table-cell>
          <table:table-cell table:formula="of:=CONCATENATE(&quot;/home/peter/Thesis/ForcedAligner/Aligner1/wav/11025/&quot;;[.C221];[.D221];&quot;.wav&quot;)" office:value-type="string" office:string-value="/home/peter/Thesis/ForcedAligner/Aligner1/wav/11025/4221a47.wav">
            <text:p>/home/peter/Thesis/ForcedAligner/Aligner1/wav/11025/4221a47.wav</text:p>
          </table:table-cell>
          <table:table-cell table:formula="of:=CONCATENATE(&quot;/home/peter/Thesis/ForcedAligner/Aligner1/wav/&quot;;&quot;ANQ&quot;;[.E221];&quot;_&quot;;[.F221];&quot;.wav&quot;)" office:value-type="string" office:string-value="/home/peter/Thesis/ForcedAligner/Aligner1/wav/ANQ31_1.wav">
            <text:p>/home/peter/Thesis/ForcedAligner/Aligner1/wav/ANQ31_1.wav</text:p>
          </table:table-cell>
          <table:table-cell office:value-type="string">
            <text:p>merci, monsieur le président. en le député de richelieu aborde effectivement un dossier important puisque le gouvernement, depuis euh des années, investit énormément d' argent dans ces ressources informationnelles. et je dois vous dire, monsieur le président, que notre préoccupation première, c' est de s' assurer que cet argent est investi pour les bonnes raisons, que cet argent est investi de la façon la plus rigoureuse, monsieur le président, et que nous puissions revoir en effet toutes nos façons de faire et le député de richelieu est très au courant toutes nos façons de faire pour nous assurer que et nous lirons le rapport du vérificateur général avec un immense intérêt pour nous assurer donc, il y aura des recommandations que nous les suivons. mais, monsieur le président, je rappelle à cette assemblée que nous avons déposé un projet de loi, le projet de loi cent trente-trois, mais que nous avons déposé aussi une politique sur toute la gestion des ressources informationnelles non seulement dans les ministères et organismes, mais dorénavant cette politique s' appliquera aussi au réseau de l' éducation et au réseau de la santé, ce qui est une première, monsieur le président, pour nous assurer et j' aurai l' occasion d' élaborer là dessus, mais nous assurer que ces sommes, comme je le disais, dans ces contextes de de gestion rigoureuse des finances publiques, soient respectées. monsieur le président, il est il est évident dans notre esprit que ce travail là doit se faire, il doit se faire selon les règles et</text:p>
          </table:table-cell>
        </table:table-row>
        <table:table-row table:style-name="ro1">
          <table:table-cell table:number-columns-repeated="2"/>
          <table:table-cell office:value-type="string">
            <text:p>4222a</text:p>
          </table:table-cell>
          <table:table-cell office:value-type="float" office:value="112">
            <text:p>112</text:p>
          </table:table-cell>
          <table:table-cell office:value-type="float" office:value="31">
            <text:p>31</text:p>
          </table:table-cell>
          <table:table-cell table:formula="of:=IF([.E222]=[.E221];[.F221]+1;1)" office:value-type="float" office:value="2">
            <text:p>2</text:p>
          </table:table-cell>
          <table:table-cell table:formula="of:=CONCATENATE(&quot;/home/peter/Thesis/ForcedAligner/Aligner1/wav/11025/&quot;;[.C222];[.D222];&quot;.wav&quot;)" office:value-type="string" office:string-value="/home/peter/Thesis/ForcedAligner/Aligner1/wav/11025/4222a112.wav">
            <text:p>/home/peter/Thesis/ForcedAligner/Aligner1/wav/11025/4222a112.wav</text:p>
          </table:table-cell>
          <table:table-cell table:formula="of:=CONCATENATE(&quot;/home/peter/Thesis/ForcedAligner/Aligner1/wav/&quot;;&quot;ANQ&quot;;[.E222];&quot;_&quot;;[.F222];&quot;.wav&quot;)" office:value-type="string" office:string-value="/home/peter/Thesis/ForcedAligner/Aligner1/wav/ANQ31_2.wav">
            <text:p>/home/peter/Thesis/ForcedAligner/Aligner1/wav/ANQ31_2.wav</text:p>
          </table:table-cell>
          <table:table-cell office:value-type="string">
            <text:p>alors, monsieur le président, je veux réitérer en cette chambre que nous avons déposé une politique cadre et une loi justement pour s' assurer que nous gérons de façon non seulement efficace, mais très rigoureuse l' ensemble de nos réseaux informatiques. une des nouveautés de cette politique cadre, et j' insiste pour le dire, c' est que dorénavant le réseau de la santé comme le réseau de l' éducation seront soumis</text:p>
          </table:table-cell>
        </table:table-row>
        <table:table-row table:style-name="ro1">
          <table:table-cell table:number-columns-repeated="2"/>
          <table:table-cell office:value-type="string">
            <text:p>4221a</text:p>
          </table:table-cell>
          <table:table-cell office:value-type="string">
            <text:p>451g</text:p>
          </table:table-cell>
          <table:table-cell office:value-type="float" office:value="31">
            <text:p>31</text:p>
          </table:table-cell>
          <table:table-cell table:formula="of:=IF([.E223]=[.E222];[.F222]+1;1)" office:value-type="float" office:value="3">
            <text:p>3</text:p>
          </table:table-cell>
          <table:table-cell table:formula="of:=CONCATENATE(&quot;/home/peter/Thesis/ForcedAligner/Aligner1/wav/11025/&quot;;[.C223];[.D223];&quot;.wav&quot;)" office:value-type="string" office:string-value="/home/peter/Thesis/ForcedAligner/Aligner1/wav/11025/4221a451g.wav">
            <text:p>/home/peter/Thesis/ForcedAligner/Aligner1/wav/11025/4221a451g.wav</text:p>
          </table:table-cell>
          <table:table-cell table:formula="of:=CONCATENATE(&quot;/home/peter/Thesis/ForcedAligner/Aligner1/wav/&quot;;&quot;ANQ&quot;;[.E223];&quot;_&quot;;[.F223];&quot;.wav&quot;)" office:value-type="string" office:string-value="/home/peter/Thesis/ForcedAligner/Aligner1/wav/ANQ31_3.wav">
            <text:p>/home/peter/Thesis/ForcedAligner/Aligner1/wav/ANQ31_3.wav</text:p>
          </table:table-cell>
          <table:table-cell office:value-type="string">
            <text:p>selon un cadre de gestion clair pour tout le monde, établi pour tout le monde, strict pour tout le monde, ferme pour tout le monde qu' on soit capables, monsieur le président, à ce moment là, de de répondre aux bonnes questions au bon moment et que euh on puisse euh poursuivre, en tout cas de notre côté, en voulant minimiser au maximum euh les effets négatifs qui pourraient survenir en cours de route. donc, le projet de loi va nous permettre de mettre en oeuvre euh cette politique cadre, monsieur le président. euh peut être que le député de richelieu nous dira parce qu' il me semble me souvenir qu' en commission parlementaire il nous disait: euh pourquoi une loi? est ce qu' on avait vraiment besoin d' une loi? moi, personnellement, je dis oui, monsieur le président, parce que euh nous investissons plus de tout près de trois milliards de dollars par année, incluant les réseaux éducation et santé. c' est majeur, trois milliards de dollars par année. et je pense que justement il faut qu' une loi définisse ces rôles de façon très précise, puisse définir ces responsabilités de façon très précise, puisse donner toute l' autorité requise à la fois au directeur principal de l' information et au conseil du trésor, puisse définir beaucoup plus clairement le rôle des ministères. parce que j' ai omis de vous dire, monsieur le président, qu' un directeur principal de l' information, il y en aura un à l' ensemble du gouvernement, mais chaque ministère, organisme</text:p>
          </table:table-cell>
        </table:table-row>
        <table:table-row table:style-name="ro1">
          <table:table-cell table:number-columns-repeated="2"/>
          <table:table-cell office:value-type="string">
            <text:p>4222a</text:p>
          </table:table-cell>
          <table:table-cell office:value-type="string">
            <text:p>240h</text:p>
          </table:table-cell>
          <table:table-cell office:value-type="float" office:value="31">
            <text:p>31</text:p>
          </table:table-cell>
          <table:table-cell table:formula="of:=IF([.E224]=[.E223];[.F223]+1;1)" office:value-type="float" office:value="4">
            <text:p>4</text:p>
          </table:table-cell>
          <table:table-cell table:formula="of:=CONCATENATE(&quot;/home/peter/Thesis/ForcedAligner/Aligner1/wav/11025/&quot;;[.C224];[.D224];&quot;.wav&quot;)" office:value-type="string" office:string-value="/home/peter/Thesis/ForcedAligner/Aligner1/wav/11025/4222a240h.wav">
            <text:p>/home/peter/Thesis/ForcedAligner/Aligner1/wav/11025/4222a240h.wav</text:p>
          </table:table-cell>
          <table:table-cell table:formula="of:=CONCATENATE(&quot;/home/peter/Thesis/ForcedAligner/Aligner1/wav/&quot;;&quot;ANQ&quot;;[.E224];&quot;_&quot;;[.F224];&quot;.wav&quot;)" office:value-type="string" office:string-value="/home/peter/Thesis/ForcedAligner/Aligner1/wav/ANQ31_4.wav">
            <text:p>/home/peter/Thesis/ForcedAligner/Aligner1/wav/ANQ31_4.wav</text:p>
          </table:table-cell>
          <table:table-cell office:value-type="string">
            <text:p>euh euh dans le tableau euh des dossiers qui ont été difficiles au gouvernement au cours des dernières années, savez vous, monsieur le président, quel est le premier projet que le vérificateur cite, le premier projet identifié au chapitre de ce qui n' aurait pas dû être fait? c' est le dossier gires, monsieur le président. ça, il ne nous l' a pas dit, le député de richelieu, parce que c' est le député de richelieu qui était président du conseil du trésor à ce moment là. mais c' est dans le tableau du vérificateur général, le premier en haut, gires, quatre cent millions dollars, monsieur le président, que ça a coûté aux contribuables québécois. mais, monsieur le président, nous reconnaissons que nous devons faire autrement. nous reconnaissons que nous devons revoir complètement la gestion des projets informatiques dans tous les ministères organismes du gouvernement. mais non seulement ça, monsieur le président, et ça, le vérificateur le salue, nous allons dorénavant nous assurer de la même rigueur de gestion dans les réseaux de la santé et dans le réseau de l' éducation. oui à l' autonomie, mais oui à l' autonomie concertée, monsieur le président. meilleure planification, meilleure analyse des besoins, meilleure gestion de risques, monsieur le président. et savez vous quoi? ce qui est intéressant, et ça, il y a aucun député de l' opposition qui l' a mentionné encore, mais le vérificateur général, dans son rapport, il y a un tableau, il y a un tableau au chapitre huit, et c' est le tableau onze, monsieur le président. ce tableau là est euh assez intéressant</text:p>
          </table:table-cell>
        </table:table-row>
        <table:table-row table:style-name="ro1">
          <table:table-cell table:number-columns-repeated="2"/>
          <table:table-cell office:value-type="string">
            <text:p>4221a</text:p>
          </table:table-cell>
          <table:table-cell office:value-type="string">
            <text:p>451h</text:p>
          </table:table-cell>
          <table:table-cell office:value-type="float" office:value="31">
            <text:p>31</text:p>
          </table:table-cell>
          <table:table-cell table:formula="of:=IF([.E225]=[.E224];[.F224]+1;1)" office:value-type="float" office:value="5">
            <text:p>5</text:p>
          </table:table-cell>
          <table:table-cell table:formula="of:=CONCATENATE(&quot;/home/peter/Thesis/ForcedAligner/Aligner1/wav/11025/&quot;;[.C225];[.D225];&quot;.wav&quot;)" office:value-type="string" office:string-value="/home/peter/Thesis/ForcedAligner/Aligner1/wav/11025/4221a451h.wav">
            <text:p>/home/peter/Thesis/ForcedAligner/Aligner1/wav/11025/4221a451h.wav</text:p>
          </table:table-cell>
          <table:table-cell table:formula="of:=CONCATENATE(&quot;/home/peter/Thesis/ForcedAligner/Aligner1/wav/&quot;;&quot;ANQ&quot;;[.E225];&quot;_&quot;;[.F225];&quot;.wav&quot;)" office:value-type="string" office:string-value="/home/peter/Thesis/ForcedAligner/Aligner1/wav/ANQ31_5.wav">
            <text:p>/home/peter/Thesis/ForcedAligner/Aligner1/wav/ANQ31_5.wav</text:p>
          </table:table-cell>
          <table:table-cell office:value-type="string">
            <text:p>devra avoir identifié ah un directeur, aussi, principal de l' information de son ministère et de son organisme. de la même façon, il devra y en avoir un pour le réseau de la santé et un pour le réseau de l' éducation et faire les liens avec les établissements concernés. donc, il me semble que, si on veut assurer une stabilité parce que la stabilité est importante dans nos processus la stabilité dans nos façons de faire, si on veut s' assurer de la rigueur, de la transparence, si on veut s' assurer de notre capacité de rendre des comptes, parce qu' il faudra rendre des comptes de façon aussi très euh très ordonnée, je dirais, bien, à ce moment là une loi est certainement le meilleur outil pour être capable de de de fournir cet encadrement et de fournir cet ensemble de règles et de procédures um qui, euh bien sûr, euh vont dorénavant guider la gestion des ressources informationnelles. monsieur le président, vous aurez compris aussi que ce projet de loi s' inscrit très certainement dans notre volonté de rétablir l' équilibre budgétaire en deux mille treize deux mille quatorze. on a tous la responsabilité de gérer de façon rigoureuse euh les finances publiques et les les investissements que nous faisons, mais nous avons aussi, comme gouvernement, pris l' engagement de retrouver l' équilibre budgétaire en deux mille treize deux mille quatorze. or, monsieur le président, si nous pouvons euh augmenter cette interopérabilité, si nous pouvons, par exemple, rationaliser les outils informatiques je pense aux courriels électroniques, par exemple</text:p>
          </table:table-cell>
        </table:table-row>
        <table:table-row table:style-name="ro1">
          <table:table-cell table:number-columns-repeated="2"/>
          <table:table-cell office:value-type="string">
            <text:p>4222a</text:p>
          </table:table-cell>
          <table:table-cell office:value-type="string">
            <text:p>240i</text:p>
          </table:table-cell>
          <table:table-cell office:value-type="float" office:value="31">
            <text:p>31</text:p>
          </table:table-cell>
          <table:table-cell table:formula="of:=IF([.E226]=[.E225];[.F225]+1;1)" office:value-type="float" office:value="6">
            <text:p>6</text:p>
          </table:table-cell>
          <table:table-cell table:formula="of:=CONCATENATE(&quot;/home/peter/Thesis/ForcedAligner/Aligner1/wav/11025/&quot;;[.C226];[.D226];&quot;.wav&quot;)" office:value-type="string" office:string-value="/home/peter/Thesis/ForcedAligner/Aligner1/wav/11025/4222a240i.wav">
            <text:p>/home/peter/Thesis/ForcedAligner/Aligner1/wav/11025/4222a240i.wav</text:p>
          </table:table-cell>
          <table:table-cell table:formula="of:=CONCATENATE(&quot;/home/peter/Thesis/ForcedAligner/Aligner1/wav/&quot;;&quot;ANQ&quot;;[.E226];&quot;_&quot;;[.F226];&quot;.wav&quot;)" office:value-type="string" office:string-value="/home/peter/Thesis/ForcedAligner/Aligner1/wav/ANQ31_6.wav">
            <text:p>/home/peter/Thesis/ForcedAligner/Aligner1/wav/ANQ31_6.wav</text:p>
          </table:table-cell>
          <table:table-cell office:value-type="string">
            <text:p>parce qu' il euh il met, d' un côté, les lacunes de la gestion de nos services informatiques, mais ça, c' est la colonne de gauche, mais, la colonne de droite, il met les initiatives que le gouvernement actuel prend et a pris pour répondre aux lacunes. et, monsieur le président, c' est fait de façon très précise et très détaillée. et, quand on lit attentivement, on voit que c' est toute la description de la façon dont les projets devraient être gérés. et il y a encore une petite colonne, à l' extrême droite, avec deux deux lettres, il y a une lettre l puis une lettre p à chacun des items. un item, c' est le l, puis un autre item, c' est le p. savez vous ce que ça veut dire, ça, ce l et le p, là? ça veut dire que il y a un item de rectification et de correction qui se retrouve inscrit dans la loi. et l' autre item d' identification, inscrit p, ça, ça veut dire: politique cadre sur la gestion des ressources informationnelles déposée en octobre dernier. donc, monsieur le président, ce que le vérificateur général nous dit dans ce tableau onze, c' est que le gouvernement agit, c' est le gouvernement prend ses responsabilités, c' est que le gouvernement a déterminé, dans un cadre rigoureux, les étapes à suivre pour s' assurer que nous respectons les coûts, que nous respectons les échéanciers, mais surtout, monsieur le président, surtout, que nous avons une bonne compréhension des risques, nous avons une bonne compréhension des besoins</text:p>
          </table:table-cell>
        </table:table-row>
        <table:table-row table:style-name="ro1">
          <table:table-cell table:number-columns-repeated="2"/>
          <table:table-cell office:value-type="string">
            <text:p>4221a</text:p>
          </table:table-cell>
          <table:table-cell office:value-type="string">
            <text:p>451i</text:p>
          </table:table-cell>
          <table:table-cell office:value-type="float" office:value="31">
            <text:p>31</text:p>
          </table:table-cell>
          <table:table-cell table:formula="of:=IF([.E227]=[.E226];[.F226]+1;1)" office:value-type="float" office:value="7">
            <text:p>7</text:p>
          </table:table-cell>
          <table:table-cell table:formula="of:=CONCATENATE(&quot;/home/peter/Thesis/ForcedAligner/Aligner1/wav/11025/&quot;;[.C227];[.D227];&quot;.wav&quot;)" office:value-type="string" office:string-value="/home/peter/Thesis/ForcedAligner/Aligner1/wav/11025/4221a451i.wav">
            <text:p>/home/peter/Thesis/ForcedAligner/Aligner1/wav/11025/4221a451i.wav</text:p>
          </table:table-cell>
          <table:table-cell table:formula="of:=CONCATENATE(&quot;/home/peter/Thesis/ForcedAligner/Aligner1/wav/&quot;;&quot;ANQ&quot;;[.E227];&quot;_&quot;;[.F227];&quot;.wav&quot;)" office:value-type="string" office:string-value="/home/peter/Thesis/ForcedAligner/Aligner1/wav/ANQ31_7.wav">
            <text:p>/home/peter/Thesis/ForcedAligner/Aligner1/wav/ANQ31_7.wav</text:p>
          </table:table-cell>
          <table:table-cell office:value-type="string">
            <text:p>je pense à notre capacité de peut être regrouper des serveurs. je donne des exemples, là, très rapidement parce que je ne peux pas élaborer. mais il y aura là, à travers ne serait ce que ces deux exemples, dans notre façon de faire les analyses et dans notre façon de de d' apporter des solutions, il y aura certainement, je suis convaincue de cela, des économies importantes à faire. et, monsieur le président, je vous rappelle que nous nous sommes fixé des économies de deux cent millions de dollars, uniquement au niveau de la gestion des ressources informationnelles, que nous devons obtenir et faire d' ici deux mille treize deux mille quatorze, et, dans ce sens là, je suis absolument convaincue que ce montant est réaliste. c' est un défi, là, je ne suis pas en train de dire que ça va être facile. pas du tout facile, parce que oui, il y aura des défis, et et et, le député de richelieu le dira, il ne faut pas alourdir le processus, il ne faut pas étirer les délais, il faut et je suis tout à fait consciente de ça, monsieur le président. le défi que nous aurons, ce sera un défi d' efficacité et non pas un défi d' alourdir la bureaucratie, ça, je peux vous assurer de mon engagement à cet égard là, parce que ce n' est certainement pas l' objectif de ce projet de loi et c' est certainement pas non plus l' objectif de cette politique cadre. mais je pense que euh nous aurons l' occasion d' en rediscuter bien bien plus en profondeur et de façon très précise au moment de l' étude du projet de loi article par article. mais je peux vous assurer et je peux assurer les membres de cette assemblée de toute notre collaboration pour améliorer le projet de loi s' il y a lieu, mais surtout pour nous assurer que les objectifs que je viens de vous énumérer soient le plus strictement et le plus rigoureusement respectés. merci, monsieur le président.</text:p>
          </table:table-cell>
        </table:table-row>
        <table:table-row table:style-name="ro1">
          <table:table-cell table:number-columns-repeated="2"/>
          <table:table-cell office:value-type="string">
            <text:p>4222a</text:p>
          </table:table-cell>
          <table:table-cell office:value-type="string">
            <text:p>240j</text:p>
          </table:table-cell>
          <table:table-cell office:value-type="float" office:value="31">
            <text:p>31</text:p>
          </table:table-cell>
          <table:table-cell table:formula="of:=IF([.E228]=[.E227];[.F227]+1;1)" office:value-type="float" office:value="8">
            <text:p>8</text:p>
          </table:table-cell>
          <table:table-cell table:formula="of:=CONCATENATE(&quot;/home/peter/Thesis/ForcedAligner/Aligner1/wav/11025/&quot;;[.C228];[.D228];&quot;.wav&quot;)" office:value-type="string" office:string-value="/home/peter/Thesis/ForcedAligner/Aligner1/wav/11025/4222a240j.wav">
            <text:p>/home/peter/Thesis/ForcedAligner/Aligner1/wav/11025/4222a240j.wav</text:p>
          </table:table-cell>
          <table:table-cell table:formula="of:=CONCATENATE(&quot;/home/peter/Thesis/ForcedAligner/Aligner1/wav/&quot;;&quot;ANQ&quot;;[.E228];&quot;_&quot;;[.F228];&quot;.wav&quot;)" office:value-type="string" office:string-value="/home/peter/Thesis/ForcedAligner/Aligner1/wav/ANQ31_8.wav">
            <text:p>/home/peter/Thesis/ForcedAligner/Aligner1/wav/ANQ31_8.wav</text:p>
          </table:table-cell>
          <table:table-cell office:value-type="string">
            <text:p>que dorénavant nous travaillons dans un esprit d' échange et de collaboration, et que tout n' est jamais à recommencer dans un gouvernement, et que donc, au niveau des architectures, au niveau des opérabilités, au niveau de des interrelations, on puisse vraiment maximiser le rendement de nos investissements, monsieur le président. et ça aussi, ça fait partie deux cent millions en deux ans, monsieur le président, c' est pas négligeable de pouvoir réaliser ces économies là au chapitre euh des ressources informationnelles. alors, monsieur le président, je termine là dessus en vous disant que euh je suis très fière de faire partie d' un gouvernement euh qui euh euh a été capable de planifier, a été capable de prévoir mais surtout a été capable de prendre des décisions courageuses et de prendre des décisions qui s' imposaient pour s' assurer que toutes les familles du québec euh puissent euh vivre dans un contexte de qualité de vie adéquat, mais surtout puissent être au travail, parce que ça, c' est fondamental euh qu' on soit au travail et c' est par le travail qu' on réussit à à bien sûr rendre notre famille heureuse, mais c' est par notre travail aussi qu' on peut euh continuer, comme nous le faisons, à bâtir un québec prospère et moderne. merci</text:p>
          </table:table-cell>
        </table:table-row>
        <table:table-row table:style-name="ro1">
          <table:table-cell table:number-columns-repeated="2"/>
          <table:table-cell office:value-type="string">
            <text:p>4221a</text:p>
          </table:table-cell>
          <table:table-cell office:value-type="float" office:value="51">
            <text:p>51</text:p>
          </table:table-cell>
          <table:table-cell office:value-type="float" office:value="31">
            <text:p>31</text:p>
          </table:table-cell>
          <table:table-cell table:formula="of:=IF([.E229]=[.E228];[.F228]+1;1)" office:value-type="float" office:value="9">
            <text:p>9</text:p>
          </table:table-cell>
          <table:table-cell table:formula="of:=CONCATENATE(&quot;/home/peter/Thesis/ForcedAligner/Aligner1/wav/11025/&quot;;[.C229];[.D229];&quot;.wav&quot;)" office:value-type="string" office:string-value="/home/peter/Thesis/ForcedAligner/Aligner1/wav/11025/4221a51.wav">
            <text:p>/home/peter/Thesis/ForcedAligner/Aligner1/wav/11025/4221a51.wav</text:p>
          </table:table-cell>
          <table:table-cell table:formula="of:=CONCATENATE(&quot;/home/peter/Thesis/ForcedAligner/Aligner1/wav/&quot;;&quot;ANQ&quot;;[.E229];&quot;_&quot;;[.F229];&quot;.wav&quot;)" office:value-type="string" office:string-value="/home/peter/Thesis/ForcedAligner/Aligner1/wav/ANQ31_9.wav">
            <text:p>/home/peter/Thesis/ForcedAligner/Aligner1/wav/ANQ31_9.wav</text:p>
          </table:table-cell>
          <table:table-cell office:value-type="string">
            <text:p>monsieur le président, dans le souci de répondre à la question du député de ris de richelieu, je vous rappellerai et il l' a lue, je le sais, qu' il l' a lue, nous avons échangé, lui et moi, sur ce sujet là, il a lu la politique, et il sait très bien que ce n' est pas la question d' embaucher une personne de plus, ce n' est pas la question uniquement des ressources, c' est surtout, avant tout, sur la façon dont nous devons gérer des projets informatiques. comme bien des organisations, monsieur le président, on a toujours pris les bouchées très grosses. et je rappelle au député de richelieu que, lui même, jadis, il avait un dossier gires où la bouchée était très grosse. et on nous et on est très conscients aujourd'hui qu' il faut s' assurer que nous qu' à chaque étape nous soyons capables de</text:p>
          </table:table-cell>
        </table:table-row>
        <table:table-row table:style-name="ro1">
          <table:table-cell table:number-columns-repeated="2"/>
          <table:table-cell office:value-type="string">
            <text:p>4222a</text:p>
          </table:table-cell>
          <table:table-cell office:value-type="float" office:value="113">
            <text:p>113</text:p>
          </table:table-cell>
          <table:table-cell office:value-type="float" office:value="31">
            <text:p>31</text:p>
          </table:table-cell>
          <table:table-cell table:formula="of:=IF([.E230]=[.E229];[.F229]+1;1)" office:value-type="float" office:value="10">
            <text:p>10</text:p>
          </table:table-cell>
          <table:table-cell table:formula="of:=CONCATENATE(&quot;/home/peter/Thesis/ForcedAligner/Aligner1/wav/11025/&quot;;[.C230];[.D230];&quot;.wav&quot;)" office:value-type="string" office:string-value="/home/peter/Thesis/ForcedAligner/Aligner1/wav/11025/4222a113.wav">
            <text:p>/home/peter/Thesis/ForcedAligner/Aligner1/wav/11025/4222a113.wav</text:p>
          </table:table-cell>
          <table:table-cell table:formula="of:=CONCATENATE(&quot;/home/peter/Thesis/ForcedAligner/Aligner1/wav/&quot;;&quot;ANQ&quot;;[.E230];&quot;_&quot;;[.F230];&quot;.wav&quot;)" office:value-type="string" office:string-value="/home/peter/Thesis/ForcedAligner/Aligner1/wav/ANQ31_10.wav">
            <text:p>/home/peter/Thesis/ForcedAligner/Aligner1/wav/ANQ31_10.wav</text:p>
          </table:table-cell>
          <table:table-cell office:value-type="string">
            <text:p>seront soumis à des règles de gestion de projets, d' évaluation des besoins et d' analyse de gestion de risques extrêmement rigoureuses. oui, j' ai reconnu, monsieur le président, que nous devons, à l' ensemble du gouvernement, des ministères et organismes, nous devons revoir nos façons de faire. et, de la même façon, nous devons avoir une meilleure planification, une meilleure coordination à l' ensemble {ns}</text:p>
          </table:table-cell>
        </table:table-row>
        <table:table-row table:style-name="ro1">
          <table:table-cell table:number-columns-repeated="2"/>
          <table:table-cell office:value-type="string">
            <text:p>4221a</text:p>
          </table:table-cell>
          <table:table-cell office:value-type="float" office:value="53">
            <text:p>53</text:p>
          </table:table-cell>
          <table:table-cell office:value-type="float" office:value="31">
            <text:p>31</text:p>
          </table:table-cell>
          <table:table-cell table:formula="of:=IF([.E231]=[.E230];[.F230]+1;1)" office:value-type="float" office:value="11">
            <text:p>11</text:p>
          </table:table-cell>
          <table:table-cell table:formula="of:=CONCATENATE(&quot;/home/peter/Thesis/ForcedAligner/Aligner1/wav/11025/&quot;;[.C231];[.D231];&quot;.wav&quot;)" office:value-type="string" office:string-value="/home/peter/Thesis/ForcedAligner/Aligner1/wav/11025/4221a53.wav">
            <text:p>/home/peter/Thesis/ForcedAligner/Aligner1/wav/11025/4221a53.wav</text:p>
          </table:table-cell>
          <table:table-cell table:formula="of:=CONCATENATE(&quot;/home/peter/Thesis/ForcedAligner/Aligner1/wav/&quot;;&quot;ANQ&quot;;[.E231];&quot;_&quot;;[.F231];&quot;.wav&quot;)" office:value-type="string" office:string-value="/home/peter/Thesis/ForcedAligner/Aligner1/wav/ANQ31_11.wav">
            <text:p>/home/peter/Thesis/ForcedAligner/Aligner1/wav/ANQ31_11.wav</text:p>
          </table:table-cell>
          <table:table-cell office:value-type="string">
            <text:p>besoins, faire les suivis, apporter les ajustements et surtout avoir une très bonne analyse de la gestion des risques, monsieur le président.</text:p>
          </table:table-cell>
        </table:table-row>
        <table:table-row table:style-name="ro1">
          <table:table-cell table:number-columns-repeated="2"/>
          <table:table-cell office:value-type="string">
            <text:p>4222a</text:p>
          </table:table-cell>
          <table:table-cell office:value-type="string">
            <text:p>240a</text:p>
          </table:table-cell>
          <table:table-cell office:value-type="float" office:value="31">
            <text:p>31</text:p>
          </table:table-cell>
          <table:table-cell table:formula="of:=IF([.E232]=[.E231];[.F231]+1;1)" office:value-type="float" office:value="12">
            <text:p>12</text:p>
          </table:table-cell>
          <table:table-cell table:formula="of:=CONCATENATE(&quot;/home/peter/Thesis/ForcedAligner/Aligner1/wav/11025/&quot;;[.C232];[.D232];&quot;.wav&quot;)" office:value-type="string" office:string-value="/home/peter/Thesis/ForcedAligner/Aligner1/wav/11025/4222a240a.wav">
            <text:p>/home/peter/Thesis/ForcedAligner/Aligner1/wav/11025/4222a240a.wav</text:p>
          </table:table-cell>
          <table:table-cell table:formula="of:=CONCATENATE(&quot;/home/peter/Thesis/ForcedAligner/Aligner1/wav/&quot;;&quot;ANQ&quot;;[.E232];&quot;_&quot;;[.F232];&quot;.wav&quot;)" office:value-type="string" office:string-value="/home/peter/Thesis/ForcedAligner/Aligner1/wav/ANQ31_12.wav">
            <text:p>/home/peter/Thesis/ForcedAligner/Aligner1/wav/ANQ31_12.wav</text:p>
          </table:table-cell>
          <table:table-cell office:value-type="string">
            <text:p>merci, monsieur le président. alors, euh monsieur le président, nous participons aujourd'hui vraiment au dénouement ah d' un exercice démocratique que l' on connaît depuis toujours en fait mais qui est un exercice démocratique euh qui est d' une envergure inégalée. je pense qu' on doit le souligner, monsieur le président. à chaque année, ah l' exercice des crédits est le moment privilégié euh pour que tous les parlementaires puissent scruter, approfondir, analyser, um en toute transparence, parce que, vous savez, c' est un travail considérable, puissent analyser donc euh les décisions que prend le gouvernement et euh comment se répartit l' assiette des revenus, mais aussi le niveau des dépenses du gouvernement. avant d' aller dans le vif du sujet, monsieur le président, comme c' est un exercice euh extraordinairement exigeant pour notre fonction publique, vous me permettrez de remercier très sincèrement, au nom de tous euh de l' immense collaboration de tous les fonctionnaires qui y participent. ce sont des semaines de travail. ce sont des semaines vraiment ardues euh qui nécessitent rigueur, qui nécessitent minutie, euh et où on voit que notre fonction publique est extrêmement dévouée euh pour apporter toutes les réponses requises um et toutes les réponses demandées aux questions des parlementaires. alors, euh dans cette période intensive, parce qu' ils ne comptent pas leur temps, beaucoup d' heures supplémentaires euh généreuses, euh je pense qu' on doit saluer haut et fort le travail, dans tous les ministères et organismes, de ces hommes et de ces femmes qui nous entourent, monsieur le président.</text:p>
          </table:table-cell>
        </table:table-row>
        <table:table-row table:style-name="ro1">
          <table:table-cell table:number-columns-repeated="2"/>
          <table:table-cell office:value-type="string">
            <text:p>4221a</text:p>
          </table:table-cell>
          <table:table-cell office:value-type="string">
            <text:p>451a</text:p>
          </table:table-cell>
          <table:table-cell office:value-type="float" office:value="31">
            <text:p>31</text:p>
          </table:table-cell>
          <table:table-cell table:formula="of:=IF([.E233]=[.E232];[.F232]+1;1)" office:value-type="float" office:value="13">
            <text:p>13</text:p>
          </table:table-cell>
          <table:table-cell table:formula="of:=CONCATENATE(&quot;/home/peter/Thesis/ForcedAligner/Aligner1/wav/11025/&quot;;[.C233];[.D233];&quot;.wav&quot;)" office:value-type="string" office:string-value="/home/peter/Thesis/ForcedAligner/Aligner1/wav/11025/4221a451a.wav">
            <text:p>/home/peter/Thesis/ForcedAligner/Aligner1/wav/11025/4221a451a.wav</text:p>
          </table:table-cell>
          <table:table-cell table:formula="of:=CONCATENATE(&quot;/home/peter/Thesis/ForcedAligner/Aligner1/wav/&quot;;&quot;ANQ&quot;;[.E233];&quot;_&quot;;[.F233];&quot;.wav&quot;)" office:value-type="string" office:string-value="/home/peter/Thesis/ForcedAligner/Aligner1/wav/ANQ31_13.wav">
            <text:p>/home/peter/Thesis/ForcedAligner/Aligner1/wav/ANQ31_13.wav</text:p>
          </table:table-cell>
          <table:table-cell office:value-type="string">
            <text:p>madame la présidente. alors, je salue les collègues qui sont avec nous en cette fin de journée. probablement, madame la présidente, que nous poursuivrons plus tard ce soir. mais je dois vous dire que c' est avec un grand intérêt que je dépose aujourd'hui pour l' adoption de principe le projet de loi cent trente-trois sur la gouvernance et la gestion des ressources informationnelles des organismes publics et j' insiste des entreprises du gouvernement, mais aussi des réseaux de l' éducation et euh de la santé. vous comprendrez, monsieur le président, que ce projet de loi là revêt certainement une importance cruciale pour l' administration publique québécoise tant du point de vue um stratégique que du point de vue financier. mais je dis stratégique, monsieur le président, parce que, dans le monde d' aujourd'hui, dans ce monde moderne dans lequel nous sommes, euh nous devons bien sûr, dans une organisation aussi importante que la nôtre, nous devons toujours nous assurer que, lorsque nous offrons des services aux citoyens ou lorsque nous établissons nos méthodes de gestion à l' intérieur de nos organisations, nous soyons à la fine pointe de la technologie, parce que la fine pointe de la technologie, aujourd'hui, peut vouloir dire cette amélioration de qualité de services mais doit dire aussi et c' est certainement un des sens et des objectifs importants de ce projet de loi doit pouvoir dire aussi une gestion extrêmement rigoureuse euh des fonds publics qui sont investis et s' assurer euh de l' efficacité auprès de nos citoyens, mais de s' assurer aussi auprès de nos administrations, bien sûr, euh que tout est fait dans les règles de l' art, monsieur le président.</text:p>
          </table:table-cell>
        </table:table-row>
        <table:table-row table:style-name="ro1">
          <table:table-cell table:number-columns-repeated="2"/>
          <table:table-cell office:value-type="string">
            <text:p>4222a</text:p>
          </table:table-cell>
          <table:table-cell office:value-type="string">
            <text:p>240b</text:p>
          </table:table-cell>
          <table:table-cell office:value-type="float" office:value="31">
            <text:p>31</text:p>
          </table:table-cell>
          <table:table-cell table:formula="of:=IF([.E234]=[.E233];[.F233]+1;1)" office:value-type="float" office:value="14">
            <text:p>14</text:p>
          </table:table-cell>
          <table:table-cell table:formula="of:=CONCATENATE(&quot;/home/peter/Thesis/ForcedAligner/Aligner1/wav/11025/&quot;;[.C234];[.D234];&quot;.wav&quot;)" office:value-type="string" office:string-value="/home/peter/Thesis/ForcedAligner/Aligner1/wav/11025/4222a240b.wav">
            <text:p>/home/peter/Thesis/ForcedAligner/Aligner1/wav/11025/4222a240b.wav</text:p>
          </table:table-cell>
          <table:table-cell table:formula="of:=CONCATENATE(&quot;/home/peter/Thesis/ForcedAligner/Aligner1/wav/&quot;;&quot;ANQ&quot;;[.E234];&quot;_&quot;;[.F234];&quot;.wav&quot;)" office:value-type="string" office:string-value="/home/peter/Thesis/ForcedAligner/Aligner1/wav/ANQ31_14.wav">
            <text:p>/home/peter/Thesis/ForcedAligner/Aligner1/wav/ANQ31_14.wav</text:p>
          </table:table-cell>
          <table:table-cell office:value-type="string">
            <text:p>euh monsieur le président, j' ai bien entendu le député de de richelieu, le député de shefford avant moi qui ont pris la parole et euh je dois vous dire que et bien sûr je ne peux pas m' inscrire euh et suivre euh leur opinion sur le contrôle des dépenses du gouvernement. d' abord, je dois vous dire que euh nous avons un objectif qui est très clair, au gouvernement du québec, c' est de s' assurer que nous retrouvons l' équilibre budgétaire en deux mille treize deux mille quatorze. donc, ça veut dire que nous devons, avec toute la détermination requise, suivre notre plan, maintenir le cap sur cette ce contrôle des dépenses, monsieur le président. et rappelons nous qu' en novembre dernier nous avons expliqué très clairement et très précisément comment nous allions contenir la croissance des dépenses, monsieur le président. nous nous sommes assurés que et nous avons dit que nous allions, au gouvernement, s' imposer la discipline du soixante-deux pourcent de la croissance des dépenses. donc, ça veut dire que nous devons, oui, euh réduire changer nos façons de faire, réduire nos dépenses. et c' est là que nous avons expliqué très précisément la façon dont nous allions y arriver. il y a une nuance importante, monsieur le président, entre ce gouvernement et le gouvernement précédant, il y a une nuance très importante. c' est qu' en contenant cette croissance des dépenses</text:p>
          </table:table-cell>
        </table:table-row>
        <table:table-row table:style-name="ro1">
          <table:table-cell table:number-columns-repeated="2"/>
          <table:table-cell office:value-type="string">
            <text:p>4221a</text:p>
          </table:table-cell>
          <table:table-cell office:value-type="string">
            <text:p>451b</text:p>
          </table:table-cell>
          <table:table-cell office:value-type="float" office:value="31">
            <text:p>31</text:p>
          </table:table-cell>
          <table:table-cell table:formula="of:=IF([.E235]=[.E234];[.F234]+1;1)" office:value-type="float" office:value="15">
            <text:p>15</text:p>
          </table:table-cell>
          <table:table-cell table:formula="of:=CONCATENATE(&quot;/home/peter/Thesis/ForcedAligner/Aligner1/wav/11025/&quot;;[.C235];[.D235];&quot;.wav&quot;)" office:value-type="string" office:string-value="/home/peter/Thesis/ForcedAligner/Aligner1/wav/11025/4221a451b.wav">
            <text:p>/home/peter/Thesis/ForcedAligner/Aligner1/wav/11025/4221a451b.wav</text:p>
          </table:table-cell>
          <table:table-cell table:formula="of:=CONCATENATE(&quot;/home/peter/Thesis/ForcedAligner/Aligner1/wav/&quot;;&quot;ANQ&quot;;[.E235];&quot;_&quot;;[.F235];&quot;.wav&quot;)" office:value-type="string" office:string-value="/home/peter/Thesis/ForcedAligner/Aligner1/wav/ANQ31_15.wav">
            <text:p>/home/peter/Thesis/ForcedAligner/Aligner1/wav/ANQ31_15.wav</text:p>
          </table:table-cell>
          <table:table-cell office:value-type="string">
            <text:p>or, vous savez, euh on est conscients, je pense, tous, euh à quel point il y a des systèmes informatiques, dans un un gouvernement, qui sont absolument imposants, qui sont d' une complexité, qui sont immenses, au fond. il y a des serveurs qui contiennent des millions et des millions de données auxquelles on a besoin de se référer et qui doivent en plus être des données d' une grande fiabilité, d' où une une dimension de sécurité extrêmement importante aussi au niveau de la confidentialité euh de ces données là. mais on s' aperçoit, que ce soit en santé, en éducation, que ce soit au ministère du revenu, que ce soit, par exemple, dans la gestion de l' aide sociale, où on touche des centaines de milliers de citoyens, on s' aperçoit aussi que, dès qu' un gouvernement euh change une règle ou dès qu' une nouvelle loi est adoptée, ou surtout on doit dire, monsieur le président, que le ministre des finances et le ministre du revenu sont souvent en ce moment, c' est la seule et même personne, on a un seul collègue, mais ce sont quand même des personnes qui, dès qu' elles prennent une décision, automatiquement ça a un impact sur le système informatique. tout ça pour vous dire que, dans cette complexité de l' environnement technologique dans laquelle nous sommes et que l' ensemble des sociétés sont confrontées, je crois qu' on peut dire qu' on a tous eu des défis euh imposants à cet égard là. le député de richelieu est avec nous, je le salue. d' ailleurs, je sais qu' il connaît bien ce dossier là et s' y est intéressé.</text:p>
          </table:table-cell>
        </table:table-row>
        <table:table-row table:style-name="ro1">
          <table:table-cell table:number-columns-repeated="2"/>
          <table:table-cell office:value-type="string">
            <text:p>4222a</text:p>
          </table:table-cell>
          <table:table-cell office:value-type="string">
            <text:p>240c</text:p>
          </table:table-cell>
          <table:table-cell office:value-type="float" office:value="31">
            <text:p>31</text:p>
          </table:table-cell>
          <table:table-cell table:formula="of:=IF([.E236]=[.E235];[.F235]+1;1)" office:value-type="float" office:value="16">
            <text:p>16</text:p>
          </table:table-cell>
          <table:table-cell table:formula="of:=CONCATENATE(&quot;/home/peter/Thesis/ForcedAligner/Aligner1/wav/11025/&quot;;[.C236];[.D236];&quot;.wav&quot;)" office:value-type="string" office:string-value="/home/peter/Thesis/ForcedAligner/Aligner1/wav/11025/4222a240c.wav">
            <text:p>/home/peter/Thesis/ForcedAligner/Aligner1/wav/11025/4222a240c.wav</text:p>
          </table:table-cell>
          <table:table-cell table:formula="of:=CONCATENATE(&quot;/home/peter/Thesis/ForcedAligner/Aligner1/wav/&quot;;&quot;ANQ&quot;;[.E236];&quot;_&quot;;[.F236];&quot;.wav&quot;)" office:value-type="string" office:string-value="/home/peter/Thesis/ForcedAligner/Aligner1/wav/ANQ31_16.wav">
            <text:p>/home/peter/Thesis/ForcedAligner/Aligner1/wav/ANQ31_16.wav</text:p>
          </table:table-cell>
          <table:table-cell office:value-type="string">
            <text:p>et en assumant que nous l' absorbons, comme gouvernement, nous avons aussi fait le choix de ne pas diminuer les services, nous avons fait le choix de maintenir la qualité des services pour tous les citoyens du québec. ça, c' est tout à fait contraire à ce que le gouvernement du parti québécois nous a habitués. et et je me permets d' en parler, monsieur le président, parce que le député de richelieu, tout à l' heure, y a fait mention. il en a fait mention dans cette fameuse opération déficit zéro. mais qu' est ce qui est arrivé dans la fameuse opération déficit zéro? on a coupé les infirmières, on les a retournées chez elles. on a retourné les médecins chez eux. on a coupé tous les professionnels dans nos écoles, on a coupé les orthopédagogues, on a coupé les psychoéducateurs. tout ce qui s' appelle services professionnels à l' enfant, on a coupé ça. et on a coupé bien d' autres choses, monsieur le président et aujourd'hui on en paie encore les conséquences. aujourd'hui, on est encore obligés de corriger cette situation là, et, croyez moi, ce sont pas des situations qui se corrigent en criant ciseau, il n' y a pas de baguette magique. mais, depuis sept ans que nous et nous avons fait un bon progrès, monsieur le président, mais depuis sept ans que nous devons corriger cette fameuse opération déficit zéro. et c' est pour ça que, nous, on dit: on est capables de maintenir cette croissance là sans affecter les services aux citoyens. c' est un choix puis c' est un choix que nous avons fait et que nous allons respecter. par contre</text:p>
          </table:table-cell>
        </table:table-row>
        <table:table-row table:style-name="ro1">
          <table:table-cell table:number-columns-repeated="2"/>
          <table:table-cell office:value-type="string">
            <text:p>4221a</text:p>
          </table:table-cell>
          <table:table-cell office:value-type="string">
            <text:p>451c</text:p>
          </table:table-cell>
          <table:table-cell office:value-type="float" office:value="31">
            <text:p>31</text:p>
          </table:table-cell>
          <table:table-cell table:formula="of:=IF([.E237]=[.E236];[.F236]+1;1)" office:value-type="float" office:value="17">
            <text:p>17</text:p>
          </table:table-cell>
          <table:table-cell table:formula="of:=CONCATENATE(&quot;/home/peter/Thesis/ForcedAligner/Aligner1/wav/11025/&quot;;[.C237];[.D237];&quot;.wav&quot;)" office:value-type="string" office:string-value="/home/peter/Thesis/ForcedAligner/Aligner1/wav/11025/4221a451c.wav">
            <text:p>/home/peter/Thesis/ForcedAligner/Aligner1/wav/11025/4221a451c.wav</text:p>
          </table:table-cell>
          <table:table-cell table:formula="of:=CONCATENATE(&quot;/home/peter/Thesis/ForcedAligner/Aligner1/wav/&quot;;&quot;ANQ&quot;;[.E237];&quot;_&quot;;[.F237];&quot;.wav&quot;)" office:value-type="string" office:string-value="/home/peter/Thesis/ForcedAligner/Aligner1/wav/ANQ31_17.wav">
            <text:p>/home/peter/Thesis/ForcedAligner/Aligner1/wav/ANQ31_17.wav</text:p>
          </table:table-cell>
          <table:table-cell office:value-type="string">
            <text:p>il m' arrive parfois, dans le le le il m' arrive parfois je vais le dire ici, dans cette chambre ou en commission parlementaire, où je le taquine sur son passé comme président du conseil du trésor. mais, au delà de la taquinerie, euh que j' essaie toujours de garder respectueuse, il a aussi connu son déboire et son gouvernement a connu son lot de déboires. euh et et parce que je sais qu' il va nous citer tout à l' heure des exemples de dossiers qui um ont connu des retards, ont connu des augmentations de coûts. c' est vrai. mais il conviendra avec moi que, dans tous les gouvernements, que ce soit dans les autres provinces canadiennes, que ce soit aux états unis, que ce soit en europe, ce qu' on s' aperçoit aujourd'hui, c' est: avec cette vitesse de l' évolution technologique, si on prend les bouchées trop grosses, si on on a une ambition démesurée et qu' on veut, dans un seul projet de développement informatique, tout régler en même temps, c' est là qu' on se casse le nez, monsieur le président, c' est là qu' on s' aperçoit que il faut revoir nos façons de faire. pourquoi on a un projet de loi aujourd'hui? parce que nous avons déposé en octobre dernier une politique cadre sur la gouvernance et la gestion de ces ressources informationnelles. et donc, à l' intérieur de cette politique cadre et nous convenons tout à fait que à l' ensemble du gouvernement il faut revoir en profondeur, en profondeur notre façon de faire, en profondeur notre façon de faire sur notre capacité d' évaluer les besoins</text:p>
          </table:table-cell>
        </table:table-row>
        <table:table-row table:style-name="ro1">
          <table:table-cell table:number-columns-repeated="2"/>
          <table:table-cell office:value-type="string">
            <text:p>4222a</text:p>
          </table:table-cell>
          <table:table-cell office:value-type="string">
            <text:p>240d</text:p>
          </table:table-cell>
          <table:table-cell office:value-type="float" office:value="31">
            <text:p>31</text:p>
          </table:table-cell>
          <table:table-cell table:formula="of:=IF([.E238]=[.E237];[.F237]+1;1)" office:value-type="float" office:value="18">
            <text:p>18</text:p>
          </table:table-cell>
          <table:table-cell table:formula="of:=CONCATENATE(&quot;/home/peter/Thesis/ForcedAligner/Aligner1/wav/11025/&quot;;[.C238];[.D238];&quot;.wav&quot;)" office:value-type="string" office:string-value="/home/peter/Thesis/ForcedAligner/Aligner1/wav/11025/4222a240d.wav">
            <text:p>/home/peter/Thesis/ForcedAligner/Aligner1/wav/11025/4222a240d.wav</text:p>
          </table:table-cell>
          <table:table-cell table:formula="of:=CONCATENATE(&quot;/home/peter/Thesis/ForcedAligner/Aligner1/wav/&quot;;&quot;ANQ&quot;;[.E238];&quot;_&quot;;[.F238];&quot;.wav&quot;)" office:value-type="string" office:string-value="/home/peter/Thesis/ForcedAligner/Aligner1/wav/ANQ31_18.wav">
            <text:p>/home/peter/Thesis/ForcedAligner/Aligner1/wav/ANQ31_18.wav</text:p>
          </table:table-cell>
          <table:table-cell office:value-type="string">
            <text:p>on contient bien sûr l' augmentation des salaires, et là dessus je salue très fort aussi euh les partenaires qui euh syndicaux qui ont conclu une entente avec cinq cent mille employés de la fonction publique et qui nous permettent effectivement de nous dire: ensemble, nous allons traverser cette période plus difficile sur les finances publiques. et, monsieur le président, on réussit à faire ça dans un contexte qui qui a été très difficile économiquement, mais où on a été capables de maintenir un taux de chômage relativement bas, où on a été capables de relancer notre économie, de garder nos gens en emploi. on été capables même de récupérer les emplois qu' on avait perdus en deux mille sept deux mille huit, au plus fort de la crise. on a fait ça parce qu' on a été capables de prendre des bonnes décisions au niveau des investissements économiques. je pense, par exemple, aux programmes d' infrastructures, mais programmes d' infrastructures qui étaient nécessaires, monsieur le président, pour l' entretien de nos routes, encore là, pour euh s' assurer de la sécurité de nos citoyens sur les routes, sur les viaducs, sur les ponts, pour euh améliorer nos écoles, pour euh maintenir nos actifs, pour maintenir les actifs des hôpitaux mais aussi pour construire, dans le secteur de la santé, ce qui a du jamais vu, mais s' assurer que, là encore, on aura des services à la fine pointe des technologies puis à la fine pointe euh de l' évolution médicale. donc, on a fait ça dans ce contexte économique là, on a réussi à faire ça. et malgré ça, monsieur le président et ça, les partis de l' opposition ne veulent pas l' admettre, mais on avait dit qu' on réduirait nos dépenses de neuf cent soixante-douze millions. or, la réalité, c' est qu' on les a réduites de un virgule quatre milliard de dollars. ça, c' est drôle, hein</text:p>
          </table:table-cell>
        </table:table-row>
        <table:table-row table:style-name="ro1">
          <table:table-cell table:number-columns-repeated="2"/>
          <table:table-cell office:value-type="string">
            <text:p>4221a</text:p>
          </table:table-cell>
          <table:table-cell office:value-type="string">
            <text:p>451d</text:p>
          </table:table-cell>
          <table:table-cell office:value-type="float" office:value="31">
            <text:p>31</text:p>
          </table:table-cell>
          <table:table-cell table:formula="of:=IF([.E239]=[.E238];[.F238]+1;1)" office:value-type="float" office:value="19">
            <text:p>19</text:p>
          </table:table-cell>
          <table:table-cell table:formula="of:=CONCATENATE(&quot;/home/peter/Thesis/ForcedAligner/Aligner1/wav/11025/&quot;;[.C239];[.D239];&quot;.wav&quot;)" office:value-type="string" office:string-value="/home/peter/Thesis/ForcedAligner/Aligner1/wav/11025/4221a451d.wav">
            <text:p>/home/peter/Thesis/ForcedAligner/Aligner1/wav/11025/4221a451d.wav</text:p>
          </table:table-cell>
          <table:table-cell table:formula="of:=CONCATENATE(&quot;/home/peter/Thesis/ForcedAligner/Aligner1/wav/&quot;;&quot;ANQ&quot;;[.E239];&quot;_&quot;;[.F239];&quot;.wav&quot;)" office:value-type="string" office:string-value="/home/peter/Thesis/ForcedAligner/Aligner1/wav/ANQ31_19.wav">
            <text:p>/home/peter/Thesis/ForcedAligner/Aligner1/wav/ANQ31_19.wav</text:p>
          </table:table-cell>
          <table:table-cell office:value-type="string">
            <text:p>qu' on soit très, très sûrs qu' on sait exactement ce que l' on cherche comme résultats, quels sont nos besoins et quels résultats voulons nous atteindre, qu' on soit capables d' avoir une bien meilleure planification à l' échelle gouvernementale et qu' on soit capables de savoir ce que la main droite et la main gauche font pour qu' on puisse les unir euh le plus souvent possible dans l' interopérabilité et s' assurer que, lorsqu' on développe une architecture, bien, que cette architecture technologique non seulement elle soit la bonne, mais, encore une fois, qu' elle puisse, dans bien des cas, servir à l' ensemble. donc, pour ça, il faut avoir des règles de gouvernance, il faut savoir comment gérer ces dossiers et il faut qu' il y ait une instance, à notre avis, centrale, centrale. et c' est pour ça que le projet de loi va définir euh de façon formelle la fonction d' un directeur principal de l' informatique en lui donnant tous les pouvoirs nécessaires pour accomplir cette tâche là. il faut que son rôle, à cette personne, et ses pouvoirs soient clairement définis et qu' il ait une véritable autorité et légitimité à l' ensemble des ministères et organismes pour exercer son rôle dans une planification annuelle et triennale, dans cette capacité de bien définir l' architecture dont je parlais, et de mettre en commun um lorsque c' est nécessaire de mettre en commun, et ensuite, très, très, très important, la gestion des risques, l' analyse des risques et la gestion des risques. et ça, monsieur le président et, à à la toute fin, bien sûr, la reddition de comptes, là, je ne veux pas l' omettre non plus, reddition de comptes fort nécessaire.</text:p>
          </table:table-cell>
        </table:table-row>
        <table:table-row table:style-name="ro1">
          <table:table-cell table:number-columns-repeated="2"/>
          <table:table-cell office:value-type="string">
            <text:p>4222a</text:p>
          </table:table-cell>
          <table:table-cell office:value-type="string">
            <text:p>240e</text:p>
          </table:table-cell>
          <table:table-cell office:value-type="float" office:value="31">
            <text:p>31</text:p>
          </table:table-cell>
          <table:table-cell table:formula="of:=IF([.E240]=[.E239];[.F239]+1;1)" office:value-type="float" office:value="20">
            <text:p>20</text:p>
          </table:table-cell>
          <table:table-cell table:formula="of:=CONCATENATE(&quot;/home/peter/Thesis/ForcedAligner/Aligner1/wav/11025/&quot;;[.C240];[.D240];&quot;.wav&quot;)" office:value-type="string" office:string-value="/home/peter/Thesis/ForcedAligner/Aligner1/wav/11025/4222a240e.wav">
            <text:p>/home/peter/Thesis/ForcedAligner/Aligner1/wav/11025/4222a240e.wav</text:p>
          </table:table-cell>
          <table:table-cell table:formula="of:=CONCATENATE(&quot;/home/peter/Thesis/ForcedAligner/Aligner1/wav/&quot;;&quot;ANQ&quot;;[.E240];&quot;_&quot;;[.F240];&quot;.wav&quot;)" office:value-type="string" office:string-value="/home/peter/Thesis/ForcedAligner/Aligner1/wav/ANQ31_20.wav">
            <text:p>/home/peter/Thesis/ForcedAligner/Aligner1/wav/ANQ31_20.wav</text:p>
          </table:table-cell>
          <table:table-cell office:value-type="string">
            <text:p>on n' en entend pas parler. ça, c' est drôle qu' ils ne nous le disent pas. ils ne nous le disent pas, mais c' est ça, la réalité: en un an, on a réussi à diminuer les dépenses de trois cent millions de plus que ce que nous avons dit ils ont dit que nous ferions. donc, ça démontre que nous contrôlons nos dépenses. non seulement ça, monsieur le président, nous sommes la deuxième province au canada qui gère le mieux ses dépenses. ça, là, c' est pas moi c' est pas moi qui le dis, ce sont les faits qui le disent. tout de suite après la colombie britannique, nous sommes la province qui avons le meilleur pourcentage d' évolution des dépenses, donc le meilleur contrôle des dépenses. j' écoutais le député de shefford, monsieur le président, qui vous parlait des agences de cotation. bien, justement, les agences de cotation, en sept ans, hein, en sept ans, ils ont amélioré notre niveau de de de cotation et, non seulement ça, au dernier budget, nous ont salués justement sur les efforts que nous faisons, d' abord, de maintenir le cap. puis ça, je remercie mon collègue le ministre des finances qui effectivement a livré un budget qui dit: effet nous devons garder cet objectif de retour à l' équilibre budgétaire. ça, ça a été salué mais au même moment par les agences de cotation. mais au même moment les banques québécoises, la banque nationale, la banque le les les mouvement desjardins nous ont aussi dit: bravo, parce que vous maintenez le contrôle des dépenses. bravo, parce que vous maintenez le cap. ça, c' est c' est en fait, moi, je me dis: notre service bancaire au canada, notre service bancaire au québec est quand même un des services bancaires les plus un des systèmes bancaires les plus solides dans le monde occidental.</text:p>
          </table:table-cell>
        </table:table-row>
        <table:table-row table:style-name="ro1">
          <table:table-cell table:number-columns-repeated="2"/>
          <table:table-cell office:value-type="string">
            <text:p>4221a</text:p>
          </table:table-cell>
          <table:table-cell office:value-type="string">
            <text:p>451e</text:p>
          </table:table-cell>
          <table:table-cell office:value-type="float" office:value="31">
            <text:p>31</text:p>
          </table:table-cell>
          <table:table-cell table:formula="of:=IF([.E241]=[.E240];[.F240]+1;1)" office:value-type="float" office:value="21">
            <text:p>21</text:p>
          </table:table-cell>
          <table:table-cell table:formula="of:=CONCATENATE(&quot;/home/peter/Thesis/ForcedAligner/Aligner1/wav/11025/&quot;;[.C241];[.D241];&quot;.wav&quot;)" office:value-type="string" office:string-value="/home/peter/Thesis/ForcedAligner/Aligner1/wav/11025/4221a451e.wav">
            <text:p>/home/peter/Thesis/ForcedAligner/Aligner1/wav/11025/4221a451e.wav</text:p>
          </table:table-cell>
          <table:table-cell table:formula="of:=CONCATENATE(&quot;/home/peter/Thesis/ForcedAligner/Aligner1/wav/&quot;;&quot;ANQ&quot;;[.E241];&quot;_&quot;;[.F241];&quot;.wav&quot;)" office:value-type="string" office:string-value="/home/peter/Thesis/ForcedAligner/Aligner1/wav/ANQ31_21.wav">
            <text:p>/home/peter/Thesis/ForcedAligner/Aligner1/wav/ANQ31_21.wav</text:p>
          </table:table-cell>
          <table:table-cell office:value-type="string">
            <text:p>mais, euh comme vous le savez sans doute, le le vérificateur général a euh passé de nombreux mois à l' intérieur des organisations, et honnêtement je crois nous le verrons, je crois que c' est demain, il déposera son rapport euh publiquement. je je j' ai extrêmement hâte, monsieur le président, de pouvoir le lire en profondeur et de pouvoir euh m' exprimer sur ce rapport là, parce que je sais qu' il a fait une étude sérieuse, je sais qu' il a consulté des gens externes, des gens de nos organisations, des ministères. ah euh je crois que le vérificateur général, demain, nous soumettra fera, fera bien sûr, un état de la situation, aura ses remarques à faire et identifiera les lacunes, mais nous fera les recommandations appropriées. et c' est avec beaucoup d' intérêt donc euh que euh nous prendrons connaissance de cela et que nous verrons demain si cette politique cadre que nous avons déposée répond bien aux recommandations du vérificateur général et si, selon le vérificateur général, ah cette politique cadre corrige les lacunes qu' il aura identifiées. cela dit, ah j' ai pu constater, au cours des derniers mois, qu' il y avait des lacunes aussi, sans avoir lu ou m' être entretenue avec le vérificateur général. vous savez que ce n' est pas une chose que les ministres font. mais euh je peux vous dire que j' ai pu constater effectivement qu' il y avait des lacunes importantes et que donc ce projet de loi doit absolument répondre à ces lacunes de gouvernance.</text:p>
          </table:table-cell>
        </table:table-row>
        <table:table-row table:style-name="ro1">
          <table:table-cell table:number-columns-repeated="2"/>
          <table:table-cell office:value-type="string">
            <text:p>4222a</text:p>
          </table:table-cell>
          <table:table-cell office:value-type="string">
            <text:p>240f</text:p>
          </table:table-cell>
          <table:table-cell office:value-type="float" office:value="31">
            <text:p>31</text:p>
          </table:table-cell>
          <table:table-cell table:formula="of:=IF([.E242]=[.E241];[.F241]+1;1)" office:value-type="float" office:value="22">
            <text:p>22</text:p>
          </table:table-cell>
          <table:table-cell table:formula="of:=CONCATENATE(&quot;/home/peter/Thesis/ForcedAligner/Aligner1/wav/11025/&quot;;[.C242];[.D242];&quot;.wav&quot;)" office:value-type="string" office:string-value="/home/peter/Thesis/ForcedAligner/Aligner1/wav/11025/4222a240f.wav">
            <text:p>/home/peter/Thesis/ForcedAligner/Aligner1/wav/11025/4222a240f.wav</text:p>
          </table:table-cell>
          <table:table-cell table:formula="of:=CONCATENATE(&quot;/home/peter/Thesis/ForcedAligner/Aligner1/wav/&quot;;&quot;ANQ&quot;;[.E242];&quot;_&quot;;[.F242];&quot;.wav&quot;)" office:value-type="string" office:string-value="/home/peter/Thesis/ForcedAligner/Aligner1/wav/ANQ31_22.wav">
            <text:p>/home/peter/Thesis/ForcedAligner/Aligner1/wav/ANQ31_22.wav</text:p>
          </table:table-cell>
          <table:table-cell office:value-type="string">
            <text:p>on l' a vu lors de la dernière crise. et ces gens là, ces gens là, pour moi, que je respecte énormément, quand ils disent ils disent qu' ils nous nous saluent pour notre maintien d' orientation puis pour notre contrôle des dépenses, ça doit être parce qu' il y a quelque chose qu' on fait correctement, monsieur le président. et, quand j' entends le député de shefford nous parler de la grèce, du portugal et de l' islande, un instant, là, hein, comparons des pommes avec pommes, on est loin de la situation de ces pays. et et et je suis malheureuse pour ces pays qui qui ont des moments encore bien difficiles, et, nous, on ne se rendra pas là, monsieur le président. on ne veut pas se rendre là puis on prend tous les moyens pour ne pas se rendre à des niveaux comme euh ceux que vivent ces pays. mais, de grâce, ne nous comparons pas avec des situations euh qui euh sont extrêmes mais qui au contraire, en ce qui nous concerne, au canada on a clairement démontré que euh nous pouvions prendre les décisions pour relancer notre économie, et c' est ce que nous avons fait. nous sommes le gouvernement de l' économie et nous allons continuer dans ce sens là, mais toujours, toujours en respectant notre capacité de livrer tous les services aux citoyens. et soyons fiers de ça, monsieur le président, soyons fiers de de des services, de nos acquis sociaux, de nos programmes sociaux. soyons fiers de de des services, que l' on peut donner à notre population, en éducation, en santé. et et et le député de shefford parlait de la démographie, il disait: on n' a pas fait assez d' enfants.</text:p>
          </table:table-cell>
        </table:table-row>
        <table:table-row table:style-name="ro1">
          <table:table-cell table:number-columns-repeated="2"/>
          <table:table-cell office:value-type="string">
            <text:p>4221a</text:p>
          </table:table-cell>
          <table:table-cell office:value-type="string">
            <text:p>451f</text:p>
          </table:table-cell>
          <table:table-cell office:value-type="float" office:value="31">
            <text:p>31</text:p>
          </table:table-cell>
          <table:table-cell table:formula="of:=IF([.E243]=[.E242];[.F242]+1;1)" office:value-type="float" office:value="23">
            <text:p>23</text:p>
          </table:table-cell>
          <table:table-cell table:formula="of:=CONCATENATE(&quot;/home/peter/Thesis/ForcedAligner/Aligner1/wav/11025/&quot;;[.C243];[.D243];&quot;.wav&quot;)" office:value-type="string" office:string-value="/home/peter/Thesis/ForcedAligner/Aligner1/wav/11025/4221a451f.wav">
            <text:p>/home/peter/Thesis/ForcedAligner/Aligner1/wav/11025/4221a451f.wav</text:p>
          </table:table-cell>
          <table:table-cell table:formula="of:=CONCATENATE(&quot;/home/peter/Thesis/ForcedAligner/Aligner1/wav/&quot;;&quot;ANQ&quot;;[.E243];&quot;_&quot;;[.F243];&quot;.wav&quot;)" office:value-type="string" office:string-value="/home/peter/Thesis/ForcedAligner/Aligner1/wav/ANQ31_23.wav">
            <text:p>/home/peter/Thesis/ForcedAligner/Aligner1/wav/ANQ31_23.wav</text:p>
          </table:table-cell>
          <table:table-cell office:value-type="string">
            <text:p>je dois vous dire aussi que le projet de loi fera en sorte que le ministère des services gouvernementaux sera aboli. pourquoi? parce qu' effectivement est ce qu' il n' y avait pas confusion des rôles, confusion des genres, confusion des responsabilités entre le secrétariat du conseil du trésor et le ministère des services gouvernementaux? est ce que, est ce que là, il n' y avait pas nécessité ou est ce qu' il n' y a pas nécessité de s' assurer que, tout en respectant la nécessité de travailler en étroite collaboration avec les ministères et organismes, qui ait quand même ce directeur principal de l' information, mais qu' il y ait quand même aussi cette capacité d' analyse au conseil du trésor et cette capacité de faire les suivis, cette capacité de questionner, cette capacité de s' assurer, donc, que euh et j' insiste sur l' analyse de la gestion de risque parce qu' avec l' analyse de la gestion de risque c' est ce qui va déterminer si on est capables de respecter l' échéancier, si on est capables de respecter les coûts et sinon quelles sont, au fur et à mesure, des étapes qui devront être identifiées, pas à la fin du projet, pas quand tout va mal. il faut qu' on soit capables, sur une base très régulière, de suivre la différentes étapes de ces projets pour apporter les les ajustements requis si c' est nécessaire parce que, je le répète, lorsqu' on est dans des projets de très grande envergure, c' est c' est impossible qu' il n' y ait pas certains imprévus, c' est impossible qu' il n' y ait pas, effectivement, un certain certain requestionnement. le défi ou la nécessité, je devrais dire, que nous avons, c' est de s' assurer qu' on peut</text:p>
          </table:table-cell>
        </table:table-row>
        <table:table-row table:style-name="ro1">
          <table:table-cell table:number-columns-repeated="2"/>
          <table:table-cell office:value-type="string">
            <text:p>4222a</text:p>
          </table:table-cell>
          <table:table-cell office:value-type="string">
            <text:p>240g</text:p>
          </table:table-cell>
          <table:table-cell office:value-type="float" office:value="31">
            <text:p>31</text:p>
          </table:table-cell>
          <table:table-cell table:formula="of:=IF([.E244]=[.E243];[.F243]+1;1)" office:value-type="float" office:value="24">
            <text:p>24</text:p>
          </table:table-cell>
          <table:table-cell table:formula="of:=CONCATENATE(&quot;/home/peter/Thesis/ForcedAligner/Aligner1/wav/11025/&quot;;[.C244];[.D244];&quot;.wav&quot;)" office:value-type="string" office:string-value="/home/peter/Thesis/ForcedAligner/Aligner1/wav/11025/4222a240g.wav">
            <text:p>/home/peter/Thesis/ForcedAligner/Aligner1/wav/11025/4222a240g.wav</text:p>
          </table:table-cell>
          <table:table-cell table:formula="of:=CONCATENATE(&quot;/home/peter/Thesis/ForcedAligner/Aligner1/wav/&quot;;&quot;ANQ&quot;;[.E244];&quot;_&quot;;[.F244];&quot;.wav&quot;)" office:value-type="string" office:string-value="/home/peter/Thesis/ForcedAligner/Aligner1/wav/ANQ31_24.wav">
            <text:p>/home/peter/Thesis/ForcedAligner/Aligner1/wav/ANQ31_24.wav</text:p>
          </table:table-cell>
          <table:table-cell office:value-type="string">
            <text:p>mais on a quand même réussi à à négocier avec le fédéral le programme d' assurance parentale puis qui a donné des résultats qui sont extrêmement probants. et ça, ce sont des résultats concrets. on a augmenté notre taux de natalité de façon significative, et et et ça, ce sera aussi des hommes et des femmes qui euh contribueront à l' économie du québec et continueront de faire grandir le québec. alors, euh j' ai j' ai toujours un agacement, monsieur le président, quand on parle toujours juste d' un côté de la médaille, mais jamais des deux côtés de la médaille. est ce qu' on a des défis comme société? bien, c' est sûr qu' on a des défis comme société. oui, c' est sûr qu' on doit contrôler notre dette. et, et le ministre des finances l' a dit, dans les prochaines années, on va réduire le niveau d' investissement dans les infrastructures. on va le réduire justement parce que nous devons contrôler cette dette. mais on l' a augmenté au bon moment, on l' a augmenté alors qu' il fallait préserver cette économie là, garder nos nos nos nos citoyens en emploi, et c' est ça qu' on a fait. et, dans ce sens là, le contrôle des dépenses, euh monsieur le président, on va on va maintenir le cap. je vais terminer avec le rapport du vérificateur général, parce que, dans le plan que j' ai annoncé en novembre dernier, j' ai dit que nous allions, dans les ressources informationnelles, d' ici deux mille treize deux mille quatorze, nous allions ah récupérer une économie générée, une économie de deux cent millions de dollars. or, monsieur le président, on nous a beaucoup cité, abondamment ce matin, ce rapport là. dans le rapport du vérificateur, et c' est mon adjoint parlementaire qui me le faisait euh remarquer il y a il y a euh quelques instants</text:p>
          </table:table-cell>
        </table:table-row>
        <table:table-row table:style-name="ro1">
          <table:table-cell table:number-columns-repeated="2"/>
          <table:table-cell office:value-type="string">
            <text:p>4221a</text:p>
          </table:table-cell>
          <table:table-cell office:value-type="float" office:value="363">
            <text:p>363</text:p>
          </table:table-cell>
          <table:table-cell office:value-type="float" office:value="33">
            <text:p>33</text:p>
          </table:table-cell>
          <table:table-cell table:formula="of:=IF([.E245]=[.E244];[.F244]+1;1)" office:value-type="float" office:value="1">
            <text:p>1</text:p>
          </table:table-cell>
          <table:table-cell table:formula="of:=CONCATENATE(&quot;/home/peter/Thesis/ForcedAligner/Aligner1/wav/11025/&quot;;[.C245];[.D245];&quot;.wav&quot;)" office:value-type="string" office:string-value="/home/peter/Thesis/ForcedAligner/Aligner1/wav/11025/4221a363.wav">
            <text:p>/home/peter/Thesis/ForcedAligner/Aligner1/wav/11025/4221a363.wav</text:p>
          </table:table-cell>
          <table:table-cell table:formula="of:=CONCATENATE(&quot;/home/peter/Thesis/ForcedAligner/Aligner1/wav/&quot;;&quot;ANQ&quot;;[.E245];&quot;_&quot;;[.F245];&quot;.wav&quot;)" office:value-type="string" office:string-value="/home/peter/Thesis/ForcedAligner/Aligner1/wav/ANQ33_1.wav">
            <text:p>/home/peter/Thesis/ForcedAligner/Aligner1/wav/ANQ33_1.wav</text:p>
          </table:table-cell>
          <table:table-cell office:value-type="string">
            <text:p>merci beaucoup, madame la présidente. alors, les parlementaires que nous sommes, on est tous préoccupés par le fait de bien connaître l' institution, faire connaître l' institution au niveau de nos citoyens, le rôle des députés. on n' a qu' à constater au quotidien, ici, lorsqu' on reçoit des groupes de nos circonscriptions, on est toujours très heureux de faire découvrir le parlement, mais l' institution en elle même, le rôle des députés, bien définir, bien démystifier on sait que, dans le plan de communication publique de l' assemblée nationale, on identifie justement la nécessité de rapprocher l' assemblée, ah les députés, les citoyens, bref, de vulgariser, de bien faire connaître, de bien identifier. j' aimerais savoir, madame la présidente, de la part de notre président ici aujourd'hui, qu' est ce qui a été fait de façon concrète au cours de la dernière année et, si on se projette dans le temps, au cours des prochains mois puis comment les choses vont elles se dérouler, qu' est ce qui est prévu.</text:p>
          </table:table-cell>
        </table:table-row>
        <table:table-row table:style-name="ro1">
          <table:table-cell table:number-columns-repeated="2"/>
          <table:table-cell office:value-type="string">
            <text:p>4221a</text:p>
          </table:table-cell>
          <table:table-cell office:value-type="float" office:value="367">
            <text:p>367</text:p>
          </table:table-cell>
          <table:table-cell office:value-type="float" office:value="33">
            <text:p>33</text:p>
          </table:table-cell>
          <table:table-cell table:formula="of:=IF([.E246]=[.E245];[.F245]+1;1)" office:value-type="float" office:value="2">
            <text:p>2</text:p>
          </table:table-cell>
          <table:table-cell table:formula="of:=CONCATENATE(&quot;/home/peter/Thesis/ForcedAligner/Aligner1/wav/11025/&quot;;[.C246];[.D246];&quot;.wav&quot;)" office:value-type="string" office:string-value="/home/peter/Thesis/ForcedAligner/Aligner1/wav/11025/4221a367.wav">
            <text:p>/home/peter/Thesis/ForcedAligner/Aligner1/wav/11025/4221a367.wav</text:p>
          </table:table-cell>
          <table:table-cell table:formula="of:=CONCATENATE(&quot;/home/peter/Thesis/ForcedAligner/Aligner1/wav/&quot;;&quot;ANQ&quot;;[.E246];&quot;_&quot;;[.F246];&quot;.wav&quot;)" office:value-type="string" office:string-value="/home/peter/Thesis/ForcedAligner/Aligner1/wav/ANQ33_2.wav">
            <text:p>/home/peter/Thesis/ForcedAligner/Aligner1/wav/ANQ33_2.wav</text:p>
          </table:table-cell>
          <table:table-cell office:value-type="string">
            <text:p>en plus de la question que je poserai dans quelques instants, dire au président qu' il serait tout à fait le bienvenu dans ma circonscription, dans les trois écoles enfin, les quatre écoles secondaires euh sur le territoire. je serais très, très, très heureux que les jeunes puissent le rencontrer. ceci dit, ah madame la présidente, tout à l' heure, on a abordé la question du site internet. d' ailleurs, le site a été revu en profondeur. je crois, c' est en deux mille dix. maintenant, comment comment on va en faire la promotion au cours des prochaines années de façon à ce que le site soit de plus en plus visité, qu' on puisse donner le goût aux gens, en visitant le site, de venir visiter, là, sur place, l' institution qu' est l' assemblée nationale?</text:p>
          </table:table-cell>
        </table:table-row>
        <table:table-row table:style-name="ro1">
          <table:table-cell table:number-columns-repeated="2"/>
          <table:table-cell office:value-type="string">
            <text:p>4221a</text:p>
          </table:table-cell>
          <table:table-cell office:value-type="float" office:value="204">
            <text:p>204</text:p>
          </table:table-cell>
          <table:table-cell office:value-type="float" office:value="34">
            <text:p>34</text:p>
          </table:table-cell>
          <table:table-cell table:formula="of:=IF([.E247]=[.E246];[.F246]+1;1)" office:value-type="float" office:value="1">
            <text:p>1</text:p>
          </table:table-cell>
          <table:table-cell table:formula="of:=CONCATENATE(&quot;/home/peter/Thesis/ForcedAligner/Aligner1/wav/11025/&quot;;[.C247];[.D247];&quot;.wav&quot;)" office:value-type="string" office:string-value="/home/peter/Thesis/ForcedAligner/Aligner1/wav/11025/4221a204.wav">
            <text:p>/home/peter/Thesis/ForcedAligner/Aligner1/wav/11025/4221a204.wav</text:p>
          </table:table-cell>
          <table:table-cell table:formula="of:=CONCATENATE(&quot;/home/peter/Thesis/ForcedAligner/Aligner1/wav/&quot;;&quot;ANQ&quot;;[.E247];&quot;_&quot;;[.F247];&quot;.wav&quot;)" office:value-type="string" office:string-value="/home/peter/Thesis/ForcedAligner/Aligner1/wav/ANQ34_1.wav">
            <text:p>/home/peter/Thesis/ForcedAligner/Aligner1/wav/ANQ34_1.wav</text:p>
          </table:table-cell>
          <table:table-cell office:value-type="string">
            <text:p>merci beaucoup, madame la présidente. je demande le consentement pour déposer la motion suivante conjointement avec la ministre de la culture, des communications et de la condition féminine, le député de drummond et le député de la peltrie: que l' assemblée nationale souligne la journée mondiale pour la liberté de presse: qu' elle réitère le caractère fondamental et démocratique d' une presse libre et indépendante; par le fait même, qu' elle salue le travail exceptionnel qu' exercent tous les jours des milliers de journalistes québécois.</text:p>
          </table:table-cell>
        </table:table-row>
        <table:table-row table:style-name="ro1">
          <table:table-cell table:number-columns-repeated="2"/>
          <table:table-cell office:value-type="string">
            <text:p>4221a</text:p>
          </table:table-cell>
          <table:table-cell office:value-type="float" office:value="20">
            <text:p>20</text:p>
          </table:table-cell>
          <table:table-cell office:value-type="float" office:value="37">
            <text:p>37</text:p>
          </table:table-cell>
          <table:table-cell table:formula="of:=IF([.E248]=[.E247];[.F247]+1;1)" office:value-type="float" office:value="1">
            <text:p>1</text:p>
          </table:table-cell>
          <table:table-cell table:formula="of:=CONCATENATE(&quot;/home/peter/Thesis/ForcedAligner/Aligner1/wav/11025/&quot;;[.C248];[.D248];&quot;.wav&quot;)" office:value-type="string" office:string-value="/home/peter/Thesis/ForcedAligner/Aligner1/wav/11025/4221a20.wav">
            <text:p>/home/peter/Thesis/ForcedAligner/Aligner1/wav/11025/4221a20.wav</text:p>
          </table:table-cell>
          <table:table-cell table:formula="of:=CONCATENATE(&quot;/home/peter/Thesis/ForcedAligner/Aligner1/wav/&quot;;&quot;ANQ&quot;;[.E248];&quot;_&quot;;[.F248];&quot;.wav&quot;)" office:value-type="string" office:string-value="/home/peter/Thesis/ForcedAligner/Aligner1/wav/ANQ37_1.wav">
            <text:p>/home/peter/Thesis/ForcedAligner/Aligner1/wav/ANQ37_1.wav</text:p>
          </table:table-cell>
          <table:table-cell office:value-type="string">
            <text:p>merci beaucoup, monsieur le président. ce soir, la société alzheimer de québec tient son seizième cocktail bénéfice sous la présidence d' honneur de monsieur françois côté, président de telus soutien en santé. le mandat de la société alzheimer de québec est le suivant: soutenir les personnes atteintes de la maladie d' alzheimer et leurs proches; sensibiliser la population à la maladie d' alzheimer; contribuer à la recherche. depuis maintenant vingt-cinq ans, la société alzheimer de québec offre gratuitement des services d' écoute, d' aide, de soutien, d' accompagnement et de répit aux personnes atteintes de la maladie d' alzheimer, à leur famille et à leurs proches aidants dans la grande région de québec, de charlevoix et de portneuf. je peux vous assurer, monsieur le président, que ce service est d' une aide inestimable pour les personnes atteintes et surtout pour leurs proches, car cette terrible maladie laisse bien souvent les gens démunis devant l' inconnu. je remercie le personnel et les bénévoles de la société alzheimer de québec pour leur grand dévouement. votre aide et votre support sont essentiels pour tous ceux et celles qui doivent faire face à cette terrible maladie. merci, monsieur le président.</text:p>
          </table:table-cell>
        </table:table-row>
        <table:table-row table:style-name="ro1">
          <table:table-cell table:number-columns-repeated="2"/>
          <table:table-cell office:value-type="string">
            <text:p>4222a</text:p>
          </table:table-cell>
          <table:table-cell office:value-type="float" office:value="12">
            <text:p>12</text:p>
          </table:table-cell>
          <table:table-cell office:value-type="float" office:value="4">
            <text:p>4</text:p>
          </table:table-cell>
          <table:table-cell table:formula="of:=IF([.E249]=[.E248];[.F248]+1;1)" office:value-type="float" office:value="1">
            <text:p>1</text:p>
          </table:table-cell>
          <table:table-cell table:formula="of:=CONCATENATE(&quot;/home/peter/Thesis/ForcedAligner/Aligner1/wav/11025/&quot;;[.C249];[.D249];&quot;.wav&quot;)" office:value-type="string" office:string-value="/home/peter/Thesis/ForcedAligner/Aligner1/wav/11025/4222a12.wav">
            <text:p>/home/peter/Thesis/ForcedAligner/Aligner1/wav/11025/4222a12.wav</text:p>
          </table:table-cell>
          <table:table-cell table:formula="of:=CONCATENATE(&quot;/home/peter/Thesis/ForcedAligner/Aligner1/wav/&quot;;&quot;ANQ&quot;;[.E249];&quot;_&quot;;[.F249];&quot;.wav&quot;)" office:value-type="string" office:string-value="/home/peter/Thesis/ForcedAligner/Aligner1/wav/ANQ4_1.wav">
            <text:p>/home/peter/Thesis/ForcedAligner/Aligner1/wav/ANQ4_1.wav</text:p>
          </table:table-cell>
          <table:table-cell office:value-type="string">
            <text:p>a perdu l' un de ses pionniers dans le domaine de la science économique en la personne d' andré raynauld, décédé le onze avril dernier, à l' âge de quatre-vingt-trois ans. engagé dans les grands débats qui auront forgé la société québécoise et canadienne de ce vingt-et-unième siècle, il laisse un héritage imposant, marqué à la fois par son engagement envers le milieu universitaire, politique et institutionnel. fondateur du département des sciences économiques de l' université de montréal, conseiller auprès de la commission royale d' enquête sur la fiscalité et celle sur le bilinguisme et le biculturalisme, président du conseil économique du canada, député libéral du comté d' outremont à l' assemblée nationale de mille neuf cent soixante-seize à quatre-vingt, officier de l' ordre du canada, il ne fait aucun doute que le parcours d' andré raynauld fut jalonné de succès. l' excellence de ses écrits, la rigueur de ses travaux de recherche lui auront permis d' acquérir une renommée qui dépasse nos frontières. au nom des députés de l' assemblée nationale et des électeurs d' outremont, je tiens aujourd'hui à transmettre aux membres de sa famille et à ses proches ce témoignage de respect.</text:p>
          </table:table-cell>
        </table:table-row>
        <table:table-row table:style-name="ro1">
          <table:table-cell table:number-columns-repeated="2"/>
          <table:table-cell office:value-type="string">
            <text:p>4222a</text:p>
          </table:table-cell>
          <table:table-cell office:value-type="float" office:value="27">
            <text:p>27</text:p>
          </table:table-cell>
          <table:table-cell office:value-type="float" office:value="4">
            <text:p>4</text:p>
          </table:table-cell>
          <table:table-cell table:formula="of:=IF([.E250]=[.E249];[.F249]+1;1)" office:value-type="float" office:value="2">
            <text:p>2</text:p>
          </table:table-cell>
          <table:table-cell table:formula="of:=CONCATENATE(&quot;/home/peter/Thesis/ForcedAligner/Aligner1/wav/11025/&quot;;[.C250];[.D250];&quot;.wav&quot;)" office:value-type="string" office:string-value="/home/peter/Thesis/ForcedAligner/Aligner1/wav/11025/4222a27.wav">
            <text:p>/home/peter/Thesis/ForcedAligner/Aligner1/wav/11025/4222a27.wav</text:p>
          </table:table-cell>
          <table:table-cell table:formula="of:=CONCATENATE(&quot;/home/peter/Thesis/ForcedAligner/Aligner1/wav/&quot;;&quot;ANQ&quot;;[.E250];&quot;_&quot;;[.F250];&quot;.wav&quot;)" office:value-type="string" office:string-value="/home/peter/Thesis/ForcedAligner/Aligner1/wav/ANQ4_2.wav">
            <text:p>/home/peter/Thesis/ForcedAligner/Aligner1/wav/ANQ4_2.wav</text:p>
          </table:table-cell>
          <table:table-cell office:value-type="string">
            <text:p>merci, monsieur le président. avec votre permission, monsieur le président, je vais faire un résumé des notes explicatives accompagnant le projet de loi numéro cinq. ces notes décrivent de façon détaillée l' ensemble des mesures comprises dans le projet de loi. je vous ferai part de certaines de ces mesures annoncées notamment dans le discours sur le budget du trente mars deux mille dix et dans les bulletins d' information publiées par le ministère des finances. ce projet de loi modifie les lois constitutives de capital régional et coopératif desjardins, de fondaction, du fonds de développement de la confédération des syndicats nationaux pour la coopération et l' emploi et du fonds de solidarité des travailleurs du québec, ftq, afin notamment d' apporter certains ajustements aux normes d' investissement et de capitalisation qui les régissent. il modifie la loi concernant les droits sur les mines afin de réviser le régime des droits miniers. le projet de loi modifie la loi sur les impôts à plusieurs égards. les modifications concernent notamment l' aide fiscale accordée pour la procréation médicalement assistée, la non imposition des frais de déplacement des personnes handicapées participant à certains programmes d' aide, le pouvoir de suspendre les versements anticipés de certains crédits d' impôt, le crédit d' impôt relatif à l' acquisition d' actions émises par capital régional et coopératif desjardins, le traitement fiscal applicable au programme agri québec, les régimes enregistrés d' épargne études et d' épargne invalidité, le traitement fiscal des revenus provenant des comptes d' épargne libre d' impôt, les fiducies de soins de santé au bénéfice d' employés. il prévoit la hausse d' un point de pourcentage du taux de la taxe de vente du québec à compter du premier janvier deux mille douze, et de nombreuses modifications à caractère technique, de concordance ou de terminologie sont également apportées à la loi sur l' administration fiscale, à la loi facilitant le paiement des pensions alimentaires et à diverses autres lois par ce projet de loi. merci, monsieur le président.</text:p>
          </table:table-cell>
        </table:table-row>
        <table:table-row table:style-name="ro1">
          <table:table-cell table:number-columns-repeated="2"/>
          <table:table-cell office:value-type="string">
            <text:p>4222a</text:p>
          </table:table-cell>
          <table:table-cell office:value-type="float" office:value="133">
            <text:p>133</text:p>
          </table:table-cell>
          <table:table-cell office:value-type="float" office:value="4">
            <text:p>4</text:p>
          </table:table-cell>
          <table:table-cell table:formula="of:=IF([.E251]=[.E250];[.F250]+1;1)" office:value-type="float" office:value="3">
            <text:p>3</text:p>
          </table:table-cell>
          <table:table-cell table:formula="of:=CONCATENATE(&quot;/home/peter/Thesis/ForcedAligner/Aligner1/wav/11025/&quot;;[.C251];[.D251];&quot;.wav&quot;)" office:value-type="string" office:string-value="/home/peter/Thesis/ForcedAligner/Aligner1/wav/11025/4222a133.wav">
            <text:p>/home/peter/Thesis/ForcedAligner/Aligner1/wav/11025/4222a133.wav</text:p>
          </table:table-cell>
          <table:table-cell table:formula="of:=CONCATENATE(&quot;/home/peter/Thesis/ForcedAligner/Aligner1/wav/&quot;;&quot;ANQ&quot;;[.E251];&quot;_&quot;;[.F251];&quot;.wav&quot;)" office:value-type="string" office:string-value="/home/peter/Thesis/ForcedAligner/Aligner1/wav/ANQ4_3.wav">
            <text:p>/home/peter/Thesis/ForcedAligner/Aligner1/wav/ANQ4_3.wav</text:p>
          </table:table-cell>
          <table:table-cell office:value-type="string">
            <text:p>monsieur le président, la question posée par le député de l' opposition pose sur un est posée sur un sujet très important qui est l' importance de la place financière du québec, et la place de montréal en particulier, dans le cadre global mondial et particulièrement dans le cadre des bourses euh au canada. ce que j' ai dit et ce que le gouvernement a déclaré, c' est que cette transaction sera jugée par la protection et le développement du rôle que montréal exercera, dans l' avenir, sur les produits dérivés et les chambres de compensation, monsieur le président, et ça sera le test. mais maintenant, ce test là, nous sommes en attente du dépôt des documents formels de la bourse de londres et de la bourse de toronto auprès de l' autorité des marchés financiers, comme auprès de la commission des valeurs mobilières de l' ontario. quand ces documents seront déposés, il y aura des audiences publiques pour que les citoyens puissent s' exprimer et que les documents reflètent les paroles du président de la bourse de londres, qui sont des paroles par ailleurs qui nous rassurent sur la place de montréal à long terme. encore faut il les trouver dans les écrits qui seront déposés par la suite, monsieur le président.</text:p>
          </table:table-cell>
        </table:table-row>
        <table:table-row table:style-name="ro1">
          <table:table-cell table:number-columns-repeated="2"/>
          <table:table-cell office:value-type="string">
            <text:p>4222a</text:p>
          </table:table-cell>
          <table:table-cell office:value-type="float" office:value="137">
            <text:p>137</text:p>
          </table:table-cell>
          <table:table-cell office:value-type="float" office:value="4">
            <text:p>4</text:p>
          </table:table-cell>
          <table:table-cell table:formula="of:=IF([.E252]=[.E251];[.F251]+1;1)" office:value-type="float" office:value="4">
            <text:p>4</text:p>
          </table:table-cell>
          <table:table-cell table:formula="of:=CONCATENATE(&quot;/home/peter/Thesis/ForcedAligner/Aligner1/wav/11025/&quot;;[.C252];[.D252];&quot;.wav&quot;)" office:value-type="string" office:string-value="/home/peter/Thesis/ForcedAligner/Aligner1/wav/11025/4222a137.wav">
            <text:p>/home/peter/Thesis/ForcedAligner/Aligner1/wav/11025/4222a137.wav</text:p>
          </table:table-cell>
          <table:table-cell table:formula="of:=CONCATENATE(&quot;/home/peter/Thesis/ForcedAligner/Aligner1/wav/&quot;;&quot;ANQ&quot;;[.E252];&quot;_&quot;;[.F252];&quot;.wav&quot;)" office:value-type="string" office:string-value="/home/peter/Thesis/ForcedAligner/Aligner1/wav/ANQ4_4.wav">
            <text:p>/home/peter/Thesis/ForcedAligner/Aligner1/wav/ANQ4_4.wav</text:p>
          </table:table-cell>
          <table:table-cell office:value-type="string">
            <text:p>la réponse, c' est non, bien sûr, monsieur le président. le gouvernement prend ses propres responsabilités. il y a trois processus en cours: il y a un processus pour l' autorité des marchés financiers et la commission des valeurs mobilières de l' ontario, sur lesquels nous sommes toujours en attente du dépôt de la documentation officielle. il y a un processus auprès d' industrie canada, avec une documentation allégée, que les bourses ont voulu déclencher sur le soixante-quinze jours que ça va prendre. je répète et je réitère que ce gouvernement, comme l' autorité des marchés financiers du québec, sa mission, c' est de voir non seulement à protéger, mais à développer l' importance de la place financière de montréal dans le</text:p>
          </table:table-cell>
        </table:table-row>
        <table:table-row table:style-name="ro1">
          <table:table-cell table:number-columns-repeated="2"/>
          <table:table-cell office:value-type="string">
            <text:p>4222a</text:p>
          </table:table-cell>
          <table:table-cell office:value-type="float" office:value="139">
            <text:p>139</text:p>
          </table:table-cell>
          <table:table-cell office:value-type="float" office:value="4">
            <text:p>4</text:p>
          </table:table-cell>
          <table:table-cell table:formula="of:=IF([.E253]=[.E252];[.F252]+1;1)" office:value-type="float" office:value="5">
            <text:p>5</text:p>
          </table:table-cell>
          <table:table-cell table:formula="of:=CONCATENATE(&quot;/home/peter/Thesis/ForcedAligner/Aligner1/wav/11025/&quot;;[.C253];[.D253];&quot;.wav&quot;)" office:value-type="string" office:string-value="/home/peter/Thesis/ForcedAligner/Aligner1/wav/11025/4222a139.wav">
            <text:p>/home/peter/Thesis/ForcedAligner/Aligner1/wav/11025/4222a139.wav</text:p>
          </table:table-cell>
          <table:table-cell table:formula="of:=CONCATENATE(&quot;/home/peter/Thesis/ForcedAligner/Aligner1/wav/&quot;;&quot;ANQ&quot;;[.E253];&quot;_&quot;;[.F253];&quot;.wav&quot;)" office:value-type="string" office:string-value="/home/peter/Thesis/ForcedAligner/Aligner1/wav/ANQ4_5.wav">
            <text:p>/home/peter/Thesis/ForcedAligner/Aligner1/wav/ANQ4_5.wav</text:p>
          </table:table-cell>
          <table:table-cell office:value-type="string">
            <text:p>avons choisi sur les produits dérivés, et nous allons le faire, monsieur le président.</text:p>
          </table:table-cell>
        </table:table-row>
        <table:table-row table:style-name="ro1">
          <table:table-cell table:number-columns-repeated="2"/>
          <table:table-cell office:value-type="string">
            <text:p>4222a</text:p>
          </table:table-cell>
          <table:table-cell office:value-type="float" office:value="143">
            <text:p>143</text:p>
          </table:table-cell>
          <table:table-cell office:value-type="float" office:value="4">
            <text:p>4</text:p>
          </table:table-cell>
          <table:table-cell table:formula="of:=IF([.E254]=[.E253];[.F253]+1;1)" office:value-type="float" office:value="6">
            <text:p>6</text:p>
          </table:table-cell>
          <table:table-cell table:formula="of:=CONCATENATE(&quot;/home/peter/Thesis/ForcedAligner/Aligner1/wav/11025/&quot;;[.C254];[.D254];&quot;.wav&quot;)" office:value-type="string" office:string-value="/home/peter/Thesis/ForcedAligner/Aligner1/wav/11025/4222a143.wav">
            <text:p>/home/peter/Thesis/ForcedAligner/Aligner1/wav/11025/4222a143.wav</text:p>
          </table:table-cell>
          <table:table-cell table:formula="of:=CONCATENATE(&quot;/home/peter/Thesis/ForcedAligner/Aligner1/wav/&quot;;&quot;ANQ&quot;;[.E254];&quot;_&quot;;[.F254];&quot;.wav&quot;)" office:value-type="string" office:string-value="/home/peter/Thesis/ForcedAligner/Aligner1/wav/ANQ4_6.wav">
            <text:p>/home/peter/Thesis/ForcedAligner/Aligner1/wav/ANQ4_6.wav</text:p>
          </table:table-cell>
          <table:table-cell office:value-type="string">
            <text:p>monsieur le président, au lieu de réagir émotivement à la première minute d' ailleurs, il a été dénoncé par sa chef, sa chef de l' opposition, qui a d' ailleurs critiqué bernard landry a critiqué la réaction instinctive, spontanée, émotive, la première réaction qu' il a eue au début. nous, monsieur le président, dès le départ, on a mis la ligne dans le sable: il faut que la place de montréal soit protégée et développée. nous avons, dès les premières minutes, agi. j' ai eu deux rencontres avec les autorités et la direction de des bourses et de la bourse de londres, monsieur le président. et le processus par lequel le public pourra s' exprimer et des audiences publiques seront tenues, seront tenues très bientôt, monsieur le président, dès que les documents seront déposés.</text:p>
          </table:table-cell>
        </table:table-row>
        <table:table-row table:style-name="ro1">
          <table:table-cell table:number-columns-repeated="2"/>
          <table:table-cell office:value-type="string">
            <text:p>4221a</text:p>
          </table:table-cell>
          <table:table-cell office:value-type="float" office:value="23">
            <text:p>23</text:p>
          </table:table-cell>
          <table:table-cell office:value-type="float" office:value="40">
            <text:p>40</text:p>
          </table:table-cell>
          <table:table-cell table:formula="of:=IF([.E255]=[.E254];[.F254]+1;1)" office:value-type="float" office:value="1">
            <text:p>1</text:p>
          </table:table-cell>
          <table:table-cell table:formula="of:=CONCATENATE(&quot;/home/peter/Thesis/ForcedAligner/Aligner1/wav/11025/&quot;;[.C255];[.D255];&quot;.wav&quot;)" office:value-type="string" office:string-value="/home/peter/Thesis/ForcedAligner/Aligner1/wav/11025/4221a23.wav">
            <text:p>/home/peter/Thesis/ForcedAligner/Aligner1/wav/11025/4221a23.wav</text:p>
          </table:table-cell>
          <table:table-cell table:formula="of:=CONCATENATE(&quot;/home/peter/Thesis/ForcedAligner/Aligner1/wav/&quot;;&quot;ANQ&quot;;[.E255];&quot;_&quot;;[.F255];&quot;.wav&quot;)" office:value-type="string" office:string-value="/home/peter/Thesis/ForcedAligner/Aligner1/wav/ANQ40_1.wav">
            <text:p>/home/peter/Thesis/ForcedAligner/Aligner1/wav/ANQ40_1.wav</text:p>
          </table:table-cell>
          <table:table-cell office:value-type="string">
            <text:p>monsieur le président, permettez moi de déposer le rapport des activités du commissariat des incendies de la ville de québec, année deux mille dix.</text:p>
          </table:table-cell>
        </table:table-row>
        <table:table-row table:style-name="ro1">
          <table:table-cell table:number-columns-repeated="2"/>
          <table:table-cell office:value-type="string">
            <text:p>4222a</text:p>
          </table:table-cell>
          <table:table-cell office:value-type="float" office:value="202">
            <text:p>202</text:p>
          </table:table-cell>
          <table:table-cell office:value-type="float" office:value="40">
            <text:p>40</text:p>
          </table:table-cell>
          <table:table-cell table:formula="of:=IF([.E256]=[.E255];[.F255]+1;1)" office:value-type="float" office:value="2">
            <text:p>2</text:p>
          </table:table-cell>
          <table:table-cell table:formula="of:=CONCATENATE(&quot;/home/peter/Thesis/ForcedAligner/Aligner1/wav/11025/&quot;;[.C256];[.D256];&quot;.wav&quot;)" office:value-type="string" office:string-value="/home/peter/Thesis/ForcedAligner/Aligner1/wav/11025/4222a202.wav">
            <text:p>/home/peter/Thesis/ForcedAligner/Aligner1/wav/11025/4222a202.wav</text:p>
          </table:table-cell>
          <table:table-cell table:formula="of:=CONCATENATE(&quot;/home/peter/Thesis/ForcedAligner/Aligner1/wav/&quot;;&quot;ANQ&quot;;[.E256];&quot;_&quot;;[.F256];&quot;.wav&quot;)" office:value-type="string" office:string-value="/home/peter/Thesis/ForcedAligner/Aligner1/wav/ANQ40_2.wav">
            <text:p>/home/peter/Thesis/ForcedAligner/Aligner1/wav/ANQ40_2.wav</text:p>
          </table:table-cell>
          <table:table-cell office:value-type="string">
            <text:p>monsieur le président, comme le député le sait, l' unité est déjà partout sur le territoire du québec, elle est déjà à laval. euh c' est un c' est un fait tout à fait connu, le conseil des ministres, depuis un an, a a formé de nouvelles unités, particulièrement connues sous le nom d' unités marteau, avec le mandat explicite d' aller partout sur le territoire, y compris à laval, pour faire les enquêtes qui s' imposent. et d' ailleurs, comme vous le savez, le député de vimont a rencontré euh les gens de l' opération marteau lorsqu' est arrivé les événements qui sont de notoriété publique. donc, l' unité, elle est à laval, monsieur le président.</text:p>
          </table:table-cell>
        </table:table-row>
        <table:table-row table:style-name="ro1">
          <table:table-cell table:number-columns-repeated="2"/>
          <table:table-cell office:value-type="string">
            <text:p>4221a</text:p>
          </table:table-cell>
          <table:table-cell office:value-type="float" office:value="103">
            <text:p>103</text:p>
          </table:table-cell>
          <table:table-cell office:value-type="float" office:value="40">
            <text:p>40</text:p>
          </table:table-cell>
          <table:table-cell table:formula="of:=IF([.E257]=[.E256];[.F256]+1;1)" office:value-type="float" office:value="3">
            <text:p>3</text:p>
          </table:table-cell>
          <table:table-cell table:formula="of:=CONCATENATE(&quot;/home/peter/Thesis/ForcedAligner/Aligner1/wav/11025/&quot;;[.C257];[.D257];&quot;.wav&quot;)" office:value-type="string" office:string-value="/home/peter/Thesis/ForcedAligner/Aligner1/wav/11025/4221a103.wav">
            <text:p>/home/peter/Thesis/ForcedAligner/Aligner1/wav/11025/4221a103.wav</text:p>
          </table:table-cell>
          <table:table-cell table:formula="of:=CONCATENATE(&quot;/home/peter/Thesis/ForcedAligner/Aligner1/wav/&quot;;&quot;ANQ&quot;;[.E257];&quot;_&quot;;[.F257];&quot;.wav&quot;)" office:value-type="string" office:string-value="/home/peter/Thesis/ForcedAligner/Aligner1/wav/ANQ40_3.wav">
            <text:p>/home/peter/Thesis/ForcedAligner/Aligner1/wav/ANQ40_3.wav</text:p>
          </table:table-cell>
          <table:table-cell office:value-type="string">
            <text:p>alors, monsieur le président, je pense que je dois renoncer à convaincre le député que l' upac peut aller partout et n' importe quand. je le répète pour vous, monsieur le président, pour nos auditeurs. je je constate que {ns} on en est on en est à la troisième question où je pense avoir répondu très clairement. vous m' auriez repris sûrement si je n' avais pas apporté de réponse à la question. j' ai répondu très clairement. nos les la police, monsieur le président, a le droit de faire enquête partout, elle a les budgets pour faire enquête partout, elle le droit elle a le droit de rencontrer n' importe qui pour les sujets qui concernent ces enquêtes là.</text:p>
          </table:table-cell>
        </table:table-row>
        <table:table-row table:style-name="ro1">
          <table:table-cell table:number-columns-repeated="2"/>
          <table:table-cell office:value-type="string">
            <text:p>4221a</text:p>
          </table:table-cell>
          <table:table-cell office:value-type="float" office:value="187">
            <text:p>187</text:p>
          </table:table-cell>
          <table:table-cell office:value-type="float" office:value="40">
            <text:p>40</text:p>
          </table:table-cell>
          <table:table-cell table:formula="of:=IF([.E258]=[.E257];[.F257]+1;1)" office:value-type="float" office:value="4">
            <text:p>4</text:p>
          </table:table-cell>
          <table:table-cell table:formula="of:=CONCATENATE(&quot;/home/peter/Thesis/ForcedAligner/Aligner1/wav/11025/&quot;;[.C258];[.D258];&quot;.wav&quot;)" office:value-type="string" office:string-value="/home/peter/Thesis/ForcedAligner/Aligner1/wav/11025/4221a187.wav">
            <text:p>/home/peter/Thesis/ForcedAligner/Aligner1/wav/11025/4221a187.wav</text:p>
          </table:table-cell>
          <table:table-cell table:formula="of:=CONCATENATE(&quot;/home/peter/Thesis/ForcedAligner/Aligner1/wav/&quot;;&quot;ANQ&quot;;[.E258];&quot;_&quot;;[.F258];&quot;.wav&quot;)" office:value-type="string" office:string-value="/home/peter/Thesis/ForcedAligner/Aligner1/wav/ANQ40_4.wav">
            <text:p>/home/peter/Thesis/ForcedAligner/Aligner1/wav/ANQ40_4.wav</text:p>
          </table:table-cell>
          <table:table-cell office:value-type="string">
            <text:p>alors, madame la présidente, suite à des échanges avec l' opposition, je propose des interventions d' environ trois minutes par intervenant, et ce, dans l' ordre suivant: d' abord, le député de d' arcy mcgee, suivie de la députée de rosemont et enfin celle du député de la peltrie.</text:p>
          </table:table-cell>
        </table:table-row>
        <table:table-row table:style-name="ro1">
          <table:table-cell table:number-columns-repeated="2"/>
          <table:table-cell office:value-type="string">
            <text:p>4221a</text:p>
          </table:table-cell>
          <table:table-cell office:value-type="float" office:value="201">
            <text:p>201</text:p>
          </table:table-cell>
          <table:table-cell office:value-type="float" office:value="40">
            <text:p>40</text:p>
          </table:table-cell>
          <table:table-cell table:formula="of:=IF([.E259]=[.E258];[.F258]+1;1)" office:value-type="float" office:value="5">
            <text:p>5</text:p>
          </table:table-cell>
          <table:table-cell table:formula="of:=CONCATENATE(&quot;/home/peter/Thesis/ForcedAligner/Aligner1/wav/11025/&quot;;[.C259];[.D259];&quot;.wav&quot;)" office:value-type="string" office:string-value="/home/peter/Thesis/ForcedAligner/Aligner1/wav/11025/4221a201.wav">
            <text:p>/home/peter/Thesis/ForcedAligner/Aligner1/wav/11025/4221a201.wav</text:p>
          </table:table-cell>
          <table:table-cell table:formula="of:=CONCATENATE(&quot;/home/peter/Thesis/ForcedAligner/Aligner1/wav/&quot;;&quot;ANQ&quot;;[.E259];&quot;_&quot;;[.F259];&quot;.wav&quot;)" office:value-type="string" office:string-value="/home/peter/Thesis/ForcedAligner/Aligner1/wav/ANQ40_5.wav">
            <text:p>/home/peter/Thesis/ForcedAligner/Aligner1/wav/ANQ40_5.wav</text:p>
          </table:table-cell>
          <table:table-cell office:value-type="string">
            <text:p>madame la présidente, adopté sans débat, s' il vous plaît.</text:p>
          </table:table-cell>
        </table:table-row>
        <table:table-row table:style-name="ro1">
          <table:table-cell table:number-columns-repeated="2"/>
          <table:table-cell office:value-type="string">
            <text:p>4221a</text:p>
          </table:table-cell>
          <table:table-cell office:value-type="float" office:value="206">
            <text:p>206</text:p>
          </table:table-cell>
          <table:table-cell office:value-type="float" office:value="40">
            <text:p>40</text:p>
          </table:table-cell>
          <table:table-cell table:formula="of:=IF([.E260]=[.E259];[.F259]+1;1)" office:value-type="float" office:value="6">
            <text:p>6</text:p>
          </table:table-cell>
          <table:table-cell table:formula="of:=CONCATENATE(&quot;/home/peter/Thesis/ForcedAligner/Aligner1/wav/11025/&quot;;[.C260];[.D260];&quot;.wav&quot;)" office:value-type="string" office:string-value="/home/peter/Thesis/ForcedAligner/Aligner1/wav/11025/4221a206.wav">
            <text:p>/home/peter/Thesis/ForcedAligner/Aligner1/wav/11025/4221a206.wav</text:p>
          </table:table-cell>
          <table:table-cell table:formula="of:=CONCATENATE(&quot;/home/peter/Thesis/ForcedAligner/Aligner1/wav/&quot;;&quot;ANQ&quot;;[.E260];&quot;_&quot;;[.F260];&quot;.wav&quot;)" office:value-type="string" office:string-value="/home/peter/Thesis/ForcedAligner/Aligner1/wav/ANQ40_6.wav">
            <text:p>/home/peter/Thesis/ForcedAligner/Aligner1/wav/ANQ40_6.wav</text:p>
          </table:table-cell>
          <table:table-cell office:value-type="string">
            <text:p>adoptée sans débat, madame la présidente.</text:p>
          </table:table-cell>
        </table:table-row>
        <table:table-row table:style-name="ro1">
          <table:table-cell table:number-columns-repeated="2"/>
          <table:table-cell office:value-type="string">
            <text:p>4221a</text:p>
          </table:table-cell>
          <table:table-cell office:value-type="float" office:value="209">
            <text:p>209</text:p>
          </table:table-cell>
          <table:table-cell office:value-type="float" office:value="40">
            <text:p>40</text:p>
          </table:table-cell>
          <table:table-cell table:formula="of:=IF([.E261]=[.E260];[.F260]+1;1)" office:value-type="float" office:value="7">
            <text:p>7</text:p>
          </table:table-cell>
          <table:table-cell table:formula="of:=CONCATENATE(&quot;/home/peter/Thesis/ForcedAligner/Aligner1/wav/11025/&quot;;[.C261];[.D261];&quot;.wav&quot;)" office:value-type="string" office:string-value="/home/peter/Thesis/ForcedAligner/Aligner1/wav/11025/4221a209.wav">
            <text:p>/home/peter/Thesis/ForcedAligner/Aligner1/wav/11025/4221a209.wav</text:p>
          </table:table-cell>
          <table:table-cell table:formula="of:=CONCATENATE(&quot;/home/peter/Thesis/ForcedAligner/Aligner1/wav/&quot;;&quot;ANQ&quot;;[.E261];&quot;_&quot;;[.F261];&quot;.wav&quot;)" office:value-type="string" office:string-value="/home/peter/Thesis/ForcedAligner/Aligner1/wav/ANQ40_7.wav">
            <text:p>/home/peter/Thesis/ForcedAligner/Aligner1/wav/ANQ40_7.wav</text:p>
          </table:table-cell>
          <table:table-cell office:value-type="string">
            <text:p>madame la présidente, j' avise cette assemblée que la commission des transports et de l' environnement complétera les consultations particulières à l' égard du projet de loi numéro deux, loi concernant la construction d' un tronçon de l' autoroute soixante et quinze, de beauceville à saint georges, aujourd'hui, après les affaires courantes, pour une durée de deux heures, et de dix-neuf heure trente à vingt et un heure quinze, à la salle louis joseph papineau; de même que la commission des institutions poursuivra l' étude détaillée à l' égard du projet de loi numéro quatre-vingt quatorze, loi établissant les balises encadrant les demandes d' accommodement dans l' administration gouvernementale et dans certains établissements, aujourd'hui, après les affaires courantes jusqu' à dix-huit heures et de dix-neuf heure trente à vingt et un heure trente, à la salle louis hippolyte la fontaine.</text:p>
          </table:table-cell>
        </table:table-row>
        <table:table-row table:style-name="ro1">
          <table:table-cell table:number-columns-repeated="2"/>
          <table:table-cell office:value-type="string">
            <text:p>4221a</text:p>
          </table:table-cell>
          <table:table-cell office:value-type="float" office:value="211">
            <text:p>211</text:p>
          </table:table-cell>
          <table:table-cell office:value-type="float" office:value="40">
            <text:p>40</text:p>
          </table:table-cell>
          <table:table-cell table:formula="of:=IF([.E262]=[.E261];[.F261]+1;1)" office:value-type="float" office:value="8">
            <text:p>8</text:p>
          </table:table-cell>
          <table:table-cell table:formula="of:=CONCATENATE(&quot;/home/peter/Thesis/ForcedAligner/Aligner1/wav/11025/&quot;;[.C262];[.D262];&quot;.wav&quot;)" office:value-type="string" office:string-value="/home/peter/Thesis/ForcedAligner/Aligner1/wav/11025/4221a211.wav">
            <text:p>/home/peter/Thesis/ForcedAligner/Aligner1/wav/11025/4221a211.wav</text:p>
          </table:table-cell>
          <table:table-cell table:formula="of:=CONCATENATE(&quot;/home/peter/Thesis/ForcedAligner/Aligner1/wav/&quot;;&quot;ANQ&quot;;[.E262];&quot;_&quot;;[.F262];&quot;.wav&quot;)" office:value-type="string" office:string-value="/home/peter/Thesis/ForcedAligner/Aligner1/wav/ANQ40_8.wav">
            <text:p>/home/peter/Thesis/ForcedAligner/Aligner1/wav/ANQ40_8.wav</text:p>
          </table:table-cell>
          <table:table-cell office:value-type="string">
            <text:p>alors, madame la présidente, je fais motion pour que l' assemblée se constitue en commission plénière, conformément à l' article cent huit du règlement.</text:p>
          </table:table-cell>
        </table:table-row>
        <table:table-row table:style-name="ro1">
          <table:table-cell table:number-columns-repeated="2"/>
          <table:table-cell office:value-type="string">
            <text:p>4221a</text:p>
          </table:table-cell>
          <table:table-cell office:value-type="float" office:value="449">
            <text:p>449</text:p>
          </table:table-cell>
          <table:table-cell office:value-type="float" office:value="40">
            <text:p>40</text:p>
          </table:table-cell>
          <table:table-cell table:formula="of:=IF([.E263]=[.E262];[.F262]+1;1)" office:value-type="float" office:value="9">
            <text:p>9</text:p>
          </table:table-cell>
          <table:table-cell table:formula="of:=CONCATENATE(&quot;/home/peter/Thesis/ForcedAligner/Aligner1/wav/11025/&quot;;[.C263];[.D263];&quot;.wav&quot;)" office:value-type="string" office:string-value="/home/peter/Thesis/ForcedAligner/Aligner1/wav/11025/4221a449.wav">
            <text:p>/home/peter/Thesis/ForcedAligner/Aligner1/wav/11025/4221a449.wav</text:p>
          </table:table-cell>
          <table:table-cell table:formula="of:=CONCATENATE(&quot;/home/peter/Thesis/ForcedAligner/Aligner1/wav/&quot;;&quot;ANQ&quot;;[.E263];&quot;_&quot;;[.F263];&quot;.wav&quot;)" office:value-type="string" office:string-value="/home/peter/Thesis/ForcedAligner/Aligner1/wav/ANQ40_9.wav">
            <text:p>/home/peter/Thesis/ForcedAligner/Aligner1/wav/ANQ40_9.wav</text:p>
          </table:table-cell>
          <table:table-cell office:value-type="string">
            <text:p>madame la présidente, voulez vous appeler l' article huit, s' il vous plaît?</text:p>
          </table:table-cell>
        </table:table-row>
        <table:table-row table:style-name="ro1">
          <table:table-cell table:number-columns-repeated="2"/>
          <table:table-cell office:value-type="string">
            <text:p>4221a</text:p>
          </table:table-cell>
          <table:table-cell office:value-type="float" office:value="66">
            <text:p>66</text:p>
          </table:table-cell>
          <table:table-cell office:value-type="float" office:value="40">
            <text:p>40</text:p>
          </table:table-cell>
          <table:table-cell table:formula="of:=IF([.E264]=[.E263];[.F263]+1;1)" office:value-type="float" office:value="10">
            <text:p>10</text:p>
          </table:table-cell>
          <table:table-cell table:formula="of:=CONCATENATE(&quot;/home/peter/Thesis/ForcedAligner/Aligner1/wav/11025/&quot;;[.C264];[.D264];&quot;.wav&quot;)" office:value-type="string" office:string-value="/home/peter/Thesis/ForcedAligner/Aligner1/wav/11025/4221a66.wav">
            <text:p>/home/peter/Thesis/ForcedAligner/Aligner1/wav/11025/4221a66.wav</text:p>
          </table:table-cell>
          <table:table-cell table:formula="of:=CONCATENATE(&quot;/home/peter/Thesis/ForcedAligner/Aligner1/wav/&quot;;&quot;ANQ&quot;;[.E264];&quot;_&quot;;[.F264];&quot;.wav&quot;)" office:value-type="string" office:string-value="/home/peter/Thesis/ForcedAligner/Aligner1/wav/ANQ40_10.wav">
            <text:p>/home/peter/Thesis/ForcedAligner/Aligner1/wav/ANQ40_10.wav</text:p>
          </table:table-cell>
          <table:table-cell office:value-type="string">
            <text:p>monsieur le président, ce qui ce qui prime d' abord, c' est la sécurité des gens. alors, l' aide que nous devons apporter immédiatement, c' est de s' assurer que les gens qui sont sinistrés soient en sécurité et ne mettent pas en péril le le leur vie, parce que malheureusement il y a toutes sortes de circonstances qui peuvent faire qui peuvent nous amener à avoir des drames assez considérables. donc, protection des personnes d' abord. protection des biens ensuite, c' est l' autre aspect le plus important, comment on minimise les dégâts, de quelle façon on s' assure qu' il n' y ait pas de vandalisme, qu' il n' y ait pas de problèmes de ce genre là. et, quant à la question du député, elle porte sur des indemnités éventuelles. oui, nous avons un programme, monsieur le président. évidemment, nous devons d' abord régler ces situations là, le programme viendra s' appliquer après. effectivement, il y a de la pluie qui s' en vient, et malheureusement je dois dire que</text:p>
          </table:table-cell>
        </table:table-row>
        <table:table-row table:style-name="ro1">
          <table:table-cell table:number-columns-repeated="2"/>
          <table:table-cell office:value-type="string">
            <text:p>4222a</text:p>
          </table:table-cell>
          <table:table-cell office:value-type="float" office:value="222">
            <text:p>222</text:p>
          </table:table-cell>
          <table:table-cell office:value-type="float" office:value="40">
            <text:p>40</text:p>
          </table:table-cell>
          <table:table-cell table:formula="of:=IF([.E265]=[.E264];[.F264]+1;1)" office:value-type="float" office:value="11">
            <text:p>11</text:p>
          </table:table-cell>
          <table:table-cell table:formula="of:=CONCATENATE(&quot;/home/peter/Thesis/ForcedAligner/Aligner1/wav/11025/&quot;;[.C265];[.D265];&quot;.wav&quot;)" office:value-type="string" office:string-value="/home/peter/Thesis/ForcedAligner/Aligner1/wav/11025/4222a222.wav">
            <text:p>/home/peter/Thesis/ForcedAligner/Aligner1/wav/11025/4222a222.wav</text:p>
          </table:table-cell>
          <table:table-cell table:formula="of:=CONCATENATE(&quot;/home/peter/Thesis/ForcedAligner/Aligner1/wav/&quot;;&quot;ANQ&quot;;[.E265];&quot;_&quot;;[.F265];&quot;.wav&quot;)" office:value-type="string" office:string-value="/home/peter/Thesis/ForcedAligner/Aligner1/wav/ANQ40_11.wav">
            <text:p>/home/peter/Thesis/ForcedAligner/Aligner1/wav/ANQ40_11.wav</text:p>
          </table:table-cell>
          <table:table-cell office:value-type="string">
            <text:p>oui. monsieur le président, j' avise cette assemblée que les la commission des institutions poursuivra l' étude détaillée à l' égard du projet de loi numéro cent dix-neuf, loi concernant le processus électoral, aujourd'hui, après les affaires courantes jusqu' à treize heures, à la salle louis hippolyte la fontaine; de même que la commission des transports et de l' environnement entreprendra l' étude détaillée à l' égard du projet de loi numéro quatre-vingt-neuf, loi modifiant la loi sur la qualité de l' environnement afin d' en renforcer le respect, aujourd'hui, de quinze heures à dix-huit heures, à la salle louis joseph papineau.</text:p>
          </table:table-cell>
        </table:table-row>
        <table:table-row table:style-name="ro1">
          <table:table-cell table:number-columns-repeated="2"/>
          <table:table-cell office:value-type="string">
            <text:p>4221a</text:p>
          </table:table-cell>
          <table:table-cell office:value-type="float" office:value="68">
            <text:p>68</text:p>
          </table:table-cell>
          <table:table-cell office:value-type="float" office:value="40">
            <text:p>40</text:p>
          </table:table-cell>
          <table:table-cell table:formula="of:=IF([.E266]=[.E265];[.F265]+1;1)" office:value-type="float" office:value="12">
            <text:p>12</text:p>
          </table:table-cell>
          <table:table-cell table:formula="of:=CONCATENATE(&quot;/home/peter/Thesis/ForcedAligner/Aligner1/wav/11025/&quot;;[.C266];[.D266];&quot;.wav&quot;)" office:value-type="string" office:string-value="/home/peter/Thesis/ForcedAligner/Aligner1/wav/11025/4221a68.wav">
            <text:p>/home/peter/Thesis/ForcedAligner/Aligner1/wav/11025/4221a68.wav</text:p>
          </table:table-cell>
          <table:table-cell table:formula="of:=CONCATENATE(&quot;/home/peter/Thesis/ForcedAligner/Aligner1/wav/&quot;;&quot;ANQ&quot;;[.E266];&quot;_&quot;;[.F266];&quot;.wav&quot;)" office:value-type="string" office:string-value="/home/peter/Thesis/ForcedAligner/Aligner1/wav/ANQ40_12.wav">
            <text:p>/home/peter/Thesis/ForcedAligner/Aligner1/wav/ANQ40_12.wav</text:p>
          </table:table-cell>
          <table:table-cell office:value-type="string">
            <text:p>pour ça risque d' être encore très pénible pour les gens de la montérégie, malheureusement.</text:p>
          </table:table-cell>
        </table:table-row>
        <table:table-row table:style-name="ro1">
          <table:table-cell table:number-columns-repeated="2"/>
          <table:table-cell office:value-type="string">
            <text:p>4222a</text:p>
          </table:table-cell>
          <table:table-cell office:value-type="float" office:value="224">
            <text:p>224</text:p>
          </table:table-cell>
          <table:table-cell office:value-type="float" office:value="40">
            <text:p>40</text:p>
          </table:table-cell>
          <table:table-cell table:formula="of:=IF([.E267]=[.E266];[.F266]+1;1)" office:value-type="float" office:value="13">
            <text:p>13</text:p>
          </table:table-cell>
          <table:table-cell table:formula="of:=CONCATENATE(&quot;/home/peter/Thesis/ForcedAligner/Aligner1/wav/11025/&quot;;[.C267];[.D267];&quot;.wav&quot;)" office:value-type="string" office:string-value="/home/peter/Thesis/ForcedAligner/Aligner1/wav/11025/4222a224.wav">
            <text:p>/home/peter/Thesis/ForcedAligner/Aligner1/wav/11025/4222a224.wav</text:p>
          </table:table-cell>
          <table:table-cell table:formula="of:=CONCATENATE(&quot;/home/peter/Thesis/ForcedAligner/Aligner1/wav/&quot;;&quot;ANQ&quot;;[.E267];&quot;_&quot;;[.F267];&quot;.wav&quot;)" office:value-type="string" office:string-value="/home/peter/Thesis/ForcedAligner/Aligner1/wav/ANQ40_13.wav">
            <text:p>/home/peter/Thesis/ForcedAligner/Aligner1/wav/ANQ40_13.wav</text:p>
          </table:table-cell>
          <table:table-cell office:value-type="string">
            <text:p>monsieur le président, euh moi, j' étais rendu aux affaires prioritaires, monsieur le président, mais vous semblez me dire qu' il y a quelque chose sur les renseignements sur les travaux de l' assemblée. non?</text:p>
          </table:table-cell>
        </table:table-row>
        <table:table-row table:style-name="ro1">
          <table:table-cell table:number-columns-repeated="2"/>
          <table:table-cell office:value-type="string">
            <text:p>4221a</text:p>
          </table:table-cell>
          <table:table-cell office:value-type="float" office:value="72">
            <text:p>72</text:p>
          </table:table-cell>
          <table:table-cell office:value-type="float" office:value="40">
            <text:p>40</text:p>
          </table:table-cell>
          <table:table-cell table:formula="of:=IF([.E268]=[.E267];[.F267]+1;1)" office:value-type="float" office:value="14">
            <text:p>14</text:p>
          </table:table-cell>
          <table:table-cell table:formula="of:=CONCATENATE(&quot;/home/peter/Thesis/ForcedAligner/Aligner1/wav/11025/&quot;;[.C268];[.D268];&quot;.wav&quot;)" office:value-type="string" office:string-value="/home/peter/Thesis/ForcedAligner/Aligner1/wav/11025/4221a72.wav">
            <text:p>/home/peter/Thesis/ForcedAligner/Aligner1/wav/11025/4221a72.wav</text:p>
          </table:table-cell>
          <table:table-cell table:formula="of:=CONCATENATE(&quot;/home/peter/Thesis/ForcedAligner/Aligner1/wav/&quot;;&quot;ANQ&quot;;[.E268];&quot;_&quot;;[.F268];&quot;.wav&quot;)" office:value-type="string" office:string-value="/home/peter/Thesis/ForcedAligner/Aligner1/wav/ANQ40_14.wav">
            <text:p>/home/peter/Thesis/ForcedAligner/Aligner1/wav/ANQ40_14.wav</text:p>
          </table:table-cell>
          <table:table-cell office:value-type="string">
            <text:p>monsieur le président, les demandes d' aide sont toutes prises en considération. d' ailleurs, à cet effet là, à saint blaise, on m' affirme on m' a confirmé qu' il y avait des sacs de sable qui s' en venaient, un millier hier, quatre mille pour aujourd'hui, donc, pour aider à ensabler, pour entourer les maisons de sable pour éviter que les dégâts augmentent. alors, c' est une des façons de faire pour minimiser les dégâts. il est évident, monsieur le président, que, s' il y a de la pluie, l' eau risque de monter. le gouvernement ne maîtrise pas le niveau des eaux, mais il peut aider les citoyens. et nous faisons le maximum pour aider les citoyens à minimiser les dégâts, et cela, en toute sécurité, monsieur le président, je le rappelle, en toute sécurité pour nos citoyens, de façon à éviter les blessures graves ou même les morts dans ces circonstances pénibles qu' ils vivent actuellement.</text:p>
          </table:table-cell>
        </table:table-row>
        <table:table-row table:style-name="ro1">
          <table:table-cell table:number-columns-repeated="2"/>
          <table:table-cell office:value-type="string">
            <text:p>4222a</text:p>
          </table:table-cell>
          <table:table-cell office:value-type="float" office:value="226">
            <text:p>226</text:p>
          </table:table-cell>
          <table:table-cell office:value-type="float" office:value="40">
            <text:p>40</text:p>
          </table:table-cell>
          <table:table-cell table:formula="of:=IF([.E269]=[.E268];[.F268]+1;1)" office:value-type="float" office:value="15">
            <text:p>15</text:p>
          </table:table-cell>
          <table:table-cell table:formula="of:=CONCATENATE(&quot;/home/peter/Thesis/ForcedAligner/Aligner1/wav/11025/&quot;;[.C269];[.D269];&quot;.wav&quot;)" office:value-type="string" office:string-value="/home/peter/Thesis/ForcedAligner/Aligner1/wav/11025/4222a226.wav">
            <text:p>/home/peter/Thesis/ForcedAligner/Aligner1/wav/11025/4222a226.wav</text:p>
          </table:table-cell>
          <table:table-cell table:formula="of:=CONCATENATE(&quot;/home/peter/Thesis/ForcedAligner/Aligner1/wav/&quot;;&quot;ANQ&quot;;[.E269];&quot;_&quot;;[.F269];&quot;.wav&quot;)" office:value-type="string" office:string-value="/home/peter/Thesis/ForcedAligner/Aligner1/wav/ANQ40_15.wav">
            <text:p>/home/peter/Thesis/ForcedAligner/Aligner1/wav/ANQ40_15.wav</text:p>
          </table:table-cell>
          <table:table-cell office:value-type="string">
            <text:p>donc, est ce qu' on va aux affaires prioritaires, monsieur le président?</text:p>
          </table:table-cell>
        </table:table-row>
        <table:table-row table:style-name="ro1">
          <table:table-cell table:number-columns-repeated="2"/>
          <table:table-cell office:value-type="string">
            <text:p>4221a</text:p>
          </table:table-cell>
          <table:table-cell office:value-type="float" office:value="76">
            <text:p>76</text:p>
          </table:table-cell>
          <table:table-cell office:value-type="float" office:value="40">
            <text:p>40</text:p>
          </table:table-cell>
          <table:table-cell table:formula="of:=IF([.E270]=[.E269];[.F269]+1;1)" office:value-type="float" office:value="16">
            <text:p>16</text:p>
          </table:table-cell>
          <table:table-cell table:formula="of:=CONCATENATE(&quot;/home/peter/Thesis/ForcedAligner/Aligner1/wav/11025/&quot;;[.C270];[.D270];&quot;.wav&quot;)" office:value-type="string" office:string-value="/home/peter/Thesis/ForcedAligner/Aligner1/wav/11025/4221a76.wav">
            <text:p>/home/peter/Thesis/ForcedAligner/Aligner1/wav/11025/4221a76.wav</text:p>
          </table:table-cell>
          <table:table-cell table:formula="of:=CONCATENATE(&quot;/home/peter/Thesis/ForcedAligner/Aligner1/wav/&quot;;&quot;ANQ&quot;;[.E270];&quot;_&quot;;[.F270];&quot;.wav&quot;)" office:value-type="string" office:string-value="/home/peter/Thesis/ForcedAligner/Aligner1/wav/ANQ40_16.wav">
            <text:p>/home/peter/Thesis/ForcedAligner/Aligner1/wav/ANQ40_16.wav</text:p>
          </table:table-cell>
          <table:table-cell office:value-type="string">
            <text:p>monsieur le président, nous avons, la semaine dernière ou il y a deux semaines, je dois dire, plutôt, nous avons établi la différence qu' il y a entre le mandat qui a été accordé par le ministre au niveau de l' upac et les circonstances actuelles. il y a des euh des budgets qui ont été accordés à l' upac et aux autres organismes qui travaillent sous l' upac pour faire des enquêtes, et, ces enquêtes là, on n' en avise pas le ministre quand on les fait. je l' avais mentionné et je le répète ici que tout le personne n' est à l' abri des enquêtes. dans le cas de montréal, l' inquiétude venait de de de de la surveillance des communications entre élus. dans une société démocratique, on estime que les élus doivent pouvoir faire leurs leurs communications en toute confidentialité, et c' est le point majeur. et j' ai lu, la dernière fois, le texte du mandat qui avait été accordé, qui est très spécifique là dessus et qui dit dans une situation qui n' est pas de corruption criminelle, là. on ne parle pas de ça, on parle de la surveillance des communications entre élus, d' aller faire une vérification. quant au reste, partout ailleurs, personne n' est à l' abri des enquêtes. que ce soit à laval, que ce soit en montérégie, que ce soit à québec, que ce soit n' importe où dans la province de québec, les enquêtes peuvent être menées en tout temps avec le budget que nous avons accordé et les efforts que nous avons mis</text:p>
          </table:table-cell>
        </table:table-row>
        <table:table-row table:style-name="ro1">
          <table:table-cell table:number-columns-repeated="2"/>
          <table:table-cell office:value-type="string">
            <text:p>4222a</text:p>
          </table:table-cell>
          <table:table-cell office:value-type="float" office:value="228">
            <text:p>228</text:p>
          </table:table-cell>
          <table:table-cell office:value-type="float" office:value="40">
            <text:p>40</text:p>
          </table:table-cell>
          <table:table-cell table:formula="of:=IF([.E271]=[.E270];[.F270]+1;1)" office:value-type="float" office:value="17">
            <text:p>17</text:p>
          </table:table-cell>
          <table:table-cell table:formula="of:=CONCATENATE(&quot;/home/peter/Thesis/ForcedAligner/Aligner1/wav/11025/&quot;;[.C271];[.D271];&quot;.wav&quot;)" office:value-type="string" office:string-value="/home/peter/Thesis/ForcedAligner/Aligner1/wav/11025/4222a228.wav">
            <text:p>/home/peter/Thesis/ForcedAligner/Aligner1/wav/11025/4222a228.wav</text:p>
          </table:table-cell>
          <table:table-cell table:formula="of:=CONCATENATE(&quot;/home/peter/Thesis/ForcedAligner/Aligner1/wav/&quot;;&quot;ANQ&quot;;[.E271];&quot;_&quot;;[.F271];&quot;.wav&quot;)" office:value-type="string" office:string-value="/home/peter/Thesis/ForcedAligner/Aligner1/wav/ANQ40_17.wav">
            <text:p>/home/peter/Thesis/ForcedAligner/Aligner1/wav/ANQ40_17.wav</text:p>
          </table:table-cell>
          <table:table-cell office:value-type="string">
            <text:p>voulez vous appeler l' article un, s' il vous plaît?</text:p>
          </table:table-cell>
        </table:table-row>
        <table:table-row table:style-name="ro1">
          <table:table-cell table:number-columns-repeated="2"/>
          <table:table-cell office:value-type="string">
            <text:p>4221a</text:p>
          </table:table-cell>
          <table:table-cell office:value-type="float" office:value="80">
            <text:p>80</text:p>
          </table:table-cell>
          <table:table-cell office:value-type="float" office:value="40">
            <text:p>40</text:p>
          </table:table-cell>
          <table:table-cell table:formula="of:=IF([.E272]=[.E271];[.F271]+1;1)" office:value-type="float" office:value="18">
            <text:p>18</text:p>
          </table:table-cell>
          <table:table-cell table:formula="of:=CONCATENATE(&quot;/home/peter/Thesis/ForcedAligner/Aligner1/wav/11025/&quot;;[.C272];[.D272];&quot;.wav&quot;)" office:value-type="string" office:string-value="/home/peter/Thesis/ForcedAligner/Aligner1/wav/11025/4221a80.wav">
            <text:p>/home/peter/Thesis/ForcedAligner/Aligner1/wav/11025/4221a80.wav</text:p>
          </table:table-cell>
          <table:table-cell table:formula="of:=CONCATENATE(&quot;/home/peter/Thesis/ForcedAligner/Aligner1/wav/&quot;;&quot;ANQ&quot;;[.E272];&quot;_&quot;;[.F272];&quot;.wav&quot;)" office:value-type="string" office:string-value="/home/peter/Thesis/ForcedAligner/Aligner1/wav/ANQ40_18.wav">
            <text:p>/home/peter/Thesis/ForcedAligner/Aligner1/wav/ANQ40_18.wav</text:p>
          </table:table-cell>
          <table:table-cell office:value-type="string">
            <text:p>alors, je rappelle, monsieur le président, que, dans une société démocratique, le pouvoir politique ne se mêle pas d' enquêtes policières comme telles. on donne des budgets, on met des efforts, et les gens, en tout les les responsables, les gens les plus compétents qu' on puisse choisir font les enquêtes sans intervention politique. le scandale, ce serait que nous nous mêlions des enquêtes poli policières, monsieur le président. et je reviens à ce que je disais tout à l' heure. tout à l' heure, pour la ville de montréal, l' inquiétude est venue d' un fait troublant et et qui nous qui nous euh qui nous interpellait, la confidentialité des communications entre élus et non pas de l' aspect de la corruption, où l' upac a le mandat de faire toutes les enquêtes, que ce soit sur le port de mont</text:p>
          </table:table-cell>
        </table:table-row>
        <table:table-row table:style-name="ro1">
          <table:table-cell table:number-columns-repeated="2"/>
          <table:table-cell office:value-type="string">
            <text:p>4221a</text:p>
          </table:table-cell>
          <table:table-cell office:value-type="float" office:value="82">
            <text:p>82</text:p>
          </table:table-cell>
          <table:table-cell office:value-type="float" office:value="40">
            <text:p>40</text:p>
          </table:table-cell>
          <table:table-cell table:formula="of:=IF([.E273]=[.E272];[.F272]+1;1)" office:value-type="float" office:value="19">
            <text:p>19</text:p>
          </table:table-cell>
          <table:table-cell table:formula="of:=CONCATENATE(&quot;/home/peter/Thesis/ForcedAligner/Aligner1/wav/11025/&quot;;[.C273];[.D273];&quot;.wav&quot;)" office:value-type="string" office:string-value="/home/peter/Thesis/ForcedAligner/Aligner1/wav/11025/4221a82.wav">
            <text:p>/home/peter/Thesis/ForcedAligner/Aligner1/wav/11025/4221a82.wav</text:p>
          </table:table-cell>
          <table:table-cell table:formula="of:=CONCATENATE(&quot;/home/peter/Thesis/ForcedAligner/Aligner1/wav/&quot;;&quot;ANQ&quot;;[.E273];&quot;_&quot;;[.F273];&quot;.wav&quot;)" office:value-type="string" office:string-value="/home/peter/Thesis/ForcedAligner/Aligner1/wav/ANQ40_19.wav">
            <text:p>/home/peter/Thesis/ForcedAligner/Aligner1/wav/ANQ40_19.wav</text:p>
          </table:table-cell>
          <table:table-cell office:value-type="string">
            <text:p>ville de laval ou partout ailleurs au québec, monsieur le président.</text:p>
          </table:table-cell>
        </table:table-row>
        <table:table-row table:style-name="ro1">
          <table:table-cell table:number-columns-repeated="2"/>
          <table:table-cell office:value-type="string">
            <text:p>4221a</text:p>
          </table:table-cell>
          <table:table-cell office:value-type="float" office:value="95">
            <text:p>95</text:p>
          </table:table-cell>
          <table:table-cell office:value-type="float" office:value="40">
            <text:p>40</text:p>
          </table:table-cell>
          <table:table-cell table:formula="of:=IF([.E274]=[.E273];[.F273]+1;1)" office:value-type="float" office:value="20">
            <text:p>20</text:p>
          </table:table-cell>
          <table:table-cell table:formula="of:=CONCATENATE(&quot;/home/peter/Thesis/ForcedAligner/Aligner1/wav/11025/&quot;;[.C274];[.D274];&quot;.wav&quot;)" office:value-type="string" office:string-value="/home/peter/Thesis/ForcedAligner/Aligner1/wav/11025/4221a95.wav">
            <text:p>/home/peter/Thesis/ForcedAligner/Aligner1/wav/11025/4221a95.wav</text:p>
          </table:table-cell>
          <table:table-cell table:formula="of:=CONCATENATE(&quot;/home/peter/Thesis/ForcedAligner/Aligner1/wav/&quot;;&quot;ANQ&quot;;[.E274];&quot;_&quot;;[.F274];&quot;.wav&quot;)" office:value-type="string" office:string-value="/home/peter/Thesis/ForcedAligner/Aligner1/wav/ANQ40_20.wav">
            <text:p>/home/peter/Thesis/ForcedAligner/Aligner1/wav/ANQ40_20.wav</text:p>
          </table:table-cell>
          <table:table-cell office:value-type="string">
            <text:p>monsieur le président, nous envoyons l' unité permanente anticorruption partout, là où il y a des allégations et là où il y a des informations. et j' invite le député à transférer ses informations et ses allégations à l' unité permanente anticorruption de façon à les aider à faire leur travail plutôt qu' à à penser qu' on puisse faire des enquêtes publiques ou des procès ici, à l' assemblée nationale. ce n' est pas le cas, ce n' est pas comme ça que notre système fonctionne. je tiens à rappeler que nous avons fait passer le budget de la lutte au crime de quinze millions qui n' étaient pas permanents à trente millions par année de façon permanente. et ça, c' est des gestes concrets, des efforts que le gouvernement fait pour appuyer des enquêtes policières de façon à ce que la corruption soit combattue le le de la façon la plus efficace possible et partout, y compris à laval, y compris à québec, y compris à montréal, y compris dans tous les autres territoires du québec, qu' ils soient bloquistes, péquistes ou quelque situation que ce soit. ce n' est pas le gouvernement qui fait les enquêtes, c' est la police.</text:p>
          </table:table-cell>
        </table:table-row>
        <table:table-row table:style-name="ro1">
          <table:table-cell table:number-columns-repeated="2"/>
          <table:table-cell office:value-type="string">
            <text:p>4221a</text:p>
          </table:table-cell>
          <table:table-cell office:value-type="float" office:value="99">
            <text:p>99</text:p>
          </table:table-cell>
          <table:table-cell office:value-type="float" office:value="40">
            <text:p>40</text:p>
          </table:table-cell>
          <table:table-cell table:formula="of:=IF([.E275]=[.E274];[.F274]+1;1)" office:value-type="float" office:value="21">
            <text:p>21</text:p>
          </table:table-cell>
          <table:table-cell table:formula="of:=CONCATENATE(&quot;/home/peter/Thesis/ForcedAligner/Aligner1/wav/11025/&quot;;[.C275];[.D275];&quot;.wav&quot;)" office:value-type="string" office:string-value="/home/peter/Thesis/ForcedAligner/Aligner1/wav/11025/4221a99.wav">
            <text:p>/home/peter/Thesis/ForcedAligner/Aligner1/wav/11025/4221a99.wav</text:p>
          </table:table-cell>
          <table:table-cell table:formula="of:=CONCATENATE(&quot;/home/peter/Thesis/ForcedAligner/Aligner1/wav/&quot;;&quot;ANQ&quot;;[.E275];&quot;_&quot;;[.F275];&quot;.wav&quot;)" office:value-type="string" office:string-value="/home/peter/Thesis/ForcedAligner/Aligner1/wav/ANQ40_21.wav">
            <text:p>/home/peter/Thesis/ForcedAligner/Aligner1/wav/ANQ40_21.wav</text:p>
          </table:table-cell>
          <table:table-cell office:value-type="string">
            <text:p>alors, monsieur le président, le député récidive et tente de faire des preuves ici de devant ce qu' il semble de toute évidence considérer comme un tribunal. nous ne sommes pas un tribunal, à l' assemblée nationale. il y a des policiers qui sont en charge de recueillir ces preuves là, et, quand et et quand la police l' a déjà mentionné publiquement, ils font de la veille médiatique pour justement, entre autres, avoir un des éléments, un des éléments de source d' information. il y a un numéro de téléphone qui a été établi et qui a été très efficace pour apporter diverses informations. moi, j' invite le député à parler à l' upac directement, à donner toutes les informations qu' il possède pour que nos enquêtes les enquêtes de la police avancent le plus rapidement possible et que les gens qui auraient commis des fautes soient accusés.</text:p>
          </table:table-cell>
        </table:table-row>
        <table:table-row table:style-name="ro1">
          <table:table-cell table:number-columns-repeated="2"/>
          <table:table-cell office:value-type="string">
            <text:p>4222a</text:p>
          </table:table-cell>
          <table:table-cell office:value-type="string">
            <text:p>51a</text:p>
          </table:table-cell>
          <table:table-cell office:value-type="float" office:value="41">
            <text:p>41</text:p>
          </table:table-cell>
          <table:table-cell table:formula="of:=IF([.E276]=[.E275];[.F275]+1;1)" office:value-type="float" office:value="1">
            <text:p>1</text:p>
          </table:table-cell>
          <table:table-cell table:formula="of:=CONCATENATE(&quot;/home/peter/Thesis/ForcedAligner/Aligner1/wav/11025/&quot;;[.C276];[.D276];&quot;.wav&quot;)" office:value-type="string" office:string-value="/home/peter/Thesis/ForcedAligner/Aligner1/wav/11025/4222a51a.wav">
            <text:p>/home/peter/Thesis/ForcedAligner/Aligner1/wav/11025/4222a51a.wav</text:p>
          </table:table-cell>
          <table:table-cell table:formula="of:=CONCATENATE(&quot;/home/peter/Thesis/ForcedAligner/Aligner1/wav/&quot;;&quot;ANQ&quot;;[.E276];&quot;_&quot;;[.F276];&quot;.wav&quot;)" office:value-type="string" office:string-value="/home/peter/Thesis/ForcedAligner/Aligner1/wav/ANQ41_1.wav">
            <text:p>/home/peter/Thesis/ForcedAligner/Aligner1/wav/ANQ41_1.wav</text:p>
          </table:table-cell>
          <table:table-cell office:value-type="string">
            <text:p>merci, monsieur le président. je dépose l' extrait d' une pétition adressée à l' assemblée nationale, signée par mille six cent trente-quatre pétitionnaires. désignation: citoyens et citoyennes du québec. les faits invoqués sont les suivants: considérant que la jeunesse du nunavik a un ardent désir de prendre son destin en main; considérant qu' il est important de vivre dans un logement adéquat pour avoir le plein contrôle de notre vie; considérant que l' office municipal d' habitation kativik estime que mille unités de logement sont nécessaires au nunavik, sans compter la demande additionnelle qui viendra au cours des cinq prochaines années; considérant que l' entente quinquennale entre les gouvernements du québec et du canada, la société makivik, l' office municipal d' habitation kativik et l' administration régionale kativik ne comble pas le besoin additionnel de mille unités de logement; considérant que presque la moitié des unités de logement au nunavik loge plus d' une famille; considérant que la population du nunavik et les enfants du nunavik en particulier ont le droit de vivre dans un environnement stable et sécuritaire; considérant que la commission des droits de la personne et des droits de la jeunesse a identifié le surpeuplement dans les logements au nunavik comme un problème majeur qui exacerbe les problèmes sociaux tels l' abus de drogue et d' alcool, le suicide et la violence familiale; considérant que le taux de suicide au nunavik est le plus élevé du québec</text:p>
          </table:table-cell>
        </table:table-row>
        <table:table-row table:style-name="ro1">
          <table:table-cell table:number-columns-repeated="2"/>
          <table:table-cell office:value-type="string">
            <text:p>4222a</text:p>
          </table:table-cell>
          <table:table-cell office:value-type="string">
            <text:p>51b</text:p>
          </table:table-cell>
          <table:table-cell office:value-type="float" office:value="41">
            <text:p>41</text:p>
          </table:table-cell>
          <table:table-cell table:formula="of:=IF([.E277]=[.E276];[.F276]+1;1)" office:value-type="float" office:value="2">
            <text:p>2</text:p>
          </table:table-cell>
          <table:table-cell table:formula="of:=CONCATENATE(&quot;/home/peter/Thesis/ForcedAligner/Aligner1/wav/11025/&quot;;[.C277];[.D277];&quot;.wav&quot;)" office:value-type="string" office:string-value="/home/peter/Thesis/ForcedAligner/Aligner1/wav/11025/4222a51b.wav">
            <text:p>/home/peter/Thesis/ForcedAligner/Aligner1/wav/11025/4222a51b.wav</text:p>
          </table:table-cell>
          <table:table-cell table:formula="of:=CONCATENATE(&quot;/home/peter/Thesis/ForcedAligner/Aligner1/wav/&quot;;&quot;ANQ&quot;;[.E277];&quot;_&quot;;[.F277];&quot;.wav&quot;)" office:value-type="string" office:string-value="/home/peter/Thesis/ForcedAligner/Aligner1/wav/ANQ41_2.wav">
            <text:p>/home/peter/Thesis/ForcedAligner/Aligner1/wav/ANQ41_2.wav</text:p>
          </table:table-cell>
          <table:table-cell office:value-type="string">
            <text:p>considérant que trente pourcent des enfants au nunavik font l' objet d' un signalement auprès du directeur de la protection de la jeunesse, ce qui est six fois plus élevé que la moyenne québécoise; et l' intervention réclamée se résume ainsi: c' est pourquoi les soussignés demandent à l' assemblée nationale et au gouvernement du québec d' agir sans délai afin de résoudre ce sérieux problème de logement. je certifie que cet extrait est conforme à l' original de la pétition.</text:p>
          </table:table-cell>
        </table:table-row>
        <table:table-row table:style-name="ro1">
          <table:table-cell table:number-columns-repeated="2"/>
          <table:table-cell office:value-type="string">
            <text:p>4221a</text:p>
          </table:table-cell>
          <table:table-cell office:value-type="float" office:value="25">
            <text:p>25</text:p>
          </table:table-cell>
          <table:table-cell office:value-type="float" office:value="42">
            <text:p>42</text:p>
          </table:table-cell>
          <table:table-cell table:formula="of:=IF([.E278]=[.E277];[.F277]+1;1)" office:value-type="float" office:value="1">
            <text:p>1</text:p>
          </table:table-cell>
          <table:table-cell table:formula="of:=CONCATENATE(&quot;/home/peter/Thesis/ForcedAligner/Aligner1/wav/11025/&quot;;[.C278];[.D278];&quot;.wav&quot;)" office:value-type="string" office:string-value="/home/peter/Thesis/ForcedAligner/Aligner1/wav/11025/4221a25.wav">
            <text:p>/home/peter/Thesis/ForcedAligner/Aligner1/wav/11025/4221a25.wav</text:p>
          </table:table-cell>
          <table:table-cell table:formula="of:=CONCATENATE(&quot;/home/peter/Thesis/ForcedAligner/Aligner1/wav/&quot;;&quot;ANQ&quot;;[.E278];&quot;_&quot;;[.F278];&quot;.wav&quot;)" office:value-type="string" office:string-value="/home/peter/Thesis/ForcedAligner/Aligner1/wav/ANQ42_1.wav">
            <text:p>/home/peter/Thesis/ForcedAligner/Aligner1/wav/ANQ42_1.wav</text:p>
          </table:table-cell>
          <table:table-cell office:value-type="string">
            <text:p>oui. monsieur le président, permettez moi de déposer la réponse du gouvernement à la pétition présentée par le député de berthier le trente et un mars dernier et, pourquoi pas, vous féliciter pour votre cravate aujourd'hui, monsieur le président.</text:p>
          </table:table-cell>
        </table:table-row>
        <table:table-row table:style-name="ro1">
          <table:table-cell table:number-columns-repeated="2"/>
          <table:table-cell office:value-type="string">
            <text:p>4222a</text:p>
          </table:table-cell>
          <table:table-cell office:value-type="float" office:value="31">
            <text:p>31</text:p>
          </table:table-cell>
          <table:table-cell office:value-type="float" office:value="42">
            <text:p>42</text:p>
          </table:table-cell>
          <table:table-cell table:formula="of:=IF([.E279]=[.E278];[.F278]+1;1)" office:value-type="float" office:value="2">
            <text:p>2</text:p>
          </table:table-cell>
          <table:table-cell table:formula="of:=CONCATENATE(&quot;/home/peter/Thesis/ForcedAligner/Aligner1/wav/11025/&quot;;[.C279];[.D279];&quot;.wav&quot;)" office:value-type="string" office:string-value="/home/peter/Thesis/ForcedAligner/Aligner1/wav/11025/4222a31.wav">
            <text:p>/home/peter/Thesis/ForcedAligner/Aligner1/wav/11025/4222a31.wav</text:p>
          </table:table-cell>
          <table:table-cell table:formula="of:=CONCATENATE(&quot;/home/peter/Thesis/ForcedAligner/Aligner1/wav/&quot;;&quot;ANQ&quot;;[.E279];&quot;_&quot;;[.F279];&quot;.wav&quot;)" office:value-type="string" office:string-value="/home/peter/Thesis/ForcedAligner/Aligner1/wav/ANQ42_2.wav">
            <text:p>/home/peter/Thesis/ForcedAligner/Aligner1/wav/ANQ42_2.wav</text:p>
          </table:table-cell>
          <table:table-cell office:value-type="string">
            <text:p>on en discutera, {cg} monsieur le président. il faut savoir qu' il s' agit de d' un projet de loi qui donne une assise législative à des éléments qui sont déjà en vigueur. mais on on va en discuter.</text:p>
          </table:table-cell>
        </table:table-row>
        <table:table-row table:style-name="ro1">
          <table:table-cell table:number-columns-repeated="2"/>
          <table:table-cell office:value-type="string">
            <text:p>4221a</text:p>
          </table:table-cell>
          <table:table-cell office:value-type="float" office:value="86">
            <text:p>86</text:p>
          </table:table-cell>
          <table:table-cell office:value-type="float" office:value="42">
            <text:p>42</text:p>
          </table:table-cell>
          <table:table-cell table:formula="of:=IF([.E280]=[.E279];[.F279]+1;1)" office:value-type="float" office:value="3">
            <text:p>3</text:p>
          </table:table-cell>
          <table:table-cell table:formula="of:=CONCATENATE(&quot;/home/peter/Thesis/ForcedAligner/Aligner1/wav/11025/&quot;;[.C280];[.D280];&quot;.wav&quot;)" office:value-type="string" office:string-value="/home/peter/Thesis/ForcedAligner/Aligner1/wav/11025/4221a86.wav">
            <text:p>/home/peter/Thesis/ForcedAligner/Aligner1/wav/11025/4221a86.wav</text:p>
          </table:table-cell>
          <table:table-cell table:formula="of:=CONCATENATE(&quot;/home/peter/Thesis/ForcedAligner/Aligner1/wav/&quot;;&quot;ANQ&quot;;[.E280];&quot;_&quot;;[.F280];&quot;.wav&quot;)" office:value-type="string" office:string-value="/home/peter/Thesis/ForcedAligner/Aligner1/wav/ANQ42_3.wav">
            <text:p>/home/peter/Thesis/ForcedAligner/Aligner1/wav/ANQ42_3.wav</text:p>
          </table:table-cell>
          <table:table-cell office:value-type="string">
            <text:p>en réponse, et non pas à une question de règlement, monsieur le président, mais en réponse tout simplement pour dire que la façon dont le député termine sa question euh laisse entendre, insinuer euh des liens qui, monsieur le président, ne sont ne sont en aucun rapport avec les questions posées, ne visent qu' à faire du salissage. et, s' il s' il regardait de son propre côté, il verrait que les liens sont</text:p>
          </table:table-cell>
        </table:table-row>
        <table:table-row table:style-name="ro1">
          <table:table-cell table:number-columns-repeated="2"/>
          <table:table-cell office:value-type="string">
            <text:p>4222a</text:p>
          </table:table-cell>
          <table:table-cell office:value-type="float" office:value="33">
            <text:p>33</text:p>
          </table:table-cell>
          <table:table-cell office:value-type="float" office:value="42">
            <text:p>42</text:p>
          </table:table-cell>
          <table:table-cell table:formula="of:=IF([.E281]=[.E280];[.F280]+1;1)" office:value-type="float" office:value="4">
            <text:p>4</text:p>
          </table:table-cell>
          <table:table-cell table:formula="of:=CONCATENATE(&quot;/home/peter/Thesis/ForcedAligner/Aligner1/wav/11025/&quot;;[.C281];[.D281];&quot;.wav&quot;)" office:value-type="string" office:string-value="/home/peter/Thesis/ForcedAligner/Aligner1/wav/11025/4222a33.wav">
            <text:p>/home/peter/Thesis/ForcedAligner/Aligner1/wav/11025/4222a33.wav</text:p>
          </table:table-cell>
          <table:table-cell table:formula="of:=CONCATENATE(&quot;/home/peter/Thesis/ForcedAligner/Aligner1/wav/&quot;;&quot;ANQ&quot;;[.E281];&quot;_&quot;;[.F281];&quot;.wav&quot;)" office:value-type="string" office:string-value="/home/peter/Thesis/ForcedAligner/Aligner1/wav/ANQ42_4.wav">
            <text:p>/home/peter/Thesis/ForcedAligner/Aligner1/wav/ANQ42_4.wav</text:p>
          </table:table-cell>
          <table:table-cell office:value-type="string">
            <text:p>oui, monsieur le président. l' article b, s' il vous plaît.</text:p>
          </table:table-cell>
        </table:table-row>
        <table:table-row table:style-name="ro1">
          <table:table-cell table:number-columns-repeated="2"/>
          <table:table-cell office:value-type="string">
            <text:p>4221a</text:p>
          </table:table-cell>
          <table:table-cell office:value-type="float" office:value="89">
            <text:p>89</text:p>
          </table:table-cell>
          <table:table-cell office:value-type="float" office:value="42">
            <text:p>42</text:p>
          </table:table-cell>
          <table:table-cell table:formula="of:=IF([.E282]=[.E281];[.F281]+1;1)" office:value-type="float" office:value="5">
            <text:p>5</text:p>
          </table:table-cell>
          <table:table-cell table:formula="of:=CONCATENATE(&quot;/home/peter/Thesis/ForcedAligner/Aligner1/wav/11025/&quot;;[.C282];[.D282];&quot;.wav&quot;)" office:value-type="string" office:string-value="/home/peter/Thesis/ForcedAligner/Aligner1/wav/11025/4221a89.wav">
            <text:p>/home/peter/Thesis/ForcedAligner/Aligner1/wav/11025/4221a89.wav</text:p>
          </table:table-cell>
          <table:table-cell table:formula="of:=CONCATENATE(&quot;/home/peter/Thesis/ForcedAligner/Aligner1/wav/&quot;;&quot;ANQ&quot;;[.E282];&quot;_&quot;;[.F282];&quot;.wav&quot;)" office:value-type="string" office:string-value="/home/peter/Thesis/ForcedAligner/Aligner1/wav/ANQ42_5.wav">
            <text:p>/home/peter/Thesis/ForcedAligner/Aligner1/wav/ANQ42_5.wav</text:p>
          </table:table-cell>
          <table:table-cell office:value-type="string">
            <text:p>monsieur le président, bien bien que je sois déçu du procédé, je retire je retire le mot, monsieur le président. ceci étant, s' il y a des questions à être posées selon les articles du règlement, pourrait y avoir des réponses. mais, si on cherche, à chaque occasion, à utiliser des faits pour les rapprocher les uns avec les autres et condamner des gens, monsieur le président, ce n' est pas la place pour faire ça</text:p>
          </table:table-cell>
        </table:table-row>
        <table:table-row table:style-name="ro1">
          <table:table-cell table:number-columns-repeated="2"/>
          <table:table-cell office:value-type="string">
            <text:p>4222a</text:p>
          </table:table-cell>
          <table:table-cell office:value-type="float" office:value="41">
            <text:p>41</text:p>
          </table:table-cell>
          <table:table-cell office:value-type="float" office:value="42">
            <text:p>42</text:p>
          </table:table-cell>
          <table:table-cell table:formula="of:=IF([.E283]=[.E282];[.F282]+1;1)" office:value-type="float" office:value="6">
            <text:p>6</text:p>
          </table:table-cell>
          <table:table-cell table:formula="of:=CONCATENATE(&quot;/home/peter/Thesis/ForcedAligner/Aligner1/wav/11025/&quot;;[.C283];[.D283];&quot;.wav&quot;)" office:value-type="string" office:string-value="/home/peter/Thesis/ForcedAligner/Aligner1/wav/11025/4222a41.wav">
            <text:p>/home/peter/Thesis/ForcedAligner/Aligner1/wav/11025/4222a41.wav</text:p>
          </table:table-cell>
          <table:table-cell table:formula="of:=CONCATENATE(&quot;/home/peter/Thesis/ForcedAligner/Aligner1/wav/&quot;;&quot;ANQ&quot;;[.E283];&quot;_&quot;;[.F283];&quot;.wav&quot;)" office:value-type="string" office:string-value="/home/peter/Thesis/ForcedAligner/Aligner1/wav/ANQ42_6.wav">
            <text:p>/home/peter/Thesis/ForcedAligner/Aligner1/wav/ANQ42_6.wav</text:p>
          </table:table-cell>
          <table:table-cell office:value-type="string">
            <text:p>oui, monsieur le président, on va en discuter. je rappelle que les euh dispositions dont il est question dans le le projet de loi déposé sont des éléments qui se retrouvaient dans le projet de loi cent vingt-huit, dont certaines parties ont été retirées pour permettre l' adoption du cent vingt-huit alors que c' était en commission parlementaire. donc, ce sont les dispositions je comprends qu' à partir de la lecture des notes c' est pas toujours une évidence, mais qui étaient déjà donc à la connaissance de l' assemblée. ceci étant, on va en discuter quand même. il est possible qu' il y ait eu d' autres questionnements qui se soient soulevés par la suite. alors, on n' est pas fermés à ce qu' il y ait des consultations. on est là pour travailler ensemble, monsieur le président.</text:p>
          </table:table-cell>
        </table:table-row>
        <table:table-row table:style-name="ro1">
          <table:table-cell table:number-columns-repeated="2"/>
          <table:table-cell office:value-type="string">
            <text:p>4221a</text:p>
          </table:table-cell>
          <table:table-cell office:value-type="float" office:value="91">
            <text:p>91</text:p>
          </table:table-cell>
          <table:table-cell office:value-type="float" office:value="42">
            <text:p>42</text:p>
          </table:table-cell>
          <table:table-cell table:formula="of:=IF([.E284]=[.E283];[.F283]+1;1)" office:value-type="float" office:value="7">
            <text:p>7</text:p>
          </table:table-cell>
          <table:table-cell table:formula="of:=CONCATENATE(&quot;/home/peter/Thesis/ForcedAligner/Aligner1/wav/11025/&quot;;[.C284];[.D284];&quot;.wav&quot;)" office:value-type="string" office:string-value="/home/peter/Thesis/ForcedAligner/Aligner1/wav/11025/4221a91.wav">
            <text:p>/home/peter/Thesis/ForcedAligner/Aligner1/wav/11025/4221a91.wav</text:p>
          </table:table-cell>
          <table:table-cell table:formula="of:=CONCATENATE(&quot;/home/peter/Thesis/ForcedAligner/Aligner1/wav/&quot;;&quot;ANQ&quot;;[.E284];&quot;_&quot;;[.F284];&quot;.wav&quot;)" office:value-type="string" office:string-value="/home/peter/Thesis/ForcedAligner/Aligner1/wav/ANQ42_7.wav">
            <text:p>/home/peter/Thesis/ForcedAligner/Aligner1/wav/ANQ42_7.wav</text:p>
          </table:table-cell>
          <table:table-cell office:value-type="string">
            <text:p>respect qu' on devrait avoir entre nos collègues, puis je pense que ce n' est pas ce que les québécois attendent de nous.</text:p>
          </table:table-cell>
        </table:table-row>
        <table:table-row table:style-name="ro1">
          <table:table-cell table:number-columns-repeated="2"/>
          <table:table-cell office:value-type="string">
            <text:p>4222a</text:p>
          </table:table-cell>
          <table:table-cell office:value-type="float" office:value="44">
            <text:p>44</text:p>
          </table:table-cell>
          <table:table-cell office:value-type="float" office:value="42">
            <text:p>42</text:p>
          </table:table-cell>
          <table:table-cell table:formula="of:=IF([.E285]=[.E284];[.F284]+1;1)" office:value-type="float" office:value="8">
            <text:p>8</text:p>
          </table:table-cell>
          <table:table-cell table:formula="of:=CONCATENATE(&quot;/home/peter/Thesis/ForcedAligner/Aligner1/wav/11025/&quot;;[.C285];[.D285];&quot;.wav&quot;)" office:value-type="string" office:string-value="/home/peter/Thesis/ForcedAligner/Aligner1/wav/11025/4222a44.wav">
            <text:p>/home/peter/Thesis/ForcedAligner/Aligner1/wav/11025/4222a44.wav</text:p>
          </table:table-cell>
          <table:table-cell table:formula="of:=CONCATENATE(&quot;/home/peter/Thesis/ForcedAligner/Aligner1/wav/&quot;;&quot;ANQ&quot;;[.E285];&quot;_&quot;;[.F285];&quot;.wav&quot;)" office:value-type="string" office:string-value="/home/peter/Thesis/ForcedAligner/Aligner1/wav/ANQ42_8.wav">
            <text:p>/home/peter/Thesis/ForcedAligner/Aligner1/wav/ANQ42_8.wav</text:p>
          </table:table-cell>
          <table:table-cell office:value-type="string">
            <text:p>oui, monsieur le président. permettez moi de déposer la réponse à la question inscrite au feuilleton par le député de la peltrie le dix-neuf avril deux mille onze, adressée au ministre des transports.</text:p>
          </table:table-cell>
        </table:table-row>
        <table:table-row table:style-name="ro1">
          <table:table-cell table:number-columns-repeated="2"/>
          <table:table-cell office:value-type="string">
            <text:p>4222a</text:p>
          </table:table-cell>
          <table:table-cell office:value-type="float" office:value="219">
            <text:p>219</text:p>
          </table:table-cell>
          <table:table-cell office:value-type="float" office:value="42">
            <text:p>42</text:p>
          </table:table-cell>
          <table:table-cell table:formula="of:=IF([.E286]=[.E285];[.F285]+1;1)" office:value-type="float" office:value="9">
            <text:p>9</text:p>
          </table:table-cell>
          <table:table-cell table:formula="of:=CONCATENATE(&quot;/home/peter/Thesis/ForcedAligner/Aligner1/wav/11025/&quot;;[.C286];[.D286];&quot;.wav&quot;)" office:value-type="string" office:string-value="/home/peter/Thesis/ForcedAligner/Aligner1/wav/11025/4222a219.wav">
            <text:p>/home/peter/Thesis/ForcedAligner/Aligner1/wav/11025/4222a219.wav</text:p>
          </table:table-cell>
          <table:table-cell table:formula="of:=CONCATENATE(&quot;/home/peter/Thesis/ForcedAligner/Aligner1/wav/&quot;;&quot;ANQ&quot;;[.E286];&quot;_&quot;;[.F286];&quot;.wav&quot;)" office:value-type="string" office:string-value="/home/peter/Thesis/ForcedAligner/Aligner1/wav/ANQ42_9.wav">
            <text:p>/home/peter/Thesis/ForcedAligner/Aligner1/wav/ANQ42_9.wav</text:p>
          </table:table-cell>
          <table:table-cell office:value-type="string">
            <text:p>j' ai un consentement pour que ce soit adopté sans débat. oui, c' est ça.</text:p>
          </table:table-cell>
        </table:table-row>
        <table:table-row table:style-name="ro1">
          <table:table-cell table:number-columns-repeated="2"/>
          <table:table-cell office:value-type="string">
            <text:p>4221a</text:p>
          </table:table-cell>
          <table:table-cell office:value-type="float" office:value="1">
            <text:p>1</text:p>
          </table:table-cell>
          <table:table-cell office:value-type="float" office:value="47">
            <text:p>47</text:p>
          </table:table-cell>
          <table:table-cell table:formula="of:=IF([.E287]=[.E286];[.F286]+1;1)" office:value-type="float" office:value="1">
            <text:p>1</text:p>
          </table:table-cell>
          <table:table-cell table:formula="of:=CONCATENATE(&quot;/home/peter/Thesis/ForcedAligner/Aligner1/wav/11025/&quot;;[.C287];[.D287];&quot;.wav&quot;)" office:value-type="string" office:string-value="/home/peter/Thesis/ForcedAligner/Aligner1/wav/11025/4221a1.wav">
            <text:p>/home/peter/Thesis/ForcedAligner/Aligner1/wav/11025/4221a1.wav</text:p>
          </table:table-cell>
          <table:table-cell table:formula="of:=CONCATENATE(&quot;/home/peter/Thesis/ForcedAligner/Aligner1/wav/&quot;;&quot;ANQ&quot;;[.E287];&quot;_&quot;;[.F287];&quot;.wav&quot;)" office:value-type="string" office:string-value="/home/peter/Thesis/ForcedAligner/Aligner1/wav/ANQ47_1.wav">
            <text:p>/home/peter/Thesis/ForcedAligner/Aligner1/wav/ANQ47_1.wav</text:p>
          </table:table-cell>
          <table:table-cell office:value-type="string">
            <text:p>alors, veuillez vous asseoir. on va vous souhaiter une bonne séance, un bon mercredi. et je suis prêt à entendre la première déclaration d' aujourd'hui. et je céderais la parole à monsieur le député de laurier dorion pour sa déclaration. à vous.</text:p>
          </table:table-cell>
        </table:table-row>
        <table:table-row table:style-name="ro1">
          <table:table-cell table:number-columns-repeated="2"/>
          <table:table-cell office:value-type="string">
            <text:p>4221b</text:p>
          </table:table-cell>
          <table:table-cell office:value-type="float" office:value="460">
            <text:p>460</text:p>
          </table:table-cell>
          <table:table-cell office:value-type="float" office:value="47">
            <text:p>47</text:p>
          </table:table-cell>
          <table:table-cell table:formula="of:=IF([.E288]=[.E287];[.F287]+1;1)" office:value-type="float" office:value="2">
            <text:p>2</text:p>
          </table:table-cell>
          <table:table-cell table:formula="of:=CONCATENATE(&quot;/home/peter/Thesis/ForcedAligner/Aligner1/wav/11025/&quot;;[.C288];[.D288];&quot;.wav&quot;)" office:value-type="string" office:string-value="/home/peter/Thesis/ForcedAligner/Aligner1/wav/11025/4221b460.wav">
            <text:p>/home/peter/Thesis/ForcedAligner/Aligner1/wav/11025/4221b460.wav</text:p>
          </table:table-cell>
          <table:table-cell table:formula="of:=CONCATENATE(&quot;/home/peter/Thesis/ForcedAligner/Aligner1/wav/&quot;;&quot;ANQ&quot;;[.E288];&quot;_&quot;;[.F288];&quot;.wav&quot;)" office:value-type="string" office:string-value="/home/peter/Thesis/ForcedAligner/Aligner1/wav/ANQ47_2.wav">
            <text:p>/home/peter/Thesis/ForcedAligner/Aligner1/wav/ANQ47_2.wav</text:p>
          </table:table-cell>
          <table:table-cell office:value-type="string">
            <text:p>veuillez vous asseoir. et nous allons à l' article huit du feuilleton, c' est euh on avait commencé, je pense, l' adoption du principe. et nous en sommes au porte parole de l' opposition officielle en ces matières, monsieur le député de richelieu. à vous la parole sur la poursuite du débat sur le principe du projet de loi cent trente-trois. monsieur le député, à vous.</text:p>
          </table:table-cell>
        </table:table-row>
        <table:table-row table:style-name="ro1">
          <table:table-cell table:number-columns-repeated="2"/>
          <table:table-cell office:value-type="string">
            <text:p>4221b</text:p>
          </table:table-cell>
          <table:table-cell office:value-type="float" office:value="476">
            <text:p>476</text:p>
          </table:table-cell>
          <table:table-cell office:value-type="float" office:value="47">
            <text:p>47</text:p>
          </table:table-cell>
          <table:table-cell table:formula="of:=IF([.E289]=[.E288];[.F288]+1;1)" office:value-type="float" office:value="3">
            <text:p>3</text:p>
          </table:table-cell>
          <table:table-cell table:formula="of:=CONCATENATE(&quot;/home/peter/Thesis/ForcedAligner/Aligner1/wav/11025/&quot;;[.C289];[.D289];&quot;.wav&quot;)" office:value-type="string" office:string-value="/home/peter/Thesis/ForcedAligner/Aligner1/wav/11025/4221b476.wav">
            <text:p>/home/peter/Thesis/ForcedAligner/Aligner1/wav/11025/4221b476.wav</text:p>
          </table:table-cell>
          <table:table-cell table:formula="of:=CONCATENATE(&quot;/home/peter/Thesis/ForcedAligner/Aligner1/wav/&quot;;&quot;ANQ&quot;;[.E289];&quot;_&quot;;[.F289];&quot;.wav&quot;)" office:value-type="string" office:string-value="/home/peter/Thesis/ForcedAligner/Aligner1/wav/ANQ47_3.wav">
            <text:p>/home/peter/Thesis/ForcedAligner/Aligner1/wav/ANQ47_3.wav</text:p>
          </table:table-cell>
          <table:table-cell office:value-type="string">
            <text:p>bien, justement, là, j' allais vous indiquer, vous le faites un petit peu avant euh moi, je vous aurais indiqué dans quelques secondes j' ai pas l' impression, mais ce n' est pas à moi à le dire, là que votre intervention se termine dans les secondes qui restent. et, compte tenu de l' heure, moi, je vais être obligé d' ajourner, tel que le règlement le prévoit. alors euh</text:p>
          </table:table-cell>
        </table:table-row>
        <table:table-row table:style-name="ro1">
          <table:table-cell table:number-columns-repeated="2"/>
          <table:table-cell office:value-type="string">
            <text:p>4221b</text:p>
          </table:table-cell>
          <table:table-cell office:value-type="float" office:value="478">
            <text:p>478</text:p>
          </table:table-cell>
          <table:table-cell office:value-type="float" office:value="47">
            <text:p>47</text:p>
          </table:table-cell>
          <table:table-cell table:formula="of:=IF([.E290]=[.E289];[.F289]+1;1)" office:value-type="float" office:value="4">
            <text:p>4</text:p>
          </table:table-cell>
          <table:table-cell table:formula="of:=CONCATENATE(&quot;/home/peter/Thesis/ForcedAligner/Aligner1/wav/11025/&quot;;[.C290];[.D290];&quot;.wav&quot;)" office:value-type="string" office:string-value="/home/peter/Thesis/ForcedAligner/Aligner1/wav/11025/4221b478.wav">
            <text:p>/home/peter/Thesis/ForcedAligner/Aligner1/wav/11025/4221b478.wav</text:p>
          </table:table-cell>
          <table:table-cell table:formula="of:=CONCATENATE(&quot;/home/peter/Thesis/ForcedAligner/Aligner1/wav/&quot;;&quot;ANQ&quot;;[.E290];&quot;_&quot;;[.F290];&quot;.wav&quot;)" office:value-type="string" office:string-value="/home/peter/Thesis/ForcedAligner/Aligner1/wav/ANQ47_4.wav">
            <text:p>/home/peter/Thesis/ForcedAligner/Aligner1/wav/ANQ47_4.wav</text:p>
          </table:table-cell>
          <table:table-cell office:value-type="string">
            <text:p>c' est ça, vous poursuivrez votre intervention à la reprise du débat. c' est ce que j' entends par votre comportement correct. et, en conséquence, nous allons devoir ajourner euh les travaux à mercredi le quatre mai, à neuf heure quarante-cinq. alors, les travaux sont ajournés. {ns}</text:p>
          </table:table-cell>
        </table:table-row>
        <table:table-row table:style-name="ro1">
          <table:table-cell table:number-columns-repeated="2"/>
          <table:table-cell office:value-type="string">
            <text:p>4221a</text:p>
          </table:table-cell>
          <table:table-cell office:value-type="float" office:value="3">
            <text:p>3</text:p>
          </table:table-cell>
          <table:table-cell office:value-type="float" office:value="47">
            <text:p>47</text:p>
          </table:table-cell>
          <table:table-cell table:formula="of:=IF([.E291]=[.E290];[.F290]+1;1)" office:value-type="float" office:value="5">
            <text:p>5</text:p>
          </table:table-cell>
          <table:table-cell table:formula="of:=CONCATENATE(&quot;/home/peter/Thesis/ForcedAligner/Aligner1/wav/11025/&quot;;[.C291];[.D291];&quot;.wav&quot;)" office:value-type="string" office:string-value="/home/peter/Thesis/ForcedAligner/Aligner1/wav/11025/4221a3.wav">
            <text:p>/home/peter/Thesis/ForcedAligner/Aligner1/wav/11025/4221a3.wav</text:p>
          </table:table-cell>
          <table:table-cell table:formula="of:=CONCATENATE(&quot;/home/peter/Thesis/ForcedAligner/Aligner1/wav/&quot;;&quot;ANQ&quot;;[.E291];&quot;_&quot;;[.F291];&quot;.wav&quot;)" office:value-type="string" office:string-value="/home/peter/Thesis/ForcedAligner/Aligner1/wav/ANQ47_5.wav">
            <text:p>/home/peter/Thesis/ForcedAligner/Aligner1/wav/ANQ47_5.wav</text:p>
          </table:table-cell>
          <table:table-cell office:value-type="string">
            <text:p>alors, on vous remercie, monsieur le député, pour votre déclaration du jour. je cède maintenant la parole à monsieur le député de bourget pour sa déclaration. à vous.</text:p>
          </table:table-cell>
        </table:table-row>
        <table:table-row table:style-name="ro1">
          <table:table-cell table:number-columns-repeated="2"/>
          <table:table-cell office:value-type="string">
            <text:p>4221b</text:p>
          </table:table-cell>
          <table:table-cell office:value-type="float" office:value="462">
            <text:p>462</text:p>
          </table:table-cell>
          <table:table-cell office:value-type="float" office:value="47">
            <text:p>47</text:p>
          </table:table-cell>
          <table:table-cell table:formula="of:=IF([.E292]=[.E291];[.F291]+1;1)" office:value-type="float" office:value="6">
            <text:p>6</text:p>
          </table:table-cell>
          <table:table-cell table:formula="of:=CONCATENATE(&quot;/home/peter/Thesis/ForcedAligner/Aligner1/wav/11025/&quot;;[.C292];[.D292];&quot;.wav&quot;)" office:value-type="string" office:string-value="/home/peter/Thesis/ForcedAligner/Aligner1/wav/11025/4221b462.wav">
            <text:p>/home/peter/Thesis/ForcedAligner/Aligner1/wav/11025/4221b462.wav</text:p>
          </table:table-cell>
          <table:table-cell table:formula="of:=CONCATENATE(&quot;/home/peter/Thesis/ForcedAligner/Aligner1/wav/&quot;;&quot;ANQ&quot;;[.E292];&quot;_&quot;;[.F292];&quot;.wav&quot;)" office:value-type="string" office:string-value="/home/peter/Thesis/ForcedAligner/Aligner1/wav/ANQ47_6.wav">
            <text:p>/home/peter/Thesis/ForcedAligner/Aligner1/wav/ANQ47_6.wav</text:p>
          </table:table-cell>
          <table:table-cell office:value-type="string">
            <text:p>{ns} alors, je vous remercie, monsieur le député de richelieu, de votre intervention sur le principe du projet de loi cent trente-trois. et, pour la poursuite du débat sur le principe, je cède maintenant la parole à monsieur le député de shefford. monsieur le député, à vous la parole.</text:p>
          </table:table-cell>
        </table:table-row>
        <table:table-row table:style-name="ro1">
          <table:table-cell table:number-columns-repeated="2"/>
          <table:table-cell office:value-type="string">
            <text:p>4221a</text:p>
          </table:table-cell>
          <table:table-cell office:value-type="float" office:value="5">
            <text:p>5</text:p>
          </table:table-cell>
          <table:table-cell office:value-type="float" office:value="47">
            <text:p>47</text:p>
          </table:table-cell>
          <table:table-cell table:formula="of:=IF([.E293]=[.E292];[.F292]+1;1)" office:value-type="float" office:value="7">
            <text:p>7</text:p>
          </table:table-cell>
          <table:table-cell table:formula="of:=CONCATENATE(&quot;/home/peter/Thesis/ForcedAligner/Aligner1/wav/11025/&quot;;[.C293];[.D293];&quot;.wav&quot;)" office:value-type="string" office:string-value="/home/peter/Thesis/ForcedAligner/Aligner1/wav/11025/4221a5.wav">
            <text:p>/home/peter/Thesis/ForcedAligner/Aligner1/wav/11025/4221a5.wav</text:p>
          </table:table-cell>
          <table:table-cell table:formula="of:=CONCATENATE(&quot;/home/peter/Thesis/ForcedAligner/Aligner1/wav/&quot;;&quot;ANQ&quot;;[.E293];&quot;_&quot;;[.F293];&quot;.wav&quot;)" office:value-type="string" office:string-value="/home/peter/Thesis/ForcedAligner/Aligner1/wav/ANQ47_7.wav">
            <text:p>/home/peter/Thesis/ForcedAligner/Aligner1/wav/ANQ47_7.wav</text:p>
          </table:table-cell>
          <table:table-cell office:value-type="string">
            <text:p>alors, merci pour votre déclaration. je cède maintenant la parole à madame la députée d' acadie pour sa déclaration d' aujourd'hui. à vous, madame la députée.</text:p>
          </table:table-cell>
        </table:table-row>
        <table:table-row table:style-name="ro1">
          <table:table-cell table:number-columns-repeated="2"/>
          <table:table-cell office:value-type="string">
            <text:p>4221b</text:p>
          </table:table-cell>
          <table:table-cell office:value-type="float" office:value="464">
            <text:p>464</text:p>
          </table:table-cell>
          <table:table-cell office:value-type="float" office:value="47">
            <text:p>47</text:p>
          </table:table-cell>
          <table:table-cell table:formula="of:=IF([.E294]=[.E293];[.F293]+1;1)" office:value-type="float" office:value="8">
            <text:p>8</text:p>
          </table:table-cell>
          <table:table-cell table:formula="of:=CONCATENATE(&quot;/home/peter/Thesis/ForcedAligner/Aligner1/wav/11025/&quot;;[.C294];[.D294];&quot;.wav&quot;)" office:value-type="string" office:string-value="/home/peter/Thesis/ForcedAligner/Aligner1/wav/11025/4221b464.wav">
            <text:p>/home/peter/Thesis/ForcedAligner/Aligner1/wav/11025/4221b464.wav</text:p>
          </table:table-cell>
          <table:table-cell table:formula="of:=CONCATENATE(&quot;/home/peter/Thesis/ForcedAligner/Aligner1/wav/&quot;;&quot;ANQ&quot;;[.E294];&quot;_&quot;;[.F294];&quot;.wav&quot;)" office:value-type="string" office:string-value="/home/peter/Thesis/ForcedAligner/Aligner1/wav/ANQ47_8.wav">
            <text:p>/home/peter/Thesis/ForcedAligner/Aligner1/wav/ANQ47_8.wav</text:p>
          </table:table-cell>
          <table:table-cell office:value-type="string">
            <text:p>alors, je vous remercie, monsieur le député de shefford. je suis prêt à entendre le prochain intervenant sur le principe du projet de loi, s' il y en a un qui se manifeste. alors là, il y en a une. alors, je cède la parole maintenant à madame la députée de taillon pour son intervention sur le principe du projet de loi. à vous la parole, madame la députée.</text:p>
          </table:table-cell>
        </table:table-row>
        <table:table-row table:style-name="ro1">
          <table:table-cell table:number-columns-repeated="2"/>
          <table:table-cell office:value-type="string">
            <text:p>4221a</text:p>
          </table:table-cell>
          <table:table-cell office:value-type="float" office:value="7">
            <text:p>7</text:p>
          </table:table-cell>
          <table:table-cell office:value-type="float" office:value="47">
            <text:p>47</text:p>
          </table:table-cell>
          <table:table-cell table:formula="of:=IF([.E295]=[.E294];[.F294]+1;1)" office:value-type="float" office:value="9">
            <text:p>9</text:p>
          </table:table-cell>
          <table:table-cell table:formula="of:=CONCATENATE(&quot;/home/peter/Thesis/ForcedAligner/Aligner1/wav/11025/&quot;;[.C295];[.D295];&quot;.wav&quot;)" office:value-type="string" office:string-value="/home/peter/Thesis/ForcedAligner/Aligner1/wav/11025/4221a7.wav">
            <text:p>/home/peter/Thesis/ForcedAligner/Aligner1/wav/11025/4221a7.wav</text:p>
          </table:table-cell>
          <table:table-cell table:formula="of:=CONCATENATE(&quot;/home/peter/Thesis/ForcedAligner/Aligner1/wav/&quot;;&quot;ANQ&quot;;[.E295];&quot;_&quot;;[.F295];&quot;.wav&quot;)" office:value-type="string" office:string-value="/home/peter/Thesis/ForcedAligner/Aligner1/wav/ANQ47_9.wav">
            <text:p>/home/peter/Thesis/ForcedAligner/Aligner1/wav/ANQ47_9.wav</text:p>
          </table:table-cell>
          <table:table-cell office:value-type="string">
            <text:p>{ns} alors, merci pour votre déclaration, madame la députée. je cède maintenant la parole à madame la députée de crémazie pour sa déclaration d' aujourd'hui. à vous.</text:p>
          </table:table-cell>
        </table:table-row>
        <table:table-row table:style-name="ro1">
          <table:table-cell table:number-columns-repeated="2"/>
          <table:table-cell office:value-type="string">
            <text:p>4221b</text:p>
          </table:table-cell>
          <table:table-cell office:value-type="float" office:value="466">
            <text:p>466</text:p>
          </table:table-cell>
          <table:table-cell office:value-type="float" office:value="47">
            <text:p>47</text:p>
          </table:table-cell>
          <table:table-cell table:formula="of:=IF([.E296]=[.E295];[.F295]+1;1)" office:value-type="float" office:value="10">
            <text:p>10</text:p>
          </table:table-cell>
          <table:table-cell table:formula="of:=CONCATENATE(&quot;/home/peter/Thesis/ForcedAligner/Aligner1/wav/11025/&quot;;[.C296];[.D296];&quot;.wav&quot;)" office:value-type="string" office:string-value="/home/peter/Thesis/ForcedAligner/Aligner1/wav/11025/4221b466.wav">
            <text:p>/home/peter/Thesis/ForcedAligner/Aligner1/wav/11025/4221b466.wav</text:p>
          </table:table-cell>
          <table:table-cell table:formula="of:=CONCATENATE(&quot;/home/peter/Thesis/ForcedAligner/Aligner1/wav/&quot;;&quot;ANQ&quot;;[.E296];&quot;_&quot;;[.F296];&quot;.wav&quot;)" office:value-type="string" office:string-value="/home/peter/Thesis/ForcedAligner/Aligner1/wav/ANQ47_10.wav">
            <text:p>/home/peter/Thesis/ForcedAligner/Aligner1/wav/ANQ47_10.wav</text:p>
          </table:table-cell>
          <table:table-cell office:value-type="string">
            <text:p>alors, je vous remercie, madame la députée de taillon. c' était très instructif pour la présidence. est ce qu' il y a d' autres intervenants sur le principe? je n' en vois pas. en conséquence, est ce que le principe du projet de loi cent trente-trois, loi sur la gouvernance et la gestion des ressources informationnelles des organismes publics et des entreprises du gouvernement, est adopté?</text:p>
          </table:table-cell>
        </table:table-row>
        <table:table-row table:style-name="ro1">
          <table:table-cell table:number-columns-repeated="2"/>
          <table:table-cell office:value-type="string">
            <text:p>4221a</text:p>
          </table:table-cell>
          <table:table-cell office:value-type="float" office:value="9">
            <text:p>9</text:p>
          </table:table-cell>
          <table:table-cell office:value-type="float" office:value="47">
            <text:p>47</text:p>
          </table:table-cell>
          <table:table-cell table:formula="of:=IF([.E297]=[.E296];[.F296]+1;1)" office:value-type="float" office:value="11">
            <text:p>11</text:p>
          </table:table-cell>
          <table:table-cell table:formula="of:=CONCATENATE(&quot;/home/peter/Thesis/ForcedAligner/Aligner1/wav/11025/&quot;;[.C297];[.D297];&quot;.wav&quot;)" office:value-type="string" office:string-value="/home/peter/Thesis/ForcedAligner/Aligner1/wav/11025/4221a9.wav">
            <text:p>/home/peter/Thesis/ForcedAligner/Aligner1/wav/11025/4221a9.wav</text:p>
          </table:table-cell>
          <table:table-cell table:formula="of:=CONCATENATE(&quot;/home/peter/Thesis/ForcedAligner/Aligner1/wav/&quot;;&quot;ANQ&quot;;[.E297];&quot;_&quot;;[.F297];&quot;.wav&quot;)" office:value-type="string" office:string-value="/home/peter/Thesis/ForcedAligner/Aligner1/wav/ANQ47_11.wav">
            <text:p>/home/peter/Thesis/ForcedAligner/Aligner1/wav/ANQ47_11.wav</text:p>
          </table:table-cell>
          <table:table-cell office:value-type="string">
            <text:p>merci. je cède maintenant la parole à monsieur le député de shefford pour sa déclaration d' aujourd'hui. à vous.</text:p>
          </table:table-cell>
        </table:table-row>
        <table:table-row table:style-name="ro1">
          <table:table-cell table:number-columns-repeated="2"/>
          <table:table-cell office:value-type="string">
            <text:p>4221b</text:p>
          </table:table-cell>
          <table:table-cell office:value-type="float" office:value="467">
            <text:p>467</text:p>
          </table:table-cell>
          <table:table-cell office:value-type="float" office:value="47">
            <text:p>47</text:p>
          </table:table-cell>
          <table:table-cell table:formula="of:=IF([.E298]=[.E297];[.F297]+1;1)" office:value-type="float" office:value="12">
            <text:p>12</text:p>
          </table:table-cell>
          <table:table-cell table:formula="of:=CONCATENATE(&quot;/home/peter/Thesis/ForcedAligner/Aligner1/wav/11025/&quot;;[.C298];[.D298];&quot;.wav&quot;)" office:value-type="string" office:string-value="/home/peter/Thesis/ForcedAligner/Aligner1/wav/11025/4221b467.wav">
            <text:p>/home/peter/Thesis/ForcedAligner/Aligner1/wav/11025/4221b467.wav</text:p>
          </table:table-cell>
          <table:table-cell table:formula="of:=CONCATENATE(&quot;/home/peter/Thesis/ForcedAligner/Aligner1/wav/&quot;;&quot;ANQ&quot;;[.E298];&quot;_&quot;;[.F298];&quot;.wav&quot;)" office:value-type="string" office:string-value="/home/peter/Thesis/ForcedAligner/Aligner1/wav/ANQ47_12.wav">
            <text:p>/home/peter/Thesis/ForcedAligner/Aligner1/wav/ANQ47_12.wav</text:p>
          </table:table-cell>
          <table:table-cell office:value-type="string">
            <text:p>monsieur le leader du gouvernement.</text:p>
          </table:table-cell>
        </table:table-row>
        <table:table-row table:style-name="ro1">
          <table:table-cell table:number-columns-repeated="2"/>
          <table:table-cell office:value-type="string">
            <text:p>4221a</text:p>
          </table:table-cell>
          <table:table-cell office:value-type="float" office:value="11">
            <text:p>11</text:p>
          </table:table-cell>
          <table:table-cell office:value-type="float" office:value="47">
            <text:p>47</text:p>
          </table:table-cell>
          <table:table-cell table:formula="of:=IF([.E299]=[.E298];[.F298]+1;1)" office:value-type="float" office:value="13">
            <text:p>13</text:p>
          </table:table-cell>
          <table:table-cell table:formula="of:=CONCATENATE(&quot;/home/peter/Thesis/ForcedAligner/Aligner1/wav/11025/&quot;;[.C299];[.D299];&quot;.wav&quot;)" office:value-type="string" office:string-value="/home/peter/Thesis/ForcedAligner/Aligner1/wav/11025/4221a11.wav">
            <text:p>/home/peter/Thesis/ForcedAligner/Aligner1/wav/11025/4221a11.wav</text:p>
          </table:table-cell>
          <table:table-cell table:formula="of:=CONCATENATE(&quot;/home/peter/Thesis/ForcedAligner/Aligner1/wav/&quot;;&quot;ANQ&quot;;[.E299];&quot;_&quot;;[.F299];&quot;.wav&quot;)" office:value-type="string" office:string-value="/home/peter/Thesis/ForcedAligner/Aligner1/wav/ANQ47_13.wav">
            <text:p>/home/peter/Thesis/ForcedAligner/Aligner1/wav/ANQ47_13.wav</text:p>
          </table:table-cell>
          <table:table-cell office:value-type="string">
            <text:p>alors, merci, monsieur le député, pour de votre déclaration. je cède maintenant la parole à madame la députée de mégantic de mégantic compton. à vous.</text:p>
          </table:table-cell>
        </table:table-row>
        <table:table-row table:style-name="ro1">
          <table:table-cell table:number-columns-repeated="2"/>
          <table:table-cell office:value-type="string">
            <text:p>4221b</text:p>
          </table:table-cell>
          <table:table-cell office:value-type="float" office:value="469">
            <text:p>469</text:p>
          </table:table-cell>
          <table:table-cell office:value-type="float" office:value="47">
            <text:p>47</text:p>
          </table:table-cell>
          <table:table-cell table:formula="of:=IF([.E300]=[.E299];[.F299]+1;1)" office:value-type="float" office:value="14">
            <text:p>14</text:p>
          </table:table-cell>
          <table:table-cell table:formula="of:=CONCATENATE(&quot;/home/peter/Thesis/ForcedAligner/Aligner1/wav/11025/&quot;;[.C300];[.D300];&quot;.wav&quot;)" office:value-type="string" office:string-value="/home/peter/Thesis/ForcedAligner/Aligner1/wav/11025/4221b469.wav">
            <text:p>/home/peter/Thesis/ForcedAligner/Aligner1/wav/11025/4221b469.wav</text:p>
          </table:table-cell>
          <table:table-cell table:formula="of:=CONCATENATE(&quot;/home/peter/Thesis/ForcedAligner/Aligner1/wav/&quot;;&quot;ANQ&quot;;[.E300];&quot;_&quot;;[.F300];&quot;.wav&quot;)" office:value-type="string" office:string-value="/home/peter/Thesis/ForcedAligner/Aligner1/wav/ANQ47_14.wav">
            <text:p>/home/peter/Thesis/ForcedAligner/Aligner1/wav/ANQ47_14.wav</text:p>
          </table:table-cell>
          <table:table-cell office:value-type="string">
            <text:p>est ce que cette motion est adoptée?</text:p>
          </table:table-cell>
        </table:table-row>
        <table:table-row table:style-name="ro1">
          <table:table-cell table:number-columns-repeated="2"/>
          <table:table-cell office:value-type="string">
            <text:p>4221a</text:p>
          </table:table-cell>
          <table:table-cell office:value-type="float" office:value="15">
            <text:p>15</text:p>
          </table:table-cell>
          <table:table-cell office:value-type="float" office:value="47">
            <text:p>47</text:p>
          </table:table-cell>
          <table:table-cell table:formula="of:=IF([.E301]=[.E300];[.F300]+1;1)" office:value-type="float" office:value="15">
            <text:p>15</text:p>
          </table:table-cell>
          <table:table-cell table:formula="of:=CONCATENATE(&quot;/home/peter/Thesis/ForcedAligner/Aligner1/wav/11025/&quot;;[.C301];[.D301];&quot;.wav&quot;)" office:value-type="string" office:string-value="/home/peter/Thesis/ForcedAligner/Aligner1/wav/11025/4221a15.wav">
            <text:p>/home/peter/Thesis/ForcedAligner/Aligner1/wav/11025/4221a15.wav</text:p>
          </table:table-cell>
          <table:table-cell table:formula="of:=CONCATENATE(&quot;/home/peter/Thesis/ForcedAligner/Aligner1/wav/&quot;;&quot;ANQ&quot;;[.E301];&quot;_&quot;;[.F301];&quot;.wav&quot;)" office:value-type="string" office:string-value="/home/peter/Thesis/ForcedAligner/Aligner1/wav/ANQ47_15.wav">
            <text:p>/home/peter/Thesis/ForcedAligner/Aligner1/wav/ANQ47_15.wav</text:p>
          </table:table-cell>
          <table:table-cell office:value-type="string">
            <text:p>merci, madame la députée. je cède maintenant la parole à monsieur le député des îles de la madeleine pour sa déclaration d' aujourd'hui. à vous.</text:p>
          </table:table-cell>
        </table:table-row>
        <table:table-row table:style-name="ro1">
          <table:table-cell table:number-columns-repeated="2"/>
          <table:table-cell office:value-type="string">
            <text:p>4221b</text:p>
          </table:table-cell>
          <table:table-cell office:value-type="float" office:value="470">
            <text:p>470</text:p>
          </table:table-cell>
          <table:table-cell office:value-type="float" office:value="47">
            <text:p>47</text:p>
          </table:table-cell>
          <table:table-cell table:formula="of:=IF([.E302]=[.E301];[.F301]+1;1)" office:value-type="float" office:value="16">
            <text:p>16</text:p>
          </table:table-cell>
          <table:table-cell table:formula="of:=CONCATENATE(&quot;/home/peter/Thesis/ForcedAligner/Aligner1/wav/11025/&quot;;[.C302];[.D302];&quot;.wav&quot;)" office:value-type="string" office:string-value="/home/peter/Thesis/ForcedAligner/Aligner1/wav/11025/4221b470.wav">
            <text:p>/home/peter/Thesis/ForcedAligner/Aligner1/wav/11025/4221b470.wav</text:p>
          </table:table-cell>
          <table:table-cell table:formula="of:=CONCATENATE(&quot;/home/peter/Thesis/ForcedAligner/Aligner1/wav/&quot;;&quot;ANQ&quot;;[.E302];&quot;_&quot;;[.F302];&quot;.wav&quot;)" office:value-type="string" office:string-value="/home/peter/Thesis/ForcedAligner/Aligner1/wav/ANQ47_16.wav">
            <text:p>/home/peter/Thesis/ForcedAligner/Aligner1/wav/ANQ47_16.wav</text:p>
          </table:table-cell>
          <table:table-cell office:value-type="string">
            <text:p>alors, cette motion étant adoptée, je vous cède à nouveau la parole, monsieur le leader.</text:p>
          </table:table-cell>
        </table:table-row>
        <table:table-row table:style-name="ro1">
          <table:table-cell table:number-columns-repeated="2"/>
          <table:table-cell office:value-type="string">
            <text:p>4221a</text:p>
          </table:table-cell>
          <table:table-cell office:value-type="float" office:value="19">
            <text:p>19</text:p>
          </table:table-cell>
          <table:table-cell office:value-type="float" office:value="47">
            <text:p>47</text:p>
          </table:table-cell>
          <table:table-cell table:formula="of:=IF([.E303]=[.E302];[.F302]+1;1)" office:value-type="float" office:value="17">
            <text:p>17</text:p>
          </table:table-cell>
          <table:table-cell table:formula="of:=CONCATENATE(&quot;/home/peter/Thesis/ForcedAligner/Aligner1/wav/11025/&quot;;[.C303];[.D303];&quot;.wav&quot;)" office:value-type="string" office:string-value="/home/peter/Thesis/ForcedAligner/Aligner1/wav/11025/4221a19.wav">
            <text:p>/home/peter/Thesis/ForcedAligner/Aligner1/wav/11025/4221a19.wav</text:p>
          </table:table-cell>
          <table:table-cell table:formula="of:=CONCATENATE(&quot;/home/peter/Thesis/ForcedAligner/Aligner1/wav/&quot;;&quot;ANQ&quot;;[.E303];&quot;_&quot;;[.F303];&quot;.wav&quot;)" office:value-type="string" office:string-value="/home/peter/Thesis/ForcedAligner/Aligner1/wav/ANQ47_17.wav">
            <text:p>/home/peter/Thesis/ForcedAligner/Aligner1/wav/ANQ47_17.wav</text:p>
          </table:table-cell>
          <table:table-cell office:value-type="string">
            <text:p>alors, merci. je cède maintenant la parole à monsieur le député de jean lesage pour sa déclaration d' aujourd'hui. à vous.</text:p>
          </table:table-cell>
        </table:table-row>
        <table:table-row table:style-name="ro1">
          <table:table-cell table:number-columns-repeated="2"/>
          <table:table-cell office:value-type="string">
            <text:p>4221b</text:p>
          </table:table-cell>
          <table:table-cell office:value-type="float" office:value="472">
            <text:p>472</text:p>
          </table:table-cell>
          <table:table-cell office:value-type="float" office:value="47">
            <text:p>47</text:p>
          </table:table-cell>
          <table:table-cell table:formula="of:=IF([.E304]=[.E303];[.F303]+1;1)" office:value-type="float" office:value="18">
            <text:p>18</text:p>
          </table:table-cell>
          <table:table-cell table:formula="of:=CONCATENATE(&quot;/home/peter/Thesis/ForcedAligner/Aligner1/wav/11025/&quot;;[.C304];[.D304];&quot;.wav&quot;)" office:value-type="string" office:string-value="/home/peter/Thesis/ForcedAligner/Aligner1/wav/11025/4221b472.wav">
            <text:p>/home/peter/Thesis/ForcedAligner/Aligner1/wav/11025/4221b472.wav</text:p>
          </table:table-cell>
          <table:table-cell table:formula="of:=CONCATENATE(&quot;/home/peter/Thesis/ForcedAligner/Aligner1/wav/&quot;;&quot;ANQ&quot;;[.E304];&quot;_&quot;;[.F304];&quot;.wav&quot;)" office:value-type="string" office:string-value="/home/peter/Thesis/ForcedAligner/Aligner1/wav/ANQ47_18.wav">
            <text:p>/home/peter/Thesis/ForcedAligner/Aligner1/wav/ANQ47_18.wav</text:p>
          </table:table-cell>
          <table:table-cell office:value-type="string">
            <text:p>alors, à l' article six du feuilleton d' aujourd'hui, c' est madame la ministre de la culture, des communications et de la condition féminine qui propose le principe du projet de loi quatre-vingt deux, loi sur le patrimoine culturel. et je suis prêt à entendre les premières interventions. et je reconnais madame la ministre pour son introduction sur le principe du projet de loi.</text:p>
          </table:table-cell>
        </table:table-row>
        <table:table-row table:style-name="ro1">
          <table:table-cell table:number-columns-repeated="2"/>
          <table:table-cell office:value-type="string">
            <text:p>4221a</text:p>
          </table:table-cell>
          <table:table-cell office:value-type="float" office:value="21">
            <text:p>21</text:p>
          </table:table-cell>
          <table:table-cell office:value-type="float" office:value="47">
            <text:p>47</text:p>
          </table:table-cell>
          <table:table-cell table:formula="of:=IF([.E305]=[.E304];[.F304]+1;1)" office:value-type="float" office:value="19">
            <text:p>19</text:p>
          </table:table-cell>
          <table:table-cell table:formula="of:=CONCATENATE(&quot;/home/peter/Thesis/ForcedAligner/Aligner1/wav/11025/&quot;;[.C305];[.D305];&quot;.wav&quot;)" office:value-type="string" office:string-value="/home/peter/Thesis/ForcedAligner/Aligner1/wav/11025/4221a21.wav">
            <text:p>/home/peter/Thesis/ForcedAligner/Aligner1/wav/11025/4221a21.wav</text:p>
          </table:table-cell>
          <table:table-cell table:formula="of:=CONCATENATE(&quot;/home/peter/Thesis/ForcedAligner/Aligner1/wav/&quot;;&quot;ANQ&quot;;[.E305];&quot;_&quot;;[.F305];&quot;.wav&quot;)" office:value-type="string" office:string-value="/home/peter/Thesis/ForcedAligner/Aligner1/wav/ANQ47_19.wav">
            <text:p>/home/peter/Thesis/ForcedAligner/Aligner1/wav/ANQ47_19.wav</text:p>
          </table:table-cell>
          <table:table-cell office:value-type="string">
            <text:p>alors, cette dernière déclaration met fin à la déclaration des députés. nous allons suspendre les travaux pour quelques instants seulement. les travaux sont suspendus.</text:p>
          </table:table-cell>
        </table:table-row>
        <table:table-row table:style-name="ro1">
          <table:table-cell table:number-columns-repeated="2"/>
          <table:table-cell office:value-type="string">
            <text:p>4221b</text:p>
          </table:table-cell>
          <table:table-cell office:value-type="float" office:value="474">
            <text:p>474</text:p>
          </table:table-cell>
          <table:table-cell office:value-type="float" office:value="47">
            <text:p>47</text:p>
          </table:table-cell>
          <table:table-cell table:formula="of:=IF([.E306]=[.E305];[.F305]+1;1)" office:value-type="float" office:value="20">
            <text:p>20</text:p>
          </table:table-cell>
          <table:table-cell table:formula="of:=CONCATENATE(&quot;/home/peter/Thesis/ForcedAligner/Aligner1/wav/11025/&quot;;[.C306];[.D306];&quot;.wav&quot;)" office:value-type="string" office:string-value="/home/peter/Thesis/ForcedAligner/Aligner1/wav/11025/4221b474.wav">
            <text:p>/home/peter/Thesis/ForcedAligner/Aligner1/wav/11025/4221b474.wav</text:p>
          </table:table-cell>
          <table:table-cell table:formula="of:=CONCATENATE(&quot;/home/peter/Thesis/ForcedAligner/Aligner1/wav/&quot;;&quot;ANQ&quot;;[.E306];&quot;_&quot;;[.F306];&quot;.wav&quot;)" office:value-type="string" office:string-value="/home/peter/Thesis/ForcedAligner/Aligner1/wav/ANQ47_20.wav">
            <text:p>/home/peter/Thesis/ForcedAligner/Aligner1/wav/ANQ47_20.wav</text:p>
          </table:table-cell>
          <table:table-cell office:value-type="string">
            <text:p>alors, je vous remercie, madame la ministre de la culture, des communications et de la condition féminine, sur euh pour votre intervention et je cède la parole au porte parole de l' opposition officielle en cette matière, monsieur le député de drummond, pour son intervention sur le principe du projet de loi quatre-vingt-deux. à vous la parole, monsieur le député.</text:p>
          </table:table-cell>
        </table:table-row>
        <table:table-row table:style-name="ro1">
          <table:table-cell table:number-columns-repeated="2"/>
          <table:table-cell office:value-type="string">
            <text:p>4222a</text:p>
          </table:table-cell>
          <table:table-cell office:value-type="float" office:value="147">
            <text:p>147</text:p>
          </table:table-cell>
          <table:table-cell office:value-type="float" office:value="48">
            <text:p>48</text:p>
          </table:table-cell>
          <table:table-cell table:formula="of:=IF([.E307]=[.E306];[.F306]+1;1)" office:value-type="float" office:value="1">
            <text:p>1</text:p>
          </table:table-cell>
          <table:table-cell table:formula="of:=CONCATENATE(&quot;/home/peter/Thesis/ForcedAligner/Aligner1/wav/11025/&quot;;[.C307];[.D307];&quot;.wav&quot;)" office:value-type="string" office:string-value="/home/peter/Thesis/ForcedAligner/Aligner1/wav/11025/4222a147.wav">
            <text:p>/home/peter/Thesis/ForcedAligner/Aligner1/wav/11025/4222a147.wav</text:p>
          </table:table-cell>
          <table:table-cell table:formula="of:=CONCATENATE(&quot;/home/peter/Thesis/ForcedAligner/Aligner1/wav/&quot;;&quot;ANQ&quot;;[.E307];&quot;_&quot;;[.F307];&quot;.wav&quot;)" office:value-type="string" office:string-value="/home/peter/Thesis/ForcedAligner/Aligner1/wav/ANQ48_1.wav">
            <text:p>/home/peter/Thesis/ForcedAligner/Aligner1/wav/ANQ48_1.wav</text:p>
          </table:table-cell>
          <table:table-cell office:value-type="string">
            <text:p>monsieur monsieur le président, de ce côté ci de la chambre, c' est une position, en fait, l' appui. nous, on croit vraiment à la politique euh à l' utilisation sécuritaire du chrysotile. c' est une politique historique euh des gouvernements qui se sont succédé. je crois comprendre que c' est également la position, du moins historique, du parti québécois. nous, on y croit, le gouvernement fédéral y croit, la région y croit. nous avons consulté, monsieur le président. la conférence régionale des élus de l' estrie m' a donné une une recommandation favorable et unanime, qui d' ailleurs a été secondée par le vice président de la csn, monsieur lacharité, à l' époque, donc, au mois de décembre, comme de quoi il appuyait le projet. monsieur le président, dans le cas de mine jeffrey, toutes les étapes ont été suivies, une revue diligente du projet par kpmg. la la région nous donne en fait le feu vert. et, monsieur le président, c' est conditionnel évidemment à ce que les promoteurs euh versent euh une mise de capital importante. et, s' ils vont de l' avant, on va pouvoir, de ce côté là euh on va pouvoir donner le feu vert. donc, monsieur le président, dans ce dossier, on a respecté toutes les étapes, acceptabilité sociale, revue diligente</text:p>
          </table:table-cell>
        </table:table-row>
        <table:table-row table:style-name="ro1">
          <table:table-cell table:number-columns-repeated="2"/>
          <table:table-cell office:value-type="string">
            <text:p>4222a</text:p>
          </table:table-cell>
          <table:table-cell office:value-type="float" office:value="193">
            <text:p>193</text:p>
          </table:table-cell>
          <table:table-cell office:value-type="float" office:value="48">
            <text:p>48</text:p>
          </table:table-cell>
          <table:table-cell table:formula="of:=IF([.E308]=[.E307];[.F307]+1;1)" office:value-type="float" office:value="2">
            <text:p>2</text:p>
          </table:table-cell>
          <table:table-cell table:formula="of:=CONCATENATE(&quot;/home/peter/Thesis/ForcedAligner/Aligner1/wav/11025/&quot;;[.C308];[.D308];&quot;.wav&quot;)" office:value-type="string" office:string-value="/home/peter/Thesis/ForcedAligner/Aligner1/wav/11025/4222a193.wav">
            <text:p>/home/peter/Thesis/ForcedAligner/Aligner1/wav/11025/4222a193.wav</text:p>
          </table:table-cell>
          <table:table-cell table:formula="of:=CONCATENATE(&quot;/home/peter/Thesis/ForcedAligner/Aligner1/wav/&quot;;&quot;ANQ&quot;;[.E308];&quot;_&quot;;[.F308];&quot;.wav&quot;)" office:value-type="string" office:string-value="/home/peter/Thesis/ForcedAligner/Aligner1/wav/ANQ48_2.wav">
            <text:p>/home/peter/Thesis/ForcedAligner/Aligner1/wav/ANQ48_2.wav</text:p>
          </table:table-cell>
          <table:table-cell office:value-type="string">
            <text:p>monsieur le monsieur le président, ça fait quinze mois que je travaille sur ce dossier. il y a eu une revue diligente qui a été faite au niveau du coût du projet par kpmg, qui situait le projet autour de quatre-vingt millions. donc, j' ai dit au promoteur qu' il serait important qu' il y ait une mise de fonds de vingt millions, puisque ce prêt va être conditionnel, évidemment, à cette mise de fonds. deuxièmement, j' ai demandé à la région: est ce que, oui ou non êtes vous intéressés par le projet? ils ont analysé tous les angles, y compris la santé publique, monsieur le président, et j' ai eu une résolution unanime de la part de la conférence régionale des élus. je suis allé en je suis allé en inde, accompagné de la csst, pour voir de visu, où j' en ai discuté avec le ministre fédéral des mines en inde pour un esprit de coopération parce que, nous, il y aura un audit indépendant qui va être fait sur les clients de mine jeffrey. monsieur le président, est ce que, oui ou non, ils sont en faveur du chrysotile au québec?</text:p>
          </table:table-cell>
        </table:table-row>
        <table:table-row table:style-name="ro1">
          <table:table-cell table:number-columns-repeated="2"/>
          <table:table-cell office:value-type="string">
            <text:p>4222a</text:p>
          </table:table-cell>
          <table:table-cell office:value-type="float" office:value="198">
            <text:p>198</text:p>
          </table:table-cell>
          <table:table-cell office:value-type="float" office:value="48">
            <text:p>48</text:p>
          </table:table-cell>
          <table:table-cell table:formula="of:=IF([.E309]=[.E308];[.F308]+1;1)" office:value-type="float" office:value="3">
            <text:p>3</text:p>
          </table:table-cell>
          <table:table-cell table:formula="of:=CONCATENATE(&quot;/home/peter/Thesis/ForcedAligner/Aligner1/wav/11025/&quot;;[.C309];[.D309];&quot;.wav&quot;)" office:value-type="string" office:string-value="/home/peter/Thesis/ForcedAligner/Aligner1/wav/11025/4222a198.wav">
            <text:p>/home/peter/Thesis/ForcedAligner/Aligner1/wav/11025/4222a198.wav</text:p>
          </table:table-cell>
          <table:table-cell table:formula="of:=CONCATENATE(&quot;/home/peter/Thesis/ForcedAligner/Aligner1/wav/&quot;;&quot;ANQ&quot;;[.E309];&quot;_&quot;;[.F309];&quot;.wav&quot;)" office:value-type="string" office:string-value="/home/peter/Thesis/ForcedAligner/Aligner1/wav/ANQ48_3.wav">
            <text:p>/home/peter/Thesis/ForcedAligner/Aligner1/wav/ANQ48_3.wav</text:p>
          </table:table-cell>
          <table:table-cell office:value-type="string">
            <text:p>monsieur le président, on pensait comme euh l' ex député monsieur brassard que c' était une bonne politique, la politique de l' utilisation sécuritaire du chrysotile. en fait, je sais que, du côté de l' opposition, ils sont plus confortables avec les mots fermeture, gel, commission, séparation, moratoire, monsieur le président. nous, de notre côté, notre priorité, c' est l' économie. nous, notre côté, c' est la coopération, ce n' est pas la séparation. et on a une coopération avec les élus locaux, monsieur le président, donc on</text:p>
          </table:table-cell>
        </table:table-row>
        <table:table-row table:style-name="ro1">
          <table:table-cell table:number-columns-repeated="2"/>
          <table:table-cell office:value-type="string">
            <text:p>4222a</text:p>
          </table:table-cell>
          <table:table-cell office:value-type="float" office:value="149">
            <text:p>149</text:p>
          </table:table-cell>
          <table:table-cell office:value-type="float" office:value="48">
            <text:p>48</text:p>
          </table:table-cell>
          <table:table-cell table:formula="of:=IF([.E310]=[.E309];[.F309]+1;1)" office:value-type="float" office:value="4">
            <text:p>4</text:p>
          </table:table-cell>
          <table:table-cell table:formula="of:=CONCATENATE(&quot;/home/peter/Thesis/ForcedAligner/Aligner1/wav/11025/&quot;;[.C310];[.D310];&quot;.wav&quot;)" office:value-type="string" office:string-value="/home/peter/Thesis/ForcedAligner/Aligner1/wav/11025/4222a149.wav">
            <text:p>/home/peter/Thesis/ForcedAligner/Aligner1/wav/11025/4222a149.wav</text:p>
          </table:table-cell>
          <table:table-cell table:formula="of:=CONCATENATE(&quot;/home/peter/Thesis/ForcedAligner/Aligner1/wav/&quot;;&quot;ANQ&quot;;[.E310];&quot;_&quot;;[.F310];&quot;.wav&quot;)" office:value-type="string" office:string-value="/home/peter/Thesis/ForcedAligner/Aligner1/wav/ANQ48_4.wav">
            <text:p>/home/peter/Thesis/ForcedAligner/Aligner1/wav/ANQ48_4.wav</text:p>
          </table:table-cell>
          <table:table-cell office:value-type="string">
            <text:p>m' a accompagné en inde, comme vous savez. parce que, nous, on croit à l' utilisation sécuritaire du chrysotile.</text:p>
          </table:table-cell>
        </table:table-row>
        <table:table-row table:style-name="ro1">
          <table:table-cell table:number-columns-repeated="2"/>
          <table:table-cell office:value-type="string">
            <text:p>4222a</text:p>
          </table:table-cell>
          <table:table-cell office:value-type="float" office:value="155">
            <text:p>155</text:p>
          </table:table-cell>
          <table:table-cell office:value-type="float" office:value="48">
            <text:p>48</text:p>
          </table:table-cell>
          <table:table-cell table:formula="of:=IF([.E311]=[.E310];[.F310]+1;1)" office:value-type="float" office:value="5">
            <text:p>5</text:p>
          </table:table-cell>
          <table:table-cell table:formula="of:=CONCATENATE(&quot;/home/peter/Thesis/ForcedAligner/Aligner1/wav/11025/&quot;;[.C311];[.D311];&quot;.wav&quot;)" office:value-type="string" office:string-value="/home/peter/Thesis/ForcedAligner/Aligner1/wav/11025/4222a155.wav">
            <text:p>/home/peter/Thesis/ForcedAligner/Aligner1/wav/11025/4222a155.wav</text:p>
          </table:table-cell>
          <table:table-cell table:formula="of:=CONCATENATE(&quot;/home/peter/Thesis/ForcedAligner/Aligner1/wav/&quot;;&quot;ANQ&quot;;[.E311];&quot;_&quot;;[.F311];&quot;.wav&quot;)" office:value-type="string" office:string-value="/home/peter/Thesis/ForcedAligner/Aligner1/wav/ANQ48_5.wav">
            <text:p>/home/peter/Thesis/ForcedAligner/Aligner1/wav/ANQ48_5.wav</text:p>
          </table:table-cell>
          <table:table-cell office:value-type="string">
            <text:p>monsieur le président, le dossier du chrysotile a fait l' objet d' unanimité à l' assemblée nationale. en fait, si on regarde du côté du bloc québécois, le chef, monsieur duceppe l' ex chef avait mentionné qu' il croyait à l' utilisation sécuritaire du chrysotile. monsieur le président, dans ce dossier {ns}</text:p>
          </table:table-cell>
        </table:table-row>
        <table:table-row table:style-name="ro1">
          <table:table-cell table:number-columns-repeated="2"/>
          <table:table-cell office:value-type="string">
            <text:p>4222a</text:p>
          </table:table-cell>
          <table:table-cell office:value-type="float" office:value="171">
            <text:p>171</text:p>
          </table:table-cell>
          <table:table-cell office:value-type="float" office:value="48">
            <text:p>48</text:p>
          </table:table-cell>
          <table:table-cell table:formula="of:=IF([.E312]=[.E311];[.F311]+1;1)" office:value-type="float" office:value="6">
            <text:p>6</text:p>
          </table:table-cell>
          <table:table-cell table:formula="of:=CONCATENATE(&quot;/home/peter/Thesis/ForcedAligner/Aligner1/wav/11025/&quot;;[.C312];[.D312];&quot;.wav&quot;)" office:value-type="string" office:string-value="/home/peter/Thesis/ForcedAligner/Aligner1/wav/11025/4222a171.wav">
            <text:p>/home/peter/Thesis/ForcedAligner/Aligner1/wav/11025/4222a171.wav</text:p>
          </table:table-cell>
          <table:table-cell table:formula="of:=CONCATENATE(&quot;/home/peter/Thesis/ForcedAligner/Aligner1/wav/&quot;;&quot;ANQ&quot;;[.E312];&quot;_&quot;;[.F312];&quot;.wav&quot;)" office:value-type="string" office:string-value="/home/peter/Thesis/ForcedAligner/Aligner1/wav/ANQ48_6.wav">
            <text:p>/home/peter/Thesis/ForcedAligner/Aligner1/wav/ANQ48_6.wav</text:p>
          </table:table-cell>
          <table:table-cell office:value-type="string">
            <text:p>monsieur le président, on dit pas qu' il n' y a pas de risque à l' utilisation du chrysotile. les les gens de la santé publique font un excellent travail, et, si il faut resserrer les mesures, on va le faire. j' en ai parlé également avec ma collègue ministre du travail. monsieur le président, ce qu' on assiste aujourd'hui, est ce qu' on assiste à un retrait? je sais que, du côté de l' opposition, on est habitués avec les mots gel, fermeture, moratoire, séparation. nous, de notre côté, c' est la coopération, la diversification économique, monsieur le président. {ns}</text:p>
          </table:table-cell>
        </table:table-row>
        <table:table-row table:style-name="ro1">
          <table:table-cell table:number-columns-repeated="2"/>
          <table:table-cell office:value-type="string">
            <text:p>4222a</text:p>
          </table:table-cell>
          <table:table-cell office:value-type="float" office:value="173">
            <text:p>173</text:p>
          </table:table-cell>
          <table:table-cell office:value-type="float" office:value="48">
            <text:p>48</text:p>
          </table:table-cell>
          <table:table-cell table:formula="of:=IF([.E313]=[.E312];[.F312]+1;1)" office:value-type="float" office:value="7">
            <text:p>7</text:p>
          </table:table-cell>
          <table:table-cell table:formula="of:=CONCATENATE(&quot;/home/peter/Thesis/ForcedAligner/Aligner1/wav/11025/&quot;;[.C313];[.D313];&quot;.wav&quot;)" office:value-type="string" office:string-value="/home/peter/Thesis/ForcedAligner/Aligner1/wav/11025/4222a173.wav">
            <text:p>/home/peter/Thesis/ForcedAligner/Aligner1/wav/11025/4222a173.wav</text:p>
          </table:table-cell>
          <table:table-cell table:formula="of:=CONCATENATE(&quot;/home/peter/Thesis/ForcedAligner/Aligner1/wav/&quot;;&quot;ANQ&quot;;[.E313];&quot;_&quot;;[.F313];&quot;.wav&quot;)" office:value-type="string" office:string-value="/home/peter/Thesis/ForcedAligner/Aligner1/wav/ANQ48_7.wav">
            <text:p>/home/peter/Thesis/ForcedAligner/Aligner1/wav/ANQ48_7.wav</text:p>
          </table:table-cell>
          <table:table-cell office:value-type="string">
            <text:p>ce qu' on aimerait savoir, c' est que est ce que, oui ou non, est ils sont pour ou contre le projet pour l' utilisation du chrysotile. monsieur le président, la région, ça a été un appui anonyme. nous avons été voir les élus locaux, et il y aura un fonds de diversification économique pour la région, monsieur le président.</text:p>
          </table:table-cell>
        </table:table-row>
        <table:table-row table:style-name="ro1">
          <table:table-cell table:number-columns-repeated="2"/>
          <table:table-cell office:value-type="string">
            <text:p>4222a</text:p>
          </table:table-cell>
          <table:table-cell office:value-type="float" office:value="179">
            <text:p>179</text:p>
          </table:table-cell>
          <table:table-cell office:value-type="float" office:value="48">
            <text:p>48</text:p>
          </table:table-cell>
          <table:table-cell table:formula="of:=IF([.E314]=[.E313];[.F313]+1;1)" office:value-type="float" office:value="8">
            <text:p>8</text:p>
          </table:table-cell>
          <table:table-cell table:formula="of:=CONCATENATE(&quot;/home/peter/Thesis/ForcedAligner/Aligner1/wav/11025/&quot;;[.C314];[.D314];&quot;.wav&quot;)" office:value-type="string" office:string-value="/home/peter/Thesis/ForcedAligner/Aligner1/wav/11025/4222a179.wav">
            <text:p>/home/peter/Thesis/ForcedAligner/Aligner1/wav/11025/4222a179.wav</text:p>
          </table:table-cell>
          <table:table-cell table:formula="of:=CONCATENATE(&quot;/home/peter/Thesis/ForcedAligner/Aligner1/wav/&quot;;&quot;ANQ&quot;;[.E314];&quot;_&quot;;[.F314];&quot;.wav&quot;)" office:value-type="string" office:string-value="/home/peter/Thesis/ForcedAligner/Aligner1/wav/ANQ48_8.wav">
            <text:p>/home/peter/Thesis/ForcedAligner/Aligner1/wav/ANQ48_8.wav</text:p>
          </table:table-cell>
          <table:table-cell office:value-type="string">
            <text:p>monsieur le président, avec tout le respect que je dois au leader de l' opposition officielle, je ne sais pas où qu' il était dans les dernières semaines, je ne sais pas s' il était en campagne électorale, on a annoncé ça j' étais allé j' étais allé à asbestos rencontrer les élus, il y a eu une couverture de journaux qui a été faite voilà un mois de ça. les les élus locaux étaient unanimes, en fait, que c' est un bon projet. on crée un fonds de diversification économique, monsieur le président, on n' a pas fait ça en catimini. où était le leader de l' opposition dans les dernières semaines, monsieur le président?</text:p>
          </table:table-cell>
        </table:table-row>
        <table:table-row table:style-name="ro1">
          <table:table-cell table:number-columns-repeated="2"/>
          <table:table-cell office:value-type="string">
            <text:p>4222a</text:p>
          </table:table-cell>
          <table:table-cell office:value-type="float" office:value="183">
            <text:p>183</text:p>
          </table:table-cell>
          <table:table-cell office:value-type="float" office:value="48">
            <text:p>48</text:p>
          </table:table-cell>
          <table:table-cell table:formula="of:=IF([.E315]=[.E314];[.F314]+1;1)" office:value-type="float" office:value="9">
            <text:p>9</text:p>
          </table:table-cell>
          <table:table-cell table:formula="of:=CONCATENATE(&quot;/home/peter/Thesis/ForcedAligner/Aligner1/wav/11025/&quot;;[.C315];[.D315];&quot;.wav&quot;)" office:value-type="string" office:string-value="/home/peter/Thesis/ForcedAligner/Aligner1/wav/11025/4222a183.wav">
            <text:p>/home/peter/Thesis/ForcedAligner/Aligner1/wav/11025/4222a183.wav</text:p>
          </table:table-cell>
          <table:table-cell table:formula="of:=CONCATENATE(&quot;/home/peter/Thesis/ForcedAligner/Aligner1/wav/&quot;;&quot;ANQ&quot;;[.E315];&quot;_&quot;;[.F315];&quot;.wav&quot;)" office:value-type="string" office:string-value="/home/peter/Thesis/ForcedAligner/Aligner1/wav/ANQ48_9.wav">
            <text:p>/home/peter/Thesis/ForcedAligner/Aligner1/wav/ANQ48_9.wav</text:p>
          </table:table-cell>
          <table:table-cell office:value-type="string">
            <text:p>me monsieur le président, je sais que, du côté de l' opposition, ils sont un peu secoués avec les résultats qu' on a eus lundi, mais euh leur leur ancien chef, là, à leur siège social, qui était à ottawa avant, disait, au niveau du chrysotile, disait</text:p>
          </table:table-cell>
        </table:table-row>
        <table:table-row table:style-name="ro1">
          <table:table-cell table:number-columns-repeated="2"/>
          <table:table-cell office:value-type="string">
            <text:p>4222a</text:p>
          </table:table-cell>
          <table:table-cell office:value-type="float" office:value="187">
            <text:p>187</text:p>
          </table:table-cell>
          <table:table-cell office:value-type="float" office:value="48">
            <text:p>48</text:p>
          </table:table-cell>
          <table:table-cell table:formula="of:=IF([.E316]=[.E315];[.F315]+1;1)" office:value-type="float" office:value="10">
            <text:p>10</text:p>
          </table:table-cell>
          <table:table-cell table:formula="of:=CONCATENATE(&quot;/home/peter/Thesis/ForcedAligner/Aligner1/wav/11025/&quot;;[.C316];[.D316];&quot;.wav&quot;)" office:value-type="string" office:string-value="/home/peter/Thesis/ForcedAligner/Aligner1/wav/11025/4222a187.wav">
            <text:p>/home/peter/Thesis/ForcedAligner/Aligner1/wav/11025/4222a187.wav</text:p>
          </table:table-cell>
          <table:table-cell table:formula="of:=CONCATENATE(&quot;/home/peter/Thesis/ForcedAligner/Aligner1/wav/&quot;;&quot;ANQ&quot;;[.E316];&quot;_&quot;;[.F316];&quot;.wav&quot;)" office:value-type="string" office:string-value="/home/peter/Thesis/ForcedAligner/Aligner1/wav/ANQ48_10.wav">
            <text:p>/home/peter/Thesis/ForcedAligner/Aligner1/wav/ANQ48_10.wav</text:p>
          </table:table-cell>
          <table:table-cell office:value-type="string">
            <text:p>monsieur le président, le quinze mars dernier, l' ex chef du bloc québécois disait: l' amiante de type chrysotile est est utilisée de façon sécuritaire au québec et ne pose pas de problème de santé. monsieur le président, est ce que, est ce que ce matin, ils sont désarçonnés? qu' est ce qui se passe, ils ont perdu leur leader spirituel à ottawa, monsieur le président? est ce que, oui ou non, sont en faveur de l' utilisation du {ns}</text:p>
          </table:table-cell>
        </table:table-row>
        <table:table-row table:style-name="ro1">
          <table:table-cell table:number-columns-repeated="2"/>
          <table:table-cell office:value-type="string">
            <text:p>4222a</text:p>
          </table:table-cell>
          <table:table-cell office:value-type="float" office:value="189">
            <text:p>189</text:p>
          </table:table-cell>
          <table:table-cell office:value-type="float" office:value="48">
            <text:p>48</text:p>
          </table:table-cell>
          <table:table-cell table:formula="of:=IF([.E317]=[.E316];[.F316]+1;1)" office:value-type="float" office:value="11">
            <text:p>11</text:p>
          </table:table-cell>
          <table:table-cell table:formula="of:=CONCATENATE(&quot;/home/peter/Thesis/ForcedAligner/Aligner1/wav/11025/&quot;;[.C317];[.D317];&quot;.wav&quot;)" office:value-type="string" office:string-value="/home/peter/Thesis/ForcedAligner/Aligner1/wav/11025/4222a189.wav">
            <text:p>/home/peter/Thesis/ForcedAligner/Aligner1/wav/11025/4222a189.wav</text:p>
          </table:table-cell>
          <table:table-cell table:formula="of:=CONCATENATE(&quot;/home/peter/Thesis/ForcedAligner/Aligner1/wav/&quot;;&quot;ANQ&quot;;[.E317];&quot;_&quot;;[.F317];&quot;.wav&quot;)" office:value-type="string" office:string-value="/home/peter/Thesis/ForcedAligner/Aligner1/wav/ANQ48_11.wav">
            <text:p>/home/peter/Thesis/ForcedAligner/Aligner1/wav/ANQ48_11.wav</text:p>
          </table:table-cell>
          <table:table-cell office:value-type="string">
            <text:p>ils sont en faveur de la région ou s' ils vont laisser tomber la région d' asbestos, monsieur le président?</text:p>
          </table:table-cell>
        </table:table-row>
        <table:table-row table:style-name="ro1">
          <table:table-cell table:number-columns-repeated="2"/>
          <table:table-cell office:value-type="string">
            <text:p>4221a</text:p>
          </table:table-cell>
          <table:table-cell office:value-type="float" office:value="137">
            <text:p>137</text:p>
          </table:table-cell>
          <table:table-cell office:value-type="float" office:value="49">
            <text:p>49</text:p>
          </table:table-cell>
          <table:table-cell table:formula="of:=IF([.E318]=[.E317];[.F317]+1;1)" office:value-type="float" office:value="1">
            <text:p>1</text:p>
          </table:table-cell>
          <table:table-cell table:formula="of:=CONCATENATE(&quot;/home/peter/Thesis/ForcedAligner/Aligner1/wav/11025/&quot;;[.C318];[.D318];&quot;.wav&quot;)" office:value-type="string" office:string-value="/home/peter/Thesis/ForcedAligner/Aligner1/wav/11025/4221a137.wav">
            <text:p>/home/peter/Thesis/ForcedAligner/Aligner1/wav/11025/4221a137.wav</text:p>
          </table:table-cell>
          <table:table-cell table:formula="of:=CONCATENATE(&quot;/home/peter/Thesis/ForcedAligner/Aligner1/wav/&quot;;&quot;ANQ&quot;;[.E318];&quot;_&quot;;[.F318];&quot;.wav&quot;)" office:value-type="string" office:string-value="/home/peter/Thesis/ForcedAligner/Aligner1/wav/ANQ49_1.wav">
            <text:p>/home/peter/Thesis/ForcedAligner/Aligner1/wav/ANQ49_1.wav</text:p>
          </table:table-cell>
          <table:table-cell office:value-type="string">
            <text:p>monsieur le président, contrairement aux raisons officielles évoquées pour la fermeture partielle de l' échangeur turcot en deux mille sept et il y a à peine deux semaines, ce n' est pas un problème de corrosion et d' usure du béton qui est la source du problème, nous indiquait la presse, la semaine dernière, mais un un manque d' armature d' acier dans un segment de béton, deuxièmement, un pilier qui n' a pas été construit selon les plans initiaux. pourquoi le ministre des transports a t il omis de révéler ces informations importantes aux québécois et aux trois cent mille automobilistes qui empruntent chaque jour l' échangeur turcot?</text:p>
          </table:table-cell>
        </table:table-row>
        <table:table-row table:style-name="ro1">
          <table:table-cell table:number-columns-repeated="2"/>
          <table:table-cell office:value-type="string">
            <text:p>4221a</text:p>
          </table:table-cell>
          <table:table-cell office:value-type="float" office:value="141">
            <text:p>141</text:p>
          </table:table-cell>
          <table:table-cell office:value-type="float" office:value="49">
            <text:p>49</text:p>
          </table:table-cell>
          <table:table-cell table:formula="of:=IF([.E319]=[.E318];[.F318]+1;1)" office:value-type="float" office:value="2">
            <text:p>2</text:p>
          </table:table-cell>
          <table:table-cell table:formula="of:=CONCATENATE(&quot;/home/peter/Thesis/ForcedAligner/Aligner1/wav/11025/&quot;;[.C319];[.D319];&quot;.wav&quot;)" office:value-type="string" office:string-value="/home/peter/Thesis/ForcedAligner/Aligner1/wav/11025/4221a141.wav">
            <text:p>/home/peter/Thesis/ForcedAligner/Aligner1/wav/11025/4221a141.wav</text:p>
          </table:table-cell>
          <table:table-cell table:formula="of:=CONCATENATE(&quot;/home/peter/Thesis/ForcedAligner/Aligner1/wav/&quot;;&quot;ANQ&quot;;[.E319];&quot;_&quot;;[.F319];&quot;.wav&quot;)" office:value-type="string" office:string-value="/home/peter/Thesis/ForcedAligner/Aligner1/wav/ANQ49_2.wav">
            <text:p>/home/peter/Thesis/ForcedAligner/Aligner1/wav/ANQ49_2.wav</text:p>
          </table:table-cell>
          <table:table-cell office:value-type="string">
            <text:p>monsieur monsieur le président, je n' invente rien là, c' était écrit dans la presse, la semaine dernière. puis son ministère a été obligé de confirmer les affirmations du journaliste de la presse. alors, qu' il dépose qu' il dépose les documents pour appuyer sa pour appuyer sa thèse. moi, ce que j' aimerais savoir, monsieur le président, de la part du du ministre: pourquoi a t il omis de dévoiler cette information stratégique sur les motifs réels de la fermeture de l' échangeur turcot? pourquoi a t il omis de dire la vérité aux québécois?</text:p>
          </table:table-cell>
        </table:table-row>
        <table:table-row table:style-name="ro1">
          <table:table-cell table:number-columns-repeated="2"/>
          <table:table-cell office:value-type="string">
            <text:p>4221a</text:p>
          </table:table-cell>
          <table:table-cell office:value-type="float" office:value="145">
            <text:p>145</text:p>
          </table:table-cell>
          <table:table-cell office:value-type="float" office:value="49">
            <text:p>49</text:p>
          </table:table-cell>
          <table:table-cell table:formula="of:=IF([.E320]=[.E319];[.F319]+1;1)" office:value-type="float" office:value="3">
            <text:p>3</text:p>
          </table:table-cell>
          <table:table-cell table:formula="of:=CONCATENATE(&quot;/home/peter/Thesis/ForcedAligner/Aligner1/wav/11025/&quot;;[.C320];[.D320];&quot;.wav&quot;)" office:value-type="string" office:string-value="/home/peter/Thesis/ForcedAligner/Aligner1/wav/11025/4221a145.wav">
            <text:p>/home/peter/Thesis/ForcedAligner/Aligner1/wav/11025/4221a145.wav</text:p>
          </table:table-cell>
          <table:table-cell table:formula="of:=CONCATENATE(&quot;/home/peter/Thesis/ForcedAligner/Aligner1/wav/&quot;;&quot;ANQ&quot;;[.E320];&quot;_&quot;;[.F320];&quot;.wav&quot;)" office:value-type="string" office:string-value="/home/peter/Thesis/ForcedAligner/Aligner1/wav/ANQ49_3.wav">
            <text:p>/home/peter/Thesis/ForcedAligner/Aligner1/wav/ANQ49_3.wav</text:p>
          </table:table-cell>
          <table:table-cell office:value-type="string">
            <text:p>monsieur monsieur le président, est ce que le ministre des transports peut faire preuve de transparence auprès des montréalais et rendre publics tous les rapports et toutes les analyses des firmes d' ingénieurs sur l' état réel de l' échangeur turcot? il dépense chaque année des millions pour surveiller la structure, est ce qu' il peut rendre publics tous les rapports et toutes les analyses? les québécois, les montréalais qui empruntent l' échangeur turcot ont le droit d' avoir l' heure juste.</text:p>
          </table:table-cell>
        </table:table-row>
        <table:table-row table:style-name="ro1">
          <table:table-cell table:number-columns-repeated="2"/>
          <table:table-cell office:value-type="string">
            <text:p>4221a</text:p>
          </table:table-cell>
          <table:table-cell office:value-type="float" office:value="151">
            <text:p>151</text:p>
          </table:table-cell>
          <table:table-cell office:value-type="float" office:value="49">
            <text:p>49</text:p>
          </table:table-cell>
          <table:table-cell table:formula="of:=IF([.E321]=[.E320];[.F320]+1;1)" office:value-type="float" office:value="4">
            <text:p>4</text:p>
          </table:table-cell>
          <table:table-cell table:formula="of:=CONCATENATE(&quot;/home/peter/Thesis/ForcedAligner/Aligner1/wav/11025/&quot;;[.C321];[.D321];&quot;.wav&quot;)" office:value-type="string" office:string-value="/home/peter/Thesis/ForcedAligner/Aligner1/wav/11025/4221a151.wav">
            <text:p>/home/peter/Thesis/ForcedAligner/Aligner1/wav/11025/4221a151.wav</text:p>
          </table:table-cell>
          <table:table-cell table:formula="of:=CONCATENATE(&quot;/home/peter/Thesis/ForcedAligner/Aligner1/wav/&quot;;&quot;ANQ&quot;;[.E321];&quot;_&quot;;[.F321];&quot;.wav&quot;)" office:value-type="string" office:string-value="/home/peter/Thesis/ForcedAligner/Aligner1/wav/ANQ49_4.wav">
            <text:p>/home/peter/Thesis/ForcedAligner/Aligner1/wav/ANQ49_4.wav</text:p>
          </table:table-cell>
          <table:table-cell office:value-type="string">
            <text:p>alors, jeudi le vingt-huit avril dernier, échangeur turcot: une faiblesse de structure, un problème d' armature qui rappelle celui du viaduc de la concorde a forcé la fermeture. vingt-neuf avril, échangeur turcot: un autre problème est passé inaperçu en deux mille sept. alors, pourquoi le ministre ne veut pas rendre publics tous les rapports d' analyses des firmes d' ingénieurs sur l' état réel de l' échangeur turcot? y a t il des choses qu' il ne veut pas dire aux québécois, qu' il ne veut pas rendre publiques? je pense que nous avons le droit de savoir la vérité.</text:p>
          </table:table-cell>
        </table:table-row>
        <table:table-row table:style-name="ro1">
          <table:table-cell table:number-columns-repeated="2"/>
          <table:table-cell office:value-type="string">
            <text:p>4221a</text:p>
          </table:table-cell>
          <table:table-cell office:value-type="float" office:value="156">
            <text:p>156</text:p>
          </table:table-cell>
          <table:table-cell office:value-type="float" office:value="49">
            <text:p>49</text:p>
          </table:table-cell>
          <table:table-cell table:formula="of:=IF([.E322]=[.E321];[.F321]+1;1)" office:value-type="float" office:value="5">
            <text:p>5</text:p>
          </table:table-cell>
          <table:table-cell table:formula="of:=CONCATENATE(&quot;/home/peter/Thesis/ForcedAligner/Aligner1/wav/11025/&quot;;[.C322];[.D322];&quot;.wav&quot;)" office:value-type="string" office:string-value="/home/peter/Thesis/ForcedAligner/Aligner1/wav/11025/4221a156.wav">
            <text:p>/home/peter/Thesis/ForcedAligner/Aligner1/wav/11025/4221a156.wav</text:p>
          </table:table-cell>
          <table:table-cell table:formula="of:=CONCATENATE(&quot;/home/peter/Thesis/ForcedAligner/Aligner1/wav/&quot;;&quot;ANQ&quot;;[.E322];&quot;_&quot;;[.F322];&quot;.wav&quot;)" office:value-type="string" office:string-value="/home/peter/Thesis/ForcedAligner/Aligner1/wav/ANQ49_5.wav">
            <text:p>/home/peter/Thesis/ForcedAligner/Aligner1/wav/ANQ49_5.wav</text:p>
          </table:table-cell>
          <table:table-cell office:value-type="string">
            <text:p>monsieur le président, le ministre a parlé de choses alarmantes pour l' échangeur turcot. qu' est ce qui est alarmant qu' il ne veut pas dire aux québécois? il y a trois cent mille automobilistes qui passent chaque jour sur l' échangeur turcot. c' est un élément essentiel et incontournable pour l' économie de montréal. qu' est ce qui est alarmant? qu' est ce qu' il ne veut pas dire aux québécois? là, ça suffit!</text:p>
          </table:table-cell>
        </table:table-row>
        <table:table-row table:style-name="ro1">
          <table:table-cell table:number-columns-repeated="2"/>
          <table:table-cell office:value-type="string">
            <text:p>4221a</text:p>
          </table:table-cell>
          <table:table-cell office:value-type="float" office:value="107">
            <text:p>107</text:p>
          </table:table-cell>
          <table:table-cell office:value-type="float" office:value="5">
            <text:p>5</text:p>
          </table:table-cell>
          <table:table-cell table:formula="of:=IF([.E323]=[.E322];[.F322]+1;1)" office:value-type="float" office:value="1">
            <text:p>1</text:p>
          </table:table-cell>
          <table:table-cell table:formula="of:=CONCATENATE(&quot;/home/peter/Thesis/ForcedAligner/Aligner1/wav/11025/&quot;;[.C323];[.D323];&quot;.wav&quot;)" office:value-type="string" office:string-value="/home/peter/Thesis/ForcedAligner/Aligner1/wav/11025/4221a107.wav">
            <text:p>/home/peter/Thesis/ForcedAligner/Aligner1/wav/11025/4221a107.wav</text:p>
          </table:table-cell>
          <table:table-cell table:formula="of:=CONCATENATE(&quot;/home/peter/Thesis/ForcedAligner/Aligner1/wav/&quot;;&quot;ANQ&quot;;[.E323];&quot;_&quot;;[.F323];&quot;.wav&quot;)" office:value-type="string" office:string-value="/home/peter/Thesis/ForcedAligner/Aligner1/wav/ANQ5_1.wav">
            <text:p>/home/peter/Thesis/ForcedAligner/Aligner1/wav/ANQ5_1.wav</text:p>
          </table:table-cell>
          <table:table-cell office:value-type="string">
            <text:p>merci, monsieur le président. je veux remercier le député de sa question umm parce que ça va me permettre de bien expliquer les choses. la première chose qu' il faut dire ici, c' est que les budgets des commissions scolaires ont augmenté, ont augmenté pour qu' elles soient en mesure de fournir les bons services aux élèves, notamment c' est une augmentation de quatre pourcent des crédits aux commissions scolaires cette année. les commissions scolaires nous disent: ce n' est pas assez. les commissions scolaires nous disent: si je veux faire tout comme avant, j' aurais besoin d' encore plus d' augmentation. or, au nom des québécois, on dit aux commissions scolaires: les québécois veulent du changement, ils ne veulent pas que tout se fasse comme avant. et, oui, les commissions scolaires doivent participer à l' effort qui est demandé, notamment en diminuant leurs frais d' administration et en luttant contre la bureaucratie. en réponse exacte à la question du député, comment vont elles le faire, une des réactions, je pense, une des raisons qui expliquent la vive réaction des commissions scolaires, c' est que je leur impose des règles budgétaires, et ce sont donc des règles budgétaires qui vont exiger des commissions scolaires que les services aux élèves soient protégés et que les efforts financiers qu' elles estiment nécessaires soient faits exclusivement en bureaucratie et en frais d' administration.</text:p>
          </table:table-cell>
        </table:table-row>
        <table:table-row table:style-name="ro1">
          <table:table-cell table:number-columns-repeated="2"/>
          <table:table-cell office:value-type="string">
            <text:p>4221a</text:p>
          </table:table-cell>
          <table:table-cell office:value-type="float" office:value="111">
            <text:p>111</text:p>
          </table:table-cell>
          <table:table-cell office:value-type="float" office:value="5">
            <text:p>5</text:p>
          </table:table-cell>
          <table:table-cell table:formula="of:=IF([.E324]=[.E323];[.F323]+1;1)" office:value-type="float" office:value="2">
            <text:p>2</text:p>
          </table:table-cell>
          <table:table-cell table:formula="of:=CONCATENATE(&quot;/home/peter/Thesis/ForcedAligner/Aligner1/wav/11025/&quot;;[.C324];[.D324];&quot;.wav&quot;)" office:value-type="string" office:string-value="/home/peter/Thesis/ForcedAligner/Aligner1/wav/11025/4221a111.wav">
            <text:p>/home/peter/Thesis/ForcedAligner/Aligner1/wav/11025/4221a111.wav</text:p>
          </table:table-cell>
          <table:table-cell table:formula="of:=CONCATENATE(&quot;/home/peter/Thesis/ForcedAligner/Aligner1/wav/&quot;;&quot;ANQ&quot;;[.E324];&quot;_&quot;;[.F324];&quot;.wav&quot;)" office:value-type="string" office:string-value="/home/peter/Thesis/ForcedAligner/Aligner1/wav/ANQ5_2.wav">
            <text:p>/home/peter/Thesis/ForcedAligner/Aligner1/wav/ANQ5_2.wav</text:p>
          </table:table-cell>
          <table:table-cell office:value-type="string">
            <text:p>monsieur le président, je crois quand même comprendre de la question du député de la peltrie qu' il ne dit pas que les commissions scolaires sont dans l' incapacité de réduire leurs frais d' administration et de bureaucratie. j' ai bien compris que sa question était de me demander comment j' allais m' assurer que les commissions scolaires allaient procéder dans les bons secteurs à un effort financier qu' on estime nécessaire qu' elles fassent, à l' image des efforts faits par les contribuables québécois ou par des ministères du gouvernement du québec, par différentes sociétés d' état. j' estime, moi, que cet effort demandé je parle d' un effort parce qu' il n' y a pas là de compression, c' est une augmentation des budgets de quatre pourcent des commissions scolaires. elles estiment ne pas en avoir assez. or, sur une année financière de gouvernement, on parle de soixante dix-huit millions dollars. soixante dix-huit millions dollars sur un budget total de</text:p>
          </table:table-cell>
        </table:table-row>
        <table:table-row table:style-name="ro1">
          <table:table-cell table:number-columns-repeated="2"/>
          <table:table-cell office:value-type="string">
            <text:p>4221a</text:p>
          </table:table-cell>
          <table:table-cell office:value-type="float" office:value="113">
            <text:p>113</text:p>
          </table:table-cell>
          <table:table-cell office:value-type="float" office:value="5">
            <text:p>5</text:p>
          </table:table-cell>
          <table:table-cell table:formula="of:=IF([.E325]=[.E324];[.F324]+1;1)" office:value-type="float" office:value="3">
            <text:p>3</text:p>
          </table:table-cell>
          <table:table-cell table:formula="of:=CONCATENATE(&quot;/home/peter/Thesis/ForcedAligner/Aligner1/wav/11025/&quot;;[.C325];[.D325];&quot;.wav&quot;)" office:value-type="string" office:string-value="/home/peter/Thesis/ForcedAligner/Aligner1/wav/11025/4221a113.wav">
            <text:p>/home/peter/Thesis/ForcedAligner/Aligner1/wav/11025/4221a113.wav</text:p>
          </table:table-cell>
          <table:table-cell table:formula="of:=CONCATENATE(&quot;/home/peter/Thesis/ForcedAligner/Aligner1/wav/&quot;;&quot;ANQ&quot;;[.E325];&quot;_&quot;;[.F325];&quot;.wav&quot;)" office:value-type="string" office:string-value="/home/peter/Thesis/ForcedAligner/Aligner1/wav/ANQ5_3.wav">
            <text:p>/home/peter/Thesis/ForcedAligner/Aligner1/wav/ANQ5_3.wav</text:p>
          </table:table-cell>
          <table:table-cell office:value-type="string">
            <text:p>je pense que ça se trouve.</text:p>
          </table:table-cell>
        </table:table-row>
        <table:table-row table:style-name="ro1">
          <table:table-cell table:number-columns-repeated="2"/>
          <table:table-cell office:value-type="string">
            <text:p>4221a</text:p>
          </table:table-cell>
          <table:table-cell office:value-type="float" office:value="117">
            <text:p>117</text:p>
          </table:table-cell>
          <table:table-cell office:value-type="float" office:value="5">
            <text:p>5</text:p>
          </table:table-cell>
          <table:table-cell table:formula="of:=IF([.E326]=[.E325];[.F325]+1;1)" office:value-type="float" office:value="4">
            <text:p>4</text:p>
          </table:table-cell>
          <table:table-cell table:formula="of:=CONCATENATE(&quot;/home/peter/Thesis/ForcedAligner/Aligner1/wav/11025/&quot;;[.C326];[.D326];&quot;.wav&quot;)" office:value-type="string" office:string-value="/home/peter/Thesis/ForcedAligner/Aligner1/wav/11025/4221a117.wav">
            <text:p>/home/peter/Thesis/ForcedAligner/Aligner1/wav/11025/4221a117.wav</text:p>
          </table:table-cell>
          <table:table-cell table:formula="of:=CONCATENATE(&quot;/home/peter/Thesis/ForcedAligner/Aligner1/wav/&quot;;&quot;ANQ&quot;;[.E326];&quot;_&quot;;[.F326];&quot;.wav&quot;)" office:value-type="string" office:string-value="/home/peter/Thesis/ForcedAligner/Aligner1/wav/ANQ5_4.wav">
            <text:p>/home/peter/Thesis/ForcedAligner/Aligner1/wav/ANQ5_4.wav</text:p>
          </table:table-cell>
          <table:table-cell office:value-type="string">
            <text:p>en fait, monsieur le président, je pense que les gens ont compris que j' expliquais que euh un des éléments certainement, et je le dis en respect à la réaction des commissions scolaires, mais un des éléments qui certainement expliquent la vive réaction des commissions scolaires, c' est que je ne les laisse pas décider où faire leurs efforts financiers. et les règles budgétaires imposées par le ministère de l' éducation donc leur imposent de faire leurs efforts budgétaires en administration et dans la lutte à la bureaucratie.</text:p>
          </table:table-cell>
        </table:table-row>
        <table:table-row table:style-name="ro1">
          <table:table-cell table:number-columns-repeated="2"/>
          <table:table-cell office:value-type="string">
            <text:p>4221a</text:p>
          </table:table-cell>
          <table:table-cell office:value-type="float" office:value="12">
            <text:p>12</text:p>
          </table:table-cell>
          <table:table-cell office:value-type="float" office:value="50">
            <text:p>50</text:p>
          </table:table-cell>
          <table:table-cell table:formula="of:=IF([.E327]=[.E326];[.F326]+1;1)" office:value-type="float" office:value="1">
            <text:p>1</text:p>
          </table:table-cell>
          <table:table-cell table:formula="of:=CONCATENATE(&quot;/home/peter/Thesis/ForcedAligner/Aligner1/wav/11025/&quot;;[.C327];[.D327];&quot;.wav&quot;)" office:value-type="string" office:string-value="/home/peter/Thesis/ForcedAligner/Aligner1/wav/11025/4221a12.wav">
            <text:p>/home/peter/Thesis/ForcedAligner/Aligner1/wav/11025/4221a12.wav</text:p>
          </table:table-cell>
          <table:table-cell table:formula="of:=CONCATENATE(&quot;/home/peter/Thesis/ForcedAligner/Aligner1/wav/&quot;;&quot;ANQ&quot;;[.E327];&quot;_&quot;;[.F327];&quot;.wav&quot;)" office:value-type="string" office:string-value="/home/peter/Thesis/ForcedAligner/Aligner1/wav/ANQ50_1.wav">
            <text:p>/home/peter/Thesis/ForcedAligner/Aligner1/wav/ANQ50_1.wav</text:p>
          </table:table-cell>
          <table:table-cell office:value-type="string">
            <text:p>merci, monsieur le président. à l' occasion de la trente huitième semaine de la dignité des personnes assistées sociales et à titre d' adjointe parlementaire de la ministre de l' emploi et de la solidarité sociale, je tiens à réaffirmer toute l' importance de combattre les préjugés envers les personnes qui se retrouvent, souvent malgré elles, en situation de dénuement. comme le dit le thème de la semaine, personne ne choisit la pauvreté. les bénéficiaires de l' aide sociale sont des personnes à part entière et elles ont droit à la dignité et au respect. cette semaine constitue une belle occasion de le rappeler. outre la sensibilisation, il faut aussi poursuivre nos efforts et oeuvrer collectivement à mettre en place des mécanismes qui permettent de réduire la pauvreté et favoriser la réinsertion sociale. au gouvernement du québec, cette préoccupation se traduit quotidiennement par plusieurs actions et programmes. chaque jour où nous réussissons à sortir quelqu' un de la pauvreté, à lui donner accès à des conditions de vie plus intéressantes et à le rapprocher d' un emploi correspondant à ses intérêts, c' est une victoire pour la société, une victoire pour le québec. merci.</text:p>
          </table:table-cell>
        </table:table-row>
        <table:table-row table:style-name="ro1">
          <table:table-cell table:number-columns-repeated="2"/>
          <table:table-cell office:value-type="string">
            <text:p>4221a</text:p>
          </table:table-cell>
          <table:table-cell office:value-type="float" office:value="434">
            <text:p>434</text:p>
          </table:table-cell>
          <table:table-cell office:value-type="float" office:value="50">
            <text:p>50</text:p>
          </table:table-cell>
          <table:table-cell table:formula="of:=IF([.E328]=[.E327];[.F327]+1;1)" office:value-type="float" office:value="2">
            <text:p>2</text:p>
          </table:table-cell>
          <table:table-cell table:formula="of:=CONCATENATE(&quot;/home/peter/Thesis/ForcedAligner/Aligner1/wav/11025/&quot;;[.C328];[.D328];&quot;.wav&quot;)" office:value-type="string" office:string-value="/home/peter/Thesis/ForcedAligner/Aligner1/wav/11025/4221a434.wav">
            <text:p>/home/peter/Thesis/ForcedAligner/Aligner1/wav/11025/4221a434.wav</text:p>
          </table:table-cell>
          <table:table-cell table:formula="of:=CONCATENATE(&quot;/home/peter/Thesis/ForcedAligner/Aligner1/wav/&quot;;&quot;ANQ&quot;;[.E328];&quot;_&quot;;[.F328];&quot;.wav&quot;)" office:value-type="string" office:string-value="/home/peter/Thesis/ForcedAligner/Aligner1/wav/ANQ50_2.wav">
            <text:p>/home/peter/Thesis/ForcedAligner/Aligner1/wav/ANQ50_2.wav</text:p>
          </table:table-cell>
          <table:table-cell office:value-type="string">
            <text:p>il n' y aura pas de problème, madame la présidente. alors, euh je salue le président. et um je voudrais l' amener sur le sujet du développement durable, parce que je sais qu' en deux mille neuf l' assemblée nationale s' est dotée d' un plan d' action à l' issue de l' adoption de la loi sur le développement durable, la stratégie. l' assemblée nationale s' est dotée d' un plan d' action sur le développement durable, et un premier bilan a été fait, réalisé et déposé en cette chambre en juin dernier. et vous nous avez indiqué également avoir l' intention de déposer sous peu un second bilan en cette matière. pouvez vous faire état des principaux gestes qui ont été posés depuis deux mille neuf concernant toute cette question de de la protection de l' environnement?</text:p>
          </table:table-cell>
        </table:table-row>
        <table:table-row table:style-name="ro1">
          <table:table-cell table:number-columns-repeated="2"/>
          <table:table-cell office:value-type="string">
            <text:p>4221a</text:p>
          </table:table-cell>
          <table:table-cell office:value-type="float" office:value="139">
            <text:p>139</text:p>
          </table:table-cell>
          <table:table-cell office:value-type="float" office:value="52">
            <text:p>52</text:p>
          </table:table-cell>
          <table:table-cell table:formula="of:=IF([.E329]=[.E328];[.F328]+1;1)" office:value-type="float" office:value="1">
            <text:p>1</text:p>
          </table:table-cell>
          <table:table-cell table:formula="of:=CONCATENATE(&quot;/home/peter/Thesis/ForcedAligner/Aligner1/wav/11025/&quot;;[.C329];[.D329];&quot;.wav&quot;)" office:value-type="string" office:string-value="/home/peter/Thesis/ForcedAligner/Aligner1/wav/11025/4221a139.wav">
            <text:p>/home/peter/Thesis/ForcedAligner/Aligner1/wav/11025/4221a139.wav</text:p>
          </table:table-cell>
          <table:table-cell table:formula="of:=CONCATENATE(&quot;/home/peter/Thesis/ForcedAligner/Aligner1/wav/&quot;;&quot;ANQ&quot;;[.E329];&quot;_&quot;;[.F329];&quot;.wav&quot;)" office:value-type="string" office:string-value="/home/peter/Thesis/ForcedAligner/Aligner1/wav/ANQ52_1.wav">
            <text:p>/home/peter/Thesis/ForcedAligner/Aligner1/wav/ANQ52_1.wav</text:p>
          </table:table-cell>
          <table:table-cell office:value-type="string">
            <text:p>monsieur le président, tout d' abord, on fait tout pour maintenir la sécurité sur nos ouvrages. la preuve, c' est que nous avons trouvé des failles importantes dans cet ouvrage là, nous avons réagi immédiatement, nous avons fermé la voie. nous avons agi d' une façon responsable. maintenant, l' inspection se fait régulièrement sur turcot. nous avons investi beaucoup d' argent, assez d' argent pour permettre aux aux spécialistes de faire l' inspection régulièrement. et c' est grâce à ces efforts là que nous avons trouvé la faille. et, lorsqu' on a trouvé ces problèmes là, nous avons agi immédiatement parce que la sécurité des citoyens, pour nous, est un élément important, essentiel, non négociable.</text:p>
          </table:table-cell>
        </table:table-row>
        <table:table-row table:style-name="ro1">
          <table:table-cell table:number-columns-repeated="2"/>
          <table:table-cell office:value-type="string">
            <text:p>4221a</text:p>
          </table:table-cell>
          <table:table-cell office:value-type="float" office:value="143">
            <text:p>143</text:p>
          </table:table-cell>
          <table:table-cell office:value-type="float" office:value="52">
            <text:p>52</text:p>
          </table:table-cell>
          <table:table-cell table:formula="of:=IF([.E330]=[.E329];[.F329]+1;1)" office:value-type="float" office:value="2">
            <text:p>2</text:p>
          </table:table-cell>
          <table:table-cell table:formula="of:=CONCATENATE(&quot;/home/peter/Thesis/ForcedAligner/Aligner1/wav/11025/&quot;;[.C330];[.D330];&quot;.wav&quot;)" office:value-type="string" office:string-value="/home/peter/Thesis/ForcedAligner/Aligner1/wav/11025/4221a143.wav">
            <text:p>/home/peter/Thesis/ForcedAligner/Aligner1/wav/11025/4221a143.wav</text:p>
          </table:table-cell>
          <table:table-cell table:formula="of:=CONCATENATE(&quot;/home/peter/Thesis/ForcedAligner/Aligner1/wav/&quot;;&quot;ANQ&quot;;[.E330];&quot;_&quot;;[.F330];&quot;.wav&quot;)" office:value-type="string" office:string-value="/home/peter/Thesis/ForcedAligner/Aligner1/wav/ANQ52_2.wav">
            <text:p>/home/peter/Thesis/ForcedAligner/Aligner1/wav/ANQ52_2.wav</text:p>
          </table:table-cell>
          <table:table-cell office:value-type="string">
            <text:p>monsieur le président, si nous avons trouvé ces failles là: parce que nous avons investi de l' argent, parce qu' on a mandaté des experts pour faire l' inspection régulière de turcot. et, lorsqu' on a trouvé des failles, nous avons agi rapidement. si le parti québécois, monsieur le président, ont mis l' argent nécessaire pour entretenir les infrastructures, on serait pas là aujourd'hui, monsieur le président. pour nous, la sécurité est importante, et nous agissons avec responsabilité.</text:p>
          </table:table-cell>
        </table:table-row>
        <table:table-row table:style-name="ro1">
          <table:table-cell table:number-columns-repeated="2"/>
          <table:table-cell office:value-type="string">
            <text:p>4221a</text:p>
          </table:table-cell>
          <table:table-cell office:value-type="float" office:value="147">
            <text:p>147</text:p>
          </table:table-cell>
          <table:table-cell office:value-type="float" office:value="52">
            <text:p>52</text:p>
          </table:table-cell>
          <table:table-cell table:formula="of:=IF([.E331]=[.E330];[.F330]+1;1)" office:value-type="float" office:value="3">
            <text:p>3</text:p>
          </table:table-cell>
          <table:table-cell table:formula="of:=CONCATENATE(&quot;/home/peter/Thesis/ForcedAligner/Aligner1/wav/11025/&quot;;[.C331];[.D331];&quot;.wav&quot;)" office:value-type="string" office:string-value="/home/peter/Thesis/ForcedAligner/Aligner1/wav/11025/4221a147.wav">
            <text:p>/home/peter/Thesis/ForcedAligner/Aligner1/wav/11025/4221a147.wav</text:p>
          </table:table-cell>
          <table:table-cell table:formula="of:=CONCATENATE(&quot;/home/peter/Thesis/ForcedAligner/Aligner1/wav/&quot;;&quot;ANQ&quot;;[.E331];&quot;_&quot;;[.F331];&quot;.wav&quot;)" office:value-type="string" office:string-value="/home/peter/Thesis/ForcedAligner/Aligner1/wav/ANQ52_3.wav">
            <text:p>/home/peter/Thesis/ForcedAligner/Aligner1/wav/ANQ52_3.wav</text:p>
          </table:table-cell>
          <table:table-cell office:value-type="string">
            <text:p>l' heure juste, monsieur le président, c' est: l' ensemble des montréalais les voient. c' est les deux cent quatre-vingt dix mille véhicules par jour qui passent à turcot qui les voient. quand il y a des problèmes de sécurité, nous agissons le plus tôt possible et nous mettons toutes les mesures, tous les moyens que nous avons en place pour s' assurer de la sécurité. maintenant, je lui demande d' être prudent, le député de gouin, de pas faire alarmer les montréalais pour rien. nous sommes préoccupés de la situation, nous avons agi, et, s' il veut vraiment avoir des bonnes solutions, il devrait nous appuyer pour que les travaux de construction, de reconstruction turcot aillent le plus rapidement possible au lieu de commencer à appuyer l'</text:p>
          </table:table-cell>
        </table:table-row>
        <table:table-row table:style-name="ro1">
          <table:table-cell table:number-columns-repeated="2"/>
          <table:table-cell office:value-type="string">
            <text:p>4221a</text:p>
          </table:table-cell>
          <table:table-cell office:value-type="float" office:value="149">
            <text:p>149</text:p>
          </table:table-cell>
          <table:table-cell office:value-type="float" office:value="52">
            <text:p>52</text:p>
          </table:table-cell>
          <table:table-cell table:formula="of:=IF([.E332]=[.E331];[.F331]+1;1)" office:value-type="float" office:value="4">
            <text:p>4</text:p>
          </table:table-cell>
          <table:table-cell table:formula="of:=CONCATENATE(&quot;/home/peter/Thesis/ForcedAligner/Aligner1/wav/11025/&quot;;[.C332];[.D332];&quot;.wav&quot;)" office:value-type="string" office:string-value="/home/peter/Thesis/ForcedAligner/Aligner1/wav/11025/4221a149.wav">
            <text:p>/home/peter/Thesis/ForcedAligner/Aligner1/wav/11025/4221a149.wav</text:p>
          </table:table-cell>
          <table:table-cell table:formula="of:=CONCATENATE(&quot;/home/peter/Thesis/ForcedAligner/Aligner1/wav/&quot;;&quot;ANQ&quot;;[.E332];&quot;_&quot;;[.F332];&quot;.wav&quot;)" office:value-type="string" office:string-value="/home/peter/Thesis/ForcedAligner/Aligner1/wav/ANQ52_4.wav">
            <text:p>/home/peter/Thesis/ForcedAligner/Aligner1/wav/ANQ52_4.wav</text:p>
          </table:table-cell>
          <table:table-cell office:value-type="string">
            <text:p>pour retarder ce projet là le plus tard possible.</text:p>
          </table:table-cell>
        </table:table-row>
        <table:table-row table:style-name="ro1">
          <table:table-cell table:number-columns-repeated="2"/>
          <table:table-cell office:value-type="string">
            <text:p>4221a</text:p>
          </table:table-cell>
          <table:table-cell office:value-type="float" office:value="153">
            <text:p>153</text:p>
          </table:table-cell>
          <table:table-cell office:value-type="float" office:value="52">
            <text:p>52</text:p>
          </table:table-cell>
          <table:table-cell table:formula="of:=IF([.E333]=[.E332];[.F332]+1;1)" office:value-type="float" office:value="5">
            <text:p>5</text:p>
          </table:table-cell>
          <table:table-cell table:formula="of:=CONCATENATE(&quot;/home/peter/Thesis/ForcedAligner/Aligner1/wav/11025/&quot;;[.C333];[.D333];&quot;.wav&quot;)" office:value-type="string" office:string-value="/home/peter/Thesis/ForcedAligner/Aligner1/wav/11025/4221a153.wav">
            <text:p>/home/peter/Thesis/ForcedAligner/Aligner1/wav/11025/4221a153.wav</text:p>
          </table:table-cell>
          <table:table-cell table:formula="of:=CONCATENATE(&quot;/home/peter/Thesis/ForcedAligner/Aligner1/wav/&quot;;&quot;ANQ&quot;;[.E333];&quot;_&quot;;[.F333];&quot;.wav&quot;)" office:value-type="string" office:string-value="/home/peter/Thesis/ForcedAligner/Aligner1/wav/ANQ52_5.wav">
            <text:p>/home/peter/Thesis/ForcedAligner/Aligner1/wav/ANQ52_5.wav</text:p>
          </table:table-cell>
          <table:table-cell office:value-type="string">
            <text:p>monsieur le président, c' est la même question quatre fois. on va lui donner une autre réponse. là, actuellement, on voit que le parti québécois, il a ouvert</text:p>
          </table:table-cell>
        </table:table-row>
        <table:table-row table:style-name="ro1">
          <table:table-cell table:number-columns-repeated="2"/>
          <table:table-cell office:value-type="string">
            <text:p>4221a</text:p>
          </table:table-cell>
          <table:table-cell office:value-type="float" office:value="154">
            <text:p>154</text:p>
          </table:table-cell>
          <table:table-cell office:value-type="float" office:value="52">
            <text:p>52</text:p>
          </table:table-cell>
          <table:table-cell table:formula="of:=IF([.E334]=[.E333];[.F333]+1;1)" office:value-type="float" office:value="6">
            <text:p>6</text:p>
          </table:table-cell>
          <table:table-cell table:formula="of:=CONCATENATE(&quot;/home/peter/Thesis/ForcedAligner/Aligner1/wav/11025/&quot;;[.C334];[.D334];&quot;.wav&quot;)" office:value-type="string" office:string-value="/home/peter/Thesis/ForcedAligner/Aligner1/wav/11025/4221a154.wav">
            <text:p>/home/peter/Thesis/ForcedAligner/Aligner1/wav/11025/4221a154.wav</text:p>
          </table:table-cell>
          <table:table-cell table:formula="of:=CONCATENATE(&quot;/home/peter/Thesis/ForcedAligner/Aligner1/wav/&quot;;&quot;ANQ&quot;;[.E334];&quot;_&quot;;[.F334];&quot;.wav&quot;)" office:value-type="string" office:string-value="/home/peter/Thesis/ForcedAligner/Aligner1/wav/ANQ52_6.wav">
            <text:p>/home/peter/Thesis/ForcedAligner/Aligner1/wav/ANQ52_6.wav</text:p>
          </table:table-cell>
          <table:table-cell office:value-type="string">
            <text:p>parti québécois, il a un nouveau succursale maintenant. québec ottawa, c' est fermé; on ouvre une succursale à montréal, s' appelle succursale parti québécois harel. s' il veut vraiment l' intérêt s' il veut vraiment l' intérêt des montréalais, monsieur le président, le député de gouin, il doit appuyer le projet actuellement en place, il doit faciliter la tâche pour qu' on fasse la reconstruction le plus rapidement possible. ça, c' est dans l' intérêt des montréalais, c' est pour la sécurité des montréalais, monsieur le président.</text:p>
          </table:table-cell>
        </table:table-row>
        <table:table-row table:style-name="ro1">
          <table:table-cell table:number-columns-repeated="2"/>
          <table:table-cell office:value-type="string">
            <text:p>4221a</text:p>
          </table:table-cell>
          <table:table-cell office:value-type="float" office:value="158">
            <text:p>158</text:p>
          </table:table-cell>
          <table:table-cell office:value-type="float" office:value="52">
            <text:p>52</text:p>
          </table:table-cell>
          <table:table-cell table:formula="of:=IF([.E335]=[.E334];[.F334]+1;1)" office:value-type="float" office:value="7">
            <text:p>7</text:p>
          </table:table-cell>
          <table:table-cell table:formula="of:=CONCATENATE(&quot;/home/peter/Thesis/ForcedAligner/Aligner1/wav/11025/&quot;;[.C335];[.D335];&quot;.wav&quot;)" office:value-type="string" office:string-value="/home/peter/Thesis/ForcedAligner/Aligner1/wav/11025/4221a158.wav">
            <text:p>/home/peter/Thesis/ForcedAligner/Aligner1/wav/11025/4221a158.wav</text:p>
          </table:table-cell>
          <table:table-cell table:formula="of:=CONCATENATE(&quot;/home/peter/Thesis/ForcedAligner/Aligner1/wav/&quot;;&quot;ANQ&quot;;[.E335];&quot;_&quot;;[.F335];&quot;.wav&quot;)" office:value-type="string" office:string-value="/home/peter/Thesis/ForcedAligner/Aligner1/wav/ANQ52_7.wav">
            <text:p>/home/peter/Thesis/ForcedAligner/Aligner1/wav/ANQ52_7.wav</text:p>
          </table:table-cell>
          <table:table-cell office:value-type="string">
            <text:p>monsieur le président, ce qui est alarmant, c' est que ce gouvernement là, il mettait dix fois moins dans l' entretien des infrastructures. si nous avons la situation actuellement de turcot</text:p>
          </table:table-cell>
        </table:table-row>
        <table:table-row table:style-name="ro1">
          <table:table-cell table:number-columns-repeated="2"/>
          <table:table-cell office:value-type="string">
            <text:p>4221a</text:p>
          </table:table-cell>
          <table:table-cell office:value-type="float" office:value="160">
            <text:p>160</text:p>
          </table:table-cell>
          <table:table-cell office:value-type="float" office:value="52">
            <text:p>52</text:p>
          </table:table-cell>
          <table:table-cell table:formula="of:=IF([.E336]=[.E335];[.F335]+1;1)" office:value-type="float" office:value="8">
            <text:p>8</text:p>
          </table:table-cell>
          <table:table-cell table:formula="of:=CONCATENATE(&quot;/home/peter/Thesis/ForcedAligner/Aligner1/wav/11025/&quot;;[.C336];[.D336];&quot;.wav&quot;)" office:value-type="string" office:string-value="/home/peter/Thesis/ForcedAligner/Aligner1/wav/11025/4221a160.wav">
            <text:p>/home/peter/Thesis/ForcedAligner/Aligner1/wav/11025/4221a160.wav</text:p>
          </table:table-cell>
          <table:table-cell table:formula="of:=CONCATENATE(&quot;/home/peter/Thesis/ForcedAligner/Aligner1/wav/&quot;;&quot;ANQ&quot;;[.E336];&quot;_&quot;;[.F336];&quot;.wav&quot;)" office:value-type="string" office:string-value="/home/peter/Thesis/ForcedAligner/Aligner1/wav/ANQ52_8.wav">
            <text:p>/home/peter/Thesis/ForcedAligner/Aligner1/wav/ANQ52_8.wav</text:p>
          </table:table-cell>
          <table:table-cell office:value-type="string">
            <text:p>ce qui est alarmant, monsieur le président, si on a fait on a pris nos responsabilités comme le gouvernement parti québécois, on serait pas là aujourd'hui avec les infrastructures de turcot. maintenant, c' est le passé. l' avenir, l' avenir, c' est d' appuyer ce projet là le plus rapidement possible, c' est nous aider à aller à la reconstruction. par c' est ça que les montréalais veulent aujourd'hui: ils veulent une infrastructure neuve qui répond à leurs attentes, c' est à dire permettre aux deux cent quatre-vingt dix mille véhicules par jour de passer d' une façon sécuritaire sur turcot.</text:p>
          </table:table-cell>
        </table:table-row>
        <table:table-row table:style-name="ro1">
          <table:table-cell table:number-columns-repeated="2"/>
          <table:table-cell office:value-type="string">
            <text:p>4221a</text:p>
          </table:table-cell>
          <table:table-cell office:value-type="float" office:value="180">
            <text:p>180</text:p>
          </table:table-cell>
          <table:table-cell office:value-type="float" office:value="54">
            <text:p>54</text:p>
          </table:table-cell>
          <table:table-cell table:formula="of:=IF([.E337]=[.E336];[.F336]+1;1)" office:value-type="float" office:value="1">
            <text:p>1</text:p>
          </table:table-cell>
          <table:table-cell table:formula="of:=CONCATENATE(&quot;/home/peter/Thesis/ForcedAligner/Aligner1/wav/11025/&quot;;[.C337];[.D337];&quot;.wav&quot;)" office:value-type="string" office:string-value="/home/peter/Thesis/ForcedAligner/Aligner1/wav/11025/4221a180.wav">
            <text:p>/home/peter/Thesis/ForcedAligner/Aligner1/wav/11025/4221a180.wav</text:p>
          </table:table-cell>
          <table:table-cell table:formula="of:=CONCATENATE(&quot;/home/peter/Thesis/ForcedAligner/Aligner1/wav/&quot;;&quot;ANQ&quot;;[.E337];&quot;_&quot;;[.F337];&quot;.wav&quot;)" office:value-type="string" office:string-value="/home/peter/Thesis/ForcedAligner/Aligner1/wav/ANQ54_1.wav">
            <text:p>/home/peter/Thesis/ForcedAligner/Aligner1/wav/ANQ54_1.wav</text:p>
          </table:table-cell>
          <table:table-cell office:value-type="string">
            <text:p>alors, comme il n' y a pas de votes reportés, nous allons passer à la rubrique des motions sans préavis. et, en fonction de nos règles et de l' ordre de présentation des motions sans préavis, je reconnais maintenant un membre du groupe formant le gouvernement et je cède la parole à monsieur le député de d' arcy mcgee.</text:p>
          </table:table-cell>
        </table:table-row>
        <table:table-row table:style-name="ro1">
          <table:table-cell table:number-columns-repeated="2"/>
          <table:table-cell office:value-type="string">
            <text:p>4221a</text:p>
          </table:table-cell>
          <table:table-cell office:value-type="float" office:value="196">
            <text:p>196</text:p>
          </table:table-cell>
          <table:table-cell office:value-type="float" office:value="54">
            <text:p>54</text:p>
          </table:table-cell>
          <table:table-cell table:formula="of:=IF([.E338]=[.E337];[.F337]+1;1)" office:value-type="float" office:value="2">
            <text:p>2</text:p>
          </table:table-cell>
          <table:table-cell table:formula="of:=CONCATENATE(&quot;/home/peter/Thesis/ForcedAligner/Aligner1/wav/11025/&quot;;[.C338];[.D338];&quot;.wav&quot;)" office:value-type="string" office:string-value="/home/peter/Thesis/ForcedAligner/Aligner1/wav/11025/4221a196.wav">
            <text:p>/home/peter/Thesis/ForcedAligner/Aligner1/wav/11025/4221a196.wav</text:p>
          </table:table-cell>
          <table:table-cell table:formula="of:=CONCATENATE(&quot;/home/peter/Thesis/ForcedAligner/Aligner1/wav/&quot;;&quot;ANQ&quot;;[.E338];&quot;_&quot;;[.F338];&quot;.wav&quot;)" office:value-type="string" office:string-value="/home/peter/Thesis/ForcedAligner/Aligner1/wav/ANQ54_2.wav">
            <text:p>/home/peter/Thesis/ForcedAligner/Aligner1/wav/ANQ54_2.wav</text:p>
          </table:table-cell>
          <table:table-cell office:value-type="string">
            <text:p>je vous remercie. veuillez vous asseoir. {ns} alors, nous sommes toujours à la rubrique des motions sans préavis. et euh j' invite les députés qui doivent vaquer à d' autres occupations de le faire maintenant rapidement et dans l' ordre.</text:p>
          </table:table-cell>
        </table:table-row>
        <table:table-row table:style-name="ro1">
          <table:table-cell table:number-columns-repeated="2"/>
          <table:table-cell office:value-type="string">
            <text:p>4221a</text:p>
          </table:table-cell>
          <table:table-cell office:value-type="float" office:value="197">
            <text:p>197</text:p>
          </table:table-cell>
          <table:table-cell office:value-type="float" office:value="54">
            <text:p>54</text:p>
          </table:table-cell>
          <table:table-cell table:formula="of:=IF([.E339]=[.E338];[.F338]+1;1)" office:value-type="float" office:value="3">
            <text:p>3</text:p>
          </table:table-cell>
          <table:table-cell table:formula="of:=CONCATENATE(&quot;/home/peter/Thesis/ForcedAligner/Aligner1/wav/11025/&quot;;[.C339];[.D339];&quot;.wav&quot;)" office:value-type="string" office:string-value="/home/peter/Thesis/ForcedAligner/Aligner1/wav/11025/4221a197.wav">
            <text:p>/home/peter/Thesis/ForcedAligner/Aligner1/wav/11025/4221a197.wav</text:p>
          </table:table-cell>
          <table:table-cell table:formula="of:=CONCATENATE(&quot;/home/peter/Thesis/ForcedAligner/Aligner1/wav/&quot;;&quot;ANQ&quot;;[.E339];&quot;_&quot;;[.F339];&quot;.wav&quot;)" office:value-type="string" office:string-value="/home/peter/Thesis/ForcedAligner/Aligner1/wav/ANQ54_3.wav">
            <text:p>/home/peter/Thesis/ForcedAligner/Aligner1/wav/ANQ54_3.wav</text:p>
          </table:table-cell>
          <table:table-cell office:value-type="string">
            <text:p>s' il vous plaît, rapidement.</text:p>
          </table:table-cell>
        </table:table-row>
        <table:table-row table:style-name="ro1">
          <table:table-cell table:number-columns-repeated="2"/>
          <table:table-cell office:value-type="string">
            <text:p>4221a</text:p>
          </table:table-cell>
          <table:table-cell office:value-type="float" office:value="198">
            <text:p>198</text:p>
          </table:table-cell>
          <table:table-cell office:value-type="float" office:value="54">
            <text:p>54</text:p>
          </table:table-cell>
          <table:table-cell table:formula="of:=IF([.E340]=[.E339];[.F339]+1;1)" office:value-type="float" office:value="4">
            <text:p>4</text:p>
          </table:table-cell>
          <table:table-cell table:formula="of:=CONCATENATE(&quot;/home/peter/Thesis/ForcedAligner/Aligner1/wav/11025/&quot;;[.C340];[.D340];&quot;.wav&quot;)" office:value-type="string" office:string-value="/home/peter/Thesis/ForcedAligner/Aligner1/wav/11025/4221a198.wav">
            <text:p>/home/peter/Thesis/ForcedAligner/Aligner1/wav/11025/4221a198.wav</text:p>
          </table:table-cell>
          <table:table-cell table:formula="of:=CONCATENATE(&quot;/home/peter/Thesis/ForcedAligner/Aligner1/wav/&quot;;&quot;ANQ&quot;;[.E340];&quot;_&quot;;[.F340];&quot;.wav&quot;)" office:value-type="string" office:string-value="/home/peter/Thesis/ForcedAligner/Aligner1/wav/ANQ54_4.wav">
            <text:p>/home/peter/Thesis/ForcedAligner/Aligner1/wav/ANQ54_4.wav</text:p>
          </table:table-cell>
          <table:table-cell office:value-type="string">
            <text:p>alors, s' il vous plaît, monsieur le député. alors, je reconnais maintenant un membre du groupe formant l' opposition officielle et je cède la parole à madame la députée de rosemont.</text:p>
          </table:table-cell>
        </table:table-row>
        <table:table-row table:style-name="ro1">
          <table:table-cell table:number-columns-repeated="2"/>
          <table:table-cell office:value-type="string">
            <text:p>4221a</text:p>
          </table:table-cell>
          <table:table-cell office:value-type="float" office:value="200">
            <text:p>200</text:p>
          </table:table-cell>
          <table:table-cell office:value-type="float" office:value="54">
            <text:p>54</text:p>
          </table:table-cell>
          <table:table-cell table:formula="of:=IF([.E341]=[.E340];[.F340]+1;1)" office:value-type="float" office:value="5">
            <text:p>5</text:p>
          </table:table-cell>
          <table:table-cell table:formula="of:=CONCATENATE(&quot;/home/peter/Thesis/ForcedAligner/Aligner1/wav/11025/&quot;;[.C341];[.D341];&quot;.wav&quot;)" office:value-type="string" office:string-value="/home/peter/Thesis/ForcedAligner/Aligner1/wav/11025/4221a200.wav">
            <text:p>/home/peter/Thesis/ForcedAligner/Aligner1/wav/11025/4221a200.wav</text:p>
          </table:table-cell>
          <table:table-cell table:formula="of:=CONCATENATE(&quot;/home/peter/Thesis/ForcedAligner/Aligner1/wav/&quot;;&quot;ANQ&quot;;[.E341];&quot;_&quot;;[.F341];&quot;.wav&quot;)" office:value-type="string" office:string-value="/home/peter/Thesis/ForcedAligner/Aligner1/wav/ANQ54_5.wav">
            <text:p>/home/peter/Thesis/ForcedAligner/Aligner1/wav/ANQ54_5.wav</text:p>
          </table:table-cell>
          <table:table-cell office:value-type="string">
            <text:p>je vous remercie, madame la députée de rosemont. est ce qu' il y a consentement pour débattre de cette motion?</text:p>
          </table:table-cell>
        </table:table-row>
        <table:table-row table:style-name="ro1">
          <table:table-cell table:number-columns-repeated="2"/>
          <table:table-cell office:value-type="string">
            <text:p>4221a</text:p>
          </table:table-cell>
          <table:table-cell office:value-type="float" office:value="202">
            <text:p>202</text:p>
          </table:table-cell>
          <table:table-cell office:value-type="float" office:value="54">
            <text:p>54</text:p>
          </table:table-cell>
          <table:table-cell table:formula="of:=IF([.E342]=[.E341];[.F341]+1;1)" office:value-type="float" office:value="6">
            <text:p>6</text:p>
          </table:table-cell>
          <table:table-cell table:formula="of:=CONCATENATE(&quot;/home/peter/Thesis/ForcedAligner/Aligner1/wav/11025/&quot;;[.C342];[.D342];&quot;.wav&quot;)" office:value-type="string" office:string-value="/home/peter/Thesis/ForcedAligner/Aligner1/wav/11025/4221a202.wav">
            <text:p>/home/peter/Thesis/ForcedAligner/Aligner1/wav/11025/4221a202.wav</text:p>
          </table:table-cell>
          <table:table-cell table:formula="of:=CONCATENATE(&quot;/home/peter/Thesis/ForcedAligner/Aligner1/wav/&quot;;&quot;ANQ&quot;;[.E342];&quot;_&quot;;[.F342];&quot;.wav&quot;)" office:value-type="string" office:string-value="/home/peter/Thesis/ForcedAligner/Aligner1/wav/ANQ54_6.wav">
            <text:p>/home/peter/Thesis/ForcedAligner/Aligner1/wav/ANQ54_6.wav</text:p>
          </table:table-cell>
          <table:table-cell office:value-type="string">
            <text:p>alors donc, la motion peut être adoptée sans débat. cette motion est elle adoptée?</text:p>
          </table:table-cell>
        </table:table-row>
        <table:table-row table:style-name="ro1">
          <table:table-cell table:number-columns-repeated="2"/>
          <table:table-cell office:value-type="string">
            <text:p>4221a</text:p>
          </table:table-cell>
          <table:table-cell office:value-type="float" office:value="203">
            <text:p>203</text:p>
          </table:table-cell>
          <table:table-cell office:value-type="float" office:value="54">
            <text:p>54</text:p>
          </table:table-cell>
          <table:table-cell table:formula="of:=IF([.E343]=[.E342];[.F342]+1;1)" office:value-type="float" office:value="7">
            <text:p>7</text:p>
          </table:table-cell>
          <table:table-cell table:formula="of:=CONCATENATE(&quot;/home/peter/Thesis/ForcedAligner/Aligner1/wav/11025/&quot;;[.C343];[.D343];&quot;.wav&quot;)" office:value-type="string" office:string-value="/home/peter/Thesis/ForcedAligner/Aligner1/wav/11025/4221a203.wav">
            <text:p>/home/peter/Thesis/ForcedAligner/Aligner1/wav/11025/4221a203.wav</text:p>
          </table:table-cell>
          <table:table-cell table:formula="of:=CONCATENATE(&quot;/home/peter/Thesis/ForcedAligner/Aligner1/wav/&quot;;&quot;ANQ&quot;;[.E343];&quot;_&quot;;[.F343];&quot;.wav&quot;)" office:value-type="string" office:string-value="/home/peter/Thesis/ForcedAligner/Aligner1/wav/ANQ54_7.wav">
            <text:p>/home/peter/Thesis/ForcedAligner/Aligner1/wav/ANQ54_7.wav</text:p>
          </table:table-cell>
          <table:table-cell office:value-type="string">
            <text:p>adopté. je reconnais maintenant un membre du deuxième groupe d' opposition. monsieur le chef du deuxième groupe d' opposition.</text:p>
          </table:table-cell>
        </table:table-row>
        <table:table-row table:style-name="ro1">
          <table:table-cell table:number-columns-repeated="2"/>
          <table:table-cell office:value-type="string">
            <text:p>4221a</text:p>
          </table:table-cell>
          <table:table-cell office:value-type="float" office:value="205">
            <text:p>205</text:p>
          </table:table-cell>
          <table:table-cell office:value-type="float" office:value="54">
            <text:p>54</text:p>
          </table:table-cell>
          <table:table-cell table:formula="of:=IF([.E344]=[.E343];[.F343]+1;1)" office:value-type="float" office:value="8">
            <text:p>8</text:p>
          </table:table-cell>
          <table:table-cell table:formula="of:=CONCATENATE(&quot;/home/peter/Thesis/ForcedAligner/Aligner1/wav/11025/&quot;;[.C344];[.D344];&quot;.wav&quot;)" office:value-type="string" office:string-value="/home/peter/Thesis/ForcedAligner/Aligner1/wav/11025/4221a205.wav">
            <text:p>/home/peter/Thesis/ForcedAligner/Aligner1/wav/11025/4221a205.wav</text:p>
          </table:table-cell>
          <table:table-cell table:formula="of:=CONCATENATE(&quot;/home/peter/Thesis/ForcedAligner/Aligner1/wav/&quot;;&quot;ANQ&quot;;[.E344];&quot;_&quot;;[.F344];&quot;.wav&quot;)" office:value-type="string" office:string-value="/home/peter/Thesis/ForcedAligner/Aligner1/wav/ANQ54_8.wav">
            <text:p>/home/peter/Thesis/ForcedAligner/Aligner1/wav/ANQ54_8.wav</text:p>
          </table:table-cell>
          <table:table-cell office:value-type="string">
            <text:p>je vous remercie, monsieur le chef du deuxième groupe d' opposition. est ce qu' il y a consentement pour débattre de cette motion?</text:p>
          </table:table-cell>
        </table:table-row>
        <table:table-row table:style-name="ro1">
          <table:table-cell table:number-columns-repeated="2"/>
          <table:table-cell office:value-type="string">
            <text:p>4221a</text:p>
          </table:table-cell>
          <table:table-cell office:value-type="float" office:value="207">
            <text:p>207</text:p>
          </table:table-cell>
          <table:table-cell office:value-type="float" office:value="54">
            <text:p>54</text:p>
          </table:table-cell>
          <table:table-cell table:formula="of:=IF([.E345]=[.E344];[.F344]+1;1)" office:value-type="float" office:value="9">
            <text:p>9</text:p>
          </table:table-cell>
          <table:table-cell table:formula="of:=CONCATENATE(&quot;/home/peter/Thesis/ForcedAligner/Aligner1/wav/11025/&quot;;[.C345];[.D345];&quot;.wav&quot;)" office:value-type="string" office:string-value="/home/peter/Thesis/ForcedAligner/Aligner1/wav/11025/4221a207.wav">
            <text:p>/home/peter/Thesis/ForcedAligner/Aligner1/wav/11025/4221a207.wav</text:p>
          </table:table-cell>
          <table:table-cell table:formula="of:=CONCATENATE(&quot;/home/peter/Thesis/ForcedAligner/Aligner1/wav/&quot;;&quot;ANQ&quot;;[.E345];&quot;_&quot;;[.F345];&quot;.wav&quot;)" office:value-type="string" office:string-value="/home/peter/Thesis/ForcedAligner/Aligner1/wav/ANQ54_9.wav">
            <text:p>/home/peter/Thesis/ForcedAligner/Aligner1/wav/ANQ54_9.wav</text:p>
          </table:table-cell>
          <table:table-cell office:value-type="string">
            <text:p>cette motion est elle adoptée?</text:p>
          </table:table-cell>
        </table:table-row>
        <table:table-row table:style-name="ro1">
          <table:table-cell table:number-columns-repeated="2"/>
          <table:table-cell office:value-type="string">
            <text:p>4221a</text:p>
          </table:table-cell>
          <table:table-cell office:value-type="float" office:value="208">
            <text:p>208</text:p>
          </table:table-cell>
          <table:table-cell office:value-type="float" office:value="54">
            <text:p>54</text:p>
          </table:table-cell>
          <table:table-cell table:formula="of:=IF([.E346]=[.E345];[.F345]+1;1)" office:value-type="float" office:value="10">
            <text:p>10</text:p>
          </table:table-cell>
          <table:table-cell table:formula="of:=CONCATENATE(&quot;/home/peter/Thesis/ForcedAligner/Aligner1/wav/11025/&quot;;[.C346];[.D346];&quot;.wav&quot;)" office:value-type="string" office:string-value="/home/peter/Thesis/ForcedAligner/Aligner1/wav/11025/4221a208.wav">
            <text:p>/home/peter/Thesis/ForcedAligner/Aligner1/wav/11025/4221a208.wav</text:p>
          </table:table-cell>
          <table:table-cell table:formula="of:=CONCATENATE(&quot;/home/peter/Thesis/ForcedAligner/Aligner1/wav/&quot;;&quot;ANQ&quot;;[.E346];&quot;_&quot;;[.F346];&quot;.wav&quot;)" office:value-type="string" office:string-value="/home/peter/Thesis/ForcedAligner/Aligner1/wav/ANQ54_10.wav">
            <text:p>/home/peter/Thesis/ForcedAligner/Aligner1/wav/ANQ54_10.wav</text:p>
          </table:table-cell>
          <table:table-cell office:value-type="string">
            <text:p>adopté. alors donc, il n' y a pas d' autre motion sans préavis. nous arrivons aux avis touchant les travaux des commissions. je cède la parole à monsieur le leader du gouvernement.</text:p>
          </table:table-cell>
        </table:table-row>
        <table:table-row table:style-name="ro1">
          <table:table-cell table:number-columns-repeated="2"/>
          <table:table-cell office:value-type="string">
            <text:p>4221a</text:p>
          </table:table-cell>
          <table:table-cell office:value-type="float" office:value="212">
            <text:p>212</text:p>
          </table:table-cell>
          <table:table-cell office:value-type="float" office:value="54">
            <text:p>54</text:p>
          </table:table-cell>
          <table:table-cell table:formula="of:=IF([.E347]=[.E346];[.F346]+1;1)" office:value-type="float" office:value="11">
            <text:p>11</text:p>
          </table:table-cell>
          <table:table-cell table:formula="of:=CONCATENATE(&quot;/home/peter/Thesis/ForcedAligner/Aligner1/wav/11025/&quot;;[.C347];[.D347];&quot;.wav&quot;)" office:value-type="string" office:string-value="/home/peter/Thesis/ForcedAligner/Aligner1/wav/11025/4221a212.wav">
            <text:p>/home/peter/Thesis/ForcedAligner/Aligner1/wav/11025/4221a212.wav</text:p>
          </table:table-cell>
          <table:table-cell table:formula="of:=CONCATENATE(&quot;/home/peter/Thesis/ForcedAligner/Aligner1/wav/&quot;;&quot;ANQ&quot;;[.E347];&quot;_&quot;;[.F347];&quot;.wav&quot;)" office:value-type="string" office:string-value="/home/peter/Thesis/ForcedAligner/Aligner1/wav/ANQ54_11.wav">
            <text:p>/home/peter/Thesis/ForcedAligner/Aligner1/wav/ANQ54_11.wav</text:p>
          </table:table-cell>
          <table:table-cell office:value-type="string">
            <text:p>cette motion est elle adoptée?</text:p>
          </table:table-cell>
        </table:table-row>
        <table:table-row table:style-name="ro1">
          <table:table-cell table:number-columns-repeated="2"/>
          <table:table-cell office:value-type="string">
            <text:p>4221a</text:p>
          </table:table-cell>
          <table:table-cell office:value-type="float" office:value="182">
            <text:p>182</text:p>
          </table:table-cell>
          <table:table-cell office:value-type="float" office:value="54">
            <text:p>54</text:p>
          </table:table-cell>
          <table:table-cell table:formula="of:=IF([.E348]=[.E347];[.F347]+1;1)" office:value-type="float" office:value="12">
            <text:p>12</text:p>
          </table:table-cell>
          <table:table-cell table:formula="of:=CONCATENATE(&quot;/home/peter/Thesis/ForcedAligner/Aligner1/wav/11025/&quot;;[.C348];[.D348];&quot;.wav&quot;)" office:value-type="string" office:string-value="/home/peter/Thesis/ForcedAligner/Aligner1/wav/11025/4221a182.wav">
            <text:p>/home/peter/Thesis/ForcedAligner/Aligner1/wav/11025/4221a182.wav</text:p>
          </table:table-cell>
          <table:table-cell table:formula="of:=CONCATENATE(&quot;/home/peter/Thesis/ForcedAligner/Aligner1/wav/&quot;;&quot;ANQ&quot;;[.E348];&quot;_&quot;;[.F348];&quot;.wav&quot;)" office:value-type="string" office:string-value="/home/peter/Thesis/ForcedAligner/Aligner1/wav/ANQ54_12.wav">
            <text:p>/home/peter/Thesis/ForcedAligner/Aligner1/wav/ANQ54_12.wav</text:p>
          </table:table-cell>
          <table:table-cell office:value-type="string">
            <text:p>un instant, s' il vous plaît! s' il vous plaît, dans l' ordre! merci de votre collaboration. monsieur le député.</text:p>
          </table:table-cell>
        </table:table-row>
        <table:table-row table:style-name="ro1">
          <table:table-cell table:number-columns-repeated="2"/>
          <table:table-cell office:value-type="string">
            <text:p>4221a</text:p>
          </table:table-cell>
          <table:table-cell office:value-type="float" office:value="213">
            <text:p>213</text:p>
          </table:table-cell>
          <table:table-cell office:value-type="float" office:value="54">
            <text:p>54</text:p>
          </table:table-cell>
          <table:table-cell table:formula="of:=IF([.E349]=[.E348];[.F348]+1;1)" office:value-type="float" office:value="13">
            <text:p>13</text:p>
          </table:table-cell>
          <table:table-cell table:formula="of:=CONCATENATE(&quot;/home/peter/Thesis/ForcedAligner/Aligner1/wav/11025/&quot;;[.C349];[.D349];&quot;.wav&quot;)" office:value-type="string" office:string-value="/home/peter/Thesis/ForcedAligner/Aligner1/wav/11025/4221a213.wav">
            <text:p>/home/peter/Thesis/ForcedAligner/Aligner1/wav/11025/4221a213.wav</text:p>
          </table:table-cell>
          <table:table-cell table:formula="of:=CONCATENATE(&quot;/home/peter/Thesis/ForcedAligner/Aligner1/wav/&quot;;&quot;ANQ&quot;;[.E349];&quot;_&quot;;[.F349];&quot;.wav&quot;)" office:value-type="string" office:string-value="/home/peter/Thesis/ForcedAligner/Aligner1/wav/ANQ54_13.wav">
            <text:p>/home/peter/Thesis/ForcedAligner/Aligner1/wav/ANQ54_13.wav</text:p>
          </table:table-cell>
          <table:table-cell office:value-type="string">
            <text:p>adopté. alors, nous allons donc suspendre les travaux quelques instants afin que l' assemblée se constitue en commission plénière et pour permettre aux personnes qui accompagnent le président de prendre place. je suspends donc les travaux quelques instants.</text:p>
          </table:table-cell>
        </table:table-row>
        <table:table-row table:style-name="ro1">
          <table:table-cell table:number-columns-repeated="2"/>
          <table:table-cell office:value-type="string">
            <text:p>4221a</text:p>
          </table:table-cell>
          <table:table-cell office:value-type="float" office:value="214">
            <text:p>214</text:p>
          </table:table-cell>
          <table:table-cell office:value-type="float" office:value="54">
            <text:p>54</text:p>
          </table:table-cell>
          <table:table-cell table:formula="of:=IF([.E350]=[.E349];[.F349]+1;1)" office:value-type="float" office:value="14">
            <text:p>14</text:p>
          </table:table-cell>
          <table:table-cell table:formula="of:=CONCATENATE(&quot;/home/peter/Thesis/ForcedAligner/Aligner1/wav/11025/&quot;;[.C350];[.D350];&quot;.wav&quot;)" office:value-type="string" office:string-value="/home/peter/Thesis/ForcedAligner/Aligner1/wav/11025/4221a214.wav">
            <text:p>/home/peter/Thesis/ForcedAligner/Aligner1/wav/11025/4221a214.wav</text:p>
          </table:table-cell>
          <table:table-cell table:formula="of:=CONCATENATE(&quot;/home/peter/Thesis/ForcedAligner/Aligner1/wav/&quot;;&quot;ANQ&quot;;[.E350];&quot;_&quot;;[.F350];&quot;.wav&quot;)" office:value-type="string" office:string-value="/home/peter/Thesis/ForcedAligner/Aligner1/wav/ANQ54_14.wav">
            <text:p>/home/peter/Thesis/ForcedAligner/Aligner1/wav/ANQ54_14.wav</text:p>
          </table:table-cell>
          <table:table-cell office:value-type="string">
            <text:p>alors, nous sommes réunis en commission plénière afin d' étudier les crédits budgétaires de l' assemblée nationale pour l' exercice financier deux mille onze deux mille douze. à la suite d' une réunion des leaders tenue conformément aux dispositions de l' article deux cent quatre quatre-vingt cinq de notre règlement, la durée maximale de cette étude a été fixée à deux heures, et la répartition du temps a été prévue comme suit: vingt minutes sont allouées au président pour ses remarques préliminaires; par la suite, cinquante pourcent du temps restant ira au groupe parlementaire formant le gouvernement; trente-huit pourcent du temps ira au groupe parlementaire formant l' opposition officielle; sept pourcent du temps ira au deuxième groupe d' opposition; et deux minutes seront réservées pour chacun des députés indépendants. nous allons donc entreprendre nos travaux par les remarques préliminaires du président de l' assemblée. alors, monsieur le président, vous avez la parole pour vingt minutes.</text:p>
          </table:table-cell>
        </table:table-row>
        <table:table-row table:style-name="ro1">
          <table:table-cell table:number-columns-repeated="2"/>
          <table:table-cell office:value-type="string">
            <text:p>4221a</text:p>
          </table:table-cell>
          <table:table-cell office:value-type="float" office:value="218">
            <text:p>218</text:p>
          </table:table-cell>
          <table:table-cell office:value-type="float" office:value="54">
            <text:p>54</text:p>
          </table:table-cell>
          <table:table-cell table:formula="of:=IF([.E351]=[.E350];[.F350]+1;1)" office:value-type="float" office:value="15">
            <text:p>15</text:p>
          </table:table-cell>
          <table:table-cell table:formula="of:=CONCATENATE(&quot;/home/peter/Thesis/ForcedAligner/Aligner1/wav/11025/&quot;;[.C351];[.D351];&quot;.wav&quot;)" office:value-type="string" office:string-value="/home/peter/Thesis/ForcedAligner/Aligner1/wav/11025/4221a218.wav">
            <text:p>/home/peter/Thesis/ForcedAligner/Aligner1/wav/11025/4221a218.wav</text:p>
          </table:table-cell>
          <table:table-cell table:formula="of:=CONCATENATE(&quot;/home/peter/Thesis/ForcedAligner/Aligner1/wav/&quot;;&quot;ANQ&quot;;[.E351];&quot;_&quot;;[.F351];&quot;.wav&quot;)" office:value-type="string" office:string-value="/home/peter/Thesis/ForcedAligner/Aligner1/wav/ANQ54_15.wav">
            <text:p>/home/peter/Thesis/ForcedAligner/Aligner1/wav/ANQ54_15.wav</text:p>
          </table:table-cell>
          <table:table-cell office:value-type="string">
            <text:p>en conclusion.</text:p>
          </table:table-cell>
        </table:table-row>
        <table:table-row table:style-name="ro1">
          <table:table-cell table:number-columns-repeated="2"/>
          <table:table-cell office:value-type="string">
            <text:p>4221a</text:p>
          </table:table-cell>
          <table:table-cell office:value-type="float" office:value="226">
            <text:p>226</text:p>
          </table:table-cell>
          <table:table-cell office:value-type="float" office:value="54">
            <text:p>54</text:p>
          </table:table-cell>
          <table:table-cell table:formula="of:=IF([.E352]=[.E351];[.F351]+1;1)" office:value-type="float" office:value="16">
            <text:p>16</text:p>
          </table:table-cell>
          <table:table-cell table:formula="of:=CONCATENATE(&quot;/home/peter/Thesis/ForcedAligner/Aligner1/wav/11025/&quot;;[.C352];[.D352];&quot;.wav&quot;)" office:value-type="string" office:string-value="/home/peter/Thesis/ForcedAligner/Aligner1/wav/11025/4221a226.wav">
            <text:p>/home/peter/Thesis/ForcedAligner/Aligner1/wav/11025/4221a226.wav</text:p>
          </table:table-cell>
          <table:table-cell table:formula="of:=CONCATENATE(&quot;/home/peter/Thesis/ForcedAligner/Aligner1/wav/&quot;;&quot;ANQ&quot;;[.E352];&quot;_&quot;;[.F352];&quot;.wav&quot;)" office:value-type="string" office:string-value="/home/peter/Thesis/ForcedAligner/Aligner1/wav/ANQ54_16.wav">
            <text:p>/home/peter/Thesis/ForcedAligner/Aligner1/wav/ANQ54_16.wav</text:p>
          </table:table-cell>
          <table:table-cell office:value-type="string">
            <text:p>merci beaucoup. alors donc, nous allons maintenant passer à la période des échanges avec le président, et je cède la parole à madame la whip en chef du gouvernement et députée de soulanges. et, si vous voulez que ça soit un peu plus dynamique, on va essayer de faire des blocs de dix minutes, et donc les enveloppes de temps incluent les questions et les réponses. madame la députée de soulanges et whip en chef du gouvernement.</text:p>
          </table:table-cell>
        </table:table-row>
        <table:table-row table:style-name="ro1">
          <table:table-cell table:number-columns-repeated="2"/>
          <table:table-cell office:value-type="string">
            <text:p>4221a</text:p>
          </table:table-cell>
          <table:table-cell office:value-type="float" office:value="229">
            <text:p>229</text:p>
          </table:table-cell>
          <table:table-cell office:value-type="float" office:value="54">
            <text:p>54</text:p>
          </table:table-cell>
          <table:table-cell table:formula="of:=IF([.E353]=[.E352];[.F352]+1;1)" office:value-type="float" office:value="17">
            <text:p>17</text:p>
          </table:table-cell>
          <table:table-cell table:formula="of:=CONCATENATE(&quot;/home/peter/Thesis/ForcedAligner/Aligner1/wav/11025/&quot;;[.C353];[.D353];&quot;.wav&quot;)" office:value-type="string" office:string-value="/home/peter/Thesis/ForcedAligner/Aligner1/wav/11025/4221a229.wav">
            <text:p>/home/peter/Thesis/ForcedAligner/Aligner1/wav/11025/4221a229.wav</text:p>
          </table:table-cell>
          <table:table-cell table:formula="of:=CONCATENATE(&quot;/home/peter/Thesis/ForcedAligner/Aligner1/wav/&quot;;&quot;ANQ&quot;;[.E353];&quot;_&quot;;[.F353];&quot;.wav&quot;)" office:value-type="string" office:string-value="/home/peter/Thesis/ForcedAligner/Aligner1/wav/ANQ54_17.wav">
            <text:p>/home/peter/Thesis/ForcedAligner/Aligner1/wav/ANQ54_17.wav</text:p>
          </table:table-cell>
          <table:table-cell office:value-type="string">
            <text:p>on poursuit, madame la whip en chef.</text:p>
          </table:table-cell>
        </table:table-row>
        <table:table-row table:style-name="ro1">
          <table:table-cell table:number-columns-repeated="2"/>
          <table:table-cell office:value-type="string">
            <text:p>4221a</text:p>
          </table:table-cell>
          <table:table-cell office:value-type="float" office:value="231">
            <text:p>231</text:p>
          </table:table-cell>
          <table:table-cell office:value-type="float" office:value="54">
            <text:p>54</text:p>
          </table:table-cell>
          <table:table-cell table:formula="of:=IF([.E354]=[.E353];[.F353]+1;1)" office:value-type="float" office:value="18">
            <text:p>18</text:p>
          </table:table-cell>
          <table:table-cell table:formula="of:=CONCATENATE(&quot;/home/peter/Thesis/ForcedAligner/Aligner1/wav/11025/&quot;;[.C354];[.D354];&quot;.wav&quot;)" office:value-type="string" office:string-value="/home/peter/Thesis/ForcedAligner/Aligner1/wav/11025/4221a231.wav">
            <text:p>/home/peter/Thesis/ForcedAligner/Aligner1/wav/11025/4221a231.wav</text:p>
          </table:table-cell>
          <table:table-cell table:formula="of:=CONCATENATE(&quot;/home/peter/Thesis/ForcedAligner/Aligner1/wav/&quot;;&quot;ANQ&quot;;[.E354];&quot;_&quot;;[.F354];&quot;.wav&quot;)" office:value-type="string" office:string-value="/home/peter/Thesis/ForcedAligner/Aligner1/wav/ANQ54_18.wav">
            <text:p>/home/peter/Thesis/ForcedAligner/Aligner1/wav/ANQ54_18.wav</text:p>
          </table:table-cell>
          <table:table-cell office:value-type="string">
            <text:p>merci beaucoup, madame la whip en chef du gouvernement. alors, monsieur le président.</text:p>
          </table:table-cell>
        </table:table-row>
        <table:table-row table:style-name="ro1">
          <table:table-cell table:number-columns-repeated="2"/>
          <table:table-cell office:value-type="string">
            <text:p>4221a</text:p>
          </table:table-cell>
          <table:table-cell office:value-type="float" office:value="235">
            <text:p>235</text:p>
          </table:table-cell>
          <table:table-cell office:value-type="float" office:value="54">
            <text:p>54</text:p>
          </table:table-cell>
          <table:table-cell table:formula="of:=IF([.E355]=[.E354];[.F354]+1;1)" office:value-type="float" office:value="19">
            <text:p>19</text:p>
          </table:table-cell>
          <table:table-cell table:formula="of:=CONCATENATE(&quot;/home/peter/Thesis/ForcedAligner/Aligner1/wav/11025/&quot;;[.C355];[.D355];&quot;.wav&quot;)" office:value-type="string" office:string-value="/home/peter/Thesis/ForcedAligner/Aligner1/wav/11025/4221a235.wav">
            <text:p>/home/peter/Thesis/ForcedAligner/Aligner1/wav/11025/4221a235.wav</text:p>
          </table:table-cell>
          <table:table-cell table:formula="of:=CONCATENATE(&quot;/home/peter/Thesis/ForcedAligner/Aligner1/wav/&quot;;&quot;ANQ&quot;;[.E355];&quot;_&quot;;[.F355];&quot;.wav&quot;)" office:value-type="string" office:string-value="/home/peter/Thesis/ForcedAligner/Aligner1/wav/ANQ54_19.wav">
            <text:p>/home/peter/Thesis/ForcedAligner/Aligner1/wav/ANQ54_19.wav</text:p>
          </table:table-cell>
          <table:table-cell office:value-type="string">
            <text:p>merci beaucoup. alors, c' est le premier bloc de dix minutes étant terminé, vous voulez poursuivre?</text:p>
          </table:table-cell>
        </table:table-row>
        <table:table-row table:style-name="ro1">
          <table:table-cell table:number-columns-repeated="2"/>
          <table:table-cell office:value-type="string">
            <text:p>4221a</text:p>
          </table:table-cell>
          <table:table-cell office:value-type="float" office:value="238">
            <text:p>238</text:p>
          </table:table-cell>
          <table:table-cell office:value-type="float" office:value="54">
            <text:p>54</text:p>
          </table:table-cell>
          <table:table-cell table:formula="of:=IF([.E356]=[.E355];[.F355]+1;1)" office:value-type="float" office:value="20">
            <text:p>20</text:p>
          </table:table-cell>
          <table:table-cell table:formula="of:=CONCATENATE(&quot;/home/peter/Thesis/ForcedAligner/Aligner1/wav/11025/&quot;;[.C356];[.D356];&quot;.wav&quot;)" office:value-type="string" office:string-value="/home/peter/Thesis/ForcedAligner/Aligner1/wav/11025/4221a238.wav">
            <text:p>/home/peter/Thesis/ForcedAligner/Aligner1/wav/11025/4221a238.wav</text:p>
          </table:table-cell>
          <table:table-cell table:formula="of:=CONCATENATE(&quot;/home/peter/Thesis/ForcedAligner/Aligner1/wav/&quot;;&quot;ANQ&quot;;[.E356];&quot;_&quot;;[.F356];&quot;.wav&quot;)" office:value-type="string" office:string-value="/home/peter/Thesis/ForcedAligner/Aligner1/wav/ANQ54_20.wav">
            <text:p>/home/peter/Thesis/ForcedAligner/Aligner1/wav/ANQ54_20.wav</text:p>
          </table:table-cell>
          <table:table-cell office:value-type="string">
            <text:p>président. est ce que vous avez terminé, madame la whip?</text:p>
          </table:table-cell>
        </table:table-row>
        <table:table-row table:style-name="ro1">
          <table:table-cell table:number-columns-repeated="2"/>
          <table:table-cell office:value-type="string">
            <text:p>4221a</text:p>
          </table:table-cell>
          <table:table-cell office:value-type="float" office:value="241">
            <text:p>241</text:p>
          </table:table-cell>
          <table:table-cell office:value-type="float" office:value="54">
            <text:p>54</text:p>
          </table:table-cell>
          <table:table-cell table:formula="of:=IF([.E357]=[.E356];[.F356]+1;1)" office:value-type="float" office:value="21">
            <text:p>21</text:p>
          </table:table-cell>
          <table:table-cell table:formula="of:=CONCATENATE(&quot;/home/peter/Thesis/ForcedAligner/Aligner1/wav/11025/&quot;;[.C357];[.D357];&quot;.wav&quot;)" office:value-type="string" office:string-value="/home/peter/Thesis/ForcedAligner/Aligner1/wav/11025/4221a241.wav">
            <text:p>/home/peter/Thesis/ForcedAligner/Aligner1/wav/11025/4221a241.wav</text:p>
          </table:table-cell>
          <table:table-cell table:formula="of:=CONCATENATE(&quot;/home/peter/Thesis/ForcedAligner/Aligner1/wav/&quot;;&quot;ANQ&quot;;[.E357];&quot;_&quot;;[.F357];&quot;.wav&quot;)" office:value-type="string" office:string-value="/home/peter/Thesis/ForcedAligner/Aligner1/wav/ANQ54_21.wav">
            <text:p>/home/peter/Thesis/ForcedAligner/Aligner1/wav/ANQ54_21.wav</text:p>
          </table:table-cell>
          <table:table-cell office:value-type="string">
            <text:p>attendez, attendez, on va vous donner la parole.</text:p>
          </table:table-cell>
        </table:table-row>
        <table:table-row table:style-name="ro1">
          <table:table-cell table:number-columns-repeated="2"/>
          <table:table-cell office:value-type="string">
            <text:p>4221a</text:p>
          </table:table-cell>
          <table:table-cell office:value-type="float" office:value="243">
            <text:p>243</text:p>
          </table:table-cell>
          <table:table-cell office:value-type="float" office:value="54">
            <text:p>54</text:p>
          </table:table-cell>
          <table:table-cell table:formula="of:=IF([.E358]=[.E357];[.F357]+1;1)" office:value-type="float" office:value="22">
            <text:p>22</text:p>
          </table:table-cell>
          <table:table-cell table:formula="of:=CONCATENATE(&quot;/home/peter/Thesis/ForcedAligner/Aligner1/wav/11025/&quot;;[.C358];[.D358];&quot;.wav&quot;)" office:value-type="string" office:string-value="/home/peter/Thesis/ForcedAligner/Aligner1/wav/11025/4221a243.wav">
            <text:p>/home/peter/Thesis/ForcedAligner/Aligner1/wav/11025/4221a243.wav</text:p>
          </table:table-cell>
          <table:table-cell table:formula="of:=CONCATENATE(&quot;/home/peter/Thesis/ForcedAligner/Aligner1/wav/&quot;;&quot;ANQ&quot;;[.E358];&quot;_&quot;;[.F358];&quot;.wav&quot;)" office:value-type="string" office:string-value="/home/peter/Thesis/ForcedAligner/Aligner1/wav/ANQ54_22.wav">
            <text:p>/home/peter/Thesis/ForcedAligner/Aligner1/wav/ANQ54_22.wav</text:p>
          </table:table-cell>
          <table:table-cell office:value-type="string">
            <text:p>oui, oui, je comprends, je comprends, mais il faut que ça se fasse dans l' ordre. complétez votre question, s' il vous plaît.</text:p>
          </table:table-cell>
        </table:table-row>
        <table:table-row table:style-name="ro1">
          <table:table-cell table:number-columns-repeated="2"/>
          <table:table-cell office:value-type="string">
            <text:p>4221a</text:p>
          </table:table-cell>
          <table:table-cell office:value-type="float" office:value="184">
            <text:p>184</text:p>
          </table:table-cell>
          <table:table-cell office:value-type="float" office:value="54">
            <text:p>54</text:p>
          </table:table-cell>
          <table:table-cell table:formula="of:=IF([.E359]=[.E358];[.F358]+1;1)" office:value-type="float" office:value="23">
            <text:p>23</text:p>
          </table:table-cell>
          <table:table-cell table:formula="of:=CONCATENATE(&quot;/home/peter/Thesis/ForcedAligner/Aligner1/wav/11025/&quot;;[.C359];[.D359];&quot;.wav&quot;)" office:value-type="string" office:string-value="/home/peter/Thesis/ForcedAligner/Aligner1/wav/11025/4221a184.wav">
            <text:p>/home/peter/Thesis/ForcedAligner/Aligner1/wav/11025/4221a184.wav</text:p>
          </table:table-cell>
          <table:table-cell table:formula="of:=CONCATENATE(&quot;/home/peter/Thesis/ForcedAligner/Aligner1/wav/&quot;;&quot;ANQ&quot;;[.E359];&quot;_&quot;;[.F359];&quot;.wav&quot;)" office:value-type="string" office:string-value="/home/peter/Thesis/ForcedAligner/Aligner1/wav/ANQ54_23.wav">
            <text:p>/home/peter/Thesis/ForcedAligner/Aligner1/wav/ANQ54_23.wav</text:p>
          </table:table-cell>
          <table:table-cell office:value-type="string">
            <text:p>merci, monsieur le député. est ce qu' il y a consentement pour débattre de cette motion? consentement?</text:p>
          </table:table-cell>
        </table:table-row>
        <table:table-row table:style-name="ro1">
          <table:table-cell table:number-columns-repeated="2"/>
          <table:table-cell office:value-type="string">
            <text:p>4221a</text:p>
          </table:table-cell>
          <table:table-cell office:value-type="float" office:value="248">
            <text:p>248</text:p>
          </table:table-cell>
          <table:table-cell office:value-type="float" office:value="54">
            <text:p>54</text:p>
          </table:table-cell>
          <table:table-cell table:formula="of:=IF([.E360]=[.E359];[.F359]+1;1)" office:value-type="float" office:value="24">
            <text:p>24</text:p>
          </table:table-cell>
          <table:table-cell table:formula="of:=CONCATENATE(&quot;/home/peter/Thesis/ForcedAligner/Aligner1/wav/11025/&quot;;[.C360];[.D360];&quot;.wav&quot;)" office:value-type="string" office:string-value="/home/peter/Thesis/ForcedAligner/Aligner1/wav/11025/4221a248.wav">
            <text:p>/home/peter/Thesis/ForcedAligner/Aligner1/wav/11025/4221a248.wav</text:p>
          </table:table-cell>
          <table:table-cell table:formula="of:=CONCATENATE(&quot;/home/peter/Thesis/ForcedAligner/Aligner1/wav/&quot;;&quot;ANQ&quot;;[.E360];&quot;_&quot;;[.F360];&quot;.wav&quot;)" office:value-type="string" office:string-value="/home/peter/Thesis/ForcedAligner/Aligner1/wav/ANQ54_24.wav">
            <text:p>/home/peter/Thesis/ForcedAligner/Aligner1/wav/ANQ54_24.wav</text:p>
          </table:table-cell>
          <table:table-cell office:value-type="string">
            <text:p>vous terminez, madame la la députée.</text:p>
          </table:table-cell>
        </table:table-row>
        <table:table-row table:style-name="ro1">
          <table:table-cell table:number-columns-repeated="2"/>
          <table:table-cell office:value-type="string">
            <text:p>4221a</text:p>
          </table:table-cell>
          <table:table-cell office:value-type="float" office:value="250">
            <text:p>250</text:p>
          </table:table-cell>
          <table:table-cell office:value-type="float" office:value="54">
            <text:p>54</text:p>
          </table:table-cell>
          <table:table-cell table:formula="of:=IF([.E361]=[.E360];[.F360]+1;1)" office:value-type="float" office:value="25">
            <text:p>25</text:p>
          </table:table-cell>
          <table:table-cell table:formula="of:=CONCATENATE(&quot;/home/peter/Thesis/ForcedAligner/Aligner1/wav/11025/&quot;;[.C361];[.D361];&quot;.wav&quot;)" office:value-type="string" office:string-value="/home/peter/Thesis/ForcedAligner/Aligner1/wav/11025/4221a250.wav">
            <text:p>/home/peter/Thesis/ForcedAligner/Aligner1/wav/11025/4221a250.wav</text:p>
          </table:table-cell>
          <table:table-cell table:formula="of:=CONCATENATE(&quot;/home/peter/Thesis/ForcedAligner/Aligner1/wav/&quot;;&quot;ANQ&quot;;[.E361];&quot;_&quot;;[.F361];&quot;.wav&quot;)" office:value-type="string" office:string-value="/home/peter/Thesis/ForcedAligner/Aligner1/wav/ANQ54_25.wav">
            <text:p>/home/peter/Thesis/ForcedAligner/Aligner1/wav/ANQ54_25.wav</text:p>
          </table:table-cell>
          <table:table-cell office:value-type="string">
            <text:p>oui, on peut alterner, mais, étant donné que vous aviez voulu commenter directement sur la réponse, je voulais vous donner la chance de commenter et puis, si vous avez une question, rapidement.</text:p>
          </table:table-cell>
        </table:table-row>
        <table:table-row table:style-name="ro1">
          <table:table-cell table:number-columns-repeated="2"/>
          <table:table-cell office:value-type="string">
            <text:p>4221a</text:p>
          </table:table-cell>
          <table:table-cell office:value-type="float" office:value="256">
            <text:p>256</text:p>
          </table:table-cell>
          <table:table-cell office:value-type="float" office:value="54">
            <text:p>54</text:p>
          </table:table-cell>
          <table:table-cell table:formula="of:=IF([.E362]=[.E361];[.F361]+1;1)" office:value-type="float" office:value="26">
            <text:p>26</text:p>
          </table:table-cell>
          <table:table-cell table:formula="of:=CONCATENATE(&quot;/home/peter/Thesis/ForcedAligner/Aligner1/wav/11025/&quot;;[.C362];[.D362];&quot;.wav&quot;)" office:value-type="string" office:string-value="/home/peter/Thesis/ForcedAligner/Aligner1/wav/11025/4221a256.wav">
            <text:p>/home/peter/Thesis/ForcedAligner/Aligner1/wav/11025/4221a256.wav</text:p>
          </table:table-cell>
          <table:table-cell table:formula="of:=CONCATENATE(&quot;/home/peter/Thesis/ForcedAligner/Aligner1/wav/&quot;;&quot;ANQ&quot;;[.E362];&quot;_&quot;;[.F362];&quot;.wav&quot;)" office:value-type="string" office:string-value="/home/peter/Thesis/ForcedAligner/Aligner1/wav/ANQ54_26.wav">
            <text:p>/home/peter/Thesis/ForcedAligner/Aligner1/wav/ANQ54_26.wav</text:p>
          </table:table-cell>
          <table:table-cell office:value-type="string">
            <text:p>très bien. alors donc, euh je vais céder la parole à madame la whip en chef de l' opposition officielle, alors, pour un bloc, euh madame la whip, de de dix minutes.</text:p>
          </table:table-cell>
        </table:table-row>
        <table:table-row table:style-name="ro1">
          <table:table-cell table:number-columns-repeated="2"/>
          <table:table-cell office:value-type="string">
            <text:p>4221a</text:p>
          </table:table-cell>
          <table:table-cell office:value-type="float" office:value="258">
            <text:p>258</text:p>
          </table:table-cell>
          <table:table-cell office:value-type="float" office:value="54">
            <text:p>54</text:p>
          </table:table-cell>
          <table:table-cell table:formula="of:=IF([.E363]=[.E362];[.F362]+1;1)" office:value-type="float" office:value="27">
            <text:p>27</text:p>
          </table:table-cell>
          <table:table-cell table:formula="of:=CONCATENATE(&quot;/home/peter/Thesis/ForcedAligner/Aligner1/wav/11025/&quot;;[.C363];[.D363];&quot;.wav&quot;)" office:value-type="string" office:string-value="/home/peter/Thesis/ForcedAligner/Aligner1/wav/11025/4221a258.wav">
            <text:p>/home/peter/Thesis/ForcedAligner/Aligner1/wav/11025/4221a258.wav</text:p>
          </table:table-cell>
          <table:table-cell table:formula="of:=CONCATENATE(&quot;/home/peter/Thesis/ForcedAligner/Aligner1/wav/&quot;;&quot;ANQ&quot;;[.E363];&quot;_&quot;;[.F363];&quot;.wav&quot;)" office:value-type="string" office:string-value="/home/peter/Thesis/ForcedAligner/Aligner1/wav/ANQ54_27.wav">
            <text:p>/home/peter/Thesis/ForcedAligner/Aligner1/wav/ANQ54_27.wav</text:p>
          </table:table-cell>
          <table:table-cell office:value-type="string">
            <text:p>très bien. merci beaucoup, madame la whip en chef de l' opposition officielle. monsieur le président.</text:p>
          </table:table-cell>
        </table:table-row>
        <table:table-row table:style-name="ro1">
          <table:table-cell table:number-columns-repeated="2"/>
          <table:table-cell office:value-type="string">
            <text:p>4221a</text:p>
          </table:table-cell>
          <table:table-cell office:value-type="float" office:value="261">
            <text:p>261</text:p>
          </table:table-cell>
          <table:table-cell office:value-type="float" office:value="54">
            <text:p>54</text:p>
          </table:table-cell>
          <table:table-cell table:formula="of:=IF([.E364]=[.E363];[.F363]+1;1)" office:value-type="float" office:value="28">
            <text:p>28</text:p>
          </table:table-cell>
          <table:table-cell table:formula="of:=CONCATENATE(&quot;/home/peter/Thesis/ForcedAligner/Aligner1/wav/11025/&quot;;[.C364];[.D364];&quot;.wav&quot;)" office:value-type="string" office:string-value="/home/peter/Thesis/ForcedAligner/Aligner1/wav/11025/4221a261.wav">
            <text:p>/home/peter/Thesis/ForcedAligner/Aligner1/wav/11025/4221a261.wav</text:p>
          </table:table-cell>
          <table:table-cell table:formula="of:=CONCATENATE(&quot;/home/peter/Thesis/ForcedAligner/Aligner1/wav/&quot;;&quot;ANQ&quot;;[.E364];&quot;_&quot;;[.F364];&quot;.wav&quot;)" office:value-type="string" office:string-value="/home/peter/Thesis/ForcedAligner/Aligner1/wav/ANQ54_28.wav">
            <text:p>/home/peter/Thesis/ForcedAligner/Aligner1/wav/ANQ54_28.wav</text:p>
          </table:table-cell>
          <table:table-cell office:value-type="string">
            <text:p>oui, madame la whip euh en chef de l' opposition officielle.</text:p>
          </table:table-cell>
        </table:table-row>
        <table:table-row table:style-name="ro1">
          <table:table-cell table:number-columns-repeated="2"/>
          <table:table-cell office:value-type="string">
            <text:p>4221a</text:p>
          </table:table-cell>
          <table:table-cell office:value-type="float" office:value="263">
            <text:p>263</text:p>
          </table:table-cell>
          <table:table-cell office:value-type="float" office:value="54">
            <text:p>54</text:p>
          </table:table-cell>
          <table:table-cell table:formula="of:=IF([.E365]=[.E364];[.F364]+1;1)" office:value-type="float" office:value="29">
            <text:p>29</text:p>
          </table:table-cell>
          <table:table-cell table:formula="of:=CONCATENATE(&quot;/home/peter/Thesis/ForcedAligner/Aligner1/wav/11025/&quot;;[.C365];[.D365];&quot;.wav&quot;)" office:value-type="string" office:string-value="/home/peter/Thesis/ForcedAligner/Aligner1/wav/11025/4221a263.wav">
            <text:p>/home/peter/Thesis/ForcedAligner/Aligner1/wav/11025/4221a263.wav</text:p>
          </table:table-cell>
          <table:table-cell table:formula="of:=CONCATENATE(&quot;/home/peter/Thesis/ForcedAligner/Aligner1/wav/&quot;;&quot;ANQ&quot;;[.E365];&quot;_&quot;;[.F365];&quot;.wav&quot;)" office:value-type="string" office:string-value="/home/peter/Thesis/ForcedAligner/Aligner1/wav/ANQ54_29.wav">
            <text:p>/home/peter/Thesis/ForcedAligner/Aligner1/wav/ANQ54_29.wav</text:p>
          </table:table-cell>
          <table:table-cell office:value-type="string">
            <text:p>alors, monsieur le président.</text:p>
          </table:table-cell>
        </table:table-row>
        <table:table-row table:style-name="ro1">
          <table:table-cell table:number-columns-repeated="2"/>
          <table:table-cell office:value-type="string">
            <text:p>4221a</text:p>
          </table:table-cell>
          <table:table-cell office:value-type="float" office:value="266">
            <text:p>266</text:p>
          </table:table-cell>
          <table:table-cell office:value-type="float" office:value="54">
            <text:p>54</text:p>
          </table:table-cell>
          <table:table-cell table:formula="of:=IF([.E366]=[.E365];[.F365]+1;1)" office:value-type="float" office:value="30">
            <text:p>30</text:p>
          </table:table-cell>
          <table:table-cell table:formula="of:=CONCATENATE(&quot;/home/peter/Thesis/ForcedAligner/Aligner1/wav/11025/&quot;;[.C366];[.D366];&quot;.wav&quot;)" office:value-type="string" office:string-value="/home/peter/Thesis/ForcedAligner/Aligner1/wav/11025/4221a266.wav">
            <text:p>/home/peter/Thesis/ForcedAligner/Aligner1/wav/11025/4221a266.wav</text:p>
          </table:table-cell>
          <table:table-cell table:formula="of:=CONCATENATE(&quot;/home/peter/Thesis/ForcedAligner/Aligner1/wav/&quot;;&quot;ANQ&quot;;[.E366];&quot;_&quot;;[.F366];&quot;.wav&quot;)" office:value-type="string" office:string-value="/home/peter/Thesis/ForcedAligner/Aligner1/wav/ANQ54_30.wav">
            <text:p>/home/peter/Thesis/ForcedAligner/Aligner1/wav/ANQ54_30.wav</text:p>
          </table:table-cell>
          <table:table-cell office:value-type="string">
            <text:p>oui, madame la whip euh en chef de l' opposition</text:p>
          </table:table-cell>
        </table:table-row>
        <table:table-row table:style-name="ro1">
          <table:table-cell table:number-columns-repeated="2"/>
          <table:table-cell office:value-type="string">
            <text:p>4221a</text:p>
          </table:table-cell>
          <table:table-cell office:value-type="float" office:value="268">
            <text:p>268</text:p>
          </table:table-cell>
          <table:table-cell office:value-type="float" office:value="54">
            <text:p>54</text:p>
          </table:table-cell>
          <table:table-cell table:formula="of:=IF([.E367]=[.E366];[.F366]+1;1)" office:value-type="float" office:value="31">
            <text:p>31</text:p>
          </table:table-cell>
          <table:table-cell table:formula="of:=CONCATENATE(&quot;/home/peter/Thesis/ForcedAligner/Aligner1/wav/11025/&quot;;[.C367];[.D367];&quot;.wav&quot;)" office:value-type="string" office:string-value="/home/peter/Thesis/ForcedAligner/Aligner1/wav/11025/4221a268.wav">
            <text:p>/home/peter/Thesis/ForcedAligner/Aligner1/wav/11025/4221a268.wav</text:p>
          </table:table-cell>
          <table:table-cell table:formula="of:=CONCATENATE(&quot;/home/peter/Thesis/ForcedAligner/Aligner1/wav/&quot;;&quot;ANQ&quot;;[.E367];&quot;_&quot;;[.F367];&quot;.wav&quot;)" office:value-type="string" office:string-value="/home/peter/Thesis/ForcedAligner/Aligner1/wav/ANQ54_31.wav">
            <text:p>/home/peter/Thesis/ForcedAligner/Aligner1/wav/ANQ54_31.wav</text:p>
          </table:table-cell>
          <table:table-cell office:value-type="string">
            <text:p>alors, vous avez pour environ une minute.</text:p>
          </table:table-cell>
        </table:table-row>
        <table:table-row table:style-name="ro1">
          <table:table-cell table:number-columns-repeated="2"/>
          <table:table-cell office:value-type="string">
            <text:p>4221a</text:p>
          </table:table-cell>
          <table:table-cell office:value-type="float" office:value="281">
            <text:p>281</text:p>
          </table:table-cell>
          <table:table-cell office:value-type="float" office:value="54">
            <text:p>54</text:p>
          </table:table-cell>
          <table:table-cell table:formula="of:=IF([.E368]=[.E367];[.F367]+1;1)" office:value-type="float" office:value="32">
            <text:p>32</text:p>
          </table:table-cell>
          <table:table-cell table:formula="of:=CONCATENATE(&quot;/home/peter/Thesis/ForcedAligner/Aligner1/wav/11025/&quot;;[.C368];[.D368];&quot;.wav&quot;)" office:value-type="string" office:string-value="/home/peter/Thesis/ForcedAligner/Aligner1/wav/11025/4221a281.wav">
            <text:p>/home/peter/Thesis/ForcedAligner/Aligner1/wav/11025/4221a281.wav</text:p>
          </table:table-cell>
          <table:table-cell table:formula="of:=CONCATENATE(&quot;/home/peter/Thesis/ForcedAligner/Aligner1/wav/&quot;;&quot;ANQ&quot;;[.E368];&quot;_&quot;;[.F368];&quot;.wav&quot;)" office:value-type="string" office:string-value="/home/peter/Thesis/ForcedAligner/Aligner1/wav/ANQ54_32.wav">
            <text:p>/home/peter/Thesis/ForcedAligner/Aligner1/wav/ANQ54_32.wav</text:p>
          </table:table-cell>
          <table:table-cell office:value-type="string">
            <text:p>après, vous allez prendre la parole, madame la députée, après, s' il vous plaît. madame la whip en chef euh du gouvernement, vous avez six minutes.</text:p>
          </table:table-cell>
        </table:table-row>
        <table:table-row table:style-name="ro1">
          <table:table-cell table:number-columns-repeated="2"/>
          <table:table-cell office:value-type="string">
            <text:p>4221a</text:p>
          </table:table-cell>
          <table:table-cell office:value-type="float" office:value="283">
            <text:p>283</text:p>
          </table:table-cell>
          <table:table-cell office:value-type="float" office:value="54">
            <text:p>54</text:p>
          </table:table-cell>
          <table:table-cell table:formula="of:=IF([.E369]=[.E368];[.F368]+1;1)" office:value-type="float" office:value="33">
            <text:p>33</text:p>
          </table:table-cell>
          <table:table-cell table:formula="of:=CONCATENATE(&quot;/home/peter/Thesis/ForcedAligner/Aligner1/wav/11025/&quot;;[.C369];[.D369];&quot;.wav&quot;)" office:value-type="string" office:string-value="/home/peter/Thesis/ForcedAligner/Aligner1/wav/11025/4221a283.wav">
            <text:p>/home/peter/Thesis/ForcedAligner/Aligner1/wav/11025/4221a283.wav</text:p>
          </table:table-cell>
          <table:table-cell table:formula="of:=CONCATENATE(&quot;/home/peter/Thesis/ForcedAligner/Aligner1/wav/&quot;;&quot;ANQ&quot;;[.E369];&quot;_&quot;;[.F369];&quot;.wav&quot;)" office:value-type="string" office:string-value="/home/peter/Thesis/ForcedAligner/Aligner1/wav/ANQ54_33.wav">
            <text:p>/home/peter/Thesis/ForcedAligner/Aligner1/wav/ANQ54_33.wav</text:p>
          </table:table-cell>
          <table:table-cell office:value-type="string">
            <text:p>merci beaucoup, madame la whip en chef du gouvernement. monsieur le président.</text:p>
          </table:table-cell>
        </table:table-row>
        <table:table-row table:style-name="ro1">
          <table:table-cell table:number-columns-repeated="2"/>
          <table:table-cell office:value-type="string">
            <text:p>4221a</text:p>
          </table:table-cell>
          <table:table-cell office:value-type="float" office:value="186">
            <text:p>186</text:p>
          </table:table-cell>
          <table:table-cell office:value-type="float" office:value="54">
            <text:p>54</text:p>
          </table:table-cell>
          <table:table-cell table:formula="of:=IF([.E370]=[.E369];[.F369]+1;1)" office:value-type="float" office:value="34">
            <text:p>34</text:p>
          </table:table-cell>
          <table:table-cell table:formula="of:=CONCATENATE(&quot;/home/peter/Thesis/ForcedAligner/Aligner1/wav/11025/&quot;;[.C370];[.D370];&quot;.wav&quot;)" office:value-type="string" office:string-value="/home/peter/Thesis/ForcedAligner/Aligner1/wav/11025/4221a186.wav">
            <text:p>/home/peter/Thesis/ForcedAligner/Aligner1/wav/11025/4221a186.wav</text:p>
          </table:table-cell>
          <table:table-cell table:formula="of:=CONCATENATE(&quot;/home/peter/Thesis/ForcedAligner/Aligner1/wav/&quot;;&quot;ANQ&quot;;[.E370];&quot;_&quot;;[.F370];&quot;.wav&quot;)" office:value-type="string" office:string-value="/home/peter/Thesis/ForcedAligner/Aligner1/wav/ANQ54_34.wav">
            <text:p>/home/peter/Thesis/ForcedAligner/Aligner1/wav/ANQ54_34.wav</text:p>
          </table:table-cell>
          <table:table-cell office:value-type="string">
            <text:p>oui, monsieur le leader adjoint du gouvernement.</text:p>
          </table:table-cell>
        </table:table-row>
        <table:table-row table:style-name="ro1">
          <table:table-cell table:number-columns-repeated="2"/>
          <table:table-cell office:value-type="string">
            <text:p>4221a</text:p>
          </table:table-cell>
          <table:table-cell office:value-type="float" office:value="286">
            <text:p>286</text:p>
          </table:table-cell>
          <table:table-cell office:value-type="float" office:value="54">
            <text:p>54</text:p>
          </table:table-cell>
          <table:table-cell table:formula="of:=IF([.E371]=[.E370];[.F370]+1;1)" office:value-type="float" office:value="35">
            <text:p>35</text:p>
          </table:table-cell>
          <table:table-cell table:formula="of:=CONCATENATE(&quot;/home/peter/Thesis/ForcedAligner/Aligner1/wav/11025/&quot;;[.C371];[.D371];&quot;.wav&quot;)" office:value-type="string" office:string-value="/home/peter/Thesis/ForcedAligner/Aligner1/wav/11025/4221a286.wav">
            <text:p>/home/peter/Thesis/ForcedAligner/Aligner1/wav/11025/4221a286.wav</text:p>
          </table:table-cell>
          <table:table-cell table:formula="of:=CONCATENATE(&quot;/home/peter/Thesis/ForcedAligner/Aligner1/wav/&quot;;&quot;ANQ&quot;;[.E371];&quot;_&quot;;[.F371];&quot;.wav&quot;)" office:value-type="string" office:string-value="/home/peter/Thesis/ForcedAligner/Aligner1/wav/ANQ54_35.wav">
            <text:p>/home/peter/Thesis/ForcedAligner/Aligner1/wav/ANQ54_35.wav</text:p>
          </table:table-cell>
          <table:table-cell office:value-type="string">
            <text:p>oui, il vous reste du temps, madame euh la whip. euh quatre minutes, à peu près.</text:p>
          </table:table-cell>
        </table:table-row>
        <table:table-row table:style-name="ro1">
          <table:table-cell table:number-columns-repeated="2"/>
          <table:table-cell office:value-type="string">
            <text:p>4221a</text:p>
          </table:table-cell>
          <table:table-cell office:value-type="float" office:value="289">
            <text:p>289</text:p>
          </table:table-cell>
          <table:table-cell office:value-type="float" office:value="54">
            <text:p>54</text:p>
          </table:table-cell>
          <table:table-cell table:formula="of:=IF([.E372]=[.E371];[.F371]+1;1)" office:value-type="float" office:value="36">
            <text:p>36</text:p>
          </table:table-cell>
          <table:table-cell table:formula="of:=CONCATENATE(&quot;/home/peter/Thesis/ForcedAligner/Aligner1/wav/11025/&quot;;[.C372];[.D372];&quot;.wav&quot;)" office:value-type="string" office:string-value="/home/peter/Thesis/ForcedAligner/Aligner1/wav/11025/4221a289.wav">
            <text:p>/home/peter/Thesis/ForcedAligner/Aligner1/wav/11025/4221a289.wav</text:p>
          </table:table-cell>
          <table:table-cell table:formula="of:=CONCATENATE(&quot;/home/peter/Thesis/ForcedAligner/Aligner1/wav/&quot;;&quot;ANQ&quot;;[.E372];&quot;_&quot;;[.F372];&quot;.wav&quot;)" office:value-type="string" office:string-value="/home/peter/Thesis/ForcedAligner/Aligner1/wav/ANQ54_36.wav">
            <text:p>/home/peter/Thesis/ForcedAligner/Aligner1/wav/ANQ54_36.wav</text:p>
          </table:table-cell>
          <table:table-cell office:value-type="string">
            <text:p>allez y.</text:p>
          </table:table-cell>
        </table:table-row>
        <table:table-row table:style-name="ro1">
          <table:table-cell table:number-columns-repeated="2"/>
          <table:table-cell office:value-type="string">
            <text:p>4221a</text:p>
          </table:table-cell>
          <table:table-cell office:value-type="float" office:value="291">
            <text:p>291</text:p>
          </table:table-cell>
          <table:table-cell office:value-type="float" office:value="54">
            <text:p>54</text:p>
          </table:table-cell>
          <table:table-cell table:formula="of:=IF([.E373]=[.E372];[.F372]+1;1)" office:value-type="float" office:value="37">
            <text:p>37</text:p>
          </table:table-cell>
          <table:table-cell table:formula="of:=CONCATENATE(&quot;/home/peter/Thesis/ForcedAligner/Aligner1/wav/11025/&quot;;[.C373];[.D373];&quot;.wav&quot;)" office:value-type="string" office:string-value="/home/peter/Thesis/ForcedAligner/Aligner1/wav/11025/4221a291.wav">
            <text:p>/home/peter/Thesis/ForcedAligner/Aligner1/wav/11025/4221a291.wav</text:p>
          </table:table-cell>
          <table:table-cell table:formula="of:=CONCATENATE(&quot;/home/peter/Thesis/ForcedAligner/Aligner1/wav/&quot;;&quot;ANQ&quot;;[.E373];&quot;_&quot;;[.F373];&quot;.wav&quot;)" office:value-type="string" office:string-value="/home/peter/Thesis/ForcedAligner/Aligner1/wav/ANQ54_37.wav">
            <text:p>/home/peter/Thesis/ForcedAligner/Aligner1/wav/ANQ54_37.wav</text:p>
          </table:table-cell>
          <table:table-cell office:value-type="string">
            <text:p>alors, monsieur le président.</text:p>
          </table:table-cell>
        </table:table-row>
        <table:table-row table:style-name="ro1">
          <table:table-cell table:number-columns-repeated="2"/>
          <table:table-cell office:value-type="string">
            <text:p>4221a</text:p>
          </table:table-cell>
          <table:table-cell office:value-type="float" office:value="294">
            <text:p>294</text:p>
          </table:table-cell>
          <table:table-cell office:value-type="float" office:value="54">
            <text:p>54</text:p>
          </table:table-cell>
          <table:table-cell table:formula="of:=IF([.E374]=[.E373];[.F373]+1;1)" office:value-type="float" office:value="38">
            <text:p>38</text:p>
          </table:table-cell>
          <table:table-cell table:formula="of:=CONCATENATE(&quot;/home/peter/Thesis/ForcedAligner/Aligner1/wav/11025/&quot;;[.C374];[.D374];&quot;.wav&quot;)" office:value-type="string" office:string-value="/home/peter/Thesis/ForcedAligner/Aligner1/wav/11025/4221a294.wav">
            <text:p>/home/peter/Thesis/ForcedAligner/Aligner1/wav/11025/4221a294.wav</text:p>
          </table:table-cell>
          <table:table-cell table:formula="of:=CONCATENATE(&quot;/home/peter/Thesis/ForcedAligner/Aligner1/wav/&quot;;&quot;ANQ&quot;;[.E374];&quot;_&quot;;[.F374];&quot;.wav&quot;)" office:value-type="string" office:string-value="/home/peter/Thesis/ForcedAligner/Aligner1/wav/ANQ54_38.wav">
            <text:p>/home/peter/Thesis/ForcedAligner/Aligner1/wav/ANQ54_38.wav</text:p>
          </table:table-cell>
          <table:table-cell office:value-type="string">
            <text:p>très bien, il reste deux minutes.</text:p>
          </table:table-cell>
        </table:table-row>
        <table:table-row table:style-name="ro1">
          <table:table-cell table:number-columns-repeated="2"/>
          <table:table-cell office:value-type="string">
            <text:p>4221a</text:p>
          </table:table-cell>
          <table:table-cell office:value-type="float" office:value="295">
            <text:p>295</text:p>
          </table:table-cell>
          <table:table-cell office:value-type="float" office:value="54">
            <text:p>54</text:p>
          </table:table-cell>
          <table:table-cell table:formula="of:=IF([.E375]=[.E374];[.F374]+1;1)" office:value-type="float" office:value="39">
            <text:p>39</text:p>
          </table:table-cell>
          <table:table-cell table:formula="of:=CONCATENATE(&quot;/home/peter/Thesis/ForcedAligner/Aligner1/wav/11025/&quot;;[.C375];[.D375];&quot;.wav&quot;)" office:value-type="string" office:string-value="/home/peter/Thesis/ForcedAligner/Aligner1/wav/11025/4221a295.wav">
            <text:p>/home/peter/Thesis/ForcedAligner/Aligner1/wav/11025/4221a295.wav</text:p>
          </table:table-cell>
          <table:table-cell table:formula="of:=CONCATENATE(&quot;/home/peter/Thesis/ForcedAligner/Aligner1/wav/&quot;;&quot;ANQ&quot;;[.E375];&quot;_&quot;;[.F375];&quot;.wav&quot;)" office:value-type="string" office:string-value="/home/peter/Thesis/ForcedAligner/Aligner1/wav/ANQ54_39.wav">
            <text:p>/home/peter/Thesis/ForcedAligner/Aligner1/wav/ANQ54_39.wav</text:p>
          </table:table-cell>
          <table:table-cell office:value-type="string">
            <text:p>ah bien, elle va avoir vous continuez à vous donner une</text:p>
          </table:table-cell>
        </table:table-row>
        <table:table-row table:style-name="ro1">
          <table:table-cell table:number-columns-repeated="2"/>
          <table:table-cell office:value-type="string">
            <text:p>4221a</text:p>
          </table:table-cell>
          <table:table-cell office:value-type="float" office:value="297">
            <text:p>297</text:p>
          </table:table-cell>
          <table:table-cell office:value-type="float" office:value="54">
            <text:p>54</text:p>
          </table:table-cell>
          <table:table-cell table:formula="of:=IF([.E376]=[.E375];[.F375]+1;1)" office:value-type="float" office:value="40">
            <text:p>40</text:p>
          </table:table-cell>
          <table:table-cell table:formula="of:=CONCATENATE(&quot;/home/peter/Thesis/ForcedAligner/Aligner1/wav/11025/&quot;;[.C376];[.D376];&quot;.wav&quot;)" office:value-type="string" office:string-value="/home/peter/Thesis/ForcedAligner/Aligner1/wav/11025/4221a297.wav">
            <text:p>/home/peter/Thesis/ForcedAligner/Aligner1/wav/11025/4221a297.wav</text:p>
          </table:table-cell>
          <table:table-cell table:formula="of:=CONCATENATE(&quot;/home/peter/Thesis/ForcedAligner/Aligner1/wav/&quot;;&quot;ANQ&quot;;[.E376];&quot;_&quot;;[.F376];&quot;.wav&quot;)" office:value-type="string" office:string-value="/home/peter/Thesis/ForcedAligner/Aligner1/wav/ANQ54_40.wav">
            <text:p>/home/peter/Thesis/ForcedAligner/Aligner1/wav/ANQ54_40.wav</text:p>
          </table:table-cell>
          <table:table-cell office:value-type="string">
            <text:p>d' accord. alors, euh qui veut prendre la parole? monsieur le député de non?</text:p>
          </table:table-cell>
        </table:table-row>
        <table:table-row table:style-name="ro1">
          <table:table-cell table:number-columns-repeated="2"/>
          <table:table-cell office:value-type="string">
            <text:p>4221a</text:p>
          </table:table-cell>
          <table:table-cell office:value-type="float" office:value="299">
            <text:p>299</text:p>
          </table:table-cell>
          <table:table-cell office:value-type="float" office:value="54">
            <text:p>54</text:p>
          </table:table-cell>
          <table:table-cell table:formula="of:=IF([.E377]=[.E376];[.F376]+1;1)" office:value-type="float" office:value="41">
            <text:p>41</text:p>
          </table:table-cell>
          <table:table-cell table:formula="of:=CONCATENATE(&quot;/home/peter/Thesis/ForcedAligner/Aligner1/wav/11025/&quot;;[.C377];[.D377];&quot;.wav&quot;)" office:value-type="string" office:string-value="/home/peter/Thesis/ForcedAligner/Aligner1/wav/11025/4221a299.wav">
            <text:p>/home/peter/Thesis/ForcedAligner/Aligner1/wav/11025/4221a299.wav</text:p>
          </table:table-cell>
          <table:table-cell table:formula="of:=CONCATENATE(&quot;/home/peter/Thesis/ForcedAligner/Aligner1/wav/&quot;;&quot;ANQ&quot;;[.E377];&quot;_&quot;;[.F377];&quot;.wav&quot;)" office:value-type="string" office:string-value="/home/peter/Thesis/ForcedAligner/Aligner1/wav/ANQ54_41.wav">
            <text:p>/home/peter/Thesis/ForcedAligner/Aligner1/wav/ANQ54_41.wav</text:p>
          </table:table-cell>
          <table:table-cell office:value-type="string">
            <text:p>d' accord. alors, vous voulez euh arrêter là. alors, dans ce cas là, je vais aller à madame euh la whip en chef de de l' opposition officielle pour un bloc de quatre minutes trente-six.</text:p>
          </table:table-cell>
        </table:table-row>
        <table:table-row table:style-name="ro1">
          <table:table-cell table:number-columns-repeated="2"/>
          <table:table-cell office:value-type="string">
            <text:p>4221a</text:p>
          </table:table-cell>
          <table:table-cell office:value-type="float" office:value="301">
            <text:p>301</text:p>
          </table:table-cell>
          <table:table-cell office:value-type="float" office:value="54">
            <text:p>54</text:p>
          </table:table-cell>
          <table:table-cell table:formula="of:=IF([.E378]=[.E377];[.F377]+1;1)" office:value-type="float" office:value="42">
            <text:p>42</text:p>
          </table:table-cell>
          <table:table-cell table:formula="of:=CONCATENATE(&quot;/home/peter/Thesis/ForcedAligner/Aligner1/wav/11025/&quot;;[.C378];[.D378];&quot;.wav&quot;)" office:value-type="string" office:string-value="/home/peter/Thesis/ForcedAligner/Aligner1/wav/11025/4221a301.wav">
            <text:p>/home/peter/Thesis/ForcedAligner/Aligner1/wav/11025/4221a301.wav</text:p>
          </table:table-cell>
          <table:table-cell table:formula="of:=CONCATENATE(&quot;/home/peter/Thesis/ForcedAligner/Aligner1/wav/&quot;;&quot;ANQ&quot;;[.E378];&quot;_&quot;;[.F378];&quot;.wav&quot;)" office:value-type="string" office:string-value="/home/peter/Thesis/ForcedAligner/Aligner1/wav/ANQ54_42.wav">
            <text:p>/home/peter/Thesis/ForcedAligner/Aligner1/wav/ANQ54_42.wav</text:p>
          </table:table-cell>
          <table:table-cell office:value-type="string">
            <text:p>si vous permettez, je vais présider. alors donc, vous avez la parole pour quatre minutes trente-six, et le deuxième groupe d' opposition suit après.</text:p>
          </table:table-cell>
        </table:table-row>
        <table:table-row table:style-name="ro1">
          <table:table-cell table:number-columns-repeated="2"/>
          <table:table-cell office:value-type="string">
            <text:p>4221a</text:p>
          </table:table-cell>
          <table:table-cell office:value-type="float" office:value="308">
            <text:p>308</text:p>
          </table:table-cell>
          <table:table-cell office:value-type="float" office:value="54">
            <text:p>54</text:p>
          </table:table-cell>
          <table:table-cell table:formula="of:=IF([.E379]=[.E378];[.F378]+1;1)" office:value-type="float" office:value="43">
            <text:p>43</text:p>
          </table:table-cell>
          <table:table-cell table:formula="of:=CONCATENATE(&quot;/home/peter/Thesis/ForcedAligner/Aligner1/wav/11025/&quot;;[.C379];[.D379];&quot;.wav&quot;)" office:value-type="string" office:string-value="/home/peter/Thesis/ForcedAligner/Aligner1/wav/11025/4221a308.wav">
            <text:p>/home/peter/Thesis/ForcedAligner/Aligner1/wav/11025/4221a308.wav</text:p>
          </table:table-cell>
          <table:table-cell table:formula="of:=CONCATENATE(&quot;/home/peter/Thesis/ForcedAligner/Aligner1/wav/&quot;;&quot;ANQ&quot;;[.E379];&quot;_&quot;;[.F379];&quot;.wav&quot;)" office:value-type="string" office:string-value="/home/peter/Thesis/ForcedAligner/Aligner1/wav/ANQ54_43.wav">
            <text:p>/home/peter/Thesis/ForcedAligner/Aligner1/wav/ANQ54_43.wav</text:p>
          </table:table-cell>
          <table:table-cell office:value-type="string">
            <text:p>d' accord. alors, consentement, le deuxième groupe d' opposition. madame euh la leader parlementaire du deuxième groupe d' opposition.</text:p>
          </table:table-cell>
        </table:table-row>
        <table:table-row table:style-name="ro1">
          <table:table-cell table:number-columns-repeated="2"/>
          <table:table-cell office:value-type="string">
            <text:p>4221a</text:p>
          </table:table-cell>
          <table:table-cell office:value-type="float" office:value="310">
            <text:p>310</text:p>
          </table:table-cell>
          <table:table-cell office:value-type="float" office:value="54">
            <text:p>54</text:p>
          </table:table-cell>
          <table:table-cell table:formula="of:=IF([.E380]=[.E379];[.F379]+1;1)" office:value-type="float" office:value="44">
            <text:p>44</text:p>
          </table:table-cell>
          <table:table-cell table:formula="of:=CONCATENATE(&quot;/home/peter/Thesis/ForcedAligner/Aligner1/wav/11025/&quot;;[.C380];[.D380];&quot;.wav&quot;)" office:value-type="string" office:string-value="/home/peter/Thesis/ForcedAligner/Aligner1/wav/11025/4221a310.wav">
            <text:p>/home/peter/Thesis/ForcedAligner/Aligner1/wav/11025/4221a310.wav</text:p>
          </table:table-cell>
          <table:table-cell table:formula="of:=CONCATENATE(&quot;/home/peter/Thesis/ForcedAligner/Aligner1/wav/&quot;;&quot;ANQ&quot;;[.E380];&quot;_&quot;;[.F380];&quot;.wav&quot;)" office:value-type="string" office:string-value="/home/peter/Thesis/ForcedAligner/Aligner1/wav/ANQ54_44.wav">
            <text:p>/home/peter/Thesis/ForcedAligner/Aligner1/wav/ANQ54_44.wav</text:p>
          </table:table-cell>
          <table:table-cell office:value-type="string">
            <text:p>merci beaucoup, madame la leader parlementaire. monsieur le président.</text:p>
          </table:table-cell>
        </table:table-row>
        <table:table-row table:style-name="ro1">
          <table:table-cell table:number-columns-repeated="2"/>
          <table:table-cell office:value-type="string">
            <text:p>4221a</text:p>
          </table:table-cell>
          <table:table-cell office:value-type="float" office:value="188">
            <text:p>188</text:p>
          </table:table-cell>
          <table:table-cell office:value-type="float" office:value="54">
            <text:p>54</text:p>
          </table:table-cell>
          <table:table-cell table:formula="of:=IF([.E381]=[.E380];[.F380]+1;1)" office:value-type="float" office:value="45">
            <text:p>45</text:p>
          </table:table-cell>
          <table:table-cell table:formula="of:=CONCATENATE(&quot;/home/peter/Thesis/ForcedAligner/Aligner1/wav/11025/&quot;;[.C381];[.D381];&quot;.wav&quot;)" office:value-type="string" office:string-value="/home/peter/Thesis/ForcedAligner/Aligner1/wav/11025/4221a188.wav">
            <text:p>/home/peter/Thesis/ForcedAligner/Aligner1/wav/11025/4221a188.wav</text:p>
          </table:table-cell>
          <table:table-cell table:formula="of:=CONCATENATE(&quot;/home/peter/Thesis/ForcedAligner/Aligner1/wav/&quot;;&quot;ANQ&quot;;[.E381];&quot;_&quot;;[.F381];&quot;.wav&quot;)" office:value-type="string" office:string-value="/home/peter/Thesis/ForcedAligner/Aligner1/wav/ANQ54_45.wav">
            <text:p>/home/peter/Thesis/ForcedAligner/Aligner1/wav/ANQ54_45.wav</text:p>
          </table:table-cell>
          <table:table-cell office:value-type="string">
            <text:p>alors, je comprends qu' il y a consentement pour qu' il y ait trois intervenants et pour que la durée des interventions soit limitée à un maximum de trois minutes chacune. je recède la parole à monsieur le député de d' arcy mcgee, et j' ai besoin de votre collaboration. merci, madame la ministre. monsieur le député.</text:p>
          </table:table-cell>
        </table:table-row>
        <table:table-row table:style-name="ro1">
          <table:table-cell table:number-columns-repeated="2"/>
          <table:table-cell office:value-type="string">
            <text:p>4221a</text:p>
          </table:table-cell>
          <table:table-cell office:value-type="float" office:value="312">
            <text:p>312</text:p>
          </table:table-cell>
          <table:table-cell office:value-type="float" office:value="54">
            <text:p>54</text:p>
          </table:table-cell>
          <table:table-cell table:formula="of:=IF([.E382]=[.E381];[.F381]+1;1)" office:value-type="float" office:value="46">
            <text:p>46</text:p>
          </table:table-cell>
          <table:table-cell table:formula="of:=CONCATENATE(&quot;/home/peter/Thesis/ForcedAligner/Aligner1/wav/11025/&quot;;[.C382];[.D382];&quot;.wav&quot;)" office:value-type="string" office:string-value="/home/peter/Thesis/ForcedAligner/Aligner1/wav/11025/4221a312.wav">
            <text:p>/home/peter/Thesis/ForcedAligner/Aligner1/wav/11025/4221a312.wav</text:p>
          </table:table-cell>
          <table:table-cell table:formula="of:=CONCATENATE(&quot;/home/peter/Thesis/ForcedAligner/Aligner1/wav/&quot;;&quot;ANQ&quot;;[.E382];&quot;_&quot;;[.F382];&quot;.wav&quot;)" office:value-type="string" office:string-value="/home/peter/Thesis/ForcedAligner/Aligner1/wav/ANQ54_46.wav">
            <text:p>/home/peter/Thesis/ForcedAligner/Aligner1/wav/ANQ54_46.wav</text:p>
          </table:table-cell>
          <table:table-cell office:value-type="string">
            <text:p>oui madame la députée.</text:p>
          </table:table-cell>
        </table:table-row>
        <table:table-row table:style-name="ro1">
          <table:table-cell table:number-columns-repeated="2"/>
          <table:table-cell office:value-type="string">
            <text:p>4221a</text:p>
          </table:table-cell>
          <table:table-cell office:value-type="float" office:value="317">
            <text:p>317</text:p>
          </table:table-cell>
          <table:table-cell office:value-type="float" office:value="54">
            <text:p>54</text:p>
          </table:table-cell>
          <table:table-cell table:formula="of:=IF([.E383]=[.E382];[.F382]+1;1)" office:value-type="float" office:value="47">
            <text:p>47</text:p>
          </table:table-cell>
          <table:table-cell table:formula="of:=CONCATENATE(&quot;/home/peter/Thesis/ForcedAligner/Aligner1/wav/11025/&quot;;[.C383];[.D383];&quot;.wav&quot;)" office:value-type="string" office:string-value="/home/peter/Thesis/ForcedAligner/Aligner1/wav/11025/4221a317.wav">
            <text:p>/home/peter/Thesis/ForcedAligner/Aligner1/wav/11025/4221a317.wav</text:p>
          </table:table-cell>
          <table:table-cell table:formula="of:=CONCATENATE(&quot;/home/peter/Thesis/ForcedAligner/Aligner1/wav/&quot;;&quot;ANQ&quot;;[.E383];&quot;_&quot;;[.F383];&quot;.wav&quot;)" office:value-type="string" office:string-value="/home/peter/Thesis/ForcedAligner/Aligner1/wav/ANQ54_47.wav">
            <text:p>/home/peter/Thesis/ForcedAligner/Aligner1/wav/ANQ54_47.wav</text:p>
          </table:table-cell>
          <table:table-cell office:value-type="string">
            <text:p>madame la députée de lotbinière.</text:p>
          </table:table-cell>
        </table:table-row>
        <table:table-row table:style-name="ro1">
          <table:table-cell table:number-columns-repeated="2"/>
          <table:table-cell office:value-type="string">
            <text:p>4221a</text:p>
          </table:table-cell>
          <table:table-cell office:value-type="float" office:value="320">
            <text:p>320</text:p>
          </table:table-cell>
          <table:table-cell office:value-type="float" office:value="54">
            <text:p>54</text:p>
          </table:table-cell>
          <table:table-cell table:formula="of:=IF([.E384]=[.E383];[.F383]+1;1)" office:value-type="float" office:value="48">
            <text:p>48</text:p>
          </table:table-cell>
          <table:table-cell table:formula="of:=CONCATENATE(&quot;/home/peter/Thesis/ForcedAligner/Aligner1/wav/11025/&quot;;[.C384];[.D384];&quot;.wav&quot;)" office:value-type="string" office:string-value="/home/peter/Thesis/ForcedAligner/Aligner1/wav/11025/4221a320.wav">
            <text:p>/home/peter/Thesis/ForcedAligner/Aligner1/wav/11025/4221a320.wav</text:p>
          </table:table-cell>
          <table:table-cell table:formula="of:=CONCATENATE(&quot;/home/peter/Thesis/ForcedAligner/Aligner1/wav/&quot;;&quot;ANQ&quot;;[.E384];&quot;_&quot;;[.F384];&quot;.wav&quot;)" office:value-type="string" office:string-value="/home/peter/Thesis/ForcedAligner/Aligner1/wav/ANQ54_48.wav">
            <text:p>/home/peter/Thesis/ForcedAligner/Aligner1/wav/ANQ54_48.wav</text:p>
          </table:table-cell>
          <table:table-cell office:value-type="string">
            <text:p>madame la députée.</text:p>
          </table:table-cell>
        </table:table-row>
        <table:table-row table:style-name="ro1">
          <table:table-cell table:number-columns-repeated="2"/>
          <table:table-cell office:value-type="string">
            <text:p>4221a</text:p>
          </table:table-cell>
          <table:table-cell office:value-type="float" office:value="322">
            <text:p>322</text:p>
          </table:table-cell>
          <table:table-cell office:value-type="float" office:value="54">
            <text:p>54</text:p>
          </table:table-cell>
          <table:table-cell table:formula="of:=IF([.E385]=[.E384];[.F384]+1;1)" office:value-type="float" office:value="49">
            <text:p>49</text:p>
          </table:table-cell>
          <table:table-cell table:formula="of:=CONCATENATE(&quot;/home/peter/Thesis/ForcedAligner/Aligner1/wav/11025/&quot;;[.C385];[.D385];&quot;.wav&quot;)" office:value-type="string" office:string-value="/home/peter/Thesis/ForcedAligner/Aligner1/wav/11025/4221a322.wav">
            <text:p>/home/peter/Thesis/ForcedAligner/Aligner1/wav/11025/4221a322.wav</text:p>
          </table:table-cell>
          <table:table-cell table:formula="of:=CONCATENATE(&quot;/home/peter/Thesis/ForcedAligner/Aligner1/wav/&quot;;&quot;ANQ&quot;;[.E385];&quot;_&quot;;[.F385];&quot;.wav&quot;)" office:value-type="string" office:string-value="/home/peter/Thesis/ForcedAligner/Aligner1/wav/ANQ54_49.wav">
            <text:p>/home/peter/Thesis/ForcedAligner/Aligner1/wav/ANQ54_49.wav</text:p>
          </table:table-cell>
          <table:table-cell office:value-type="string">
            <text:p>minute trente, à peu près.</text:p>
          </table:table-cell>
        </table:table-row>
        <table:table-row table:style-name="ro1">
          <table:table-cell table:number-columns-repeated="2"/>
          <table:table-cell office:value-type="string">
            <text:p>4221a</text:p>
          </table:table-cell>
          <table:table-cell office:value-type="float" office:value="324">
            <text:p>324</text:p>
          </table:table-cell>
          <table:table-cell office:value-type="float" office:value="54">
            <text:p>54</text:p>
          </table:table-cell>
          <table:table-cell table:formula="of:=IF([.E386]=[.E385];[.F385]+1;1)" office:value-type="float" office:value="50">
            <text:p>50</text:p>
          </table:table-cell>
          <table:table-cell table:formula="of:=CONCATENATE(&quot;/home/peter/Thesis/ForcedAligner/Aligner1/wav/11025/&quot;;[.C386];[.D386];&quot;.wav&quot;)" office:value-type="string" office:string-value="/home/peter/Thesis/ForcedAligner/Aligner1/wav/11025/4221a324.wav">
            <text:p>/home/peter/Thesis/ForcedAligner/Aligner1/wav/11025/4221a324.wav</text:p>
          </table:table-cell>
          <table:table-cell table:formula="of:=CONCATENATE(&quot;/home/peter/Thesis/ForcedAligner/Aligner1/wav/&quot;;&quot;ANQ&quot;;[.E386];&quot;_&quot;;[.F386];&quot;.wav&quot;)" office:value-type="string" office:string-value="/home/peter/Thesis/ForcedAligner/Aligner1/wav/ANQ54_50.wav">
            <text:p>/home/peter/Thesis/ForcedAligner/Aligner1/wav/ANQ54_50.wav</text:p>
          </table:table-cell>
          <table:table-cell office:value-type="string">
            <text:p>monsieur le président.</text:p>
          </table:table-cell>
        </table:table-row>
        <table:table-row table:style-name="ro1">
          <table:table-cell table:number-columns-repeated="2"/>
          <table:table-cell office:value-type="string">
            <text:p>4221a</text:p>
          </table:table-cell>
          <table:table-cell office:value-type="float" office:value="327">
            <text:p>327</text:p>
          </table:table-cell>
          <table:table-cell office:value-type="float" office:value="54">
            <text:p>54</text:p>
          </table:table-cell>
          <table:table-cell table:formula="of:=IF([.E387]=[.E386];[.F386]+1;1)" office:value-type="float" office:value="51">
            <text:p>51</text:p>
          </table:table-cell>
          <table:table-cell table:formula="of:=CONCATENATE(&quot;/home/peter/Thesis/ForcedAligner/Aligner1/wav/11025/&quot;;[.C387];[.D387];&quot;.wav&quot;)" office:value-type="string" office:string-value="/home/peter/Thesis/ForcedAligner/Aligner1/wav/11025/4221a327.wav">
            <text:p>/home/peter/Thesis/ForcedAligner/Aligner1/wav/11025/4221a327.wav</text:p>
          </table:table-cell>
          <table:table-cell table:formula="of:=CONCATENATE(&quot;/home/peter/Thesis/ForcedAligner/Aligner1/wav/&quot;;&quot;ANQ&quot;;[.E387];&quot;_&quot;;[.F387];&quot;.wav&quot;)" office:value-type="string" office:string-value="/home/peter/Thesis/ForcedAligner/Aligner1/wav/ANQ54_51.wav">
            <text:p>/home/peter/Thesis/ForcedAligner/Aligner1/wav/ANQ54_51.wav</text:p>
          </table:table-cell>
          <table:table-cell office:value-type="string">
            <text:p>merci, monsieur le président. le temps est dépassé, mais, quand même, l' explication était nécessaire. alors donc, le temps pour le deuxième groupe d' opposition étant écoulé, je reviens à l' opposition officielle. voulez vous prendre votre temps tout de suite?</text:p>
          </table:table-cell>
        </table:table-row>
        <table:table-row table:style-name="ro1">
          <table:table-cell table:number-columns-repeated="2"/>
          <table:table-cell office:value-type="string">
            <text:p>4221a</text:p>
          </table:table-cell>
          <table:table-cell office:value-type="float" office:value="328">
            <text:p>328</text:p>
          </table:table-cell>
          <table:table-cell office:value-type="float" office:value="54">
            <text:p>54</text:p>
          </table:table-cell>
          <table:table-cell table:formula="of:=IF([.E388]=[.E387];[.F387]+1;1)" office:value-type="float" office:value="52">
            <text:p>52</text:p>
          </table:table-cell>
          <table:table-cell table:formula="of:=CONCATENATE(&quot;/home/peter/Thesis/ForcedAligner/Aligner1/wav/11025/&quot;;[.C388];[.D388];&quot;.wav&quot;)" office:value-type="string" office:string-value="/home/peter/Thesis/ForcedAligner/Aligner1/wav/11025/4221a328.wav">
            <text:p>/home/peter/Thesis/ForcedAligner/Aligner1/wav/11025/4221a328.wav</text:p>
          </table:table-cell>
          <table:table-cell table:formula="of:=CONCATENATE(&quot;/home/peter/Thesis/ForcedAligner/Aligner1/wav/&quot;;&quot;ANQ&quot;;[.E388];&quot;_&quot;;[.F388];&quot;.wav&quot;)" office:value-type="string" office:string-value="/home/peter/Thesis/ForcedAligner/Aligner1/wav/ANQ54_52.wav">
            <text:p>/home/peter/Thesis/ForcedAligner/Aligner1/wav/ANQ54_52.wav</text:p>
          </table:table-cell>
          <table:table-cell office:value-type="string">
            <text:p>{ns} on suit on suit le temps qui est qui est qui est adopté par les leaders.</text:p>
          </table:table-cell>
        </table:table-row>
        <table:table-row table:style-name="ro1">
          <table:table-cell table:number-columns-repeated="2"/>
          <table:table-cell office:value-type="string">
            <text:p>4221a</text:p>
          </table:table-cell>
          <table:table-cell office:value-type="float" office:value="331">
            <text:p>331</text:p>
          </table:table-cell>
          <table:table-cell office:value-type="float" office:value="54">
            <text:p>54</text:p>
          </table:table-cell>
          <table:table-cell table:formula="of:=IF([.E389]=[.E388];[.F388]+1;1)" office:value-type="float" office:value="53">
            <text:p>53</text:p>
          </table:table-cell>
          <table:table-cell table:formula="of:=CONCATENATE(&quot;/home/peter/Thesis/ForcedAligner/Aligner1/wav/11025/&quot;;[.C389];[.D389];&quot;.wav&quot;)" office:value-type="string" office:string-value="/home/peter/Thesis/ForcedAligner/Aligner1/wav/11025/4221a331.wav">
            <text:p>/home/peter/Thesis/ForcedAligner/Aligner1/wav/11025/4221a331.wav</text:p>
          </table:table-cell>
          <table:table-cell table:formula="of:=CONCATENATE(&quot;/home/peter/Thesis/ForcedAligner/Aligner1/wav/&quot;;&quot;ANQ&quot;;[.E389];&quot;_&quot;;[.F389];&quot;.wav&quot;)" office:value-type="string" office:string-value="/home/peter/Thesis/ForcedAligner/Aligner1/wav/ANQ54_53.wav">
            <text:p>/home/peter/Thesis/ForcedAligner/Aligner1/wav/ANQ54_53.wav</text:p>
          </table:table-cell>
          <table:table-cell office:value-type="string">
            <text:p>d' accord, madame la whip euh en chef euh de l' opposition officielle. monsieur le président.</text:p>
          </table:table-cell>
        </table:table-row>
        <table:table-row table:style-name="ro1">
          <table:table-cell table:number-columns-repeated="2"/>
          <table:table-cell office:value-type="string">
            <text:p>4221a</text:p>
          </table:table-cell>
          <table:table-cell office:value-type="float" office:value="336">
            <text:p>336</text:p>
          </table:table-cell>
          <table:table-cell office:value-type="float" office:value="54">
            <text:p>54</text:p>
          </table:table-cell>
          <table:table-cell table:formula="of:=IF([.E390]=[.E389];[.F389]+1;1)" office:value-type="float" office:value="54">
            <text:p>54</text:p>
          </table:table-cell>
          <table:table-cell table:formula="of:=CONCATENATE(&quot;/home/peter/Thesis/ForcedAligner/Aligner1/wav/11025/&quot;;[.C390];[.D390];&quot;.wav&quot;)" office:value-type="string" office:string-value="/home/peter/Thesis/ForcedAligner/Aligner1/wav/11025/4221a336.wav">
            <text:p>/home/peter/Thesis/ForcedAligner/Aligner1/wav/11025/4221a336.wav</text:p>
          </table:table-cell>
          <table:table-cell table:formula="of:=CONCATENATE(&quot;/home/peter/Thesis/ForcedAligner/Aligner1/wav/&quot;;&quot;ANQ&quot;;[.E390];&quot;_&quot;;[.F390];&quot;.wav&quot;)" office:value-type="string" office:string-value="/home/peter/Thesis/ForcedAligner/Aligner1/wav/ANQ54_54.wav">
            <text:p>/home/peter/Thesis/ForcedAligner/Aligner1/wav/ANQ54_54.wav</text:p>
          </table:table-cell>
          <table:table-cell office:value-type="string">
            <text:p>merci beaucoup, monsieur le président. alors, je retourne maintenant à la partie du gouvernement et je reconnais monsieur le député de vaudreuil. et je vous rappelle, parce qu' il y a des échanges relativement au temps de parole, il y a une grille qui a établie, adoptée par les leaders, qui fait en sorte que ça nous guide dans la prise de parole dans l' ordre de prise de parole et le temps qui est alloué. donc, je reconnais monsieur je reconnais monsieur</text:p>
          </table:table-cell>
        </table:table-row>
        <table:table-row table:style-name="ro1">
          <table:table-cell table:number-columns-repeated="2"/>
          <table:table-cell office:value-type="string">
            <text:p>4221a</text:p>
          </table:table-cell>
          <table:table-cell office:value-type="float" office:value="338">
            <text:p>338</text:p>
          </table:table-cell>
          <table:table-cell office:value-type="float" office:value="54">
            <text:p>54</text:p>
          </table:table-cell>
          <table:table-cell table:formula="of:=IF([.E391]=[.E390];[.F390]+1;1)" office:value-type="float" office:value="55">
            <text:p>55</text:p>
          </table:table-cell>
          <table:table-cell table:formula="of:=CONCATENATE(&quot;/home/peter/Thesis/ForcedAligner/Aligner1/wav/11025/&quot;;[.C391];[.D391];&quot;.wav&quot;)" office:value-type="string" office:string-value="/home/peter/Thesis/ForcedAligner/Aligner1/wav/11025/4221a338.wav">
            <text:p>/home/peter/Thesis/ForcedAligner/Aligner1/wav/11025/4221a338.wav</text:p>
          </table:table-cell>
          <table:table-cell table:formula="of:=CONCATENATE(&quot;/home/peter/Thesis/ForcedAligner/Aligner1/wav/&quot;;&quot;ANQ&quot;;[.E391];&quot;_&quot;;[.F391];&quot;.wav&quot;)" office:value-type="string" office:string-value="/home/peter/Thesis/ForcedAligner/Aligner1/wav/ANQ54_55.wav">
            <text:p>/home/peter/Thesis/ForcedAligner/Aligner1/wav/ANQ54_55.wav</text:p>
          </table:table-cell>
          <table:table-cell office:value-type="string">
            <text:p>monsieur le président.</text:p>
          </table:table-cell>
        </table:table-row>
        <table:table-row table:style-name="ro1">
          <table:table-cell table:number-columns-repeated="2"/>
          <table:table-cell office:value-type="string">
            <text:p>4221a</text:p>
          </table:table-cell>
          <table:table-cell office:value-type="float" office:value="190">
            <text:p>190</text:p>
          </table:table-cell>
          <table:table-cell office:value-type="float" office:value="54">
            <text:p>54</text:p>
          </table:table-cell>
          <table:table-cell table:formula="of:=IF([.E392]=[.E391];[.F391]+1;1)" office:value-type="float" office:value="56">
            <text:p>56</text:p>
          </table:table-cell>
          <table:table-cell table:formula="of:=CONCATENATE(&quot;/home/peter/Thesis/ForcedAligner/Aligner1/wav/11025/&quot;;[.C392];[.D392];&quot;.wav&quot;)" office:value-type="string" office:string-value="/home/peter/Thesis/ForcedAligner/Aligner1/wav/11025/4221a190.wav">
            <text:p>/home/peter/Thesis/ForcedAligner/Aligner1/wav/11025/4221a190.wav</text:p>
          </table:table-cell>
          <table:table-cell table:formula="of:=CONCATENATE(&quot;/home/peter/Thesis/ForcedAligner/Aligner1/wav/&quot;;&quot;ANQ&quot;;[.E392];&quot;_&quot;;[.F392];&quot;.wav&quot;)" office:value-type="string" office:string-value="/home/peter/Thesis/ForcedAligner/Aligner1/wav/ANQ54_56.wav">
            <text:p>/home/peter/Thesis/ForcedAligner/Aligner1/wav/ANQ54_56.wav</text:p>
          </table:table-cell>
          <table:table-cell office:value-type="string">
            <text:p>je vous remercie, monsieur le député de d' arcy mcgee. je cède maintenant la parole à madame la députée de rosemont et vous informe que monsieur le député de d' arcy mcgee a pris quatre minutes dix.</text:p>
          </table:table-cell>
        </table:table-row>
        <table:table-row table:style-name="ro1">
          <table:table-cell table:number-columns-repeated="2"/>
          <table:table-cell office:value-type="string">
            <text:p>4221a</text:p>
          </table:table-cell>
          <table:table-cell office:value-type="float" office:value="341">
            <text:p>341</text:p>
          </table:table-cell>
          <table:table-cell office:value-type="float" office:value="54">
            <text:p>54</text:p>
          </table:table-cell>
          <table:table-cell table:formula="of:=IF([.E393]=[.E392];[.F392]+1;1)" office:value-type="float" office:value="57">
            <text:p>57</text:p>
          </table:table-cell>
          <table:table-cell table:formula="of:=CONCATENATE(&quot;/home/peter/Thesis/ForcedAligner/Aligner1/wav/11025/&quot;;[.C393];[.D393];&quot;.wav&quot;)" office:value-type="string" office:string-value="/home/peter/Thesis/ForcedAligner/Aligner1/wav/11025/4221a341.wav">
            <text:p>/home/peter/Thesis/ForcedAligner/Aligner1/wav/11025/4221a341.wav</text:p>
          </table:table-cell>
          <table:table-cell table:formula="of:=CONCATENATE(&quot;/home/peter/Thesis/ForcedAligner/Aligner1/wav/&quot;;&quot;ANQ&quot;;[.E393];&quot;_&quot;;[.F393];&quot;.wav&quot;)" office:value-type="string" office:string-value="/home/peter/Thesis/ForcedAligner/Aligner1/wav/ANQ54_57.wav">
            <text:p>/home/peter/Thesis/ForcedAligner/Aligner1/wav/ANQ54_57.wav</text:p>
          </table:table-cell>
          <table:table-cell office:value-type="string">
            <text:p>président.</text:p>
          </table:table-cell>
        </table:table-row>
        <table:table-row table:style-name="ro1">
          <table:table-cell table:number-columns-repeated="2"/>
          <table:table-cell office:value-type="string">
            <text:p>4221a</text:p>
          </table:table-cell>
          <table:table-cell office:value-type="float" office:value="347">
            <text:p>347</text:p>
          </table:table-cell>
          <table:table-cell office:value-type="float" office:value="54">
            <text:p>54</text:p>
          </table:table-cell>
          <table:table-cell table:formula="of:=IF([.E394]=[.E393];[.F393]+1;1)" office:value-type="float" office:value="58">
            <text:p>58</text:p>
          </table:table-cell>
          <table:table-cell table:formula="of:=CONCATENATE(&quot;/home/peter/Thesis/ForcedAligner/Aligner1/wav/11025/&quot;;[.C394];[.D394];&quot;.wav&quot;)" office:value-type="string" office:string-value="/home/peter/Thesis/ForcedAligner/Aligner1/wav/11025/4221a347.wav">
            <text:p>/home/peter/Thesis/ForcedAligner/Aligner1/wav/11025/4221a347.wav</text:p>
          </table:table-cell>
          <table:table-cell table:formula="of:=CONCATENATE(&quot;/home/peter/Thesis/ForcedAligner/Aligner1/wav/&quot;;&quot;ANQ&quot;;[.E394];&quot;_&quot;;[.F394];&quot;.wav&quot;)" office:value-type="string" office:string-value="/home/peter/Thesis/ForcedAligner/Aligner1/wav/ANQ54_58.wav">
            <text:p>/home/peter/Thesis/ForcedAligner/Aligner1/wav/ANQ54_58.wav</text:p>
          </table:table-cell>
          <table:table-cell office:value-type="string">
            <text:p>merci beaucoup, monsieur le président. alors, le prochain bloc est pour l' opposition officielle. donc, madame la whip en chef. et c' est un bloc de quatre minute trente-six. oui, madame la députée madame la députée de duplessis.</text:p>
          </table:table-cell>
        </table:table-row>
        <table:table-row table:style-name="ro1">
          <table:table-cell table:number-columns-repeated="2"/>
          <table:table-cell office:value-type="string">
            <text:p>4221a</text:p>
          </table:table-cell>
          <table:table-cell office:value-type="float" office:value="349">
            <text:p>349</text:p>
          </table:table-cell>
          <table:table-cell office:value-type="float" office:value="54">
            <text:p>54</text:p>
          </table:table-cell>
          <table:table-cell table:formula="of:=IF([.E395]=[.E394];[.F394]+1;1)" office:value-type="float" office:value="59">
            <text:p>59</text:p>
          </table:table-cell>
          <table:table-cell table:formula="of:=CONCATENATE(&quot;/home/peter/Thesis/ForcedAligner/Aligner1/wav/11025/&quot;;[.C395];[.D395];&quot;.wav&quot;)" office:value-type="string" office:string-value="/home/peter/Thesis/ForcedAligner/Aligner1/wav/11025/4221a349.wav">
            <text:p>/home/peter/Thesis/ForcedAligner/Aligner1/wav/11025/4221a349.wav</text:p>
          </table:table-cell>
          <table:table-cell table:formula="of:=CONCATENATE(&quot;/home/peter/Thesis/ForcedAligner/Aligner1/wav/&quot;;&quot;ANQ&quot;;[.E395];&quot;_&quot;;[.F395];&quot;.wav&quot;)" office:value-type="string" office:string-value="/home/peter/Thesis/ForcedAligner/Aligner1/wav/ANQ54_59.wav">
            <text:p>/home/peter/Thesis/ForcedAligner/Aligner1/wav/ANQ54_59.wav</text:p>
          </table:table-cell>
          <table:table-cell office:value-type="string">
            <text:p>on est dans la restauration?</text:p>
          </table:table-cell>
        </table:table-row>
        <table:table-row table:style-name="ro1">
          <table:table-cell table:number-columns-repeated="2"/>
          <table:table-cell office:value-type="string">
            <text:p>4221a</text:p>
          </table:table-cell>
          <table:table-cell office:value-type="float" office:value="353">
            <text:p>353</text:p>
          </table:table-cell>
          <table:table-cell office:value-type="float" office:value="54">
            <text:p>54</text:p>
          </table:table-cell>
          <table:table-cell table:formula="of:=IF([.E396]=[.E395];[.F395]+1;1)" office:value-type="float" office:value="60">
            <text:p>60</text:p>
          </table:table-cell>
          <table:table-cell table:formula="of:=CONCATENATE(&quot;/home/peter/Thesis/ForcedAligner/Aligner1/wav/11025/&quot;;[.C396];[.D396];&quot;.wav&quot;)" office:value-type="string" office:string-value="/home/peter/Thesis/ForcedAligner/Aligner1/wav/11025/4221a353.wav">
            <text:p>/home/peter/Thesis/ForcedAligner/Aligner1/wav/11025/4221a353.wav</text:p>
          </table:table-cell>
          <table:table-cell table:formula="of:=CONCATENATE(&quot;/home/peter/Thesis/ForcedAligner/Aligner1/wav/&quot;;&quot;ANQ&quot;;[.E396];&quot;_&quot;;[.F396];&quot;.wav&quot;)" office:value-type="string" office:string-value="/home/peter/Thesis/ForcedAligner/Aligner1/wav/ANQ54_60.wav">
            <text:p>/home/peter/Thesis/ForcedAligner/Aligner1/wav/ANQ54_60.wav</text:p>
          </table:table-cell>
          <table:table-cell office:value-type="string">
            <text:p>madame la députée de duplessis?</text:p>
          </table:table-cell>
        </table:table-row>
        <table:table-row table:style-name="ro1">
          <table:table-cell table:number-columns-repeated="2"/>
          <table:table-cell office:value-type="string">
            <text:p>4221a</text:p>
          </table:table-cell>
          <table:table-cell office:value-type="float" office:value="356">
            <text:p>356</text:p>
          </table:table-cell>
          <table:table-cell office:value-type="float" office:value="54">
            <text:p>54</text:p>
          </table:table-cell>
          <table:table-cell table:formula="of:=IF([.E397]=[.E396];[.F396]+1;1)" office:value-type="float" office:value="61">
            <text:p>61</text:p>
          </table:table-cell>
          <table:table-cell table:formula="of:=CONCATENATE(&quot;/home/peter/Thesis/ForcedAligner/Aligner1/wav/11025/&quot;;[.C397];[.D397];&quot;.wav&quot;)" office:value-type="string" office:string-value="/home/peter/Thesis/ForcedAligner/Aligner1/wav/11025/4221a356.wav">
            <text:p>/home/peter/Thesis/ForcedAligner/Aligner1/wav/11025/4221a356.wav</text:p>
          </table:table-cell>
          <table:table-cell table:formula="of:=CONCATENATE(&quot;/home/peter/Thesis/ForcedAligner/Aligner1/wav/&quot;;&quot;ANQ&quot;;[.E397];&quot;_&quot;;[.F397];&quot;.wav&quot;)" office:value-type="string" office:string-value="/home/peter/Thesis/ForcedAligner/Aligner1/wav/ANQ54_61.wav">
            <text:p>/home/peter/Thesis/ForcedAligner/Aligner1/wav/ANQ54_61.wav</text:p>
          </table:table-cell>
          <table:table-cell office:value-type="string">
            <text:p>eh bien, trente un minute trente, madame la députée.</text:p>
          </table:table-cell>
        </table:table-row>
        <table:table-row table:style-name="ro1">
          <table:table-cell table:number-columns-repeated="2"/>
          <table:table-cell office:value-type="string">
            <text:p>4221a</text:p>
          </table:table-cell>
          <table:table-cell office:value-type="float" office:value="358">
            <text:p>358</text:p>
          </table:table-cell>
          <table:table-cell office:value-type="float" office:value="54">
            <text:p>54</text:p>
          </table:table-cell>
          <table:table-cell table:formula="of:=IF([.E398]=[.E397];[.F397]+1;1)" office:value-type="float" office:value="62">
            <text:p>62</text:p>
          </table:table-cell>
          <table:table-cell table:formula="of:=CONCATENATE(&quot;/home/peter/Thesis/ForcedAligner/Aligner1/wav/11025/&quot;;[.C398];[.D398];&quot;.wav&quot;)" office:value-type="string" office:string-value="/home/peter/Thesis/ForcedAligner/Aligner1/wav/11025/4221a358.wav">
            <text:p>/home/peter/Thesis/ForcedAligner/Aligner1/wav/11025/4221a358.wav</text:p>
          </table:table-cell>
          <table:table-cell table:formula="of:=CONCATENATE(&quot;/home/peter/Thesis/ForcedAligner/Aligner1/wav/&quot;;&quot;ANQ&quot;;[.E398];&quot;_&quot;;[.F398];&quot;.wav&quot;)" office:value-type="string" office:string-value="/home/peter/Thesis/ForcedAligner/Aligner1/wav/ANQ54_62.wav">
            <text:p>/home/peter/Thesis/ForcedAligner/Aligner1/wav/ANQ54_62.wav</text:p>
          </table:table-cell>
          <table:table-cell office:value-type="string">
            <text:p>merci. merci, madame la députée duplessis.</text:p>
          </table:table-cell>
        </table:table-row>
        <table:table-row table:style-name="ro1">
          <table:table-cell table:number-columns-repeated="2"/>
          <table:table-cell office:value-type="string">
            <text:p>4221a</text:p>
          </table:table-cell>
          <table:table-cell office:value-type="float" office:value="362">
            <text:p>362</text:p>
          </table:table-cell>
          <table:table-cell office:value-type="float" office:value="54">
            <text:p>54</text:p>
          </table:table-cell>
          <table:table-cell table:formula="of:=IF([.E399]=[.E398];[.F398]+1;1)" office:value-type="float" office:value="63">
            <text:p>63</text:p>
          </table:table-cell>
          <table:table-cell table:formula="of:=CONCATENATE(&quot;/home/peter/Thesis/ForcedAligner/Aligner1/wav/11025/&quot;;[.C399];[.D399];&quot;.wav&quot;)" office:value-type="string" office:string-value="/home/peter/Thesis/ForcedAligner/Aligner1/wav/11025/4221a362.wav">
            <text:p>/home/peter/Thesis/ForcedAligner/Aligner1/wav/11025/4221a362.wav</text:p>
          </table:table-cell>
          <table:table-cell table:formula="of:=CONCATENATE(&quot;/home/peter/Thesis/ForcedAligner/Aligner1/wav/&quot;;&quot;ANQ&quot;;[.E399];&quot;_&quot;;[.F399];&quot;.wav&quot;)" office:value-type="string" office:string-value="/home/peter/Thesis/ForcedAligner/Aligner1/wav/ANQ54_63.wav">
            <text:p>/home/peter/Thesis/ForcedAligner/Aligner1/wav/ANQ54_63.wav</text:p>
          </table:table-cell>
          <table:table-cell office:value-type="string">
            <text:p>merci beaucoup, monsieur le président. alors, euh normalement, on a réservé du temps pour les députés indépendants, on va leur garder jusqu' à la fin. s' ils ne se présentent pas, le temps sera redistribué. alors, madame la whip en chef de l' opposition officielle excusez moi. non, non, je reviens au gouvernement. qui prend la parole du côté du gouvernement? alors, monsieur le député de rivière du loup.</text:p>
          </table:table-cell>
        </table:table-row>
        <table:table-row table:style-name="ro1">
          <table:table-cell table:number-columns-repeated="2"/>
          <table:table-cell office:value-type="string">
            <text:p>4221a</text:p>
          </table:table-cell>
          <table:table-cell office:value-type="float" office:value="364">
            <text:p>364</text:p>
          </table:table-cell>
          <table:table-cell office:value-type="float" office:value="54">
            <text:p>54</text:p>
          </table:table-cell>
          <table:table-cell table:formula="of:=IF([.E400]=[.E399];[.F399]+1;1)" office:value-type="float" office:value="64">
            <text:p>64</text:p>
          </table:table-cell>
          <table:table-cell table:formula="of:=CONCATENATE(&quot;/home/peter/Thesis/ForcedAligner/Aligner1/wav/11025/&quot;;[.C400];[.D400];&quot;.wav&quot;)" office:value-type="string" office:string-value="/home/peter/Thesis/ForcedAligner/Aligner1/wav/11025/4221a364.wav">
            <text:p>/home/peter/Thesis/ForcedAligner/Aligner1/wav/11025/4221a364.wav</text:p>
          </table:table-cell>
          <table:table-cell table:formula="of:=CONCATENATE(&quot;/home/peter/Thesis/ForcedAligner/Aligner1/wav/&quot;;&quot;ANQ&quot;;[.E400];&quot;_&quot;;[.F400];&quot;.wav&quot;)" office:value-type="string" office:string-value="/home/peter/Thesis/ForcedAligner/Aligner1/wav/ANQ54_64.wav">
            <text:p>/home/peter/Thesis/ForcedAligner/Aligner1/wav/ANQ54_64.wav</text:p>
          </table:table-cell>
          <table:table-cell office:value-type="string">
            <text:p>alors, monsieur le président.</text:p>
          </table:table-cell>
        </table:table-row>
        <table:table-row table:style-name="ro1">
          <table:table-cell table:number-columns-repeated="2"/>
          <table:table-cell office:value-type="string">
            <text:p>4221a</text:p>
          </table:table-cell>
          <table:table-cell office:value-type="float" office:value="366">
            <text:p>366</text:p>
          </table:table-cell>
          <table:table-cell office:value-type="float" office:value="54">
            <text:p>54</text:p>
          </table:table-cell>
          <table:table-cell table:formula="of:=IF([.E401]=[.E400];[.F400]+1;1)" office:value-type="float" office:value="65">
            <text:p>65</text:p>
          </table:table-cell>
          <table:table-cell table:formula="of:=CONCATENATE(&quot;/home/peter/Thesis/ForcedAligner/Aligner1/wav/11025/&quot;;[.C401];[.D401];&quot;.wav&quot;)" office:value-type="string" office:string-value="/home/peter/Thesis/ForcedAligner/Aligner1/wav/11025/4221a366.wav">
            <text:p>/home/peter/Thesis/ForcedAligner/Aligner1/wav/11025/4221a366.wav</text:p>
          </table:table-cell>
          <table:table-cell table:formula="of:=CONCATENATE(&quot;/home/peter/Thesis/ForcedAligner/Aligner1/wav/&quot;;&quot;ANQ&quot;;[.E401];&quot;_&quot;;[.F401];&quot;.wav&quot;)" office:value-type="string" office:string-value="/home/peter/Thesis/ForcedAligner/Aligner1/wav/ANQ54_65.wav">
            <text:p>/home/peter/Thesis/ForcedAligner/Aligner1/wav/ANQ54_65.wav</text:p>
          </table:table-cell>
          <table:table-cell office:value-type="string">
            <text:p>alors, monsieur le député de rivière du loup.</text:p>
          </table:table-cell>
        </table:table-row>
        <table:table-row table:style-name="ro1">
          <table:table-cell table:number-columns-repeated="2"/>
          <table:table-cell office:value-type="string">
            <text:p>4221a</text:p>
          </table:table-cell>
          <table:table-cell office:value-type="float" office:value="368">
            <text:p>368</text:p>
          </table:table-cell>
          <table:table-cell office:value-type="float" office:value="54">
            <text:p>54</text:p>
          </table:table-cell>
          <table:table-cell table:formula="of:=IF([.E402]=[.E401];[.F401]+1;1)" office:value-type="float" office:value="66">
            <text:p>66</text:p>
          </table:table-cell>
          <table:table-cell table:formula="of:=CONCATENATE(&quot;/home/peter/Thesis/ForcedAligner/Aligner1/wav/11025/&quot;;[.C402];[.D402];&quot;.wav&quot;)" office:value-type="string" office:string-value="/home/peter/Thesis/ForcedAligner/Aligner1/wav/11025/4221a368.wav">
            <text:p>/home/peter/Thesis/ForcedAligner/Aligner1/wav/11025/4221a368.wav</text:p>
          </table:table-cell>
          <table:table-cell table:formula="of:=CONCATENATE(&quot;/home/peter/Thesis/ForcedAligner/Aligner1/wav/&quot;;&quot;ANQ&quot;;[.E402];&quot;_&quot;;[.F402];&quot;.wav&quot;)" office:value-type="string" office:string-value="/home/peter/Thesis/ForcedAligner/Aligner1/wav/ANQ54_66.wav">
            <text:p>/home/peter/Thesis/ForcedAligner/Aligner1/wav/ANQ54_66.wav</text:p>
          </table:table-cell>
          <table:table-cell office:value-type="string">
            <text:p>en moins de deux minutes, monsieur le président.</text:p>
          </table:table-cell>
        </table:table-row>
        <table:table-row table:style-name="ro1">
          <table:table-cell table:number-columns-repeated="2"/>
          <table:table-cell office:value-type="string">
            <text:p>4221a</text:p>
          </table:table-cell>
          <table:table-cell office:value-type="float" office:value="192">
            <text:p>192</text:p>
          </table:table-cell>
          <table:table-cell office:value-type="float" office:value="54">
            <text:p>54</text:p>
          </table:table-cell>
          <table:table-cell table:formula="of:=IF([.E403]=[.E402];[.F402]+1;1)" office:value-type="float" office:value="67">
            <text:p>67</text:p>
          </table:table-cell>
          <table:table-cell table:formula="of:=CONCATENATE(&quot;/home/peter/Thesis/ForcedAligner/Aligner1/wav/11025/&quot;;[.C403];[.D403];&quot;.wav&quot;)" office:value-type="string" office:string-value="/home/peter/Thesis/ForcedAligner/Aligner1/wav/11025/4221a192.wav">
            <text:p>/home/peter/Thesis/ForcedAligner/Aligner1/wav/11025/4221a192.wav</text:p>
          </table:table-cell>
          <table:table-cell table:formula="of:=CONCATENATE(&quot;/home/peter/Thesis/ForcedAligner/Aligner1/wav/&quot;;&quot;ANQ&quot;;[.E403];&quot;_&quot;;[.F403];&quot;.wav&quot;)" office:value-type="string" office:string-value="/home/peter/Thesis/ForcedAligner/Aligner1/wav/ANQ54_67.wav">
            <text:p>/home/peter/Thesis/ForcedAligner/Aligner1/wav/ANQ54_67.wav</text:p>
          </table:table-cell>
          <table:table-cell office:value-type="string">
            <text:p>je vous remercie, madame la députée de rosemont. je cède maintenant la parole à monsieur le député de la peltrie.</text:p>
          </table:table-cell>
        </table:table-row>
        <table:table-row table:style-name="ro1">
          <table:table-cell table:number-columns-repeated="2"/>
          <table:table-cell office:value-type="string">
            <text:p>4221a</text:p>
          </table:table-cell>
          <table:table-cell office:value-type="float" office:value="370">
            <text:p>370</text:p>
          </table:table-cell>
          <table:table-cell office:value-type="float" office:value="54">
            <text:p>54</text:p>
          </table:table-cell>
          <table:table-cell table:formula="of:=IF([.E404]=[.E403];[.F403]+1;1)" office:value-type="float" office:value="68">
            <text:p>68</text:p>
          </table:table-cell>
          <table:table-cell table:formula="of:=CONCATENATE(&quot;/home/peter/Thesis/ForcedAligner/Aligner1/wav/11025/&quot;;[.C404];[.D404];&quot;.wav&quot;)" office:value-type="string" office:string-value="/home/peter/Thesis/ForcedAligner/Aligner1/wav/11025/4221a370.wav">
            <text:p>/home/peter/Thesis/ForcedAligner/Aligner1/wav/11025/4221a370.wav</text:p>
          </table:table-cell>
          <table:table-cell table:formula="of:=CONCATENATE(&quot;/home/peter/Thesis/ForcedAligner/Aligner1/wav/&quot;;&quot;ANQ&quot;;[.E404];&quot;_&quot;;[.F404];&quot;.wav&quot;)" office:value-type="string" office:string-value="/home/peter/Thesis/ForcedAligner/Aligner1/wav/ANQ54_68.wav">
            <text:p>/home/peter/Thesis/ForcedAligner/Aligner1/wav/ANQ54_68.wav</text:p>
          </table:table-cell>
          <table:table-cell office:value-type="string">
            <text:p>merci. alors, je retourne à l' opposition officielle. madame la whip euh en chef de l' opposition officielle.</text:p>
          </table:table-cell>
        </table:table-row>
        <table:table-row table:style-name="ro1">
          <table:table-cell table:number-columns-repeated="2"/>
          <table:table-cell office:value-type="string">
            <text:p>4221a</text:p>
          </table:table-cell>
          <table:table-cell office:value-type="float" office:value="372">
            <text:p>372</text:p>
          </table:table-cell>
          <table:table-cell office:value-type="float" office:value="54">
            <text:p>54</text:p>
          </table:table-cell>
          <table:table-cell table:formula="of:=IF([.E405]=[.E404];[.F404]+1;1)" office:value-type="float" office:value="69">
            <text:p>69</text:p>
          </table:table-cell>
          <table:table-cell table:formula="of:=CONCATENATE(&quot;/home/peter/Thesis/ForcedAligner/Aligner1/wav/11025/&quot;;[.C405];[.D405];&quot;.wav&quot;)" office:value-type="string" office:string-value="/home/peter/Thesis/ForcedAligner/Aligner1/wav/11025/4221a372.wav">
            <text:p>/home/peter/Thesis/ForcedAligner/Aligner1/wav/11025/4221a372.wav</text:p>
          </table:table-cell>
          <table:table-cell table:formula="of:=CONCATENATE(&quot;/home/peter/Thesis/ForcedAligner/Aligner1/wav/&quot;;&quot;ANQ&quot;;[.E405];&quot;_&quot;;[.F405];&quot;.wav&quot;)" office:value-type="string" office:string-value="/home/peter/Thesis/ForcedAligner/Aligner1/wav/ANQ54_69.wav">
            <text:p>/home/peter/Thesis/ForcedAligner/Aligner1/wav/ANQ54_69.wav</text:p>
          </table:table-cell>
          <table:table-cell office:value-type="string">
            <text:p>minute trente-six.</text:p>
          </table:table-cell>
        </table:table-row>
        <table:table-row table:style-name="ro1">
          <table:table-cell table:number-columns-repeated="2"/>
          <table:table-cell office:value-type="string">
            <text:p>4221a</text:p>
          </table:table-cell>
          <table:table-cell office:value-type="float" office:value="375">
            <text:p>375</text:p>
          </table:table-cell>
          <table:table-cell office:value-type="float" office:value="54">
            <text:p>54</text:p>
          </table:table-cell>
          <table:table-cell table:formula="of:=IF([.E406]=[.E405];[.F405]+1;1)" office:value-type="float" office:value="70">
            <text:p>70</text:p>
          </table:table-cell>
          <table:table-cell table:formula="of:=CONCATENATE(&quot;/home/peter/Thesis/ForcedAligner/Aligner1/wav/11025/&quot;;[.C406];[.D406];&quot;.wav&quot;)" office:value-type="string" office:string-value="/home/peter/Thesis/ForcedAligner/Aligner1/wav/11025/4221a375.wav">
            <text:p>/home/peter/Thesis/ForcedAligner/Aligner1/wav/11025/4221a375.wav</text:p>
          </table:table-cell>
          <table:table-cell table:formula="of:=CONCATENATE(&quot;/home/peter/Thesis/ForcedAligner/Aligner1/wav/&quot;;&quot;ANQ&quot;;[.E406];&quot;_&quot;;[.F406];&quot;.wav&quot;)" office:value-type="string" office:string-value="/home/peter/Thesis/ForcedAligner/Aligner1/wav/ANQ54_70.wav">
            <text:p>/home/peter/Thesis/ForcedAligner/Aligner1/wav/ANQ54_70.wav</text:p>
          </table:table-cell>
          <table:table-cell office:value-type="string">
            <text:p>alors, monsieur le président.</text:p>
          </table:table-cell>
        </table:table-row>
        <table:table-row table:style-name="ro1">
          <table:table-cell table:number-columns-repeated="2"/>
          <table:table-cell office:value-type="string">
            <text:p>4221a</text:p>
          </table:table-cell>
          <table:table-cell office:value-type="float" office:value="377">
            <text:p>377</text:p>
          </table:table-cell>
          <table:table-cell office:value-type="float" office:value="54">
            <text:p>54</text:p>
          </table:table-cell>
          <table:table-cell table:formula="of:=IF([.E407]=[.E406];[.F406]+1;1)" office:value-type="float" office:value="71">
            <text:p>71</text:p>
          </table:table-cell>
          <table:table-cell table:formula="of:=CONCATENATE(&quot;/home/peter/Thesis/ForcedAligner/Aligner1/wav/11025/&quot;;[.C407];[.D407];&quot;.wav&quot;)" office:value-type="string" office:string-value="/home/peter/Thesis/ForcedAligner/Aligner1/wav/11025/4221a377.wav">
            <text:p>/home/peter/Thesis/ForcedAligner/Aligner1/wav/11025/4221a377.wav</text:p>
          </table:table-cell>
          <table:table-cell table:formula="of:=CONCATENATE(&quot;/home/peter/Thesis/ForcedAligner/Aligner1/wav/&quot;;&quot;ANQ&quot;;[.E407];&quot;_&quot;;[.F407];&quot;.wav&quot;)" office:value-type="string" office:string-value="/home/peter/Thesis/ForcedAligner/Aligner1/wav/ANQ54_71.wav">
            <text:p>/home/peter/Thesis/ForcedAligner/Aligner1/wav/ANQ54_71.wav</text:p>
          </table:table-cell>
          <table:table-cell office:value-type="string">
            <text:p>c' est toujours sur ce même sujet? alors, on peut déborder sur l' autre bloc. allez y. vous avez un autre bloc de quatre minute trente-six.</text:p>
          </table:table-cell>
        </table:table-row>
        <table:table-row table:style-name="ro1">
          <table:table-cell table:number-columns-repeated="2"/>
          <table:table-cell office:value-type="string">
            <text:p>4221a</text:p>
          </table:table-cell>
          <table:table-cell office:value-type="float" office:value="381">
            <text:p>381</text:p>
          </table:table-cell>
          <table:table-cell office:value-type="float" office:value="54">
            <text:p>54</text:p>
          </table:table-cell>
          <table:table-cell table:formula="of:=IF([.E408]=[.E407];[.F407]+1;1)" office:value-type="float" office:value="72">
            <text:p>72</text:p>
          </table:table-cell>
          <table:table-cell table:formula="of:=CONCATENATE(&quot;/home/peter/Thesis/ForcedAligner/Aligner1/wav/11025/&quot;;[.C408];[.D408];&quot;.wav&quot;)" office:value-type="string" office:string-value="/home/peter/Thesis/ForcedAligner/Aligner1/wav/11025/4221a381.wav">
            <text:p>/home/peter/Thesis/ForcedAligner/Aligner1/wav/11025/4221a381.wav</text:p>
          </table:table-cell>
          <table:table-cell table:formula="of:=CONCATENATE(&quot;/home/peter/Thesis/ForcedAligner/Aligner1/wav/&quot;;&quot;ANQ&quot;;[.E408];&quot;_&quot;;[.F408];&quot;.wav&quot;)" office:value-type="string" office:string-value="/home/peter/Thesis/ForcedAligner/Aligner1/wav/ANQ54_72.wav">
            <text:p>/home/peter/Thesis/ForcedAligner/Aligner1/wav/ANQ54_72.wav</text:p>
          </table:table-cell>
          <table:table-cell office:value-type="string">
            <text:p>excusez nous, madame la whip en chef. alors, vous avez toujours la parole.</text:p>
          </table:table-cell>
        </table:table-row>
        <table:table-row table:style-name="ro1">
          <table:table-cell table:number-columns-repeated="2"/>
          <table:table-cell office:value-type="string">
            <text:p>4221a</text:p>
          </table:table-cell>
          <table:table-cell office:value-type="float" office:value="386">
            <text:p>386</text:p>
          </table:table-cell>
          <table:table-cell office:value-type="float" office:value="54">
            <text:p>54</text:p>
          </table:table-cell>
          <table:table-cell table:formula="of:=IF([.E409]=[.E408];[.F408]+1;1)" office:value-type="float" office:value="73">
            <text:p>73</text:p>
          </table:table-cell>
          <table:table-cell table:formula="of:=CONCATENATE(&quot;/home/peter/Thesis/ForcedAligner/Aligner1/wav/11025/&quot;;[.C409];[.D409];&quot;.wav&quot;)" office:value-type="string" office:string-value="/home/peter/Thesis/ForcedAligner/Aligner1/wav/11025/4221a386.wav">
            <text:p>/home/peter/Thesis/ForcedAligner/Aligner1/wav/11025/4221a386.wav</text:p>
          </table:table-cell>
          <table:table-cell table:formula="of:=CONCATENATE(&quot;/home/peter/Thesis/ForcedAligner/Aligner1/wav/&quot;;&quot;ANQ&quot;;[.E409];&quot;_&quot;;[.F409];&quot;.wav&quot;)" office:value-type="string" office:string-value="/home/peter/Thesis/ForcedAligner/Aligner1/wav/ANQ54_73.wav">
            <text:p>/home/peter/Thesis/ForcedAligner/Aligner1/wav/ANQ54_73.wav</text:p>
          </table:table-cell>
          <table:table-cell office:value-type="string">
            <text:p>madame la whip euh en chef de l' opposition officielle.</text:p>
          </table:table-cell>
        </table:table-row>
        <table:table-row table:style-name="ro1">
          <table:table-cell table:number-columns-repeated="2"/>
          <table:table-cell office:value-type="string">
            <text:p>4221a</text:p>
          </table:table-cell>
          <table:table-cell office:value-type="float" office:value="393">
            <text:p>393</text:p>
          </table:table-cell>
          <table:table-cell office:value-type="float" office:value="54">
            <text:p>54</text:p>
          </table:table-cell>
          <table:table-cell table:formula="of:=IF([.E410]=[.E409];[.F409]+1;1)" office:value-type="float" office:value="74">
            <text:p>74</text:p>
          </table:table-cell>
          <table:table-cell table:formula="of:=CONCATENATE(&quot;/home/peter/Thesis/ForcedAligner/Aligner1/wav/11025/&quot;;[.C410];[.D410];&quot;.wav&quot;)" office:value-type="string" office:string-value="/home/peter/Thesis/ForcedAligner/Aligner1/wav/11025/4221a393.wav">
            <text:p>/home/peter/Thesis/ForcedAligner/Aligner1/wav/11025/4221a393.wav</text:p>
          </table:table-cell>
          <table:table-cell table:formula="of:=CONCATENATE(&quot;/home/peter/Thesis/ForcedAligner/Aligner1/wav/&quot;;&quot;ANQ&quot;;[.E410];&quot;_&quot;;[.F410];&quot;.wav&quot;)" office:value-type="string" office:string-value="/home/peter/Thesis/ForcedAligner/Aligner1/wav/ANQ54_74.wav">
            <text:p>/home/peter/Thesis/ForcedAligner/Aligner1/wav/ANQ54_74.wav</text:p>
          </table:table-cell>
          <table:table-cell office:value-type="string">
            <text:p>whip en chef de l' opposition officielle, il vous reste euh deux petites minutes à ce bloc.</text:p>
          </table:table-cell>
        </table:table-row>
        <table:table-row table:style-name="ro1">
          <table:table-cell table:number-columns-repeated="2"/>
          <table:table-cell office:value-type="string">
            <text:p>4221a</text:p>
          </table:table-cell>
          <table:table-cell office:value-type="float" office:value="395">
            <text:p>395</text:p>
          </table:table-cell>
          <table:table-cell office:value-type="float" office:value="54">
            <text:p>54</text:p>
          </table:table-cell>
          <table:table-cell table:formula="of:=IF([.E411]=[.E410];[.F410]+1;1)" office:value-type="float" office:value="75">
            <text:p>75</text:p>
          </table:table-cell>
          <table:table-cell table:formula="of:=CONCATENATE(&quot;/home/peter/Thesis/ForcedAligner/Aligner1/wav/11025/&quot;;[.C411];[.D411];&quot;.wav&quot;)" office:value-type="string" office:string-value="/home/peter/Thesis/ForcedAligner/Aligner1/wav/11025/4221a395.wav">
            <text:p>/home/peter/Thesis/ForcedAligner/Aligner1/wav/11025/4221a395.wav</text:p>
          </table:table-cell>
          <table:table-cell table:formula="of:=CONCATENATE(&quot;/home/peter/Thesis/ForcedAligner/Aligner1/wav/&quot;;&quot;ANQ&quot;;[.E411];&quot;_&quot;;[.F411];&quot;.wav&quot;)" office:value-type="string" office:string-value="/home/peter/Thesis/ForcedAligner/Aligner1/wav/ANQ54_75.wav">
            <text:p>/home/peter/Thesis/ForcedAligner/Aligner1/wav/ANQ54_75.wav</text:p>
          </table:table-cell>
          <table:table-cell office:value-type="string">
            <text:p>monsieur le président, deux minutes, s' il vous plaît, pour rester dans le temps.</text:p>
          </table:table-cell>
        </table:table-row>
        <table:table-row table:style-name="ro1">
          <table:table-cell table:number-columns-repeated="2"/>
          <table:table-cell office:value-type="string">
            <text:p>4221a</text:p>
          </table:table-cell>
          <table:table-cell office:value-type="float" office:value="397">
            <text:p>397</text:p>
          </table:table-cell>
          <table:table-cell office:value-type="float" office:value="54">
            <text:p>54</text:p>
          </table:table-cell>
          <table:table-cell table:formula="of:=IF([.E412]=[.E411];[.F411]+1;1)" office:value-type="float" office:value="76">
            <text:p>76</text:p>
          </table:table-cell>
          <table:table-cell table:formula="of:=CONCATENATE(&quot;/home/peter/Thesis/ForcedAligner/Aligner1/wav/11025/&quot;;[.C412];[.D412];&quot;.wav&quot;)" office:value-type="string" office:string-value="/home/peter/Thesis/ForcedAligner/Aligner1/wav/11025/4221a397.wav">
            <text:p>/home/peter/Thesis/ForcedAligner/Aligner1/wav/11025/4221a397.wav</text:p>
          </table:table-cell>
          <table:table-cell table:formula="of:=CONCATENATE(&quot;/home/peter/Thesis/ForcedAligner/Aligner1/wav/&quot;;&quot;ANQ&quot;;[.E412];&quot;_&quot;;[.F412];&quot;.wav&quot;)" office:value-type="string" office:string-value="/home/peter/Thesis/ForcedAligner/Aligner1/wav/ANQ54_76.wav">
            <text:p>/home/peter/Thesis/ForcedAligner/Aligner1/wav/ANQ54_76.wav</text:p>
          </table:table-cell>
          <table:table-cell office:value-type="string">
            <text:p>merci beaucoup. alors donc, je</text:p>
          </table:table-cell>
        </table:table-row>
        <table:table-row table:style-name="ro1">
          <table:table-cell table:number-columns-repeated="2"/>
          <table:table-cell office:value-type="string">
            <text:p>4221a</text:p>
          </table:table-cell>
          <table:table-cell office:value-type="float" office:value="398">
            <text:p>398</text:p>
          </table:table-cell>
          <table:table-cell office:value-type="float" office:value="54">
            <text:p>54</text:p>
          </table:table-cell>
          <table:table-cell table:formula="of:=IF([.E413]=[.E412];[.F412]+1;1)" office:value-type="float" office:value="77">
            <text:p>77</text:p>
          </table:table-cell>
          <table:table-cell table:formula="of:=CONCATENATE(&quot;/home/peter/Thesis/ForcedAligner/Aligner1/wav/11025/&quot;;[.C413];[.D413];&quot;.wav&quot;)" office:value-type="string" office:string-value="/home/peter/Thesis/ForcedAligner/Aligner1/wav/11025/4221a398.wav">
            <text:p>/home/peter/Thesis/ForcedAligner/Aligner1/wav/11025/4221a398.wav</text:p>
          </table:table-cell>
          <table:table-cell table:formula="of:=CONCATENATE(&quot;/home/peter/Thesis/ForcedAligner/Aligner1/wav/&quot;;&quot;ANQ&quot;;[.E413];&quot;_&quot;;[.F413];&quot;.wav&quot;)" office:value-type="string" office:string-value="/home/peter/Thesis/ForcedAligner/Aligner1/wav/ANQ54_77.wav">
            <text:p>/home/peter/Thesis/ForcedAligner/Aligner1/wav/ANQ54_77.wav</text:p>
          </table:table-cell>
          <table:table-cell office:value-type="string">
            <text:p>oui. {lg} bien, monsieur le président, vous avez terminé votre temps.</text:p>
          </table:table-cell>
        </table:table-row>
        <table:table-row table:style-name="ro1">
          <table:table-cell table:number-columns-repeated="2"/>
          <table:table-cell office:value-type="string">
            <text:p>4221a</text:p>
          </table:table-cell>
          <table:table-cell office:value-type="float" office:value="194">
            <text:p>194</text:p>
          </table:table-cell>
          <table:table-cell office:value-type="float" office:value="54">
            <text:p>54</text:p>
          </table:table-cell>
          <table:table-cell table:formula="of:=IF([.E414]=[.E413];[.F413]+1;1)" office:value-type="float" office:value="78">
            <text:p>78</text:p>
          </table:table-cell>
          <table:table-cell table:formula="of:=CONCATENATE(&quot;/home/peter/Thesis/ForcedAligner/Aligner1/wav/11025/&quot;;[.C414];[.D414];&quot;.wav&quot;)" office:value-type="string" office:string-value="/home/peter/Thesis/ForcedAligner/Aligner1/wav/11025/4221a194.wav">
            <text:p>/home/peter/Thesis/ForcedAligner/Aligner1/wav/11025/4221a194.wav</text:p>
          </table:table-cell>
          <table:table-cell table:formula="of:=CONCATENATE(&quot;/home/peter/Thesis/ForcedAligner/Aligner1/wav/&quot;;&quot;ANQ&quot;;[.E414];&quot;_&quot;;[.F414];&quot;.wav&quot;)" office:value-type="string" office:string-value="/home/peter/Thesis/ForcedAligner/Aligner1/wav/ANQ54_78.wav">
            <text:p>/home/peter/Thesis/ForcedAligner/Aligner1/wav/ANQ54_78.wav</text:p>
          </table:table-cell>
          <table:table-cell office:value-type="string">
            <text:p>alors, je vous remercie, monsieur le député de la peltrie. cette motion est elle adoptée?</text:p>
          </table:table-cell>
        </table:table-row>
        <table:table-row table:style-name="ro1">
          <table:table-cell table:number-columns-repeated="2"/>
          <table:table-cell office:value-type="string">
            <text:p>4221a</text:p>
          </table:table-cell>
          <table:table-cell office:value-type="float" office:value="400">
            <text:p>400</text:p>
          </table:table-cell>
          <table:table-cell office:value-type="float" office:value="54">
            <text:p>54</text:p>
          </table:table-cell>
          <table:table-cell table:formula="of:=IF([.E415]=[.E414];[.F414]+1;1)" office:value-type="float" office:value="79">
            <text:p>79</text:p>
          </table:table-cell>
          <table:table-cell table:formula="of:=CONCATENATE(&quot;/home/peter/Thesis/ForcedAligner/Aligner1/wav/11025/&quot;;[.C415];[.D415];&quot;.wav&quot;)" office:value-type="string" office:string-value="/home/peter/Thesis/ForcedAligner/Aligner1/wav/11025/4221a400.wav">
            <text:p>/home/peter/Thesis/ForcedAligner/Aligner1/wav/11025/4221a400.wav</text:p>
          </table:table-cell>
          <table:table-cell table:formula="of:=CONCATENATE(&quot;/home/peter/Thesis/ForcedAligner/Aligner1/wav/&quot;;&quot;ANQ&quot;;[.E415];&quot;_&quot;;[.F415];&quot;.wav&quot;)" office:value-type="string" office:string-value="/home/peter/Thesis/ForcedAligner/Aligner1/wav/ANQ54_79.wav">
            <text:p>/home/peter/Thesis/ForcedAligner/Aligner1/wav/ANQ54_79.wav</text:p>
          </table:table-cell>
          <table:table-cell office:value-type="string">
            <text:p>très bien, alors du côté du gouvernement, monsieur le député de d' orford.</text:p>
          </table:table-cell>
        </table:table-row>
        <table:table-row table:style-name="ro1">
          <table:table-cell table:number-columns-repeated="2"/>
          <table:table-cell office:value-type="string">
            <text:p>4221a</text:p>
          </table:table-cell>
          <table:table-cell office:value-type="float" office:value="402">
            <text:p>402</text:p>
          </table:table-cell>
          <table:table-cell office:value-type="float" office:value="54">
            <text:p>54</text:p>
          </table:table-cell>
          <table:table-cell table:formula="of:=IF([.E416]=[.E415];[.F415]+1;1)" office:value-type="float" office:value="80">
            <text:p>80</text:p>
          </table:table-cell>
          <table:table-cell table:formula="of:=CONCATENATE(&quot;/home/peter/Thesis/ForcedAligner/Aligner1/wav/11025/&quot;;[.C416];[.D416];&quot;.wav&quot;)" office:value-type="string" office:string-value="/home/peter/Thesis/ForcedAligner/Aligner1/wav/11025/4221a402.wav">
            <text:p>/home/peter/Thesis/ForcedAligner/Aligner1/wav/11025/4221a402.wav</text:p>
          </table:table-cell>
          <table:table-cell table:formula="of:=CONCATENATE(&quot;/home/peter/Thesis/ForcedAligner/Aligner1/wav/&quot;;&quot;ANQ&quot;;[.E416];&quot;_&quot;;[.F416];&quot;.wav&quot;)" office:value-type="string" office:string-value="/home/peter/Thesis/ForcedAligner/Aligner1/wav/ANQ54_80.wav">
            <text:p>/home/peter/Thesis/ForcedAligner/Aligner1/wav/ANQ54_80.wav</text:p>
          </table:table-cell>
          <table:table-cell office:value-type="string">
            <text:p>monsieur le député d' orford. alors, monsieur le président.</text:p>
          </table:table-cell>
        </table:table-row>
        <table:table-row table:style-name="ro1">
          <table:table-cell table:number-columns-repeated="2"/>
          <table:table-cell office:value-type="string">
            <text:p>4221a</text:p>
          </table:table-cell>
          <table:table-cell office:value-type="float" office:value="405">
            <text:p>405</text:p>
          </table:table-cell>
          <table:table-cell office:value-type="float" office:value="54">
            <text:p>54</text:p>
          </table:table-cell>
          <table:table-cell table:formula="of:=IF([.E417]=[.E416];[.F416]+1;1)" office:value-type="float" office:value="81">
            <text:p>81</text:p>
          </table:table-cell>
          <table:table-cell table:formula="of:=CONCATENATE(&quot;/home/peter/Thesis/ForcedAligner/Aligner1/wav/11025/&quot;;[.C417];[.D417];&quot;.wav&quot;)" office:value-type="string" office:string-value="/home/peter/Thesis/ForcedAligner/Aligner1/wav/11025/4221a405.wav">
            <text:p>/home/peter/Thesis/ForcedAligner/Aligner1/wav/11025/4221a405.wav</text:p>
          </table:table-cell>
          <table:table-cell table:formula="of:=CONCATENATE(&quot;/home/peter/Thesis/ForcedAligner/Aligner1/wav/&quot;;&quot;ANQ&quot;;[.E417];&quot;_&quot;;[.F417];&quot;.wav&quot;)" office:value-type="string" office:string-value="/home/peter/Thesis/ForcedAligner/Aligner1/wav/ANQ54_81.wav">
            <text:p>/home/peter/Thesis/ForcedAligner/Aligner1/wav/ANQ54_81.wav</text:p>
          </table:table-cell>
          <table:table-cell office:value-type="string">
            <text:p>est ce que vous avez une sous question? allez y.</text:p>
          </table:table-cell>
        </table:table-row>
        <table:table-row table:style-name="ro1">
          <table:table-cell table:number-columns-repeated="2"/>
          <table:table-cell office:value-type="string">
            <text:p>4221a</text:p>
          </table:table-cell>
          <table:table-cell office:value-type="float" office:value="406">
            <text:p>406</text:p>
          </table:table-cell>
          <table:table-cell office:value-type="float" office:value="54">
            <text:p>54</text:p>
          </table:table-cell>
          <table:table-cell table:formula="of:=IF([.E418]=[.E417];[.F417]+1;1)" office:value-type="float" office:value="82">
            <text:p>82</text:p>
          </table:table-cell>
          <table:table-cell table:formula="of:=CONCATENATE(&quot;/home/peter/Thesis/ForcedAligner/Aligner1/wav/11025/&quot;;[.C418];[.D418];&quot;.wav&quot;)" office:value-type="string" office:string-value="/home/peter/Thesis/ForcedAligner/Aligner1/wav/11025/4221a406.wav">
            <text:p>/home/peter/Thesis/ForcedAligner/Aligner1/wav/11025/4221a406.wav</text:p>
          </table:table-cell>
          <table:table-cell table:formula="of:=CONCATENATE(&quot;/home/peter/Thesis/ForcedAligner/Aligner1/wav/&quot;;&quot;ANQ&quot;;[.E418];&quot;_&quot;;[.F418];&quot;.wav&quot;)" office:value-type="string" office:string-value="/home/peter/Thesis/ForcedAligner/Aligner1/wav/ANQ54_82.wav">
            <text:p>/home/peter/Thesis/ForcedAligner/Aligner1/wav/ANQ54_82.wav</text:p>
          </table:table-cell>
          <table:table-cell office:value-type="string">
            <text:p>oui euh, deux, trois petites minutes.</text:p>
          </table:table-cell>
        </table:table-row>
        <table:table-row table:style-name="ro1">
          <table:table-cell table:number-columns-repeated="2"/>
          <table:table-cell office:value-type="string">
            <text:p>4221a</text:p>
          </table:table-cell>
          <table:table-cell office:value-type="float" office:value="408">
            <text:p>408</text:p>
          </table:table-cell>
          <table:table-cell office:value-type="float" office:value="54">
            <text:p>54</text:p>
          </table:table-cell>
          <table:table-cell table:formula="of:=IF([.E419]=[.E418];[.F418]+1;1)" office:value-type="float" office:value="83">
            <text:p>83</text:p>
          </table:table-cell>
          <table:table-cell table:formula="of:=CONCATENATE(&quot;/home/peter/Thesis/ForcedAligner/Aligner1/wav/11025/&quot;;[.C419];[.D419];&quot;.wav&quot;)" office:value-type="string" office:string-value="/home/peter/Thesis/ForcedAligner/Aligner1/wav/11025/4221a408.wav">
            <text:p>/home/peter/Thesis/ForcedAligner/Aligner1/wav/11025/4221a408.wav</text:p>
          </table:table-cell>
          <table:table-cell table:formula="of:=CONCATENATE(&quot;/home/peter/Thesis/ForcedAligner/Aligner1/wav/&quot;;&quot;ANQ&quot;;[.E419];&quot;_&quot;;[.F419];&quot;.wav&quot;)" office:value-type="string" office:string-value="/home/peter/Thesis/ForcedAligner/Aligner1/wav/ANQ54_83.wav">
            <text:p>/home/peter/Thesis/ForcedAligner/Aligner1/wav/ANQ54_83.wav</text:p>
          </table:table-cell>
          <table:table-cell office:value-type="string">
            <text:p>monsieur le président.</text:p>
          </table:table-cell>
        </table:table-row>
        <table:table-row table:style-name="ro1">
          <table:table-cell table:number-columns-repeated="2"/>
          <table:table-cell office:value-type="string">
            <text:p>4221a</text:p>
          </table:table-cell>
          <table:table-cell office:value-type="float" office:value="410">
            <text:p>410</text:p>
          </table:table-cell>
          <table:table-cell office:value-type="float" office:value="54">
            <text:p>54</text:p>
          </table:table-cell>
          <table:table-cell table:formula="of:=IF([.E420]=[.E419];[.F419]+1;1)" office:value-type="float" office:value="84">
            <text:p>84</text:p>
          </table:table-cell>
          <table:table-cell table:formula="of:=CONCATENATE(&quot;/home/peter/Thesis/ForcedAligner/Aligner1/wav/11025/&quot;;[.C420];[.D420];&quot;.wav&quot;)" office:value-type="string" office:string-value="/home/peter/Thesis/ForcedAligner/Aligner1/wav/11025/4221a410.wav">
            <text:p>/home/peter/Thesis/ForcedAligner/Aligner1/wav/11025/4221a410.wav</text:p>
          </table:table-cell>
          <table:table-cell table:formula="of:=CONCATENATE(&quot;/home/peter/Thesis/ForcedAligner/Aligner1/wav/&quot;;&quot;ANQ&quot;;[.E420];&quot;_&quot;;[.F420];&quot;.wav&quot;)" office:value-type="string" office:string-value="/home/peter/Thesis/ForcedAligner/Aligner1/wav/ANQ54_84.wav">
            <text:p>/home/peter/Thesis/ForcedAligner/Aligner1/wav/ANQ54_84.wav</text:p>
          </table:table-cell>
          <table:table-cell office:value-type="string">
            <text:p>merci. alors euh donc, je retourne du côté du gouvernement, madame la whip euh, excusez moi, du côté de l' opposition officielle, et euh en vous rappelant que vous êtes maintenant sur le temps, qui vous est alloué, des députés indépendants. vous avez six minutes.</text:p>
          </table:table-cell>
        </table:table-row>
        <table:table-row table:style-name="ro1">
          <table:table-cell table:number-columns-repeated="2"/>
          <table:table-cell office:value-type="string">
            <text:p>4221a</text:p>
          </table:table-cell>
          <table:table-cell office:value-type="float" office:value="412">
            <text:p>412</text:p>
          </table:table-cell>
          <table:table-cell office:value-type="float" office:value="54">
            <text:p>54</text:p>
          </table:table-cell>
          <table:table-cell table:formula="of:=IF([.E421]=[.E420];[.F420]+1;1)" office:value-type="float" office:value="85">
            <text:p>85</text:p>
          </table:table-cell>
          <table:table-cell table:formula="of:=CONCATENATE(&quot;/home/peter/Thesis/ForcedAligner/Aligner1/wav/11025/&quot;;[.C421];[.D421];&quot;.wav&quot;)" office:value-type="string" office:string-value="/home/peter/Thesis/ForcedAligner/Aligner1/wav/11025/4221a412.wav">
            <text:p>/home/peter/Thesis/ForcedAligner/Aligner1/wav/11025/4221a412.wav</text:p>
          </table:table-cell>
          <table:table-cell table:formula="of:=CONCATENATE(&quot;/home/peter/Thesis/ForcedAligner/Aligner1/wav/&quot;;&quot;ANQ&quot;;[.E421];&quot;_&quot;;[.F421];&quot;.wav&quot;)" office:value-type="string" office:string-value="/home/peter/Thesis/ForcedAligner/Aligner1/wav/ANQ54_85.wav">
            <text:p>/home/peter/Thesis/ForcedAligner/Aligner1/wav/ANQ54_85.wav</text:p>
          </table:table-cell>
          <table:table-cell office:value-type="string">
            <text:p>et il reste du côté du gouvernement, pour terminer. madame la whip en chef de l' opposition officielle.</text:p>
          </table:table-cell>
        </table:table-row>
        <table:table-row table:style-name="ro1">
          <table:table-cell table:number-columns-repeated="2"/>
          <table:table-cell office:value-type="string">
            <text:p>4221a</text:p>
          </table:table-cell>
          <table:table-cell office:value-type="float" office:value="414">
            <text:p>414</text:p>
          </table:table-cell>
          <table:table-cell office:value-type="float" office:value="54">
            <text:p>54</text:p>
          </table:table-cell>
          <table:table-cell table:formula="of:=IF([.E422]=[.E421];[.F421]+1;1)" office:value-type="float" office:value="86">
            <text:p>86</text:p>
          </table:table-cell>
          <table:table-cell table:formula="of:=CONCATENATE(&quot;/home/peter/Thesis/ForcedAligner/Aligner1/wav/11025/&quot;;[.C422];[.D422];&quot;.wav&quot;)" office:value-type="string" office:string-value="/home/peter/Thesis/ForcedAligner/Aligner1/wav/11025/4221a414.wav">
            <text:p>/home/peter/Thesis/ForcedAligner/Aligner1/wav/11025/4221a414.wav</text:p>
          </table:table-cell>
          <table:table-cell table:formula="of:=CONCATENATE(&quot;/home/peter/Thesis/ForcedAligner/Aligner1/wav/&quot;;&quot;ANQ&quot;;[.E422];&quot;_&quot;;[.F422];&quot;.wav&quot;)" office:value-type="string" office:string-value="/home/peter/Thesis/ForcedAligner/Aligner1/wav/ANQ54_86.wav">
            <text:p>/home/peter/Thesis/ForcedAligner/Aligner1/wav/ANQ54_86.wav</text:p>
          </table:table-cell>
          <table:table-cell office:value-type="string">
            <text:p>exactement.</text:p>
          </table:table-cell>
        </table:table-row>
        <table:table-row table:style-name="ro1">
          <table:table-cell table:number-columns-repeated="2"/>
          <table:table-cell office:value-type="string">
            <text:p>4221a</text:p>
          </table:table-cell>
          <table:table-cell office:value-type="float" office:value="418">
            <text:p>418</text:p>
          </table:table-cell>
          <table:table-cell office:value-type="float" office:value="54">
            <text:p>54</text:p>
          </table:table-cell>
          <table:table-cell table:formula="of:=IF([.E423]=[.E422];[.F422]+1;1)" office:value-type="float" office:value="87">
            <text:p>87</text:p>
          </table:table-cell>
          <table:table-cell table:formula="of:=CONCATENATE(&quot;/home/peter/Thesis/ForcedAligner/Aligner1/wav/11025/&quot;;[.C423];[.D423];&quot;.wav&quot;)" office:value-type="string" office:string-value="/home/peter/Thesis/ForcedAligner/Aligner1/wav/11025/4221a418.wav">
            <text:p>/home/peter/Thesis/ForcedAligner/Aligner1/wav/11025/4221a418.wav</text:p>
          </table:table-cell>
          <table:table-cell table:formula="of:=CONCATENATE(&quot;/home/peter/Thesis/ForcedAligner/Aligner1/wav/&quot;;&quot;ANQ&quot;;[.E423];&quot;_&quot;;[.F423];&quot;.wav&quot;)" office:value-type="string" office:string-value="/home/peter/Thesis/ForcedAligner/Aligner1/wav/ANQ54_87.wav">
            <text:p>/home/peter/Thesis/ForcedAligner/Aligner1/wav/ANQ54_87.wav</text:p>
          </table:table-cell>
          <table:table-cell office:value-type="string">
            <text:p>merci beaucoup, madame la whip euh en chef de l' opposition officielle. monsieur le président.</text:p>
          </table:table-cell>
        </table:table-row>
        <table:table-row table:style-name="ro1">
          <table:table-cell table:number-columns-repeated="2"/>
          <table:table-cell office:value-type="string">
            <text:p>4221a</text:p>
          </table:table-cell>
          <table:table-cell office:value-type="float" office:value="431">
            <text:p>431</text:p>
          </table:table-cell>
          <table:table-cell office:value-type="float" office:value="54">
            <text:p>54</text:p>
          </table:table-cell>
          <table:table-cell table:formula="of:=IF([.E424]=[.E423];[.F423]+1;1)" office:value-type="float" office:value="88">
            <text:p>88</text:p>
          </table:table-cell>
          <table:table-cell table:formula="of:=CONCATENATE(&quot;/home/peter/Thesis/ForcedAligner/Aligner1/wav/11025/&quot;;[.C424];[.D424];&quot;.wav&quot;)" office:value-type="string" office:string-value="/home/peter/Thesis/ForcedAligner/Aligner1/wav/11025/4221a431.wav">
            <text:p>/home/peter/Thesis/ForcedAligner/Aligner1/wav/11025/4221a431.wav</text:p>
          </table:table-cell>
          <table:table-cell table:formula="of:=CONCATENATE(&quot;/home/peter/Thesis/ForcedAligner/Aligner1/wav/&quot;;&quot;ANQ&quot;;[.E424];&quot;_&quot;;[.F424];&quot;.wav&quot;)" office:value-type="string" office:string-value="/home/peter/Thesis/ForcedAligner/Aligner1/wav/ANQ54_88.wav">
            <text:p>/home/peter/Thesis/ForcedAligner/Aligner1/wav/ANQ54_88.wav</text:p>
          </table:table-cell>
          <table:table-cell office:value-type="string">
            <text:p>alors, je vous remercie, madame la whip en chef de l' opposition officielle, et je cède maintenant la parole à madame la députée de mégantic compton.</text:p>
          </table:table-cell>
        </table:table-row>
        <table:table-row table:style-name="ro1">
          <table:table-cell table:number-columns-repeated="2"/>
          <table:table-cell office:value-type="string">
            <text:p>4221a</text:p>
          </table:table-cell>
          <table:table-cell office:value-type="float" office:value="195">
            <text:p>195</text:p>
          </table:table-cell>
          <table:table-cell office:value-type="float" office:value="54">
            <text:p>54</text:p>
          </table:table-cell>
          <table:table-cell table:formula="of:=IF([.E425]=[.E424];[.F424]+1;1)" office:value-type="float" office:value="89">
            <text:p>89</text:p>
          </table:table-cell>
          <table:table-cell table:formula="of:=CONCATENATE(&quot;/home/peter/Thesis/ForcedAligner/Aligner1/wav/11025/&quot;;[.C425];[.D425];&quot;.wav&quot;)" office:value-type="string" office:string-value="/home/peter/Thesis/ForcedAligner/Aligner1/wav/11025/4221a195.wav">
            <text:p>/home/peter/Thesis/ForcedAligner/Aligner1/wav/11025/4221a195.wav</text:p>
          </table:table-cell>
          <table:table-cell table:formula="of:=CONCATENATE(&quot;/home/peter/Thesis/ForcedAligner/Aligner1/wav/&quot;;&quot;ANQ&quot;;[.E425];&quot;_&quot;;[.F425];&quot;.wav&quot;)" office:value-type="string" office:string-value="/home/peter/Thesis/ForcedAligner/Aligner1/wav/ANQ54_89.wav">
            <text:p>/home/peter/Thesis/ForcedAligner/Aligner1/wav/ANQ54_89.wav</text:p>
          </table:table-cell>
          <table:table-cell office:value-type="string">
            <text:p>adopté. alors, je vous invite à vous lever pour une minute de silence, s' il vous plaît.</text:p>
          </table:table-cell>
        </table:table-row>
        <table:table-row table:style-name="ro1">
          <table:table-cell table:number-columns-repeated="2"/>
          <table:table-cell office:value-type="string">
            <text:p>4221a</text:p>
          </table:table-cell>
          <table:table-cell office:value-type="float" office:value="433">
            <text:p>433</text:p>
          </table:table-cell>
          <table:table-cell office:value-type="float" office:value="54">
            <text:p>54</text:p>
          </table:table-cell>
          <table:table-cell table:formula="of:=IF([.E426]=[.E425];[.F425]+1;1)" office:value-type="float" office:value="90">
            <text:p>90</text:p>
          </table:table-cell>
          <table:table-cell table:formula="of:=CONCATENATE(&quot;/home/peter/Thesis/ForcedAligner/Aligner1/wav/11025/&quot;;[.C426];[.D426];&quot;.wav&quot;)" office:value-type="string" office:string-value="/home/peter/Thesis/ForcedAligner/Aligner1/wav/11025/4221a433.wav">
            <text:p>/home/peter/Thesis/ForcedAligner/Aligner1/wav/11025/4221a433.wav</text:p>
          </table:table-cell>
          <table:table-cell table:formula="of:=CONCATENATE(&quot;/home/peter/Thesis/ForcedAligner/Aligner1/wav/&quot;;&quot;ANQ&quot;;[.E426];&quot;_&quot;;[.F426];&quot;.wav&quot;)" office:value-type="string" office:string-value="/home/peter/Thesis/ForcedAligner/Aligner1/wav/ANQ54_90.wav">
            <text:p>/home/peter/Thesis/ForcedAligner/Aligner1/wav/ANQ54_90.wav</text:p>
          </table:table-cell>
          <table:table-cell office:value-type="string">
            <text:p>à peu près huit, neuf minutes, max</text:p>
          </table:table-cell>
        </table:table-row>
        <table:table-row table:style-name="ro1">
          <table:table-cell table:number-columns-repeated="2"/>
          <table:table-cell office:value-type="string">
            <text:p>4221a</text:p>
          </table:table-cell>
          <table:table-cell office:value-type="float" office:value="435">
            <text:p>435</text:p>
          </table:table-cell>
          <table:table-cell office:value-type="float" office:value="54">
            <text:p>54</text:p>
          </table:table-cell>
          <table:table-cell table:formula="of:=IF([.E427]=[.E426];[.F426]+1;1)" office:value-type="float" office:value="91">
            <text:p>91</text:p>
          </table:table-cell>
          <table:table-cell table:formula="of:=CONCATENATE(&quot;/home/peter/Thesis/ForcedAligner/Aligner1/wav/11025/&quot;;[.C427];[.D427];&quot;.wav&quot;)" office:value-type="string" office:string-value="/home/peter/Thesis/ForcedAligner/Aligner1/wav/11025/4221a435.wav">
            <text:p>/home/peter/Thesis/ForcedAligner/Aligner1/wav/11025/4221a435.wav</text:p>
          </table:table-cell>
          <table:table-cell table:formula="of:=CONCATENATE(&quot;/home/peter/Thesis/ForcedAligner/Aligner1/wav/&quot;;&quot;ANQ&quot;;[.E427];&quot;_&quot;;[.F427];&quot;.wav&quot;)" office:value-type="string" office:string-value="/home/peter/Thesis/ForcedAligner/Aligner1/wav/ANQ54_91.wav">
            <text:p>/home/peter/Thesis/ForcedAligner/Aligner1/wav/ANQ54_91.wav</text:p>
          </table:table-cell>
          <table:table-cell office:value-type="string">
            <text:p>merci, madame la députée de mégantic compton. monsieur le président.</text:p>
          </table:table-cell>
        </table:table-row>
        <table:table-row table:style-name="ro1">
          <table:table-cell table:number-columns-repeated="2"/>
          <table:table-cell office:value-type="string">
            <text:p>4221a</text:p>
          </table:table-cell>
          <table:table-cell office:value-type="float" office:value="437">
            <text:p>437</text:p>
          </table:table-cell>
          <table:table-cell office:value-type="float" office:value="54">
            <text:p>54</text:p>
          </table:table-cell>
          <table:table-cell table:formula="of:=IF([.E428]=[.E427];[.F427]+1;1)" office:value-type="float" office:value="92">
            <text:p>92</text:p>
          </table:table-cell>
          <table:table-cell table:formula="of:=CONCATENATE(&quot;/home/peter/Thesis/ForcedAligner/Aligner1/wav/11025/&quot;;[.C428];[.D428];&quot;.wav&quot;)" office:value-type="string" office:string-value="/home/peter/Thesis/ForcedAligner/Aligner1/wav/11025/4221a437.wav">
            <text:p>/home/peter/Thesis/ForcedAligner/Aligner1/wav/11025/4221a437.wav</text:p>
          </table:table-cell>
          <table:table-cell table:formula="of:=CONCATENATE(&quot;/home/peter/Thesis/ForcedAligner/Aligner1/wav/&quot;;&quot;ANQ&quot;;[.E428];&quot;_&quot;;[.F428];&quot;.wav&quot;)" office:value-type="string" office:string-value="/home/peter/Thesis/ForcedAligner/Aligner1/wav/ANQ54_92.wav">
            <text:p>/home/peter/Thesis/ForcedAligner/Aligner1/wav/ANQ54_92.wav</text:p>
          </table:table-cell>
          <table:table-cell office:value-type="string">
            <text:p>très bien. merci beaucoup, monsieur le président. alors, je cède maintenant la parole à madame la whip en chef euh du gouvernement</text:p>
          </table:table-cell>
        </table:table-row>
        <table:table-row table:style-name="ro1">
          <table:table-cell table:number-columns-repeated="2"/>
          <table:table-cell office:value-type="string">
            <text:p>4221a</text:p>
          </table:table-cell>
          <table:table-cell office:value-type="float" office:value="439">
            <text:p>439</text:p>
          </table:table-cell>
          <table:table-cell office:value-type="float" office:value="54">
            <text:p>54</text:p>
          </table:table-cell>
          <table:table-cell table:formula="of:=IF([.E429]=[.E428];[.F428]+1;1)" office:value-type="float" office:value="93">
            <text:p>93</text:p>
          </table:table-cell>
          <table:table-cell table:formula="of:=CONCATENATE(&quot;/home/peter/Thesis/ForcedAligner/Aligner1/wav/11025/&quot;;[.C429];[.D429];&quot;.wav&quot;)" office:value-type="string" office:string-value="/home/peter/Thesis/ForcedAligner/Aligner1/wav/11025/4221a439.wav">
            <text:p>/home/peter/Thesis/ForcedAligner/Aligner1/wav/11025/4221a439.wav</text:p>
          </table:table-cell>
          <table:table-cell table:formula="of:=CONCATENATE(&quot;/home/peter/Thesis/ForcedAligner/Aligner1/wav/&quot;;&quot;ANQ&quot;;[.E429];&quot;_&quot;;[.F429];&quot;.wav&quot;)" office:value-type="string" office:string-value="/home/peter/Thesis/ForcedAligner/Aligner1/wav/ANQ54_93.wav">
            <text:p>/home/peter/Thesis/ForcedAligner/Aligner1/wav/ANQ54_93.wav</text:p>
          </table:table-cell>
          <table:table-cell office:value-type="string">
            <text:p>dernières minutes à peu près.</text:p>
          </table:table-cell>
        </table:table-row>
        <table:table-row table:style-name="ro1">
          <table:table-cell table:number-columns-repeated="2"/>
          <table:table-cell office:value-type="string">
            <text:p>4221a</text:p>
          </table:table-cell>
          <table:table-cell office:value-type="float" office:value="441">
            <text:p>441</text:p>
          </table:table-cell>
          <table:table-cell office:value-type="float" office:value="54">
            <text:p>54</text:p>
          </table:table-cell>
          <table:table-cell table:formula="of:=IF([.E430]=[.E429];[.F429]+1;1)" office:value-type="float" office:value="94">
            <text:p>94</text:p>
          </table:table-cell>
          <table:table-cell table:formula="of:=CONCATENATE(&quot;/home/peter/Thesis/ForcedAligner/Aligner1/wav/11025/&quot;;[.C430];[.D430];&quot;.wav&quot;)" office:value-type="string" office:string-value="/home/peter/Thesis/ForcedAligner/Aligner1/wav/11025/4221a441.wav">
            <text:p>/home/peter/Thesis/ForcedAligner/Aligner1/wav/11025/4221a441.wav</text:p>
          </table:table-cell>
          <table:table-cell table:formula="of:=CONCATENATE(&quot;/home/peter/Thesis/ForcedAligner/Aligner1/wav/&quot;;&quot;ANQ&quot;;[.E430];&quot;_&quot;;[.F430];&quot;.wav&quot;)" office:value-type="string" office:string-value="/home/peter/Thesis/ForcedAligner/Aligner1/wav/ANQ54_94.wav">
            <text:p>/home/peter/Thesis/ForcedAligner/Aligner1/wav/ANQ54_94.wav</text:p>
          </table:table-cell>
          <table:table-cell office:value-type="string">
            <text:p>très heureuse d' entendre ça, madame la députée et whip en chef du gouvernement. alors, euh monsieur le le président, je vous cède la parole top chrono pour deux minutes.</text:p>
          </table:table-cell>
        </table:table-row>
        <table:table-row table:style-name="ro1">
          <table:table-cell table:number-columns-repeated="2"/>
          <table:table-cell office:value-type="string">
            <text:p>4221a</text:p>
          </table:table-cell>
          <table:table-cell office:value-type="float" office:value="446">
            <text:p>446</text:p>
          </table:table-cell>
          <table:table-cell office:value-type="float" office:value="54">
            <text:p>54</text:p>
          </table:table-cell>
          <table:table-cell table:formula="of:=IF([.E431]=[.E430];[.F430]+1;1)" office:value-type="float" office:value="95">
            <text:p>95</text:p>
          </table:table-cell>
          <table:table-cell table:formula="of:=CONCATENATE(&quot;/home/peter/Thesis/ForcedAligner/Aligner1/wav/11025/&quot;;[.C431];[.D431];&quot;.wav&quot;)" office:value-type="string" office:string-value="/home/peter/Thesis/ForcedAligner/Aligner1/wav/11025/4221a446.wav">
            <text:p>/home/peter/Thesis/ForcedAligner/Aligner1/wav/11025/4221a446.wav</text:p>
          </table:table-cell>
          <table:table-cell table:formula="of:=CONCATENATE(&quot;/home/peter/Thesis/ForcedAligner/Aligner1/wav/&quot;;&quot;ANQ&quot;;[.E431];&quot;_&quot;;[.F431];&quot;.wav&quot;)" office:value-type="string" office:string-value="/home/peter/Thesis/ForcedAligner/Aligner1/wav/ANQ54_95.wav">
            <text:p>/home/peter/Thesis/ForcedAligner/Aligner1/wav/ANQ54_95.wav</text:p>
          </table:table-cell>
          <table:table-cell office:value-type="string">
            <text:p>alors, cette intervention met fin à l' étude des crédits de l' assemblée nationale. ces crédits étant permanents, ils n' ont pas à être adoptés par la commission plénière. celle ci met donc fin à ses travaux. moi, je vous remercie. je veux remercier le président, le personnel de l' assemblée, les whips, les collègues députés qui sont intervenus dans cet exercice. je remercie toutes les personnes qui ont participé. et, pour permettre à l' assemblée de poursuivre ses travaux, je prie ceux et celles qui doivent se retirer de bien vouloir le faire immédiatement et je suspends donc cette séance pour quelques instants.</text:p>
          </table:table-cell>
        </table:table-row>
        <table:table-row table:style-name="ro1">
          <table:table-cell table:number-columns-repeated="2"/>
          <table:table-cell office:value-type="string">
            <text:p>4221a</text:p>
          </table:table-cell>
          <table:table-cell office:value-type="float" office:value="448">
            <text:p>448</text:p>
          </table:table-cell>
          <table:table-cell office:value-type="float" office:value="54">
            <text:p>54</text:p>
          </table:table-cell>
          <table:table-cell table:formula="of:=IF([.E432]=[.E431];[.F431]+1;1)" office:value-type="float" office:value="96">
            <text:p>96</text:p>
          </table:table-cell>
          <table:table-cell table:formula="of:=CONCATENATE(&quot;/home/peter/Thesis/ForcedAligner/Aligner1/wav/11025/&quot;;[.C432];[.D432];&quot;.wav&quot;)" office:value-type="string" office:string-value="/home/peter/Thesis/ForcedAligner/Aligner1/wav/11025/4221a448.wav">
            <text:p>/home/peter/Thesis/ForcedAligner/Aligner1/wav/11025/4221a448.wav</text:p>
          </table:table-cell>
          <table:table-cell table:formula="of:=CONCATENATE(&quot;/home/peter/Thesis/ForcedAligner/Aligner1/wav/&quot;;&quot;ANQ&quot;;[.E432];&quot;_&quot;;[.F432];&quot;.wav&quot;)" office:value-type="string" office:string-value="/home/peter/Thesis/ForcedAligner/Aligner1/wav/ANQ54_96.wav">
            <text:p>/home/peter/Thesis/ForcedAligner/Aligner1/wav/ANQ54_96.wav</text:p>
          </table:table-cell>
          <table:table-cell office:value-type="string">
            <text:p>alors, je vous remercie, monsieur le député d' orford. et euh je vous informe qu' un débat de fin de séance se tiendra aujourd'hui. il s' agit d' une question adressée par monsieur le député de matane au ministre délégué aux ressources naturelles et à la faune et elle concerne la zec wessonneau. et je cède la parole à monsieur le leader du gouvernement.</text:p>
          </table:table-cell>
        </table:table-row>
        <table:table-row table:style-name="ro1">
          <table:table-cell table:number-columns-repeated="2"/>
          <table:table-cell office:value-type="string">
            <text:p>4221a</text:p>
          </table:table-cell>
          <table:table-cell office:value-type="float" office:value="450">
            <text:p>450</text:p>
          </table:table-cell>
          <table:table-cell office:value-type="float" office:value="54">
            <text:p>54</text:p>
          </table:table-cell>
          <table:table-cell table:formula="of:=IF([.E433]=[.E432];[.F432]+1;1)" office:value-type="float" office:value="97">
            <text:p>97</text:p>
          </table:table-cell>
          <table:table-cell table:formula="of:=CONCATENATE(&quot;/home/peter/Thesis/ForcedAligner/Aligner1/wav/11025/&quot;;[.C433];[.D433];&quot;.wav&quot;)" office:value-type="string" office:string-value="/home/peter/Thesis/ForcedAligner/Aligner1/wav/11025/4221a450.wav">
            <text:p>/home/peter/Thesis/ForcedAligner/Aligner1/wav/11025/4221a450.wav</text:p>
          </table:table-cell>
          <table:table-cell table:formula="of:=CONCATENATE(&quot;/home/peter/Thesis/ForcedAligner/Aligner1/wav/&quot;;&quot;ANQ&quot;;[.E433];&quot;_&quot;;[.F433];&quot;.wav&quot;)" office:value-type="string" office:string-value="/home/peter/Thesis/ForcedAligner/Aligner1/wav/ANQ54_97.wav">
            <text:p>/home/peter/Thesis/ForcedAligner/Aligner1/wav/ANQ54_97.wav</text:p>
          </table:table-cell>
          <table:table-cell office:value-type="string">
            <text:p>très bien. alors, euh à l' article huit, madame la ministre responsable de l' administration gouvernementale et présidente du conseil du trésor propose l' adoption du principe du projet de loi cent trente-trois, loi sur la gouvernance et la gestion des ressources informationnelles des organismes publics et des entreprises du gouvernement. madame la présidente du conseil du trésor.</text:p>
          </table:table-cell>
        </table:table-row>
        <table:table-row table:style-name="ro1">
          <table:table-cell table:number-columns-repeated="2"/>
          <table:table-cell office:value-type="string">
            <text:p>4221a</text:p>
          </table:table-cell>
          <table:table-cell office:value-type="string">
            <text:p>210a</text:p>
          </table:table-cell>
          <table:table-cell office:value-type="float" office:value="54">
            <text:p>54</text:p>
          </table:table-cell>
          <table:table-cell table:formula="of:=IF([.E434]=[.E433];[.F433]+1;1)" office:value-type="float" office:value="98">
            <text:p>98</text:p>
          </table:table-cell>
          <table:table-cell table:formula="of:=CONCATENATE(&quot;/home/peter/Thesis/ForcedAligner/Aligner1/wav/11025/&quot;;[.C434];[.D434];&quot;.wav&quot;)" office:value-type="string" office:string-value="/home/peter/Thesis/ForcedAligner/Aligner1/wav/11025/4221a210a.wav">
            <text:p>/home/peter/Thesis/ForcedAligner/Aligner1/wav/11025/4221a210a.wav</text:p>
          </table:table-cell>
          <table:table-cell table:formula="of:=CONCATENATE(&quot;/home/peter/Thesis/ForcedAligner/Aligner1/wav/&quot;;&quot;ANQ&quot;;[.E434];&quot;_&quot;;[.F434];&quot;.wav&quot;)" office:value-type="string" office:string-value="/home/peter/Thesis/ForcedAligner/Aligner1/wav/ANQ54_98.wav">
            <text:p>/home/peter/Thesis/ForcedAligner/Aligner1/wav/ANQ54_98.wav</text:p>
          </table:table-cell>
          <table:table-cell office:value-type="string">
            <text:p>alors, je vous remercie, monsieur le leader du gouvernement. je vous avise pour ma part que la commission des finances publiques se réunira en séance de travail aujourd'hui, après les affaires courantes jusqu' à dix-huit heures, à la salle des premiers ministres de l' édifice pamphile le may. l' objet de cette séance est de procéder à l' examen de la gestion administrative, des orientations et des activités de la commission administrative des régimes de retraite et d' assurances, de la société immobilière du québec, du bureau de décision et de révision et de l' institut de la statistique du québec, ainsi que d' examiner le rapport annuel deux mille neuf deux mille dix de l' institut de la statistique du québec. je vous avise également que la commission de l' économie et du travail se réunira en séance de travail aujourd'hui, de dix-neuf heure trente à vingt et un heure trente, à la salle des premiers ministres de l' édifice pamphile le may. l' objet de cette séance est d' examiner les états de situation reçus dans le cadre de l' étude des pétitions déposées par le député de beauharnois concernant l' abolition de certaines pénalités touchant les victimes d' accidents et de maladies du travail et la demande d' abolition du bureau d' évaluation médicale. nous sommes rendus aux renseignements sur les travaux de l' assemblée. on m' indique qu' il n' y a pas de demande de renseignements. donc, je vous informe que demain, lors des affaires inscrites par les députés de l' opposition, sera débattue la motion inscrite par monsieur le député de verchères. cette motion se lit comme suit</text:p>
          </table:table-cell>
        </table:table-row>
        <table:table-row table:style-name="ro1">
          <table:table-cell table:number-columns-repeated="2"/>
          <table:table-cell office:value-type="string">
            <text:p>4221a</text:p>
          </table:table-cell>
          <table:table-cell office:value-type="string">
            <text:p>210b</text:p>
          </table:table-cell>
          <table:table-cell office:value-type="float" office:value="54">
            <text:p>54</text:p>
          </table:table-cell>
          <table:table-cell table:formula="of:=IF([.E435]=[.E434];[.F434]+1;1)" office:value-type="float" office:value="99">
            <text:p>99</text:p>
          </table:table-cell>
          <table:table-cell table:formula="of:=CONCATENATE(&quot;/home/peter/Thesis/ForcedAligner/Aligner1/wav/11025/&quot;;[.C435];[.D435];&quot;.wav&quot;)" office:value-type="string" office:string-value="/home/peter/Thesis/ForcedAligner/Aligner1/wav/11025/4221a210b.wav">
            <text:p>/home/peter/Thesis/ForcedAligner/Aligner1/wav/11025/4221a210b.wav</text:p>
          </table:table-cell>
          <table:table-cell table:formula="of:=CONCATENATE(&quot;/home/peter/Thesis/ForcedAligner/Aligner1/wav/&quot;;&quot;ANQ&quot;;[.E435];&quot;_&quot;;[.F435];&quot;.wav&quot;)" office:value-type="string" office:string-value="/home/peter/Thesis/ForcedAligner/Aligner1/wav/ANQ54_99.wav">
            <text:p>/home/peter/Thesis/ForcedAligner/Aligner1/wav/ANQ54_99.wav</text:p>
          </table:table-cell>
          <table:table-cell office:value-type="string">
            <text:p>que l' assemblée nationale exige du ministre de la sécurité publique qu' il confie au commissaire à la lutte contre la corruption le mandat d' enquêter concernant les allégations d' irrégularités commises dans le cadre de l' administration de la ville de laval, à l' instar du mandat octroyé concernant la gestion de la ville de montréal. la période des affaires courantes étant terminée, nous allons maintenant passer aux affaires du jour. alors, conformément à l' article deux cent quatre-vingt six du règlement, l' assemblée doit maintenant se constituer en commission plénière afin d' étudier les crédits budgétaires de l' assemblée nationale pour l' exercice financier deux mille onze deux mille douze. monsieur le leader du gouvernement.</text:p>
          </table:table-cell>
        </table:table-row>
        <table:table-row table:style-name="ro1">
          <table:table-cell table:number-columns-repeated="2"/>
          <table:table-cell office:value-type="string">
            <text:p>4222a</text:p>
          </table:table-cell>
          <table:table-cell office:value-type="string">
            <text:p>244a</text:p>
          </table:table-cell>
          <table:table-cell office:value-type="float" office:value="55">
            <text:p>55</text:p>
          </table:table-cell>
          <table:table-cell table:formula="of:=IF([.E436]=[.E435];[.F435]+1;1)" office:value-type="float" office:value="1">
            <text:p>1</text:p>
          </table:table-cell>
          <table:table-cell table:formula="of:=CONCATENATE(&quot;/home/peter/Thesis/ForcedAligner/Aligner1/wav/11025/&quot;;[.C436];[.D436];&quot;.wav&quot;)" office:value-type="string" office:string-value="/home/peter/Thesis/ForcedAligner/Aligner1/wav/11025/4222a244a.wav">
            <text:p>/home/peter/Thesis/ForcedAligner/Aligner1/wav/11025/4222a244a.wav</text:p>
          </table:table-cell>
          <table:table-cell table:formula="of:=CONCATENATE(&quot;/home/peter/Thesis/ForcedAligner/Aligner1/wav/&quot;;&quot;ANQ&quot;;[.E436];&quot;_&quot;;[.F436];&quot;.wav&quot;)" office:value-type="string" office:string-value="/home/peter/Thesis/ForcedAligner/Aligner1/wav/ANQ55_1.wav">
            <text:p>/home/peter/Thesis/ForcedAligner/Aligner1/wav/ANQ55_1.wav</text:p>
          </table:table-cell>
          <table:table-cell office:value-type="string">
            <text:p>merci, monsieur le président. je vous salue, c' est la première fois que vous êtes vous êtes mon président quand j' interviens au salon bleu. donc, je vous félicite pour votre nomination, monsieur le président, à titre de vice président de l' assemblée nationale. et ça me fait plaisir de prendre la parole aujourd'hui parce que c' est aujourd'hui que s' achève la période d' étude des crédits deux mille onze deux mille douze avec ce deux heures de débat restreint et euh l' adoption euh du projet de loi sur les crédits on le souhaite du moins après après ces deux heures de débat restreint. donc, moi, j' en profite pour joindre ma voix à celle de la présidente du conseil du trésor, des autres collègues aussi pour euh souligner le travail des euh des fonctionnaires qui nous ont épaulés, du personnel de cabinets aussi qui nous ont épaulés tout au long des deux semaines de débat. euh je veux applaudir aussi la contribution des sous ministres, de leur équipe. c' était euh beaucoup de travail, un deux semaines intensif pour les députés, pour euh les fonctionnaires, pour les dirigeants des différents ministères et organismes. donc, je leur lève mon chapeau parce que ça a été beaucoup, beaucoup de travail. euh et, je vous dirais, monsieur le président, moi, je crois profondément dans cet exercice là euh auquel on vient de participer parce qu' il est fondamental dans la vie parlementaire. c' est là qu' on voit la transparence de l' action gouvernementale, monsieur le président. et je veux insister euh pour dire que le retour à l' équilibre budgétaire, pour notre gouvernement, ça continue à être notre priorité. euh on prend des mesures concrètes pour atteindre nos cibles fixées pour deux mille treize deux mille quatorze. on a fait la preuve que nous que nous avions un plan, qu' on avait fait des choix, et qu' on s' était fixé des cibles, et que les résultats sont là, les résultats sont tangibles.</text:p>
          </table:table-cell>
        </table:table-row>
        <table:table-row table:style-name="ro1">
          <table:table-cell table:number-columns-repeated="2"/>
          <table:table-cell office:value-type="string">
            <text:p>4222a</text:p>
          </table:table-cell>
          <table:table-cell office:value-type="string">
            <text:p>244b</text:p>
          </table:table-cell>
          <table:table-cell office:value-type="float" office:value="55">
            <text:p>55</text:p>
          </table:table-cell>
          <table:table-cell table:formula="of:=IF([.E437]=[.E436];[.F436]+1;1)" office:value-type="float" office:value="2">
            <text:p>2</text:p>
          </table:table-cell>
          <table:table-cell table:formula="of:=CONCATENATE(&quot;/home/peter/Thesis/ForcedAligner/Aligner1/wav/11025/&quot;;[.C437];[.D437];&quot;.wav&quot;)" office:value-type="string" office:string-value="/home/peter/Thesis/ForcedAligner/Aligner1/wav/11025/4222a244b.wav">
            <text:p>/home/peter/Thesis/ForcedAligner/Aligner1/wav/11025/4222a244b.wav</text:p>
          </table:table-cell>
          <table:table-cell table:formula="of:=CONCATENATE(&quot;/home/peter/Thesis/ForcedAligner/Aligner1/wav/&quot;;&quot;ANQ&quot;;[.E437];&quot;_&quot;;[.F437];&quot;.wav&quot;)" office:value-type="string" office:string-value="/home/peter/Thesis/ForcedAligner/Aligner1/wav/ANQ55_2.wav">
            <text:p>/home/peter/Thesis/ForcedAligner/Aligner1/wav/ANQ55_2.wav</text:p>
          </table:table-cell>
          <table:table-cell office:value-type="string">
            <text:p>euh monsieur le président, on a démontré que nous étions le gouvernement de l' économie, qu' on était assez disciplinés pour à la fois réduire nos dépenses, préserver l' intégrité, la qualité et la solidarité des services publics à la population et préparer l' avenir du québec à court, moyen et long terme. et, moi, c' est de ça surtout euh que je veux parler, monsieur le président, dans mon intervention aujourd'hui. on est quand même limités dans le temps, mais l' avenir du québec, comme euh comme jeune parent, comme jeune même, ici, à l' assemblée nationale, l' avenir du québec, euh moi, c' est important pour moi. et les gestes qui sont posés pour préparer l' avenir euh sont là de la part de la part de notre gouvernement. on a répété plusieurs fois que le québec est au bon endroit au bon moment, mais on a posé les bons gestes aussi. et les gestes qui sont en train d' être posés pour préparer l' avenir, bien c' est c' est les bons gestes qui vont créer de la richesse au québec, parce que le québec s' est bien sorti de la crise mondiale, monsieur le président, surtout si on le compare avec nos voisins. juste pour pour rappel, notre déficit budgétaire, ça représentait seulement un point trois pourcent de notre pib en deux mille dix deux mille onze; celui de l' ontario s' élevait à trois point un de son pib; celui du gouvernement fédéral, à deux point huit pourcent du pib canadien. donc, plusieurs états actuellement sont dans un climat d' incertitude quant à la reprise économique, mais, au québec, on peut déjà se tourner vers l' avenir parce que la rigueur des décisions de notre gouvernement fait en sorte qu' on peut regarder vers l' avenir pour pour la relance économique, monsieur le président. donc, moi, je veux parler de ce que signifie pour moi d' investir dans l' avenir du québec et dans l' avenir des québécois et des québécoises, entre autres euh par euh notre plan d' infrastructures, notre plan d' investissement dans les infrastructures.</text:p>
          </table:table-cell>
        </table:table-row>
        <table:table-row table:style-name="ro1">
          <table:table-cell table:number-columns-repeated="2"/>
          <table:table-cell office:value-type="string">
            <text:p>4222a</text:p>
          </table:table-cell>
          <table:table-cell office:value-type="string">
            <text:p>244c</text:p>
          </table:table-cell>
          <table:table-cell office:value-type="float" office:value="55">
            <text:p>55</text:p>
          </table:table-cell>
          <table:table-cell table:formula="of:=IF([.E438]=[.E437];[.F437]+1;1)" office:value-type="float" office:value="3">
            <text:p>3</text:p>
          </table:table-cell>
          <table:table-cell table:formula="of:=CONCATENATE(&quot;/home/peter/Thesis/ForcedAligner/Aligner1/wav/11025/&quot;;[.C438];[.D438];&quot;.wav&quot;)" office:value-type="string" office:string-value="/home/peter/Thesis/ForcedAligner/Aligner1/wav/11025/4222a244c.wav">
            <text:p>/home/peter/Thesis/ForcedAligner/Aligner1/wav/11025/4222a244c.wav</text:p>
          </table:table-cell>
          <table:table-cell table:formula="of:=CONCATENATE(&quot;/home/peter/Thesis/ForcedAligner/Aligner1/wav/&quot;;&quot;ANQ&quot;;[.E438];&quot;_&quot;;[.F438];&quot;.wav&quot;)" office:value-type="string" office:string-value="/home/peter/Thesis/ForcedAligner/Aligner1/wav/ANQ55_3.wav">
            <text:p>/home/peter/Thesis/ForcedAligner/Aligner1/wav/ANQ55_3.wav</text:p>
          </table:table-cell>
          <table:table-cell office:value-type="string">
            <text:p>euh c' est le le plan deux mille dix deux mille quinze, c' est quarante-quatre milliards de dollars. euh en plus, on continue euh à mettre l' accent sur la réduction, sur le contrôle des dépenses en investissant le quarante-quatre milliards de dollars dans nos infrastructures, parce qu' en accélérant les investissements dans les infrastructures publiques le gouvernement bien, on a assuré leur remise en état puis on a répondu à des nouveaux besoins tout en soutenant l' économie et l' emploi, monsieur le président. l' emploi, très important. l' enveloppe d' investissements du plan a d' abord été consacrée au maintien et à l' entretien des infrastructures, qui demeurent la priorité, avec plus de soixante-dix pourcent des investissements totaux. mais, comme nous préparons l' avenir, les nouvelles initiatives sont là aussi. on a rajouté euh on a rajouté une enveloppe d' investissements pour des nouvelles initiatives d' un peu plus de deux milliards de dollars. ça témoigne de notre volonté de continuer à stimuler la croissance économique en fonction des besoins, des priorités, notamment dans les domaines de la santé, de l' éducation et des transports. donc, des sommes ont déjà été prévues pour des projets majeurs, on en a parlé beaucoup: l' autoroute trente à montréal, le remplacement de l' échangeur turcot, l' élargissement de la route cent soixante-quinze entre québec saguenay, l' amélioration des réseaux de transport en commun. c' est c' est rien que pour nommer quelques projets. on peut rajouter à ça la construction, la réfection d' infrastructures maritimes, agricoles, municipales, des palais de justice, des chemins forestiers, des centres de recherche, et cetera. donc, plusieurs investissements qui sont faits, monsieur le président, pour préparer l' avenir. et on peut additionner les contributions du gouvernement fédéral, des autres partenaires. le total de l' argent investi dans le renouvellement des infrastructures publiques, pour la période deux mille dix deux mille quinze, s' élèvera à plus de cinquante-sept milliards de dollars, monsieur le président.</text:p>
          </table:table-cell>
        </table:table-row>
        <table:table-row table:style-name="ro1">
          <table:table-cell table:number-columns-repeated="2"/>
          <table:table-cell office:value-type="string">
            <text:p>4222a</text:p>
          </table:table-cell>
          <table:table-cell office:value-type="string">
            <text:p>244d</text:p>
          </table:table-cell>
          <table:table-cell office:value-type="float" office:value="55">
            <text:p>55</text:p>
          </table:table-cell>
          <table:table-cell table:formula="of:=IF([.E439]=[.E438];[.F438]+1;1)" office:value-type="float" office:value="4">
            <text:p>4</text:p>
          </table:table-cell>
          <table:table-cell table:formula="of:=CONCATENATE(&quot;/home/peter/Thesis/ForcedAligner/Aligner1/wav/11025/&quot;;[.C439];[.D439];&quot;.wav&quot;)" office:value-type="string" office:string-value="/home/peter/Thesis/ForcedAligner/Aligner1/wav/11025/4222a244d.wav">
            <text:p>/home/peter/Thesis/ForcedAligner/Aligner1/wav/11025/4222a244d.wav</text:p>
          </table:table-cell>
          <table:table-cell table:formula="of:=CONCATENATE(&quot;/home/peter/Thesis/ForcedAligner/Aligner1/wav/&quot;;&quot;ANQ&quot;;[.E439];&quot;_&quot;;[.F439];&quot;.wav&quot;)" office:value-type="string" office:string-value="/home/peter/Thesis/ForcedAligner/Aligner1/wav/ANQ55_4.wav">
            <text:p>/home/peter/Thesis/ForcedAligner/Aligner1/wav/ANQ55_4.wav</text:p>
          </table:table-cell>
          <table:table-cell office:value-type="string">
            <text:p>ça témoigne de la détermination de notre gouvernement à réaliser des travaux qui garantiront la qualité et la modernité de nos infrastructures tout en assurant la création d' emplois directs, en en favorisant la croissance économique et en réduisant le poids de la dette. préparer l' avenir, monsieur le président, aussi, c' est euh ce qu' on a annoncé il n' y a pas tellement longtemps, notre cible de réduction des gaz à effet de serre pour euh pour l' horizon deux mille vingt. donc, on s' est donné une cible ambitieuse pour développer une économie verte, pour euh saisir toutes les opportunités qui sont devant nous de développer une économie plus verte, faire des gestes plus verts, comme par exemple le le plan d' action sur les véhicules électriques qui a été déposé aussi il n' y a pas tellement longtemps. ça, c' est préparer l' avenir. et j' en ai parlé beaucoup dans les différentes dans les études de crédits, notamment en transport, en environnement, euh le plan d' action du véhicule électrique, monsieur le président, c' est pas c' est pas qu' on devienne des producteurs de véhicules électriques au québec, mais c' est qu' on développe une filière de l' industrie électrique. moi, dans mon comté, j' ai une entreprise qui qui est déjà un des seuls producteurs au canada à produire un certain type de borne de recharge pour véhicules électriques. donc, c' est ce type euh d' opportunité là qu' il faut saisir. on a on a un génie québécois, on a des gens qui sont capables de développer cette filière là. et c' est ça qu' on veut encourager pour, à terme, que de mémoire, on disait vingt-cinq pourcent des nouveaux des nouveaux achats automobiles soient des véhicules électriques ou hybrides rechargeables. donc, d' ici quelques années, on veut que le parc se renouvelle en bonne partie bien, c' est plus que vingt-cinq, c' est cinquante pourcent, je pense, même.</text:p>
          </table:table-cell>
        </table:table-row>
        <table:table-row table:style-name="ro1">
          <table:table-cell table:number-columns-repeated="2"/>
          <table:table-cell office:value-type="string">
            <text:p>4222a</text:p>
          </table:table-cell>
          <table:table-cell office:value-type="string">
            <text:p>244e</text:p>
          </table:table-cell>
          <table:table-cell office:value-type="float" office:value="55">
            <text:p>55</text:p>
          </table:table-cell>
          <table:table-cell table:formula="of:=IF([.E440]=[.E439];[.F439]+1;1)" office:value-type="float" office:value="5">
            <text:p>5</text:p>
          </table:table-cell>
          <table:table-cell table:formula="of:=CONCATENATE(&quot;/home/peter/Thesis/ForcedAligner/Aligner1/wav/11025/&quot;;[.C440];[.D440];&quot;.wav&quot;)" office:value-type="string" office:string-value="/home/peter/Thesis/ForcedAligner/Aligner1/wav/11025/4222a244e.wav">
            <text:p>/home/peter/Thesis/ForcedAligner/Aligner1/wav/11025/4222a244e.wav</text:p>
          </table:table-cell>
          <table:table-cell table:formula="of:=CONCATENATE(&quot;/home/peter/Thesis/ForcedAligner/Aligner1/wav/&quot;;&quot;ANQ&quot;;[.E440];&quot;_&quot;;[.F440];&quot;.wav&quot;)" office:value-type="string" office:string-value="/home/peter/Thesis/ForcedAligner/Aligner1/wav/ANQ55_5.wav">
            <text:p>/home/peter/Thesis/ForcedAligner/Aligner1/wav/ANQ55_5.wav</text:p>
          </table:table-cell>
          <table:table-cell office:value-type="string">
            <text:p>euh également, on a toute la question du nouvel espace économique, euh monsieur le président, qui est qui est là. on en a parlé abondamment. ça, c' est préparer l' avenir. avec les ententes de mobilité de main d' oeuvre, on a un espace économique puis on veut créer un marché commun avec l' ontario, mobilité de main d' oeuvre avec la france aussi. on a créé un un en bon français, on dit un fast track pour les étudiants immigrants, pour euh pour accélérer leur citoyenneté ici, au québec, au canada. on a des négociations canada europe pour la mobilité de la main d' oeuvre. et on a le plan nord, monsieur le président. le plan nord, pour ma génération, c' est quelque chose de magnifique, c' est notre baie james et notre manic à nous, ma ma génération des trente-cinq ans, monsieur le président. donc, c' est majeur pour nous autres. ça, c' est une vision d' avenir qui va développer le québec pendant des décennies, monsieur le président, qui va créer de la richesse au québec. donc, c' est euh c' est moi, je suis fier de faire partie d' un gouvernement qui a une vision d' avenir comme ça pour le développement de la richesse, la création de la richesse, parce que qui dit création de la richesse dit un meilleur partage, par la suite, de la richesse et des meilleurs services à la population. et je peux pas m' empêcher de terminer je suis quand même limité dans le temps. il y a eu beaucoup de choses qui se sont dites sur les ressources informationnelles, euh monsieur le président. on a critiqué beaucoup. on s' est servi du rapport du vérificateur général comme la secrétaire la la présidente, pardon, du conseil du trésor l' a dit, le premier dossier qui est ciblé, le la première ligne du premier tableau des dossiers problématiques au gouvernement du québec, dans l' histoire, dans les dernières années, c' est le projet gires, monsieur le président.</text:p>
          </table:table-cell>
        </table:table-row>
        <table:table-row table:style-name="ro1">
          <table:table-cell table:number-columns-repeated="2"/>
          <table:table-cell office:value-type="string">
            <text:p>4222a</text:p>
          </table:table-cell>
          <table:table-cell office:value-type="string">
            <text:p>244f</text:p>
          </table:table-cell>
          <table:table-cell office:value-type="float" office:value="55">
            <text:p>55</text:p>
          </table:table-cell>
          <table:table-cell table:formula="of:=IF([.E441]=[.E440];[.F440]+1;1)" office:value-type="float" office:value="6">
            <text:p>6</text:p>
          </table:table-cell>
          <table:table-cell table:formula="of:=CONCATENATE(&quot;/home/peter/Thesis/ForcedAligner/Aligner1/wav/11025/&quot;;[.C441];[.D441];&quot;.wav&quot;)" office:value-type="string" office:string-value="/home/peter/Thesis/ForcedAligner/Aligner1/wav/11025/4222a244f.wav">
            <text:p>/home/peter/Thesis/ForcedAligner/Aligner1/wav/11025/4222a244f.wav</text:p>
          </table:table-cell>
          <table:table-cell table:formula="of:=CONCATENATE(&quot;/home/peter/Thesis/ForcedAligner/Aligner1/wav/&quot;;&quot;ANQ&quot;;[.E441];&quot;_&quot;;[.F441];&quot;.wav&quot;)" office:value-type="string" office:string-value="/home/peter/Thesis/ForcedAligner/Aligner1/wav/ANQ55_6.wav">
            <text:p>/home/peter/Thesis/ForcedAligner/Aligner1/wav/ANQ55_6.wav</text:p>
          </table:table-cell>
          <table:table-cell office:value-type="string">
            <text:p>donc, on a pris des bouts qui qui font notre affaire, mais une partie dont personne n' a parlé la la présidente du conseil du trésor a parlé du fameux tableau je voulais le montrer le fameux tableau qui dit que les mesures, la politique cadre du gouvernement, le projet de loi du gouvernement, la directive sur la gestion des ressources informationnelles, aussi le projet de loi cent trente qui abolit le ministère des services gouvernementaux bien, le vérificateur général, il a un paragraphe qui nous dit: sans vouloir prendre position concernant l' adoption ou non de ces projets de loi par l' assemblée nationale on parle des deux projets de loi nos cent trente, cent trente-trois. on comprend que le vérificateur général ne veut pas présumer de l' adoption, mais il dit: sans prendre position concernant l' adoption de ces projet de loi, nous sommes d' avis que ces initiatives gouvernementales pourraient corriger des lacunes que nous avons observées lors de la présente mission. le tableau onze fait le lien entre un certain nombre de lacunes soulevées lors de nos travaux et les mesures prévues dans les initiatives gouvernementales. donc, il nous dit qu' on corrige les problèmes avec ça. et ce projet de loi là et la politique cadre non seulement euh font créent une structure de gouvernance pour mieux contrôler qu' est ce qui se passe dans l' administration publique, mais vont nous permettre de développer une vision d' avenir. la la présidente du conseil du trésor a parlé beaucoup des deux cent millions d' économie qu' on veut faire. mais, oui, il y a deux cent millions d' économie, mais non seulement ces économies là vont être présentes, mais vont nous permettre de développer une vision d' avenir de ce qu' on veut faire avec les ressources informationnelles pour offrir des meilleurs services à la population, des meilleurs services aux entreprises, des meilleurs services à l' intérieur de la fonction publique aussi. il y a beaucoup choses qui ont été dites pendant les consultations publiques sur le projet de loi cent trente-trois, sur le projet de loi sur la la gestion des ressources informationnelles. on a parlé de cloud computing, de l' informatique en nuage ou de l' infonuagique</text:p>
          </table:table-cell>
        </table:table-row>
        <table:table-row table:style-name="ro1">
          <table:table-cell table:number-columns-repeated="2"/>
          <table:table-cell office:value-type="string">
            <text:p>4222a</text:p>
          </table:table-cell>
          <table:table-cell office:value-type="string">
            <text:p>244g</text:p>
          </table:table-cell>
          <table:table-cell office:value-type="float" office:value="55">
            <text:p>55</text:p>
          </table:table-cell>
          <table:table-cell table:formula="of:=IF([.E442]=[.E441];[.F441]+1;1)" office:value-type="float" office:value="7">
            <text:p>7</text:p>
          </table:table-cell>
          <table:table-cell table:formula="of:=CONCATENATE(&quot;/home/peter/Thesis/ForcedAligner/Aligner1/wav/11025/&quot;;[.C442];[.D442];&quot;.wav&quot;)" office:value-type="string" office:string-value="/home/peter/Thesis/ForcedAligner/Aligner1/wav/11025/4222a244g.wav">
            <text:p>/home/peter/Thesis/ForcedAligner/Aligner1/wav/11025/4222a244g.wav</text:p>
          </table:table-cell>
          <table:table-cell table:formula="of:=CONCATENATE(&quot;/home/peter/Thesis/ForcedAligner/Aligner1/wav/&quot;;&quot;ANQ&quot;;[.E442];&quot;_&quot;;[.F442];&quot;.wav&quot;)" office:value-type="string" office:string-value="/home/peter/Thesis/ForcedAligner/Aligner1/wav/ANQ55_7.wav">
            <text:p>/home/peter/Thesis/ForcedAligner/Aligner1/wav/ANQ55_7.wav</text:p>
          </table:table-cell>
          <table:table-cell office:value-type="string">
            <text:p>qui vont il y a des économies potentielles importantes là, de virtualisation des serveurs informatiques. euh on veut aller chercher aussi le réseau de la santé, le réseau de l' éducation, et, ces réseaux là, le réseau de la santé avec sogique, il y a quelque chose à faire aussi comme rôle, la grics dans dans le domaine de l' éducation. on on parle de certains de certains cloud computing, mais ces organismes là vont avoir un rôle à jouer, sans doute. il y a des visions qui sont en train de se développer sur ces choses là, qui vont nous permettre de sauver de l' argent, d' être beaucoup plus efficaces dans notre dans notre gestion informatique et d' offrir des meilleurs services à la population. il ne faut pas l' oublier, la population est en droit de s' attendre à des bons services. il y a un volet il y a un virage deux point zéro d' interaction avec la population qui est en train de s' installer aussi. donc, c' est tout ça qui va qui va être fait. et, grâce au leadership de la présidente du conseil du trésor, j' ai confiance, monsieur le président, que que la nouvelle politique et la nouvelle loi sur la gestion des ressources informationnelles vont donner des résultats très, très concrets au québec. j' ai déjà dépassé mon temps, donc je vais m' arrêter sur ces questions là pour laisser la parole à mes à mes collègues, je sais qu' il y a d' autres interventions. mais, monsieur le président, je suis très fier de de de notre gouvernement, de la vision d' avenir de notre gouvernement, de la façon qu' il prépare l' avenir pour les prochaines générations pour créer de la richesse, pour créer un vrai développement économique au québec, monsieur le président. merci.</text:p>
          </table:table-cell>
        </table:table-row>
        <table:table-row table:style-name="ro1">
          <table:table-cell table:number-columns-repeated="2"/>
          <table:table-cell office:value-type="string">
            <text:p>4221a</text:p>
          </table:table-cell>
          <table:table-cell office:value-type="float" office:value="4">
            <text:p>4</text:p>
          </table:table-cell>
          <table:table-cell office:value-type="float" office:value="59">
            <text:p>59</text:p>
          </table:table-cell>
          <table:table-cell table:formula="of:=IF([.E443]=[.E442];[.F442]+1;1)" office:value-type="float" office:value="1">
            <text:p>1</text:p>
          </table:table-cell>
          <table:table-cell table:formula="of:=CONCATENATE(&quot;/home/peter/Thesis/ForcedAligner/Aligner1/wav/11025/&quot;;[.C443];[.D443];&quot;.wav&quot;)" office:value-type="string" office:string-value="/home/peter/Thesis/ForcedAligner/Aligner1/wav/11025/4221a4.wav">
            <text:p>/home/peter/Thesis/ForcedAligner/Aligner1/wav/11025/4221a4.wav</text:p>
          </table:table-cell>
          <table:table-cell table:formula="of:=CONCATENATE(&quot;/home/peter/Thesis/ForcedAligner/Aligner1/wav/&quot;;&quot;ANQ&quot;;[.E443];&quot;_&quot;;[.F443];&quot;.wav&quot;)" office:value-type="string" office:string-value="/home/peter/Thesis/ForcedAligner/Aligner1/wav/ANQ59_1.wav">
            <text:p>/home/peter/Thesis/ForcedAligner/Aligner1/wav/ANQ59_1.wav</text:p>
          </table:table-cell>
          <table:table-cell office:value-type="string">
            <text:p>monsieur le président, je veux aujourd'hui rendre hommage à la formidable équipe de l' organisme l' antre jeunes, qui depuis vingt ans contribue de multiples façons à la valorisation et à l' ancrage de notre jeunesse dans l' édification du québec de demain. merci à la directrice julie ouellet et au président rené goupil pour leur inébranlable dévouement. dans bourget, l' antre jeunes est un organisme reconnu pour sa vitalité sociale ainsi que pour la qualité de sa main tendue à nos jeunes de douze à dix sept ans. il s' incarne dans notre paysage comme un havre qui permet à ces jeunes d' occuper leur temps libre mais surtout d' être écoutés, encouragés et soutenus pour se réaliser, grandir et évoluer afin de devenir des adultes heureux et accomplis, responsables de leur destin. j' admire la passion, l' acharnement même et l' espoir que cette maison des jeunes sème dans notre communauté. bon vingtième anniversaire! merci, monsieur le président.</text:p>
          </table:table-cell>
        </table:table-row>
        <table:table-row table:style-name="ro1">
          <table:table-cell table:number-columns-repeated="2"/>
          <table:table-cell office:value-type="string">
            <text:p>4221a</text:p>
          </table:table-cell>
          <table:table-cell office:value-type="float" office:value="14">
            <text:p>14</text:p>
          </table:table-cell>
          <table:table-cell office:value-type="float" office:value="6">
            <text:p>6</text:p>
          </table:table-cell>
          <table:table-cell table:formula="of:=IF([.E444]=[.E443];[.F443]+1;1)" office:value-type="float" office:value="1">
            <text:p>1</text:p>
          </table:table-cell>
          <table:table-cell table:formula="of:=CONCATENATE(&quot;/home/peter/Thesis/ForcedAligner/Aligner1/wav/11025/&quot;;[.C444];[.D444];&quot;.wav&quot;)" office:value-type="string" office:string-value="/home/peter/Thesis/ForcedAligner/Aligner1/wav/11025/4221a14.wav">
            <text:p>/home/peter/Thesis/ForcedAligner/Aligner1/wav/11025/4221a14.wav</text:p>
          </table:table-cell>
          <table:table-cell table:formula="of:=CONCATENATE(&quot;/home/peter/Thesis/ForcedAligner/Aligner1/wav/&quot;;&quot;ANQ&quot;;[.E444];&quot;_&quot;;[.F444];&quot;.wav&quot;)" office:value-type="string" office:string-value="/home/peter/Thesis/ForcedAligner/Aligner1/wav/ANQ6_1.wav">
            <text:p>/home/peter/Thesis/ForcedAligner/Aligner1/wav/ANQ6_1.wav</text:p>
          </table:table-cell>
          <table:table-cell office:value-type="string">
            <text:p>merci, monsieur le président. le club de patinage artistique unibel de mirabel a débuté en dix neuf cent soixante dix neuf pour y tenir ses pratiques et événements spéciaux. grâce à la détermination et au travail inlassable de ses fondateurs, de ses dirigeants et de quelque cent quarante cinq bénévoles, son développement et sa réputation sont tels que le cpa unibel loge aujourd'hui avec fierté en deuxième place en importance dans la région des laurentides, où l' on dénombre quatorze clubs. tout ce travail d' équipe et cette belle énergie auront permis la tenue jusqu' à maintenant de trente deux galas. il s' agit de compétitions prestigieuses dans lesquelles les participants s' investissent sans compter. je tiens à féliciter les membres fondateurs suivants, madames solange drapeau aubin, présidente fondatrice, margot linch, francine thibodeau et line renaud, ainsi que monsieur gilles aubin et tous les bénévoles qui ont permis cette belle continuité. encore aujourd'hui, plusieurs bénévoles, dirigeants et parents font de cette organisation une formidable école de vie. merci.</text:p>
          </table:table-cell>
        </table:table-row>
        <table:table-row table:style-name="ro1">
          <table:table-cell table:number-columns-repeated="2"/>
          <table:table-cell office:value-type="string">
            <text:p>4221a</text:p>
          </table:table-cell>
          <table:table-cell office:value-type="float" office:value="8">
            <text:p>8</text:p>
          </table:table-cell>
          <table:table-cell office:value-type="float" office:value="60">
            <text:p>60</text:p>
          </table:table-cell>
          <table:table-cell table:formula="of:=IF([.E445]=[.E444];[.F444]+1;1)" office:value-type="float" office:value="1">
            <text:p>1</text:p>
          </table:table-cell>
          <table:table-cell table:formula="of:=CONCATENATE(&quot;/home/peter/Thesis/ForcedAligner/Aligner1/wav/11025/&quot;;[.C445];[.D445];&quot;.wav&quot;)" office:value-type="string" office:string-value="/home/peter/Thesis/ForcedAligner/Aligner1/wav/11025/4221a8.wav">
            <text:p>/home/peter/Thesis/ForcedAligner/Aligner1/wav/11025/4221a8.wav</text:p>
          </table:table-cell>
          <table:table-cell table:formula="of:=CONCATENATE(&quot;/home/peter/Thesis/ForcedAligner/Aligner1/wav/&quot;;&quot;ANQ&quot;;[.E445];&quot;_&quot;;[.F445];&quot;.wav&quot;)" office:value-type="string" office:string-value="/home/peter/Thesis/ForcedAligner/Aligner1/wav/ANQ60_1.wav">
            <text:p>/home/peter/Thesis/ForcedAligner/Aligner1/wav/ANQ60_1.wav</text:p>
          </table:table-cell>
          <table:table-cell office:value-type="string">
            <text:p>monsieur le président, le treize avril dernier, une grande citoyenne de la circonscription de crémazie, madame lise gagner frenette, a été honorée du prix hommage bénévolat québec pour son engagement au sein de l' association de la neu neurofibromatose du québec. madame gagner frenette, elle même mère d' un enfant atteint de cette maladie, se dévoue depuis plus de vingt ans pour sout soutenir les personnes atteintes et leur famille. par son travail inlassable et son enthousiasme contagieux, madame gagner frenette a fortement contribué au développement de l' association de la neurofibromatose du québec, en plus de favoriser l' émergence de groupes d' entraide partout en région. je tiens donc à la féliciter chaleureusement en notre nom à tous pour le magnifique travail qu' elle fait et à la remercier aussi pour le bonheur et l' espoir qu' elle sème autour d' elle.</text:p>
          </table:table-cell>
        </table:table-row>
        <table:table-row table:style-name="ro1">
          <table:table-cell table:number-columns-repeated="2"/>
          <table:table-cell office:value-type="string">
            <text:p>4221a</text:p>
          </table:table-cell>
          <table:table-cell office:value-type="float" office:value="262">
            <text:p>262</text:p>
          </table:table-cell>
          <table:table-cell office:value-type="float" office:value="62">
            <text:p>62</text:p>
          </table:table-cell>
          <table:table-cell table:formula="of:=IF([.E446]=[.E445];[.F445]+1;1)" office:value-type="float" office:value="1">
            <text:p>1</text:p>
          </table:table-cell>
          <table:table-cell table:formula="of:=CONCATENATE(&quot;/home/peter/Thesis/ForcedAligner/Aligner1/wav/11025/&quot;;[.C446];[.D446];&quot;.wav&quot;)" office:value-type="string" office:string-value="/home/peter/Thesis/ForcedAligner/Aligner1/wav/11025/4221a262.wav">
            <text:p>/home/peter/Thesis/ForcedAligner/Aligner1/wav/11025/4221a262.wav</text:p>
          </table:table-cell>
          <table:table-cell table:formula="of:=CONCATENATE(&quot;/home/peter/Thesis/ForcedAligner/Aligner1/wav/&quot;;&quot;ANQ&quot;;[.E446];&quot;_&quot;;[.F446];&quot;.wav&quot;)" office:value-type="string" office:string-value="/home/peter/Thesis/ForcedAligner/Aligner1/wav/ANQ62_1.wav">
            <text:p>/home/peter/Thesis/ForcedAligner/Aligner1/wav/ANQ62_1.wav</text:p>
          </table:table-cell>
          <table:table-cell office:value-type="string">
            <text:p>parce qu' il faut quand même se le dire, ce nouveau code de déontologie et d' éthique, c' est évident que le rôle de député n' est pas est un rôle, dans le fond, qui n' est pas nécessairement connu. on peut savoir quand un citoyen a besoin de de d' une action qu' un député peut faire pour lui, pour l' aider dans une problématique quelconque, mais il reste quand même qu' il y a des éléments que le député en lui même, euh on on ne sait pas nécessairement toujours quel type de comportement on doit on doit avoir dans différents types de situations. il peut arriver que que qu' on reçoive un cadeau. qu' est ce qu' on fait avec ce cadeau là? alors, il a fallu se dire: on peut recevoir vraiment ou pas? comment, si on en reçoit, jusqu' à quel tu sais, quelqu' un nous donne une bouteille de vin, qu' est ce que je fais avec la bouteille de vin? j' ai tu le droit de recevoir ça, une bouteille de vin? alors, c' est des types de questions que, députés, on a à vivre, puis on veut, euh dans le code d' éthique, dans le fond, et de déontologie ça nous permet ça nous permet de savoir, d' une façon concrète, qu' est ce qui est éthique puis qu' est ce qui ne l' est pas, et permet d' avoir un commissaire à l' éthique pour qu' on soit capables d' aller vers le commissaire à l' éthique pour être capable de lui poser ces différents types de questions. on doit dire c' est quoi, nos biens personnels, quel est il y a énormément de choses, dans le code d' éthique et de déontologie, où on s' est posés des questions, mais là on a à le mettre en application. alors, c' est sûr que, par rapport au député en lui même les les les ministres sont habitués, ils l' ont, ce type de de d' éthique là, mais, au niveau des députés, pas vraiment. alors, c' est une première fois. donc, dans les étapes dans le calendrier, madame la présidente, est ce que monsieur le président peut nous dire, dans le calendrier, comment va s' appliquer, euh dans le quotidien, dans la suite des choses, comment le commissaire à l' éthique va pouvoir faire la suite de de du processus d' entrée en fonction de ces éléments là?</text:p>
          </table:table-cell>
        </table:table-row>
        <table:table-row table:style-name="ro1">
          <table:table-cell table:number-columns-repeated="2"/>
          <table:table-cell office:value-type="string">
            <text:p>4221a</text:p>
          </table:table-cell>
          <table:table-cell office:value-type="float" office:value="394">
            <text:p>394</text:p>
          </table:table-cell>
          <table:table-cell office:value-type="float" office:value="62">
            <text:p>62</text:p>
          </table:table-cell>
          <table:table-cell table:formula="of:=IF([.E447]=[.E446];[.F446]+1;1)" office:value-type="float" office:value="2">
            <text:p>2</text:p>
          </table:table-cell>
          <table:table-cell table:formula="of:=CONCATENATE(&quot;/home/peter/Thesis/ForcedAligner/Aligner1/wav/11025/&quot;;[.C447];[.D447];&quot;.wav&quot;)" office:value-type="string" office:string-value="/home/peter/Thesis/ForcedAligner/Aligner1/wav/11025/4221a394.wav">
            <text:p>/home/peter/Thesis/ForcedAligner/Aligner1/wav/11025/4221a394.wav</text:p>
          </table:table-cell>
          <table:table-cell table:formula="of:=CONCATENATE(&quot;/home/peter/Thesis/ForcedAligner/Aligner1/wav/&quot;;&quot;ANQ&quot;;[.E447];&quot;_&quot;;[.F447];&quot;.wav&quot;)" office:value-type="string" office:string-value="/home/peter/Thesis/ForcedAligner/Aligner1/wav/ANQ62_2.wav">
            <text:p>/home/peter/Thesis/ForcedAligner/Aligner1/wav/ANQ62_2.wav</text:p>
          </table:table-cell>
          <table:table-cell office:value-type="string">
            <text:p>président ne s' en sauvera pas comme ça, madame la présidente. il faut quand même il y a un objectif, parce que députés, médias, ce n' est pas évident. alors, on sait très bien qu' on vit dans un monde on vit en politique, mais il y a aussi on est entourés de médias puis on est et la relation amour haine existe souvent, députés et et et journalistes, évidemment. et le colloque sur la démocratie, c' est intéressant parce que démocratie, députés et médias j' aimerais que vous parliez de l' objectif de ce colloque là. pas de nous donner les surprises, mais pourquoi ce colloque là, pourquoi c' est initié par l' université et pourquoi c' est initié par notre institution?</text:p>
          </table:table-cell>
        </table:table-row>
        <table:table-row table:style-name="ro1">
          <table:table-cell table:number-columns-repeated="2"/>
          <table:table-cell office:value-type="string">
            <text:p>4221a</text:p>
          </table:table-cell>
          <table:table-cell office:value-type="float" office:value="411">
            <text:p>411</text:p>
          </table:table-cell>
          <table:table-cell office:value-type="float" office:value="62">
            <text:p>62</text:p>
          </table:table-cell>
          <table:table-cell table:formula="of:=IF([.E448]=[.E447];[.F447]+1;1)" office:value-type="float" office:value="3">
            <text:p>3</text:p>
          </table:table-cell>
          <table:table-cell table:formula="of:=CONCATENATE(&quot;/home/peter/Thesis/ForcedAligner/Aligner1/wav/11025/&quot;;[.C448];[.D448];&quot;.wav&quot;)" office:value-type="string" office:string-value="/home/peter/Thesis/ForcedAligner/Aligner1/wav/11025/4221a411.wav">
            <text:p>/home/peter/Thesis/ForcedAligner/Aligner1/wav/11025/4221a411.wav</text:p>
          </table:table-cell>
          <table:table-cell table:formula="of:=CONCATENATE(&quot;/home/peter/Thesis/ForcedAligner/Aligner1/wav/&quot;;&quot;ANQ&quot;;[.E448];&quot;_&quot;;[.F448];&quot;.wav&quot;)" office:value-type="string" office:string-value="/home/peter/Thesis/ForcedAligner/Aligner1/wav/ANQ62_3.wav">
            <text:p>/home/peter/Thesis/ForcedAligner/Aligner1/wav/ANQ62_3.wav</text:p>
          </table:table-cell>
          <table:table-cell office:value-type="string">
            <text:p>merci.</text:p>
          </table:table-cell>
        </table:table-row>
        <table:table-row table:style-name="ro1">
          <table:table-cell table:number-columns-repeated="2"/>
          <table:table-cell office:value-type="string">
            <text:p>4221a</text:p>
          </table:table-cell>
          <table:table-cell office:value-type="float" office:value="413">
            <text:p>413</text:p>
          </table:table-cell>
          <table:table-cell office:value-type="float" office:value="62">
            <text:p>62</text:p>
          </table:table-cell>
          <table:table-cell table:formula="of:=IF([.E449]=[.E448];[.F448]+1;1)" office:value-type="float" office:value="4">
            <text:p>4</text:p>
          </table:table-cell>
          <table:table-cell table:formula="of:=CONCATENATE(&quot;/home/peter/Thesis/ForcedAligner/Aligner1/wav/11025/&quot;;[.C449];[.D449];&quot;.wav&quot;)" office:value-type="string" office:string-value="/home/peter/Thesis/ForcedAligner/Aligner1/wav/11025/4221a413.wav">
            <text:p>/home/peter/Thesis/ForcedAligner/Aligner1/wav/11025/4221a413.wav</text:p>
          </table:table-cell>
          <table:table-cell table:formula="of:=CONCATENATE(&quot;/home/peter/Thesis/ForcedAligner/Aligner1/wav/&quot;;&quot;ANQ&quot;;[.E449];&quot;_&quot;;[.F449];&quot;.wav&quot;)" office:value-type="string" office:string-value="/home/peter/Thesis/ForcedAligner/Aligner1/wav/ANQ62_4.wav">
            <text:p>/home/peter/Thesis/ForcedAligner/Aligner1/wav/ANQ62_4.wav</text:p>
          </table:table-cell>
          <table:table-cell office:value-type="string">
            <text:p>donc, juste six minutes, et je termine aussi.</text:p>
          </table:table-cell>
        </table:table-row>
        <table:table-row table:style-name="ro1">
          <table:table-cell table:number-columns-repeated="2"/>
          <table:table-cell office:value-type="string">
            <text:p>4221a</text:p>
          </table:table-cell>
          <table:table-cell office:value-type="float" office:value="417">
            <text:p>417</text:p>
          </table:table-cell>
          <table:table-cell office:value-type="float" office:value="62">
            <text:p>62</text:p>
          </table:table-cell>
          <table:table-cell table:formula="of:=IF([.E450]=[.E449];[.F449]+1;1)" office:value-type="float" office:value="5">
            <text:p>5</text:p>
          </table:table-cell>
          <table:table-cell table:formula="of:=CONCATENATE(&quot;/home/peter/Thesis/ForcedAligner/Aligner1/wav/11025/&quot;;[.C450];[.D450];&quot;.wav&quot;)" office:value-type="string" office:string-value="/home/peter/Thesis/ForcedAligner/Aligner1/wav/11025/4221a417.wav">
            <text:p>/home/peter/Thesis/ForcedAligner/Aligner1/wav/11025/4221a417.wav</text:p>
          </table:table-cell>
          <table:table-cell table:formula="of:=CONCATENATE(&quot;/home/peter/Thesis/ForcedAligner/Aligner1/wav/&quot;;&quot;ANQ&quot;;[.E450];&quot;_&quot;;[.F450];&quot;.wav&quot;)" office:value-type="string" office:string-value="/home/peter/Thesis/ForcedAligner/Aligner1/wav/ANQ62_5.wav">
            <text:p>/home/peter/Thesis/ForcedAligner/Aligner1/wav/ANQ62_5.wav</text:p>
          </table:table-cell>
          <table:table-cell office:value-type="string">
            <text:p>merci. je voudrais euh parler de missions interparlementaires. on a parlé des accueils tout à l' heure, mais euh , les missions interparlementaires euh, nous en faisons. nous en faisons quelques unes, évidemment. et euh le président de l' assemblée nationale a la responsabilité de représenter l' institution lors de ces activités là internationales, d' une part. alors, pour la prochaine année, qu' est ce que avez vous les prochaines activités pour niveau des relations interparlementaires, pardon, sont lesquelles, d' une part? et, par souci de transparence, madame la présidente, comment se font comment se déroule ce type de de missions? euh parce qu' on entend souvent parler, lorsque la presse nous on a une mauvaise presse. ils nous disent qu' on s' en va faire des voyages quand ce n' est tellement pas ça. le travail des missions est tellement un travail lorsque des députés partent en en mission, c' est des horaires assez assez serrés. on a vraiment un travail de parlementaires avec d' autres parlementaires qui sont d' une façon euh assez précise sur des enjeux précis, des enjeux qui nous lient étroitement dans nos défis de chaque euh chaque pays dans le monde. alors, quel est est ce qu' on a un rapport? lorsqu' on revient, est ce qu' on a un rapport de mission? parce que ça, ça contribue à la transparence face à la population. comment est le processus des députés? ils sont choisis comment, les députés? qui va là? euh bon, je peux vous dire qu' on a un travail, nous, comme whips, à faire. mais, au niveau du président de l' assemblée nationale, là, peut être qu' il peut nous éclaircir.</text:p>
          </table:table-cell>
        </table:table-row>
        <table:table-row table:style-name="ro1">
          <table:table-cell table:number-columns-repeated="2"/>
          <table:table-cell office:value-type="string">
            <text:p>4221a</text:p>
          </table:table-cell>
          <table:table-cell office:value-type="float" office:value="430">
            <text:p>430</text:p>
          </table:table-cell>
          <table:table-cell office:value-type="float" office:value="62">
            <text:p>62</text:p>
          </table:table-cell>
          <table:table-cell table:formula="of:=IF([.E451]=[.E450];[.F450]+1;1)" office:value-type="float" office:value="6">
            <text:p>6</text:p>
          </table:table-cell>
          <table:table-cell table:formula="of:=CONCATENATE(&quot;/home/peter/Thesis/ForcedAligner/Aligner1/wav/11025/&quot;;[.C451];[.D451];&quot;.wav&quot;)" office:value-type="string" office:string-value="/home/peter/Thesis/ForcedAligner/Aligner1/wav/11025/4221a430.wav">
            <text:p>/home/peter/Thesis/ForcedAligner/Aligner1/wav/11025/4221a430.wav</text:p>
          </table:table-cell>
          <table:table-cell table:formula="of:=CONCATENATE(&quot;/home/peter/Thesis/ForcedAligner/Aligner1/wav/&quot;;&quot;ANQ&quot;;[.E451];&quot;_&quot;;[.F451];&quot;.wav&quot;)" office:value-type="string" office:string-value="/home/peter/Thesis/ForcedAligner/Aligner1/wav/ANQ62_6.wav">
            <text:p>/home/peter/Thesis/ForcedAligner/Aligner1/wav/ANQ62_6.wav</text:p>
          </table:table-cell>
          <table:table-cell office:value-type="string">
            <text:p>merci. je faire une conclusion, simplement. bien, je veux on termine, alors je voudrais remercier quand même euh toute l' équipe du président, monsieur le président, mais toute l' équipe et aussi le secrétaire général, monsieur bonsaint, qui en est à sa première année, souvenons nous, monsieur bonsaint, qui je voulais vous remercier par rapport à toute votre votre votre année. si vous commencez euh vous commencez votre mandat alors vous êtes rendu à quelques mois déjà pas mal, je ne sais pas si on est rendu à un an, mais euh je voulais vous remercier, avec toute votre équipe, monsieur jobin, à côté, là, plusieurs que je reconnais, là, qui sont qui sont devant nous. merci, parce que les directions de l' assemblée nationale, vous faites un travail extraordinaire, d' une part, vous êtes s' il y a un soutien qui doit se faire aux députés, vous le faites, le soutien aux députés, et puis on peut n' importe quand, on a une aide, et euh vous nous apportez vraiment les l' expertise nécessaire dans le rôle que nous avons à faire, qui n' est pas un rôle facile, le rôle de député. alors, je voulais euh vous remercier et remercier ma collègue et toute son équipe aussi que nous travaillons dans un atmosphère toujours, parfois, de confrontation. les whips ont à, dans le fond, à régler les confrontations. nous, on est dans un rôle beaucoup plus de collaboration. alors, je voulais terminer quand même, parce que cette année, c' est quand même les crédits de l' assemblée nationale, et, malgré tous les les dossiers, on n' a pas le temps d' aller deux heures, on n' en a pas beaucoup assez, là, dans le fond. mais voilà. merci.</text:p>
          </table:table-cell>
        </table:table-row>
        <table:table-row table:style-name="ro1">
          <table:table-cell table:number-columns-repeated="2"/>
          <table:table-cell office:value-type="string">
            <text:p>4221a</text:p>
          </table:table-cell>
          <table:table-cell office:value-type="string">
            <text:p>257a</text:p>
          </table:table-cell>
          <table:table-cell office:value-type="float" office:value="62">
            <text:p>62</text:p>
          </table:table-cell>
          <table:table-cell table:formula="of:=IF([.E452]=[.E451];[.F451]+1;1)" office:value-type="float" office:value="7">
            <text:p>7</text:p>
          </table:table-cell>
          <table:table-cell table:formula="of:=CONCATENATE(&quot;/home/peter/Thesis/ForcedAligner/Aligner1/wav/11025/&quot;;[.C452];[.D452];&quot;.wav&quot;)" office:value-type="string" office:string-value="/home/peter/Thesis/ForcedAligner/Aligner1/wav/11025/4221a257a.wav">
            <text:p>/home/peter/Thesis/ForcedAligner/Aligner1/wav/11025/4221a257a.wav</text:p>
          </table:table-cell>
          <table:table-cell table:formula="of:=CONCATENATE(&quot;/home/peter/Thesis/ForcedAligner/Aligner1/wav/&quot;;&quot;ANQ&quot;;[.E452];&quot;_&quot;;[.F452];&quot;.wav&quot;)" office:value-type="string" office:string-value="/home/peter/Thesis/ForcedAligner/Aligner1/wav/ANQ62_7.wav">
            <text:p>/home/peter/Thesis/ForcedAligner/Aligner1/wav/ANQ62_7.wav</text:p>
          </table:table-cell>
          <table:table-cell office:value-type="string">
            <text:p>présidente. alors, euh moi aussi, euh je voudrais euh saluer notre notre président de l' assemblée nationale, parce que, même s' il a toute l' expérience depuis plusieurs années, dans les doyens de l' assemblée nationale, c' est ses premiers crédits comme président. alors, il y a eu il y a une première à tout. alors, je voulais aussi euh dire les gens qui m' accompagnent aussi: alors euh , à côté de moi, le directeur de cabinet, harold lebel; et euh mes collègues euh mes collègues, ma collègue de duplessis qui accompagne, un stagiaire aussi, monsieur bouchard, qui est avec nous, et j' ai vu monsieur il n' est plus là, là, mais il y était tout à l' heure. et euh aussi dire la collaboration que j' ai avec euh avec la whip euh la whip du gouvernement, évidemment. euh le rôle de whip, c' est évidemment de se retrouver aussi à travailler avec vous euh , monsieur le président, madame la présidente. on travaille avec toute l' équipe du président, on travaille avec toute son équipe aussi derrière euh derrière lui aujourd'hui. alors, cet exercice est agréable, de pouvoir être capable de poser des questions d' une façon transparente pour permettre aussi aux citoyens euh de comprendre aussi l' institution elle même qu' est l' assemblée nationale dans le sens des euh des budgets qui sont octroyés, les crédits qui sont octroyés à l' assemblée nationale. donc, ça nous permet de faire aussi un peu l' ensemble de ensemble de des dossiers qui nous touchent tous, là, mais qui euh mais qui nous permet aujourd'hui de le voir. alors, moi, je voudrais vous parler, suite à ce que vous dans votre introduction, madame la présidente, monsieur le président de l' assemblée nationale a quand même introduit un peu euh , il a fait état du code d' éthique et de déontologie des députés.</text:p>
          </table:table-cell>
        </table:table-row>
        <table:table-row table:style-name="ro1">
          <table:table-cell table:number-columns-repeated="2"/>
          <table:table-cell office:value-type="string">
            <text:p>4221a</text:p>
          </table:table-cell>
          <table:table-cell office:value-type="string">
            <text:p>257b</text:p>
          </table:table-cell>
          <table:table-cell office:value-type="float" office:value="62">
            <text:p>62</text:p>
          </table:table-cell>
          <table:table-cell table:formula="of:=IF([.E453]=[.E452];[.F452]+1;1)" office:value-type="float" office:value="8">
            <text:p>8</text:p>
          </table:table-cell>
          <table:table-cell table:formula="of:=CONCATENATE(&quot;/home/peter/Thesis/ForcedAligner/Aligner1/wav/11025/&quot;;[.C453];[.D453];&quot;.wav&quot;)" office:value-type="string" office:string-value="/home/peter/Thesis/ForcedAligner/Aligner1/wav/11025/4221a257b.wav">
            <text:p>/home/peter/Thesis/ForcedAligner/Aligner1/wav/11025/4221a257b.wav</text:p>
          </table:table-cell>
          <table:table-cell table:formula="of:=CONCATENATE(&quot;/home/peter/Thesis/ForcedAligner/Aligner1/wav/&quot;;&quot;ANQ&quot;;[.E453];&quot;_&quot;;[.F453];&quot;.wav&quot;)" office:value-type="string" office:string-value="/home/peter/Thesis/ForcedAligner/Aligner1/wav/ANQ62_8.wav">
            <text:p>/home/peter/Thesis/ForcedAligner/Aligner1/wav/ANQ62_8.wav</text:p>
          </table:table-cell>
          <table:table-cell office:value-type="string">
            <text:p>euh les députés se sont dotés dernièrement d' un code d' éthique et de déontologie euh qui n' est pas encore tout à fait c' est appliqué parce que la loi est passée, mais on est dans l' année pour l' appliquer. alors, euh évidemment, on le sait, on a créé aussi un poste, une fonction de commissaire à l' éthique, qui va qui est entré en fonction depuis le mois de décembre, neuf décembre dernier. alors, c' est monsieur jacques saint laurent, et il y aurait quelques questions à vous poser à ce niveau là. est ce que vous pouvez me dire comment vont se traduire les liens et les collaborations entre l' assemblée nationale du québec, évidemment, et cette personne désignée afin de permettre qu' il puisse accomplir pleinement sa mission, d' une part? alors, c' est un tout nouveau poste. euh cela entraîne évidemment des coûts à l' assemblée nationale, mais l' impact particulièrement chez les députés, parce que on est dans le processus actuellement d' entrée en vigueur du code de déontologie, donc euh ça va amener un échéancier pour que les députés puissent appliquer ce code d' éthique là. alors, j' apprécierais que monsieur le président puisse</text:p>
          </table:table-cell>
        </table:table-row>
        <table:table-row table:style-name="ro1">
          <table:table-cell table:number-columns-repeated="2"/>
          <table:table-cell office:value-type="string">
            <text:p>4221a</text:p>
          </table:table-cell>
          <table:table-cell office:value-type="float" office:value="267">
            <text:p>267</text:p>
          </table:table-cell>
          <table:table-cell office:value-type="float" office:value="62">
            <text:p>62</text:p>
          </table:table-cell>
          <table:table-cell table:formula="of:=IF([.E454]=[.E453];[.F453]+1;1)" office:value-type="float" office:value="9">
            <text:p>9</text:p>
          </table:table-cell>
          <table:table-cell table:formula="of:=CONCATENATE(&quot;/home/peter/Thesis/ForcedAligner/Aligner1/wav/11025/&quot;;[.C454];[.D454];&quot;.wav&quot;)" office:value-type="string" office:string-value="/home/peter/Thesis/ForcedAligner/Aligner1/wav/11025/4221a267.wav">
            <text:p>/home/peter/Thesis/ForcedAligner/Aligner1/wav/11025/4221a267.wav</text:p>
          </table:table-cell>
          <table:table-cell table:formula="of:=CONCATENATE(&quot;/home/peter/Thesis/ForcedAligner/Aligner1/wav/&quot;;&quot;ANQ&quot;;[.E454];&quot;_&quot;;[.F454];&quot;.wav&quot;)" office:value-type="string" office:string-value="/home/peter/Thesis/ForcedAligner/Aligner1/wav/ANQ62_9.wav">
            <text:p>/home/peter/Thesis/ForcedAligner/Aligner1/wav/ANQ62_9.wav</text:p>
          </table:table-cell>
          <table:table-cell office:value-type="string">
            <text:p>et comment vous voyez le rôle, euh madame la présidente, comment monsieur le président voit le rôle parce que nous avons des services de jurisconsulte euh ici, à l' assemblée nationale, et euh bon, ça, on fait affaire vraiment à l' institution elle même lorsqu' il y a des questions par rapport au jurisconsulte. comment vous voyez le rôle du commissaire à l' éthique avec celui du jurisconsulte?</text:p>
          </table:table-cell>
        </table:table-row>
        <table:table-row table:style-name="ro1">
          <table:table-cell table:number-columns-repeated="2"/>
          <table:table-cell office:value-type="string">
            <text:p>4221a</text:p>
          </table:table-cell>
          <table:table-cell office:value-type="float" office:value="329">
            <text:p>329</text:p>
          </table:table-cell>
          <table:table-cell office:value-type="float" office:value="62">
            <text:p>62</text:p>
          </table:table-cell>
          <table:table-cell table:formula="of:=IF([.E455]=[.E454];[.F454]+1;1)" office:value-type="float" office:value="10">
            <text:p>10</text:p>
          </table:table-cell>
          <table:table-cell table:formula="of:=CONCATENATE(&quot;/home/peter/Thesis/ForcedAligner/Aligner1/wav/11025/&quot;;[.C455];[.D455];&quot;.wav&quot;)" office:value-type="string" office:string-value="/home/peter/Thesis/ForcedAligner/Aligner1/wav/11025/4221a329.wav">
            <text:p>/home/peter/Thesis/ForcedAligner/Aligner1/wav/11025/4221a329.wav</text:p>
          </table:table-cell>
          <table:table-cell table:formula="of:=CONCATENATE(&quot;/home/peter/Thesis/ForcedAligner/Aligner1/wav/&quot;;&quot;ANQ&quot;;[.E455];&quot;_&quot;;[.F455];&quot;.wav&quot;)" office:value-type="string" office:string-value="/home/peter/Thesis/ForcedAligner/Aligner1/wav/ANQ62_10.wav">
            <text:p>/home/peter/Thesis/ForcedAligner/Aligner1/wav/ANQ62_10.wav</text:p>
          </table:table-cell>
          <table:table-cell office:value-type="string">
            <text:p>alors, euh j' aimerais qu' on puisse euh qu' on puisse parler des euh des missions parlementaires, mais particulièrement, là, pour commencer, celle des accueils. euh l' un des mandats du euh du président, dans le fond euh , c' est celui aussi euh d' assumer, à titre de responsable, dans le fond euh, des familles parlementaires que que nous avons entre institutions à travers euh à travers le monde il y a certains certains pays où on a des euh des belles collaborations, mais, on en reparlera un petit peu plus tard, j' aimerais particulièrement parler de celle des accueils. parce qu' on a des missions qu' on va à l' étranger, mais nous recevons aussi des parlementaires euh à travers le monde, des parlementaires, où on a euh des affinités que nous avons développées entre institutions, euh qui viennent ici, au québec. et, euh en septembre deux mille onze particulièrement, on a accueilli l' assemblée générale de la confédération parlementaire des amériques dans notre</text:p>
          </table:table-cell>
        </table:table-row>
        <table:table-row table:style-name="ro1">
          <table:table-cell table:number-columns-repeated="2"/>
          <table:table-cell office:value-type="string">
            <text:p>4221a</text:p>
          </table:table-cell>
          <table:table-cell office:value-type="float" office:value="330">
            <text:p>330</text:p>
          </table:table-cell>
          <table:table-cell office:value-type="float" office:value="62">
            <text:p>62</text:p>
          </table:table-cell>
          <table:table-cell table:formula="of:=IF([.E456]=[.E455];[.F455]+1;1)" office:value-type="float" office:value="11">
            <text:p>11</text:p>
          </table:table-cell>
          <table:table-cell table:formula="of:=CONCATENATE(&quot;/home/peter/Thesis/ForcedAligner/Aligner1/wav/11025/&quot;;[.C456];[.D456];&quot;.wav&quot;)" office:value-type="string" office:string-value="/home/peter/Thesis/ForcedAligner/Aligner1/wav/11025/4221a330.wav">
            <text:p>/home/peter/Thesis/ForcedAligner/Aligner1/wav/11025/4221a330.wav</text:p>
          </table:table-cell>
          <table:table-cell table:formula="of:=CONCATENATE(&quot;/home/peter/Thesis/ForcedAligner/Aligner1/wav/&quot;;&quot;ANQ&quot;;[.E456];&quot;_&quot;;[.F456];&quot;.wav&quot;)" office:value-type="string" office:string-value="/home/peter/Thesis/ForcedAligner/Aligner1/wav/ANQ62_11.wav">
            <text:p>/home/peter/Thesis/ForcedAligner/Aligner1/wav/ANQ62_11.wav</text:p>
          </table:table-cell>
          <table:table-cell office:value-type="string">
            <text:p>qui s' en viendrait, excusez moi. qui s' en viendrait, excusez moi. qui s' en vient, s' en viendra, celle la copa. et c' est aussi en même temps la réunion annuelle du réseau des femmes parlementaires des amériques. euh est ce que vous pouvez nous décrire madame la présidente, est ce que le président peut nous décrire les grands objectifs de cette activité là, de la copa, euh les euh les bénéfices qu' on va en tirer, d' un type d' activité comme celui là? on prévoit combien de participants? qui sera là? quels sont les euh quels sont les gens qu' on accueillera d' une façon plus précise? euh en gros. puis je reviendrai après pour la suite.</text:p>
          </table:table-cell>
        </table:table-row>
        <table:table-row table:style-name="ro1">
          <table:table-cell table:number-columns-repeated="2"/>
          <table:table-cell office:value-type="string">
            <text:p>4221a</text:p>
          </table:table-cell>
          <table:table-cell office:value-type="float" office:value="373">
            <text:p>373</text:p>
          </table:table-cell>
          <table:table-cell office:value-type="float" office:value="62">
            <text:p>62</text:p>
          </table:table-cell>
          <table:table-cell table:formula="of:=IF([.E457]=[.E456];[.F456]+1;1)" office:value-type="float" office:value="12">
            <text:p>12</text:p>
          </table:table-cell>
          <table:table-cell table:formula="of:=CONCATENATE(&quot;/home/peter/Thesis/ForcedAligner/Aligner1/wav/11025/&quot;;[.C457];[.D457];&quot;.wav&quot;)" office:value-type="string" office:string-value="/home/peter/Thesis/ForcedAligner/Aligner1/wav/11025/4221a373.wav">
            <text:p>/home/peter/Thesis/ForcedAligner/Aligner1/wav/11025/4221a373.wav</text:p>
          </table:table-cell>
          <table:table-cell table:formula="of:=CONCATENATE(&quot;/home/peter/Thesis/ForcedAligner/Aligner1/wav/&quot;;&quot;ANQ&quot;;[.E457];&quot;_&quot;;[.F457];&quot;.wav&quot;)" office:value-type="string" office:string-value="/home/peter/Thesis/ForcedAligner/Aligner1/wav/ANQ62_12.wav">
            <text:p>/home/peter/Thesis/ForcedAligner/Aligner1/wav/ANQ62_12.wav</text:p>
          </table:table-cell>
          <table:table-cell office:value-type="string">
            <text:p>alors euh, madame la présidente euh, j' aimerais qu' on parle de la commission spéciale sur la question de mourir dans la dignité, qui a eu un impact important dans la population. et euh c' est quand même le type ce type de commission euh est pas nécessairement usuel. on a quelques commissions spéciales, ça arrive de temps à autre, et celle là, euh ça a été les citoyens, et les organismes, les institutions se sont exprimés sur la question et puis ils ont rendu de nombreux témoignages. et euh, si vous pouvez euh, monsieur le président de nous dire un petit peu comment ça s' est passé puis de nous faire un peu un bilan de cette commission spéciale, mourir dans la dignité, qui a eu lieu tous les derniers mois, là, et euh de nous permettre de nous mettre à jour, là, actuellement aujourd'hui.</text:p>
          </table:table-cell>
        </table:table-row>
        <table:table-row table:style-name="ro1">
          <table:table-cell table:number-columns-repeated="2"/>
          <table:table-cell office:value-type="string">
            <text:p>4221a</text:p>
          </table:table-cell>
          <table:table-cell office:value-type="float" office:value="378">
            <text:p>378</text:p>
          </table:table-cell>
          <table:table-cell office:value-type="float" office:value="62">
            <text:p>62</text:p>
          </table:table-cell>
          <table:table-cell table:formula="of:=IF([.E458]=[.E457];[.F457]+1;1)" office:value-type="float" office:value="13">
            <text:p>13</text:p>
          </table:table-cell>
          <table:table-cell table:formula="of:=CONCATENATE(&quot;/home/peter/Thesis/ForcedAligner/Aligner1/wav/11025/&quot;;[.C458];[.D458];&quot;.wav&quot;)" office:value-type="string" office:string-value="/home/peter/Thesis/ForcedAligner/Aligner1/wav/11025/4221a378.wav">
            <text:p>/home/peter/Thesis/ForcedAligner/Aligner1/wav/11025/4221a378.wav</text:p>
          </table:table-cell>
          <table:table-cell table:formula="of:=CONCATENATE(&quot;/home/peter/Thesis/ForcedAligner/Aligner1/wav/&quot;;&quot;ANQ&quot;;[.E458];&quot;_&quot;;[.F458];&quot;.wav&quot;)" office:value-type="string" office:string-value="/home/peter/Thesis/ForcedAligner/Aligner1/wav/ANQ62_13.wav">
            <text:p>/home/peter/Thesis/ForcedAligner/Aligner1/wav/ANQ62_13.wav</text:p>
          </table:table-cell>
          <table:table-cell office:value-type="string">
            <text:p>conclure sur ce que le président a dit sur la commission spéciale. dans le fond, c' est une des missions importantes qui est de rapprocher euh, dans le fond, l' assemblée nationale aux préoccupations des citoyens et des citoyens aux travaux de l' assemblée nationale. c' est ça, je vous dirais, la la réussite. mais là il y a des travaux et des recommandations que nous devrons faire, donc les gens s' attendent vraiment à avoir les recommandations. sur un autre ordre d' idées, monsieur {ns}</text:p>
          </table:table-cell>
        </table:table-row>
        <table:table-row table:style-name="ro1">
          <table:table-cell table:number-columns-repeated="2"/>
          <table:table-cell office:value-type="string">
            <text:p>4221a</text:p>
          </table:table-cell>
          <table:table-cell office:value-type="float" office:value="379">
            <text:p>379</text:p>
          </table:table-cell>
          <table:table-cell office:value-type="float" office:value="62">
            <text:p>62</text:p>
          </table:table-cell>
          <table:table-cell table:formula="of:=IF([.E459]=[.E458];[.F458]+1;1)" office:value-type="float" office:value="14">
            <text:p>14</text:p>
          </table:table-cell>
          <table:table-cell table:formula="of:=CONCATENATE(&quot;/home/peter/Thesis/ForcedAligner/Aligner1/wav/11025/&quot;;[.C459];[.D459];&quot;.wav&quot;)" office:value-type="string" office:string-value="/home/peter/Thesis/ForcedAligner/Aligner1/wav/11025/4221a379.wav">
            <text:p>/home/peter/Thesis/ForcedAligner/Aligner1/wav/11025/4221a379.wav</text:p>
          </table:table-cell>
          <table:table-cell table:formula="of:=CONCATENATE(&quot;/home/peter/Thesis/ForcedAligner/Aligner1/wav/&quot;;&quot;ANQ&quot;;[.E459];&quot;_&quot;;[.F459];&quot;.wav&quot;)" office:value-type="string" office:string-value="/home/peter/Thesis/ForcedAligner/Aligner1/wav/ANQ62_14.wav">
            <text:p>/home/peter/Thesis/ForcedAligner/Aligner1/wav/ANQ62_14.wav</text:p>
          </table:table-cell>
          <table:table-cell office:value-type="string">
            <text:p>quelques secondes. oui.</text:p>
          </table:table-cell>
        </table:table-row>
        <table:table-row table:style-name="ro1">
          <table:table-cell table:number-columns-repeated="2"/>
          <table:table-cell office:value-type="string">
            <text:p>4221a</text:p>
          </table:table-cell>
          <table:table-cell office:value-type="float" office:value="382">
            <text:p>382</text:p>
          </table:table-cell>
          <table:table-cell office:value-type="float" office:value="62">
            <text:p>62</text:p>
          </table:table-cell>
          <table:table-cell table:formula="of:=IF([.E460]=[.E459];[.F459]+1;1)" office:value-type="float" office:value="15">
            <text:p>15</text:p>
          </table:table-cell>
          <table:table-cell table:formula="of:=CONCATENATE(&quot;/home/peter/Thesis/ForcedAligner/Aligner1/wav/11025/&quot;;[.C460];[.D460];&quot;.wav&quot;)" office:value-type="string" office:string-value="/home/peter/Thesis/ForcedAligner/Aligner1/wav/11025/4221a382.wav">
            <text:p>/home/peter/Thesis/ForcedAligner/Aligner1/wav/11025/4221a382.wav</text:p>
          </table:table-cell>
          <table:table-cell table:formula="of:=CONCATENATE(&quot;/home/peter/Thesis/ForcedAligner/Aligner1/wav/&quot;;&quot;ANQ&quot;;[.E460];&quot;_&quot;;[.F460];&quot;.wav&quot;)" office:value-type="string" office:string-value="/home/peter/Thesis/ForcedAligner/Aligner1/wav/ANQ62_15.wav">
            <text:p>/home/peter/Thesis/ForcedAligner/Aligner1/wav/ANQ62_15.wav</text:p>
          </table:table-cell>
          <table:table-cell office:value-type="string">
            <text:p>sur un autre ordre d' idées, l' assemblée nationale euh a des liens, euh a des liens une collaboration avec la chaire de recherche de l' université laval, particulièrement ici, dans le cadre d' un programme offerts de stages offerts pour les pages ici, à l' assemblée nationale. est ce que vous pouvez, bon donc, après après deux ans euh, j' imagine que le président peut nous faire un peu de certaines considérations ou l' impact de de tout ce qui ça a fait pendant les deux dernières années. parce que ça ne fait que deux ans, là, qu' on a qu' on a cette cette collaboration là, là.</text:p>
          </table:table-cell>
        </table:table-row>
        <table:table-row table:style-name="ro1">
          <table:table-cell table:number-columns-repeated="2"/>
          <table:table-cell office:value-type="string">
            <text:p>4221a</text:p>
          </table:table-cell>
          <table:table-cell office:value-type="float" office:value="387">
            <text:p>387</text:p>
          </table:table-cell>
          <table:table-cell office:value-type="float" office:value="62">
            <text:p>62</text:p>
          </table:table-cell>
          <table:table-cell table:formula="of:=IF([.E461]=[.E460];[.F460]+1;1)" office:value-type="float" office:value="16">
            <text:p>16</text:p>
          </table:table-cell>
          <table:table-cell table:formula="of:=CONCATENATE(&quot;/home/peter/Thesis/ForcedAligner/Aligner1/wav/11025/&quot;;[.C461];[.D461];&quot;.wav&quot;)" office:value-type="string" office:string-value="/home/peter/Thesis/ForcedAligner/Aligner1/wav/11025/4221a387.wav">
            <text:p>/home/peter/Thesis/ForcedAligner/Aligner1/wav/11025/4221a387.wav</text:p>
          </table:table-cell>
          <table:table-cell table:formula="of:=CONCATENATE(&quot;/home/peter/Thesis/ForcedAligner/Aligner1/wav/&quot;;&quot;ANQ&quot;;[.E461];&quot;_&quot;;[.F461];&quot;.wav&quot;)" office:value-type="string" office:string-value="/home/peter/Thesis/ForcedAligner/Aligner1/wav/ANQ62_16.wav">
            <text:p>/home/peter/Thesis/ForcedAligner/Aligner1/wav/ANQ62_16.wav</text:p>
          </table:table-cell>
          <table:table-cell office:value-type="string">
            <text:p>oui. j' aime j' aimerais qu' on puisse euh qu' on puisse parler du colloque sur la démocratie des députés et les médias donc qui va avoir lieu, et c' est en collaboration avec la chaire de recherche. alors euh , je pense que c' est important à ce moment ci</text:p>
          </table:table-cell>
        </table:table-row>
        <table:table-row table:style-name="ro1">
          <table:table-cell table:number-columns-repeated="2"/>
          <table:table-cell office:value-type="string">
            <text:p>4221b</text:p>
          </table:table-cell>
          <table:table-cell office:value-type="string">
            <text:p>465a</text:p>
          </table:table-cell>
          <table:table-cell office:value-type="float" office:value="66">
            <text:p>66</text:p>
          </table:table-cell>
          <table:table-cell table:formula="of:=IF([.E462]=[.E461];[.F461]+1;1)" office:value-type="float" office:value="1">
            <text:p>1</text:p>
          </table:table-cell>
          <table:table-cell table:formula="of:=CONCATENATE(&quot;/home/peter/Thesis/ForcedAligner/Aligner1/wav/11025/&quot;;[.C462];[.D462];&quot;.wav&quot;)" office:value-type="string" office:string-value="/home/peter/Thesis/ForcedAligner/Aligner1/wav/11025/4221b465a.wav">
            <text:p>/home/peter/Thesis/ForcedAligner/Aligner1/wav/11025/4221b465a.wav</text:p>
          </table:table-cell>
          <table:table-cell table:formula="of:=CONCATENATE(&quot;/home/peter/Thesis/ForcedAligner/Aligner1/wav/&quot;;&quot;ANQ&quot;;[.E462];&quot;_&quot;;[.F462];&quot;.wav&quot;)" office:value-type="string" office:string-value="/home/peter/Thesis/ForcedAligner/Aligner1/wav/ANQ66_1.wav">
            <text:p>/home/peter/Thesis/ForcedAligner/Aligner1/wav/ANQ66_1.wav</text:p>
          </table:table-cell>
          <table:table-cell office:value-type="string">
            <text:p>je vous remercie, monsieur le président. je j' hésitais parce que je pensais qu' il y avait peut être quelqu' un qui épaulait la ministre. elle en a eu dans le les auditions. c' est ça, les gens pensaient que son collègue prendrait peut être la parole. mais, moi, je le fais avec grand plaisir, à mon tour, sur ce projet de loi sur la gouvernance et la gestion des ressources informationnelles des organismes publics et des entreprises du gouvernement. j' aimerais dire d' abord, monsieur le président, que, sous ce ce terme un peu aride hein, parce que c' est pas de la poésie, ce que je viens de vous lire, hein, comme titre de projet de loi, remarquez, ce n' est pas son objectif non plus, mais ça a l' air très aride, la gestion des ressources informationnelles et des des organismes publics derrière ce ce titre, monsieur le président, il y a des enjeux qui sont extrêmement importants pour le québec. et il y a même non seulement des enjeux euh importants pour le québec de façon récurrente, comme la gestion des informations, le meilleur rapport qualité prix pour euh ces questions d' information, mais il y a aussi et et je vais développer un peu ma pensée là dessus des enjeux de société nouveaux. nouveaux. parce que le domaine des ressources informationnelles est un domaine qui est fascinant. comme l' a évoqué mon collègue de richelieu tout à l' heure, c' est un domaine qui est en profond changement constamment. et, si nous savons, au québec, prendre correctement les virages qui s' imposent, c' est vraiment un champ tout à fait fascinant qui s' ouvre devant nous et qui permettra de faire des choses auxquelles on n' avait même pas pensé auparavant. et je vais essayer de de parler vous m' aurez peut être un peu euh</text:p>
          </table:table-cell>
        </table:table-row>
        <table:table-row table:style-name="ro1">
          <table:table-cell table:number-columns-repeated="2"/>
          <table:table-cell office:value-type="string">
            <text:p>4221b</text:p>
          </table:table-cell>
          <table:table-cell office:value-type="string">
            <text:p>465j</text:p>
          </table:table-cell>
          <table:table-cell office:value-type="float" office:value="66">
            <text:p>66</text:p>
          </table:table-cell>
          <table:table-cell table:formula="of:=IF([.E463]=[.E462];[.F462]+1;1)" office:value-type="float" office:value="2">
            <text:p>2</text:p>
          </table:table-cell>
          <table:table-cell table:formula="of:=CONCATENATE(&quot;/home/peter/Thesis/ForcedAligner/Aligner1/wav/11025/&quot;;[.C463];[.D463];&quot;.wav&quot;)" office:value-type="string" office:string-value="/home/peter/Thesis/ForcedAligner/Aligner1/wav/11025/4221b465j.wav">
            <text:p>/home/peter/Thesis/ForcedAligner/Aligner1/wav/11025/4221b465j.wav</text:p>
          </table:table-cell>
          <table:table-cell table:formula="of:=CONCATENATE(&quot;/home/peter/Thesis/ForcedAligner/Aligner1/wav/&quot;;&quot;ANQ&quot;;[.E463];&quot;_&quot;;[.F463];&quot;.wav&quot;)" office:value-type="string" office:string-value="/home/peter/Thesis/ForcedAligner/Aligner1/wav/ANQ66_2.wav">
            <text:p>/home/peter/Thesis/ForcedAligner/Aligner1/wav/ANQ66_2.wav</text:p>
          </table:table-cell>
          <table:table-cell office:value-type="string">
            <text:p>mais, moi, je plaide, monsieur le président, pour que on travaille dès maintenant sur les résistances. le fait qu' il n' y ait pas eu un mot dans le projet de loi qui reflète cette nouvelle orientation, c' est pas très bon signe. il va falloir qu' il y ait une volonté qui soit exprimée de façon beaucoup plus forte et il faudra que l' on trouve, puis je viendrai avec une idée euh d' ici quelques instants, il va falloir qu' on trouve une façon de nommer les choses un peu un peu différemment. une des pistes, donc, c' est d' introduire ce que nous proposent des des gens qui travaillent dans le domaine, c' est d' introduire l' idée, je le dis dans leurs mots à eux, d' introduire l' idée que c' est un projet de loi qui doit permettre la mise en valeur et la protection du patrimoine numérique de l' état. qu' est ce que ça veut dire? moi, j' ai rencontré un des tenants de ça, encore la semaine dernière, parce que je voulais comprendre ce que ça voulait dire, la mise en valeur de et la protection du patrimoine numérique de l' état. au delà de la simple idée d' avoir des ressources informationnelles pour, euh mettons, traiter, je ne sais pas, moi, les chèques de l' assurance sociale ou le dossier médical des patients du québec, au delà de ça, au delà du simple besoin d' information, il y a, dans l' approche numérique des logiciels libres, une ouverture et je reviens à ce que je disais au début à une autre forme de démocratie. on a les moyens, si on s' y prend correctement, on a les moyens par exemple</text:p>
          </table:table-cell>
        </table:table-row>
        <table:table-row table:style-name="ro1">
          <table:table-cell table:number-columns-repeated="2"/>
          <table:table-cell office:value-type="string">
            <text:p>4221b</text:p>
          </table:table-cell>
          <table:table-cell office:value-type="string">
            <text:p>465k</text:p>
          </table:table-cell>
          <table:table-cell office:value-type="float" office:value="66">
            <text:p>66</text:p>
          </table:table-cell>
          <table:table-cell table:formula="of:=IF([.E464]=[.E463];[.F463]+1;1)" office:value-type="float" office:value="3">
            <text:p>3</text:p>
          </table:table-cell>
          <table:table-cell table:formula="of:=CONCATENATE(&quot;/home/peter/Thesis/ForcedAligner/Aligner1/wav/11025/&quot;;[.C464];[.D464];&quot;.wav&quot;)" office:value-type="string" office:string-value="/home/peter/Thesis/ForcedAligner/Aligner1/wav/11025/4221b465k.wav">
            <text:p>/home/peter/Thesis/ForcedAligner/Aligner1/wav/11025/4221b465k.wav</text:p>
          </table:table-cell>
          <table:table-cell table:formula="of:=CONCATENATE(&quot;/home/peter/Thesis/ForcedAligner/Aligner1/wav/&quot;;&quot;ANQ&quot;;[.E464];&quot;_&quot;;[.F464];&quot;.wav&quot;)" office:value-type="string" office:string-value="/home/peter/Thesis/ForcedAligner/Aligner1/wav/ANQ66_3.wav">
            <text:p>/home/peter/Thesis/ForcedAligner/Aligner1/wav/ANQ66_3.wav</text:p>
          </table:table-cell>
          <table:table-cell office:value-type="string">
            <text:p>de faire un répertoire précis de notre patrimoine numérique. c' est quoi, un patrimoine numérique? c' est en fait, le mot patrimoine, on le connaît. on a été habitués à parler je regarde la ministre de la culture de patrimoine culturel. mais déjà, quand on parle de culture, on parle aussi d' immatériel. parce qu' on sait bien que le patrimoine classique, c' est un patrimoine fait d' objets, fait de sites, fait de lieux, fait de paysages. il y a des choses immatérielles. et, dans le patrimoine numérique, c' est les données qui sont constitutives de ce que nous sommes, de qui nous sommes. si on veut savoir quel est l' état du québec, ce qu' est l' état du québec, c' est à travers des millions d' informations qu' on peut le savoir. et c' est important que on soit capables de mettre en valeur ce patrimoine numérique, qu' on soit capables de le protéger. vous savez que récemment, par exemple, nous avons appris ici, là on a des collègues qui nous ont expliqué que il y avait des archives importantes de notre patrimoine qui avaient été euh dilapidées et puis qui se retrouvaient, par exemple, ailleurs aux états unis, et qu' on ne savait pas comment les les récupérer, et que ce serait quand même malheureux d' être obligés de racheter à fort prix des choses qui nous appartiennent. c' est la même chose pour le patrimoine numérique, il faut qu' on le protège, il faut qu' on le mette en valeur et il faut et j' insiste là dessus aussi qu' on sache le partager. et, moi, je pense que la la loi sur la gouvernance et la gestion des ressources informationnelles, si elle introduisait l' idée de patrimoine numérique, elle introduirait aussi une idée force qui circule dans bien des milieux puis je pense que le gouvernement doit être ouvert à ça</text:p>
          </table:table-cell>
        </table:table-row>
        <table:table-row table:style-name="ro1">
          <table:table-cell table:number-columns-repeated="2"/>
          <table:table-cell office:value-type="string">
            <text:p>4221b</text:p>
          </table:table-cell>
          <table:table-cell office:value-type="string">
            <text:p>465l</text:p>
          </table:table-cell>
          <table:table-cell office:value-type="float" office:value="66">
            <text:p>66</text:p>
          </table:table-cell>
          <table:table-cell table:formula="of:=IF([.E465]=[.E464];[.F464]+1;1)" office:value-type="float" office:value="4">
            <text:p>4</text:p>
          </table:table-cell>
          <table:table-cell table:formula="of:=CONCATENATE(&quot;/home/peter/Thesis/ForcedAligner/Aligner1/wav/11025/&quot;;[.C465];[.D465];&quot;.wav&quot;)" office:value-type="string" office:string-value="/home/peter/Thesis/ForcedAligner/Aligner1/wav/11025/4221b465l.wav">
            <text:p>/home/peter/Thesis/ForcedAligner/Aligner1/wav/11025/4221b465l.wav</text:p>
          </table:table-cell>
          <table:table-cell table:formula="of:=CONCATENATE(&quot;/home/peter/Thesis/ForcedAligner/Aligner1/wav/&quot;;&quot;ANQ&quot;;[.E465];&quot;_&quot;;[.F465];&quot;.wav&quot;)" office:value-type="string" office:string-value="/home/peter/Thesis/ForcedAligner/Aligner1/wav/ANQ66_4.wav">
            <text:p>/home/peter/Thesis/ForcedAligner/Aligner1/wav/ANQ66_4.wav</text:p>
          </table:table-cell>
          <table:table-cell office:value-type="string">
            <text:p>c' est ce qu' on appelle le gouvernement deux point zéro. alors, n' entrons pas dans les détails, mais disons simplement qu' avec l' accès à des données numériques, avec l' accès à des logiciels qui permettent de les moduler selon les besoins, c' est aussi un formidable accès, pour les citoyens, à des informations sur ce qu' est leur état. l' état québécois, ce n' est pas à nous qu' il appartient, ce n' est pas à nous qui sommes des élus qu' il appartient, ce n' est pas aux fonctionnaires qu' il appartient. il appartient aux citoyens. et, alors qu' avant d' avoir ces moyens là ça pouvait sembler extrêmement difficile que des citoyens aient accès aux informations, avec les techniques actuelles, particulièrement avec celles des logiciels libres, on devrait être en mesure de voir une forme de révolution citoyenne, en permettant aux gens d' avoir accès à des données qui les concernent et qui concernent également l' ensemble de la société québécoise. alors, moi, je suis bien prête, monsieur le président, à faire une étude sérieuse de ce projet de loi. mais je vous dis tout de suite: il faut qu' on élargisse le concept. il faut qu' on retrouve, dans le projet de loi puisque le gouvernement a voulu en avoir un les mêmes idées que, dans la politique cadre, particulièrement l' idée voulant que l' on tire profit des logiciels libres. et on va s' employer, avec la ministre, à trouver la bonne façon de le faire, parce que je pense qu' il y a là une voie d' avenir pour le québec. je vous remercie.</text:p>
          </table:table-cell>
        </table:table-row>
        <table:table-row table:style-name="ro1">
          <table:table-cell table:number-columns-repeated="2"/>
          <table:table-cell office:value-type="string">
            <text:p>4221b</text:p>
          </table:table-cell>
          <table:table-cell office:value-type="string">
            <text:p>465b</text:p>
          </table:table-cell>
          <table:table-cell office:value-type="float" office:value="66">
            <text:p>66</text:p>
          </table:table-cell>
          <table:table-cell table:formula="of:=IF([.E466]=[.E465];[.F465]+1;1)" office:value-type="float" office:value="5">
            <text:p>5</text:p>
          </table:table-cell>
          <table:table-cell table:formula="of:=CONCATENATE(&quot;/home/peter/Thesis/ForcedAligner/Aligner1/wav/11025/&quot;;[.C466];[.D466];&quot;.wav&quot;)" office:value-type="string" office:string-value="/home/peter/Thesis/ForcedAligner/Aligner1/wav/11025/4221b465b.wav">
            <text:p>/home/peter/Thesis/ForcedAligner/Aligner1/wav/11025/4221b465b.wav</text:p>
          </table:table-cell>
          <table:table-cell table:formula="of:=CONCATENATE(&quot;/home/peter/Thesis/ForcedAligner/Aligner1/wav/&quot;;&quot;ANQ&quot;;[.E466];&quot;_&quot;;[.F466];&quot;.wav&quot;)" office:value-type="string" office:string-value="/home/peter/Thesis/ForcedAligner/Aligner1/wav/ANQ66_5.wav">
            <text:p>/home/peter/Thesis/ForcedAligner/Aligner1/wav/ANQ66_5.wav</text:p>
          </table:table-cell>
          <table:table-cell office:value-type="string">
            <text:p>un peu devinée. je vais essayer de parler parce que, dans mon propre caucus et auprès de mes collègues, je suis revenue très régulièrement avec l' idée que les logiciels libres étaient une voie d' avenir pour le québec, et ça me fait donc grand plaisir de parler un peu de ça ce soir. mais je voudrais d' abord euh finir mon introduction en disant que, dans ce projet de loi, il y a des enjeux d' ordre économique, c' est sûr on a tous sursauté, je pense, quand on a pris conscience que le gouvernement du québec injectait, si je ne me trompe pas, deux milliards six cent millions de dollars annuellement dans ses ressources informationnelles. c' est gigantesque, c' est énorme. donc, c' est sûr que, si on peut imaginer des moyens qui soient plus économiques, bien, ma foi, allons y. ne serait ce que pour ça, ça vaut la peine de chercher d' autres moyens que ceux que nous connaissons. euh autre élément, mon collègue, là encore, l' a évoqué, mais on doit bien reconnaître que les tentatives que nous avons faites ces dernières années euh ont pas été des tentatives de menant à des réussites. on a plutôt des histoires d' échec, de retard. et, et ma foi, s' il y a bien une chose que l' on peut conclure, c' est qu' il faut essayer maintenant de s' y prendre autrement. mais il y a une dimension additionnelle à ce que je viens dire. ce n' est pas seulement une question d' ordre économique, ce n' est pas seulement une question d' efficacité qui doit nous gouverner dans la recherche de nouveaux moyens dans les ressources informationnelles. c' est aussi et c' est peut être l' enjeu le plus intéressant: il y a là un enjeu démocratique. à la base de la démocratie</text:p>
          </table:table-cell>
        </table:table-row>
        <table:table-row table:style-name="ro1">
          <table:table-cell table:number-columns-repeated="2"/>
          <table:table-cell office:value-type="string">
            <text:p>4221b</text:p>
          </table:table-cell>
          <table:table-cell office:value-type="string">
            <text:p>465c</text:p>
          </table:table-cell>
          <table:table-cell office:value-type="float" office:value="66">
            <text:p>66</text:p>
          </table:table-cell>
          <table:table-cell table:formula="of:=IF([.E467]=[.E466];[.F466]+1;1)" office:value-type="float" office:value="6">
            <text:p>6</text:p>
          </table:table-cell>
          <table:table-cell table:formula="of:=CONCATENATE(&quot;/home/peter/Thesis/ForcedAligner/Aligner1/wav/11025/&quot;;[.C467];[.D467];&quot;.wav&quot;)" office:value-type="string" office:string-value="/home/peter/Thesis/ForcedAligner/Aligner1/wav/11025/4221b465c.wav">
            <text:p>/home/peter/Thesis/ForcedAligner/Aligner1/wav/11025/4221b465c.wav</text:p>
          </table:table-cell>
          <table:table-cell table:formula="of:=CONCATENATE(&quot;/home/peter/Thesis/ForcedAligner/Aligner1/wav/&quot;;&quot;ANQ&quot;;[.E467];&quot;_&quot;;[.F467];&quot;.wav&quot;)" office:value-type="string" office:string-value="/home/peter/Thesis/ForcedAligner/Aligner1/wav/ANQ66_6.wav">
            <text:p>/home/peter/Thesis/ForcedAligner/Aligner1/wav/ANQ66_6.wav</text:p>
          </table:table-cell>
          <table:table-cell office:value-type="string">
            <text:p>il me semble qu' il y a, quelle que soit la forme que ça prend, l' idée d' un partage du savoir. dans une société où il y a seulement un petit nombre qui sont euh informés et qui ont les outils pour comprendre les choses, pour comprendre le monde, pour comprendre les données, obligatoirement on arrive à une société inégalitaire. si on est capable de partager le savoir, les informations et, au delà des informations, les instruments qui permettent de l' analyser, partager le savoir, je pense qu' on se rapproche d' une société qu' on peut appeler démocratique. alors, tout ça, c' est une toile de fond pour le québec mais pour, je dirais, le monde entier, parce que la réflexion qu' on fait ce soir euh ici, en chambre, elle se fait dans d' autres parlements, elle se fait dans d' autres sociétés à travers le monde. et il faut bien reconnaître aussi qu' il y a eu au québec un élément déclencheur qui a certainement accéléré les choses. au delà du rapport que le vérificateur général va déposer et de toutes les ratées dans notre système, il y a eu, concernant particulièrement les logiciels libres, un jugement de la cour supérieure qui est venu dire au gouvernement: écoutez, jusqu' ici, vous avez mis les freins, vous n' avez jamais ouvert vos appels d' offres aux logiciels libres, vous avez toujours prétexté toutes sortes de raisons pour dire qu' on s' en tenait aux logiciels propriétaires et qu' on pouvait pas les ouvrir donc à d' autres types d' entreprise. et un jugement de la cour supérieure est venu dire, il n' y a pas si longtemps, il est venu dire que à l' automne deux mille six, quand la régie des rentes avait arrêté son choix à un seul fournisseur, qui était microsoft</text:p>
          </table:table-cell>
        </table:table-row>
        <table:table-row table:style-name="ro1">
          <table:table-cell table:number-columns-repeated="2"/>
          <table:table-cell office:value-type="string">
            <text:p>4221b</text:p>
          </table:table-cell>
          <table:table-cell office:value-type="string">
            <text:p>465d</text:p>
          </table:table-cell>
          <table:table-cell office:value-type="float" office:value="66">
            <text:p>66</text:p>
          </table:table-cell>
          <table:table-cell table:formula="of:=IF([.E468]=[.E467];[.F467]+1;1)" office:value-type="float" office:value="7">
            <text:p>7</text:p>
          </table:table-cell>
          <table:table-cell table:formula="of:=CONCATENATE(&quot;/home/peter/Thesis/ForcedAligner/Aligner1/wav/11025/&quot;;[.C468];[.D468];&quot;.wav&quot;)" office:value-type="string" office:string-value="/home/peter/Thesis/ForcedAligner/Aligner1/wav/11025/4221b465d.wav">
            <text:p>/home/peter/Thesis/ForcedAligner/Aligner1/wav/11025/4221b465d.wav</text:p>
          </table:table-cell>
          <table:table-cell table:formula="of:=CONCATENATE(&quot;/home/peter/Thesis/ForcedAligner/Aligner1/wav/&quot;;&quot;ANQ&quot;;[.E468];&quot;_&quot;;[.F468];&quot;.wav&quot;)" office:value-type="string" office:string-value="/home/peter/Thesis/ForcedAligner/Aligner1/wav/ANQ66_7.wav">
            <text:p>/home/peter/Thesis/ForcedAligner/Aligner1/wav/ANQ66_7.wav</text:p>
          </table:table-cell>
          <table:table-cell office:value-type="string">
            <text:p>c' était un un acte qui était illégal et que on aurait dû avoir un avis public beaucoup plus large. ce jugement donc revenait à des événements d' il y a quelques années, mais c' est un jugement qui est plus récent que ça. je pense que ça a été un élément, je dirais, accélérateur, disons. ça a permis de dire: écoutez, on va arrêter de tourner en rond concernant les logiciels libres, il va falloir qu' on se pose vraiment la question. et, avec ce jugement de la cour supérieure, je pense que ça introduit en tout cas au moins des éléments de réflexion qu' on refusait de voir jusqu' ici. alors, de quoi parle t on? là, je vous parle de logiciels libres et vraiment je me suis passionnée pour ça, c' est vrai. et c' est d' autant plus vrai que, parfois, dans la vie, on se passionne pour des choses qu' on soupçonnait pas quelques années auparavant. alors, je dois vous dire qu' il y a maintenant, je crois, deux ans et demi euh j' ai commencé à regarder d' un peu plus près de quoi il s' agissait, parce qu' on m' a demandé de définir, de contribuer à définir la position de notre parti sur euh cette question là, et je suis vraiment devenue convaincue que les logiciels libres, pour l' état du québec, permettraient des choses assez exceptionnelles et qu' il faut vraiment que, dans nos politiques que cela se reflète et que cela se reflète également dans les projets de loi et, entre autres, le projet de loi que nous avons en main et dont nous devons adopter le principe, donc, euh à partir d' aujourd'hui. juste pour qu' on se comprenne bien, parce qu' on a des degrés de connaissance un peu variables par rapport aux logiciels libres, de quoi s' agit il?</text:p>
          </table:table-cell>
        </table:table-row>
        <table:table-row table:style-name="ro1">
          <table:table-cell table:number-columns-repeated="2"/>
          <table:table-cell office:value-type="string">
            <text:p>4221b</text:p>
          </table:table-cell>
          <table:table-cell office:value-type="string">
            <text:p>465e</text:p>
          </table:table-cell>
          <table:table-cell office:value-type="float" office:value="66">
            <text:p>66</text:p>
          </table:table-cell>
          <table:table-cell table:formula="of:=IF([.E469]=[.E468];[.F468]+1;1)" office:value-type="float" office:value="8">
            <text:p>8</text:p>
          </table:table-cell>
          <table:table-cell table:formula="of:=CONCATENATE(&quot;/home/peter/Thesis/ForcedAligner/Aligner1/wav/11025/&quot;;[.C469];[.D469];&quot;.wav&quot;)" office:value-type="string" office:string-value="/home/peter/Thesis/ForcedAligner/Aligner1/wav/11025/4221b465e.wav">
            <text:p>/home/peter/Thesis/ForcedAligner/Aligner1/wav/11025/4221b465e.wav</text:p>
          </table:table-cell>
          <table:table-cell table:formula="of:=CONCATENATE(&quot;/home/peter/Thesis/ForcedAligner/Aligner1/wav/&quot;;&quot;ANQ&quot;;[.E469];&quot;_&quot;;[.F469];&quot;.wav&quot;)" office:value-type="string" office:string-value="/home/peter/Thesis/ForcedAligner/Aligner1/wav/ANQ66_8.wav">
            <text:p>/home/peter/Thesis/ForcedAligner/Aligner1/wav/ANQ66_8.wav</text:p>
          </table:table-cell>
          <table:table-cell office:value-type="string">
            <text:p>contrairement au logiciel propriétaire, qui est ce que nous utilisons le plus communément parce que d' abord nos ordinateurs ici, à l' assemblée nationale, en sont munis, on n' a pas le choix contrairement au logiciel propriétaire qui, lui, garde si je peux prendre une image un peu populaire, mais je crois que tout le monde peut comprendre garde sa recette pour lui, hein, le logiciel propriétaire, c' est quelque chose que l' on peut utiliser, mais la recette qui a permis de le fabriquer, elle demeure donc propriété des gens qui l' ont inventé, qui l' ont bâti, le logiciel libre, lui, son grand avantage, c' est que il donne accès à ce qu' on appelle, en langage informatique, le code source, c' est à dire les ingrédients de la recette. alors, on ne vous donne pas simplement un outil, mais on vous dit aussi comment il a été fabriqué. et ce qui est encore plus intéressant, c' est qu' ayant accès à ça vous pouvez le modifier. pourquoi? parce que nos besoins, d' un point de vue informatique, comme de tout autre point de vue, mais ils évoluent au cours du temps aujourd'hui, on pourrait imaginer qu' on veut un logiciel de telle manière, mais peut être que, dans six mois, pour toutes sortes de raisons, on voudrait ajouter des choses, on voudrait modifier. le logiciel, donc, libre, il a, dans sa conception même, l' idée d' une possibilité de transformation, d' adaptation selon les besoins et d' adaptation selon mes besoins à moi mais aussi si tous les gens qui ont des logiciels libres se mettent entre eux à essayer de les adapter à de nouveaux besoins, ça devient et c' est ça qui est fascinant dans ce monde là, et c' est ça qui fait que c' est merveilleux de voir des gens qui croient à ça et qui s' y connaissent bien mieux que moi, c' est que cet exercice là, il se fait à travers le monde.</text:p>
          </table:table-cell>
        </table:table-row>
        <table:table-row table:style-name="ro1">
          <table:table-cell table:number-columns-repeated="2"/>
          <table:table-cell office:value-type="string">
            <text:p>4221b</text:p>
          </table:table-cell>
          <table:table-cell office:value-type="string">
            <text:p>465f</text:p>
          </table:table-cell>
          <table:table-cell office:value-type="float" office:value="66">
            <text:p>66</text:p>
          </table:table-cell>
          <table:table-cell table:formula="of:=IF([.E470]=[.E469];[.F469]+1;1)" office:value-type="float" office:value="9">
            <text:p>9</text:p>
          </table:table-cell>
          <table:table-cell table:formula="of:=CONCATENATE(&quot;/home/peter/Thesis/ForcedAligner/Aligner1/wav/11025/&quot;;[.C470];[.D470];&quot;.wav&quot;)" office:value-type="string" office:string-value="/home/peter/Thesis/ForcedAligner/Aligner1/wav/11025/4221b465f.wav">
            <text:p>/home/peter/Thesis/ForcedAligner/Aligner1/wav/11025/4221b465f.wav</text:p>
          </table:table-cell>
          <table:table-cell table:formula="of:=CONCATENATE(&quot;/home/peter/Thesis/ForcedAligner/Aligner1/wav/&quot;;&quot;ANQ&quot;;[.E470];&quot;_&quot;;[.F470];&quot;.wav&quot;)" office:value-type="string" office:string-value="/home/peter/Thesis/ForcedAligner/Aligner1/wav/ANQ66_9.wav">
            <text:p>/home/peter/Thesis/ForcedAligner/Aligner1/wav/ANQ66_9.wav</text:p>
          </table:table-cell>
          <table:table-cell office:value-type="string">
            <text:p>puisqu' on n' a pas besoin, quand on travaille avec des ressources informationnelles, d' être dans la même pièce, on peut être complètement sur des continents différents, on est capables de modifier ces logiciels, on est capables de se surveiller, même, les uns les autres. on me dit, moi, que la sécurité est meilleure avec des logiciels libres parce qu' à l' autre bout du monde il y a quelqu' un qui pourrait être en train de vous surveiller si vous essayez, par exemple, de l' utiliser à mauvais escient. donc, on a un outil qui est plus adapté, qui peut être partagé. et autre avantage aussi, me semble t il: on a un outil qui, au lieu de faire que à chaque fois qu' on a besoin, par exemple, de nouvelles choses on rachète des logiciels en grande quantité, ce que le gouvernement est obligé de faire, euh par exemple, depuis des années on rachète, à coup de millions de dollars, des logiciels propriétaires parce que ceux qu' on a ne font plus l' affaire, ne sont plus de niveau, ne rendent plus les services dont on a besoin, donc on en rachète et on jette ceux qu' on avait avant parce qu' ils ne sont plus bons au lieu de faire ça, avec le logiciel libre, on a accès donc à un logiciel qui peut être transformé, et ce qu' on achète parce que c' est vrai qu' il y a quand même un certain coût c' est des services. parce que, moi, je pourrais bien vous dire quels sont mes besoins, mais à l' évidence, quand bien même vous me donneriez le code source, monsieur le président, de votre logiciel, je ne saurais pas moi même le manier, il faudrait que j' aie des experts pour le faire. donc, j' ai besoin de services, j' ai besoin de gens qui s' y connaissent. alors, ce qui est bien dans cette approche, me semble t il, c' est que, si on s' ouvre à l' utilisation de logiciels libres et qu' on a besoin de gens qui débloquent des services, on va développer, au québec, une expertise</text:p>
          </table:table-cell>
        </table:table-row>
        <table:table-row table:style-name="ro1">
          <table:table-cell table:number-columns-repeated="2"/>
          <table:table-cell office:value-type="string">
            <text:p>4221b</text:p>
          </table:table-cell>
          <table:table-cell office:value-type="string">
            <text:p>465g</text:p>
          </table:table-cell>
          <table:table-cell office:value-type="float" office:value="66">
            <text:p>66</text:p>
          </table:table-cell>
          <table:table-cell table:formula="of:=IF([.E471]=[.E470];[.F470]+1;1)" office:value-type="float" office:value="10">
            <text:p>10</text:p>
          </table:table-cell>
          <table:table-cell table:formula="of:=CONCATENATE(&quot;/home/peter/Thesis/ForcedAligner/Aligner1/wav/11025/&quot;;[.C471];[.D471];&quot;.wav&quot;)" office:value-type="string" office:string-value="/home/peter/Thesis/ForcedAligner/Aligner1/wav/11025/4221b465g.wav">
            <text:p>/home/peter/Thesis/ForcedAligner/Aligner1/wav/11025/4221b465g.wav</text:p>
          </table:table-cell>
          <table:table-cell table:formula="of:=CONCATENATE(&quot;/home/peter/Thesis/ForcedAligner/Aligner1/wav/&quot;;&quot;ANQ&quot;;[.E471];&quot;_&quot;;[.F471];&quot;.wav&quot;)" office:value-type="string" office:string-value="/home/peter/Thesis/ForcedAligner/Aligner1/wav/ANQ66_10.wav">
            <text:p>/home/peter/Thesis/ForcedAligner/Aligner1/wav/ANQ66_10.wav</text:p>
          </table:table-cell>
          <table:table-cell office:value-type="string">
            <text:p>dans un domaine de pointe qui est utile à travers le monde et on va avoir des gens qualifiés qui vont être en mesure de faire que au québec il y aura des gens de talent qui vont développer des petites entreprises en logiciel libre, qui vont être capables d' offrir des services, qui vont devenir une référence, au québec bien évidemment, mais aussi ailleurs dans le dans le monde. je vous parle donc de ces logiciels libres et je pourrais continuer de le faire, mais au moins pour montrer que il y a, à l' heure actuelle, un grand virage dans toutes les administrations publiques de la planète pour dire: écoutez, nous avons fonctionné sur une base de logiciels propriétaires, et là il faut s' ouvrir au logiciel libre. l' assemblée nationale française a fait un virage important en ce sens. déjà depuis quelques années, ils sont passés au logiciel libre. euh le ministère des transports de l' espagne s' est mis complètement au logiciel libre. vous conviendrez avec moi que c' est sûrement pas un des ministères les plus faciles, mais ils ont fait ce choix. dans les pays de l' ocde, euh c' est à une vitesse fulgurante que progresse l' utilisation des logiciels libres, parce que, pour reprendre l' image, peut être, de ma recette, les gens y goûtent et ils trouvent qu' en y goûtant ça a ça a bon goût et ça a du sens, et donc ils veulent petit à petit essayer de permettre à leur administration publique de tirer profit de ça. c' est pour ça d' ailleurs que le gouvernement a émis une politique</text:p>
          </table:table-cell>
        </table:table-row>
        <table:table-row table:style-name="ro1">
          <table:table-cell table:number-columns-repeated="2"/>
          <table:table-cell office:value-type="string">
            <text:p>4221b</text:p>
          </table:table-cell>
          <table:table-cell office:value-type="string">
            <text:p>465h</text:p>
          </table:table-cell>
          <table:table-cell office:value-type="float" office:value="66">
            <text:p>66</text:p>
          </table:table-cell>
          <table:table-cell table:formula="of:=IF([.E472]=[.E471];[.F471]+1;1)" office:value-type="float" office:value="11">
            <text:p>11</text:p>
          </table:table-cell>
          <table:table-cell table:formula="of:=CONCATENATE(&quot;/home/peter/Thesis/ForcedAligner/Aligner1/wav/11025/&quot;;[.C472];[.D472];&quot;.wav&quot;)" office:value-type="string" office:string-value="/home/peter/Thesis/ForcedAligner/Aligner1/wav/11025/4221b465h.wav">
            <text:p>/home/peter/Thesis/ForcedAligner/Aligner1/wav/11025/4221b465h.wav</text:p>
          </table:table-cell>
          <table:table-cell table:formula="of:=CONCATENATE(&quot;/home/peter/Thesis/ForcedAligner/Aligner1/wav/&quot;;&quot;ANQ&quot;;[.E472];&quot;_&quot;;[.F472];&quot;.wav&quot;)" office:value-type="string" office:string-value="/home/peter/Thesis/ForcedAligner/Aligner1/wav/ANQ66_11.wav">
            <text:p>/home/peter/Thesis/ForcedAligner/Aligner1/wav/ANQ66_11.wav</text:p>
          </table:table-cell>
          <table:table-cell office:value-type="string">
            <text:p>euh l' automne dernier, à la fin de l' automne, une politique sur l' utilisation des ressources informationnelles dans laquelle il y a, je le reconnais, il y a dans la politique cadre, un objectif qui s' appelle tirer profit des logiciels libres. c' est le cinquième objectif. donc, on l' a mis là, poussé, je pense, entre autres par le jugement de la cour supérieure, par ce mouvement mondial, par aussi les experts dans ce domaine qui cognent à la porte et qui disent: écoutez, c' est le temps ou jamais que le québec se modernise. alors, on a mis, dans la politique cadre, tirer profit des logiciels libres. bon. c' est dit euh clairement. et donc, moi, je je sais pas s' il fallait vraiment un projet de loi, mais, en tout cas, on en a un en main, et vous comprendrez que, quand je l' ai eu en main, um la première chose que j' ai faite, c' est que j' ai lu le titre, que je vous ai lu tout à l' heure, après j' ai regardé chacun des articles, puis je me suis dit: bien, les logiciels libres, je vais toujours bien en voir un petit quelque chose dans un article ou l' autre, quelque chose qui parle un peu de logiciels libres ou tout au moins des questions de patrimoine numérique ou rien, monsieur le président. c' est complètement muet. il y a rien, pas un mot dans les articles du projet de loi qui laisse soupçonner que il sert entre autres à ce cinquième élément de la politique cadre du gouvernement: tirer profit des logiciels libres. bon. moi, ça me semblait un peu triste, parce que il me semble que quand on veut donner un signal, si on prend la peine de faire un projet de loi, on trouve le moyen quelque part au moins de l' évoquer.</text:p>
          </table:table-cell>
        </table:table-row>
        <table:table-row table:style-name="ro1">
          <table:table-cell table:number-columns-repeated="2"/>
          <table:table-cell office:value-type="string">
            <text:p>4221b</text:p>
          </table:table-cell>
          <table:table-cell office:value-type="string">
            <text:p>465i</text:p>
          </table:table-cell>
          <table:table-cell office:value-type="float" office:value="66">
            <text:p>66</text:p>
          </table:table-cell>
          <table:table-cell table:formula="of:=IF([.E473]=[.E472];[.F472]+1;1)" office:value-type="float" office:value="12">
            <text:p>12</text:p>
          </table:table-cell>
          <table:table-cell table:formula="of:=CONCATENATE(&quot;/home/peter/Thesis/ForcedAligner/Aligner1/wav/11025/&quot;;[.C473];[.D473];&quot;.wav&quot;)" office:value-type="string" office:string-value="/home/peter/Thesis/ForcedAligner/Aligner1/wav/11025/4221b465i.wav">
            <text:p>/home/peter/Thesis/ForcedAligner/Aligner1/wav/11025/4221b465i.wav</text:p>
          </table:table-cell>
          <table:table-cell table:formula="of:=CONCATENATE(&quot;/home/peter/Thesis/ForcedAligner/Aligner1/wav/&quot;;&quot;ANQ&quot;;[.E473];&quot;_&quot;;[.F473];&quot;.wav&quot;)" office:value-type="string" office:string-value="/home/peter/Thesis/ForcedAligner/Aligner1/wav/ANQ66_12.wav">
            <text:p>/home/peter/Thesis/ForcedAligner/Aligner1/wav/ANQ66_12.wav</text:p>
          </table:table-cell>
          <table:table-cell office:value-type="string">
            <text:p>ça n' a pas été fait, euh et je ne comprends toujours pas, toujours pas pourquoi. alors, évidemment, le projet de loi a été déposé, nous avons entendu des mémoires de plusieurs personnes, et vous serez pas étonné, monsieur le président, de savoir que, dans tous les mémoires que nous avons entendus, les tenants des logiciels libres, les experts puis quand je dis les experts, ce sont, moi, je dirais, les militants du logiciel libre. c' est des gens qui y croient absolument et qui voient dans cette approche là vraiment euh pour l' état québécois une façon, d' une part, de se sortir du pétrin d' échecs à répétition, mais qui voient aussi vraiment une euh une orientation nouvelle et d' avenir. et donc ils sont venus nous en parler, des logiciels libres, et ils nous ont expliqué que, si on gardait le projet de loi dans l' état où il est, si on n' allait pas plus loin, on risquait encore de se refermer. puis je suis consciente, monsieur le président, et tout le monde l' est, que l' état du québec, c' est une énorme machine, que il s' agit pas simplement de claquer des doigts et de dire: demain matin, on passe aux logiciels libres. je suis consciente aussi, puis j' ai eu l' occasion de parler à plusieurs personnes qui font partie de l' administration publique, je suis consciente qu' il y a des résistances. un état ne peut pas avoir été dépendant pendant des décennies de logiciels propriétaires, et particulièrement des compagnies qui les fabriquent, et du jour au lendemain dire: on coupe tous les liens avec euh ces gens là, et euh vive le logiciel libre et vive la liberté sous toutes ses formes, et on change de façon d' être. non, c' est sûr qu' il y a des résistances.</text:p>
          </table:table-cell>
        </table:table-row>
        <table:table-row table:style-name="ro1">
          <table:table-cell table:number-columns-repeated="2"/>
          <table:table-cell office:value-type="string">
            <text:p>4221a</text:p>
          </table:table-cell>
          <table:table-cell office:value-type="float" office:value="28">
            <text:p>28</text:p>
          </table:table-cell>
          <table:table-cell office:value-type="float" office:value="67">
            <text:p>67</text:p>
          </table:table-cell>
          <table:table-cell table:formula="of:=IF([.E474]=[.E473];[.F473]+1;1)" office:value-type="float" office:value="1">
            <text:p>1</text:p>
          </table:table-cell>
          <table:table-cell table:formula="of:=CONCATENATE(&quot;/home/peter/Thesis/ForcedAligner/Aligner1/wav/11025/&quot;;[.C474];[.D474];&quot;.wav&quot;)" office:value-type="string" office:string-value="/home/peter/Thesis/ForcedAligner/Aligner1/wav/11025/4221a28.wav">
            <text:p>/home/peter/Thesis/ForcedAligner/Aligner1/wav/11025/4221a28.wav</text:p>
          </table:table-cell>
          <table:table-cell table:formula="of:=CONCATENATE(&quot;/home/peter/Thesis/ForcedAligner/Aligner1/wav/&quot;;&quot;ANQ&quot;;[.E474];&quot;_&quot;;[.F474];&quot;.wav&quot;)" office:value-type="string" office:string-value="/home/peter/Thesis/ForcedAligner/Aligner1/wav/ANQ67_1.wav">
            <text:p>/home/peter/Thesis/ForcedAligner/Aligner1/wav/ANQ67_1.wav</text:p>
          </table:table-cell>
          <table:table-cell office:value-type="string">
            <text:p>merci, monsieur le président. alors, je dépose l' extrait d' une pétition adressée à l' assemblée nationale, signée par six cent soixante dix-huit pétitionnaires. désignation: citoyens et citoyennes du québec. les faits invoqués sont les suivants: attendu qu' il y a plus de trois cent mille personnes au québec qui souffrent de dégénérescence maculaire; attendu qu' il y a des milliers d' entre eux qui ont besoin d' un traitement au lucentis, le seul médicament reconnu pour arrêter la progression de la forme humide de la maladie et même améliorer la vision, lorsque pris à temps; attendu que le lucentis n' est qu' une première génération de médicaments et que d' autres suivront, y compris pour la forme sèche; attendu que ce sont particulièrement les aînés qui sont affectés par cette maladie et que ceux ci comptent parmi les personnes les plus défavorisées, sans possibilité d' enrichissement à la retraite; attendu que les hôpitaux renvoient systématiquement leurs patients ambulatoires vers des cliniques privées qui pratiquent une surfacturation, avec pour effet d' appauvrir des aînés ou encore de les priver d' un traitement vital pour préserver leur vision; et l' intervention réclamée se résume ainsi nous demandons au gouvernement du québec: de mettre fin à la surfacturation dans ces cliniques; de faire en sorte que les traitements présents et futurs puissent être accordés et dispensés sans frais dans les établissements hospitaliers et les cliniques; que la régie de l' assurance maladie du québec rembourse aux citoyens les sommes qui leur ont été facturées illégalement dans des cliniques privées et récupère cet argent auprès desdites cliniques. je certifie que cet extrait est conforme au règlement et à l' original de la pétition.</text:p>
          </table:table-cell>
        </table:table-row>
        <table:table-row table:style-name="ro1">
          <table:table-cell table:number-columns-repeated="2"/>
          <table:table-cell office:value-type="string">
            <text:p>4222a</text:p>
          </table:table-cell>
          <table:table-cell office:value-type="float" office:value="65">
            <text:p>65</text:p>
          </table:table-cell>
          <table:table-cell office:value-type="float" office:value="67">
            <text:p>67</text:p>
          </table:table-cell>
          <table:table-cell table:formula="of:=IF([.E475]=[.E474];[.F474]+1;1)" office:value-type="float" office:value="2">
            <text:p>2</text:p>
          </table:table-cell>
          <table:table-cell table:formula="of:=CONCATENATE(&quot;/home/peter/Thesis/ForcedAligner/Aligner1/wav/11025/&quot;;[.C475];[.D475];&quot;.wav&quot;)" office:value-type="string" office:string-value="/home/peter/Thesis/ForcedAligner/Aligner1/wav/11025/4222a65.wav">
            <text:p>/home/peter/Thesis/ForcedAligner/Aligner1/wav/11025/4222a65.wav</text:p>
          </table:table-cell>
          <table:table-cell table:formula="of:=CONCATENATE(&quot;/home/peter/Thesis/ForcedAligner/Aligner1/wav/&quot;;&quot;ANQ&quot;;[.E475];&quot;_&quot;;[.F475];&quot;.wav&quot;)" office:value-type="string" office:string-value="/home/peter/Thesis/ForcedAligner/Aligner1/wav/ANQ67_2.wav">
            <text:p>/home/peter/Thesis/ForcedAligner/Aligner1/wav/ANQ67_2.wav</text:p>
          </table:table-cell>
          <table:table-cell office:value-type="string">
            <text:p>ce matin, le vérificateur général du québec a déposé un rapport accablant sur l' état du dossier santé québec. je vais citer quelques unes de ses conclusions: le projet initial du dossier santé est un échec. aucun de ses paramètres initiaux n' est respecté. la diminution du nombre potentiel d' utilisateurs, un échéancier prévu non respecté, et le nouvel échéancier est inconnu. tout ce qu' on sait, c' est que ce ne sera pas avant deux mille seize. il y a des risques qu' inforoute santé canada ne verse pas l' argent prévu argent prévu. la comptabilisation des coûts totaux est non crédible parce qu' en deux mille dix, après quatre ans, il y a eu un changement de stratégie. alors qu' on devait avoir une plateforme unique, le dossier santé, on se dirige vers plusieurs plateformes, le dossier patient électronique, le dpe, qui reporte à plus tard l' interconnexion sur tout le territoire du québec. le dsq devait coûter et doit, nous dit toujours coûte toujours, nous dit le ministre, cinq cent soixante-trois millions de dollars. le dpe coûtera neuf cent millions dollars. peut il confirmer ce chiffre de un point quatre milliard de dollars pour le cafouillage santé du ministre?</text:p>
          </table:table-cell>
        </table:table-row>
        <table:table-row table:style-name="ro1">
          <table:table-cell table:number-columns-repeated="2"/>
          <table:table-cell office:value-type="string">
            <text:p>4222a</text:p>
          </table:table-cell>
          <table:table-cell office:value-type="string">
            <text:p>246d</text:p>
          </table:table-cell>
          <table:table-cell office:value-type="float" office:value="67">
            <text:p>67</text:p>
          </table:table-cell>
          <table:table-cell table:formula="of:=IF([.E476]=[.E475];[.F475]+1;1)" office:value-type="float" office:value="3">
            <text:p>3</text:p>
          </table:table-cell>
          <table:table-cell table:formula="of:=CONCATENATE(&quot;/home/peter/Thesis/ForcedAligner/Aligner1/wav/11025/&quot;;[.C476];[.D476];&quot;.wav&quot;)" office:value-type="string" office:string-value="/home/peter/Thesis/ForcedAligner/Aligner1/wav/11025/4222a246d.wav">
            <text:p>/home/peter/Thesis/ForcedAligner/Aligner1/wav/11025/4222a246d.wav</text:p>
          </table:table-cell>
          <table:table-cell table:formula="of:=CONCATENATE(&quot;/home/peter/Thesis/ForcedAligner/Aligner1/wav/&quot;;&quot;ANQ&quot;;[.E476];&quot;_&quot;;[.F476];&quot;.wav&quot;)" office:value-type="string" office:string-value="/home/peter/Thesis/ForcedAligner/Aligner1/wav/ANQ67_3.wav">
            <text:p>/home/peter/Thesis/ForcedAligner/Aligner1/wav/ANQ67_3.wav</text:p>
          </table:table-cell>
          <table:table-cell office:value-type="string">
            <text:p>or, le service de la dette du ministère de la santé, il s' élevait à sept cent quarante-deux millions de dollars en deux mille dix deux mille onze. donc, en deux mille dix deux mille onze, dans le budget du ministère de la santé, on réservait sept cent quarante-deux millions en service de la dette. or, il augmentera de onze pourcent cette année, donc quatre-vingt-cinq millions de dollars de plus, pour atteindre huit cent vingt-six millions de dollars. onze pourcent, c' est l' augmentation de la dette; cinq pourcent, c' est la croissance des coûts de la santé; il y a six pourcent de différence. bien sûr, les chiffres ne sont pas comparables, mais vous voyez l' augmentation de la croissance du poids de la dette sur le ministère de la santé versus l' augmentation de son budget. ce qui se passe, c' est que, si on continue comme ça, euh tranquillement le poids de la des immobilisations va gruger de plus en plus dans le budget du ministère de la santé et des services sociaux. il faut savoir s' il y a un plan de réduction, s' il y a un plan de prévision, s' il y a une projection du service du service de la dette du ministère de la santé. le ministre n' a pas voulu me répondre à cette question: y a t il une prévision, une projection du service de la dette des immobilisations du ministère de la santé et des services sociaux? je trouvais cette question pourtant fort pertinente et j' espère un jour avoir une réponse. nous avons abordé aussi plusieurs sujets, dont le dossier santé québec, qui vient de faire l' objet, ce matin, d' un rapport du vérificateur général qui a été déposé. rappelons nous que, pendant cette étude de crédits, le ministre de la santé et des services sociaux a continué à dire à à la population, à travers l' opposition</text:p>
          </table:table-cell>
        </table:table-row>
        <table:table-row table:style-name="ro1">
          <table:table-cell table:number-columns-repeated="2"/>
          <table:table-cell office:value-type="string">
            <text:p>4222a</text:p>
          </table:table-cell>
          <table:table-cell office:value-type="string">
            <text:p>246e</text:p>
          </table:table-cell>
          <table:table-cell office:value-type="float" office:value="67">
            <text:p>67</text:p>
          </table:table-cell>
          <table:table-cell table:formula="of:=IF([.E477]=[.E476];[.F476]+1;1)" office:value-type="float" office:value="4">
            <text:p>4</text:p>
          </table:table-cell>
          <table:table-cell table:formula="of:=CONCATENATE(&quot;/home/peter/Thesis/ForcedAligner/Aligner1/wav/11025/&quot;;[.C477];[.D477];&quot;.wav&quot;)" office:value-type="string" office:string-value="/home/peter/Thesis/ForcedAligner/Aligner1/wav/11025/4222a246e.wav">
            <text:p>/home/peter/Thesis/ForcedAligner/Aligner1/wav/11025/4222a246e.wav</text:p>
          </table:table-cell>
          <table:table-cell table:formula="of:=CONCATENATE(&quot;/home/peter/Thesis/ForcedAligner/Aligner1/wav/&quot;;&quot;ANQ&quot;;[.E477];&quot;_&quot;;[.F477];&quot;.wav&quot;)" office:value-type="string" office:string-value="/home/peter/Thesis/ForcedAligner/Aligner1/wav/ANQ67_4.wav">
            <text:p>/home/peter/Thesis/ForcedAligner/Aligner1/wav/ANQ67_4.wav</text:p>
          </table:table-cell>
          <table:table-cell office:value-type="string">
            <text:p>que tout allait très bien dans ce dossier et que les budgets étaient respectés. ça fait seulement deux semaines qu' il nous a déclaré ça. or, le vérificateur général du québec du québec vient de proposer un rapport dévastateur ce matin où il qualifie le projet du dossier santé d' échec, ce sont les mots exacts du vérificateur général, c' est un échec. et, pis que cela, pis que cela, il déclare que le premier cinq cent soixante-trois millions qu' on qu' on dépense est, à toutes fins pratiques, un échec. plus, le coût de la stratégie de remplacement de ce dsq, de cet échec, coûtera, au bas mot, neuf cent millions dollars. donc, le total final est, au bas mot, à un point quatre milliard de dollars, c' est un minimum, et ce qui devait être l' échéancier de deux mille dix est reporté à deux mille seize au plus tôt, monsieur le président. alors, vous pouvez relier ce cela au fait que je vous ai dit d' entrée de jeu que je que le ministre de la santé et des services sociaux avait déclaré qu' il ne voulait plus prendre d' engagements, qu' il ne voulait plus se fixer d' échéanciers. mais, quand on voit le ratage spectaculaire qui est le dossier santé québec, dénoncé par le vérificateur général du québec ce matin, eh bien, on comprend pourquoi le ministre ne veut plus rendre de comptes, pourquoi il ne veut plus se fixer d' engagements, pourquoi il ne veut plus se fixer d' échéanciers, c' est parce qu' il rate spectaculairement euh les échéanciers qu' il se fixe. et c' est dommage pour la population, parce que, sur le dossier santé du québec, si ça prend tellement de place dans le débat, c' est qu' à partir d' un dossier informatisé des médecins pourraient recevoir vingt pourcent de plus de patients.</text:p>
          </table:table-cell>
        </table:table-row>
        <table:table-row table:style-name="ro1">
          <table:table-cell table:number-columns-repeated="2"/>
          <table:table-cell office:value-type="string">
            <text:p>4222a</text:p>
          </table:table-cell>
          <table:table-cell office:value-type="string">
            <text:p>246f</text:p>
          </table:table-cell>
          <table:table-cell office:value-type="float" office:value="67">
            <text:p>67</text:p>
          </table:table-cell>
          <table:table-cell table:formula="of:=IF([.E478]=[.E477];[.F477]+1;1)" office:value-type="float" office:value="5">
            <text:p>5</text:p>
          </table:table-cell>
          <table:table-cell table:formula="of:=CONCATENATE(&quot;/home/peter/Thesis/ForcedAligner/Aligner1/wav/11025/&quot;;[.C478];[.D478];&quot;.wav&quot;)" office:value-type="string" office:string-value="/home/peter/Thesis/ForcedAligner/Aligner1/wav/11025/4222a246f.wav">
            <text:p>/home/peter/Thesis/ForcedAligner/Aligner1/wav/11025/4222a246f.wav</text:p>
          </table:table-cell>
          <table:table-cell table:formula="of:=CONCATENATE(&quot;/home/peter/Thesis/ForcedAligner/Aligner1/wav/&quot;;&quot;ANQ&quot;;[.E478];&quot;_&quot;;[.F478];&quot;.wav&quot;)" office:value-type="string" office:string-value="/home/peter/Thesis/ForcedAligner/Aligner1/wav/ANQ67_5.wav">
            <text:p>/home/peter/Thesis/ForcedAligner/Aligner1/wav/ANQ67_5.wav</text:p>
          </table:table-cell>
          <table:table-cell office:value-type="string">
            <text:p>sachant qu' il y a actuellement vingt-cinq pourcent de la population québécoise qui n' a pas de médecin de famille, regardez le rapport: vingt pourcent de personnes de plus pourraient être reçues par des médecins de famille, vingt-cinq pourcent ne le sont pas. c' était pour ça que c' était si important de réussir le dossier santé québec. c' est pour ça aussi qu' on est si déçus de voir que non seulement les budgets sont ont explosé, mais que les échéanciers sont encore une fois reportés. nous avons abordé l' équité interrégionale, entre autres que la situation de laurentides et lanaudière, là où il y avait un engagement à l' effet de réduire les différences entre les les budgets historiques et les budgets dont ont besoin les les services de santé. il y a là bas une augmentation de la population qui est énorme, mais les budgets ne suivent pas, et la population le ressent. il y a un manque, évalué par le ministère de la santé, de quarante-huit millions de dollars dans dans lanaudière seulement, c' est à peu près quarante millions de dollars dans laurentides, et on essaie désespérément depuis des années de dire au ministère de la santé: s' il vous plaît, corrigez cette iniquité, faites un effort pour que les citoyens aient accès à des soins de santé. bien, monsieur le président, on n' a pas réussi à avoir de réponse sur d' engagements ou d' échéanciers sur l' équité, toujours ce refus du ministre de la santé de donner des engagements, des échéanciers. d' autres sujets qui ont été abordés. euh le développement des maisons de naissance, on y reviendra bientôt. l' encadrement des frais dans les coops de santé, on demandait un encadrement, et le gouvernement n' a pas voulu euh n' a pas voulu encadrer ces ces bien, donner des balises aux coops de santé, ce qui peut être un problème à long terme. et finalement les cliniques privées</text:p>
          </table:table-cell>
        </table:table-row>
        <table:table-row table:style-name="ro1">
          <table:table-cell table:number-columns-repeated="2"/>
          <table:table-cell office:value-type="string">
            <text:p>4222a</text:p>
          </table:table-cell>
          <table:table-cell office:value-type="string">
            <text:p>246g</text:p>
          </table:table-cell>
          <table:table-cell office:value-type="float" office:value="67">
            <text:p>67</text:p>
          </table:table-cell>
          <table:table-cell table:formula="of:=IF([.E479]=[.E478];[.F478]+1;1)" office:value-type="float" office:value="6">
            <text:p>6</text:p>
          </table:table-cell>
          <table:table-cell table:formula="of:=CONCATENATE(&quot;/home/peter/Thesis/ForcedAligner/Aligner1/wav/11025/&quot;;[.C479];[.D479];&quot;.wav&quot;)" office:value-type="string" office:string-value="/home/peter/Thesis/ForcedAligner/Aligner1/wav/11025/4222a246g.wav">
            <text:p>/home/peter/Thesis/ForcedAligner/Aligner1/wav/11025/4222a246g.wav</text:p>
          </table:table-cell>
          <table:table-cell table:formula="of:=CONCATENATE(&quot;/home/peter/Thesis/ForcedAligner/Aligner1/wav/&quot;;&quot;ANQ&quot;;[.E479];&quot;_&quot;;[.F479];&quot;.wav&quot;)" office:value-type="string" office:string-value="/home/peter/Thesis/ForcedAligner/Aligner1/wav/ANQ67_6.wav">
            <text:p>/home/peter/Thesis/ForcedAligner/Aligner1/wav/ANQ67_6.wav</text:p>
          </table:table-cell>
          <table:table-cell office:value-type="string">
            <text:p>certaines cliniques privées ont obtenu des permis sans répondre aux normes. j' ai, pendant vingt minutes, essayé de de me faire répondre à cette simple question par le ministre de la santé: pourquoi avez vous accordé des permis à des cliniques qui ne répondaient pas aux normes? ça ne peut normalement être accordé que si il s' agit d' une question d' intérêt public, pour protéger l' intérêt du public. jamais je n' ai réussi à savoir pourquoi le ministre de la santé a posé un tel geste, donner des cliniques donner donner des cliniques donner des permis à des cliniques privées qui ne répondaient pas aux normes. un jour, un jour, monsieur le président, un jour, bientôt, j' aurai la réponse à cette question. merci, monsieur le président.</text:p>
          </table:table-cell>
        </table:table-row>
        <table:table-row table:style-name="ro1">
          <table:table-cell table:number-columns-repeated="2"/>
          <table:table-cell office:value-type="string">
            <text:p>4221a</text:p>
          </table:table-cell>
          <table:table-cell office:value-type="float" office:value="55">
            <text:p>55</text:p>
          </table:table-cell>
          <table:table-cell office:value-type="float" office:value="67">
            <text:p>67</text:p>
          </table:table-cell>
          <table:table-cell table:formula="of:=IF([.E480]=[.E479];[.F479]+1;1)" office:value-type="float" office:value="7">
            <text:p>7</text:p>
          </table:table-cell>
          <table:table-cell table:formula="of:=CONCATENATE(&quot;/home/peter/Thesis/ForcedAligner/Aligner1/wav/11025/&quot;;[.C480];[.D480];&quot;.wav&quot;)" office:value-type="string" office:string-value="/home/peter/Thesis/ForcedAligner/Aligner1/wav/11025/4221a55.wav">
            <text:p>/home/peter/Thesis/ForcedAligner/Aligner1/wav/11025/4221a55.wav</text:p>
          </table:table-cell>
          <table:table-cell table:formula="of:=CONCATENATE(&quot;/home/peter/Thesis/ForcedAligner/Aligner1/wav/&quot;;&quot;ANQ&quot;;[.E480];&quot;_&quot;;[.F480];&quot;.wav&quot;)" office:value-type="string" office:string-value="/home/peter/Thesis/ForcedAligner/Aligner1/wav/ANQ67_7.wav">
            <text:p>/home/peter/Thesis/ForcedAligner/Aligner1/wav/ANQ67_7.wav</text:p>
          </table:table-cell>
          <table:table-cell office:value-type="string">
            <text:p>on connaît on connaît le cafouillage du dossier santé québec qui devait être livré en deux mille dix, ne le sera qu' en deux mille quinze un retard de cent ans de cinq ans s' ajoute maintenant le cafouillage</text:p>
          </table:table-cell>
        </table:table-row>
        <table:table-row table:style-name="ro1">
          <table:table-cell table:number-columns-repeated="2"/>
          <table:table-cell office:value-type="string">
            <text:p>4222a</text:p>
          </table:table-cell>
          <table:table-cell office:value-type="float" office:value="69">
            <text:p>69</text:p>
          </table:table-cell>
          <table:table-cell office:value-type="float" office:value="67">
            <text:p>67</text:p>
          </table:table-cell>
          <table:table-cell table:formula="of:=IF([.E481]=[.E480];[.F480]+1;1)" office:value-type="float" office:value="8">
            <text:p>8</text:p>
          </table:table-cell>
          <table:table-cell table:formula="of:=CONCATENATE(&quot;/home/peter/Thesis/ForcedAligner/Aligner1/wav/11025/&quot;;[.C481];[.D481];&quot;.wav&quot;)" office:value-type="string" office:string-value="/home/peter/Thesis/ForcedAligner/Aligner1/wav/11025/4222a69.wav">
            <text:p>/home/peter/Thesis/ForcedAligner/Aligner1/wav/11025/4222a69.wav</text:p>
          </table:table-cell>
          <table:table-cell table:formula="of:=CONCATENATE(&quot;/home/peter/Thesis/ForcedAligner/Aligner1/wav/&quot;;&quot;ANQ&quot;;[.E481];&quot;_&quot;;[.F481];&quot;.wav&quot;)" office:value-type="string" office:string-value="/home/peter/Thesis/ForcedAligner/Aligner1/wav/ANQ67_8.wav">
            <text:p>/home/peter/Thesis/ForcedAligner/Aligner1/wav/ANQ67_8.wav</text:p>
          </table:table-cell>
          <table:table-cell office:value-type="string">
            <text:p>le projet devait être prêt en deux mille dix, on n' a plus aucun échéancier à l' heure actuelle, c' est ce que confirme le vérificateur général. le projet devait coûter cinq cent soixante-trois millions dollars, je vais citer une phrase du rapport, paragraphe trois point trente: la mise en place du dpe dans tout le réseau représenterait un investissement de plus de neuf cent millions de dollars. peut il confirmer que maintenant ce dossier d' informatisation de la santé va coûter un point quatre milliard de dollars?</text:p>
          </table:table-cell>
        </table:table-row>
        <table:table-row table:style-name="ro1">
          <table:table-cell table:number-columns-repeated="2"/>
          <table:table-cell office:value-type="string">
            <text:p>4221a</text:p>
          </table:table-cell>
          <table:table-cell office:value-type="float" office:value="56">
            <text:p>56</text:p>
          </table:table-cell>
          <table:table-cell office:value-type="float" office:value="67">
            <text:p>67</text:p>
          </table:table-cell>
          <table:table-cell table:formula="of:=IF([.E482]=[.E481];[.F481]+1;1)" office:value-type="float" office:value="9">
            <text:p>9</text:p>
          </table:table-cell>
          <table:table-cell table:formula="of:=CONCATENATE(&quot;/home/peter/Thesis/ForcedAligner/Aligner1/wav/11025/&quot;;[.C482];[.D482];&quot;.wav&quot;)" office:value-type="string" office:string-value="/home/peter/Thesis/ForcedAligner/Aligner1/wav/11025/4221a56.wav">
            <text:p>/home/peter/Thesis/ForcedAligner/Aligner1/wav/11025/4221a56.wav</text:p>
          </table:table-cell>
          <table:table-cell table:formula="of:=CONCATENATE(&quot;/home/peter/Thesis/ForcedAligner/Aligner1/wav/&quot;;&quot;ANQ&quot;;[.E482];&quot;_&quot;;[.F482];&quot;.wav&quot;)" office:value-type="string" office:string-value="/home/peter/Thesis/ForcedAligner/Aligner1/wav/ANQ67_9.wav">
            <text:p>/home/peter/Thesis/ForcedAligner/Aligner1/wav/ANQ67_9.wav</text:p>
          </table:table-cell>
          <table:table-cell office:value-type="string">
            <text:p>s' ajoute maintenant le cafouillage du registre de vaccination: le projet panorama, livré devait être livré en deux mille diz, le sera en deux mille quatorze, un retard de quatre ans. pourtant, en deux mille neuf, le vérificateur général a souligné les cafouillages de ce dossier là, de panorama particulièrement. pourquoi est ce que le ministre et le gouvernement s' entêtent à être si mauvais en informatisation de la santé et à ne pas livrer les services aux citoyens?</text:p>
          </table:table-cell>
        </table:table-row>
        <table:table-row table:style-name="ro1">
          <table:table-cell table:number-columns-repeated="2"/>
          <table:table-cell office:value-type="string">
            <text:p>4222a</text:p>
          </table:table-cell>
          <table:table-cell office:value-type="float" office:value="75">
            <text:p>75</text:p>
          </table:table-cell>
          <table:table-cell office:value-type="float" office:value="67">
            <text:p>67</text:p>
          </table:table-cell>
          <table:table-cell table:formula="of:=IF([.E483]=[.E482];[.F482]+1;1)" office:value-type="float" office:value="10">
            <text:p>10</text:p>
          </table:table-cell>
          <table:table-cell table:formula="of:=CONCATENATE(&quot;/home/peter/Thesis/ForcedAligner/Aligner1/wav/11025/&quot;;[.C483];[.D483];&quot;.wav&quot;)" office:value-type="string" office:string-value="/home/peter/Thesis/ForcedAligner/Aligner1/wav/11025/4222a75.wav">
            <text:p>/home/peter/Thesis/ForcedAligner/Aligner1/wav/11025/4222a75.wav</text:p>
          </table:table-cell>
          <table:table-cell table:formula="of:=CONCATENATE(&quot;/home/peter/Thesis/ForcedAligner/Aligner1/wav/&quot;;&quot;ANQ&quot;;[.E483];&quot;_&quot;;[.F483];&quot;.wav&quot;)" office:value-type="string" office:string-value="/home/peter/Thesis/ForcedAligner/Aligner1/wav/ANQ67_10.wav">
            <text:p>/home/peter/Thesis/ForcedAligner/Aligner1/wav/ANQ67_10.wav</text:p>
          </table:table-cell>
          <table:table-cell office:value-type="string">
            <text:p>le mini le vg dit que c' est un échec. il dit aussi, parce qu' il va falloir financer le dossier patient électronique, il dit: on apprend qu' avant de déposer une demande auprès d' infrastructure d' info d' info d' inforoute canada, le ministère doit statuer sur ses besoins budgétaires additionnels à cet égard. est ce que ça veut dire que, a, on n' a pas encore d' évaluation des besoins additionnels, ou, b, le ministre est paralysé devant l' ampleur des dépassements de coûts et qu' il ne veut pas statuer, ou, c, s' il retarde le dépôt du véritable budget parce qu' il a peur de faire connaître la vérité aux québécois</text:p>
          </table:table-cell>
        </table:table-row>
        <table:table-row table:style-name="ro1">
          <table:table-cell table:number-columns-repeated="2"/>
          <table:table-cell office:value-type="string">
            <text:p>4222a</text:p>
          </table:table-cell>
          <table:table-cell office:value-type="float" office:value="82">
            <text:p>82</text:p>
          </table:table-cell>
          <table:table-cell office:value-type="float" office:value="67">
            <text:p>67</text:p>
          </table:table-cell>
          <table:table-cell table:formula="of:=IF([.E484]=[.E483];[.F483]+1;1)" office:value-type="float" office:value="11">
            <text:p>11</text:p>
          </table:table-cell>
          <table:table-cell table:formula="of:=CONCATENATE(&quot;/home/peter/Thesis/ForcedAligner/Aligner1/wav/11025/&quot;;[.C484];[.D484];&quot;.wav&quot;)" office:value-type="string" office:string-value="/home/peter/Thesis/ForcedAligner/Aligner1/wav/11025/4222a82.wav">
            <text:p>/home/peter/Thesis/ForcedAligner/Aligner1/wav/11025/4222a82.wav</text:p>
          </table:table-cell>
          <table:table-cell table:formula="of:=CONCATENATE(&quot;/home/peter/Thesis/ForcedAligner/Aligner1/wav/&quot;;&quot;ANQ&quot;;[.E484];&quot;_&quot;;[.F484];&quot;.wav&quot;)" office:value-type="string" office:string-value="/home/peter/Thesis/ForcedAligner/Aligner1/wav/ANQ67_11.wav">
            <text:p>/home/peter/Thesis/ForcedAligner/Aligner1/wav/ANQ67_11.wav</text:p>
          </table:table-cell>
          <table:table-cell office:value-type="string">
            <text:p>ça fait deux ans que le ministre nous dit que tout va bien. parce qu' on le questionne et qu' on sait qu' il y a des problèmes. le vérificateur général du québec nous dit que son projet est un échec et qu' il va coûter probablement un point quatre milliard de dollars. il est incapable de me donner un autre chiffre, ça veut dire que ce chiffre est vrai. je le redis: c' est un échec, d' après le vg. le québec est à l' avant dernier rang au canada pour l' état d' avancement des travaux d' informatisation de son réseau de la santé. nous sommes en compétition avec le yukon et le nunavut. grosse avancée. pourtant, le gouvernement libéral avait promis que ce serait terminé et fonctionnel en deux mille dix. si le québec est en retard, c' est parce que philippe couillard a choisi une mauvaise stratégie et que le ministre abandonne enfin cette stratégie après l' avoir poursuivie pendant quatre ans malgré nos avertissements. combien cette erreur, cet entêtement du gouvernement va t il coûter aux québécois? est ce qu' il peut nous donner le coût total? moi, je dis que c' est un point quatre milliard de dollars, je crois le vg. deuxièmement, quel est le nouvel échéancier du ministre?</text:p>
          </table:table-cell>
        </table:table-row>
        <table:table-row table:style-name="ro1">
          <table:table-cell table:number-columns-repeated="2"/>
          <table:table-cell office:value-type="string">
            <text:p>4222a</text:p>
          </table:table-cell>
          <table:table-cell office:value-type="float" office:value="86">
            <text:p>86</text:p>
          </table:table-cell>
          <table:table-cell office:value-type="float" office:value="67">
            <text:p>67</text:p>
          </table:table-cell>
          <table:table-cell table:formula="of:=IF([.E485]=[.E484];[.F484]+1;1)" office:value-type="float" office:value="12">
            <text:p>12</text:p>
          </table:table-cell>
          <table:table-cell table:formula="of:=CONCATENATE(&quot;/home/peter/Thesis/ForcedAligner/Aligner1/wav/11025/&quot;;[.C485];[.D485];&quot;.wav&quot;)" office:value-type="string" office:string-value="/home/peter/Thesis/ForcedAligner/Aligner1/wav/11025/4222a86.wav">
            <text:p>/home/peter/Thesis/ForcedAligner/Aligner1/wav/11025/4222a86.wav</text:p>
          </table:table-cell>
          <table:table-cell table:formula="of:=CONCATENATE(&quot;/home/peter/Thesis/ForcedAligner/Aligner1/wav/&quot;;&quot;ANQ&quot;;[.E485];&quot;_&quot;;[.F485];&quot;.wav&quot;)" office:value-type="string" office:string-value="/home/peter/Thesis/ForcedAligner/Aligner1/wav/ANQ67_12.wav">
            <text:p>/home/peter/Thesis/ForcedAligner/Aligner1/wav/ANQ67_12.wav</text:p>
          </table:table-cell>
          <table:table-cell office:value-type="string">
            <text:p>on va en parler, du fédéral. justement, le vg nous dit que votre échec est d' autant plus important qu' en changeant de stratégie le ministre va perdre cinquante-deux millions sur les trois cent trois millions prévus du fédéral. donc, ce sont les québécois qui en plus vont payer pour votre incurie. au lieu d' aller chercher l' argent du fédéral, vous vous êtes enfoncés dans le mur, puis aujourd'hui le fédéral vous dit: vous êtes incapables de réaliser ce projet là. qu' est ce que le ministre de la santé va faire pour s' assurer que tout l' argent fédéral, les trois cent trois millions dollars vont être versés?</text:p>
          </table:table-cell>
        </table:table-row>
        <table:table-row table:style-name="ro1">
          <table:table-cell table:number-columns-repeated="2"/>
          <table:table-cell office:value-type="string">
            <text:p>4222a</text:p>
          </table:table-cell>
          <table:table-cell office:value-type="float" office:value="92">
            <text:p>92</text:p>
          </table:table-cell>
          <table:table-cell office:value-type="float" office:value="67">
            <text:p>67</text:p>
          </table:table-cell>
          <table:table-cell table:formula="of:=IF([.E486]=[.E485];[.F485]+1;1)" office:value-type="float" office:value="13">
            <text:p>13</text:p>
          </table:table-cell>
          <table:table-cell table:formula="of:=CONCATENATE(&quot;/home/peter/Thesis/ForcedAligner/Aligner1/wav/11025/&quot;;[.C486];[.D486];&quot;.wav&quot;)" office:value-type="string" office:string-value="/home/peter/Thesis/ForcedAligner/Aligner1/wav/11025/4222a92.wav">
            <text:p>/home/peter/Thesis/ForcedAligner/Aligner1/wav/11025/4222a92.wav</text:p>
          </table:table-cell>
          <table:table-cell table:formula="of:=CONCATENATE(&quot;/home/peter/Thesis/ForcedAligner/Aligner1/wav/&quot;;&quot;ANQ&quot;;[.E486];&quot;_&quot;;[.F486];&quot;.wav&quot;)" office:value-type="string" office:string-value="/home/peter/Thesis/ForcedAligner/Aligner1/wav/ANQ67_13.wav">
            <text:p>/home/peter/Thesis/ForcedAligner/Aligner1/wav/ANQ67_13.wav</text:p>
          </table:table-cell>
          <table:table-cell office:value-type="string">
            <text:p>le ministre vient de dire: on va continuer sur la même voie. mais c' est la même erreur depuis trois ans que dénonce le vérificateur général. et ce qu' il nous dit, c' est qu' il n' y a ce que je vous dis depuis des années il n' y a que deux cliniques j' ai juste deux cliniques à pouvoir visiter au québec, alors qu' elles devaient toutes être branchées depuis l' année dernière. combien ça va coûter au total? quel est le nouvel échéancier? on peut pas accepter qu' un ministre ne se fixe</text:p>
          </table:table-cell>
        </table:table-row>
        <table:table-row table:style-name="ro1">
          <table:table-cell table:number-columns-repeated="2"/>
          <table:table-cell office:value-type="string">
            <text:p>4222a</text:p>
          </table:table-cell>
          <table:table-cell office:value-type="string">
            <text:p>246a</text:p>
          </table:table-cell>
          <table:table-cell office:value-type="float" office:value="67">
            <text:p>67</text:p>
          </table:table-cell>
          <table:table-cell table:formula="of:=IF([.E487]=[.E486];[.F486]+1;1)" office:value-type="float" office:value="14">
            <text:p>14</text:p>
          </table:table-cell>
          <table:table-cell table:formula="of:=CONCATENATE(&quot;/home/peter/Thesis/ForcedAligner/Aligner1/wav/11025/&quot;;[.C487];[.D487];&quot;.wav&quot;)" office:value-type="string" office:string-value="/home/peter/Thesis/ForcedAligner/Aligner1/wav/11025/4222a246a.wav">
            <text:p>/home/peter/Thesis/ForcedAligner/Aligner1/wav/11025/4222a246a.wav</text:p>
          </table:table-cell>
          <table:table-cell table:formula="of:=CONCATENATE(&quot;/home/peter/Thesis/ForcedAligner/Aligner1/wav/&quot;;&quot;ANQ&quot;;[.E487];&quot;_&quot;;[.F487];&quot;.wav&quot;)" office:value-type="string" office:string-value="/home/peter/Thesis/ForcedAligner/Aligner1/wav/ANQ67_14.wav">
            <text:p>/home/peter/Thesis/ForcedAligner/Aligner1/wav/ANQ67_14.wav</text:p>
          </table:table-cell>
          <table:table-cell office:value-type="string">
            <text:p>merci, monsieur le président. alors, euh j' aurai euh effectivement quelques mots sur l' étude des crédits du ministère de la santé et des services sociaux que nous avons entreprise ensemble, mes collègues, parce que nous sommes plusieurs à parler de santé et de services sociaux, je pense à la députée de matapédia, le député de saint hyacinthe, mais aussi plusieurs collègues du de mon parti qui sont venus débattre avec le ministre de ses orientations. il y a quand même près de quarante au delà de quarante pourcent du budget de l' état qui est étudié pendant ces crédits, ce sont des crédits fort importants, et euh je pense que ça vaut la peine de prendre quelques minutes pour expliquer aux québécois quelques uns des points qui ont été soulevés et des réponses qui ont été amenées. d' abord, euh il y a une nouveauté qui s' est passée pendant ces crédits. ça ne m' était jamais arrivé, monsieur le président, mais le ministre de la santé a déclaré, il a dit ça comme ça, de bien ingénument: je ne vous donnerai pas d' engagement, je ne vous donnerai pas d' échéancier parce que vous vous en servez après, l' opposition. c' est une phrase étonnante, parce que, voyez vous, l' opposition a un devoir, c' est de faire de la reddition de comptes et de demander au gouvernement, face à ses engagements, face à ses échéanciers, où est ce qu' il en est rendu. alors, il y a vraiment eu une déclaration étonnante, très ingénue: je ne veux plus dire ce que je dois faire parce que, quand je dis ce que je dois faire, vous me reprochez quand je le rate. bien, c' est parce que, monsieur le président, comment savoir si le ministre réussit ou pas ses engagements s' il les garde sous son bureau ou dans son ministère et s' il refuse de se donner des échéanciers? j' ai fait le le top ten des des des moi, qui utilise très peu d' anglicismes en général, le top dix des ratages gouvernementaux</text:p>
          </table:table-cell>
        </table:table-row>
        <table:table-row table:style-name="ro1">
          <table:table-cell table:number-columns-repeated="2"/>
          <table:table-cell office:value-type="string">
            <text:p>4222a</text:p>
          </table:table-cell>
          <table:table-cell office:value-type="string">
            <text:p>246b</text:p>
          </table:table-cell>
          <table:table-cell office:value-type="float" office:value="67">
            <text:p>67</text:p>
          </table:table-cell>
          <table:table-cell table:formula="of:=IF([.E488]=[.E487];[.F487]+1;1)" office:value-type="float" office:value="15">
            <text:p>15</text:p>
          </table:table-cell>
          <table:table-cell table:formula="of:=CONCATENATE(&quot;/home/peter/Thesis/ForcedAligner/Aligner1/wav/11025/&quot;;[.C488];[.D488];&quot;.wav&quot;)" office:value-type="string" office:string-value="/home/peter/Thesis/ForcedAligner/Aligner1/wav/11025/4222a246b.wav">
            <text:p>/home/peter/Thesis/ForcedAligner/Aligner1/wav/11025/4222a246b.wav</text:p>
          </table:table-cell>
          <table:table-cell table:formula="of:=CONCATENATE(&quot;/home/peter/Thesis/ForcedAligner/Aligner1/wav/&quot;;&quot;ANQ&quot;;[.E488];&quot;_&quot;;[.F488];&quot;.wav&quot;)" office:value-type="string" office:string-value="/home/peter/Thesis/ForcedAligner/Aligner1/wav/ANQ67_15.wav">
            <text:p>/home/peter/Thesis/ForcedAligner/Aligner1/wav/ANQ67_15.wav</text:p>
          </table:table-cell>
          <table:table-cell office:value-type="string">
            <text:p>et euh j' ai dix moments importants pour la santé où le ministre a été obligé de reporter son échéancier. alors, devant ses propres ratages, le ministre a décidé de ne plus se donner d' échéancier, mais quand même on a abordé d' autres sujets. le premier dont je veux parler, c' est le cinq cent millions de dollars qui était prévu dans le budget du gouvernement pour la santé, devant provenir du ticket modérateur. vous vous souvenez sûrement, monsieur le président, que, quand le gouvernement, l' année dernière, a déposé son budget, la population et le parti québécois ainsi que d' autres partis ont dénoncé cette nouvelle façon de contribuer au système de santé qu' était le ticket modérateur, qui était une visite, un passage chez le médecin qui te coûtait une contribution. voyez vous, monsieur le président, c' était cinq cent millions de dollars. mais là le gouvernement, grâce à la pression, a reculé. mais d' où proviendront, maintenant, ces cinq cent millions de dollars qui sont budgéter dans le budget du gouvernement du québec? aucune réponse. il a été impossible d' avoir l' ombre de la nuance de l' idée d' une possibilité de solution. or, c' est une question de responsabilité. quand tu déposes un budget, tu déposes des prévisions. si tu décides de de changer les moyens, il faut qu' on comprenne si la réalisation est possible. or, c' est cinq cent millions de dollars dont on ne sait absolument pas d' où ils proviendront. et le ministre de la santé n' a pas écarté, n' a pas écarté la possibilité d' augmenter la contribution santé</text:p>
          </table:table-cell>
        </table:table-row>
        <table:table-row table:style-name="ro1">
          <table:table-cell table:number-columns-repeated="2"/>
          <table:table-cell office:value-type="string">
            <text:p>4222a</text:p>
          </table:table-cell>
          <table:table-cell office:value-type="string">
            <text:p>246c</text:p>
          </table:table-cell>
          <table:table-cell office:value-type="float" office:value="67">
            <text:p>67</text:p>
          </table:table-cell>
          <table:table-cell table:formula="of:=IF([.E489]=[.E488];[.F488]+1;1)" office:value-type="float" office:value="16">
            <text:p>16</text:p>
          </table:table-cell>
          <table:table-cell table:formula="of:=CONCATENATE(&quot;/home/peter/Thesis/ForcedAligner/Aligner1/wav/11025/&quot;;[.C489];[.D489];&quot;.wav&quot;)" office:value-type="string" office:string-value="/home/peter/Thesis/ForcedAligner/Aligner1/wav/11025/4222a246c.wav">
            <text:p>/home/peter/Thesis/ForcedAligner/Aligner1/wav/11025/4222a246c.wav</text:p>
          </table:table-cell>
          <table:table-cell table:formula="of:=CONCATENATE(&quot;/home/peter/Thesis/ForcedAligner/Aligner1/wav/&quot;;&quot;ANQ&quot;;[.E489];&quot;_&quot;;[.F489];&quot;.wav&quot;)" office:value-type="string" office:string-value="/home/peter/Thesis/ForcedAligner/Aligner1/wav/ANQ67_16.wav">
            <text:p>/home/peter/Thesis/ForcedAligner/Aligner1/wav/ANQ67_16.wav</text:p>
          </table:table-cell>
          <table:table-cell office:value-type="string">
            <text:p>pour atteindre ce cinq cent millions dollars. la contribution santé, ce n' est pas le ticket modérateur qui a été abandonné, c' est ce qui fait que les québécois, au lieu d' être imposés pour la santé à travers les impôts, ils sont imposés à travers une contribution de deux cent dollars. deux cent dollars, ça frappe autant la petite famille de la classe moyenne, l' individu qui a qui travaille au salaire minimum qu' une personne qui est millionnaire ou qui gagne cent mille, deux cent mille dollars au québec, là. c' est une mesure inéquitable, inégalitaire, injuste. or, nous autres, ce qu' on essaie, c' est de montrer au gouvernement de ne pas se diriger vers l' augmentation de la contribution santé, que nous trouvons inéquitable. donc, le gouvernement, le ministre de la santé n' a pas voulu nous dire comment il trouverait ces cinq cent millions de dollars, n' a pas voulu refuser d' augmenter la contribution de la santé et n' a aucun plan. mais ce qu' il faut savoir aussi, c' est que, pendant ce temps, il a annoncé, le ministre, sept cent quarante-deux non, sept cent trente millions de dollars de compressions budgétaires, dans les prochaines années, au au au ministère de la santé et des services sociaux. ça fait donc, s' il n' y a pas d' introduction soit d' un nouvel impôt soit de taxe, il y il y si on si on ne trouve pas de nouveaux revenus pour cinq cent millions de dollars, ça veut dire qu' il va y avoir une compression budgétaire, à toutes fins utiles, de un point deux cent trente milliards, un point un milliards deux cent trente millions de dollars qu' il faut aller chercher absolument, actuellement, dans les crédits du ministère de la santé. première chose. deuxième chose, le le ministre euh voit normalement, comme c' est l' usage, à l' amélioration des immobilisations en santé de nos hôpitaux, de nos équipements de santé, de nos immeubles.</text:p>
          </table:table-cell>
        </table:table-row>
        <table:table-row table:style-name="ro1">
          <table:table-cell table:number-columns-repeated="2"/>
          <table:table-cell office:value-type="string">
            <text:p>4222a</text:p>
          </table:table-cell>
          <table:table-cell office:value-type="string">
            <text:p>242a</text:p>
          </table:table-cell>
          <table:table-cell office:value-type="float" office:value="68">
            <text:p>68</text:p>
          </table:table-cell>
          <table:table-cell table:formula="of:=IF([.E490]=[.E489];[.F489]+1;1)" office:value-type="float" office:value="1">
            <text:p>1</text:p>
          </table:table-cell>
          <table:table-cell table:formula="of:=CONCATENATE(&quot;/home/peter/Thesis/ForcedAligner/Aligner1/wav/11025/&quot;;[.C490];[.D490];&quot;.wav&quot;)" office:value-type="string" office:string-value="/home/peter/Thesis/ForcedAligner/Aligner1/wav/11025/4222a242a.wav">
            <text:p>/home/peter/Thesis/ForcedAligner/Aligner1/wav/11025/4222a242a.wav</text:p>
          </table:table-cell>
          <table:table-cell table:formula="of:=CONCATENATE(&quot;/home/peter/Thesis/ForcedAligner/Aligner1/wav/&quot;;&quot;ANQ&quot;;[.E490];&quot;_&quot;;[.F490];&quot;.wav&quot;)" office:value-type="string" office:string-value="/home/peter/Thesis/ForcedAligner/Aligner1/wav/ANQ68_1.wav">
            <text:p>/home/peter/Thesis/ForcedAligner/Aligner1/wav/ANQ68_1.wav</text:p>
          </table:table-cell>
          <table:table-cell office:value-type="string">
            <text:p>merci, monsieur le président. alors, les crédits euh que nous euh avons adoptés découlent évidemment du budget de mars dernier qui a été déposé par le ministre des finances, et euh vous rappellerez, monsieur le président, que, de notre côté, nous n' étions pas particulièrement enthousiastes euh à la lecture du budget. en fait, euh moi, à l' époque j' ai euh affirmé et je continue d' affirmer que le budget qui avait été déposé devant nous euh était un bris de contrat particulièrement spectaculaire, et vous comprendrez que les crédits qui découlent du budget qui a été déposé en mars dernier ne me satisfont pas plus que le euh budget qui a été déposé à l' époque. alors, qu' est ce qu' il y avait dans le budget? évidemment, il y a toujours deux colonnes dans un budget: d' une part, il y a les revenus puis, d' autre part, il y a les dépenses. puis lorsqu' on parle des dépenses lorsqu' on parle, pardon, des crédits, on parle plus du côté des dépenses, mais évidemment on ne peut pas faire une analyse adéquate de la colonne des dépenses sans avoir aussi regardé ce qui se passe du côté des revenus. du côté des dépenses, le budget, euh je le disais, donc a été, euh a constitué un bris de contrat spectaculaire. les crédits, donc, d' une certaine manière, les dépenses que nous nous apprêtons à voter euh euh dans ce parlement, constituent un bris de contrat spectaculaire. et pourquoi je dis ça? bien, parce qu' à la base de ce qui avait été annoncé en deux mille dix par le gouvernement il y avait cette idée que le gouvernement augmentait les taxes et les tarifs des québécois, mais en contrepartie il s' engageait à respecter la croissance un taux de croissance des dépenses plus faible, il s' engageait à mieux contrôler ses dépenses</text:p>
          </table:table-cell>
        </table:table-row>
        <table:table-row table:style-name="ro1">
          <table:table-cell table:number-columns-repeated="2"/>
          <table:table-cell office:value-type="string">
            <text:p>4222a</text:p>
          </table:table-cell>
          <table:table-cell office:value-type="string">
            <text:p>242b</text:p>
          </table:table-cell>
          <table:table-cell office:value-type="float" office:value="68">
            <text:p>68</text:p>
          </table:table-cell>
          <table:table-cell table:formula="of:=IF([.E491]=[.E490];[.F490]+1;1)" office:value-type="float" office:value="2">
            <text:p>2</text:p>
          </table:table-cell>
          <table:table-cell table:formula="of:=CONCATENATE(&quot;/home/peter/Thesis/ForcedAligner/Aligner1/wav/11025/&quot;;[.C491];[.D491];&quot;.wav&quot;)" office:value-type="string" office:string-value="/home/peter/Thesis/ForcedAligner/Aligner1/wav/11025/4222a242b.wav">
            <text:p>/home/peter/Thesis/ForcedAligner/Aligner1/wav/11025/4222a242b.wav</text:p>
          </table:table-cell>
          <table:table-cell table:formula="of:=CONCATENATE(&quot;/home/peter/Thesis/ForcedAligner/Aligner1/wav/&quot;;&quot;ANQ&quot;;[.E491];&quot;_&quot;;[.F491];&quot;.wav&quot;)" office:value-type="string" office:string-value="/home/peter/Thesis/ForcedAligner/Aligner1/wav/ANQ68_2.wav">
            <text:p>/home/peter/Thesis/ForcedAligner/Aligner1/wav/ANQ68_2.wav</text:p>
          </table:table-cell>
          <table:table-cell office:value-type="string">
            <text:p>se qu' il faut et il faut le rappeler, là, ce que le gouvernement n' était jamais parvenu à faire de de ces dernières années. alors, que s' est il passé entre deux mille dix et cette année? bien, il s' est passé la même chose que ce qui s' était passé les années précédentes, c' est à dire que le gouvernement, encore une fois, n' est pas parvenu à contrôler ses dépenses. euh ce ce ce que je dis, ça ne vient pas de mes euh de de mes propres calculs ou bien ce ce ceux de commentaires ceux qui sont faits par des recherchistes, par exemple, du parti québécois, ça vient de ce que nous dit le gouverneur général pardon le gouverneur général le vérificateur général, pardon, dans les rapports qu' il nous rend année après année. je vais vous euh dire simplement deux années en particulier. deux mille huit deux mille neuf, selon les comptes publics, les dépenses totales, excluant le service de la dette, ont augmenté de cinq point sept pourcent. pour deux mille neuf deux mille dix, c' était cinq point huit pourcent. et, dans les deux cas, on avait promis des taux de croissance des dépenses significativement plus faibles que ça. et ça, c' est année après année. donc, on nous promet du deux et demi, du trois et demi, on a même été jusqu' à quatre, mais ce qu' on livre à la population, c' est du cinq point sept, c' est du cinq point huit. euh déjà cette année, déjà cette année, pour l' année qui qui commence, pour deux mille onze deux mille douze, le gouvernement a déjà avoué, a déjà reconnu qu' il serait incapable de livrer ce qu' il avait promis qu' il livrerait l' année dernière. l' année dernière, on nous avait dit: le taux de croissance des dépenses de programmes pour l' année qui commence sera de trois point sept pardon de deux point huit pourcent, et déjà, déjà au mois de mars deux mille onze, le gouvernement a dit: je ne serai pas capable de faire ce que j' avais annoncé que je ferais l' année dernière. je vais faire du trois point sept plutôt trois point sept pourcent plutôt que deux point huit pourcent.</text:p>
          </table:table-cell>
        </table:table-row>
        <table:table-row table:style-name="ro1">
          <table:table-cell table:number-columns-repeated="2"/>
          <table:table-cell office:value-type="string">
            <text:p>4222a</text:p>
          </table:table-cell>
          <table:table-cell office:value-type="string">
            <text:p>242c</text:p>
          </table:table-cell>
          <table:table-cell office:value-type="float" office:value="68">
            <text:p>68</text:p>
          </table:table-cell>
          <table:table-cell table:formula="of:=IF([.E492]=[.E491];[.F491]+1;1)" office:value-type="float" office:value="3">
            <text:p>3</text:p>
          </table:table-cell>
          <table:table-cell table:formula="of:=CONCATENATE(&quot;/home/peter/Thesis/ForcedAligner/Aligner1/wav/11025/&quot;;[.C492];[.D492];&quot;.wav&quot;)" office:value-type="string" office:string-value="/home/peter/Thesis/ForcedAligner/Aligner1/wav/11025/4222a242c.wav">
            <text:p>/home/peter/Thesis/ForcedAligner/Aligner1/wav/11025/4222a242c.wav</text:p>
          </table:table-cell>
          <table:table-cell table:formula="of:=CONCATENATE(&quot;/home/peter/Thesis/ForcedAligner/Aligner1/wav/&quot;;&quot;ANQ&quot;;[.E492];&quot;_&quot;;[.F492];&quot;.wav&quot;)" office:value-type="string" office:string-value="/home/peter/Thesis/ForcedAligner/Aligner1/wav/ANQ68_3.wav">
            <text:p>/home/peter/Thesis/ForcedAligner/Aligner1/wav/ANQ68_3.wav</text:p>
          </table:table-cell>
          <table:table-cell office:value-type="string">
            <text:p>dans même manière, le gouvernement reconnaît déjà qu' il ne sera pas capable de faire ce qu' il avait annoncé l' an dernier, puisque le déficit qu' il avait annoncé l' an dernier pour l' année qui commence sera plus élevé de neuf cent millions, quasiment un milliard de plus. donc, le gouvernement déjà reconnaît son incapacité à atteindre les objectifs qu' il s' était fixés l' an dernier. et ça, monsieur le président, et c' est inquiétant, là, c' est sans compter toutes ces dépenses qui sont faites par euh les les organismes autres que budgétaires, par les fonds spéciaux, lesquels ne sont pas sujets à un contrôle serré euh de leurs dépenses, contrairement à comme comme le prétend le gouvernement, aux organismes du gouvernement eux mêmes ou aux ministères. alors, pourquoi est ce qu' il en est ainsi, monsieur le président? bon, plusieurs raisons. euh les euh les euh les outils de contrôle que le gouvernement euh utilise pour atteindre ses objectifs de contrôle des dépenses, de toute évidence, ne fonctionnent pas. un outil, un outil là, qui permettrait d' accroître la productivité, de mieux contrôler ce qui se passe dans l' appareil gouvernemental, vous vous en doutez, monsieur le président, c' est l' informatique, c' est, hein, toutes les ressources informationnelles euh qu' aujourd'hui toutes les grandes organisations modernes utilisent pour mieux contrôler, pour accroître leur productivité. or, dans le cas du gouvernement, cet outil là n' est pas un facteur améliorant. au contraire, c' est un facteur détériorant. c' est quelque chose qui détériore la situation du gouvernement parce que non seulement il y a pas d' avantage, il y a pas de productivité accrue, mais, en plus de ça, ça coûte très cher, ça coûte trop cher pour ce que nous avons. euh c' est ce que le vérificateur général a euh</text:p>
          </table:table-cell>
        </table:table-row>
        <table:table-row table:style-name="ro1">
          <table:table-cell table:number-columns-repeated="2"/>
          <table:table-cell office:value-type="string">
            <text:p>4222a</text:p>
          </table:table-cell>
          <table:table-cell office:value-type="string">
            <text:p>242d</text:p>
          </table:table-cell>
          <table:table-cell office:value-type="float" office:value="68">
            <text:p>68</text:p>
          </table:table-cell>
          <table:table-cell table:formula="of:=IF([.E493]=[.E492];[.F492]+1;1)" office:value-type="float" office:value="4">
            <text:p>4</text:p>
          </table:table-cell>
          <table:table-cell table:formula="of:=CONCATENATE(&quot;/home/peter/Thesis/ForcedAligner/Aligner1/wav/11025/&quot;;[.C493];[.D493];&quot;.wav&quot;)" office:value-type="string" office:string-value="/home/peter/Thesis/ForcedAligner/Aligner1/wav/11025/4222a242d.wav">
            <text:p>/home/peter/Thesis/ForcedAligner/Aligner1/wav/11025/4222a242d.wav</text:p>
          </table:table-cell>
          <table:table-cell table:formula="of:=CONCATENATE(&quot;/home/peter/Thesis/ForcedAligner/Aligner1/wav/&quot;;&quot;ANQ&quot;;[.E493];&quot;_&quot;;[.F493];&quot;.wav&quot;)" office:value-type="string" office:string-value="/home/peter/Thesis/ForcedAligner/Aligner1/wav/ANQ68_4.wav">
            <text:p>/home/peter/Thesis/ForcedAligner/Aligner1/wav/ANQ68_4.wav</text:p>
          </table:table-cell>
          <table:table-cell office:value-type="string">
            <text:p>enfin, ce n' est pas la première fois qu' il le dit, là, mais c' est ce que le vérificateur nous a appris ce matin dans son rapport. euh et c' est pas le premier, là, c' est c' est la suite, c' est la suite à plusieurs autres rapports sur le même sujet. le le vérificateur général et c' est rare, là, qu' il va utiliser ce terme là a parlé d' échec, hein, l' échec du dossier de santé du québec. ce n' est pas euh ce n' est pas coutume, vous en conviendrez avec moi, monsieur le président, que le vérificateur général utilise des termes comme ceux là. donc, un un outil, hein, toutes tous les outils informatiques qui en principe pourraient nous aider, dans ce cas ci, ils nous nuisent. et ça, évidemment c' est un signe euh de de de la gestion lamentable des finances publiques et puis de l' appareil de l' état par ce gouvernement. autre illustration, autre outil, si vous voulez, qui euh n' est pas euh qui n' est pas utilisé de manière efficace par ce gouvernement, c' est la gestion des ressources humaines. dans une entreprise euh qui qui qui a des problèmes financiers, on peut habituellement reprendre un peu euh le contrôle à l' aide d' une gestion des ressources humaines intelligente, euh en faisant de bons choix, en retenant les bons employés, en en embauchant d' autres qui sont utiles, en se délestant de ceux qui le sont moins. bon, dans une politique euh euh moderne de contrôle des effectifs, on est capable, euh si on si on la fait bien, de reprendre le contrôle d' une entreprise. or, ce gouvernement n' y parvient tout simplement pas. il nous avait annoncé un contrôle des effectifs, euh donc par exemple, on avait on avait prévu de de ne pas remplacer un fonctionnaire sur deux.</text:p>
          </table:table-cell>
        </table:table-row>
        <table:table-row table:style-name="ro1">
          <table:table-cell table:number-columns-repeated="2"/>
          <table:table-cell office:value-type="string">
            <text:p>4222a</text:p>
          </table:table-cell>
          <table:table-cell office:value-type="string">
            <text:p>242e</text:p>
          </table:table-cell>
          <table:table-cell office:value-type="float" office:value="68">
            <text:p>68</text:p>
          </table:table-cell>
          <table:table-cell table:formula="of:=IF([.E494]=[.E493];[.F493]+1;1)" office:value-type="float" office:value="5">
            <text:p>5</text:p>
          </table:table-cell>
          <table:table-cell table:formula="of:=CONCATENATE(&quot;/home/peter/Thesis/ForcedAligner/Aligner1/wav/11025/&quot;;[.C494];[.D494];&quot;.wav&quot;)" office:value-type="string" office:string-value="/home/peter/Thesis/ForcedAligner/Aligner1/wav/11025/4222a242e.wav">
            <text:p>/home/peter/Thesis/ForcedAligner/Aligner1/wav/11025/4222a242e.wav</text:p>
          </table:table-cell>
          <table:table-cell table:formula="of:=CONCATENATE(&quot;/home/peter/Thesis/ForcedAligner/Aligner1/wav/&quot;;&quot;ANQ&quot;;[.E494];&quot;_&quot;;[.F494];&quot;.wav&quot;)" office:value-type="string" office:string-value="/home/peter/Thesis/ForcedAligner/Aligner1/wav/ANQ68_5.wav">
            <text:p>/home/peter/Thesis/ForcedAligner/Aligner1/wav/ANQ68_5.wav</text:p>
          </table:table-cell>
          <table:table-cell office:value-type="string">
            <text:p>ça fait plusieurs années qu' on a cette politique. or, et je vous donne un exemple, pour l' année dernière, il y a soixante-dix mille il y a plus que soixante-dix mille fonctionnaires au gouvernement du québec, bien la politique de un de remplacement de un fonctionnaire sur deux a fait en sorte que le nombre de fonctionnaires a été réduit de neuf, neuf équivalents temps complet, neuf fonctionnaires de moins. ça, c' est la politique de ce gouvernement. alors, évidemment, c' est un problème, monsieur le président. et, alors donc qu' on qu' on ne parvient pas à réduire la taille euh des effectifs si évidemment c' est nécessaire, on sait qu' en fait ce ce ce gouvernement ne parvient pas à maîtriser la croissance du nombre de cadres dans l' appareil gouvernemental. et le nombre de cadres je vous donne un exemple il a augmenté de deux mille dans le réseau de la santé depuis deux mille trois. monsieur le président, il vient un moment où augmenter le nombre de cadres, ça ne rend plus service, il vient un moment où ça peut nuire. comprendrez que, si vous ajoutez des étages et des étages, d' une part, l' information ne circule pas aussi bien dans l' organisation, d' autre part, il y a des gens qui vont passer leur temps à écrire des rapports pour informer le patron en haut ou le patron en haut du patron, hein, pour donc, il y a il y a il y a du temps qui va être consacré, d' une part, à informer la hiérarchie puis, d' autre part, à écrire des rapports de reddition de comptes qui, à un moment à un moment donné, ne sont plus utiles. alors, le problème du surencadrement, hein, de de de du ballonnement, si on peut dire, de l' appareil gouvernemental semble tout à fait criant, et ce gouvernement ne semble pas capable de reprendre le contrôle.</text:p>
          </table:table-cell>
        </table:table-row>
        <table:table-row table:style-name="ro1">
          <table:table-cell table:number-columns-repeated="2"/>
          <table:table-cell office:value-type="string">
            <text:p>4222a</text:p>
          </table:table-cell>
          <table:table-cell office:value-type="string">
            <text:p>242f</text:p>
          </table:table-cell>
          <table:table-cell office:value-type="float" office:value="68">
            <text:p>68</text:p>
          </table:table-cell>
          <table:table-cell table:formula="of:=IF([.E495]=[.E494];[.F494]+1;1)" office:value-type="float" office:value="6">
            <text:p>6</text:p>
          </table:table-cell>
          <table:table-cell table:formula="of:=CONCATENATE(&quot;/home/peter/Thesis/ForcedAligner/Aligner1/wav/11025/&quot;;[.C495];[.D495];&quot;.wav&quot;)" office:value-type="string" office:string-value="/home/peter/Thesis/ForcedAligner/Aligner1/wav/11025/4222a242f.wav">
            <text:p>/home/peter/Thesis/ForcedAligner/Aligner1/wav/11025/4222a242f.wav</text:p>
          </table:table-cell>
          <table:table-cell table:formula="of:=CONCATENATE(&quot;/home/peter/Thesis/ForcedAligner/Aligner1/wav/&quot;;&quot;ANQ&quot;;[.E495];&quot;_&quot;;[.F495];&quot;.wav&quot;)" office:value-type="string" office:string-value="/home/peter/Thesis/ForcedAligner/Aligner1/wav/ANQ68_6.wav">
            <text:p>/home/peter/Thesis/ForcedAligner/Aligner1/wav/ANQ68_6.wav</text:p>
          </table:table-cell>
          <table:table-cell office:value-type="string">
            <text:p>alors, ces ces problèmes que je viens de vous dire, monsieur le président, sont des euh sont des illustrations, sont des explications des raisons pour lesquelles les dépenses de l' état québécois ne sont pas sous contrôle, avec ce gouvernement. et la contrepartie de ces dépenses qui ne sont pas sous contrôle et là je je prendrai pas beaucoup de temps pour vous parler de ça, vous en avez entendu parler fréquemment bien, c' est évidemment un gouvernement qui, donc, incapable de de reprendre le contrôle, se tourne vers les contribuables et là les étrangle complètement, les étrangle complètement. les hausses de taxes de l' an dernier, à terme, vont s' élever à six virgule cinq milliards de dollars. et, cette année, le gouvernement en a rajouté avec une hausse euh importante des droits de scolarité et puis avec une hausse euh de des à la régie des rentes du québec, et, cette année, il y en avait pour un virgule six milliard. et ça, monsieur le président, là, ces hausses de taxes, ça s' ajoute donc au contexte économique difficile dans lequel les familles québécoises évoluent. vous le savez, le prix de l' essence augmente, le prix de l' épicerie augmente, les familles en arrachent beaucoup. et là le gouvernement ne non seulement qui ne fait rien pour aider les les les familles, en ajoute en ajoutant des taxes, en ajoutant des tarifs. et donc il est en train d' étrangler littéralement les familles québécoises. alors, ce que évidemment, dans ce contexte, monsieur le président, vous comprendrez que je ne peux appuyer, endosser un gouvernement qui n' est pas capable de contrôler ses dépenses, nous fait des promesses qu' il ne tient jamais et qui, de l' autre côté, euh taxe de façon sans sans aucune contrainte les québécois, qui déjà sont étranglés par un contexte économique difficile.</text:p>
          </table:table-cell>
        </table:table-row>
        <table:table-row table:style-name="ro1">
          <table:table-cell table:number-columns-repeated="2"/>
          <table:table-cell office:value-type="string">
            <text:p>4222a</text:p>
          </table:table-cell>
          <table:table-cell office:value-type="string">
            <text:p>242g</text:p>
          </table:table-cell>
          <table:table-cell office:value-type="float" office:value="68">
            <text:p>68</text:p>
          </table:table-cell>
          <table:table-cell table:formula="of:=IF([.E496]=[.E495];[.F495]+1;1)" office:value-type="float" office:value="7">
            <text:p>7</text:p>
          </table:table-cell>
          <table:table-cell table:formula="of:=CONCATENATE(&quot;/home/peter/Thesis/ForcedAligner/Aligner1/wav/11025/&quot;;[.C496];[.D496];&quot;.wav&quot;)" office:value-type="string" office:string-value="/home/peter/Thesis/ForcedAligner/Aligner1/wav/11025/4222a242g.wav">
            <text:p>/home/peter/Thesis/ForcedAligner/Aligner1/wav/11025/4222a242g.wav</text:p>
          </table:table-cell>
          <table:table-cell table:formula="of:=CONCATENATE(&quot;/home/peter/Thesis/ForcedAligner/Aligner1/wav/&quot;;&quot;ANQ&quot;;[.E496];&quot;_&quot;;[.F496];&quot;.wav&quot;)" office:value-type="string" office:string-value="/home/peter/Thesis/ForcedAligner/Aligner1/wav/ANQ68_7.wav">
            <text:p>/home/peter/Thesis/ForcedAligner/Aligner1/wav/ANQ68_7.wav</text:p>
          </table:table-cell>
          <table:table-cell office:value-type="string">
            <text:p>je voudrais terminer, monsieur le président, euh par un mot sur les comparaisons que la ministre euh que la présidente du conseil du trésor a évoquées, les comparaisons de taux de croissance des dépenses entre, donc, les provinces canadiennes. on nous dit euh la présidente nous dit, la présidente du conseil du trésor nous dit que le québec contrôlerait mieux ses dépenses que euh les autres provinces. or, monsieur le président et j' ai entendu aujourd'hui pas moins de deux fois, cette idée qu' il fallait comparer des pommes avec des pommes et non des pommes avec des oranges, ça fait deux fois que j' entends ça: ce matin, à la période des questions et, il y a pas plus il y a quelques minutes, par la présidente du conseil du trésor. or, or, et, bien que toutes les provinces canadiennes, et en particulier le québec, utilisent les principes comptables généralement reconnus, c' est à dire que le québec utilise une comptabilité tout à fait moderne, bien que tel soit le cas, bien que tel soit le cas, il ne découle pas de l' utilisation d' une comptabilité qui respecte les principes comptables généralement reconnus que tout le monde utilise la même comptabilité. tout le monde n' utilise pas la même comptabilité. et l' exemple le plus patent de ça, c' est qu' en ontario on ne comptabilise pas les dépenses en infrastructures de la même manière qu' au québec. les dépenses en infrastructures, elles apparaissent de manière en particulier celles qui servent à financer des transferts à d' autres euh à d' autres paliers de gouvernement, ça apparaît directement dans les dépenses du gouvernement ontarien et ça n' apparaît pas ici, monsieur le président. si bien que de dire qu' en ontario on dépense plus qu' au québec, c' est comparer des pommes et des oranges. c' est comparer des pommes et des oranges. alors, moi, je veux bien qu' on compare des pommes avec des pommes</text:p>
          </table:table-cell>
        </table:table-row>
        <table:table-row table:style-name="ro1">
          <table:table-cell table:number-columns-repeated="2"/>
          <table:table-cell office:value-type="string">
            <text:p>4222a</text:p>
          </table:table-cell>
          <table:table-cell office:value-type="string">
            <text:p>242h</text:p>
          </table:table-cell>
          <table:table-cell office:value-type="float" office:value="68">
            <text:p>68</text:p>
          </table:table-cell>
          <table:table-cell table:formula="of:=IF([.E497]=[.E496];[.F496]+1;1)" office:value-type="float" office:value="8">
            <text:p>8</text:p>
          </table:table-cell>
          <table:table-cell table:formula="of:=CONCATENATE(&quot;/home/peter/Thesis/ForcedAligner/Aligner1/wav/11025/&quot;;[.C497];[.D497];&quot;.wav&quot;)" office:value-type="string" office:string-value="/home/peter/Thesis/ForcedAligner/Aligner1/wav/11025/4222a242h.wav">
            <text:p>/home/peter/Thesis/ForcedAligner/Aligner1/wav/11025/4222a242h.wav</text:p>
          </table:table-cell>
          <table:table-cell table:formula="of:=CONCATENATE(&quot;/home/peter/Thesis/ForcedAligner/Aligner1/wav/&quot;;&quot;ANQ&quot;;[.E497];&quot;_&quot;;[.F497];&quot;.wav&quot;)" office:value-type="string" office:string-value="/home/peter/Thesis/ForcedAligner/Aligner1/wav/ANQ68_8.wav">
            <text:p>/home/peter/Thesis/ForcedAligner/Aligner1/wav/ANQ68_8.wav</text:p>
          </table:table-cell>
          <table:table-cell office:value-type="string">
            <text:p>mais, avant de me faire la leçon, il va falloir que la présidente du conseil du trésor accepte que, même si le gouverne l' ontario et le québec respectent les principes comptables généralement reconnus, il n' en demeure pas moins que leurs euh que l' incarnation de ces principes dans la comptabilité n' est pas la même et donc que les comparaisons sont tout à fait inadéquates. alors, là dessus, monsieur le président, je m' arrête et donc, euh</text:p>
          </table:table-cell>
        </table:table-row>
        <table:table-row table:style-name="ro1">
          <table:table-cell table:number-columns-repeated="2"/>
          <table:table-cell office:value-type="string">
            <text:p>4221a</text:p>
          </table:table-cell>
          <table:table-cell office:value-type="float" office:value="34">
            <text:p>34</text:p>
          </table:table-cell>
          <table:table-cell office:value-type="float" office:value="69">
            <text:p>69</text:p>
          </table:table-cell>
          <table:table-cell table:formula="of:=IF([.E498]=[.E497];[.F497]+1;1)" office:value-type="float" office:value="1">
            <text:p>1</text:p>
          </table:table-cell>
          <table:table-cell table:formula="of:=CONCATENATE(&quot;/home/peter/Thesis/ForcedAligner/Aligner1/wav/11025/&quot;;[.C498];[.D498];&quot;.wav&quot;)" office:value-type="string" office:string-value="/home/peter/Thesis/ForcedAligner/Aligner1/wav/11025/4221a34.wav">
            <text:p>/home/peter/Thesis/ForcedAligner/Aligner1/wav/11025/4221a34.wav</text:p>
          </table:table-cell>
          <table:table-cell table:formula="of:=CONCATENATE(&quot;/home/peter/Thesis/ForcedAligner/Aligner1/wav/&quot;;&quot;ANQ&quot;;[.E498];&quot;_&quot;;[.F498];&quot;.wav&quot;)" office:value-type="string" office:string-value="/home/peter/Thesis/ForcedAligner/Aligner1/wav/ANQ69_1.wav">
            <text:p>/home/peter/Thesis/ForcedAligner/Aligner1/wav/ANQ69_1.wav</text:p>
          </table:table-cell>
          <table:table-cell office:value-type="string">
            <text:p>merci, monsieur le président. les québécoises et les québécois ont toujours assumé seuls le coût total de leur développement hydroélectrique. or, en campagne électorale, stephen harper s' est rendu à terre neuve, est monté sur la scène avec la première ministre, kathy dunderdale, pour annoncer qu' il octroierait une garantie de prêt ou un autre soutien financier au projet hydroélectrique du bas churchill. en accordant un soutien financier à terre neuve, le gouvernement du canada permettra à nos voisins de concurrencer injustement hydro québec sur le marché de l' exportation. le mois dernier, l' assemblée nationale a adopté unanimement une motion pour dénoncer cet engagement des conservateurs, du npd et du parti libéral du canada. c' est bien beau, les motions unanimes de l' assemblée nationale, mais stephen harper ne les respectait pas lorsqu' il était minoritaire, alors imaginez maintenant qu' il est majoritaire. le gouvernement canadien a donc le champ libre. fort de sa majorité, appuyé par l' opposition officielle du npd, rien ne pourra l' empêcher d' aider terre neuve à nous faire de la concurrence déloyale. est ce que le premier ministre peut nous dire quels gestes le gouvernement du québec entend poser au cours des prochaines semaines pour empêcher le gouvernement du canada de donner suite à cet engagement qui concurrence de façon déloyale hydro québec?</text:p>
          </table:table-cell>
        </table:table-row>
        <table:table-row table:style-name="ro1">
          <table:table-cell table:number-columns-repeated="2"/>
          <table:table-cell office:value-type="string">
            <text:p>4222a</text:p>
          </table:table-cell>
          <table:table-cell office:value-type="float" office:value="55">
            <text:p>55</text:p>
          </table:table-cell>
          <table:table-cell office:value-type="float" office:value="69">
            <text:p>69</text:p>
          </table:table-cell>
          <table:table-cell table:formula="of:=IF([.E499]=[.E498];[.F498]+1;1)" office:value-type="float" office:value="2">
            <text:p>2</text:p>
          </table:table-cell>
          <table:table-cell table:formula="of:=CONCATENATE(&quot;/home/peter/Thesis/ForcedAligner/Aligner1/wav/11025/&quot;;[.C499];[.D499];&quot;.wav&quot;)" office:value-type="string" office:string-value="/home/peter/Thesis/ForcedAligner/Aligner1/wav/11025/4222a55.wav">
            <text:p>/home/peter/Thesis/ForcedAligner/Aligner1/wav/11025/4222a55.wav</text:p>
          </table:table-cell>
          <table:table-cell table:formula="of:=CONCATENATE(&quot;/home/peter/Thesis/ForcedAligner/Aligner1/wav/&quot;;&quot;ANQ&quot;;[.E499];&quot;_&quot;;[.F499];&quot;.wav&quot;)" office:value-type="string" office:string-value="/home/peter/Thesis/ForcedAligner/Aligner1/wav/ANQ69_2.wav">
            <text:p>/home/peter/Thesis/ForcedAligner/Aligner1/wav/ANQ69_2.wav</text:p>
          </table:table-cell>
          <table:table-cell office:value-type="string">
            <text:p>merci, monsieur le président. la situation continue de s' empirer pour les riverains de la rivière richelieu. le nombre de familles sinistrées par les eaux de la rivière a encore une fois, malheureusement, augmenté. on compte maintenant plus de deux mille cent maisons qui sont inondées. et malheureusement le risque le pire reste à venir, puisque de fortes pluies vont continuer de s' abattre sur la région jusqu' à vendredi. les autorités estiment maintenant que la rivière pourrait encore monter de quarante à quarante-cinq centimètres. des routes pourraient céder, il y a des villages qui pourraient être isolés. les autorités municipales sont, à l' évidence, débordées, et les résidents sont surtout très inquiets. monsieur le président, deux députés de l' opposition officielle ont contacté le ministre de la sécurité publique afin de de savoir si ce dernier envisageait la possibilité de faire appel à l' armée, comme on l' avait déjà fait pour le verglas ou le déluge au saguenay. ils n' ont malheureusement pas eu de réponse satisfaisante. compte tenu de l' évolution de la situation, est ce que le ministre de la sécurité publique est prêt aujourd'hui à revoir sa décision?</text:p>
          </table:table-cell>
        </table:table-row>
        <table:table-row table:style-name="ro1">
          <table:table-cell table:number-columns-repeated="2"/>
          <table:table-cell office:value-type="string">
            <text:p>4221a</text:p>
          </table:table-cell>
          <table:table-cell office:value-type="float" office:value="38">
            <text:p>38</text:p>
          </table:table-cell>
          <table:table-cell office:value-type="float" office:value="69">
            <text:p>69</text:p>
          </table:table-cell>
          <table:table-cell table:formula="of:=IF([.E500]=[.E499];[.F499]+1;1)" office:value-type="float" office:value="3">
            <text:p>3</text:p>
          </table:table-cell>
          <table:table-cell table:formula="of:=CONCATENATE(&quot;/home/peter/Thesis/ForcedAligner/Aligner1/wav/11025/&quot;;[.C500];[.D500];&quot;.wav&quot;)" office:value-type="string" office:string-value="/home/peter/Thesis/ForcedAligner/Aligner1/wav/11025/4221a38.wav">
            <text:p>/home/peter/Thesis/ForcedAligner/Aligner1/wav/11025/4221a38.wav</text:p>
          </table:table-cell>
          <table:table-cell table:formula="of:=CONCATENATE(&quot;/home/peter/Thesis/ForcedAligner/Aligner1/wav/&quot;;&quot;ANQ&quot;;[.E500];&quot;_&quot;;[.F500];&quot;.wav&quot;)" office:value-type="string" office:string-value="/home/peter/Thesis/ForcedAligner/Aligner1/wav/ANQ69_3.wav">
            <text:p>/home/peter/Thesis/ForcedAligner/Aligner1/wav/ANQ69_3.wav</text:p>
          </table:table-cell>
          <table:table-cell office:value-type="string">
            <text:p>des mots, monsieur le président. le sept avril, le ministre des affaires intergouvernementales disait ceci: nous réservons notre droit et tous les choix qui seront ouverts à nous pour nous opposer à cette mesure. le treize avril, le ministre ajoutait qu' il se pourrait que l' intervention du québec se traduise par un recours juridique. est ce que le premier ministre envisage également que l' action du québec puisse se traduire par un recours juridique, monsieur le président?</text:p>
          </table:table-cell>
        </table:table-row>
        <table:table-row table:style-name="ro1">
          <table:table-cell table:number-columns-repeated="2"/>
          <table:table-cell office:value-type="string">
            <text:p>4222a</text:p>
          </table:table-cell>
          <table:table-cell office:value-type="float" office:value="59">
            <text:p>59</text:p>
          </table:table-cell>
          <table:table-cell office:value-type="float" office:value="69">
            <text:p>69</text:p>
          </table:table-cell>
          <table:table-cell table:formula="of:=IF([.E501]=[.E500];[.F500]+1;1)" office:value-type="float" office:value="4">
            <text:p>4</text:p>
          </table:table-cell>
          <table:table-cell table:formula="of:=CONCATENATE(&quot;/home/peter/Thesis/ForcedAligner/Aligner1/wav/11025/&quot;;[.C501];[.D501];&quot;.wav&quot;)" office:value-type="string" office:string-value="/home/peter/Thesis/ForcedAligner/Aligner1/wav/11025/4222a59.wav">
            <text:p>/home/peter/Thesis/ForcedAligner/Aligner1/wav/11025/4222a59.wav</text:p>
          </table:table-cell>
          <table:table-cell table:formula="of:=CONCATENATE(&quot;/home/peter/Thesis/ForcedAligner/Aligner1/wav/&quot;;&quot;ANQ&quot;;[.E501];&quot;_&quot;;[.F501];&quot;.wav&quot;)" office:value-type="string" office:string-value="/home/peter/Thesis/ForcedAligner/Aligner1/wav/ANQ69_4.wav">
            <text:p>/home/peter/Thesis/ForcedAligner/Aligner1/wav/ANQ69_4.wav</text:p>
          </table:table-cell>
          <table:table-cell office:value-type="string">
            <text:p>je veux bien comprendre la réponse du premier ministre. je comprends qu' il a euh demandé formellement l' aide de l' armée pour venir au secours des familles actuellement sinistrées. c' est bien cela?</text:p>
          </table:table-cell>
        </table:table-row>
        <table:table-row table:style-name="ro1">
          <table:table-cell table:number-columns-repeated="2"/>
          <table:table-cell office:value-type="string">
            <text:p>4221a</text:p>
          </table:table-cell>
          <table:table-cell office:value-type="float" office:value="42">
            <text:p>42</text:p>
          </table:table-cell>
          <table:table-cell office:value-type="float" office:value="69">
            <text:p>69</text:p>
          </table:table-cell>
          <table:table-cell table:formula="of:=IF([.E502]=[.E501];[.F501]+1;1)" office:value-type="float" office:value="5">
            <text:p>5</text:p>
          </table:table-cell>
          <table:table-cell table:formula="of:=CONCATENATE(&quot;/home/peter/Thesis/ForcedAligner/Aligner1/wav/11025/&quot;;[.C502];[.D502];&quot;.wav&quot;)" office:value-type="string" office:string-value="/home/peter/Thesis/ForcedAligner/Aligner1/wav/11025/4221a42.wav">
            <text:p>/home/peter/Thesis/ForcedAligner/Aligner1/wav/11025/4221a42.wav</text:p>
          </table:table-cell>
          <table:table-cell table:formula="of:=CONCATENATE(&quot;/home/peter/Thesis/ForcedAligner/Aligner1/wav/&quot;;&quot;ANQ&quot;;[.E502];&quot;_&quot;;[.F502];&quot;.wav&quot;)" office:value-type="string" office:string-value="/home/peter/Thesis/ForcedAligner/Aligner1/wav/ANQ69_5.wav">
            <text:p>/home/peter/Thesis/ForcedAligner/Aligner1/wav/ANQ69_5.wav</text:p>
          </table:table-cell>
          <table:table-cell office:value-type="string">
            <text:p>monsieur le président, on ne lui demande pas de chicane, au premier ministre. on lui demande de se tenir debout au nom des québécoises et des québécois devant ottawa. et la question était très simple: jusqu' où est il prêt à aller pour empêcher le gouvernement canadien d' accorder un soutien à terre neuve, un soutien que l' assemblée nationale rejette à l' unanimité? est ce qu' il est prêt à utiliser les voies juridiques, monsieur le président, au delà des conversations amicales qu' il pourrait avoir avec nos voisins?</text:p>
          </table:table-cell>
        </table:table-row>
        <table:table-row table:style-name="ro1">
          <table:table-cell table:number-columns-repeated="2"/>
          <table:table-cell office:value-type="string">
            <text:p>4222a</text:p>
          </table:table-cell>
          <table:table-cell office:value-type="float" office:value="115">
            <text:p>115</text:p>
          </table:table-cell>
          <table:table-cell office:value-type="float" office:value="69">
            <text:p>69</text:p>
          </table:table-cell>
          <table:table-cell table:formula="of:=IF([.E503]=[.E502];[.F502]+1;1)" office:value-type="float" office:value="6">
            <text:p>6</text:p>
          </table:table-cell>
          <table:table-cell table:formula="of:=CONCATENATE(&quot;/home/peter/Thesis/ForcedAligner/Aligner1/wav/11025/&quot;;[.C503];[.D503];&quot;.wav&quot;)" office:value-type="string" office:string-value="/home/peter/Thesis/ForcedAligner/Aligner1/wav/11025/4222a115.wav">
            <text:p>/home/peter/Thesis/ForcedAligner/Aligner1/wav/11025/4222a115.wav</text:p>
          </table:table-cell>
          <table:table-cell table:formula="of:=CONCATENATE(&quot;/home/peter/Thesis/ForcedAligner/Aligner1/wav/&quot;;&quot;ANQ&quot;;[.E503];&quot;_&quot;;[.F503];&quot;.wav&quot;)" office:value-type="string" office:string-value="/home/peter/Thesis/ForcedAligner/Aligner1/wav/ANQ69_6.wav">
            <text:p>/home/peter/Thesis/ForcedAligner/Aligner1/wav/ANQ69_6.wav</text:p>
          </table:table-cell>
          <table:table-cell office:value-type="string">
            <text:p>merci, monsieur le président. il y a manifestement lieu d' être très inquiet mais aussi troublé par la situation actuellement vécue par les personnes autistes et les personnes qui présentent un trouble envahissant du développement. l' accessibilité à des soins et des services adaptés est plus que préoccupante. en ce moment, c' est plus de mille cinq cent enfants et adolescents ayant un trouble envahissant du développement qui sont en attente d' un premier service suivant le diagnostic. c' est également mille quatre cent quatre-vingt-un enfants, cent deux adultes autistes avec troubles envahissants du développement qui attendent d' avoir accès à des services spécialisés complémentaires. on a vu également des situations inacceptables où les jeunes ont été emprisonnés au lieu d' être soignés dans un établissement de santé, des situations qui sont loin d' être devenues des cas isolés, selon le docteur bédard, directeur des services professionnels à l' institut pinel. monsieur le président, c' est au premier ministre aujourd'hui que je demande de nous expliquer pourquoi la situation dégénère à ce point. qu' est ce que le premier ministre répond aujourd'hui à ces personnes et à leurs familles qui crient au secours?</text:p>
          </table:table-cell>
        </table:table-row>
        <table:table-row table:style-name="ro1">
          <table:table-cell table:number-columns-repeated="2"/>
          <table:table-cell office:value-type="string">
            <text:p>4222a</text:p>
          </table:table-cell>
          <table:table-cell office:value-type="float" office:value="119">
            <text:p>119</text:p>
          </table:table-cell>
          <table:table-cell office:value-type="float" office:value="69">
            <text:p>69</text:p>
          </table:table-cell>
          <table:table-cell table:formula="of:=IF([.E504]=[.E503];[.F503]+1;1)" office:value-type="float" office:value="7">
            <text:p>7</text:p>
          </table:table-cell>
          <table:table-cell table:formula="of:=CONCATENATE(&quot;/home/peter/Thesis/ForcedAligner/Aligner1/wav/11025/&quot;;[.C504];[.D504];&quot;.wav&quot;)" office:value-type="string" office:string-value="/home/peter/Thesis/ForcedAligner/Aligner1/wav/11025/4222a119.wav">
            <text:p>/home/peter/Thesis/ForcedAligner/Aligner1/wav/11025/4222a119.wav</text:p>
          </table:table-cell>
          <table:table-cell table:formula="of:=CONCATENATE(&quot;/home/peter/Thesis/ForcedAligner/Aligner1/wav/&quot;;&quot;ANQ&quot;;[.E504];&quot;_&quot;;[.F504];&quot;.wav&quot;)" office:value-type="string" office:string-value="/home/peter/Thesis/ForcedAligner/Aligner1/wav/ANQ69_7.wav">
            <text:p>/home/peter/Thesis/ForcedAligner/Aligner1/wav/ANQ69_7.wav</text:p>
          </table:table-cell>
          <table:table-cell office:value-type="string">
            <text:p>ce n' est pas ce n' est pas ce que dit la fédération québécoise de l' autisme, qui, au contraire, dénonce la situation précaire actuellement, particulièrement chez les adultes qui présentent un trouble envahissant de développement. votre gouvernement, monsieur le président, s' était engagé à offrir des services adaptés, à augmenter les services. or, les cas ont triplé, et les services ne sont pas au rendez vous, monsieur le président. d' ailleurs, la ministre parle du financement, où est il passé justement, ce financement récurrent promis aux groupes communautaires</text:p>
          </table:table-cell>
        </table:table-row>
        <table:table-row table:style-name="ro1">
          <table:table-cell table:number-columns-repeated="2"/>
          <table:table-cell office:value-type="string">
            <text:p>4222a</text:p>
          </table:table-cell>
          <table:table-cell office:value-type="float" office:value="125">
            <text:p>125</text:p>
          </table:table-cell>
          <table:table-cell office:value-type="float" office:value="69">
            <text:p>69</text:p>
          </table:table-cell>
          <table:table-cell table:formula="of:=IF([.E505]=[.E504];[.F504]+1;1)" office:value-type="float" office:value="8">
            <text:p>8</text:p>
          </table:table-cell>
          <table:table-cell table:formula="of:=CONCATENATE(&quot;/home/peter/Thesis/ForcedAligner/Aligner1/wav/11025/&quot;;[.C505];[.D505];&quot;.wav&quot;)" office:value-type="string" office:string-value="/home/peter/Thesis/ForcedAligner/Aligner1/wav/11025/4222a125.wav">
            <text:p>/home/peter/Thesis/ForcedAligner/Aligner1/wav/11025/4222a125.wav</text:p>
          </table:table-cell>
          <table:table-cell table:formula="of:=CONCATENATE(&quot;/home/peter/Thesis/ForcedAligner/Aligner1/wav/&quot;;&quot;ANQ&quot;;[.E505];&quot;_&quot;;[.F505];&quot;.wav&quot;)" office:value-type="string" office:string-value="/home/peter/Thesis/ForcedAligner/Aligner1/wav/ANQ69_8.wav">
            <text:p>/home/peter/Thesis/ForcedAligner/Aligner1/wav/ANQ69_8.wav</text:p>
          </table:table-cell>
          <table:table-cell office:value-type="string">
            <text:p>la l' affirmation de la ministre est inexacte, monsieur le président. d' abord, il y avait des services rendus disponibles. par ailleurs, son gouvernement s' était engagé le premier ministre, il doit sûrement s' en souvenir s' était engagé à ce que ces problèmes soient réglés. il y avait des centaines de personnes dans la rue, la fin de semaine dernière, pour dénoncer la situation actuelle faite aux enfants et aux familles qui souffrent d' autisme, monsieur le président. qu' est ce que la ministre répond, alors qu' on a trois fois plus de cas qu' en deux mille trois maintenant, monsieur le président, et qu' ils n' ont pas de services?</text:p>
          </table:table-cell>
        </table:table-row>
        <table:table-row table:style-name="ro1">
          <table:table-cell table:number-columns-repeated="2"/>
          <table:table-cell office:value-type="string">
            <text:p>4221a</text:p>
          </table:table-cell>
          <table:table-cell office:value-type="float" office:value="199">
            <text:p>199</text:p>
          </table:table-cell>
          <table:table-cell office:value-type="float" office:value="7">
            <text:p>7</text:p>
          </table:table-cell>
          <table:table-cell table:formula="of:=IF([.E506]=[.E505];[.F505]+1;1)" office:value-type="float" office:value="1">
            <text:p>1</text:p>
          </table:table-cell>
          <table:table-cell table:formula="of:=CONCATENATE(&quot;/home/peter/Thesis/ForcedAligner/Aligner1/wav/11025/&quot;;[.C506];[.D506];&quot;.wav&quot;)" office:value-type="string" office:string-value="/home/peter/Thesis/ForcedAligner/Aligner1/wav/11025/4221a199.wav">
            <text:p>/home/peter/Thesis/ForcedAligner/Aligner1/wav/11025/4221a199.wav</text:p>
          </table:table-cell>
          <table:table-cell table:formula="of:=CONCATENATE(&quot;/home/peter/Thesis/ForcedAligner/Aligner1/wav/&quot;;&quot;ANQ&quot;;[.E506];&quot;_&quot;;[.F506];&quot;.wav&quot;)" office:value-type="string" office:string-value="/home/peter/Thesis/ForcedAligner/Aligner1/wav/ANQ7_1.wav">
            <text:p>/home/peter/Thesis/ForcedAligner/Aligner1/wav/ANQ7_1.wav</text:p>
          </table:table-cell>
          <table:table-cell office:value-type="string">
            <text:p>merci, euh madame la présidente. je sollicite le consentement des membres de cette assemblée afin de présenter la motion suivante: que l' assemblée nationale condamne fermement l' attaque terroriste survenue le vingt-huit avril deux mille onze dans un café de marrakech, au maroc, faisant seize morts et vingt et un blessés, et offre ses sincères condoléances aux familles et à leurs proches, éprouvés par cette tragédie.</text:p>
          </table:table-cell>
        </table:table-row>
        <table:table-row table:style-name="ro1">
          <table:table-cell table:number-columns-repeated="2"/>
          <table:table-cell office:value-type="string">
            <text:p>4222a</text:p>
          </table:table-cell>
          <table:table-cell office:value-type="float" office:value="10">
            <text:p>10</text:p>
          </table:table-cell>
          <table:table-cell office:value-type="float" office:value="7">
            <text:p>7</text:p>
          </table:table-cell>
          <table:table-cell table:formula="of:=IF([.E507]=[.E506];[.F506]+1;1)" office:value-type="float" office:value="2">
            <text:p>2</text:p>
          </table:table-cell>
          <table:table-cell table:formula="of:=CONCATENATE(&quot;/home/peter/Thesis/ForcedAligner/Aligner1/wav/11025/&quot;;[.C507];[.D507];&quot;.wav&quot;)" office:value-type="string" office:string-value="/home/peter/Thesis/ForcedAligner/Aligner1/wav/11025/4222a10.wav">
            <text:p>/home/peter/Thesis/ForcedAligner/Aligner1/wav/11025/4222a10.wav</text:p>
          </table:table-cell>
          <table:table-cell table:formula="of:=CONCATENATE(&quot;/home/peter/Thesis/ForcedAligner/Aligner1/wav/&quot;;&quot;ANQ&quot;;[.E507];&quot;_&quot;;[.F507];&quot;.wav&quot;)" office:value-type="string" office:string-value="/home/peter/Thesis/ForcedAligner/Aligner1/wav/ANQ7_2.wav">
            <text:p>/home/peter/Thesis/ForcedAligner/Aligner1/wav/ANQ7_2.wav</text:p>
          </table:table-cell>
          <table:table-cell office:value-type="string">
            <text:p>merci, monsieur le président. du treize au dix-huit avril dernier, se déroulait la deuxième édition du festival international de théâtre la tour en scène, à vevey, en suisse. pendant ces cinq journées, les deux mille spectateurs ont pu assister à quatorze représentations théâtrales en français. à cette occasion, les membres de la troupe de théâtre montréalaise amateur l' avant scène ont joué la production fleurs d' acier. cette troupe, composée d' une vingtaine de personnes dont une citoyenne de rosemont, a pour objectif d' initier le public au théâtre. au terme du concours organisé dans le cadre du festival, l' avant scène a remporté le premier prix devant une dizaine d' autres équipes en provenance de france, de suisse, de belgique et de monaco. je souhaite féliciter chaleureusement la troupe, qui a brillamment représenté le québec. bravo à tous et à toutes pour ce magnifique succès.</text:p>
          </table:table-cell>
        </table:table-row>
        <table:table-row table:style-name="ro1">
          <table:table-cell table:number-columns-repeated="2"/>
          <table:table-cell office:value-type="string">
            <text:p>4221a</text:p>
          </table:table-cell>
          <table:table-cell office:value-type="string">
            <text:p>191a</text:p>
          </table:table-cell>
          <table:table-cell office:value-type="float" office:value="7">
            <text:p>7</text:p>
          </table:table-cell>
          <table:table-cell table:formula="of:=IF([.E508]=[.E507];[.F507]+1;1)" office:value-type="float" office:value="3">
            <text:p>3</text:p>
          </table:table-cell>
          <table:table-cell table:formula="of:=CONCATENATE(&quot;/home/peter/Thesis/ForcedAligner/Aligner1/wav/11025/&quot;;[.C508];[.D508];&quot;.wav&quot;)" office:value-type="string" office:string-value="/home/peter/Thesis/ForcedAligner/Aligner1/wav/11025/4221a191a.wav">
            <text:p>/home/peter/Thesis/ForcedAligner/Aligner1/wav/11025/4221a191a.wav</text:p>
          </table:table-cell>
          <table:table-cell table:formula="of:=CONCATENATE(&quot;/home/peter/Thesis/ForcedAligner/Aligner1/wav/&quot;;&quot;ANQ&quot;;[.E508];&quot;_&quot;;[.F508];&quot;.wav&quot;)" office:value-type="string" office:string-value="/home/peter/Thesis/ForcedAligner/Aligner1/wav/ANQ7_3.wav">
            <text:p>/home/peter/Thesis/ForcedAligner/Aligner1/wav/ANQ7_3.wav</text:p>
          </table:table-cell>
          <table:table-cell office:value-type="string">
            <text:p>merci, madame la présidente. en effet, le quinze décembre dix-neuf cent quatre-vingt dix-neuf, l' assemblée nationale, sur la proposition du premier ministre lucien bouchard, votait à l' unanimité la loi proclamant le jour commémoratif de l' holocauste. soixante-six ans après la fin de la seconde guerre mondiale, nous accompagnons nos citoyens de la communauté juive dans l' hommage rendu aux six millions d' êtres humains exterminés par la folie meurtrière de l' idéologie nazie. si l' antisémitisme s' est déchaîné en europe, c' est faute d' avoir été condamné avec la fermeté nécessaire. ici même, on toléra l' intolérable: numerus clausus à l' université mcgill, restrictions dans les hôtels et les lieux publics. elie wiesel, en effet, a écrit que les juifs peuvent vivre en dehors d' israël, mais ils ne pourraient pas vivre sans israël. ce peuple dont le québec est l' ami aspire, comme les palestiniens, à vivre dans la paix, la prospérité et la sécurité, alors prenons garde de ne pas désespérer les partisans de la paix en n' ayant pas les mêmes exigences pour la démocratie israélienne que pour les autres démocraties. la shoah n' est pas seulement l' histoire du peuple juif. c' est aussi celle de la civilisation européenne qui faillit disparaître sous les coups de butoir d' adolf hitler. c' est pourquoi la nier revient à commettre un crime contre la vérité et à saper les fondements humanistes et démocratiques du québec. ce refus de l' oubli, ce devoir impérieux de combattre le poison de l' oubli et de l' abnégation, yom hashoah le réaffirme.</text:p>
          </table:table-cell>
        </table:table-row>
        <table:table-row table:style-name="ro1">
          <table:table-cell table:number-columns-repeated="2"/>
          <table:table-cell office:value-type="string">
            <text:p>4221a</text:p>
          </table:table-cell>
          <table:table-cell office:value-type="string">
            <text:p>191b</text:p>
          </table:table-cell>
          <table:table-cell office:value-type="float" office:value="7">
            <text:p>7</text:p>
          </table:table-cell>
          <table:table-cell table:formula="of:=IF([.E509]=[.E508];[.F508]+1;1)" office:value-type="float" office:value="4">
            <text:p>4</text:p>
          </table:table-cell>
          <table:table-cell table:formula="of:=CONCATENATE(&quot;/home/peter/Thesis/ForcedAligner/Aligner1/wav/11025/&quot;;[.C509];[.D509];&quot;.wav&quot;)" office:value-type="string" office:string-value="/home/peter/Thesis/ForcedAligner/Aligner1/wav/11025/4221a191b.wav">
            <text:p>/home/peter/Thesis/ForcedAligner/Aligner1/wav/11025/4221a191b.wav</text:p>
          </table:table-cell>
          <table:table-cell table:formula="of:=CONCATENATE(&quot;/home/peter/Thesis/ForcedAligner/Aligner1/wav/&quot;;&quot;ANQ&quot;;[.E509];&quot;_&quot;;[.F509];&quot;.wav&quot;)" office:value-type="string" office:string-value="/home/peter/Thesis/ForcedAligner/Aligner1/wav/ANQ7_4.wav">
            <text:p>/home/peter/Thesis/ForcedAligner/Aligner1/wav/ANQ7_4.wav</text:p>
          </table:table-cell>
          <table:table-cell office:value-type="string">
            <text:p>ce drame n' autorise pas l' amnésie, car la mémoire est la gardienne de toute civilisation, la victoire de la vie sur la mort. à cet égard, l' existence du centre commémoratif de l' holocauste à montréal, auquel le gouvernement du parti québécois sous bernard landry a fièrement participé, contribue à entretenir une mémoire vivante pour que tous les québécois puissent méditer sur ce crime contre l' humanité. et, ces devoirs nous avons aussi le devoir de ne jamais banaliser la shoah. nombreux sont les travaux historiques sur la shoah. ils ne sont cependant pas des vaccins civiques, comme l' ont malheureusement montré, comme l' a dit le député de d' arcy mcgee, d' autres génocides comme au cambodge ou au rwanda. l' effondrement de l' europe, comme l' ont malheureusement démontré la france et l' allemagne en particulier, nous rappelle qu' une démocratie est fragile et qu' aucune nation n' est à l' abri de dérives fatales. installés dans un confort trop souvent ramené à la seule satisfaction besoins matériels, ne laissons pas l' individualisme, source d' antagonisme et de division, menacer notre vouloir vivre ensemble. et justement, au delà de nos différences, j' aimerais rappeler que notre québec est une maison commune. cette maison commune, la communauté juive contribue à sa construction et à sa son développement de génération en génération. et être juif québécois, c' est d' abord une affaire de coeur, un engagement fondé sur une histoire vieille de deux cent cinquante ans.</text:p>
          </table:table-cell>
        </table:table-row>
        <table:table-row table:style-name="ro1">
          <table:table-cell table:number-columns-repeated="2"/>
          <table:table-cell office:value-type="string">
            <text:p>4221a</text:p>
          </table:table-cell>
          <table:table-cell office:value-type="float" office:value="62">
            <text:p>62</text:p>
          </table:table-cell>
          <table:table-cell office:value-type="float" office:value="71">
            <text:p>71</text:p>
          </table:table-cell>
          <table:table-cell table:formula="of:=IF([.E510]=[.E509];[.F509]+1;1)" office:value-type="float" office:value="1">
            <text:p>1</text:p>
          </table:table-cell>
          <table:table-cell table:formula="of:=CONCATENATE(&quot;/home/peter/Thesis/ForcedAligner/Aligner1/wav/11025/&quot;;[.C510];[.D510];&quot;.wav&quot;)" office:value-type="string" office:string-value="/home/peter/Thesis/ForcedAligner/Aligner1/wav/11025/4221a62.wav">
            <text:p>/home/peter/Thesis/ForcedAligner/Aligner1/wav/11025/4221a62.wav</text:p>
          </table:table-cell>
          <table:table-cell table:formula="of:=CONCATENATE(&quot;/home/peter/Thesis/ForcedAligner/Aligner1/wav/&quot;;&quot;ANQ&quot;;[.E510];&quot;_&quot;;[.F510];&quot;.wav&quot;)" office:value-type="string" office:string-value="/home/peter/Thesis/ForcedAligner/Aligner1/wav/ANQ71_1.wav">
            <text:p>/home/peter/Thesis/ForcedAligner/Aligner1/wav/ANQ71_1.wav</text:p>
          </table:table-cell>
          <table:table-cell office:value-type="string">
            <text:p>et aussi à titre de ministre responsable de la montérégie, monsieur le président. alors, avant de répondre à la question, je veux souligner euh que la situation vécue par euh toutes ces municipalités et ces nombreux sinistrés euh nous préoccupe tous grandement. alors, monsieur le président, j' ai contacté tous les maires de ces municipalités, et euh ils m' ont tous informée de des dégâts, et, tout de suite après, immédiatement, j' ai contacté mon collègue le ministre de la sécurité publique, qui euh d' ailleurs s' est présenté sur place. j' ai euh à mes contacts avec les maires, monsieur le président, ils m' ont tous euh souligné euh le travail exceptionnel qui est fait par la sécurité civile. alors, je veux en profiter, monsieur le président, pour remercier toutes ces personnes qui travaillent durement, avec acharnement à aider toutes ces personnes, tous ces sinistrés, monsieur le président.</text:p>
          </table:table-cell>
        </table:table-row>
        <table:table-row table:style-name="ro1">
          <table:table-cell table:number-columns-repeated="2"/>
          <table:table-cell office:value-type="string">
            <text:p>4221a</text:p>
          </table:table-cell>
          <table:table-cell office:value-type="float" office:value="166">
            <text:p>166</text:p>
          </table:table-cell>
          <table:table-cell office:value-type="float" office:value="74">
            <text:p>74</text:p>
          </table:table-cell>
          <table:table-cell table:formula="of:=IF([.E511]=[.E510];[.F510]+1;1)" office:value-type="float" office:value="1">
            <text:p>1</text:p>
          </table:table-cell>
          <table:table-cell table:formula="of:=CONCATENATE(&quot;/home/peter/Thesis/ForcedAligner/Aligner1/wav/11025/&quot;;[.C511];[.D511];&quot;.wav&quot;)" office:value-type="string" office:string-value="/home/peter/Thesis/ForcedAligner/Aligner1/wav/11025/4221a166.wav">
            <text:p>/home/peter/Thesis/ForcedAligner/Aligner1/wav/11025/4221a166.wav</text:p>
          </table:table-cell>
          <table:table-cell table:formula="of:=CONCATENATE(&quot;/home/peter/Thesis/ForcedAligner/Aligner1/wav/&quot;;&quot;ANQ&quot;;[.E511];&quot;_&quot;;[.F511];&quot;.wav&quot;)" office:value-type="string" office:string-value="/home/peter/Thesis/ForcedAligner/Aligner1/wav/ANQ74_1.wav">
            <text:p>/home/peter/Thesis/ForcedAligner/Aligner1/wav/ANQ74_1.wav</text:p>
          </table:table-cell>
          <table:table-cell office:value-type="string">
            <text:p>merci, monsieur le président. je pense qu' on peut tous dire à l' unanimité ici, en cette chambre, que l' augmentation fulgurante des prix de l' essence que nous avons connue sont une source de très grande frustration pour les consommateurs québécois, mais pour l' ensemble des consommateurs de la planète, monsieur le président. le phénomène qui est vécu ici est vécu aussi ailleurs, dans d' autres juridictions. ceci étant, monsieur le président, la régie d' énergie est une organisation qui a des mandats, des pouvoirs de surveillance relativement au prix de l' essence. j' ai eu l' occasion de rencontrer l' association québécoise des indépendants du pétrole. ils nous ont effectivement fait une proposition, que notre ministère s' emploie à analyser actuellement. monsieur le président, je pense qu' il faut être très, très prudents quant aux gestes que nous pourrons que nous pourrions éventuellement poser, parce que le marché de l' essence est un un libre marché, monsieur le président, qui répond à un certain nombre d' aléas, malheureusement, souvent, que nous ne contrôlons pas.</text:p>
          </table:table-cell>
        </table:table-row>
        <table:table-row table:style-name="ro1">
          <table:table-cell table:number-columns-repeated="2"/>
          <table:table-cell office:value-type="string">
            <text:p>4221a</text:p>
          </table:table-cell>
          <table:table-cell office:value-type="float" office:value="170">
            <text:p>170</text:p>
          </table:table-cell>
          <table:table-cell office:value-type="float" office:value="74">
            <text:p>74</text:p>
          </table:table-cell>
          <table:table-cell table:formula="of:=IF([.E512]=[.E511];[.F511]+1;1)" office:value-type="float" office:value="2">
            <text:p>2</text:p>
          </table:table-cell>
          <table:table-cell table:formula="of:=CONCATENATE(&quot;/home/peter/Thesis/ForcedAligner/Aligner1/wav/11025/&quot;;[.C512];[.D512];&quot;.wav&quot;)" office:value-type="string" office:string-value="/home/peter/Thesis/ForcedAligner/Aligner1/wav/11025/4221a170.wav">
            <text:p>/home/peter/Thesis/ForcedAligner/Aligner1/wav/11025/4221a170.wav</text:p>
          </table:table-cell>
          <table:table-cell table:formula="of:=CONCATENATE(&quot;/home/peter/Thesis/ForcedAligner/Aligner1/wav/&quot;;&quot;ANQ&quot;;[.E512];&quot;_&quot;;[.F512];&quot;.wav&quot;)" office:value-type="string" office:string-value="/home/peter/Thesis/ForcedAligner/Aligner1/wav/ANQ74_2.wav">
            <text:p>/home/peter/Thesis/ForcedAligner/Aligner1/wav/ANQ74_2.wav</text:p>
          </table:table-cell>
          <table:table-cell office:value-type="string">
            <text:p>monsieur le président, à ce que je sache, jamais le parti québécois, lorsqu' il était de ce côté ci de la chambre, n' est intervenu sur la question des prix de l' essence. c' est une question extrêmement sensible, monsieur le président, qui répond à toutes sortes d' aléas, des aléas, bien sûr, qui dépassent souvent les frontières, nos frontières. alors, dans ces circonstances, monsieur le président, nous nous employons, au ministère des ressources naturelles, à analyser cette proposition formulée par l' association québécoise des indépendants du pétrole. il faut analyser les tenants et aboutissants de cette proposition qui est formulée pas l' aquip, qui n' est pas une première, hein, qui n' est pas une première. d' autres juridictions ont posé des prix plafonds, monsieur le président. alors, ce qui est important dans les circonstances, c' est voir, c' est se comparer à ce qui se fait ailleurs</text:p>
          </table:table-cell>
        </table:table-row>
        <table:table-row table:style-name="ro1">
          <table:table-cell table:number-columns-repeated="2"/>
          <table:table-cell office:value-type="string">
            <text:p>4221a</text:p>
          </table:table-cell>
          <table:table-cell office:value-type="float" office:value="172">
            <text:p>172</text:p>
          </table:table-cell>
          <table:table-cell office:value-type="float" office:value="74">
            <text:p>74</text:p>
          </table:table-cell>
          <table:table-cell table:formula="of:=IF([.E513]=[.E512];[.F512]+1;1)" office:value-type="float" office:value="3">
            <text:p>3</text:p>
          </table:table-cell>
          <table:table-cell table:formula="of:=CONCATENATE(&quot;/home/peter/Thesis/ForcedAligner/Aligner1/wav/11025/&quot;;[.C513];[.D513];&quot;.wav&quot;)" office:value-type="string" office:string-value="/home/peter/Thesis/ForcedAligner/Aligner1/wav/11025/4221a172.wav">
            <text:p>/home/peter/Thesis/ForcedAligner/Aligner1/wav/11025/4221a172.wav</text:p>
          </table:table-cell>
          <table:table-cell table:formula="of:=CONCATENATE(&quot;/home/peter/Thesis/ForcedAligner/Aligner1/wav/&quot;;&quot;ANQ&quot;;[.E513];&quot;_&quot;;[.F513];&quot;.wav&quot;)" office:value-type="string" office:string-value="/home/peter/Thesis/ForcedAligner/Aligner1/wav/ANQ74_3.wav">
            <text:p>/home/peter/Thesis/ForcedAligner/Aligner1/wav/ANQ74_3.wav</text:p>
          </table:table-cell>
          <table:table-cell office:value-type="string">
            <text:p>s' assurer que les meilleurs choix sont faits, et tout ça dans l' intérêt de la protection des consommateurs.</text:p>
          </table:table-cell>
        </table:table-row>
        <table:table-row table:style-name="ro1">
          <table:table-cell table:number-columns-repeated="2"/>
          <table:table-cell office:value-type="string">
            <text:p>4221a</text:p>
          </table:table-cell>
          <table:table-cell office:value-type="float" office:value="176">
            <text:p>176</text:p>
          </table:table-cell>
          <table:table-cell office:value-type="float" office:value="74">
            <text:p>74</text:p>
          </table:table-cell>
          <table:table-cell table:formula="of:=IF([.E514]=[.E513];[.F513]+1;1)" office:value-type="float" office:value="4">
            <text:p>4</text:p>
          </table:table-cell>
          <table:table-cell table:formula="of:=CONCATENATE(&quot;/home/peter/Thesis/ForcedAligner/Aligner1/wav/11025/&quot;;[.C514];[.D514];&quot;.wav&quot;)" office:value-type="string" office:string-value="/home/peter/Thesis/ForcedAligner/Aligner1/wav/11025/4221a176.wav">
            <text:p>/home/peter/Thesis/ForcedAligner/Aligner1/wav/11025/4221a176.wav</text:p>
          </table:table-cell>
          <table:table-cell table:formula="of:=CONCATENATE(&quot;/home/peter/Thesis/ForcedAligner/Aligner1/wav/&quot;;&quot;ANQ&quot;;[.E514];&quot;_&quot;;[.F514];&quot;.wav&quot;)" office:value-type="string" office:string-value="/home/peter/Thesis/ForcedAligner/Aligner1/wav/ANQ74_4.wav">
            <text:p>/home/peter/Thesis/ForcedAligner/Aligner1/wav/ANQ74_4.wav</text:p>
          </table:table-cell>
          <table:table-cell office:value-type="string">
            <text:p>monsieur le président, je pense que cette question des prix l' essence commande de la part de notre société des changements profonds dans nos habitudes de consommation. et c' est précisément pour cette raison notre gouvernement a déposé le premier plan d' action sur les véhicules électriques, monsieur le président. parce que, s' il est une tendance lourde, monsieur le président, s' il est une tendance lourde sur la planète, c' est que l' ensemble des juridictions vont chercher à réduire leur consommation pétrole, à réduire leur dépendance au pétrole. c' est précisément ce qu' on a confirmé comme gouvernement, entre autres dans le discours inaugural, en disant aux québécois, monsieur le président: réduisons notre consommation de pétrole, sur dix ans, de trente-huit à trente-deux pourcent. pour ce faire, on se donne les moyens, monsieur le président, de nos ambitions avec un plan d' action qui va faire une différence dans la</text:p>
          </table:table-cell>
        </table:table-row>
        <table:table-row table:style-name="ro1">
          <table:table-cell table:number-columns-repeated="2"/>
          <table:table-cell office:value-type="string">
            <text:p>4221a</text:p>
          </table:table-cell>
          <table:table-cell office:value-type="float" office:value="453">
            <text:p>453</text:p>
          </table:table-cell>
          <table:table-cell office:value-type="float" office:value="77">
            <text:p>77</text:p>
          </table:table-cell>
          <table:table-cell table:formula="of:=IF([.E515]=[.E514];[.F514]+1;1)" office:value-type="float" office:value="1">
            <text:p>1</text:p>
          </table:table-cell>
          <table:table-cell table:formula="of:=CONCATENATE(&quot;/home/peter/Thesis/ForcedAligner/Aligner1/wav/11025/&quot;;[.C515];[.D515];&quot;.wav&quot;)" office:value-type="string" office:string-value="/home/peter/Thesis/ForcedAligner/Aligner1/wav/11025/4221a453.wav">
            <text:p>/home/peter/Thesis/ForcedAligner/Aligner1/wav/11025/4221a453.wav</text:p>
          </table:table-cell>
          <table:table-cell table:formula="of:=CONCATENATE(&quot;/home/peter/Thesis/ForcedAligner/Aligner1/wav/&quot;;&quot;ANQ&quot;;[.E515];&quot;_&quot;;[.F515];&quot;.wav&quot;)" office:value-type="string" office:string-value="/home/peter/Thesis/ForcedAligner/Aligner1/wav/ANQ77_1.wav">
            <text:p>/home/peter/Thesis/ForcedAligner/Aligner1/wav/ANQ77_1.wav</text:p>
          </table:table-cell>
          <table:table-cell office:value-type="string">
            <text:p>alors, madames, monsieur les députés, nous allons reprendre les travaux. est ce qu' il y a consentement pour déroger à l' article trois cent neuf du règlement concernant la tenue des débats de fin de séance? consentement? consentement. alors, tel qu' annoncé précédemment, nous allons maintenant procéder au débat de fin de séance. ce débat, qui sera tenu entre monsieur le député de matane et le ministre délégué aux ressources naturelles et à la faune, concerne la zec wessonneau. je vous rappelle que, conformément à l' article trois cent dix du règlement, le député qui a soulevé le débat et le ministre qui lui répond ont chacun un temps de parole de cinq minutes et le député a ensuite un droit de réplique de deux minutes. alors, monsieur le député de matane, je vous cède la parole pour cinq minutes.</text:p>
          </table:table-cell>
        </table:table-row>
        <table:table-row table:style-name="ro1">
          <table:table-cell table:number-columns-repeated="2"/>
          <table:table-cell office:value-type="string">
            <text:p>4222a</text:p>
          </table:table-cell>
          <table:table-cell office:value-type="float" office:value="1">
            <text:p>1</text:p>
          </table:table-cell>
          <table:table-cell office:value-type="float" office:value="77">
            <text:p>77</text:p>
          </table:table-cell>
          <table:table-cell table:formula="of:=IF([.E516]=[.E515];[.F515]+1;1)" office:value-type="float" office:value="2">
            <text:p>2</text:p>
          </table:table-cell>
          <table:table-cell table:formula="of:=CONCATENATE(&quot;/home/peter/Thesis/ForcedAligner/Aligner1/wav/11025/&quot;;[.C516];[.D516];&quot;.wav&quot;)" office:value-type="string" office:string-value="/home/peter/Thesis/ForcedAligner/Aligner1/wav/11025/4222a1.wav">
            <text:p>/home/peter/Thesis/ForcedAligner/Aligner1/wav/11025/4222a1.wav</text:p>
          </table:table-cell>
          <table:table-cell table:formula="of:=CONCATENATE(&quot;/home/peter/Thesis/ForcedAligner/Aligner1/wav/&quot;;&quot;ANQ&quot;;[.E516];&quot;_&quot;;[.F516];&quot;.wav&quot;)" office:value-type="string" office:string-value="/home/peter/Thesis/ForcedAligner/Aligner1/wav/ANQ77_2.wav">
            <text:p>/home/peter/Thesis/ForcedAligner/Aligner1/wav/ANQ77_2.wav</text:p>
          </table:table-cell>
          <table:table-cell office:value-type="string">
            <text:p>alors, bon matin, chers collègues. veuillez vous asseoir. nous en sommes à la rubrique euh des déclarations des députés. alors, euh je cède maintenant la parole à monsieur le député de jacques cartier pour son intervention.</text:p>
          </table:table-cell>
        </table:table-row>
        <table:table-row table:style-name="ro1">
          <table:table-cell table:number-columns-repeated="2"/>
          <table:table-cell office:value-type="string">
            <text:p>4222a</text:p>
          </table:table-cell>
          <table:table-cell office:value-type="float" office:value="221">
            <text:p>221</text:p>
          </table:table-cell>
          <table:table-cell office:value-type="float" office:value="77">
            <text:p>77</text:p>
          </table:table-cell>
          <table:table-cell table:formula="of:=IF([.E517]=[.E516];[.F516]+1;1)" office:value-type="float" office:value="3">
            <text:p>3</text:p>
          </table:table-cell>
          <table:table-cell table:formula="of:=CONCATENATE(&quot;/home/peter/Thesis/ForcedAligner/Aligner1/wav/11025/&quot;;[.C517];[.D517];&quot;.wav&quot;)" office:value-type="string" office:string-value="/home/peter/Thesis/ForcedAligner/Aligner1/wav/11025/4222a221.wav">
            <text:p>/home/peter/Thesis/ForcedAligner/Aligner1/wav/11025/4222a221.wav</text:p>
          </table:table-cell>
          <table:table-cell table:formula="of:=CONCATENATE(&quot;/home/peter/Thesis/ForcedAligner/Aligner1/wav/&quot;;&quot;ANQ&quot;;[.E517];&quot;_&quot;;[.F517];&quot;.wav&quot;)" office:value-type="string" office:string-value="/home/peter/Thesis/ForcedAligner/Aligner1/wav/ANQ77_3.wav">
            <text:p>/home/peter/Thesis/ForcedAligner/Aligner1/wav/ANQ77_3.wav</text:p>
          </table:table-cell>
          <table:table-cell office:value-type="string">
            <text:p>la motion est adoptée. {ns} nous en sommes maintenant à la rubrique avis touchant les travaux des commissions. alors, monsieur le leader adjoint du gouvernement.</text:p>
          </table:table-cell>
        </table:table-row>
        <table:table-row table:style-name="ro1">
          <table:table-cell table:number-columns-repeated="2"/>
          <table:table-cell office:value-type="string">
            <text:p>4222a</text:p>
          </table:table-cell>
          <table:table-cell office:value-type="float" office:value="223">
            <text:p>223</text:p>
          </table:table-cell>
          <table:table-cell office:value-type="float" office:value="77">
            <text:p>77</text:p>
          </table:table-cell>
          <table:table-cell table:formula="of:=IF([.E518]=[.E517];[.F517]+1;1)" office:value-type="float" office:value="4">
            <text:p>4</text:p>
          </table:table-cell>
          <table:table-cell table:formula="of:=CONCATENATE(&quot;/home/peter/Thesis/ForcedAligner/Aligner1/wav/11025/&quot;;[.C518];[.D518];&quot;.wav&quot;)" office:value-type="string" office:string-value="/home/peter/Thesis/ForcedAligner/Aligner1/wav/11025/4222a223.wav">
            <text:p>/home/peter/Thesis/ForcedAligner/Aligner1/wav/11025/4222a223.wav</text:p>
          </table:table-cell>
          <table:table-cell table:formula="of:=CONCATENATE(&quot;/home/peter/Thesis/ForcedAligner/Aligner1/wav/&quot;;&quot;ANQ&quot;;[.E518];&quot;_&quot;;[.F518];&quot;.wav&quot;)" office:value-type="string" office:string-value="/home/peter/Thesis/ForcedAligner/Aligner1/wav/ANQ77_4.wav">
            <text:p>/home/peter/Thesis/ForcedAligner/Aligner1/wav/ANQ77_4.wav</text:p>
          </table:table-cell>
          <table:table-cell office:value-type="string">
            <text:p>alors, merci, monsieur le leader adjoint. pour ma part, je vous avise que la commission de l' agriculture, des pêcheries, et de l' énergie et des ressources naturelles se réunira en séance de travail aujourd'hui, après les affaires courantes, pour une durée d' une heure, à la salle des premiers ministres de l' édifice pamphile le may. l' objet de cette séance est de statuer sur la possibilité que la commission se saisisse d' un mandat d' initiative concernant l' utilisation de l' amiante chrysotile et d' un mandat de surveillance portant sur la financière agricole du québec. je vous avise également que la commission des institutions se réunira en séance de travail aujourd'hui, de quinze heures à seize heure trente, à la salle louis hippolyte la fontaine, afin de procéder à l' examen des rapports annuels deux mille sept deux mille huit, deux mille neuf deux mille dix de la commission d' accès à l' information et des rapports annuels deux mille sept deux mille huit à deux mille neuf deux mille dix du commissaire au lobbyisme. la commission de l' administration publique se réunira en séance de travail aujourd'hui, de quinze heures à dix-huit heures, à la salle des premiers ministres de l' édifice pamphile le may. l' objet de cette séance de travail est de procéder à l' organisation des travaux de la commission et à l' examen des rapports annuels de gestion de ministères et d' organismes publics en vertu des dispositions de la loi sur l' administration publique. alors, euh à la rubrique renseignements sur les travaux de l' assemblée, monsieur le leader adjoint du gouvernement.</text:p>
          </table:table-cell>
        </table:table-row>
        <table:table-row table:style-name="ro1">
          <table:table-cell table:number-columns-repeated="2"/>
          <table:table-cell office:value-type="string">
            <text:p>4222a</text:p>
          </table:table-cell>
          <table:table-cell office:value-type="float" office:value="225">
            <text:p>225</text:p>
          </table:table-cell>
          <table:table-cell office:value-type="float" office:value="77">
            <text:p>77</text:p>
          </table:table-cell>
          <table:table-cell table:formula="of:=IF([.E519]=[.E518];[.F518]+1;1)" office:value-type="float" office:value="5">
            <text:p>5</text:p>
          </table:table-cell>
          <table:table-cell table:formula="of:=CONCATENATE(&quot;/home/peter/Thesis/ForcedAligner/Aligner1/wav/11025/&quot;;[.C519];[.D519];&quot;.wav&quot;)" office:value-type="string" office:string-value="/home/peter/Thesis/ForcedAligner/Aligner1/wav/11025/4222a225.wav">
            <text:p>/home/peter/Thesis/ForcedAligner/Aligner1/wav/11025/4222a225.wav</text:p>
          </table:table-cell>
          <table:table-cell table:formula="of:=CONCATENATE(&quot;/home/peter/Thesis/ForcedAligner/Aligner1/wav/&quot;;&quot;ANQ&quot;;[.E519];&quot;_&quot;;[.F519];&quot;.wav&quot;)" office:value-type="string" office:string-value="/home/peter/Thesis/ForcedAligner/Aligner1/wav/ANQ77_5.wav">
            <text:p>/home/peter/Thesis/ForcedAligner/Aligner1/wav/ANQ77_5.wav</text:p>
          </table:table-cell>
          <table:table-cell office:value-type="string">
            <text:p>non, il s' agit tout simplement de vérifier si des députés voudraient poser des questions à la présidence à savoir s' il y a d' autres activités du parlement. alors, monsieur le leader adjoint.</text:p>
          </table:table-cell>
        </table:table-row>
        <table:table-row table:style-name="ro1">
          <table:table-cell table:number-columns-repeated="2"/>
          <table:table-cell office:value-type="string">
            <text:p>4222a</text:p>
          </table:table-cell>
          <table:table-cell office:value-type="float" office:value="229">
            <text:p>229</text:p>
          </table:table-cell>
          <table:table-cell office:value-type="float" office:value="77">
            <text:p>77</text:p>
          </table:table-cell>
          <table:table-cell table:formula="of:=IF([.E520]=[.E519];[.F519]+1;1)" office:value-type="float" office:value="6">
            <text:p>6</text:p>
          </table:table-cell>
          <table:table-cell table:formula="of:=CONCATENATE(&quot;/home/peter/Thesis/ForcedAligner/Aligner1/wav/11025/&quot;;[.C520];[.D520];&quot;.wav&quot;)" office:value-type="string" office:string-value="/home/peter/Thesis/ForcedAligner/Aligner1/wav/11025/4222a229.wav">
            <text:p>/home/peter/Thesis/ForcedAligner/Aligner1/wav/11025/4222a229.wav</text:p>
          </table:table-cell>
          <table:table-cell table:formula="of:=CONCATENATE(&quot;/home/peter/Thesis/ForcedAligner/Aligner1/wav/&quot;;&quot;ANQ&quot;;[.E520];&quot;_&quot;;[.F520];&quot;.wav&quot;)" office:value-type="string" office:string-value="/home/peter/Thesis/ForcedAligner/Aligner1/wav/ANQ77_6.wav">
            <text:p>/home/peter/Thesis/ForcedAligner/Aligner1/wav/ANQ77_6.wav</text:p>
          </table:table-cell>
          <table:table-cell office:value-type="string">
            <text:p>très bien. alors, aux affaires prioritaires, à l' article un du feuilleton, l' assemblée entreprend le débat restreint sur les rapports des commissions qui ont étudié les crédits budgétaires pour l' exercice financier se terminant le trente-et-un mars deux mille douze. à la suite d' une réunion tenue avec les leaders parlementaires, la répartition des temps de parole a été établie de la façon suivante: cinq minutes sont allouées au député de mercier; un minute quarante-cinq secondes est allouée à chacun des députés indépendants; huit minutes trente secondes sont allouées aux députés du deuxième groupe d' opposition; le reste du temps sera partagé également entre le groupe parlementaire formant le gouvernement {cg} et le groupe parlementaire formant l' opposition officielle. dans ce cadre, le temps non utilisé par les députés indépendants ou par les députés du deuxième groupe d' opposition sera redistribué également entre le groupe parlementaire formant le gouvernement et le groupe parlementaire formant l' opposition officielle. le temps non utilisé par le groupe parlementaire formant le gouvernement ira au groupe parlementaire formant l' opposition officielle, et vice versa. et les interventions ne seront soumises à aucune limite de temps. je cède maintenant la parole à monsieur le député de richelieu.</text:p>
          </table:table-cell>
        </table:table-row>
        <table:table-row table:style-name="ro1">
          <table:table-cell table:number-columns-repeated="2"/>
          <table:table-cell office:value-type="string">
            <text:p>4222a</text:p>
          </table:table-cell>
          <table:table-cell office:value-type="float" office:value="233">
            <text:p>233</text:p>
          </table:table-cell>
          <table:table-cell office:value-type="float" office:value="77">
            <text:p>77</text:p>
          </table:table-cell>
          <table:table-cell table:formula="of:=IF([.E521]=[.E520];[.F520]+1;1)" office:value-type="float" office:value="7">
            <text:p>7</text:p>
          </table:table-cell>
          <table:table-cell table:formula="of:=CONCATENATE(&quot;/home/peter/Thesis/ForcedAligner/Aligner1/wav/11025/&quot;;[.C521];[.D521];&quot;.wav&quot;)" office:value-type="string" office:string-value="/home/peter/Thesis/ForcedAligner/Aligner1/wav/11025/4222a233.wav">
            <text:p>/home/peter/Thesis/ForcedAligner/Aligner1/wav/11025/4222a233.wav</text:p>
          </table:table-cell>
          <table:table-cell table:formula="of:=CONCATENATE(&quot;/home/peter/Thesis/ForcedAligner/Aligner1/wav/&quot;;&quot;ANQ&quot;;[.E521];&quot;_&quot;;[.F521];&quot;.wav&quot;)" office:value-type="string" office:string-value="/home/peter/Thesis/ForcedAligner/Aligner1/wav/ANQ77_7.wav">
            <text:p>/home/peter/Thesis/ForcedAligner/Aligner1/wav/ANQ77_7.wav</text:p>
          </table:table-cell>
          <table:table-cell office:value-type="string">
            <text:p>alors, selon les instructions reçues, vous n' avez aucune limite de temps.</text:p>
          </table:table-cell>
        </table:table-row>
        <table:table-row table:style-name="ro1">
          <table:table-cell table:number-columns-repeated="2"/>
          <table:table-cell office:value-type="string">
            <text:p>4222a</text:p>
          </table:table-cell>
          <table:table-cell office:value-type="float" office:value="237">
            <text:p>237</text:p>
          </table:table-cell>
          <table:table-cell office:value-type="float" office:value="77">
            <text:p>77</text:p>
          </table:table-cell>
          <table:table-cell table:formula="of:=IF([.E522]=[.E521];[.F521]+1;1)" office:value-type="float" office:value="8">
            <text:p>8</text:p>
          </table:table-cell>
          <table:table-cell table:formula="of:=CONCATENATE(&quot;/home/peter/Thesis/ForcedAligner/Aligner1/wav/11025/&quot;;[.C522];[.D522];&quot;.wav&quot;)" office:value-type="string" office:string-value="/home/peter/Thesis/ForcedAligner/Aligner1/wav/11025/4222a237.wav">
            <text:p>/home/peter/Thesis/ForcedAligner/Aligner1/wav/11025/4222a237.wav</text:p>
          </table:table-cell>
          <table:table-cell table:formula="of:=CONCATENATE(&quot;/home/peter/Thesis/ForcedAligner/Aligner1/wav/&quot;;&quot;ANQ&quot;;[.E522];&quot;_&quot;;[.F522];&quot;.wav&quot;)" office:value-type="string" office:string-value="/home/peter/Thesis/ForcedAligner/Aligner1/wav/ANQ77_8.wav">
            <text:p>/home/peter/Thesis/ForcedAligner/Aligner1/wav/ANQ77_8.wav</text:p>
          </table:table-cell>
          <table:table-cell office:value-type="string">
            <text:p>alors, merci à vous, monsieur le député de shefford, pour cette intervention. je suis prêt à reconnaître un autre intervenant. est ce que c' est votre dernière intervention, madame la ministre?</text:p>
          </table:table-cell>
        </table:table-row>
        <table:table-row table:style-name="ro1">
          <table:table-cell table:number-columns-repeated="2"/>
          <table:table-cell office:value-type="string">
            <text:p>4222a</text:p>
          </table:table-cell>
          <table:table-cell office:value-type="float" office:value="239">
            <text:p>239</text:p>
          </table:table-cell>
          <table:table-cell office:value-type="float" office:value="77">
            <text:p>77</text:p>
          </table:table-cell>
          <table:table-cell table:formula="of:=IF([.E523]=[.E522];[.F522]+1;1)" office:value-type="float" office:value="9">
            <text:p>9</text:p>
          </table:table-cell>
          <table:table-cell table:formula="of:=CONCATENATE(&quot;/home/peter/Thesis/ForcedAligner/Aligner1/wav/11025/&quot;;[.C523];[.D523];&quot;.wav&quot;)" office:value-type="string" office:string-value="/home/peter/Thesis/ForcedAligner/Aligner1/wav/11025/4222a239.wav">
            <text:p>/home/peter/Thesis/ForcedAligner/Aligner1/wav/11025/4222a239.wav</text:p>
          </table:table-cell>
          <table:table-cell table:formula="of:=CONCATENATE(&quot;/home/peter/Thesis/ForcedAligner/Aligner1/wav/&quot;;&quot;ANQ&quot;;[.E523];&quot;_&quot;;[.F523];&quot;.wav&quot;)" office:value-type="string" office:string-value="/home/peter/Thesis/ForcedAligner/Aligner1/wav/ANQ77_9.wav">
            <text:p>/home/peter/Thesis/ForcedAligner/Aligner1/wav/ANQ77_9.wav</text:p>
          </table:table-cell>
          <table:table-cell office:value-type="string">
            <text:p>ah, vous n' avez pas parlé. alors, euh madame la ministre.</text:p>
          </table:table-cell>
        </table:table-row>
        <table:table-row table:style-name="ro1">
          <table:table-cell table:number-columns-repeated="2"/>
          <table:table-cell office:value-type="string">
            <text:p>4222a</text:p>
          </table:table-cell>
          <table:table-cell office:value-type="float" office:value="243">
            <text:p>243</text:p>
          </table:table-cell>
          <table:table-cell office:value-type="float" office:value="77">
            <text:p>77</text:p>
          </table:table-cell>
          <table:table-cell table:formula="of:=IF([.E524]=[.E523];[.F523]+1;1)" office:value-type="float" office:value="10">
            <text:p>10</text:p>
          </table:table-cell>
          <table:table-cell table:formula="of:=CONCATENATE(&quot;/home/peter/Thesis/ForcedAligner/Aligner1/wav/11025/&quot;;[.C524];[.D524];&quot;.wav&quot;)" office:value-type="string" office:string-value="/home/peter/Thesis/ForcedAligner/Aligner1/wav/11025/4222a243.wav">
            <text:p>/home/peter/Thesis/ForcedAligner/Aligner1/wav/11025/4222a243.wav</text:p>
          </table:table-cell>
          <table:table-cell table:formula="of:=CONCATENATE(&quot;/home/peter/Thesis/ForcedAligner/Aligner1/wav/&quot;;&quot;ANQ&quot;;[.E524];&quot;_&quot;;[.F524];&quot;.wav&quot;)" office:value-type="string" office:string-value="/home/peter/Thesis/ForcedAligner/Aligner1/wav/ANQ77_10.wav">
            <text:p>/home/peter/Thesis/ForcedAligner/Aligner1/wav/ANQ77_10.wav</text:p>
          </table:table-cell>
          <table:table-cell office:value-type="string">
            <text:p>très bien. alors, merci, monsieur le député de rousseau, pour votre intervention. je suis prêt maintenant à reconnaître monsieur le député de vanier et adjoint parlementaire à la présidente du conseil du trésor. monsieur le député.</text:p>
          </table:table-cell>
        </table:table-row>
        <table:table-row table:style-name="ro1">
          <table:table-cell table:number-columns-repeated="2"/>
          <table:table-cell office:value-type="string">
            <text:p>4222a</text:p>
          </table:table-cell>
          <table:table-cell office:value-type="float" office:value="247">
            <text:p>247</text:p>
          </table:table-cell>
          <table:table-cell office:value-type="float" office:value="77">
            <text:p>77</text:p>
          </table:table-cell>
          <table:table-cell table:formula="of:=IF([.E525]=[.E524];[.F524]+1;1)" office:value-type="float" office:value="11">
            <text:p>11</text:p>
          </table:table-cell>
          <table:table-cell table:formula="of:=CONCATENATE(&quot;/home/peter/Thesis/ForcedAligner/Aligner1/wav/11025/&quot;;[.C525];[.D525];&quot;.wav&quot;)" office:value-type="string" office:string-value="/home/peter/Thesis/ForcedAligner/Aligner1/wav/11025/4222a247.wav">
            <text:p>/home/peter/Thesis/ForcedAligner/Aligner1/wav/11025/4222a247.wav</text:p>
          </table:table-cell>
          <table:table-cell table:formula="of:=CONCATENATE(&quot;/home/peter/Thesis/ForcedAligner/Aligner1/wav/&quot;;&quot;ANQ&quot;;[.E525];&quot;_&quot;;[.F525];&quot;.wav&quot;)" office:value-type="string" office:string-value="/home/peter/Thesis/ForcedAligner/Aligner1/wav/ANQ77_11.wav">
            <text:p>/home/peter/Thesis/ForcedAligner/Aligner1/wav/ANQ77_11.wav</text:p>
          </table:table-cell>
          <table:table-cell office:value-type="string">
            <text:p>alors, merci à vous, madame euh la députée de taschereau. je suis maintenant prêt à reconnaître un autre intervenant. je reconnais monsieur le député de huntingdon.</text:p>
          </table:table-cell>
        </table:table-row>
        <table:table-row table:style-name="ro1">
          <table:table-cell table:number-columns-repeated="2"/>
          <table:table-cell office:value-type="string">
            <text:p>4222a</text:p>
          </table:table-cell>
          <table:table-cell office:value-type="float" office:value="251">
            <text:p>251</text:p>
          </table:table-cell>
          <table:table-cell office:value-type="float" office:value="77">
            <text:p>77</text:p>
          </table:table-cell>
          <table:table-cell table:formula="of:=IF([.E526]=[.E525];[.F525]+1;1)" office:value-type="float" office:value="12">
            <text:p>12</text:p>
          </table:table-cell>
          <table:table-cell table:formula="of:=CONCATENATE(&quot;/home/peter/Thesis/ForcedAligner/Aligner1/wav/11025/&quot;;[.C526];[.D526];&quot;.wav&quot;)" office:value-type="string" office:string-value="/home/peter/Thesis/ForcedAligner/Aligner1/wav/11025/4222a251.wav">
            <text:p>/home/peter/Thesis/ForcedAligner/Aligner1/wav/11025/4222a251.wav</text:p>
          </table:table-cell>
          <table:table-cell table:formula="of:=CONCATENATE(&quot;/home/peter/Thesis/ForcedAligner/Aligner1/wav/&quot;;&quot;ANQ&quot;;[.E526];&quot;_&quot;;[.F526];&quot;.wav&quot;)" office:value-type="string" office:string-value="/home/peter/Thesis/ForcedAligner/Aligner1/wav/ANQ77_12.wav">
            <text:p>/home/peter/Thesis/ForcedAligner/Aligner1/wav/ANQ77_12.wav</text:p>
          </table:table-cell>
          <table:table-cell office:value-type="string">
            <text:p>oui, monsieur le député de montmorency. tout à l' heure les discours faits par euh nos collègues de l' opposition, par nos collègues du gouvernement, et la pertinence porte bien sûr sur l' étude des crédits. mais là je m' interroge sur cette pertinence de l' étude des crédits actuellement, là, sur euh un acte d' accusation qu' est en train de lire le député, là, je ne sais pas, là, qui est ce qu' on est en cour ou est ce qu' on est à l' assemblée nationale? est ce que nous sommes présentement en train de juger quelqu' un ou si nous sommes en train de discuter des crédits? j' aimerais que vous puissiez vous prononcer sur la pertinence, s' il vous plaît, monsieur le président.</text:p>
          </table:table-cell>
        </table:table-row>
        <table:table-row table:style-name="ro1">
          <table:table-cell table:number-columns-repeated="2"/>
          <table:table-cell office:value-type="string">
            <text:p>4221a</text:p>
          </table:table-cell>
          <table:table-cell office:value-type="float" office:value="455">
            <text:p>455</text:p>
          </table:table-cell>
          <table:table-cell office:value-type="float" office:value="77">
            <text:p>77</text:p>
          </table:table-cell>
          <table:table-cell table:formula="of:=IF([.E527]=[.E526];[.F526]+1;1)" office:value-type="float" office:value="13">
            <text:p>13</text:p>
          </table:table-cell>
          <table:table-cell table:formula="of:=CONCATENATE(&quot;/home/peter/Thesis/ForcedAligner/Aligner1/wav/11025/&quot;;[.C527];[.D527];&quot;.wav&quot;)" office:value-type="string" office:string-value="/home/peter/Thesis/ForcedAligner/Aligner1/wav/11025/4221a455.wav">
            <text:p>/home/peter/Thesis/ForcedAligner/Aligner1/wav/11025/4221a455.wav</text:p>
          </table:table-cell>
          <table:table-cell table:formula="of:=CONCATENATE(&quot;/home/peter/Thesis/ForcedAligner/Aligner1/wav/&quot;;&quot;ANQ&quot;;[.E527];&quot;_&quot;;[.F527];&quot;.wav&quot;)" office:value-type="string" office:string-value="/home/peter/Thesis/ForcedAligner/Aligner1/wav/ANQ77_13.wav">
            <text:p>/home/peter/Thesis/ForcedAligner/Aligner1/wav/ANQ77_13.wav</text:p>
          </table:table-cell>
          <table:table-cell office:value-type="string">
            <text:p>très bien. alors, merci à vous, monsieur le député de matane. je vais maintenant céder la parole à monsieur le ministre responsable des délégué aux ressources naturelles et à la faune. monsieur le ministre.</text:p>
          </table:table-cell>
        </table:table-row>
        <table:table-row table:style-name="ro1">
          <table:table-cell table:number-columns-repeated="2"/>
          <table:table-cell office:value-type="string">
            <text:p>4222a</text:p>
          </table:table-cell>
          <table:table-cell office:value-type="float" office:value="21">
            <text:p>21</text:p>
          </table:table-cell>
          <table:table-cell office:value-type="float" office:value="77">
            <text:p>77</text:p>
          </table:table-cell>
          <table:table-cell table:formula="of:=IF([.E528]=[.E527];[.F527]+1;1)" office:value-type="float" office:value="14">
            <text:p>14</text:p>
          </table:table-cell>
          <table:table-cell table:formula="of:=CONCATENATE(&quot;/home/peter/Thesis/ForcedAligner/Aligner1/wav/11025/&quot;;[.C528];[.D528];&quot;.wav&quot;)" office:value-type="string" office:string-value="/home/peter/Thesis/ForcedAligner/Aligner1/wav/11025/4222a21.wav">
            <text:p>/home/peter/Thesis/ForcedAligner/Aligner1/wav/11025/4222a21.wav</text:p>
          </table:table-cell>
          <table:table-cell table:formula="of:=CONCATENATE(&quot;/home/peter/Thesis/ForcedAligner/Aligner1/wav/&quot;;&quot;ANQ&quot;;[.E528];&quot;_&quot;;[.F528];&quot;.wav&quot;)" office:value-type="string" office:string-value="/home/peter/Thesis/ForcedAligner/Aligner1/wav/ANQ77_14.wav">
            <text:p>/home/peter/Thesis/ForcedAligner/Aligner1/wav/ANQ77_14.wav</text:p>
          </table:table-cell>
          <table:table-cell office:value-type="string">
            <text:p>très bien.</text:p>
          </table:table-cell>
        </table:table-row>
        <table:table-row table:style-name="ro1">
          <table:table-cell table:number-columns-repeated="2"/>
          <table:table-cell office:value-type="string">
            <text:p>4222a</text:p>
          </table:table-cell>
          <table:table-cell office:value-type="float" office:value="252">
            <text:p>252</text:p>
          </table:table-cell>
          <table:table-cell office:value-type="float" office:value="77">
            <text:p>77</text:p>
          </table:table-cell>
          <table:table-cell table:formula="of:=IF([.E529]=[.E528];[.F528]+1;1)" office:value-type="float" office:value="15">
            <text:p>15</text:p>
          </table:table-cell>
          <table:table-cell table:formula="of:=CONCATENATE(&quot;/home/peter/Thesis/ForcedAligner/Aligner1/wav/11025/&quot;;[.C529];[.D529];&quot;.wav&quot;)" office:value-type="string" office:string-value="/home/peter/Thesis/ForcedAligner/Aligner1/wav/11025/4222a252.wav">
            <text:p>/home/peter/Thesis/ForcedAligner/Aligner1/wav/11025/4222a252.wav</text:p>
          </table:table-cell>
          <table:table-cell table:formula="of:=CONCATENATE(&quot;/home/peter/Thesis/ForcedAligner/Aligner1/wav/&quot;;&quot;ANQ&quot;;[.E529];&quot;_&quot;;[.F529];&quot;.wav&quot;)" office:value-type="string" office:string-value="/home/peter/Thesis/ForcedAligner/Aligner1/wav/ANQ77_15.wav">
            <text:p>/home/peter/Thesis/ForcedAligner/Aligner1/wav/ANQ77_15.wav</text:p>
          </table:table-cell>
          <table:table-cell office:value-type="string">
            <text:p>très bien, monsieur le député de montmorency. je vais juste régler la question de règlement soulevée par le collègue.</text:p>
          </table:table-cell>
        </table:table-row>
        <table:table-row table:style-name="ro1">
          <table:table-cell table:number-columns-repeated="2"/>
          <table:table-cell office:value-type="string">
            <text:p>4222a</text:p>
          </table:table-cell>
          <table:table-cell office:value-type="float" office:value="253">
            <text:p>253</text:p>
          </table:table-cell>
          <table:table-cell office:value-type="float" office:value="77">
            <text:p>77</text:p>
          </table:table-cell>
          <table:table-cell table:formula="of:=IF([.E530]=[.E529];[.F529]+1;1)" office:value-type="float" office:value="16">
            <text:p>16</text:p>
          </table:table-cell>
          <table:table-cell table:formula="of:=CONCATENATE(&quot;/home/peter/Thesis/ForcedAligner/Aligner1/wav/11025/&quot;;[.C530];[.D530];&quot;.wav&quot;)" office:value-type="string" office:string-value="/home/peter/Thesis/ForcedAligner/Aligner1/wav/11025/4222a253.wav">
            <text:p>/home/peter/Thesis/ForcedAligner/Aligner1/wav/11025/4222a253.wav</text:p>
          </table:table-cell>
          <table:table-cell table:formula="of:=CONCATENATE(&quot;/home/peter/Thesis/ForcedAligner/Aligner1/wav/&quot;;&quot;ANQ&quot;;[.E530];&quot;_&quot;;[.F530];&quot;.wav&quot;)" office:value-type="string" office:string-value="/home/peter/Thesis/ForcedAligner/Aligner1/wav/ANQ77_16.wav">
            <text:p>/home/peter/Thesis/ForcedAligner/Aligner1/wav/ANQ77_16.wav</text:p>
          </table:table-cell>
          <table:table-cell office:value-type="string">
            <text:p>oui, allez y.</text:p>
          </table:table-cell>
        </table:table-row>
        <table:table-row table:style-name="ro1">
          <table:table-cell table:number-columns-repeated="2"/>
          <table:table-cell office:value-type="string">
            <text:p>4222a</text:p>
          </table:table-cell>
          <table:table-cell office:value-type="float" office:value="255">
            <text:p>255</text:p>
          </table:table-cell>
          <table:table-cell office:value-type="float" office:value="77">
            <text:p>77</text:p>
          </table:table-cell>
          <table:table-cell table:formula="of:=IF([.E531]=[.E530];[.F530]+1;1)" office:value-type="float" office:value="17">
            <text:p>17</text:p>
          </table:table-cell>
          <table:table-cell table:formula="of:=CONCATENATE(&quot;/home/peter/Thesis/ForcedAligner/Aligner1/wav/11025/&quot;;[.C531];[.D531];&quot;.wav&quot;)" office:value-type="string" office:string-value="/home/peter/Thesis/ForcedAligner/Aligner1/wav/11025/4222a255.wav">
            <text:p>/home/peter/Thesis/ForcedAligner/Aligner1/wav/11025/4222a255.wav</text:p>
          </table:table-cell>
          <table:table-cell table:formula="of:=CONCATENATE(&quot;/home/peter/Thesis/ForcedAligner/Aligner1/wav/&quot;;&quot;ANQ&quot;;[.E531];&quot;_&quot;;[.F531];&quot;.wav&quot;)" office:value-type="string" office:string-value="/home/peter/Thesis/ForcedAligner/Aligner1/wav/ANQ77_17.wav">
            <text:p>/home/peter/Thesis/ForcedAligner/Aligner1/wav/ANQ77_17.wav</text:p>
          </table:table-cell>
          <table:table-cell office:value-type="string">
            <text:p>oui. non, ça va. je vous je vous ai entendu tantôt, monsieur le député de montmorency. là. je veux dire, en ce qui nous concerne, je pense que moi, j' ai quand même plusieurs années d' expérience ici, à l' assemblée nationale, et on a eu l' occasion de travailler avec les collègues de l' opposition sur plusieurs commissions parlementaires, effectivement, sur l' étude des crédits et sur euh la gestion. d' ailleurs, il l' a lui même mentionné tout à l' heure que c' est l' occasion de de discuter au niveau de la gestion gouvernementale et de la planification sur le futur. sauf que, lui, ce qu' il fait présentement, il essaie de lire un acte d' accusation qui est qui n' a absolument aucun lien avec l' étude des crédits et qui n' a aucune pertinence.</text:p>
          </table:table-cell>
        </table:table-row>
        <table:table-row table:style-name="ro1">
          <table:table-cell table:number-columns-repeated="2"/>
          <table:table-cell office:value-type="string">
            <text:p>4222a</text:p>
          </table:table-cell>
          <table:table-cell office:value-type="float" office:value="256">
            <text:p>256</text:p>
          </table:table-cell>
          <table:table-cell office:value-type="float" office:value="77">
            <text:p>77</text:p>
          </table:table-cell>
          <table:table-cell table:formula="of:=IF([.E532]=[.E531];[.F531]+1;1)" office:value-type="float" office:value="18">
            <text:p>18</text:p>
          </table:table-cell>
          <table:table-cell table:formula="of:=CONCATENATE(&quot;/home/peter/Thesis/ForcedAligner/Aligner1/wav/11025/&quot;;[.C532];[.D532];&quot;.wav&quot;)" office:value-type="string" office:string-value="/home/peter/Thesis/ForcedAligner/Aligner1/wav/11025/4222a256.wav">
            <text:p>/home/peter/Thesis/ForcedAligner/Aligner1/wav/11025/4222a256.wav</text:p>
          </table:table-cell>
          <table:table-cell table:formula="of:=CONCATENATE(&quot;/home/peter/Thesis/ForcedAligner/Aligner1/wav/&quot;;&quot;ANQ&quot;;[.E532];&quot;_&quot;;[.F532];&quot;.wav&quot;)" office:value-type="string" office:string-value="/home/peter/Thesis/ForcedAligner/Aligner1/wav/ANQ77_18.wav">
            <text:p>/home/peter/Thesis/ForcedAligner/Aligner1/wav/ANQ77_18.wav</text:p>
          </table:table-cell>
          <table:table-cell office:value-type="string">
            <text:p>très bien. alors, monsieur le député de montmorency, vous avez soulevé une question de règlement en vertu de l' article deux cent onze. la règle générale: tout discours doit porter sur le sujet en discussion. le sujet en discussion, c' est le débat restreint sur les crédits. ça a été abordé dans le cadre de l' étude des crédits en commission parlementaire. la règle de la pertinence doit s' interpréter assez largement. donc, j' invite le député de verchères à s' en tenir au sujet qui est en discussion.</text:p>
          </table:table-cell>
        </table:table-row>
        <table:table-row table:style-name="ro1">
          <table:table-cell table:number-columns-repeated="2"/>
          <table:table-cell office:value-type="string">
            <text:p>4222a</text:p>
          </table:table-cell>
          <table:table-cell office:value-type="float" office:value="258">
            <text:p>258</text:p>
          </table:table-cell>
          <table:table-cell office:value-type="float" office:value="77">
            <text:p>77</text:p>
          </table:table-cell>
          <table:table-cell table:formula="of:=IF([.E533]=[.E532];[.F532]+1;1)" office:value-type="float" office:value="19">
            <text:p>19</text:p>
          </table:table-cell>
          <table:table-cell table:formula="of:=CONCATENATE(&quot;/home/peter/Thesis/ForcedAligner/Aligner1/wav/11025/&quot;;[.C533];[.D533];&quot;.wav&quot;)" office:value-type="string" office:string-value="/home/peter/Thesis/ForcedAligner/Aligner1/wav/11025/4222a258.wav">
            <text:p>/home/peter/Thesis/ForcedAligner/Aligner1/wav/11025/4222a258.wav</text:p>
          </table:table-cell>
          <table:table-cell table:formula="of:=CONCATENATE(&quot;/home/peter/Thesis/ForcedAligner/Aligner1/wav/&quot;;&quot;ANQ&quot;;[.E533];&quot;_&quot;;[.F533];&quot;.wav&quot;)" office:value-type="string" office:string-value="/home/peter/Thesis/ForcedAligner/Aligner1/wav/ANQ77_19.wav">
            <text:p>/home/peter/Thesis/ForcedAligner/Aligner1/wav/ANQ77_19.wav</text:p>
          </table:table-cell>
          <table:table-cell office:value-type="string">
            <text:p>très bien. alors, merci, monsieur le député de verchères, pour cette intervention. compte tenu de l' heure, je vais suspendre les travaux jusqu' à quinze heures, cet après midi.</text:p>
          </table:table-cell>
        </table:table-row>
        <table:table-row table:style-name="ro1">
          <table:table-cell table:number-columns-repeated="2"/>
          <table:table-cell office:value-type="string">
            <text:p>4221a</text:p>
          </table:table-cell>
          <table:table-cell office:value-type="float" office:value="457">
            <text:p>457</text:p>
          </table:table-cell>
          <table:table-cell office:value-type="float" office:value="77">
            <text:p>77</text:p>
          </table:table-cell>
          <table:table-cell table:formula="of:=IF([.E534]=[.E533];[.F533]+1;1)" office:value-type="float" office:value="20">
            <text:p>20</text:p>
          </table:table-cell>
          <table:table-cell table:formula="of:=CONCATENATE(&quot;/home/peter/Thesis/ForcedAligner/Aligner1/wav/11025/&quot;;[.C534];[.D534];&quot;.wav&quot;)" office:value-type="string" office:string-value="/home/peter/Thesis/ForcedAligner/Aligner1/wav/11025/4221a457.wav">
            <text:p>/home/peter/Thesis/ForcedAligner/Aligner1/wav/11025/4221a457.wav</text:p>
          </table:table-cell>
          <table:table-cell table:formula="of:=CONCATENATE(&quot;/home/peter/Thesis/ForcedAligner/Aligner1/wav/&quot;;&quot;ANQ&quot;;[.E534];&quot;_&quot;;[.F534];&quot;.wav&quot;)" office:value-type="string" office:string-value="/home/peter/Thesis/ForcedAligner/Aligner1/wav/ANQ77_20.wav">
            <text:p>/home/peter/Thesis/ForcedAligner/Aligner1/wav/ANQ77_20.wav</text:p>
          </table:table-cell>
          <table:table-cell office:value-type="string">
            <text:p>alors, merci à vous, monsieur le ministre, pour votre intervention. je vais maintenant céder la parole au député de matane pour une réplique de deux minutes. monsieur le député.</text:p>
          </table:table-cell>
        </table:table-row>
        <table:table-row table:style-name="ro1">
          <table:table-cell table:number-columns-repeated="2"/>
          <table:table-cell office:value-type="string">
            <text:p>4222a</text:p>
          </table:table-cell>
          <table:table-cell office:value-type="float" office:value="204">
            <text:p>204</text:p>
          </table:table-cell>
          <table:table-cell office:value-type="float" office:value="77">
            <text:p>77</text:p>
          </table:table-cell>
          <table:table-cell table:formula="of:=IF([.E535]=[.E534];[.F534]+1;1)" office:value-type="float" office:value="21">
            <text:p>21</text:p>
          </table:table-cell>
          <table:table-cell table:formula="of:=CONCATENATE(&quot;/home/peter/Thesis/ForcedAligner/Aligner1/wav/11025/&quot;;[.C535];[.D535];&quot;.wav&quot;)" office:value-type="string" office:string-value="/home/peter/Thesis/ForcedAligner/Aligner1/wav/11025/4222a204.wav">
            <text:p>/home/peter/Thesis/ForcedAligner/Aligner1/wav/11025/4222a204.wav</text:p>
          </table:table-cell>
          <table:table-cell table:formula="of:=CONCATENATE(&quot;/home/peter/Thesis/ForcedAligner/Aligner1/wav/&quot;;&quot;ANQ&quot;;[.E535];&quot;_&quot;;[.F535];&quot;.wav&quot;)" office:value-type="string" office:string-value="/home/peter/Thesis/ForcedAligner/Aligner1/wav/ANQ77_21.wav">
            <text:p>/home/peter/Thesis/ForcedAligner/Aligner1/wav/ANQ77_21.wav</text:p>
          </table:table-cell>
          <table:table-cell office:value-type="string">
            <text:p>{ns} alors, nous en sommes à la rubrique des motions sans préavis. et, en fonction de nos règles et de l' ordre de présentation des motions sans préavis, je reconnais maintenant un membre du groupe formant l' opposition officielle. monsieur le député de roberval. {ns}</text:p>
          </table:table-cell>
        </table:table-row>
        <table:table-row table:style-name="ro1">
          <table:table-cell table:number-columns-repeated="2"/>
          <table:table-cell office:value-type="string">
            <text:p>4221a</text:p>
          </table:table-cell>
          <table:table-cell office:value-type="float" office:value="459">
            <text:p>459</text:p>
          </table:table-cell>
          <table:table-cell office:value-type="float" office:value="77">
            <text:p>77</text:p>
          </table:table-cell>
          <table:table-cell table:formula="of:=IF([.E536]=[.E535];[.F535]+1;1)" office:value-type="float" office:value="22">
            <text:p>22</text:p>
          </table:table-cell>
          <table:table-cell table:formula="of:=CONCATENATE(&quot;/home/peter/Thesis/ForcedAligner/Aligner1/wav/11025/&quot;;[.C536];[.D536];&quot;.wav&quot;)" office:value-type="string" office:string-value="/home/peter/Thesis/ForcedAligner/Aligner1/wav/11025/4221a459.wav">
            <text:p>/home/peter/Thesis/ForcedAligner/Aligner1/wav/11025/4221a459.wav</text:p>
          </table:table-cell>
          <table:table-cell table:formula="of:=CONCATENATE(&quot;/home/peter/Thesis/ForcedAligner/Aligner1/wav/&quot;;&quot;ANQ&quot;;[.E536];&quot;_&quot;;[.F536];&quot;.wav&quot;)" office:value-type="string" office:string-value="/home/peter/Thesis/ForcedAligner/Aligner1/wav/ANQ77_22.wav">
            <text:p>/home/peter/Thesis/ForcedAligner/Aligner1/wav/ANQ77_22.wav</text:p>
          </table:table-cell>
          <table:table-cell office:value-type="string">
            <text:p>très bien. alors, merci, monsieur le député de matane pour cette intervention. cela met fin à la rubrique débats de fin de séance. compte tenu de l' heure, je suspends les travaux jusqu' à dix-neuf heure trente.</text:p>
          </table:table-cell>
        </table:table-row>
        <table:table-row table:style-name="ro1">
          <table:table-cell table:number-columns-repeated="2"/>
          <table:table-cell office:value-type="string">
            <text:p>4222a</text:p>
          </table:table-cell>
          <table:table-cell office:value-type="float" office:value="207">
            <text:p>207</text:p>
          </table:table-cell>
          <table:table-cell office:value-type="float" office:value="77">
            <text:p>77</text:p>
          </table:table-cell>
          <table:table-cell table:formula="of:=IF([.E537]=[.E536];[.F536]+1;1)" office:value-type="float" office:value="23">
            <text:p>23</text:p>
          </table:table-cell>
          <table:table-cell table:formula="of:=CONCATENATE(&quot;/home/peter/Thesis/ForcedAligner/Aligner1/wav/11025/&quot;;[.C537];[.D537];&quot;.wav&quot;)" office:value-type="string" office:string-value="/home/peter/Thesis/ForcedAligner/Aligner1/wav/11025/4222a207.wav">
            <text:p>/home/peter/Thesis/ForcedAligner/Aligner1/wav/11025/4222a207.wav</text:p>
          </table:table-cell>
          <table:table-cell table:formula="of:=CONCATENATE(&quot;/home/peter/Thesis/ForcedAligner/Aligner1/wav/&quot;;&quot;ANQ&quot;;[.E537];&quot;_&quot;;[.F537];&quot;.wav&quot;)" office:value-type="string" office:string-value="/home/peter/Thesis/ForcedAligner/Aligner1/wav/ANQ77_23.wav">
            <text:p>/home/peter/Thesis/ForcedAligner/Aligner1/wav/ANQ77_23.wav</text:p>
          </table:table-cell>
          <table:table-cell office:value-type="string">
            <text:p>pas de consentement. bien. alors, je reconnais maintenant un membre du deuxième groupe euh d' opposition {ns}</text:p>
          </table:table-cell>
        </table:table-row>
        <table:table-row table:style-name="ro1">
          <table:table-cell table:number-columns-repeated="2"/>
          <table:table-cell office:value-type="string">
            <text:p>4222a</text:p>
          </table:table-cell>
          <table:table-cell office:value-type="float" office:value="210">
            <text:p>210</text:p>
          </table:table-cell>
          <table:table-cell office:value-type="float" office:value="77">
            <text:p>77</text:p>
          </table:table-cell>
          <table:table-cell table:formula="of:=IF([.E538]=[.E537];[.F537]+1;1)" office:value-type="float" office:value="24">
            <text:p>24</text:p>
          </table:table-cell>
          <table:table-cell table:formula="of:=CONCATENATE(&quot;/home/peter/Thesis/ForcedAligner/Aligner1/wav/11025/&quot;;[.C538];[.D538];&quot;.wav&quot;)" office:value-type="string" office:string-value="/home/peter/Thesis/ForcedAligner/Aligner1/wav/11025/4222a210.wav">
            <text:p>/home/peter/Thesis/ForcedAligner/Aligner1/wav/11025/4222a210.wav</text:p>
          </table:table-cell>
          <table:table-cell table:formula="of:=CONCATENATE(&quot;/home/peter/Thesis/ForcedAligner/Aligner1/wav/&quot;;&quot;ANQ&quot;;[.E538];&quot;_&quot;;[.F538];&quot;.wav&quot;)" office:value-type="string" office:string-value="/home/peter/Thesis/ForcedAligner/Aligner1/wav/ANQ77_24.wav">
            <text:p>/home/peter/Thesis/ForcedAligner/Aligner1/wav/ANQ77_24.wav</text:p>
          </table:table-cell>
          <table:table-cell office:value-type="string">
            <text:p>merci. alors, est ce qu' il y a consentement pour débattre de cette motion, monsieur le leader du</text:p>
          </table:table-cell>
        </table:table-row>
        <table:table-row table:style-name="ro1">
          <table:table-cell table:number-columns-repeated="2"/>
          <table:table-cell office:value-type="string">
            <text:p>4222a</text:p>
          </table:table-cell>
          <table:table-cell office:value-type="float" office:value="212">
            <text:p>212</text:p>
          </table:table-cell>
          <table:table-cell office:value-type="float" office:value="77">
            <text:p>77</text:p>
          </table:table-cell>
          <table:table-cell table:formula="of:=IF([.E539]=[.E538];[.F538]+1;1)" office:value-type="float" office:value="25">
            <text:p>25</text:p>
          </table:table-cell>
          <table:table-cell table:formula="of:=CONCATENATE(&quot;/home/peter/Thesis/ForcedAligner/Aligner1/wav/11025/&quot;;[.C539];[.D539];&quot;.wav&quot;)" office:value-type="string" office:string-value="/home/peter/Thesis/ForcedAligner/Aligner1/wav/11025/4222a212.wav">
            <text:p>/home/peter/Thesis/ForcedAligner/Aligner1/wav/11025/4222a212.wav</text:p>
          </table:table-cell>
          <table:table-cell table:formula="of:=CONCATENATE(&quot;/home/peter/Thesis/ForcedAligner/Aligner1/wav/&quot;;&quot;ANQ&quot;;[.E539];&quot;_&quot;;[.F539];&quot;.wav&quot;)" office:value-type="string" office:string-value="/home/peter/Thesis/ForcedAligner/Aligner1/wav/ANQ77_25.wav">
            <text:p>/home/peter/Thesis/ForcedAligner/Aligner1/wav/ANQ77_25.wav</text:p>
          </table:table-cell>
          <table:table-cell office:value-type="string">
            <text:p>très bien. alors, consentement pour l' adopter sans débat. est ce que cette motion est adoptée?</text:p>
          </table:table-cell>
        </table:table-row>
        <table:table-row table:style-name="ro1">
          <table:table-cell table:number-columns-repeated="2"/>
          <table:table-cell office:value-type="string">
            <text:p>4222a</text:p>
          </table:table-cell>
          <table:table-cell office:value-type="float" office:value="213">
            <text:p>213</text:p>
          </table:table-cell>
          <table:table-cell office:value-type="float" office:value="77">
            <text:p>77</text:p>
          </table:table-cell>
          <table:table-cell table:formula="of:=IF([.E540]=[.E539];[.F539]+1;1)" office:value-type="float" office:value="26">
            <text:p>26</text:p>
          </table:table-cell>
          <table:table-cell table:formula="of:=CONCATENATE(&quot;/home/peter/Thesis/ForcedAligner/Aligner1/wav/11025/&quot;;[.C540];[.D540];&quot;.wav&quot;)" office:value-type="string" office:string-value="/home/peter/Thesis/ForcedAligner/Aligner1/wav/11025/4222a213.wav">
            <text:p>/home/peter/Thesis/ForcedAligner/Aligner1/wav/11025/4222a213.wav</text:p>
          </table:table-cell>
          <table:table-cell table:formula="of:=CONCATENATE(&quot;/home/peter/Thesis/ForcedAligner/Aligner1/wav/&quot;;&quot;ANQ&quot;;[.E540];&quot;_&quot;;[.F540];&quot;.wav&quot;)" office:value-type="string" office:string-value="/home/peter/Thesis/ForcedAligner/Aligner1/wav/ANQ77_26.wav">
            <text:p>/home/peter/Thesis/ForcedAligner/Aligner1/wav/ANQ77_26.wav</text:p>
          </table:table-cell>
          <table:table-cell office:value-type="string">
            <text:p>motion adoptée. je reconnais maintenant un groupe euh formant le gouvernement. alors, monsieur le ministre de la santé et des services sociaux.</text:p>
          </table:table-cell>
        </table:table-row>
        <table:table-row table:style-name="ro1">
          <table:table-cell table:number-columns-repeated="2"/>
          <table:table-cell office:value-type="string">
            <text:p>4222a</text:p>
          </table:table-cell>
          <table:table-cell office:value-type="float" office:value="216">
            <text:p>216</text:p>
          </table:table-cell>
          <table:table-cell office:value-type="float" office:value="77">
            <text:p>77</text:p>
          </table:table-cell>
          <table:table-cell table:formula="of:=IF([.E541]=[.E540];[.F540]+1;1)" office:value-type="float" office:value="27">
            <text:p>27</text:p>
          </table:table-cell>
          <table:table-cell table:formula="of:=CONCATENATE(&quot;/home/peter/Thesis/ForcedAligner/Aligner1/wav/11025/&quot;;[.C541];[.D541];&quot;.wav&quot;)" office:value-type="string" office:string-value="/home/peter/Thesis/ForcedAligner/Aligner1/wav/11025/4222a216.wav">
            <text:p>/home/peter/Thesis/ForcedAligner/Aligner1/wav/11025/4222a216.wav</text:p>
          </table:table-cell>
          <table:table-cell table:formula="of:=CONCATENATE(&quot;/home/peter/Thesis/ForcedAligner/Aligner1/wav/&quot;;&quot;ANQ&quot;;[.E541];&quot;_&quot;;[.F541];&quot;.wav&quot;)" office:value-type="string" office:string-value="/home/peter/Thesis/ForcedAligner/Aligner1/wav/ANQ77_27.wav">
            <text:p>/home/peter/Thesis/ForcedAligner/Aligner1/wav/ANQ77_27.wav</text:p>
          </table:table-cell>
          <table:table-cell office:value-type="string">
            <text:p>alors, j' invite les députés qui doivent euh vaquer à d' autres occupations de le faire dans le silence, s' il vous plaît. {ns} alors, monsieur le ministre de la santé et des services sociaux.</text:p>
          </table:table-cell>
        </table:table-row>
        <table:table-row table:style-name="ro1">
          <table:table-cell table:number-columns-repeated="2"/>
          <table:table-cell office:value-type="string">
            <text:p>4222a</text:p>
          </table:table-cell>
          <table:table-cell office:value-type="float" office:value="220">
            <text:p>220</text:p>
          </table:table-cell>
          <table:table-cell office:value-type="float" office:value="77">
            <text:p>77</text:p>
          </table:table-cell>
          <table:table-cell table:formula="of:=IF([.E542]=[.E541];[.F541]+1;1)" office:value-type="float" office:value="28">
            <text:p>28</text:p>
          </table:table-cell>
          <table:table-cell table:formula="of:=CONCATENATE(&quot;/home/peter/Thesis/ForcedAligner/Aligner1/wav/11025/&quot;;[.C542];[.D542];&quot;.wav&quot;)" office:value-type="string" office:string-value="/home/peter/Thesis/ForcedAligner/Aligner1/wav/11025/4222a220.wav">
            <text:p>/home/peter/Thesis/ForcedAligner/Aligner1/wav/11025/4222a220.wav</text:p>
          </table:table-cell>
          <table:table-cell table:formula="of:=CONCATENATE(&quot;/home/peter/Thesis/ForcedAligner/Aligner1/wav/&quot;;&quot;ANQ&quot;;[.E542];&quot;_&quot;;[.F542];&quot;.wav&quot;)" office:value-type="string" office:string-value="/home/peter/Thesis/ForcedAligner/Aligner1/wav/ANQ77_28.wav">
            <text:p>/home/peter/Thesis/ForcedAligner/Aligner1/wav/ANQ77_28.wav</text:p>
          </table:table-cell>
          <table:table-cell office:value-type="string">
            <text:p>bien. alors, est ce que la motion est adoptée?</text:p>
          </table:table-cell>
        </table:table-row>
        <table:table-row table:style-name="ro1">
          <table:table-cell table:number-columns-repeated="2"/>
          <table:table-cell office:value-type="string">
            <text:p>4221b</text:p>
          </table:table-cell>
          <table:table-cell office:value-type="float" office:value="468">
            <text:p>468</text:p>
          </table:table-cell>
          <table:table-cell office:value-type="float" office:value="78">
            <text:p>78</text:p>
          </table:table-cell>
          <table:table-cell table:formula="of:=IF([.E543]=[.E542];[.F542]+1;1)" office:value-type="float" office:value="1">
            <text:p>1</text:p>
          </table:table-cell>
          <table:table-cell table:formula="of:=CONCATENATE(&quot;/home/peter/Thesis/ForcedAligner/Aligner1/wav/11025/&quot;;[.C543];[.D543];&quot;.wav&quot;)" office:value-type="string" office:string-value="/home/peter/Thesis/ForcedAligner/Aligner1/wav/11025/4221b468.wav">
            <text:p>/home/peter/Thesis/ForcedAligner/Aligner1/wav/11025/4221b468.wav</text:p>
          </table:table-cell>
          <table:table-cell table:formula="of:=CONCATENATE(&quot;/home/peter/Thesis/ForcedAligner/Aligner1/wav/&quot;;&quot;ANQ&quot;;[.E543];&quot;_&quot;;[.F543];&quot;.wav&quot;)" office:value-type="string" office:string-value="/home/peter/Thesis/ForcedAligner/Aligner1/wav/ANQ78_1.wav">
            <text:p>/home/peter/Thesis/ForcedAligner/Aligner1/wav/ANQ78_1.wav</text:p>
          </table:table-cell>
          <table:table-cell office:value-type="string">
            <text:p>soit déféré à la commission des finances publiques pour étude détaillée.</text:p>
          </table:table-cell>
        </table:table-row>
        <table:table-row table:style-name="ro1">
          <table:table-cell table:number-columns-repeated="2"/>
          <table:table-cell office:value-type="string">
            <text:p>4222a</text:p>
          </table:table-cell>
          <table:table-cell office:value-type="string">
            <text:p>35a</text:p>
          </table:table-cell>
          <table:table-cell office:value-type="float" office:value="78">
            <text:p>78</text:p>
          </table:table-cell>
          <table:table-cell table:formula="of:=IF([.E544]=[.E543];[.F543]+1;1)" office:value-type="float" office:value="2">
            <text:p>2</text:p>
          </table:table-cell>
          <table:table-cell table:formula="of:=CONCATENATE(&quot;/home/peter/Thesis/ForcedAligner/Aligner1/wav/11025/&quot;;[.C544];[.D544];&quot;.wav&quot;)" office:value-type="string" office:string-value="/home/peter/Thesis/ForcedAligner/Aligner1/wav/11025/4222a35a.wav">
            <text:p>/home/peter/Thesis/ForcedAligner/Aligner1/wav/11025/4222a35a.wav</text:p>
          </table:table-cell>
          <table:table-cell table:formula="of:=CONCATENATE(&quot;/home/peter/Thesis/ForcedAligner/Aligner1/wav/&quot;;&quot;ANQ&quot;;[.E544];&quot;_&quot;;[.F544];&quot;.wav&quot;)" office:value-type="string" office:string-value="/home/peter/Thesis/ForcedAligner/Aligner1/wav/ANQ78_2.wav">
            <text:p>/home/peter/Thesis/ForcedAligner/Aligner1/wav/ANQ78_2.wav</text:p>
          </table:table-cell>
          <table:table-cell office:value-type="string">
            <text:p>merci, monsieur le président. j' ai l' honneur de déposer le projet de loi numéro sept, loi modifiant diverses dispositions législatives concernant le secteur financier. ce projet de loi modifie la loi sur l' autorité des marchés financiers pour y prévoir qu' une personne qui dénonce un manquement à une loi dont l' autorité des marchés financiers est chargée de l' administration n' encourt aucune responsabilité civile de ce fait. il modifie aussi cette loi notamment pour permettre l' utilisation du support électronique pour certains échanges entre l' autorité des marchés financiers et les personnes qu' elle réglemente, ainsi que pour préciser certains éléments de la procédure d' administration provisoire qui y est prévue. le projet de loi modifie la loi sur la distribution de produits et services financiers afin notamment de permettre à d' autres personnes que l' autorité des marchés financiers de s' adresser au bureau de décision et de révision pour qu' il sanctionne un représentant, un cabinet ou une société autonome à l' égard d' un manquement à cette loi. il donne en outre de nouveaux pouvoirs d' ordonnance au bureau de décision et de révision et en fait en sorte que l' appel d' une décision du comité de discipline d' une chambre ne puisse se faire qu' une fois la décision sur la sanction rendue. le projet de loi modifie également la loi sur les instruments dérivés afin d' y prévoir un meilleur encadrement des personnes agrées. de plus, ce projet de loi modifie la loi sur les valeurs mobilières pour permettre à un initié, qui détient de l' information privilégiée, d' effectuer une opération sur valeurs pour respecter une obligation contractuelle.</text:p>
          </table:table-cell>
        </table:table-row>
        <table:table-row table:style-name="ro1">
          <table:table-cell table:number-columns-repeated="2"/>
          <table:table-cell office:value-type="string">
            <text:p>4221b</text:p>
          </table:table-cell>
          <table:table-cell office:value-type="float" office:value="471">
            <text:p>471</text:p>
          </table:table-cell>
          <table:table-cell office:value-type="float" office:value="78">
            <text:p>78</text:p>
          </table:table-cell>
          <table:table-cell table:formula="of:=IF([.E545]=[.E544];[.F544]+1;1)" office:value-type="float" office:value="3">
            <text:p>3</text:p>
          </table:table-cell>
          <table:table-cell table:formula="of:=CONCATENATE(&quot;/home/peter/Thesis/ForcedAligner/Aligner1/wav/11025/&quot;;[.C545];[.D545];&quot;.wav&quot;)" office:value-type="string" office:string-value="/home/peter/Thesis/ForcedAligner/Aligner1/wav/11025/4221b471.wav">
            <text:p>/home/peter/Thesis/ForcedAligner/Aligner1/wav/11025/4221b471.wav</text:p>
          </table:table-cell>
          <table:table-cell table:formula="of:=CONCATENATE(&quot;/home/peter/Thesis/ForcedAligner/Aligner1/wav/&quot;;&quot;ANQ&quot;;[.E545];&quot;_&quot;;[.F545];&quot;.wav&quot;)" office:value-type="string" office:string-value="/home/peter/Thesis/ForcedAligner/Aligner1/wav/ANQ78_3.wav">
            <text:p>/home/peter/Thesis/ForcedAligner/Aligner1/wav/ANQ78_3.wav</text:p>
          </table:table-cell>
          <table:table-cell office:value-type="string">
            <text:p>merci beaucoup, monsieur le président. alors, je vous demanderais, s' il vous plaît, d' appeler l' article six du feuilleton.</text:p>
          </table:table-cell>
        </table:table-row>
        <table:table-row table:style-name="ro1">
          <table:table-cell table:number-columns-repeated="2"/>
          <table:table-cell office:value-type="string">
            <text:p>4222a</text:p>
          </table:table-cell>
          <table:table-cell office:value-type="string">
            <text:p>35b</text:p>
          </table:table-cell>
          <table:table-cell office:value-type="float" office:value="78">
            <text:p>78</text:p>
          </table:table-cell>
          <table:table-cell table:formula="of:=IF([.E546]=[.E545];[.F545]+1;1)" office:value-type="float" office:value="4">
            <text:p>4</text:p>
          </table:table-cell>
          <table:table-cell table:formula="of:=CONCATENATE(&quot;/home/peter/Thesis/ForcedAligner/Aligner1/wav/11025/&quot;;[.C546];[.D546];&quot;.wav&quot;)" office:value-type="string" office:string-value="/home/peter/Thesis/ForcedAligner/Aligner1/wav/11025/4222a35b.wav">
            <text:p>/home/peter/Thesis/ForcedAligner/Aligner1/wav/11025/4222a35b.wav</text:p>
          </table:table-cell>
          <table:table-cell table:formula="of:=CONCATENATE(&quot;/home/peter/Thesis/ForcedAligner/Aligner1/wav/&quot;;&quot;ANQ&quot;;[.E546];&quot;_&quot;;[.F546];&quot;.wav&quot;)" office:value-type="string" office:string-value="/home/peter/Thesis/ForcedAligner/Aligner1/wav/ANQ78_4.wav">
            <text:p>/home/peter/Thesis/ForcedAligner/Aligner1/wav/ANQ78_4.wav</text:p>
          </table:table-cell>
          <table:table-cell office:value-type="string">
            <text:p>il modifie également cette loi pour y prévoir une infraction en cas de fraude sur les marchés de valeurs et une autre en cas de transmission à l' autorité des marchés financiers de faux renseignements. le projet de loi abroge la loi sur les caisses d' entraide économique, la loi concernant certaines caisses d' entraide économique et la loi sur les sociétés d' entraide économique, devenues désuètes, et apporte des modifications techniques ou de concordance à différentes autres lois. enfin, le projet de loi comporte des dispositions de nature technique et d' autres de nature transitoire. merci.</text:p>
          </table:table-cell>
        </table:table-row>
        <table:table-row table:style-name="ro1">
          <table:table-cell table:number-columns-repeated="2"/>
          <table:table-cell office:value-type="string">
            <text:p>4222a</text:p>
          </table:table-cell>
          <table:table-cell office:value-type="float" office:value="14">
            <text:p>14</text:p>
          </table:table-cell>
          <table:table-cell office:value-type="float" office:value="79">
            <text:p>79</text:p>
          </table:table-cell>
          <table:table-cell table:formula="of:=IF([.E547]=[.E546];[.F546]+1;1)" office:value-type="float" office:value="1">
            <text:p>1</text:p>
          </table:table-cell>
          <table:table-cell table:formula="of:=CONCATENATE(&quot;/home/peter/Thesis/ForcedAligner/Aligner1/wav/11025/&quot;;[.C547];[.D547];&quot;.wav&quot;)" office:value-type="string" office:string-value="/home/peter/Thesis/ForcedAligner/Aligner1/wav/11025/4222a14.wav">
            <text:p>/home/peter/Thesis/ForcedAligner/Aligner1/wav/11025/4222a14.wav</text:p>
          </table:table-cell>
          <table:table-cell table:formula="of:=CONCATENATE(&quot;/home/peter/Thesis/ForcedAligner/Aligner1/wav/&quot;;&quot;ANQ&quot;;[.E547];&quot;_&quot;;[.F547];&quot;.wav&quot;)" office:value-type="string" office:string-value="/home/peter/Thesis/ForcedAligner/Aligner1/wav/ANQ79_1.wav">
            <text:p>/home/peter/Thesis/ForcedAligner/Aligner1/wav/ANQ79_1.wav</text:p>
          </table:table-cell>
          <table:table-cell office:value-type="string">
            <text:p>monsieur le président, l' année deux mille onze marque le quarantième anniversaire de la fédération de la famille richelieu yamaska de saint hyacinthe, regroupement régional d' organismes de personnes qui supportent les familles de la région. afin de souligner les quarante ans d' existence de l' organisme, la présidente, franciene mucci, a invité, le trente-et-un mars dernier, les membres de la fédération à fêter avec elle. pour l' occasion, le fondateur, monseigneur andré martel, a rappelé les motivations qui l' ont conduit à mettre sur pied la fédération de la famille richelieu yamaska ainsi que les différentes étapes parcourues. depuis quarante ans, l' organisme a participé à l' élaboration de la politique familiale et à l' implantation de la famille de la maison de la famille des maskoutains. la fédération regroupe et soutient aussi les organismes qui se préoccupent du mieux être des familles. je tiens donc à souligner aujourd'hui le travail exceptionnel des intervenants de la fédération, je les remercie et les félicite personnellement pour leurs quarante ans d' implication au sein de notre communauté. merci, monsieur le président.</text:p>
          </table:table-cell>
        </table:table-row>
        <table:table-row table:style-name="ro1">
          <table:table-cell table:number-columns-repeated="2"/>
          <table:table-cell office:value-type="string">
            <text:p>4222a</text:p>
          </table:table-cell>
          <table:table-cell office:value-type="float" office:value="39">
            <text:p>39</text:p>
          </table:table-cell>
          <table:table-cell office:value-type="float" office:value="8">
            <text:p>8</text:p>
          </table:table-cell>
          <table:table-cell table:formula="of:=IF([.E548]=[.E547];[.F547]+1;1)" office:value-type="float" office:value="1">
            <text:p>1</text:p>
          </table:table-cell>
          <table:table-cell table:formula="of:=CONCATENATE(&quot;/home/peter/Thesis/ForcedAligner/Aligner1/wav/11025/&quot;;[.C548];[.D548];&quot;.wav&quot;)" office:value-type="string" office:string-value="/home/peter/Thesis/ForcedAligner/Aligner1/wav/11025/4222a39.wav">
            <text:p>/home/peter/Thesis/ForcedAligner/Aligner1/wav/11025/4222a39.wav</text:p>
          </table:table-cell>
          <table:table-cell table:formula="of:=CONCATENATE(&quot;/home/peter/Thesis/ForcedAligner/Aligner1/wav/&quot;;&quot;ANQ&quot;;[.E548];&quot;_&quot;;[.F548];&quot;.wav&quot;)" office:value-type="string" office:string-value="/home/peter/Thesis/ForcedAligner/Aligner1/wav/ANQ8_1.wav">
            <text:p>/home/peter/Thesis/ForcedAligner/Aligner1/wav/ANQ8_1.wav</text:p>
          </table:table-cell>
          <table:table-cell office:value-type="string">
            <text:p>leader, monsieur le député aussi. c' est mon plus beau titre, vous le savez, monsieur le président, c' est d' être député du beau comté de chicoutimi. donc, ça me fait plaisir. c' est hautement je le prends au contraire très bien, monsieur le président. donc, non, à la lumière des notes explicatives, il est clair que ce projet de loi demande une expertise particulière. vous avez vu les sujets qui vont être abordés. ils sont importants. ils touchent les épargnants, ils touchent le fonctionnement au niveau des euh tant au niveau de l' amf que des conséquences, bon, de certaines dénonciations. le gouvernement a dû faire sûrement, pour son projet de loi, des consultations. en tout cas, j' espère et j' en suis convaincu. les parlementaires ont droit aussi d' avoir un éclairage qui est suffisant sur cette question. évidemment, nous ne demanderons pas de consultation générale, mais je pense qu' il serait sûrement pertinent pour ceux et celles qui vont avoir à traiter de ce projet de loi d' avoir l' éclairage de d' experts dans ce domaine. donc, euh j' aimerais avoir du leader l' autorisation et l' accord du ministre pour tenir des consultations particulières sur ce projet de loi.</text:p>
          </table:table-cell>
        </table:table-row>
        <table:table-row table:style-name="ro1">
          <table:table-cell table:number-columns-repeated="2"/>
          <table:table-cell office:value-type="string">
            <text:p>4222a</text:p>
          </table:table-cell>
          <table:table-cell office:value-type="float" office:value="177">
            <text:p>177</text:p>
          </table:table-cell>
          <table:table-cell office:value-type="float" office:value="8">
            <text:p>8</text:p>
          </table:table-cell>
          <table:table-cell table:formula="of:=IF([.E549]=[.E548];[.F548]+1;1)" office:value-type="float" office:value="2">
            <text:p>2</text:p>
          </table:table-cell>
          <table:table-cell table:formula="of:=CONCATENATE(&quot;/home/peter/Thesis/ForcedAligner/Aligner1/wav/11025/&quot;;[.C549];[.D549];&quot;.wav&quot;)" office:value-type="string" office:string-value="/home/peter/Thesis/ForcedAligner/Aligner1/wav/11025/4222a177.wav">
            <text:p>/home/peter/Thesis/ForcedAligner/Aligner1/wav/11025/4222a177.wav</text:p>
          </table:table-cell>
          <table:table-cell table:formula="of:=CONCATENATE(&quot;/home/peter/Thesis/ForcedAligner/Aligner1/wav/&quot;;&quot;ANQ&quot;;[.E549];&quot;_&quot;;[.F549];&quot;.wav&quot;)" office:value-type="string" office:string-value="/home/peter/Thesis/ForcedAligner/Aligner1/wav/ANQ8_2.wav">
            <text:p>/home/peter/Thesis/ForcedAligner/Aligner1/wav/ANQ8_2.wav</text:p>
          </table:table-cell>
          <table:table-cell office:value-type="string">
            <text:p>la réponse est pitoyable, monsieur le président. le ministre nous a nous a normalement habitués à mieux que ça, là. il y a une motion du parlement quand même, on ne doit pas tourner le parlement en ridicule qui dit qu' on va évaluer la question. pendant ce temps là, on profite de la fin, là parce qu' on a une semaine de répit, on on donne une décision puis on apprend au premier ministre à matin qu' il y a un décret de cinquante-huit millions il l' a appris ce matin, monsieur le président, cinquante-huit millions cinquante-huit millions qu' il a signé de sa main pour une entreprise sur laquelle on doit faire des vérifications, et les parlementaires doivent évaluer. pourquoi le ministre n' a pas attendu</text:p>
          </table:table-cell>
        </table:table-row>
        <table:table-row table:style-name="ro1">
          <table:table-cell table:number-columns-repeated="2"/>
          <table:table-cell office:value-type="string">
            <text:p>4222a</text:p>
          </table:table-cell>
          <table:table-cell office:value-type="float" office:value="181">
            <text:p>181</text:p>
          </table:table-cell>
          <table:table-cell office:value-type="float" office:value="8">
            <text:p>8</text:p>
          </table:table-cell>
          <table:table-cell table:formula="of:=IF([.E550]=[.E549];[.F549]+1;1)" office:value-type="float" office:value="3">
            <text:p>3</text:p>
          </table:table-cell>
          <table:table-cell table:formula="of:=CONCATENATE(&quot;/home/peter/Thesis/ForcedAligner/Aligner1/wav/11025/&quot;;[.C550];[.D550];&quot;.wav&quot;)" office:value-type="string" office:string-value="/home/peter/Thesis/ForcedAligner/Aligner1/wav/11025/4222a181.wav">
            <text:p>/home/peter/Thesis/ForcedAligner/Aligner1/wav/11025/4222a181.wav</text:p>
          </table:table-cell>
          <table:table-cell table:formula="of:=CONCATENATE(&quot;/home/peter/Thesis/ForcedAligner/Aligner1/wav/&quot;;&quot;ANQ&quot;;[.E550];&quot;_&quot;;[.F550];&quot;.wav&quot;)" office:value-type="string" office:string-value="/home/peter/Thesis/ForcedAligner/Aligner1/wav/ANQ8_3.wav">
            <text:p>/home/peter/Thesis/ForcedAligner/Aligner1/wav/ANQ8_3.wav</text:p>
          </table:table-cell>
          <table:table-cell office:value-type="string">
            <text:p>où était le gouvernement pendant les trois ou quatre dernières années où tout le québec, tous les québécois se questionnent sur l' utilisation de l' amiante chrysotile? où il était? où était le premier ministre? tous les québécois se questionnent, et le parlement, de façon responsable, a décidé d' étudier cette question et de faire des recommandations. le ministre et le premier ministre sont ont décidé d' octroyer une aide de cinquante-huit millions sans attendre la commission parlementaire. pourquoi faire un tel outrage au parlement? pourquoi ne pas laisser aux parlementaires {ns}</text:p>
          </table:table-cell>
        </table:table-row>
        <table:table-row table:style-name="ro1">
          <table:table-cell table:number-columns-repeated="2"/>
          <table:table-cell office:value-type="string">
            <text:p>4222a</text:p>
          </table:table-cell>
          <table:table-cell office:value-type="float" office:value="191">
            <text:p>191</text:p>
          </table:table-cell>
          <table:table-cell office:value-type="float" office:value="8">
            <text:p>8</text:p>
          </table:table-cell>
          <table:table-cell table:formula="of:=IF([.E551]=[.E550];[.F550]+1;1)" office:value-type="float" office:value="4">
            <text:p>4</text:p>
          </table:table-cell>
          <table:table-cell table:formula="of:=CONCATENATE(&quot;/home/peter/Thesis/ForcedAligner/Aligner1/wav/11025/&quot;;[.C551];[.D551];&quot;.wav&quot;)" office:value-type="string" office:string-value="/home/peter/Thesis/ForcedAligner/Aligner1/wav/11025/4222a191.wav">
            <text:p>/home/peter/Thesis/ForcedAligner/Aligner1/wav/11025/4222a191.wav</text:p>
          </table:table-cell>
          <table:table-cell table:formula="of:=CONCATENATE(&quot;/home/peter/Thesis/ForcedAligner/Aligner1/wav/&quot;;&quot;ANQ&quot;;[.E551];&quot;_&quot;;[.F551];&quot;.wav&quot;)" office:value-type="string" office:string-value="/home/peter/Thesis/ForcedAligner/Aligner1/wav/ANQ8_4.wav">
            <text:p>/home/peter/Thesis/ForcedAligner/Aligner1/wav/ANQ8_4.wav</text:p>
          </table:table-cell>
          <table:table-cell office:value-type="string">
            <text:p>pour le festival de l' humour, on repassera, monsieur le président, là. je ne sais pas, le leader, est ce qu' il se sent interpellé? le parlement, ici, on a adopté une motion. je l' ai négociée moi même avec son leader adjoint, je l' ai négociée avec le député de québec solidaire, le député de mercier, avec l' adq. ici, le parlement s' est prononcé de façon responsable, on a dit: on va étudier la question, elle mérite d' être étudiée. le ministre, pendant ce temps là, qu' est ce qu' il fait? il autorise un prêt de cinquante-huit millions, une garantie prêt à une entreprise qui, justement, fait l' objet de des vérifications qu' on souhaite au niveau de l' exploitation de la chrysotile. je redemande encore au ministre: pourquoi cette hâte? pourquoi avoir agi sans que le parlement fasse ce qu' il doit faire, monsieur le président?</text:p>
          </table:table-cell>
        </table:table-row>
        <table:table-row table:style-name="ro1">
          <table:table-cell table:number-columns-repeated="2"/>
          <table:table-cell office:value-type="string">
            <text:p>4222a</text:p>
          </table:table-cell>
          <table:table-cell office:value-type="float" office:value="16">
            <text:p>16</text:p>
          </table:table-cell>
          <table:table-cell office:value-type="float" office:value="82">
            <text:p>82</text:p>
          </table:table-cell>
          <table:table-cell table:formula="of:=IF([.E552]=[.E551];[.F551]+1;1)" office:value-type="float" office:value="1">
            <text:p>1</text:p>
          </table:table-cell>
          <table:table-cell table:formula="of:=CONCATENATE(&quot;/home/peter/Thesis/ForcedAligner/Aligner1/wav/11025/&quot;;[.C552];[.D552];&quot;.wav&quot;)" office:value-type="string" office:string-value="/home/peter/Thesis/ForcedAligner/Aligner1/wav/11025/4222a16.wav">
            <text:p>/home/peter/Thesis/ForcedAligner/Aligner1/wav/11025/4222a16.wav</text:p>
          </table:table-cell>
          <table:table-cell table:formula="of:=CONCATENATE(&quot;/home/peter/Thesis/ForcedAligner/Aligner1/wav/&quot;;&quot;ANQ&quot;;[.E552];&quot;_&quot;;[.F552];&quot;.wav&quot;)" office:value-type="string" office:string-value="/home/peter/Thesis/ForcedAligner/Aligner1/wav/ANQ82_1.wav">
            <text:p>/home/peter/Thesis/ForcedAligner/Aligner1/wav/ANQ82_1.wav</text:p>
          </table:table-cell>
          <table:table-cell office:value-type="string">
            <text:p>merci, monsieur le président. je veux souligner, ce matin, le quarantième anniversaire du club des aînés actifs d' orsainville, situé dans mon comté de charlesbourg. fondé en mille neuf cent soixante onze, ce club offre à ses trois cent vingt-cinq membres des conférences, des voyages, des activités culturelles, sociales et sportives. ce club est plus qu' un simple lieu de rencontre, il joue un rôle primordial dans notre communauté. par sa vaste programmation, il permet à de nombreux aînés de pouvoir tisser des liens d' amitié et de privilégier le maintien de la bonne forme physique et cognitive. j' ai l' immense plaisir de connaître sa présidente, madame lise veilleux, qui est parmi nous dans les tribunes. je tiens à la remercier publiquement pour son dévouement. félicitations pour ces quarante ans d' existence et salutations distinguées à tous les membres. merci, monsieur le président.</text:p>
          </table:table-cell>
        </table:table-row>
        <table:table-row table:style-name="ro1">
          <table:table-cell table:number-columns-repeated="2"/>
          <table:table-cell office:value-type="string">
            <text:p>4221a</text:p>
          </table:table-cell>
          <table:table-cell office:value-type="float" office:value="30">
            <text:p>30</text:p>
          </table:table-cell>
          <table:table-cell office:value-type="float" office:value="83">
            <text:p>83</text:p>
          </table:table-cell>
          <table:table-cell table:formula="of:=IF([.E553]=[.E552];[.F552]+1;1)" office:value-type="float" office:value="1">
            <text:p>1</text:p>
          </table:table-cell>
          <table:table-cell table:formula="of:=CONCATENATE(&quot;/home/peter/Thesis/ForcedAligner/Aligner1/wav/11025/&quot;;[.C553];[.D553];&quot;.wav&quot;)" office:value-type="string" office:string-value="/home/peter/Thesis/ForcedAligner/Aligner1/wav/11025/4221a30.wav">
            <text:p>/home/peter/Thesis/ForcedAligner/Aligner1/wav/11025/4221a30.wav</text:p>
          </table:table-cell>
          <table:table-cell table:formula="of:=CONCATENATE(&quot;/home/peter/Thesis/ForcedAligner/Aligner1/wav/&quot;;&quot;ANQ&quot;;[.E553];&quot;_&quot;;[.F553];&quot;.wav&quot;)" office:value-type="string" office:string-value="/home/peter/Thesis/ForcedAligner/Aligner1/wav/ANQ83_1.wav">
            <text:p>/home/peter/Thesis/ForcedAligner/Aligner1/wav/ANQ83_1.wav</text:p>
          </table:table-cell>
          <table:table-cell office:value-type="string">
            <text:p>merci. je dépose l' extrait d' une pétition adressée à l' assemblée nationale, signée par sept cent vingt-trois pétitionnaires. désignation: citoyennes et citoyens du québec. les faits invoqués sont les suivants: considérant qu' encore en deux mille onze une maman se fait montrer la porte d' un commerce sous prétexte qu' elle nourrit son enfant au sein; considérant que l' allaitement est un droit selon la charte canadienne des droits et libertés de la personne; considérant que l' empêchement d' allaiter dans un endroit public est une atteinte aux droits d' une mère et de son enfant et une discrimination de genre; considérant que la con la reconnaissance de ce droit par l' ontario, la colombie britannique et la nouvelle écosse; considérant que l' organisation mondiale de la santé, l' o em es, santé canada et société canadienne de pédiatrie recommandent l' allaitement maternel comme étant le meilleur mode d' alimentation du nourrisson; considérant que l' allaitement au sein est recommandé et a un impact important pour favoriser la santé de la mère et de son enfant; et l' intervention réclamée se résume ainsi: nous, québécoises et québécois, réclamons du gouvernement du québec une modification à la charte québécoise des droits et libertés de la personne afin d' introduire que l' allaitement dans un endroit public est un droit et qu' il est discriminatoire de demander à la mère de se couvrir, de se faire discrète, d' être déplacée ou d' être isolée lorsqu' elle allaite son enfant au sein. je certifie que cet extrait est conforme à l' original de la pétition.</text:p>
          </table:table-cell>
        </table:table-row>
        <table:table-row table:style-name="ro1">
          <table:table-cell table:number-columns-repeated="2"/>
          <table:table-cell office:value-type="string">
            <text:p>4221a</text:p>
          </table:table-cell>
          <table:table-cell office:value-type="float" office:value="32">
            <text:p>32</text:p>
          </table:table-cell>
          <table:table-cell office:value-type="float" office:value="83">
            <text:p>83</text:p>
          </table:table-cell>
          <table:table-cell table:formula="of:=IF([.E554]=[.E553];[.F553]+1;1)" office:value-type="float" office:value="2">
            <text:p>2</text:p>
          </table:table-cell>
          <table:table-cell table:formula="of:=CONCATENATE(&quot;/home/peter/Thesis/ForcedAligner/Aligner1/wav/11025/&quot;;[.C554];[.D554];&quot;.wav&quot;)" office:value-type="string" office:string-value="/home/peter/Thesis/ForcedAligner/Aligner1/wav/11025/4221a32.wav">
            <text:p>/home/peter/Thesis/ForcedAligner/Aligner1/wav/11025/4221a32.wav</text:p>
          </table:table-cell>
          <table:table-cell table:formula="of:=CONCATENATE(&quot;/home/peter/Thesis/ForcedAligner/Aligner1/wav/&quot;;&quot;ANQ&quot;;[.E554];&quot;_&quot;;[.F554];&quot;.wav&quot;)" office:value-type="string" office:string-value="/home/peter/Thesis/ForcedAligner/Aligner1/wav/ANQ83_2.wav">
            <text:p>/home/peter/Thesis/ForcedAligner/Aligner1/wav/ANQ83_2.wav</text:p>
          </table:table-cell>
          <table:table-cell office:value-type="string">
            <text:p>merci, monsieur le président. alors, je dépose l' extrait d' une pétition adressée à l' assemblée nationale, signée par quatre mille neuf cent soixante treize pétitionnaires. désignation: citoyens, citoyennes du québec. les faits invoqués sont les suivants: considérant qu' encore en deux mille onze une maman se fait montrer la porte d' un commerce sous prétexte qu' elle nourrit son enfant au sein; considérant que l' allaitement est un droit selon la charte canadienne des droits et libertés de la personne; considérant que l' emp l' empêchement d' allaiter dans un endroit public est une atteinte aux droits d' une mère et de son enfant et une discrimination de genre; considérant la reconnaissance de ce droit par l' ontario, la colombie britannique et la nouvelle écosse; considérant que l' organisation mondiale de la santé, santé canada et la société canadienne de pédiatrie recommandent l' allaitement maternel comme étant le meilleur mode d' alimentation du nourrisson; considérant que l' allaitement au sein est recommandé et a un impact important pour favoriser la santé de la mère et de son enfant; l' intervention réclamée se résume ainsi: nous, québécoises et québécois, réclamons du gouvernement du québec une modification à la charte québécoise des droits et libertés de la personne afin d' introduire que l' allaitement dans un endroit public est un droit et qu' il est discriminatoire de demander à la mère de se couvrir, de se faire discrète, d' être déplacée ou d' être isolée lorsqu' elle allaite son enfant au sein. je certifie que cet extrait est conforme au règlement.</text:p>
          </table:table-cell>
        </table:table-row>
        <table:table-row table:style-name="ro1">
          <table:table-cell table:number-columns-repeated="2"/>
          <table:table-cell office:value-type="string">
            <text:p>4221a</text:p>
          </table:table-cell>
          <table:table-cell office:value-type="float" office:value="18">
            <text:p>18</text:p>
          </table:table-cell>
          <table:table-cell office:value-type="float" office:value="84">
            <text:p>84</text:p>
          </table:table-cell>
          <table:table-cell table:formula="of:=IF([.E555]=[.E554];[.F554]+1;1)" office:value-type="float" office:value="1">
            <text:p>1</text:p>
          </table:table-cell>
          <table:table-cell table:formula="of:=CONCATENATE(&quot;/home/peter/Thesis/ForcedAligner/Aligner1/wav/11025/&quot;;[.C555];[.D555];&quot;.wav&quot;)" office:value-type="string" office:string-value="/home/peter/Thesis/ForcedAligner/Aligner1/wav/11025/4221a18.wav">
            <text:p>/home/peter/Thesis/ForcedAligner/Aligner1/wav/11025/4221a18.wav</text:p>
          </table:table-cell>
          <table:table-cell table:formula="of:=CONCATENATE(&quot;/home/peter/Thesis/ForcedAligner/Aligner1/wav/&quot;;&quot;ANQ&quot;;[.E555];&quot;_&quot;;[.F555];&quot;.wav&quot;)" office:value-type="string" office:string-value="/home/peter/Thesis/ForcedAligner/Aligner1/wav/ANQ84_1.wav">
            <text:p>/home/peter/Thesis/ForcedAligner/Aligner1/wav/ANQ84_1.wav</text:p>
          </table:table-cell>
          <table:table-cell office:value-type="string">
            <text:p>monsieur le président, le treize avril dernier, l' organisme le petit peuple a vu ses efforts d' encouragement de l' action bénévole dans la région de blainville récompensés alors qu' il s' est vu décerner un prix hommage bénévolat québec. fondé en mille neuf cent quatre-vingt neuf, le petit peuple poursuit différents objectifs d' intégration dans la communauté en recrutant de jeunes bénévoles désireux d' aider les personnes aînées, handicapées et démunies. c' est cette double mission de venir en aide aux plus démunis de notre région tout en valorisant l' action bénévole et l' estime de soi des jeunes qui s' impliquent qui distingue cet organisme unique et digne de mention. l' action du petit peuple est également internationale, monsieur le président, puisque, chaque année, depuis mille neuf cent quatre-vingt quatorze, un stage humanitaire en république dominicaine est organisé et se veut un véritable moteur d' entraide locale par l' entremise d' activités de préparation ayant lieu ici. je félicite donc toute l' équipe de bénévoles du petit peuple, dirigée par monsieur pierre massie, pour ce prix hommage bénévolat québec très mérité.</text:p>
          </table:table-cell>
        </table:table-row>
        <table:table-row table:style-name="ro1">
          <table:table-cell table:number-columns-repeated="2"/>
          <table:table-cell office:value-type="string">
            <text:p>4222a</text:p>
          </table:table-cell>
          <table:table-cell office:value-type="float" office:value="200">
            <text:p>200</text:p>
          </table:table-cell>
          <table:table-cell office:value-type="float" office:value="84">
            <text:p>84</text:p>
          </table:table-cell>
          <table:table-cell table:formula="of:=IF([.E556]=[.E555];[.F555]+1;1)" office:value-type="float" office:value="2">
            <text:p>2</text:p>
          </table:table-cell>
          <table:table-cell table:formula="of:=CONCATENATE(&quot;/home/peter/Thesis/ForcedAligner/Aligner1/wav/11025/&quot;;[.C556];[.D556];&quot;.wav&quot;)" office:value-type="string" office:string-value="/home/peter/Thesis/ForcedAligner/Aligner1/wav/11025/4222a200.wav">
            <text:p>/home/peter/Thesis/ForcedAligner/Aligner1/wav/11025/4222a200.wav</text:p>
          </table:table-cell>
          <table:table-cell table:formula="of:=CONCATENATE(&quot;/home/peter/Thesis/ForcedAligner/Aligner1/wav/&quot;;&quot;ANQ&quot;;[.E556];&quot;_&quot;;[.F556];&quot;.wav&quot;)" office:value-type="string" office:string-value="/home/peter/Thesis/ForcedAligner/Aligner1/wav/ANQ84_2.wav">
            <text:p>/home/peter/Thesis/ForcedAligner/Aligner1/wav/ANQ84_2.wav</text:p>
          </table:table-cell>
          <table:table-cell office:value-type="string">
            <text:p>monsieur le président, malgré des allégations graves, des faits troublants, des témoignages crédibles et corroborés, le gouvernement refuse toujours d' envoyer l' unité permanente anticorruption à laval. par son inaction, le ministre applique une règle de deux poids, deux mesures. hier, ils nous a répondu que l' unité anticorruption poulet pouvait aller où elle veut, quand elle veut, y compris à laval. et, puisque ça a été le cas à montréal, le ministre a lui même confié à l' unité anticorruption un mandat précis et qu' il dit ne pas s' opposer à une enquête de l' unité anticorruption à laval, nous avons donc préparé pour lui un mandat, monsieur le président, un texte euh qui euh est inspiré de celui de montréal et qui pourrait, s' il le signait, envoyer l' unité anticorruption à laval. alors, au lieu d' hésiter, monsieur le président, est ce que le ministre accepte de signer ce texte visant à l' unité anticorruption le mandat d' enquêter à laval comme à montréal, monsieur le président?</text:p>
          </table:table-cell>
        </table:table-row>
        <table:table-row table:style-name="ro1">
          <table:table-cell table:number-columns-repeated="2"/>
          <table:table-cell office:value-type="string">
            <text:p>4221a</text:p>
          </table:table-cell>
          <table:table-cell office:value-type="float" office:value="93">
            <text:p>93</text:p>
          </table:table-cell>
          <table:table-cell office:value-type="float" office:value="84">
            <text:p>84</text:p>
          </table:table-cell>
          <table:table-cell table:formula="of:=IF([.E557]=[.E556];[.F556]+1;1)" office:value-type="float" office:value="3">
            <text:p>3</text:p>
          </table:table-cell>
          <table:table-cell table:formula="of:=CONCATENATE(&quot;/home/peter/Thesis/ForcedAligner/Aligner1/wav/11025/&quot;;[.C557];[.D557];&quot;.wav&quot;)" office:value-type="string" office:string-value="/home/peter/Thesis/ForcedAligner/Aligner1/wav/11025/4221a93.wav">
            <text:p>/home/peter/Thesis/ForcedAligner/Aligner1/wav/11025/4221a93.wav</text:p>
          </table:table-cell>
          <table:table-cell table:formula="of:=CONCATENATE(&quot;/home/peter/Thesis/ForcedAligner/Aligner1/wav/&quot;;&quot;ANQ&quot;;[.E557];&quot;_&quot;;[.F557];&quot;.wav&quot;)" office:value-type="string" office:string-value="/home/peter/Thesis/ForcedAligner/Aligner1/wav/ANQ84_3.wav">
            <text:p>/home/peter/Thesis/ForcedAligner/Aligner1/wav/ANQ84_3.wav</text:p>
          </table:table-cell>
          <table:table-cell office:value-type="string">
            <text:p>monsieur le président, le bilan du maire de laval est accablant. entre deux mille un et deux mille huit, le quart des contrats de la ville a été octroyé à des compagnies de tony accurso. en deux mille cinq, la subvention au conseil régional de l' environnement de laval a été coupée juste après qu' il se soit opposé au projet du pont de la vingt-cinq promu par le maire vaillancourt. en deux mille dix, la fédération professionnelle des journalistes du québec a dénoncé les pratiques de boycott et d' intimidation exercées par la mairie de laval contre certains journalistes. toujours en deux mille dix, la ville de laval a créé un programme à but non lucratif échappant aux règles de transparence dans le cadre de projet du centre culturel et sportif. et, avec les récentes révélations l' ex ministre libéral thomas mulcair, inaction du gouvernement devient encore plus troublante, monsieur le président. monsieur mulcair prétend que le gouvernement réfuser a d' adopter une loi afin de ne pas indisposer le maire vaillancourt parce qu' il avait besoin de lui lors des dernières élections. pourquoi le ministre, monsieur le président, refuse t il d' envoyer l' unité permanente anticorruption à laval?</text:p>
          </table:table-cell>
        </table:table-row>
        <table:table-row table:style-name="ro1">
          <table:table-cell table:number-columns-repeated="2"/>
          <table:table-cell office:value-type="string">
            <text:p>4221a</text:p>
          </table:table-cell>
          <table:table-cell office:value-type="float" office:value="97">
            <text:p>97</text:p>
          </table:table-cell>
          <table:table-cell office:value-type="float" office:value="84">
            <text:p>84</text:p>
          </table:table-cell>
          <table:table-cell table:formula="of:=IF([.E558]=[.E557];[.F557]+1;1)" office:value-type="float" office:value="4">
            <text:p>4</text:p>
          </table:table-cell>
          <table:table-cell table:formula="of:=CONCATENATE(&quot;/home/peter/Thesis/ForcedAligner/Aligner1/wav/11025/&quot;;[.C558];[.D558];&quot;.wav&quot;)" office:value-type="string" office:string-value="/home/peter/Thesis/ForcedAligner/Aligner1/wav/11025/4221a97.wav">
            <text:p>/home/peter/Thesis/ForcedAligner/Aligner1/wav/11025/4221a97.wav</text:p>
          </table:table-cell>
          <table:table-cell table:formula="of:=CONCATENATE(&quot;/home/peter/Thesis/ForcedAligner/Aligner1/wav/&quot;;&quot;ANQ&quot;;[.E558];&quot;_&quot;;[.F558];&quot;.wav&quot;)" office:value-type="string" office:string-value="/home/peter/Thesis/ForcedAligner/Aligner1/wav/ANQ84_4.wav">
            <text:p>/home/peter/Thesis/ForcedAligner/Aligner1/wav/ANQ84_4.wav</text:p>
          </table:table-cell>
          <table:table-cell office:value-type="string">
            <text:p>monsieur le président, le gouvernement dit qu' il veut des preuves. il me semble que le témoignage de tentative de corruption de la part du député de vimont impliquant le maire vaillancourt et que le premier ministre dit croire, il me semble que c' est une preuve, ça. le témoignage d' un ancien ministre de la sécurité publique du gouvernement, est ce que c' est une preuve, ça, monsieur le président? tout le monde comprend que l' affaire d' espionnage à montréal, c' est important, mais des affaires de tentative de corruption de députés, monsieur le président, il me semble que ce n' est pas moins grave. pourquoi le ministre n' envoie t il pas l' unité anticorruption enquêter à montréal et pas</text:p>
          </table:table-cell>
        </table:table-row>
        <table:table-row table:style-name="ro1">
          <table:table-cell table:number-columns-repeated="2"/>
          <table:table-cell office:value-type="string">
            <text:p>4221a</text:p>
          </table:table-cell>
          <table:table-cell office:value-type="float" office:value="101">
            <text:p>101</text:p>
          </table:table-cell>
          <table:table-cell office:value-type="float" office:value="84">
            <text:p>84</text:p>
          </table:table-cell>
          <table:table-cell table:formula="of:=IF([.E559]=[.E558];[.F558]+1;1)" office:value-type="float" office:value="5">
            <text:p>5</text:p>
          </table:table-cell>
          <table:table-cell table:formula="of:=CONCATENATE(&quot;/home/peter/Thesis/ForcedAligner/Aligner1/wav/11025/&quot;;[.C559];[.D559];&quot;.wav&quot;)" office:value-type="string" office:string-value="/home/peter/Thesis/ForcedAligner/Aligner1/wav/11025/4221a101.wav">
            <text:p>/home/peter/Thesis/ForcedAligner/Aligner1/wav/11025/4221a101.wav</text:p>
          </table:table-cell>
          <table:table-cell table:formula="of:=CONCATENATE(&quot;/home/peter/Thesis/ForcedAligner/Aligner1/wav/&quot;;&quot;ANQ&quot;;[.E559];&quot;_&quot;;[.F559];&quot;.wav&quot;)" office:value-type="string" office:string-value="/home/peter/Thesis/ForcedAligner/Aligner1/wav/ANQ84_5.wav">
            <text:p>/home/peter/Thesis/ForcedAligner/Aligner1/wav/ANQ84_5.wav</text:p>
          </table:table-cell>
          <table:table-cell office:value-type="string">
            <text:p>monsieur le président, la semaine dernière, le ministre a dit qu' il avait envoyé l' unité anticorruption à montréal sur la foi des journaux. mais, quand un député à l' assemblée nationale fait une déclaration publique de tentative de corruption, c' est pas suffisant pour le ministre pour agir. monsieur le président, c' est que toutes les preuves ne seront jamais suffisantes au gouvernement libéral pour agir à l' encontre de leur propre intérêt partisan. est ce que le gouvernement veut plus de preuves? comment se fait il qu' il n' est pas capable, sur la déclaration d' un député, d' envoyer l' upac à laval? il me semble que ça, c' est important, monsieur le président.</text:p>
          </table:table-cell>
        </table:table-row>
        <table:table-row table:style-name="ro1">
          <table:table-cell table:number-columns-repeated="2"/>
          <table:table-cell office:value-type="string">
            <text:p>4221a</text:p>
          </table:table-cell>
          <table:table-cell office:value-type="float" office:value="162">
            <text:p>162</text:p>
          </table:table-cell>
          <table:table-cell office:value-type="float" office:value="85">
            <text:p>85</text:p>
          </table:table-cell>
          <table:table-cell table:formula="of:=IF([.E560]=[.E559];[.F559]+1;1)" office:value-type="float" office:value="1">
            <text:p>1</text:p>
          </table:table-cell>
          <table:table-cell table:formula="of:=CONCATENATE(&quot;/home/peter/Thesis/ForcedAligner/Aligner1/wav/11025/&quot;;[.C560];[.D560];&quot;.wav&quot;)" office:value-type="string" office:string-value="/home/peter/Thesis/ForcedAligner/Aligner1/wav/11025/4221a162.wav">
            <text:p>/home/peter/Thesis/ForcedAligner/Aligner1/wav/11025/4221a162.wav</text:p>
          </table:table-cell>
          <table:table-cell table:formula="of:=CONCATENATE(&quot;/home/peter/Thesis/ForcedAligner/Aligner1/wav/&quot;;&quot;ANQ&quot;;[.E560];&quot;_&quot;;[.F560];&quot;.wav&quot;)" office:value-type="string" office:string-value="/home/peter/Thesis/ForcedAligner/Aligner1/wav/ANQ85_1.wav">
            <text:p>/home/peter/Thesis/ForcedAligner/Aligner1/wav/ANQ85_1.wav</text:p>
          </table:table-cell>
          <table:table-cell office:value-type="string">
            <text:p>aujourd'hui, euh au québec, le prix de l' essence est à un dollar quarante deux le litre. cette année, ça va coûter mille dollars d' essence de plus à chaque famille québécoise. pourtant, en même temps, au nouveau brunswick, c' est dix cents de moins; à l' île du prince édouard, douze cents de moins. pourquoi? parce que, dans ces deux cas, le gouvernement fixe un prix maximum. ici, qu' est ce qu' il fait, le gouvernement? il ne fait rien. un prix maximum, il n' y a pas juste l' union des consommateurs qui propose ça, il y a aussi l' association québécoise des indépendants du pétrole. vous avez bien compris: ça, c' est des vendeurs d' essence qui veulent qu' on plafonne les prix. est ce que le ministre responsable des consommateurs peut nous dire s' il</text:p>
          </table:table-cell>
        </table:table-row>
        <table:table-row table:style-name="ro1">
          <table:table-cell table:number-columns-repeated="2"/>
          <table:table-cell office:value-type="string">
            <text:p>4221a</text:p>
          </table:table-cell>
          <table:table-cell office:value-type="float" office:value="164">
            <text:p>164</text:p>
          </table:table-cell>
          <table:table-cell office:value-type="float" office:value="85">
            <text:p>85</text:p>
          </table:table-cell>
          <table:table-cell table:formula="of:=IF([.E561]=[.E560];[.F560]+1;1)" office:value-type="float" office:value="2">
            <text:p>2</text:p>
          </table:table-cell>
          <table:table-cell table:formula="of:=CONCATENATE(&quot;/home/peter/Thesis/ForcedAligner/Aligner1/wav/11025/&quot;;[.C561];[.D561];&quot;.wav&quot;)" office:value-type="string" office:string-value="/home/peter/Thesis/ForcedAligner/Aligner1/wav/11025/4221a164.wav">
            <text:p>/home/peter/Thesis/ForcedAligner/Aligner1/wav/11025/4221a164.wav</text:p>
          </table:table-cell>
          <table:table-cell table:formula="of:=CONCATENATE(&quot;/home/peter/Thesis/ForcedAligner/Aligner1/wav/&quot;;&quot;ANQ&quot;;[.E561];&quot;_&quot;;[.F561];&quot;.wav&quot;)" office:value-type="string" office:string-value="/home/peter/Thesis/ForcedAligner/Aligner1/wav/ANQ85_2.wav">
            <text:p>/home/peter/Thesis/ForcedAligner/Aligner1/wav/ANQ85_2.wav</text:p>
          </table:table-cell>
          <table:table-cell office:value-type="string">
            <text:p>est ce que le ministre responsable des consommateurs peut nous dire s' il va répondre à cette demande? est ce qu' on peut s' asseoir ensemble, des représentants des deux côtés de la chambre, étudier tous les moyens possibles pour réduire le plus possible le prix de l' essence?</text:p>
          </table:table-cell>
        </table:table-row>
        <table:table-row table:style-name="ro1">
          <table:table-cell table:number-columns-repeated="2"/>
          <table:table-cell office:value-type="string">
            <text:p>4221a</text:p>
          </table:table-cell>
          <table:table-cell office:value-type="float" office:value="168">
            <text:p>168</text:p>
          </table:table-cell>
          <table:table-cell office:value-type="float" office:value="85">
            <text:p>85</text:p>
          </table:table-cell>
          <table:table-cell table:formula="of:=IF([.E562]=[.E561];[.F561]+1;1)" office:value-type="float" office:value="3">
            <text:p>3</text:p>
          </table:table-cell>
          <table:table-cell table:formula="of:=CONCATENATE(&quot;/home/peter/Thesis/ForcedAligner/Aligner1/wav/11025/&quot;;[.C562];[.D562];&quot;.wav&quot;)" office:value-type="string" office:string-value="/home/peter/Thesis/ForcedAligner/Aligner1/wav/11025/4221a168.wav">
            <text:p>/home/peter/Thesis/ForcedAligner/Aligner1/wav/11025/4221a168.wav</text:p>
          </table:table-cell>
          <table:table-cell table:formula="of:=CONCATENATE(&quot;/home/peter/Thesis/ForcedAligner/Aligner1/wav/&quot;;&quot;ANQ&quot;;[.E562];&quot;_&quot;;[.F562];&quot;.wav&quot;)" office:value-type="string" office:string-value="/home/peter/Thesis/ForcedAligner/Aligner1/wav/ANQ85_3.wav">
            <text:p>/home/peter/Thesis/ForcedAligner/Aligner1/wav/ANQ85_3.wav</text:p>
          </table:table-cell>
          <table:table-cell office:value-type="string">
            <text:p>monsieur le président, pendant que la ministre est trop prudente, les multinationales s' en mettent plein les poches. elle les a vus, les chiffres, c' est dix milliards de plus dans les poches d' exxon, six milliards de plus dans les poches de shell. ça vient des poches de qui, ça? des consommateurs puis des québécois puis des québécoises. il faut qu' on se lève debout, qu' on assume notre devoir de représentants, qu' on s' assoie puis qu' on étudie qu' on étudie des solutions concrètes. à l' île du prince édouard, dix cents de moins, nouveau brunswick, douze cents de moins. qu' on s' assoie, puis qu' on regarde ça, puis qu' on trouve une solution pour les québécoises, québécois.</text:p>
          </table:table-cell>
        </table:table-row>
        <table:table-row table:style-name="ro1">
          <table:table-cell table:number-columns-repeated="2"/>
          <table:table-cell office:value-type="string">
            <text:p>4221a</text:p>
          </table:table-cell>
          <table:table-cell office:value-type="float" office:value="174">
            <text:p>174</text:p>
          </table:table-cell>
          <table:table-cell office:value-type="float" office:value="85">
            <text:p>85</text:p>
          </table:table-cell>
          <table:table-cell table:formula="of:=IF([.E563]=[.E562];[.F562]+1;1)" office:value-type="float" office:value="4">
            <text:p>4</text:p>
          </table:table-cell>
          <table:table-cell table:formula="of:=CONCATENATE(&quot;/home/peter/Thesis/ForcedAligner/Aligner1/wav/11025/&quot;;[.C563];[.D563];&quot;.wav&quot;)" office:value-type="string" office:string-value="/home/peter/Thesis/ForcedAligner/Aligner1/wav/11025/4221a174.wav">
            <text:p>/home/peter/Thesis/ForcedAligner/Aligner1/wav/11025/4221a174.wav</text:p>
          </table:table-cell>
          <table:table-cell table:formula="of:=CONCATENATE(&quot;/home/peter/Thesis/ForcedAligner/Aligner1/wav/&quot;;&quot;ANQ&quot;;[.E563];&quot;_&quot;;[.F563];&quot;.wav&quot;)" office:value-type="string" office:string-value="/home/peter/Thesis/ForcedAligner/Aligner1/wav/ANQ85_4.wav">
            <text:p>/home/peter/Thesis/ForcedAligner/Aligner1/wav/ANQ85_4.wav</text:p>
          </table:table-cell>
          <table:table-cell office:value-type="string">
            <text:p>monsieur le président, pour une famille, là, c' est cent dollars de plus par mois que ça coûte. on n' a pas le temps d' attendre, la ministre doit déposer rapidement une solution, il faut qu' on s' assoie autour d' une table pour l' étudier. jusqu' à quand on va attendre les résultats de l' étude de la ministre? est ce qu' on peut s' asseoir dès demain matin, monsieur le président?</text:p>
          </table:table-cell>
        </table:table-row>
        <table:table-row table:style-name="ro1">
          <table:table-cell table:number-columns-repeated="2"/>
          <table:table-cell office:value-type="string">
            <text:p>4221a</text:p>
          </table:table-cell>
          <table:table-cell office:value-type="float" office:value="348">
            <text:p>348</text:p>
          </table:table-cell>
          <table:table-cell office:value-type="float" office:value="86">
            <text:p>86</text:p>
          </table:table-cell>
          <table:table-cell table:formula="of:=IF([.E564]=[.E563];[.F563]+1;1)" office:value-type="float" office:value="1">
            <text:p>1</text:p>
          </table:table-cell>
          <table:table-cell table:formula="of:=CONCATENATE(&quot;/home/peter/Thesis/ForcedAligner/Aligner1/wav/11025/&quot;;[.C564];[.D564];&quot;.wav&quot;)" office:value-type="string" office:string-value="/home/peter/Thesis/ForcedAligner/Aligner1/wav/11025/4221a348.wav">
            <text:p>/home/peter/Thesis/ForcedAligner/Aligner1/wav/11025/4221a348.wav</text:p>
          </table:table-cell>
          <table:table-cell table:formula="of:=CONCATENATE(&quot;/home/peter/Thesis/ForcedAligner/Aligner1/wav/&quot;;&quot;ANQ&quot;;[.E564];&quot;_&quot;;[.F564];&quot;.wav&quot;)" office:value-type="string" office:string-value="/home/peter/Thesis/ForcedAligner/Aligner1/wav/ANQ86_1.wav">
            <text:p>/home/peter/Thesis/ForcedAligner/Aligner1/wav/ANQ86_1.wav</text:p>
          </table:table-cell>
          <table:table-cell office:value-type="string">
            <text:p>merci, madame la présidente. bonjour, monsieur le président. bonjour à tous les gens qui vous accompagnent également. euh monsieur le président, euh au parlement, nous avons des services de restauration, que ce soit par le restaurant parlementaire ou le café du parlement. j' aimerais, dans un premier temps, savoir, est ce que les deux restaurants ont des budgets distincts ou si c' est un budget global pour les deux restaurants? j' aimerais également savoir combien d' employés à temps plein y travaillent et combien également à temps partiel.</text:p>
          </table:table-cell>
        </table:table-row>
        <table:table-row table:style-name="ro1">
          <table:table-cell table:number-columns-repeated="2"/>
          <table:table-cell office:value-type="string">
            <text:p>4221a</text:p>
          </table:table-cell>
          <table:table-cell office:value-type="float" office:value="354">
            <text:p>354</text:p>
          </table:table-cell>
          <table:table-cell office:value-type="float" office:value="86">
            <text:p>86</text:p>
          </table:table-cell>
          <table:table-cell table:formula="of:=IF([.E565]=[.E564];[.F564]+1;1)" office:value-type="float" office:value="2">
            <text:p>2</text:p>
          </table:table-cell>
          <table:table-cell table:formula="of:=CONCATENATE(&quot;/home/peter/Thesis/ForcedAligner/Aligner1/wav/11025/&quot;;[.C565];[.D565];&quot;.wav&quot;)" office:value-type="string" office:string-value="/home/peter/Thesis/ForcedAligner/Aligner1/wav/11025/4221a354.wav">
            <text:p>/home/peter/Thesis/ForcedAligner/Aligner1/wav/11025/4221a354.wav</text:p>
          </table:table-cell>
          <table:table-cell table:formula="of:=CONCATENATE(&quot;/home/peter/Thesis/ForcedAligner/Aligner1/wav/&quot;;&quot;ANQ&quot;;[.E565];&quot;_&quot;;[.F565];&quot;.wav&quot;)" office:value-type="string" office:string-value="/home/peter/Thesis/ForcedAligner/Aligner1/wav/ANQ86_2.wav">
            <text:p>/home/peter/Thesis/ForcedAligner/Aligner1/wav/ANQ86_2.wav</text:p>
          </table:table-cell>
          <table:table-cell office:value-type="string">
            <text:p>merci, madame la présidente</text:p>
          </table:table-cell>
        </table:table-row>
        <table:table-row table:style-name="ro1">
          <table:table-cell table:number-columns-repeated="2"/>
          <table:table-cell office:value-type="string">
            <text:p>4221a</text:p>
          </table:table-cell>
          <table:table-cell office:value-type="float" office:value="357">
            <text:p>357</text:p>
          </table:table-cell>
          <table:table-cell office:value-type="float" office:value="86">
            <text:p>86</text:p>
          </table:table-cell>
          <table:table-cell table:formula="of:=IF([.E566]=[.E565];[.F565]+1;1)" office:value-type="float" office:value="3">
            <text:p>3</text:p>
          </table:table-cell>
          <table:table-cell table:formula="of:=CONCATENATE(&quot;/home/peter/Thesis/ForcedAligner/Aligner1/wav/11025/&quot;;[.C566];[.D566];&quot;.wav&quot;)" office:value-type="string" office:string-value="/home/peter/Thesis/ForcedAligner/Aligner1/wav/11025/4221a357.wav">
            <text:p>/home/peter/Thesis/ForcedAligner/Aligner1/wav/11025/4221a357.wav</text:p>
          </table:table-cell>
          <table:table-cell table:formula="of:=CONCATENATE(&quot;/home/peter/Thesis/ForcedAligner/Aligner1/wav/&quot;;&quot;ANQ&quot;;[.E566];&quot;_&quot;;[.F566];&quot;.wav&quot;)" office:value-type="string" office:string-value="/home/peter/Thesis/ForcedAligner/Aligner1/wav/ANQ86_3.wav">
            <text:p>/home/peter/Thesis/ForcedAligner/Aligner1/wav/ANQ86_3.wav</text:p>
          </table:table-cell>
          <table:table-cell office:value-type="string">
            <text:p>on n' a, malheureusement, pas beaucoup de temps. merci, madame la présidente. monsieur le président, quand je vous ai posé toutes ces questions là, c' est parce qu' on sait qu' auparavant le parlementaire a éprouvé des difficultés budgétaires, et là vous le dites, bon, on même, on avait eu des pertes de quatre cent mille, là, maintenant, là, on a un surplus de cent cinquante mille, sauf qu' il ne faudrait pas que, parce qu' on a eu des pertes dans le passé, maintenant, en tout cas, je comprends qu' on a des surplus, que le service qui est offert moi, je vais parler plus particulièrement du café du parlement qui est offert soit au personnel politique ou à nous, les parlementaires, euh en soit diminué. je pense que, vous le dites, il y a un comité qui devra se pencher là dessus. je pense qu' il y a un manque de personnel, et vous savez que le temps, à l' assemblée nationale, c' est extrêmement important, le temps nous est compté. je suis allée encore ce midi et je vous dirais que les gens trouvaient que, vraiment, il y avait un manque de personnel, c' était flagrant flagrant à cet égard. je voudrais juste une dernière question si vous le permettez, madame la présidente. je voudrais, monsieur le président, que vous nous disiez, est ce qu' il y a une politique qui concerne toute l' accessibilité aux citoyens euh pour le parlementaire, les heures d' ouverture? est ce que le restaurant le parlementaire est ouvert à l' année? et où se retrouve le service aux députés?</text:p>
          </table:table-cell>
        </table:table-row>
        <table:table-row table:style-name="ro1">
          <table:table-cell table:number-columns-repeated="2"/>
          <table:table-cell office:value-type="string">
            <text:p>4221a</text:p>
          </table:table-cell>
          <table:table-cell office:value-type="float" office:value="309">
            <text:p>309</text:p>
          </table:table-cell>
          <table:table-cell office:value-type="float" office:value="89">
            <text:p>89</text:p>
          </table:table-cell>
          <table:table-cell table:formula="of:=IF([.E567]=[.E566];[.F566]+1;1)" office:value-type="float" office:value="1">
            <text:p>1</text:p>
          </table:table-cell>
          <table:table-cell table:formula="of:=CONCATENATE(&quot;/home/peter/Thesis/ForcedAligner/Aligner1/wav/11025/&quot;;[.C567];[.D567];&quot;.wav&quot;)" office:value-type="string" office:string-value="/home/peter/Thesis/ForcedAligner/Aligner1/wav/11025/4221a309.wav">
            <text:p>/home/peter/Thesis/ForcedAligner/Aligner1/wav/11025/4221a309.wav</text:p>
          </table:table-cell>
          <table:table-cell table:formula="of:=CONCATENATE(&quot;/home/peter/Thesis/ForcedAligner/Aligner1/wav/&quot;;&quot;ANQ&quot;;[.E567];&quot;_&quot;;[.F567];&quot;.wav&quot;)" office:value-type="string" office:string-value="/home/peter/Thesis/ForcedAligner/Aligner1/wav/ANQ89_1.wav">
            <text:p>/home/peter/Thesis/ForcedAligner/Aligner1/wav/ANQ89_1.wav</text:p>
          </table:table-cell>
          <table:table-cell office:value-type="string">
            <text:p>présidente. alors, je vais aller rapidement. parce que les personnes qui nous regardent pensent qu' on n' est pas intéressés, pour le groupe du deuxième groupe de l' opposition, mais on n' a pas beaucoup de temps, on a sept minutes, ce qui nous permet de toucher à un point, à peu près. donc, euh le point qui m' intéressait, c' était le million de plus, qui a commencé à être abordé par ma collègue, pour le personnel des députés. euh ce million là s' est retrouvé dans le journal de québec. c' est bien que la population en soit informée pour qu' on puisse l' expliquer. il y a un bout par contre que je ne comprenais pas, moi, à la simple lecture de ça. vous dites que le budget total ne changeait pas, ce que vous avez redit tantôt. euh on a parlé, dans l' article, que, peut être, c' étaient des marges de manoeuvre dont on disposait. vous avez expliqué que cette marge de manoeuvre là nous venait des fonds de pension, euh que les placements avaient été bons cette année, que le rendement avait été bon, puis ça nous laissait une marge de manoeuvre sur les fonds de pension de l' ensemble de la masse salariale de du parlement. mais j' imagine que, comme ce million de plus pour le personnel des députés ou pour les euh frais de déplacement a été octroyé, il va toujours revenir à chaque année. mais on ne peut pas prétendre prévoir que nos fonds de pension, ça va toujours aller bien, on sait que les placements, ça fluctue. pour une année subséquente, où vous allez trouver ce million là?</text:p>
          </table:table-cell>
        </table:table-row>
        <table:table-row table:style-name="ro1">
          <table:table-cell table:number-columns-repeated="2"/>
          <table:table-cell office:value-type="string">
            <text:p>4221a</text:p>
          </table:table-cell>
          <table:table-cell office:value-type="float" office:value="313">
            <text:p>313</text:p>
          </table:table-cell>
          <table:table-cell office:value-type="float" office:value="89">
            <text:p>89</text:p>
          </table:table-cell>
          <table:table-cell table:formula="of:=IF([.E568]=[.E567];[.F567]+1;1)" office:value-type="float" office:value="2">
            <text:p>2</text:p>
          </table:table-cell>
          <table:table-cell table:formula="of:=CONCATENATE(&quot;/home/peter/Thesis/ForcedAligner/Aligner1/wav/11025/&quot;;[.C568];[.D568];&quot;.wav&quot;)" office:value-type="string" office:string-value="/home/peter/Thesis/ForcedAligner/Aligner1/wav/11025/4221a313.wav">
            <text:p>/home/peter/Thesis/ForcedAligner/Aligner1/wav/11025/4221a313.wav</text:p>
          </table:table-cell>
          <table:table-cell table:formula="of:=CONCATENATE(&quot;/home/peter/Thesis/ForcedAligner/Aligner1/wav/&quot;;&quot;ANQ&quot;;[.E568];&quot;_&quot;;[.F568];&quot;.wav&quot;)" office:value-type="string" office:string-value="/home/peter/Thesis/ForcedAligner/Aligner1/wav/ANQ89_2.wav">
            <text:p>/home/peter/Thesis/ForcedAligner/Aligner1/wav/ANQ89_2.wav</text:p>
          </table:table-cell>
          <table:table-cell office:value-type="string">
            <text:p>bon. là, je m' excuse, là, mais</text:p>
          </table:table-cell>
        </table:table-row>
        <table:table-row table:style-name="ro1">
          <table:table-cell table:number-columns-repeated="2"/>
          <table:table-cell office:value-type="string">
            <text:p>4221a</text:p>
          </table:table-cell>
          <table:table-cell office:value-type="float" office:value="314">
            <text:p>314</text:p>
          </table:table-cell>
          <table:table-cell office:value-type="float" office:value="89">
            <text:p>89</text:p>
          </table:table-cell>
          <table:table-cell table:formula="of:=IF([.E569]=[.E568];[.F568]+1;1)" office:value-type="float" office:value="3">
            <text:p>3</text:p>
          </table:table-cell>
          <table:table-cell table:formula="of:=CONCATENATE(&quot;/home/peter/Thesis/ForcedAligner/Aligner1/wav/11025/&quot;;[.C569];[.D569];&quot;.wav&quot;)" office:value-type="string" office:string-value="/home/peter/Thesis/ForcedAligner/Aligner1/wav/11025/4221a314.wav">
            <text:p>/home/peter/Thesis/ForcedAligner/Aligner1/wav/11025/4221a314.wav</text:p>
          </table:table-cell>
          <table:table-cell table:formula="of:=CONCATENATE(&quot;/home/peter/Thesis/ForcedAligner/Aligner1/wav/&quot;;&quot;ANQ&quot;;[.E569];&quot;_&quot;;[.F569];&quot;.wav&quot;)" office:value-type="string" office:string-value="/home/peter/Thesis/ForcedAligner/Aligner1/wav/ANQ89_3.wav">
            <text:p>/home/peter/Thesis/ForcedAligner/Aligner1/wav/ANQ89_3.wav</text:p>
          </table:table-cell>
          <table:table-cell office:value-type="string">
            <text:p>oui. vous me dites je vas je vais résumer, là que vous avez dégagé une marge de manoeuvre à même les bons rendements des fonds de pension. puis là vous me dites que c' était déjà budgété, il y avait un budget vous l' aviez budgété, mais vous n' aviez pas les sous ou comment ça fonctionne la?</text:p>
          </table:table-cell>
        </table:table-row>
        <table:table-row table:style-name="ro1">
          <table:table-cell table:number-columns-repeated="2"/>
          <table:table-cell office:value-type="string">
            <text:p>4221a</text:p>
          </table:table-cell>
          <table:table-cell office:value-type="float" office:value="318">
            <text:p>318</text:p>
          </table:table-cell>
          <table:table-cell office:value-type="float" office:value="89">
            <text:p>89</text:p>
          </table:table-cell>
          <table:table-cell table:formula="of:=IF([.E570]=[.E569];[.F569]+1;1)" office:value-type="float" office:value="4">
            <text:p>4</text:p>
          </table:table-cell>
          <table:table-cell table:formula="of:=CONCATENATE(&quot;/home/peter/Thesis/ForcedAligner/Aligner1/wav/11025/&quot;;[.C570];[.D570];&quot;.wav&quot;)" office:value-type="string" office:string-value="/home/peter/Thesis/ForcedAligner/Aligner1/wav/11025/4221a318.wav">
            <text:p>/home/peter/Thesis/ForcedAligner/Aligner1/wav/11025/4221a318.wav</text:p>
          </table:table-cell>
          <table:table-cell table:formula="of:=CONCATENATE(&quot;/home/peter/Thesis/ForcedAligner/Aligner1/wav/&quot;;&quot;ANQ&quot;;[.E570];&quot;_&quot;;[.F570];&quot;.wav&quot;)" office:value-type="string" office:string-value="/home/peter/Thesis/ForcedAligner/Aligner1/wav/ANQ89_4.wav">
            <text:p>/home/peter/Thesis/ForcedAligner/Aligner1/wav/ANQ89_4.wav</text:p>
          </table:table-cell>
          <table:table-cell office:value-type="string">
            <text:p>si je n' étais euh bon, si je n' étais pas dans la la boîte, là, puis je lisais cet article là, puis je voyais qu' il y a un million de plus pour le personnel, puis que le budget total n' a pas changé, ce que je me dirais, c' est qu' il y avait un million qu' ils auraient pu faire d' économies. est ce qu' il y a d' autres endroits où on pourrait aller chercher pour que, les contribuables, ça leur coûte moins cher? est ce que vous avez fait l' ensemble des postes? est ce qu' il y a eu un travail à ce sujet là?</text:p>
          </table:table-cell>
        </table:table-row>
        <table:table-row table:style-name="ro1">
          <table:table-cell table:number-columns-repeated="2"/>
          <table:table-cell office:value-type="string">
            <text:p>4221a</text:p>
          </table:table-cell>
          <table:table-cell office:value-type="float" office:value="321">
            <text:p>321</text:p>
          </table:table-cell>
          <table:table-cell office:value-type="float" office:value="89">
            <text:p>89</text:p>
          </table:table-cell>
          <table:table-cell table:formula="of:=IF([.E571]=[.E570];[.F570]+1;1)" office:value-type="float" office:value="5">
            <text:p>5</text:p>
          </table:table-cell>
          <table:table-cell table:formula="of:=CONCATENATE(&quot;/home/peter/Thesis/ForcedAligner/Aligner1/wav/11025/&quot;;[.C571];[.D571];&quot;.wav&quot;)" office:value-type="string" office:string-value="/home/peter/Thesis/ForcedAligner/Aligner1/wav/11025/4221a321.wav">
            <text:p>/home/peter/Thesis/ForcedAligner/Aligner1/wav/11025/4221a321.wav</text:p>
          </table:table-cell>
          <table:table-cell table:formula="of:=CONCATENATE(&quot;/home/peter/Thesis/ForcedAligner/Aligner1/wav/&quot;;&quot;ANQ&quot;;[.E571];&quot;_&quot;;[.F571];&quot;.wav&quot;)" office:value-type="string" office:string-value="/home/peter/Thesis/ForcedAligner/Aligner1/wav/ANQ89_5.wav">
            <text:p>/home/peter/Thesis/ForcedAligner/Aligner1/wav/ANQ89_5.wav</text:p>
          </table:table-cell>
          <table:table-cell office:value-type="string">
            <text:p>oui. il me reste combien de temps?</text:p>
          </table:table-cell>
        </table:table-row>
        <table:table-row table:style-name="ro1">
          <table:table-cell table:number-columns-repeated="2"/>
          <table:table-cell office:value-type="string">
            <text:p>4221a</text:p>
          </table:table-cell>
          <table:table-cell office:value-type="float" office:value="323">
            <text:p>323</text:p>
          </table:table-cell>
          <table:table-cell office:value-type="float" office:value="89">
            <text:p>89</text:p>
          </table:table-cell>
          <table:table-cell table:formula="of:=IF([.E572]=[.E571];[.F571]+1;1)" office:value-type="float" office:value="6">
            <text:p>6</text:p>
          </table:table-cell>
          <table:table-cell table:formula="of:=CONCATENATE(&quot;/home/peter/Thesis/ForcedAligner/Aligner1/wav/11025/&quot;;[.C572];[.D572];&quot;.wav&quot;)" office:value-type="string" office:string-value="/home/peter/Thesis/ForcedAligner/Aligner1/wav/11025/4221a323.wav">
            <text:p>/home/peter/Thesis/ForcedAligner/Aligner1/wav/11025/4221a323.wav</text:p>
          </table:table-cell>
          <table:table-cell table:formula="of:=CONCATENATE(&quot;/home/peter/Thesis/ForcedAligner/Aligner1/wav/&quot;;&quot;ANQ&quot;;[.E572];&quot;_&quot;;[.F572];&quot;.wav&quot;)" office:value-type="string" office:string-value="/home/peter/Thesis/ForcedAligner/Aligner1/wav/ANQ89_6.wav">
            <text:p>/home/peter/Thesis/ForcedAligner/Aligner1/wav/ANQ89_6.wav</text:p>
          </table:table-cell>
          <table:table-cell office:value-type="string">
            <text:p>ça veut dire que vous avez endigué ce que vous me dites, là, c' est que vous endiguez la ce qu' on voit dans plusieurs ministères, là, les coûts de programmes qui augmentent. vous ne le faites pas puis, même à ça, vous allez être capables d' aller euh en deçà, là, de de des budgets précédents.</text:p>
          </table:table-cell>
        </table:table-row>
        <table:table-row table:style-name="ro1">
          <table:table-cell table:number-columns-repeated="2"/>
          <table:table-cell office:value-type="string">
            <text:p>4221a</text:p>
          </table:table-cell>
          <table:table-cell office:value-type="float" office:value="325">
            <text:p>325</text:p>
          </table:table-cell>
          <table:table-cell office:value-type="float" office:value="89">
            <text:p>89</text:p>
          </table:table-cell>
          <table:table-cell table:formula="of:=IF([.E573]=[.E572];[.F572]+1;1)" office:value-type="float" office:value="7">
            <text:p>7</text:p>
          </table:table-cell>
          <table:table-cell table:formula="of:=CONCATENATE(&quot;/home/peter/Thesis/ForcedAligner/Aligner1/wav/11025/&quot;;[.C573];[.D573];&quot;.wav&quot;)" office:value-type="string" office:string-value="/home/peter/Thesis/ForcedAligner/Aligner1/wav/11025/4221a325.wav">
            <text:p>/home/peter/Thesis/ForcedAligner/Aligner1/wav/11025/4221a325.wav</text:p>
          </table:table-cell>
          <table:table-cell table:formula="of:=CONCATENATE(&quot;/home/peter/Thesis/ForcedAligner/Aligner1/wav/&quot;;&quot;ANQ&quot;;[.E573];&quot;_&quot;;[.F573];&quot;.wav&quot;)" office:value-type="string" office:string-value="/home/peter/Thesis/ForcedAligner/Aligner1/wav/ANQ89_7.wav">
            <text:p>/home/peter/Thesis/ForcedAligner/Aligner1/wav/ANQ89_7.wav</text:p>
          </table:table-cell>
          <table:table-cell office:value-type="string">
            <text:p>comment vous allez faire ça?</text:p>
          </table:table-cell>
        </table:table-row>
        <table:table-row table:style-name="ro1">
          <table:table-cell table:number-columns-repeated="2"/>
          <table:table-cell office:value-type="string">
            <text:p>4221a</text:p>
          </table:table-cell>
          <table:table-cell office:value-type="float" office:value="74">
            <text:p>74</text:p>
          </table:table-cell>
          <table:table-cell office:value-type="float" office:value="9">
            <text:p>9</text:p>
          </table:table-cell>
          <table:table-cell table:formula="of:=IF([.E574]=[.E573];[.F573]+1;1)" office:value-type="float" office:value="1">
            <text:p>1</text:p>
          </table:table-cell>
          <table:table-cell table:formula="of:=CONCATENATE(&quot;/home/peter/Thesis/ForcedAligner/Aligner1/wav/11025/&quot;;[.C574];[.D574];&quot;.wav&quot;)" office:value-type="string" office:string-value="/home/peter/Thesis/ForcedAligner/Aligner1/wav/11025/4221a74.wav">
            <text:p>/home/peter/Thesis/ForcedAligner/Aligner1/wav/11025/4221a74.wav</text:p>
          </table:table-cell>
          <table:table-cell table:formula="of:=CONCATENATE(&quot;/home/peter/Thesis/ForcedAligner/Aligner1/wav/&quot;;&quot;ANQ&quot;;[.E574];&quot;_&quot;;[.F574];&quot;.wav&quot;)" office:value-type="string" office:string-value="/home/peter/Thesis/ForcedAligner/Aligner1/wav/ANQ9_1.wav">
            <text:p>/home/peter/Thesis/ForcedAligner/Aligner1/wav/ANQ9_1.wav</text:p>
          </table:table-cell>
          <table:table-cell office:value-type="string">
            <text:p>merci, monsieur le président. à la lumière de bandes audio apparues sur le site youtube, on sait maintenant que tony accurso, homme d' affaires bien connu dans le monde de la construction, et bernard poulin, p.d.g. de la firme d' ingénierie sm, sont intervenus pour favoriser la candidature de robert abdallah à la présidence du port de montréal en deux mille sept. il s' agit de faits très graves qui auraient dû retenir l' attention de l' unité anticorruption. est ce que le ministre de la sécurité publique, comme il l' a fait pour la ville de montréal, a demandé à l' upac d' enquêter sur le grenouillage entourant les nominations au port de montréal?</text:p>
          </table:table-cell>
        </table:table-row>
        <table:table-row table:style-name="ro1">
          <table:table-cell table:number-columns-repeated="2"/>
          <table:table-cell office:value-type="string">
            <text:p>4222a</text:p>
          </table:table-cell>
          <table:table-cell office:value-type="float" office:value="254">
            <text:p>254</text:p>
          </table:table-cell>
          <table:table-cell office:value-type="float" office:value="9">
            <text:p>9</text:p>
          </table:table-cell>
          <table:table-cell table:formula="of:=IF([.E575]=[.E574];[.F574]+1;1)" office:value-type="float" office:value="2">
            <text:p>2</text:p>
          </table:table-cell>
          <table:table-cell table:formula="of:=CONCATENATE(&quot;/home/peter/Thesis/ForcedAligner/Aligner1/wav/11025/&quot;;[.C575];[.D575];&quot;.wav&quot;)" office:value-type="string" office:string-value="/home/peter/Thesis/ForcedAligner/Aligner1/wav/11025/4222a254.wav">
            <text:p>/home/peter/Thesis/ForcedAligner/Aligner1/wav/11025/4222a254.wav</text:p>
          </table:table-cell>
          <table:table-cell table:formula="of:=CONCATENATE(&quot;/home/peter/Thesis/ForcedAligner/Aligner1/wav/&quot;;&quot;ANQ&quot;;[.E575];&quot;_&quot;;[.F575];&quot;.wav&quot;)" office:value-type="string" office:string-value="/home/peter/Thesis/ForcedAligner/Aligner1/wav/ANQ9_2.wav">
            <text:p>/home/peter/Thesis/ForcedAligner/Aligner1/wav/ANQ9_2.wav</text:p>
          </table:table-cell>
          <table:table-cell office:value-type="string">
            <text:p>monsieur le président, c' est un débat restreint qui porte sur l' étude des crédits. or, près de quatre heures de l' étude des crédits ont porté sur cette affaire, monsieur le président. nous sommes donc en lien direct avec l' étude des crédits qui fait l' objet du présent débat restreint. alors, je soumets respectueusement à vous, monsieur le président, et à mon collègue le fait que c' est tout à fait dans le sujet et dans le cadre du débat restreint qui a cours présentement.</text:p>
          </table:table-cell>
        </table:table-row>
        <table:table-row table:style-name="ro1">
          <table:table-cell table:number-columns-repeated="2"/>
          <table:table-cell office:value-type="string">
            <text:p>4221a</text:p>
          </table:table-cell>
          <table:table-cell office:value-type="float" office:value="78">
            <text:p>78</text:p>
          </table:table-cell>
          <table:table-cell office:value-type="float" office:value="9">
            <text:p>9</text:p>
          </table:table-cell>
          <table:table-cell table:formula="of:=IF([.E576]=[.E575];[.F575]+1;1)" office:value-type="float" office:value="3">
            <text:p>3</text:p>
          </table:table-cell>
          <table:table-cell table:formula="of:=CONCATENATE(&quot;/home/peter/Thesis/ForcedAligner/Aligner1/wav/11025/&quot;;[.C576];[.D576];&quot;.wav&quot;)" office:value-type="string" office:string-value="/home/peter/Thesis/ForcedAligner/Aligner1/wav/11025/4221a78.wav">
            <text:p>/home/peter/Thesis/ForcedAligner/Aligner1/wav/11025/4221a78.wav</text:p>
          </table:table-cell>
          <table:table-cell table:formula="of:=CONCATENATE(&quot;/home/peter/Thesis/ForcedAligner/Aligner1/wav/&quot;;&quot;ANQ&quot;;[.E576];&quot;_&quot;;[.F576];&quot;.wav&quot;)" office:value-type="string" office:string-value="/home/peter/Thesis/ForcedAligner/Aligner1/wav/ANQ9_3.wav">
            <text:p>/home/peter/Thesis/ForcedAligner/Aligner1/wav/ANQ9_3.wav</text:p>
          </table:table-cell>
          <table:table-cell office:value-type="string">
            <text:p>je veux signaler au ministre, monsieur le président, qu' il s' agit là également de communications qui ont été interceptées et qui permettent de penser qu' il y a des gestes euh potentiellement illégaux qui ont été posés. pourquoi ne pas demander à l' upac de faire enquête sur le port de montréal comme il l' a fait pour la ville de montréal? pourtant, il y a des liens entre les deux affaires, monsieur le président, considérant que les acteurs sont les mêmes. alors, pourquoi le ministre ne veut pas étendre le mandat également pour inclure ce qui s' est passé au port de montréal?</text:p>
          </table:table-cell>
        </table:table-row>
        <table:table-row table:style-name="ro1">
          <table:table-cell table:number-columns-repeated="2"/>
          <table:table-cell office:value-type="string">
            <text:p>4222a</text:p>
          </table:table-cell>
          <table:table-cell office:value-type="string">
            <text:p>250a</text:p>
          </table:table-cell>
          <table:table-cell office:value-type="float" office:value="9">
            <text:p>9</text:p>
          </table:table-cell>
          <table:table-cell table:formula="of:=IF([.E577]=[.E576];[.F576]+1;1)" office:value-type="float" office:value="4">
            <text:p>4</text:p>
          </table:table-cell>
          <table:table-cell table:formula="of:=CONCATENATE(&quot;/home/peter/Thesis/ForcedAligner/Aligner1/wav/11025/&quot;;[.C577];[.D577];&quot;.wav&quot;)" office:value-type="string" office:string-value="/home/peter/Thesis/ForcedAligner/Aligner1/wav/11025/4222a250a.wav">
            <text:p>/home/peter/Thesis/ForcedAligner/Aligner1/wav/11025/4222a250a.wav</text:p>
          </table:table-cell>
          <table:table-cell table:formula="of:=CONCATENATE(&quot;/home/peter/Thesis/ForcedAligner/Aligner1/wav/&quot;;&quot;ANQ&quot;;[.E577];&quot;_&quot;;[.F577];&quot;.wav&quot;)" office:value-type="string" office:string-value="/home/peter/Thesis/ForcedAligner/Aligner1/wav/ANQ9_4.wav">
            <text:p>/home/peter/Thesis/ForcedAligner/Aligner1/wav/ANQ9_4.wav</text:p>
          </table:table-cell>
          <table:table-cell office:value-type="string">
            <text:p>alors, merci, monsieur le président euh. à l' instar de mon collègue de huntingdon? beauharnois? huntingdon. alors, à l' instar de mon collègue de huntingdon, monsieur le président, je souligne euh le caractère euh particulièrement important, dans notre régime politique, de euh cette étude des crédits. c' est le coeur même de ce pour quoi les euh patriotes ont combattu, monsieur le président, c' est à dire ce gouvernement responsable où le gouvernement ne peut obtenir ne peut obtenir de deniers que par l' intermédiaire des élus du peuple, et il doit rendre compte de l' administration de ces deniers euh aux élus de la population. donc, c' est un exercice qui est fondamental, qui est au coeur même de nos institutions démocratiques. et je dois dire, pour avoir eu l' occasion de siéger au parlement fédéral, que l' exercice est éminemment plus sérieux euh et rigoureux ici, à l' assemblée nationale, qu' il ne l' est à ottawa. et je pense qu' on doit s' en féliciter. or, habituellement l' étude des crédits donne lieu à une analyse des gestes posés par le gouvernement et euh au cours de l' année écoulée et des mesures qu' il entend mettre en oeuvre au cours de la prochaine année. de façon exceptionnelle, monsieur le président, cette année, au niveau de la sécurité publique, l' actualité a pris le pas. l' actualité a fait en sorte qu' une bonne partie des crédits a porté sur ce qu' on peut appeler maintenant l' affaire bcia delorme, les faits étant suffisamment troublants pour nécessiter des éclaircissements de la part du ministre. vous me permettrez donc, monsieur le président, de reprendre brièvement la chronologie des événements entourant cette affaire pour le moins mystérieuse.</text:p>
          </table:table-cell>
        </table:table-row>
        <table:table-row table:style-name="ro1">
          <table:table-cell table:number-columns-repeated="2"/>
          <table:table-cell office:value-type="string">
            <text:p>4221a</text:p>
          </table:table-cell>
          <table:table-cell office:value-type="float" office:value="84">
            <text:p>84</text:p>
          </table:table-cell>
          <table:table-cell office:value-type="float" office:value="9">
            <text:p>9</text:p>
          </table:table-cell>
          <table:table-cell table:formula="of:=IF([.E578]=[.E577];[.F577]+1;1)" office:value-type="float" office:value="5">
            <text:p>5</text:p>
          </table:table-cell>
          <table:table-cell table:formula="of:=CONCATENATE(&quot;/home/peter/Thesis/ForcedAligner/Aligner1/wav/11025/&quot;;[.C578];[.D578];&quot;.wav&quot;)" office:value-type="string" office:string-value="/home/peter/Thesis/ForcedAligner/Aligner1/wav/11025/4221a84.wav">
            <text:p>/home/peter/Thesis/ForcedAligner/Aligner1/wav/11025/4221a84.wav</text:p>
          </table:table-cell>
          <table:table-cell table:formula="of:=CONCATENATE(&quot;/home/peter/Thesis/ForcedAligner/Aligner1/wav/&quot;;&quot;ANQ&quot;;[.E578];&quot;_&quot;;[.F578];&quot;.wav&quot;)" office:value-type="string" office:string-value="/home/peter/Thesis/ForcedAligner/Aligner1/wav/ANQ9_5.wav">
            <text:p>/home/peter/Thesis/ForcedAligner/Aligner1/wav/ANQ9_5.wav</text:p>
          </table:table-cell>
          <table:table-cell office:value-type="string">
            <text:p>révélant clairement un trafic d' influence. pourquoi refuser d' enquêter dans cette affaire? pourquoi le ministre l' a fait dans le cas de montréal? parce qu' il trouvait ça troublant. est ce que, dans ce cas là, il ne trouve pas ça troublant? qu' est ce qu' il faut de plus pour demander à l' upac d' intervenir? est ce que c' est parce qu' il y a des liens entre les personnes impliquées et euh le gouvernement, monsieur le président?</text:p>
          </table:table-cell>
        </table:table-row>
        <table:table-row table:style-name="ro1">
          <table:table-cell table:number-columns-repeated="2"/>
          <table:table-cell office:value-type="string">
            <text:p>4222a</text:p>
          </table:table-cell>
          <table:table-cell office:value-type="string">
            <text:p>250b</text:p>
          </table:table-cell>
          <table:table-cell office:value-type="float" office:value="9">
            <text:p>9</text:p>
          </table:table-cell>
          <table:table-cell table:formula="of:=IF([.E579]=[.E578];[.F578]+1;1)" office:value-type="float" office:value="6">
            <text:p>6</text:p>
          </table:table-cell>
          <table:table-cell table:formula="of:=CONCATENATE(&quot;/home/peter/Thesis/ForcedAligner/Aligner1/wav/11025/&quot;;[.C579];[.D579];&quot;.wav&quot;)" office:value-type="string" office:string-value="/home/peter/Thesis/ForcedAligner/Aligner1/wav/11025/4222a250b.wav">
            <text:p>/home/peter/Thesis/ForcedAligner/Aligner1/wav/11025/4222a250b.wav</text:p>
          </table:table-cell>
          <table:table-cell table:formula="of:=CONCATENATE(&quot;/home/peter/Thesis/ForcedAligner/Aligner1/wav/&quot;;&quot;ANQ&quot;;[.E579];&quot;_&quot;;[.F579];&quot;.wav&quot;)" office:value-type="string" office:string-value="/home/peter/Thesis/ForcedAligner/Aligner1/wav/ANQ9_6.wav">
            <text:p>/home/peter/Thesis/ForcedAligner/Aligner1/wav/ANQ9_6.wav</text:p>
          </table:table-cell>
          <table:table-cell office:value-type="string">
            <text:p>l' affaire bcia, on s' en souviendra, a éclaté au printemps de l' année dernière. le lendemain, le lendemain, monsieur le président, vingt-quatre heures plus tard, soit le trois mai, à peine deux semaines après avoir été confirmé dans ses fonctions par le conseil des ministres pour un mandat de cinq ans, yvan delorme démissionne, à la surprise générale, de son poste de chef de police du spvm, à l' âge de quarante-sept ans, prétendument, à ce moment là, pour prendre sa retraite. on apprenait il y a quelques semaines qu' au moment de sa démission monsieur delorme faisait l' objet d' une enquête de la part d' une firme privée mandatée par la ville de montréal, en raison des liens très étroits qu' il entretenait avec luigi coretti, de la firme bcia. trois jours plus tard, soit le six mai, donc soixante-douze heures après que l' affaire eut éclaté, monsieur le président quarante-huit heures, pardon, après que l' affaire eut éclaté, c' est au tour du député libéral de lafontaine de démissionner de ses fonctions ministérielles, démission démission catastrophe, si je puis dire, monsieur le président, après qu' on eut appris qu' il avait utilisé une carte de crédit prêtée par la firme bcia. ainsi, en soixante-douze heures, le chef de police de montréal et un ministre libéral démissionnent après qu' on eut appris qu' ils avaient entretenu des liens pour le moins troubles avec bcia. une semaine plus tard, une semaine plus tard éclate l' affaire des euh permis de port d' armes au profit de bcia, dans laquelle aurait été impliqué celui qui était alors ministre de la sécurité publique, jacques dupuis. quelques semaines plus tard, monsieur dupuis démissionne à son tour.</text:p>
          </table:table-cell>
        </table:table-row>
        <table:table-row table:style-name="ro1">
          <table:table-cell table:number-columns-repeated="2"/>
          <table:table-cell office:value-type="string">
            <text:p>4222a</text:p>
          </table:table-cell>
          <table:table-cell office:value-type="string">
            <text:p>250c</text:p>
          </table:table-cell>
          <table:table-cell office:value-type="float" office:value="9">
            <text:p>9</text:p>
          </table:table-cell>
          <table:table-cell table:formula="of:=IF([.E580]=[.E579];[.F579]+1;1)" office:value-type="float" office:value="7">
            <text:p>7</text:p>
          </table:table-cell>
          <table:table-cell table:formula="of:=CONCATENATE(&quot;/home/peter/Thesis/ForcedAligner/Aligner1/wav/11025/&quot;;[.C580];[.D580];&quot;.wav&quot;)" office:value-type="string" office:string-value="/home/peter/Thesis/ForcedAligner/Aligner1/wav/11025/4222a250c.wav">
            <text:p>/home/peter/Thesis/ForcedAligner/Aligner1/wav/11025/4222a250c.wav</text:p>
          </table:table-cell>
          <table:table-cell table:formula="of:=CONCATENATE(&quot;/home/peter/Thesis/ForcedAligner/Aligner1/wav/&quot;;&quot;ANQ&quot;;[.E580];&quot;_&quot;;[.F580];&quot;.wav&quot;)" office:value-type="string" office:string-value="/home/peter/Thesis/ForcedAligner/Aligner1/wav/ANQ9_7.wav">
            <text:p>/home/peter/Thesis/ForcedAligner/Aligner1/wav/ANQ9_7.wav</text:p>
          </table:table-cell>
          <table:table-cell office:value-type="string">
            <text:p>monsieur le président, vous conviendrez que ça fait pas mal de faits troublants entourant une même affaire. rappelons qu' en deux mille cinq yvan delorme n' était pas le candidat initialement pressenti pour occuper les fonctions de chef de police du spvm il doit en grande partie sa nomination au parrainage de frank zampino, celui là même par qui est survenu le scandale des compteurs d' eau à montréal. outre monsieur zampino, le comité de sélection qui a procédé à la nomination de monsieur ou qui a recommandé la nomination de monsieur delorme, euh ce comité de sélection, dis je, était notamment composé de claude dauphin et de robert abdallah.</text:p>
          </table:table-cell>
        </table:table-row>
        <table:table-row table:style-name="ro1">
          <table:table-cell table:number-columns-repeated="2"/>
          <table:table-cell office:value-type="string">
            <text:p>4222a</text:p>
          </table:table-cell>
          <table:table-cell office:value-type="string">
            <text:p>257a</text:p>
          </table:table-cell>
          <table:table-cell office:value-type="float" office:value="9">
            <text:p>9</text:p>
          </table:table-cell>
          <table:table-cell table:formula="of:=IF([.E581]=[.E580];[.F580]+1;1)" office:value-type="float" office:value="8">
            <text:p>8</text:p>
          </table:table-cell>
          <table:table-cell table:formula="of:=CONCATENATE(&quot;/home/peter/Thesis/ForcedAligner/Aligner1/wav/11025/&quot;;[.C581];[.D581];&quot;.wav&quot;)" office:value-type="string" office:string-value="/home/peter/Thesis/ForcedAligner/Aligner1/wav/11025/4222a257a.wav">
            <text:p>/home/peter/Thesis/ForcedAligner/Aligner1/wav/11025/4222a257a.wav</text:p>
          </table:table-cell>
          <table:table-cell table:formula="of:=CONCATENATE(&quot;/home/peter/Thesis/ForcedAligner/Aligner1/wav/&quot;;&quot;ANQ&quot;;[.E581];&quot;_&quot;;[.F581];&quot;.wav&quot;)" office:value-type="string" office:string-value="/home/peter/Thesis/ForcedAligner/Aligner1/wav/ANQ9_8.wav">
            <text:p>/home/peter/Thesis/ForcedAligner/Aligner1/wav/ANQ9_8.wav</text:p>
          </table:table-cell>
          <table:table-cell office:value-type="string">
            <text:p>alors, monsieur le président, euh je rappelle je rappelle, au bénéfice de ceux qui nous écoutent et des collègues en cette chambre, que euh toute la première ou presque toute la première partie de l' étude des crédits a porté sur cette affaire. donc, je suis tout à fait en lien et je vais me permettre de poursuivre sur ce que j' étais en train de dire. alors, dans ce cas là, monsieur le président, il était donc euh difficile de croire notre collègue le ministre de la sécurité publique quand il indiquait que le processus de reconduction de monsieur delorme à la tête du service de police de la ville de montréal n' était qu' une formalité. et je me permets de citer le ministre de la sécurité publique, qui en cette chambre déclarait: c' est une personne qui était déjà en poste, qui a été renouvelée. alors, les mesures sont prises par le conseil des ministres quand il s' agit de la nomination d' un chef de police, c' est de regarder le processus, dont la responsabilité première est à la ville de montréal et non pas au conseil des ministres. mais, monsieur le président, il faut euh résumer rapidement et dire que monsieur delorme a donc été reconduit alors qu' on sait que la ville de montréal enquêtait sur lui et qu' il n' était pas le candidat pressenti à la base. et ce n' est pas tout, ce n' est pas tout, monsieur le président. on a appris que le ministre on a appris par monsieur jacques dupuis lui même, le prédécesseur de l' actuel ministre de la sécurité publique, que la situation était si préoccupante au moment de la reconduction de monsieur delorme qu' il a cru bon confier à la grc le soin d' enquêter sur les liens possibles entre monsieur monsieur delorme et certains membres de la communauté italienne de montréal. et, par le plus grand des hasards, les quatre premières heures de l' étude des crédits, comme je vous le signalais, monsieur le président, euh ont porté en partie sur ces déclarations troublantes de l' ancien ministre de la sécurité publique.</text:p>
          </table:table-cell>
        </table:table-row>
        <table:table-row table:style-name="ro1">
          <table:table-cell table:number-columns-repeated="2"/>
          <table:table-cell office:value-type="string">
            <text:p>4222a</text:p>
          </table:table-cell>
          <table:table-cell office:value-type="string">
            <text:p>257b</text:p>
          </table:table-cell>
          <table:table-cell office:value-type="float" office:value="9">
            <text:p>9</text:p>
          </table:table-cell>
          <table:table-cell table:formula="of:=IF([.E582]=[.E581];[.F581]+1;1)" office:value-type="float" office:value="9">
            <text:p>9</text:p>
          </table:table-cell>
          <table:table-cell table:formula="of:=CONCATENATE(&quot;/home/peter/Thesis/ForcedAligner/Aligner1/wav/11025/&quot;;[.C582];[.D582];&quot;.wav&quot;)" office:value-type="string" office:string-value="/home/peter/Thesis/ForcedAligner/Aligner1/wav/11025/4222a257b.wav">
            <text:p>/home/peter/Thesis/ForcedAligner/Aligner1/wav/11025/4222a257b.wav</text:p>
          </table:table-cell>
          <table:table-cell table:formula="of:=CONCATENATE(&quot;/home/peter/Thesis/ForcedAligner/Aligner1/wav/&quot;;&quot;ANQ&quot;;[.E582];&quot;_&quot;;[.F582];&quot;.wav&quot;)" office:value-type="string" office:string-value="/home/peter/Thesis/ForcedAligner/Aligner1/wav/ANQ9_9.wav">
            <text:p>/home/peter/Thesis/ForcedAligner/Aligner1/wav/ANQ9_9.wav</text:p>
          </table:table-cell>
          <table:table-cell office:value-type="string">
            <text:p>on ne peut donc pas éviter d' en parler aujourd'hui puis d' évoquer cette question là, monsieur le président. monsieur dupuis a expliqué, dans le cadre de l' émission le vrai négociateur, que monsieur delorme le jour même, le jour même de l' étude des crédits, monsieur le président, monsieur dupuis a déclaré, dans le cadre de l' émission le vrai négociateur, que monsieur delorme avait été placé sous enquête de la grc à cause de ses liens avec des membres de la communauté italienne, dont, on peut le présumer, monsieur luigi coretti, l' ex patron de bcia. il déclarait, et je le cite pas moi qui ai déclaré ça, là, c' est l' ex ministre de la sécurité publique: l' enquête a été transférée à la grc parce qu' il s' agissait de possibles liens avec des gens peu recommandables de la communauté italienne, et la grc a une expertise là dedans. ce sont les paroles mêmes de l' ex ministre de la sécurité publique, soit un parole soit une personne, on peut en convenir, monsieur le président, qui est bien au fait du dossier et qui sait pertinemment de quoi il parle. au cours de l' étude des crédits, l' actuel ministre de la sécurité publique a commencé euh à patiner en affirmant qu' une simple habilitation sécuritaire avait été demandée et non pas une enquête. cependant, plus tard, il a a affirmé que le mandat de vérification avait été confié à la sûreté du québec, qui a elle même profité de l' expertise dans certains domaines de la grc pour avoir plus d' informations sur monsieur delorme. là, à partir de ce moment là, monsieur le président, c' est un peu difficile à suivre, le raisonnement du ministre. et je parle pas de la confusion quant aux termes.</text:p>
          </table:table-cell>
        </table:table-row>
        <table:table-row table:style-name="ro1">
          <table:table-cell table:number-columns-repeated="2"/>
          <table:table-cell office:value-type="string">
            <text:p>4222a</text:p>
          </table:table-cell>
          <table:table-cell office:value-type="string">
            <text:p>257c</text:p>
          </table:table-cell>
          <table:table-cell office:value-type="float" office:value="9">
            <text:p>9</text:p>
          </table:table-cell>
          <table:table-cell table:formula="of:=IF([.E583]=[.E582];[.F582]+1;1)" office:value-type="float" office:value="10">
            <text:p>10</text:p>
          </table:table-cell>
          <table:table-cell table:formula="of:=CONCATENATE(&quot;/home/peter/Thesis/ForcedAligner/Aligner1/wav/11025/&quot;;[.C583];[.D583];&quot;.wav&quot;)" office:value-type="string" office:string-value="/home/peter/Thesis/ForcedAligner/Aligner1/wav/11025/4222a257c.wav">
            <text:p>/home/peter/Thesis/ForcedAligner/Aligner1/wav/11025/4222a257c.wav</text:p>
          </table:table-cell>
          <table:table-cell table:formula="of:=CONCATENATE(&quot;/home/peter/Thesis/ForcedAligner/Aligner1/wav/&quot;;&quot;ANQ&quot;;[.E583];&quot;_&quot;;[.F583];&quot;.wav&quot;)" office:value-type="string" office:string-value="/home/peter/Thesis/ForcedAligner/Aligner1/wav/ANQ9_10.wav">
            <text:p>/home/peter/Thesis/ForcedAligner/Aligner1/wav/ANQ9_10.wav</text:p>
          </table:table-cell>
          <table:table-cell office:value-type="string">
            <text:p>le ministre a parlé d' habilitation sécuritaire, d' habilitation sécuritante, de vérification habilitante, mais euh toutes les termes possibles et imaginables pour éviter d' utiliser le terme que l' ex ministre de la sécurité publique, lui, employait, à savoir une enquête, monsieur le président. à l' émission monsieur arcand, que l' actuel ministre de la sécurité publique se plaisait à invoquer pour appuyer son point de vue, son prédécesseur jacques dupuis déclarait, et je cite: vous, vous appelez ça enquêter. moi, j' appelle ça des vérifications. on fera pas de sémantique ensemble parce que je n' ai pas envie que vous partiez après moi, mais effectivement effectivement la grc a fait des vérifications à la demande du ministre de la sécurité publique que j' étais alors. c' était mon devoir de le faire. il s' agissait donc bel et bien d' une enquête lancée à la demande expresse du ministre de la sécurité publique, alors que l' actuel prétend que ce n' était pas que ce n' est pas de son ressort et, pire encore, qu' il n' était même pas au courant que son prédécesseur avait demandé la tenue d' une telle enquête. vous admettrez, monsieur le président, que c' est pour le moins préoccupant que le ministre de la sécurité publique ne sache pas, d' une part, qu' il a le pouvoir de demander ce type d' enquête et que son prédécesseur a demandé cette enquête par rapport à celui qui occupait les fonctions de chef de police de la ville de montréal. d' ailleurs, monsieur deschesnes, le directeur général de la sûreté du québec, a confirmé que la sq avait eu recours à l' ensemble des ressources qui étaient à sa disposition. je le cite: ces ressources là peuvent inclure d' autres corps de police.</text:p>
          </table:table-cell>
        </table:table-row>
        <table:table-row table:style-name="ro1">
          <table:table-cell table:number-columns-repeated="2"/>
          <table:table-cell office:value-type="string">
            <text:p>4222a</text:p>
          </table:table-cell>
          <table:table-cell office:value-type="string">
            <text:p>257d</text:p>
          </table:table-cell>
          <table:table-cell office:value-type="float" office:value="9">
            <text:p>9</text:p>
          </table:table-cell>
          <table:table-cell table:formula="of:=IF([.E584]=[.E583];[.F583]+1;1)" office:value-type="float" office:value="11">
            <text:p>11</text:p>
          </table:table-cell>
          <table:table-cell table:formula="of:=CONCATENATE(&quot;/home/peter/Thesis/ForcedAligner/Aligner1/wav/11025/&quot;;[.C584];[.D584];&quot;.wav&quot;)" office:value-type="string" office:string-value="/home/peter/Thesis/ForcedAligner/Aligner1/wav/11025/4222a257d.wav">
            <text:p>/home/peter/Thesis/ForcedAligner/Aligner1/wav/11025/4222a257d.wav</text:p>
          </table:table-cell>
          <table:table-cell table:formula="of:=CONCATENATE(&quot;/home/peter/Thesis/ForcedAligner/Aligner1/wav/&quot;;&quot;ANQ&quot;;[.E584];&quot;_&quot;;[.F584];&quot;.wav&quot;)" office:value-type="string" office:string-value="/home/peter/Thesis/ForcedAligner/Aligner1/wav/ANQ9_11.wav">
            <text:p>/home/peter/Thesis/ForcedAligner/Aligner1/wav/ANQ9_11.wav</text:p>
          </table:table-cell>
          <table:table-cell office:value-type="string">
            <text:p>plus tard, monsieur deschesnes expliquait que chaque corps de police a sa spécialisation et que la grc est notamment spécialisée au niveau de la mafia italienne. or, je rappelle que jacques dupuis a déclaré qu' il avait demandé cette enquête parce que monsieur delorme entretenait des relations avec des gens peu recommandables de la communauté italienne. si je ne m' abuse, monsieur le président, une habilitation de sécurité, c' est une procédure de routine visant à vérifier les antécédents d' un individu. c' est notamment ce qu' on fait pour les agents de sécurité, les responsables de services de garde, les constables spéciaux, les membres du personnel de l' assemblée nationale. les vérifications dans le cadre d' une habilitation sécuritaire prennent au maximum trois à quatre jours. il y en a quelque soixante-douze mille par année, selon la sq. mais, dans le cas de monsieur delorme, selon les paroles de richard deschesnes, la vérification a pris quatre mois et a nécessité l' intervention d' un autre corps policier. c' est pas, monsieur le président, ce qu' on peut appeler un examen de routine, une vérification de routine. il est plus plausible qu' une enquête complète menée par la sq avec l' aide de la grc a eu lieu, comme l' a confirmé le matin même monsieur dupuis. pourquoi le ministre de la sécurité publique ne veut il pas reconnaître que monsieur delorme a fait l' objet d' une enquête? la question se pose. si ce dernier était en contact avec des gens peu recommandables, pour quelle raison le gouvernement l' a t il reconduit dans ses fonctions? la question se pose également. malheureusement, malgré nos nombreuses questions, nous n' avons jamais réussi à obtenir de réponse claire. c' est ce qui explique évidemment qu' on en fasse état dans le cadre de ce débat restreint. le ministre s' est réfugié derrière le caractère secret des discussions au conseil des ministres, et le directeur général de la sq derrière la protection de la vie privée des citoyens et des considérations opérationnelles, pour éviter de répondre aux questions.</text:p>
          </table:table-cell>
        </table:table-row>
        <table:table-row table:style-name="ro1">
          <table:table-cell table:number-columns-repeated="2"/>
          <table:table-cell office:value-type="string">
            <text:p>4222a</text:p>
          </table:table-cell>
          <table:table-cell office:value-type="string">
            <text:p>257e</text:p>
          </table:table-cell>
          <table:table-cell office:value-type="float" office:value="9">
            <text:p>9</text:p>
          </table:table-cell>
          <table:table-cell table:formula="of:=IF([.E585]=[.E584];[.F584]+1;1)" office:value-type="float" office:value="12">
            <text:p>12</text:p>
          </table:table-cell>
          <table:table-cell table:formula="of:=CONCATENATE(&quot;/home/peter/Thesis/ForcedAligner/Aligner1/wav/11025/&quot;;[.C585];[.D585];&quot;.wav&quot;)" office:value-type="string" office:string-value="/home/peter/Thesis/ForcedAligner/Aligner1/wav/11025/4222a257e.wav">
            <text:p>/home/peter/Thesis/ForcedAligner/Aligner1/wav/11025/4222a257e.wav</text:p>
          </table:table-cell>
          <table:table-cell table:formula="of:=CONCATENATE(&quot;/home/peter/Thesis/ForcedAligner/Aligner1/wav/&quot;;&quot;ANQ&quot;;[.E585];&quot;_&quot;;[.F585];&quot;.wav&quot;)" office:value-type="string" office:string-value="/home/peter/Thesis/ForcedAligner/Aligner1/wav/ANQ9_12.wav">
            <text:p>/home/peter/Thesis/ForcedAligner/Aligner1/wav/ANQ9_12.wav</text:p>
          </table:table-cell>
          <table:table-cell office:value-type="string">
            <text:p>et ce que nous aura appris l' étude des crédits deux mille onze deux mille douze, c' est que le ministre est quelque peu confus sur le caractère de la vérification qui a été faite sur monsieur delorme. entre monsieur dupuis et deschesnes qui avouent directement ou indirectement que cette vérification n' en était pas une de routine, le ministre s' est démené pour tenter de prouver le contraire. tout comme pour l' annonce en catastrophe de l' enquête de l' upac sur la ville de montréal, l' utilisation du du vocable habilitation sécuritaire sent clairement l' improvisation, monsieur le président. alors, il est clair qu' on a besoin de précisions. nous allons poursuivre le débat quant justement quant au mandat qui a été confié par le ministre de la sécurité publique à la ville de montréal, mandat qu' il se refuse d' étendre à d' autres municipalités qui ont fait l' objet d' allégations tout aussi sérieuses. on aura l' occasion de poursuivre ce débat, monsieur le président, un peu plus tard aujourd'hui.</text:p>
          </table:table-cell>
        </table:table-row>
        <table:table-row table:style-name="ro1">
          <table:table-cell table:number-columns-repeated="2"/>
          <table:table-cell office:value-type="string">
            <text:p>4221a</text:p>
          </table:table-cell>
          <table:table-cell office:value-type="float" office:value="121">
            <text:p>121</text:p>
          </table:table-cell>
          <table:table-cell office:value-type="float" office:value="91">
            <text:p>91</text:p>
          </table:table-cell>
          <table:table-cell table:formula="of:=IF([.E586]=[.E585];[.F585]+1;1)" office:value-type="float" office:value="1">
            <text:p>1</text:p>
          </table:table-cell>
          <table:table-cell table:formula="of:=CONCATENATE(&quot;/home/peter/Thesis/ForcedAligner/Aligner1/wav/11025/&quot;;[.C586];[.D586];&quot;.wav&quot;)" office:value-type="string" office:string-value="/home/peter/Thesis/ForcedAligner/Aligner1/wav/11025/4221a121.wav">
            <text:p>/home/peter/Thesis/ForcedAligner/Aligner1/wav/11025/4221a121.wav</text:p>
          </table:table-cell>
          <table:table-cell table:formula="of:=CONCATENATE(&quot;/home/peter/Thesis/ForcedAligner/Aligner1/wav/&quot;;&quot;ANQ&quot;;[.E586];&quot;_&quot;;[.F586];&quot;.wav&quot;)" office:value-type="string" office:string-value="/home/peter/Thesis/ForcedAligner/Aligner1/wav/ANQ91_1.wav">
            <text:p>/home/peter/Thesis/ForcedAligner/Aligner1/wav/ANQ91_1.wav</text:p>
          </table:table-cell>
          <table:table-cell office:value-type="string">
            <text:p>merci, monsieur le président. d' abord, ce que je veux dire au député de matane, monsieur le président: on ne crée pas de club privé au québec. on se comprend bien? premièrement. et, deuxièmement, monsieur le président, c' est que la je vous dirai que la pépinière avait fait une demande auprès de notre ministère justement pour s' assurer d' être en mesure de continuer à opérer ses vergers. nous avons regardé ça dans son ensemble pour que les gens puissent travailler. et véritablement nous avons bien sûr analysé les terres pour s' assurer que ces terres là n' auraient pas d' impact si jamais on pouvait céder ces terres là auprès de je vous dirai, faire des échanges de terrain avec l' acheteur et la et les les propriétaires du verger. donc, à partir de là, monsieur le président, étant donné que les terres n' avaient absolument pas de valeur au niveau de la pêche et au niveau de la chasse, à ce moment là, on a fait des échanges de terrain. mais, monsieur le président, ce qu' il est important de dire, nous avons rencontré la zec par la suite pour s' assurer que véritablement connaître qu' est ce qui qu' est ce qu' on pouvait leur causer comme problèmes. j' ai rencontré en fin de semaine le président de la zec, nous continuons à travailler</text:p>
          </table:table-cell>
        </table:table-row>
        <table:table-row table:style-name="ro1">
          <table:table-cell table:number-columns-repeated="2"/>
          <table:table-cell office:value-type="string">
            <text:p>4222a</text:p>
          </table:table-cell>
          <table:table-cell office:value-type="float" office:value="18">
            <text:p>18</text:p>
          </table:table-cell>
          <table:table-cell office:value-type="float" office:value="91">
            <text:p>91</text:p>
          </table:table-cell>
          <table:table-cell table:formula="of:=IF([.E587]=[.E586];[.F586]+1;1)" office:value-type="float" office:value="2">
            <text:p>2</text:p>
          </table:table-cell>
          <table:table-cell table:formula="of:=CONCATENATE(&quot;/home/peter/Thesis/ForcedAligner/Aligner1/wav/11025/&quot;;[.C587];[.D587];&quot;.wav&quot;)" office:value-type="string" office:string-value="/home/peter/Thesis/ForcedAligner/Aligner1/wav/11025/4222a18.wav">
            <text:p>/home/peter/Thesis/ForcedAligner/Aligner1/wav/11025/4222a18.wav</text:p>
          </table:table-cell>
          <table:table-cell table:formula="of:=CONCATENATE(&quot;/home/peter/Thesis/ForcedAligner/Aligner1/wav/&quot;;&quot;ANQ&quot;;[.E587];&quot;_&quot;;[.F587];&quot;.wav&quot;)" office:value-type="string" office:string-value="/home/peter/Thesis/ForcedAligner/Aligner1/wav/ANQ91_2.wav">
            <text:p>/home/peter/Thesis/ForcedAligner/Aligner1/wav/ANQ91_2.wav</text:p>
          </table:table-cell>
          <table:table-cell office:value-type="string">
            <text:p>merci, monsieur le président. je suis heureux, monsieur le président, de souligner le vingt la vingtième édition de la semaine minière du québec, qui se tient du deux au huit mai. à cette occasion, j' invite toutes les québécoises et les québécois à prendre conscience de l' importance du monde minéral dans lequel ils vivent quotidiennement. en effet, tout ce qui nous entoure nous rappelle que l' utilisation des minéraux et des métaux est indissociable à notre vie moderne. au québec, l' industrie minière contribue de façon significative à notre économie et à notre rayonnement international. industrie minière, ça représente plus de trente-quatre mille emplois directs et indirects aux quatre coins du québec. le secteur minier contribue au développement des communautés dans les régions minières et crée de la richesse pour l' ensemble des québécois. la semaine minière du québec est plus active que jamais. c' est grâce à la participation de plusieurs entreprises, de bénévoles provenant de partout au québec et évidemment de l' association minière du québec et de l' association de l' exploration minière du québec. d' ici au huit mai, j' invite donc toutes les québécoises et tous les québécois à redécouvrir le domaine minier en profitant des</text:p>
          </table:table-cell>
        </table:table-row>
        <table:table-row table:style-name="ro1">
          <table:table-cell table:number-columns-repeated="2"/>
          <table:table-cell office:value-type="string">
            <text:p>4221a</text:p>
          </table:table-cell>
          <table:table-cell office:value-type="float" office:value="123">
            <text:p>123</text:p>
          </table:table-cell>
          <table:table-cell office:value-type="float" office:value="91">
            <text:p>91</text:p>
          </table:table-cell>
          <table:table-cell table:formula="of:=IF([.E588]=[.E587];[.F587]+1;1)" office:value-type="float" office:value="3">
            <text:p>3</text:p>
          </table:table-cell>
          <table:table-cell table:formula="of:=CONCATENATE(&quot;/home/peter/Thesis/ForcedAligner/Aligner1/wav/11025/&quot;;[.C588];[.D588];&quot;.wav&quot;)" office:value-type="string" office:string-value="/home/peter/Thesis/ForcedAligner/Aligner1/wav/11025/4221a123.wav">
            <text:p>/home/peter/Thesis/ForcedAligner/Aligner1/wav/11025/4221a123.wav</text:p>
          </table:table-cell>
          <table:table-cell table:formula="of:=CONCATENATE(&quot;/home/peter/Thesis/ForcedAligner/Aligner1/wav/&quot;;&quot;ANQ&quot;;[.E588];&quot;_&quot;;[.F588];&quot;.wav&quot;)" office:value-type="string" office:string-value="/home/peter/Thesis/ForcedAligner/Aligner1/wav/ANQ91_3.wav">
            <text:p>/home/peter/Thesis/ForcedAligner/Aligner1/wav/ANQ91_3.wav</text:p>
          </table:table-cell>
          <table:table-cell office:value-type="string">
            <text:p>nous allons trouver une solution, monsieur le président.</text:p>
          </table:table-cell>
        </table:table-row>
        <table:table-row table:style-name="ro1">
          <table:table-cell table:number-columns-repeated="2"/>
          <table:table-cell office:value-type="string">
            <text:p>4222a</text:p>
          </table:table-cell>
          <table:table-cell office:value-type="float" office:value="20">
            <text:p>20</text:p>
          </table:table-cell>
          <table:table-cell office:value-type="float" office:value="91">
            <text:p>91</text:p>
          </table:table-cell>
          <table:table-cell table:formula="of:=IF([.E589]=[.E588];[.F588]+1;1)" office:value-type="float" office:value="4">
            <text:p>4</text:p>
          </table:table-cell>
          <table:table-cell table:formula="of:=CONCATENATE(&quot;/home/peter/Thesis/ForcedAligner/Aligner1/wav/11025/&quot;;[.C589];[.D589];&quot;.wav&quot;)" office:value-type="string" office:string-value="/home/peter/Thesis/ForcedAligner/Aligner1/wav/11025/4222a20.wav">
            <text:p>/home/peter/Thesis/ForcedAligner/Aligner1/wav/11025/4222a20.wav</text:p>
          </table:table-cell>
          <table:table-cell table:formula="of:=CONCATENATE(&quot;/home/peter/Thesis/ForcedAligner/Aligner1/wav/&quot;;&quot;ANQ&quot;;[.E589];&quot;_&quot;;[.F589];&quot;.wav&quot;)" office:value-type="string" office:string-value="/home/peter/Thesis/ForcedAligner/Aligner1/wav/ANQ91_4.wav">
            <text:p>/home/peter/Thesis/ForcedAligner/Aligner1/wav/ANQ91_4.wav</text:p>
          </table:table-cell>
          <table:table-cell office:value-type="string">
            <text:p>plusieurs régions du québec.</text:p>
          </table:table-cell>
        </table:table-row>
        <table:table-row table:style-name="ro1">
          <table:table-cell table:number-columns-repeated="2"/>
          <table:table-cell office:value-type="string">
            <text:p>4221a</text:p>
          </table:table-cell>
          <table:table-cell office:value-type="float" office:value="127">
            <text:p>127</text:p>
          </table:table-cell>
          <table:table-cell office:value-type="float" office:value="91">
            <text:p>91</text:p>
          </table:table-cell>
          <table:table-cell table:formula="of:=IF([.E590]=[.E589];[.F589]+1;1)" office:value-type="float" office:value="5">
            <text:p>5</text:p>
          </table:table-cell>
          <table:table-cell table:formula="of:=CONCATENATE(&quot;/home/peter/Thesis/ForcedAligner/Aligner1/wav/11025/&quot;;[.C590];[.D590];&quot;.wav&quot;)" office:value-type="string" office:string-value="/home/peter/Thesis/ForcedAligner/Aligner1/wav/11025/4221a127.wav">
            <text:p>/home/peter/Thesis/ForcedAligner/Aligner1/wav/11025/4221a127.wav</text:p>
          </table:table-cell>
          <table:table-cell table:formula="of:=CONCATENATE(&quot;/home/peter/Thesis/ForcedAligner/Aligner1/wav/&quot;;&quot;ANQ&quot;;[.E590];&quot;_&quot;;[.F590];&quot;.wav&quot;)" office:value-type="string" office:string-value="/home/peter/Thesis/ForcedAligner/Aligner1/wav/ANQ91_5.wav">
            <text:p>/home/peter/Thesis/ForcedAligner/Aligner1/wav/ANQ91_5.wav</text:p>
          </table:table-cell>
          <table:table-cell office:value-type="string">
            <text:p>merci, monsieur le président. encore une fois, monsieur le président, le député de matane veut créer une crise qui n' existe pas. donc, monsieur le président, il soulève un fait, il travaille ça différemment pour arriver à sa conclusion personnelle, monsieur le président. nous, on veut trouver des solutions qui vont permettre justement à la zec d' atteindre ses objectifs, également, bien sûr, aux gens qui travaillent au niveau du verger de pouvoir continuer leurs opérations et par rapport à ceux qui ont acheté le terrain d' abitibibowater justement pour continuer à opérer à l' intérieur de la forêt. tout ça, monsieur le président</text:p>
          </table:table-cell>
        </table:table-row>
        <table:table-row table:style-name="ro1">
          <table:table-cell table:number-columns-repeated="2"/>
          <table:table-cell office:value-type="string">
            <text:p>4222a</text:p>
          </table:table-cell>
          <table:table-cell office:value-type="float" office:value="22">
            <text:p>22</text:p>
          </table:table-cell>
          <table:table-cell office:value-type="float" office:value="91">
            <text:p>91</text:p>
          </table:table-cell>
          <table:table-cell table:formula="of:=IF([.E591]=[.E590];[.F590]+1;1)" office:value-type="float" office:value="6">
            <text:p>6</text:p>
          </table:table-cell>
          <table:table-cell table:formula="of:=CONCATENATE(&quot;/home/peter/Thesis/ForcedAligner/Aligner1/wav/11025/&quot;;[.C591];[.D591];&quot;.wav&quot;)" office:value-type="string" office:string-value="/home/peter/Thesis/ForcedAligner/Aligner1/wav/11025/4222a22.wav">
            <text:p>/home/peter/Thesis/ForcedAligner/Aligner1/wav/11025/4222a22.wav</text:p>
          </table:table-cell>
          <table:table-cell table:formula="of:=CONCATENATE(&quot;/home/peter/Thesis/ForcedAligner/Aligner1/wav/&quot;;&quot;ANQ&quot;;[.E591];&quot;_&quot;;[.F591];&quot;.wav&quot;)" office:value-type="string" office:string-value="/home/peter/Thesis/ForcedAligner/Aligner1/wav/ANQ91_6.wav">
            <text:p>/home/peter/Thesis/ForcedAligner/Aligner1/wav/ANQ91_6.wav</text:p>
          </table:table-cell>
          <table:table-cell office:value-type="string">
            <text:p>merci.</text:p>
          </table:table-cell>
        </table:table-row>
        <table:table-row table:style-name="ro1">
          <table:table-cell table:number-columns-repeated="2"/>
          <table:table-cell office:value-type="string">
            <text:p>4221a</text:p>
          </table:table-cell>
          <table:table-cell office:value-type="float" office:value="129">
            <text:p>129</text:p>
          </table:table-cell>
          <table:table-cell office:value-type="float" office:value="91">
            <text:p>91</text:p>
          </table:table-cell>
          <table:table-cell table:formula="of:=IF([.E592]=[.E591];[.F591]+1;1)" office:value-type="float" office:value="7">
            <text:p>7</text:p>
          </table:table-cell>
          <table:table-cell table:formula="of:=CONCATENATE(&quot;/home/peter/Thesis/ForcedAligner/Aligner1/wav/11025/&quot;;[.C592];[.D592];&quot;.wav&quot;)" office:value-type="string" office:string-value="/home/peter/Thesis/ForcedAligner/Aligner1/wav/11025/4221a129.wav">
            <text:p>/home/peter/Thesis/ForcedAligner/Aligner1/wav/11025/4221a129.wav</text:p>
          </table:table-cell>
          <table:table-cell table:formula="of:=CONCATENATE(&quot;/home/peter/Thesis/ForcedAligner/Aligner1/wav/&quot;;&quot;ANQ&quot;;[.E592];&quot;_&quot;;[.F592];&quot;.wav&quot;)" office:value-type="string" office:string-value="/home/peter/Thesis/ForcedAligner/Aligner1/wav/ANQ91_7.wav">
            <text:p>/home/peter/Thesis/ForcedAligner/Aligner1/wav/ANQ91_7.wav</text:p>
          </table:table-cell>
          <table:table-cell office:value-type="string">
            <text:p>opérer ça pour être gagnant gagnant, et c' est notre objectif, monsieur le président.</text:p>
          </table:table-cell>
        </table:table-row>
        <table:table-row table:style-name="ro1">
          <table:table-cell table:number-columns-repeated="2"/>
          <table:table-cell office:value-type="string">
            <text:p>4221a</text:p>
          </table:table-cell>
          <table:table-cell office:value-type="float" office:value="133">
            <text:p>133</text:p>
          </table:table-cell>
          <table:table-cell office:value-type="float" office:value="91">
            <text:p>91</text:p>
          </table:table-cell>
          <table:table-cell table:formula="of:=IF([.E593]=[.E592];[.F592]+1;1)" office:value-type="float" office:value="8">
            <text:p>8</text:p>
          </table:table-cell>
          <table:table-cell table:formula="of:=CONCATENATE(&quot;/home/peter/Thesis/ForcedAligner/Aligner1/wav/11025/&quot;;[.C593];[.D593];&quot;.wav&quot;)" office:value-type="string" office:string-value="/home/peter/Thesis/ForcedAligner/Aligner1/wav/11025/4221a133.wav">
            <text:p>/home/peter/Thesis/ForcedAligner/Aligner1/wav/11025/4221a133.wav</text:p>
          </table:table-cell>
          <table:table-cell table:formula="of:=CONCATENATE(&quot;/home/peter/Thesis/ForcedAligner/Aligner1/wav/&quot;;&quot;ANQ&quot;;[.E593];&quot;_&quot;;[.F593];&quot;.wav&quot;)" office:value-type="string" office:string-value="/home/peter/Thesis/ForcedAligner/Aligner1/wav/ANQ91_8.wav">
            <text:p>/home/peter/Thesis/ForcedAligner/Aligner1/wav/ANQ91_8.wav</text:p>
          </table:table-cell>
          <table:table-cell office:value-type="string">
            <text:p>monsieur le président, je l' ai indiqué tout à l' heure, monsieur le président, je l' ai dit au député, je vais le répéter: nous avons fait ça pour justement s' assurer que les gens qui travaillent au niveau du verger, les gens qui travaillent au niveau de la pépinière vont pouvoir récupérer qu' est ce que les les terres sur lesquelles ils ont ils avaient loué ces terres là à abitibibowater, et les terres ont été vendues. donc, à partir de là, ça leur causait des problèmes. ils nous ont approchés pour trouver une solution. et, avec la zec, avec le conseil d' administration de la zec et son président, monsieur le président, je peux vous garantir qu' on va trouver une solution. je l' ai encore rencontré en fin de semaine, et on travaille ça avec les gens de mon ministère, et je lui ai garanti qu' on allait trouver une</text:p>
          </table:table-cell>
        </table:table-row>
        <table:table-row table:style-name="ro1">
          <table:table-cell table:number-columns-repeated="2"/>
          <table:table-cell office:value-type="string">
            <text:p>4221a</text:p>
          </table:table-cell>
          <table:table-cell office:value-type="float" office:value="135">
            <text:p>135</text:p>
          </table:table-cell>
          <table:table-cell office:value-type="float" office:value="91">
            <text:p>91</text:p>
          </table:table-cell>
          <table:table-cell table:formula="of:=IF([.E594]=[.E593];[.F593]+1;1)" office:value-type="float" office:value="9">
            <text:p>9</text:p>
          </table:table-cell>
          <table:table-cell table:formula="of:=CONCATENATE(&quot;/home/peter/Thesis/ForcedAligner/Aligner1/wav/11025/&quot;;[.C594];[.D594];&quot;.wav&quot;)" office:value-type="string" office:string-value="/home/peter/Thesis/ForcedAligner/Aligner1/wav/11025/4221a135.wav">
            <text:p>/home/peter/Thesis/ForcedAligner/Aligner1/wav/11025/4221a135.wav</text:p>
          </table:table-cell>
          <table:table-cell table:formula="of:=CONCATENATE(&quot;/home/peter/Thesis/ForcedAligner/Aligner1/wav/&quot;;&quot;ANQ&quot;;[.E594];&quot;_&quot;;[.F594];&quot;.wav&quot;)" office:value-type="string" office:string-value="/home/peter/Thesis/ForcedAligner/Aligner1/wav/ANQ91_9.wav">
            <text:p>/home/peter/Thesis/ForcedAligner/Aligner1/wav/ANQ91_9.wav</text:p>
          </table:table-cell>
          <table:table-cell office:value-type="string">
            <text:p>semble, monsieur le président. merci.</text:p>
          </table:table-cell>
        </table:table-row>
        <table:table-row table:style-name="ro1">
          <table:table-cell table:number-columns-repeated="2"/>
          <table:table-cell office:value-type="string">
            <text:p>4221a</text:p>
          </table:table-cell>
          <table:table-cell office:value-type="string">
            <text:p>456a</text:p>
          </table:table-cell>
          <table:table-cell office:value-type="float" office:value="91">
            <text:p>91</text:p>
          </table:table-cell>
          <table:table-cell table:formula="of:=IF([.E595]=[.E594];[.F594]+1;1)" office:value-type="float" office:value="10">
            <text:p>10</text:p>
          </table:table-cell>
          <table:table-cell table:formula="of:=CONCATENATE(&quot;/home/peter/Thesis/ForcedAligner/Aligner1/wav/11025/&quot;;[.C595];[.D595];&quot;.wav&quot;)" office:value-type="string" office:string-value="/home/peter/Thesis/ForcedAligner/Aligner1/wav/11025/4221a456a.wav">
            <text:p>/home/peter/Thesis/ForcedAligner/Aligner1/wav/11025/4221a456a.wav</text:p>
          </table:table-cell>
          <table:table-cell table:formula="of:=CONCATENATE(&quot;/home/peter/Thesis/ForcedAligner/Aligner1/wav/&quot;;&quot;ANQ&quot;;[.E595];&quot;_&quot;;[.F595];&quot;.wav&quot;)" office:value-type="string" office:string-value="/home/peter/Thesis/ForcedAligner/Aligner1/wav/ANQ91_10.wav">
            <text:p>/home/peter/Thesis/ForcedAligner/Aligner1/wav/ANQ91_10.wav</text:p>
          </table:table-cell>
          <table:table-cell office:value-type="string">
            <text:p>merci, monsieur le président. d' abord, monsieur le président, je dois dire que je respecte énormément le député de matane, mais sauf que sa question est insidieuse, monsieur le président, c' est à dire: il dénature les faits pour tirer des conclusions qui n' ont absolument rien à voir avec la réalité, monsieur le président. créer des clubs privés, il n' en est absolument pas question, monsieur le président. d' abord, le parti québécois prétend qu' un prétend qu' un échange de terres remet en place un régime de clubs privés qui avait été aboli par son gouvernement il y a plusieurs années. si vous me permettez, monsieur le président, je vais vous expliquer exactement et clairement les faits. en février deux mille onze, il y a eu effectivement un échange de terres entre le ministère et solifor incorporer, laquelle les avait acquise d' abitibibowater incorporer. lors des difficultés de l' entreprise, bien sûr d' abitibibowater. le but de l' échange, monsieur le président, c' était celui ci: régulariser des titres de propriété, permettre à la pépinière grandes piles d' aménager, de continuer à aménager un verger pour la mise en valeur des forêts. ça veut donc dire, monsieur le président, que la pépinière était propriétaire, c' est à dire avait loué des terres de anciennement abitibibowater et avait aménagé, avait commencé à aménager des vergers sur ces terres là, et voilà que les terrains ont été vendus, et véritablement ça leur causait problème.</text:p>
          </table:table-cell>
        </table:table-row>
        <table:table-row table:style-name="ro1">
          <table:table-cell table:number-columns-repeated="2"/>
          <table:table-cell office:value-type="string">
            <text:p>4221a</text:p>
          </table:table-cell>
          <table:table-cell office:value-type="string">
            <text:p>456b</text:p>
          </table:table-cell>
          <table:table-cell office:value-type="float" office:value="91">
            <text:p>91</text:p>
          </table:table-cell>
          <table:table-cell table:formula="of:=IF([.E596]=[.E595];[.F595]+1;1)" office:value-type="float" office:value="11">
            <text:p>11</text:p>
          </table:table-cell>
          <table:table-cell table:formula="of:=CONCATENATE(&quot;/home/peter/Thesis/ForcedAligner/Aligner1/wav/11025/&quot;;[.C596];[.D596];&quot;.wav&quot;)" office:value-type="string" office:string-value="/home/peter/Thesis/ForcedAligner/Aligner1/wav/11025/4221a456b.wav">
            <text:p>/home/peter/Thesis/ForcedAligner/Aligner1/wav/11025/4221a456b.wav</text:p>
          </table:table-cell>
          <table:table-cell table:formula="of:=CONCATENATE(&quot;/home/peter/Thesis/ForcedAligner/Aligner1/wav/&quot;;&quot;ANQ&quot;;[.E596];&quot;_&quot;;[.F596];&quot;.wav&quot;)" office:value-type="string" office:string-value="/home/peter/Thesis/ForcedAligner/Aligner1/wav/ANQ91_11.wav">
            <text:p>/home/peter/Thesis/ForcedAligner/Aligner1/wav/ANQ91_11.wav</text:p>
          </table:table-cell>
          <table:table-cell office:value-type="string">
            <text:p>on a demandé au ministère de regarder s' il y avait possibilité de faire des échanges de terrains pour qu' ils puissent continuer à opérer leurs vergers et qui nécessairement créent de l' emploi. en temps fort, en temps fort, la pépinière crée cent cinquante jobs, monsieur le président. donc, vous comprendrez que de là l' importance d' essayer d' être aidant à ce niveau là. donc, je vous dirai, monsieur le président, que c' est un lot contigu à la à la propriété des terres de solifor incorporer qui a été cédé à solifor pour que le gouvernement puisse acquérir la partie qui était opérée par la pépinière et qui a été vendue à la la la pépinière pour qu' on puisse nécessairement être en mesure de continuer à faire l' aménagement de leurs vergers. maintenant, monsieur le président, on a fait on a fait des vérifications: aucun lac, aucune rivière d' importance pour la pêche n' était dans ce secteur. également, on m' indique qu' il y avait un bail de villégiature. effectivement, il y avait un bail de villégiature parce que monsieur ouellet le ministère fait des approches auprès de monsieur ouellet pour essayer d' être aidant au niveau à ce niveau là, et également je sais pertinemment, également, que solifor essaie de contacter monsieur ouellet, et monsieur ouellet donne pas de retour. donc, à partir de là, on ne peut pas nécessairement être capable de créer des ententes lorsque quelqu' un ne veut pas avoir donner de retour. donc, de là l' importance, monsieur le président, de dire que tout est en place pour trouver une solution.</text:p>
          </table:table-cell>
        </table:table-row>
        <table:table-row table:style-name="ro1">
          <table:table-cell table:number-columns-repeated="2"/>
          <table:table-cell office:value-type="string">
            <text:p>4221a</text:p>
          </table:table-cell>
          <table:table-cell office:value-type="string">
            <text:p>456c</text:p>
          </table:table-cell>
          <table:table-cell office:value-type="float" office:value="91">
            <text:p>91</text:p>
          </table:table-cell>
          <table:table-cell table:formula="of:=IF([.E597]=[.E596];[.F596]+1;1)" office:value-type="float" office:value="12">
            <text:p>12</text:p>
          </table:table-cell>
          <table:table-cell table:formula="of:=CONCATENATE(&quot;/home/peter/Thesis/ForcedAligner/Aligner1/wav/11025/&quot;;[.C597];[.D597];&quot;.wav&quot;)" office:value-type="string" office:string-value="/home/peter/Thesis/ForcedAligner/Aligner1/wav/11025/4221a456c.wav">
            <text:p>/home/peter/Thesis/ForcedAligner/Aligner1/wav/11025/4221a456c.wav</text:p>
          </table:table-cell>
          <table:table-cell table:formula="of:=CONCATENATE(&quot;/home/peter/Thesis/ForcedAligner/Aligner1/wav/&quot;;&quot;ANQ&quot;;[.E597];&quot;_&quot;;[.F597];&quot;.wav&quot;)" office:value-type="string" office:string-value="/home/peter/Thesis/ForcedAligner/Aligner1/wav/ANQ91_12.wav">
            <text:p>/home/peter/Thesis/ForcedAligner/Aligner1/wav/ANQ91_12.wav</text:p>
          </table:table-cell>
          <table:table-cell office:value-type="string">
            <text:p>on travaille le ministère des ressources naturelles travaille avec la zec. j' ai rencontré dernièrement, c' est à dire en fin de semaine, monsieur gordon stuart, qui est le président. les négociations sont en sont en plein travail avec la zec, également avec le ministère. on va trouver une solution, monsieur le président, gagnant gagnant, parce que l' objectif, c' est de s' assurer que la pépinière va continuer à créer des jobs et s' assurer qu' elle va prospérer, et également que on ne causera pas de problème au niveau de la zec. faut absolument qu' on soit gagnant gagnant à ce niveau là, et c' est la raison pour laquelle, monsieur le président, ces terres là ont été, je vous dirai, transférées à d' autres intervenants pour que on puisse être gagnant gagnant avec le territoire du québec. c' est notre premier objectif, et il n' y en a pas d' autre, objectif que ça, monsieur le président. donc, c' est faux de dire, comme le parti québécois, qu' on veut créer, des des je vous dirai, là, des clubs privés, encore une fois qui ont été enlevés il y a plusieurs années, monsieur le président. le parti québécois actuellement essaie de créer un problème là où il n' y en a pas. la grand objectif du gouvernement, du ministère, c' est qu' on puisse s' asseoir ensemble, avec les différents intervenants, avec la zec, pour essayer de s' entendre. on sait, la zec nous a indiqué qu' il y avait des problèmes d' accessibilité. on va trouver des solutions, monsieur le président, je vous je l' ai garanti à monsieur stuart, on va travailler là dedans en partenaire, monsieur le président. voilà.</text:p>
          </table:table-cell>
        </table:table-row>
        <table:table-row table:style-name="ro1">
          <table:table-cell table:number-columns-repeated="2"/>
          <table:table-cell office:value-type="string">
            <text:p>4221a</text:p>
          </table:table-cell>
          <table:table-cell office:value-type="float" office:value="45">
            <text:p>45</text:p>
          </table:table-cell>
          <table:table-cell office:value-type="float" office:value="92">
            <text:p>92</text:p>
          </table:table-cell>
          <table:table-cell table:formula="of:=IF([.E598]=[.E597];[.F597]+1;1)" office:value-type="float" office:value="1">
            <text:p>1</text:p>
          </table:table-cell>
          <table:table-cell table:formula="of:=CONCATENATE(&quot;/home/peter/Thesis/ForcedAligner/Aligner1/wav/11025/&quot;;[.C598];[.D598];&quot;.wav&quot;)" office:value-type="string" office:string-value="/home/peter/Thesis/ForcedAligner/Aligner1/wav/11025/4221a45.wav">
            <text:p>/home/peter/Thesis/ForcedAligner/Aligner1/wav/11025/4221a45.wav</text:p>
          </table:table-cell>
          <table:table-cell table:formula="of:=CONCATENATE(&quot;/home/peter/Thesis/ForcedAligner/Aligner1/wav/&quot;;&quot;ANQ&quot;;[.E598];&quot;_&quot;;[.F598];&quot;.wav&quot;)" office:value-type="string" office:string-value="/home/peter/Thesis/ForcedAligner/Aligner1/wav/ANQ92_1.wav">
            <text:p>/home/peter/Thesis/ForcedAligner/Aligner1/wav/ANQ92_1.wav</text:p>
          </table:table-cell>
          <table:table-cell office:value-type="string">
            <text:p>monsieur le président, chaque jour ou presque apporte son lot de mauvaises nouvelles dans les projets informatiques gouvernementaux. après le dsq, revenu québec, la csst, la carra, la justice, on apprend que le registre des entreprises et sagir sont en panne. des centaines de millions de dollars pour des résultats calamiteux. à la place de gain de productivité, l' informatique libérale est devenue symbole de paralysie et de perte de milliards avec un projet de loi cent trente sans ambition qui ajoute une couche bureaucratique et permet au gouvernement de se défiler de ses responsabilités. la ministre peut elle nous dire, à la veille du rapport du vérificateur général, qui s' annonce calamiteux, quelles sont les vraies mesures que le gouvernement entend prendre pour mettre fin à cette série de gaspillages?</text:p>
          </table:table-cell>
        </table:table-row>
        <table:table-row table:style-name="ro1">
          <table:table-cell table:number-columns-repeated="2"/>
          <table:table-cell office:value-type="string">
            <text:p>4221b</text:p>
          </table:table-cell>
          <table:table-cell office:value-type="string">
            <text:p>461a</text:p>
          </table:table-cell>
          <table:table-cell office:value-type="float" office:value="92">
            <text:p>92</text:p>
          </table:table-cell>
          <table:table-cell table:formula="of:=IF([.E599]=[.E598];[.F598]+1;1)" office:value-type="float" office:value="2">
            <text:p>2</text:p>
          </table:table-cell>
          <table:table-cell table:formula="of:=CONCATENATE(&quot;/home/peter/Thesis/ForcedAligner/Aligner1/wav/11025/&quot;;[.C599];[.D599];&quot;.wav&quot;)" office:value-type="string" office:string-value="/home/peter/Thesis/ForcedAligner/Aligner1/wav/11025/4221b461a.wav">
            <text:p>/home/peter/Thesis/ForcedAligner/Aligner1/wav/11025/4221b461a.wav</text:p>
          </table:table-cell>
          <table:table-cell table:formula="of:=CONCATENATE(&quot;/home/peter/Thesis/ForcedAligner/Aligner1/wav/&quot;;&quot;ANQ&quot;;[.E599];&quot;_&quot;;[.F599];&quot;.wav&quot;)" office:value-type="string" office:string-value="/home/peter/Thesis/ForcedAligner/Aligner1/wav/ANQ92_2.wav">
            <text:p>/home/peter/Thesis/ForcedAligner/Aligner1/wav/ANQ92_2.wav</text:p>
          </table:table-cell>
          <table:table-cell office:value-type="string">
            <text:p>merci, monsieur le président. ah à mon tour de prendre la parole. et, inspiré par l' exemple de la ministre, de la responsable du conseil du trésor, j' espère que je ne serai pas trop long. je sais que je peux la menacer d' une heure de parole, mais je vais essayer de modérer mes transports. monsieur le président, nous sommes, ce soir, ici pour euh étudier le projet de loi cent trente-trois qui concerne la loi sur la gouvernance et la gestion des ressources informationnelles des organismes publics et des entreprises du gouvernement. alors, d' emblée, disons ce qu' il en est. ah ce projet de loi existe parce qu' il y a eu d' abord présentation par la présidente du conseil du trésor, en novembre dernier, d' une politique de gestion des ressources informationnelles. et, s' il y a eu politique de gestion de des ressources informationnelles, c' est qu' il y avait de graves problèmes de gestion des ressources informationnelles. ce genre de d' opération n' existe que parce que le gouvernement connaît de graves problèmes, problèmes d' ailleurs qui vont s' illustrer euh demain matin. vous aurez, monsieur le président, vous le savez, nous sommes la commission de de l' administration publique est en huis clos avec le vérificateur général dès huit heures demain matin. nous aurons, pendant quelques heures, le privilège d' entendre ce qu' il a à nous dire et de lire ce qu' il a écrit. mais nous savons tous que, depuis</text:p>
          </table:table-cell>
        </table:table-row>
        <table:table-row table:style-name="ro1">
          <table:table-cell table:number-columns-repeated="2"/>
          <table:table-cell office:value-type="string">
            <text:p>4222a</text:p>
          </table:table-cell>
          <table:table-cell office:value-type="float" office:value="232">
            <text:p>232</text:p>
          </table:table-cell>
          <table:table-cell office:value-type="float" office:value="92">
            <text:p>92</text:p>
          </table:table-cell>
          <table:table-cell table:formula="of:=IF([.E600]=[.E599];[.F599]+1;1)" office:value-type="float" office:value="3">
            <text:p>3</text:p>
          </table:table-cell>
          <table:table-cell table:formula="of:=CONCATENATE(&quot;/home/peter/Thesis/ForcedAligner/Aligner1/wav/11025/&quot;;[.C600];[.D600];&quot;.wav&quot;)" office:value-type="string" office:string-value="/home/peter/Thesis/ForcedAligner/Aligner1/wav/11025/4222a232.wav">
            <text:p>/home/peter/Thesis/ForcedAligner/Aligner1/wav/11025/4222a232.wav</text:p>
          </table:table-cell>
          <table:table-cell table:formula="of:=CONCATENATE(&quot;/home/peter/Thesis/ForcedAligner/Aligner1/wav/&quot;;&quot;ANQ&quot;;[.E600];&quot;_&quot;;[.F600];&quot;.wav&quot;)" office:value-type="string" office:string-value="/home/peter/Thesis/ForcedAligner/Aligner1/wav/ANQ92_3.wav">
            <text:p>/home/peter/Thesis/ForcedAligner/Aligner1/wav/ANQ92_3.wav</text:p>
          </table:table-cell>
          <table:table-cell office:value-type="string">
            <text:p>oui, monsieur le président?</text:p>
          </table:table-cell>
        </table:table-row>
        <table:table-row table:style-name="ro1">
          <table:table-cell table:number-columns-repeated="2"/>
          <table:table-cell office:value-type="string">
            <text:p>4221b</text:p>
          </table:table-cell>
          <table:table-cell office:value-type="string">
            <text:p>461j</text:p>
          </table:table-cell>
          <table:table-cell office:value-type="float" office:value="92">
            <text:p>92</text:p>
          </table:table-cell>
          <table:table-cell table:formula="of:=IF([.E601]=[.E600];[.F600]+1;1)" office:value-type="float" office:value="4">
            <text:p>4</text:p>
          </table:table-cell>
          <table:table-cell table:formula="of:=CONCATENATE(&quot;/home/peter/Thesis/ForcedAligner/Aligner1/wav/11025/&quot;;[.C601];[.D601];&quot;.wav&quot;)" office:value-type="string" office:string-value="/home/peter/Thesis/ForcedAligner/Aligner1/wav/11025/4221b461j.wav">
            <text:p>/home/peter/Thesis/ForcedAligner/Aligner1/wav/11025/4221b461j.wav</text:p>
          </table:table-cell>
          <table:table-cell table:formula="of:=CONCATENATE(&quot;/home/peter/Thesis/ForcedAligner/Aligner1/wav/&quot;;&quot;ANQ&quot;;[.E601];&quot;_&quot;;[.F601];&quot;.wav&quot;)" office:value-type="string" office:string-value="/home/peter/Thesis/ForcedAligner/Aligner1/wav/ANQ92_4.wav">
            <text:p>/home/peter/Thesis/ForcedAligner/Aligner1/wav/ANQ92_4.wav</text:p>
          </table:table-cell>
          <table:table-cell office:value-type="string">
            <text:p>on ne tient même plus compte des échecs pour euh parce que, dans le fond, il n' y en a pas trois douzaines, d' entreprises qui sont capables d' opérer à ce niveau là. la réponse gouvernementale est une réponse très partielle et à la limite un peu simpliste. elle consiste à dire: nous allons nommer un responsable, au gouvernement, de tout ce qui touche euh la l' information, tout ce qui touche la communication, tout ce qui touche euh un dirigeant principal de l' information, quelqu' un qui va s' occuper qui va être la personne où vont tomber l' ensemble des projets gouvernementaux, et on va nommer dans chacun des ministères et organismes un dirigeant principal de l' information qui, de son côté, va faire la même chose. et là on est allé plus loin. là, ça se discute puisque en tout cas, le moins qu' on puisse dire, c' est que les réseaux ne sont pas heureux. enfin, les réseaux sont aussi impliqués là dedans, les réseaux sont mis dans cette dans cette logique là, avec pour résultat que l' on pense qu' en forçant les organismes et les ministères à présenter leurs projets à l' avance, de faire une planification sur plusieurs années, de faire adopter leurs projets à différentes étapes, en mettant donc de plus en plus d' étapes bureaucratiques, où on comparerait les projets, j' imagine, ou on déterminerait en haut lieu, au conseil du trésor, puisqu' en cours de route les services gouvernementaux évidemment sont mis de côté, avec raison, puisqu' ils ont été totalement inefficaces</text:p>
          </table:table-cell>
        </table:table-row>
        <table:table-row table:style-name="ro1">
          <table:table-cell table:number-columns-repeated="2"/>
          <table:table-cell office:value-type="string">
            <text:p>4222a</text:p>
          </table:table-cell>
          <table:table-cell office:value-type="string">
            <text:p>230h</text:p>
          </table:table-cell>
          <table:table-cell office:value-type="float" office:value="92">
            <text:p>92</text:p>
          </table:table-cell>
          <table:table-cell table:formula="of:=IF([.E602]=[.E601];[.F601]+1;1)" office:value-type="float" office:value="5">
            <text:p>5</text:p>
          </table:table-cell>
          <table:table-cell table:formula="of:=CONCATENATE(&quot;/home/peter/Thesis/ForcedAligner/Aligner1/wav/11025/&quot;;[.C602];[.D602];&quot;.wav&quot;)" office:value-type="string" office:string-value="/home/peter/Thesis/ForcedAligner/Aligner1/wav/11025/4222a230h.wav">
            <text:p>/home/peter/Thesis/ForcedAligner/Aligner1/wav/11025/4222a230h.wav</text:p>
          </table:table-cell>
          <table:table-cell table:formula="of:=CONCATENATE(&quot;/home/peter/Thesis/ForcedAligner/Aligner1/wav/&quot;;&quot;ANQ&quot;;[.E602];&quot;_&quot;;[.F602];&quot;.wav&quot;)" office:value-type="string" office:string-value="/home/peter/Thesis/ForcedAligner/Aligner1/wav/ANQ92_5.wav">
            <text:p>/home/peter/Thesis/ForcedAligner/Aligner1/wav/ANQ92_5.wav</text:p>
          </table:table-cell>
          <table:table-cell office:value-type="string">
            <text:p>sans que nous voyions, à travers cette dégradation, la moindre économie. si au moins, face à cette dégradation des services, il y avait en compensation un allégement des besoins du gouvernement. au contraire, les besoins augmentent. on dirait que c' est presque euh proportionnel: plus les besoins augmentent actuellement pour donner des services à la popul pour pour permettre au gouvernement d' équilibrer ses finances, en même temps on observe une dégradation des services publics. monsieur le président, je ne sais pas combien de temps dont de combien de temps je dispose, mais je dirais</text:p>
          </table:table-cell>
        </table:table-row>
        <table:table-row table:style-name="ro1">
          <table:table-cell table:number-columns-repeated="2"/>
          <table:table-cell office:value-type="string">
            <text:p>4221b</text:p>
          </table:table-cell>
          <table:table-cell office:value-type="string">
            <text:p>461k</text:p>
          </table:table-cell>
          <table:table-cell office:value-type="float" office:value="92">
            <text:p>92</text:p>
          </table:table-cell>
          <table:table-cell table:formula="of:=IF([.E603]=[.E602];[.F602]+1;1)" office:value-type="float" office:value="6">
            <text:p>6</text:p>
          </table:table-cell>
          <table:table-cell table:formula="of:=CONCATENATE(&quot;/home/peter/Thesis/ForcedAligner/Aligner1/wav/11025/&quot;;[.C603];[.D603];&quot;.wav&quot;)" office:value-type="string" office:string-value="/home/peter/Thesis/ForcedAligner/Aligner1/wav/11025/4221b461k.wav">
            <text:p>/home/peter/Thesis/ForcedAligner/Aligner1/wav/11025/4221b461k.wav</text:p>
          </table:table-cell>
          <table:table-cell table:formula="of:=CONCATENATE(&quot;/home/peter/Thesis/ForcedAligner/Aligner1/wav/&quot;;&quot;ANQ&quot;;[.E603];&quot;_&quot;;[.F603];&quot;.wav&quot;)" office:value-type="string" office:string-value="/home/peter/Thesis/ForcedAligner/Aligner1/wav/ANQ92_6.wav">
            <text:p>/home/peter/Thesis/ForcedAligner/Aligner1/wav/ANQ92_6.wav</text:p>
          </table:table-cell>
          <table:table-cell office:value-type="string">
            <text:p>mais, au conseil du trésor, à la toute fin, on va décider si, oui ou non, ces projets là, ces budgets pour réaliser ces projets seront disponibles. monsieur le président, c' est de la pensée magique de croire que ça va changer fondamentalement les choses. on peut arriver sans doute à réduire l' appétit de changement et de de et de création de nouveaux projets informatiques dans certains ministères et organismes, c' est vrai que, si vous refusez de les autoriser, ils ne dépenseront pas beaucoup d' argent, mais vous n' aurez pas plus de vous n' aurez pas d' équipements adaptés à vos besoins. l' objectif, c' est toujours et l' informatisation, c' est la plus grande créatrice de richesse dans nos économies occidentales depuis trente ans. les gains de productivité, à part l' éducation, les gains de productivité ont presque tous été faits par l' informatisation. quand on rate l' informatisation, on rate les gains de productivité. l' état a besoin de projets informatiques. est ce qu' une mesure de nature purement bureaucratique en tout cas, la preuve reste à faire qu' une mesure de type purement gouvernance bureaucratique va vraiment faire en sorte que les projets seront de meilleure qualité, adaptés aux besoins, se réaliseront dans des temps euh convenables et à des coûts qui sont prévisibles. je je vous je plaide, monsieur le président, que ce genre de planification, qui peut a pu faire rêver les planificateurs soviétiques pendant un certain nombre d' années, n' a jamais donné de grands résultats sur le terrain, a été au contraire souvent</text:p>
          </table:table-cell>
        </table:table-row>
        <table:table-row table:style-name="ro1">
          <table:table-cell table:number-columns-repeated="2"/>
          <table:table-cell office:value-type="string">
            <text:p>4221b</text:p>
          </table:table-cell>
          <table:table-cell office:value-type="string">
            <text:p>461l</text:p>
          </table:table-cell>
          <table:table-cell office:value-type="float" office:value="92">
            <text:p>92</text:p>
          </table:table-cell>
          <table:table-cell table:formula="of:=IF([.E604]=[.E603];[.F603]+1;1)" office:value-type="float" office:value="7">
            <text:p>7</text:p>
          </table:table-cell>
          <table:table-cell table:formula="of:=CONCATENATE(&quot;/home/peter/Thesis/ForcedAligner/Aligner1/wav/11025/&quot;;[.C604];[.D604];&quot;.wav&quot;)" office:value-type="string" office:string-value="/home/peter/Thesis/ForcedAligner/Aligner1/wav/11025/4221b461l.wav">
            <text:p>/home/peter/Thesis/ForcedAligner/Aligner1/wav/11025/4221b461l.wav</text:p>
          </table:table-cell>
          <table:table-cell table:formula="of:=CONCATENATE(&quot;/home/peter/Thesis/ForcedAligner/Aligner1/wav/&quot;;&quot;ANQ&quot;;[.E604];&quot;_&quot;;[.F604];&quot;.wav&quot;)" office:value-type="string" office:string-value="/home/peter/Thesis/ForcedAligner/Aligner1/wav/ANQ92_7.wav">
            <text:p>/home/peter/Thesis/ForcedAligner/Aligner1/wav/ANQ92_7.wav</text:p>
          </table:table-cell>
          <table:table-cell office:value-type="string">
            <text:p>un objet de une façon de gérer de plus en plus coûteuse, de plus en plus lourde et de plus en plus bureaucratique. mais cela n' empêche pas, monsieur le président, la la la pertinence de revoir nos façons de faire. j' aurais souhaité, moi, qu' il y ait un vrai débat sur euh dans à partir notamment et c' est pour ça que c' est toujours embarrassant. le gouvernement veut tellement donner l' impression qu' il bouge puisque le vérificateur général va sortir un rapport qui s' annonce extrêmement critique il veut tellement donner l' impression qu' il bouge, qu' il n' a pas pris la peine de faire un véritable débat sur les meilleures solutions. le projet de loi cent trente a été déposé. des auditions ont été organisées, nous avons reçu un certain nombre de groupes qui sont venus, euh des syndicats de fonctionnaires qui sont affectés par ces changements, un certain nombre d' organismes affectés par ces changements, essentiellement des interventions qui ont venues des réseaux, notamment du réseau de l' éducation, pour dire: nous, écoutez, ça fait des années qu' on s' est regroupés, qu' on a mis en place des structures souples qui fonctionnent, et on on on a bien peur que votre grosse machine bureaucratique ne vienne simplement brimer l' initiative et euh faire en sorte que les gains qui ont été faits au cours des années soient remis en question. ont ils tort? ont ils raison? difficile à dire. mais le fait est qu' ils ne sont pas contents, et ils ne veulent pas que ce projet de loi les affecte, ils sont c' était merveilleux de lire une dizaine de mémoires qui commençaient tous par le même paragraphe: nous sommes parfaitement d' accord avec le projet de loi à la condition qu' il ne s' applique pas à nous.</text:p>
          </table:table-cell>
        </table:table-row>
        <table:table-row table:style-name="ro1">
          <table:table-cell table:number-columns-repeated="2"/>
          <table:table-cell office:value-type="string">
            <text:p>4221b</text:p>
          </table:table-cell>
          <table:table-cell office:value-type="string">
            <text:p>461m</text:p>
          </table:table-cell>
          <table:table-cell office:value-type="float" office:value="92">
            <text:p>92</text:p>
          </table:table-cell>
          <table:table-cell table:formula="of:=IF([.E605]=[.E604];[.F604]+1;1)" office:value-type="float" office:value="8">
            <text:p>8</text:p>
          </table:table-cell>
          <table:table-cell table:formula="of:=CONCATENATE(&quot;/home/peter/Thesis/ForcedAligner/Aligner1/wav/11025/&quot;;[.C605];[.D605];&quot;.wav&quot;)" office:value-type="string" office:string-value="/home/peter/Thesis/ForcedAligner/Aligner1/wav/11025/4221b461m.wav">
            <text:p>/home/peter/Thesis/ForcedAligner/Aligner1/wav/11025/4221b461m.wav</text:p>
          </table:table-cell>
          <table:table-cell table:formula="of:=CONCATENATE(&quot;/home/peter/Thesis/ForcedAligner/Aligner1/wav/&quot;;&quot;ANQ&quot;;[.E605];&quot;_&quot;;[.F605];&quot;.wav&quot;)" office:value-type="string" office:string-value="/home/peter/Thesis/ForcedAligner/Aligner1/wav/ANQ92_8.wav">
            <text:p>/home/peter/Thesis/ForcedAligner/Aligner1/wav/ANQ92_8.wav</text:p>
          </table:table-cell>
          <table:table-cell office:value-type="string">
            <text:p>ça, c' est un classique, vous me direz, des commissions parlementaires, mais euh là c' était constant, ils venaient tous, les uns après les autres, dire: c' est bon, mais pour les autres. euh la démonstration, en tout cas, ne nous a pas été faite que c' était vraiment une amélioration pour eux. euh jusqu' à quel point pourrait il cependant y avoir un meilleur contrôle sans tomber dans la microgestion, sans tomber dans l' abus de contrôle gouvernemental? ça, c' est un des des défis qui n' a pas été relevé jusqu' à maintenant par le projet de loi. euh monsieur le président, nous avons devant nous un projet de loi qui euh se veut euh une réponse à un problème qui existe. euh mais cette réponse, je le disais tout à l' heure, elle risque de passer à côté notamment et ma collègue de taillon pourra y revenir plus tard, je sais qu' elle se passionne pour ces questions là. mais il y avait là, il y avait, à l' occasion de ce projet de loi, il y avait euh une occasion en or que le gouvernement aurait dû saisir pour vraiment rebrasser les cartes, faire en sorte que tout le milieu informatique, le milieu gouvernemental, le milieu privé, tous les chercheurs, les universitaires euh soient mis à contribution pour transformer le l' approche de l' informatisation gouvernementale selon les logiciels libres et selon l' ouverture à des transformations adaptées aux besoins. évidemment</text:p>
          </table:table-cell>
        </table:table-row>
        <table:table-row table:style-name="ro1">
          <table:table-cell table:number-columns-repeated="2"/>
          <table:table-cell office:value-type="string">
            <text:p>4221b</text:p>
          </table:table-cell>
          <table:table-cell office:value-type="string">
            <text:p>461n</text:p>
          </table:table-cell>
          <table:table-cell office:value-type="float" office:value="92">
            <text:p>92</text:p>
          </table:table-cell>
          <table:table-cell table:formula="of:=IF([.E606]=[.E605];[.F605]+1;1)" office:value-type="float" office:value="9">
            <text:p>9</text:p>
          </table:table-cell>
          <table:table-cell table:formula="of:=CONCATENATE(&quot;/home/peter/Thesis/ForcedAligner/Aligner1/wav/11025/&quot;;[.C606];[.D606];&quot;.wav&quot;)" office:value-type="string" office:string-value="/home/peter/Thesis/ForcedAligner/Aligner1/wav/11025/4221b461n.wav">
            <text:p>/home/peter/Thesis/ForcedAligner/Aligner1/wav/11025/4221b461n.wav</text:p>
          </table:table-cell>
          <table:table-cell table:formula="of:=CONCATENATE(&quot;/home/peter/Thesis/ForcedAligner/Aligner1/wav/&quot;;&quot;ANQ&quot;;[.E606];&quot;_&quot;;[.F606];&quot;.wav&quot;)" office:value-type="string" office:string-value="/home/peter/Thesis/ForcedAligner/Aligner1/wav/ANQ92_9.wav">
            <text:p>/home/peter/Thesis/ForcedAligner/Aligner1/wav/ANQ92_9.wav</text:p>
          </table:table-cell>
          <table:table-cell office:value-type="string">
            <text:p>on est loin, là, des solutions achetées sur le marché, tel que le gouvernement s' est habitué à le faire. c' est tellement plus simple d' aller en appel d' offres, d' acheter le produit et d' être ensuite ensuite prisonnier pendant des des années et des années des licences qu' il faut ensuite reprendre. c' est des centaines de millions chaque année, monsieur le président, qui sont en cause ici, là. lorsque vous ouvrez, dans votre bureau, votre suite office de windows, là, ce n' est pas gratuit, ça. eh bien, il y a des milliers de fonctionnaires, le même jour, qui ouvrent leur suite et qui paient le gouvernement paie, et nous ne ce sont des outils qui ont leurs valeurs mais qui ne sont jamais vraiment adaptés aux besoins de chacun des des ministères et organismes. ma collègue de taillon ira beaucoup plus en détail. je vais simplement dire qu' on a raté, là aussi, l' occasion on avait laissé une porte ouverte euh dans la politique. on fait montre d' ouverture, dans la politique, à ces nouvelles technologies, à cette façon nouvelle d' aborder les choses, et, lorsque le projet de loi arrive, rien ou si peu. d' ailleurs, ce dit projet de loi, monsieur le président, c' est une tendance, comme parlementaire, que je dénonce depuis euh de nombreuses années, cette tendance du législateur à trop légiférer, à légiférer inutilement. ici, là, je peux vous faire vous faire avec grand plaisir on ne prendra pas le temps de faire ça article par article, le projet de loi pour vous montrer que tout ça aurait pu se régler de façon interne à partir du conseil du trésor. il y a tous les la politique avait pouvait s' appliquer à tous les niveaux sans avoir besoin d' un d' un projet de loi.</text:p>
          </table:table-cell>
        </table:table-row>
        <table:table-row table:style-name="ro1">
          <table:table-cell table:number-columns-repeated="2"/>
          <table:table-cell office:value-type="string">
            <text:p>4221b</text:p>
          </table:table-cell>
          <table:table-cell office:value-type="string">
            <text:p>461o</text:p>
          </table:table-cell>
          <table:table-cell office:value-type="float" office:value="92">
            <text:p>92</text:p>
          </table:table-cell>
          <table:table-cell table:formula="of:=IF([.E607]=[.E606];[.F606]+1;1)" office:value-type="float" office:value="10">
            <text:p>10</text:p>
          </table:table-cell>
          <table:table-cell table:formula="of:=CONCATENATE(&quot;/home/peter/Thesis/ForcedAligner/Aligner1/wav/11025/&quot;;[.C607];[.D607];&quot;.wav&quot;)" office:value-type="string" office:string-value="/home/peter/Thesis/ForcedAligner/Aligner1/wav/11025/4221b461o.wav">
            <text:p>/home/peter/Thesis/ForcedAligner/Aligner1/wav/11025/4221b461o.wav</text:p>
          </table:table-cell>
          <table:table-cell table:formula="of:=CONCATENATE(&quot;/home/peter/Thesis/ForcedAligner/Aligner1/wav/&quot;;&quot;ANQ&quot;;[.E607];&quot;_&quot;;[.F607];&quot;.wav&quot;)" office:value-type="string" office:string-value="/home/peter/Thesis/ForcedAligner/Aligner1/wav/ANQ92_10.wav">
            <text:p>/home/peter/Thesis/ForcedAligner/Aligner1/wav/ANQ92_10.wav</text:p>
          </table:table-cell>
          <table:table-cell office:value-type="string">
            <text:p>les les politiques semblent penser que l' on croit qu' ils règlent un problème parce qu' on fait un projet de loi sur un problème. euh je pourrais aller loin dans cette direction et critiquer pas juste le gouvernement d' en face à ce sujet. ce n' est pas parce qu' on a fait un projet de loi, qu' on a fait adopter un projet de loi qu' on a réglé un problème. ici, il s' agit de planification, d' orientation, d' opérationalisation. rien dans le projet de loi ne touche l' opérationalisation. le projet de loi, là, il n' a jamais géré un un un réseau informatique, il n' a jamais imaginé une solution informatique ni une architecture informatique. ce n' est que de la gouvernance, ce n' est que des cadres de référence. on tente de resserrer quelques boulons. tout ça aurait pu se faire à partir du conseil du trésor, parce que un des buts du projet de loi notamment, c' est de redonner le pouvoir au conseil du trésor qu' il avait volontairement abandonné. c' est l' une des prédécesseures de l' actuelle ministre qui avait délégué à un autre ministère, et sans grand succès, je peux vous l' assurer euh on avait créé un ministère pour gérer à la place du trésor un aspect essentiel de l' état. le résultat, aujourd'hui, c' est que on fait disparaître ce ministère, on rapatrie au conseil du trésor tous les niveaux décisionnels, avec raison. mais me permettez vous quand même, au détour, de dire qu' on a perdu beaucoup de temps, beaucoup d' efficacité, beaucoup de d' occasions manquées qui auraient pu servir à vraiment gérer correctement les ressources informationnelles de l' état?</text:p>
          </table:table-cell>
        </table:table-row>
        <table:table-row table:style-name="ro1">
          <table:table-cell table:number-columns-repeated="2"/>
          <table:table-cell office:value-type="string">
            <text:p>4221b</text:p>
          </table:table-cell>
          <table:table-cell office:value-type="string">
            <text:p>461p</text:p>
          </table:table-cell>
          <table:table-cell office:value-type="float" office:value="92">
            <text:p>92</text:p>
          </table:table-cell>
          <table:table-cell table:formula="of:=IF([.E608]=[.E607];[.F607]+1;1)" office:value-type="float" office:value="11">
            <text:p>11</text:p>
          </table:table-cell>
          <table:table-cell table:formula="of:=CONCATENATE(&quot;/home/peter/Thesis/ForcedAligner/Aligner1/wav/11025/&quot;;[.C608];[.D608];&quot;.wav&quot;)" office:value-type="string" office:string-value="/home/peter/Thesis/ForcedAligner/Aligner1/wav/11025/4221b461p.wav">
            <text:p>/home/peter/Thesis/ForcedAligner/Aligner1/wav/11025/4221b461p.wav</text:p>
          </table:table-cell>
          <table:table-cell table:formula="of:=CONCATENATE(&quot;/home/peter/Thesis/ForcedAligner/Aligner1/wav/&quot;;&quot;ANQ&quot;;[.E608];&quot;_&quot;;[.F608];&quot;.wav&quot;)" office:value-type="string" office:string-value="/home/peter/Thesis/ForcedAligner/Aligner1/wav/ANQ92_11.wav">
            <text:p>/home/peter/Thesis/ForcedAligner/Aligner1/wav/ANQ92_11.wav</text:p>
          </table:table-cell>
          <table:table-cell office:value-type="string">
            <text:p>monsieur le président nous allons euh l' heure avance, nous allons euh avoir à discuter au cours des prochaines semaines. nous allons, euh tout en étant insatisfaits du projet, voter en faveur de son principe pour que nous puissions aborder sa discussion je vois que la présidente du conseil du trésor en est très satisfaite mais nous allons évidemment euh faire des propositions. nous nous attendons à ce que le gouvernement soit ouvert. nous avons des défis considérables. tout change actuellement. lorsque on voit la mise en réseau de plus en plus fréquente dans les administrations américaines et européennes de dans ce que l' on appelle en chinois le cloud computing, cette mise en nuage des des des ordinateurs de façon à ce que chacun des ordinateurs, au lieu d' être des macro ordinateurs que chacun des utilisateurs deviennent une partie de la de la solution informatique d' un grand ensemble, rien n' est abordé encore de ces sujets dans ce projet de loi. de la même façon, on ne voit pas comment la collaboration entre les différents réseaux va vraiment s' améliorer par ce projet de loi. euh nous sommes convaincus, monsieur le président, pour terminer, euh que ce projet de loi n' est qu' une façade politique à un problème, lui, très réel. nous aurons demain d' ailleurs à commenter le rapport du vérificateur général, et j' ai l' impression que nous aurons</text:p>
          </table:table-cell>
        </table:table-row>
        <table:table-row table:style-name="ro1">
          <table:table-cell table:number-columns-repeated="2"/>
          <table:table-cell office:value-type="string">
            <text:p>4221b</text:p>
          </table:table-cell>
          <table:table-cell office:value-type="string">
            <text:p>461q</text:p>
          </table:table-cell>
          <table:table-cell office:value-type="float" office:value="92">
            <text:p>92</text:p>
          </table:table-cell>
          <table:table-cell table:formula="of:=IF([.E609]=[.E608];[.F608]+1;1)" office:value-type="float" office:value="12">
            <text:p>12</text:p>
          </table:table-cell>
          <table:table-cell table:formula="of:=CONCATENATE(&quot;/home/peter/Thesis/ForcedAligner/Aligner1/wav/11025/&quot;;[.C609];[.D609];&quot;.wav&quot;)" office:value-type="string" office:string-value="/home/peter/Thesis/ForcedAligner/Aligner1/wav/11025/4221b461q.wav">
            <text:p>/home/peter/Thesis/ForcedAligner/Aligner1/wav/11025/4221b461q.wav</text:p>
          </table:table-cell>
          <table:table-cell table:formula="of:=CONCATENATE(&quot;/home/peter/Thesis/ForcedAligner/Aligner1/wav/&quot;;&quot;ANQ&quot;;[.E609];&quot;_&quot;;[.F609];&quot;.wav&quot;)" office:value-type="string" office:string-value="/home/peter/Thesis/ForcedAligner/Aligner1/wav/ANQ92_12.wav">
            <text:p>/home/peter/Thesis/ForcedAligner/Aligner1/wav/ANQ92_12.wav</text:p>
          </table:table-cell>
          <table:table-cell office:value-type="string">
            <text:p>demain encore un problème majeur qui est issu d' une mauvaise gestion gouvernementale depuis de nombreuses années. et ce problème, il sera encore complet dans un mois ou deux, même si ce projet de loi est adopté, parce qu' il demanderait une une imagination, une capacité de s' emparer de ce problème et de proposer des solutions innovatrices, ce que le gouvernement n' a pas réussi à faire dans ce projet de loi. je vous remercie.</text:p>
          </table:table-cell>
        </table:table-row>
        <table:table-row table:style-name="ro1">
          <table:table-cell table:number-columns-repeated="2"/>
          <table:table-cell office:value-type="string">
            <text:p>4221a</text:p>
          </table:table-cell>
          <table:table-cell office:value-type="float" office:value="49">
            <text:p>49</text:p>
          </table:table-cell>
          <table:table-cell office:value-type="float" office:value="92">
            <text:p>92</text:p>
          </table:table-cell>
          <table:table-cell table:formula="of:=IF([.E610]=[.E609];[.F609]+1;1)" office:value-type="float" office:value="13">
            <text:p>13</text:p>
          </table:table-cell>
          <table:table-cell table:formula="of:=CONCATENATE(&quot;/home/peter/Thesis/ForcedAligner/Aligner1/wav/11025/&quot;;[.C610];[.D610];&quot;.wav&quot;)" office:value-type="string" office:string-value="/home/peter/Thesis/ForcedAligner/Aligner1/wav/11025/4221a49.wav">
            <text:p>/home/peter/Thesis/ForcedAligner/Aligner1/wav/11025/4221a49.wav</text:p>
          </table:table-cell>
          <table:table-cell table:formula="of:=CONCATENATE(&quot;/home/peter/Thesis/ForcedAligner/Aligner1/wav/&quot;;&quot;ANQ&quot;;[.E610];&quot;_&quot;;[.F610];&quot;.wav&quot;)" office:value-type="string" office:string-value="/home/peter/Thesis/ForcedAligner/Aligner1/wav/ANQ92_13.wav">
            <text:p>/home/peter/Thesis/ForcedAligner/Aligner1/wav/ANQ92_13.wav</text:p>
          </table:table-cell>
          <table:table-cell office:value-type="string">
            <text:p>monsieur le président, devant ce constat d' échec, là, en quoi ajouter un fonctionnaire de plus à la carra ou à hydro québec va empêcher dorénavant ce gaspillage non seulement de milliards, mais également de d' efficacité de l' état? quand est ce que le gouvernement va prendre vraiment ses responsabilités, mettre fin à ces échecs et donner aux québécois ce à quoi ils ont droit, c' est à dire des services de qualité à des prix normaux?</text:p>
          </table:table-cell>
        </table:table-row>
        <table:table-row table:style-name="ro1">
          <table:table-cell table:number-columns-repeated="2"/>
          <table:table-cell office:value-type="string">
            <text:p>4221b</text:p>
          </table:table-cell>
          <table:table-cell office:value-type="string">
            <text:p>461b</text:p>
          </table:table-cell>
          <table:table-cell office:value-type="float" office:value="92">
            <text:p>92</text:p>
          </table:table-cell>
          <table:table-cell table:formula="of:=IF([.E611]=[.E610];[.F610]+1;1)" office:value-type="float" office:value="14">
            <text:p>14</text:p>
          </table:table-cell>
          <table:table-cell table:formula="of:=CONCATENATE(&quot;/home/peter/Thesis/ForcedAligner/Aligner1/wav/11025/&quot;;[.C611];[.D611];&quot;.wav&quot;)" office:value-type="string" office:string-value="/home/peter/Thesis/ForcedAligner/Aligner1/wav/11025/4221b461b.wav">
            <text:p>/home/peter/Thesis/ForcedAligner/Aligner1/wav/11025/4221b461b.wav</text:p>
          </table:table-cell>
          <table:table-cell table:formula="of:=CONCATENATE(&quot;/home/peter/Thesis/ForcedAligner/Aligner1/wav/&quot;;&quot;ANQ&quot;;[.E611];&quot;_&quot;;[.F611];&quot;.wav&quot;)" office:value-type="string" office:string-value="/home/peter/Thesis/ForcedAligner/Aligner1/wav/ANQ92_14.wav">
            <text:p>/home/peter/Thesis/ForcedAligner/Aligner1/wav/ANQ92_14.wav</text:p>
          </table:table-cell>
          <table:table-cell office:value-type="string">
            <text:p>près de deux ans maintenant, le vérificateur général est au travail dans différents ministères pour analyser, pour tenter de comprendre les causes de l' échec de nombreux projets informatiques gouvernementaux. ce n' est pas un secret d' état puisque ces échecs sont connus, enfin la plupart d' entre eux sont très connus. j' en cite quelques uns pour mémoire, pour bien montrer que il s' agit d' une situation qui est devenue très difficilement euh acceptable. on a vu, et il y a eu déjà un rapport du vérificateur général là dessus, des auditions de la commission de l' administration publique, il y a eu des problèmes majeurs au ministère de la justice, où on a tenté une réforme informatique qui a avorté, et qu' il a fallu interrompre après avoir dépensé quelques dizaines de millions de dollars, et qu' il a fallu reprendre strictement à zéro. la csst, c' est plus de trente millions de dollars qui ont été vraiment jetés à la poubelle avant que la csst en vienne à la conclusion que euh ça n' allait plus et qu' il fallait rependre à zéro, que les prémisses n' étaient pas les bonnes. euh vous avez également la carra qui est inscrite dans un processus de réforme administrative de réforme informatique depuis, à ma connaissance, près de six ans et qui n' arrive pas à en sortir, qui dont le et ça, c' est un aspect qu' il ne faut pas négliger, non seulement les projets coûtent cher, dépassent, et de beaucoup, les coûts pour lesquels ils ont été prévus</text:p>
          </table:table-cell>
        </table:table-row>
        <table:table-row table:style-name="ro1">
          <table:table-cell table:number-columns-repeated="2"/>
          <table:table-cell office:value-type="string">
            <text:p>4222a</text:p>
          </table:table-cell>
          <table:table-cell office:value-type="float" office:value="234">
            <text:p>234</text:p>
          </table:table-cell>
          <table:table-cell office:value-type="float" office:value="92">
            <text:p>92</text:p>
          </table:table-cell>
          <table:table-cell table:formula="of:=IF([.E612]=[.E611];[.F611]+1;1)" office:value-type="float" office:value="15">
            <text:p>15</text:p>
          </table:table-cell>
          <table:table-cell table:formula="of:=CONCATENATE(&quot;/home/peter/Thesis/ForcedAligner/Aligner1/wav/11025/&quot;;[.C612];[.D612];&quot;.wav&quot;)" office:value-type="string" office:string-value="/home/peter/Thesis/ForcedAligner/Aligner1/wav/11025/4222a234.wav">
            <text:p>/home/peter/Thesis/ForcedAligner/Aligner1/wav/11025/4222a234.wav</text:p>
          </table:table-cell>
          <table:table-cell table:formula="of:=CONCATENATE(&quot;/home/peter/Thesis/ForcedAligner/Aligner1/wav/&quot;;&quot;ANQ&quot;;[.E612];&quot;_&quot;;[.F612];&quot;.wav&quot;)" office:value-type="string" office:string-value="/home/peter/Thesis/ForcedAligner/Aligner1/wav/ANQ92_15.wav">
            <text:p>/home/peter/Thesis/ForcedAligner/Aligner1/wav/ANQ92_15.wav</text:p>
          </table:table-cell>
          <table:table-cell office:value-type="string">
            <text:p>alors, monsieur le président, je vais conclure à ce moment ci en vous disant que encore une fois nous avons été très, très déçus cette année d' un gouvernement qui euh utilise quelques formules passe partout mais qui manifestement a perdu contrôle de ses dépenses. je ne suis pas le seul à le dire, tous les observateurs, euh à partir du dépôt du livre des crédits et pendant toute l' année, le répéteront. tous les observateurs sont là pour l' évaluer. le rôle de l' opposition, c' est de le mettre en lumière. mais la réalité est, malheureusement, toujours là. le gouvernement a perdu euh le contrôle des dépenses publiques, et nous devons, nous, euh en subir les conséquences. merci, monsieur le président.</text:p>
          </table:table-cell>
        </table:table-row>
        <table:table-row table:style-name="ro1">
          <table:table-cell table:number-columns-repeated="2"/>
          <table:table-cell office:value-type="string">
            <text:p>4221b</text:p>
          </table:table-cell>
          <table:table-cell office:value-type="string">
            <text:p>461c</text:p>
          </table:table-cell>
          <table:table-cell office:value-type="float" office:value="92">
            <text:p>92</text:p>
          </table:table-cell>
          <table:table-cell table:formula="of:=IF([.E613]=[.E612];[.F612]+1;1)" office:value-type="float" office:value="16">
            <text:p>16</text:p>
          </table:table-cell>
          <table:table-cell table:formula="of:=CONCATENATE(&quot;/home/peter/Thesis/ForcedAligner/Aligner1/wav/11025/&quot;;[.C613];[.D613];&quot;.wav&quot;)" office:value-type="string" office:string-value="/home/peter/Thesis/ForcedAligner/Aligner1/wav/11025/4221b461c.wav">
            <text:p>/home/peter/Thesis/ForcedAligner/Aligner1/wav/11025/4221b461c.wav</text:p>
          </table:table-cell>
          <table:table-cell table:formula="of:=CONCATENATE(&quot;/home/peter/Thesis/ForcedAligner/Aligner1/wav/&quot;;&quot;ANQ&quot;;[.E613];&quot;_&quot;;[.F613];&quot;.wav&quot;)" office:value-type="string" office:string-value="/home/peter/Thesis/ForcedAligner/Aligner1/wav/ANQ92_16.wav">
            <text:p>/home/peter/Thesis/ForcedAligner/Aligner1/wav/ANQ92_16.wav</text:p>
          </table:table-cell>
          <table:table-cell office:value-type="string">
            <text:p>mais en plus euh ces projets dépassent les délais pendant plusieurs années et, au delà de ça, lorsqu' ils sont implantés, des euh des problèmes de mise en place, de mise en oeuvre sont considérables. d' ailleurs, actuellement, il y en a un qui euh affecte, au ministère du revenu, la direction de du registrariat des entreprises. le registrariat des entreprises, monsieur le président, c' est très important. et je pense que tous les députés sont conscientisés, euh savent de quoi il est question puisque, tous, nous avons des entreprises qui sont venues nous voir parce que ils ont voulu s' enregistrer, faire une transaction et que tout a été bloqué parce que le système informatique ne fonctionne pas. euh c' est on a beaucoup de peine à imaginer, en deux mille onze, qu' on en soit encore là, c' est à dire de paralyser tout un un secteur de la vie économique du québec parce que les gens n' ont pas prévu euh de de solution de rechange, n' ont pas prévu de mise en oeuvre ordonnée et organisée d' un système informatique. le le plus gros exemple d' échec, et il est catastrophique, et il est en plus sous les yeux de tout le canada, c' est celui du dossier de du dossier santé, le dsq. le dossier de santé nous avons le plaisir d' avoir avec nous le ministre de la santé ce soir. le dossier de santé, lui, ça ne le dérange pas. il a annoncé récemment qu' il le retardait de cinq ans</text:p>
          </table:table-cell>
        </table:table-row>
        <table:table-row table:style-name="ro1">
          <table:table-cell table:number-columns-repeated="2"/>
          <table:table-cell office:value-type="string">
            <text:p>4222a</text:p>
          </table:table-cell>
          <table:table-cell office:value-type="string">
            <text:p>230a</text:p>
          </table:table-cell>
          <table:table-cell office:value-type="float" office:value="92">
            <text:p>92</text:p>
          </table:table-cell>
          <table:table-cell table:formula="of:=IF([.E614]=[.E613];[.F613]+1;1)" office:value-type="float" office:value="17">
            <text:p>17</text:p>
          </table:table-cell>
          <table:table-cell table:formula="of:=CONCATENATE(&quot;/home/peter/Thesis/ForcedAligner/Aligner1/wav/11025/&quot;;[.C614];[.D614];&quot;.wav&quot;)" office:value-type="string" office:string-value="/home/peter/Thesis/ForcedAligner/Aligner1/wav/11025/4222a230a.wav">
            <text:p>/home/peter/Thesis/ForcedAligner/Aligner1/wav/11025/4222a230a.wav</text:p>
          </table:table-cell>
          <table:table-cell table:formula="of:=CONCATENATE(&quot;/home/peter/Thesis/ForcedAligner/Aligner1/wav/&quot;;&quot;ANQ&quot;;[.E614];&quot;_&quot;;[.F614];&quot;.wav&quot;)" office:value-type="string" office:string-value="/home/peter/Thesis/ForcedAligner/Aligner1/wav/ANQ92_17.wav">
            <text:p>/home/peter/Thesis/ForcedAligner/Aligner1/wav/ANQ92_17.wav</text:p>
          </table:table-cell>
          <table:table-cell office:value-type="string">
            <text:p>merci, monsieur le président. nous sommes aujourd'hui rendus à l' étape ultime dans le processus d' adoption d' étude des crédits. euh évidemment, vous ne me demanderez pas, en une dizaine de minutes, de synthétiser ce qui s' est dit pendant toutes ces semaines, et je ne tenterai pas de le faire. simplement rappeler un certain nombre de constats, constats qui sont d' ailleurs assez tristement confirmés encore une fois aujourd'hui par le vérificateur général dans la plupart des propos qu' il tient sur l' administration publique québécoise. le constat que nous faisons, c' est que le gouvernement ne s' est pas donné les moyens de contrôler ses dépenses. le constat, c' est que au niveau des revenus ce gouvernement a été capable, depuis quelques années, de piger davantage dans les poches des québécois. euh rappelons à cet effet que l' l' augmentation de la tvq a été un succès, hein? il suffit ça prend une fraction de seconde, appuyer sur un bouton, et nous allons chercher des centaines de millions dans les poches des québécois. de la même façon, de nouveaux impôts ont été créés, des impôts ont été augmentés. le résultat, c' est qu' on a euh demandé aux québécois un effort supplémentaire pour faire face euh au déficit des finances publiques. mais le gouvernement, qui s' était engagé à reprendre le contrôle de ses dépenses, à diminuer non pas ses dépenses</text:p>
          </table:table-cell>
        </table:table-row>
        <table:table-row table:style-name="ro1">
          <table:table-cell table:number-columns-repeated="2"/>
          <table:table-cell office:value-type="string">
            <text:p>4221b</text:p>
          </table:table-cell>
          <table:table-cell office:value-type="string">
            <text:p>461d</text:p>
          </table:table-cell>
          <table:table-cell office:value-type="float" office:value="92">
            <text:p>92</text:p>
          </table:table-cell>
          <table:table-cell table:formula="of:=IF([.E615]=[.E614];[.F614]+1;1)" office:value-type="float" office:value="18">
            <text:p>18</text:p>
          </table:table-cell>
          <table:table-cell table:formula="of:=CONCATENATE(&quot;/home/peter/Thesis/ForcedAligner/Aligner1/wav/11025/&quot;;[.C615];[.D615];&quot;.wav&quot;)" office:value-type="string" office:string-value="/home/peter/Thesis/ForcedAligner/Aligner1/wav/11025/4221b461d.wav">
            <text:p>/home/peter/Thesis/ForcedAligner/Aligner1/wav/11025/4221b461d.wav</text:p>
          </table:table-cell>
          <table:table-cell table:formula="of:=CONCATENATE(&quot;/home/peter/Thesis/ForcedAligner/Aligner1/wav/&quot;;&quot;ANQ&quot;;[.E615];&quot;_&quot;;[.F615];&quot;.wav&quot;)" office:value-type="string" office:string-value="/home/peter/Thesis/ForcedAligner/Aligner1/wav/ANQ92_18.wav">
            <text:p>/home/peter/Thesis/ForcedAligner/Aligner1/wav/ANQ92_18.wav</text:p>
          </table:table-cell>
          <table:table-cell office:value-type="string">
            <text:p>ça ne le dérange pas, ça, c' est tout à fait normal, il l' a dit lui même: c' est tout à fait un processus normal. mais les gens qui sont moins normaux, les gens qui regardent ça de l' extérieur et qui voudraient que ça fonctionne, qui pensent que les centaines de millions de dollars qui sont investis dans ces dans ces processus, dans ces immenses projets informatiques devraient donner des résultats sur le terrain, faire en sorte que les coûts de santé diminuent et qui voient cette gabegie, cette incapacité d' opérer, de mettre en oeuvre un un processus qui normalement euh n' est n' est pas inatteignable, n' est pas hors des capacités des informaticiens comment se fait il que, des centaines de millions de dollars plus tard, des années plus tard, on en soit encore là? donc, et je ne vous ferai pas le tour de tous les projets informatiques qui ne fonctionnent pas, je veux simplement vous dire que c' est face à la fois à ce constat d' échec et également la crainte étant le début de la sagesse le gouvernement ne fonctionne souvent que comme ça l' arrivée du vérificateur général dans euh ce cadre de gestion a fait en sorte que le gouvernement tout à coup s' est activé pour tenter de trouver une solution. malheureusement, je dois le dire d' emblée, monsieur le président, nous ne sommes pas très impressionnés par le résultat, et le projet de loi est très en deçà des attentes que normalement on devrait avoir face à un problème aussi considérable. là où la ministre, qui est intervenue avant, n' a pas tort, c' est que c' est un problème auquel sont confrontées d' autres administrations. ce n' est pas un problème neuf, c' est un problème</text:p>
          </table:table-cell>
        </table:table-row>
        <table:table-row table:style-name="ro1">
          <table:table-cell table:number-columns-repeated="2"/>
          <table:table-cell office:value-type="string">
            <text:p>4222a</text:p>
          </table:table-cell>
          <table:table-cell office:value-type="string">
            <text:p>230b</text:p>
          </table:table-cell>
          <table:table-cell office:value-type="float" office:value="92">
            <text:p>92</text:p>
          </table:table-cell>
          <table:table-cell table:formula="of:=IF([.E616]=[.E615];[.F615]+1;1)" office:value-type="float" office:value="19">
            <text:p>19</text:p>
          </table:table-cell>
          <table:table-cell table:formula="of:=CONCATENATE(&quot;/home/peter/Thesis/ForcedAligner/Aligner1/wav/11025/&quot;;[.C616];[.D616];&quot;.wav&quot;)" office:value-type="string" office:string-value="/home/peter/Thesis/ForcedAligner/Aligner1/wav/11025/4222a230b.wav">
            <text:p>/home/peter/Thesis/ForcedAligner/Aligner1/wav/11025/4222a230b.wav</text:p>
          </table:table-cell>
          <table:table-cell table:formula="of:=CONCATENATE(&quot;/home/peter/Thesis/ForcedAligner/Aligner1/wav/&quot;;&quot;ANQ&quot;;[.E616];&quot;_&quot;;[.F616];&quot;.wav&quot;)" office:value-type="string" office:string-value="/home/peter/Thesis/ForcedAligner/Aligner1/wav/ANQ92_19.wav">
            <text:p>/home/peter/Thesis/ForcedAligner/Aligner1/wav/ANQ92_19.wav</text:p>
          </table:table-cell>
          <table:table-cell office:value-type="string">
            <text:p>comme nous l' avions fait il y a quinze ans pour atteindre le déficit zéro, mais de stabiliser l' augmentation de ses dépenses, n' a pas réussi à le faire et, surtout, il n' a pas réussi à reprendre le contrôle d' un ensemble d' organismes non budgétaires qui, eux, ont vu leurs leurs dépenses augmenter de façon radicale au cours des dernières années. le gouvernement nous avait également promis que la le contrôle des dépenses se ferait largement par une diminution de des ressources humaines, du nombre d' employés au service de l' état. nous avions eu cette fameuse politique vous en souvenez sans doute du non remplacement d' un fonctionnaire sur deux à la retraite, euh non remplacement, évidemment, qui euh devait être compensé par des gains de productivité. des gains de productivité, en tout cas, il n' y en aura certainement pas dans les ressources informatiques. vous n' avez qu' à lire le rapport du vérificateur général aujourd'hui pour vous rendre compte que l' immense majorité des projets informatiques au gouvernement sont un échec total. les gains de productivité euh qui auraient pu exister et qui auraient pu permettre, effectivement, d' arriver à donner des les mêmes services sans avoir à toujours remplacer ceux qui partent à la retraite mais le force est de constater, monsieur le président, que, là encore, ce gouvernement, qui nous avait habitués à une série d' échecs dans la gestion de l' administration publique</text:p>
          </table:table-cell>
        </table:table-row>
        <table:table-row table:style-name="ro1">
          <table:table-cell table:number-columns-repeated="2"/>
          <table:table-cell office:value-type="string">
            <text:p>4221b</text:p>
          </table:table-cell>
          <table:table-cell office:value-type="string">
            <text:p>461e</text:p>
          </table:table-cell>
          <table:table-cell office:value-type="float" office:value="92">
            <text:p>92</text:p>
          </table:table-cell>
          <table:table-cell table:formula="of:=IF([.E617]=[.E616];[.F616]+1;1)" office:value-type="float" office:value="20">
            <text:p>20</text:p>
          </table:table-cell>
          <table:table-cell table:formula="of:=CONCATENATE(&quot;/home/peter/Thesis/ForcedAligner/Aligner1/wav/11025/&quot;;[.C617];[.D617];&quot;.wav&quot;)" office:value-type="string" office:string-value="/home/peter/Thesis/ForcedAligner/Aligner1/wav/11025/4221b461e.wav">
            <text:p>/home/peter/Thesis/ForcedAligner/Aligner1/wav/11025/4221b461e.wav</text:p>
          </table:table-cell>
          <table:table-cell table:formula="of:=CONCATENATE(&quot;/home/peter/Thesis/ForcedAligner/Aligner1/wav/&quot;;&quot;ANQ&quot;;[.E617];&quot;_&quot;;[.F617];&quot;.wav&quot;)" office:value-type="string" office:string-value="/home/peter/Thesis/ForcedAligner/Aligner1/wav/ANQ92_20.wav">
            <text:p>/home/peter/Thesis/ForcedAligner/Aligner1/wav/ANQ92_20.wav</text:p>
          </table:table-cell>
          <table:table-cell office:value-type="string">
            <text:p>qui euh affecte aussi les grandes entreprises privées. mais, lorsque l' on veut solutionner un problème de cette envergure, lorsqu' on a perdu le contrôle depuis plusieurs années d' un secteur qui coûte tellement cher et qui devrait au contraire rapporter en gains d' efficacité de façon considérable, bien, on prend les moyens pour y arriver. ici, la solution, qui est le projet de loi cent trente, est extrêmement décevante comme solution. ce n' est pas en soi mauvais, là, il n' y a rien là dedans qui soit catastrophique, mais, si quelqu' un pense que nous allons assister à un changement radical et une amélioration considérable de la situation des des projets informatiques, que des centaines de millions seront économisés, s' il y en a qui pensent que les délais seront moins longs, s' il y en a qui pensent que le gouvernement va enfin prendre le contrôle de cette gestion là, je pense qu' ils vont être extrêmement déçus parce que les moyens mis en oeuvre sont d' abord et avant tout des moyens de nature technocratique, c' est à dire que c' est un projet de loi de gouvernance qui prévoit des étapes de soumission de projets, de planification, de contrôle, mais qui ne prévoit rien quant à la conception et la réalisation de ces projets là. un peu d' évolution historique, monsieur le président. l' informatique a joué, depuis, je dirais, le début des années soixante dix, un rôle majeur dans l' administration gouvernementale. euh évidemment, lorsque les premiers ministères se sont informatisés, ils pensaient c' était assez normal à l' époque que c' était pour toujours</text:p>
          </table:table-cell>
        </table:table-row>
        <table:table-row table:style-name="ro1">
          <table:table-cell table:number-columns-repeated="2"/>
          <table:table-cell office:value-type="string">
            <text:p>4222a</text:p>
          </table:table-cell>
          <table:table-cell office:value-type="string">
            <text:p>230c</text:p>
          </table:table-cell>
          <table:table-cell office:value-type="float" office:value="92">
            <text:p>92</text:p>
          </table:table-cell>
          <table:table-cell table:formula="of:=IF([.E618]=[.E617];[.F617]+1;1)" office:value-type="float" office:value="21">
            <text:p>21</text:p>
          </table:table-cell>
          <table:table-cell table:formula="of:=CONCATENATE(&quot;/home/peter/Thesis/ForcedAligner/Aligner1/wav/11025/&quot;;[.C618];[.D618];&quot;.wav&quot;)" office:value-type="string" office:string-value="/home/peter/Thesis/ForcedAligner/Aligner1/wav/11025/4222a230c.wav">
            <text:p>/home/peter/Thesis/ForcedAligner/Aligner1/wav/11025/4222a230c.wav</text:p>
          </table:table-cell>
          <table:table-cell table:formula="of:=CONCATENATE(&quot;/home/peter/Thesis/ForcedAligner/Aligner1/wav/&quot;;&quot;ANQ&quot;;[.E618];&quot;_&quot;;[.F618];&quot;.wav&quot;)" office:value-type="string" office:string-value="/home/peter/Thesis/ForcedAligner/Aligner1/wav/ANQ92_21.wav">
            <text:p>/home/peter/Thesis/ForcedAligner/Aligner1/wav/ANQ92_21.wav</text:p>
          </table:table-cell>
          <table:table-cell office:value-type="string">
            <text:p>encore a échoué dans ce avec ce défi. en effet, depuis quatre ans, et de façon radicale depuis deux ans, nous n' avons plus aucune diminution du nombre de fonctionnaires dans la fonction publique. dans certains secteurs, ce sont des augmentations radicales d' d' employés. le vérificateur général, d' ailleurs, remarquait ce matin que, dans presque tous les projets informatiques, les gens qui font de l' informatique au gouvernement, lorsqu' ils arrivent à la retraite, le lendemain, gardent leur fauteuil, travaillent pour le gouvernement, mais, cette fois ci, euh pour des firmes privées, euh à tel point que nous avons et ça devient extrêmement intéressant de lire le rapport du vg là dessus euh au niveau des ressources humaines, nous avons maintenant, en ressources informatiques, une majorité de gens qui viennent du privé qui travaillent dans les ministères pour gérer les ressources informationnelles. pas seulement les gérer euh au quotidien, là, pour faire les appels d' offres auprès du privé, ce sont des gens du privé qui les font. pour gérer la gestion des de ces contrats informatiques qui sont faits faits par le privé, ce sont des gens du privé qui sont engagés pour le faire. là, on a un problème de société. alors que l' agence alors que le groupe gartner, qui est un grand groupe international, évalue que au canada et dans les grandes administrations occidentales le le pourcentage de personnel privé dans la gestion informatique va de huit à vingt-quatre pourcent, il est maintenant de cinquante-deux pourcent au québec.</text:p>
          </table:table-cell>
        </table:table-row>
        <table:table-row table:style-name="ro1">
          <table:table-cell table:number-columns-repeated="2"/>
          <table:table-cell office:value-type="string">
            <text:p>4221b</text:p>
          </table:table-cell>
          <table:table-cell office:value-type="string">
            <text:p>461f</text:p>
          </table:table-cell>
          <table:table-cell office:value-type="float" office:value="92">
            <text:p>92</text:p>
          </table:table-cell>
          <table:table-cell table:formula="of:=IF([.E619]=[.E618];[.F618]+1;1)" office:value-type="float" office:value="22">
            <text:p>22</text:p>
          </table:table-cell>
          <table:table-cell table:formula="of:=CONCATENATE(&quot;/home/peter/Thesis/ForcedAligner/Aligner1/wav/11025/&quot;;[.C619];[.D619];&quot;.wav&quot;)" office:value-type="string" office:string-value="/home/peter/Thesis/ForcedAligner/Aligner1/wav/11025/4221b461f.wav">
            <text:p>/home/peter/Thesis/ForcedAligner/Aligner1/wav/11025/4221b461f.wav</text:p>
          </table:table-cell>
          <table:table-cell table:formula="of:=CONCATENATE(&quot;/home/peter/Thesis/ForcedAligner/Aligner1/wav/&quot;;&quot;ANQ&quot;;[.E619];&quot;_&quot;;[.F619];&quot;.wav&quot;)" office:value-type="string" office:string-value="/home/peter/Thesis/ForcedAligner/Aligner1/wav/ANQ92_22.wav">
            <text:p>/home/peter/Thesis/ForcedAligner/Aligner1/wav/ANQ92_22.wav</text:p>
          </table:table-cell>
          <table:table-cell office:value-type="string">
            <text:p>ils croyaient que l' informatisation serait définitive, et pour s' apercevoir petit à petit que le secteur informatique est un secteur en constante évolution. et cette accélération d' histoire est survenue dans les années quatre vingt, quatre vingt dix. et aujourd'hui, vous le savez bien, dès que vous commencez à imaginer, à concevoir un projet informatique, il y a fortes chances qu' entre le moment où vous le concevez et le moment de sa réalisation de nouvelles perspectives, de nouvelles technologies, de nouvelles façons de résoudre les problèmes soient apparues et rendent obsolètes ou en tout cas rendent euh périmées plusieurs des solutions que vous aviez déjà envisagées. ce n' était pas le cas de gens qui faisaient de l' informatique en mille neuf cent soixante quinze ni même en mille neuf cent quatre-vingt cinq. aujourd'hui, c' est la réalité qui se vit tous les jours, avec laquelle il faut savoir jouer, donc qui exige des solutions de la part des gestionnaires, des solutions beaucoup plus légères, beaucoup plus souples, beaucoup plus adaptées face à ces changements à perpétuité. la seule chose qui soit stable actuellement en informatique, depuis une dizaine d' années, c' est le changement. ce qui est vrai aujourd'hui n' est qu' une partie de la vérité de demain. on est en modification constante. et les modèles qui servent même de départ ici aux programme aux projets de gouvernance transformée sont des modèles qui sont eux mêmes en voie de péremption.</text:p>
          </table:table-cell>
        </table:table-row>
        <table:table-row table:style-name="ro1">
          <table:table-cell table:number-columns-repeated="2"/>
          <table:table-cell office:value-type="string">
            <text:p>4222a</text:p>
          </table:table-cell>
          <table:table-cell office:value-type="string">
            <text:p>230d</text:p>
          </table:table-cell>
          <table:table-cell office:value-type="float" office:value="92">
            <text:p>92</text:p>
          </table:table-cell>
          <table:table-cell table:formula="of:=IF([.E620]=[.E619];[.F619]+1;1)" office:value-type="float" office:value="23">
            <text:p>23</text:p>
          </table:table-cell>
          <table:table-cell table:formula="of:=CONCATENATE(&quot;/home/peter/Thesis/ForcedAligner/Aligner1/wav/11025/&quot;;[.C620];[.D620];&quot;.wav&quot;)" office:value-type="string" office:string-value="/home/peter/Thesis/ForcedAligner/Aligner1/wav/11025/4222a230d.wav">
            <text:p>/home/peter/Thesis/ForcedAligner/Aligner1/wav/11025/4222a230d.wav</text:p>
          </table:table-cell>
          <table:table-cell table:formula="of:=CONCATENATE(&quot;/home/peter/Thesis/ForcedAligner/Aligner1/wav/&quot;;&quot;ANQ&quot;;[.E620];&quot;_&quot;;[.F620];&quot;.wav&quot;)" office:value-type="string" office:string-value="/home/peter/Thesis/ForcedAligner/Aligner1/wav/ANQ92_23.wav">
            <text:p>/home/peter/Thesis/ForcedAligner/Aligner1/wav/ANQ92_23.wav</text:p>
          </table:table-cell>
          <table:table-cell office:value-type="string">
            <text:p>donc, le gouvernement a totalement perdu le contrôle de la gestion de ses ressources informationnelles, mais également de ses ressources humaines. il devait diminuer ses ressources humaines, on s' aperçoit qu' il ne les diminue pas. et, pendant ce temps là, il a privatisé presque totalement la gestion informatique gouvernementale. monsieur le président, les exemples sont tellement nombreux de l' incapacité de ce gouvernement à contrôler ses dépenses, les les l' explosion des cadres dans la gestion des réseaux au moment où il manque cruellement de personnel pour donner les services à la population. euh de toutes parts et tous les jours, et ça devient même lassant de devoir continuellement faire la litanie des erreurs de ce gouvernement dans la gestion euh de l' administration publique. ces défis étaient connus. ce ne sont pas des surprises, ils ne sont pas arrivés du jour au lendemain, à l' occasion de la crise économique. ils étaient là, on n' a pris aucun moyen pour y faire face. on se réveille lorsque le vérificateur général, vous savez, monsieur le président, fait un rapport, tout à coup on se réveille. il en avait fait un en deux mille sept, il est obligé aujourd'hui de dire que dans le rapport de deux mille sept, la réaction du gouvernement a fait en sorte que c' est pire aujourd'hui que c' était il y a quatre ans. le gouvernement a besoin constamment d' être réveillé par des scandales et des rapports pour bouger. mais, quand il bouge, très souvent c' est de façon désordonnée et de façon euh inefficace.</text:p>
          </table:table-cell>
        </table:table-row>
        <table:table-row table:style-name="ro1">
          <table:table-cell table:number-columns-repeated="2"/>
          <table:table-cell office:value-type="string">
            <text:p>4221b</text:p>
          </table:table-cell>
          <table:table-cell office:value-type="string">
            <text:p>461g</text:p>
          </table:table-cell>
          <table:table-cell office:value-type="float" office:value="92">
            <text:p>92</text:p>
          </table:table-cell>
          <table:table-cell table:formula="of:=IF([.E621]=[.E620];[.F620]+1;1)" office:value-type="float" office:value="24">
            <text:p>24</text:p>
          </table:table-cell>
          <table:table-cell table:formula="of:=CONCATENATE(&quot;/home/peter/Thesis/ForcedAligner/Aligner1/wav/11025/&quot;;[.C621];[.D621];&quot;.wav&quot;)" office:value-type="string" office:string-value="/home/peter/Thesis/ForcedAligner/Aligner1/wav/11025/4221b461g.wav">
            <text:p>/home/peter/Thesis/ForcedAligner/Aligner1/wav/11025/4221b461g.wav</text:p>
          </table:table-cell>
          <table:table-cell table:formula="of:=CONCATENATE(&quot;/home/peter/Thesis/ForcedAligner/Aligner1/wav/&quot;;&quot;ANQ&quot;;[.E621];&quot;_&quot;;[.F621];&quot;.wav&quot;)" office:value-type="string" office:string-value="/home/peter/Thesis/ForcedAligner/Aligner1/wav/ANQ92_24.wav">
            <text:p>/home/peter/Thesis/ForcedAligner/Aligner1/wav/ANQ92_24.wav</text:p>
          </table:table-cell>
          <table:table-cell office:value-type="string">
            <text:p>donc, euh nous avons connu des grands succès informatiques aussi, au gouvernement du québec, au cours des années. ça a été l' informatisation, à l' aide sociale, dans les années soixante dix, quatre vingt, a donné des résultats. écoutez, rappelez vous qu' au gouvernement du québec, jusqu' à cette époque, on produisait encore des chèques à la main, on remplissait des grands fichiers informatiques ou on et ensuite on a poinçonné des cartes, des cartes de informatiques pendant des dizaines d' années. c' était encore euh un travail très artisanal. et on a réussi à transformer, à arriver à un certain degré de de d' informatisation. cependant, on s' est aperçu, dans les années quatre vingt dix, que tout l' appareil technologique gouvernemental était périmé et qu' il fallait absolument procéder à des changements euh majeurs. la l' expertise qui s' était développée dans les ministères et organismes a eu tendance à se disperser également, depuis une vingtaine d' années. euh plusieurs des spécialistes qui faisaient carrière dans les ministères, euh petit à petit, ou bien ont pris leur retraite ou sont allés dans le privé, ce qui a amené et allez savoir si c' est la poule avant l' oeuf ou l' oeuf avant la poule, si l' impartition est venue parce qu' on manquait de ressources ou si on a manqué de ressources parce qu' on faisait de plus en plus d' impartition, c' est un peu difficile de le voir précisément, mais le résultat, c' est qu' aujourd'hui, dans la plupart des ministères, il n' y a plus les masses critiques de spécialistes en informatique nécessaires pour</text:p>
          </table:table-cell>
        </table:table-row>
        <table:table-row table:style-name="ro1">
          <table:table-cell table:number-columns-repeated="2"/>
          <table:table-cell office:value-type="string">
            <text:p>4222a</text:p>
          </table:table-cell>
          <table:table-cell office:value-type="string">
            <text:p>230e</text:p>
          </table:table-cell>
          <table:table-cell office:value-type="float" office:value="92">
            <text:p>92</text:p>
          </table:table-cell>
          <table:table-cell table:formula="of:=IF([.E622]=[.E621];[.F621]+1;1)" office:value-type="float" office:value="25">
            <text:p>25</text:p>
          </table:table-cell>
          <table:table-cell table:formula="of:=CONCATENATE(&quot;/home/peter/Thesis/ForcedAligner/Aligner1/wav/11025/&quot;;[.C622];[.D622];&quot;.wav&quot;)" office:value-type="string" office:string-value="/home/peter/Thesis/ForcedAligner/Aligner1/wav/11025/4222a230e.wav">
            <text:p>/home/peter/Thesis/ForcedAligner/Aligner1/wav/11025/4222a230e.wav</text:p>
          </table:table-cell>
          <table:table-cell table:formula="of:=CONCATENATE(&quot;/home/peter/Thesis/ForcedAligner/Aligner1/wav/&quot;;&quot;ANQ&quot;;[.E622];&quot;_&quot;;[.F622];&quot;.wav&quot;)" office:value-type="string" office:string-value="/home/peter/Thesis/ForcedAligner/Aligner1/wav/ANQ92_25.wav">
            <text:p>/home/peter/Thesis/ForcedAligner/Aligner1/wav/ANQ92_25.wav</text:p>
          </table:table-cell>
          <table:table-cell office:value-type="string">
            <text:p>nous avons donc un gouvernement qui n' a pas su, au cours des dernières années, faire ce travail fondamental de remise en question de sa gestion. il s' était lancé et il faut le rappeler, c' est tout l' échec c' est tout l' échec de la réingénérie de l' état et de ses conséquences que nous devons gérer aujourd'hui, euh cette réingénérie qui a évidemment été catastrophique je pense que la présidente du conseil du trésor du trésor actuelle le reconnaîtrait faisait preuve d' une méconnaissance absolue du fonctionnement de l' état, a donné des résultats absolument désastreux. euh aujourd'hui vous vous souvenez qu' en deux mille trois on nous disait qu' il fallait faire faire une cure minceur à l' état, nous assurer que les ressources soient au bon endroit de façon à ne plus avoir de l' argent investi dans des secteurs qui n' étaient plus essentiels. il y a eu trois quatre rapports en cinq deux ans, quatre rapports, et, de ces rapports, n' est rien ressorti. monsieur le président, tout ce que nous avons, c' est une série de propositions dans un projet de loi cent trente tout à fait bancal qui a été improvisé et qui ne répond à aucun des besoins de gestion moderne aujourd'hui. monsieur le président, nous sommes devant un gouvernement qui gère au jour le jour, sans vision, qui euh a complètement oublié que, derrière euh toutes les situations vécues par la population, il y a une réalité qui est fondamentale, c' est que les contribuables, aujourd'hui, n' ont plus confiance</text:p>
          </table:table-cell>
        </table:table-row>
        <table:table-row table:style-name="ro1">
          <table:table-cell table:number-columns-repeated="2"/>
          <table:table-cell office:value-type="string">
            <text:p>4221b</text:p>
          </table:table-cell>
          <table:table-cell office:value-type="string">
            <text:p>461h</text:p>
          </table:table-cell>
          <table:table-cell office:value-type="float" office:value="92">
            <text:p>92</text:p>
          </table:table-cell>
          <table:table-cell table:formula="of:=IF([.E623]=[.E622];[.F622]+1;1)" office:value-type="float" office:value="26">
            <text:p>26</text:p>
          </table:table-cell>
          <table:table-cell table:formula="of:=CONCATENATE(&quot;/home/peter/Thesis/ForcedAligner/Aligner1/wav/11025/&quot;;[.C623];[.D623];&quot;.wav&quot;)" office:value-type="string" office:string-value="/home/peter/Thesis/ForcedAligner/Aligner1/wav/11025/4221b461h.wav">
            <text:p>/home/peter/Thesis/ForcedAligner/Aligner1/wav/11025/4221b461h.wav</text:p>
          </table:table-cell>
          <table:table-cell table:formula="of:=CONCATENATE(&quot;/home/peter/Thesis/ForcedAligner/Aligner1/wav/&quot;;&quot;ANQ&quot;;[.E623];&quot;_&quot;;[.F623];&quot;.wav&quot;)" office:value-type="string" office:string-value="/home/peter/Thesis/ForcedAligner/Aligner1/wav/ANQ92_26.wav">
            <text:p>/home/peter/Thesis/ForcedAligner/Aligner1/wav/ANQ92_26.wav</text:p>
          </table:table-cell>
          <table:table-cell office:value-type="string">
            <text:p>d' abord concevoir c' est la première phase de tout projet informatique concevoir le projet, c' est à dire définir les besoins, l' architecture informatique nécessaire pour répondre à ces besoins là. il n' y a plus, actuellement, dans les ministères et organismes, la masse critique de compétences nécessaires pour y faire face, sauf dans de très rares exceptions. j' y reviendrai. le résultat, c' est qu' on va en impartition. à la limite, et c' était la pensée qui prévalait dans la gestion autrefois pour tout ce qui touchait l' informatique, comme les changements étaient temporaires et qu' après ça on bénéficiait de nouveau matériel, de nouveaux programmes, de nouvelles technologies, on n' avait plus à changer. donc, il était inutile de faire travailler des fonctionnaires, d' engager des fonctionnaires pour un travail temporaire. eh bien, ce n' est pas comme ça que ça s' est passé en réalité. c' est que, le changement étant permanent, euh on s' est retrouvés à être prisonniers euh d' un système d' impartition permanent. il y a, dans différents ministères du gouvernement, monsieur président, et ce n' est pas une exagération vous avez été ministre, vous le savez il y a des dizaines, voire des centaines d' employés du secteur privé, de firmes privées, qui ont leurs bureaux dans les ministères et qui travaillent pour les ministères et organismes, qui y sont entrés sans doute un jour sur un projet particulier et qui ensuite ont été chargés de l' implantation du projet et ensuite de la gestion du projet. et il n' y a donc plus, dans la plupart des ministères et organismes</text:p>
          </table:table-cell>
        </table:table-row>
        <table:table-row table:style-name="ro1">
          <table:table-cell table:number-columns-repeated="2"/>
          <table:table-cell office:value-type="string">
            <text:p>4222a</text:p>
          </table:table-cell>
          <table:table-cell office:value-type="string">
            <text:p>230f</text:p>
          </table:table-cell>
          <table:table-cell office:value-type="float" office:value="92">
            <text:p>92</text:p>
          </table:table-cell>
          <table:table-cell table:formula="of:=IF([.E624]=[.E623];[.F623]+1;1)" office:value-type="float" office:value="27">
            <text:p>27</text:p>
          </table:table-cell>
          <table:table-cell table:formula="of:=CONCATENATE(&quot;/home/peter/Thesis/ForcedAligner/Aligner1/wav/11025/&quot;;[.C624];[.D624];&quot;.wav&quot;)" office:value-type="string" office:string-value="/home/peter/Thesis/ForcedAligner/Aligner1/wav/11025/4222a230f.wav">
            <text:p>/home/peter/Thesis/ForcedAligner/Aligner1/wav/11025/4222a230f.wav</text:p>
          </table:table-cell>
          <table:table-cell table:formula="of:=CONCATENATE(&quot;/home/peter/Thesis/ForcedAligner/Aligner1/wav/&quot;;&quot;ANQ&quot;;[.E624];&quot;_&quot;;[.F624];&quot;.wav&quot;)" office:value-type="string" office:string-value="/home/peter/Thesis/ForcedAligner/Aligner1/wav/ANQ92_27.wav">
            <text:p>/home/peter/Thesis/ForcedAligner/Aligner1/wav/ANQ92_27.wav</text:p>
          </table:table-cell>
          <table:table-cell office:value-type="string">
            <text:p>d' année en année, s' aperçoivent qu' ils investissent davantage dans une gestion qui donne de moins en moins de résultats quant aux services reçus, et c' est très mauvais pour la société. et c' est pas une façon je ne dis pas j' essaie de le dire de la façon la moins partisane possible, monsieur le président, c' est nous tous qui en souffrons, de ce manque de confiance. l' état a encore un rôle majeur à jouer. l' état doit distribuer des services, l' état doit euh être au service des citoyens, c' est un instrument collectif essentiel. mais, en abandonnant à ce point la gestion, en faisant une véritable comédie d' erreurs dans la gestion, notamment parce qu' aujourd'hui c' est la nouvelle du jour dans la gestion des ressources informatiques ce sont c' est plus de trois milliards par année, monsieur le président, c' est considérable. en en ajoutant la encore chaque jour à la comédie des erreurs dans cette gestion, c' est toute la confiance de la population dans cet instrument essentiel de gestion collective qu' est l' état que nous euh que nous déprécions et que nous perdons de plus en plus. monsieur le président, je sais bien que ça ne va pas se résoudre dans la prochaine année financière, je sais bien que le la présidente du conseil du trésor fera appel à quelques initiatives récentes pour tenter de remettre un peu le navire dans la bonne direction, mais force est de constater après huit ans de gestion libérale que le contrôle sur la gestion publique est perdu. mes collègues en ont fait la démonstration euh ministère par ministère, organisme par organisme.</text:p>
          </table:table-cell>
        </table:table-row>
        <table:table-row table:style-name="ro1">
          <table:table-cell table:number-columns-repeated="2"/>
          <table:table-cell office:value-type="string">
            <text:p>4221b</text:p>
          </table:table-cell>
          <table:table-cell office:value-type="string">
            <text:p>461i</text:p>
          </table:table-cell>
          <table:table-cell office:value-type="float" office:value="92">
            <text:p>92</text:p>
          </table:table-cell>
          <table:table-cell table:formula="of:=IF([.E625]=[.E624];[.F624]+1;1)" office:value-type="float" office:value="28">
            <text:p>28</text:p>
          </table:table-cell>
          <table:table-cell table:formula="of:=CONCATENATE(&quot;/home/peter/Thesis/ForcedAligner/Aligner1/wav/11025/&quot;;[.C625];[.D625];&quot;.wav&quot;)" office:value-type="string" office:string-value="/home/peter/Thesis/ForcedAligner/Aligner1/wav/11025/4221b461i.wav">
            <text:p>/home/peter/Thesis/ForcedAligner/Aligner1/wav/11025/4221b461i.wav</text:p>
          </table:table-cell>
          <table:table-cell table:formula="of:=CONCATENATE(&quot;/home/peter/Thesis/ForcedAligner/Aligner1/wav/&quot;;&quot;ANQ&quot;;[.E625];&quot;_&quot;;[.F625];&quot;.wav&quot;)" office:value-type="string" office:string-value="/home/peter/Thesis/ForcedAligner/Aligner1/wav/ANQ92_28.wav">
            <text:p>/home/peter/Thesis/ForcedAligner/Aligner1/wav/ANQ92_28.wav</text:p>
          </table:table-cell>
          <table:table-cell office:value-type="string">
            <text:p>le nombre suffisant, la masse critique de compétences nécessaires pour à la fois concevoir l' architecture des projets, définir les besoins, surveiller, même même cette étape qui est essentielle, qui est celle du contrôle et de la surveillance des firmes privées qui réalisent des projets. parce qu' il peut y avoir d' excellentes firmes privées qui réalisent d' excellents projets, mais encore faut il qu' ils répondent à un vrai besoin qui a été défini par les employés et par les les cadres d' un ministère ou d' un organisme. il n' y a plus maintenant le nombre de gens nécessaires pour surveiller, ce qui fait que maintenant ce sont d' autres firmes privées qui viennent souvent à la rescousse des ministères et organismes pour encadrer les firmes privées et ensuite évaluer leur travail. on se retrouve dans une situation évidemment où ces firmes ont un taux de réussite de plus en plus bas et nous sommes prisonniers de ces euh de ces compagnies. quel est le choix, puisque nous n' avons plus les ressources pour le faire? puisqu' il faut le faire, donc on va en appel d' offres. et il est arrivé que la définition la définition des besoins soit faite par une firme, réalisée par cette firme et surveillée par cette firme. nous avons actuellement ah une situation où, par exemple, une entreprise qui échoue à la csst trente millions de dollars plus tard, c' est un échec se retrouve six mois plus tard avec le le gagnant d' un autre appel d' offres de plusieurs dizaines de millions au ministère du revenu.</text:p>
          </table:table-cell>
        </table:table-row>
        <table:table-row table:style-name="ro1">
          <table:table-cell table:number-columns-repeated="2"/>
          <table:table-cell office:value-type="string">
            <text:p>4222a</text:p>
          </table:table-cell>
          <table:table-cell office:value-type="string">
            <text:p>230g</text:p>
          </table:table-cell>
          <table:table-cell office:value-type="float" office:value="92">
            <text:p>92</text:p>
          </table:table-cell>
          <table:table-cell table:formula="of:=IF([.E626]=[.E625];[.F625]+1;1)" office:value-type="float" office:value="29">
            <text:p>29</text:p>
          </table:table-cell>
          <table:table-cell table:formula="of:=CONCATENATE(&quot;/home/peter/Thesis/ForcedAligner/Aligner1/wav/11025/&quot;;[.C626];[.D626];&quot;.wav&quot;)" office:value-type="string" office:string-value="/home/peter/Thesis/ForcedAligner/Aligner1/wav/11025/4222a230g.wav">
            <text:p>/home/peter/Thesis/ForcedAligner/Aligner1/wav/11025/4222a230g.wav</text:p>
          </table:table-cell>
          <table:table-cell table:formula="of:=CONCATENATE(&quot;/home/peter/Thesis/ForcedAligner/Aligner1/wav/&quot;;&quot;ANQ&quot;;[.E626];&quot;_&quot;;[.F626];&quot;.wav&quot;)" office:value-type="string" office:string-value="/home/peter/Thesis/ForcedAligner/Aligner1/wav/ANQ92_29.wav">
            <text:p>/home/peter/Thesis/ForcedAligner/Aligner1/wav/ANQ92_29.wav</text:p>
          </table:table-cell>
          <table:table-cell office:value-type="string">
            <text:p>ça devient invraisemblable qu' on doive répéter chaque année les mêmes choses. euh il y a des réalités qui devraient faire consensus ici et que le gouvernement devrait admettre. et pourtant, non, ce que nous avons dit pendant des jours et des jours euh concernant la gestion des crédits gouvernementaux, c' est à dire dans la gestion des dépenses qui fait que des gens paient des impôts nous sommes évidemment de plus en plus déçus. les gens on s' interroge ces jours ci sur euh euh l' aspect un peu surprenant des comportements électoraux des québécois actuellement. l' une des grandes causes de ces comportements qui euh surprennent plusieurs observateurs, c' est la perte de confiance dans l' administration publique, dans les gouvernements. le gouvernement québécois actuel a contribué, plus que sa part, à cette perte de confiance. il nous faut donc retrouver le sens de l' état. il faut réinsuffler dans l' appareil public un souci de la performance, un souci de rentabiliser chaque dollar payé par les contribuables dans et que des services de qualité soient désormais accessibles à la population. ce ne sont pas que des chiffres comptables, c' est aussi, monsieur le président, la réalité vécue par les citoyens, les citoyens qui ont besoin d' aide sociale, les citoyens qui ont besoin de services en santé, les citoyens qui ont besoin de services de sécurité, les citoyens qui, chacun dans nos comtés, nous pouvons l' observer, veulent des services de qualité et qui se retrouvent avec une dégradation, année après année, de la qualité de ces services</text:p>
          </table:table-cell>
        </table:table-row>
        <table:table-row table:style-name="ro1">
          <table:table-cell table:number-columns-repeated="2"/>
          <table:table-cell office:value-type="string">
            <text:p>4222a</text:p>
          </table:table-cell>
          <table:table-cell office:value-type="float" office:value="145">
            <text:p>145</text:p>
          </table:table-cell>
          <table:table-cell office:value-type="float" office:value="95">
            <text:p>95</text:p>
          </table:table-cell>
          <table:table-cell table:formula="of:=IF([.E627]=[.E626];[.F626]+1;1)" office:value-type="float" office:value="1">
            <text:p>1</text:p>
          </table:table-cell>
          <table:table-cell table:formula="of:=CONCATENATE(&quot;/home/peter/Thesis/ForcedAligner/Aligner1/wav/11025/&quot;;[.C627];[.D627];&quot;.wav&quot;)" office:value-type="string" office:string-value="/home/peter/Thesis/ForcedAligner/Aligner1/wav/11025/4222a145.wav">
            <text:p>/home/peter/Thesis/ForcedAligner/Aligner1/wav/11025/4222a145.wav</text:p>
          </table:table-cell>
          <table:table-cell table:formula="of:=CONCATENATE(&quot;/home/peter/Thesis/ForcedAligner/Aligner1/wav/&quot;;&quot;ANQ&quot;;[.E627];&quot;_&quot;;[.F627];&quot;.wav&quot;)" office:value-type="string" office:string-value="/home/peter/Thesis/ForcedAligner/Aligner1/wav/ANQ95_1.wav">
            <text:p>/home/peter/Thesis/ForcedAligner/Aligner1/wav/ANQ95_1.wav</text:p>
          </table:table-cell>
          <table:table-cell office:value-type="string">
            <text:p>monsieur le président, un autre dossier où le parlement est pas impliqué, c' est l' utilisation de l' amiante. l' utilisation de l' amiante fait l' objet d' un intense débat au québec présentement. l' assemblée nationale a même récemment adopté unanimement une motion pour qu' une commission parlementaire, celle présidée par le député brome missisquoi, se penche sous peu sur l' utilisation de l' amiante chrysotile. or, avant même que la commission se réunisse à cet effet, on apprend, dans la gazette officielle de ce matin, décision quatre cent sept deux mille onze, que le gouvernement libéral a décidé d' octroyer un appui financier de cinquante-huit millions dollars à la firme balcorp et à ses associés pour relancer les activités de production de l' amiante chrysotile à la mine jeffrey d' asbestos. monsieur le président, est ce que le premier ministre peut nous expliquer les raisons qui ont justifié cette décision du gouvernement libéral d' aller de l' avant dès maintenant, avant même que les députés aient eu l' occasion de se pencher en commission parlementaire sur le dossier de l' amiante chrysotile?</text:p>
          </table:table-cell>
        </table:table-row>
        <table:table-row table:style-name="ro1">
          <table:table-cell table:number-columns-repeated="2"/>
          <table:table-cell office:value-type="string">
            <text:p>4222a</text:p>
          </table:table-cell>
          <table:table-cell office:value-type="float" office:value="151">
            <text:p>151</text:p>
          </table:table-cell>
          <table:table-cell office:value-type="float" office:value="95">
            <text:p>95</text:p>
          </table:table-cell>
          <table:table-cell table:formula="of:=IF([.E628]=[.E627];[.F627]+1;1)" office:value-type="float" office:value="2">
            <text:p>2</text:p>
          </table:table-cell>
          <table:table-cell table:formula="of:=CONCATENATE(&quot;/home/peter/Thesis/ForcedAligner/Aligner1/wav/11025/&quot;;[.C628];[.D628];&quot;.wav&quot;)" office:value-type="string" office:string-value="/home/peter/Thesis/ForcedAligner/Aligner1/wav/11025/4222a151.wav">
            <text:p>/home/peter/Thesis/ForcedAligner/Aligner1/wav/11025/4222a151.wav</text:p>
          </table:table-cell>
          <table:table-cell table:formula="of:=CONCATENATE(&quot;/home/peter/Thesis/ForcedAligner/Aligner1/wav/&quot;;&quot;ANQ&quot;;[.E628];&quot;_&quot;;[.F628];&quot;.wav&quot;)" office:value-type="string" office:string-value="/home/peter/Thesis/ForcedAligner/Aligner1/wav/ANQ95_2.wav">
            <text:p>/home/peter/Thesis/ForcedAligner/Aligner1/wav/ANQ95_2.wav</text:p>
          </table:table-cell>
          <table:table-cell office:value-type="string">
            <text:p>écoutez, monsieur le président, il y a un débat important présentement au québec sur l' utilisation de l' amiante. on est en questionnement là dessus, notamment suite aux nombreuses mises en garde de plusieurs directeurs de la santé publique du québec, notamment aux interventions de plusieurs suite aux interventions de plusieurs experts médicaux et même de l' organisation mondiale de la santé. je répète ma question au ministre: quelles sont les raisons qui ont justifié cette décision annoncée ce matin, dans la gazette officielle, d' aller de l' avant immédiatement, avant même, monsieur le président, que les députés aient eu l' occasion de se pencher en commission parlementaire sur ce dossier de l' amiante chrysotile?</text:p>
          </table:table-cell>
        </table:table-row>
        <table:table-row table:style-name="ro1">
          <table:table-cell table:number-columns-repeated="2"/>
          <table:table-cell office:value-type="string">
            <text:p>4222a</text:p>
          </table:table-cell>
          <table:table-cell office:value-type="float" office:value="163">
            <text:p>163</text:p>
          </table:table-cell>
          <table:table-cell office:value-type="float" office:value="95">
            <text:p>95</text:p>
          </table:table-cell>
          <table:table-cell table:formula="of:=IF([.E629]=[.E628];[.F628]+1;1)" office:value-type="float" office:value="3">
            <text:p>3</text:p>
          </table:table-cell>
          <table:table-cell table:formula="of:=CONCATENATE(&quot;/home/peter/Thesis/ForcedAligner/Aligner1/wav/11025/&quot;;[.C629];[.D629];&quot;.wav&quot;)" office:value-type="string" office:string-value="/home/peter/Thesis/ForcedAligner/Aligner1/wav/11025/4222a163.wav">
            <text:p>/home/peter/Thesis/ForcedAligner/Aligner1/wav/11025/4222a163.wav</text:p>
          </table:table-cell>
          <table:table-cell table:formula="of:=CONCATENATE(&quot;/home/peter/Thesis/ForcedAligner/Aligner1/wav/&quot;;&quot;ANQ&quot;;[.E629];&quot;_&quot;;[.F629];&quot;.wav&quot;)" office:value-type="string" office:string-value="/home/peter/Thesis/ForcedAligner/Aligner1/wav/ANQ95_3.wav">
            <text:p>/home/peter/Thesis/ForcedAligner/Aligner1/wav/ANQ95_3.wav</text:p>
          </table:table-cell>
          <table:table-cell office:value-type="string">
            <text:p>ce n' est pas des allégations, c' est des faits, un cocktail de financement du parti libéral à la résidence personnelle de westmount du président de la firme balcorp, un proche du premier ministre, monsieur le président, un cocktail qui a rapporté vingt mille dollars, en présence du premier ministre lui même. pourquoi cette aide financière aujourd'hui, avant la commission parlementaire que l' on réclame?</text:p>
          </table:table-cell>
        </table:table-row>
        <table:table-row table:style-name="ro1">
          <table:table-cell table:number-columns-repeated="2"/>
          <table:table-cell office:value-type="string">
            <text:p>4222a</text:p>
          </table:table-cell>
          <table:table-cell office:value-type="float" office:value="169">
            <text:p>169</text:p>
          </table:table-cell>
          <table:table-cell office:value-type="float" office:value="95">
            <text:p>95</text:p>
          </table:table-cell>
          <table:table-cell table:formula="of:=IF([.E630]=[.E629];[.F629]+1;1)" office:value-type="float" office:value="4">
            <text:p>4</text:p>
          </table:table-cell>
          <table:table-cell table:formula="of:=CONCATENATE(&quot;/home/peter/Thesis/ForcedAligner/Aligner1/wav/11025/&quot;;[.C630];[.D630];&quot;.wav&quot;)" office:value-type="string" office:string-value="/home/peter/Thesis/ForcedAligner/Aligner1/wav/11025/4222a169.wav">
            <text:p>/home/peter/Thesis/ForcedAligner/Aligner1/wav/11025/4222a169.wav</text:p>
          </table:table-cell>
          <table:table-cell table:formula="of:=CONCATENATE(&quot;/home/peter/Thesis/ForcedAligner/Aligner1/wav/&quot;;&quot;ANQ&quot;;[.E630];&quot;_&quot;;[.F630];&quot;.wav&quot;)" office:value-type="string" office:string-value="/home/peter/Thesis/ForcedAligner/Aligner1/wav/ANQ95_4.wav">
            <text:p>/home/peter/Thesis/ForcedAligner/Aligner1/wav/ANQ95_4.wav</text:p>
          </table:table-cell>
          <table:table-cell office:value-type="string">
            <text:p>{ns} monsieur le président, prenons les faits. il y a eu un cocktail de financement, il y a un an et quelques mois, à la résidence personnelle de westmount du président de balcorp, un cocktail tenu en présence du premier ministre. monsieur monsieur chadha, rappelons le et c' est michel rochette, le porte parole du parti libéral, qui le disait est une bonne connaissance du premier ministre, c' est un proche du premier ministre. par la suite, il y a eu ici, monsieur le président, une motion demandant à la commission présidée par le député brome missisquoi de se pencher sur un problème qui fait débat au québec présentement et, disons, le moins pour le moins, ne fait pas consensus, on a demandé que la commission se réunisse là dessus. or, on apprend aujourd'hui à la gazette officielle qu' avant même que cette commission se réunisse le gouvernement libéral, présidé par le premier ministre, a décidé d' octroyer cette aide financier financière malgré toutes les réserves que le ministre avait exprimées il y a à peine quelques semaines, lors de son séjour en inde. monsieur le président, pourquoi aujourd'hui cette aide financière?</text:p>
          </table:table-cell>
        </table:table-row>
        <table:table-row table:style-name="ro1">
          <table:table-cell table:number-columns-repeated="2"/>
          <table:table-cell office:value-type="string">
            <text:p>4222a</text:p>
          </table:table-cell>
          <table:table-cell office:value-type="float" office:value="196">
            <text:p>196</text:p>
          </table:table-cell>
          <table:table-cell office:value-type="float" office:value="95">
            <text:p>95</text:p>
          </table:table-cell>
          <table:table-cell table:formula="of:=IF([.E631]=[.E630];[.F630]+1;1)" office:value-type="float" office:value="5">
            <text:p>5</text:p>
          </table:table-cell>
          <table:table-cell table:formula="of:=CONCATENATE(&quot;/home/peter/Thesis/ForcedAligner/Aligner1/wav/11025/&quot;;[.C631];[.D631];&quot;.wav&quot;)" office:value-type="string" office:string-value="/home/peter/Thesis/ForcedAligner/Aligner1/wav/11025/4222a196.wav">
            <text:p>/home/peter/Thesis/ForcedAligner/Aligner1/wav/11025/4222a196.wav</text:p>
          </table:table-cell>
          <table:table-cell table:formula="of:=CONCATENATE(&quot;/home/peter/Thesis/ForcedAligner/Aligner1/wav/&quot;;&quot;ANQ&quot;;[.E631];&quot;_&quot;;[.F631];&quot;.wav&quot;)" office:value-type="string" office:string-value="/home/peter/Thesis/ForcedAligner/Aligner1/wav/ANQ95_5.wav">
            <text:p>/home/peter/Thesis/ForcedAligner/Aligner1/wav/ANQ95_5.wav</text:p>
          </table:table-cell>
          <table:table-cell office:value-type="string">
            <text:p>monsieur le président, le ministre, pas plus tard qu' en février dernier, disait là dessus: on continue poser des questions, on n' est pas insensibles au débat que cela soulève, et, justement, c' est pour ça que, nous, comme parlementaires, on a demandé à la commission présidée par le député brome missisquoi de se pencher là dessus. il me semble que c' est un débat méchamment important au québec présentement. monsieur le président, est ce que le ministre veut pas de commission parlementaire parce qu' il pense, comme jacques dupuis, que tout est décidé, de toute façon, avant les commissions parlementaires?</text:p>
          </table:table-cell>
        </table:table-row>
        <table:table-row table:style-name="ro1">
          <table:table-cell table:number-columns-repeated="2"/>
          <table:table-cell office:value-type="string">
            <text:p>4221a</text:p>
          </table:table-cell>
          <table:table-cell office:value-type="float" office:value="6">
            <text:p>6</text:p>
          </table:table-cell>
          <table:table-cell office:value-type="float" office:value="96">
            <text:p>96</text:p>
          </table:table-cell>
          <table:table-cell table:formula="of:=IF([.E632]=[.E631];[.F631]+1;1)" office:value-type="float" office:value="1">
            <text:p>1</text:p>
          </table:table-cell>
          <table:table-cell table:formula="of:=CONCATENATE(&quot;/home/peter/Thesis/ForcedAligner/Aligner1/wav/11025/&quot;;[.C632];[.D632];&quot;.wav&quot;)" office:value-type="string" office:string-value="/home/peter/Thesis/ForcedAligner/Aligner1/wav/11025/4221a6.wav">
            <text:p>/home/peter/Thesis/ForcedAligner/Aligner1/wav/11025/4221a6.wav</text:p>
          </table:table-cell>
          <table:table-cell table:formula="of:=CONCATENATE(&quot;/home/peter/Thesis/ForcedAligner/Aligner1/wav/&quot;;&quot;ANQ&quot;;[.E632];&quot;_&quot;;[.F632];&quot;.wav&quot;)" office:value-type="string" office:string-value="/home/peter/Thesis/ForcedAligner/Aligner1/wav/ANQ96_1.wav">
            <text:p>/home/peter/Thesis/ForcedAligner/Aligner1/wav/ANQ96_1.wav</text:p>
          </table:table-cell>
          <table:table-cell office:value-type="string">
            <text:p>merci, monsieur le président. per permettez moi de m' adresser à cette assemblée afin de souligner la tenue, le trois mai, de la journée mondiale de la liberté de la presse, décrétée par l' unesco. partout dans le monde, le trois mai est le moment de rappeler à nos concitoyens que, chaque jour, des journalistes mettent leur vie en danger. ils risquent la prison ou la mort pour transmettre la nouvelle au public. la liberté de la presse est l' une des pierres angulaires des droits de la personne et l' un des fondements de la société québécoise. elle favorise la transparence et une bonne gouvernance et elle représente la garantie que règnera sur cette terre une véritable justice. la liberté de la presse est indispensable à l' échange d' idées entre les nations et les cultures. elle est une condition menant à une compréhension et à une coop coopération durables. à cette occasion, monsieur le président, le québec doit réaffirmer les valeurs qu' il défend, le droit d' informer, la liberté d' expression et le droit d' accéder à l' information, des leviers sans lesquels aucune démocratie n' est possible. cette date est également le moment de confirmer notre soutien à ceux et à celles qui oeuvrent pour une presse libre, journalistes professionnels et personnes menant un travail citoyen d' information et de vérité essentiel. merci, monsieur le président.</text:p>
          </table:table-cell>
        </table:table-row>
        <table:table-row table:style-name="ro1">
          <table:table-cell table:number-columns-repeated="2"/>
          <table:table-cell office:value-type="string">
            <text:p>4221b</text:p>
          </table:table-cell>
          <table:table-cell office:value-type="string">
            <text:p>473a</text:p>
          </table:table-cell>
          <table:table-cell office:value-type="float" office:value="96">
            <text:p>96</text:p>
          </table:table-cell>
          <table:table-cell table:formula="of:=IF([.E633]=[.E632];[.F632]+1;1)" office:value-type="float" office:value="2">
            <text:p>2</text:p>
          </table:table-cell>
          <table:table-cell table:formula="of:=CONCATENATE(&quot;/home/peter/Thesis/ForcedAligner/Aligner1/wav/11025/&quot;;[.C633];[.D633];&quot;.wav&quot;)" office:value-type="string" office:string-value="/home/peter/Thesis/ForcedAligner/Aligner1/wav/11025/4221b473a.wav">
            <text:p>/home/peter/Thesis/ForcedAligner/Aligner1/wav/11025/4221b473a.wav</text:p>
          </table:table-cell>
          <table:table-cell table:formula="of:=CONCATENATE(&quot;/home/peter/Thesis/ForcedAligner/Aligner1/wav/&quot;;&quot;ANQ&quot;;[.E633];&quot;_&quot;;[.F633];&quot;.wav&quot;)" office:value-type="string" office:string-value="/home/peter/Thesis/ForcedAligner/Aligner1/wav/ANQ96_2.wav">
            <text:p>/home/peter/Thesis/ForcedAligner/Aligner1/wav/ANQ96_2.wav</text:p>
          </table:table-cell>
          <table:table-cell office:value-type="string">
            <text:p>merci. merci, monsieur le président. monsieur le président, l' honorable lieutenant gouverneur a pris connaissance de ce projet de loi et il en recommande l' étude à l' assemblée nationale. en cette année bien particulière, qui marque le cinquantième anniversaire de la création du ministère des affaires culturelles, je suis fière de vous soumettre aujourd'hui le projet de loi quatre-vingt-deux pour l' adoption de principe. avec l' adoption de la loi sur les biens culturels, en mille neuf cent soixante douze, le québec innovait et se dotait d' un outil avant gardiste pour la protection de son patrimoine. la loi a permis la sauvegarde et la transmission de milliers d' objets, de bâtiments et de sites exceptionnels qui témoignent du passé et de l' identité des québécoises et des québécois. toutefois, tous en conviennent, la loi sur les biens culturels a besoin d' une révision en profondeur, car le contexte qui prévalait au moment de son adoption a considérablement évolué. la loi nécessite d' être modernisée pour prendre en considération les avancées récentes dans le domaine du patrimoine culturel. le projet de loi que je vous soumets aujourd'hui propose une réforme du droit applicable à la protection du patrimoine culturel présentement régie par la loi sur les biens culturels. il est fondé sur une vision globale du patrimoine culturel qui correspond à la réalité du vingt-et-unième siècle et qui s' inscrit dans une perspective de développement durable. depuis deux mille six, la loi sur le développement durable et la stratégie du gouvernement du gouvernementale de développement durable prévoient la prise en compte, par l' administration publique, de seize principes, dont celui de la protection du patrimoine culturel.</text:p>
          </table:table-cell>
        </table:table-row>
        <table:table-row table:style-name="ro1">
          <table:table-cell table:number-columns-repeated="2"/>
          <table:table-cell office:value-type="string">
            <text:p>4221b</text:p>
          </table:table-cell>
          <table:table-cell office:value-type="string">
            <text:p>473j</text:p>
          </table:table-cell>
          <table:table-cell office:value-type="float" office:value="96">
            <text:p>96</text:p>
          </table:table-cell>
          <table:table-cell table:formula="of:=IF([.E634]=[.E633];[.F633]+1;1)" office:value-type="float" office:value="3">
            <text:p>3</text:p>
          </table:table-cell>
          <table:table-cell table:formula="of:=CONCATENATE(&quot;/home/peter/Thesis/ForcedAligner/Aligner1/wav/11025/&quot;;[.C634];[.D634];&quot;.wav&quot;)" office:value-type="string" office:string-value="/home/peter/Thesis/ForcedAligner/Aligner1/wav/11025/4221b473j.wav">
            <text:p>/home/peter/Thesis/ForcedAligner/Aligner1/wav/11025/4221b473j.wav</text:p>
          </table:table-cell>
          <table:table-cell table:formula="of:=CONCATENATE(&quot;/home/peter/Thesis/ForcedAligner/Aligner1/wav/&quot;;&quot;ANQ&quot;;[.E634];&quot;_&quot;;[.F634];&quot;.wav&quot;)" office:value-type="string" office:string-value="/home/peter/Thesis/ForcedAligner/Aligner1/wav/ANQ96_3.wav">
            <text:p>/home/peter/Thesis/ForcedAligner/Aligner1/wav/ANQ96_3.wav</text:p>
          </table:table-cell>
          <table:table-cell office:value-type="string">
            <text:p>afin que les connaissances recueillies par ces inventaires soient accessibles et puissent être largement diffusées, le projet de loi quatre-vingt-deux propose que le ministre établisse le mode de réalisation, de consignation, de diffusion des inventaires réalisés par le ministère. le projet de loi institue un conseil du patrimoine culturel qui pourra faire des recommandations au ministre sur toute question relative à la connaissance, la protection, la mise en valeur et la transmission du patrimoine culturel, qui devra donner son avis au ministre sur toute question que celui ci lui référera. le ministre consultera le conseil du patrimoine culturel dans tous les cas d' attribution du statut, ministérielle ou gouvernementale. afin de favoriser la participation citoyenne, le conseil devra tenir des consultations publiques lors de la déclaration de sites patrimoniaux par le gouvernement. le ministre pourra aussi demander au conseil du patrimoine culturel de tenir des consultations publiques sur toute autre question. les municipalités auront accès à un mécanisme similaire. comme c' est le cas avec la loi sur les biens culturels, les municipalités qui souhaiteront utiliser les pouvoirs prévus à la loi sur le patrimoine culturel devront recourir au comité consultatif d' urbanisme existant ou constituer un conseil du patrimoine qu' elles consulteront notamment lors de l' attribution d' un statut. diverses mesures visent à favoriser la transparence des décisions au bénéfice des propriétaires et de la société québécoise. soulignons, à titre d' exemple, que le projet de loi ajoute une procédure d' avis public préalablement à la délimitation d' une aire de protection autour d' un immeuble patrimonial classé.</text:p>
          </table:table-cell>
        </table:table-row>
        <table:table-row table:style-name="ro1">
          <table:table-cell table:number-columns-repeated="2"/>
          <table:table-cell office:value-type="string">
            <text:p>4221b</text:p>
          </table:table-cell>
          <table:table-cell office:value-type="string">
            <text:p>473k</text:p>
          </table:table-cell>
          <table:table-cell office:value-type="float" office:value="96">
            <text:p>96</text:p>
          </table:table-cell>
          <table:table-cell table:formula="of:=IF([.E635]=[.E634];[.F634]+1;1)" office:value-type="float" office:value="4">
            <text:p>4</text:p>
          </table:table-cell>
          <table:table-cell table:formula="of:=CONCATENATE(&quot;/home/peter/Thesis/ForcedAligner/Aligner1/wav/11025/&quot;;[.C635];[.D635];&quot;.wav&quot;)" office:value-type="string" office:string-value="/home/peter/Thesis/ForcedAligner/Aligner1/wav/11025/4221b473k.wav">
            <text:p>/home/peter/Thesis/ForcedAligner/Aligner1/wav/11025/4221b473k.wav</text:p>
          </table:table-cell>
          <table:table-cell table:formula="of:=CONCATENATE(&quot;/home/peter/Thesis/ForcedAligner/Aligner1/wav/&quot;;&quot;ANQ&quot;;[.E635];&quot;_&quot;;[.F635];&quot;.wav&quot;)" office:value-type="string" office:string-value="/home/peter/Thesis/ForcedAligner/Aligner1/wav/ANQ96_4.wav">
            <text:p>/home/peter/Thesis/ForcedAligner/Aligner1/wav/ANQ96_4.wav</text:p>
          </table:table-cell>
          <table:table-cell office:value-type="string">
            <text:p>autre exemple: la période de confidentialité des rapports de recherche archéologique sera en principe réduite de six mois au lieu de cinq ans de façon à favoriser l' accès aux connaissances les plus récentes. le projet de loi prévoit par ailleurs l' élaboration de plans de conservation qui sont des documents de référence renfermant les orientations du ministre ou de la municipalité, selon les cas. ces plans de conservation sont destinés à guider la prise de décision lors des demandes d' autorisation ou de permis pour une intervention sur un bien patrimonial protégé. afin de soutenir les propriétaires de biens patrimoniaux, le fonds du patrimoine culturel québécois a été mis en place en deux mille six. il a permis, au fil des ans, de soutenir des investissements, pour une valeur de plus de cent cinquante-cinq millions de dollars. afin que les objectifs de ce fonds correspondent aux orientations du projet de loi, il est proposé d' élargir sa portée afin qu' il puisse financer des mesures favorisant la connaissance, la protection, la mise en valeur et la transmission de tous les éléments du patrimoine culturel. d' ailleurs, les amendes perçues à la suite d' infractions seront dorénavant versées au fonds du patrimoine culturel et viendront ainsi appuyer des interventions favorables au patrimoine. soulignons que, lorsque les municipalités auront intenté des poursuites pénales pour des infractions relatives au patrimoine culturel qu' elles protègent, ces amendes leur seront versées. les montants des amendes ont par ailleurs été révisés à la hausse. aux mesures de protection déjà présentes dans la loi sur les biens culturels et qui seront améliorées par le projet de loi il est proposé d' ajouter des pouvoirs de désignation et d' identification qui visent davantage la valorisation que la protection.</text:p>
          </table:table-cell>
        </table:table-row>
        <table:table-row table:style-name="ro1">
          <table:table-cell table:number-columns-repeated="2"/>
          <table:table-cell office:value-type="string">
            <text:p>4221b</text:p>
          </table:table-cell>
          <table:table-cell office:value-type="string">
            <text:p>473l</text:p>
          </table:table-cell>
          <table:table-cell office:value-type="float" office:value="96">
            <text:p>96</text:p>
          </table:table-cell>
          <table:table-cell table:formula="of:=IF([.E636]=[.E635];[.F635]+1;1)" office:value-type="float" office:value="5">
            <text:p>5</text:p>
          </table:table-cell>
          <table:table-cell table:formula="of:=CONCATENATE(&quot;/home/peter/Thesis/ForcedAligner/Aligner1/wav/11025/&quot;;[.C636];[.D636];&quot;.wav&quot;)" office:value-type="string" office:string-value="/home/peter/Thesis/ForcedAligner/Aligner1/wav/11025/4221b473l.wav">
            <text:p>/home/peter/Thesis/ForcedAligner/Aligner1/wav/11025/4221b473l.wav</text:p>
          </table:table-cell>
          <table:table-cell table:formula="of:=CONCATENATE(&quot;/home/peter/Thesis/ForcedAligner/Aligner1/wav/&quot;;&quot;ANQ&quot;;[.E636];&quot;_&quot;;[.F636];&quot;.wav&quot;)" office:value-type="string" office:string-value="/home/peter/Thesis/ForcedAligner/Aligner1/wav/ANQ96_5.wav">
            <text:p>/home/peter/Thesis/ForcedAligner/Aligner1/wav/ANQ96_5.wav</text:p>
          </table:table-cell>
          <table:table-cell office:value-type="string">
            <text:p>cette approche est plus appropriée au caractère dynamique des paysages culturels patrimoniaux et au caractère vivant du patrimoine immatériel ainsi qu' à la volonté de souligner l' importance d' événements, de lieux et de personnages historiques. le patrimoine immatériel constitue aujourd'hui un enjeu important dans le domaine du patrimoine culturel au plan international, et l' inclusion de cette notion dans le projet de loi renforce la position de leader du québec dans ce secteur. en effet, l' unesco considère que l' introduction du patrimoine immatériel dans une loi est l' une des mesures de sauvegarde les plus importantes que l' on puisse adopter. le projet de loi s' est d' ailleurs inspiré des orientations de l' unesco pour proposer une définition du patrimoine immatériel adoptée à la réalité québécoise. selon cette définition, le patrimoine immatériel se compose des savoir faire, des connaissances, des expressions, des pratiques et des représentations fondés sur la tradition qu' une communauté ou un groupe reconnaît comme faisant partie de son patrimoine culturel, dont la connaissance, la sauvegarde, la transmission ou la mise en valeur présentent ou la mise en valeur présentent un intérêt public. la nouvelle loi donnera au ministre le pouvoir de désigner et aux municipalités celui d' identifier des éléments du patrimoine immatériel. ces statuts permettront de faire connaître et de favoriser la transmission et la mise en valeur de ce patrimoine et, conséquemment, de les sauvegarder. de plus, le ministre pourra désigner des personnages, des événements et des lieux historiques. il sera en outre responsable de la commémoration des premiers ministres du québec qui sont décédés et de leurs lieux de sépulture.</text:p>
          </table:table-cell>
        </table:table-row>
        <table:table-row table:style-name="ro1">
          <table:table-cell table:number-columns-repeated="2"/>
          <table:table-cell office:value-type="string">
            <text:p>4221b</text:p>
          </table:table-cell>
          <table:table-cell office:value-type="string">
            <text:p>473m</text:p>
          </table:table-cell>
          <table:table-cell office:value-type="float" office:value="96">
            <text:p>96</text:p>
          </table:table-cell>
          <table:table-cell table:formula="of:=IF([.E637]=[.E636];[.F636]+1;1)" office:value-type="float" office:value="6">
            <text:p>6</text:p>
          </table:table-cell>
          <table:table-cell table:formula="of:=CONCATENATE(&quot;/home/peter/Thesis/ForcedAligner/Aligner1/wav/11025/&quot;;[.C637];[.D637];&quot;.wav&quot;)" office:value-type="string" office:string-value="/home/peter/Thesis/ForcedAligner/Aligner1/wav/11025/4221b473m.wav">
            <text:p>/home/peter/Thesis/ForcedAligner/Aligner1/wav/11025/4221b473m.wav</text:p>
          </table:table-cell>
          <table:table-cell table:formula="of:=CONCATENATE(&quot;/home/peter/Thesis/ForcedAligner/Aligner1/wav/&quot;;&quot;ANQ&quot;;[.E637];&quot;_&quot;;[.F637];&quot;.wav&quot;)" office:value-type="string" office:string-value="/home/peter/Thesis/ForcedAligner/Aligner1/wav/ANQ96_6.wav">
            <text:p>/home/peter/Thesis/ForcedAligner/Aligner1/wav/ANQ96_6.wav</text:p>
          </table:table-cell>
          <table:table-cell office:value-type="string">
            <text:p>la commission de la capitale nationale se verra confier la mission de veiller à l' entretien et à la mise en valeur de ces lieux de sépulture. une autre grande nouveauté a été saluée lors de la consultation générale sur le projet de loi quatre-vingt-deux. il s' agit de la possibilité pour le gouvernement de désigner des paysages culturels patrimoniaux. depuis le début des années quatre-vingt-dix, donc depuis une vingtaine d' années déjà, on constate un intérêt croissant des citoyens et des chercheurs pour le paysage culturel ainsi qu' une demande sociale accrue en faveur d' une intervention gouvernementale concertée avec bien sûr l' ensemble des acteurs intéressés. notre projet de loi va de l' avant dans ce sens. il propose des dispositions qui visent à attirer l' attention sur le caractère exceptionnel de certains paysages culturels que les collectivités jugent nécessaire de conserver en raison de leur intérêt historique, emblématique ou identitaire. en effet, ce sont les collectivités locales qui devront initier la démarche pour l' obtention de la désignation d' un paysage culturel patrimonial et ce sont elles qui seront responsables d' assurer sa protection en utilisant les pouvoirs que leur confèrent les lois municipales. en conclusion, monsieur le président, je voudrais conclure cette présentation sommaire en soulignant que nous avons entendu en consultation beaucoup de suggestions et de propositions intéressantes dont la portée dont la portée est davantage à caractère administratif. ces propositions peuvent difficilement trouver place dans un texte de loi comme celui ci.</text:p>
          </table:table-cell>
        </table:table-row>
        <table:table-row table:style-name="ro1">
          <table:table-cell table:number-columns-repeated="2"/>
          <table:table-cell office:value-type="string">
            <text:p>4221b</text:p>
          </table:table-cell>
          <table:table-cell office:value-type="string">
            <text:p>473n</text:p>
          </table:table-cell>
          <table:table-cell office:value-type="float" office:value="96">
            <text:p>96</text:p>
          </table:table-cell>
          <table:table-cell table:formula="of:=IF([.E638]=[.E637];[.F637]+1;1)" office:value-type="float" office:value="7">
            <text:p>7</text:p>
          </table:table-cell>
          <table:table-cell table:formula="of:=CONCATENATE(&quot;/home/peter/Thesis/ForcedAligner/Aligner1/wav/11025/&quot;;[.C638];[.D638];&quot;.wav&quot;)" office:value-type="string" office:string-value="/home/peter/Thesis/ForcedAligner/Aligner1/wav/11025/4221b473n.wav">
            <text:p>/home/peter/Thesis/ForcedAligner/Aligner1/wav/11025/4221b473n.wav</text:p>
          </table:table-cell>
          <table:table-cell table:formula="of:=CONCATENATE(&quot;/home/peter/Thesis/ForcedAligner/Aligner1/wav/&quot;;&quot;ANQ&quot;;[.E638];&quot;_&quot;;[.F638];&quot;.wav&quot;)" office:value-type="string" office:string-value="/home/peter/Thesis/ForcedAligner/Aligner1/wav/ANQ96_7.wav">
            <text:p>/home/peter/Thesis/ForcedAligner/Aligner1/wav/ANQ96_7.wav</text:p>
          </table:table-cell>
          <table:table-cell office:value-type="string">
            <text:p>j' ai donc demandé à mon ministère de recenser ces propositions, de les analyser et de donner suite à celles que nous pensons réalisables dans les phases d' implantation de cette future loi. le ministère est à pied d' oeuvre à cet égard. plusieurs commentaires concernaient les programmes, les orientations qui seront mis en place par le ministère, notamment en ce qui concerne le soutien qui sera offert aux municipalités. nous avons pris note de ces remarques et nous verrons à y répondre dans la mesure des budgets et des moyens dont nous disposerons. nous avons bien entendu lors des consultations les préoccupations de certains intervenants relativement au patrimoine religieux. je rappelle que les diverses définitions présentes au projet de loi couvrent le patrimoine religieux notamment en raison des valeurs architecturales, artistiques, ethnologiques, emblématiques ou historiques associées aux biens aux biens meubles et immeubles. notre ministère a d' ailleurs démontré sa sensibilité pour le patrimoine religieux depuis les quinze dernières années en prenant plusieurs initiatives visant à répondre aux enjeux associés à l' avenir de cette composante importante du patrimoine culturel du québec. ce projet de loi, monsieur le président, témoigne de l' évolution du domaine du patrimoine, du nécessaire partage des responsabilités, d' un allégement de la gestion et des liens étroits entre entre patrimoine et développement durable, qui est un élément structurant des sociétés contemporaines soucieuses de leur avenir et du bien être de leurs citoyens. nous avons voulu que ce projet de loi reflète le mieux possible l' ensemble des préoccupations de nos partenaires, des intervenants régionaux, des ministères et des associations.</text:p>
          </table:table-cell>
        </table:table-row>
        <table:table-row table:style-name="ro1">
          <table:table-cell table:number-columns-repeated="2"/>
          <table:table-cell office:value-type="string">
            <text:p>4221b</text:p>
          </table:table-cell>
          <table:table-cell office:value-type="string">
            <text:p>473o</text:p>
          </table:table-cell>
          <table:table-cell office:value-type="float" office:value="96">
            <text:p>96</text:p>
          </table:table-cell>
          <table:table-cell table:formula="of:=IF([.E639]=[.E638];[.F638]+1;1)" office:value-type="float" office:value="8">
            <text:p>8</text:p>
          </table:table-cell>
          <table:table-cell table:formula="of:=CONCATENATE(&quot;/home/peter/Thesis/ForcedAligner/Aligner1/wav/11025/&quot;;[.C639];[.D639];&quot;.wav&quot;)" office:value-type="string" office:string-value="/home/peter/Thesis/ForcedAligner/Aligner1/wav/11025/4221b473o.wav">
            <text:p>/home/peter/Thesis/ForcedAligner/Aligner1/wav/11025/4221b473o.wav</text:p>
          </table:table-cell>
          <table:table-cell table:formula="of:=CONCATENATE(&quot;/home/peter/Thesis/ForcedAligner/Aligner1/wav/&quot;;&quot;ANQ&quot;;[.E639];&quot;_&quot;;[.F639];&quot;.wav&quot;)" office:value-type="string" office:string-value="/home/peter/Thesis/ForcedAligner/Aligner1/wav/ANQ96_8.wav">
            <text:p>/home/peter/Thesis/ForcedAligner/Aligner1/wav/ANQ96_8.wav</text:p>
          </table:table-cell>
          <table:table-cell office:value-type="string">
            <text:p>à notre avis, cette loi favorisera la transmission du patrimoine culturel du québec aux générations futures tout en contribuant activement au développement économique et culturel de toutes les régions. en intégrant toutes les composantes composantes du patrimoine culturel, la loi sur le patrimoine culturel permettra au gouvernement de se doter de nouveau d' une véritable d' une véritable loi d' avant garde en matière de patrimoine culturel, lui permettant ainsi d' affirmer son leadership dans ce domaine. à la lumière des consultations publiques que nous avons menées, nous verrons, lors de l' étude détaillée en commission, s' il est possible de bonifier bien sûr différents aspects de la loi. nous avons été à l' écoute et nous continuerons d' être à l' écoute. mon objectif est d' obtenir en fin de course le meilleur projet de loi possible dans l' intérêt de tous les québécois. merci, monsieur le président.</text:p>
          </table:table-cell>
        </table:table-row>
        <table:table-row table:style-name="ro1">
          <table:table-cell table:number-columns-repeated="2"/>
          <table:table-cell office:value-type="string">
            <text:p>4221b</text:p>
          </table:table-cell>
          <table:table-cell office:value-type="string">
            <text:p>473b</text:p>
          </table:table-cell>
          <table:table-cell office:value-type="float" office:value="96">
            <text:p>96</text:p>
          </table:table-cell>
          <table:table-cell table:formula="of:=IF([.E640]=[.E639];[.F639]+1;1)" office:value-type="float" office:value="9">
            <text:p>9</text:p>
          </table:table-cell>
          <table:table-cell table:formula="of:=CONCATENATE(&quot;/home/peter/Thesis/ForcedAligner/Aligner1/wav/11025/&quot;;[.C640];[.D640];&quot;.wav&quot;)" office:value-type="string" office:string-value="/home/peter/Thesis/ForcedAligner/Aligner1/wav/11025/4221b473b.wav">
            <text:p>/home/peter/Thesis/ForcedAligner/Aligner1/wav/11025/4221b473b.wav</text:p>
          </table:table-cell>
          <table:table-cell table:formula="of:=CONCATENATE(&quot;/home/peter/Thesis/ForcedAligner/Aligner1/wav/&quot;;&quot;ANQ&quot;;[.E640];&quot;_&quot;;[.F640];&quot;.wav&quot;)" office:value-type="string" office:string-value="/home/peter/Thesis/ForcedAligner/Aligner1/wav/ANQ96_9.wav">
            <text:p>/home/peter/Thesis/ForcedAligner/Aligner1/wav/ANQ96_9.wav</text:p>
          </table:table-cell>
          <table:table-cell office:value-type="string">
            <text:p>en affirmant ainsi l' importance du patrimoine culturel comme élément clé du développement durable, cette loi et cette stratégie attestent et consolident une prise de conscience collective quant à la valeur économique, sociale du patrimoine culturel. ce projet de loi résulte d' un long processus que l' association héritage montréal a qualifié d' exemplaire. la démarche a débuté par la publication d' un livre vert intitulé un regard neuf sur le patrimoine culturel. la préparation de ce livre vert a été l' occasion d' examiner ce qui se fait ailleurs dans le monde. le ministère a alors comparé les législations de protection du patrimoine culturel de l' ontario, de la colombie britannique, de l' état de new york, de l' angleterre et du queensland, en australie. parmi les constats qui ont été dégagés, mentionnons que la valeur économique du patrimoine est largement reconnue, que le paysage est désormais inclus dans la notion du patrimoine et qu' une très large place est faite aux instances locales dans la gestion du patrimoine culturel. le livre vert a été l' objet d' une vaste consultation publique qui nous a permis de recevoir deux cent deux mémoires et cent neuf réponses à un questionnaire en ligne. nous avons entendu cent quarante-sept auditions lors d' une tournée dans les régions du québec. nous avons alors pu constater un consensus quant à la nécessité d' une loi actualisée qui nous permettrait d' investir tous les champs du patrimoine culturel. il s' est clairement dégagé que la future loi devrait tenir compte de l' évolution de la notion de patrimoine culturel, de la portée de l' action des instances locales ainsi que de la nécessité de simplifier parfois ou de renforcer dans d' autre cas l' application des dispositions de protection.</text:p>
          </table:table-cell>
        </table:table-row>
        <table:table-row table:style-name="ro1">
          <table:table-cell table:number-columns-repeated="2"/>
          <table:table-cell office:value-type="string">
            <text:p>4221b</text:p>
          </table:table-cell>
          <table:table-cell office:value-type="string">
            <text:p>473c</text:p>
          </table:table-cell>
          <table:table-cell office:value-type="float" office:value="96">
            <text:p>96</text:p>
          </table:table-cell>
          <table:table-cell table:formula="of:=IF([.E641]=[.E640];[.F640]+1;1)" office:value-type="float" office:value="10">
            <text:p>10</text:p>
          </table:table-cell>
          <table:table-cell table:formula="of:=CONCATENATE(&quot;/home/peter/Thesis/ForcedAligner/Aligner1/wav/11025/&quot;;[.C641];[.D641];&quot;.wav&quot;)" office:value-type="string" office:string-value="/home/peter/Thesis/ForcedAligner/Aligner1/wav/11025/4221b473c.wav">
            <text:p>/home/peter/Thesis/ForcedAligner/Aligner1/wav/11025/4221b473c.wav</text:p>
          </table:table-cell>
          <table:table-cell table:formula="of:=CONCATENATE(&quot;/home/peter/Thesis/ForcedAligner/Aligner1/wav/&quot;;&quot;ANQ&quot;;[.E641];&quot;_&quot;;[.F641];&quot;.wav&quot;)" office:value-type="string" office:string-value="/home/peter/Thesis/ForcedAligner/Aligner1/wav/ANQ96_10.wav">
            <text:p>/home/peter/Thesis/ForcedAligner/Aligner1/wav/ANQ96_10.wav</text:p>
          </table:table-cell>
          <table:table-cell office:value-type="string">
            <text:p>ces constats ont été confirmés au cours des derniers mois, lors de la consultation générale sur le projet de loi quatre-vingt-deux menée par la commission de la culture et de l' éducation. de nouveau, les intervenants se sont mobilisés et ont préparé cinquante-six mémoires. la commission a échangé avec cinquante groupes ou individus qui ont pris fait et cause pour notre patrimoine. de façon générale, ils ont reconnu l' importance de ce projet de loi tant attendu et ils ont salué les nouveautés proposées. tant la consultation sur le livre vert que celle sur le projet de loi ont démontré que les communautés sont de plus en plus engagées en faveur du patrimoine culturel et qu' elles sont désormais convaincues qu' il s' agit d' un atout sur lequel elles doivent miser pour assurer leur épanouissement. il s' agit d' un actif à protéger et à mettre en valeur tant pour sa valeur économique que pour sa valeur identitaire. permettez moi, dans le cadre de nos débats sur l' adoption de principe, de résumer brièvement quelques aspects essentiels, dis je, du patrimoine, du projet de loi quatre-vingt-deux. l' objectif de protection du patrimoine culturel était bien évidemment le fondement même de la loi sur les biens culturels. le projet de loi consolide cet objectif en prenant acte de l' évolution du concept du patrimoine culturel ici et ailleurs dans le monde. ainsi, il inclut, sous la notion de patrimoine culturel, non seulement les documents, les immeubles, les objets et les sites, mais aussi les personnages, les lieux et événements historiques, les personnages culturels patrimoniaux et le patrimoine immatériel.</text:p>
          </table:table-cell>
        </table:table-row>
        <table:table-row table:style-name="ro1">
          <table:table-cell table:number-columns-repeated="2"/>
          <table:table-cell office:value-type="string">
            <text:p>4221b</text:p>
          </table:table-cell>
          <table:table-cell office:value-type="string">
            <text:p>473d</text:p>
          </table:table-cell>
          <table:table-cell office:value-type="float" office:value="96">
            <text:p>96</text:p>
          </table:table-cell>
          <table:table-cell table:formula="of:=IF([.E642]=[.E641];[.F641]+1;1)" office:value-type="float" office:value="11">
            <text:p>11</text:p>
          </table:table-cell>
          <table:table-cell table:formula="of:=CONCATENATE(&quot;/home/peter/Thesis/ForcedAligner/Aligner1/wav/11025/&quot;;[.C642];[.D642];&quot;.wav&quot;)" office:value-type="string" office:string-value="/home/peter/Thesis/ForcedAligner/Aligner1/wav/11025/4221b473d.wav">
            <text:p>/home/peter/Thesis/ForcedAligner/Aligner1/wav/11025/4221b473d.wav</text:p>
          </table:table-cell>
          <table:table-cell table:formula="of:=CONCATENATE(&quot;/home/peter/Thesis/ForcedAligner/Aligner1/wav/&quot;;&quot;ANQ&quot;;[.E642];&quot;_&quot;;[.F642];&quot;.wav&quot;)" office:value-type="string" office:string-value="/home/peter/Thesis/ForcedAligner/Aligner1/wav/ANQ96_11.wav">
            <text:p>/home/peter/Thesis/ForcedAligner/Aligner1/wav/ANQ96_11.wav</text:p>
          </table:table-cell>
          <table:table-cell office:value-type="string">
            <text:p>cet élargissement de la portée de la loi a été l' objet d' un fort consensus lors de la consultation en commission parlementaire. l' article un du projet de loi met en évidence le fondement sur lequel repose l' ensemble de la loi, soit de favoriser la connaissance, la protection, la mise en valeur et la transmission du patrimoine culturel dans l' intérêt public et dans une perspective de développement durable. le projet de loi a également pour objet de favoriser la désignation de personnages, d' événements et de lieux historiques. comme la loi sur les biens culturels, la nouvelle loi permettra au gouvernement, aux ministres et aux municipalités d' intervenir par des mesures de déclaration, de classement et de citation, afin de protéger le patrimoine culturel. à ce sujet, les dispositions déjà présentes dans la loi sur les biens culturels sont toujours adéquates et elles constituent de précieux acquis. elles seront simplement aménagées de façon à rendre ces mesures plus efficientes. ainsi, le ministre conserve un pouvoir de classement applicable aux objets, aux documents, aux immeubles et aux sites. la déclaration de sites patrimoniaux, vocable plus actuel qui désignera dorénavant les arrondissements historiques et naturels, demeurera un pouvoir du gouvernement. ce pouvoir vise des territoires étendus, par exemple un secteur d' une ville, comme le vieux québec ou le vieux la prairie. en se fondant sur le principe de subsidiarité, dis je, le projet de loi quatre-vingt-deux maintient l' esprit d' une importante modification apportée à la loi sur les biens culturels en mille neuf cent quatre-vingt-cinq.</text:p>
          </table:table-cell>
        </table:table-row>
        <table:table-row table:style-name="ro1">
          <table:table-cell table:number-columns-repeated="2"/>
          <table:table-cell office:value-type="string">
            <text:p>4221b</text:p>
          </table:table-cell>
          <table:table-cell office:value-type="string">
            <text:p>473e</text:p>
          </table:table-cell>
          <table:table-cell office:value-type="float" office:value="96">
            <text:p>96</text:p>
          </table:table-cell>
          <table:table-cell table:formula="of:=IF([.E643]=[.E642];[.F642]+1;1)" office:value-type="float" office:value="12">
            <text:p>12</text:p>
          </table:table-cell>
          <table:table-cell table:formula="of:=CONCATENATE(&quot;/home/peter/Thesis/ForcedAligner/Aligner1/wav/11025/&quot;;[.C643];[.D643];&quot;.wav&quot;)" office:value-type="string" office:string-value="/home/peter/Thesis/ForcedAligner/Aligner1/wav/11025/4221b473e.wav">
            <text:p>/home/peter/Thesis/ForcedAligner/Aligner1/wav/11025/4221b473e.wav</text:p>
          </table:table-cell>
          <table:table-cell table:formula="of:=CONCATENATE(&quot;/home/peter/Thesis/ForcedAligner/Aligner1/wav/&quot;;&quot;ANQ&quot;;[.E643];&quot;_&quot;;[.F643];&quot;.wav&quot;)" office:value-type="string" office:string-value="/home/peter/Thesis/ForcedAligner/Aligner1/wav/ANQ96_12.wav">
            <text:p>/home/peter/Thesis/ForcedAligner/Aligner1/wav/ANQ96_12.wav</text:p>
          </table:table-cell>
          <table:table-cell office:value-type="string">
            <text:p>en effet, le ministre clément gignac a alors introduit des changements majeurs à la loi sur les biens culturels de façon à ce que les municipalités puissent exercer des pouvoirs en matière de patrimoine culturel. à ce moment, le projet de loi quatre-vingt-trois visait quarante-trois, dis je, visait, je tiens à le rappeler, à habiliter les municipalités locales du québec à sauvegarder le patrimoine architectural de leurs territoires par l' application de la loi sur les biens culturels. le ministre soulignait dans son discours sur l' adoption de principe que le projet de loi quarante-trois ne visait aucunement à déléguer les pouvoirs du ministre aux administrations locales et que la qualification municipale ne diminuerait en rien la mission gouvernementale qu' assurait déjà le ministre des affaires culturelles en matière de sauvegarde du patrimoine. actuellement, le champ d' action que la loi sur les biens culturels accorde aux municipalités n' est pas aussi étendu que celui du ministre. pourtant, leur engagement en faveur de la protection et de la mise en valeur du patrimoine culturel est devenu incontournable. depuis mille neuf cent quatre-vingt-cinq, quelque deux cent soixante-dix municipalités ont protégé six cents monuments historiques et près de deux cents sites du patrimoine. avec cette nouvelle loi, il devrait donc être possible pour celles qui le désirent de s' engager davantage en faveur de toutes les composantes du patrimoine culturel. en conséquence, le projet de loi élargit les pouvoirs des municipalités de façon à ce que ceux ci, ces pouvoirs, soient plus symétriques aux pouvoirs du ministre.</text:p>
          </table:table-cell>
        </table:table-row>
        <table:table-row table:style-name="ro1">
          <table:table-cell table:number-columns-repeated="2"/>
          <table:table-cell office:value-type="string">
            <text:p>4221b</text:p>
          </table:table-cell>
          <table:table-cell office:value-type="string">
            <text:p>473f</text:p>
          </table:table-cell>
          <table:table-cell office:value-type="float" office:value="96">
            <text:p>96</text:p>
          </table:table-cell>
          <table:table-cell table:formula="of:=IF([.E644]=[.E643];[.F643]+1;1)" office:value-type="float" office:value="13">
            <text:p>13</text:p>
          </table:table-cell>
          <table:table-cell table:formula="of:=CONCATENATE(&quot;/home/peter/Thesis/ForcedAligner/Aligner1/wav/11025/&quot;;[.C644];[.D644];&quot;.wav&quot;)" office:value-type="string" office:string-value="/home/peter/Thesis/ForcedAligner/Aligner1/wav/11025/4221b473f.wav">
            <text:p>/home/peter/Thesis/ForcedAligner/Aligner1/wav/11025/4221b473f.wav</text:p>
          </table:table-cell>
          <table:table-cell table:formula="of:=CONCATENATE(&quot;/home/peter/Thesis/ForcedAligner/Aligner1/wav/&quot;;&quot;ANQ&quot;;[.E644];&quot;_&quot;;[.F644];&quot;.wav&quot;)" office:value-type="string" office:string-value="/home/peter/Thesis/ForcedAligner/Aligner1/wav/ANQ96_13.wav">
            <text:p>/home/peter/Thesis/ForcedAligner/Aligner1/wav/ANQ96_13.wav</text:p>
          </table:table-cell>
          <table:table-cell office:value-type="string">
            <text:p>en plus de la citation d' immeubles et de sites que permet actuellement la loi sur les biens culturels, la citation pourra désormais s' appliquer aux biens mobiliers, objets ou documents, qui appartiennent aux municipalités, ainsi qu' aux intérieurs des immeubles. le projet de loi reconnaît ainsi la force des collectivités locales pour préserver le patrimoine culturel. il s' appuie sur la collaboration des municipalités qui pourront, si elles le souhaitent, et je souligne si elles le souhaitent, intervenir davantage afin de mieux connaître, de protéger, de mettre en valeur et d' assurer la transmission du patrimoine au bénéfice du dynamisme culturel et économique des régions. l' élargissement des pouvoirs des municipalités ne signifie nullement le désengagement de l' état à l' égard du patrimoine culturel. le ministre, et le gouvernement, il est important de le souligner encore une fois, conservera tous ses pouvoirs et continuera de les exercer pleinement, comme cela a été le cas depuis mille neuf cent quatre-vingt-cinq. l' attribution de pouvoirs aux municipalités n' a nullement eu pour effet de réduire le rythme des classements par les ministres ni celui de la déclaration des sites patrimoniaux par le gouvernement ni affecter l' exercice des mesures de contrôle prévues à la loi sur les biens culturels. lors de la consultation générale sur le projet de loi quatre-vingt-deux, certains ont exprimé des préoccupations relativement à la disponibilité d' une expertise et de ressources financières pour que les municipalités puissent exercer les pouvoirs que leur accorde ce projet de loi. d' autres nous ont signalé des cas exemplaires et ont mentionné que les ressources existent et qu' elles sont accessibles à toutes les régions.</text:p>
          </table:table-cell>
        </table:table-row>
        <table:table-row table:style-name="ro1">
          <table:table-cell table:number-columns-repeated="2"/>
          <table:table-cell office:value-type="string">
            <text:p>4221b</text:p>
          </table:table-cell>
          <table:table-cell office:value-type="string">
            <text:p>473g</text:p>
          </table:table-cell>
          <table:table-cell office:value-type="float" office:value="96">
            <text:p>96</text:p>
          </table:table-cell>
          <table:table-cell table:formula="of:=IF([.E645]=[.E644];[.F644]+1;1)" office:value-type="float" office:value="14">
            <text:p>14</text:p>
          </table:table-cell>
          <table:table-cell table:formula="of:=CONCATENATE(&quot;/home/peter/Thesis/ForcedAligner/Aligner1/wav/11025/&quot;;[.C645];[.D645];&quot;.wav&quot;)" office:value-type="string" office:string-value="/home/peter/Thesis/ForcedAligner/Aligner1/wav/11025/4221b473g.wav">
            <text:p>/home/peter/Thesis/ForcedAligner/Aligner1/wav/11025/4221b473g.wav</text:p>
          </table:table-cell>
          <table:table-cell table:formula="of:=CONCATENATE(&quot;/home/peter/Thesis/ForcedAligner/Aligner1/wav/&quot;;&quot;ANQ&quot;;[.E645];&quot;_&quot;;[.F645];&quot;.wav&quot;)" office:value-type="string" office:string-value="/home/peter/Thesis/ForcedAligner/Aligner1/wav/ANQ96_14.wav">
            <text:p>/home/peter/Thesis/ForcedAligner/Aligner1/wav/ANQ96_14.wav</text:p>
          </table:table-cell>
          <table:table-cell office:value-type="string">
            <text:p>dans ce domaine, il faut faire preuve de créativité et rechercher de nouvelles solutions, comme l' a fait, par exemple, la ville de saint eustache en créant un fonds d' infrastructures patrimonial, comme l' a fait aussi le domaine longwood, à lévis, où le promoteur utilise le patrimoine archéologique pour donner une valeur ajoutée à un projet immobilier. de son côté, l' association amis et propriétaires de maisons anciennes a pris l' initiative d' une publication sur les assurances des maisons anciennes. le conseil du développement culturel du centre du québec a, pour sa part, compliqué compilé, dis je, dans une publication un portrait de l' expertise en patrimoine bâti accessible dans cette région. nous pourrions multiplier les exemples qui démontrent le dynamisme des intervenants dans toutes les régions du québec. néanmoins, nous savons bien que toutes les municipalités n' ont pas les mêmes moyens. elles peuvent toutefois être assurées que nous sommes conscients des enjeux auxquels elles font face. elles pourront compter sur le ministère pour les appuyer lorsqu' elles voudront exercer leur pouvoir afin qu' elles puissent tirer parti des effets dynamisants du patrimoine culturel dans leurs collectivités. à cet effet, le ministère soutient depuis longtemps les milieux municipaux grâce à diverses ententes de partenariat, soit les ententes de développement culturel, les ententes spécifiques régionales et les ententes ciblées. ces partenariats avec les municipalités, les mrc, les cre ou les instances autochtones jouent un important rôle de levier économique. en effet, les cent quatre-vingt ententes actives ont entraîné des investissements considérables de près de onze millions de dollars en deux mille dix deux mille onze</text:p>
          </table:table-cell>
        </table:table-row>
        <table:table-row table:style-name="ro1">
          <table:table-cell table:number-columns-repeated="2"/>
          <table:table-cell office:value-type="string">
            <text:p>4221b</text:p>
          </table:table-cell>
          <table:table-cell office:value-type="string">
            <text:p>473h</text:p>
          </table:table-cell>
          <table:table-cell office:value-type="float" office:value="96">
            <text:p>96</text:p>
          </table:table-cell>
          <table:table-cell table:formula="of:=IF([.E646]=[.E645];[.F645]+1;1)" office:value-type="float" office:value="15">
            <text:p>15</text:p>
          </table:table-cell>
          <table:table-cell table:formula="of:=CONCATENATE(&quot;/home/peter/Thesis/ForcedAligner/Aligner1/wav/11025/&quot;;[.C646];[.D646];&quot;.wav&quot;)" office:value-type="string" office:string-value="/home/peter/Thesis/ForcedAligner/Aligner1/wav/11025/4221b473h.wav">
            <text:p>/home/peter/Thesis/ForcedAligner/Aligner1/wav/11025/4221b473h.wav</text:p>
          </table:table-cell>
          <table:table-cell table:formula="of:=CONCATENATE(&quot;/home/peter/Thesis/ForcedAligner/Aligner1/wav/&quot;;&quot;ANQ&quot;;[.E646];&quot;_&quot;;[.F646];&quot;.wav&quot;)" office:value-type="string" office:string-value="/home/peter/Thesis/ForcedAligner/Aligner1/wav/ANQ96_15.wav">
            <text:p>/home/peter/Thesis/ForcedAligner/Aligner1/wav/ANQ96_15.wav</text:p>
          </table:table-cell>
          <table:table-cell office:value-type="string">
            <text:p>dans toutes les régions du québec dont le patrimoine a grandement bénéficié. il importe de rappeler que les communautés autochtones ont été consultées à propos du livre vert ainsi que du texte du projet de loi. le projet de loi renferme plusieurs éléments nouveaux relativement à la prise en compte des préoccupations des communautés autochtones. ainsi, à l' instar d' autres provinces canadiennes, le projet de loi propose de les habiliter à exercer des pouvoirs de citation et d' identification du patrimoine culturel sur les terres de réserves et les terres visées par la loi sur les cris et les naskapis du québec. les biens qu' elles citeront et identifieront seront inscrits au registre du patrimoine culturel. par ailleurs, le ministre pourra imposer des conditions particulières lors de la délivrance de permis de recherche archéologique afin de répondre aux préoccupations des communautés autochtones. en matière d' archéologie, le projet de loi propose un renforcement des mesures préventives afin de mieux protéger les nouveaux sites archéologiques que recèle le sous sol québécois. ainsi, des contrôles seront désormais exercés sur des excavations dans tous les sites patrimoniaux classés ou déclarés. une mesure similaire s' appliquera dans les sites patrimoniaux cités par les municipalités puisque celles ci auront dorénavant le pouvoir d' assujettir au cas par cas les travaux d' excavation à des conditions qui s' ajouteront à la réglementation municipale. de plus, les municipalités auront la possibilité de protéger elles mêmes leur patrimoine archéologique en citant des sites patrimoniaux pour leur valeur archéologique.</text:p>
          </table:table-cell>
        </table:table-row>
        <table:table-row table:style-name="ro1">
          <table:table-cell table:number-columns-repeated="2"/>
          <table:table-cell office:value-type="string">
            <text:p>4221b</text:p>
          </table:table-cell>
          <table:table-cell office:value-type="string">
            <text:p>473i</text:p>
          </table:table-cell>
          <table:table-cell office:value-type="float" office:value="96">
            <text:p>96</text:p>
          </table:table-cell>
          <table:table-cell table:formula="of:=IF([.E647]=[.E646];[.F646]+1;1)" office:value-type="float" office:value="16">
            <text:p>16</text:p>
          </table:table-cell>
          <table:table-cell table:formula="of:=CONCATENATE(&quot;/home/peter/Thesis/ForcedAligner/Aligner1/wav/11025/&quot;;[.C647];[.D647];&quot;.wav&quot;)" office:value-type="string" office:string-value="/home/peter/Thesis/ForcedAligner/Aligner1/wav/11025/4221b473i.wav">
            <text:p>/home/peter/Thesis/ForcedAligner/Aligner1/wav/11025/4221b473i.wav</text:p>
          </table:table-cell>
          <table:table-cell table:formula="of:=CONCATENATE(&quot;/home/peter/Thesis/ForcedAligner/Aligner1/wav/&quot;;&quot;ANQ&quot;;[.E647];&quot;_&quot;;[.F647];&quot;.wav&quot;)" office:value-type="string" office:string-value="/home/peter/Thesis/ForcedAligner/Aligner1/wav/ANQ96_16.wav">
            <text:p>/home/peter/Thesis/ForcedAligner/Aligner1/wav/ANQ96_16.wav</text:p>
          </table:table-cell>
          <table:table-cell office:value-type="string">
            <text:p>elles pourront prévoir par règlement les cas et les conditions dans lesquels des fouilles ou des relevés archéologiques devraient être réalisés avant d' entreprendre des travaux dans une zone d' intérêt patrimonial identifiée au schéma d' aménagement et de développement de la mrc. toute personne qui contreviendrait à cette obligation, dans ces cas ou conditions, commettrait une infraction et serait passible d' une amende. ces mesures favoriseront une protection accrue du patrimoine archéologique. une nouvelle mesure de précaution importante est introduite dans le projet de loi, il s' agit d' un pouvoir d' ordonnance qui permettra au ministre et aux municipalités d' intervenir lorsqu' il y a menace réelle ou appréhendée de dégradation d' un bien susceptible de présenter une valeur patrimoniale, notamment en faisant cesser des travaux ou en ordonnant des fouilles archéologiques. en matière de patrimoine culturel, la prévention et la précaution reposent aussi largement sur la connaissance. voilà pourquoi la réalisation d' inventaires prend une telle importance. pour protéger notre patrimoine, il faut d' abord le connaître. la loi sur les biens culturels prévoyait que le ministre établisse un inventaire des biens culturels susceptibles d' être classés ou reconnus. notre ministère a fait des efforts considérables en ce sens au cours de la dernière décennie avec la collaboration de ses partenaires municipaux et universitaires, notamment. des chantiers nationaux sur le patrimoine religieux et le patrimoine immatériel ont été entrepris. plusieurs inventaires ont été réalisés par les municipalités ou les mrc, que ce soit concernant le patrimoine bâti ou les paysages.</text:p>
          </table:table-cell>
        </table:table-row>
        <table:table-row table:style-name="ro1">
          <table:table-cell table:number-columns-repeated="2"/>
          <table:table-cell office:value-type="string">
            <text:p>4222a</text:p>
          </table:table-cell>
          <table:table-cell office:value-type="float" office:value="4">
            <text:p>4</text:p>
          </table:table-cell>
          <table:table-cell office:value-type="float" office:value="98">
            <text:p>98</text:p>
          </table:table-cell>
          <table:table-cell table:formula="of:=IF([.E648]=[.E647];[.F647]+1;1)" office:value-type="float" office:value="1">
            <text:p>1</text:p>
          </table:table-cell>
          <table:table-cell table:formula="of:=CONCATENATE(&quot;/home/peter/Thesis/ForcedAligner/Aligner1/wav/11025/&quot;;[.C648];[.D648];&quot;.wav&quot;)" office:value-type="string" office:string-value="/home/peter/Thesis/ForcedAligner/Aligner1/wav/11025/4222a4.wav">
            <text:p>/home/peter/Thesis/ForcedAligner/Aligner1/wav/11025/4222a4.wav</text:p>
          </table:table-cell>
          <table:table-cell table:formula="of:=CONCATENATE(&quot;/home/peter/Thesis/ForcedAligner/Aligner1/wav/&quot;;&quot;ANQ&quot;;[.E648];&quot;_&quot;;[.F648];&quot;.wav&quot;)" office:value-type="string" office:string-value="/home/peter/Thesis/ForcedAligner/Aligner1/wav/ANQ98_1.wav">
            <text:p>/home/peter/Thesis/ForcedAligner/Aligner1/wav/ANQ98_1.wav</text:p>
          </table:table-cell>
          <table:table-cell office:value-type="string">
            <text:p>merci beaucoup, monsieur le président. cette année, le mouvement organisé des mères solidaires, ou moms, a l' honneur de célébrer son vingtième anniversaire. ce groupe a vu le jour pour soutenir les mères monoparentales de treize à vingt-cinq ans et leurs enfants à terrebonne et dans les environs. briser l' isolement, travailler les habiletés et développer les compétences parentales en plus de favoriser l' autonomie et la prise en charge personnelle sont là les objectifs que l' organisme s' est fixés. ancré dans sa communauté, moms est un exemple de collaboration avec les organismes du milieu pour mettre à profit son expertise pour l' accompagnement des jeunes femmes dans le besoin. moms, c' est l' aventure de nombreux bénévoles, d' une équipe de travail acharnée au mieux être des jeunes mères de la circonscription terrebonne. je désire donc féliciter l' ensemble des membres de l' équipe et particulièrement madame josée drouin, présidente de l' organisme, et madame pauline gascon, coordonnatrice, pour l' engagement dont elles font preuve pour les concitoyennes de mon comté, et cela, depuis près de vingt ans. merci beaucoup, monsieur le président.</text:p>
          </table:table-cell>
        </table:table-row>
        <table:table-row table:style-name="ro1">
          <table:table-cell table:number-columns-repeated="2"/>
          <table:table-cell office:value-type="string">
            <text:p>4_1May</text:p>
          </table:table-cell>
          <table:table-cell office:value-type="float" office:value="9">
            <text:p>9</text:p>
          </table:table-cell>
          <table:table-cell office:value-type="float" office:value="100">
            <text:p>100</text:p>
          </table:table-cell>
          <table:table-cell table:formula="of:=IF([.E649]=[.E648];[.F648]+1;1)" office:value-type="float" office:value="1">
            <text:p>1</text:p>
          </table:table-cell>
          <table:table-cell table:formula="of:=CONCATENATE(&quot;/home/peter/Thesis/ForcedAligner/Aligner1/wav/11025/&quot;;[.C649];[.D649];&quot;.wav&quot;)" office:value-type="string" office:string-value="/home/peter/Thesis/ForcedAligner/Aligner1/wav/11025/4_1May9.wav">
            <text:p>/home/peter/Thesis/ForcedAligner/Aligner1/wav/11025/4_1May9.wav</text:p>
          </table:table-cell>
          <table:table-cell table:formula="of:=CONCATENATE(&quot;/home/peter/Thesis/ForcedAligner/Aligner1/wav/&quot;;&quot;FNQ&quot;;[.E649];&quot;_&quot;;[.F649];&quot;.wav&quot;)" office:value-type="string" office:string-value="/home/peter/Thesis/ForcedAligner/Aligner1/wav/FNQ100_1.wav">
            <text:p>/home/peter/Thesis/ForcedAligner/Aligner1/wav/FNQ100_1.wav</text:p>
          </table:table-cell>
          <table:table-cell office:value-type="string">
            <text:p>ma question s' adresse au monsieur le ministre du travail, de l' emploi et de la santé. depuis maintenant plus de trois ans, le monde traverse une crise qui est la plus grave depuis la deuxième guerre mondiale: crise alimentaire, économique, financière, énergétique et économique. personne ne peut contester que, grâce à la capacité d' initiative et d' <text:s/>action du président de la république, du premier ministre et de son gouvernement, que notre pays traverse cette période difficile beaucoup moins mal que d' autres pays européens ou du monde développé. ceci étant, monsieur le ministre, chacun sait que pour beaucoup de français, en activité, ou retraités, les fins de mois sont très difficiles du fait du niveau des loyers, de l' augmentation du prix de l' énergie, des transports, de l' évolution aussi du prix des produits alimentaires. le grand emprunt, le plan de relance ont permis de soutenir l' activité et l' emploi dans notre pays. un certain nombre de mesures ont été prises depuis trois ans pour soutenir le pouvoir d' <text:s/>achat. ceci étant, monsieur le ministre, avec euh la reprise de la croissance qui se profile, au delà des mécanismes d' intéressement et de participation qui existent, il est absolument indispensable que les salariés de notre pays puissent profiter des fruits de cette croissance. un certain nombre d' annonces ont été faites. pouvez nous dire pouvez vous nous dire, monsieur le premier ministre, ce que le gouvernement entend faire en la matière?</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650];[.B650])" office:value-type="string" office:string-value="2May">
            <text:p>2May</text:p>
          </table:table-cell>
          <table:table-cell office:value-type="float" office:value="35">
            <text:p>35</text:p>
          </table:table-cell>
          <table:table-cell office:value-type="float" office:value="101">
            <text:p>101</text:p>
          </table:table-cell>
          <table:table-cell table:formula="of:=IF([.E650]=[.E649];[.F649]+1;1)" office:value-type="float" office:value="1">
            <text:p>1</text:p>
          </table:table-cell>
          <table:table-cell table:formula="of:=CONCATENATE(&quot;/home/peter/Thesis/ForcedAligner/Aligner1/wav/11025/&quot;;[.C650];[.D650];&quot;.wav&quot;)" office:value-type="string" office:string-value="/home/peter/Thesis/ForcedAligner/Aligner1/wav/11025/2May35.wav">
            <text:p>/home/peter/Thesis/ForcedAligner/Aligner1/wav/11025/2May35.wav</text:p>
          </table:table-cell>
          <table:table-cell table:formula="of:=CONCATENATE(&quot;/home/peter/Thesis/ForcedAligner/Aligner1/wav/&quot;;&quot;FNQ&quot;;[.E650];&quot;_&quot;;[.F650];&quot;.wav&quot;)" office:value-type="string" office:string-value="/home/peter/Thesis/ForcedAligner/Aligner1/wav/FNQ101_1.wav">
            <text:p>/home/peter/Thesis/ForcedAligner/Aligner1/wav/FNQ101_1.wav</text:p>
          </table:table-cell>
          <table:table-cell office:value-type="string">
            <text:p>ça passe en particulier je crois par une action très déterminée de simplification pas à la marge. mais une simplification fondatrice de l' action publique qui me paraît tout à fait indispensable. alors oui évidemment, avec la gauche, s' agissant des recettes, ça serait pire et les impôts augmenteraient davantage; s' agissant des dépenses, ça serait pire aussi. ça ne suffit pas tout à fait pour rendre votre programme excellent; mais il est assez bon pour voter pour.</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651];[.B651])" office:value-type="string" office:string-value="2May">
            <text:p>2May</text:p>
          </table:table-cell>
          <table:table-cell office:value-type="string">
            <text:p>33a</text:p>
          </table:table-cell>
          <table:table-cell office:value-type="float" office:value="101">
            <text:p>101</text:p>
          </table:table-cell>
          <table:table-cell table:formula="of:=IF([.E651]=[.E650];[.F650]+1;1)" office:value-type="float" office:value="2">
            <text:p>2</text:p>
          </table:table-cell>
          <table:table-cell table:formula="of:=CONCATENATE(&quot;/home/peter/Thesis/ForcedAligner/Aligner1/wav/11025/&quot;;[.C651];[.D651];&quot;.wav&quot;)" office:value-type="string" office:string-value="/home/peter/Thesis/ForcedAligner/Aligner1/wav/11025/2May33a.wav">
            <text:p>/home/peter/Thesis/ForcedAligner/Aligner1/wav/11025/2May33a.wav</text:p>
          </table:table-cell>
          <table:table-cell table:formula="of:=CONCATENATE(&quot;/home/peter/Thesis/ForcedAligner/Aligner1/wav/&quot;;&quot;FNQ&quot;;[.E651];&quot;_&quot;;[.F651];&quot;.wav&quot;)" office:value-type="string" office:string-value="/home/peter/Thesis/ForcedAligner/Aligner1/wav/FNQ101_2.wav">
            <text:p>/home/peter/Thesis/ForcedAligner/Aligner1/wav/FNQ101_2.wav</text:p>
          </table:table-cell>
          <table:table-cell office:value-type="string">
            <text:p>monsieur le président, madame la ministre, monsieur le ministre, mes chers collègues, je voterai en faveur de votre déclaration tout en appelant volontiers pour aujourd'hui et pour demain a un cadre qui soit toujours plus vertueux et aussi euh madame la ministre monsieur le ministre à une stratégie qui euh peut, je crois, gagner en cohérence. je me suis d' abord posé une première question. et euh je l' ai partagé avec quelques collègues, pour savoir exactement ce que nous allions voter. un programme de stabilité européen? alors je ne sais pas si c' est une responsabilité nationale ou un problème de terminologie européenne, mais on peut au moins s' accorder à dire <text:s/>que l' expression programme de stabilité européenne européen, sans doute claire pour ceux qui sont ici dans l' hémicycle, n' est pas en soi une expression très signifiante. et si on veut bien considérer que, dans tout vote, dans toute discussion parlementaire, et dans tout choix politique il y a une part de pédagogie, je crois qu' il serait bien que ceux qui désignent un programme de stabilité européen soit un peu plus compréhensibles dans sa désignation même. que feriez vous madame la ministre, monsieur le ministre, de nos observations je vous ai posé la question en commission vous avez dit que vous les porteriez. euh je suis heureux en tout cas car je l' avais proposé il y a fort longtemps que ce programme ici l' objet d' un vote. dois je ajouter qu' il y a tout de même une curiosité à ce que la discussion sur un texte financier qui certes n' est pas un texte législatif, mais qui est tout de même un texte financier</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652];[.B652])" office:value-type="string" office:string-value="2May">
            <text:p>2May</text:p>
          </table:table-cell>
          <table:table-cell office:value-type="string">
            <text:p>33b</text:p>
          </table:table-cell>
          <table:table-cell office:value-type="float" office:value="101">
            <text:p>101</text:p>
          </table:table-cell>
          <table:table-cell table:formula="of:=IF([.E652]=[.E651];[.F651]+1;1)" office:value-type="float" office:value="3">
            <text:p>3</text:p>
          </table:table-cell>
          <table:table-cell table:formula="of:=CONCATENATE(&quot;/home/peter/Thesis/ForcedAligner/Aligner1/wav/11025/&quot;;[.C652];[.D652];&quot;.wav&quot;)" office:value-type="string" office:string-value="/home/peter/Thesis/ForcedAligner/Aligner1/wav/11025/2May33b.wav">
            <text:p>/home/peter/Thesis/ForcedAligner/Aligner1/wav/11025/2May33b.wav</text:p>
          </table:table-cell>
          <table:table-cell table:formula="of:=CONCATENATE(&quot;/home/peter/Thesis/ForcedAligner/Aligner1/wav/&quot;;&quot;FNQ&quot;;[.E652];&quot;_&quot;;[.F652];&quot;.wav&quot;)" office:value-type="string" office:string-value="/home/peter/Thesis/ForcedAligner/Aligner1/wav/FNQ101_3.wav">
            <text:p>/home/peter/Thesis/ForcedAligner/Aligner1/wav/FNQ101_3.wav</text:p>
          </table:table-cell>
          <table:table-cell office:value-type="string">
            <text:p>ait eu lieu au sénat avant de se dérouler à l' assemblée nationale. on peut nous répondre avec toutes les objections de calendrier qui sont possibles il n' en reste pas moins qu' il est euh d' usage constant et même plus que cela que les textes financiers soit discutés d' abord à l' assemblée nationale. alors, cadre plus vertueux madame la ministre, il faudra rappeler aussi que euh cette discussion se fait dans le contexte d' une procédure pour déficit public excessif. c' est rappelé dans votre document, très à la fin du document vous nous avez dit tout à l' heure qu' il n' y avait pas de contrainte il y a tout de même cette procédure. pourrait on souhaiter aussi à l' avenir qu' il y ait davantage d' homogénéité entre les données et les agrégats du programme de stabilité et ceux de la présentation budgétaire. qu' il y ait aussi davantage de progrès de convergence européenne sur ces présentations. <text:s/>s' agissant des recettes, on en a beaucoup parlé ces dernières semaines, ces derniers mois, il ne semble pas que nos partenaires européens aient pour la convergence le même zèle que celui que nous exprimons. pour converger, il faut être plusieurs; avec nos amis allemands, il faudrait déjà <text:s/>être deux. et comme on l' a vu dans les travaux préparatoires à la réforme de la fiscalité du patrimoine, comme nous avons en général, les plus hauts taux d' impôts, quand on regarde les différents types d' impôts qui sont les nôtres la convergence est un exercice bien difficile. sur les dépenses, ce point a été évoqué, j' avais exprimé lors de débats précédant l' idée, et cela reprend un point d' une certaine manière que charles de courson vient de l' évoquer, que nous ayions une convergence sur la politique de rémunération des fonctions publiques en europe. je crois que c' est un terrain qu' il serait utile de euh prospecter.</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653];[.B653])" office:value-type="string" office:string-value="2May">
            <text:p>2May</text:p>
          </table:table-cell>
          <table:table-cell office:value-type="string">
            <text:p>33c</text:p>
          </table:table-cell>
          <table:table-cell office:value-type="float" office:value="101">
            <text:p>101</text:p>
          </table:table-cell>
          <table:table-cell table:formula="of:=IF([.E653]=[.E652];[.F652]+1;1)" office:value-type="float" office:value="4">
            <text:p>4</text:p>
          </table:table-cell>
          <table:table-cell table:formula="of:=CONCATENATE(&quot;/home/peter/Thesis/ForcedAligner/Aligner1/wav/11025/&quot;;[.C653];[.D653];&quot;.wav&quot;)" office:value-type="string" office:string-value="/home/peter/Thesis/ForcedAligner/Aligner1/wav/11025/2May33c.wav">
            <text:p>/home/peter/Thesis/ForcedAligner/Aligner1/wav/11025/2May33c.wav</text:p>
          </table:table-cell>
          <table:table-cell table:formula="of:=CONCATENATE(&quot;/home/peter/Thesis/ForcedAligner/Aligner1/wav/&quot;;&quot;FNQ&quot;;[.E653];&quot;_&quot;;[.F653];&quot;.wav&quot;)" office:value-type="string" office:string-value="/home/peter/Thesis/ForcedAligner/Aligner1/wav/FNQ101_4.wav">
            <text:p>/home/peter/Thesis/ForcedAligner/Aligner1/wav/FNQ101_4.wav</text:p>
          </table:table-cell>
          <table:table-cell office:value-type="string">
            <text:p>un cadre plus vertueux s' il vous plaît une stratégie plus cohérente aussi. s' agissant des recettes. je souhaite que euh l' opinion de notre majorité soit bien de dire de redire et de souligner que nous nous résignons pas à l' augmentation des impôts. alors vous faites, madame monsieur le ministre, un <text:s/>distinguo intéressant entre l' augmentation générale des impôts et l' augmentation ciblée des impôts. admettons! en tous cas nous sommes attentifs à l' évolution des prélèvements obligatoires ils ont heureusement baissé en début de mandat. on ne peut hélas pas tout à fait constater la même chose à ce point du mandat. s' agissant de euh l' évolution des niches fiscales et sociales. d' abord, euh entendons bien qu' il y a une différence et j' y tiens entre les niches sociales et fiscales et euh les modalités de calcul de l' impôt. car quand euh vous euh mettez en cause un certain nombre modalités du calcul de l' impôt on l' a vu lors du débat bugétaire précédent on va peut être le revoir lors du prochain il s' agit parfois de principes très solides de notre organisation, de notre politique et de notre vision du budget et des finances publiques. mais s' agissant des niches fiscales et sociales. vous indiquez, vous nous indiquez que les moins efficaces seront supprimés après évaluation. comme l' a très bien dit michel bouvard nous n' avons pour l' instant pas vu tant d' évaluations que cela. et oui s' il vous plaît, les évaluations sont nécessaires, oui des niches fiscales et sociales peuvent être mises en cause s' il vous plaît, après évaluation.</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654];[.B654])" office:value-type="string" office:string-value="2May">
            <text:p>2May</text:p>
          </table:table-cell>
          <table:table-cell office:value-type="string">
            <text:p>33d</text:p>
          </table:table-cell>
          <table:table-cell office:value-type="float" office:value="101">
            <text:p>101</text:p>
          </table:table-cell>
          <table:table-cell table:formula="of:=IF([.E654]=[.E653];[.F653]+1;1)" office:value-type="float" office:value="5">
            <text:p>5</text:p>
          </table:table-cell>
          <table:table-cell table:formula="of:=CONCATENATE(&quot;/home/peter/Thesis/ForcedAligner/Aligner1/wav/11025/&quot;;[.C654];[.D654];&quot;.wav&quot;)" office:value-type="string" office:string-value="/home/peter/Thesis/ForcedAligner/Aligner1/wav/11025/2May33d.wav">
            <text:p>/home/peter/Thesis/ForcedAligner/Aligner1/wav/11025/2May33d.wav</text:p>
          </table:table-cell>
          <table:table-cell table:formula="of:=CONCATENATE(&quot;/home/peter/Thesis/ForcedAligner/Aligner1/wav/&quot;;&quot;FNQ&quot;;[.E654];&quot;_&quot;;[.F654];&quot;.wav&quot;)" office:value-type="string" office:string-value="/home/peter/Thesis/ForcedAligner/Aligner1/wav/FNQ101_5.wav">
            <text:p>/home/peter/Thesis/ForcedAligner/Aligner1/wav/FNQ101_5.wav</text:p>
          </table:table-cell>
          <table:table-cell office:value-type="string">
            <text:p>euh quand on regarde, je ne sais pas s' il s' agit de niches fiscales ou sociales ou de modalité de calcul de l' impôt, ce que vous proposez en terme de financement de la réforme de la fiscalité du patrimoine je veux dire un sombre de mesures d' âge sur les donations ou le dispositif que vous auriez en tête me paraît assez massif je crois qu' il y a là quelques risques d' erreur. évidemment, s' agissant des recettes, avec la gauche, ce serait pire. mais ça ne suffit pas à dire notre contentement. sur la maîtrise des dépenses je crois qu' il faut dire les choses très directement. l' effort est insuffisant. l' effort est insuffisant y compris quand on lit de près à la fois le programme de stabilité madame la ministre et le programme de réforme national que vous présentez, pour la national de réforme de la france pardon que vous présentez aussi. tout simplement parce qu' il y a des ambitions décalées entre euh les actions qui sont décrites et euh le cadre budgétaire que vous nous proposez. je prends un exemple que je connais un peu comme rapporteur spécial de la mission euh transport. le schéma national des infrastructures de transport est dans son ambition actuel totalement décalé par rapport aux moyens que nous sommes euh près de rassembler en termes de financement d' infrastructure. comment peut on à la fois présenter un programme national de réforme de la france qui dit des choses aussi infaisables et en même temps un programme de stabilité qui lui nous propose une meilleure cohérence budgétaire. alors s' il vous plaît madame la ministre le programme national de réforme de la france madame, monsieur le ministre il doit être mieux en cohérence avec le programme de stabilité. j' ai évoqué euh le schéma des infrastructures des transports on pourrait citer d' autres euh pistes et et d' autres réformes que vous proposez.</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655];[.B655])" office:value-type="string" office:string-value="2May">
            <text:p>2May</text:p>
          </table:table-cell>
          <table:table-cell office:value-type="string">
            <text:p>33e</text:p>
          </table:table-cell>
          <table:table-cell office:value-type="float" office:value="101">
            <text:p>101</text:p>
          </table:table-cell>
          <table:table-cell table:formula="of:=IF([.E655]=[.E654];[.F654]+1;1)" office:value-type="float" office:value="6">
            <text:p>6</text:p>
          </table:table-cell>
          <table:table-cell table:formula="of:=CONCATENATE(&quot;/home/peter/Thesis/ForcedAligner/Aligner1/wav/11025/&quot;;[.C655];[.D655];&quot;.wav&quot;)" office:value-type="string" office:string-value="/home/peter/Thesis/ForcedAligner/Aligner1/wav/11025/2May33e.wav">
            <text:p>/home/peter/Thesis/ForcedAligner/Aligner1/wav/11025/2May33e.wav</text:p>
          </table:table-cell>
          <table:table-cell table:formula="of:=CONCATENATE(&quot;/home/peter/Thesis/ForcedAligner/Aligner1/wav/&quot;;&quot;FNQ&quot;;[.E655];&quot;_&quot;;[.F655];&quot;.wav&quot;)" office:value-type="string" office:string-value="/home/peter/Thesis/ForcedAligner/Aligner1/wav/FNQ101_6.wav">
            <text:p>/home/peter/Thesis/ForcedAligner/Aligner1/wav/FNQ101_6.wav</text:p>
          </table:table-cell>
          <table:table-cell office:value-type="string">
            <text:p>je crois, au fond, que ce dont nous avons besoin c' est une réforme d' une bien plus grande ampleur quant aux modalités de l' action publique. le gouvernement britannique a mis en avant le thème de la big society: je ne suis pas sûr que nous ayons l' équivalent dans euh la proposition dans le projets politique en france aujourd'hui. je crois que si nous voulons réellement avoir des finances publiques stables, et bien il faut s' attaquer davantage à nos dépenses de transfert; il faut inventer un nouveau contrat</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656];[.B656])" office:value-type="string" office:string-value="2May">
            <text:p>2May</text:p>
          </table:table-cell>
          <table:table-cell office:value-type="float" office:value="45">
            <text:p>45</text:p>
          </table:table-cell>
          <table:table-cell office:value-type="float" office:value="104">
            <text:p>104</text:p>
          </table:table-cell>
          <table:table-cell table:formula="of:=IF([.E656]=[.E655];[.F655]+1;1)" office:value-type="float" office:value="1">
            <text:p>1</text:p>
          </table:table-cell>
          <table:table-cell table:formula="of:=CONCATENATE(&quot;/home/peter/Thesis/ForcedAligner/Aligner1/wav/11025/&quot;;[.C656];[.D656];&quot;.wav&quot;)" office:value-type="string" office:string-value="/home/peter/Thesis/ForcedAligner/Aligner1/wav/11025/2May45.wav">
            <text:p>/home/peter/Thesis/ForcedAligner/Aligner1/wav/11025/2May45.wav</text:p>
          </table:table-cell>
          <table:table-cell table:formula="of:=CONCATENATE(&quot;/home/peter/Thesis/ForcedAligner/Aligner1/wav/&quot;;&quot;FNQ&quot;;[.E656];&quot;_&quot;;[.F656];&quot;.wav&quot;)" office:value-type="string" office:string-value="/home/peter/Thesis/ForcedAligner/Aligner1/wav/FNQ104_1.wav">
            <text:p>/home/peter/Thesis/ForcedAligner/Aligner1/wav/FNQ104_1.wav</text:p>
          </table:table-cell>
          <table:table-cell office:value-type="string">
            <text:p>aujourd'hui que nous sommes effectivement malgré les efforts que vous avez faits et qui sont louables malheureusement dans une nasse qui va nous étrangler madame, je le regrette. </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657];[.B657])" office:value-type="string" office:string-value="2May">
            <text:p>2May</text:p>
          </table:table-cell>
          <table:table-cell office:value-type="string">
            <text:p>43a</text:p>
          </table:table-cell>
          <table:table-cell office:value-type="float" office:value="104">
            <text:p>104</text:p>
          </table:table-cell>
          <table:table-cell table:formula="of:=IF([.E657]=[.E656];[.F656]+1;1)" office:value-type="float" office:value="2">
            <text:p>2</text:p>
          </table:table-cell>
          <table:table-cell table:formula="of:=CONCATENATE(&quot;/home/peter/Thesis/ForcedAligner/Aligner1/wav/11025/&quot;;[.C657];[.D657];&quot;.wav&quot;)" office:value-type="string" office:string-value="/home/peter/Thesis/ForcedAligner/Aligner1/wav/11025/2May43a.wav">
            <text:p>/home/peter/Thesis/ForcedAligner/Aligner1/wav/11025/2May43a.wav</text:p>
          </table:table-cell>
          <table:table-cell table:formula="of:=CONCATENATE(&quot;/home/peter/Thesis/ForcedAligner/Aligner1/wav/&quot;;&quot;FNQ&quot;;[.E657];&quot;_&quot;;[.F657];&quot;.wav&quot;)" office:value-type="string" office:string-value="/home/peter/Thesis/ForcedAligner/Aligner1/wav/FNQ104_2.wav">
            <text:p>/home/peter/Thesis/ForcedAligner/Aligner1/wav/FNQ104_2.wav</text:p>
          </table:table-cell>
          <table:table-cell office:value-type="string">
            <text:p>monsieur le président, madame la ministre, monsieur le ministre, je tiens tout d' abord à vous adresser mes félicitations pour le courage avec laquelle vous menez effectivement les réformes de structure, et notamment les dernières réforme que le gouvernement a entrepris, que ça soit la réforme des retraites, que d' aucuns prétendent vouloir annihiler n' y croient même pas eux mêmes la réforme de la taxe professionnelle, la mise en place du crédit impôt recherche, les investissements d' avenir la création d' un fonds stratégique. tout cela va dans le bon sens. alors vous me direz, ça commence mal, parce que effectivement j' ai quelques critiques à formuler sur le texte que vous nous présentez. le texte du projet de loi concerne effectivement la programmation de nos finances publiques deux mille onze deux mille quatorze, mais il s' inscrit, et c' est là la chose la plus importante, dans un texte plus important qui est le pacte de stabilité de l' euro, qui demande une coordination renforcée des politiques économiques pour la compétitivité et la convergence entre les états de la zone euro, tel qu' il a été adoplé adopté par le conseil européen des vingt quatre et vingt cinq mars derniers. je souhaite d' <text:s/>ailleurs intervenir effectivement sur ce texte, puisqu' il s' agit du semestre européen. j' ai le sentiment madame, je ne vous le cache pas, que ce pacte ressemble fort opportunément ou malheureusement à un copié collé des certitudes allemandes. il n' est à mon avis en rien adapté aux économies divergentes de la zone euro. car je suis intimement convaincu qu' il ne suffit pas d' appliquer les mêmes règles comptables</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658];[.B658])" office:value-type="string" office:string-value="2May">
            <text:p>2May</text:p>
          </table:table-cell>
          <table:table-cell office:value-type="string">
            <text:p>43b</text:p>
          </table:table-cell>
          <table:table-cell office:value-type="float" office:value="104">
            <text:p>104</text:p>
          </table:table-cell>
          <table:table-cell table:formula="of:=IF([.E658]=[.E657];[.F657]+1;1)" office:value-type="float" office:value="3">
            <text:p>3</text:p>
          </table:table-cell>
          <table:table-cell table:formula="of:=CONCATENATE(&quot;/home/peter/Thesis/ForcedAligner/Aligner1/wav/11025/&quot;;[.C658];[.D658];&quot;.wav&quot;)" office:value-type="string" office:string-value="/home/peter/Thesis/ForcedAligner/Aligner1/wav/11025/2May43b.wav">
            <text:p>/home/peter/Thesis/ForcedAligner/Aligner1/wav/11025/2May43b.wav</text:p>
          </table:table-cell>
          <table:table-cell table:formula="of:=CONCATENATE(&quot;/home/peter/Thesis/ForcedAligner/Aligner1/wav/&quot;;&quot;FNQ&quot;;[.E658];&quot;_&quot;;[.F658];&quot;.wav&quot;)" office:value-type="string" office:string-value="/home/peter/Thesis/ForcedAligner/Aligner1/wav/FNQ104_3.wav">
            <text:p>/home/peter/Thesis/ForcedAligner/Aligner1/wav/FNQ104_3.wav</text:p>
          </table:table-cell>
          <table:table-cell office:value-type="string">
            <text:p>pour que les économies atteignent leur optimum {cg} pardon de compétitivité. l' allemagne c' est une certitude, c' est pas la grèce, la grèce c' est pas la france, ni le portugal etcetera. or pourtant ce pacte se fixe quatre objectifs favoriser la compétitivité favoriser l' emploi, mieux contribuer à la viabilité des finances publiques renforcer la stabilité financière tout cela peut apparaître comme le simple bon sens. sauf que les gains de productivité que pour tenir que ce thème ce n' est pas la même dynamique dans une économie industrielle ou dans une économie je dirais agricole, de services <text:s/>de tourisme comme la grèce, d' où les divergences inéluctables, inéluctables, sauf à transposer la ruhr dans la plaine du péloponnèse. alors là effectivement on aura les mêmes dynamiques de compétitivité. j' ajoute que, lorsqu' on analyse le passage sur la compétitivité dans ce pacte, on en retire le sentiment que les salaires voilà l' ennemi, et bien qu' il faut d' ailleurs serrer sa haire et sa discipline pardon, mon cher euh de courson, mais il m' a bien semblé que vous étiez un peu sur ce style et je crois fort que ça ne corresponde pas aux réalités politiques et sociologiques des peuples d' europe. je ne partage pas cette vue déflationniste, mes chers collègues: la croissance c' est la combinaison des investissements, de la consommation et des taux externes; et je vais y revenir. il y a de plus dans ce pacte, quelques vues dogmatiques, il y a surtout cette histoire de vouloir inscrire dans la constitution l' équilibre des finances publiques.</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659];[.B659])" office:value-type="string" office:string-value="2May">
            <text:p>2May</text:p>
          </table:table-cell>
          <table:table-cell office:value-type="string">
            <text:p>43c</text:p>
          </table:table-cell>
          <table:table-cell office:value-type="float" office:value="104">
            <text:p>104</text:p>
          </table:table-cell>
          <table:table-cell table:formula="of:=IF([.E659]=[.E658];[.F658]+1;1)" office:value-type="float" office:value="4">
            <text:p>4</text:p>
          </table:table-cell>
          <table:table-cell table:formula="of:=CONCATENATE(&quot;/home/peter/Thesis/ForcedAligner/Aligner1/wav/11025/&quot;;[.C659];[.D659];&quot;.wav&quot;)" office:value-type="string" office:string-value="/home/peter/Thesis/ForcedAligner/Aligner1/wav/11025/2May43c.wav">
            <text:p>/home/peter/Thesis/ForcedAligner/Aligner1/wav/11025/2May43c.wav</text:p>
          </table:table-cell>
          <table:table-cell table:formula="of:=CONCATENATE(&quot;/home/peter/Thesis/ForcedAligner/Aligner1/wav/&quot;;&quot;FNQ&quot;;[.E659];&quot;_&quot;;[.F659];&quot;.wav&quot;)" office:value-type="string" office:string-value="/home/peter/Thesis/ForcedAligner/Aligner1/wav/FNQ104_4.wav">
            <text:p>/home/peter/Thesis/ForcedAligner/Aligner1/wav/FNQ104_4.wav</text:p>
          </table:table-cell>
          <table:table-cell office:value-type="string">
            <text:p>il est tout à fait politiquement souhaitable de rechercher l' équilibre des finances publiques, mais l' économie ne se conduit pas avec des ratios comptables, même inscrits dans la constitution, sauf à considérer qu' elle est là pour être violée. je vous demande de méditer l' exemple de l' autriche, qui, dans les années dix neuf cent trente, avait inscrit dans sa constitution cet équilibre qui était une loi d' airain. ça été une catastrophe, car elle était dans l' incapacité de sauver la kredit anstalt, <text:s/>et ça été la panique bancaire. alors, de grâce, il ne faut pas se lier par avance, je dirais, à ce qui est l' adaptabilité permanente de l' économie dans tous les facteurs de production, y compris les prix monsieur trichet. le secret de l' économie c' est effectivement de pouvoir combiner à longueur de temps de manière pragmatique les facteurs de production. et puis sans ce texte il y a, deux absents de taille et je remercie pierre lequiller d' en avoir mentionné un. il n' y a aucune allusion à une politique industrielle nécessaire à l' europe. on <text:s/>reste sur dogme du tout concurrence, qui est complètement décalé par rapport aux économies divergentes, pardon émergentes, qui divergent d' ailleurs avec nous aussi, émergentes que c' est, qu' est la chine, qu' est l' inde qu' est la corée etc. et là je crois que c' est une bévue monumentale que ce pacte de compétitivité ne mentionne pas véritablement non seulement une certaine dose de préférence communautaire mais aussi une politique industrielle. et puis il y a un deuxième absent et là c' est beaucoup plus important, c' est bien évidemment la valeur relative de l' euro.</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660];[.B660])" office:value-type="string" office:string-value="2May">
            <text:p>2May</text:p>
          </table:table-cell>
          <table:table-cell office:value-type="string">
            <text:p>43d</text:p>
          </table:table-cell>
          <table:table-cell office:value-type="float" office:value="104">
            <text:p>104</text:p>
          </table:table-cell>
          <table:table-cell table:formula="of:=IF([.E660]=[.E659];[.F659]+1;1)" office:value-type="float" office:value="5">
            <text:p>5</text:p>
          </table:table-cell>
          <table:table-cell table:formula="of:=CONCATENATE(&quot;/home/peter/Thesis/ForcedAligner/Aligner1/wav/11025/&quot;;[.C660];[.D660];&quot;.wav&quot;)" office:value-type="string" office:string-value="/home/peter/Thesis/ForcedAligner/Aligner1/wav/11025/2May43d.wav">
            <text:p>/home/peter/Thesis/ForcedAligner/Aligner1/wav/11025/2May43d.wav</text:p>
          </table:table-cell>
          <table:table-cell table:formula="of:=CONCATENATE(&quot;/home/peter/Thesis/ForcedAligner/Aligner1/wav/&quot;;&quot;FNQ&quot;;[.E660];&quot;_&quot;;[.F660];&quot;.wav&quot;)" office:value-type="string" office:string-value="/home/peter/Thesis/ForcedAligner/Aligner1/wav/FNQ104_5.wav">
            <text:p>/home/peter/Thesis/ForcedAligner/Aligner1/wav/FNQ104_5.wav</text:p>
          </table:table-cell>
          <table:table-cell office:value-type="string">
            <text:p>c' est à dire la politique monétaire que conduit la bce. car euh aujourd'hui on sait très bien que face à des économies divergentes elle est incapable de mener une politique monétaire qui puisse répondre au besoin de chacune des économies. et pour rien vous cacher, je crains fort que ça soit impossible structurellement. donc aujourd'hui, il est clair <text:s/>que la surévaluation de l' euro, et qui va se poursuivre, profite essentiellement à l' allemagne et étrangle, je dis bien étrangle les autres économies, et certainement la france. et d' ailleurs vous ne pouvez le nier, puisque vous mêmes dans le pacte de stabilité vous dites très clairement que les effets <text:s/>d' une appréciation de dix pourcent de l' euro contre toutes les monnaies perdre ferait perdre à la compétitivité française en pib zéro six en deux mille douze en deux mille treize un point et en deux mille quatorze un deux c' est dire que nous sommes dans une nasse qui va nous étrangler si l' euro remonte. l' autisme de la banque centrale et de l' allemagne à ce propos aboutiront inéluctablement, je le dis avec une certaine solennité, à remettre en cause la monnaie unique. c' est une certitude chacun sait ici que la grèce le portugal l' irlande ne sortiront pas de la crise sans restructuration de leur dette et sans bien évidemment aussi une dévaluation monétaire c' est une évidence reconnue aujourd'hui par tous. et je crois qu' il est urgent qu' on y réfléchisse et que l' on subisse pas les évènements qui arrivent. </text:p>
          </table:table-cell>
        </table:table-row>
        <table:table-row table:style-name="ro1">
          <table:table-cell table:number-columns-repeated="2"/>
          <table:table-cell office:value-type="string">
            <text:p>4_1May</text:p>
          </table:table-cell>
          <table:table-cell office:value-type="string">
            <text:p>17a</text:p>
          </table:table-cell>
          <table:table-cell office:value-type="float" office:value="108">
            <text:p>108</text:p>
          </table:table-cell>
          <table:table-cell table:formula="of:=IF([.E661]=[.E660];[.F660]+1;1)" office:value-type="float" office:value="1">
            <text:p>1</text:p>
          </table:table-cell>
          <table:table-cell table:formula="of:=CONCATENATE(&quot;/home/peter/Thesis/ForcedAligner/Aligner1/wav/11025/&quot;;[.C661];[.D661];&quot;.wav&quot;)" office:value-type="string" office:string-value="/home/peter/Thesis/ForcedAligner/Aligner1/wav/11025/4_1May17a.wav">
            <text:p>/home/peter/Thesis/ForcedAligner/Aligner1/wav/11025/4_1May17a.wav</text:p>
          </table:table-cell>
          <table:table-cell table:formula="of:=CONCATENATE(&quot;/home/peter/Thesis/ForcedAligner/Aligner1/wav/&quot;;&quot;FNQ&quot;;[.E661];&quot;_&quot;;[.F661];&quot;.wav&quot;)" office:value-type="string" office:string-value="/home/peter/Thesis/ForcedAligner/Aligner1/wav/FNQ108_1.wav">
            <text:p>/home/peter/Thesis/ForcedAligner/Aligner1/wav/FNQ108_1.wav</text:p>
          </table:table-cell>
          <table:table-cell office:value-type="string">
            <text:p>monsieur le président, mes chers collègues, ma question s' adresse au monsieur le ministre de la culture. le treize mai deux mille onze, nous allons fêter, si l' on peut dire, le deuxième anniversaire de la loi hadopi. l' objectif de cette loi, la protection des droits d' auteur dans une société où internet devient chaque jour le média dominant, cet objectif il est louable et il est d' <text:s/>actualité. ces lois ont donné lieu à des débats passionnés dans notre hémicycle. très nombreux, très différents avaient été les parlementaires, les industriels, les consommateurs, les économistes à pointer les faiblesses congénitales de ces dis dispositifs législatifs. plusieurs parlementaires du nouveau centre, dont moi même, ont alerté en permanence le gouvernement sur la difficulté à caractériser le délit de non sécurisation de l' accès à internet et plus encore le caractère inadmissible de la coupure de cet accès comme sanction à ce délit. nous vous l' avions dit, cette loi est techniquement inapplicable et symboliquement inacceptable. nous étions à l' époque bien seuls à klaxonner dans la majorité: lionel tardy, lionel tardy alain suguenot et quelques autres. mais! mais, nous sommes moins seuls aujourd'hui nous sommes moins seuls aujourd'hui après les réserves publiques de jean françois copé, nous avons vu la semaine dernière, les hésitations au sujet d' hadopi du président de la république à l' occasion de l' installation du conseil national du numérique, qui est du reste une bonne idée. le président de la république lui même a ouvert la perspective d' une loi de remplacement d' hadopi et il a raison!</text:p>
          </table:table-cell>
        </table:table-row>
        <table:table-row table:style-name="ro1">
          <table:table-cell table:number-columns-repeated="2"/>
          <table:table-cell office:value-type="string">
            <text:p>4_1May</text:p>
          </table:table-cell>
          <table:table-cell office:value-type="string">
            <text:p>17b</text:p>
          </table:table-cell>
          <table:table-cell office:value-type="float" office:value="108">
            <text:p>108</text:p>
          </table:table-cell>
          <table:table-cell table:formula="of:=IF([.E662]=[.E661];[.F661]+1;1)" office:value-type="float" office:value="2">
            <text:p>2</text:p>
          </table:table-cell>
          <table:table-cell table:formula="of:=CONCATENATE(&quot;/home/peter/Thesis/ForcedAligner/Aligner1/wav/11025/&quot;;[.C662];[.D662];&quot;.wav&quot;)" office:value-type="string" office:string-value="/home/peter/Thesis/ForcedAligner/Aligner1/wav/11025/4_1May17b.wav">
            <text:p>/home/peter/Thesis/ForcedAligner/Aligner1/wav/11025/4_1May17b.wav</text:p>
          </table:table-cell>
          <table:table-cell table:formula="of:=CONCATENATE(&quot;/home/peter/Thesis/ForcedAligner/Aligner1/wav/&quot;;&quot;FNQ&quot;;[.E662];&quot;_&quot;;[.F662];&quot;.wav&quot;)" office:value-type="string" office:string-value="/home/peter/Thesis/ForcedAligner/Aligner1/wav/FNQ108_2.wav">
            <text:p>/home/peter/Thesis/ForcedAligner/Aligner1/wav/FNQ108_2.wav</text:p>
          </table:table-cell>
          <table:table-cell office:value-type="string">
            <text:p>errare humanum est, diabolicum perseverare. aussi, aussi nous vous posons quelques questions: deux ans après la promulgation, quels sont les résultats d' hadopi? combien coûte t elle? et, après les multiples rapports à son sujet, quel est votre calendrier pour la remplacer par une loi d' avenir?</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663];[.B663])" office:value-type="string" office:string-value="2May">
            <text:p>2May</text:p>
          </table:table-cell>
          <table:table-cell office:value-type="string">
            <text:p>47a</text:p>
          </table:table-cell>
          <table:table-cell office:value-type="float" office:value="111">
            <text:p>111</text:p>
          </table:table-cell>
          <table:table-cell table:formula="of:=IF([.E663]=[.E662];[.F662]+1;1)" office:value-type="float" office:value="1">
            <text:p>1</text:p>
          </table:table-cell>
          <table:table-cell table:formula="of:=CONCATENATE(&quot;/home/peter/Thesis/ForcedAligner/Aligner1/wav/11025/&quot;;[.C663];[.D663];&quot;.wav&quot;)" office:value-type="string" office:string-value="/home/peter/Thesis/ForcedAligner/Aligner1/wav/11025/2May47a.wav">
            <text:p>/home/peter/Thesis/ForcedAligner/Aligner1/wav/11025/2May47a.wav</text:p>
          </table:table-cell>
          <table:table-cell table:formula="of:=CONCATENATE(&quot;/home/peter/Thesis/ForcedAligner/Aligner1/wav/&quot;;&quot;FNQ&quot;;[.E663];&quot;_&quot;;[.F663];&quot;.wav&quot;)" office:value-type="string" office:string-value="/home/peter/Thesis/ForcedAligner/Aligner1/wav/FNQ111_1.wav">
            <text:p>/home/peter/Thesis/ForcedAligner/Aligner1/wav/FNQ111_1.wav</text:p>
          </table:table-cell>
          <table:table-cell office:value-type="string">
            <text:p>monsieur le président, euh madame <text:s/>et monsieur le ministre, mes chers collègues, la crise financière n' est pas terminée et encore moins les conséquences économiques et sociales, que subissent les français. si cette crise nous impose aujourd'hui quelques réflexions, dont celle sur ces programmes de stabilité français et européen pour la période deux mille onze deux mille quatorze, c' est bien parce que la dérégulation totale du système financier, conjuguée à l' avidité des acteurs de l' économie financiarisée, a déclenché cette crise qui est devenue également une crise économique et sociale. joseph stiglitz et c' est vrai en france comme aux états unis joseph stiglitz lui même nous rappelle que les contribuables pauvres et les classes moyennes ont vu leur argent destiné en principe à aider les banques à consentir des crédits pour relancer l' économie servir en fait à verser d' énormes primes et dividendes. les conclusions du conseil européen des vingt quatre et vingt cinq mars deux mille onze posent le débat de la gouvernance européenne et celui de la coordination du travail parlementaire avec la commission et le conseil européen. et nous trouvons inquiétants, madame la ministre, votre propos <text:s/>tenu devant les sénateurs le vingt sept avril dernier, dans lequel vous évoquez le g vingt où l' on s' assure des intérêts de l' économie globale en plus des intérêts nationaux. car cette économie globale, largement financiarisée, a amené notre pays et l' europe à traverser une grande crise. et pour passer cette crise les mesures prises pour renforcer la gouvernance économique de l' union européenne ne sont ni suffisantes ni durables en termes de régulation.</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664];[.B664])" office:value-type="string" office:string-value="2May">
            <text:p>2May</text:p>
          </table:table-cell>
          <table:table-cell office:value-type="string">
            <text:p>47b</text:p>
          </table:table-cell>
          <table:table-cell office:value-type="float" office:value="111">
            <text:p>111</text:p>
          </table:table-cell>
          <table:table-cell table:formula="of:=IF([.E664]=[.E663];[.F663]+1;1)" office:value-type="float" office:value="2">
            <text:p>2</text:p>
          </table:table-cell>
          <table:table-cell table:formula="of:=CONCATENATE(&quot;/home/peter/Thesis/ForcedAligner/Aligner1/wav/11025/&quot;;[.C664];[.D664];&quot;.wav&quot;)" office:value-type="string" office:string-value="/home/peter/Thesis/ForcedAligner/Aligner1/wav/11025/2May47b.wav">
            <text:p>/home/peter/Thesis/ForcedAligner/Aligner1/wav/11025/2May47b.wav</text:p>
          </table:table-cell>
          <table:table-cell table:formula="of:=CONCATENATE(&quot;/home/peter/Thesis/ForcedAligner/Aligner1/wav/&quot;;&quot;FNQ&quot;;[.E664];&quot;_&quot;;[.F664];&quot;.wav&quot;)" office:value-type="string" office:string-value="/home/peter/Thesis/ForcedAligner/Aligner1/wav/FNQ111_2.wav">
            <text:p>/home/peter/Thesis/ForcedAligner/Aligner1/wav/FNQ111_2.wav</text:p>
          </table:table-cell>
          <table:table-cell office:value-type="string">
            <text:p>il faut reprendre le pouvoir sur l' économie et servi et servir demain, des buts humains. permettez moi de forma de formuler, plusieurs propositions pour une régulation plus convaincante. augmenter le coût de la prise de risque spéculative et augmenter la responsabilité de ceux qui se livrent à cette activité par une fiscalité spécifique. fusionner les places boursières européennes pour éviter la concurrence inutile et la course au laxisme pour attirer les entreprises; cette mesure constituerait un véritable point d' appui pour une meilleure réglementation européenne de la finance. <text:s/>taxer les transactions financières de manière modulée, en fonction de la destination des fonds; se doter d' une véritable autorité des marchés financiers à l' échelle européenne; rendre obligatoire un enregistrement des hedge funds auprès d' une autorité européenne chargée de surveiller la provenance de leurs fonds et de leur pratique. sur les objectifs proprement dits du programme de stabilité pour la france, oui, notre pays doit rétablir une situation budgétaire saine et soutenable. en ce qui concerne le déficit public, nous sommes d' accord sur la nécessité de revenir aux trois pourcent de déficit maastrichtien. mais c' est bien vous qui vous en êtes écartés au point maintenant de nous imposer cette marche forcée qui pénalisera les plus faibles et les plus démunis. sur la dette faut il aussi vous rappeler qu' elle a été multipliée par deux en dix ans de vos gouvernements et que, dans ce fardeau, la crise ne pèse que pour un tiers, deux tiers étant dus aux effets de votre politique. voilà, en quelque sorte monsieur le ministre baroin, une réponse à l' amnésie que vous dénonciez</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665];[.B665])" office:value-type="string" office:string-value="2May">
            <text:p>2May</text:p>
          </table:table-cell>
          <table:table-cell office:value-type="string">
            <text:p>47c</text:p>
          </table:table-cell>
          <table:table-cell office:value-type="float" office:value="111">
            <text:p>111</text:p>
          </table:table-cell>
          <table:table-cell table:formula="of:=IF([.E665]=[.E664];[.F664]+1;1)" office:value-type="float" office:value="3">
            <text:p>3</text:p>
          </table:table-cell>
          <table:table-cell table:formula="of:=CONCATENATE(&quot;/home/peter/Thesis/ForcedAligner/Aligner1/wav/11025/&quot;;[.C665];[.D665];&quot;.wav&quot;)" office:value-type="string" office:string-value="/home/peter/Thesis/ForcedAligner/Aligner1/wav/11025/2May47c.wav">
            <text:p>/home/peter/Thesis/ForcedAligner/Aligner1/wav/11025/2May47c.wav</text:p>
          </table:table-cell>
          <table:table-cell table:formula="of:=CONCATENATE(&quot;/home/peter/Thesis/ForcedAligner/Aligner1/wav/&quot;;&quot;FNQ&quot;;[.E665];&quot;_&quot;;[.F665];&quot;.wav&quot;)" office:value-type="string" office:string-value="/home/peter/Thesis/ForcedAligner/Aligner1/wav/FNQ111_3.wav">
            <text:p>/home/peter/Thesis/ForcedAligner/Aligner1/wav/FNQ111_3.wav</text:p>
          </table:table-cell>
          <table:table-cell office:value-type="string">
            <text:p>sur la réduction du chômage, ce ne sont pas les chiffres un peu plus rassurants des trois derniers mois qui changent au fond la dure réalité de nos concitoyens face au chômage, et à la dégradation de leur pouvoir d' achat. pierre alain muet rappelle souvent, et avec raison, que la manière façon d' agir sur le pouvoir d' achat c' est de créer des emplois il l' a dit et redit tout à l' heure. sur la relance de la croissance, je rejoins la dénonciation du sénateur philippe marini de la définition gouvernementale archaïque du taux de croissance. mais au delà, pourquoi persistez vous dans cet acharnement à mettre sur le dos des collectivités locales la responsabilité de la dépense publique? geler les concours financiers aux collectivités, c' est pénaliser l' investissement public, puisque les collectivités en assurent plus de soixante dix pourcent, et c' est ralentir demain l' activité économique et l' emploi. avec ce programme de stabilité, vous voulez finalement nous enfermer dans la rigueur à perpétuité. après avoir été les complices de la crise financière stiglitz <text:s/>rappelait le sauvetage des banques a mis en lumière l' hypocrisie ambiante, et après les annonces du renouveau de larges bonus et des rémunérations des banquiers qui le démontrent vous voulez imposer, dans les règles européennes et dans la constitution nous en reparlerons demain l' affaiblissement définitif de notre capacité à réduire le chômage et à relancer la consommation. non, décidément, nous n' avons pas la même conception de la régulation! pour nous, réguler cela ne consiste pas seulement à faire tomber le couperet de la sanction</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666];[.B666])" office:value-type="string" office:string-value="2May">
            <text:p>2May</text:p>
          </table:table-cell>
          <table:table-cell office:value-type="string">
            <text:p>47d</text:p>
          </table:table-cell>
          <table:table-cell office:value-type="float" office:value="111">
            <text:p>111</text:p>
          </table:table-cell>
          <table:table-cell table:formula="of:=IF([.E666]=[.E665];[.F665]+1;1)" office:value-type="float" office:value="4">
            <text:p>4</text:p>
          </table:table-cell>
          <table:table-cell table:formula="of:=CONCATENATE(&quot;/home/peter/Thesis/ForcedAligner/Aligner1/wav/11025/&quot;;[.C666];[.D666];&quot;.wav&quot;)" office:value-type="string" office:string-value="/home/peter/Thesis/ForcedAligner/Aligner1/wav/11025/2May47d.wav">
            <text:p>/home/peter/Thesis/ForcedAligner/Aligner1/wav/11025/2May47d.wav</text:p>
          </table:table-cell>
          <table:table-cell table:formula="of:=CONCATENATE(&quot;/home/peter/Thesis/ForcedAligner/Aligner1/wav/&quot;;&quot;FNQ&quot;;[.E666];&quot;_&quot;;[.F666];&quot;.wav&quot;)" office:value-type="string" office:string-value="/home/peter/Thesis/ForcedAligner/Aligner1/wav/FNQ111_4.wav">
            <text:p>/home/peter/Thesis/ForcedAligner/Aligner1/wav/FNQ111_4.wav</text:p>
          </table:table-cell>
          <table:table-cell office:value-type="string">
            <text:p>mais il s' agit aussi d' aiguillonner les banques et les investisseurs sur la voie de pratiques utiles et plus responsables, de réorienter l' argent disponible vers l' investissement productif, socialement utile et écologiquement vertueux. si nous reconnaissons aux états ou aux confédérations d' états sous toutes leurs formes que ce soit l' union européenne ou du g vingt le droit et le devoir d' encadrer, de proscrire, d' interdire pour réguler la finance, nous voulons aussi qu' ils le fassent en respectant la société civile les français, tout simplement. et c' est encore stiglitz qui nous rappelle que tous ceux qui prêchent la modération budgétaire quand il s' agissait de petits programmes sociaux destinés aux pauvres, ont réclamé le plus grand programme d' aide qui ait jamais existé. nous sommes, nous en sommes en france encore là avec la politique que vous menez: et <text:s/>ce programme de stabilité dans le cadre européen n' a pas l' ambition régulatrice et sociale que nous souhaitons. vous ne serez donc pas étonnés de notre refus de le soutenir.</text:p>
          </table:table-cell>
        </table:table-row>
        <table:table-row table:style-name="ro1">
          <table:table-cell table:number-columns-repeated="2"/>
          <table:table-cell office:value-type="string">
            <text:p>4_1May</text:p>
          </table:table-cell>
          <table:table-cell office:value-type="string">
            <text:p>58a</text:p>
          </table:table-cell>
          <table:table-cell office:value-type="float" office:value="116">
            <text:p>116</text:p>
          </table:table-cell>
          <table:table-cell table:formula="of:=IF([.E667]=[.E666];[.F666]+1;1)" office:value-type="float" office:value="1">
            <text:p>1</text:p>
          </table:table-cell>
          <table:table-cell table:formula="of:=CONCATENATE(&quot;/home/peter/Thesis/ForcedAligner/Aligner1/wav/11025/&quot;;[.C667];[.D667];&quot;.wav&quot;)" office:value-type="string" office:string-value="/home/peter/Thesis/ForcedAligner/Aligner1/wav/11025/4_1May58a.wav">
            <text:p>/home/peter/Thesis/ForcedAligner/Aligner1/wav/11025/4_1May58a.wav</text:p>
          </table:table-cell>
          <table:table-cell table:formula="of:=CONCATENATE(&quot;/home/peter/Thesis/ForcedAligner/Aligner1/wav/&quot;;&quot;FNQ&quot;;[.E667];&quot;_&quot;;[.F667];&quot;.wav&quot;)" office:value-type="string" office:string-value="/home/peter/Thesis/ForcedAligner/Aligner1/wav/FNQ116_1.wav">
            <text:p>/home/peter/Thesis/ForcedAligner/Aligner1/wav/FNQ116_1.wav</text:p>
          </table:table-cell>
          <table:table-cell office:value-type="string">
            <text:p>monsieur le président, mes chers collègues, ma question s' adresse à monsieur le secrétaire d' état chargé du commerce, de l' artisanat, des petites et moyennes entreprises, du tourisme, des services, des professions libérales et de la consommation. monsieur le ministre, c' est compliqué, très compliqué, trop compliqué d' <text:s/>administrer un commerce, un atelier, une entreprise, une exploitation agricole, bref une affaire en nom propre ou en société. et cela représente, la complexité administrative représente jusqu' à trois à quatre points du produit intérieur brut en frais induits et en plus, elle décourage beaucoup d' entreprendre. votre prédécesseur, hervé novelli, a redonné le goût aux français d' entreprendre en créant le statut d' auto entrepreneur. monsieur le ministre, vous avez entrepris de consulter, dans chaque région de france, chaque créateur d' emplois. vous avez annoncé, vendredi dernier, des mesures très importantes de simplification pour libérer les énergies de tous ceux qui entreprennent pour libérer, euh pour leur dégager, euh consacrer pour qu' ils puissent consacrer l' essentiel de leur temps à la croissance et au développement de leur entreprise, donc à la création d' emplois. car c' est bien la croissance et le travail qui créent l' emploi et non l' inverse.</text:p>
          </table:table-cell>
        </table:table-row>
        <table:table-row table:style-name="ro1">
          <table:table-cell table:number-columns-repeated="2"/>
          <table:table-cell office:value-type="string">
            <text:p>4_1May</text:p>
          </table:table-cell>
          <table:table-cell office:value-type="string">
            <text:p>58b</text:p>
          </table:table-cell>
          <table:table-cell office:value-type="float" office:value="116">
            <text:p>116</text:p>
          </table:table-cell>
          <table:table-cell table:formula="of:=IF([.E668]=[.E667];[.F667]+1;1)" office:value-type="float" office:value="2">
            <text:p>2</text:p>
          </table:table-cell>
          <table:table-cell table:formula="of:=CONCATENATE(&quot;/home/peter/Thesis/ForcedAligner/Aligner1/wav/11025/&quot;;[.C668];[.D668];&quot;.wav&quot;)" office:value-type="string" office:string-value="/home/peter/Thesis/ForcedAligner/Aligner1/wav/11025/4_1May58b.wav">
            <text:p>/home/peter/Thesis/ForcedAligner/Aligner1/wav/11025/4_1May58b.wav</text:p>
          </table:table-cell>
          <table:table-cell table:formula="of:=CONCATENATE(&quot;/home/peter/Thesis/ForcedAligner/Aligner1/wav/&quot;;&quot;FNQ&quot;;[.E668];&quot;_&quot;;[.F668];&quot;.wav&quot;)" office:value-type="string" office:string-value="/home/peter/Thesis/ForcedAligner/Aligner1/wav/FNQ116_2.wav">
            <text:p>/home/peter/Thesis/ForcedAligner/Aligner1/wav/FNQ116_2.wav</text:p>
          </table:table-cell>
          <table:table-cell office:value-type="string">
            <text:p>monsieur le ministre, pouvez vous détailler ces mesures et en souligner les plus importantes? ces mesures qui sont attendues par tous les entrepreneurs de france, petits et grands, comme un ballon d' oxygène porté par un par un souffle de enfin de confiance, de liberté et de reconnaissance.</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669];[.B669])" office:value-type="string" office:string-value="2May">
            <text:p>2May</text:p>
          </table:table-cell>
          <table:table-cell office:value-type="float" office:value="1">
            <text:p>1</text:p>
          </table:table-cell>
          <table:table-cell office:value-type="float" office:value="117">
            <text:p>117</text:p>
          </table:table-cell>
          <table:table-cell table:formula="of:=IF([.E669]=[.E668];[.F668]+1;1)" office:value-type="float" office:value="1">
            <text:p>1</text:p>
          </table:table-cell>
          <table:table-cell table:formula="of:=CONCATENATE(&quot;/home/peter/Thesis/ForcedAligner/Aligner1/wav/11025/&quot;;[.C669];[.D669];&quot;.wav&quot;)" office:value-type="string" office:string-value="/home/peter/Thesis/ForcedAligner/Aligner1/wav/11025/2May1.wav">
            <text:p>/home/peter/Thesis/ForcedAligner/Aligner1/wav/11025/2May1.wav</text:p>
          </table:table-cell>
          <table:table-cell table:formula="of:=CONCATENATE(&quot;/home/peter/Thesis/ForcedAligner/Aligner1/wav/&quot;;&quot;FNQ&quot;;[.E669];&quot;_&quot;;[.F669];&quot;.wav&quot;)" office:value-type="string" office:string-value="/home/peter/Thesis/ForcedAligner/Aligner1/wav/FNQ117_1.wav">
            <text:p>/home/peter/Thesis/ForcedAligner/Aligner1/wav/FNQ117_1.wav</text:p>
          </table:table-cell>
          <table:table-cell office:value-type="string">
            <text:p>l' ordre du jour appelle une déclaration du gouvernement sur le programme de stabilité européen, faite en application de l' article cinquante un de la constitution, le débat et le vote sur cette déclaration. mais je crois que j' <text:s/>ai euh une demande euh de rappelle aux règlements de monsieur dolez. vous avez la parole.</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670];[.B670])" office:value-type="string" office:string-value="2May">
            <text:p>2May</text:p>
          </table:table-cell>
          <table:table-cell office:value-type="float" office:value="36">
            <text:p>36</text:p>
          </table:table-cell>
          <table:table-cell office:value-type="float" office:value="117">
            <text:p>117</text:p>
          </table:table-cell>
          <table:table-cell table:formula="of:=IF([.E670]=[.E669];[.F669]+1;1)" office:value-type="float" office:value="2">
            <text:p>2</text:p>
          </table:table-cell>
          <table:table-cell table:formula="of:=CONCATENATE(&quot;/home/peter/Thesis/ForcedAligner/Aligner1/wav/11025/&quot;;[.C670];[.D670];&quot;.wav&quot;)" office:value-type="string" office:string-value="/home/peter/Thesis/ForcedAligner/Aligner1/wav/11025/2May36.wav">
            <text:p>/home/peter/Thesis/ForcedAligner/Aligner1/wav/11025/2May36.wav</text:p>
          </table:table-cell>
          <table:table-cell table:formula="of:=CONCATENATE(&quot;/home/peter/Thesis/ForcedAligner/Aligner1/wav/&quot;;&quot;FNQ&quot;;[.E670];&quot;_&quot;;[.F670];&quot;.wav&quot;)" office:value-type="string" office:string-value="/home/peter/Thesis/ForcedAligner/Aligner1/wav/FNQ117_2.wav">
            <text:p>/home/peter/Thesis/ForcedAligner/Aligner1/wav/FNQ117_2.wav</text:p>
          </table:table-cell>
          <table:table-cell office:value-type="string">
            <text:p>pour le groupe src la parole est à monsieur pierre alain muet pour dix minutes.</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671];[.B671])" office:value-type="string" office:string-value="2May">
            <text:p>2May</text:p>
          </table:table-cell>
          <table:table-cell office:value-type="float" office:value="40">
            <text:p>40</text:p>
          </table:table-cell>
          <table:table-cell office:value-type="float" office:value="117">
            <text:p>117</text:p>
          </table:table-cell>
          <table:table-cell table:formula="of:=IF([.E671]=[.E670];[.F670]+1;1)" office:value-type="float" office:value="3">
            <text:p>3</text:p>
          </table:table-cell>
          <table:table-cell table:formula="of:=CONCATENATE(&quot;/home/peter/Thesis/ForcedAligner/Aligner1/wav/11025/&quot;;[.C671];[.D671];&quot;.wav&quot;)" office:value-type="string" office:string-value="/home/peter/Thesis/ForcedAligner/Aligner1/wav/11025/2May40.wav">
            <text:p>/home/peter/Thesis/ForcedAligner/Aligner1/wav/11025/2May40.wav</text:p>
          </table:table-cell>
          <table:table-cell table:formula="of:=CONCATENATE(&quot;/home/peter/Thesis/ForcedAligner/Aligner1/wav/&quot;;&quot;FNQ&quot;;[.E671];&quot;_&quot;;[.F671];&quot;.wav&quot;)" office:value-type="string" office:string-value="/home/peter/Thesis/ForcedAligner/Aligner1/wav/FNQ117_3.wav">
            <text:p>/home/peter/Thesis/ForcedAligner/Aligner1/wav/FNQ117_3.wav</text:p>
          </table:table-cell>
          <table:table-cell office:value-type="string">
            <text:p>pour les non inscrits, et pour cinq minutes la parole est à monsieur daniel garrigue.</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672];[.B672])" office:value-type="string" office:string-value="2May">
            <text:p>2May</text:p>
          </table:table-cell>
          <table:table-cell office:value-type="float" office:value="42">
            <text:p>42</text:p>
          </table:table-cell>
          <table:table-cell office:value-type="float" office:value="117">
            <text:p>117</text:p>
          </table:table-cell>
          <table:table-cell table:formula="of:=IF([.E672]=[.E671];[.F671]+1;1)" office:value-type="float" office:value="4">
            <text:p>4</text:p>
          </table:table-cell>
          <table:table-cell table:formula="of:=CONCATENATE(&quot;/home/peter/Thesis/ForcedAligner/Aligner1/wav/11025/&quot;;[.C672];[.D672];&quot;.wav&quot;)" office:value-type="string" office:string-value="/home/peter/Thesis/ForcedAligner/Aligner1/wav/11025/2May42.wav">
            <text:p>/home/peter/Thesis/ForcedAligner/Aligner1/wav/11025/2May42.wav</text:p>
          </table:table-cell>
          <table:table-cell table:formula="of:=CONCATENATE(&quot;/home/peter/Thesis/ForcedAligner/Aligner1/wav/&quot;;&quot;FNQ&quot;;[.E672];&quot;_&quot;;[.F672];&quot;.wav&quot;)" office:value-type="string" office:string-value="/home/peter/Thesis/ForcedAligner/Aligner1/wav/FNQ117_4.wav">
            <text:p>/home/peter/Thesis/ForcedAligner/Aligner1/wav/FNQ117_4.wav</text:p>
          </table:table-cell>
          <table:table-cell office:value-type="string">
            <text:p>{ns} merci pour le groupe emp la parole est à monsieur jacques myard pour cinq minutes.</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673];[.B673])" office:value-type="string" office:string-value="2May">
            <text:p>2May</text:p>
          </table:table-cell>
          <table:table-cell office:value-type="float" office:value="46">
            <text:p>46</text:p>
          </table:table-cell>
          <table:table-cell office:value-type="float" office:value="117">
            <text:p>117</text:p>
          </table:table-cell>
          <table:table-cell table:formula="of:=IF([.E673]=[.E672];[.F672]+1;1)" office:value-type="float" office:value="5">
            <text:p>5</text:p>
          </table:table-cell>
          <table:table-cell table:formula="of:=CONCATENATE(&quot;/home/peter/Thesis/ForcedAligner/Aligner1/wav/11025/&quot;;[.C673];[.D673];&quot;.wav&quot;)" office:value-type="string" office:string-value="/home/peter/Thesis/ForcedAligner/Aligner1/wav/11025/2May46.wav">
            <text:p>/home/peter/Thesis/ForcedAligner/Aligner1/wav/11025/2May46.wav</text:p>
          </table:table-cell>
          <table:table-cell table:formula="of:=CONCATENATE(&quot;/home/peter/Thesis/ForcedAligner/Aligner1/wav/&quot;;&quot;FNQ&quot;;[.E673];&quot;_&quot;;[.F673];&quot;.wav&quot;)" office:value-type="string" office:string-value="/home/peter/Thesis/ForcedAligner/Aligner1/wav/FNQ117_5.wav">
            <text:p>/home/peter/Thesis/ForcedAligner/Aligner1/wav/FNQ117_5.wav</text:p>
          </table:table-cell>
          <table:table-cell office:value-type="string">
            <text:p>pour le groupe src la parole est à monsieur jean launay pour cinq minutes.</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674];[.B674])" office:value-type="string" office:string-value="2May">
            <text:p>2May</text:p>
          </table:table-cell>
          <table:table-cell office:value-type="float" office:value="48">
            <text:p>48</text:p>
          </table:table-cell>
          <table:table-cell office:value-type="float" office:value="117">
            <text:p>117</text:p>
          </table:table-cell>
          <table:table-cell table:formula="of:=IF([.E674]=[.E673];[.F673]+1;1)" office:value-type="float" office:value="6">
            <text:p>6</text:p>
          </table:table-cell>
          <table:table-cell table:formula="of:=CONCATENATE(&quot;/home/peter/Thesis/ForcedAligner/Aligner1/wav/11025/&quot;;[.C674];[.D674];&quot;.wav&quot;)" office:value-type="string" office:string-value="/home/peter/Thesis/ForcedAligner/Aligner1/wav/11025/2May48.wav">
            <text:p>/home/peter/Thesis/ForcedAligner/Aligner1/wav/11025/2May48.wav</text:p>
          </table:table-cell>
          <table:table-cell table:formula="of:=CONCATENATE(&quot;/home/peter/Thesis/ForcedAligner/Aligner1/wav/&quot;;&quot;FNQ&quot;;[.E674];&quot;_&quot;;[.F674];&quot;.wav&quot;)" office:value-type="string" office:string-value="/home/peter/Thesis/ForcedAligner/Aligner1/wav/FNQ117_6.wav">
            <text:p>/home/peter/Thesis/ForcedAligner/Aligner1/wav/FNQ117_6.wav</text:p>
          </table:table-cell>
          <table:table-cell office:value-type="string">
            <text:p>{ns} merci monsieur launay. monsieur diefenbacher pour le groupe emp pour cinq minutes.</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675];[.B675])" office:value-type="string" office:string-value="2May">
            <text:p>2May</text:p>
          </table:table-cell>
          <table:table-cell office:value-type="float" office:value="50">
            <text:p>50</text:p>
          </table:table-cell>
          <table:table-cell office:value-type="float" office:value="117">
            <text:p>117</text:p>
          </table:table-cell>
          <table:table-cell table:formula="of:=IF([.E675]=[.E674];[.F674]+1;1)" office:value-type="float" office:value="7">
            <text:p>7</text:p>
          </table:table-cell>
          <table:table-cell table:formula="of:=CONCATENATE(&quot;/home/peter/Thesis/ForcedAligner/Aligner1/wav/11025/&quot;;[.C675];[.D675];&quot;.wav&quot;)" office:value-type="string" office:string-value="/home/peter/Thesis/ForcedAligner/Aligner1/wav/11025/2May50.wav">
            <text:p>/home/peter/Thesis/ForcedAligner/Aligner1/wav/11025/2May50.wav</text:p>
          </table:table-cell>
          <table:table-cell table:formula="of:=CONCATENATE(&quot;/home/peter/Thesis/ForcedAligner/Aligner1/wav/&quot;;&quot;FNQ&quot;;[.E675];&quot;_&quot;;[.F675];&quot;.wav&quot;)" office:value-type="string" office:string-value="/home/peter/Thesis/ForcedAligner/Aligner1/wav/FNQ117_7.wav">
            <text:p>/home/peter/Thesis/ForcedAligner/Aligner1/wav/FNQ117_7.wav</text:p>
          </table:table-cell>
          <table:table-cell office:value-type="string">
            <text:p>merci pour le groupe src la parole est à monsieur christian eckert pour cinq minutes.</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676];[.B676])" office:value-type="string" office:string-value="2May">
            <text:p>2May</text:p>
          </table:table-cell>
          <table:table-cell office:value-type="float" office:value="52">
            <text:p>52</text:p>
          </table:table-cell>
          <table:table-cell office:value-type="float" office:value="117">
            <text:p>117</text:p>
          </table:table-cell>
          <table:table-cell table:formula="of:=IF([.E676]=[.E675];[.F675]+1;1)" office:value-type="float" office:value="8">
            <text:p>8</text:p>
          </table:table-cell>
          <table:table-cell table:formula="of:=CONCATENATE(&quot;/home/peter/Thesis/ForcedAligner/Aligner1/wav/11025/&quot;;[.C676];[.D676];&quot;.wav&quot;)" office:value-type="string" office:string-value="/home/peter/Thesis/ForcedAligner/Aligner1/wav/11025/2May52.wav">
            <text:p>/home/peter/Thesis/ForcedAligner/Aligner1/wav/11025/2May52.wav</text:p>
          </table:table-cell>
          <table:table-cell table:formula="of:=CONCATENATE(&quot;/home/peter/Thesis/ForcedAligner/Aligner1/wav/&quot;;&quot;FNQ&quot;;[.E676];&quot;_&quot;;[.F676];&quot;.wav&quot;)" office:value-type="string" office:string-value="/home/peter/Thesis/ForcedAligner/Aligner1/wav/FNQ117_8.wav">
            <text:p>/home/peter/Thesis/ForcedAligner/Aligner1/wav/FNQ117_8.wav</text:p>
          </table:table-cell>
          <table:table-cell office:value-type="string">
            <text:p>bien. enfin pour le groupe ump, et pour dix minutes la parole est à monsieur jérôme chartier.</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677];[.B677])" office:value-type="string" office:string-value="2May">
            <text:p>2May</text:p>
          </table:table-cell>
          <table:table-cell office:value-type="float" office:value="54">
            <text:p>54</text:p>
          </table:table-cell>
          <table:table-cell office:value-type="float" office:value="117">
            <text:p>117</text:p>
          </table:table-cell>
          <table:table-cell table:formula="of:=IF([.E677]=[.E676];[.F676]+1;1)" office:value-type="float" office:value="9">
            <text:p>9</text:p>
          </table:table-cell>
          <table:table-cell table:formula="of:=CONCATENATE(&quot;/home/peter/Thesis/ForcedAligner/Aligner1/wav/11025/&quot;;[.C677];[.D677];&quot;.wav&quot;)" office:value-type="string" office:string-value="/home/peter/Thesis/ForcedAligner/Aligner1/wav/11025/2May54.wav">
            <text:p>/home/peter/Thesis/ForcedAligner/Aligner1/wav/11025/2May54.wav</text:p>
          </table:table-cell>
          <table:table-cell table:formula="of:=CONCATENATE(&quot;/home/peter/Thesis/ForcedAligner/Aligner1/wav/&quot;;&quot;FNQ&quot;;[.E677];&quot;_&quot;;[.F677];&quot;.wav&quot;)" office:value-type="string" office:string-value="/home/peter/Thesis/ForcedAligner/Aligner1/wav/FNQ117_9.wav">
            <text:p>/home/peter/Thesis/ForcedAligner/Aligner1/wav/FNQ117_9.wav</text:p>
          </table:table-cell>
          <table:table-cell office:value-type="string">
            <text:p>chers collègues monsieur chartier, monsieur chartier, s' il vous plaît. chers collègues, je suis ravi que l' intervention de monsieur chartier ait réveillé cet hémicycle, sans doute serait il quand même utile même si nous sommes en début de soirée sans doute ferait il qu' il puisse conclure dans un respect comme ça l' a été le cas de tous les intervenants, faute de quoi vous prolongerez les séances aussi longtemps que vous voudrez. puisque nous devons terminer. </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678];[.B678])" office:value-type="string" office:string-value="2May">
            <text:p>2May</text:p>
          </table:table-cell>
          <table:table-cell office:value-type="float" office:value="56">
            <text:p>56</text:p>
          </table:table-cell>
          <table:table-cell office:value-type="float" office:value="117">
            <text:p>117</text:p>
          </table:table-cell>
          <table:table-cell table:formula="of:=IF([.E678]=[.E677];[.F677]+1;1)" office:value-type="float" office:value="10">
            <text:p>10</text:p>
          </table:table-cell>
          <table:table-cell table:formula="of:=CONCATENATE(&quot;/home/peter/Thesis/ForcedAligner/Aligner1/wav/11025/&quot;;[.C678];[.D678];&quot;.wav&quot;)" office:value-type="string" office:string-value="/home/peter/Thesis/ForcedAligner/Aligner1/wav/11025/2May56.wav">
            <text:p>/home/peter/Thesis/ForcedAligner/Aligner1/wav/11025/2May56.wav</text:p>
          </table:table-cell>
          <table:table-cell table:formula="of:=CONCATENATE(&quot;/home/peter/Thesis/ForcedAligner/Aligner1/wav/&quot;;&quot;FNQ&quot;;[.E678];&quot;_&quot;;[.F678];&quot;.wav&quot;)" office:value-type="string" office:string-value="/home/peter/Thesis/ForcedAligner/Aligner1/wav/FNQ117_10.wav">
            <text:p>/home/peter/Thesis/ForcedAligner/Aligner1/wav/FNQ117_10.wav</text:p>
          </table:table-cell>
          <table:table-cell office:value-type="string">
            <text:p>alors monsieur chartier, reprend son propos et monsieur glavany vous aurez tout le temps de lui expliquer vos votre avis ultérieurement. merci de l' écouter avec respect. </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679];[.B679])" office:value-type="string" office:string-value="2May">
            <text:p>2May</text:p>
          </table:table-cell>
          <table:table-cell office:value-type="float" office:value="58">
            <text:p>58</text:p>
          </table:table-cell>
          <table:table-cell office:value-type="float" office:value="117">
            <text:p>117</text:p>
          </table:table-cell>
          <table:table-cell table:formula="of:=IF([.E679]=[.E678];[.F678]+1;1)" office:value-type="float" office:value="11">
            <text:p>11</text:p>
          </table:table-cell>
          <table:table-cell table:formula="of:=CONCATENATE(&quot;/home/peter/Thesis/ForcedAligner/Aligner1/wav/11025/&quot;;[.C679];[.D679];&quot;.wav&quot;)" office:value-type="string" office:string-value="/home/peter/Thesis/ForcedAligner/Aligner1/wav/11025/2May58.wav">
            <text:p>/home/peter/Thesis/ForcedAligner/Aligner1/wav/11025/2May58.wav</text:p>
          </table:table-cell>
          <table:table-cell table:formula="of:=CONCATENATE(&quot;/home/peter/Thesis/ForcedAligner/Aligner1/wav/&quot;;&quot;FNQ&quot;;[.E679];&quot;_&quot;;[.F679];&quot;.wav&quot;)" office:value-type="string" office:string-value="/home/peter/Thesis/ForcedAligner/Aligner1/wav/FNQ117_11.wav">
            <text:p>/home/peter/Thesis/ForcedAligner/Aligner1/wav/FNQ117_11.wav</text:p>
          </table:table-cell>
          <table:table-cell office:value-type="string">
            <text:p>bien mes chers collègues le débat est clos. le premier ministre ayant décidé que cette déclaration ferait l' objet d' un vote, en application de l' article cinquante cinquante tiret un de la constitution, je vais mettre aux voix l' approbation de cette déclaration sur le programme de stabilité européen. et j' appelle donc</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680];[.B680])" office:value-type="string" office:string-value="2May">
            <text:p>2May</text:p>
          </table:table-cell>
          <table:table-cell office:value-type="float" office:value="10">
            <text:p>10</text:p>
          </table:table-cell>
          <table:table-cell office:value-type="float" office:value="117">
            <text:p>117</text:p>
          </table:table-cell>
          <table:table-cell table:formula="of:=IF([.E680]=[.E679];[.F679]+1;1)" office:value-type="float" office:value="12">
            <text:p>12</text:p>
          </table:table-cell>
          <table:table-cell table:formula="of:=CONCATENATE(&quot;/home/peter/Thesis/ForcedAligner/Aligner1/wav/11025/&quot;;[.C680];[.D680];&quot;.wav&quot;)" office:value-type="string" office:string-value="/home/peter/Thesis/ForcedAligner/Aligner1/wav/11025/2May10.wav">
            <text:p>/home/peter/Thesis/ForcedAligner/Aligner1/wav/11025/2May10.wav</text:p>
          </table:table-cell>
          <table:table-cell table:formula="of:=CONCATENATE(&quot;/home/peter/Thesis/ForcedAligner/Aligner1/wav/&quot;;&quot;FNQ&quot;;[.E680];&quot;_&quot;;[.F680];&quot;.wav&quot;)" office:value-type="string" office:string-value="/home/peter/Thesis/ForcedAligner/Aligner1/wav/FNQ117_12.wav">
            <text:p>/home/peter/Thesis/ForcedAligner/Aligner1/wav/FNQ117_12.wav</text:p>
          </table:table-cell>
          <table:table-cell office:value-type="string">
            <text:p>la parole est maintenant à monsieur gilles carrez, rapporteur général de la commission des finances, de l' économie générale et du contrôle budgétaire. pour dix minutes.</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681];[.B681])" office:value-type="string" office:string-value="2May">
            <text:p>2May</text:p>
          </table:table-cell>
          <table:table-cell office:value-type="float" office:value="59">
            <text:p>59</text:p>
          </table:table-cell>
          <table:table-cell office:value-type="float" office:value="117">
            <text:p>117</text:p>
          </table:table-cell>
          <table:table-cell table:formula="of:=IF([.E681]=[.E680];[.F680]+1;1)" office:value-type="float" office:value="13">
            <text:p>13</text:p>
          </table:table-cell>
          <table:table-cell table:formula="of:=CONCATENATE(&quot;/home/peter/Thesis/ForcedAligner/Aligner1/wav/11025/&quot;;[.C681];[.D681];&quot;.wav&quot;)" office:value-type="string" office:string-value="/home/peter/Thesis/ForcedAligner/Aligner1/wav/11025/2May59.wav">
            <text:p>/home/peter/Thesis/ForcedAligner/Aligner1/wav/11025/2May59.wav</text:p>
          </table:table-cell>
          <table:table-cell table:formula="of:=CONCATENATE(&quot;/home/peter/Thesis/ForcedAligner/Aligner1/wav/&quot;;&quot;FNQ&quot;;[.E681];&quot;_&quot;;[.F681];&quot;.wav&quot;)" office:value-type="string" office:string-value="/home/peter/Thesis/ForcedAligner/Aligner1/wav/FNQ117_13.wav">
            <text:p>/home/peter/Thesis/ForcedAligner/Aligner1/wav/FNQ117_13.wav</text:p>
          </table:table-cell>
          <table:table-cell office:value-type="string">
            <text:p><text:s/>euh les explications de vote. à commencer par monsieur chartier est inscrit au nom du groupe ump. {ns} monsieur censi, monsieur marc censi. {ns} pour cinq minutes d' explication de vote maximum. bien chers collègues, on a déjà eu du mal à entendre ce que disait monsieur chartier, écoutez au moins monsieur censi. vous le regrettez déjà vous le conspuez autant. allez.</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682];[.B682])" office:value-type="string" office:string-value="2May">
            <text:p>2May</text:p>
          </table:table-cell>
          <table:table-cell office:value-type="float" office:value="61">
            <text:p>61</text:p>
          </table:table-cell>
          <table:table-cell office:value-type="float" office:value="117">
            <text:p>117</text:p>
          </table:table-cell>
          <table:table-cell table:formula="of:=IF([.E682]=[.E681];[.F681]+1;1)" office:value-type="float" office:value="14">
            <text:p>14</text:p>
          </table:table-cell>
          <table:table-cell table:formula="of:=CONCATENATE(&quot;/home/peter/Thesis/ForcedAligner/Aligner1/wav/11025/&quot;;[.C682];[.D682];&quot;.wav&quot;)" office:value-type="string" office:string-value="/home/peter/Thesis/ForcedAligner/Aligner1/wav/11025/2May61.wav">
            <text:p>/home/peter/Thesis/ForcedAligner/Aligner1/wav/11025/2May61.wav</text:p>
          </table:table-cell>
          <table:table-cell table:formula="of:=CONCATENATE(&quot;/home/peter/Thesis/ForcedAligner/Aligner1/wav/&quot;;&quot;FNQ&quot;;[.E682];&quot;_&quot;;[.F682];&quot;.wav&quot;)" office:value-type="string" office:string-value="/home/peter/Thesis/ForcedAligner/Aligner1/wav/FNQ117_14.wav">
            <text:p>/home/peter/Thesis/ForcedAligner/Aligner1/wav/FNQ117_14.wav</text:p>
          </table:table-cell>
          <table:table-cell office:value-type="string">
            <text:p>toujours dans les explications de vote et pour le groupe src la parole est à madame aurélie filippetti, pour cinq minutes également. </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683];[.B683])" office:value-type="string" office:string-value="2May">
            <text:p>2May</text:p>
          </table:table-cell>
          <table:table-cell office:value-type="float" office:value="63">
            <text:p>63</text:p>
          </table:table-cell>
          <table:table-cell office:value-type="float" office:value="117">
            <text:p>117</text:p>
          </table:table-cell>
          <table:table-cell table:formula="of:=IF([.E683]=[.E682];[.F682]+1;1)" office:value-type="float" office:value="15">
            <text:p>15</text:p>
          </table:table-cell>
          <table:table-cell table:formula="of:=CONCATENATE(&quot;/home/peter/Thesis/ForcedAligner/Aligner1/wav/11025/&quot;;[.C683];[.D683];&quot;.wav&quot;)" office:value-type="string" office:string-value="/home/peter/Thesis/ForcedAligner/Aligner1/wav/11025/2May63.wav">
            <text:p>/home/peter/Thesis/ForcedAligner/Aligner1/wav/11025/2May63.wav</text:p>
          </table:table-cell>
          <table:table-cell table:formula="of:=CONCATENATE(&quot;/home/peter/Thesis/ForcedAligner/Aligner1/wav/&quot;;&quot;FNQ&quot;;[.E683];&quot;_&quot;;[.F683];&quot;.wav&quot;)" office:value-type="string" office:string-value="/home/peter/Thesis/ForcedAligner/Aligner1/wav/FNQ117_15.wav">
            <text:p>/home/peter/Thesis/ForcedAligner/Aligner1/wav/FNQ117_15.wav</text:p>
          </table:table-cell>
          <table:table-cell office:value-type="string">
            <text:p>pour le groupe gdr, la parole est à monsieur roland muzeau.</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684];[.B684])" office:value-type="string" office:string-value="2May">
            <text:p>2May</text:p>
          </table:table-cell>
          <table:table-cell office:value-type="float" office:value="65">
            <text:p>65</text:p>
          </table:table-cell>
          <table:table-cell office:value-type="float" office:value="117">
            <text:p>117</text:p>
          </table:table-cell>
          <table:table-cell table:formula="of:=IF([.E684]=[.E683];[.F683]+1;1)" office:value-type="float" office:value="16">
            <text:p>16</text:p>
          </table:table-cell>
          <table:table-cell table:formula="of:=CONCATENATE(&quot;/home/peter/Thesis/ForcedAligner/Aligner1/wav/11025/&quot;;[.C684];[.D684];&quot;.wav&quot;)" office:value-type="string" office:string-value="/home/peter/Thesis/ForcedAligner/Aligner1/wav/11025/2May65.wav">
            <text:p>/home/peter/Thesis/ForcedAligner/Aligner1/wav/11025/2May65.wav</text:p>
          </table:table-cell>
          <table:table-cell table:formula="of:=CONCATENATE(&quot;/home/peter/Thesis/ForcedAligner/Aligner1/wav/&quot;;&quot;FNQ&quot;;[.E684];&quot;_&quot;;[.F684];&quot;.wav&quot;)" office:value-type="string" office:string-value="/home/peter/Thesis/ForcedAligner/Aligner1/wav/FNQ117_16.wav">
            <text:p>/home/peter/Thesis/ForcedAligner/Aligner1/wav/FNQ117_16.wav</text:p>
          </table:table-cell>
          <table:table-cell office:value-type="string">
            <text:p>merci enfin pour le groupe nouveau centre la parole est à monsieur nicolas perruchot.</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685];[.B685])" office:value-type="string" office:string-value="2May">
            <text:p>2May</text:p>
          </table:table-cell>
          <table:table-cell office:value-type="float" office:value="67">
            <text:p>67</text:p>
          </table:table-cell>
          <table:table-cell office:value-type="float" office:value="117">
            <text:p>117</text:p>
          </table:table-cell>
          <table:table-cell table:formula="of:=IF([.E685]=[.E684];[.F684]+1;1)" office:value-type="float" office:value="17">
            <text:p>17</text:p>
          </table:table-cell>
          <table:table-cell table:formula="of:=CONCATENATE(&quot;/home/peter/Thesis/ForcedAligner/Aligner1/wav/11025/&quot;;[.C685];[.D685];&quot;.wav&quot;)" office:value-type="string" office:string-value="/home/peter/Thesis/ForcedAligner/Aligner1/wav/11025/2May67.wav">
            <text:p>/home/peter/Thesis/ForcedAligner/Aligner1/wav/11025/2May67.wav</text:p>
          </table:table-cell>
          <table:table-cell table:formula="of:=CONCATENATE(&quot;/home/peter/Thesis/ForcedAligner/Aligner1/wav/&quot;;&quot;FNQ&quot;;[.E685];&quot;_&quot;;[.F685];&quot;.wav&quot;)" office:value-type="string" office:string-value="/home/peter/Thesis/ForcedAligner/Aligner1/wav/FNQ117_17.wav">
            <text:p>/home/peter/Thesis/ForcedAligner/Aligner1/wav/FNQ117_17.wav</text:p>
          </table:table-cell>
          <table:table-cell office:value-type="string">
            <text:p>bien mes chers collègues le scrutin est annoncé dans l' enceinte de l' assemblée nationale. en application de l' article soixante cinq du règlement, la conférence des présidents a décidé que le vote se déroulerait dans les salles voisines de la salle des séances. le scrutin est ouvert pour trente minutes: il sera donc clos à vingt heures quarante six. je vais maintenant suspendre la séance. elle sera reprise, pour la proclamation du résultat, vers donc vingt heures cinquante.</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686];[.B686])" office:value-type="string" office:string-value="2May">
            <text:p>2May</text:p>
          </table:table-cell>
          <table:table-cell office:value-type="float" office:value="68">
            <text:p>68</text:p>
          </table:table-cell>
          <table:table-cell office:value-type="float" office:value="117">
            <text:p>117</text:p>
          </table:table-cell>
          <table:table-cell table:formula="of:=IF([.E686]=[.E685];[.F685]+1;1)" office:value-type="float" office:value="18">
            <text:p>18</text:p>
          </table:table-cell>
          <table:table-cell table:formula="of:=CONCATENATE(&quot;/home/peter/Thesis/ForcedAligner/Aligner1/wav/11025/&quot;;[.C686];[.D686];&quot;.wav&quot;)" office:value-type="string" office:string-value="/home/peter/Thesis/ForcedAligner/Aligner1/wav/11025/2May68.wav">
            <text:p>/home/peter/Thesis/ForcedAligner/Aligner1/wav/11025/2May68.wav</text:p>
          </table:table-cell>
          <table:table-cell table:formula="of:=CONCATENATE(&quot;/home/peter/Thesis/ForcedAligner/Aligner1/wav/&quot;;&quot;FNQ&quot;;[.E686];&quot;_&quot;;[.F686];&quot;.wav&quot;)" office:value-type="string" office:string-value="/home/peter/Thesis/ForcedAligner/Aligner1/wav/FNQ117_18.wav">
            <text:p>/home/peter/Thesis/ForcedAligner/Aligner1/wav/FNQ117_18.wav</text:p>
          </table:table-cell>
          <table:table-cell office:value-type="string">
            <text:p>la séance est suspendue.</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687];[.B687])" office:value-type="string" office:string-value="2May">
            <text:p>2May</text:p>
          </table:table-cell>
          <table:table-cell office:value-type="float" office:value="69">
            <text:p>69</text:p>
          </table:table-cell>
          <table:table-cell office:value-type="float" office:value="117">
            <text:p>117</text:p>
          </table:table-cell>
          <table:table-cell table:formula="of:=IF([.E687]=[.E686];[.F686]+1;1)" office:value-type="float" office:value="19">
            <text:p>19</text:p>
          </table:table-cell>
          <table:table-cell table:formula="of:=CONCATENATE(&quot;/home/peter/Thesis/ForcedAligner/Aligner1/wav/11025/&quot;;[.C687];[.D687];&quot;.wav&quot;)" office:value-type="string" office:string-value="/home/peter/Thesis/ForcedAligner/Aligner1/wav/11025/2May69.wav">
            <text:p>/home/peter/Thesis/ForcedAligner/Aligner1/wav/11025/2May69.wav</text:p>
          </table:table-cell>
          <table:table-cell table:formula="of:=CONCATENATE(&quot;/home/peter/Thesis/ForcedAligner/Aligner1/wav/&quot;;&quot;FNQ&quot;;[.E687];&quot;_&quot;;[.F687];&quot;.wav&quot;)" office:value-type="string" office:string-value="/home/peter/Thesis/ForcedAligner/Aligner1/wav/FNQ117_19.wav">
            <text:p>/home/peter/Thesis/ForcedAligner/Aligner1/wav/FNQ117_19.wav</text:p>
          </table:table-cell>
          <table:table-cell office:value-type="string">
            <text:p>la séance est reprise. voici le résultat du scrutin: nombre de votants deux cent trente huit. nombre de suffrages exprimés deux cent trente sept. majorité absolue des suffrages exprimés cent dix neuf. pour l' approbation cent soixante trois. contre soixante quatorze. l' assemblée a approuvé la déclaration du gouvernement sur le programme de stabilité européenne. prochaine séance, demain à quinze heures: questions au gouvernement; votes solennels sur la proposition de loi relative à la compétitivité de l' agriculture française la proposition de loi visant à interdire l' utilisation des phtalates, des parabènes et des alkylphénols; projet de loi constitutionnel relatif à l' équilibre des finances publiques. la séance est levée.</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688];[.B688])" office:value-type="string" office:string-value="2May">
            <text:p>2May</text:p>
          </table:table-cell>
          <table:table-cell office:value-type="float" office:value="12">
            <text:p>12</text:p>
          </table:table-cell>
          <table:table-cell office:value-type="float" office:value="117">
            <text:p>117</text:p>
          </table:table-cell>
          <table:table-cell table:formula="of:=IF([.E688]=[.E687];[.F687]+1;1)" office:value-type="float" office:value="20">
            <text:p>20</text:p>
          </table:table-cell>
          <table:table-cell table:formula="of:=CONCATENATE(&quot;/home/peter/Thesis/ForcedAligner/Aligner1/wav/11025/&quot;;[.C688];[.D688];&quot;.wav&quot;)" office:value-type="string" office:string-value="/home/peter/Thesis/ForcedAligner/Aligner1/wav/11025/2May12.wav">
            <text:p>/home/peter/Thesis/ForcedAligner/Aligner1/wav/11025/2May12.wav</text:p>
          </table:table-cell>
          <table:table-cell table:formula="of:=CONCATENATE(&quot;/home/peter/Thesis/ForcedAligner/Aligner1/wav/&quot;;&quot;FNQ&quot;;[.E688];&quot;_&quot;;[.F688];&quot;.wav&quot;)" office:value-type="string" office:string-value="/home/peter/Thesis/ForcedAligner/Aligner1/wav/FNQ117_20.wav">
            <text:p>/home/peter/Thesis/ForcedAligner/Aligner1/wav/FNQ117_20.wav</text:p>
          </table:table-cell>
          <table:table-cell office:value-type="string">
            <text:p>merci monsieur le rapporteur. la parole est maintenant à monsieur pierre lequiller, président de la commission des affaires européennes pour dix minutes.</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689];[.B689])" office:value-type="string" office:string-value="2May">
            <text:p>2May</text:p>
          </table:table-cell>
          <table:table-cell office:value-type="float" office:value="14">
            <text:p>14</text:p>
          </table:table-cell>
          <table:table-cell office:value-type="float" office:value="117">
            <text:p>117</text:p>
          </table:table-cell>
          <table:table-cell table:formula="of:=IF([.E689]=[.E688];[.F688]+1;1)" office:value-type="float" office:value="21">
            <text:p>21</text:p>
          </table:table-cell>
          <table:table-cell table:formula="of:=CONCATENATE(&quot;/home/peter/Thesis/ForcedAligner/Aligner1/wav/11025/&quot;;[.C689];[.D689];&quot;.wav&quot;)" office:value-type="string" office:string-value="/home/peter/Thesis/ForcedAligner/Aligner1/wav/11025/2May14.wav">
            <text:p>/home/peter/Thesis/ForcedAligner/Aligner1/wav/11025/2May14.wav</text:p>
          </table:table-cell>
          <table:table-cell table:formula="of:=CONCATENATE(&quot;/home/peter/Thesis/ForcedAligner/Aligner1/wav/&quot;;&quot;FNQ&quot;;[.E689];&quot;_&quot;;[.F689];&quot;.wav&quot;)" office:value-type="string" office:string-value="/home/peter/Thesis/ForcedAligner/Aligner1/wav/FNQ117_21.wav">
            <text:p>/home/peter/Thesis/ForcedAligner/Aligner1/wav/FNQ117_21.wav</text:p>
          </table:table-cell>
          <table:table-cell office:value-type="string">
            <text:p>bien. la parole maintenant pour le groupe ump est à monsieur michel bouvard pour cinq minutes.</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690];[.B690])" office:value-type="string" office:string-value="2May">
            <text:p>2May</text:p>
          </table:table-cell>
          <table:table-cell office:value-type="float" office:value="16">
            <text:p>16</text:p>
          </table:table-cell>
          <table:table-cell office:value-type="float" office:value="117">
            <text:p>117</text:p>
          </table:table-cell>
          <table:table-cell table:formula="of:=IF([.E690]=[.E689];[.F689]+1;1)" office:value-type="float" office:value="22">
            <text:p>22</text:p>
          </table:table-cell>
          <table:table-cell table:formula="of:=CONCATENATE(&quot;/home/peter/Thesis/ForcedAligner/Aligner1/wav/11025/&quot;;[.C690];[.D690];&quot;.wav&quot;)" office:value-type="string" office:string-value="/home/peter/Thesis/ForcedAligner/Aligner1/wav/11025/2May16.wav">
            <text:p>/home/peter/Thesis/ForcedAligner/Aligner1/wav/11025/2May16.wav</text:p>
          </table:table-cell>
          <table:table-cell table:formula="of:=CONCATENATE(&quot;/home/peter/Thesis/ForcedAligner/Aligner1/wav/&quot;;&quot;FNQ&quot;;[.E690];&quot;_&quot;;[.F690];&quot;.wav&quot;)" office:value-type="string" office:string-value="/home/peter/Thesis/ForcedAligner/Aligner1/wav/FNQ117_22.wav">
            <text:p>/home/peter/Thesis/ForcedAligner/Aligner1/wav/FNQ117_22.wav</text:p>
          </table:table-cell>
          <table:table-cell office:value-type="string">
            <text:p>{ns} pour le groupe src la parole est à monsieur christophe caresche pour dix minutes.</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691];[.B691])" office:value-type="string" office:string-value="2May">
            <text:p>2May</text:p>
          </table:table-cell>
          <table:table-cell office:value-type="float" office:value="18">
            <text:p>18</text:p>
          </table:table-cell>
          <table:table-cell office:value-type="float" office:value="117">
            <text:p>117</text:p>
          </table:table-cell>
          <table:table-cell table:formula="of:=IF([.E691]=[.E690];[.F690]+1;1)" office:value-type="float" office:value="23">
            <text:p>23</text:p>
          </table:table-cell>
          <table:table-cell table:formula="of:=CONCATENATE(&quot;/home/peter/Thesis/ForcedAligner/Aligner1/wav/11025/&quot;;[.C691];[.D691];&quot;.wav&quot;)" office:value-type="string" office:string-value="/home/peter/Thesis/ForcedAligner/Aligner1/wav/11025/2May18.wav">
            <text:p>/home/peter/Thesis/ForcedAligner/Aligner1/wav/11025/2May18.wav</text:p>
          </table:table-cell>
          <table:table-cell table:formula="of:=CONCATENATE(&quot;/home/peter/Thesis/ForcedAligner/Aligner1/wav/&quot;;&quot;FNQ&quot;;[.E691];&quot;_&quot;;[.F691];&quot;.wav&quot;)" office:value-type="string" office:string-value="/home/peter/Thesis/ForcedAligner/Aligner1/wav/FNQ117_23.wav">
            <text:p>/home/peter/Thesis/ForcedAligner/Aligner1/wav/FNQ117_23.wav</text:p>
          </table:table-cell>
          <table:table-cell office:value-type="string">
            <text:p>vous avez déjà excéder votre temps de parole. donc acheminer vous vers votre conclusion.</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692];[.B692])" office:value-type="string" office:string-value="2May">
            <text:p>2May</text:p>
          </table:table-cell>
          <table:table-cell office:value-type="float" office:value="20">
            <text:p>20</text:p>
          </table:table-cell>
          <table:table-cell office:value-type="float" office:value="117">
            <text:p>117</text:p>
          </table:table-cell>
          <table:table-cell table:formula="of:=IF([.E692]=[.E691];[.F691]+1;1)" office:value-type="float" office:value="24">
            <text:p>24</text:p>
          </table:table-cell>
          <table:table-cell table:formula="of:=CONCATENATE(&quot;/home/peter/Thesis/ForcedAligner/Aligner1/wav/11025/&quot;;[.C692];[.D692];&quot;.wav&quot;)" office:value-type="string" office:string-value="/home/peter/Thesis/ForcedAligner/Aligner1/wav/11025/2May20.wav">
            <text:p>/home/peter/Thesis/ForcedAligner/Aligner1/wav/11025/2May20.wav</text:p>
          </table:table-cell>
          <table:table-cell table:formula="of:=CONCATENATE(&quot;/home/peter/Thesis/ForcedAligner/Aligner1/wav/&quot;;&quot;FNQ&quot;;[.E692];&quot;_&quot;;[.F692];&quot;.wav&quot;)" office:value-type="string" office:string-value="/home/peter/Thesis/ForcedAligner/Aligner1/wav/FNQ117_24.wav">
            <text:p>/home/peter/Thesis/ForcedAligner/Aligner1/wav/FNQ117_24.wav</text:p>
          </table:table-cell>
          <table:table-cell office:value-type="string">
            <text:p>merci monsieur carrez. la parole pour le groupe gdr est à monsieur marc dolez. pour dix minutes.</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693];[.B693])" office:value-type="string" office:string-value="2May">
            <text:p>2May</text:p>
          </table:table-cell>
          <table:table-cell office:value-type="float" office:value="22">
            <text:p>22</text:p>
          </table:table-cell>
          <table:table-cell office:value-type="float" office:value="117">
            <text:p>117</text:p>
          </table:table-cell>
          <table:table-cell table:formula="of:=IF([.E693]=[.E692];[.F692]+1;1)" office:value-type="float" office:value="25">
            <text:p>25</text:p>
          </table:table-cell>
          <table:table-cell table:formula="of:=CONCATENATE(&quot;/home/peter/Thesis/ForcedAligner/Aligner1/wav/11025/&quot;;[.C693];[.D693];&quot;.wav&quot;)" office:value-type="string" office:string-value="/home/peter/Thesis/ForcedAligner/Aligner1/wav/11025/2May22.wav">
            <text:p>/home/peter/Thesis/ForcedAligner/Aligner1/wav/11025/2May22.wav</text:p>
          </table:table-cell>
          <table:table-cell table:formula="of:=CONCATENATE(&quot;/home/peter/Thesis/ForcedAligner/Aligner1/wav/&quot;;&quot;FNQ&quot;;[.E693];&quot;_&quot;;[.F693];&quot;.wav&quot;)" office:value-type="string" office:string-value="/home/peter/Thesis/ForcedAligner/Aligner1/wav/FNQ117_25.wav">
            <text:p>/home/peter/Thesis/ForcedAligner/Aligner1/wav/FNQ117_25.wav</text:p>
          </table:table-cell>
          <table:table-cell office:value-type="string">
            <text:p>merci. pour le groupe nouveau centre la parole est à monsieur charles de courson pour dix minutes.</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694];[.B694])" office:value-type="string" office:string-value="2May">
            <text:p>2May</text:p>
          </table:table-cell>
          <table:table-cell office:value-type="float" office:value="32">
            <text:p>32</text:p>
          </table:table-cell>
          <table:table-cell office:value-type="float" office:value="117">
            <text:p>117</text:p>
          </table:table-cell>
          <table:table-cell table:formula="of:=IF([.E694]=[.E693];[.F693]+1;1)" office:value-type="float" office:value="26">
            <text:p>26</text:p>
          </table:table-cell>
          <table:table-cell table:formula="of:=CONCATENATE(&quot;/home/peter/Thesis/ForcedAligner/Aligner1/wav/11025/&quot;;[.C694];[.D694];&quot;.wav&quot;)" office:value-type="string" office:string-value="/home/peter/Thesis/ForcedAligner/Aligner1/wav/11025/2May32.wav">
            <text:p>/home/peter/Thesis/ForcedAligner/Aligner1/wav/11025/2May32.wav</text:p>
          </table:table-cell>
          <table:table-cell table:formula="of:=CONCATENATE(&quot;/home/peter/Thesis/ForcedAligner/Aligner1/wav/&quot;;&quot;FNQ&quot;;[.E694];&quot;_&quot;;[.F694];&quot;.wav&quot;)" office:value-type="string" office:string-value="/home/peter/Thesis/ForcedAligner/Aligner1/wav/FNQ117_26.wav">
            <text:p>/home/peter/Thesis/ForcedAligner/Aligner1/wav/FNQ117_26.wav</text:p>
          </table:table-cell>
          <table:table-cell office:value-type="string">
            <text:p>merci monsieur de courson pour le groupe ump la parole est à monsieur mariton pour cinq minutes.</text:p>
          </table:table-cell>
        </table:table-row>
        <table:table-row table:style-name="ro1">
          <table:table-cell office:value-type="float" office:value="5">
            <text:p>5</text:p>
          </table:table-cell>
          <table:table-cell office:value-type="string">
            <text:p>May</text:p>
          </table:table-cell>
          <table:table-cell table:formula="of:=CONCATENATE([.A695];[.B695])" office:value-type="string" office:string-value="5May">
            <text:p>5May</text:p>
          </table:table-cell>
          <table:table-cell office:value-type="float" office:value="105">
            <text:p>105</text:p>
          </table:table-cell>
          <table:table-cell office:value-type="float" office:value="131">
            <text:p>131</text:p>
          </table:table-cell>
          <table:table-cell table:formula="of:=IF([.E695]=[.E694];[.F694]+1;1)" office:value-type="float" office:value="1">
            <text:p>1</text:p>
          </table:table-cell>
          <table:table-cell table:formula="of:=CONCATENATE(&quot;/home/peter/Thesis/ForcedAligner/Aligner1/wav/11025/&quot;;[.C695];[.D695];&quot;.wav&quot;)" office:value-type="string" office:string-value="/home/peter/Thesis/ForcedAligner/Aligner1/wav/11025/5May105.wav">
            <text:p>/home/peter/Thesis/ForcedAligner/Aligner1/wav/11025/5May105.wav</text:p>
          </table:table-cell>
          <table:table-cell table:formula="of:=CONCATENATE(&quot;/home/peter/Thesis/ForcedAligner/Aligner1/wav/&quot;;&quot;FNQ&quot;;[.E695];&quot;_&quot;;[.F695];&quot;.wav&quot;)" office:value-type="string" office:string-value="/home/peter/Thesis/ForcedAligner/Aligner1/wav/FNQ131_1.wav">
            <text:p>/home/peter/Thesis/ForcedAligner/Aligner1/wav/FNQ131_1.wav</text:p>
          </table:table-cell>
          <table:table-cell office:value-type="string">
            <text:p>dans la continuité des amendements qui vient d' être déjà proposés et, surtout, euh dans les engagements pris par euh groupe d' opposition, cet amendement tente simplement à supprimer le conseiller territorial. euh qui euh aura des euh le conseiller territorial et qui aura siéger dans deux assemblées différentes, on vient de le dire, on ayant peut être à voter d' une façon contradictoire, une fois dans la majorité, une fois dans l' opposition, sur des euh dossiers dès fois difficiles. et euh on voit bien que avec euh en plus euh les compétences qui vont et et évoluer les moyens qui diminuent, et bien ce conseiller territorial écharpa à la proximité ne sera plus le porteur du message d' un territoire, fût il des des départemental. mais simplement, je l' ai entendu dire par une éminente personnalité membre du gouvernement, ce seront des professionnels. c' est nier la politique, c' est nier le militantisme, c' est nier tout simplement la légitimité de l' élu à non seulement défendre son territoire mais, défendre surtout, et avant tout l' intérêt général. et donc, ces conseillers territoriaux de toute façon seront mort-nés. avant même que d' exister c' est je crois que le combat politique que nous devons mener mais on peut le débuter ici, en ayant peut-être d' autres collègues qui sur d' autres bancs peuvent se dire c' est une mauvaise histoire qui est en train de s' écrire actuellement.</text:p>
          </table:table-cell>
        </table:table-row>
        <table:table-row table:style-name="ro1">
          <table:table-cell office:value-type="float" office:value="5">
            <text:p>5</text:p>
          </table:table-cell>
          <table:table-cell office:value-type="string">
            <text:p>May</text:p>
          </table:table-cell>
          <table:table-cell table:formula="of:=CONCATENATE([.A696];[.B696])" office:value-type="string" office:string-value="5May">
            <text:p>5May</text:p>
          </table:table-cell>
          <table:table-cell office:value-type="string">
            <text:p>101a</text:p>
          </table:table-cell>
          <table:table-cell office:value-type="float" office:value="131">
            <text:p>131</text:p>
          </table:table-cell>
          <table:table-cell table:formula="of:=IF([.E696]=[.E695];[.F695]+1;1)" office:value-type="float" office:value="2">
            <text:p>2</text:p>
          </table:table-cell>
          <table:table-cell table:formula="of:=CONCATENATE(&quot;/home/peter/Thesis/ForcedAligner/Aligner1/wav/11025/&quot;;[.C696];[.D696];&quot;.wav&quot;)" office:value-type="string" office:string-value="/home/peter/Thesis/ForcedAligner/Aligner1/wav/11025/5May101a.wav">
            <text:p>/home/peter/Thesis/ForcedAligner/Aligner1/wav/11025/5May101a.wav</text:p>
          </table:table-cell>
          <table:table-cell table:formula="of:=CONCATENATE(&quot;/home/peter/Thesis/ForcedAligner/Aligner1/wav/&quot;;&quot;FNQ&quot;;[.E696];&quot;_&quot;;[.F696];&quot;.wav&quot;)" office:value-type="string" office:string-value="/home/peter/Thesis/ForcedAligner/Aligner1/wav/FNQ131_2.wav">
            <text:p>/home/peter/Thesis/ForcedAligner/Aligner1/wav/FNQ131_2.wav</text:p>
          </table:table-cell>
          <table:table-cell office:value-type="string">
            <text:p>monsieur le président, monsieur le ministre, monsieur le rapporteur, mes chers collègues. je vais simplement dire que le débat sur le conseiller territorial n' est pas terminé, même si la loi euh est est votée. on peut donner l' exemple de paris, où l' assemblée se transforme de conseil municipal en conseil général; sauf que c' est la même majorité, c' est la même opposition, ce sont les mêmes non inscrits, il y a une continuité ce sera pas le cas. j' ai pris, au hasard, département qui m' est cher mais dans une géographie particulière la meuse. nous avons six conseillers régionaux nous avons trente et un conseillers euh généraux; soit trente-sept demain quinze, la censure du conseil constitutionnel a réduit le nombre de dix-neuf voulu par les sénateurs à quinze. moi, j' ai ici à de vos anciens collègues, membre de la majorité président du conseil général de la meuse. les termes qu' il utilise en écrivant un courrier à ma destination et sont quand même forts: hold-up électoral, désintégration des territoires ruraux: c' est vraiment une mise en accusation. alors que nous avions jusqu' à présent, des élus dits de proximité o, avec des iniquités, parce que euh entre un canton de quinze cents habitants et un canton de dix mille habitants. y a quelques nuances. il n' empêche que ces élus participaient à la cohésion républicaine, à la proximité, à la défense des territoires. les diverses lois qui viennent d' être votées</text:p>
          </table:table-cell>
        </table:table-row>
        <table:table-row table:style-name="ro1">
          <table:table-cell office:value-type="float" office:value="5">
            <text:p>5</text:p>
          </table:table-cell>
          <table:table-cell office:value-type="string">
            <text:p>May</text:p>
          </table:table-cell>
          <table:table-cell table:formula="of:=CONCATENATE([.A697];[.B697])" office:value-type="string" office:string-value="5May">
            <text:p>5May</text:p>
          </table:table-cell>
          <table:table-cell office:value-type="string">
            <text:p>101b</text:p>
          </table:table-cell>
          <table:table-cell office:value-type="float" office:value="131">
            <text:p>131</text:p>
          </table:table-cell>
          <table:table-cell table:formula="of:=IF([.E697]=[.E696];[.F696]+1;1)" office:value-type="float" office:value="3">
            <text:p>3</text:p>
          </table:table-cell>
          <table:table-cell table:formula="of:=CONCATENATE(&quot;/home/peter/Thesis/ForcedAligner/Aligner1/wav/11025/&quot;;[.C697];[.D697];&quot;.wav&quot;)" office:value-type="string" office:string-value="/home/peter/Thesis/ForcedAligner/Aligner1/wav/11025/5May101b.wav">
            <text:p>/home/peter/Thesis/ForcedAligner/Aligner1/wav/11025/5May101b.wav</text:p>
          </table:table-cell>
          <table:table-cell table:formula="of:=CONCATENATE(&quot;/home/peter/Thesis/ForcedAligner/Aligner1/wav/&quot;;&quot;FNQ&quot;;[.E697];&quot;_&quot;;[.F697];&quot;.wav&quot;)" office:value-type="string" office:string-value="/home/peter/Thesis/ForcedAligner/Aligner1/wav/FNQ131_3.wav">
            <text:p>/home/peter/Thesis/ForcedAligner/Aligner1/wav/FNQ131_3.wav</text:p>
          </table:table-cell>
          <table:table-cell office:value-type="string">
            <text:p>ou celles qui sont en préparation sont des lois anti-ruralité. et on voit bien à travers ce qui se prépare; s' il devait avoir une continuité, dans la gouvernance de notre république c' est la nation qui se désintègre car en définitive: il n' y aura plus de départements, et on voit bien comment on prépare la suppression des communes totalement autonomes. et bien rien que pour cela, monsieur le ministre, je pense qu' il faudra revoir cette copie, à l' occasion de ce qui peut-être se passera en deux mille douze, et si sa n' était pas le cas je peux vous assurer que vous êtes entrain de démolir des territoires ruraux. et donc, monsieur le président, merci de m' avoir autorisé néanmoins, à prendre la parole </text:p>
          </table:table-cell>
        </table:table-row>
        <table:table-row table:style-name="ro1">
          <table:table-cell table:number-columns-repeated="2"/>
          <table:table-cell office:value-type="string">
            <text:p>4_1May</text:p>
          </table:table-cell>
          <table:table-cell office:value-type="string">
            <text:p>21a</text:p>
          </table:table-cell>
          <table:table-cell office:value-type="float" office:value="135">
            <text:p>135</text:p>
          </table:table-cell>
          <table:table-cell table:formula="of:=IF([.E698]=[.E697];[.F697]+1;1)" office:value-type="float" office:value="1">
            <text:p>1</text:p>
          </table:table-cell>
          <table:table-cell table:formula="of:=CONCATENATE(&quot;/home/peter/Thesis/ForcedAligner/Aligner1/wav/11025/&quot;;[.C698];[.D698];&quot;.wav&quot;)" office:value-type="string" office:string-value="/home/peter/Thesis/ForcedAligner/Aligner1/wav/11025/4_1May21a.wav">
            <text:p>/home/peter/Thesis/ForcedAligner/Aligner1/wav/11025/4_1May21a.wav</text:p>
          </table:table-cell>
          <table:table-cell table:formula="of:=CONCATENATE(&quot;/home/peter/Thesis/ForcedAligner/Aligner1/wav/&quot;;&quot;FNQ&quot;;[.E698];&quot;_&quot;;[.F698];&quot;.wav&quot;)" office:value-type="string" office:string-value="/home/peter/Thesis/ForcedAligner/Aligner1/wav/FNQ135_1.wav">
            <text:p>/home/peter/Thesis/ForcedAligner/Aligner1/wav/FNQ135_1.wav</text:p>
          </table:table-cell>
          <table:table-cell office:value-type="string">
            <text:p>merci monsieur le président. monsieur le premier ministre, votre réforme des retraites ne passe pas: huit français sur dix souhaitent qu' elle fasse l' objet d' un nouveau débat. ce désaveu devrait vous conduire au moins à honorer votre propre parole sur la prise en compte de la pénibilité. en octobre, vous avez refusé notre proposition de retenir l' espérance de vie comme critère. vous avez adopté euh une approche exclusivement médicale, qui ne peut bénéficier qu' à ceux que la maladie a hélas rattrapés avant le départ en retraite. la moindre des choses aurait été de tenir votre engagement pour les salariés justifiant d' un taux d' incapacité permanente de plus de dix pour cent. depuis janvier, au moyen de décrets d' application, vous avez au contraire rogné la portée de ce principe minimum: à l' invalidité, vous avez ajouté la nécessité d' une durée d' exposition minimale de dix sept ans et vous exigez du salarié qu' il la prouve avec des documents fournis exclusivement par son employeur. les conditions sont si restrictives que ce droit ne bénéficiera qu' à une infime minorité. en matière de prévention, vous avez hier trahi votre engagement en multipliant les seuils d' exception, en ne donnant aucune obligation de résultat à la négociation et en minimisant les pénibilité les pénalités éventuelles pour les entreprises irrespectueuses.</text:p>
          </table:table-cell>
        </table:table-row>
        <table:table-row table:style-name="ro1">
          <table:table-cell table:number-columns-repeated="2"/>
          <table:table-cell office:value-type="string">
            <text:p>4_1May</text:p>
          </table:table-cell>
          <table:table-cell office:value-type="string">
            <text:p>21b</text:p>
          </table:table-cell>
          <table:table-cell office:value-type="float" office:value="135">
            <text:p>135</text:p>
          </table:table-cell>
          <table:table-cell table:formula="of:=IF([.E699]=[.E698];[.F698]+1;1)" office:value-type="float" office:value="2">
            <text:p>2</text:p>
          </table:table-cell>
          <table:table-cell table:formula="of:=CONCATENATE(&quot;/home/peter/Thesis/ForcedAligner/Aligner1/wav/11025/&quot;;[.C699];[.D699];&quot;.wav&quot;)" office:value-type="string" office:string-value="/home/peter/Thesis/ForcedAligner/Aligner1/wav/11025/4_1May21b.wav">
            <text:p>/home/peter/Thesis/ForcedAligner/Aligner1/wav/11025/4_1May21b.wav</text:p>
          </table:table-cell>
          <table:table-cell table:formula="of:=CONCATENATE(&quot;/home/peter/Thesis/ForcedAligner/Aligner1/wav/&quot;;&quot;FNQ&quot;;[.E699];&quot;_&quot;;[.F699];&quot;.wav&quot;)" office:value-type="string" office:string-value="/home/peter/Thesis/ForcedAligner/Aligner1/wav/FNQ135_2.wav">
            <text:p>/home/peter/Thesis/ForcedAligner/Aligner1/wav/FNQ135_2.wav</text:p>
          </table:table-cell>
          <table:table-cell office:value-type="string">
            <text:p>devant tant de duplicité, je ne sais si le temps est encore aux questions. pour sa part, le parti socialiste a pris l' engagement de rétablir l' âge légal de départ à la retraite à soixante ans. parce que c' est la protection chers collègues, je vous en prie! pour ceux qui ont commencé à travailler tôt en exerçant les métiers les plus pénibles. monsieur le premier ministre, la perte de confiance dans votre gouvernement et de votre majorité est abyssale. vous ne la retrouverez pas au prix d' une nouvelle trahison. la france qui se lève tôt a aussi la mémoire!</text:p>
          </table:table-cell>
        </table:table-row>
        <table:table-row table:style-name="ro1">
          <table:table-cell table:number-columns-repeated="2"/>
          <table:table-cell office:value-type="string">
            <text:p>3_1May</text:p>
          </table:table-cell>
          <table:table-cell office:value-type="float" office:value="17">
            <text:p>17</text:p>
          </table:table-cell>
          <table:table-cell office:value-type="float" office:value="139">
            <text:p>139</text:p>
          </table:table-cell>
          <table:table-cell table:formula="of:=IF([.E700]=[.E699];[.F699]+1;1)" office:value-type="float" office:value="1">
            <text:p>1</text:p>
          </table:table-cell>
          <table:table-cell table:formula="of:=CONCATENATE(&quot;/home/peter/Thesis/ForcedAligner/Aligner1/wav/11025/&quot;;[.C700];[.D700];&quot;.wav&quot;)" office:value-type="string" office:string-value="/home/peter/Thesis/ForcedAligner/Aligner1/wav/11025/3_1May17.wav">
            <text:p>/home/peter/Thesis/ForcedAligner/Aligner1/wav/11025/3_1May17.wav</text:p>
          </table:table-cell>
          <table:table-cell table:formula="of:=CONCATENATE(&quot;/home/peter/Thesis/ForcedAligner/Aligner1/wav/&quot;;&quot;FNQ&quot;;[.E700];&quot;_&quot;;[.F700];&quot;.wav&quot;)" office:value-type="string" office:string-value="/home/peter/Thesis/ForcedAligner/Aligner1/wav/FNQ139_1.wav">
            <text:p>/home/peter/Thesis/ForcedAligner/Aligner1/wav/FNQ139_1.wav</text:p>
          </table:table-cell>
          <table:table-cell office:value-type="string">
            <text:p>monsieur le président, monsieur le premier ministre, le deux mai deux mille onze restera un beau jour pour la liberté des hommes. aujourd'hui disparaît la première organisation terroriste planétaire de l' histoire. comment, à cet instant, ne pas penser aux victimes de new york, de londres, de madrid, mais aussi à celles d' égypte, de jordanie, de turquie, d' indonésie, d' irak et, il y a quelques jours encore, du maroc? n' oublions pas qu' al qaida c' était d' abord et surtout l' ennemi des peuples musulmans qu' elle voulait asservir. al qaida, c' était aussi une nécessité sécuritaire qui a envahi pendant dix ans nos vies quotidiennes, portant insidieusement atteinte à nos libertés individuelles et collectives. le terrorisme va changer de forme. al qaida est stratégiquement morte. certes, elle a été épuisée par le harcèlement des services secrets occidentaux, mais surtout et d' abord, c' est la jeunesse arabe, par ses révolutions démocratiques, qui a tué politiquement ben laden. l' amérique a heureusement porté le coup de grâce à cette aventure morbide. certains voudront succéder à ben laden, d' autres engageront des actions de vengeance et des terrorismes régionaux prendront le relais. ils devront être traités au cas par cas et pas seulement par des moyens militaires. une fois de plus, nous constatons que les opérations ciblées et renseignées obtiennent des résultats, pas la guerre globale. nous sommes allés en afghanistan par solidarité avec nos alliés; c' était notre devoir. nous y sommes allés pour traquer al qaida et ben laden. notre objectif de guerre, aujourd'hui, s' estompe. il faudra donc, maintenant monsieur le premier ministre, discuter avec nos alliés d' une adaptation concertée de notre dispositif en afghanistan. donnons cette chance à l' espoir de paix.</text:p>
          </table:table-cell>
        </table:table-row>
        <table:table-row table:style-name="ro1">
          <table:table-cell table:number-columns-repeated="2"/>
          <table:table-cell office:value-type="string">
            <text:p>4_1May</text:p>
          </table:table-cell>
          <table:table-cell office:value-type="float" office:value="66">
            <text:p>66</text:p>
          </table:table-cell>
          <table:table-cell office:value-type="float" office:value="141">
            <text:p>141</text:p>
          </table:table-cell>
          <table:table-cell table:formula="of:=IF([.E701]=[.E700];[.F700]+1;1)" office:value-type="float" office:value="1">
            <text:p>1</text:p>
          </table:table-cell>
          <table:table-cell table:formula="of:=CONCATENATE(&quot;/home/peter/Thesis/ForcedAligner/Aligner1/wav/11025/&quot;;[.C701];[.D701];&quot;.wav&quot;)" office:value-type="string" office:string-value="/home/peter/Thesis/ForcedAligner/Aligner1/wav/11025/4_1May66.wav">
            <text:p>/home/peter/Thesis/ForcedAligner/Aligner1/wav/11025/4_1May66.wav</text:p>
          </table:table-cell>
          <table:table-cell table:formula="of:=CONCATENATE(&quot;/home/peter/Thesis/ForcedAligner/Aligner1/wav/&quot;;&quot;FNQ&quot;;[.E701];&quot;_&quot;;[.F701];&quot;.wav&quot;)" office:value-type="string" office:string-value="/home/peter/Thesis/ForcedAligner/Aligner1/wav/FNQ141_1.wav">
            <text:p>/home/peter/Thesis/ForcedAligner/Aligner1/wav/FNQ141_1.wav</text:p>
          </table:table-cell>
          <table:table-cell office:value-type="string">
            <text:p>monsieur le président, mes chers collègues. ma question s' adresse à monsieur le ministre du travail, de l' emploi et de la santé. monsieur le ministre, dans son dernier rapport de septembre deux mille dix sur la sécurité sociale, la cour des comptes a lancé une mise en garde à propos de suspicions de fraude concernant les pensions de retraite versées à des personnes résidant en algérie. elle a en effet constaté que, selon la direction de la sécurité sociale, le nombre de centenaires pensionnés du régime général dans ce pays est supérieur à celui recensé par les services chargés du recensement pour toute l' algérie. cette anomalie statistique laisse craindre, à l' évidence, des dissimulations. des contrôles renforcés ont été décidés en application d' un décret d' octobre deux mille neuf qui prévoit qu' une attestation d' existence pourra être exigée de une à quatre fois par an et que des contrôles pourront être diligentés par des correspondants agréés. mais le ciblage prioritaire de ces contrôles, tel qu' il a été décidé au sein de la caisse nationale d' assurance vieillesse, porte sur la tunisie, pays qui ne se signale pas particulièrement par des incohérences statistiques. il me paraît donc indispensable de contraindre tous les bénéficiaires de pensions de retraite vivant à l' étranger à se rendre au moins une fois par an auprès de nos services consulaires, afin que ceux ci leur délivrent un certificat de vie à adresser à la caisse nationale d' assurance vieillesse, qui ne poursuivra le versement de la pension de la pension de retraite qu' au vu de ce document. pouvez vous nous indiquer, monsieur le ministre, quelles mesures vous envisage vous envisagez de prendre en ce sens?</text:p>
          </table:table-cell>
        </table:table-row>
        <table:table-row table:style-name="ro1">
          <table:table-cell office:value-type="float" office:value="5">
            <text:p>5</text:p>
          </table:table-cell>
          <table:table-cell office:value-type="string">
            <text:p>May</text:p>
          </table:table-cell>
          <table:table-cell table:formula="of:=CONCATENATE([.A702];[.B702])" office:value-type="string" office:string-value="5May">
            <text:p>5May</text:p>
          </table:table-cell>
          <table:table-cell office:value-type="float" office:value="1">
            <text:p>1</text:p>
          </table:table-cell>
          <table:table-cell office:value-type="float" office:value="146">
            <text:p>146</text:p>
          </table:table-cell>
          <table:table-cell table:formula="of:=IF([.E702]=[.E701];[.F701]+1;1)" office:value-type="float" office:value="1">
            <text:p>1</text:p>
          </table:table-cell>
          <table:table-cell table:formula="of:=CONCATENATE(&quot;/home/peter/Thesis/ForcedAligner/Aligner1/wav/11025/&quot;;[.C702];[.D702];&quot;.wav&quot;)" office:value-type="string" office:string-value="/home/peter/Thesis/ForcedAligner/Aligner1/wav/11025/5May1.wav">
            <text:p>/home/peter/Thesis/ForcedAligner/Aligner1/wav/11025/5May1.wav</text:p>
          </table:table-cell>
          <table:table-cell table:formula="of:=CONCATENATE(&quot;/home/peter/Thesis/ForcedAligner/Aligner1/wav/&quot;;&quot;FNQ&quot;;[.E702];&quot;_&quot;;[.F702];&quot;.wav&quot;)" office:value-type="string" office:string-value="/home/peter/Thesis/ForcedAligner/Aligner1/wav/FNQ146_1.wav">
            <text:p>/home/peter/Thesis/ForcedAligner/Aligner1/wav/FNQ146_1.wav</text:p>
          </table:table-cell>
          <table:table-cell office:value-type="string">
            <text:p>la séance est ouverte. l' ordre du jour appelle la discussion, après engagement de la procédure accélérée, du projet de loi fixant le nombre des conseillers territoriaux de chaque département et de chaque région. la parole est à monsieur le ministre chargé des collectivités territoriales.</text:p>
          </table:table-cell>
        </table:table-row>
        <table:table-row table:style-name="ro1">
          <table:table-cell office:value-type="float" office:value="5">
            <text:p>5</text:p>
          </table:table-cell>
          <table:table-cell office:value-type="string">
            <text:p>May</text:p>
          </table:table-cell>
          <table:table-cell table:formula="of:=CONCATENATE([.A703];[.B703])" office:value-type="string" office:string-value="5May">
            <text:p>5May</text:p>
          </table:table-cell>
          <table:table-cell office:value-type="float" office:value="18">
            <text:p>18</text:p>
          </table:table-cell>
          <table:table-cell office:value-type="float" office:value="146">
            <text:p>146</text:p>
          </table:table-cell>
          <table:table-cell table:formula="of:=IF([.E703]=[.E702];[.F702]+1;1)" office:value-type="float" office:value="2">
            <text:p>2</text:p>
          </table:table-cell>
          <table:table-cell table:formula="of:=CONCATENATE(&quot;/home/peter/Thesis/ForcedAligner/Aligner1/wav/11025/&quot;;[.C703];[.D703];&quot;.wav&quot;)" office:value-type="string" office:string-value="/home/peter/Thesis/ForcedAligner/Aligner1/wav/11025/5May18.wav">
            <text:p>/home/peter/Thesis/ForcedAligner/Aligner1/wav/11025/5May18.wav</text:p>
          </table:table-cell>
          <table:table-cell table:formula="of:=CONCATENATE(&quot;/home/peter/Thesis/ForcedAligner/Aligner1/wav/&quot;;&quot;FNQ&quot;;[.E703];&quot;_&quot;;[.F703];&quot;.wav&quot;)" office:value-type="string" office:string-value="/home/peter/Thesis/ForcedAligner/Aligner1/wav/FNQ146_2.wav">
            <text:p>/home/peter/Thesis/ForcedAligner/Aligner1/wav/FNQ146_2.wav</text:p>
          </table:table-cell>
          <table:table-cell office:value-type="string">
            <text:p>monsieur le ministre, je vous en prie.</text:p>
          </table:table-cell>
        </table:table-row>
        <table:table-row table:style-name="ro1">
          <table:table-cell office:value-type="float" office:value="5">
            <text:p>5</text:p>
          </table:table-cell>
          <table:table-cell office:value-type="string">
            <text:p>May</text:p>
          </table:table-cell>
          <table:table-cell table:formula="of:=CONCATENATE([.A704];[.B704])" office:value-type="string" office:string-value="5May">
            <text:p>5May</text:p>
          </table:table-cell>
          <table:table-cell office:value-type="float" office:value="20">
            <text:p>20</text:p>
          </table:table-cell>
          <table:table-cell office:value-type="float" office:value="146">
            <text:p>146</text:p>
          </table:table-cell>
          <table:table-cell table:formula="of:=IF([.E704]=[.E703];[.F703]+1;1)" office:value-type="float" office:value="3">
            <text:p>3</text:p>
          </table:table-cell>
          <table:table-cell table:formula="of:=CONCATENATE(&quot;/home/peter/Thesis/ForcedAligner/Aligner1/wav/11025/&quot;;[.C704];[.D704];&quot;.wav&quot;)" office:value-type="string" office:string-value="/home/peter/Thesis/ForcedAligner/Aligner1/wav/11025/5May20.wav">
            <text:p>/home/peter/Thesis/ForcedAligner/Aligner1/wav/11025/5May20.wav</text:p>
          </table:table-cell>
          <table:table-cell table:formula="of:=CONCATENATE(&quot;/home/peter/Thesis/ForcedAligner/Aligner1/wav/&quot;;&quot;FNQ&quot;;[.E704];&quot;_&quot;;[.F704];&quot;.wav&quot;)" office:value-type="string" office:string-value="/home/peter/Thesis/ForcedAligner/Aligner1/wav/FNQ146_3.wav">
            <text:p>/home/peter/Thesis/ForcedAligner/Aligner1/wav/FNQ146_3.wav</text:p>
          </table:table-cell>
          <table:table-cell office:value-type="string">
            <text:p>une explication de vote, on procède aux votes et après c' est la discussion générale, vous avez la parole monsieur roman.</text:p>
          </table:table-cell>
        </table:table-row>
        <table:table-row table:style-name="ro1">
          <table:table-cell office:value-type="float" office:value="5">
            <text:p>5</text:p>
          </table:table-cell>
          <table:table-cell office:value-type="string">
            <text:p>May</text:p>
          </table:table-cell>
          <table:table-cell table:formula="of:=CONCATENATE([.A705];[.B705])" office:value-type="string" office:string-value="5May">
            <text:p>5May</text:p>
          </table:table-cell>
          <table:table-cell office:value-type="float" office:value="22">
            <text:p>22</text:p>
          </table:table-cell>
          <table:table-cell office:value-type="float" office:value="146">
            <text:p>146</text:p>
          </table:table-cell>
          <table:table-cell table:formula="of:=IF([.E705]=[.E704];[.F704]+1;1)" office:value-type="float" office:value="4">
            <text:p>4</text:p>
          </table:table-cell>
          <table:table-cell table:formula="of:=CONCATENATE(&quot;/home/peter/Thesis/ForcedAligner/Aligner1/wav/11025/&quot;;[.C705];[.D705];&quot;.wav&quot;)" office:value-type="string" office:string-value="/home/peter/Thesis/ForcedAligner/Aligner1/wav/11025/5May22.wav">
            <text:p>/home/peter/Thesis/ForcedAligner/Aligner1/wav/11025/5May22.wav</text:p>
          </table:table-cell>
          <table:table-cell table:formula="of:=CONCATENATE(&quot;/home/peter/Thesis/ForcedAligner/Aligner1/wav/&quot;;&quot;FNQ&quot;;[.E705];&quot;_&quot;;[.F705];&quot;.wav&quot;)" office:value-type="string" office:string-value="/home/peter/Thesis/ForcedAligner/Aligner1/wav/FNQ146_4.wav">
            <text:p>/home/peter/Thesis/ForcedAligner/Aligner1/wav/FNQ146_4.wav</text:p>
          </table:table-cell>
          <table:table-cell office:value-type="string">
            <text:p>bien je mets en voix la motion de renvoi en commission. qui est pour? qui est contre? elle est rejetée. nous passons à la discussion générale, la parole est à monsieur bernard roman pour cinq minutes.</text:p>
          </table:table-cell>
        </table:table-row>
        <table:table-row table:style-name="ro1">
          <table:table-cell office:value-type="float" office:value="5">
            <text:p>5</text:p>
          </table:table-cell>
          <table:table-cell office:value-type="string">
            <text:p>May</text:p>
          </table:table-cell>
          <table:table-cell table:formula="of:=CONCATENATE([.A706];[.B706])" office:value-type="string" office:string-value="5May">
            <text:p>5May</text:p>
          </table:table-cell>
          <table:table-cell office:value-type="float" office:value="24">
            <text:p>24</text:p>
          </table:table-cell>
          <table:table-cell office:value-type="float" office:value="146">
            <text:p>146</text:p>
          </table:table-cell>
          <table:table-cell table:formula="of:=IF([.E706]=[.E705];[.F705]+1;1)" office:value-type="float" office:value="5">
            <text:p>5</text:p>
          </table:table-cell>
          <table:table-cell table:formula="of:=CONCATENATE(&quot;/home/peter/Thesis/ForcedAligner/Aligner1/wav/11025/&quot;;[.C706];[.D706];&quot;.wav&quot;)" office:value-type="string" office:string-value="/home/peter/Thesis/ForcedAligner/Aligner1/wav/11025/5May24.wav">
            <text:p>/home/peter/Thesis/ForcedAligner/Aligner1/wav/11025/5May24.wav</text:p>
          </table:table-cell>
          <table:table-cell table:formula="of:=CONCATENATE(&quot;/home/peter/Thesis/ForcedAligner/Aligner1/wav/&quot;;&quot;FNQ&quot;;[.E706];&quot;_&quot;;[.F706];&quot;.wav&quot;)" office:value-type="string" office:string-value="/home/peter/Thesis/ForcedAligner/Aligner1/wav/FNQ146_5.wav">
            <text:p>/home/peter/Thesis/ForcedAligner/Aligner1/wav/FNQ146_5.wav</text:p>
          </table:table-cell>
          <table:table-cell office:value-type="string">
            <text:p>la parole est à madame huguette bello pour cinq minutes le groupe gdr</text:p>
          </table:table-cell>
        </table:table-row>
        <table:table-row table:style-name="ro1">
          <table:table-cell office:value-type="float" office:value="5">
            <text:p>5</text:p>
          </table:table-cell>
          <table:table-cell office:value-type="string">
            <text:p>May</text:p>
          </table:table-cell>
          <table:table-cell table:formula="of:=CONCATENATE([.A707];[.B707])" office:value-type="string" office:string-value="5May">
            <text:p>5May</text:p>
          </table:table-cell>
          <table:table-cell office:value-type="float" office:value="26">
            <text:p>26</text:p>
          </table:table-cell>
          <table:table-cell office:value-type="float" office:value="146">
            <text:p>146</text:p>
          </table:table-cell>
          <table:table-cell table:formula="of:=IF([.E707]=[.E706];[.F706]+1;1)" office:value-type="float" office:value="6">
            <text:p>6</text:p>
          </table:table-cell>
          <table:table-cell table:formula="of:=CONCATENATE(&quot;/home/peter/Thesis/ForcedAligner/Aligner1/wav/11025/&quot;;[.C707];[.D707];&quot;.wav&quot;)" office:value-type="string" office:string-value="/home/peter/Thesis/ForcedAligner/Aligner1/wav/11025/5May26.wav">
            <text:p>/home/peter/Thesis/ForcedAligner/Aligner1/wav/11025/5May26.wav</text:p>
          </table:table-cell>
          <table:table-cell table:formula="of:=CONCATENATE(&quot;/home/peter/Thesis/ForcedAligner/Aligner1/wav/&quot;;&quot;FNQ&quot;;[.E707];&quot;_&quot;;[.F707];&quot;.wav&quot;)" office:value-type="string" office:string-value="/home/peter/Thesis/ForcedAligner/Aligner1/wav/FNQ146_6.wav">
            <text:p>/home/peter/Thesis/ForcedAligner/Aligner1/wav/FNQ146_6.wav</text:p>
          </table:table-cell>
          <table:table-cell office:value-type="string">
            <text:p>la parole est à monsieur claude bodin pour le groupe ump et pour dix minutes.</text:p>
          </table:table-cell>
        </table:table-row>
        <table:table-row table:style-name="ro1">
          <table:table-cell office:value-type="float" office:value="5">
            <text:p>5</text:p>
          </table:table-cell>
          <table:table-cell office:value-type="string">
            <text:p>May</text:p>
          </table:table-cell>
          <table:table-cell table:formula="of:=CONCATENATE([.A708];[.B708])" office:value-type="string" office:string-value="5May">
            <text:p>5May</text:p>
          </table:table-cell>
          <table:table-cell office:value-type="float" office:value="28">
            <text:p>28</text:p>
          </table:table-cell>
          <table:table-cell office:value-type="float" office:value="146">
            <text:p>146</text:p>
          </table:table-cell>
          <table:table-cell table:formula="of:=IF([.E708]=[.E707];[.F707]+1;1)" office:value-type="float" office:value="7">
            <text:p>7</text:p>
          </table:table-cell>
          <table:table-cell table:formula="of:=CONCATENATE(&quot;/home/peter/Thesis/ForcedAligner/Aligner1/wav/11025/&quot;;[.C708];[.D708];&quot;.wav&quot;)" office:value-type="string" office:string-value="/home/peter/Thesis/ForcedAligner/Aligner1/wav/11025/5May28.wav">
            <text:p>/home/peter/Thesis/ForcedAligner/Aligner1/wav/11025/5May28.wav</text:p>
          </table:table-cell>
          <table:table-cell table:formula="of:=CONCATENATE(&quot;/home/peter/Thesis/ForcedAligner/Aligner1/wav/&quot;;&quot;FNQ&quot;;[.E708];&quot;_&quot;;[.F708];&quot;.wav&quot;)" office:value-type="string" office:string-value="/home/peter/Thesis/ForcedAligner/Aligner1/wav/FNQ146_7.wav">
            <text:p>/home/peter/Thesis/ForcedAligner/Aligner1/wav/FNQ146_7.wav</text:p>
          </table:table-cell>
          <table:table-cell office:value-type="string">
            <text:p>la parole est à monsieur henri nayrou du groupe src et pour cinq minutes.</text:p>
          </table:table-cell>
        </table:table-row>
        <table:table-row table:style-name="ro1">
          <table:table-cell office:value-type="float" office:value="5">
            <text:p>5</text:p>
          </table:table-cell>
          <table:table-cell office:value-type="string">
            <text:p>May</text:p>
          </table:table-cell>
          <table:table-cell table:formula="of:=CONCATENATE([.A709];[.B709])" office:value-type="string" office:string-value="5May">
            <text:p>5May</text:p>
          </table:table-cell>
          <table:table-cell office:value-type="float" office:value="30">
            <text:p>30</text:p>
          </table:table-cell>
          <table:table-cell office:value-type="float" office:value="146">
            <text:p>146</text:p>
          </table:table-cell>
          <table:table-cell table:formula="of:=IF([.E709]=[.E708];[.F708]+1;1)" office:value-type="float" office:value="8">
            <text:p>8</text:p>
          </table:table-cell>
          <table:table-cell table:formula="of:=CONCATENATE(&quot;/home/peter/Thesis/ForcedAligner/Aligner1/wav/11025/&quot;;[.C709];[.D709];&quot;.wav&quot;)" office:value-type="string" office:string-value="/home/peter/Thesis/ForcedAligner/Aligner1/wav/11025/5May30.wav">
            <text:p>/home/peter/Thesis/ForcedAligner/Aligner1/wav/11025/5May30.wav</text:p>
          </table:table-cell>
          <table:table-cell table:formula="of:=CONCATENATE(&quot;/home/peter/Thesis/ForcedAligner/Aligner1/wav/&quot;;&quot;FNQ&quot;;[.E709];&quot;_&quot;;[.F709];&quot;.wav&quot;)" office:value-type="string" office:string-value="/home/peter/Thesis/ForcedAligner/Aligner1/wav/FNQ146_8.wav">
            <text:p>/home/peter/Thesis/ForcedAligner/Aligner1/wav/FNQ146_8.wav</text:p>
          </table:table-cell>
          <table:table-cell office:value-type="string">
            <text:p>la parole est à madame marie-hélène amiable du groupe gdr et pour cinq minutes. mes chers collègues, faut essayer tenir les temps parole puisque je voudrais si possible à la demande de nombreux parlementaires que nous finissions ce matin</text:p>
          </table:table-cell>
        </table:table-row>
        <table:table-row table:style-name="ro1">
          <table:table-cell office:value-type="float" office:value="5">
            <text:p>5</text:p>
          </table:table-cell>
          <table:table-cell office:value-type="string">
            <text:p>May</text:p>
          </table:table-cell>
          <table:table-cell table:formula="of:=CONCATENATE([.A710];[.B710])" office:value-type="string" office:string-value="5May">
            <text:p>5May</text:p>
          </table:table-cell>
          <table:table-cell office:value-type="float" office:value="32">
            <text:p>32</text:p>
          </table:table-cell>
          <table:table-cell office:value-type="float" office:value="146">
            <text:p>146</text:p>
          </table:table-cell>
          <table:table-cell table:formula="of:=IF([.E710]=[.E709];[.F709]+1;1)" office:value-type="float" office:value="9">
            <text:p>9</text:p>
          </table:table-cell>
          <table:table-cell table:formula="of:=CONCATENATE(&quot;/home/peter/Thesis/ForcedAligner/Aligner1/wav/11025/&quot;;[.C710];[.D710];&quot;.wav&quot;)" office:value-type="string" office:string-value="/home/peter/Thesis/ForcedAligner/Aligner1/wav/11025/5May32.wav">
            <text:p>/home/peter/Thesis/ForcedAligner/Aligner1/wav/11025/5May32.wav</text:p>
          </table:table-cell>
          <table:table-cell table:formula="of:=CONCATENATE(&quot;/home/peter/Thesis/ForcedAligner/Aligner1/wav/&quot;;&quot;FNQ&quot;;[.E710];&quot;_&quot;;[.F710];&quot;.wav&quot;)" office:value-type="string" office:string-value="/home/peter/Thesis/ForcedAligner/Aligner1/wav/FNQ146_9.wav">
            <text:p>/home/peter/Thesis/ForcedAligner/Aligner1/wav/FNQ146_9.wav</text:p>
          </table:table-cell>
          <table:table-cell office:value-type="string">
            <text:p>la parole est à monsieur vincent descoeur du groupe ump pour cinq minutes.</text:p>
          </table:table-cell>
        </table:table-row>
        <table:table-row table:style-name="ro1">
          <table:table-cell office:value-type="float" office:value="5">
            <text:p>5</text:p>
          </table:table-cell>
          <table:table-cell office:value-type="string">
            <text:p>May</text:p>
          </table:table-cell>
          <table:table-cell table:formula="of:=CONCATENATE([.A711];[.B711])" office:value-type="string" office:string-value="5May">
            <text:p>5May</text:p>
          </table:table-cell>
          <table:table-cell office:value-type="float" office:value="34">
            <text:p>34</text:p>
          </table:table-cell>
          <table:table-cell office:value-type="float" office:value="146">
            <text:p>146</text:p>
          </table:table-cell>
          <table:table-cell table:formula="of:=IF([.E711]=[.E710];[.F710]+1;1)" office:value-type="float" office:value="10">
            <text:p>10</text:p>
          </table:table-cell>
          <table:table-cell table:formula="of:=CONCATENATE(&quot;/home/peter/Thesis/ForcedAligner/Aligner1/wav/11025/&quot;;[.C711];[.D711];&quot;.wav&quot;)" office:value-type="string" office:string-value="/home/peter/Thesis/ForcedAligner/Aligner1/wav/11025/5May34.wav">
            <text:p>/home/peter/Thesis/ForcedAligner/Aligner1/wav/11025/5May34.wav</text:p>
          </table:table-cell>
          <table:table-cell table:formula="of:=CONCATENATE(&quot;/home/peter/Thesis/ForcedAligner/Aligner1/wav/&quot;;&quot;FNQ&quot;;[.E711];&quot;_&quot;;[.F711];&quot;.wav&quot;)" office:value-type="string" office:string-value="/home/peter/Thesis/ForcedAligner/Aligner1/wav/FNQ146_10.wav">
            <text:p>/home/peter/Thesis/ForcedAligner/Aligner1/wav/FNQ146_10.wav</text:p>
          </table:table-cell>
          <table:table-cell office:value-type="string">
            <text:p><text:s/>bien monsieur lasalle n' étant pas là, j' appelle madame sylvia pinel du apparentée au groupe src pour cinq minutes.</text:p>
          </table:table-cell>
        </table:table-row>
        <table:table-row table:style-name="ro1">
          <table:table-cell office:value-type="float" office:value="5">
            <text:p>5</text:p>
          </table:table-cell>
          <table:table-cell office:value-type="string">
            <text:p>May</text:p>
          </table:table-cell>
          <table:table-cell table:formula="of:=CONCATENATE([.A712];[.B712])" office:value-type="string" office:string-value="5May">
            <text:p>5May</text:p>
          </table:table-cell>
          <table:table-cell office:value-type="float" office:value="36">
            <text:p>36</text:p>
          </table:table-cell>
          <table:table-cell office:value-type="float" office:value="146">
            <text:p>146</text:p>
          </table:table-cell>
          <table:table-cell table:formula="of:=IF([.E712]=[.E711];[.F711]+1;1)" office:value-type="float" office:value="11">
            <text:p>11</text:p>
          </table:table-cell>
          <table:table-cell table:formula="of:=CONCATENATE(&quot;/home/peter/Thesis/ForcedAligner/Aligner1/wav/11025/&quot;;[.C712];[.D712];&quot;.wav&quot;)" office:value-type="string" office:string-value="/home/peter/Thesis/ForcedAligner/Aligner1/wav/11025/5May36.wav">
            <text:p>/home/peter/Thesis/ForcedAligner/Aligner1/wav/11025/5May36.wav</text:p>
          </table:table-cell>
          <table:table-cell table:formula="of:=CONCATENATE(&quot;/home/peter/Thesis/ForcedAligner/Aligner1/wav/&quot;;&quot;FNQ&quot;;[.E712];&quot;_&quot;;[.F712];&quot;.wav&quot;)" office:value-type="string" office:string-value="/home/peter/Thesis/ForcedAligner/Aligner1/wav/FNQ146_11.wav">
            <text:p>/home/peter/Thesis/ForcedAligner/Aligner1/wav/FNQ146_11.wav</text:p>
          </table:table-cell>
          <table:table-cell office:value-type="string">
            <text:p>la parole est à monsieur gérard menuel du groupe ump et pour cinq minutes.</text:p>
          </table:table-cell>
        </table:table-row>
        <table:table-row table:style-name="ro1">
          <table:table-cell office:value-type="float" office:value="5">
            <text:p>5</text:p>
          </table:table-cell>
          <table:table-cell office:value-type="string">
            <text:p>May</text:p>
          </table:table-cell>
          <table:table-cell table:formula="of:=CONCATENATE([.A713];[.B713])" office:value-type="string" office:string-value="5May">
            <text:p>5May</text:p>
          </table:table-cell>
          <table:table-cell office:value-type="float" office:value="3">
            <text:p>3</text:p>
          </table:table-cell>
          <table:table-cell office:value-type="float" office:value="146">
            <text:p>146</text:p>
          </table:table-cell>
          <table:table-cell table:formula="of:=IF([.E713]=[.E712];[.F712]+1;1)" office:value-type="float" office:value="12">
            <text:p>12</text:p>
          </table:table-cell>
          <table:table-cell table:formula="of:=CONCATENATE(&quot;/home/peter/Thesis/ForcedAligner/Aligner1/wav/11025/&quot;;[.C713];[.D713];&quot;.wav&quot;)" office:value-type="string" office:string-value="/home/peter/Thesis/ForcedAligner/Aligner1/wav/11025/5May3.wav">
            <text:p>/home/peter/Thesis/ForcedAligner/Aligner1/wav/11025/5May3.wav</text:p>
          </table:table-cell>
          <table:table-cell table:formula="of:=CONCATENATE(&quot;/home/peter/Thesis/ForcedAligner/Aligner1/wav/&quot;;&quot;FNQ&quot;;[.E713];&quot;_&quot;;[.F713];&quot;.wav&quot;)" office:value-type="string" office:string-value="/home/peter/Thesis/ForcedAligner/Aligner1/wav/FNQ146_12.wav">
            <text:p>/home/peter/Thesis/ForcedAligner/Aligner1/wav/FNQ146_12.wav</text:p>
          </table:table-cell>
          <table:table-cell office:value-type="string">
            <text:p>la parole est à monsieur dominique perbenne, rapporteur de la commission des lois constitutionnelles, de la législation et de l' administration générale de la république.</text:p>
          </table:table-cell>
        </table:table-row>
        <table:table-row table:style-name="ro1">
          <table:table-cell office:value-type="float" office:value="5">
            <text:p>5</text:p>
          </table:table-cell>
          <table:table-cell office:value-type="string">
            <text:p>May</text:p>
          </table:table-cell>
          <table:table-cell table:formula="of:=CONCATENATE([.A714];[.B714])" office:value-type="string" office:string-value="5May">
            <text:p>5May</text:p>
          </table:table-cell>
          <table:table-cell office:value-type="float" office:value="38">
            <text:p>38</text:p>
          </table:table-cell>
          <table:table-cell office:value-type="float" office:value="146">
            <text:p>146</text:p>
          </table:table-cell>
          <table:table-cell table:formula="of:=IF([.E714]=[.E713];[.F713]+1;1)" office:value-type="float" office:value="13">
            <text:p>13</text:p>
          </table:table-cell>
          <table:table-cell table:formula="of:=CONCATENATE(&quot;/home/peter/Thesis/ForcedAligner/Aligner1/wav/11025/&quot;;[.C714];[.D714];&quot;.wav&quot;)" office:value-type="string" office:string-value="/home/peter/Thesis/ForcedAligner/Aligner1/wav/11025/5May38.wav">
            <text:p>/home/peter/Thesis/ForcedAligner/Aligner1/wav/11025/5May38.wav</text:p>
          </table:table-cell>
          <table:table-cell table:formula="of:=CONCATENATE(&quot;/home/peter/Thesis/ForcedAligner/Aligner1/wav/&quot;;&quot;FNQ&quot;;[.E714];&quot;_&quot;;[.F714];&quot;.wav&quot;)" office:value-type="string" office:string-value="/home/peter/Thesis/ForcedAligner/Aligner1/wav/FNQ146_13.wav">
            <text:p>/home/peter/Thesis/ForcedAligner/Aligner1/wav/FNQ146_13.wav</text:p>
          </table:table-cell>
          <table:table-cell office:value-type="string">
            <text:p>la parole est à monsieur régis juanico du groupe src et pour cinq minutes.</text:p>
          </table:table-cell>
        </table:table-row>
        <table:table-row table:style-name="ro1">
          <table:table-cell office:value-type="float" office:value="5">
            <text:p>5</text:p>
          </table:table-cell>
          <table:table-cell office:value-type="string">
            <text:p>May</text:p>
          </table:table-cell>
          <table:table-cell table:formula="of:=CONCATENATE([.A715];[.B715])" office:value-type="string" office:string-value="5May">
            <text:p>5May</text:p>
          </table:table-cell>
          <table:table-cell office:value-type="float" office:value="40">
            <text:p>40</text:p>
          </table:table-cell>
          <table:table-cell office:value-type="float" office:value="146">
            <text:p>146</text:p>
          </table:table-cell>
          <table:table-cell table:formula="of:=IF([.E715]=[.E714];[.F714]+1;1)" office:value-type="float" office:value="14">
            <text:p>14</text:p>
          </table:table-cell>
          <table:table-cell table:formula="of:=CONCATENATE(&quot;/home/peter/Thesis/ForcedAligner/Aligner1/wav/11025/&quot;;[.C715];[.D715];&quot;.wav&quot;)" office:value-type="string" office:string-value="/home/peter/Thesis/ForcedAligner/Aligner1/wav/11025/5May40.wav">
            <text:p>/home/peter/Thesis/ForcedAligner/Aligner1/wav/11025/5May40.wav</text:p>
          </table:table-cell>
          <table:table-cell table:formula="of:=CONCATENATE(&quot;/home/peter/Thesis/ForcedAligner/Aligner1/wav/&quot;;&quot;FNQ&quot;;[.E715];&quot;_&quot;;[.F715];&quot;.wav&quot;)" office:value-type="string" office:string-value="/home/peter/Thesis/ForcedAligner/Aligner1/wav/FNQ146_14.wav">
            <text:p>/home/peter/Thesis/ForcedAligner/Aligner1/wav/FNQ146_14.wav</text:p>
          </table:table-cell>
          <table:table-cell office:value-type="string">
            <text:p>la parole est à monsieur jean-pierre nicolas du groupe ump pour cinq minutes.</text:p>
          </table:table-cell>
        </table:table-row>
        <table:table-row table:style-name="ro1">
          <table:table-cell office:value-type="float" office:value="5">
            <text:p>5</text:p>
          </table:table-cell>
          <table:table-cell office:value-type="string">
            <text:p>May</text:p>
          </table:table-cell>
          <table:table-cell table:formula="of:=CONCATENATE([.A716];[.B716])" office:value-type="string" office:string-value="5May">
            <text:p>5May</text:p>
          </table:table-cell>
          <table:table-cell office:value-type="float" office:value="42">
            <text:p>42</text:p>
          </table:table-cell>
          <table:table-cell office:value-type="float" office:value="146">
            <text:p>146</text:p>
          </table:table-cell>
          <table:table-cell table:formula="of:=IF([.E716]=[.E715];[.F715]+1;1)" office:value-type="float" office:value="15">
            <text:p>15</text:p>
          </table:table-cell>
          <table:table-cell table:formula="of:=CONCATENATE(&quot;/home/peter/Thesis/ForcedAligner/Aligner1/wav/11025/&quot;;[.C716];[.D716];&quot;.wav&quot;)" office:value-type="string" office:string-value="/home/peter/Thesis/ForcedAligner/Aligner1/wav/11025/5May42.wav">
            <text:p>/home/peter/Thesis/ForcedAligner/Aligner1/wav/11025/5May42.wav</text:p>
          </table:table-cell>
          <table:table-cell table:formula="of:=CONCATENATE(&quot;/home/peter/Thesis/ForcedAligner/Aligner1/wav/&quot;;&quot;FNQ&quot;;[.E716];&quot;_&quot;;[.F716];&quot;.wav&quot;)" office:value-type="string" office:string-value="/home/peter/Thesis/ForcedAligner/Aligner1/wav/FNQ146_15.wav">
            <text:p>/home/peter/Thesis/ForcedAligner/Aligner1/wav/FNQ146_15.wav</text:p>
          </table:table-cell>
          <table:table-cell office:value-type="string">
            <text:p>la parole excellent monsieur le député, la parole est à madame frédérique massat du groupe src pour cinq minutes.</text:p>
          </table:table-cell>
        </table:table-row>
        <table:table-row table:style-name="ro1">
          <table:table-cell office:value-type="float" office:value="5">
            <text:p>5</text:p>
          </table:table-cell>
          <table:table-cell office:value-type="string">
            <text:p>May</text:p>
          </table:table-cell>
          <table:table-cell table:formula="of:=CONCATENATE([.A717];[.B717])" office:value-type="string" office:string-value="5May">
            <text:p>5May</text:p>
          </table:table-cell>
          <table:table-cell office:value-type="float" office:value="44">
            <text:p>44</text:p>
          </table:table-cell>
          <table:table-cell office:value-type="float" office:value="146">
            <text:p>146</text:p>
          </table:table-cell>
          <table:table-cell table:formula="of:=IF([.E717]=[.E716];[.F716]+1;1)" office:value-type="float" office:value="16">
            <text:p>16</text:p>
          </table:table-cell>
          <table:table-cell table:formula="of:=CONCATENATE(&quot;/home/peter/Thesis/ForcedAligner/Aligner1/wav/11025/&quot;;[.C717];[.D717];&quot;.wav&quot;)" office:value-type="string" office:string-value="/home/peter/Thesis/ForcedAligner/Aligner1/wav/11025/5May44.wav">
            <text:p>/home/peter/Thesis/ForcedAligner/Aligner1/wav/11025/5May44.wav</text:p>
          </table:table-cell>
          <table:table-cell table:formula="of:=CONCATENATE(&quot;/home/peter/Thesis/ForcedAligner/Aligner1/wav/&quot;;&quot;FNQ&quot;;[.E717];&quot;_&quot;;[.F717];&quot;.wav&quot;)" office:value-type="string" office:string-value="/home/peter/Thesis/ForcedAligner/Aligner1/wav/FNQ146_16.wav">
            <text:p>/home/peter/Thesis/ForcedAligner/Aligner1/wav/FNQ146_16.wav</text:p>
          </table:table-cell>
          <table:table-cell office:value-type="string">
            <text:p>madame karamanli, je crois que vous vouliez aussi vous situez à madame lou marcelle et on aura terminé avec les discussions générales. c' était pour cinq minutes.</text:p>
          </table:table-cell>
        </table:table-row>
        <table:table-row table:style-name="ro1">
          <table:table-cell office:value-type="float" office:value="5">
            <text:p>5</text:p>
          </table:table-cell>
          <table:table-cell office:value-type="string">
            <text:p>May</text:p>
          </table:table-cell>
          <table:table-cell table:formula="of:=CONCATENATE([.A718];[.B718])" office:value-type="string" office:string-value="5May">
            <text:p>5May</text:p>
          </table:table-cell>
          <table:table-cell office:value-type="float" office:value="46">
            <text:p>46</text:p>
          </table:table-cell>
          <table:table-cell office:value-type="float" office:value="146">
            <text:p>146</text:p>
          </table:table-cell>
          <table:table-cell table:formula="of:=IF([.E718]=[.E717];[.F717]+1;1)" office:value-type="float" office:value="17">
            <text:p>17</text:p>
          </table:table-cell>
          <table:table-cell table:formula="of:=CONCATENATE(&quot;/home/peter/Thesis/ForcedAligner/Aligner1/wav/11025/&quot;;[.C718];[.D718];&quot;.wav&quot;)" office:value-type="string" office:string-value="/home/peter/Thesis/ForcedAligner/Aligner1/wav/11025/5May46.wav">
            <text:p>/home/peter/Thesis/ForcedAligner/Aligner1/wav/11025/5May46.wav</text:p>
          </table:table-cell>
          <table:table-cell table:formula="of:=CONCATENATE(&quot;/home/peter/Thesis/ForcedAligner/Aligner1/wav/&quot;;&quot;FNQ&quot;;[.E718];&quot;_&quot;;[.F718];&quot;.wav&quot;)" office:value-type="string" office:string-value="/home/peter/Thesis/ForcedAligner/Aligner1/wav/FNQ146_17.wav">
            <text:p>/home/peter/Thesis/ForcedAligner/Aligner1/wav/FNQ146_17.wav</text:p>
          </table:table-cell>
          <table:table-cell office:value-type="string">
            <text:p>la discussion générale est close. je suppose que monsieur le ministre va répondre en quelques instants au différentes interpellations et puis ensuite nous attaquerons les quelques articles.</text:p>
          </table:table-cell>
        </table:table-row>
        <table:table-row table:style-name="ro1">
          <table:table-cell office:value-type="float" office:value="5">
            <text:p>5</text:p>
          </table:table-cell>
          <table:table-cell office:value-type="string">
            <text:p>May</text:p>
          </table:table-cell>
          <table:table-cell table:formula="of:=CONCATENATE([.A719];[.B719])" office:value-type="string" office:string-value="5May">
            <text:p>5May</text:p>
          </table:table-cell>
          <table:table-cell office:value-type="float" office:value="48">
            <text:p>48</text:p>
          </table:table-cell>
          <table:table-cell office:value-type="float" office:value="146">
            <text:p>146</text:p>
          </table:table-cell>
          <table:table-cell table:formula="of:=IF([.E719]=[.E718];[.F718]+1;1)" office:value-type="float" office:value="18">
            <text:p>18</text:p>
          </table:table-cell>
          <table:table-cell table:formula="of:=CONCATENATE(&quot;/home/peter/Thesis/ForcedAligner/Aligner1/wav/11025/&quot;;[.C719];[.D719];&quot;.wav&quot;)" office:value-type="string" office:string-value="/home/peter/Thesis/ForcedAligner/Aligner1/wav/11025/5May48.wav">
            <text:p>/home/peter/Thesis/ForcedAligner/Aligner1/wav/11025/5May48.wav</text:p>
          </table:table-cell>
          <table:table-cell table:formula="of:=CONCATENATE(&quot;/home/peter/Thesis/ForcedAligner/Aligner1/wav/&quot;;&quot;FNQ&quot;;[.E719];&quot;_&quot;;[.F719];&quot;.wav&quot;)" office:value-type="string" office:string-value="/home/peter/Thesis/ForcedAligner/Aligner1/wav/FNQ146_18.wav">
            <text:p>/home/peter/Thesis/ForcedAligner/Aligner1/wav/FNQ146_18.wav</text:p>
          </table:table-cell>
          <table:table-cell office:value-type="string">
            <text:p>j' appelle maintenant, dans le texte de la commission, les articles du projet de loi. article additionnel avant l' article premier. j' ai un amendement numéro huit de monsieur derosier, du groupe socialiste.</text:p>
          </table:table-cell>
        </table:table-row>
        <table:table-row table:style-name="ro1">
          <table:table-cell office:value-type="float" office:value="5">
            <text:p>5</text:p>
          </table:table-cell>
          <table:table-cell office:value-type="string">
            <text:p>May</text:p>
          </table:table-cell>
          <table:table-cell table:formula="of:=CONCATENATE([.A720];[.B720])" office:value-type="string" office:string-value="5May">
            <text:p>5May</text:p>
          </table:table-cell>
          <table:table-cell office:value-type="float" office:value="50">
            <text:p>50</text:p>
          </table:table-cell>
          <table:table-cell office:value-type="float" office:value="146">
            <text:p>146</text:p>
          </table:table-cell>
          <table:table-cell table:formula="of:=IF([.E720]=[.E719];[.F719]+1;1)" office:value-type="float" office:value="19">
            <text:p>19</text:p>
          </table:table-cell>
          <table:table-cell table:formula="of:=CONCATENATE(&quot;/home/peter/Thesis/ForcedAligner/Aligner1/wav/11025/&quot;;[.C720];[.D720];&quot;.wav&quot;)" office:value-type="string" office:string-value="/home/peter/Thesis/ForcedAligner/Aligner1/wav/11025/5May50.wav">
            <text:p>/home/peter/Thesis/ForcedAligner/Aligner1/wav/11025/5May50.wav</text:p>
          </table:table-cell>
          <table:table-cell table:formula="of:=CONCATENATE(&quot;/home/peter/Thesis/ForcedAligner/Aligner1/wav/&quot;;&quot;FNQ&quot;;[.E720];&quot;_&quot;;[.F720];&quot;.wav&quot;)" office:value-type="string" office:string-value="/home/peter/Thesis/ForcedAligner/Aligner1/wav/FNQ146_19.wav">
            <text:p>/home/peter/Thesis/ForcedAligner/Aligner1/wav/FNQ146_19.wav</text:p>
          </table:table-cell>
          <table:table-cell office:value-type="string">
            <text:p>avis de la commission monsieur le rapporteur?</text:p>
          </table:table-cell>
        </table:table-row>
        <table:table-row table:style-name="ro1">
          <table:table-cell office:value-type="float" office:value="5">
            <text:p>5</text:p>
          </table:table-cell>
          <table:table-cell office:value-type="string">
            <text:p>May</text:p>
          </table:table-cell>
          <table:table-cell table:formula="of:=CONCATENATE([.A721];[.B721])" office:value-type="string" office:string-value="5May">
            <text:p>5May</text:p>
          </table:table-cell>
          <table:table-cell office:value-type="float" office:value="52">
            <text:p>52</text:p>
          </table:table-cell>
          <table:table-cell office:value-type="float" office:value="146">
            <text:p>146</text:p>
          </table:table-cell>
          <table:table-cell table:formula="of:=IF([.E721]=[.E720];[.F720]+1;1)" office:value-type="float" office:value="20">
            <text:p>20</text:p>
          </table:table-cell>
          <table:table-cell table:formula="of:=CONCATENATE(&quot;/home/peter/Thesis/ForcedAligner/Aligner1/wav/11025/&quot;;[.C721];[.D721];&quot;.wav&quot;)" office:value-type="string" office:string-value="/home/peter/Thesis/ForcedAligner/Aligner1/wav/11025/5May52.wav">
            <text:p>/home/peter/Thesis/ForcedAligner/Aligner1/wav/11025/5May52.wav</text:p>
          </table:table-cell>
          <table:table-cell table:formula="of:=CONCATENATE(&quot;/home/peter/Thesis/ForcedAligner/Aligner1/wav/&quot;;&quot;FNQ&quot;;[.E721];&quot;_&quot;;[.F721];&quot;.wav&quot;)" office:value-type="string" office:string-value="/home/peter/Thesis/ForcedAligner/Aligner1/wav/FNQ146_20.wav">
            <text:p>/home/peter/Thesis/ForcedAligner/Aligner1/wav/FNQ146_20.wav</text:p>
          </table:table-cell>
          <table:table-cell office:value-type="string">
            <text:p>avis du gouvernement monsieur le ministre?</text:p>
          </table:table-cell>
        </table:table-row>
        <table:table-row table:style-name="ro1">
          <table:table-cell office:value-type="float" office:value="5">
            <text:p>5</text:p>
          </table:table-cell>
          <table:table-cell office:value-type="string">
            <text:p>May</text:p>
          </table:table-cell>
          <table:table-cell table:formula="of:=CONCATENATE([.A722];[.B722])" office:value-type="string" office:string-value="5May">
            <text:p>5May</text:p>
          </table:table-cell>
          <table:table-cell office:value-type="float" office:value="54">
            <text:p>54</text:p>
          </table:table-cell>
          <table:table-cell office:value-type="float" office:value="146">
            <text:p>146</text:p>
          </table:table-cell>
          <table:table-cell table:formula="of:=IF([.E722]=[.E721];[.F721]+1;1)" office:value-type="float" office:value="21">
            <text:p>21</text:p>
          </table:table-cell>
          <table:table-cell table:formula="of:=CONCATENATE(&quot;/home/peter/Thesis/ForcedAligner/Aligner1/wav/11025/&quot;;[.C722];[.D722];&quot;.wav&quot;)" office:value-type="string" office:string-value="/home/peter/Thesis/ForcedAligner/Aligner1/wav/11025/5May54.wav">
            <text:p>/home/peter/Thesis/ForcedAligner/Aligner1/wav/11025/5May54.wav</text:p>
          </table:table-cell>
          <table:table-cell table:formula="of:=CONCATENATE(&quot;/home/peter/Thesis/ForcedAligner/Aligner1/wav/&quot;;&quot;FNQ&quot;;[.E722];&quot;_&quot;;[.F722];&quot;.wav&quot;)" office:value-type="string" office:string-value="/home/peter/Thesis/ForcedAligner/Aligner1/wav/FNQ146_21.wav">
            <text:p>/home/peter/Thesis/ForcedAligner/Aligner1/wav/FNQ146_21.wav</text:p>
          </table:table-cell>
          <table:table-cell office:value-type="string">
            <text:p>bien, je mets en voix cet amendement numéro huit de monsieur derosier du groupe socialiste. qui est pour? qui est contre? il est repoussé. j' appelle l' amendement numéro quatorze. monsieur roman c' est vous qui le présentez?</text:p>
          </table:table-cell>
        </table:table-row>
        <table:table-row table:style-name="ro1">
          <table:table-cell office:value-type="float" office:value="5">
            <text:p>5</text:p>
          </table:table-cell>
          <table:table-cell office:value-type="string">
            <text:p>May</text:p>
          </table:table-cell>
          <table:table-cell table:formula="of:=CONCATENATE([.A723];[.B723])" office:value-type="string" office:string-value="5May">
            <text:p>5May</text:p>
          </table:table-cell>
          <table:table-cell office:value-type="float" office:value="56">
            <text:p>56</text:p>
          </table:table-cell>
          <table:table-cell office:value-type="float" office:value="146">
            <text:p>146</text:p>
          </table:table-cell>
          <table:table-cell table:formula="of:=IF([.E723]=[.E722];[.F722]+1;1)" office:value-type="float" office:value="22">
            <text:p>22</text:p>
          </table:table-cell>
          <table:table-cell table:formula="of:=CONCATENATE(&quot;/home/peter/Thesis/ForcedAligner/Aligner1/wav/11025/&quot;;[.C723];[.D723];&quot;.wav&quot;)" office:value-type="string" office:string-value="/home/peter/Thesis/ForcedAligner/Aligner1/wav/11025/5May56.wav">
            <text:p>/home/peter/Thesis/ForcedAligner/Aligner1/wav/11025/5May56.wav</text:p>
          </table:table-cell>
          <table:table-cell table:formula="of:=CONCATENATE(&quot;/home/peter/Thesis/ForcedAligner/Aligner1/wav/&quot;;&quot;FNQ&quot;;[.E723];&quot;_&quot;;[.F723];&quot;.wav&quot;)" office:value-type="string" office:string-value="/home/peter/Thesis/ForcedAligner/Aligner1/wav/FNQ146_22.wav">
            <text:p>/home/peter/Thesis/ForcedAligner/Aligner1/wav/FNQ146_22.wav</text:p>
          </table:table-cell>
          <table:table-cell office:value-type="string">
            <text:p>avis de la commission monsieur le rapport</text:p>
          </table:table-cell>
        </table:table-row>
        <table:table-row table:style-name="ro1">
          <table:table-cell office:value-type="float" office:value="5">
            <text:p>5</text:p>
          </table:table-cell>
          <table:table-cell office:value-type="string">
            <text:p>May</text:p>
          </table:table-cell>
          <table:table-cell table:formula="of:=CONCATENATE([.A724];[.B724])" office:value-type="string" office:string-value="5May">
            <text:p>5May</text:p>
          </table:table-cell>
          <table:table-cell office:value-type="float" office:value="5">
            <text:p>5</text:p>
          </table:table-cell>
          <table:table-cell office:value-type="float" office:value="146">
            <text:p>146</text:p>
          </table:table-cell>
          <table:table-cell table:formula="of:=IF([.E724]=[.E723];[.F723]+1;1)" office:value-type="float" office:value="23">
            <text:p>23</text:p>
          </table:table-cell>
          <table:table-cell table:formula="of:=CONCATENATE(&quot;/home/peter/Thesis/ForcedAligner/Aligner1/wav/11025/&quot;;[.C724];[.D724];&quot;.wav&quot;)" office:value-type="string" office:string-value="/home/peter/Thesis/ForcedAligner/Aligner1/wav/11025/5May5.wav">
            <text:p>/home/peter/Thesis/ForcedAligner/Aligner1/wav/11025/5May5.wav</text:p>
          </table:table-cell>
          <table:table-cell table:formula="of:=CONCATENATE(&quot;/home/peter/Thesis/ForcedAligner/Aligner1/wav/&quot;;&quot;FNQ&quot;;[.E724];&quot;_&quot;;[.F724];&quot;.wav&quot;)" office:value-type="string" office:string-value="/home/peter/Thesis/ForcedAligner/Aligner1/wav/FNQ146_23.wav">
            <text:p>/home/peter/Thesis/ForcedAligner/Aligner1/wav/FNQ146_23.wav</text:p>
          </table:table-cell>
          <table:table-cell office:value-type="string">
            <text:p>j' ai reçu de jean-marc ayrault et des membres du groupe socialiste, radical, citoyen et divers gauche une motion de rejet préalable déposée en application de l' article quatre-vingt-onze, alinéa cinq, du règlement. la parole est à monsieur bernard derosier derosier.</text:p>
          </table:table-cell>
        </table:table-row>
        <table:table-row table:style-name="ro1">
          <table:table-cell office:value-type="float" office:value="5">
            <text:p>5</text:p>
          </table:table-cell>
          <table:table-cell office:value-type="string">
            <text:p>May</text:p>
          </table:table-cell>
          <table:table-cell table:formula="of:=CONCATENATE([.A725];[.B725])" office:value-type="string" office:string-value="5May">
            <text:p>5May</text:p>
          </table:table-cell>
          <table:table-cell office:value-type="float" office:value="58">
            <text:p>58</text:p>
          </table:table-cell>
          <table:table-cell office:value-type="float" office:value="146">
            <text:p>146</text:p>
          </table:table-cell>
          <table:table-cell table:formula="of:=IF([.E725]=[.E724];[.F724]+1;1)" office:value-type="float" office:value="24">
            <text:p>24</text:p>
          </table:table-cell>
          <table:table-cell table:formula="of:=CONCATENATE(&quot;/home/peter/Thesis/ForcedAligner/Aligner1/wav/11025/&quot;;[.C725];[.D725];&quot;.wav&quot;)" office:value-type="string" office:string-value="/home/peter/Thesis/ForcedAligner/Aligner1/wav/11025/5May58.wav">
            <text:p>/home/peter/Thesis/ForcedAligner/Aligner1/wav/11025/5May58.wav</text:p>
          </table:table-cell>
          <table:table-cell table:formula="of:=CONCATENATE(&quot;/home/peter/Thesis/ForcedAligner/Aligner1/wav/&quot;;&quot;FNQ&quot;;[.E725];&quot;_&quot;;[.F725];&quot;.wav&quot;)" office:value-type="string" office:string-value="/home/peter/Thesis/ForcedAligner/Aligner1/wav/FNQ146_24.wav">
            <text:p>/home/peter/Thesis/ForcedAligner/Aligner1/wav/FNQ146_24.wav</text:p>
          </table:table-cell>
          <table:table-cell office:value-type="string">
            <text:p>avis du gouvernement? même avis. monsieur roman contre.</text:p>
          </table:table-cell>
        </table:table-row>
        <table:table-row table:style-name="ro1">
          <table:table-cell office:value-type="float" office:value="5">
            <text:p>5</text:p>
          </table:table-cell>
          <table:table-cell office:value-type="string">
            <text:p>May</text:p>
          </table:table-cell>
          <table:table-cell table:formula="of:=CONCATENATE([.A726];[.B726])" office:value-type="string" office:string-value="5May">
            <text:p>5May</text:p>
          </table:table-cell>
          <table:table-cell office:value-type="float" office:value="60">
            <text:p>60</text:p>
          </table:table-cell>
          <table:table-cell office:value-type="float" office:value="146">
            <text:p>146</text:p>
          </table:table-cell>
          <table:table-cell table:formula="of:=IF([.E726]=[.E725];[.F725]+1;1)" office:value-type="float" office:value="25">
            <text:p>25</text:p>
          </table:table-cell>
          <table:table-cell table:formula="of:=CONCATENATE(&quot;/home/peter/Thesis/ForcedAligner/Aligner1/wav/11025/&quot;;[.C726];[.D726];&quot;.wav&quot;)" office:value-type="string" office:string-value="/home/peter/Thesis/ForcedAligner/Aligner1/wav/11025/5May60.wav">
            <text:p>/home/peter/Thesis/ForcedAligner/Aligner1/wav/11025/5May60.wav</text:p>
          </table:table-cell>
          <table:table-cell table:formula="of:=CONCATENATE(&quot;/home/peter/Thesis/ForcedAligner/Aligner1/wav/&quot;;&quot;FNQ&quot;;[.E726];&quot;_&quot;;[.F726];&quot;.wav&quot;)" office:value-type="string" office:string-value="/home/peter/Thesis/ForcedAligner/Aligner1/wav/FNQ146_25.wav">
            <text:p>/home/peter/Thesis/ForcedAligner/Aligner1/wav/FNQ146_25.wav</text:p>
          </table:table-cell>
          <table:table-cell office:value-type="string">
            <text:p>bien sur cet amendement qui est quatorze avec avis défavorable de la commission et défavorable du gouvernement. qui est pour? qui est contre? c' est rejeté. amendement numéro six. monsieur derosier vous le présentez?</text:p>
          </table:table-cell>
        </table:table-row>
        <table:table-row table:style-name="ro1">
          <table:table-cell office:value-type="float" office:value="5">
            <text:p>5</text:p>
          </table:table-cell>
          <table:table-cell office:value-type="string">
            <text:p>May</text:p>
          </table:table-cell>
          <table:table-cell table:formula="of:=CONCATENATE([.A727];[.B727])" office:value-type="string" office:string-value="5May">
            <text:p>5May</text:p>
          </table:table-cell>
          <table:table-cell office:value-type="float" office:value="62">
            <text:p>62</text:p>
          </table:table-cell>
          <table:table-cell office:value-type="float" office:value="146">
            <text:p>146</text:p>
          </table:table-cell>
          <table:table-cell table:formula="of:=IF([.E727]=[.E726];[.F726]+1;1)" office:value-type="float" office:value="26">
            <text:p>26</text:p>
          </table:table-cell>
          <table:table-cell table:formula="of:=CONCATENATE(&quot;/home/peter/Thesis/ForcedAligner/Aligner1/wav/11025/&quot;;[.C727];[.D727];&quot;.wav&quot;)" office:value-type="string" office:string-value="/home/peter/Thesis/ForcedAligner/Aligner1/wav/11025/5May62.wav">
            <text:p>/home/peter/Thesis/ForcedAligner/Aligner1/wav/11025/5May62.wav</text:p>
          </table:table-cell>
          <table:table-cell table:formula="of:=CONCATENATE(&quot;/home/peter/Thesis/ForcedAligner/Aligner1/wav/&quot;;&quot;FNQ&quot;;[.E727];&quot;_&quot;;[.F727];&quot;.wav&quot;)" office:value-type="string" office:string-value="/home/peter/Thesis/ForcedAligner/Aligner1/wav/FNQ146_26.wav">
            <text:p>/home/peter/Thesis/ForcedAligner/Aligner1/wav/FNQ146_26.wav</text:p>
          </table:table-cell>
          <table:table-cell office:value-type="string">
            <text:p>avis de la commission monsieur le rapporteur?</text:p>
          </table:table-cell>
        </table:table-row>
        <table:table-row table:style-name="ro1">
          <table:table-cell office:value-type="float" office:value="5">
            <text:p>5</text:p>
          </table:table-cell>
          <table:table-cell office:value-type="string">
            <text:p>May</text:p>
          </table:table-cell>
          <table:table-cell table:formula="of:=CONCATENATE([.A728];[.B728])" office:value-type="string" office:string-value="5May">
            <text:p>5May</text:p>
          </table:table-cell>
          <table:table-cell office:value-type="float" office:value="64">
            <text:p>64</text:p>
          </table:table-cell>
          <table:table-cell office:value-type="float" office:value="146">
            <text:p>146</text:p>
          </table:table-cell>
          <table:table-cell table:formula="of:=IF([.E728]=[.E727];[.F727]+1;1)" office:value-type="float" office:value="27">
            <text:p>27</text:p>
          </table:table-cell>
          <table:table-cell table:formula="of:=CONCATENATE(&quot;/home/peter/Thesis/ForcedAligner/Aligner1/wav/11025/&quot;;[.C728];[.D728];&quot;.wav&quot;)" office:value-type="string" office:string-value="/home/peter/Thesis/ForcedAligner/Aligner1/wav/11025/5May64.wav">
            <text:p>/home/peter/Thesis/ForcedAligner/Aligner1/wav/11025/5May64.wav</text:p>
          </table:table-cell>
          <table:table-cell table:formula="of:=CONCATENATE(&quot;/home/peter/Thesis/ForcedAligner/Aligner1/wav/&quot;;&quot;FNQ&quot;;[.E728];&quot;_&quot;;[.F728];&quot;.wav&quot;)" office:value-type="string" office:string-value="/home/peter/Thesis/ForcedAligner/Aligner1/wav/FNQ146_27.wav">
            <text:p>/home/peter/Thesis/ForcedAligner/Aligner1/wav/FNQ146_27.wav</text:p>
          </table:table-cell>
          <table:table-cell office:value-type="string">
            <text:p>avis du gouvernement, monsieur le ministre?</text:p>
          </table:table-cell>
        </table:table-row>
        <table:table-row table:style-name="ro1">
          <table:table-cell office:value-type="float" office:value="5">
            <text:p>5</text:p>
          </table:table-cell>
          <table:table-cell office:value-type="string">
            <text:p>May</text:p>
          </table:table-cell>
          <table:table-cell table:formula="of:=CONCATENATE([.A729];[.B729])" office:value-type="string" office:string-value="5May">
            <text:p>5May</text:p>
          </table:table-cell>
          <table:table-cell office:value-type="float" office:value="66">
            <text:p>66</text:p>
          </table:table-cell>
          <table:table-cell office:value-type="float" office:value="146">
            <text:p>146</text:p>
          </table:table-cell>
          <table:table-cell table:formula="of:=IF([.E729]=[.E728];[.F728]+1;1)" office:value-type="float" office:value="28">
            <text:p>28</text:p>
          </table:table-cell>
          <table:table-cell table:formula="of:=CONCATENATE(&quot;/home/peter/Thesis/ForcedAligner/Aligner1/wav/11025/&quot;;[.C729];[.D729];&quot;.wav&quot;)" office:value-type="string" office:string-value="/home/peter/Thesis/ForcedAligner/Aligner1/wav/11025/5May66.wav">
            <text:p>/home/peter/Thesis/ForcedAligner/Aligner1/wav/11025/5May66.wav</text:p>
          </table:table-cell>
          <table:table-cell table:formula="of:=CONCATENATE(&quot;/home/peter/Thesis/ForcedAligner/Aligner1/wav/&quot;;&quot;FNQ&quot;;[.E729];&quot;_&quot;;[.F729];&quot;.wav&quot;)" office:value-type="string" office:string-value="/home/peter/Thesis/ForcedAligner/Aligner1/wav/FNQ146_28.wav">
            <text:p>/home/peter/Thesis/ForcedAligner/Aligner1/wav/FNQ146_28.wav</text:p>
          </table:table-cell>
          <table:table-cell office:value-type="string">
            <text:p>monsieur derosier reprend la parole pour répondre au gouvernement.</text:p>
          </table:table-cell>
        </table:table-row>
        <table:table-row table:style-name="ro1">
          <table:table-cell office:value-type="float" office:value="5">
            <text:p>5</text:p>
          </table:table-cell>
          <table:table-cell office:value-type="string">
            <text:p>May</text:p>
          </table:table-cell>
          <table:table-cell table:formula="of:=CONCATENATE([.A730];[.B730])" office:value-type="string" office:string-value="5May">
            <text:p>5May</text:p>
          </table:table-cell>
          <table:table-cell office:value-type="float" office:value="68">
            <text:p>68</text:p>
          </table:table-cell>
          <table:table-cell office:value-type="float" office:value="146">
            <text:p>146</text:p>
          </table:table-cell>
          <table:table-cell table:formula="of:=IF([.E730]=[.E729];[.F729]+1;1)" office:value-type="float" office:value="29">
            <text:p>29</text:p>
          </table:table-cell>
          <table:table-cell table:formula="of:=CONCATENATE(&quot;/home/peter/Thesis/ForcedAligner/Aligner1/wav/11025/&quot;;[.C730];[.D730];&quot;.wav&quot;)" office:value-type="string" office:string-value="/home/peter/Thesis/ForcedAligner/Aligner1/wav/11025/5May68.wav">
            <text:p>/home/peter/Thesis/ForcedAligner/Aligner1/wav/11025/5May68.wav</text:p>
          </table:table-cell>
          <table:table-cell table:formula="of:=CONCATENATE(&quot;/home/peter/Thesis/ForcedAligner/Aligner1/wav/&quot;;&quot;FNQ&quot;;[.E730];&quot;_&quot;;[.F730];&quot;.wav&quot;)" office:value-type="string" office:string-value="/home/peter/Thesis/ForcedAligner/Aligner1/wav/FNQ146_29.wav">
            <text:p>/home/peter/Thesis/ForcedAligner/Aligner1/wav/FNQ146_29.wav</text:p>
          </table:table-cell>
          <table:table-cell office:value-type="string">
            <text:p>bien je mets donc aux voix l' amendement numéro six présenté par monsieur derosier avec un avis défavorable de la commission et du gouvernement. qui est pour? qui est contre? il est rejeté. j' appelle l' amendement numéro sept. monsieur roman vous le présentez?</text:p>
          </table:table-cell>
        </table:table-row>
        <table:table-row table:style-name="ro1">
          <table:table-cell office:value-type="float" office:value="5">
            <text:p>5</text:p>
          </table:table-cell>
          <table:table-cell office:value-type="string">
            <text:p>May</text:p>
          </table:table-cell>
          <table:table-cell table:formula="of:=CONCATENATE([.A731];[.B731])" office:value-type="string" office:string-value="5May">
            <text:p>5May</text:p>
          </table:table-cell>
          <table:table-cell office:value-type="float" office:value="70">
            <text:p>70</text:p>
          </table:table-cell>
          <table:table-cell office:value-type="float" office:value="146">
            <text:p>146</text:p>
          </table:table-cell>
          <table:table-cell table:formula="of:=IF([.E731]=[.E730];[.F730]+1;1)" office:value-type="float" office:value="30">
            <text:p>30</text:p>
          </table:table-cell>
          <table:table-cell table:formula="of:=CONCATENATE(&quot;/home/peter/Thesis/ForcedAligner/Aligner1/wav/11025/&quot;;[.C731];[.D731];&quot;.wav&quot;)" office:value-type="string" office:string-value="/home/peter/Thesis/ForcedAligner/Aligner1/wav/11025/5May70.wav">
            <text:p>/home/peter/Thesis/ForcedAligner/Aligner1/wav/11025/5May70.wav</text:p>
          </table:table-cell>
          <table:table-cell table:formula="of:=CONCATENATE(&quot;/home/peter/Thesis/ForcedAligner/Aligner1/wav/&quot;;&quot;FNQ&quot;;[.E731];&quot;_&quot;;[.F731];&quot;.wav&quot;)" office:value-type="string" office:string-value="/home/peter/Thesis/ForcedAligner/Aligner1/wav/FNQ146_30.wav">
            <text:p>/home/peter/Thesis/ForcedAligner/Aligner1/wav/FNQ146_30.wav</text:p>
          </table:table-cell>
          <table:table-cell office:value-type="string">
            <text:p>avis de la commission monsieur le rapporteur?</text:p>
          </table:table-cell>
        </table:table-row>
        <table:table-row table:style-name="ro1">
          <table:table-cell office:value-type="float" office:value="5">
            <text:p>5</text:p>
          </table:table-cell>
          <table:table-cell office:value-type="string">
            <text:p>May</text:p>
          </table:table-cell>
          <table:table-cell table:formula="of:=CONCATENATE([.A732];[.B732])" office:value-type="string" office:string-value="5May">
            <text:p>5May</text:p>
          </table:table-cell>
          <table:table-cell office:value-type="float" office:value="72">
            <text:p>72</text:p>
          </table:table-cell>
          <table:table-cell office:value-type="float" office:value="146">
            <text:p>146</text:p>
          </table:table-cell>
          <table:table-cell table:formula="of:=IF([.E732]=[.E731];[.F731]+1;1)" office:value-type="float" office:value="31">
            <text:p>31</text:p>
          </table:table-cell>
          <table:table-cell table:formula="of:=CONCATENATE(&quot;/home/peter/Thesis/ForcedAligner/Aligner1/wav/11025/&quot;;[.C732];[.D732];&quot;.wav&quot;)" office:value-type="string" office:string-value="/home/peter/Thesis/ForcedAligner/Aligner1/wav/11025/5May72.wav">
            <text:p>/home/peter/Thesis/ForcedAligner/Aligner1/wav/11025/5May72.wav</text:p>
          </table:table-cell>
          <table:table-cell table:formula="of:=CONCATENATE(&quot;/home/peter/Thesis/ForcedAligner/Aligner1/wav/&quot;;&quot;FNQ&quot;;[.E732];&quot;_&quot;;[.F732];&quot;.wav&quot;)" office:value-type="string" office:string-value="/home/peter/Thesis/ForcedAligner/Aligner1/wav/FNQ146_31.wav">
            <text:p>/home/peter/Thesis/ForcedAligner/Aligner1/wav/FNQ146_31.wav</text:p>
          </table:table-cell>
          <table:table-cell office:value-type="string">
            <text:p>avis du gouvernement?</text:p>
          </table:table-cell>
        </table:table-row>
        <table:table-row table:style-name="ro1">
          <table:table-cell office:value-type="float" office:value="5">
            <text:p>5</text:p>
          </table:table-cell>
          <table:table-cell office:value-type="string">
            <text:p>May</text:p>
          </table:table-cell>
          <table:table-cell table:formula="of:=CONCATENATE([.A733];[.B733])" office:value-type="string" office:string-value="5May">
            <text:p>5May</text:p>
          </table:table-cell>
          <table:table-cell office:value-type="float" office:value="74">
            <text:p>74</text:p>
          </table:table-cell>
          <table:table-cell office:value-type="float" office:value="146">
            <text:p>146</text:p>
          </table:table-cell>
          <table:table-cell table:formula="of:=IF([.E733]=[.E732];[.F732]+1;1)" office:value-type="float" office:value="32">
            <text:p>32</text:p>
          </table:table-cell>
          <table:table-cell table:formula="of:=CONCATENATE(&quot;/home/peter/Thesis/ForcedAligner/Aligner1/wav/11025/&quot;;[.C733];[.D733];&quot;.wav&quot;)" office:value-type="string" office:string-value="/home/peter/Thesis/ForcedAligner/Aligner1/wav/11025/5May74.wav">
            <text:p>/home/peter/Thesis/ForcedAligner/Aligner1/wav/11025/5May74.wav</text:p>
          </table:table-cell>
          <table:table-cell table:formula="of:=CONCATENATE(&quot;/home/peter/Thesis/ForcedAligner/Aligner1/wav/&quot;;&quot;FNQ&quot;;[.E733];&quot;_&quot;;[.F733];&quot;.wav&quot;)" office:value-type="string" office:string-value="/home/peter/Thesis/ForcedAligner/Aligner1/wav/FNQ146_32.wav">
            <text:p>/home/peter/Thesis/ForcedAligner/Aligner1/wav/FNQ146_32.wav</text:p>
          </table:table-cell>
          <table:table-cell office:value-type="string">
            <text:p>je mets donc aux voix l' amendement numéro sept. qui est pour? qui est contre? il est rejeté. amendement numéro neuf. monsieur derosier, vous le présentez?</text:p>
          </table:table-cell>
        </table:table-row>
        <table:table-row table:style-name="ro1">
          <table:table-cell office:value-type="float" office:value="5">
            <text:p>5</text:p>
          </table:table-cell>
          <table:table-cell office:value-type="string">
            <text:p>May</text:p>
          </table:table-cell>
          <table:table-cell table:formula="of:=CONCATENATE([.A734];[.B734])" office:value-type="string" office:string-value="5May">
            <text:p>5May</text:p>
          </table:table-cell>
          <table:table-cell office:value-type="float" office:value="76">
            <text:p>76</text:p>
          </table:table-cell>
          <table:table-cell office:value-type="float" office:value="146">
            <text:p>146</text:p>
          </table:table-cell>
          <table:table-cell table:formula="of:=IF([.E734]=[.E733];[.F733]+1;1)" office:value-type="float" office:value="33">
            <text:p>33</text:p>
          </table:table-cell>
          <table:table-cell table:formula="of:=CONCATENATE(&quot;/home/peter/Thesis/ForcedAligner/Aligner1/wav/11025/&quot;;[.C734];[.D734];&quot;.wav&quot;)" office:value-type="string" office:string-value="/home/peter/Thesis/ForcedAligner/Aligner1/wav/11025/5May76.wav">
            <text:p>/home/peter/Thesis/ForcedAligner/Aligner1/wav/11025/5May76.wav</text:p>
          </table:table-cell>
          <table:table-cell table:formula="of:=CONCATENATE(&quot;/home/peter/Thesis/ForcedAligner/Aligner1/wav/&quot;;&quot;FNQ&quot;;[.E734];&quot;_&quot;;[.F734];&quot;.wav&quot;)" office:value-type="string" office:string-value="/home/peter/Thesis/ForcedAligner/Aligner1/wav/FNQ146_33.wav">
            <text:p>/home/peter/Thesis/ForcedAligner/Aligner1/wav/FNQ146_33.wav</text:p>
          </table:table-cell>
          <table:table-cell office:value-type="string">
            <text:p>avis de la commission monsieur le rapporteur?</text:p>
          </table:table-cell>
        </table:table-row>
        <table:table-row table:style-name="ro1">
          <table:table-cell office:value-type="float" office:value="5">
            <text:p>5</text:p>
          </table:table-cell>
          <table:table-cell office:value-type="string">
            <text:p>May</text:p>
          </table:table-cell>
          <table:table-cell table:formula="of:=CONCATENATE([.A735];[.B735])" office:value-type="string" office:string-value="5May">
            <text:p>5May</text:p>
          </table:table-cell>
          <table:table-cell office:value-type="float" office:value="7">
            <text:p>7</text:p>
          </table:table-cell>
          <table:table-cell office:value-type="float" office:value="146">
            <text:p>146</text:p>
          </table:table-cell>
          <table:table-cell table:formula="of:=IF([.E735]=[.E734];[.F734]+1;1)" office:value-type="float" office:value="34">
            <text:p>34</text:p>
          </table:table-cell>
          <table:table-cell table:formula="of:=CONCATENATE(&quot;/home/peter/Thesis/ForcedAligner/Aligner1/wav/11025/&quot;;[.C735];[.D735];&quot;.wav&quot;)" office:value-type="string" office:string-value="/home/peter/Thesis/ForcedAligner/Aligner1/wav/11025/5May7.wav">
            <text:p>/home/peter/Thesis/ForcedAligner/Aligner1/wav/11025/5May7.wav</text:p>
          </table:table-cell>
          <table:table-cell table:formula="of:=CONCATENATE(&quot;/home/peter/Thesis/ForcedAligner/Aligner1/wav/&quot;;&quot;FNQ&quot;;[.E735];&quot;_&quot;;[.F735];&quot;.wav&quot;)" office:value-type="string" office:string-value="/home/peter/Thesis/ForcedAligner/Aligner1/wav/FNQ146_34.wav">
            <text:p>/home/peter/Thesis/ForcedAligner/Aligner1/wav/FNQ146_34.wav</text:p>
          </table:table-cell>
          <table:table-cell office:value-type="string">
            <text:p>je demande si le la commission, monsieur le rapporteur veut dire quelques mots et ensuite monsieur le ministre, s' il le souhaite?</text:p>
          </table:table-cell>
        </table:table-row>
        <table:table-row table:style-name="ro1">
          <table:table-cell office:value-type="float" office:value="5">
            <text:p>5</text:p>
          </table:table-cell>
          <table:table-cell office:value-type="string">
            <text:p>May</text:p>
          </table:table-cell>
          <table:table-cell table:formula="of:=CONCATENATE([.A736];[.B736])" office:value-type="string" office:string-value="5May">
            <text:p>5May</text:p>
          </table:table-cell>
          <table:table-cell office:value-type="float" office:value="79">
            <text:p>79</text:p>
          </table:table-cell>
          <table:table-cell office:value-type="float" office:value="146">
            <text:p>146</text:p>
          </table:table-cell>
          <table:table-cell table:formula="of:=IF([.E736]=[.E735];[.F735]+1;1)" office:value-type="float" office:value="35">
            <text:p>35</text:p>
          </table:table-cell>
          <table:table-cell table:formula="of:=CONCATENATE(&quot;/home/peter/Thesis/ForcedAligner/Aligner1/wav/11025/&quot;;[.C736];[.D736];&quot;.wav&quot;)" office:value-type="string" office:string-value="/home/peter/Thesis/ForcedAligner/Aligner1/wav/11025/5May79.wav">
            <text:p>/home/peter/Thesis/ForcedAligner/Aligner1/wav/11025/5May79.wav</text:p>
          </table:table-cell>
          <table:table-cell table:formula="of:=CONCATENATE(&quot;/home/peter/Thesis/ForcedAligner/Aligner1/wav/&quot;;&quot;FNQ&quot;;[.E736];&quot;_&quot;;[.F736];&quot;.wav&quot;)" office:value-type="string" office:string-value="/home/peter/Thesis/ForcedAligner/Aligner1/wav/FNQ146_35.wav">
            <text:p>/home/peter/Thesis/ForcedAligner/Aligner1/wav/FNQ146_35.wav</text:p>
          </table:table-cell>
          <table:table-cell office:value-type="string">
            <text:p>par pardon monsieur roman vous voulez répondre.</text:p>
          </table:table-cell>
        </table:table-row>
        <table:table-row table:style-name="ro1">
          <table:table-cell office:value-type="float" office:value="5">
            <text:p>5</text:p>
          </table:table-cell>
          <table:table-cell office:value-type="string">
            <text:p>May</text:p>
          </table:table-cell>
          <table:table-cell table:formula="of:=CONCATENATE([.A737];[.B737])" office:value-type="string" office:string-value="5May">
            <text:p>5May</text:p>
          </table:table-cell>
          <table:table-cell office:value-type="float" office:value="81">
            <text:p>81</text:p>
          </table:table-cell>
          <table:table-cell office:value-type="float" office:value="146">
            <text:p>146</text:p>
          </table:table-cell>
          <table:table-cell table:formula="of:=IF([.E737]=[.E736];[.F736]+1;1)" office:value-type="float" office:value="36">
            <text:p>36</text:p>
          </table:table-cell>
          <table:table-cell table:formula="of:=CONCATENATE(&quot;/home/peter/Thesis/ForcedAligner/Aligner1/wav/11025/&quot;;[.C737];[.D737];&quot;.wav&quot;)" office:value-type="string" office:string-value="/home/peter/Thesis/ForcedAligner/Aligner1/wav/11025/5May81.wav">
            <text:p>/home/peter/Thesis/ForcedAligner/Aligner1/wav/11025/5May81.wav</text:p>
          </table:table-cell>
          <table:table-cell table:formula="of:=CONCATENATE(&quot;/home/peter/Thesis/ForcedAligner/Aligner1/wav/&quot;;&quot;FNQ&quot;;[.E737];&quot;_&quot;;[.F737];&quot;.wav&quot;)" office:value-type="string" office:string-value="/home/peter/Thesis/ForcedAligner/Aligner1/wav/FNQ146_36.wav">
            <text:p>/home/peter/Thesis/ForcedAligner/Aligner1/wav/FNQ146_36.wav</text:p>
          </table:table-cell>
          <table:table-cell office:value-type="string">
            <text:p>bien, euh après cette réflexion nous pouvons passer au vote sur euh cet amendement numéro neuf. qui est favorable? qui est défavorable? il est repoussé. nous passons à l' amendement numéro onze monsieur juanico vous le présentez?</text:p>
          </table:table-cell>
        </table:table-row>
        <table:table-row table:style-name="ro1">
          <table:table-cell office:value-type="float" office:value="5">
            <text:p>5</text:p>
          </table:table-cell>
          <table:table-cell office:value-type="string">
            <text:p>May</text:p>
          </table:table-cell>
          <table:table-cell table:formula="of:=CONCATENATE([.A738];[.B738])" office:value-type="string" office:string-value="5May">
            <text:p>5May</text:p>
          </table:table-cell>
          <table:table-cell office:value-type="float" office:value="83">
            <text:p>83</text:p>
          </table:table-cell>
          <table:table-cell office:value-type="float" office:value="146">
            <text:p>146</text:p>
          </table:table-cell>
          <table:table-cell table:formula="of:=IF([.E738]=[.E737];[.F737]+1;1)" office:value-type="float" office:value="37">
            <text:p>37</text:p>
          </table:table-cell>
          <table:table-cell table:formula="of:=CONCATENATE(&quot;/home/peter/Thesis/ForcedAligner/Aligner1/wav/11025/&quot;;[.C738];[.D738];&quot;.wav&quot;)" office:value-type="string" office:string-value="/home/peter/Thesis/ForcedAligner/Aligner1/wav/11025/5May83.wav">
            <text:p>/home/peter/Thesis/ForcedAligner/Aligner1/wav/11025/5May83.wav</text:p>
          </table:table-cell>
          <table:table-cell table:formula="of:=CONCATENATE(&quot;/home/peter/Thesis/ForcedAligner/Aligner1/wav/&quot;;&quot;FNQ&quot;;[.E738];&quot;_&quot;;[.F738];&quot;.wav&quot;)" office:value-type="string" office:string-value="/home/peter/Thesis/ForcedAligner/Aligner1/wav/FNQ146_37.wav">
            <text:p>/home/peter/Thesis/ForcedAligner/Aligner1/wav/FNQ146_37.wav</text:p>
          </table:table-cell>
          <table:table-cell office:value-type="string">
            <text:p>avis de la commission monsieur le rapporteur?</text:p>
          </table:table-cell>
        </table:table-row>
        <table:table-row table:style-name="ro1">
          <table:table-cell office:value-type="float" office:value="5">
            <text:p>5</text:p>
          </table:table-cell>
          <table:table-cell office:value-type="string">
            <text:p>May</text:p>
          </table:table-cell>
          <table:table-cell table:formula="of:=CONCATENATE([.A739];[.B739])" office:value-type="string" office:string-value="5May">
            <text:p>5May</text:p>
          </table:table-cell>
          <table:table-cell office:value-type="float" office:value="85">
            <text:p>85</text:p>
          </table:table-cell>
          <table:table-cell office:value-type="float" office:value="146">
            <text:p>146</text:p>
          </table:table-cell>
          <table:table-cell table:formula="of:=IF([.E739]=[.E738];[.F738]+1;1)" office:value-type="float" office:value="38">
            <text:p>38</text:p>
          </table:table-cell>
          <table:table-cell table:formula="of:=CONCATENATE(&quot;/home/peter/Thesis/ForcedAligner/Aligner1/wav/11025/&quot;;[.C739];[.D739];&quot;.wav&quot;)" office:value-type="string" office:string-value="/home/peter/Thesis/ForcedAligner/Aligner1/wav/11025/5May85.wav">
            <text:p>/home/peter/Thesis/ForcedAligner/Aligner1/wav/11025/5May85.wav</text:p>
          </table:table-cell>
          <table:table-cell table:formula="of:=CONCATENATE(&quot;/home/peter/Thesis/ForcedAligner/Aligner1/wav/&quot;;&quot;FNQ&quot;;[.E739];&quot;_&quot;;[.F739];&quot;.wav&quot;)" office:value-type="string" office:string-value="/home/peter/Thesis/ForcedAligner/Aligner1/wav/FNQ146_38.wav">
            <text:p>/home/peter/Thesis/ForcedAligner/Aligner1/wav/FNQ146_38.wav</text:p>
          </table:table-cell>
          <table:table-cell office:value-type="string">
            <text:p>avis du gouvernement?</text:p>
          </table:table-cell>
        </table:table-row>
        <table:table-row table:style-name="ro1">
          <table:table-cell office:value-type="float" office:value="5">
            <text:p>5</text:p>
          </table:table-cell>
          <table:table-cell office:value-type="string">
            <text:p>May</text:p>
          </table:table-cell>
          <table:table-cell table:formula="of:=CONCATENATE([.A740];[.B740])" office:value-type="string" office:string-value="5May">
            <text:p>5May</text:p>
          </table:table-cell>
          <table:table-cell office:value-type="float" office:value="87">
            <text:p>87</text:p>
          </table:table-cell>
          <table:table-cell office:value-type="float" office:value="146">
            <text:p>146</text:p>
          </table:table-cell>
          <table:table-cell table:formula="of:=IF([.E740]=[.E739];[.F739]+1;1)" office:value-type="float" office:value="39">
            <text:p>39</text:p>
          </table:table-cell>
          <table:table-cell table:formula="of:=CONCATENATE(&quot;/home/peter/Thesis/ForcedAligner/Aligner1/wav/11025/&quot;;[.C740];[.D740];&quot;.wav&quot;)" office:value-type="string" office:string-value="/home/peter/Thesis/ForcedAligner/Aligner1/wav/11025/5May87.wav">
            <text:p>/home/peter/Thesis/ForcedAligner/Aligner1/wav/11025/5May87.wav</text:p>
          </table:table-cell>
          <table:table-cell table:formula="of:=CONCATENATE(&quot;/home/peter/Thesis/ForcedAligner/Aligner1/wav/&quot;;&quot;FNQ&quot;;[.E740];&quot;_&quot;;[.F740];&quot;.wav&quot;)" office:value-type="string" office:string-value="/home/peter/Thesis/ForcedAligner/Aligner1/wav/FNQ146_39.wav">
            <text:p>/home/peter/Thesis/ForcedAligner/Aligner1/wav/FNQ146_39.wav</text:p>
          </table:table-cell>
          <table:table-cell office:value-type="string">
            <text:p>donc je mets aux voix cet amendement. qui est pour? qui est contre? il est rejeté là on est à l' <text:s/>amendement douze, je crois. c' est ça douze. monsieur nayrou.</text:p>
          </table:table-cell>
        </table:table-row>
        <table:table-row table:style-name="ro1">
          <table:table-cell office:value-type="float" office:value="5">
            <text:p>5</text:p>
          </table:table-cell>
          <table:table-cell office:value-type="string">
            <text:p>May</text:p>
          </table:table-cell>
          <table:table-cell table:formula="of:=CONCATENATE([.A741];[.B741])" office:value-type="string" office:string-value="5May">
            <text:p>5May</text:p>
          </table:table-cell>
          <table:table-cell office:value-type="float" office:value="89">
            <text:p>89</text:p>
          </table:table-cell>
          <table:table-cell office:value-type="float" office:value="146">
            <text:p>146</text:p>
          </table:table-cell>
          <table:table-cell table:formula="of:=IF([.E741]=[.E740];[.F740]+1;1)" office:value-type="float" office:value="40">
            <text:p>40</text:p>
          </table:table-cell>
          <table:table-cell table:formula="of:=CONCATENATE(&quot;/home/peter/Thesis/ForcedAligner/Aligner1/wav/11025/&quot;;[.C741];[.D741];&quot;.wav&quot;)" office:value-type="string" office:string-value="/home/peter/Thesis/ForcedAligner/Aligner1/wav/11025/5May89.wav">
            <text:p>/home/peter/Thesis/ForcedAligner/Aligner1/wav/11025/5May89.wav</text:p>
          </table:table-cell>
          <table:table-cell table:formula="of:=CONCATENATE(&quot;/home/peter/Thesis/ForcedAligner/Aligner1/wav/&quot;;&quot;FNQ&quot;;[.E741];&quot;_&quot;;[.F741];&quot;.wav&quot;)" office:value-type="string" office:string-value="/home/peter/Thesis/ForcedAligner/Aligner1/wav/FNQ146_40.wav">
            <text:p>/home/peter/Thesis/ForcedAligner/Aligner1/wav/FNQ146_40.wav</text:p>
          </table:table-cell>
          <table:table-cell office:value-type="string">
            <text:p>avis de la commission monsieur le rapport</text:p>
          </table:table-cell>
        </table:table-row>
        <table:table-row table:style-name="ro1">
          <table:table-cell office:value-type="float" office:value="5">
            <text:p>5</text:p>
          </table:table-cell>
          <table:table-cell office:value-type="string">
            <text:p>May</text:p>
          </table:table-cell>
          <table:table-cell table:formula="of:=CONCATENATE([.A742];[.B742])" office:value-type="string" office:string-value="5May">
            <text:p>5May</text:p>
          </table:table-cell>
          <table:table-cell office:value-type="float" office:value="91">
            <text:p>91</text:p>
          </table:table-cell>
          <table:table-cell office:value-type="float" office:value="146">
            <text:p>146</text:p>
          </table:table-cell>
          <table:table-cell table:formula="of:=IF([.E742]=[.E741];[.F741]+1;1)" office:value-type="float" office:value="41">
            <text:p>41</text:p>
          </table:table-cell>
          <table:table-cell table:formula="of:=CONCATENATE(&quot;/home/peter/Thesis/ForcedAligner/Aligner1/wav/11025/&quot;;[.C742];[.D742];&quot;.wav&quot;)" office:value-type="string" office:string-value="/home/peter/Thesis/ForcedAligner/Aligner1/wav/11025/5May91.wav">
            <text:p>/home/peter/Thesis/ForcedAligner/Aligner1/wav/11025/5May91.wav</text:p>
          </table:table-cell>
          <table:table-cell table:formula="of:=CONCATENATE(&quot;/home/peter/Thesis/ForcedAligner/Aligner1/wav/&quot;;&quot;FNQ&quot;;[.E742];&quot;_&quot;;[.F742];&quot;.wav&quot;)" office:value-type="string" office:string-value="/home/peter/Thesis/ForcedAligner/Aligner1/wav/FNQ146_41.wav">
            <text:p>/home/peter/Thesis/ForcedAligner/Aligner1/wav/FNQ146_41.wav</text:p>
          </table:table-cell>
          <table:table-cell office:value-type="string">
            <text:p>avis du gouvernement?</text:p>
          </table:table-cell>
        </table:table-row>
        <table:table-row table:style-name="ro1">
          <table:table-cell office:value-type="float" office:value="5">
            <text:p>5</text:p>
          </table:table-cell>
          <table:table-cell office:value-type="string">
            <text:p>May</text:p>
          </table:table-cell>
          <table:table-cell table:formula="of:=CONCATENATE([.A743];[.B743])" office:value-type="string" office:string-value="5May">
            <text:p>5May</text:p>
          </table:table-cell>
          <table:table-cell office:value-type="float" office:value="92">
            <text:p>92</text:p>
          </table:table-cell>
          <table:table-cell office:value-type="float" office:value="146">
            <text:p>146</text:p>
          </table:table-cell>
          <table:table-cell table:formula="of:=IF([.E743]=[.E742];[.F742]+1;1)" office:value-type="float" office:value="42">
            <text:p>42</text:p>
          </table:table-cell>
          <table:table-cell table:formula="of:=CONCATENATE(&quot;/home/peter/Thesis/ForcedAligner/Aligner1/wav/11025/&quot;;[.C743];[.D743];&quot;.wav&quot;)" office:value-type="string" office:string-value="/home/peter/Thesis/ForcedAligner/Aligner1/wav/11025/5May92.wav">
            <text:p>/home/peter/Thesis/ForcedAligner/Aligner1/wav/11025/5May92.wav</text:p>
          </table:table-cell>
          <table:table-cell table:formula="of:=CONCATENATE(&quot;/home/peter/Thesis/ForcedAligner/Aligner1/wav/&quot;;&quot;FNQ&quot;;[.E743];&quot;_&quot;;[.F743];&quot;.wav&quot;)" office:value-type="string" office:string-value="/home/peter/Thesis/ForcedAligner/Aligner1/wav/FNQ146_42.wav">
            <text:p>/home/peter/Thesis/ForcedAligner/Aligner1/wav/FNQ146_42.wav</text:p>
          </table:table-cell>
          <table:table-cell office:value-type="string">
            <text:p>je mets donc aux voix cet amendement numéro douze. qui est pour? qui est contre? il est rejeté amendement numéro treize. monsieur roman vous le présentez?</text:p>
          </table:table-cell>
        </table:table-row>
        <table:table-row table:style-name="ro1">
          <table:table-cell office:value-type="float" office:value="5">
            <text:p>5</text:p>
          </table:table-cell>
          <table:table-cell office:value-type="string">
            <text:p>May</text:p>
          </table:table-cell>
          <table:table-cell table:formula="of:=CONCATENATE([.A744];[.B744])" office:value-type="string" office:string-value="5May">
            <text:p>5May</text:p>
          </table:table-cell>
          <table:table-cell office:value-type="float" office:value="94">
            <text:p>94</text:p>
          </table:table-cell>
          <table:table-cell office:value-type="float" office:value="146">
            <text:p>146</text:p>
          </table:table-cell>
          <table:table-cell table:formula="of:=IF([.E744]=[.E743];[.F743]+1;1)" office:value-type="float" office:value="43">
            <text:p>43</text:p>
          </table:table-cell>
          <table:table-cell table:formula="of:=CONCATENATE(&quot;/home/peter/Thesis/ForcedAligner/Aligner1/wav/11025/&quot;;[.C744];[.D744];&quot;.wav&quot;)" office:value-type="string" office:string-value="/home/peter/Thesis/ForcedAligner/Aligner1/wav/11025/5May94.wav">
            <text:p>/home/peter/Thesis/ForcedAligner/Aligner1/wav/11025/5May94.wav</text:p>
          </table:table-cell>
          <table:table-cell table:formula="of:=CONCATENATE(&quot;/home/peter/Thesis/ForcedAligner/Aligner1/wav/&quot;;&quot;FNQ&quot;;[.E744];&quot;_&quot;;[.F744];&quot;.wav&quot;)" office:value-type="string" office:string-value="/home/peter/Thesis/ForcedAligner/Aligner1/wav/FNQ146_43.wav">
            <text:p>/home/peter/Thesis/ForcedAligner/Aligner1/wav/FNQ146_43.wav</text:p>
          </table:table-cell>
          <table:table-cell office:value-type="string">
            <text:p>avis de la commission monsieur le rapporteur?</text:p>
          </table:table-cell>
        </table:table-row>
        <table:table-row table:style-name="ro1">
          <table:table-cell office:value-type="float" office:value="5">
            <text:p>5</text:p>
          </table:table-cell>
          <table:table-cell office:value-type="string">
            <text:p>May</text:p>
          </table:table-cell>
          <table:table-cell table:formula="of:=CONCATENATE([.A745];[.B745])" office:value-type="string" office:string-value="5May">
            <text:p>5May</text:p>
          </table:table-cell>
          <table:table-cell office:value-type="float" office:value="96">
            <text:p>96</text:p>
          </table:table-cell>
          <table:table-cell office:value-type="float" office:value="146">
            <text:p>146</text:p>
          </table:table-cell>
          <table:table-cell table:formula="of:=IF([.E745]=[.E744];[.F744]+1;1)" office:value-type="float" office:value="44">
            <text:p>44</text:p>
          </table:table-cell>
          <table:table-cell table:formula="of:=CONCATENATE(&quot;/home/peter/Thesis/ForcedAligner/Aligner1/wav/11025/&quot;;[.C745];[.D745];&quot;.wav&quot;)" office:value-type="string" office:string-value="/home/peter/Thesis/ForcedAligner/Aligner1/wav/11025/5May96.wav">
            <text:p>/home/peter/Thesis/ForcedAligner/Aligner1/wav/11025/5May96.wav</text:p>
          </table:table-cell>
          <table:table-cell table:formula="of:=CONCATENATE(&quot;/home/peter/Thesis/ForcedAligner/Aligner1/wav/&quot;;&quot;FNQ&quot;;[.E745];&quot;_&quot;;[.F745];&quot;.wav&quot;)" office:value-type="string" office:string-value="/home/peter/Thesis/ForcedAligner/Aligner1/wav/FNQ146_44.wav">
            <text:p>/home/peter/Thesis/ForcedAligner/Aligner1/wav/FNQ146_44.wav</text:p>
          </table:table-cell>
          <table:table-cell office:value-type="string">
            <text:p>avis du gouvernement?</text:p>
          </table:table-cell>
        </table:table-row>
        <table:table-row table:style-name="ro1">
          <table:table-cell office:value-type="float" office:value="5">
            <text:p>5</text:p>
          </table:table-cell>
          <table:table-cell office:value-type="string">
            <text:p>May</text:p>
          </table:table-cell>
          <table:table-cell table:formula="of:=CONCATENATE([.A746];[.B746])" office:value-type="string" office:string-value="5May">
            <text:p>5May</text:p>
          </table:table-cell>
          <table:table-cell office:value-type="float" office:value="9">
            <text:p>9</text:p>
          </table:table-cell>
          <table:table-cell office:value-type="float" office:value="146">
            <text:p>146</text:p>
          </table:table-cell>
          <table:table-cell table:formula="of:=IF([.E746]=[.E745];[.F745]+1;1)" office:value-type="float" office:value="45">
            <text:p>45</text:p>
          </table:table-cell>
          <table:table-cell table:formula="of:=CONCATENATE(&quot;/home/peter/Thesis/ForcedAligner/Aligner1/wav/11025/&quot;;[.C746];[.D746];&quot;.wav&quot;)" office:value-type="string" office:string-value="/home/peter/Thesis/ForcedAligner/Aligner1/wav/11025/5May9.wav">
            <text:p>/home/peter/Thesis/ForcedAligner/Aligner1/wav/11025/5May9.wav</text:p>
          </table:table-cell>
          <table:table-cell table:formula="of:=CONCATENATE(&quot;/home/peter/Thesis/ForcedAligner/Aligner1/wav/&quot;;&quot;FNQ&quot;;[.E746];&quot;_&quot;;[.F746];&quot;.wav&quot;)" office:value-type="string" office:string-value="/home/peter/Thesis/ForcedAligner/Aligner1/wav/FNQ146_45.wav">
            <text:p>/home/peter/Thesis/ForcedAligner/Aligner1/wav/FNQ146_45.wav</text:p>
          </table:table-cell>
          <table:table-cell office:value-type="string">
            <text:p>monsieur le ministre vous voudriez dire quelques mots, en réponse</text:p>
          </table:table-cell>
        </table:table-row>
        <table:table-row table:style-name="ro1">
          <table:table-cell office:value-type="float" office:value="5">
            <text:p>5</text:p>
          </table:table-cell>
          <table:table-cell office:value-type="string">
            <text:p>May</text:p>
          </table:table-cell>
          <table:table-cell table:formula="of:=CONCATENATE([.A747];[.B747])" office:value-type="string" office:string-value="5May">
            <text:p>5May</text:p>
          </table:table-cell>
          <table:table-cell office:value-type="float" office:value="98">
            <text:p>98</text:p>
          </table:table-cell>
          <table:table-cell office:value-type="float" office:value="146">
            <text:p>146</text:p>
          </table:table-cell>
          <table:table-cell table:formula="of:=IF([.E747]=[.E746];[.F746]+1;1)" office:value-type="float" office:value="46">
            <text:p>46</text:p>
          </table:table-cell>
          <table:table-cell table:formula="of:=CONCATENATE(&quot;/home/peter/Thesis/ForcedAligner/Aligner1/wav/11025/&quot;;[.C747];[.D747];&quot;.wav&quot;)" office:value-type="string" office:string-value="/home/peter/Thesis/ForcedAligner/Aligner1/wav/11025/5May98.wav">
            <text:p>/home/peter/Thesis/ForcedAligner/Aligner1/wav/11025/5May98.wav</text:p>
          </table:table-cell>
          <table:table-cell table:formula="of:=CONCATENATE(&quot;/home/peter/Thesis/ForcedAligner/Aligner1/wav/&quot;;&quot;FNQ&quot;;[.E747];&quot;_&quot;;[.F747];&quot;.wav&quot;)" office:value-type="string" office:string-value="/home/peter/Thesis/ForcedAligner/Aligner1/wav/FNQ146_46.wav">
            <text:p>/home/peter/Thesis/ForcedAligner/Aligner1/wav/FNQ146_46.wav</text:p>
          </table:table-cell>
          <table:table-cell office:value-type="string">
            <text:p><text:s/>monsieur roman, vous voulez répondre je suppose à monsieur perbenne</text:p>
          </table:table-cell>
        </table:table-row>
        <table:table-row table:style-name="ro1">
          <table:table-cell office:value-type="float" office:value="5">
            <text:p>5</text:p>
          </table:table-cell>
          <table:table-cell office:value-type="string">
            <text:p>May</text:p>
          </table:table-cell>
          <table:table-cell table:formula="of:=CONCATENATE([.A748];[.B748])" office:value-type="string" office:string-value="5May">
            <text:p>5May</text:p>
          </table:table-cell>
          <table:table-cell office:value-type="float" office:value="100">
            <text:p>100</text:p>
          </table:table-cell>
          <table:table-cell office:value-type="float" office:value="146">
            <text:p>146</text:p>
          </table:table-cell>
          <table:table-cell table:formula="of:=IF([.E748]=[.E747];[.F747]+1;1)" office:value-type="float" office:value="47">
            <text:p>47</text:p>
          </table:table-cell>
          <table:table-cell table:formula="of:=CONCATENATE(&quot;/home/peter/Thesis/ForcedAligner/Aligner1/wav/11025/&quot;;[.C748];[.D748];&quot;.wav&quot;)" office:value-type="string" office:string-value="/home/peter/Thesis/ForcedAligner/Aligner1/wav/11025/5May100.wav">
            <text:p>/home/peter/Thesis/ForcedAligner/Aligner1/wav/11025/5May100.wav</text:p>
          </table:table-cell>
          <table:table-cell table:formula="of:=CONCATENATE(&quot;/home/peter/Thesis/ForcedAligner/Aligner1/wav/&quot;;&quot;FNQ&quot;;[.E748];&quot;_&quot;;[.F748];&quot;.wav&quot;)" office:value-type="string" office:string-value="/home/peter/Thesis/ForcedAligner/Aligner1/wav/FNQ146_47.wav">
            <text:p>/home/peter/Thesis/ForcedAligner/Aligner1/wav/FNQ146_47.wav</text:p>
          </table:table-cell>
          <table:table-cell office:value-type="string">
            <text:p>il n' y a pas de réponse ni de la part de la commission ni de la part du gouvernement par conséquence je mets aux voix cet amendement. qui est pour? qui est contre? il est repoussé nous passons à la discussion sur la non j' en ai plus sur les amendements la un instant j' ai une demande de prise de parole sur l' article un en disant monsieur dumont, que c' est deux minutes</text:p>
          </table:table-cell>
        </table:table-row>
        <table:table-row table:style-name="ro1">
          <table:table-cell office:value-type="float" office:value="5">
            <text:p>5</text:p>
          </table:table-cell>
          <table:table-cell office:value-type="string">
            <text:p>May</text:p>
          </table:table-cell>
          <table:table-cell table:formula="of:=CONCATENATE([.A749];[.B749])" office:value-type="string" office:string-value="5May">
            <text:p>5May</text:p>
          </table:table-cell>
          <table:table-cell office:value-type="float" office:value="102">
            <text:p>102</text:p>
          </table:table-cell>
          <table:table-cell office:value-type="float" office:value="146">
            <text:p>146</text:p>
          </table:table-cell>
          <table:table-cell table:formula="of:=IF([.E749]=[.E748];[.F748]+1;1)" office:value-type="float" office:value="48">
            <text:p>48</text:p>
          </table:table-cell>
          <table:table-cell table:formula="of:=CONCATENATE(&quot;/home/peter/Thesis/ForcedAligner/Aligner1/wav/11025/&quot;;[.C749];[.D749];&quot;.wav&quot;)" office:value-type="string" office:string-value="/home/peter/Thesis/ForcedAligner/Aligner1/wav/11025/5May102.wav">
            <text:p>/home/peter/Thesis/ForcedAligner/Aligner1/wav/11025/5May102.wav</text:p>
          </table:table-cell>
          <table:table-cell table:formula="of:=CONCATENATE(&quot;/home/peter/Thesis/ForcedAligner/Aligner1/wav/&quot;;&quot;FNQ&quot;;[.E749];&quot;_&quot;;[.F749];&quot;.wav&quot;)" office:value-type="string" office:string-value="/home/peter/Thesis/ForcedAligner/Aligner1/wav/FNQ146_48.wav">
            <text:p>/home/peter/Thesis/ForcedAligner/Aligner1/wav/FNQ146_48.wav</text:p>
          </table:table-cell>
          <table:table-cell office:value-type="string">
            <text:p>bien, c' est maintenant c' est fait, nous pouvons passer à la l' amendement de suppression de l' article premier, madame massat, vous avez la parole.</text:p>
          </table:table-cell>
        </table:table-row>
        <table:table-row table:style-name="ro1">
          <table:table-cell office:value-type="float" office:value="5">
            <text:p>5</text:p>
          </table:table-cell>
          <table:table-cell office:value-type="string">
            <text:p>May</text:p>
          </table:table-cell>
          <table:table-cell table:formula="of:=CONCATENATE([.A750];[.B750])" office:value-type="string" office:string-value="5May">
            <text:p>5May</text:p>
          </table:table-cell>
          <table:table-cell office:value-type="float" office:value="108">
            <text:p>108</text:p>
          </table:table-cell>
          <table:table-cell office:value-type="float" office:value="146">
            <text:p>146</text:p>
          </table:table-cell>
          <table:table-cell table:formula="of:=IF([.E750]=[.E749];[.F749]+1;1)" office:value-type="float" office:value="49">
            <text:p>49</text:p>
          </table:table-cell>
          <table:table-cell table:formula="of:=CONCATENATE(&quot;/home/peter/Thesis/ForcedAligner/Aligner1/wav/11025/&quot;;[.C750];[.D750];&quot;.wav&quot;)" office:value-type="string" office:string-value="/home/peter/Thesis/ForcedAligner/Aligner1/wav/11025/5May108.wav">
            <text:p>/home/peter/Thesis/ForcedAligner/Aligner1/wav/11025/5May108.wav</text:p>
          </table:table-cell>
          <table:table-cell table:formula="of:=CONCATENATE(&quot;/home/peter/Thesis/ForcedAligner/Aligner1/wav/&quot;;&quot;FNQ&quot;;[.E750];&quot;_&quot;;[.F750];&quot;.wav&quot;)" office:value-type="string" office:string-value="/home/peter/Thesis/ForcedAligner/Aligner1/wav/FNQ146_49.wav">
            <text:p>/home/peter/Thesis/ForcedAligner/Aligner1/wav/FNQ146_49.wav</text:p>
          </table:table-cell>
          <table:table-cell office:value-type="string">
            <text:p>avis de la commission?</text:p>
          </table:table-cell>
        </table:table-row>
        <table:table-row table:style-name="ro1">
          <table:table-cell office:value-type="float" office:value="5">
            <text:p>5</text:p>
          </table:table-cell>
          <table:table-cell office:value-type="string">
            <text:p>May</text:p>
          </table:table-cell>
          <table:table-cell table:formula="of:=CONCATENATE([.A751];[.B751])" office:value-type="string" office:string-value="5May">
            <text:p>5May</text:p>
          </table:table-cell>
          <table:table-cell office:value-type="float" office:value="110">
            <text:p>110</text:p>
          </table:table-cell>
          <table:table-cell office:value-type="float" office:value="146">
            <text:p>146</text:p>
          </table:table-cell>
          <table:table-cell table:formula="of:=IF([.E751]=[.E750];[.F750]+1;1)" office:value-type="float" office:value="50">
            <text:p>50</text:p>
          </table:table-cell>
          <table:table-cell table:formula="of:=CONCATENATE(&quot;/home/peter/Thesis/ForcedAligner/Aligner1/wav/11025/&quot;;[.C751];[.D751];&quot;.wav&quot;)" office:value-type="string" office:string-value="/home/peter/Thesis/ForcedAligner/Aligner1/wav/11025/5May110.wav">
            <text:p>/home/peter/Thesis/ForcedAligner/Aligner1/wav/11025/5May110.wav</text:p>
          </table:table-cell>
          <table:table-cell table:formula="of:=CONCATENATE(&quot;/home/peter/Thesis/ForcedAligner/Aligner1/wav/&quot;;&quot;FNQ&quot;;[.E751];&quot;_&quot;;[.F751];&quot;.wav&quot;)" office:value-type="string" office:string-value="/home/peter/Thesis/ForcedAligner/Aligner1/wav/FNQ146_50.wav">
            <text:p>/home/peter/Thesis/ForcedAligner/Aligner1/wav/FNQ146_50.wav</text:p>
          </table:table-cell>
          <table:table-cell office:value-type="string">
            <text:p>avis du gouverne</text:p>
          </table:table-cell>
        </table:table-row>
        <table:table-row table:style-name="ro1">
          <table:table-cell office:value-type="float" office:value="5">
            <text:p>5</text:p>
          </table:table-cell>
          <table:table-cell office:value-type="string">
            <text:p>May</text:p>
          </table:table-cell>
          <table:table-cell table:formula="of:=CONCATENATE([.A752];[.B752])" office:value-type="string" office:string-value="5May">
            <text:p>5May</text:p>
          </table:table-cell>
          <table:table-cell office:value-type="float" office:value="112">
            <text:p>112</text:p>
          </table:table-cell>
          <table:table-cell office:value-type="float" office:value="146">
            <text:p>146</text:p>
          </table:table-cell>
          <table:table-cell table:formula="of:=IF([.E752]=[.E751];[.F751]+1;1)" office:value-type="float" office:value="51">
            <text:p>51</text:p>
          </table:table-cell>
          <table:table-cell table:formula="of:=CONCATENATE(&quot;/home/peter/Thesis/ForcedAligner/Aligner1/wav/11025/&quot;;[.C752];[.D752];&quot;.wav&quot;)" office:value-type="string" office:string-value="/home/peter/Thesis/ForcedAligner/Aligner1/wav/11025/5May112.wav">
            <text:p>/home/peter/Thesis/ForcedAligner/Aligner1/wav/11025/5May112.wav</text:p>
          </table:table-cell>
          <table:table-cell table:formula="of:=CONCATENATE(&quot;/home/peter/Thesis/ForcedAligner/Aligner1/wav/&quot;;&quot;FNQ&quot;;[.E752];&quot;_&quot;;[.F752];&quot;.wav&quot;)" office:value-type="string" office:string-value="/home/peter/Thesis/ForcedAligner/Aligner1/wav/FNQ146_51.wav">
            <text:p>/home/peter/Thesis/ForcedAligner/Aligner1/wav/FNQ146_51.wav</text:p>
          </table:table-cell>
          <table:table-cell office:value-type="string">
            <text:p>monsieur nayrou. voulez répondre au ministre?</text:p>
          </table:table-cell>
        </table:table-row>
        <table:table-row table:style-name="ro1">
          <table:table-cell office:value-type="float" office:value="5">
            <text:p>5</text:p>
          </table:table-cell>
          <table:table-cell office:value-type="string">
            <text:p>May</text:p>
          </table:table-cell>
          <table:table-cell table:formula="of:=CONCATENATE([.A753];[.B753])" office:value-type="string" office:string-value="5May">
            <text:p>5May</text:p>
          </table:table-cell>
          <table:table-cell office:value-type="float" office:value="114">
            <text:p>114</text:p>
          </table:table-cell>
          <table:table-cell office:value-type="float" office:value="146">
            <text:p>146</text:p>
          </table:table-cell>
          <table:table-cell table:formula="of:=IF([.E753]=[.E752];[.F752]+1;1)" office:value-type="float" office:value="52">
            <text:p>52</text:p>
          </table:table-cell>
          <table:table-cell table:formula="of:=CONCATENATE(&quot;/home/peter/Thesis/ForcedAligner/Aligner1/wav/11025/&quot;;[.C753];[.D753];&quot;.wav&quot;)" office:value-type="string" office:string-value="/home/peter/Thesis/ForcedAligner/Aligner1/wav/11025/5May114.wav">
            <text:p>/home/peter/Thesis/ForcedAligner/Aligner1/wav/11025/5May114.wav</text:p>
          </table:table-cell>
          <table:table-cell table:formula="of:=CONCATENATE(&quot;/home/peter/Thesis/ForcedAligner/Aligner1/wav/&quot;;&quot;FNQ&quot;;[.E753];&quot;_&quot;;[.F753];&quot;.wav&quot;)" office:value-type="string" office:string-value="/home/peter/Thesis/ForcedAligner/Aligner1/wav/FNQ146_52.wav">
            <text:p>/home/peter/Thesis/ForcedAligner/Aligner1/wav/FNQ146_52.wav</text:p>
          </table:table-cell>
          <table:table-cell office:value-type="string">
            <text:p>bien</text:p>
          </table:table-cell>
        </table:table-row>
        <table:table-row table:style-name="ro1">
          <table:table-cell office:value-type="float" office:value="5">
            <text:p>5</text:p>
          </table:table-cell>
          <table:table-cell office:value-type="string">
            <text:p>May</text:p>
          </table:table-cell>
          <table:table-cell table:formula="of:=CONCATENATE([.A754];[.B754])" office:value-type="string" office:string-value="5May">
            <text:p>5May</text:p>
          </table:table-cell>
          <table:table-cell office:value-type="float" office:value="116">
            <text:p>116</text:p>
          </table:table-cell>
          <table:table-cell office:value-type="float" office:value="146">
            <text:p>146</text:p>
          </table:table-cell>
          <table:table-cell table:formula="of:=IF([.E754]=[.E753];[.F753]+1;1)" office:value-type="float" office:value="53">
            <text:p>53</text:p>
          </table:table-cell>
          <table:table-cell table:formula="of:=CONCATENATE(&quot;/home/peter/Thesis/ForcedAligner/Aligner1/wav/11025/&quot;;[.C754];[.D754];&quot;.wav&quot;)" office:value-type="string" office:string-value="/home/peter/Thesis/ForcedAligner/Aligner1/wav/11025/5May116.wav">
            <text:p>/home/peter/Thesis/ForcedAligner/Aligner1/wav/11025/5May116.wav</text:p>
          </table:table-cell>
          <table:table-cell table:formula="of:=CONCATENATE(&quot;/home/peter/Thesis/ForcedAligner/Aligner1/wav/&quot;;&quot;FNQ&quot;;[.E754];&quot;_&quot;;[.F754];&quot;.wav&quot;)" office:value-type="string" office:string-value="/home/peter/Thesis/ForcedAligner/Aligner1/wav/FNQ146_53.wav">
            <text:p>/home/peter/Thesis/ForcedAligner/Aligner1/wav/FNQ146_53.wav</text:p>
          </table:table-cell>
          <table:table-cell office:value-type="string">
            <text:p>bien après ces échanges forts républicains, je passe par contre euh aux votes, sur l' amendement numéro quatre. qui est pour? qui est contre? il est rejeté. l' article premier. qui est pour? qui est contre? il est adopté. j' ai un article additionnel après l' article premier, le numéro quinze. c' est monsieur derosier qui le présente.</text:p>
          </table:table-cell>
        </table:table-row>
        <table:table-row table:style-name="ro1">
          <table:table-cell office:value-type="float" office:value="5">
            <text:p>5</text:p>
          </table:table-cell>
          <table:table-cell office:value-type="string">
            <text:p>May</text:p>
          </table:table-cell>
          <table:table-cell table:formula="of:=CONCATENATE([.A755];[.B755])" office:value-type="string" office:string-value="5May">
            <text:p>5May</text:p>
          </table:table-cell>
          <table:table-cell office:value-type="float" office:value="118">
            <text:p>118</text:p>
          </table:table-cell>
          <table:table-cell office:value-type="float" office:value="146">
            <text:p>146</text:p>
          </table:table-cell>
          <table:table-cell table:formula="of:=IF([.E755]=[.E754];[.F754]+1;1)" office:value-type="float" office:value="54">
            <text:p>54</text:p>
          </table:table-cell>
          <table:table-cell table:formula="of:=CONCATENATE(&quot;/home/peter/Thesis/ForcedAligner/Aligner1/wav/11025/&quot;;[.C755];[.D755];&quot;.wav&quot;)" office:value-type="string" office:string-value="/home/peter/Thesis/ForcedAligner/Aligner1/wav/11025/5May118.wav">
            <text:p>/home/peter/Thesis/ForcedAligner/Aligner1/wav/11025/5May118.wav</text:p>
          </table:table-cell>
          <table:table-cell table:formula="of:=CONCATENATE(&quot;/home/peter/Thesis/ForcedAligner/Aligner1/wav/&quot;;&quot;FNQ&quot;;[.E755];&quot;_&quot;;[.F755];&quot;.wav&quot;)" office:value-type="string" office:string-value="/home/peter/Thesis/ForcedAligner/Aligner1/wav/FNQ146_54.wav">
            <text:p>/home/peter/Thesis/ForcedAligner/Aligner1/wav/FNQ146_54.wav</text:p>
          </table:table-cell>
          <table:table-cell office:value-type="string">
            <text:p>bien. vous avez la parole.</text:p>
          </table:table-cell>
        </table:table-row>
        <table:table-row table:style-name="ro1">
          <table:table-cell office:value-type="float" office:value="5">
            <text:p>5</text:p>
          </table:table-cell>
          <table:table-cell office:value-type="string">
            <text:p>May</text:p>
          </table:table-cell>
          <table:table-cell table:formula="of:=CONCATENATE([.A756];[.B756])" office:value-type="string" office:string-value="5May">
            <text:p>5May</text:p>
          </table:table-cell>
          <table:table-cell office:value-type="float" office:value="120">
            <text:p>120</text:p>
          </table:table-cell>
          <table:table-cell office:value-type="float" office:value="146">
            <text:p>146</text:p>
          </table:table-cell>
          <table:table-cell table:formula="of:=IF([.E756]=[.E755];[.F755]+1;1)" office:value-type="float" office:value="55">
            <text:p>55</text:p>
          </table:table-cell>
          <table:table-cell table:formula="of:=CONCATENATE(&quot;/home/peter/Thesis/ForcedAligner/Aligner1/wav/11025/&quot;;[.C756];[.D756];&quot;.wav&quot;)" office:value-type="string" office:string-value="/home/peter/Thesis/ForcedAligner/Aligner1/wav/11025/5May120.wav">
            <text:p>/home/peter/Thesis/ForcedAligner/Aligner1/wav/11025/5May120.wav</text:p>
          </table:table-cell>
          <table:table-cell table:formula="of:=CONCATENATE(&quot;/home/peter/Thesis/ForcedAligner/Aligner1/wav/&quot;;&quot;FNQ&quot;;[.E756];&quot;_&quot;;[.F756];&quot;.wav&quot;)" office:value-type="string" office:string-value="/home/peter/Thesis/ForcedAligner/Aligner1/wav/FNQ146_55.wav">
            <text:p>/home/peter/Thesis/ForcedAligner/Aligner1/wav/FNQ146_55.wav</text:p>
          </table:table-cell>
          <table:table-cell office:value-type="string">
            <text:p>monsieur le ministre, défavorable aussi?</text:p>
          </table:table-cell>
        </table:table-row>
        <table:table-row table:style-name="ro1">
          <table:table-cell office:value-type="float" office:value="5">
            <text:p>5</text:p>
          </table:table-cell>
          <table:table-cell office:value-type="string">
            <text:p>May</text:p>
          </table:table-cell>
          <table:table-cell table:formula="of:=CONCATENATE([.A757];[.B757])" office:value-type="string" office:string-value="5May">
            <text:p>5May</text:p>
          </table:table-cell>
          <table:table-cell office:value-type="float" office:value="11">
            <text:p>11</text:p>
          </table:table-cell>
          <table:table-cell office:value-type="float" office:value="146">
            <text:p>146</text:p>
          </table:table-cell>
          <table:table-cell table:formula="of:=IF([.E757]=[.E756];[.F756]+1;1)" office:value-type="float" office:value="56">
            <text:p>56</text:p>
          </table:table-cell>
          <table:table-cell table:formula="of:=CONCATENATE(&quot;/home/peter/Thesis/ForcedAligner/Aligner1/wav/11025/&quot;;[.C757];[.D757];&quot;.wav&quot;)" office:value-type="string" office:string-value="/home/peter/Thesis/ForcedAligner/Aligner1/wav/11025/5May11.wav">
            <text:p>/home/peter/Thesis/ForcedAligner/Aligner1/wav/11025/5May11.wav</text:p>
          </table:table-cell>
          <table:table-cell table:formula="of:=CONCATENATE(&quot;/home/peter/Thesis/ForcedAligner/Aligner1/wav/&quot;;&quot;FNQ&quot;;[.E757];&quot;_&quot;;[.F757];&quot;.wav&quot;)" office:value-type="string" office:string-value="/home/peter/Thesis/ForcedAligner/Aligner1/wav/FNQ146_56.wav">
            <text:p>/home/peter/Thesis/ForcedAligner/Aligner1/wav/FNQ146_56.wav</text:p>
          </table:table-cell>
          <table:table-cell office:value-type="string">
            <text:p>bien nous allons passer aux explications de votes, s' il y en a monsieur roman vous avez deux minutes pour vous exprimer.</text:p>
          </table:table-cell>
        </table:table-row>
        <table:table-row table:style-name="ro1">
          <table:table-cell office:value-type="float" office:value="5">
            <text:p>5</text:p>
          </table:table-cell>
          <table:table-cell office:value-type="string">
            <text:p>May</text:p>
          </table:table-cell>
          <table:table-cell table:formula="of:=CONCATENATE([.A758];[.B758])" office:value-type="string" office:string-value="5May">
            <text:p>5May</text:p>
          </table:table-cell>
          <table:table-cell office:value-type="float" office:value="122">
            <text:p>122</text:p>
          </table:table-cell>
          <table:table-cell office:value-type="float" office:value="146">
            <text:p>146</text:p>
          </table:table-cell>
          <table:table-cell table:formula="of:=IF([.E758]=[.E757];[.F757]+1;1)" office:value-type="float" office:value="57">
            <text:p>57</text:p>
          </table:table-cell>
          <table:table-cell table:formula="of:=CONCATENATE(&quot;/home/peter/Thesis/ForcedAligner/Aligner1/wav/11025/&quot;;[.C758];[.D758];&quot;.wav&quot;)" office:value-type="string" office:string-value="/home/peter/Thesis/ForcedAligner/Aligner1/wav/11025/5May122.wav">
            <text:p>/home/peter/Thesis/ForcedAligner/Aligner1/wav/11025/5May122.wav</text:p>
          </table:table-cell>
          <table:table-cell table:formula="of:=CONCATENATE(&quot;/home/peter/Thesis/ForcedAligner/Aligner1/wav/&quot;;&quot;FNQ&quot;;[.E758];&quot;_&quot;;[.F758];&quot;.wav&quot;)" office:value-type="string" office:string-value="/home/peter/Thesis/ForcedAligner/Aligner1/wav/FNQ146_57.wav">
            <text:p>/home/peter/Thesis/ForcedAligner/Aligner1/wav/FNQ146_57.wav</text:p>
          </table:table-cell>
          <table:table-cell office:value-type="string">
            <text:p>bien. sur cet amendement numéro quinze, avis défavorable de la commission et du gouvernement. qui est pour? qui est contre? il est rejeté. nous passons à l' article deux, euh j' ai non mais attendez, deux minutes je vous en prie, asseyez asseyez vous madame, par ce que j' ai d' abord une prise de parole sur l' article deux, c' est madame marie-lou marcel, pour exclusivement deux minutes</text:p>
          </table:table-cell>
        </table:table-row>
        <table:table-row table:style-name="ro1">
          <table:table-cell office:value-type="float" office:value="5">
            <text:p>5</text:p>
          </table:table-cell>
          <table:table-cell office:value-type="string">
            <text:p>May</text:p>
          </table:table-cell>
          <table:table-cell table:formula="of:=CONCATENATE([.A759];[.B759])" office:value-type="string" office:string-value="5May">
            <text:p>5May</text:p>
          </table:table-cell>
          <table:table-cell office:value-type="float" office:value="124">
            <text:p>124</text:p>
          </table:table-cell>
          <table:table-cell office:value-type="float" office:value="146">
            <text:p>146</text:p>
          </table:table-cell>
          <table:table-cell table:formula="of:=IF([.E759]=[.E758];[.F758]+1;1)" office:value-type="float" office:value="58">
            <text:p>58</text:p>
          </table:table-cell>
          <table:table-cell table:formula="of:=CONCATENATE(&quot;/home/peter/Thesis/ForcedAligner/Aligner1/wav/11025/&quot;;[.C759];[.D759];&quot;.wav&quot;)" office:value-type="string" office:string-value="/home/peter/Thesis/ForcedAligner/Aligner1/wav/11025/5May124.wav">
            <text:p>/home/peter/Thesis/ForcedAligner/Aligner1/wav/11025/5May124.wav</text:p>
          </table:table-cell>
          <table:table-cell table:formula="of:=CONCATENATE(&quot;/home/peter/Thesis/ForcedAligner/Aligner1/wav/&quot;;&quot;FNQ&quot;;[.E759];&quot;_&quot;;[.F759];&quot;.wav&quot;)" office:value-type="string" office:string-value="/home/peter/Thesis/ForcedAligner/Aligner1/wav/FNQ146_58.wav">
            <text:p>/home/peter/Thesis/ForcedAligner/Aligner1/wav/FNQ146_58.wav</text:p>
          </table:table-cell>
          <table:table-cell office:value-type="string">
            <text:p>bien j' appelle l' amendement numéro cinq. madame marc maintenant vous pouvez le présenter</text:p>
          </table:table-cell>
        </table:table-row>
        <table:table-row table:style-name="ro1">
          <table:table-cell office:value-type="float" office:value="5">
            <text:p>5</text:p>
          </table:table-cell>
          <table:table-cell office:value-type="string">
            <text:p>May</text:p>
          </table:table-cell>
          <table:table-cell table:formula="of:=CONCATENATE([.A760];[.B760])" office:value-type="string" office:string-value="5May">
            <text:p>5May</text:p>
          </table:table-cell>
          <table:table-cell office:value-type="float" office:value="126">
            <text:p>126</text:p>
          </table:table-cell>
          <table:table-cell office:value-type="float" office:value="146">
            <text:p>146</text:p>
          </table:table-cell>
          <table:table-cell table:formula="of:=IF([.E760]=[.E759];[.F759]+1;1)" office:value-type="float" office:value="59">
            <text:p>59</text:p>
          </table:table-cell>
          <table:table-cell table:formula="of:=CONCATENATE(&quot;/home/peter/Thesis/ForcedAligner/Aligner1/wav/11025/&quot;;[.C760];[.D760];&quot;.wav&quot;)" office:value-type="string" office:string-value="/home/peter/Thesis/ForcedAligner/Aligner1/wav/11025/5May126.wav">
            <text:p>/home/peter/Thesis/ForcedAligner/Aligner1/wav/11025/5May126.wav</text:p>
          </table:table-cell>
          <table:table-cell table:formula="of:=CONCATENATE(&quot;/home/peter/Thesis/ForcedAligner/Aligner1/wav/&quot;;&quot;FNQ&quot;;[.E760];&quot;_&quot;;[.F760];&quot;.wav&quot;)" office:value-type="string" office:string-value="/home/peter/Thesis/ForcedAligner/Aligner1/wav/FNQ146_59.wav">
            <text:p>/home/peter/Thesis/ForcedAligner/Aligner1/wav/FNQ146_59.wav</text:p>
          </table:table-cell>
          <table:table-cell office:value-type="string">
            <text:p>nous avons achevé l' examen des articles. je vous rappelle simplement que la conférence des présidents a décidé des explications de vote et le vote, par scrutin public, sur l' ensemble du projet auront lieu le mardi dix mai, après les questions au gouvernement, mardi dix mai, à quinze heures: questions au gouvernement; votes solennels sur le projet de loi constitutionnelle relatif à l' équilibre des finances publiques, projet de loi fixant le nombre de conseillers territoriaux; commission mixte paritaire, sur le projet de loi immigration, intégration et nationalité; et discussion de trois propositions de loi, visant à abroger les permis exclusifs de recherche d' hydrocarbures non conventionnels, portant diverses dispositions d' ordre cynégétique, et enfin relative à l' engagement des sapeurs-pompiers volontaires. la séance est levée.</text:p>
          </table:table-cell>
        </table:table-row>
        <table:table-row table:style-name="ro1">
          <table:table-cell office:value-type="float" office:value="5">
            <text:p>5</text:p>
          </table:table-cell>
          <table:table-cell office:value-type="string">
            <text:p>May</text:p>
          </table:table-cell>
          <table:table-cell table:formula="of:=CONCATENATE([.A761];[.B761])" office:value-type="string" office:string-value="5May">
            <text:p>5May</text:p>
          </table:table-cell>
          <table:table-cell office:value-type="float" office:value="13">
            <text:p>13</text:p>
          </table:table-cell>
          <table:table-cell office:value-type="float" office:value="146">
            <text:p>146</text:p>
          </table:table-cell>
          <table:table-cell table:formula="of:=IF([.E761]=[.E760];[.F760]+1;1)" office:value-type="float" office:value="60">
            <text:p>60</text:p>
          </table:table-cell>
          <table:table-cell table:formula="of:=CONCATENATE(&quot;/home/peter/Thesis/ForcedAligner/Aligner1/wav/11025/&quot;;[.C761];[.D761];&quot;.wav&quot;)" office:value-type="string" office:string-value="/home/peter/Thesis/ForcedAligner/Aligner1/wav/11025/5May13.wav">
            <text:p>/home/peter/Thesis/ForcedAligner/Aligner1/wav/11025/5May13.wav</text:p>
          </table:table-cell>
          <table:table-cell table:formula="of:=CONCATENATE(&quot;/home/peter/Thesis/ForcedAligner/Aligner1/wav/&quot;;&quot;FNQ&quot;;[.E761];&quot;_&quot;;[.F761];&quot;.wav&quot;)" office:value-type="string" office:string-value="/home/peter/Thesis/ForcedAligner/Aligner1/wav/FNQ146_60.wav">
            <text:p>/home/peter/Thesis/ForcedAligner/Aligner1/wav/FNQ146_60.wav</text:p>
          </table:table-cell>
          <table:table-cell office:value-type="string">
            <text:p>bien, je n' ai pas d' autre demande d' explication de vote, je vais donc mettre aux voix la motion de rejet préalable. qui est pour? qui est contre? elle est rejetée.</text:p>
          </table:table-cell>
        </table:table-row>
        <table:table-row table:style-name="ro1">
          <table:table-cell office:value-type="float" office:value="5">
            <text:p>5</text:p>
          </table:table-cell>
          <table:table-cell office:value-type="string">
            <text:p>May</text:p>
          </table:table-cell>
          <table:table-cell table:formula="of:=CONCATENATE([.A762];[.B762])" office:value-type="string" office:string-value="5May">
            <text:p>5May</text:p>
          </table:table-cell>
          <table:table-cell office:value-type="float" office:value="14">
            <text:p>14</text:p>
          </table:table-cell>
          <table:table-cell office:value-type="float" office:value="146">
            <text:p>146</text:p>
          </table:table-cell>
          <table:table-cell table:formula="of:=IF([.E762]=[.E761];[.F761]+1;1)" office:value-type="float" office:value="61">
            <text:p>61</text:p>
          </table:table-cell>
          <table:table-cell table:formula="of:=CONCATENATE(&quot;/home/peter/Thesis/ForcedAligner/Aligner1/wav/11025/&quot;;[.C762];[.D762];&quot;.wav&quot;)" office:value-type="string" office:string-value="/home/peter/Thesis/ForcedAligner/Aligner1/wav/11025/5May14.wav">
            <text:p>/home/peter/Thesis/ForcedAligner/Aligner1/wav/11025/5May14.wav</text:p>
          </table:table-cell>
          <table:table-cell table:formula="of:=CONCATENATE(&quot;/home/peter/Thesis/ForcedAligner/Aligner1/wav/&quot;;&quot;FNQ&quot;;[.E762];&quot;_&quot;;[.F762];&quot;.wav&quot;)" office:value-type="string" office:string-value="/home/peter/Thesis/ForcedAligner/Aligner1/wav/FNQ146_61.wav">
            <text:p>/home/peter/Thesis/ForcedAligner/Aligner1/wav/FNQ146_61.wav</text:p>
          </table:table-cell>
          <table:table-cell office:value-type="string">
            <text:p>nous j' ai reçu de monsieur jean-marc ayrault et des membres du groupe socialiste, radical, citoyen et divers gauche une motion de renvoi en commission déposée en application de l' article quatre-vingt-onze alinéa six, du règlement. la parole est à monsieur alain rousset.</text:p>
          </table:table-cell>
        </table:table-row>
        <table:table-row table:style-name="ro1">
          <table:table-cell office:value-type="float" office:value="5">
            <text:p>5</text:p>
          </table:table-cell>
          <table:table-cell office:value-type="string">
            <text:p>May</text:p>
          </table:table-cell>
          <table:table-cell table:formula="of:=CONCATENATE([.A763];[.B763])" office:value-type="string" office:string-value="5May">
            <text:p>5May</text:p>
          </table:table-cell>
          <table:table-cell office:value-type="float" office:value="16">
            <text:p>16</text:p>
          </table:table-cell>
          <table:table-cell office:value-type="float" office:value="146">
            <text:p>146</text:p>
          </table:table-cell>
          <table:table-cell table:formula="of:=IF([.E763]=[.E762];[.F762]+1;1)" office:value-type="float" office:value="62">
            <text:p>62</text:p>
          </table:table-cell>
          <table:table-cell table:formula="of:=CONCATENATE(&quot;/home/peter/Thesis/ForcedAligner/Aligner1/wav/11025/&quot;;[.C763];[.D763];&quot;.wav&quot;)" office:value-type="string" office:string-value="/home/peter/Thesis/ForcedAligner/Aligner1/wav/11025/5May16.wav">
            <text:p>/home/peter/Thesis/ForcedAligner/Aligner1/wav/11025/5May16.wav</text:p>
          </table:table-cell>
          <table:table-cell table:formula="of:=CONCATENATE(&quot;/home/peter/Thesis/ForcedAligner/Aligner1/wav/&quot;;&quot;FNQ&quot;;[.E763];&quot;_&quot;;[.F763];&quot;.wav&quot;)" office:value-type="string" office:string-value="/home/peter/Thesis/ForcedAligner/Aligner1/wav/FNQ146_62.wav">
            <text:p>/home/peter/Thesis/ForcedAligner/Aligner1/wav/FNQ146_62.wav</text:p>
          </table:table-cell>
          <table:table-cell office:value-type="string">
            <text:p><text:s/>monsieur le rapporteur vous souhaitez dire quelques mots.</text:p>
          </table:table-cell>
        </table:table-row>
        <table:table-row table:style-name="ro1">
          <table:table-cell table:number-columns-repeated="2"/>
          <table:table-cell office:value-type="string">
            <text:p>4_1May</text:p>
          </table:table-cell>
          <table:table-cell office:value-type="string">
            <text:p>38a</text:p>
          </table:table-cell>
          <table:table-cell office:value-type="float" office:value="148">
            <text:p>148</text:p>
          </table:table-cell>
          <table:table-cell table:formula="of:=IF([.E764]=[.E763];[.F763]+1;1)" office:value-type="float" office:value="1">
            <text:p>1</text:p>
          </table:table-cell>
          <table:table-cell table:formula="of:=CONCATENATE(&quot;/home/peter/Thesis/ForcedAligner/Aligner1/wav/11025/&quot;;[.C764];[.D764];&quot;.wav&quot;)" office:value-type="string" office:string-value="/home/peter/Thesis/ForcedAligner/Aligner1/wav/11025/4_1May38a.wav">
            <text:p>/home/peter/Thesis/ForcedAligner/Aligner1/wav/11025/4_1May38a.wav</text:p>
          </table:table-cell>
          <table:table-cell table:formula="of:=CONCATENATE(&quot;/home/peter/Thesis/ForcedAligner/Aligner1/wav/&quot;;&quot;FNQ&quot;;[.E764];&quot;_&quot;;[.F764];&quot;.wav&quot;)" office:value-type="string" office:string-value="/home/peter/Thesis/ForcedAligner/Aligner1/wav/FNQ148_1.wav">
            <text:p>/home/peter/Thesis/ForcedAligner/Aligner1/wav/FNQ148_1.wav</text:p>
          </table:table-cell>
          <table:table-cell office:value-type="string">
            <text:p>monsieur le président, mes chers collègues, ma question s' adresse à monsieur eric besson, ministre en charge de l' industrie, de l' énergie et de l' économie numérique. monsieur le ministre, accompagné des pdg d' edf et de total, de nathalie kosciusko morizet et de vous même, le président de la république était hier en déplacement dans le nord. a gravelines, lors de la visite de la centrale nucléaire la plus puissante d' europe occidentale, nicolas sarkozy s' est engagé, devant les agents d' edf, à continuer d' investir dans le nucléaire civil, gage d' indépendance énergétique de la france. faut il rappeler qu' aujourd'hui, près de quatre vingt pourcent de l' électricité du pays est d' origine nucléaire? a l' issue de cette visite, lors d' une table ronde de la politique énergétique, le chef de l' état a annoncé la construction d' un terminal méthanier sur le littoral dunkerquois, projet initié en deux mille six par edf et plusieurs fois reporté. cet engagement pris par le président de la république au moment de la fermeture de la raffinerie total, et souhaité par l' ensemble des élus de territoire, a donc été tenu. cette décision est évidemment accueillie avec satisfaction. outre l' aspect énergétique, ce projet permettra donc de conforter les activités du port de dunkerque et d' enclencher la ré industrialisation du bassin d' emploi. formulant le voeu que l' implantation du terminal bénéficie à la main d' oeuvre locale, lourdement pénalisé ces derniers temps, le projet mobilisera</text:p>
          </table:table-cell>
        </table:table-row>
        <table:table-row table:style-name="ro1">
          <table:table-cell table:number-columns-repeated="2"/>
          <table:table-cell office:value-type="string">
            <text:p>4_1May</text:p>
          </table:table-cell>
          <table:table-cell office:value-type="string">
            <text:p>38b</text:p>
          </table:table-cell>
          <table:table-cell office:value-type="float" office:value="148">
            <text:p>148</text:p>
          </table:table-cell>
          <table:table-cell table:formula="of:=IF([.E765]=[.E764];[.F764]+1;1)" office:value-type="float" office:value="2">
            <text:p>2</text:p>
          </table:table-cell>
          <table:table-cell table:formula="of:=CONCATENATE(&quot;/home/peter/Thesis/ForcedAligner/Aligner1/wav/11025/&quot;;[.C765];[.D765];&quot;.wav&quot;)" office:value-type="string" office:string-value="/home/peter/Thesis/ForcedAligner/Aligner1/wav/11025/4_1May38b.wav">
            <text:p>/home/peter/Thesis/ForcedAligner/Aligner1/wav/11025/4_1May38b.wav</text:p>
          </table:table-cell>
          <table:table-cell table:formula="of:=CONCATENATE(&quot;/home/peter/Thesis/ForcedAligner/Aligner1/wav/&quot;;&quot;FNQ&quot;;[.E765];&quot;_&quot;;[.F765];&quot;.wav&quot;)" office:value-type="string" office:string-value="/home/peter/Thesis/ForcedAligner/Aligner1/wav/FNQ148_2.wav">
            <text:p>/home/peter/Thesis/ForcedAligner/Aligner1/wav/FNQ148_2.wav</text:p>
          </table:table-cell>
          <table:table-cell office:value-type="string">
            <text:p>jusqu' à mille huit cent cinquante personnes pendant les travaux et créera deux cent cinquante emplois directement liés à l' exploitation du terminal ou relevant l' importation portuaire, je tiens à saluer l' investissement personnel du chef de l' état pour euh un milliard et demi d' euros pour le groupe rdf. ma question est la suivante: monsieur le ministre, pouvez vous préciser devant la représentation nationale les motivations ayant conduit le gouvernement à soutenir avec conviction l' installation d' un terminal méthanier sur le littoral dunkerquois?</text:p>
          </table:table-cell>
        </table:table-row>
        <table:table-row table:style-name="ro1">
          <table:table-cell office:value-type="float" office:value="5">
            <text:p>5</text:p>
          </table:table-cell>
          <table:table-cell office:value-type="string">
            <text:p>May</text:p>
          </table:table-cell>
          <table:table-cell table:formula="of:=CONCATENATE([.A766];[.B766])" office:value-type="string" office:string-value="5May">
            <text:p>5May</text:p>
          </table:table-cell>
          <table:table-cell office:value-type="string">
            <text:p>41a</text:p>
          </table:table-cell>
          <table:table-cell office:value-type="float" office:value="153">
            <text:p>153</text:p>
          </table:table-cell>
          <table:table-cell table:formula="of:=IF([.E766]=[.E765];[.F765]+1;1)" office:value-type="float" office:value="1">
            <text:p>1</text:p>
          </table:table-cell>
          <table:table-cell table:formula="of:=CONCATENATE(&quot;/home/peter/Thesis/ForcedAligner/Aligner1/wav/11025/&quot;;[.C766];[.D766];&quot;.wav&quot;)" office:value-type="string" office:string-value="/home/peter/Thesis/ForcedAligner/Aligner1/wav/11025/5May41a.wav">
            <text:p>/home/peter/Thesis/ForcedAligner/Aligner1/wav/11025/5May41a.wav</text:p>
          </table:table-cell>
          <table:table-cell table:formula="of:=CONCATENATE(&quot;/home/peter/Thesis/ForcedAligner/Aligner1/wav/&quot;;&quot;FNQ&quot;;[.E766];&quot;_&quot;;[.F766];&quot;.wav&quot;)" office:value-type="string" office:string-value="/home/peter/Thesis/ForcedAligner/Aligner1/wav/FNQ153_1.wav">
            <text:p>/home/peter/Thesis/ForcedAligner/Aligner1/wav/FNQ153_1.wav</text:p>
          </table:table-cell>
          <table:table-cell office:value-type="string">
            <text:p>monsieur le président, monsieur le ministre, monsieur le rapporteur, mes chers collègues, les récentes élections cantonales avec un taux d' abstention nette augmentation par rapport à deux mille quatre soixante-six, cinquante-deux pourcent contre quarante-quatre soixante-dix-huit confirme la nécessité de mettre en œuvre la réforme des collectivités territoriales qui simplifie le processus électoral par l' instauration du conseiller territorial élu aux mêmes dates sur tout le territoire et appelé à siéger à la fois au département et à la région. ainsi, les conseillers territoriaux favoriseront une meilleure articulation entre l' action des départements et celle des régions, en respectant leurs compétences, leurs spécificités et leurs atouts: la proximité pour le département, la vision stratégique d' avenir pour la région. les conseillers territoriaux seront les interlocuteurs privilégiés des différents acteurs territoriaux et notamment des maires. les mêmes élus s' occuperont des collèges et des lycées; les mêmes élus s' occuperont de formation et d' insertion. ils donneront de la cohérence dans les choix de financement et permettront d' accélérer le montage des projets. eu égard à cette importante mission, il apparaissait logique que la répartition de ces quelques trois mille cinq cents conseillers territoriaux soit directement soumise à la discussion parlementaire et déterminée par la loi elle-même, expression de la représentation nationale. le projet de loi qui nous est soumis aujourd'hui, consécutivement à la décision du conseil constitutionnel du neuf décembre deux mille dix à laquelle à l' évidence nous devons nous conformer, doit aussi respecter l' essentiel des principes qui ont présidé à l' élaboration du tableau de répartition</text:p>
          </table:table-cell>
        </table:table-row>
        <table:table-row table:style-name="ro1">
          <table:table-cell office:value-type="float" office:value="5">
            <text:p>5</text:p>
          </table:table-cell>
          <table:table-cell office:value-type="string">
            <text:p>May</text:p>
          </table:table-cell>
          <table:table-cell table:formula="of:=CONCATENATE([.A767];[.B767])" office:value-type="string" office:string-value="5May">
            <text:p>5May</text:p>
          </table:table-cell>
          <table:table-cell office:value-type="string">
            <text:p>41b</text:p>
          </table:table-cell>
          <table:table-cell office:value-type="float" office:value="153">
            <text:p>153</text:p>
          </table:table-cell>
          <table:table-cell table:formula="of:=IF([.E767]=[.E766];[.F766]+1;1)" office:value-type="float" office:value="2">
            <text:p>2</text:p>
          </table:table-cell>
          <table:table-cell table:formula="of:=CONCATENATE(&quot;/home/peter/Thesis/ForcedAligner/Aligner1/wav/11025/&quot;;[.C767];[.D767];&quot;.wav&quot;)" office:value-type="string" office:string-value="/home/peter/Thesis/ForcedAligner/Aligner1/wav/11025/5May41b.wav">
            <text:p>/home/peter/Thesis/ForcedAligner/Aligner1/wav/11025/5May41b.wav</text:p>
          </table:table-cell>
          <table:table-cell table:formula="of:=CONCATENATE(&quot;/home/peter/Thesis/ForcedAligner/Aligner1/wav/&quot;;&quot;FNQ&quot;;[.E767];&quot;_&quot;;[.F767];&quot;.wav&quot;)" office:value-type="string" office:string-value="/home/peter/Thesis/ForcedAligner/Aligner1/wav/FNQ153_2.wav">
            <text:p>/home/peter/Thesis/ForcedAligner/Aligner1/wav/FNQ153_2.wav</text:p>
          </table:table-cell>
          <table:table-cell office:value-type="string">
            <text:p>adopté en novembre deux mille dix et à l' équilibre qui avait été trouvé entre l' assemblée nationale et le sénat entre plusieurs exigences parfois contradictoires dans certaines régions. ainsi, ce texte très technique respecte les grandes orientations: une répartition de sièges de conseillers territoriaux croissant avec la population, une baisse significative du nombre de conseillers par rapport à la somme actuelle des conseillers généraux et régionaux et un minimum de quinze conseillers territoriaux par département. par ailleurs, le respect de la décision du conseil constitutionnel afin de ne pas méconnaître le principe d' égalité devant le suffrage a conduit à poser comme principe que le nombre de conseillers territoriaux dans chacun des départements concernés ne devait pas s' écarter de la moyenne régionale dans une marge de plus ou moins vingt pourcent, ce qui a généré quelques ajustements ramenant le nombre de conseillers territoriaux à trois mille quatre cent quatre-vingt treize, soit trois de moins que le tableau censuré. néanmoins, ces ajustements à la marge rendent conforme ce projet de loi à la décision du conseil constitutionnel et font apparaître une diminution significative par rapport au nombre actuel de conseillers généraux trois mille neuf cents pour les départements concernés et de conseillers régionaux mille sept cent cinquante-sept dans les régions concernées. toutefois, dès lors que la détermination des nouveaux cantons ou des nouveaux territoires s' effectuera à l' intérieur des circonscriptions législatives, il est légitimement permis de penser que ce dispositif permettra de conserver très majoritairement</text:p>
          </table:table-cell>
        </table:table-row>
        <table:table-row table:style-name="ro1">
          <table:table-cell office:value-type="float" office:value="5">
            <text:p>5</text:p>
          </table:table-cell>
          <table:table-cell office:value-type="string">
            <text:p>May</text:p>
          </table:table-cell>
          <table:table-cell table:formula="of:=CONCATENATE([.A768];[.B768])" office:value-type="string" office:string-value="5May">
            <text:p>5May</text:p>
          </table:table-cell>
          <table:table-cell office:value-type="string">
            <text:p>41c</text:p>
          </table:table-cell>
          <table:table-cell office:value-type="float" office:value="153">
            <text:p>153</text:p>
          </table:table-cell>
          <table:table-cell table:formula="of:=IF([.E768]=[.E767];[.F767]+1;1)" office:value-type="float" office:value="3">
            <text:p>3</text:p>
          </table:table-cell>
          <table:table-cell table:formula="of:=CONCATENATE(&quot;/home/peter/Thesis/ForcedAligner/Aligner1/wav/11025/&quot;;[.C768];[.D768];&quot;.wav&quot;)" office:value-type="string" office:string-value="/home/peter/Thesis/ForcedAligner/Aligner1/wav/11025/5May41c.wav">
            <text:p>/home/peter/Thesis/ForcedAligner/Aligner1/wav/11025/5May41c.wav</text:p>
          </table:table-cell>
          <table:table-cell table:formula="of:=CONCATENATE(&quot;/home/peter/Thesis/ForcedAligner/Aligner1/wav/&quot;;&quot;FNQ&quot;;[.E768];&quot;_&quot;;[.F768];&quot;.wav&quot;)" office:value-type="string" office:string-value="/home/peter/Thesis/ForcedAligner/Aligner1/wav/FNQ153_3.wav">
            <text:p>/home/peter/Thesis/ForcedAligner/Aligner1/wav/FNQ153_3.wav</text:p>
          </table:table-cell>
          <table:table-cell office:value-type="string">
            <text:p>une cohérence entre les bassins de vie et l' élection d' un représentant d' un territoire au sein de la collectivité départementale et désormais de la collectivité régionale. par ailleurs, l' impact budgétaire qui figurait dans {cg} les objectifs de la réforme territoriales, sans qu' il soit essentiel, est avéré, puisque, en l' état actuel des comparaisons possibles, le montant cumulé des indemnités sur les bases actuelles serait diminué de vingt-cinq pourcent cent soixante-dix-neuf millions deux contre cent trente-quatre millions trois. la nécessaire réforme des collectivités territoriales pour favoriser les synergies, supprimer les doublons, simplifier et accélérer les démarches pour les élus locaux, les entreprises et les citoyens, la réforme est en marche. les échanges actuels sur les schémas de coopération intercommunale sont féconds et le texte qui nous est soumis aujourd'hui constitue un autre maillon. il est pragmatique respectueux des grands principes d' égalité des citoyens devant le suffrage et devant la constitution. il est le point de passage obligé avant la détermination des limites des nouveaux cantons que tout le monde attend. alors, votons le et poursuivons la mise en œuvre de cette indispensable réforme des collectivités territoriales, quand dans un car, dans un environnement européen et mondial en constante évolution, notre organisation territoriale doit nécessairement s' adapter en tenant compte de nos spécificités. je vous remercie.</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769];[.B769])" office:value-type="string" office:string-value="2May">
            <text:p>2May</text:p>
          </table:table-cell>
          <table:table-cell office:value-type="string">
            <text:p>8a</text:p>
          </table:table-cell>
          <table:table-cell office:value-type="float" office:value="158">
            <text:p>158</text:p>
          </table:table-cell>
          <table:table-cell table:formula="of:=IF([.E769]=[.E768];[.F768]+1;1)" office:value-type="float" office:value="1">
            <text:p>1</text:p>
          </table:table-cell>
          <table:table-cell table:formula="of:=CONCATENATE(&quot;/home/peter/Thesis/ForcedAligner/Aligner1/wav/11025/&quot;;[.C769];[.D769];&quot;.wav&quot;)" office:value-type="string" office:string-value="/home/peter/Thesis/ForcedAligner/Aligner1/wav/11025/2May8a.wav">
            <text:p>/home/peter/Thesis/ForcedAligner/Aligner1/wav/11025/2May8a.wav</text:p>
          </table:table-cell>
          <table:table-cell table:formula="of:=CONCATENATE(&quot;/home/peter/Thesis/ForcedAligner/Aligner1/wav/&quot;;&quot;FNQ&quot;;[.E769];&quot;_&quot;;[.F769];&quot;.wav&quot;)" office:value-type="string" office:string-value="/home/peter/Thesis/ForcedAligner/Aligner1/wav/FNQ158_1.wav">
            <text:p>/home/peter/Thesis/ForcedAligner/Aligner1/wav/FNQ158_1.wav</text:p>
          </table:table-cell>
          <table:table-cell office:value-type="string">
            <text:p>merci monsieur le le président. madame la ministre, monsieur le ministre monsieur le président de la commission des affaires européennes monsieur le rapporteur général mes chers collègues il y a au moins un point sur lequel je serai d' accord avec les deux orateurs qui m' ont précédé à cette tribune: nous vivons effectivement un moment important. c' est un moment important dont le parlement n' avait pas l' habitude, puisque l' usage hélas avait été pris de voir les autorités nationales de notre pays prendre un certain nombre d' engagements auprès de la commission européenne de nos partenaires sans informer le parlement des dites décisions et dans le cas où il en a informer, ce fut rare, sans lui demander son avis. or, nous sommes néanmoins dans un système parlementaire. dans lequel l' exécutif y joue, certes, un rôle important, mais au moins dans notre texte fondamental, la constitution, il est écrit en substance que, si le gouvernement propose, c' est le parlement qui dispose. et je crois que nous vivons effectivement un moment important, dont je me réjouis avec l' ensemble des collègues présents ici. il est normal que le gouvernement présente à la représentation nationale les dispositions proposées à nos partenaires et à la commission afin de définir d' une part une stratégie de finances publiques définir ensuite c' est plus difficile, la façon de la garantir. cette cohérence entre la position de la france par la voix de ses représentants légitimes et les propos du gouvernement exécutif devant la représentation nationale cette cohérence était nécessaire. et à l' occasion du débat que nous aurons, certains se féliciterons peut être, d' une cohérence qu' ils confirmeront par leurs propos si d' autres émettront quelques doutes.</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770];[.B770])" office:value-type="string" office:string-value="2May">
            <text:p>2May</text:p>
          </table:table-cell>
          <table:table-cell office:value-type="string">
            <text:p>8b</text:p>
          </table:table-cell>
          <table:table-cell office:value-type="float" office:value="158">
            <text:p>158</text:p>
          </table:table-cell>
          <table:table-cell table:formula="of:=IF([.E770]=[.E769];[.F769]+1;1)" office:value-type="float" office:value="2">
            <text:p>2</text:p>
          </table:table-cell>
          <table:table-cell table:formula="of:=CONCATENATE(&quot;/home/peter/Thesis/ForcedAligner/Aligner1/wav/11025/&quot;;[.C770];[.D770];&quot;.wav&quot;)" office:value-type="string" office:string-value="/home/peter/Thesis/ForcedAligner/Aligner1/wav/11025/2May8b.wav">
            <text:p>/home/peter/Thesis/ForcedAligner/Aligner1/wav/11025/2May8b.wav</text:p>
          </table:table-cell>
          <table:table-cell table:formula="of:=CONCATENATE(&quot;/home/peter/Thesis/ForcedAligner/Aligner1/wav/&quot;;&quot;FNQ&quot;;[.E770];&quot;_&quot;;[.F770];&quot;.wav&quot;)" office:value-type="string" office:string-value="/home/peter/Thesis/ForcedAligner/Aligner1/wav/FNQ158_2.wav">
            <text:p>/home/peter/Thesis/ForcedAligner/Aligner1/wav/FNQ158_2.wav</text:p>
          </table:table-cell>
          <table:table-cell office:value-type="string">
            <text:p>car affirmer cette cohérence, vouloir la démontrer, en toute sincérité, est une chose, la respecter dans le temps je veux dire respecter les mesures édictées dans ce plan de stabilité en sera une autre parce que cette cohérence va être soumise à deux types d' aléas. le premier aléas est concerne les prévisions économiques, qu' il s' agisse de la parité entre l' euro et le dollar, le gouvernement n' y peut pas grand chose, reconnaissons le qu' il s' agisse du prix du baril la même remarque peut être faite qu' il s' agisse du taux d' intérêt défini par la banque centrale européenne <text:s/>l' influence est peut être plus probable sans être déterminante qu' il s' agisse de la croissance économique que notre pays va connaître et qui dépend naturellement de la croissance mondiale si nous en sommes convaincus les politiques nationales peuvent plus ou moins bien profiter de la croissance économique mondiale notre histoire politique et économique récente a montré que, dans un contexte donné, des politiques permettent à notre pays de bien profiter de la croissance mondiale quand d' autre le permettre peut être de façon moins évidente. ces dix dernières années ont été assez éclairantes à cet égard. donc ce premier aléa existe et supposera de la part du gouvernement de la part du parlement une certaine vigilance afin d' adapter la trajectoire de nos finances publiques à ces paramètres tout à fait déterminants de notre vie économique. le deuxième aléa est à la maîtrise complète du pouvoir exécutif. puisqu' il s' agit de sa volonté politique de la réalité de sa volonté politique pour maintenir et la dépense publique, qu' elle soit budgétaire ou fiscale, et maintenir également le niveau de prélèvements obligatoires, qu' il s' agisse de le stabiliser ou d' accepter son augmentation.</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771];[.B771])" office:value-type="string" office:string-value="2May">
            <text:p>2May</text:p>
          </table:table-cell>
          <table:table-cell office:value-type="string">
            <text:p>9a</text:p>
          </table:table-cell>
          <table:table-cell office:value-type="float" office:value="158">
            <text:p>158</text:p>
          </table:table-cell>
          <table:table-cell table:formula="of:=IF([.E771]=[.E770];[.F770]+1;1)" office:value-type="float" office:value="3">
            <text:p>3</text:p>
          </table:table-cell>
          <table:table-cell table:formula="of:=CONCATENATE(&quot;/home/peter/Thesis/ForcedAligner/Aligner1/wav/11025/&quot;;[.C771];[.D771];&quot;.wav&quot;)" office:value-type="string" office:string-value="/home/peter/Thesis/ForcedAligner/Aligner1/wav/11025/2May9a.wav">
            <text:p>/home/peter/Thesis/ForcedAligner/Aligner1/wav/11025/2May9a.wav</text:p>
          </table:table-cell>
          <table:table-cell table:formula="of:=CONCATENATE(&quot;/home/peter/Thesis/ForcedAligner/Aligner1/wav/&quot;;&quot;FNQ&quot;;[.E771];&quot;_&quot;;[.F771];&quot;.wav&quot;)" office:value-type="string" office:string-value="/home/peter/Thesis/ForcedAligner/Aligner1/wav/FNQ158_3.wav">
            <text:p>/home/peter/Thesis/ForcedAligner/Aligner1/wav/FNQ158_3.wav</text:p>
          </table:table-cell>
          <table:table-cell office:value-type="string">
            <text:p>de ce point de vue quelques inquiétudes peuvent exister en matière de volonté politique. puisque, ces deux dernières années, c' est ce même pouvoir qui aujourd'hui en appelle à la cohérence et à la volonté politique et qui je le répète par deux fois, a violé deux règles que le même pouvoir avait pourtant édictées. qu' il s' agit des dispositions de la loi organique, quant à l' utilisation des surplus, des excédents de recettes fiscales constatés en cours d' année, je rappelle qu' au lieu de servir au désendettement du pays, ils ont financé, en partie, la baisse de la tva dans la restauration c' était une violation d' une disposition de la loi organique. ou qu' il s' agisse de la prolongation de la durée de vie de la cades là c' était une violation flagrante de la loi organique elle même s' il n' avait fallu pour cela modifier cette loi organique, ce que la majorité qui soutient ce gouvernement a accepté de faire prolongeant de quatre ans la durée de vie de la cades c' est à dire créant des impôts nouveaux à partir de deux mille vingt et un. c' est vrai, dans longtemps, créant des impôts nouveaux, la chose est incontestable. cette volonté politique a donc paru manquer ces dernières années de la part du gouvernement. les propos qui viennent d' être tenus donnent des assurances sur l' avenir. l' usage dira ce que nous devrons en penser, étant entendu que les deux leviers permettant de garantir la maîtrise des finances publiques sont deux leviers qui s' imposent à tout pouvoir, c' est, pardonnez moi, les deux leviers qui permettent de maîtriser les dépenses publiques sont, la maîtrise des dépenses publiques je me répète ainsi que la fiscalité via les prélèvements obligatoires. premier volet la maîtrise de la dépense publique, oui monsieur le ministre, la maîtrise publique a été considérablement diminuée en pourcentage de pib d' une année sur l' autre. pour une raison assez simple et qui tient tout simplement à l' arrêt du plan de relance.</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772];[.B772])" office:value-type="string" office:string-value="2May">
            <text:p>2May</text:p>
          </table:table-cell>
          <table:table-cell office:value-type="string">
            <text:p>9b</text:p>
          </table:table-cell>
          <table:table-cell office:value-type="float" office:value="158">
            <text:p>158</text:p>
          </table:table-cell>
          <table:table-cell table:formula="of:=IF([.E772]=[.E771];[.F771]+1;1)" office:value-type="float" office:value="4">
            <text:p>4</text:p>
          </table:table-cell>
          <table:table-cell table:formula="of:=CONCATENATE(&quot;/home/peter/Thesis/ForcedAligner/Aligner1/wav/11025/&quot;;[.C772];[.D772];&quot;.wav&quot;)" office:value-type="string" office:string-value="/home/peter/Thesis/ForcedAligner/Aligner1/wav/11025/2May9b.wav">
            <text:p>/home/peter/Thesis/ForcedAligner/Aligner1/wav/11025/2May9b.wav</text:p>
          </table:table-cell>
          <table:table-cell table:formula="of:=CONCATENATE(&quot;/home/peter/Thesis/ForcedAligner/Aligner1/wav/&quot;;&quot;FNQ&quot;;[.E772];&quot;_&quot;;[.F772];&quot;.wav&quot;)" office:value-type="string" office:string-value="/home/peter/Thesis/ForcedAligner/Aligner1/wav/FNQ158_4.wav">
            <text:p>/home/peter/Thesis/ForcedAligner/Aligner1/wav/FNQ158_4.wav</text:p>
          </table:table-cell>
          <table:table-cell office:value-type="string">
            <text:p>le delta, le différentiel que vous avez cité vous même entre le déficit public d' une année sur l' autre de plus de huit pourcent à un peu moins de sept pourcent tient, pour l' essentiel, sinon exclusivement, mais pour l' essentiel à l' arrêt euh du plan de relance, et le plus dur si j' ose dire reste à faire. car entre deux mille onze et deux mille douze, il n' y a pas de dépenses exceptionnelles à arrêter il y a des dépenses courantes à maîtriser, le cas échéant à arrêter ou à baisser et à cet égard nous savons tous et depuis longtemps que le budget deux mille douze sera d' une réalisation et d' une présentation extraordinairement plus ardues que ne le fut celle du budget deux mille onze. une maîtrise publique, une maîtrise des dépenses publiques pardon dans lesquelles les collectivités locales ont joué un rôle très important vous l' avez souligné vous même. ce qui me permet quand même de souligner ce que je crois être une contradiction. car ou bien les collectivités locales, c' est ce que vous souhaitez contribuent à la maîtrise de la dépense publique, et alors nous le savons d' une année sur l' autre ou dans un espace réduit de deux à trois ans c' est l' investissement qui devient la variable d' ajustement; et sur ces bancs siègent de très nombreux élus locaux, qui dirigent des exécutifs et qui savent parfaitement que, dans un laps de temps aussi court, seul l' investissement peut être la variable d' ajustement. c' est d' ailleurs ce qui s' est passé: l' année dernière, les départements ont réduit leurs investissement de l' ordre de dix à quinze pourcent et cette année, nous savons que le bloc communal et intercommunal va réduire ces investissements, de dix à quinze pourcent. la maîtrise de la dépense publique y trouvera peut être son compte, mais la relance de l' activité économique pas.</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773];[.B773])" office:value-type="string" office:string-value="2May">
            <text:p>2May</text:p>
          </table:table-cell>
          <table:table-cell office:value-type="string">
            <text:p>9c</text:p>
          </table:table-cell>
          <table:table-cell office:value-type="float" office:value="158">
            <text:p>158</text:p>
          </table:table-cell>
          <table:table-cell table:formula="of:=IF([.E773]=[.E772];[.F772]+1;1)" office:value-type="float" office:value="5">
            <text:p>5</text:p>
          </table:table-cell>
          <table:table-cell table:formula="of:=CONCATENATE(&quot;/home/peter/Thesis/ForcedAligner/Aligner1/wav/11025/&quot;;[.C773];[.D773];&quot;.wav&quot;)" office:value-type="string" office:string-value="/home/peter/Thesis/ForcedAligner/Aligner1/wav/11025/2May9c.wav">
            <text:p>/home/peter/Thesis/ForcedAligner/Aligner1/wav/11025/2May9c.wav</text:p>
          </table:table-cell>
          <table:table-cell table:formula="of:=CONCATENATE(&quot;/home/peter/Thesis/ForcedAligner/Aligner1/wav/&quot;;&quot;FNQ&quot;;[.E773];&quot;_&quot;;[.F773];&quot;.wav&quot;)" office:value-type="string" office:string-value="/home/peter/Thesis/ForcedAligner/Aligner1/wav/FNQ158_5.wav">
            <text:p>/home/peter/Thesis/ForcedAligner/Aligner1/wav/FNQ158_5.wav</text:p>
          </table:table-cell>
          <table:table-cell office:value-type="string">
            <text:p>or, et c' est la contradiction que je me permets de relever le gouvernement a fait de la stratégie d' investissement sa pierre angulaire de la stratégie de reprise économique et d' atterrissage après la crise terrible que nous avons vécue. les collectivités locales, contribuant pour près de soixante quinze pourcent à l' investissement civil, la diminution qui est incontestable et qui sera constatée en fin d' année, la diminution de l' investissement de la part des collectivités locales ne pourra donc contribuer de ce fait à la relance de l' activité économique. et il y a donc une contradiction entre ce que vous demandez aux collectivités locales maîtriser la dépense publique et ce que par ailleurs vous en espérez relancer l' activité économique. j' ajoute que, hors plan de relance, la progression de dépense publique fut dans notre pays, de un virgule quatre pourcent; zéro six pourcent si l' on tient compte du plan de relance. mais un virgule quatre pourcent à périmètre constant. la stratégie la maîtrise de la maîtrise de la finance publique supposait un pourcentage d' évolution de la dépense publique qui était, je vous le répète de euh zéro huit pourcent il va donc falloir passer de un virgule quatre à zéro huit pourcent, étant entendu que désormais seules les dépenses d' intervention peuvent permettre de faire cet effort et donc la question est posée: quels sont les choix qui seront proposés par le gouvernement à la représentation nationale des différents politiques publiques? l' aide l' aide au handicap, l' aide au logement, l' aide à la politique familiale, la sécurité sociale vous en avez parlé: on peut multiplier les exemples de politiques publiques qui toutes ne pourront rester indemnes dès lors que la stratégie de maîtrise des finances publiques et celle qui vient d' être présentée, avec une évolution de la dépense qui sera de zéro virgule huit pourcent, c' est à dire, en réalité, à périmètre constant, une division par deux de l' évolution que nous avons constaté entre deux mille dix et deux mille onze.</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774];[.B774])" office:value-type="string" office:string-value="2May">
            <text:p>2May</text:p>
          </table:table-cell>
          <table:table-cell office:value-type="string">
            <text:p>9d</text:p>
          </table:table-cell>
          <table:table-cell office:value-type="float" office:value="158">
            <text:p>158</text:p>
          </table:table-cell>
          <table:table-cell table:formula="of:=IF([.E774]=[.E773];[.F773]+1;1)" office:value-type="float" office:value="6">
            <text:p>6</text:p>
          </table:table-cell>
          <table:table-cell table:formula="of:=CONCATENATE(&quot;/home/peter/Thesis/ForcedAligner/Aligner1/wav/11025/&quot;;[.C774];[.D774];&quot;.wav&quot;)" office:value-type="string" office:string-value="/home/peter/Thesis/ForcedAligner/Aligner1/wav/11025/2May9d.wav">
            <text:p>/home/peter/Thesis/ForcedAligner/Aligner1/wav/11025/2May9d.wav</text:p>
          </table:table-cell>
          <table:table-cell table:formula="of:=CONCATENATE(&quot;/home/peter/Thesis/ForcedAligner/Aligner1/wav/&quot;;&quot;FNQ&quot;;[.E774];&quot;_&quot;;[.F774];&quot;.wav&quot;)" office:value-type="string" office:string-value="/home/peter/Thesis/ForcedAligner/Aligner1/wav/FNQ158_6.wav">
            <text:p>/home/peter/Thesis/ForcedAligner/Aligner1/wav/FNQ158_6.wav</text:p>
          </table:table-cell>
          <table:table-cell office:value-type="string">
            <text:p>le deuxième levier mes chers collègues de la stratégie des finances publiques de retour à l' équilibre sont bien sûr les prélèvements obligatoires. de ce point de vue, les choses sont claires: les prélèvements obligatoires augmentent cette année, augmenteront en deux mille douze, <text:s/>augmenteront en deux mille treize. ils augmentent cette année de vingt milliards d' euros. cela ressort des documents officiels fournis par le ministère de l' économie et des finances. c' est d' ailleurs, cette augmentation des prélèvements obligatoires ne fait pas débat entre nous. c' est la nature de ces prélèvements obligatoires est l' objet d' un débat dans lequel, pour ma part, je ne rentrerai pas. les prélèvements obligatoire vont augmenter cette année d' un point de pib, c' est à dire de vingt milliards d' euros; on appelle cela les impôts ou pas, ce sont des prélèvements obligatoires qui augmentent. en deux mille douze, si j' en crois le document qui nous est soumis, et qui a été transmis bien sûr par le gouvernement, et avec l' aval du président de la république, aux autorités communautaires, les prélèvements obligatoires <text:s/>vont augmenter de zéro virgule trois point de pib, c' est à dire de six à sept milliards d' euros. ça c' est pour deux mille douze. et en deux mille treize, toujours d' après ce document, les prélèvements obligatoires vont augmenter de zéro virgule cinq point de pib, c' est à dire de dix milliards d' euros. autrement dit, en deux mille quatorze, les prélèvements obligatoires seront d' au moins trente six milliards d' euros de plus qu' en deux mille dix. nous avons le droit, les uns et les autres, d' approuver ou pas cette stratégie de maîtrise des dépenses publiques. mais, prétendre que les choses se feront comme naturellement et que les prélèvements obligatoires resteront les mêmes, c' est tout simplement démentir un document officiel transmis à nos partenaires communautaires transmis à la commission soumis au parlement. entre deux mille dix et deux mille quatorze, les prélèvements obligatoires augmenteront d' au moins, je dis bien au moins trente six milliards d' euros. car cela repose sur une</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775];[.B775])" office:value-type="string" office:string-value="2May">
            <text:p>2May</text:p>
          </table:table-cell>
          <table:table-cell office:value-type="string">
            <text:p>9e</text:p>
          </table:table-cell>
          <table:table-cell office:value-type="float" office:value="158">
            <text:p>158</text:p>
          </table:table-cell>
          <table:table-cell table:formula="of:=IF([.E775]=[.E774];[.F774]+1;1)" office:value-type="float" office:value="7">
            <text:p>7</text:p>
          </table:table-cell>
          <table:table-cell table:formula="of:=CONCATENATE(&quot;/home/peter/Thesis/ForcedAligner/Aligner1/wav/11025/&quot;;[.C775];[.D775];&quot;.wav&quot;)" office:value-type="string" office:string-value="/home/peter/Thesis/ForcedAligner/Aligner1/wav/11025/2May9e.wav">
            <text:p>/home/peter/Thesis/ForcedAligner/Aligner1/wav/11025/2May9e.wav</text:p>
          </table:table-cell>
          <table:table-cell table:formula="of:=CONCATENATE(&quot;/home/peter/Thesis/ForcedAligner/Aligner1/wav/&quot;;&quot;FNQ&quot;;[.E775];&quot;_&quot;;[.F775];&quot;.wav&quot;)" office:value-type="string" office:string-value="/home/peter/Thesis/ForcedAligner/Aligner1/wav/FNQ158_7.wav">
            <text:p>/home/peter/Thesis/ForcedAligner/Aligner1/wav/FNQ158_7.wav</text:p>
          </table:table-cell>
          <table:table-cell office:value-type="string">
            <text:p>prévision de croissance économique que madame la ministre de l' économie vient de définir et qui rencontre comment dirai je? un écho assez faible parmi les économistes ou les instituts de conjoncture; mais la prévision en la matière est délicate, et j' en resterai pour ma part aux prévisions officielles, elles suffisent à affirmer que les prélèvements obligatoires augmenteront du montant que je me suis permis d' indiquer. on peut douter pour autant de la fiabilité de ces prévisions économiques, et dès lors à la fin de l' année deux mille onze et lorsqu' il s' agira de présenter le budget deux mille douze je crois que le gouvernement de notre pays sera soumis à un choix finalement assez simple. ou bien rester à cette présentation formelle du plan de stabilité transmis à nos partenaires, et alors je crains que la crédibilité de la france auprès de l' étranger et notamment auprès de ceux qui nous prêtent de l' argent tous les jours pour faire fonctionner notre pays, je crains que cette crédibilité n' en soit atteinte avec les conséquences que cela pourrait avoir sur les taux d' intérêt qui nous sont consentis. ou bien le gouvernement prendra conscience que cette trajectoire des finances publiques ne pourra être maintenue toutes choses égales par ailleurs, et alors c' est d' ailleurs la conclusion de notre collègue philippe marini au sénat et alors les prélèvements obligatoires devront être augmentés d' au moins une dizaine de milliards d' euros de plus en deux mille douze, c' est une année intéressante sur le plan politique et il sera intéressant de voir alors si les autorités légitimes de notre pays privilégient la parole de la france ou certains intérêts politiques particuliers? je vous remercie. </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776];[.B776])" office:value-type="string" office:string-value="2May">
            <text:p>2May</text:p>
          </table:table-cell>
          <table:table-cell office:value-type="string">
            <text:p>53a</text:p>
          </table:table-cell>
          <table:table-cell office:value-type="float" office:value="159">
            <text:p>159</text:p>
          </table:table-cell>
          <table:table-cell table:formula="of:=IF([.E776]=[.E775];[.F775]+1;1)" office:value-type="float" office:value="1">
            <text:p>1</text:p>
          </table:table-cell>
          <table:table-cell table:formula="of:=CONCATENATE(&quot;/home/peter/Thesis/ForcedAligner/Aligner1/wav/11025/&quot;;[.C776];[.D776];&quot;.wav&quot;)" office:value-type="string" office:string-value="/home/peter/Thesis/ForcedAligner/Aligner1/wav/11025/2May53a.wav">
            <text:p>/home/peter/Thesis/ForcedAligner/Aligner1/wav/11025/2May53a.wav</text:p>
          </table:table-cell>
          <table:table-cell table:formula="of:=CONCATENATE(&quot;/home/peter/Thesis/ForcedAligner/Aligner1/wav/&quot;;&quot;FNQ&quot;;[.E776];&quot;_&quot;;[.F776];&quot;.wav&quot;)" office:value-type="string" office:string-value="/home/peter/Thesis/ForcedAligner/Aligner1/wav/FNQ159_1.wav">
            <text:p>/home/peter/Thesis/ForcedAligner/Aligner1/wav/FNQ159_1.wav</text:p>
          </table:table-cell>
          <table:table-cell office:value-type="string">
            <text:p>monsieur le président, mes chers collègues, le programme de stabilité et de croissance est une promesse une promesse face à l' europe et à nos investisseurs, mais aussi une promesse faite à nous mêmes. cette promesse c' est celle d' un retour un retour à un budget à l' équilibre, un budget qui appartient à la mémoire des finances publiques mais que peu d' entre nous, peu d' entre nous ont connu dans leur vie politique! cette promesse dépend de trois facteurs sans lesquels elle ne peut devenir réalité. le premier de ces trois facteurs ce sont d' abord les prévisions économiques réalistes. parce que nous devons être sincère avec nos chiffres, pour s' engager sereinement sur une corde qui, restera raide chacun le reconnaîtra. le deuxième facteur, c' est une politique économique ambitieuse et en mesure de s' adapter aux aléas de l' économie, mais qui s' est fixé pour principe de soutenir en priorité la croissance et l' emploi. car, outre les éléments de stabilité pour l' homme et pour l' état qu' ils procurent, ce sont les deux pourvoyeurs essentiels de ressources fiscales et sociales. le troisième facteur, c' est enfin une maîtrise des dépenses publiques sans relâche, qui s' inscrit dans une trajectoire et qui doit faire l' objet d' une volonté politique d' acier pour éviter de céder aux circonstances de l' instant. il passe à ces trois facteurs, mes chers collègues, il faut le reconnaître, s' agissant des estimations économiques</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777];[.B777])" office:value-type="string" office:string-value="2May">
            <text:p>2May</text:p>
          </table:table-cell>
          <table:table-cell office:value-type="string">
            <text:p>53b</text:p>
          </table:table-cell>
          <table:table-cell office:value-type="float" office:value="159">
            <text:p>159</text:p>
          </table:table-cell>
          <table:table-cell table:formula="of:=IF([.E777]=[.E776];[.F776]+1;1)" office:value-type="float" office:value="2">
            <text:p>2</text:p>
          </table:table-cell>
          <table:table-cell table:formula="of:=CONCATENATE(&quot;/home/peter/Thesis/ForcedAligner/Aligner1/wav/11025/&quot;;[.C777];[.D777];&quot;.wav&quot;)" office:value-type="string" office:string-value="/home/peter/Thesis/ForcedAligner/Aligner1/wav/11025/2May53b.wav">
            <text:p>/home/peter/Thesis/ForcedAligner/Aligner1/wav/11025/2May53b.wav</text:p>
          </table:table-cell>
          <table:table-cell table:formula="of:=CONCATENATE(&quot;/home/peter/Thesis/ForcedAligner/Aligner1/wav/&quot;;&quot;FNQ&quot;;[.E777];&quot;_&quot;;[.F777];&quot;.wav&quot;)" office:value-type="string" office:string-value="/home/peter/Thesis/ForcedAligner/Aligner1/wav/FNQ159_2.wav">
            <text:p>/home/peter/Thesis/ForcedAligner/Aligner1/wav/FNQ159_2.wav</text:p>
          </table:table-cell>
          <table:table-cell office:value-type="string">
            <text:p>nous avons progressé en vertu depuis dix ans. et parce que nous sommes crédibles, nous gagnons la confiance de nos partenaires et des investisseurs. s' agissant de la politique ambitieuse, le gouvernement a tenu le cap au coeur de la crise et de la sortie de crise, en ajustant un plan de financement et un plan de relance qui vont continuer à produire, directement et indirectement, une partie de la croissance pendant plusieurs années. enfin, s' agissant de la maîtrise des finances publiques, je le dis et je l' assume seule notre majorité a su faire et assumer les efforts nécessaires pour s' engager durablement sur cette voie. le gouvernement présente donc dans ce programme un rythme d' assainissement des comptes publics que l' ocde comme le citait monsieur muet qui n' a jamais été particulièrement tendre avec la france dans ses analyses, il faut le dire. que l' ocde elle même, juge approprié. ce que dit l' ocde d' ailleurs dans cette étude économique relative à la france est fort intéressant. les experts de l' ocde indiquent notamment je cite que la france doit rompre définitivement avec la dérive des comptes publics, afin d' éviter que la stabilité macroéconomique ne soit menacée. cette étude a été publiée voici quelques semaines. au même moment, au même moment comme par provocation, le parti socialiste a publié un programme présidentiel qui figurera, mes chers collègues, en tête des projets politiques les plus dépensiers de ces vingt dernières années</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778];[.B778])" office:value-type="string" office:string-value="2May">
            <text:p>2May</text:p>
          </table:table-cell>
          <table:table-cell office:value-type="string">
            <text:p>53c</text:p>
          </table:table-cell>
          <table:table-cell office:value-type="float" office:value="159">
            <text:p>159</text:p>
          </table:table-cell>
          <table:table-cell table:formula="of:=IF([.E778]=[.E777];[.F777]+1;1)" office:value-type="float" office:value="3">
            <text:p>3</text:p>
          </table:table-cell>
          <table:table-cell table:formula="of:=CONCATENATE(&quot;/home/peter/Thesis/ForcedAligner/Aligner1/wav/11025/&quot;;[.C778];[.D778];&quot;.wav&quot;)" office:value-type="string" office:string-value="/home/peter/Thesis/ForcedAligner/Aligner1/wav/11025/2May53c.wav">
            <text:p>/home/peter/Thesis/ForcedAligner/Aligner1/wav/11025/2May53c.wav</text:p>
          </table:table-cell>
          <table:table-cell table:formula="of:=CONCATENATE(&quot;/home/peter/Thesis/ForcedAligner/Aligner1/wav/&quot;;&quot;FNQ&quot;;[.E778];&quot;_&quot;;[.F778];&quot;.wav&quot;)" office:value-type="string" office:string-value="/home/peter/Thesis/ForcedAligner/Aligner1/wav/FNQ159_3.wav">
            <text:p>/home/peter/Thesis/ForcedAligner/Aligner1/wav/FNQ159_3.wav</text:p>
          </table:table-cell>
          <table:table-cell office:value-type="string">
            <text:p>ce projet, qui n' est ni crédible ni réaliste, veut, casser en réalité, la dynamique du programme de stabilité et de la gestion rigoureuse dans les dépenses publiques qui est engagée par la majorité depuis quatre ans. à l' aide d' estimations que je n' hésite pas <text:s/>qualifiées de doigt mouillé, monsieur muet, à l' aide de mesures qui sont contestées jusque dans vos propres rangs, le parti socialiste fragilise la position de la france au niveau européen, comme si sa recherche permanente était d' exister avant d' être crédible. or, mes chers collègues, on n' existe pas avec des dettes; on n' existe plus avec des promesses sans compter; on n' existe plus avec des projets politiques qui au mieux relèvent de l' amnésie, et au pire du cynisme. car oui vouloir reproduire, comme le proposent les socialistes, une banque publique d' investissement, alors que les mêmes sont les responsables de l' orientation puis de la déroute du crédit lyonnais, oui cela relève du cynisme politique! en dix ans de gestion socialiste, deux sinistres financiers majeurs se sont terminés par une facture colossale pour le contribuable, résultat des dérives que les socialistes connaissent bien et dont nous gérons encore les conséquences. et lorsque, mes chers collègues, le cynisme ne suffit plus aux socialistes, le contresens économique lui succède. car vouloir faire croire, monsieur muet, que deux taux d' impôt sur les sociétés est la solution pour financer l' investissement comme pour sanctionner les actionnaires jugés trop gourmands, alors oui c' est justifier par l' injustifiable un contresens économique.</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779];[.B779])" office:value-type="string" office:string-value="2May">
            <text:p>2May</text:p>
          </table:table-cell>
          <table:table-cell office:value-type="string">
            <text:p>53d</text:p>
          </table:table-cell>
          <table:table-cell office:value-type="float" office:value="159">
            <text:p>159</text:p>
          </table:table-cell>
          <table:table-cell table:formula="of:=IF([.E779]=[.E778];[.F778]+1;1)" office:value-type="float" office:value="4">
            <text:p>4</text:p>
          </table:table-cell>
          <table:table-cell table:formula="of:=CONCATENATE(&quot;/home/peter/Thesis/ForcedAligner/Aligner1/wav/11025/&quot;;[.C779];[.D779];&quot;.wav&quot;)" office:value-type="string" office:string-value="/home/peter/Thesis/ForcedAligner/Aligner1/wav/11025/2May53d.wav">
            <text:p>/home/peter/Thesis/ForcedAligner/Aligner1/wav/11025/2May53d.wav</text:p>
          </table:table-cell>
          <table:table-cell table:formula="of:=CONCATENATE(&quot;/home/peter/Thesis/ForcedAligner/Aligner1/wav/&quot;;&quot;FNQ&quot;;[.E779];&quot;_&quot;;[.F779];&quot;.wav&quot;)" office:value-type="string" office:string-value="/home/peter/Thesis/ForcedAligner/Aligner1/wav/FNQ159_4.wav">
            <text:p>/home/peter/Thesis/ForcedAligner/Aligner1/wav/FNQ159_4.wav</text:p>
          </table:table-cell>
          <table:table-cell office:value-type="string">
            <text:p>nos voisins d' europe, comme l' allemagne comme l' italie, ont tous expérimenté puis abandonné ce système archaïque qui encourageait la tuyauterie comptable et décourageait l' innovation en augmentant le coût de l' investissement. alors, il faut le reconnaître, les socialistes disent cette double taxation existe encore en europe. c' est vrai, mais je pose la question: calquer le modèle de taxation des bénéfices en france, sur le modèle qui existe en estonie est il un succès de ce que l' on appelle le benchmark fiscal? et <text:s/>je repose la question autrement: doit on, monsieur muet, inspirer le modèle fiscal français du modèle de l' estonie? cela me paraît pour le moins curieux! enfin, j' en viens aux trois cent mille emplois dits les emplois d' avenir vous savez ceux qui sont financés par la suppression de la subvention aux heures supplémentaires. qui est l' exemple caractéristique de la proposition partisane, qui est fondée sur une mauvaise foi et qui masque mal la réalité, l' embauche de trois cent mille emplois publics en plus pèsera beaucoup plus lourdement sur les comptes publics que la détaxation des heures supplémentaires, qui, créent mes chers collègues du pouvoir d' achat en plus à neuf millions de familles en france. et on retrouve bien là, dans sa dernière mesure, toute la frontière idéologique qui marque la profonde différence entre le parti socialiste et la majorité. à gauche, comme le dit françois fillon, tout est fondé sur la peur de l' échec</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780];[.B780])" office:value-type="string" office:string-value="2May">
            <text:p>2May</text:p>
          </table:table-cell>
          <table:table-cell office:value-type="string">
            <text:p>57a</text:p>
          </table:table-cell>
          <table:table-cell office:value-type="float" office:value="159">
            <text:p>159</text:p>
          </table:table-cell>
          <table:table-cell table:formula="of:=IF([.E780]=[.E779];[.F779]+1;1)" office:value-type="float" office:value="5">
            <text:p>5</text:p>
          </table:table-cell>
          <table:table-cell table:formula="of:=CONCATENATE(&quot;/home/peter/Thesis/ForcedAligner/Aligner1/wav/11025/&quot;;[.C780];[.D780];&quot;.wav&quot;)" office:value-type="string" office:string-value="/home/peter/Thesis/ForcedAligner/Aligner1/wav/11025/2May57a.wav">
            <text:p>/home/peter/Thesis/ForcedAligner/Aligner1/wav/11025/2May57a.wav</text:p>
          </table:table-cell>
          <table:table-cell table:formula="of:=CONCATENATE(&quot;/home/peter/Thesis/ForcedAligner/Aligner1/wav/&quot;;&quot;FNQ&quot;;[.E780];&quot;_&quot;;[.F780];&quot;.wav&quot;)" office:value-type="string" office:string-value="/home/peter/Thesis/ForcedAligner/Aligner1/wav/FNQ159_5.wav">
            <text:p>/home/peter/Thesis/ForcedAligner/Aligner1/wav/FNQ159_5.wav</text:p>
          </table:table-cell>
          <table:table-cell office:value-type="string">
            <text:p>merci, monsieur le président. bien sûr, que ça gêne la gauche, mais oui il faut vous dire chez vous, tout est fondé sur la peur de l' échec, sur le repli, sur l' assistanat sur la redistribution. chez vous, c' est l' anesthésie nationale face aux défis du monde; c' est l' étouffement des énergies; c' est le nivellement par le bas. alors on <text:s/>supprime un encouragement aux travailleurs qui veulent travailler plus pour gagner plus, un encouragement qui atterrit pourtant directement dans leur portefeuille pour neuf millions de familles de france! et cela pourquoi? pour créer des emplois donc il faudra ensuite trouver, mes chers collègues, comme en deux mille, des qualificatifs pour ne pas donner le sentiment à des centaines de milliers de français qu' ils sont embauchés d' abord pour satisfaire votre promesse politique, et ensuite, et seulement ensuite pour leur, pour faire comprendre que l' on cherche une utilité pour le pays. alors est ce que je vous le demande: c' est comme cela que l' on redonne de la fierté et un sentiment d' utilité à quiconque? est ce qu' il n' est pas préférable de parier sur la croissance, sur l' emploi durable, car <text:s/>utile, et plus emploi gadget à bon marché, un emploi gadget comme pour masquer les réalités d' un monde rude que la majorité a toujours su regarder en face? mes chers collègues, le programme de stabilité s' inscrit dans une perspective. le danger pour la france, c' est que cette perspective s' interrompe brusquement en deux mille douze. l' élan réformiste de deux mille sept ne doit pas être une parenthèse; mais il doit être le socle d' une transformation durable de la société française comme de la façon pour celle ci de financer ses politiques publiques.</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781];[.B781])" office:value-type="string" office:string-value="2May">
            <text:p>2May</text:p>
          </table:table-cell>
          <table:table-cell office:value-type="string">
            <text:p>57b</text:p>
          </table:table-cell>
          <table:table-cell office:value-type="float" office:value="159">
            <text:p>159</text:p>
          </table:table-cell>
          <table:table-cell table:formula="of:=IF([.E781]=[.E780];[.F780]+1;1)" office:value-type="float" office:value="6">
            <text:p>6</text:p>
          </table:table-cell>
          <table:table-cell table:formula="of:=CONCATENATE(&quot;/home/peter/Thesis/ForcedAligner/Aligner1/wav/11025/&quot;;[.C781];[.D781];&quot;.wav&quot;)" office:value-type="string" office:string-value="/home/peter/Thesis/ForcedAligner/Aligner1/wav/11025/2May57b.wav">
            <text:p>/home/peter/Thesis/ForcedAligner/Aligner1/wav/11025/2May57b.wav</text:p>
          </table:table-cell>
          <table:table-cell table:formula="of:=CONCATENATE(&quot;/home/peter/Thesis/ForcedAligner/Aligner1/wav/&quot;;&quot;FNQ&quot;;[.E781];&quot;_&quot;;[.F781];&quot;.wav&quot;)" office:value-type="string" office:string-value="/home/peter/Thesis/ForcedAligner/Aligner1/wav/FNQ159_6.wav">
            <text:p>/home/peter/Thesis/ForcedAligner/Aligner1/wav/FNQ159_6.wav</text:p>
          </table:table-cell>
          <table:table-cell office:value-type="string">
            <text:p>en soutenant ce projet de pacte de croissance et de stabilité, la majorité tout entière estime qu' il relève de sa responsabilité collective de ne jamais laisser le terrain libre aux miroirs aux alouettes, car tout a une fin. et le programme de stabilité doit marquer la fin d' une époque, si chère à l' opposition l' époque des promesses sans fond, l' époque de la dépense sans conscience, l' époque de l' endettement sans fin. car seule l' opposition pense qu' elle peut encore proposer sans compter; les français eux mêmes n' y croient plus depuis bien longtemps.</text:p>
          </table:table-cell>
        </table:table-row>
        <table:table-row table:style-name="ro1">
          <table:table-cell table:number-columns-repeated="2"/>
          <table:table-cell office:value-type="string">
            <text:p>4_1May</text:p>
          </table:table-cell>
          <table:table-cell office:value-type="float" office:value="27">
            <text:p>27</text:p>
          </table:table-cell>
          <table:table-cell office:value-type="float" office:value="163">
            <text:p>163</text:p>
          </table:table-cell>
          <table:table-cell table:formula="of:=IF([.E782]=[.E781];[.F781]+1;1)" office:value-type="float" office:value="1">
            <text:p>1</text:p>
          </table:table-cell>
          <table:table-cell table:formula="of:=CONCATENATE(&quot;/home/peter/Thesis/ForcedAligner/Aligner1/wav/11025/&quot;;[.C782];[.D782];&quot;.wav&quot;)" office:value-type="string" office:string-value="/home/peter/Thesis/ForcedAligner/Aligner1/wav/11025/4_1May27.wav">
            <text:p>/home/peter/Thesis/ForcedAligner/Aligner1/wav/11025/4_1May27.wav</text:p>
          </table:table-cell>
          <table:table-cell table:formula="of:=CONCATENATE(&quot;/home/peter/Thesis/ForcedAligner/Aligner1/wav/&quot;;&quot;FNQ&quot;;[.E782];&quot;_&quot;;[.F782];&quot;.wav&quot;)" office:value-type="string" office:string-value="/home/peter/Thesis/ForcedAligner/Aligner1/wav/FNQ163_1.wav">
            <text:p>/home/peter/Thesis/ForcedAligner/Aligner1/wav/FNQ163_1.wav</text:p>
          </table:table-cell>
          <table:table-cell office:value-type="string">
            <text:p>ma question s' adresse à thierry mariani, secrétaire d' état chargé des transports. monsieur le ministre, le premier juin deux mille neuf, le vol air france quatre cent quarante sept reliant rio à paris s' est abîmé en mer dans des circonstances tragiques et encore inexpliquées. deux cent vingt huit personnes de différentes nationalités se trouvaient à bord, dont soixante treize français, ainsi que de nombreux brésiliens et allemands. alors que des débris de l' épave elle étaient repêchés au cours des premiers jours qui ont suivi l' accident, des parties, essentielles pour expliquer les causes de cet accident semblaient perdues dont notamment les fameuses boîtes noires. trois campagnes de recherche ont été engagées en deux ans, pour un coût total de trente cinq millions d' euros, afin de retrouver l' épave de l' avion. une quatrième campagne de recherche a été lancée fin mars, les trois premières étant restées infructueuses. le trois avril, soit un peu moins de deux ans après le drame, l' épave a été enfin localisée, à quatre mille mètres de profondeur. dimanche et lundi derniers, les deux boîtes noires ont été repêchées. aujourd'hui, de nombreuses questions se posent sur les prochaines étapes qui permettront d' analyser le déroulement de cet accident. les familles des victimes, en premier lieu, ont besoin de connaître toutes les circonstances de ce drame. le monde de l' aéronautique a besoin de ces informations, pour éventuellement modifier la conception des avions et améliorer la formation des pilotes. et enfin, l' examen des boîtes noires devrait notamment permettre d' établir les responsabilités d' <text:s/>air france et d' <text:s/>airbus, qui ont été mis en cause sans pouvoir se défendre. vous vous êtes particulièrement impliqué sur ce dossier en rencontrant à plusieurs reprises les familles des victimes et en lançant cette quatrième campagne. monsieur le ministre, pouvez vous nous détailler les initiatives que vous comptez prendre pour toutes pour que toutes les réponses soient apportées dans les meilleurs délais? je vous remercie.</text:p>
          </table:table-cell>
        </table:table-row>
        <table:table-row table:style-name="ro1">
          <table:table-cell table:number-columns-repeated="2"/>
          <table:table-cell office:value-type="string">
            <text:p>3_1May</text:p>
          </table:table-cell>
          <table:table-cell office:value-type="string">
            <text:p>65a</text:p>
          </table:table-cell>
          <table:table-cell office:value-type="float" office:value="167">
            <text:p>167</text:p>
          </table:table-cell>
          <table:table-cell table:formula="of:=IF([.E783]=[.E782];[.F782]+1;1)" office:value-type="float" office:value="1">
            <text:p>1</text:p>
          </table:table-cell>
          <table:table-cell table:formula="of:=CONCATENATE(&quot;/home/peter/Thesis/ForcedAligner/Aligner1/wav/11025/&quot;;[.C783];[.D783];&quot;.wav&quot;)" office:value-type="string" office:string-value="/home/peter/Thesis/ForcedAligner/Aligner1/wav/11025/3_1May65a.wav">
            <text:p>/home/peter/Thesis/ForcedAligner/Aligner1/wav/11025/3_1May65a.wav</text:p>
          </table:table-cell>
          <table:table-cell table:formula="of:=CONCATENATE(&quot;/home/peter/Thesis/ForcedAligner/Aligner1/wav/&quot;;&quot;FNQ&quot;;[.E783];&quot;_&quot;;[.F783];&quot;.wav&quot;)" office:value-type="string" office:string-value="/home/peter/Thesis/ForcedAligner/Aligner1/wav/FNQ167_1.wav">
            <text:p>/home/peter/Thesis/ForcedAligner/Aligner1/wav/FNQ167_1.wav</text:p>
          </table:table-cell>
          <table:table-cell office:value-type="string">
            <text:p>monsieur le président, mesdames et messieurs les députés, madame la députée, vous m' interpellez sur la situation euh dans l' éducation nationale. je pense vous faites référence aux discussions qui ont lieu en ce moment notamment dans la carte scolaire du premier degré. je pourrais juste vous vous citez un chiffre madame la députée, concernant le premier degré, les écoles de france, il y aura, à la rentrée prochaine, douze mille enseignants de plus que quand vos amis étaient aux responsabilités, au début des années quatre vingt dix, alors qu' il y a deux cent soixante dix élèves de moins dans le primaire. donc le taux d' encadrement, le nombre de professeurs par élève, sera plus important à la rentrée prochaine qu' il l' était dans le système éducatif il y a quinze ou vingt ans. et c' est une réalité qu' il faut rappeler aux français. alors, oui, madame la députée, nous réorganisons pour faire davantage là où il y a des priorités. nous regroupons là où c' est nécessaire, parce que lorsqu' il y a, une classe euh où il y a quinze élèves répartis sur trois niveaux. oui nous pensons, et je suis l' élu d' un territoire rural que c' est parfois nécessaire d' avoir des regroupements pédagogiques intercommunaux avec des services pour les familles, où on peut accueillir, un accueil périscolaire tôt le matin, avec de la demi pension à l' heure du déjeuner, avec des activités périscolaires. et bien c' est ça un service moderne de l' éducation nationale: c' est un service qui est capable de s' adapter, de se moderniser et de mobiliser les moyens là où ils sont nécessaires! regardons la situation du nombre d' élèves, d' enfants par classe. il y aura vingt cinq élèves par classe en moyenne en maternelle à la rentrée prochaine. ils étaient vingt sept au début des années quatre vingt dix.</text:p>
          </table:table-cell>
        </table:table-row>
        <table:table-row table:style-name="ro1">
          <table:table-cell table:number-columns-repeated="2"/>
          <table:table-cell office:value-type="string">
            <text:p>3_1May</text:p>
          </table:table-cell>
          <table:table-cell office:value-type="string">
            <text:p>65b</text:p>
          </table:table-cell>
          <table:table-cell office:value-type="float" office:value="167">
            <text:p>167</text:p>
          </table:table-cell>
          <table:table-cell table:formula="of:=IF([.E784]=[.E783];[.F783]+1;1)" office:value-type="float" office:value="2">
            <text:p>2</text:p>
          </table:table-cell>
          <table:table-cell table:formula="of:=CONCATENATE(&quot;/home/peter/Thesis/ForcedAligner/Aligner1/wav/11025/&quot;;[.C784];[.D784];&quot;.wav&quot;)" office:value-type="string" office:string-value="/home/peter/Thesis/ForcedAligner/Aligner1/wav/11025/3_1May65b.wav">
            <text:p>/home/peter/Thesis/ForcedAligner/Aligner1/wav/11025/3_1May65b.wav</text:p>
          </table:table-cell>
          <table:table-cell table:formula="of:=CONCATENATE(&quot;/home/peter/Thesis/ForcedAligner/Aligner1/wav/&quot;;&quot;FNQ&quot;;[.E784];&quot;_&quot;;[.F784];&quot;.wav&quot;)" office:value-type="string" office:string-value="/home/peter/Thesis/ForcedAligner/Aligner1/wav/FNQ167_2.wav">
            <text:p>/home/peter/Thesis/ForcedAligner/Aligner1/wav/FNQ167_2.wav</text:p>
          </table:table-cell>
          <table:table-cell office:value-type="string">
            <text:p>il y aura vingt deux élèves par classe en primaire; ils étaient vingt trois au début des années quatre vingt dix. donc cessons d' avoir une lecture purement comptable comme vous l' avez! attaquons nous au fléau, attaquons nous au mal, les difficultés en matière de lecture! c' est ce que nous faisons dans le cadre du plan de lutte contre l' illettrisme ou dans le cadre du plan contre le décrochage scolaire.</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785];[.B785])" office:value-type="string" office:string-value="2May">
            <text:p>2May</text:p>
          </table:table-cell>
          <table:table-cell office:value-type="string">
            <text:p>21a</text:p>
          </table:table-cell>
          <table:table-cell office:value-type="float" office:value="168">
            <text:p>168</text:p>
          </table:table-cell>
          <table:table-cell table:formula="of:=IF([.E785]=[.E784];[.F784]+1;1)" office:value-type="float" office:value="1">
            <text:p>1</text:p>
          </table:table-cell>
          <table:table-cell table:formula="of:=CONCATENATE(&quot;/home/peter/Thesis/ForcedAligner/Aligner1/wav/11025/&quot;;[.C785];[.D785];&quot;.wav&quot;)" office:value-type="string" office:string-value="/home/peter/Thesis/ForcedAligner/Aligner1/wav/11025/2May21a.wav">
            <text:p>/home/peter/Thesis/ForcedAligner/Aligner1/wav/11025/2May21a.wav</text:p>
          </table:table-cell>
          <table:table-cell table:formula="of:=CONCATENATE(&quot;/home/peter/Thesis/ForcedAligner/Aligner1/wav/&quot;;&quot;FNQ&quot;;[.E785];&quot;_&quot;;[.F785];&quot;.wav&quot;)" office:value-type="string" office:string-value="/home/peter/Thesis/ForcedAligner/Aligner1/wav/FNQ168_1.wav">
            <text:p>/home/peter/Thesis/ForcedAligner/Aligner1/wav/FNQ168_1.wav</text:p>
          </table:table-cell>
          <table:table-cell office:value-type="string">
            <text:p>monsieur le président, madame la ministre, chers collègues, le gouvernement nous invite aujourd'hui à débattre du projet de programme de stabilité et de croissance qu' il va prochainement transmettre aux instances communautaires. il nous présente ce débat comme une première manifestation du nouveau semestre européen et, à l' entendre, nous devrions saluer cette initiative comme une avancée permettant au parlement d' être informé, excusez moi du peu, de la déclinaison nationale des priorités arrêtées par le dernier conseil européen, il convient plutôt de parler de simulacre de démocratie car, en réalité, avec ce semestre européen, d' un commun accord entre les gouvernements européens, la commission s' est vu attribuer le pouvoir exorbitant d' examiner les projets budgétaires nationaux pluriannuels selon les seuls critères de l' équilibre financier et de la lutte contre les déficits publics, qui sont, avec la libre concurrence, les principaux piliers du dogme libéral. en effet, le pacte pour l' euro adopté fin mars n' est pas seulement un texte autoritaire, dicté par les marchés financiers, de baisse des salaires, de destruction des services publics et des systèmes de protection sociale, de mise en concurrence généralisée des territoires. c' est aussi un pacte signé contre les peuples et la démocratie qui, tirant prétexte de la nécessaire coordination des politiques économiques, vise ni plus ni moins à la mise sous tutelle des politiques économiques nationales et, par voie de conséquence, à la mise sous tutelle des peuples et de leurs parlements nationaux. c' est d' ailleurs dans cette même logique</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786];[.B786])" office:value-type="string" office:string-value="2May">
            <text:p>2May</text:p>
          </table:table-cell>
          <table:table-cell office:value-type="string">
            <text:p>21b</text:p>
          </table:table-cell>
          <table:table-cell office:value-type="float" office:value="168">
            <text:p>168</text:p>
          </table:table-cell>
          <table:table-cell table:formula="of:=IF([.E786]=[.E785];[.F785]+1;1)" office:value-type="float" office:value="2">
            <text:p>2</text:p>
          </table:table-cell>
          <table:table-cell table:formula="of:=CONCATENATE(&quot;/home/peter/Thesis/ForcedAligner/Aligner1/wav/11025/&quot;;[.C786];[.D786];&quot;.wav&quot;)" office:value-type="string" office:string-value="/home/peter/Thesis/ForcedAligner/Aligner1/wav/11025/2May21b.wav">
            <text:p>/home/peter/Thesis/ForcedAligner/Aligner1/wav/11025/2May21b.wav</text:p>
          </table:table-cell>
          <table:table-cell table:formula="of:=CONCATENATE(&quot;/home/peter/Thesis/ForcedAligner/Aligner1/wav/&quot;;&quot;FNQ&quot;;[.E786];&quot;_&quot;;[.F786];&quot;.wav&quot;)" office:value-type="string" office:string-value="/home/peter/Thesis/ForcedAligner/Aligner1/wav/FNQ168_2.wav">
            <text:p>/home/peter/Thesis/ForcedAligner/Aligner1/wav/FNQ168_2.wav</text:p>
          </table:table-cell>
          <table:table-cell office:value-type="string">
            <text:p>que s' inscrit le projet de loi constitutionnelle que nous examinerons à partir de demain, et dont l' objectif est de graver dans le marbre des institutions le plafonnement des déficits publics, alors qu' aucun bilan critique n' a été tiré des effets néfastes pour l' économie européenne du pacte de stabilité monétaire et, notamment, du rôle mortifère de la banque centrale européenne. notre débat n' a à vrai dire pour seul objectif que de faire cautionner par le parlement l' abandon de notre souveraineté nationale en matière de politique économique et sociale. c' est une atteinte sans précédent portée à la souveraineté de la france, et cette raison pourrait suffire à elle seule à expliquer le vote résolument contre que nous allons émettre tout à l' heure, mais il en est d' autres, car ce véritable coup d' état contre la démocratie s' accompagne d' une offensive antisociale d' une rare violence, que les syndicats européens, dans leur diversité, qualifient de véritable déclaration de guerre aux peuples d' europe. si l' exercice auquel se livre le gouvernement pour définir ce qu' il appelle la trajectoire de nos finances publiques d' ici deux mille quatorze est un peu surréaliste compte tenu des échéances de l' année prochaine et du caractère plus qu' aléatoire de ses prévisions de croissance, il n' en demeure pas moins que le programme de stabilité et de croissance qu' il nous présente aujourd'hui traduit surtout cet aveuglement insensé à n' avoir d' autre projet pour l' europe que celui d' un libéralisme effréné, obéissant aux seuls principes de compétitivité et de concurrence.</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787];[.B787])" office:value-type="string" office:string-value="2May">
            <text:p>2May</text:p>
          </table:table-cell>
          <table:table-cell office:value-type="string">
            <text:p>21c</text:p>
          </table:table-cell>
          <table:table-cell office:value-type="float" office:value="168">
            <text:p>168</text:p>
          </table:table-cell>
          <table:table-cell table:formula="of:=IF([.E787]=[.E786];[.F786]+1;1)" office:value-type="float" office:value="3">
            <text:p>3</text:p>
          </table:table-cell>
          <table:table-cell table:formula="of:=CONCATENATE(&quot;/home/peter/Thesis/ForcedAligner/Aligner1/wav/11025/&quot;;[.C787];[.D787];&quot;.wav&quot;)" office:value-type="string" office:string-value="/home/peter/Thesis/ForcedAligner/Aligner1/wav/11025/2May21c.wav">
            <text:p>/home/peter/Thesis/ForcedAligner/Aligner1/wav/11025/2May21c.wav</text:p>
          </table:table-cell>
          <table:table-cell table:formula="of:=CONCATENATE(&quot;/home/peter/Thesis/ForcedAligner/Aligner1/wav/&quot;;&quot;FNQ&quot;;[.E787];&quot;_&quot;;[.F787];&quot;.wav&quot;)" office:value-type="string" office:string-value="/home/peter/Thesis/ForcedAligner/Aligner1/wav/FNQ168_3.wav">
            <text:p>/home/peter/Thesis/ForcedAligner/Aligner1/wav/FNQ168_3.wav</text:p>
          </table:table-cell>
          <table:table-cell office:value-type="string">
            <text:p>le pacte de stabilité monétaire avait déjà été présenté comme indispensable pour assurer la cohésion de la zone euro. il n' a fait que brider les investissements et les salaires, maintenir un chômage de masse, accroître les inégalités, freiner la croissance et, ainsi, ouvrir la voie à la régression sociale. alors que les banques et les actionnaires ont accumulé des profits considérables, il n' est rien proposé d' autre aujourd'hui, sous la pression des marchés financiers et avec le concours du fmi, pour d' imposer toujours plus d' austérité aux peuples européens. au prix d' une discipline budgétaire aveugle, le pacte pour l' euro est un véritable carcan qui contraindra les gouvernements à prendre des mesures antisociales telles que la baisse des salaires et des pensions, la déréglementation du marché du travail et la diminution des droits sociaux, un nouveau recul de l' âge de la retraite à soixante sept ans ou plus, de nouvelles coupes sombres dans les dépenses publiques. ce sont bien ces grandes orientations du pacte pour l' euro qui forment la toile de fond tant du programme de stabilité que du programme national de réformes que le gouvernement nous présente pour la période deux mille onze deux mille quatorze. il s' agit d' abord de faire en sorte que les coûts du travail restent en ligne sur la compétitivité. cela signifie l' aggravation de la politique de modération sociale orchestrée et dictée par la bce. or les salaires ont connu une réelle stagnation pour la grande majorité des salariés et même, pour certains, un recul. le risque est de provoquer un appauvrisse un appauvrissement généralisé de la population, près de huit millions de nos concitoyens vivant déjà sous le seuil de pauvreté, avec moins de neuf cents euros par mois.</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788];[.B788])" office:value-type="string" office:string-value="2May">
            <text:p>2May</text:p>
          </table:table-cell>
          <table:table-cell office:value-type="string">
            <text:p>21d</text:p>
          </table:table-cell>
          <table:table-cell office:value-type="float" office:value="168">
            <text:p>168</text:p>
          </table:table-cell>
          <table:table-cell table:formula="of:=IF([.E788]=[.E787];[.F787]+1;1)" office:value-type="float" office:value="4">
            <text:p>4</text:p>
          </table:table-cell>
          <table:table-cell table:formula="of:=CONCATENATE(&quot;/home/peter/Thesis/ForcedAligner/Aligner1/wav/11025/&quot;;[.C788];[.D788];&quot;.wav&quot;)" office:value-type="string" office:string-value="/home/peter/Thesis/ForcedAligner/Aligner1/wav/11025/2May21d.wav">
            <text:p>/home/peter/Thesis/ForcedAligner/Aligner1/wav/11025/2May21d.wav</text:p>
          </table:table-cell>
          <table:table-cell table:formula="of:=CONCATENATE(&quot;/home/peter/Thesis/ForcedAligner/Aligner1/wav/&quot;;&quot;FNQ&quot;;[.E788];&quot;_&quot;;[.F788];&quot;.wav&quot;)" office:value-type="string" office:string-value="/home/peter/Thesis/ForcedAligner/Aligner1/wav/FNQ168_4.wav">
            <text:p>/home/peter/Thesis/ForcedAligner/Aligner1/wav/FNQ168_4.wav</text:p>
          </table:table-cell>
          <table:table-cell office:value-type="string">
            <text:p>vous nous dites, madame la ministre, que la consommation se porte bien, mais la réalité, c' est la consommation issue des revenus non salariaux et de la rente qui a augmenté ces dernières années et compensé la stagnation, voire le recul de la consommation salariale. ce n' est ni le signe d' une bonne santé économique ni le signe d' une politique économique au service de l' intérêt général. alors que plus de soixante dix pourcent de nos échanges s' effectuent à l' intérieur de l' union, la relance de la consommation intérieure devrait évidemment être comprise comme une impérieuse nécessité. le pacte pour l' euro fait de l' interdiction des déficits une question centrale alors que l' enjeu est évidemment de définir une politique fiscale qui soit juste et efficace. cette question en appelle d' ailleurs d' autres: privilégier les subventions plutôt que les mécanismes d' exonérations, générateurs d' effets d' aubaine, ou s' interroger sur les effets de levier économiques de l' investissement public? de même, alors que le pacte prévoit la définition d' un cadre commun pour lier l' âge de la retraite à l' évolution de la démographie, c' est du niveau de répartition des richesses et de la contribution du capital au financement de notre système de protection sociale dont nous devrions débattre. tels devraient être les termes oui d' un véritable débat sur notre politique économique et budgétaire. au lieu de cela, et alors qu' il y aurait urgence à changer radicalement de cap, vous persistez dans l' erreur. vous indiquez que la dette atteindra quatre vingt six pourcent du pib en deux mille douze, soit environ mille huit cents milliards d' euros. elle aura donc doublé en dix ans.</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789];[.B789])" office:value-type="string" office:string-value="2May">
            <text:p>2May</text:p>
          </table:table-cell>
          <table:table-cell office:value-type="string">
            <text:p>21e</text:p>
          </table:table-cell>
          <table:table-cell office:value-type="float" office:value="168">
            <text:p>168</text:p>
          </table:table-cell>
          <table:table-cell table:formula="of:=IF([.E789]=[.E788];[.F788]+1;1)" office:value-type="float" office:value="5">
            <text:p>5</text:p>
          </table:table-cell>
          <table:table-cell table:formula="of:=CONCATENATE(&quot;/home/peter/Thesis/ForcedAligner/Aligner1/wav/11025/&quot;;[.C789];[.D789];&quot;.wav&quot;)" office:value-type="string" office:string-value="/home/peter/Thesis/ForcedAligner/Aligner1/wav/11025/2May21e.wav">
            <text:p>/home/peter/Thesis/ForcedAligner/Aligner1/wav/11025/2May21e.wav</text:p>
          </table:table-cell>
          <table:table-cell table:formula="of:=CONCATENATE(&quot;/home/peter/Thesis/ForcedAligner/Aligner1/wav/&quot;;&quot;FNQ&quot;;[.E789];&quot;_&quot;;[.F789];&quot;.wav&quot;)" office:value-type="string" office:string-value="/home/peter/Thesis/ForcedAligner/Aligner1/wav/FNQ168_5.wav">
            <text:p>/home/peter/Thesis/ForcedAligner/Aligner1/wav/FNQ168_5.wav</text:p>
          </table:table-cell>
          <table:table-cell office:value-type="string">
            <text:p>vous incriminez la crise, mais, elle ne pèse pourtant comme le rappelle clairement la cour des comptes, que pour un tiers dans le déficit actuel. les deux tiers restant sont le fruit, comme nous cessons de le répéter, de votre politique de cadeaux fiscaux aussi somptuaires qu' inefficaces et de votre incapacité à vous extraire du dogme libéral pour proposer des mesures nouvelles et reconsidérer l' architecture de votre politique économique et budgétaire. vous nous dites que l' emploi progresse, mais le chômage est à un niveau historique. vous nous vantez les mérites du redressement de la balance extérieure alors que nous avons perdu près de trente pourcent de parts de marché en dix ans. vous prévoyez un taux de croissance de deux pourcent à deux et demi pourcent dans les années qui viennent alors que ce chiffre toujours promis n' a jamais été atteint. en dix ans, vous n' êtes jamais parvenus à une croissance annuelle de plus de un et demi pourcent! vous prétendez même anticiper les conséquences de la crise que traverse le japon, miser sur la stabilité des prix du pétrole et une appréciation mesurée de l' euro. bigre! concernant vos propositions, pas de surprise: vous nous proposez de continuer de plus belle le processus de dépeçage de l' état et des services publics engagé avec le lancement de la révision générale des politiques publiques, de réduire les dépenses de santé dans une logique purement comptable, sans la moindre attention aux besoins, de persister dans une politique fiscale exagérément favorable aux détenteurs de patrimoine. depuis trente ans, la logique du capitalisme consiste à rétablir le taux de profit en ne redistribuant les gains de produ de productivité ni aux salariés ni à la collectivité, mais en versant toujours des dividendes.</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790];[.B790])" office:value-type="string" office:string-value="2May">
            <text:p>2May</text:p>
          </table:table-cell>
          <table:table-cell office:value-type="string">
            <text:p>21f</text:p>
          </table:table-cell>
          <table:table-cell office:value-type="float" office:value="168">
            <text:p>168</text:p>
          </table:table-cell>
          <table:table-cell table:formula="of:=IF([.E790]=[.E789];[.F789]+1;1)" office:value-type="float" office:value="6">
            <text:p>6</text:p>
          </table:table-cell>
          <table:table-cell table:formula="of:=CONCATENATE(&quot;/home/peter/Thesis/ForcedAligner/Aligner1/wav/11025/&quot;;[.C790];[.D790];&quot;.wav&quot;)" office:value-type="string" office:string-value="/home/peter/Thesis/ForcedAligner/Aligner1/wav/11025/2May21f.wav">
            <text:p>/home/peter/Thesis/ForcedAligner/Aligner1/wav/11025/2May21f.wav</text:p>
          </table:table-cell>
          <table:table-cell table:formula="of:=CONCATENATE(&quot;/home/peter/Thesis/ForcedAligner/Aligner1/wav/&quot;;&quot;FNQ&quot;;[.E790];&quot;_&quot;;[.F790];&quot;.wav&quot;)" office:value-type="string" office:string-value="/home/peter/Thesis/ForcedAligner/Aligner1/wav/FNQ168_6.wav">
            <text:p>/home/peter/Thesis/ForcedAligner/Aligner1/wav/FNQ168_6.wav</text:p>
          </table:table-cell>
          <table:table-cell office:value-type="string">
            <text:p>ce système a fait naufrage en deux mille huit. plutôt que de le reconnaître et d' en tirer des conséquences, la stratégie du pacte pour l' euro et sa déclinaison budgétaire consistent à faire payer la facture aux salariés et aux peuples, au prix d' une nouvelle fuite en avant libérale, sans contrôle démocratique, une nouvelle fuite en avant qui ne peut que conduire au désastre. en aucune manière les députés communistes, républicains, citoyens et du parti de gauche ne sauraient approuver ou cautionner cette perspective. c' est pourquoi leur opposition au pacte pour l' euro et à votre politique est à la fois résolue et déterminée. aux côtés des peuples et avec l' ensemble des forces progressistes en france comme en europe, ils n' auront de cesse que de mettre en échec ces politiques dévastatrices et d' oeuvrer à une transformation radicale de la construction européenne. tel sera le sens de leur vote.</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791];[.B791])" office:value-type="string" office:string-value="2May">
            <text:p>2May</text:p>
          </table:table-cell>
          <table:table-cell office:value-type="string">
            <text:p>2a</text:p>
          </table:table-cell>
          <table:table-cell office:value-type="float" office:value="168">
            <text:p>168</text:p>
          </table:table-cell>
          <table:table-cell table:formula="of:=IF([.E791]=[.E790];[.F790]+1;1)" office:value-type="float" office:value="7">
            <text:p>7</text:p>
          </table:table-cell>
          <table:table-cell table:formula="of:=CONCATENATE(&quot;/home/peter/Thesis/ForcedAligner/Aligner1/wav/11025/&quot;;[.C791];[.D791];&quot;.wav&quot;)" office:value-type="string" office:string-value="/home/peter/Thesis/ForcedAligner/Aligner1/wav/11025/2May2a.wav">
            <text:p>/home/peter/Thesis/ForcedAligner/Aligner1/wav/11025/2May2a.wav</text:p>
          </table:table-cell>
          <table:table-cell table:formula="of:=CONCATENATE(&quot;/home/peter/Thesis/ForcedAligner/Aligner1/wav/&quot;;&quot;FNQ&quot;;[.E791];&quot;_&quot;;[.F791];&quot;.wav&quot;)" office:value-type="string" office:string-value="/home/peter/Thesis/ForcedAligner/Aligner1/wav/FNQ168_7.wav">
            <text:p>/home/peter/Thesis/ForcedAligner/Aligner1/wav/FNQ168_7.wav</text:p>
          </table:table-cell>
          <table:table-cell office:value-type="string">
            <text:p>monsieur le président, rappel au règlement sur la basse de l' article cinquante huit un de notre règlement. euh pour vous dire que personne ne conteste l' importance du débat euh qui va s' ouvrir euh dans quelques instants. euh c' est un débat important euh sur le fond puisque nous allons parler de la politique budgétaire, économique et sociale de la france pour les années à venir. ça va se faire dans un cadre nouveau, celui du du semestre européen, dont nous pensons qu' il porte un atteinte considérable à la souveraineté de la france et à la souveraineté euh de notre parlement. et ce débat va euh euh se conclure tout à l' heure par un vote. or nous sommes lundi, et le lundi chacun le sais bien n' est pas un jour habituel de séance pour notre assemblée, beaucoup de nos collègues étant légitimement retenus dans la dans leurs circonscriptions. c' est la raison pour laquelle notre groupe avait demandé, en conférence de président, que le débat puisse avoir lieu un jour habituel de séance, a commencer par le mardi. et nous semblait que commencer le avoir ce débat demain aurait dû aurait eu une certaine logique dans la mesure où il est programmé demain de commencer l' examen du projet de loi euh constitutionnelle qui sera dans la suite logique de notre débat d' aujourd'hui. curieusement, euh la conférence des présidents n' a pas retenu euh notre proposition, et nous allons débattre encore une fois de ce sujet très important</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792];[.B792])" office:value-type="string" office:string-value="2May">
            <text:p>2May</text:p>
          </table:table-cell>
          <table:table-cell office:value-type="string">
            <text:p>2b</text:p>
          </table:table-cell>
          <table:table-cell office:value-type="float" office:value="168">
            <text:p>168</text:p>
          </table:table-cell>
          <table:table-cell table:formula="of:=IF([.E792]=[.E791];[.F791]+1;1)" office:value-type="float" office:value="8">
            <text:p>8</text:p>
          </table:table-cell>
          <table:table-cell table:formula="of:=CONCATENATE(&quot;/home/peter/Thesis/ForcedAligner/Aligner1/wav/11025/&quot;;[.C792];[.D792];&quot;.wav&quot;)" office:value-type="string" office:string-value="/home/peter/Thesis/ForcedAligner/Aligner1/wav/11025/2May2b.wav">
            <text:p>/home/peter/Thesis/ForcedAligner/Aligner1/wav/11025/2May2b.wav</text:p>
          </table:table-cell>
          <table:table-cell table:formula="of:=CONCATENATE(&quot;/home/peter/Thesis/ForcedAligner/Aligner1/wav/&quot;;&quot;FNQ&quot;;[.E792];&quot;_&quot;;[.F792];&quot;.wav&quot;)" office:value-type="string" office:string-value="/home/peter/Thesis/ForcedAligner/Aligner1/wav/FNQ168_8.wav">
            <text:p>/home/peter/Thesis/ForcedAligner/Aligner1/wav/FNQ168_8.wav</text:p>
          </table:table-cell>
          <table:table-cell office:value-type="string">
            <text:p>euh avec euh nombre de collègue certainement de qualité, mais pas avec la participation qu' un tel débat eût été en droit d' exigée. c' est la raison, pour laquelle monsieur le président, je voulais, à l' ouverture de cette séance, déplorer que notre proposition n' ait pas été acceptée et au nom de notre groupe élever une protestation solennelle sur la manière dont ce débat s' organise aujourd'hui.</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793];[.B793])" office:value-type="string" office:string-value="2May">
            <text:p>2May</text:p>
          </table:table-cell>
          <table:table-cell office:value-type="string">
            <text:p>15a</text:p>
          </table:table-cell>
          <table:table-cell office:value-type="float" office:value="175">
            <text:p>175</text:p>
          </table:table-cell>
          <table:table-cell table:formula="of:=IF([.E793]=[.E792];[.F792]+1;1)" office:value-type="float" office:value="1">
            <text:p>1</text:p>
          </table:table-cell>
          <table:table-cell table:formula="of:=CONCATENATE(&quot;/home/peter/Thesis/ForcedAligner/Aligner1/wav/11025/&quot;;[.C793];[.D793];&quot;.wav&quot;)" office:value-type="string" office:string-value="/home/peter/Thesis/ForcedAligner/Aligner1/wav/11025/2May15a.wav">
            <text:p>/home/peter/Thesis/ForcedAligner/Aligner1/wav/11025/2May15a.wav</text:p>
          </table:table-cell>
          <table:table-cell table:formula="of:=CONCATENATE(&quot;/home/peter/Thesis/ForcedAligner/Aligner1/wav/&quot;;&quot;FNQ&quot;;[.E793];&quot;_&quot;;[.F793];&quot;.wav&quot;)" office:value-type="string" office:string-value="/home/peter/Thesis/ForcedAligner/Aligner1/wav/FNQ175_1.wav">
            <text:p>/home/peter/Thesis/ForcedAligner/Aligner1/wav/FNQ175_1.wav</text:p>
          </table:table-cell>
          <table:table-cell office:value-type="string">
            <text:p>monsieur le président euh, madame euh la ministre, monsieur le ministre, mes chers collègues euh, tout d' abord euh je voudrais euh dire, la satisfaction qui est la nôtre de cette saisi euh du parlement sur le pacte de stabilité qui apporte plus de transparence <text:s/>et une véritable avancée démocratique dans les relations entre notre pays et l' union européenne. je crois qu' il faut, euh quelles que soient nos opinions que nous pouvons avoir, saluer euh cette évolution qui était attendue. je voudrais enfin euh revenir sur la politique menée par le gouvernement, puisque l' objectif du document qui est transmis à bruxelles est bien celui de manifester notre adhésion ou notre désaccord vis à vis de cette politique économique. cette politique elle est courageuse et, à vrai dire, elle est la seule possible pour rester maîtres de notre destin et garantir une croissance soutenable sans se voir imposer la potion amère du fmi. trois leitmotivs: la maîtrise de la dépense, la protection de la recette et la réforme de l' état. la maîtrise de la dépense, euh nous l' avons vu au travers des résultats de l' exécution deux mille dix, sept pourcent de déficit au lieu des huit et demi prévus initialement. une cible deux mille onze revue à la baisse avec cinq virgule sept pourcent de déficit au lieu de six pourcent et un taux de dette publique</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794];[.B794])" office:value-type="string" office:string-value="2May">
            <text:p>2May</text:p>
          </table:table-cell>
          <table:table-cell office:value-type="string">
            <text:p>15b</text:p>
          </table:table-cell>
          <table:table-cell office:value-type="float" office:value="175">
            <text:p>175</text:p>
          </table:table-cell>
          <table:table-cell table:formula="of:=IF([.E794]=[.E793];[.F793]+1;1)" office:value-type="float" office:value="2">
            <text:p>2</text:p>
          </table:table-cell>
          <table:table-cell table:formula="of:=CONCATENATE(&quot;/home/peter/Thesis/ForcedAligner/Aligner1/wav/11025/&quot;;[.C794];[.D794];&quot;.wav&quot;)" office:value-type="string" office:string-value="/home/peter/Thesis/ForcedAligner/Aligner1/wav/11025/2May15b.wav">
            <text:p>/home/peter/Thesis/ForcedAligner/Aligner1/wav/11025/2May15b.wav</text:p>
          </table:table-cell>
          <table:table-cell table:formula="of:=CONCATENATE(&quot;/home/peter/Thesis/ForcedAligner/Aligner1/wav/&quot;;&quot;FNQ&quot;;[.E794];&quot;_&quot;;[.F794];&quot;.wav&quot;)" office:value-type="string" office:string-value="/home/peter/Thesis/ForcedAligner/Aligner1/wav/FNQ175_2.wav">
            <text:p>/home/peter/Thesis/ForcedAligner/Aligner1/wav/FNQ175_2.wav</text:p>
          </table:table-cell>
          <table:table-cell office:value-type="string">
            <text:p>de quatre vingt un virgule sept pourcent au lieu de quatre vingt deux virgule neuf pourcent du pib, tel que cela était prévu en deux mille dix. à ceci, s' ajoute le respect, pour la première fois depuis quatre vingt dix sept, de l' ondam. la maîtrise de la dépense est effectivement au rendez vous. pour cela je voudrais, madame la ministre, dire mon adhésion à la règle du un sur deux sur l' idée des parents retraite. comment pourrait il en être autrement, lorsque les effectifs de l' état, à ce jour, sont encore supérieurs à ce qu' ils étaient en dix neuf cent quatre vingt deux, c' est à dire avant les lois de décentralisation et le transfert de centaines de milliers d' emplois publics en direction des collectivités territoriales? mon adhésion à la rgpp, mais avec le souhait de davantage de transparence dans le choix qui est effectué entre le niveau central et le niveau local. les réductions d' effectifs les évolutions organisationnelles doivent concerner pas seulement le niveau territorial de l' état, mais aussi l' échelon central. et de ce point de vue là, nous attendons avec impatience la comptabilité en coût dont nous espérons que le système chorus nous permettra de l' obtenir sans attendre encore plusieurs années! des arbitrages budgétaires dont nous souhaitons qu' ils puissent mieux prendre en compte également la performance. c' était l' un des objectif de la loi organique nous n' y avons pas renoncé il doit être mis en oeuvre. et nous sommes heureux enfin de voir une meilleure mobilisation des fonds européens, qui suppose, puisque cela figure dans le document qui nous a été remis par le gouvernement, que les contreparties nationales puissent être au rendez vous, pour éviter des procédures de dégagement d' office.</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795];[.B795])" office:value-type="string" office:string-value="2May">
            <text:p>2May</text:p>
          </table:table-cell>
          <table:table-cell office:value-type="string">
            <text:p>15c</text:p>
          </table:table-cell>
          <table:table-cell office:value-type="float" office:value="175">
            <text:p>175</text:p>
          </table:table-cell>
          <table:table-cell table:formula="of:=IF([.E795]=[.E794];[.F794]+1;1)" office:value-type="float" office:value="3">
            <text:p>3</text:p>
          </table:table-cell>
          <table:table-cell table:formula="of:=CONCATENATE(&quot;/home/peter/Thesis/ForcedAligner/Aligner1/wav/11025/&quot;;[.C795];[.D795];&quot;.wav&quot;)" office:value-type="string" office:string-value="/home/peter/Thesis/ForcedAligner/Aligner1/wav/11025/2May15c.wav">
            <text:p>/home/peter/Thesis/ForcedAligner/Aligner1/wav/11025/2May15c.wav</text:p>
          </table:table-cell>
          <table:table-cell table:formula="of:=CONCATENATE(&quot;/home/peter/Thesis/ForcedAligner/Aligner1/wav/&quot;;&quot;FNQ&quot;;[.E795];&quot;_&quot;;[.F795];&quot;.wav&quot;)" office:value-type="string" office:string-value="/home/peter/Thesis/ForcedAligner/Aligner1/wav/FNQ175_3.wav">
            <text:p>/home/peter/Thesis/ForcedAligner/Aligner1/wav/FNQ175_3.wav</text:p>
          </table:table-cell>
          <table:table-cell office:value-type="string">
            <text:p>protéger la recette avec euh la réduction progressive du coût des niches fiscales: après la méthode du rabot nous adhérons, madame la ministre, monsieur le ministre à la méthode de l' évaluation. mais il faut nous dire quand est ce qu' on commence à évoluer? par quelles niches? qu' il y ait un dialogue pour discuter des niches qu' il y aurait lieu de supprimer. à ce jour, nous attendons un travail concret à ce niveau et nous souhaitons qu' il puisse être engagé rapidement. enfin, réformer l' état. la réforme de l' état est à continuer, y compris pendant la crise. et cela est un acte de courage de ce gouvernement de même qu' a été euh adapté euh pendant la crise le plan de relance, dont l' ocde d' ailleurs, dans son dernier rapport sur la france, reconnaît que ce plan a été proportionné et bien conçu. la réforme de l' état elle suppose, bien évidemment, de valoriser ce qui est déjà fait; je pense à la réforme des retraites sur lequel sur laquelle il serait impensable de revenir. il est totalement irresponsable de laisser accroire à nos concitoyens qu' on puisse revenir dessus. la priorité a la investissements avec les investissements d' avenir, et avec les interrogations qu' il faut avoir aussi sur les investissements termes d' infrastructures et la capacité que nous avons de pouvoir mettre en oeuvre des politiques de long terme. de ce point de vue là madame la ministre, monsieur le ministre, je souhaiterais que nous puissions engager une véritable réflexion sur la mobilisation de l' épargne de long terme de nos concitoyens au bénéfice de l' investissement de long terme. il y a eu un début de réflexions sur la réorientation de l' épargne vers les entreprises</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796];[.B796])" office:value-type="string" office:string-value="2May">
            <text:p>2May</text:p>
          </table:table-cell>
          <table:table-cell office:value-type="string">
            <text:p>15d</text:p>
          </table:table-cell>
          <table:table-cell office:value-type="float" office:value="175">
            <text:p>175</text:p>
          </table:table-cell>
          <table:table-cell table:formula="of:=IF([.E796]=[.E795];[.F795]+1;1)" office:value-type="float" office:value="4">
            <text:p>4</text:p>
          </table:table-cell>
          <table:table-cell table:formula="of:=CONCATENATE(&quot;/home/peter/Thesis/ForcedAligner/Aligner1/wav/11025/&quot;;[.C796];[.D796];&quot;.wav&quot;)" office:value-type="string" office:string-value="/home/peter/Thesis/ForcedAligner/Aligner1/wav/11025/2May15d.wav">
            <text:p>/home/peter/Thesis/ForcedAligner/Aligner1/wav/11025/2May15d.wav</text:p>
          </table:table-cell>
          <table:table-cell table:formula="of:=CONCATENATE(&quot;/home/peter/Thesis/ForcedAligner/Aligner1/wav/&quot;;&quot;FNQ&quot;;[.E796];&quot;_&quot;;[.F796];&quot;.wav&quot;)" office:value-type="string" office:string-value="/home/peter/Thesis/ForcedAligner/Aligner1/wav/FNQ175_4.wav">
            <text:p>/home/peter/Thesis/ForcedAligner/Aligner1/wav/FNQ175_4.wav</text:p>
          </table:table-cell>
          <table:table-cell office:value-type="string">
            <text:p>avec les discussions qui ont été ouvertes dans le cadre de la réforme de la fiscalité du patrimoine: il faut que cette réflexion se poursuive. sur la mobilisation de l' épargne de long terme, aux bénéfices de l' investissement de long terme c' est un complément nécessaire aux politiques qui sont menées pour euh le retour vers la recherche et vers des filières industrielles avec responsabilité. voici monsieur le président quelques réflexions que je souhaitais livrer en disant mon adhésion à cette démarche euh qui va dans le bon sens et qui permet à notre pays de renouer, dans les années qui viennent, avec une croissance durable. toute autre politique, je le dis avec conviction, nous mènerait vers les errements du passé. la relance par la consommation a toujours été temporaire et la relance par l' emploi public catastrophique pour les finances du pays.</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797];[.B797])" office:value-type="string" office:string-value="2May">
            <text:p>2May</text:p>
          </table:table-cell>
          <table:table-cell office:value-type="string">
            <text:p>49a</text:p>
          </table:table-cell>
          <table:table-cell office:value-type="float" office:value="177">
            <text:p>177</text:p>
          </table:table-cell>
          <table:table-cell table:formula="of:=IF([.E797]=[.E796];[.F796]+1;1)" office:value-type="float" office:value="1">
            <text:p>1</text:p>
          </table:table-cell>
          <table:table-cell table:formula="of:=CONCATENATE(&quot;/home/peter/Thesis/ForcedAligner/Aligner1/wav/11025/&quot;;[.C797];[.D797];&quot;.wav&quot;)" office:value-type="string" office:string-value="/home/peter/Thesis/ForcedAligner/Aligner1/wav/11025/2May49a.wav">
            <text:p>/home/peter/Thesis/ForcedAligner/Aligner1/wav/11025/2May49a.wav</text:p>
          </table:table-cell>
          <table:table-cell table:formula="of:=CONCATENATE(&quot;/home/peter/Thesis/ForcedAligner/Aligner1/wav/&quot;;&quot;FNQ&quot;;[.E797];&quot;_&quot;;[.F797];&quot;.wav&quot;)" office:value-type="string" office:string-value="/home/peter/Thesis/ForcedAligner/Aligner1/wav/FNQ177_1.wav">
            <text:p>/home/peter/Thesis/ForcedAligner/Aligner1/wav/FNQ177_1.wav</text:p>
          </table:table-cell>
          <table:table-cell office:value-type="string">
            <text:p>monsieur monsieur le président, madame monsieur la ministre, mes chers collègues, c' est un effort considérable qui est demandé à la france pour ces prochaines années. cet effort est indispensable car ce qui est en cause, ce ne sont pas seulement des considérations comptables, c' est la crédibilité de la france, c' est la confiance que doivent inspirer ses institutions, ses entreprises et tout simplement je dirais sa parole. je voudrais saluer la force de l' engagement du président de la république et du gouvernement sur la voie du rétablissement de nos comptes publics. demandons nous, au passage, ce que serait aujourd'hui le crédit de la france auprès de ses prêteurs si la révision générale des politiques publiques n' avait pas été entreprise dès deux mille sept si la réforme des retraites n' avait pas été menée à bien l' an dernier. on peut, bien entendu, porter sur ces politiques des appréciations différentes, et l' opposition est dans son rôle en tout cas dans son rôle traditionnel lorsqu' elle critique et lorsqu' elle attaque. en tout cas, personne ne peut contester que c' est avec la plus grande fermeté que le gouvernement s' est engagé sur le chemin exigeant qui doit conduire au rétablissement de nos comptes et à la restauration de la confiance, sans laquelle il ne peut y avoir de croissance. et je ne crois pas qu' on puisse accuser le gouvernement d' optimisme dans ses prévisions. l' ocde ne vient elle pas de valider, pour deux mille onze, une perspective de croissance à deux pourcent? au demeurant, l' expérience nous montre que, dans notre famille politique, on a, dans ce domaine, plus souvent péché par excès de prudence que par excès d' optimisme. et personne, je crois, surtout parmi les tenants de l' interventionnisme</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798];[.B798])" office:value-type="string" office:string-value="2May">
            <text:p>2May</text:p>
          </table:table-cell>
          <table:table-cell office:value-type="string">
            <text:p>49b</text:p>
          </table:table-cell>
          <table:table-cell office:value-type="float" office:value="177">
            <text:p>177</text:p>
          </table:table-cell>
          <table:table-cell table:formula="of:=IF([.E798]=[.E797];[.F797]+1;1)" office:value-type="float" office:value="2">
            <text:p>2</text:p>
          </table:table-cell>
          <table:table-cell table:formula="of:=CONCATENATE(&quot;/home/peter/Thesis/ForcedAligner/Aligner1/wav/11025/&quot;;[.C798];[.D798];&quot;.wav&quot;)" office:value-type="string" office:string-value="/home/peter/Thesis/ForcedAligner/Aligner1/wav/11025/2May49b.wav">
            <text:p>/home/peter/Thesis/ForcedAligner/Aligner1/wav/11025/2May49b.wav</text:p>
          </table:table-cell>
          <table:table-cell table:formula="of:=CONCATENATE(&quot;/home/peter/Thesis/ForcedAligner/Aligner1/wav/&quot;;&quot;FNQ&quot;;[.E798];&quot;_&quot;;[.F798];&quot;.wav&quot;)" office:value-type="string" office:string-value="/home/peter/Thesis/ForcedAligner/Aligner1/wav/FNQ177_2.wav">
            <text:p>/home/peter/Thesis/ForcedAligner/Aligner1/wav/FNQ177_2.wav</text:p>
          </table:table-cell>
          <table:table-cell office:value-type="string">
            <text:p>ne saurait accepter que le rôle de l' état doive se limiter à prendre acte des prévisions des analystes et à accepter que les économies ne puissent pas suivre d' autre trajectoire que celle de leur évolution spontanée. je souhaiterais pour ma part, soutenir au contraire le volontarisme dont fait preuve le gouvernement, et je le ferai en votant sans réserve le programme de stabilité européen. mais je voudrais aussi profiter de cette intervention pour insister sur un point certes évoqué dans le programme de stabilité et dans le programme national de réforme, mais qui revêt, me semble t il, une importance majeure: c' est la situation de l' assurance maladie. ce débat est l' occasion de rappeler à nos concitoyens que le budget de la sécurité sociale pèse plus lourd que le budget de l' état; que la crise a profond que la crise a profondément creusé le déficit du régime général, déficit dont le montant pour deux mille dix est aujourd'hui évalué à près de vingt quatre milliards d' euros; que c' est la branche assurance maladie qui a connu la plus forte dégradation et que son déficit représente à lui seul, la moitié du déficit total du régime général et quarante pourcent de plus que la branche vieillesse. avec des hauts et des bas, cette situation remonte aux origines mêmes de la sécurité sociale. nous sommes donc en présence d' un déficit structurel. la question qu' il faut dès lors se poser est de savoir si, maintenant que la réforme des retraites a fort heureusement été faite, le moment ne serait pas venu d' engager une réflexion comparable sur le devenir de l' assurance maladie.</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799];[.B799])" office:value-type="string" office:string-value="2May">
            <text:p>2May</text:p>
          </table:table-cell>
          <table:table-cell office:value-type="string">
            <text:p>49c</text:p>
          </table:table-cell>
          <table:table-cell office:value-type="float" office:value="177">
            <text:p>177</text:p>
          </table:table-cell>
          <table:table-cell table:formula="of:=IF([.E799]=[.E798];[.F798]+1;1)" office:value-type="float" office:value="3">
            <text:p>3</text:p>
          </table:table-cell>
          <table:table-cell table:formula="of:=CONCATENATE(&quot;/home/peter/Thesis/ForcedAligner/Aligner1/wav/11025/&quot;;[.C799];[.D799];&quot;.wav&quot;)" office:value-type="string" office:string-value="/home/peter/Thesis/ForcedAligner/Aligner1/wav/11025/2May49c.wav">
            <text:p>/home/peter/Thesis/ForcedAligner/Aligner1/wav/11025/2May49c.wav</text:p>
          </table:table-cell>
          <table:table-cell table:formula="of:=CONCATENATE(&quot;/home/peter/Thesis/ForcedAligner/Aligner1/wav/&quot;;&quot;FNQ&quot;;[.E799];&quot;_&quot;;[.F799];&quot;.wav&quot;)" office:value-type="string" office:string-value="/home/peter/Thesis/ForcedAligner/Aligner1/wav/FNQ177_3.wav">
            <text:p>/home/peter/Thesis/ForcedAligner/Aligner1/wav/FNQ177_3.wav</text:p>
          </table:table-cell>
          <table:table-cell office:value-type="string">
            <text:p>mon sentiment est que ce n' est pas parce que le déficit de deux mille dix est légèrement inférieur aux prévisions initiales que cette réflexion serait moins nécessaire. j' y viens, j' y viens. soyez pas impatient. ce n' est pas parce que l' ondam a enfin été respecté en deux mille dix que nous pouvons nous y soustraire. et sur ce dernier point, je retiendrai surtout qu' il aura fallu douze ans pour que la volonté du législateur soit respectée, et que ce résultat n' a pu être atteint que parce qu' il a été accepté que les dépenses de l' assurance maladie continuent à augmenter à un rythme de l' ordre de deux fois plus rapide que le coût de la vie. tous les français sont profondément attachés à leur système de santé, et cet attachement est partagé sur tous les bancs de cette assemblée, à droite comme à gauche. nul n' envisagerait de remettre en cause l' universalité de la protection sociale, le rôle éminent qui revient à l' état pour réglementer ce dispositif, et l' égalité dont doivent bénéficier tous les citoyens face aux risques de la maladie. mais dès lors qu' il existe un consensus fort sur les principes fondamentaux de notre système de santé, il devrait être possible de débattre sereinement des moyens de parvenir à ces objectifs partagés. concrètement, la réflexion devrait, à mon sens, porter non seulement sur le financement, mais aussi sur l' architecture même de notre système de protection sociale. sur le financement car il faut se demander si, alors que la protection sociale est devenue universelle et que nos entreprises sont exposées au grand vent de la concurrence mondiale, il est juste et efficace que le financement de l' assurance maladie continue à peser essentiellement sur le seul monde du travail et non pas, par la voie de l' impôt, sur l' ensemble du pays.</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800];[.B800])" office:value-type="string" office:string-value="2May">
            <text:p>2May</text:p>
          </table:table-cell>
          <table:table-cell office:value-type="string">
            <text:p>49d</text:p>
          </table:table-cell>
          <table:table-cell office:value-type="float" office:value="177">
            <text:p>177</text:p>
          </table:table-cell>
          <table:table-cell table:formula="of:=IF([.E800]=[.E799];[.F799]+1;1)" office:value-type="float" office:value="4">
            <text:p>4</text:p>
          </table:table-cell>
          <table:table-cell table:formula="of:=CONCATENATE(&quot;/home/peter/Thesis/ForcedAligner/Aligner1/wav/11025/&quot;;[.C800];[.D800];&quot;.wav&quot;)" office:value-type="string" office:string-value="/home/peter/Thesis/ForcedAligner/Aligner1/wav/11025/2May49d.wav">
            <text:p>/home/peter/Thesis/ForcedAligner/Aligner1/wav/11025/2May49d.wav</text:p>
          </table:table-cell>
          <table:table-cell table:formula="of:=CONCATENATE(&quot;/home/peter/Thesis/ForcedAligner/Aligner1/wav/&quot;;&quot;FNQ&quot;;[.E800];&quot;_&quot;;[.F800];&quot;.wav&quot;)" office:value-type="string" office:string-value="/home/peter/Thesis/ForcedAligner/Aligner1/wav/FNQ177_4.wav">
            <text:p>/home/peter/Thesis/ForcedAligner/Aligner1/wav/FNQ177_4.wav</text:p>
          </table:table-cell>
          <table:table-cell office:value-type="string">
            <text:p>et <text:s/>sur l' architecture, car le moment est peut être venu de bien redéfinir le rôle de tous les partenaires: celui du parlement, qui est souverain lorsqu' il s' agit de définir le montant des prélèvements obligatoires du pays, celui des prescripteurs et des gestionnaires, qui doivent être davantage responsabilisés celui des assurés, qui aujourd'hui n' ont pas même, le choix de l' organisme qui gère leur risque. il aura fallu plus de dix ans pour que les réflexions sur le système de retraites conduisent à une réforme d' ensemble. pour l' assurance maladie, je ne crois pas que l' on puisse attendre dix ans. c' est donc, me semble t il, un chantier qu' il faudra ouvrir sans tarder.</text:p>
          </table:table-cell>
        </table:table-row>
        <table:table-row table:style-name="ro1">
          <table:table-cell table:number-columns-repeated="2"/>
          <table:table-cell office:value-type="string">
            <text:p>4_1May</text:p>
          </table:table-cell>
          <table:table-cell office:value-type="string">
            <text:p>46a</text:p>
          </table:table-cell>
          <table:table-cell office:value-type="float" office:value="181">
            <text:p>181</text:p>
          </table:table-cell>
          <table:table-cell table:formula="of:=IF([.E801]=[.E800];[.F800]+1;1)" office:value-type="float" office:value="1">
            <text:p>1</text:p>
          </table:table-cell>
          <table:table-cell table:formula="of:=CONCATENATE(&quot;/home/peter/Thesis/ForcedAligner/Aligner1/wav/11025/&quot;;[.C801];[.D801];&quot;.wav&quot;)" office:value-type="string" office:string-value="/home/peter/Thesis/ForcedAligner/Aligner1/wav/11025/4_1May46a.wav">
            <text:p>/home/peter/Thesis/ForcedAligner/Aligner1/wav/11025/4_1May46a.wav</text:p>
          </table:table-cell>
          <table:table-cell table:formula="of:=CONCATENATE(&quot;/home/peter/Thesis/ForcedAligner/Aligner1/wav/&quot;;&quot;FNQ&quot;;[.E801];&quot;_&quot;;[.F801];&quot;.wav&quot;)" office:value-type="string" office:string-value="/home/peter/Thesis/ForcedAligner/Aligner1/wav/FNQ181_1.wav">
            <text:p>/home/peter/Thesis/ForcedAligner/Aligner1/wav/FNQ181_1.wav</text:p>
          </table:table-cell>
          <table:table-cell office:value-type="string">
            <text:p>merci monsieur le président. ma question s' adresse au ministre du travail, de l' emploi et de la santé. monsieur le ministre, l' agence régionale de santé d' île de france et l' assistance publique des hôpitaux de paris projettent, comme vous le savez, de fermer très prochainement le service de chirurgie cardiaque du centre hospitalier universitaire henri mondor de créteil, dans le val de marne. ce projet de fermeture crée dans notre département une très vive émotion, de l' incompréhension et même de la colère. la mobilisation contre cette décision est générale, tant chez les parlementaires et les élus de tous bords que chez les personnels et les praticiens hospitaliers universitaires et chez les personnels. cette mobilisation ne cesse de s' étendre dans la population. comment accepter une décision qui risque de déstabiliser non seulement le pôle de cardiologie extrêmement réputé de mondor, mais aussi l' ensemble des activités de soins, de recherche et de formation de ce chu? ce serait d' autant plus injustifié que le récent classement des hôpitaux place henri mondor parmi les meilleurs hôpitaux de france, et au premier rang pour le traitement des affections cardiovasculaires. comment ne pas s' opposer à une décision qui aboutirait à fermer le seul service de chirurgie cardiaque de l' ap qui se trouve en banlieue alors que, dans le même temps, on maintient les trois services existants dans paris intra muros? cette décision est ressentie comme une injustice par nos populations et par nos territoires. elle est désobligeante pour la banlieue. elle est en contradiction avec le grand paris voulu par le président de la république.</text:p>
          </table:table-cell>
        </table:table-row>
        <table:table-row table:style-name="ro1">
          <table:table-cell table:number-columns-repeated="2"/>
          <table:table-cell office:value-type="string">
            <text:p>4_1May</text:p>
          </table:table-cell>
          <table:table-cell office:value-type="string">
            <text:p>46b</text:p>
          </table:table-cell>
          <table:table-cell office:value-type="float" office:value="181">
            <text:p>181</text:p>
          </table:table-cell>
          <table:table-cell table:formula="of:=IF([.E802]=[.E801];[.F801]+1;1)" office:value-type="float" office:value="2">
            <text:p>2</text:p>
          </table:table-cell>
          <table:table-cell table:formula="of:=CONCATENATE(&quot;/home/peter/Thesis/ForcedAligner/Aligner1/wav/11025/&quot;;[.C802];[.D802];&quot;.wav&quot;)" office:value-type="string" office:string-value="/home/peter/Thesis/ForcedAligner/Aligner1/wav/11025/4_1May46b.wav">
            <text:p>/home/peter/Thesis/ForcedAligner/Aligner1/wav/11025/4_1May46b.wav</text:p>
          </table:table-cell>
          <table:table-cell table:formula="of:=CONCATENATE(&quot;/home/peter/Thesis/ForcedAligner/Aligner1/wav/&quot;;&quot;FNQ&quot;;[.E802];&quot;_&quot;;[.F802];&quot;.wav&quot;)" office:value-type="string" office:string-value="/home/peter/Thesis/ForcedAligner/Aligner1/wav/FNQ181_2.wav">
            <text:p>/home/peter/Thesis/ForcedAligner/Aligner1/wav/FNQ181_2.wav</text:p>
          </table:table-cell>
          <table:table-cell office:value-type="string">
            <text:p>elle heurte la logique d' aménagement du territoire et le principe d' égalité d' accès aux soins en dehors de paris. aussi monsieur le ministre, je vous demande solennellement aujourd'hui de suspendre cette décision et de nous préciser quelle attitude le gouvernement entend adopter face à ce projet de fermeture néfaste pour les populations du val de marne et celles de l' est parisien.</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803];[.B803])" office:value-type="string" office:string-value="2May">
            <text:p>2May</text:p>
          </table:table-cell>
          <table:table-cell office:value-type="string">
            <text:p>66a</text:p>
          </table:table-cell>
          <table:table-cell office:value-type="float" office:value="193">
            <text:p>193</text:p>
          </table:table-cell>
          <table:table-cell table:formula="of:=IF([.E803]=[.E802];[.F802]+1;1)" office:value-type="float" office:value="1">
            <text:p>1</text:p>
          </table:table-cell>
          <table:table-cell table:formula="of:=CONCATENATE(&quot;/home/peter/Thesis/ForcedAligner/Aligner1/wav/11025/&quot;;[.C803];[.D803];&quot;.wav&quot;)" office:value-type="string" office:string-value="/home/peter/Thesis/ForcedAligner/Aligner1/wav/11025/2May66a.wav">
            <text:p>/home/peter/Thesis/ForcedAligner/Aligner1/wav/11025/2May66a.wav</text:p>
          </table:table-cell>
          <table:table-cell table:formula="of:=CONCATENATE(&quot;/home/peter/Thesis/ForcedAligner/Aligner1/wav/&quot;;&quot;FNQ&quot;;[.E803];&quot;_&quot;;[.F803];&quot;.wav&quot;)" office:value-type="string" office:string-value="/home/peter/Thesis/ForcedAligner/Aligner1/wav/FNQ193_1.wav">
            <text:p>/home/peter/Thesis/ForcedAligner/Aligner1/wav/FNQ193_1.wav</text:p>
          </table:table-cell>
          <table:table-cell office:value-type="string">
            <text:p>merci monsieur le président, madame la ministre, monsieur le ministre, mes chers collègues, notre assemblée doit se prononcer sur la déclaration du gouvernement à propos du programme de stabilité couvrant la période deux mille onze deux mille quatorze. on ne peut que se féliciter je crois d' être désormais mieux associés, dans le cadre du semestre européen, à la définition de la stratégie pluriannuelle de consolidation de nos finances publiques, mais aussi mesurer que le contexte mondial impose une modification, voire une évolution de nos comportements face à l' évolution de la dépense publique. ce document atteste de la volonté gouvernemental de ramener le déficit public à trois pourcent du produit intérieur brut il réitère les mesures déjà engagées en faveur de la lutte contre le chômage et les efforts entrepris pour assainir nos finances publiques. ces prochaines années s' annoncent cruciales pour redresser nos finances. et le groupe nouveau centre soutient et soutiendra toute mesure qui permettra de reconquérir notre potentiel de croissance; et nous savons qu' en la matière, beaucoup reste évidemment à faire. notre voix s' ajoute aux <text:s/>remarques émises par la cour des comptes et la commission des finances du sénat pour souligner que les efforts à fournir devront être sans nul doute plus importants encore que ce qui est prévu et demandé dans ce document. les hypothèses de croissance du pib sont, par exemple, trop ambitieuses au regard des projections de l' ocde et, nous le répétons, une légère révision à la baisse de l' hypothèse de croissance pour deux mille douze aurait été sans doute plus raisonnable. l' éventuel surplus aurait par exemple pu être alloué à la réduction des déficits publics.</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804];[.B804])" office:value-type="string" office:string-value="2May">
            <text:p>2May</text:p>
          </table:table-cell>
          <table:table-cell office:value-type="string">
            <text:p>66b</text:p>
          </table:table-cell>
          <table:table-cell office:value-type="float" office:value="193">
            <text:p>193</text:p>
          </table:table-cell>
          <table:table-cell table:formula="of:=IF([.E804]=[.E803];[.F803]+1;1)" office:value-type="float" office:value="2">
            <text:p>2</text:p>
          </table:table-cell>
          <table:table-cell table:formula="of:=CONCATENATE(&quot;/home/peter/Thesis/ForcedAligner/Aligner1/wav/11025/&quot;;[.C804];[.D804];&quot;.wav&quot;)" office:value-type="string" office:string-value="/home/peter/Thesis/ForcedAligner/Aligner1/wav/11025/2May66b.wav">
            <text:p>/home/peter/Thesis/ForcedAligner/Aligner1/wav/11025/2May66b.wav</text:p>
          </table:table-cell>
          <table:table-cell table:formula="of:=CONCATENATE(&quot;/home/peter/Thesis/ForcedAligner/Aligner1/wav/&quot;;&quot;FNQ&quot;;[.E804];&quot;_&quot;;[.F804];&quot;.wav&quot;)" office:value-type="string" office:string-value="/home/peter/Thesis/ForcedAligner/Aligner1/wav/FNQ193_2.wav">
            <text:p>/home/peter/Thesis/ForcedAligner/Aligner1/wav/FNQ193_2.wav</text:p>
          </table:table-cell>
          <table:table-cell office:value-type="string">
            <text:p>un cadrage macroéconomique est toujours un exercice difficile, nous le concevons bien, mais, dans le cas présent, et le calibrage entourant l' évolution de l' euro et la consommation des ménages nous laissent aussi perplexes. de même, il est regrettable que le gouvernement prenne assez peu en compte les événements qui secouent aujourd'hui certains des pays pétroliers et leurs éventuelles répercussions sur le prix du baril de pétrole. au sein du groupe nouveau centre, nous sommes convaincus que, pour respecter la trajectoire budgétaire, il faut porter l' effort à la fois sur les dépenses mais aussi <text:s/>sur les recettes. il n' en reste pas moins que notre groupe tient à appuyer ce volontarisme gouvernemental. les réformes structurelles qui ont été engagées ces derniers mois portent leurs fruits et leur montée en charge est en cours. je pense à la réforme du crédit impôt recherche qui permet euh notamment d' abaisser le coût de l' innovation, je pense à la réforme de la taxe professionnelle et à sa nouvelle à sa nouvelle assiette sur le capital foncier, à la défiscalisation des heures supplémentaires qui a été une mesure qui permet de de d' ajouter du pouvoir d' achat ou à la réforme des retraites, autant d' évolutions, d' améliorations qui, je crois ont répondu peut être mieux que les invectives qu' on a entendues tout au long de l' après midi notamment sur les bancs de la gauche, aux défis qui ont été les nôtres depuis la crise. en dernier lieu, le projet de loi constitutionnelle relatif à l' équilibre des finances publiques que nous examinerons à partir de demain est là aussi essentiel vous savez c' est une demande récurrente du groupe centriste puisqu' il permettra à la france de se doter enfin d' un cadre budgétaire pluriannuel et de garantir ainsi le respect de nos engagements. en conclusion, le groupe nouveau centre soutient donc la trajectoire de ce programme de stabilité et invite le gouvernement à poursuivre ses efforts. nous voterons donc évidemment en faveur de ce projet. je vous remercie</text:p>
          </table:table-cell>
        </table:table-row>
        <table:table-row table:style-name="ro1">
          <table:table-cell table:number-columns-repeated="2"/>
          <table:table-cell office:value-type="string">
            <text:p>4_1May</text:p>
          </table:table-cell>
          <table:table-cell office:value-type="string">
            <text:p>13a</text:p>
          </table:table-cell>
          <table:table-cell office:value-type="float" office:value="194">
            <text:p>194</text:p>
          </table:table-cell>
          <table:table-cell table:formula="of:=IF([.E805]=[.E804];[.F804]+1;1)" office:value-type="float" office:value="1">
            <text:p>1</text:p>
          </table:table-cell>
          <table:table-cell table:formula="of:=CONCATENATE(&quot;/home/peter/Thesis/ForcedAligner/Aligner1/wav/11025/&quot;;[.C805];[.D805];&quot;.wav&quot;)" office:value-type="string" office:string-value="/home/peter/Thesis/ForcedAligner/Aligner1/wav/11025/4_1May13a.wav">
            <text:p>/home/peter/Thesis/ForcedAligner/Aligner1/wav/11025/4_1May13a.wav</text:p>
          </table:table-cell>
          <table:table-cell table:formula="of:=CONCATENATE(&quot;/home/peter/Thesis/ForcedAligner/Aligner1/wav/&quot;;&quot;FNQ&quot;;[.E805];&quot;_&quot;;[.F805];&quot;.wav&quot;)" office:value-type="string" office:string-value="/home/peter/Thesis/ForcedAligner/Aligner1/wav/FNQ194_1.wav">
            <text:p>/home/peter/Thesis/ForcedAligner/Aligner1/wav/FNQ194_1.wav</text:p>
          </table:table-cell>
          <table:table-cell office:value-type="string">
            <text:p>monsieur le président, mes chers collègues, ma question s' adresse à madame la ministre de l' écologie. hier, vous accompagniez le président de la république lors de sa visite à la centrale nucléaire de gravelines, l' une des plus importantes d' europe. au cours de laquelle, le président s' est livré finalement à à deux provocations. la première, en expliquant qu' il était a venu qu' il était venu apporter euh l' approbation des français et de la france à la filière nucléaire et la deuxième, en en adressant une sorte de pique à madame merkel et à tous ceux qui aujourd'hui imposent un moratoire dans la filière nucléaire en disant qu' il s' agissait d' un choix moyen âgé. le président a bien choisi ses termes. voilà donc que nous sommes confrontés, dans notre pays, à un choix qui nous est imposé et où, en quelque sorte, l' on excommunie tous ceux qui mettent en cause cette filière nucléaire et les incertitudes euh qu' elle entraîne, en se demandant et en se posant cette question essentielle selon laquelle, dans une démocratie, il n' y a pas de place pour l' incontrôlable. et pendant le même temps, areva, avec le soutien du président de la république et des grandes banques françaises, est en train d' imposer une filière nucléaire massive en inde: je pense en particulier à ce qui se passe dans l' état de maharashtra et dans la région de jaitapur, où le peuple est opposé à la construction de sept réacteurs epr construits par areva, où ces paysans sont chassés de leurs terres, où l' on veut leur acheter à vente forcée des terres qu' ils ne veulent pas abandonner.</text:p>
          </table:table-cell>
        </table:table-row>
        <table:table-row table:style-name="ro1">
          <table:table-cell table:number-columns-repeated="2"/>
          <table:table-cell office:value-type="string">
            <text:p>4_1May</text:p>
          </table:table-cell>
          <table:table-cell office:value-type="string">
            <text:p>13b</text:p>
          </table:table-cell>
          <table:table-cell office:value-type="float" office:value="194">
            <text:p>194</text:p>
          </table:table-cell>
          <table:table-cell table:formula="of:=IF([.E806]=[.E805];[.F805]+1;1)" office:value-type="float" office:value="2">
            <text:p>2</text:p>
          </table:table-cell>
          <table:table-cell table:formula="of:=CONCATENATE(&quot;/home/peter/Thesis/ForcedAligner/Aligner1/wav/11025/&quot;;[.C806];[.D806];&quot;.wav&quot;)" office:value-type="string" office:string-value="/home/peter/Thesis/ForcedAligner/Aligner1/wav/11025/4_1May13b.wav">
            <text:p>/home/peter/Thesis/ForcedAligner/Aligner1/wav/11025/4_1May13b.wav</text:p>
          </table:table-cell>
          <table:table-cell table:formula="of:=CONCATENATE(&quot;/home/peter/Thesis/ForcedAligner/Aligner1/wav/&quot;;&quot;FNQ&quot;;[.E806];&quot;_&quot;;[.F806];&quot;.wav&quot;)" office:value-type="string" office:string-value="/home/peter/Thesis/ForcedAligner/Aligner1/wav/FNQ194_2.wav">
            <text:p>/home/peter/Thesis/ForcedAligner/Aligner1/wav/FNQ194_2.wav</text:p>
          </table:table-cell>
          <table:table-cell office:value-type="string">
            <text:p>où nous sommes capables, avec le président de la république, d' imposer une filière alors même que l' inde n' a pas signé le traité de non prolifération nucléaire et qu' il peut y avoir des transferts militaires. enfin, je dirai que, en inde, nous savons très bien que les instituts de contrôle ne sont pas indépendants et qu' ils sont insuffisants. donc, madame la ministre, est ce que vous allez vous obstiner à imposer à un peuple qui déjà eu un mort et plusieurs blessés dans des manifestations un choix dont ils ne veulent pas, en inde comme ailleurs?</text:p>
          </table:table-cell>
        </table:table-row>
        <table:table-row table:style-name="ro1">
          <table:table-cell table:number-columns-repeated="2"/>
          <table:table-cell office:value-type="string">
            <text:p>3_1May</text:p>
          </table:table-cell>
          <table:table-cell office:value-type="float" office:value="9">
            <text:p>9</text:p>
          </table:table-cell>
          <table:table-cell office:value-type="float" office:value="2">
            <text:p>2</text:p>
          </table:table-cell>
          <table:table-cell table:formula="of:=IF([.E807]=[.E806];[.F806]+1;1)" office:value-type="float" office:value="1">
            <text:p>1</text:p>
          </table:table-cell>
          <table:table-cell table:formula="of:=CONCATENATE(&quot;/home/peter/Thesis/ForcedAligner/Aligner1/wav/11025/&quot;;[.C807];[.D807];&quot;.wav&quot;)" office:value-type="string" office:string-value="/home/peter/Thesis/ForcedAligner/Aligner1/wav/11025/3_1May9.wav">
            <text:p>/home/peter/Thesis/ForcedAligner/Aligner1/wav/11025/3_1May9.wav</text:p>
          </table:table-cell>
          <table:table-cell table:formula="of:=CONCATENATE(&quot;/home/peter/Thesis/ForcedAligner/Aligner1/wav/&quot;;&quot;FNQ&quot;;[.E807];&quot;_&quot;;[.F807];&quot;.wav&quot;)" office:value-type="string" office:string-value="/home/peter/Thesis/ForcedAligner/Aligner1/wav/FNQ2_1.wav">
            <text:p>/home/peter/Thesis/ForcedAligner/Aligner1/wav/FNQ2_1.wav</text:p>
          </table:table-cell>
          <table:table-cell office:value-type="string">
            <text:p>monsieur le président, mesdames et messieurs les députés, madame la députée, qui était oussama ben laden? l' homme qui a commandité les attentats perpétrés aux états unis le onze novembre deux mille un, et notamment, onze septembre deux mille un, et notamment la destruction des tours jumelles du world trade center à manhattan. l' homme qui a revendiqué des dizaines d' attentats terroristes, la prise d' otages et l' exécution de ces otages. la france a donc eu raison de mon point de vue de se réjouir, par la bouche du président de la république, du premier ministre, et par la mienne, de son élimination, et de manifester vis à vis les états unis nos sentiments de soutien et de solidarité. c' est aussi une bonne nouvelle, je pense, pour le monde arabe, parce que cette élimination euh fragilise l' assimilation trop souvent faite entre le radicalisme, le fanatisme, la violence et une religion, l' islam, qui est une religion du livre, fondamentalement axée sur le respect de la personne humaine. est ce à dire que pour autant la menace terroriste a disparu? évidemment non. il existe des réseaux terroristes qui ne sont pas reliés à al qaida. au sein même d' al qaida, des relèves sont assurées et le voit bien en afghanistan où les talibans continuent à oeuvrer. dans ces conditions, retirer prématurément nos troupes d' afghanistan ce serait abandonner le gouvernement afghan qui nous demande de l' aider dans son combat contre le terrorisme, de l' aider pour assurer à son peuple les conditions d' un développement démocratique harmonieux. et c' est donc la raison pour laquelle la france, en liaison avec ses alliés, va prendre, sur sa présence en afghanistan, le temps de la réflexion. je voudrais vous le dire très sérieusement, madame la députée: la bonne diplomatie n' est pas celle qui cède à l' émotion de l' instant, mais celle qui se donne le temps de l' analyse et de la réflexion.</text:p>
          </table:table-cell>
        </table:table-row>
        <table:table-row table:style-name="ro1">
          <table:table-cell table:number-columns-repeated="2"/>
          <table:table-cell office:value-type="string">
            <text:p>3_1May</text:p>
          </table:table-cell>
          <table:table-cell office:value-type="string">
            <text:p>23a</text:p>
          </table:table-cell>
          <table:table-cell office:value-type="float" office:value="2">
            <text:p>2</text:p>
          </table:table-cell>
          <table:table-cell table:formula="of:=IF([.E808]=[.E807];[.F807]+1;1)" office:value-type="float" office:value="2">
            <text:p>2</text:p>
          </table:table-cell>
          <table:table-cell table:formula="of:=CONCATENATE(&quot;/home/peter/Thesis/ForcedAligner/Aligner1/wav/11025/&quot;;[.C808];[.D808];&quot;.wav&quot;)" office:value-type="string" office:string-value="/home/peter/Thesis/ForcedAligner/Aligner1/wav/11025/3_1May23a.wav">
            <text:p>/home/peter/Thesis/ForcedAligner/Aligner1/wav/11025/3_1May23a.wav</text:p>
          </table:table-cell>
          <table:table-cell table:formula="of:=CONCATENATE(&quot;/home/peter/Thesis/ForcedAligner/Aligner1/wav/&quot;;&quot;FNQ&quot;;[.E808];&quot;_&quot;;[.F808];&quot;.wav&quot;)" office:value-type="string" office:string-value="/home/peter/Thesis/ForcedAligner/Aligner1/wav/FNQ2_2.wav">
            <text:p>/home/peter/Thesis/ForcedAligner/Aligner1/wav/FNQ2_2.wav</text:p>
          </table:table-cell>
          <table:table-cell office:value-type="string">
            <text:p>monsieur le président, mesdames et messieurs les députés, monsieur le député dell'agnola, comme vient de le dire monsieur le premier ministre, la lutte contre le terrorisme n' est pas finie, même si l' élimination de ben laden est une bonne nouvelle. cette lutte nous allons d' abord la poursuivre avec un objectif précis que je voudrais rappeler ici: obtenir la libération des otages français qui sont encore détenus à travers le monde par des groupes terroristes. bien sûr, monsieur ghesquière et monsieur taponnier en afghanistan, mais aussi nos quatre otages au mali. nous déployons tous les efforts possibles pour obtenir leur libération. notre deuxième objectif c' est de poursuivre, dans les conditions qui ont été rappelées par gérard longuet, notre engagement en afghanistan, avec la perspective de nous retirer lorsque les conditions de sécurité auront été rétablies et que le gouvernement afghan sera en mesure d' assurer la sécurité de son peuple. et puis je voudrais insister aussi sur ce point, le troisième objectif, c' est de soutenir les transitions démocratiques dans le monde arabe. la meilleure réponse que nous puissions apporter aux mouvements terroristes et extrémistes c' est précisément de permettre à tous ceux qui aspirent à la liberté et à la démocratie de gagner cette transition qui n' est pas réussie, qui n' est pas encore aboutie. je pense en particulier à l' égypte, je pense en particulier à la tunisie. et je voudrais vous rappeler que le président de la république a décidé d' inviter ces deux pays à la réunion du g huit qui se tiendra à deauville à la fin euh du mois de mai. avec là encore un objectif très précis. mobiliser les grandes puissances, pour que elles bâtissent des plans d' action qui vont permettre à ces deux pays de faire face à leurs difficultés économiques. si nous les laissons s' enfoncer dans ces difficultés économiques, la transition politique sera menacée.</text:p>
          </table:table-cell>
        </table:table-row>
        <table:table-row table:style-name="ro1">
          <table:table-cell table:number-columns-repeated="2"/>
          <table:table-cell office:value-type="string">
            <text:p>3_1May</text:p>
          </table:table-cell>
          <table:table-cell office:value-type="string">
            <text:p>23b</text:p>
          </table:table-cell>
          <table:table-cell office:value-type="float" office:value="2">
            <text:p>2</text:p>
          </table:table-cell>
          <table:table-cell table:formula="of:=IF([.E809]=[.E808];[.F808]+1;1)" office:value-type="float" office:value="3">
            <text:p>3</text:p>
          </table:table-cell>
          <table:table-cell table:formula="of:=CONCATENATE(&quot;/home/peter/Thesis/ForcedAligner/Aligner1/wav/11025/&quot;;[.C809];[.D809];&quot;.wav&quot;)" office:value-type="string" office:string-value="/home/peter/Thesis/ForcedAligner/Aligner1/wav/11025/3_1May23b.wav">
            <text:p>/home/peter/Thesis/ForcedAligner/Aligner1/wav/11025/3_1May23b.wav</text:p>
          </table:table-cell>
          <table:table-cell table:formula="of:=CONCATENATE(&quot;/home/peter/Thesis/ForcedAligner/Aligner1/wav/&quot;;&quot;FNQ&quot;;[.E809];&quot;_&quot;;[.F809];&quot;.wav&quot;)" office:value-type="string" office:string-value="/home/peter/Thesis/ForcedAligner/Aligner1/wav/FNQ2_3.wav">
            <text:p>/home/peter/Thesis/ForcedAligner/Aligner1/wav/FNQ2_3.wav</text:p>
          </table:table-cell>
          <table:table-cell office:value-type="string">
            <text:p>il est donc important que nous nous engagions à fond pour que les idées de démocratie et de liberté triomphent en tunisie en égypte, et fasse contagion à travers le monde arabe, y compris en syrie, où contrairement à ce que j' ai entendu, ici ou là, la position de la france n' est pas ambiguë: nous condamnons ce qui se passe en syrie et nous essayons de faire en sorte que des sanctions soient prises pour stopper la répression sauvage du régime syrien contre sa population.</text:p>
          </table:table-cell>
        </table:table-row>
        <table:table-row table:style-name="ro1">
          <table:table-cell table:number-columns-repeated="2"/>
          <table:table-cell office:value-type="string">
            <text:p>3_1May</text:p>
          </table:table-cell>
          <table:table-cell office:value-type="string">
            <text:p>31a</text:p>
          </table:table-cell>
          <table:table-cell office:value-type="float" office:value="2">
            <text:p>2</text:p>
          </table:table-cell>
          <table:table-cell table:formula="of:=IF([.E810]=[.E809];[.F809]+1;1)" office:value-type="float" office:value="4">
            <text:p>4</text:p>
          </table:table-cell>
          <table:table-cell table:formula="of:=CONCATENATE(&quot;/home/peter/Thesis/ForcedAligner/Aligner1/wav/11025/&quot;;[.C810];[.D810];&quot;.wav&quot;)" office:value-type="string" office:string-value="/home/peter/Thesis/ForcedAligner/Aligner1/wav/11025/3_1May31a.wav">
            <text:p>/home/peter/Thesis/ForcedAligner/Aligner1/wav/11025/3_1May31a.wav</text:p>
          </table:table-cell>
          <table:table-cell table:formula="of:=CONCATENATE(&quot;/home/peter/Thesis/ForcedAligner/Aligner1/wav/&quot;;&quot;FNQ&quot;;[.E810];&quot;_&quot;;[.F810];&quot;.wav&quot;)" office:value-type="string" office:string-value="/home/peter/Thesis/ForcedAligner/Aligner1/wav/FNQ2_4.wav">
            <text:p>/home/peter/Thesis/ForcedAligner/Aligner1/wav/FNQ2_4.wav</text:p>
          </table:table-cell>
          <table:table-cell office:value-type="string">
            <text:p>monsieur le président, mesdames et messieurs, les députés, le récit que vous venez de faire monsieur le député guy lefrand est bouleversant. il nous rappelle ce que c' est que le terrorisme: c' est à dire la barbarie absolue, qui atteint des victimes innocentes, des familles, des jeunes. nos huit compatriotes qui ont laissé la vie sur la place jamaâ el fna. la première chose que nous avons faite bien sûr c' est de condamner cet attentat de la façon euh la plus solennelle possible, par la voix de toutes les autorités françaises. ensuite nous avons mobilisé tout notre appareil étatique pour aider les familles. notre consulat général à marrakech, notre ambassade à rabat ont travaillé sans relâche à aider à identifier les victimes à apporter toute l' assistance nécessaire aux blessés aux familles, avec l' appui du centre de crise du ministère des affaires étrangères; des numéros d' appel spéciaux ont été mis en place, une équipe médicale et de soutien psychologique pour les familles a été envoyée à marrakech. tout a été mis en oeuvre pour assurer le rapatriement des victimes et l' évacuation des blessés. et avec vous tout à l' heure, en présence du président de la république, nous accueillerons les corps des victimes en présence de leur famille; je vous laisse à penser l' émotion qui nous étreindra, les uns et les autres. notre action c' est ensuite d' être aux côtés des autorités marocaines. <text:s/>nous les aidons dans l' enquête qui devra mettre en évidence le plus tôt possible, je l' espère, les responsables de cet acte odieux.</text:p>
          </table:table-cell>
        </table:table-row>
        <table:table-row table:style-name="ro1">
          <table:table-cell table:number-columns-repeated="2"/>
          <table:table-cell office:value-type="string">
            <text:p>3_1May</text:p>
          </table:table-cell>
          <table:table-cell office:value-type="string">
            <text:p>31b</text:p>
          </table:table-cell>
          <table:table-cell office:value-type="float" office:value="2">
            <text:p>2</text:p>
          </table:table-cell>
          <table:table-cell table:formula="of:=IF([.E811]=[.E810];[.F810]+1;1)" office:value-type="float" office:value="5">
            <text:p>5</text:p>
          </table:table-cell>
          <table:table-cell table:formula="of:=CONCATENATE(&quot;/home/peter/Thesis/ForcedAligner/Aligner1/wav/11025/&quot;;[.C811];[.D811];&quot;.wav&quot;)" office:value-type="string" office:string-value="/home/peter/Thesis/ForcedAligner/Aligner1/wav/11025/3_1May31b.wav">
            <text:p>/home/peter/Thesis/ForcedAligner/Aligner1/wav/11025/3_1May31b.wav</text:p>
          </table:table-cell>
          <table:table-cell table:formula="of:=CONCATENATE(&quot;/home/peter/Thesis/ForcedAligner/Aligner1/wav/&quot;;&quot;FNQ&quot;;[.E811];&quot;_&quot;;[.F811];&quot;.wav&quot;)" office:value-type="string" office:string-value="/home/peter/Thesis/ForcedAligner/Aligner1/wav/FNQ2_5.wav">
            <text:p>/home/peter/Thesis/ForcedAligner/Aligner1/wav/FNQ2_5.wav</text:p>
          </table:table-cell>
          <table:table-cell office:value-type="string">
            <text:p>mais je crois qu' il faut <text:s/>aller au delà, il faut aussi que nous manifestions, dans ces circonstances, notre soutien au peuple marocain et aux autorités marocaines. par le grand mouvement de libération des peuples arabes qui se manifeste aujourd'hui, le roi du maroc a fait preuve d' une très grande capacité d' innovation. il a su proposer des réformes audacieuses; il faut que nous l' aidions à les mettre en oeuvre. entre le maroc et la france, c' est aussi une fraternité qui aujourd'hui doit se manifester pour lutter contre ces actes de barbarie.</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812];[.B812])" office:value-type="string" office:string-value="2May">
            <text:p>2May</text:p>
          </table:table-cell>
          <table:table-cell office:value-type="float" office:value="3">
            <text:p>3</text:p>
          </table:table-cell>
          <table:table-cell office:value-type="float" office:value="20">
            <text:p>20</text:p>
          </table:table-cell>
          <table:table-cell office:value-type="float" office:value="1">
            <text:p>1</text:p>
          </table:table-cell>
          <table:table-cell table:formula="of:=CONCATENATE(&quot;/home/peter/Thesis/ForcedAligner/Aligner1/wav/11025/&quot;;[.C812];[.D812];&quot;.wav&quot;)" office:value-type="string" office:string-value="/home/peter/Thesis/ForcedAligner/Aligner1/wav/11025/2May3.wav">
            <text:p>/home/peter/Thesis/ForcedAligner/Aligner1/wav/11025/2May3.wav</text:p>
          </table:table-cell>
          <table:table-cell table:formula="of:=CONCATENATE(&quot;/home/peter/Thesis/ForcedAligner/Aligner1/wav/&quot;;&quot;FNQ&quot;;[.E812];&quot;_&quot;;[.F812];&quot;.wav&quot;)" office:value-type="string" office:string-value="/home/peter/Thesis/ForcedAligner/Aligner1/wav/FNQ20_1.wav">
            <text:p>/home/peter/Thesis/ForcedAligner/Aligner1/wav/FNQ20_1.wav</text:p>
          </table:table-cell>
          <table:table-cell office:value-type="string">
            <text:p>{ns} merci. {ns} comme vous l' avez vous même rappelé monsieur dolez, la conférence des présidents a a annoncé cette séance il y a plus de trois semaines maintenant. et vous savez comme moi que euh cette disposition qui consiste à ce que nous nous prononcions nous parlementaires de l' assemblée nationale avant que euh le gouvernement transmette cet engagement à bruxelles est euh quelque chose qui est fort. et et qui euh toute sa signification politique dans la crédibilité de la parole de la france. j' ajoute que demain, il y a d' abord à respecter le calendrier européen et puis il y aussi à respecter notre calendrier, qui est très chargé parce que dans le même objectif dans la même ligne euh il y a l' ouverture de la discussion de la réforme constitutionnelle portant justement sur euh la règle d' or, c' est à dire un engagement de responsabilité à l' égard des générations futures. madame le ministre de l' économie, des finances et de l' industrie vous avez maintenant la parole.</text:p>
          </table:table-cell>
        </table:table-row>
        <table:table-row table:style-name="ro1">
          <table:table-cell office:value-type="string">
            <text:p>3_1</text:p>
          </table:table-cell>
          <table:table-cell office:value-type="string">
            <text:p>May</text:p>
          </table:table-cell>
          <table:table-cell office:value-type="string">
            <text:p>3_1May</text:p>
          </table:table-cell>
          <table:table-cell office:value-type="float" office:value="1">
            <text:p>1</text:p>
          </table:table-cell>
          <table:table-cell office:value-type="float" office:value="20">
            <text:p>20</text:p>
          </table:table-cell>
          <table:table-cell table:formula="of:=IF([.E813]=[.E812];[.F812]+1;1)" office:value-type="float" office:value="2">
            <text:p>2</text:p>
          </table:table-cell>
          <table:table-cell table:formula="of:=CONCATENATE(&quot;/home/peter/Thesis/ForcedAligner/Aligner1/wav/11025/&quot;;[.C813];[.D813];&quot;.wav&quot;)" office:value-type="string" office:string-value="/home/peter/Thesis/ForcedAligner/Aligner1/wav/11025/3_1May1.wav">
            <text:p>/home/peter/Thesis/ForcedAligner/Aligner1/wav/11025/3_1May1.wav</text:p>
          </table:table-cell>
          <table:table-cell table:formula="of:=CONCATENATE(&quot;/home/peter/Thesis/ForcedAligner/Aligner1/wav/&quot;;&quot;FNQ&quot;;[.E813];&quot;_&quot;;[.F813];&quot;.wav&quot;)" office:value-type="string" office:string-value="/home/peter/Thesis/ForcedAligner/Aligner1/wav/FNQ20_2.wav">
            <text:p>/home/peter/Thesis/ForcedAligner/Aligner1/wav/FNQ20_2.wav</text:p>
          </table:table-cell>
          <table:table-cell office:value-type="string">
            <text:p>la séance est ouverte.</text:p>
          </table:table-cell>
        </table:table-row>
        <table:table-row table:style-name="ro1">
          <table:table-cell table:number-columns-repeated="2"/>
          <table:table-cell office:value-type="string">
            <text:p>4_1May</text:p>
          </table:table-cell>
          <table:table-cell office:value-type="float" office:value="1">
            <text:p>1</text:p>
          </table:table-cell>
          <table:table-cell office:value-type="float" office:value="20">
            <text:p>20</text:p>
          </table:table-cell>
          <table:table-cell table:formula="of:=IF([.E814]=[.E813];[.F813]+1;1)" office:value-type="float" office:value="3">
            <text:p>3</text:p>
          </table:table-cell>
          <table:table-cell table:formula="of:=CONCATENATE(&quot;/home/peter/Thesis/ForcedAligner/Aligner1/wav/11025/&quot;;[.C814];[.D814];&quot;.wav&quot;)" office:value-type="string" office:string-value="/home/peter/Thesis/ForcedAligner/Aligner1/wav/11025/4_1May1.wav">
            <text:p>/home/peter/Thesis/ForcedAligner/Aligner1/wav/11025/4_1May1.wav</text:p>
          </table:table-cell>
          <table:table-cell table:formula="of:=CONCATENATE(&quot;/home/peter/Thesis/ForcedAligner/Aligner1/wav/&quot;;&quot;FNQ&quot;;[.E814];&quot;_&quot;;[.F814];&quot;.wav&quot;)" office:value-type="string" office:string-value="/home/peter/Thesis/ForcedAligner/Aligner1/wav/FNQ20_3.wav">
            <text:p>/home/peter/Thesis/ForcedAligner/Aligner1/wav/FNQ20_3.wav</text:p>
          </table:table-cell>
          <table:table-cell office:value-type="string">
            <text:p>la séance est ouverte. l' ordre du jour appelle les questions au gouvernement. la parole est à henri jibrayel</text:p>
          </table:table-cell>
        </table:table-row>
        <table:table-row table:style-name="ro1">
          <table:table-cell table:number-columns-repeated="2"/>
          <table:table-cell office:value-type="string">
            <text:p>3_1May</text:p>
          </table:table-cell>
          <table:table-cell office:value-type="float" office:value="14">
            <text:p>14</text:p>
          </table:table-cell>
          <table:table-cell office:value-type="float" office:value="20">
            <text:p>20</text:p>
          </table:table-cell>
          <table:table-cell table:formula="of:=IF([.E815]=[.E814];[.F814]+1;1)" office:value-type="float" office:value="4">
            <text:p>4</text:p>
          </table:table-cell>
          <table:table-cell table:formula="of:=CONCATENATE(&quot;/home/peter/Thesis/ForcedAligner/Aligner1/wav/11025/&quot;;[.C815];[.D815];&quot;.wav&quot;)" office:value-type="string" office:string-value="/home/peter/Thesis/ForcedAligner/Aligner1/wav/11025/3_1May14.wav">
            <text:p>/home/peter/Thesis/ForcedAligner/Aligner1/wav/11025/3_1May14.wav</text:p>
          </table:table-cell>
          <table:table-cell table:formula="of:=CONCATENATE(&quot;/home/peter/Thesis/ForcedAligner/Aligner1/wav/&quot;;&quot;FNQ&quot;;[.E815];&quot;_&quot;;[.F815];&quot;.wav&quot;)" office:value-type="string" office:string-value="/home/peter/Thesis/ForcedAligner/Aligner1/wav/FNQ20_4.wav">
            <text:p>/home/peter/Thesis/ForcedAligner/Aligner1/wav/FNQ20_4.wav</text:p>
          </table:table-cell>
          <table:table-cell office:value-type="string">
            <text:p>mes chers collègues, je suis heureux de saluer en votre nom la bienvenue à une délégation de l' assemblée nationale de la république du burundi conduite par son deuxième vice président, monsieur françois kabura.</text:p>
          </table:table-cell>
        </table:table-row>
        <table:table-row table:style-name="ro1">
          <table:table-cell table:number-columns-repeated="2"/>
          <table:table-cell office:value-type="string">
            <text:p>4_1May</text:p>
          </table:table-cell>
          <table:table-cell office:value-type="float" office:value="24">
            <text:p>24</text:p>
          </table:table-cell>
          <table:table-cell office:value-type="float" office:value="20">
            <text:p>20</text:p>
          </table:table-cell>
          <table:table-cell table:formula="of:=IF([.E816]=[.E815];[.F815]+1;1)" office:value-type="float" office:value="5">
            <text:p>5</text:p>
          </table:table-cell>
          <table:table-cell table:formula="of:=CONCATENATE(&quot;/home/peter/Thesis/ForcedAligner/Aligner1/wav/11025/&quot;;[.C816];[.D816];&quot;.wav&quot;)" office:value-type="string" office:string-value="/home/peter/Thesis/ForcedAligner/Aligner1/wav/11025/4_1May24.wav">
            <text:p>/home/peter/Thesis/ForcedAligner/Aligner1/wav/11025/4_1May24.wav</text:p>
          </table:table-cell>
          <table:table-cell table:formula="of:=CONCATENATE(&quot;/home/peter/Thesis/ForcedAligner/Aligner1/wav/&quot;;&quot;FNQ&quot;;[.E816];&quot;_&quot;;[.F816];&quot;.wav&quot;)" office:value-type="string" office:string-value="/home/peter/Thesis/ForcedAligner/Aligner1/wav/FNQ20_5.wav">
            <text:p>/home/peter/Thesis/ForcedAligner/Aligner1/wav/FNQ20_5.wav</text:p>
          </table:table-cell>
          <table:table-cell office:value-type="string">
            <text:p>monsieur le ministre du travail, de l' emploi et de la santé.</text:p>
          </table:table-cell>
        </table:table-row>
        <table:table-row table:style-name="ro1">
          <table:table-cell table:number-columns-repeated="2"/>
          <table:table-cell office:value-type="string">
            <text:p>3_1May</text:p>
          </table:table-cell>
          <table:table-cell office:value-type="float" office:value="16">
            <text:p>16</text:p>
          </table:table-cell>
          <table:table-cell office:value-type="float" office:value="20">
            <text:p>20</text:p>
          </table:table-cell>
          <table:table-cell table:formula="of:=IF([.E817]=[.E816];[.F816]+1;1)" office:value-type="float" office:value="6">
            <text:p>6</text:p>
          </table:table-cell>
          <table:table-cell table:formula="of:=CONCATENATE(&quot;/home/peter/Thesis/ForcedAligner/Aligner1/wav/11025/&quot;;[.C817];[.D817];&quot;.wav&quot;)" office:value-type="string" office:string-value="/home/peter/Thesis/ForcedAligner/Aligner1/wav/11025/3_1May16.wav">
            <text:p>/home/peter/Thesis/ForcedAligner/Aligner1/wav/11025/3_1May16.wav</text:p>
          </table:table-cell>
          <table:table-cell table:formula="of:=CONCATENATE(&quot;/home/peter/Thesis/ForcedAligner/Aligner1/wav/&quot;;&quot;FNQ&quot;;[.E817];&quot;_&quot;;[.F817];&quot;.wav&quot;)" office:value-type="string" office:string-value="/home/peter/Thesis/ForcedAligner/Aligner1/wav/FNQ20_6.wav">
            <text:p>/home/peter/Thesis/ForcedAligner/Aligner1/wav/FNQ20_6.wav</text:p>
          </table:table-cell>
          <table:table-cell office:value-type="string">
            <text:p>la parole est à jean michel boucheron</text:p>
          </table:table-cell>
        </table:table-row>
        <table:table-row table:style-name="ro1">
          <table:table-cell table:number-columns-repeated="2"/>
          <table:table-cell office:value-type="string">
            <text:p>4_1May</text:p>
          </table:table-cell>
          <table:table-cell office:value-type="float" office:value="26">
            <text:p>26</text:p>
          </table:table-cell>
          <table:table-cell office:value-type="float" office:value="20">
            <text:p>20</text:p>
          </table:table-cell>
          <table:table-cell table:formula="of:=IF([.E818]=[.E817];[.F817]+1;1)" office:value-type="float" office:value="7">
            <text:p>7</text:p>
          </table:table-cell>
          <table:table-cell table:formula="of:=CONCATENATE(&quot;/home/peter/Thesis/ForcedAligner/Aligner1/wav/11025/&quot;;[.C818];[.D818];&quot;.wav&quot;)" office:value-type="string" office:string-value="/home/peter/Thesis/ForcedAligner/Aligner1/wav/11025/4_1May26.wav">
            <text:p>/home/peter/Thesis/ForcedAligner/Aligner1/wav/11025/4_1May26.wav</text:p>
          </table:table-cell>
          <table:table-cell table:formula="of:=CONCATENATE(&quot;/home/peter/Thesis/ForcedAligner/Aligner1/wav/&quot;;&quot;FNQ&quot;;[.E818];&quot;_&quot;;[.F818];&quot;.wav&quot;)" office:value-type="string" office:string-value="/home/peter/Thesis/ForcedAligner/Aligner1/wav/FNQ20_7.wav">
            <text:p>/home/peter/Thesis/ForcedAligner/Aligner1/wav/FNQ20_7.wav</text:p>
          </table:table-cell>
          <table:table-cell office:value-type="string">
            <text:p>la parole est à lionel tardy</text:p>
          </table:table-cell>
        </table:table-row>
        <table:table-row table:style-name="ro1">
          <table:table-cell table:number-columns-repeated="2"/>
          <table:table-cell office:value-type="string">
            <text:p>3_1May</text:p>
          </table:table-cell>
          <table:table-cell office:value-type="float" office:value="18">
            <text:p>18</text:p>
          </table:table-cell>
          <table:table-cell office:value-type="float" office:value="20">
            <text:p>20</text:p>
          </table:table-cell>
          <table:table-cell table:formula="of:=IF([.E819]=[.E818];[.F818]+1;1)" office:value-type="float" office:value="8">
            <text:p>8</text:p>
          </table:table-cell>
          <table:table-cell table:formula="of:=CONCATENATE(&quot;/home/peter/Thesis/ForcedAligner/Aligner1/wav/11025/&quot;;[.C819];[.D819];&quot;.wav&quot;)" office:value-type="string" office:string-value="/home/peter/Thesis/ForcedAligner/Aligner1/wav/11025/3_1May18.wav">
            <text:p>/home/peter/Thesis/ForcedAligner/Aligner1/wav/11025/3_1May18.wav</text:p>
          </table:table-cell>
          <table:table-cell table:formula="of:=CONCATENATE(&quot;/home/peter/Thesis/ForcedAligner/Aligner1/wav/&quot;;&quot;FNQ&quot;;[.E819];&quot;_&quot;;[.F819];&quot;.wav&quot;)" office:value-type="string" office:string-value="/home/peter/Thesis/ForcedAligner/Aligner1/wav/FNQ20_8.wav">
            <text:p>/home/peter/Thesis/ForcedAligner/Aligner1/wav/FNQ20_8.wav</text:p>
          </table:table-cell>
          <table:table-cell office:value-type="string">
            <text:p>{ns} monsieur le ministre d' état, ministre des affaires étrangères, alors monsieur le ministre de la défense. </text:p>
          </table:table-cell>
        </table:table-row>
        <table:table-row table:style-name="ro1">
          <table:table-cell table:number-columns-repeated="2"/>
          <table:table-cell office:value-type="string">
            <text:p>4_1May</text:p>
          </table:table-cell>
          <table:table-cell office:value-type="float" office:value="28">
            <text:p>28</text:p>
          </table:table-cell>
          <table:table-cell office:value-type="float" office:value="20">
            <text:p>20</text:p>
          </table:table-cell>
          <table:table-cell table:formula="of:=IF([.E820]=[.E819];[.F819]+1;1)" office:value-type="float" office:value="9">
            <text:p>9</text:p>
          </table:table-cell>
          <table:table-cell table:formula="of:=CONCATENATE(&quot;/home/peter/Thesis/ForcedAligner/Aligner1/wav/11025/&quot;;[.C820];[.D820];&quot;.wav&quot;)" office:value-type="string" office:string-value="/home/peter/Thesis/ForcedAligner/Aligner1/wav/11025/4_1May28.wav">
            <text:p>/home/peter/Thesis/ForcedAligner/Aligner1/wav/11025/4_1May28.wav</text:p>
          </table:table-cell>
          <table:table-cell table:formula="of:=CONCATENATE(&quot;/home/peter/Thesis/ForcedAligner/Aligner1/wav/&quot;;&quot;FNQ&quot;;[.E820];&quot;_&quot;;[.F820];&quot;.wav&quot;)" office:value-type="string" office:string-value="/home/peter/Thesis/ForcedAligner/Aligner1/wav/FNQ20_9.wav">
            <text:p>/home/peter/Thesis/ForcedAligner/Aligner1/wav/FNQ20_9.wav</text:p>
          </table:table-cell>
          <table:table-cell office:value-type="string">
            <text:p>monsieur le secrétaire d' état, chargé des transports.</text:p>
          </table:table-cell>
        </table:table-row>
        <table:table-row table:style-name="ro1">
          <table:table-cell table:number-columns-repeated="2"/>
          <table:table-cell office:value-type="string">
            <text:p>3_1May</text:p>
          </table:table-cell>
          <table:table-cell table:number-columns-repeated="2" office:value-type="float" office:value="20">
            <text:p>20</text:p>
          </table:table-cell>
          <table:table-cell table:formula="of:=IF([.E821]=[.E820];[.F820]+1;1)" office:value-type="float" office:value="10">
            <text:p>10</text:p>
          </table:table-cell>
          <table:table-cell table:formula="of:=CONCATENATE(&quot;/home/peter/Thesis/ForcedAligner/Aligner1/wav/11025/&quot;;[.C821];[.D821];&quot;.wav&quot;)" office:value-type="string" office:string-value="/home/peter/Thesis/ForcedAligner/Aligner1/wav/11025/3_1May20.wav">
            <text:p>/home/peter/Thesis/ForcedAligner/Aligner1/wav/11025/3_1May20.wav</text:p>
          </table:table-cell>
          <table:table-cell table:formula="of:=CONCATENATE(&quot;/home/peter/Thesis/ForcedAligner/Aligner1/wav/&quot;;&quot;FNQ&quot;;[.E821];&quot;_&quot;;[.F821];&quot;.wav&quot;)" office:value-type="string" office:string-value="/home/peter/Thesis/ForcedAligner/Aligner1/wav/FNQ20_10.wav">
            <text:p>/home/peter/Thesis/ForcedAligner/Aligner1/wav/FNQ20_10.wav</text:p>
          </table:table-cell>
          <table:table-cell office:value-type="string">
            <text:p>maintenant richard dell'agnola.</text:p>
          </table:table-cell>
        </table:table-row>
        <table:table-row table:style-name="ro1">
          <table:table-cell table:number-columns-repeated="2"/>
          <table:table-cell office:value-type="string">
            <text:p>4_1May</text:p>
          </table:table-cell>
          <table:table-cell office:value-type="float" office:value="30">
            <text:p>30</text:p>
          </table:table-cell>
          <table:table-cell office:value-type="float" office:value="20">
            <text:p>20</text:p>
          </table:table-cell>
          <table:table-cell table:formula="of:=IF([.E822]=[.E821];[.F821]+1;1)" office:value-type="float" office:value="11">
            <text:p>11</text:p>
          </table:table-cell>
          <table:table-cell table:formula="of:=CONCATENATE(&quot;/home/peter/Thesis/ForcedAligner/Aligner1/wav/11025/&quot;;[.C822];[.D822];&quot;.wav&quot;)" office:value-type="string" office:string-value="/home/peter/Thesis/ForcedAligner/Aligner1/wav/11025/4_1May30.wav">
            <text:p>/home/peter/Thesis/ForcedAligner/Aligner1/wav/11025/4_1May30.wav</text:p>
          </table:table-cell>
          <table:table-cell table:formula="of:=CONCATENATE(&quot;/home/peter/Thesis/ForcedAligner/Aligner1/wav/&quot;;&quot;FNQ&quot;;[.E822];&quot;_&quot;;[.F822];&quot;.wav&quot;)" office:value-type="string" office:string-value="/home/peter/Thesis/ForcedAligner/Aligner1/wav/FNQ20_11.wav">
            <text:p>/home/peter/Thesis/ForcedAligner/Aligner1/wav/FNQ20_11.wav</text:p>
          </table:table-cell>
          <table:table-cell office:value-type="string">
            <text:p>chers collègues, notre assemblée est une nouvelle fois en deuil. je viens d' apprendre le décès il y a quelques instants de notre collègue françoise olivier coupeau. c' est avec une grande tristesse que j' adresse à sa famille, à ses proches, à nos collègues du groupe socialiste, radical, citoyen et divers gauche, les condoléances de l' assemblée nationale tout entière. je vous invite à observer une minute de silence.</text:p>
          </table:table-cell>
        </table:table-row>
        <table:table-row table:style-name="ro1">
          <table:table-cell table:number-columns-repeated="2"/>
          <table:table-cell office:value-type="string">
            <text:p>3_1May</text:p>
          </table:table-cell>
          <table:table-cell office:value-type="float" office:value="22">
            <text:p>22</text:p>
          </table:table-cell>
          <table:table-cell office:value-type="float" office:value="20">
            <text:p>20</text:p>
          </table:table-cell>
          <table:table-cell table:formula="of:=IF([.E823]=[.E822];[.F822]+1;1)" office:value-type="float" office:value="12">
            <text:p>12</text:p>
          </table:table-cell>
          <table:table-cell table:formula="of:=CONCATENATE(&quot;/home/peter/Thesis/ForcedAligner/Aligner1/wav/11025/&quot;;[.C823];[.D823];&quot;.wav&quot;)" office:value-type="string" office:string-value="/home/peter/Thesis/ForcedAligner/Aligner1/wav/11025/3_1May22.wav">
            <text:p>/home/peter/Thesis/ForcedAligner/Aligner1/wav/11025/3_1May22.wav</text:p>
          </table:table-cell>
          <table:table-cell table:formula="of:=CONCATENATE(&quot;/home/peter/Thesis/ForcedAligner/Aligner1/wav/&quot;;&quot;FNQ&quot;;[.E823];&quot;_&quot;;[.F823];&quot;.wav&quot;)" office:value-type="string" office:string-value="/home/peter/Thesis/ForcedAligner/Aligner1/wav/FNQ20_12.wav">
            <text:p>/home/peter/Thesis/ForcedAligner/Aligner1/wav/FNQ20_12.wav</text:p>
          </table:table-cell>
          <table:table-cell office:value-type="string">
            <text:p>monsieur le ministre d' état, ministre des affaires étrangères et européennes.</text:p>
          </table:table-cell>
        </table:table-row>
        <table:table-row table:style-name="ro1">
          <table:table-cell table:number-columns-repeated="2"/>
          <table:table-cell office:value-type="string">
            <text:p>4_1May</text:p>
          </table:table-cell>
          <table:table-cell office:value-type="float" office:value="31">
            <text:p>31</text:p>
          </table:table-cell>
          <table:table-cell office:value-type="float" office:value="20">
            <text:p>20</text:p>
          </table:table-cell>
          <table:table-cell table:formula="of:=IF([.E824]=[.E823];[.F823]+1;1)" office:value-type="float" office:value="13">
            <text:p>13</text:p>
          </table:table-cell>
          <table:table-cell table:formula="of:=CONCATENATE(&quot;/home/peter/Thesis/ForcedAligner/Aligner1/wav/11025/&quot;;[.C824];[.D824];&quot;.wav&quot;)" office:value-type="string" office:string-value="/home/peter/Thesis/ForcedAligner/Aligner1/wav/11025/4_1May31.wav">
            <text:p>/home/peter/Thesis/ForcedAligner/Aligner1/wav/11025/4_1May31.wav</text:p>
          </table:table-cell>
          <table:table-cell table:formula="of:=CONCATENATE(&quot;/home/peter/Thesis/ForcedAligner/Aligner1/wav/&quot;;&quot;FNQ&quot;;[.E824];&quot;_&quot;;[.F824];&quot;.wav&quot;)" office:value-type="string" office:string-value="/home/peter/Thesis/ForcedAligner/Aligner1/wav/FNQ20_13.wav">
            <text:p>/home/peter/Thesis/ForcedAligner/Aligner1/wav/FNQ20_13.wav</text:p>
          </table:table-cell>
          <table:table-cell office:value-type="string">
            <text:p>je vous remercie. {ns} la parole est à marie george buffet.</text:p>
          </table:table-cell>
        </table:table-row>
        <table:table-row table:style-name="ro1">
          <table:table-cell table:number-columns-repeated="2"/>
          <table:table-cell office:value-type="string">
            <text:p>3_1May</text:p>
          </table:table-cell>
          <table:table-cell office:value-type="float" office:value="24">
            <text:p>24</text:p>
          </table:table-cell>
          <table:table-cell office:value-type="float" office:value="20">
            <text:p>20</text:p>
          </table:table-cell>
          <table:table-cell table:formula="of:=IF([.E825]=[.E824];[.F824]+1;1)" office:value-type="float" office:value="14">
            <text:p>14</text:p>
          </table:table-cell>
          <table:table-cell table:formula="of:=CONCATENATE(&quot;/home/peter/Thesis/ForcedAligner/Aligner1/wav/11025/&quot;;[.C825];[.D825];&quot;.wav&quot;)" office:value-type="string" office:string-value="/home/peter/Thesis/ForcedAligner/Aligner1/wav/11025/3_1May24.wav">
            <text:p>/home/peter/Thesis/ForcedAligner/Aligner1/wav/11025/3_1May24.wav</text:p>
          </table:table-cell>
          <table:table-cell table:formula="of:=CONCATENATE(&quot;/home/peter/Thesis/ForcedAligner/Aligner1/wav/&quot;;&quot;FNQ&quot;;[.E825];&quot;_&quot;;[.F825];&quot;.wav&quot;)" office:value-type="string" office:string-value="/home/peter/Thesis/ForcedAligner/Aligner1/wav/FNQ20_14.wav">
            <text:p>/home/peter/Thesis/ForcedAligner/Aligner1/wav/FNQ20_14.wav</text:p>
          </table:table-cell>
          <table:table-cell office:value-type="string">
            <text:p>{ns} la parole est à serge janquin.</text:p>
          </table:table-cell>
        </table:table-row>
        <table:table-row table:style-name="ro1">
          <table:table-cell table:number-columns-repeated="2"/>
          <table:table-cell office:value-type="string">
            <text:p>4_1May</text:p>
          </table:table-cell>
          <table:table-cell office:value-type="float" office:value="33">
            <text:p>33</text:p>
          </table:table-cell>
          <table:table-cell office:value-type="float" office:value="20">
            <text:p>20</text:p>
          </table:table-cell>
          <table:table-cell table:formula="of:=IF([.E826]=[.E825];[.F825]+1;1)" office:value-type="float" office:value="15">
            <text:p>15</text:p>
          </table:table-cell>
          <table:table-cell table:formula="of:=CONCATENATE(&quot;/home/peter/Thesis/ForcedAligner/Aligner1/wav/11025/&quot;;[.C826];[.D826];&quot;.wav&quot;)" office:value-type="string" office:string-value="/home/peter/Thesis/ForcedAligner/Aligner1/wav/11025/4_1May33.wav">
            <text:p>/home/peter/Thesis/ForcedAligner/Aligner1/wav/11025/4_1May33.wav</text:p>
          </table:table-cell>
          <table:table-cell table:formula="of:=CONCATENATE(&quot;/home/peter/Thesis/ForcedAligner/Aligner1/wav/&quot;;&quot;FNQ&quot;;[.E826];&quot;_&quot;;[.F826];&quot;.wav&quot;)" office:value-type="string" office:string-value="/home/peter/Thesis/ForcedAligner/Aligner1/wav/FNQ20_15.wav">
            <text:p>/home/peter/Thesis/ForcedAligner/Aligner1/wav/FNQ20_15.wav</text:p>
          </table:table-cell>
          <table:table-cell office:value-type="string">
            <text:p>monsieur le ministre du travail, de l' emploi et de la santé.</text:p>
          </table:table-cell>
        </table:table-row>
        <table:table-row table:style-name="ro1">
          <table:table-cell table:number-columns-repeated="2"/>
          <table:table-cell office:value-type="string">
            <text:p>3_1May</text:p>
          </table:table-cell>
          <table:table-cell office:value-type="float" office:value="26">
            <text:p>26</text:p>
          </table:table-cell>
          <table:table-cell office:value-type="float" office:value="20">
            <text:p>20</text:p>
          </table:table-cell>
          <table:table-cell table:formula="of:=IF([.E827]=[.E826];[.F826]+1;1)" office:value-type="float" office:value="16">
            <text:p>16</text:p>
          </table:table-cell>
          <table:table-cell table:formula="of:=CONCATENATE(&quot;/home/peter/Thesis/ForcedAligner/Aligner1/wav/11025/&quot;;[.C827];[.D827];&quot;.wav&quot;)" office:value-type="string" office:string-value="/home/peter/Thesis/ForcedAligner/Aligner1/wav/11025/3_1May26.wav">
            <text:p>/home/peter/Thesis/ForcedAligner/Aligner1/wav/11025/3_1May26.wav</text:p>
          </table:table-cell>
          <table:table-cell table:formula="of:=CONCATENATE(&quot;/home/peter/Thesis/ForcedAligner/Aligner1/wav/&quot;;&quot;FNQ&quot;;[.E827];&quot;_&quot;;[.F827];&quot;.wav&quot;)" office:value-type="string" office:string-value="/home/peter/Thesis/ForcedAligner/Aligner1/wav/FNQ20_16.wav">
            <text:p>/home/peter/Thesis/ForcedAligner/Aligner1/wav/FNQ20_16.wav</text:p>
          </table:table-cell>
          <table:table-cell office:value-type="string">
            <text:p>monsieur le ministre du travail, de l' emploi et de la santé.</text:p>
          </table:table-cell>
        </table:table-row>
        <table:table-row table:style-name="ro1">
          <table:table-cell table:number-columns-repeated="2"/>
          <table:table-cell office:value-type="string">
            <text:p>4_1May</text:p>
          </table:table-cell>
          <table:table-cell office:value-type="float" office:value="35">
            <text:p>35</text:p>
          </table:table-cell>
          <table:table-cell office:value-type="float" office:value="20">
            <text:p>20</text:p>
          </table:table-cell>
          <table:table-cell table:formula="of:=IF([.E828]=[.E827];[.F827]+1;1)" office:value-type="float" office:value="17">
            <text:p>17</text:p>
          </table:table-cell>
          <table:table-cell table:formula="of:=CONCATENATE(&quot;/home/peter/Thesis/ForcedAligner/Aligner1/wav/11025/&quot;;[.C828];[.D828];&quot;.wav&quot;)" office:value-type="string" office:string-value="/home/peter/Thesis/ForcedAligner/Aligner1/wav/11025/4_1May35.wav">
            <text:p>/home/peter/Thesis/ForcedAligner/Aligner1/wav/11025/4_1May35.wav</text:p>
          </table:table-cell>
          <table:table-cell table:formula="of:=CONCATENATE(&quot;/home/peter/Thesis/ForcedAligner/Aligner1/wav/&quot;;&quot;FNQ&quot;;[.E828];&quot;_&quot;;[.F828];&quot;.wav&quot;)" office:value-type="string" office:string-value="/home/peter/Thesis/ForcedAligner/Aligner1/wav/FNQ20_17.wav">
            <text:p>/home/peter/Thesis/ForcedAligner/Aligner1/wav/FNQ20_17.wav</text:p>
          </table:table-cell>
          <table:table-cell office:value-type="string">
            <text:p>monsieur néri</text:p>
          </table:table-cell>
        </table:table-row>
        <table:table-row table:style-name="ro1">
          <table:table-cell table:number-columns-repeated="2"/>
          <table:table-cell office:value-type="string">
            <text:p>3_1May</text:p>
          </table:table-cell>
          <table:table-cell office:value-type="float" office:value="28">
            <text:p>28</text:p>
          </table:table-cell>
          <table:table-cell office:value-type="float" office:value="20">
            <text:p>20</text:p>
          </table:table-cell>
          <table:table-cell table:formula="of:=IF([.E829]=[.E828];[.F828]+1;1)" office:value-type="float" office:value="18">
            <text:p>18</text:p>
          </table:table-cell>
          <table:table-cell table:formula="of:=CONCATENATE(&quot;/home/peter/Thesis/ForcedAligner/Aligner1/wav/11025/&quot;;[.C829];[.D829];&quot;.wav&quot;)" office:value-type="string" office:string-value="/home/peter/Thesis/ForcedAligner/Aligner1/wav/11025/3_1May28.wav">
            <text:p>/home/peter/Thesis/ForcedAligner/Aligner1/wav/11025/3_1May28.wav</text:p>
          </table:table-cell>
          <table:table-cell table:formula="of:=CONCATENATE(&quot;/home/peter/Thesis/ForcedAligner/Aligner1/wav/&quot;;&quot;FNQ&quot;;[.E829];&quot;_&quot;;[.F829];&quot;.wav&quot;)" office:value-type="string" office:string-value="/home/peter/Thesis/ForcedAligner/Aligner1/wav/FNQ20_18.wav">
            <text:p>/home/peter/Thesis/ForcedAligner/Aligner1/wav/FNQ20_18.wav</text:p>
          </table:table-cell>
          <table:table-cell office:value-type="string">
            <text:p>la parole est à guy lefrand.</text:p>
          </table:table-cell>
        </table:table-row>
        <table:table-row table:style-name="ro1">
          <table:table-cell table:number-columns-repeated="2"/>
          <table:table-cell office:value-type="string">
            <text:p>4_1May</text:p>
          </table:table-cell>
          <table:table-cell office:value-type="float" office:value="37">
            <text:p>37</text:p>
          </table:table-cell>
          <table:table-cell office:value-type="float" office:value="20">
            <text:p>20</text:p>
          </table:table-cell>
          <table:table-cell table:formula="of:=IF([.E830]=[.E829];[.F829]+1;1)" office:value-type="float" office:value="19">
            <text:p>19</text:p>
          </table:table-cell>
          <table:table-cell table:formula="of:=CONCATENATE(&quot;/home/peter/Thesis/ForcedAligner/Aligner1/wav/11025/&quot;;[.C830];[.D830];&quot;.wav&quot;)" office:value-type="string" office:string-value="/home/peter/Thesis/ForcedAligner/Aligner1/wav/11025/4_1May37.wav">
            <text:p>/home/peter/Thesis/ForcedAligner/Aligner1/wav/11025/4_1May37.wav</text:p>
          </table:table-cell>
          <table:table-cell table:formula="of:=CONCATENATE(&quot;/home/peter/Thesis/ForcedAligner/Aligner1/wav/&quot;;&quot;FNQ&quot;;[.E830];&quot;_&quot;;[.F830];&quot;.wav&quot;)" office:value-type="string" office:string-value="/home/peter/Thesis/ForcedAligner/Aligner1/wav/FNQ20_19.wav">
            <text:p>/home/peter/Thesis/ForcedAligner/Aligner1/wav/FNQ20_19.wav</text:p>
          </table:table-cell>
          <table:table-cell office:value-type="string">
            <text:p>la parole est à jean pierre decool</text:p>
          </table:table-cell>
        </table:table-row>
        <table:table-row table:style-name="ro1">
          <table:table-cell table:number-columns-repeated="2"/>
          <table:table-cell office:value-type="string">
            <text:p>3_1May</text:p>
          </table:table-cell>
          <table:table-cell office:value-type="float" office:value="32">
            <text:p>32</text:p>
          </table:table-cell>
          <table:table-cell office:value-type="float" office:value="20">
            <text:p>20</text:p>
          </table:table-cell>
          <table:table-cell table:formula="of:=IF([.E831]=[.E830];[.F830]+1;1)" office:value-type="float" office:value="20">
            <text:p>20</text:p>
          </table:table-cell>
          <table:table-cell table:formula="of:=CONCATENATE(&quot;/home/peter/Thesis/ForcedAligner/Aligner1/wav/11025/&quot;;[.C831];[.D831];&quot;.wav&quot;)" office:value-type="string" office:string-value="/home/peter/Thesis/ForcedAligner/Aligner1/wav/11025/3_1May32.wav">
            <text:p>/home/peter/Thesis/ForcedAligner/Aligner1/wav/11025/3_1May32.wav</text:p>
          </table:table-cell>
          <table:table-cell table:formula="of:=CONCATENATE(&quot;/home/peter/Thesis/ForcedAligner/Aligner1/wav/&quot;;&quot;FNQ&quot;;[.E831];&quot;_&quot;;[.F831];&quot;.wav&quot;)" office:value-type="string" office:string-value="/home/peter/Thesis/ForcedAligner/Aligner1/wav/FNQ20_20.wav">
            <text:p>/home/peter/Thesis/ForcedAligner/Aligner1/wav/FNQ20_20.wav</text:p>
          </table:table-cell>
          <table:table-cell office:value-type="string">
            <text:p>la parole est à philippe vigier.</text:p>
          </table:table-cell>
        </table:table-row>
        <table:table-row table:style-name="ro1">
          <table:table-cell table:number-columns-repeated="2"/>
          <table:table-cell office:value-type="string">
            <text:p>4_1May</text:p>
          </table:table-cell>
          <table:table-cell office:value-type="float" office:value="39">
            <text:p>39</text:p>
          </table:table-cell>
          <table:table-cell office:value-type="float" office:value="20">
            <text:p>20</text:p>
          </table:table-cell>
          <table:table-cell table:formula="of:=IF([.E832]=[.E831];[.F831]+1;1)" office:value-type="float" office:value="21">
            <text:p>21</text:p>
          </table:table-cell>
          <table:table-cell table:formula="of:=CONCATENATE(&quot;/home/peter/Thesis/ForcedAligner/Aligner1/wav/11025/&quot;;[.C832];[.D832];&quot;.wav&quot;)" office:value-type="string" office:string-value="/home/peter/Thesis/ForcedAligner/Aligner1/wav/11025/4_1May39.wav">
            <text:p>/home/peter/Thesis/ForcedAligner/Aligner1/wav/11025/4_1May39.wav</text:p>
          </table:table-cell>
          <table:table-cell table:formula="of:=CONCATENATE(&quot;/home/peter/Thesis/ForcedAligner/Aligner1/wav/&quot;;&quot;FNQ&quot;;[.E832];&quot;_&quot;;[.F832];&quot;.wav&quot;)" office:value-type="string" office:string-value="/home/peter/Thesis/ForcedAligner/Aligner1/wav/FNQ20_21.wav">
            <text:p>/home/peter/Thesis/ForcedAligner/Aligner1/wav/FNQ20_21.wav</text:p>
          </table:table-cell>
          <table:table-cell office:value-type="string">
            <text:p>monsieur le ministre de l' industrie, de l' énergie et de l' économie numérique.</text:p>
          </table:table-cell>
        </table:table-row>
        <table:table-row table:style-name="ro1">
          <table:table-cell table:number-columns-repeated="2"/>
          <table:table-cell office:value-type="string">
            <text:p>3_1May</text:p>
          </table:table-cell>
          <table:table-cell office:value-type="float" office:value="34">
            <text:p>34</text:p>
          </table:table-cell>
          <table:table-cell office:value-type="float" office:value="20">
            <text:p>20</text:p>
          </table:table-cell>
          <table:table-cell table:formula="of:=IF([.E833]=[.E832];[.F832]+1;1)" office:value-type="float" office:value="22">
            <text:p>22</text:p>
          </table:table-cell>
          <table:table-cell table:formula="of:=CONCATENATE(&quot;/home/peter/Thesis/ForcedAligner/Aligner1/wav/11025/&quot;;[.C833];[.D833];&quot;.wav&quot;)" office:value-type="string" office:string-value="/home/peter/Thesis/ForcedAligner/Aligner1/wav/11025/3_1May34.wav">
            <text:p>/home/peter/Thesis/ForcedAligner/Aligner1/wav/11025/3_1May34.wav</text:p>
          </table:table-cell>
          <table:table-cell table:formula="of:=CONCATENATE(&quot;/home/peter/Thesis/ForcedAligner/Aligner1/wav/&quot;;&quot;FNQ&quot;;[.E833];&quot;_&quot;;[.F833];&quot;.wav&quot;)" office:value-type="string" office:string-value="/home/peter/Thesis/ForcedAligner/Aligner1/wav/FNQ20_22.wav">
            <text:p>/home/peter/Thesis/ForcedAligner/Aligner1/wav/FNQ20_22.wav</text:p>
          </table:table-cell>
          <table:table-cell office:value-type="string">
            <text:p>monsieur le ministre du budget et des comptes publics, de la fonction publique et de la réforme de l' état et porte parole du gouvernement.</text:p>
          </table:table-cell>
        </table:table-row>
        <table:table-row table:style-name="ro1">
          <table:table-cell table:number-columns-repeated="2"/>
          <table:table-cell office:value-type="string">
            <text:p>4_1May</text:p>
          </table:table-cell>
          <table:table-cell office:value-type="float" office:value="41">
            <text:p>41</text:p>
          </table:table-cell>
          <table:table-cell office:value-type="float" office:value="20">
            <text:p>20</text:p>
          </table:table-cell>
          <table:table-cell table:formula="of:=IF([.E834]=[.E833];[.F833]+1;1)" office:value-type="float" office:value="23">
            <text:p>23</text:p>
          </table:table-cell>
          <table:table-cell table:formula="of:=CONCATENATE(&quot;/home/peter/Thesis/ForcedAligner/Aligner1/wav/11025/&quot;;[.C834];[.D834];&quot;.wav&quot;)" office:value-type="string" office:string-value="/home/peter/Thesis/ForcedAligner/Aligner1/wav/11025/4_1May41.wav">
            <text:p>/home/peter/Thesis/ForcedAligner/Aligner1/wav/11025/4_1May41.wav</text:p>
          </table:table-cell>
          <table:table-cell table:formula="of:=CONCATENATE(&quot;/home/peter/Thesis/ForcedAligner/Aligner1/wav/&quot;;&quot;FNQ&quot;;[.E834];&quot;_&quot;;[.F834];&quot;.wav&quot;)" office:value-type="string" office:string-value="/home/peter/Thesis/ForcedAligner/Aligner1/wav/FNQ20_23.wav">
            <text:p>/home/peter/Thesis/ForcedAligner/Aligner1/wav/FNQ20_23.wav</text:p>
          </table:table-cell>
          <table:table-cell office:value-type="string">
            <text:p>la parole est à régis juanico.</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835];[.B835])" office:value-type="string" office:string-value="2May">
            <text:p>2May</text:p>
          </table:table-cell>
          <table:table-cell office:value-type="float" office:value="5">
            <text:p>5</text:p>
          </table:table-cell>
          <table:table-cell office:value-type="float" office:value="20">
            <text:p>20</text:p>
          </table:table-cell>
          <table:table-cell table:formula="of:=IF([.E835]=[.E834];[.F834]+1;1)" office:value-type="float" office:value="24">
            <text:p>24</text:p>
          </table:table-cell>
          <table:table-cell table:formula="of:=CONCATENATE(&quot;/home/peter/Thesis/ForcedAligner/Aligner1/wav/11025/&quot;;[.C835];[.D835];&quot;.wav&quot;)" office:value-type="string" office:string-value="/home/peter/Thesis/ForcedAligner/Aligner1/wav/11025/2May5.wav">
            <text:p>/home/peter/Thesis/ForcedAligner/Aligner1/wav/11025/2May5.wav</text:p>
          </table:table-cell>
          <table:table-cell table:formula="of:=CONCATENATE(&quot;/home/peter/Thesis/ForcedAligner/Aligner1/wav/&quot;;&quot;FNQ&quot;;[.E835];&quot;_&quot;;[.F835];&quot;.wav&quot;)" office:value-type="string" office:string-value="/home/peter/Thesis/ForcedAligner/Aligner1/wav/FNQ20_24.wav">
            <text:p>/home/peter/Thesis/ForcedAligner/Aligner1/wav/FNQ20_24.wav</text:p>
          </table:table-cell>
          <table:table-cell office:value-type="string">
            <text:p>la parole est à monsieur le ministre du budget, des comptes publics, de la fonction publique et de la réforme de l' état</text:p>
          </table:table-cell>
        </table:table-row>
        <table:table-row table:style-name="ro1">
          <table:table-cell table:number-columns-repeated="2"/>
          <table:table-cell office:value-type="string">
            <text:p>3_1May</text:p>
          </table:table-cell>
          <table:table-cell office:value-type="float" office:value="2">
            <text:p>2</text:p>
          </table:table-cell>
          <table:table-cell office:value-type="float" office:value="20">
            <text:p>20</text:p>
          </table:table-cell>
          <table:table-cell table:formula="of:=IF([.E836]=[.E835];[.F835]+1;1)" office:value-type="float" office:value="25">
            <text:p>25</text:p>
          </table:table-cell>
          <table:table-cell table:formula="of:=CONCATENATE(&quot;/home/peter/Thesis/ForcedAligner/Aligner1/wav/11025/&quot;;[.C836];[.D836];&quot;.wav&quot;)" office:value-type="string" office:string-value="/home/peter/Thesis/ForcedAligner/Aligner1/wav/11025/3_1May2.wav">
            <text:p>/home/peter/Thesis/ForcedAligner/Aligner1/wav/11025/3_1May2.wav</text:p>
          </table:table-cell>
          <table:table-cell table:formula="of:=CONCATENATE(&quot;/home/peter/Thesis/ForcedAligner/Aligner1/wav/&quot;;&quot;FNQ&quot;;[.E836];&quot;_&quot;;[.F836];&quot;.wav&quot;)" office:value-type="string" office:string-value="/home/peter/Thesis/ForcedAligner/Aligner1/wav/FNQ20_25.wav">
            <text:p>/home/peter/Thesis/ForcedAligner/Aligner1/wav/FNQ20_25.wav</text:p>
          </table:table-cell>
          <table:table-cell office:value-type="string">
            <text:p>c' est avec une grande émotion que nous avons appris le décès, la nuit dernière, de patrick roy, à l' issue d' une longue maladie contre laquelle il s' est battu avec un courage et une détermination exemplaires. je me fais l' interprète de toute l' assemblée en exprimant à sa famille et à ses proches notre tristesse. je prononcerai prochainement l' éloge funèbre de notre regretté collègue. je vous invite maintenant, à observer une minute de silence.</text:p>
          </table:table-cell>
        </table:table-row>
        <table:table-row table:style-name="ro1">
          <table:table-cell table:number-columns-repeated="2"/>
          <table:table-cell office:value-type="string">
            <text:p>4_1May</text:p>
          </table:table-cell>
          <table:table-cell office:value-type="float" office:value="5">
            <text:p>5</text:p>
          </table:table-cell>
          <table:table-cell office:value-type="float" office:value="20">
            <text:p>20</text:p>
          </table:table-cell>
          <table:table-cell table:formula="of:=IF([.E837]=[.E836];[.F836]+1;1)" office:value-type="float" office:value="26">
            <text:p>26</text:p>
          </table:table-cell>
          <table:table-cell table:formula="of:=CONCATENATE(&quot;/home/peter/Thesis/ForcedAligner/Aligner1/wav/11025/&quot;;[.C837];[.D837];&quot;.wav&quot;)" office:value-type="string" office:string-value="/home/peter/Thesis/ForcedAligner/Aligner1/wav/11025/4_1May5.wav">
            <text:p>/home/peter/Thesis/ForcedAligner/Aligner1/wav/11025/4_1May5.wav</text:p>
          </table:table-cell>
          <table:table-cell table:formula="of:=CONCATENATE(&quot;/home/peter/Thesis/ForcedAligner/Aligner1/wav/&quot;;&quot;FNQ&quot;;[.E837];&quot;_&quot;;[.F837];&quot;.wav&quot;)" office:value-type="string" office:string-value="/home/peter/Thesis/ForcedAligner/Aligner1/wav/FNQ20_26.wav">
            <text:p>/home/peter/Thesis/ForcedAligner/Aligner1/wav/FNQ20_26.wav</text:p>
          </table:table-cell>
          <table:table-cell office:value-type="string">
            <text:p>monsieur le ministre de l' intérieur</text:p>
          </table:table-cell>
        </table:table-row>
        <table:table-row table:style-name="ro1">
          <table:table-cell table:number-columns-repeated="2"/>
          <table:table-cell office:value-type="string">
            <text:p>3_1May</text:p>
          </table:table-cell>
          <table:table-cell office:value-type="float" office:value="36">
            <text:p>36</text:p>
          </table:table-cell>
          <table:table-cell office:value-type="float" office:value="20">
            <text:p>20</text:p>
          </table:table-cell>
          <table:table-cell table:formula="of:=IF([.E838]=[.E837];[.F837]+1;1)" office:value-type="float" office:value="27">
            <text:p>27</text:p>
          </table:table-cell>
          <table:table-cell table:formula="of:=CONCATENATE(&quot;/home/peter/Thesis/ForcedAligner/Aligner1/wav/11025/&quot;;[.C838];[.D838];&quot;.wav&quot;)" office:value-type="string" office:string-value="/home/peter/Thesis/ForcedAligner/Aligner1/wav/11025/3_1May36.wav">
            <text:p>/home/peter/Thesis/ForcedAligner/Aligner1/wav/11025/3_1May36.wav</text:p>
          </table:table-cell>
          <table:table-cell table:formula="of:=CONCATENATE(&quot;/home/peter/Thesis/ForcedAligner/Aligner1/wav/&quot;;&quot;FNQ&quot;;[.E838];&quot;_&quot;;[.F838];&quot;.wav&quot;)" office:value-type="string" office:string-value="/home/peter/Thesis/ForcedAligner/Aligner1/wav/FNQ20_27.wav">
            <text:p>/home/peter/Thesis/ForcedAligner/Aligner1/wav/FNQ20_27.wav</text:p>
          </table:table-cell>
          <table:table-cell office:value-type="string">
            <text:p>la parole est à pascale got.</text:p>
          </table:table-cell>
        </table:table-row>
        <table:table-row table:style-name="ro1">
          <table:table-cell table:number-columns-repeated="2"/>
          <table:table-cell office:value-type="string">
            <text:p>4_1May</text:p>
          </table:table-cell>
          <table:table-cell office:value-type="float" office:value="43">
            <text:p>43</text:p>
          </table:table-cell>
          <table:table-cell office:value-type="float" office:value="20">
            <text:p>20</text:p>
          </table:table-cell>
          <table:table-cell table:formula="of:=IF([.E839]=[.E838];[.F838]+1;1)" office:value-type="float" office:value="28">
            <text:p>28</text:p>
          </table:table-cell>
          <table:table-cell table:formula="of:=CONCATENATE(&quot;/home/peter/Thesis/ForcedAligner/Aligner1/wav/11025/&quot;;[.C839];[.D839];&quot;.wav&quot;)" office:value-type="string" office:string-value="/home/peter/Thesis/ForcedAligner/Aligner1/wav/11025/4_1May43.wav">
            <text:p>/home/peter/Thesis/ForcedAligner/Aligner1/wav/11025/4_1May43.wav</text:p>
          </table:table-cell>
          <table:table-cell table:formula="of:=CONCATENATE(&quot;/home/peter/Thesis/ForcedAligner/Aligner1/wav/&quot;;&quot;FNQ&quot;;[.E839];&quot;_&quot;;[.F839];&quot;.wav&quot;)" office:value-type="string" office:string-value="/home/peter/Thesis/ForcedAligner/Aligner1/wav/FNQ20_28.wav">
            <text:p>/home/peter/Thesis/ForcedAligner/Aligner1/wav/FNQ20_28.wav</text:p>
          </table:table-cell>
          <table:table-cell office:value-type="string">
            <text:p>merci! monsieur le ministre du travail, de l' emploi et de la santé.</text:p>
          </table:table-cell>
        </table:table-row>
        <table:table-row table:style-name="ro1">
          <table:table-cell table:number-columns-repeated="2"/>
          <table:table-cell office:value-type="string">
            <text:p>3_1May</text:p>
          </table:table-cell>
          <table:table-cell office:value-type="float" office:value="38">
            <text:p>38</text:p>
          </table:table-cell>
          <table:table-cell office:value-type="float" office:value="20">
            <text:p>20</text:p>
          </table:table-cell>
          <table:table-cell table:formula="of:=IF([.E840]=[.E839];[.F839]+1;1)" office:value-type="float" office:value="29">
            <text:p>29</text:p>
          </table:table-cell>
          <table:table-cell table:formula="of:=CONCATENATE(&quot;/home/peter/Thesis/ForcedAligner/Aligner1/wav/11025/&quot;;[.C840];[.D840];&quot;.wav&quot;)" office:value-type="string" office:string-value="/home/peter/Thesis/ForcedAligner/Aligner1/wav/11025/3_1May38.wav">
            <text:p>/home/peter/Thesis/ForcedAligner/Aligner1/wav/11025/3_1May38.wav</text:p>
          </table:table-cell>
          <table:table-cell table:formula="of:=CONCATENATE(&quot;/home/peter/Thesis/ForcedAligner/Aligner1/wav/&quot;;&quot;FNQ&quot;;[.E840];&quot;_&quot;;[.F840];&quot;.wav&quot;)" office:value-type="string" office:string-value="/home/peter/Thesis/ForcedAligner/Aligner1/wav/FNQ20_29.wav">
            <text:p>/home/peter/Thesis/ForcedAligner/Aligner1/wav/FNQ20_29.wav</text:p>
          </table:table-cell>
          <table:table-cell office:value-type="string">
            <text:p>{ns} monsieur le secrétaire d' était chargé du commerce, de l' artisanat, des pme, du tourisme, des services, des professions libérales et de la consommation.</text:p>
          </table:table-cell>
        </table:table-row>
        <table:table-row table:style-name="ro1">
          <table:table-cell table:number-columns-repeated="2"/>
          <table:table-cell office:value-type="string">
            <text:p>4_1May</text:p>
          </table:table-cell>
          <table:table-cell office:value-type="float" office:value="45">
            <text:p>45</text:p>
          </table:table-cell>
          <table:table-cell office:value-type="float" office:value="20">
            <text:p>20</text:p>
          </table:table-cell>
          <table:table-cell table:formula="of:=IF([.E841]=[.E840];[.F840]+1;1)" office:value-type="float" office:value="30">
            <text:p>30</text:p>
          </table:table-cell>
          <table:table-cell table:formula="of:=CONCATENATE(&quot;/home/peter/Thesis/ForcedAligner/Aligner1/wav/11025/&quot;;[.C841];[.D841];&quot;.wav&quot;)" office:value-type="string" office:string-value="/home/peter/Thesis/ForcedAligner/Aligner1/wav/11025/4_1May45.wav">
            <text:p>/home/peter/Thesis/ForcedAligner/Aligner1/wav/11025/4_1May45.wav</text:p>
          </table:table-cell>
          <table:table-cell table:formula="of:=CONCATENATE(&quot;/home/peter/Thesis/ForcedAligner/Aligner1/wav/&quot;;&quot;FNQ&quot;;[.E841];&quot;_&quot;;[.F841];&quot;.wav&quot;)" office:value-type="string" office:string-value="/home/peter/Thesis/ForcedAligner/Aligner1/wav/FNQ20_30.wav">
            <text:p>/home/peter/Thesis/ForcedAligner/Aligner1/wav/FNQ20_30.wav</text:p>
          </table:table-cell>
          <table:table-cell office:value-type="string">
            <text:p>la parole est à michel herbillon.</text:p>
          </table:table-cell>
        </table:table-row>
        <table:table-row table:style-name="ro1">
          <table:table-cell table:number-columns-repeated="2"/>
          <table:table-cell office:value-type="string">
            <text:p>3_1May</text:p>
          </table:table-cell>
          <table:table-cell office:value-type="float" office:value="40">
            <text:p>40</text:p>
          </table:table-cell>
          <table:table-cell office:value-type="float" office:value="20">
            <text:p>20</text:p>
          </table:table-cell>
          <table:table-cell table:formula="of:=IF([.E842]=[.E841];[.F841]+1;1)" office:value-type="float" office:value="31">
            <text:p>31</text:p>
          </table:table-cell>
          <table:table-cell table:formula="of:=CONCATENATE(&quot;/home/peter/Thesis/ForcedAligner/Aligner1/wav/11025/&quot;;[.C842];[.D842];&quot;.wav&quot;)" office:value-type="string" office:string-value="/home/peter/Thesis/ForcedAligner/Aligner1/wav/11025/3_1May40.wav">
            <text:p>/home/peter/Thesis/ForcedAligner/Aligner1/wav/11025/3_1May40.wav</text:p>
          </table:table-cell>
          <table:table-cell table:formula="of:=CONCATENATE(&quot;/home/peter/Thesis/ForcedAligner/Aligner1/wav/&quot;;&quot;FNQ&quot;;[.E842];&quot;_&quot;;[.F842];&quot;.wav&quot;)" office:value-type="string" office:string-value="/home/peter/Thesis/ForcedAligner/Aligner1/wav/FNQ20_31.wav">
            <text:p>/home/peter/Thesis/ForcedAligner/Aligner1/wav/FNQ20_31.wav</text:p>
          </table:table-cell>
          <table:table-cell office:value-type="string">
            <text:p>{ns} la parole est à rémi delatte. </text:p>
          </table:table-cell>
        </table:table-row>
        <table:table-row table:style-name="ro1">
          <table:table-cell table:number-columns-repeated="2"/>
          <table:table-cell office:value-type="string">
            <text:p>4_1May</text:p>
          </table:table-cell>
          <table:table-cell office:value-type="float" office:value="47">
            <text:p>47</text:p>
          </table:table-cell>
          <table:table-cell office:value-type="float" office:value="20">
            <text:p>20</text:p>
          </table:table-cell>
          <table:table-cell table:formula="of:=IF([.E843]=[.E842];[.F842]+1;1)" office:value-type="float" office:value="32">
            <text:p>32</text:p>
          </table:table-cell>
          <table:table-cell table:formula="of:=CONCATENATE(&quot;/home/peter/Thesis/ForcedAligner/Aligner1/wav/11025/&quot;;[.C843];[.D843];&quot;.wav&quot;)" office:value-type="string" office:string-value="/home/peter/Thesis/ForcedAligner/Aligner1/wav/11025/4_1May47.wav">
            <text:p>/home/peter/Thesis/ForcedAligner/Aligner1/wav/11025/4_1May47.wav</text:p>
          </table:table-cell>
          <table:table-cell table:formula="of:=CONCATENATE(&quot;/home/peter/Thesis/ForcedAligner/Aligner1/wav/&quot;;&quot;FNQ&quot;;[.E843];&quot;_&quot;;[.F843];&quot;.wav&quot;)" office:value-type="string" office:string-value="/home/peter/Thesis/ForcedAligner/Aligner1/wav/FNQ20_32.wav">
            <text:p>/home/peter/Thesis/ForcedAligner/Aligner1/wav/FNQ20_32.wav</text:p>
          </table:table-cell>
          <table:table-cell office:value-type="string">
            <text:p>monsieur le ministre du travail, de l' emploi et de la santé.</text:p>
          </table:table-cell>
        </table:table-row>
        <table:table-row table:style-name="ro1">
          <table:table-cell table:number-columns-repeated="2"/>
          <table:table-cell office:value-type="string">
            <text:p>3_1May</text:p>
          </table:table-cell>
          <table:table-cell office:value-type="float" office:value="42">
            <text:p>42</text:p>
          </table:table-cell>
          <table:table-cell office:value-type="float" office:value="20">
            <text:p>20</text:p>
          </table:table-cell>
          <table:table-cell table:formula="of:=IF([.E844]=[.E843];[.F843]+1;1)" office:value-type="float" office:value="33">
            <text:p>33</text:p>
          </table:table-cell>
          <table:table-cell table:formula="of:=CONCATENATE(&quot;/home/peter/Thesis/ForcedAligner/Aligner1/wav/11025/&quot;;[.C844];[.D844];&quot;.wav&quot;)" office:value-type="string" office:string-value="/home/peter/Thesis/ForcedAligner/Aligner1/wav/11025/3_1May42.wav">
            <text:p>/home/peter/Thesis/ForcedAligner/Aligner1/wav/11025/3_1May42.wav</text:p>
          </table:table-cell>
          <table:table-cell table:formula="of:=CONCATENATE(&quot;/home/peter/Thesis/ForcedAligner/Aligner1/wav/&quot;;&quot;FNQ&quot;;[.E844];&quot;_&quot;;[.F844];&quot;.wav&quot;)" office:value-type="string" office:string-value="/home/peter/Thesis/ForcedAligner/Aligner1/wav/FNQ20_33.wav">
            <text:p>/home/peter/Thesis/ForcedAligner/Aligner1/wav/FNQ20_33.wav</text:p>
          </table:table-cell>
          <table:table-cell office:value-type="string">
            <text:p>monsieur le ministre du travail, de l' emploi et de la santé.</text:p>
          </table:table-cell>
        </table:table-row>
        <table:table-row table:style-name="ro1">
          <table:table-cell table:number-columns-repeated="2"/>
          <table:table-cell office:value-type="string">
            <text:p>4_1May</text:p>
          </table:table-cell>
          <table:table-cell office:value-type="float" office:value="55">
            <text:p>55</text:p>
          </table:table-cell>
          <table:table-cell office:value-type="float" office:value="20">
            <text:p>20</text:p>
          </table:table-cell>
          <table:table-cell table:formula="of:=IF([.E845]=[.E844];[.F844]+1;1)" office:value-type="float" office:value="34">
            <text:p>34</text:p>
          </table:table-cell>
          <table:table-cell table:formula="of:=CONCATENATE(&quot;/home/peter/Thesis/ForcedAligner/Aligner1/wav/11025/&quot;;[.C845];[.D845];&quot;.wav&quot;)" office:value-type="string" office:string-value="/home/peter/Thesis/ForcedAligner/Aligner1/wav/11025/4_1May55.wav">
            <text:p>/home/peter/Thesis/ForcedAligner/Aligner1/wav/11025/4_1May55.wav</text:p>
          </table:table-cell>
          <table:table-cell table:formula="of:=CONCATENATE(&quot;/home/peter/Thesis/ForcedAligner/Aligner1/wav/&quot;;&quot;FNQ&quot;;[.E845];&quot;_&quot;;[.F845];&quot;.wav&quot;)" office:value-type="string" office:string-value="/home/peter/Thesis/ForcedAligner/Aligner1/wav/FNQ20_34.wav">
            <text:p>/home/peter/Thesis/ForcedAligner/Aligner1/wav/FNQ20_34.wav</text:p>
          </table:table-cell>
          <table:table-cell office:value-type="string">
            <text:p>{ns} monsieur le porte parole du gouvernement.</text:p>
          </table:table-cell>
        </table:table-row>
        <table:table-row table:style-name="ro1">
          <table:table-cell table:number-columns-repeated="2"/>
          <table:table-cell office:value-type="string">
            <text:p>3_1May</text:p>
          </table:table-cell>
          <table:table-cell office:value-type="float" office:value="44">
            <text:p>44</text:p>
          </table:table-cell>
          <table:table-cell office:value-type="float" office:value="20">
            <text:p>20</text:p>
          </table:table-cell>
          <table:table-cell table:formula="of:=IF([.E846]=[.E845];[.F845]+1;1)" office:value-type="float" office:value="35">
            <text:p>35</text:p>
          </table:table-cell>
          <table:table-cell table:formula="of:=CONCATENATE(&quot;/home/peter/Thesis/ForcedAligner/Aligner1/wav/11025/&quot;;[.C846];[.D846];&quot;.wav&quot;)" office:value-type="string" office:string-value="/home/peter/Thesis/ForcedAligner/Aligner1/wav/11025/3_1May44.wav">
            <text:p>/home/peter/Thesis/ForcedAligner/Aligner1/wav/11025/3_1May44.wav</text:p>
          </table:table-cell>
          <table:table-cell table:formula="of:=CONCATENATE(&quot;/home/peter/Thesis/ForcedAligner/Aligner1/wav/&quot;;&quot;FNQ&quot;;[.E846];&quot;_&quot;;[.F846];&quot;.wav&quot;)" office:value-type="string" office:string-value="/home/peter/Thesis/ForcedAligner/Aligner1/wav/FNQ20_35.wav">
            <text:p>/home/peter/Thesis/ForcedAligner/Aligner1/wav/FNQ20_35.wav</text:p>
          </table:table-cell>
          <table:table-cell office:value-type="string">
            <text:p>{ns} la parole est à alain vidalies.</text:p>
          </table:table-cell>
        </table:table-row>
        <table:table-row table:style-name="ro1">
          <table:table-cell table:number-columns-repeated="2"/>
          <table:table-cell office:value-type="string">
            <text:p>4_1May</text:p>
          </table:table-cell>
          <table:table-cell office:value-type="float" office:value="57">
            <text:p>57</text:p>
          </table:table-cell>
          <table:table-cell office:value-type="float" office:value="20">
            <text:p>20</text:p>
          </table:table-cell>
          <table:table-cell table:formula="of:=IF([.E847]=[.E846];[.F846]+1;1)" office:value-type="float" office:value="36">
            <text:p>36</text:p>
          </table:table-cell>
          <table:table-cell table:formula="of:=CONCATENATE(&quot;/home/peter/Thesis/ForcedAligner/Aligner1/wav/11025/&quot;;[.C847];[.D847];&quot;.wav&quot;)" office:value-type="string" office:string-value="/home/peter/Thesis/ForcedAligner/Aligner1/wav/11025/4_1May57.wav">
            <text:p>/home/peter/Thesis/ForcedAligner/Aligner1/wav/11025/4_1May57.wav</text:p>
          </table:table-cell>
          <table:table-cell table:formula="of:=CONCATENATE(&quot;/home/peter/Thesis/ForcedAligner/Aligner1/wav/&quot;;&quot;FNQ&quot;;[.E847];&quot;_&quot;;[.F847];&quot;.wav&quot;)" office:value-type="string" office:string-value="/home/peter/Thesis/ForcedAligner/Aligner1/wav/FNQ20_36.wav">
            <text:p>/home/peter/Thesis/ForcedAligner/Aligner1/wav/FNQ20_36.wav</text:p>
          </table:table-cell>
          <table:table-cell office:value-type="string">
            <text:p>la parole est à jean charles taugourdeau.</text:p>
          </table:table-cell>
        </table:table-row>
        <table:table-row table:style-name="ro1">
          <table:table-cell table:number-columns-repeated="2"/>
          <table:table-cell office:value-type="string">
            <text:p>3_1May</text:p>
          </table:table-cell>
          <table:table-cell office:value-type="float" office:value="46">
            <text:p>46</text:p>
          </table:table-cell>
          <table:table-cell office:value-type="float" office:value="20">
            <text:p>20</text:p>
          </table:table-cell>
          <table:table-cell table:formula="of:=IF([.E848]=[.E847];[.F847]+1;1)" office:value-type="float" office:value="37">
            <text:p>37</text:p>
          </table:table-cell>
          <table:table-cell table:formula="of:=CONCATENATE(&quot;/home/peter/Thesis/ForcedAligner/Aligner1/wav/11025/&quot;;[.C848];[.D848];&quot;.wav&quot;)" office:value-type="string" office:string-value="/home/peter/Thesis/ForcedAligner/Aligner1/wav/11025/3_1May46.wav">
            <text:p>/home/peter/Thesis/ForcedAligner/Aligner1/wav/11025/3_1May46.wav</text:p>
          </table:table-cell>
          <table:table-cell table:formula="of:=CONCATENATE(&quot;/home/peter/Thesis/ForcedAligner/Aligner1/wav/&quot;;&quot;FNQ&quot;;[.E848];&quot;_&quot;;[.F848];&quot;.wav&quot;)" office:value-type="string" office:string-value="/home/peter/Thesis/ForcedAligner/Aligner1/wav/FNQ20_37.wav">
            <text:p>/home/peter/Thesis/ForcedAligner/Aligner1/wav/FNQ20_37.wav</text:p>
          </table:table-cell>
          <table:table-cell office:value-type="string">
            <text:p>monsieur le ministre du travail, de l' emploi et de la santé.</text:p>
          </table:table-cell>
        </table:table-row>
        <table:table-row table:style-name="ro1">
          <table:table-cell table:number-columns-repeated="2"/>
          <table:table-cell office:value-type="string">
            <text:p>4_1May</text:p>
          </table:table-cell>
          <table:table-cell office:value-type="float" office:value="59">
            <text:p>59</text:p>
          </table:table-cell>
          <table:table-cell office:value-type="float" office:value="20">
            <text:p>20</text:p>
          </table:table-cell>
          <table:table-cell table:formula="of:=IF([.E849]=[.E848];[.F848]+1;1)" office:value-type="float" office:value="38">
            <text:p>38</text:p>
          </table:table-cell>
          <table:table-cell table:formula="of:=CONCATENATE(&quot;/home/peter/Thesis/ForcedAligner/Aligner1/wav/11025/&quot;;[.C849];[.D849];&quot;.wav&quot;)" office:value-type="string" office:string-value="/home/peter/Thesis/ForcedAligner/Aligner1/wav/11025/4_1May59.wav">
            <text:p>/home/peter/Thesis/ForcedAligner/Aligner1/wav/11025/4_1May59.wav</text:p>
          </table:table-cell>
          <table:table-cell table:formula="of:=CONCATENATE(&quot;/home/peter/Thesis/ForcedAligner/Aligner1/wav/&quot;;&quot;FNQ&quot;;[.E849];&quot;_&quot;;[.F849];&quot;.wav&quot;)" office:value-type="string" office:string-value="/home/peter/Thesis/ForcedAligner/Aligner1/wav/FNQ20_38.wav">
            <text:p>/home/peter/Thesis/ForcedAligner/Aligner1/wav/FNQ20_38.wav</text:p>
          </table:table-cell>
          <table:table-cell office:value-type="string">
            <text:p>monsieur le secrétaire d' état chargé du commerce, de l' artisanat et des petites et moyennes entreprises.</text:p>
          </table:table-cell>
        </table:table-row>
        <table:table-row table:style-name="ro1">
          <table:table-cell table:number-columns-repeated="2"/>
          <table:table-cell office:value-type="string">
            <text:p>3_1May</text:p>
          </table:table-cell>
          <table:table-cell office:value-type="float" office:value="48">
            <text:p>48</text:p>
          </table:table-cell>
          <table:table-cell office:value-type="float" office:value="20">
            <text:p>20</text:p>
          </table:table-cell>
          <table:table-cell table:formula="of:=IF([.E850]=[.E849];[.F849]+1;1)" office:value-type="float" office:value="39">
            <text:p>39</text:p>
          </table:table-cell>
          <table:table-cell table:formula="of:=CONCATENATE(&quot;/home/peter/Thesis/ForcedAligner/Aligner1/wav/11025/&quot;;[.C850];[.D850];&quot;.wav&quot;)" office:value-type="string" office:string-value="/home/peter/Thesis/ForcedAligner/Aligner1/wav/11025/3_1May48.wav">
            <text:p>/home/peter/Thesis/ForcedAligner/Aligner1/wav/11025/3_1May48.wav</text:p>
          </table:table-cell>
          <table:table-cell table:formula="of:=CONCATENATE(&quot;/home/peter/Thesis/ForcedAligner/Aligner1/wav/&quot;;&quot;FNQ&quot;;[.E850];&quot;_&quot;;[.F850];&quot;.wav&quot;)" office:value-type="string" office:string-value="/home/peter/Thesis/ForcedAligner/Aligner1/wav/FNQ20_39.wav">
            <text:p>/home/peter/Thesis/ForcedAligner/Aligner1/wav/FNQ20_39.wav</text:p>
          </table:table-cell>
          <table:table-cell office:value-type="string">
            <text:p>je vous en prie, je vous en prie!</text:p>
          </table:table-cell>
        </table:table-row>
        <table:table-row table:style-name="ro1">
          <table:table-cell table:number-columns-repeated="2"/>
          <table:table-cell office:value-type="string">
            <text:p>4_1May</text:p>
          </table:table-cell>
          <table:table-cell office:value-type="float" office:value="61">
            <text:p>61</text:p>
          </table:table-cell>
          <table:table-cell office:value-type="float" office:value="20">
            <text:p>20</text:p>
          </table:table-cell>
          <table:table-cell table:formula="of:=IF([.E851]=[.E850];[.F850]+1;1)" office:value-type="float" office:value="40">
            <text:p>40</text:p>
          </table:table-cell>
          <table:table-cell table:formula="of:=CONCATENATE(&quot;/home/peter/Thesis/ForcedAligner/Aligner1/wav/11025/&quot;;[.C851];[.D851];&quot;.wav&quot;)" office:value-type="string" office:string-value="/home/peter/Thesis/ForcedAligner/Aligner1/wav/11025/4_1May61.wav">
            <text:p>/home/peter/Thesis/ForcedAligner/Aligner1/wav/11025/4_1May61.wav</text:p>
          </table:table-cell>
          <table:table-cell table:formula="of:=CONCATENATE(&quot;/home/peter/Thesis/ForcedAligner/Aligner1/wav/&quot;;&quot;FNQ&quot;;[.E851];&quot;_&quot;;[.F851];&quot;.wav&quot;)" office:value-type="string" office:string-value="/home/peter/Thesis/ForcedAligner/Aligner1/wav/FNQ20_40.wav">
            <text:p>/home/peter/Thesis/ForcedAligner/Aligner1/wav/FNQ20_40.wav</text:p>
          </table:table-cell>
          <table:table-cell office:value-type="string">
            <text:p>merci. mes chers collègues, pensez à l' image que vous donnez lorsque vous hurlez et que vous criez. je vous le dis parce que les courriers que je reçois sont de plus en plus nombreux et que c' est aussi notre responsabilité de maintenir l' image que nous devons aux français. la parole est à gérard charasse.</text:p>
          </table:table-cell>
        </table:table-row>
        <table:table-row table:style-name="ro1">
          <table:table-cell table:number-columns-repeated="2"/>
          <table:table-cell office:value-type="string">
            <text:p>3_1May</text:p>
          </table:table-cell>
          <table:table-cell office:value-type="float" office:value="50">
            <text:p>50</text:p>
          </table:table-cell>
          <table:table-cell office:value-type="float" office:value="20">
            <text:p>20</text:p>
          </table:table-cell>
          <table:table-cell table:formula="of:=IF([.E852]=[.E851];[.F851]+1;1)" office:value-type="float" office:value="41">
            <text:p>41</text:p>
          </table:table-cell>
          <table:table-cell table:formula="of:=CONCATENATE(&quot;/home/peter/Thesis/ForcedAligner/Aligner1/wav/11025/&quot;;[.C852];[.D852];&quot;.wav&quot;)" office:value-type="string" office:string-value="/home/peter/Thesis/ForcedAligner/Aligner1/wav/11025/3_1May50.wav">
            <text:p>/home/peter/Thesis/ForcedAligner/Aligner1/wav/11025/3_1May50.wav</text:p>
          </table:table-cell>
          <table:table-cell table:formula="of:=CONCATENATE(&quot;/home/peter/Thesis/ForcedAligner/Aligner1/wav/&quot;;&quot;FNQ&quot;;[.E852];&quot;_&quot;;[.F852];&quot;.wav&quot;)" office:value-type="string" office:string-value="/home/peter/Thesis/ForcedAligner/Aligner1/wav/FNQ20_41.wav">
            <text:p>/home/peter/Thesis/ForcedAligner/Aligner1/wav/FNQ20_41.wav</text:p>
          </table:table-cell>
          <table:table-cell office:value-type="string">
            <text:p>{ns} la parole est à guénhaël huet.</text:p>
          </table:table-cell>
        </table:table-row>
        <table:table-row table:style-name="ro1">
          <table:table-cell table:number-columns-repeated="2"/>
          <table:table-cell office:value-type="string">
            <text:p>4_1May</text:p>
          </table:table-cell>
          <table:table-cell office:value-type="float" office:value="63">
            <text:p>63</text:p>
          </table:table-cell>
          <table:table-cell office:value-type="float" office:value="20">
            <text:p>20</text:p>
          </table:table-cell>
          <table:table-cell table:formula="of:=IF([.E853]=[.E852];[.F852]+1;1)" office:value-type="float" office:value="42">
            <text:p>42</text:p>
          </table:table-cell>
          <table:table-cell table:formula="of:=CONCATENATE(&quot;/home/peter/Thesis/ForcedAligner/Aligner1/wav/11025/&quot;;[.C853];[.D853];&quot;.wav&quot;)" office:value-type="string" office:string-value="/home/peter/Thesis/ForcedAligner/Aligner1/wav/11025/4_1May63.wav">
            <text:p>/home/peter/Thesis/ForcedAligner/Aligner1/wav/11025/4_1May63.wav</text:p>
          </table:table-cell>
          <table:table-cell table:formula="of:=CONCATENATE(&quot;/home/peter/Thesis/ForcedAligner/Aligner1/wav/&quot;;&quot;FNQ&quot;;[.E853];&quot;_&quot;;[.F853];&quot;.wav&quot;)" office:value-type="string" office:string-value="/home/peter/Thesis/ForcedAligner/Aligner1/wav/FNQ20_42.wav">
            <text:p>/home/peter/Thesis/ForcedAligner/Aligner1/wav/FNQ20_42.wav</text:p>
          </table:table-cell>
          <table:table-cell office:value-type="string">
            <text:p>monsieur le secrétaire d' état, chargé du commerce extérieur.</text:p>
          </table:table-cell>
        </table:table-row>
        <table:table-row table:style-name="ro1">
          <table:table-cell table:number-columns-repeated="2"/>
          <table:table-cell office:value-type="string">
            <text:p>3_1May</text:p>
          </table:table-cell>
          <table:table-cell office:value-type="float" office:value="52">
            <text:p>52</text:p>
          </table:table-cell>
          <table:table-cell office:value-type="float" office:value="20">
            <text:p>20</text:p>
          </table:table-cell>
          <table:table-cell table:formula="of:=IF([.E854]=[.E853];[.F853]+1;1)" office:value-type="float" office:value="43">
            <text:p>43</text:p>
          </table:table-cell>
          <table:table-cell table:formula="of:=CONCATENATE(&quot;/home/peter/Thesis/ForcedAligner/Aligner1/wav/11025/&quot;;[.C854];[.D854];&quot;.wav&quot;)" office:value-type="string" office:string-value="/home/peter/Thesis/ForcedAligner/Aligner1/wav/11025/3_1May52.wav">
            <text:p>/home/peter/Thesis/ForcedAligner/Aligner1/wav/11025/3_1May52.wav</text:p>
          </table:table-cell>
          <table:table-cell table:formula="of:=CONCATENATE(&quot;/home/peter/Thesis/ForcedAligner/Aligner1/wav/&quot;;&quot;FNQ&quot;;[.E854];&quot;_&quot;;[.F854];&quot;.wav&quot;)" office:value-type="string" office:string-value="/home/peter/Thesis/ForcedAligner/Aligner1/wav/FNQ20_43.wav">
            <text:p>/home/peter/Thesis/ForcedAligner/Aligner1/wav/FNQ20_43.wav</text:p>
          </table:table-cell>
          <table:table-cell office:value-type="string">
            <text:p>madame la ministre de l' enseignement supérieur et de la recherche.</text:p>
          </table:table-cell>
        </table:table-row>
        <table:table-row table:style-name="ro1">
          <table:table-cell table:number-columns-repeated="2"/>
          <table:table-cell office:value-type="string">
            <text:p>4_1May</text:p>
          </table:table-cell>
          <table:table-cell office:value-type="float" office:value="65">
            <text:p>65</text:p>
          </table:table-cell>
          <table:table-cell office:value-type="float" office:value="20">
            <text:p>20</text:p>
          </table:table-cell>
          <table:table-cell table:formula="of:=IF([.E855]=[.E854];[.F854]+1;1)" office:value-type="float" office:value="44">
            <text:p>44</text:p>
          </table:table-cell>
          <table:table-cell table:formula="of:=CONCATENATE(&quot;/home/peter/Thesis/ForcedAligner/Aligner1/wav/11025/&quot;;[.C855];[.D855];&quot;.wav&quot;)" office:value-type="string" office:string-value="/home/peter/Thesis/ForcedAligner/Aligner1/wav/11025/4_1May65.wav">
            <text:p>/home/peter/Thesis/ForcedAligner/Aligner1/wav/11025/4_1May65.wav</text:p>
          </table:table-cell>
          <table:table-cell table:formula="of:=CONCATENATE(&quot;/home/peter/Thesis/ForcedAligner/Aligner1/wav/&quot;;&quot;FNQ&quot;;[.E855];&quot;_&quot;;[.F855];&quot;.wav&quot;)" office:value-type="string" office:string-value="/home/peter/Thesis/ForcedAligner/Aligner1/wav/FNQ20_44.wav">
            <text:p>/home/peter/Thesis/ForcedAligner/Aligner1/wav/FNQ20_44.wav</text:p>
          </table:table-cell>
          <table:table-cell office:value-type="string">
            <text:p>la parole est à jean michel ferrand.</text:p>
          </table:table-cell>
        </table:table-row>
        <table:table-row table:style-name="ro1">
          <table:table-cell table:number-columns-repeated="2"/>
          <table:table-cell office:value-type="string">
            <text:p>3_1May</text:p>
          </table:table-cell>
          <table:table-cell office:value-type="float" office:value="54">
            <text:p>54</text:p>
          </table:table-cell>
          <table:table-cell office:value-type="float" office:value="20">
            <text:p>20</text:p>
          </table:table-cell>
          <table:table-cell table:formula="of:=IF([.E856]=[.E855];[.F855]+1;1)" office:value-type="float" office:value="45">
            <text:p>45</text:p>
          </table:table-cell>
          <table:table-cell table:formula="of:=CONCATENATE(&quot;/home/peter/Thesis/ForcedAligner/Aligner1/wav/11025/&quot;;[.C856];[.D856];&quot;.wav&quot;)" office:value-type="string" office:string-value="/home/peter/Thesis/ForcedAligner/Aligner1/wav/11025/3_1May54.wav">
            <text:p>/home/peter/Thesis/ForcedAligner/Aligner1/wav/11025/3_1May54.wav</text:p>
          </table:table-cell>
          <table:table-cell table:formula="of:=CONCATENATE(&quot;/home/peter/Thesis/ForcedAligner/Aligner1/wav/&quot;;&quot;FNQ&quot;;[.E856];&quot;_&quot;;[.F856];&quot;.wav&quot;)" office:value-type="string" office:string-value="/home/peter/Thesis/ForcedAligner/Aligner1/wav/FNQ20_45.wav">
            <text:p>/home/peter/Thesis/ForcedAligner/Aligner1/wav/FNQ20_45.wav</text:p>
          </table:table-cell>
          <table:table-cell office:value-type="string">
            <text:p>la parole est à marylise lebranchu.</text:p>
          </table:table-cell>
        </table:table-row>
        <table:table-row table:style-name="ro1">
          <table:table-cell table:number-columns-repeated="2"/>
          <table:table-cell office:value-type="string">
            <text:p>4_1May</text:p>
          </table:table-cell>
          <table:table-cell office:value-type="float" office:value="67">
            <text:p>67</text:p>
          </table:table-cell>
          <table:table-cell office:value-type="float" office:value="20">
            <text:p>20</text:p>
          </table:table-cell>
          <table:table-cell table:formula="of:=IF([.E857]=[.E856];[.F856]+1;1)" office:value-type="float" office:value="46">
            <text:p>46</text:p>
          </table:table-cell>
          <table:table-cell table:formula="of:=CONCATENATE(&quot;/home/peter/Thesis/ForcedAligner/Aligner1/wav/11025/&quot;;[.C857];[.D857];&quot;.wav&quot;)" office:value-type="string" office:string-value="/home/peter/Thesis/ForcedAligner/Aligner1/wav/11025/4_1May67.wav">
            <text:p>/home/peter/Thesis/ForcedAligner/Aligner1/wav/11025/4_1May67.wav</text:p>
          </table:table-cell>
          <table:table-cell table:formula="of:=CONCATENATE(&quot;/home/peter/Thesis/ForcedAligner/Aligner1/wav/&quot;;&quot;FNQ&quot;;[.E857];&quot;_&quot;;[.F857];&quot;.wav&quot;)" office:value-type="string" office:string-value="/home/peter/Thesis/ForcedAligner/Aligner1/wav/FNQ20_46.wav">
            <text:p>/home/peter/Thesis/ForcedAligner/Aligner1/wav/FNQ20_46.wav</text:p>
          </table:table-cell>
          <table:table-cell office:value-type="string">
            <text:p>monsieur le ministre du travail, de l' emploi et de la santé.</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858];[.B858])" office:value-type="string" office:string-value="2May">
            <text:p>2May</text:p>
          </table:table-cell>
          <table:table-cell office:value-type="float" office:value="7">
            <text:p>7</text:p>
          </table:table-cell>
          <table:table-cell office:value-type="float" office:value="20">
            <text:p>20</text:p>
          </table:table-cell>
          <table:table-cell table:formula="of:=IF([.E858]=[.E857];[.F857]+1;1)" office:value-type="float" office:value="47">
            <text:p>47</text:p>
          </table:table-cell>
          <table:table-cell table:formula="of:=CONCATENATE(&quot;/home/peter/Thesis/ForcedAligner/Aligner1/wav/11025/&quot;;[.C858];[.D858];&quot;.wav&quot;)" office:value-type="string" office:string-value="/home/peter/Thesis/ForcedAligner/Aligner1/wav/11025/2May7.wav">
            <text:p>/home/peter/Thesis/ForcedAligner/Aligner1/wav/11025/2May7.wav</text:p>
          </table:table-cell>
          <table:table-cell table:formula="of:=CONCATENATE(&quot;/home/peter/Thesis/ForcedAligner/Aligner1/wav/&quot;;&quot;FNQ&quot;;[.E858];&quot;_&quot;;[.F858];&quot;.wav&quot;)" office:value-type="string" office:string-value="/home/peter/Thesis/ForcedAligner/Aligner1/wav/FNQ20_47.wav">
            <text:p>/home/peter/Thesis/ForcedAligner/Aligner1/wav/FNQ20_47.wav</text:p>
          </table:table-cell>
          <table:table-cell office:value-type="string">
            <text:p>la parole est à jérôme cahuzac, président de la commission des finances, de l' économie générale et du contrôle budgétaire.</text:p>
          </table:table-cell>
        </table:table-row>
        <table:table-row table:style-name="ro1">
          <table:table-cell table:number-columns-repeated="2"/>
          <table:table-cell office:value-type="string">
            <text:p>3_1May</text:p>
          </table:table-cell>
          <table:table-cell office:value-type="float" office:value="3">
            <text:p>3</text:p>
          </table:table-cell>
          <table:table-cell office:value-type="float" office:value="20">
            <text:p>20</text:p>
          </table:table-cell>
          <table:table-cell table:formula="of:=IF([.E859]=[.E858];[.F858]+1;1)" office:value-type="float" office:value="48">
            <text:p>48</text:p>
          </table:table-cell>
          <table:table-cell table:formula="of:=CONCATENATE(&quot;/home/peter/Thesis/ForcedAligner/Aligner1/wav/11025/&quot;;[.C859];[.D859];&quot;.wav&quot;)" office:value-type="string" office:string-value="/home/peter/Thesis/ForcedAligner/Aligner1/wav/11025/3_1May3.wav">
            <text:p>/home/peter/Thesis/ForcedAligner/Aligner1/wav/11025/3_1May3.wav</text:p>
          </table:table-cell>
          <table:table-cell table:formula="of:=CONCATENATE(&quot;/home/peter/Thesis/ForcedAligner/Aligner1/wav/&quot;;&quot;FNQ&quot;;[.E859];&quot;_&quot;;[.F859];&quot;.wav&quot;)" office:value-type="string" office:string-value="/home/peter/Thesis/ForcedAligner/Aligner1/wav/FNQ20_48.wav">
            <text:p>/home/peter/Thesis/ForcedAligner/Aligner1/wav/FNQ20_48.wav</text:p>
          </table:table-cell>
          <table:table-cell office:value-type="string">
            <text:p>je vous remercie.</text:p>
          </table:table-cell>
        </table:table-row>
        <table:table-row table:style-name="ro1">
          <table:table-cell table:number-columns-repeated="2"/>
          <table:table-cell office:value-type="string">
            <text:p>4_1May</text:p>
          </table:table-cell>
          <table:table-cell office:value-type="float" office:value="8">
            <text:p>8</text:p>
          </table:table-cell>
          <table:table-cell office:value-type="float" office:value="20">
            <text:p>20</text:p>
          </table:table-cell>
          <table:table-cell table:formula="of:=IF([.E860]=[.E859];[.F859]+1;1)" office:value-type="float" office:value="49">
            <text:p>49</text:p>
          </table:table-cell>
          <table:table-cell table:formula="of:=CONCATENATE(&quot;/home/peter/Thesis/ForcedAligner/Aligner1/wav/11025/&quot;;[.C860];[.D860];&quot;.wav&quot;)" office:value-type="string" office:string-value="/home/peter/Thesis/ForcedAligner/Aligner1/wav/11025/4_1May8.wav">
            <text:p>/home/peter/Thesis/ForcedAligner/Aligner1/wav/11025/4_1May8.wav</text:p>
          </table:table-cell>
          <table:table-cell table:formula="of:=CONCATENATE(&quot;/home/peter/Thesis/ForcedAligner/Aligner1/wav/&quot;;&quot;FNQ&quot;;[.E860];&quot;_&quot;;[.F860];&quot;.wav&quot;)" office:value-type="string" office:string-value="/home/peter/Thesis/ForcedAligner/Aligner1/wav/FNQ20_49.wav">
            <text:p>/home/peter/Thesis/ForcedAligner/Aligner1/wav/FNQ20_49.wav</text:p>
          </table:table-cell>
          <table:table-cell office:value-type="string">
            <text:p>la parole est à monsieur hervé gaymard</text:p>
          </table:table-cell>
        </table:table-row>
        <table:table-row table:style-name="ro1">
          <table:table-cell table:number-columns-repeated="2"/>
          <table:table-cell office:value-type="string">
            <text:p>3_1May</text:p>
          </table:table-cell>
          <table:table-cell office:value-type="float" office:value="56">
            <text:p>56</text:p>
          </table:table-cell>
          <table:table-cell office:value-type="float" office:value="20">
            <text:p>20</text:p>
          </table:table-cell>
          <table:table-cell table:formula="of:=IF([.E861]=[.E860];[.F860]+1;1)" office:value-type="float" office:value="50">
            <text:p>50</text:p>
          </table:table-cell>
          <table:table-cell table:formula="of:=CONCATENATE(&quot;/home/peter/Thesis/ForcedAligner/Aligner1/wav/11025/&quot;;[.C861];[.D861];&quot;.wav&quot;)" office:value-type="string" office:string-value="/home/peter/Thesis/ForcedAligner/Aligner1/wav/11025/3_1May56.wav">
            <text:p>/home/peter/Thesis/ForcedAligner/Aligner1/wav/11025/3_1May56.wav</text:p>
          </table:table-cell>
          <table:table-cell table:formula="of:=CONCATENATE(&quot;/home/peter/Thesis/ForcedAligner/Aligner1/wav/&quot;;&quot;FNQ&quot;;[.E861];&quot;_&quot;;[.F861];&quot;.wav&quot;)" office:value-type="string" office:string-value="/home/peter/Thesis/ForcedAligner/Aligner1/wav/FNQ20_50.wav">
            <text:p>/home/peter/Thesis/ForcedAligner/Aligner1/wav/FNQ20_50.wav</text:p>
          </table:table-cell>
          <table:table-cell office:value-type="string">
            <text:p>merci. madame la ministre chargée de l' apprentissage et de la formation professionnelle. {ns}</text:p>
          </table:table-cell>
        </table:table-row>
        <table:table-row table:style-name="ro1">
          <table:table-cell table:number-columns-repeated="2"/>
          <table:table-cell office:value-type="string">
            <text:p>4_1May</text:p>
          </table:table-cell>
          <table:table-cell office:value-type="float" office:value="69">
            <text:p>69</text:p>
          </table:table-cell>
          <table:table-cell office:value-type="float" office:value="20">
            <text:p>20</text:p>
          </table:table-cell>
          <table:table-cell table:formula="of:=IF([.E862]=[.E861];[.F861]+1;1)" office:value-type="float" office:value="51">
            <text:p>51</text:p>
          </table:table-cell>
          <table:table-cell table:formula="of:=CONCATENATE(&quot;/home/peter/Thesis/ForcedAligner/Aligner1/wav/11025/&quot;;[.C862];[.D862];&quot;.wav&quot;)" office:value-type="string" office:string-value="/home/peter/Thesis/ForcedAligner/Aligner1/wav/11025/4_1May69.wav">
            <text:p>/home/peter/Thesis/ForcedAligner/Aligner1/wav/11025/4_1May69.wav</text:p>
          </table:table-cell>
          <table:table-cell table:formula="of:=CONCATENATE(&quot;/home/peter/Thesis/ForcedAligner/Aligner1/wav/&quot;;&quot;FNQ&quot;;[.E862];&quot;_&quot;;[.F862];&quot;.wav&quot;)" office:value-type="string" office:string-value="/home/peter/Thesis/ForcedAligner/Aligner1/wav/FNQ20_51.wav">
            <text:p>/home/peter/Thesis/ForcedAligner/Aligner1/wav/FNQ20_51.wav</text:p>
          </table:table-cell>
          <table:table-cell office:value-type="string">
            <text:p>la parole est gisèle biémouret,</text:p>
          </table:table-cell>
        </table:table-row>
        <table:table-row table:style-name="ro1">
          <table:table-cell table:number-columns-repeated="2"/>
          <table:table-cell office:value-type="string">
            <text:p>3_1May</text:p>
          </table:table-cell>
          <table:table-cell office:value-type="float" office:value="58">
            <text:p>58</text:p>
          </table:table-cell>
          <table:table-cell office:value-type="float" office:value="20">
            <text:p>20</text:p>
          </table:table-cell>
          <table:table-cell table:formula="of:=IF([.E863]=[.E862];[.F862]+1;1)" office:value-type="float" office:value="52">
            <text:p>52</text:p>
          </table:table-cell>
          <table:table-cell table:formula="of:=CONCATENATE(&quot;/home/peter/Thesis/ForcedAligner/Aligner1/wav/11025/&quot;;[.C863];[.D863];&quot;.wav&quot;)" office:value-type="string" office:string-value="/home/peter/Thesis/ForcedAligner/Aligner1/wav/11025/3_1May58.wav">
            <text:p>/home/peter/Thesis/ForcedAligner/Aligner1/wav/11025/3_1May58.wav</text:p>
          </table:table-cell>
          <table:table-cell table:formula="of:=CONCATENATE(&quot;/home/peter/Thesis/ForcedAligner/Aligner1/wav/&quot;;&quot;FNQ&quot;;[.E863];&quot;_&quot;;[.F863];&quot;.wav&quot;)" office:value-type="string" office:string-value="/home/peter/Thesis/ForcedAligner/Aligner1/wav/FNQ20_52.wav">
            <text:p>/home/peter/Thesis/ForcedAligner/Aligner1/wav/FNQ20_52.wav</text:p>
          </table:table-cell>
          <table:table-cell office:value-type="string">
            <text:p>{ns} la parole est à cécile dumoulin.</text:p>
          </table:table-cell>
        </table:table-row>
        <table:table-row table:style-name="ro1">
          <table:table-cell table:number-columns-repeated="2"/>
          <table:table-cell office:value-type="string">
            <text:p>4_1May</text:p>
          </table:table-cell>
          <table:table-cell office:value-type="float" office:value="77">
            <text:p>77</text:p>
          </table:table-cell>
          <table:table-cell office:value-type="float" office:value="20">
            <text:p>20</text:p>
          </table:table-cell>
          <table:table-cell table:formula="of:=IF([.E864]=[.E863];[.F863]+1;1)" office:value-type="float" office:value="53">
            <text:p>53</text:p>
          </table:table-cell>
          <table:table-cell table:formula="of:=CONCATENATE(&quot;/home/peter/Thesis/ForcedAligner/Aligner1/wav/11025/&quot;;[.C864];[.D864];&quot;.wav&quot;)" office:value-type="string" office:string-value="/home/peter/Thesis/ForcedAligner/Aligner1/wav/11025/4_1May77.wav">
            <text:p>/home/peter/Thesis/ForcedAligner/Aligner1/wav/11025/4_1May77.wav</text:p>
          </table:table-cell>
          <table:table-cell table:formula="of:=CONCATENATE(&quot;/home/peter/Thesis/ForcedAligner/Aligner1/wav/&quot;;&quot;FNQ&quot;;[.E864];&quot;_&quot;;[.F864];&quot;.wav&quot;)" office:value-type="string" office:string-value="/home/peter/Thesis/ForcedAligner/Aligner1/wav/FNQ20_53.wav">
            <text:p>/home/peter/Thesis/ForcedAligner/Aligner1/wav/FNQ20_53.wav</text:p>
          </table:table-cell>
          <table:table-cell office:value-type="string">
            <text:p>mes chers collègues, la séance des questions au gouvernement est maintenant terminée. permettez moi, mesdames et messieurs les ministres, mes chers collègues qui êtes restés jusqu' à la fin de la séance de vous en remercier. </text:p>
          </table:table-cell>
        </table:table-row>
        <table:table-row table:style-name="ro1">
          <table:table-cell table:number-columns-repeated="2"/>
          <table:table-cell office:value-type="string">
            <text:p>3_1May</text:p>
          </table:table-cell>
          <table:table-cell office:value-type="float" office:value="60">
            <text:p>60</text:p>
          </table:table-cell>
          <table:table-cell office:value-type="float" office:value="20">
            <text:p>20</text:p>
          </table:table-cell>
          <table:table-cell table:formula="of:=IF([.E865]=[.E864];[.F864]+1;1)" office:value-type="float" office:value="54">
            <text:p>54</text:p>
          </table:table-cell>
          <table:table-cell table:formula="of:=CONCATENATE(&quot;/home/peter/Thesis/ForcedAligner/Aligner1/wav/11025/&quot;;[.C865];[.D865];&quot;.wav&quot;)" office:value-type="string" office:string-value="/home/peter/Thesis/ForcedAligner/Aligner1/wav/11025/3_1May60.wav">
            <text:p>/home/peter/Thesis/ForcedAligner/Aligner1/wav/11025/3_1May60.wav</text:p>
          </table:table-cell>
          <table:table-cell table:formula="of:=CONCATENATE(&quot;/home/peter/Thesis/ForcedAligner/Aligner1/wav/&quot;;&quot;FNQ&quot;;[.E865];&quot;_&quot;;[.F865];&quot;.wav&quot;)" office:value-type="string" office:string-value="/home/peter/Thesis/ForcedAligner/Aligner1/wav/FNQ20_54.wav">
            <text:p>/home/peter/Thesis/ForcedAligner/Aligner1/wav/FNQ20_54.wav</text:p>
          </table:table-cell>
          <table:table-cell office:value-type="string">
            <text:p>monsieur le ministre de l' intérieur, de l' outre mer, des collectivités territoriales et de l' immigration.</text:p>
          </table:table-cell>
        </table:table-row>
        <table:table-row table:style-name="ro1">
          <table:table-cell table:number-columns-repeated="2"/>
          <table:table-cell office:value-type="string">
            <text:p>3_1May</text:p>
          </table:table-cell>
          <table:table-cell office:value-type="float" office:value="64">
            <text:p>64</text:p>
          </table:table-cell>
          <table:table-cell office:value-type="float" office:value="20">
            <text:p>20</text:p>
          </table:table-cell>
          <table:table-cell table:formula="of:=IF([.E866]=[.E865];[.F865]+1;1)" office:value-type="float" office:value="55">
            <text:p>55</text:p>
          </table:table-cell>
          <table:table-cell table:formula="of:=CONCATENATE(&quot;/home/peter/Thesis/ForcedAligner/Aligner1/wav/11025/&quot;;[.C866];[.D866];&quot;.wav&quot;)" office:value-type="string" office:string-value="/home/peter/Thesis/ForcedAligner/Aligner1/wav/11025/3_1May64.wav">
            <text:p>/home/peter/Thesis/ForcedAligner/Aligner1/wav/11025/3_1May64.wav</text:p>
          </table:table-cell>
          <table:table-cell table:formula="of:=CONCATENATE(&quot;/home/peter/Thesis/ForcedAligner/Aligner1/wav/&quot;;&quot;FNQ&quot;;[.E866];&quot;_&quot;;[.F866];&quot;.wav&quot;)" office:value-type="string" office:string-value="/home/peter/Thesis/ForcedAligner/Aligner1/wav/FNQ20_55.wav">
            <text:p>/home/peter/Thesis/ForcedAligner/Aligner1/wav/FNQ20_55.wav</text:p>
          </table:table-cell>
          <table:table-cell office:value-type="string">
            <text:p>monsieur le ministre de l' éducation nationale, de la jeunesse de la vie associative.</text:p>
          </table:table-cell>
        </table:table-row>
        <table:table-row table:style-name="ro1">
          <table:table-cell table:number-columns-repeated="2"/>
          <table:table-cell office:value-type="string">
            <text:p>3_1May</text:p>
          </table:table-cell>
          <table:table-cell office:value-type="float" office:value="66">
            <text:p>66</text:p>
          </table:table-cell>
          <table:table-cell office:value-type="float" office:value="20">
            <text:p>20</text:p>
          </table:table-cell>
          <table:table-cell table:formula="of:=IF([.E867]=[.E866];[.F866]+1;1)" office:value-type="float" office:value="56">
            <text:p>56</text:p>
          </table:table-cell>
          <table:table-cell table:formula="of:=CONCATENATE(&quot;/home/peter/Thesis/ForcedAligner/Aligner1/wav/11025/&quot;;[.C867];[.D867];&quot;.wav&quot;)" office:value-type="string" office:string-value="/home/peter/Thesis/ForcedAligner/Aligner1/wav/11025/3_1May66.wav">
            <text:p>/home/peter/Thesis/ForcedAligner/Aligner1/wav/11025/3_1May66.wav</text:p>
          </table:table-cell>
          <table:table-cell table:formula="of:=CONCATENATE(&quot;/home/peter/Thesis/ForcedAligner/Aligner1/wav/&quot;;&quot;FNQ&quot;;[.E867];&quot;_&quot;;[.F867];&quot;.wav&quot;)" office:value-type="string" office:string-value="/home/peter/Thesis/ForcedAligner/Aligner1/wav/FNQ20_56.wav">
            <text:p>/home/peter/Thesis/ForcedAligner/Aligner1/wav/FNQ20_56.wav</text:p>
          </table:table-cell>
          <table:table-cell office:value-type="string">
            <text:p>merci. la parole est à <text:s/>charles de la verpillière, mes chers collègues encore une question. merci respecter l' orateur qui est le dernier à s' exprimer. ça peut aussi vous arriver. charles de la verpillière. </text:p>
          </table:table-cell>
        </table:table-row>
        <table:table-row table:style-name="ro1">
          <table:table-cell table:number-columns-repeated="2"/>
          <table:table-cell office:value-type="string">
            <text:p>3_1May</text:p>
          </table:table-cell>
          <table:table-cell office:value-type="float" office:value="68">
            <text:p>68</text:p>
          </table:table-cell>
          <table:table-cell office:value-type="float" office:value="20">
            <text:p>20</text:p>
          </table:table-cell>
          <table:table-cell table:formula="of:=IF([.E868]=[.E867];[.F867]+1;1)" office:value-type="float" office:value="57">
            <text:p>57</text:p>
          </table:table-cell>
          <table:table-cell table:formula="of:=CONCATENATE(&quot;/home/peter/Thesis/ForcedAligner/Aligner1/wav/11025/&quot;;[.C868];[.D868];&quot;.wav&quot;)" office:value-type="string" office:string-value="/home/peter/Thesis/ForcedAligner/Aligner1/wav/11025/3_1May68.wav">
            <text:p>/home/peter/Thesis/ForcedAligner/Aligner1/wav/11025/3_1May68.wav</text:p>
          </table:table-cell>
          <table:table-cell table:formula="of:=CONCATENATE(&quot;/home/peter/Thesis/ForcedAligner/Aligner1/wav/&quot;;&quot;FNQ&quot;;[.E868];&quot;_&quot;;[.F868];&quot;.wav&quot;)" office:value-type="string" office:string-value="/home/peter/Thesis/ForcedAligner/Aligner1/wav/FNQ20_57.wav">
            <text:p>/home/peter/Thesis/ForcedAligner/Aligner1/wav/FNQ20_57.wav</text:p>
          </table:table-cell>
          <table:table-cell office:value-type="string">
            <text:p>monsieur le secrétaire d' état chargé de la fonction publique.</text:p>
          </table:table-cell>
        </table:table-row>
        <table:table-row table:style-name="ro1">
          <table:table-cell table:number-columns-repeated="2"/>
          <table:table-cell office:value-type="string">
            <text:p>3_1May</text:p>
          </table:table-cell>
          <table:table-cell office:value-type="float" office:value="4">
            <text:p>4</text:p>
          </table:table-cell>
          <table:table-cell office:value-type="float" office:value="20">
            <text:p>20</text:p>
          </table:table-cell>
          <table:table-cell table:formula="of:=IF([.E869]=[.E868];[.F868]+1;1)" office:value-type="float" office:value="58">
            <text:p>58</text:p>
          </table:table-cell>
          <table:table-cell table:formula="of:=CONCATENATE(&quot;/home/peter/Thesis/ForcedAligner/Aligner1/wav/11025/&quot;;[.C869];[.D869];&quot;.wav&quot;)" office:value-type="string" office:string-value="/home/peter/Thesis/ForcedAligner/Aligner1/wav/11025/3_1May4.wav">
            <text:p>/home/peter/Thesis/ForcedAligner/Aligner1/wav/11025/3_1May4.wav</text:p>
          </table:table-cell>
          <table:table-cell table:formula="of:=CONCATENATE(&quot;/home/peter/Thesis/ForcedAligner/Aligner1/wav/&quot;;&quot;FNQ&quot;;[.E869];&quot;_&quot;;[.F869];&quot;.wav&quot;)" office:value-type="string" office:string-value="/home/peter/Thesis/ForcedAligner/Aligner1/wav/FNQ20_58.wav">
            <text:p>/home/peter/Thesis/ForcedAligner/Aligner1/wav/FNQ20_58.wav</text:p>
          </table:table-cell>
          <table:table-cell office:value-type="string">
            <text:p>chers collègues, j' ai rendu hier, en votre nom à tous, hommage aux victimes de l' attentat barbare qui a frappé marrakech. je voudrais aujourd'hui exprimer également notre soutien le plus résolu à ceux qui mènent, sur tous les fronts, la difficile lutte contre le terrorisme. nous n' oublions pas que, si des succès sont enregistrés, le prix en est élevé. à cet instant, nous pensons tout particulièrement au lourd tribut payé par nos soldats qui accomplissent, au péril de leur vie, des missions dangereuses, particulièrement en afghanistan où un cinquante sixième soldat français vient de trouver la mort. {ns} je leur renouvelle, au nom de toute l' assemblée nationale, ainsi qu' à leurs familles, l' hommage et la gratitude de la représentation nationale.</text:p>
          </table:table-cell>
        </table:table-row>
        <table:table-row table:style-name="ro1">
          <table:table-cell table:number-columns-repeated="2"/>
          <table:table-cell office:value-type="string">
            <text:p>4_1May</text:p>
          </table:table-cell>
          <table:table-cell office:value-type="float" office:value="10">
            <text:p>10</text:p>
          </table:table-cell>
          <table:table-cell office:value-type="float" office:value="20">
            <text:p>20</text:p>
          </table:table-cell>
          <table:table-cell table:formula="of:=IF([.E870]=[.E869];[.F869]+1;1)" office:value-type="float" office:value="59">
            <text:p>59</text:p>
          </table:table-cell>
          <table:table-cell table:formula="of:=CONCATENATE(&quot;/home/peter/Thesis/ForcedAligner/Aligner1/wav/11025/&quot;;[.C870];[.D870];&quot;.wav&quot;)" office:value-type="string" office:string-value="/home/peter/Thesis/ForcedAligner/Aligner1/wav/11025/4_1May10.wav">
            <text:p>/home/peter/Thesis/ForcedAligner/Aligner1/wav/11025/4_1May10.wav</text:p>
          </table:table-cell>
          <table:table-cell table:formula="of:=CONCATENATE(&quot;/home/peter/Thesis/ForcedAligner/Aligner1/wav/&quot;;&quot;FNQ&quot;;[.E870];&quot;_&quot;;[.F870];&quot;.wav&quot;)" office:value-type="string" office:string-value="/home/peter/Thesis/ForcedAligner/Aligner1/wav/FNQ20_59.wav">
            <text:p>/home/peter/Thesis/ForcedAligner/Aligner1/wav/FNQ20_59.wav</text:p>
          </table:table-cell>
          <table:table-cell office:value-type="string">
            <text:p>m. le ministre du travail, de l' emploi et de la santé</text:p>
          </table:table-cell>
        </table:table-row>
        <table:table-row table:style-name="ro1">
          <table:table-cell table:number-columns-repeated="2"/>
          <table:table-cell office:value-type="string">
            <text:p>3_1May</text:p>
          </table:table-cell>
          <table:table-cell office:value-type="float" office:value="5">
            <text:p>5</text:p>
          </table:table-cell>
          <table:table-cell office:value-type="float" office:value="20">
            <text:p>20</text:p>
          </table:table-cell>
          <table:table-cell table:formula="of:=IF([.E871]=[.E870];[.F870]+1;1)" office:value-type="float" office:value="60">
            <text:p>60</text:p>
          </table:table-cell>
          <table:table-cell table:formula="of:=CONCATENATE(&quot;/home/peter/Thesis/ForcedAligner/Aligner1/wav/11025/&quot;;[.C871];[.D871];&quot;.wav&quot;)" office:value-type="string" office:string-value="/home/peter/Thesis/ForcedAligner/Aligner1/wav/11025/3_1May5.wav">
            <text:p>/home/peter/Thesis/ForcedAligner/Aligner1/wav/11025/3_1May5.wav</text:p>
          </table:table-cell>
          <table:table-cell table:formula="of:=CONCATENATE(&quot;/home/peter/Thesis/ForcedAligner/Aligner1/wav/&quot;;&quot;FNQ&quot;;[.E871];&quot;_&quot;;[.F871];&quot;.wav&quot;)" office:value-type="string" office:string-value="/home/peter/Thesis/ForcedAligner/Aligner1/wav/FNQ20_60.wav">
            <text:p>/home/peter/Thesis/ForcedAligner/Aligner1/wav/FNQ20_60.wav</text:p>
          </table:table-cell>
          <table:table-cell office:value-type="string">
            <text:p>l' ordre du jour appelle les questions au gouvernement.</text:p>
          </table:table-cell>
        </table:table-row>
        <table:table-row table:style-name="ro1">
          <table:table-cell table:number-columns-repeated="2"/>
          <table:table-cell office:value-type="string">
            <text:p>4_1May</text:p>
          </table:table-cell>
          <table:table-cell office:value-type="float" office:value="12">
            <text:p>12</text:p>
          </table:table-cell>
          <table:table-cell office:value-type="float" office:value="20">
            <text:p>20</text:p>
          </table:table-cell>
          <table:table-cell table:formula="of:=IF([.E872]=[.E871];[.F871]+1;1)" office:value-type="float" office:value="61">
            <text:p>61</text:p>
          </table:table-cell>
          <table:table-cell table:formula="of:=CONCATENATE(&quot;/home/peter/Thesis/ForcedAligner/Aligner1/wav/11025/&quot;;[.C872];[.D872];&quot;.wav&quot;)" office:value-type="string" office:string-value="/home/peter/Thesis/ForcedAligner/Aligner1/wav/11025/4_1May12.wav">
            <text:p>/home/peter/Thesis/ForcedAligner/Aligner1/wav/11025/4_1May12.wav</text:p>
          </table:table-cell>
          <table:table-cell table:formula="of:=CONCATENATE(&quot;/home/peter/Thesis/ForcedAligner/Aligner1/wav/&quot;;&quot;FNQ&quot;;[.E872];&quot;_&quot;;[.F872];&quot;.wav&quot;)" office:value-type="string" office:string-value="/home/peter/Thesis/ForcedAligner/Aligner1/wav/FNQ20_61.wav">
            <text:p>/home/peter/Thesis/ForcedAligner/Aligner1/wav/FNQ20_61.wav</text:p>
          </table:table-cell>
          <table:table-cell office:value-type="string">
            <text:p>mes chers collègues, je vous demande un peu d' attention et de silence. la parole est à noël mamère.</text:p>
          </table:table-cell>
        </table:table-row>
        <table:table-row table:style-name="ro1">
          <table:table-cell table:number-columns-repeated="2"/>
          <table:table-cell office:value-type="string">
            <text:p>3_1May</text:p>
          </table:table-cell>
          <table:table-cell office:value-type="float" office:value="6">
            <text:p>6</text:p>
          </table:table-cell>
          <table:table-cell office:value-type="float" office:value="20">
            <text:p>20</text:p>
          </table:table-cell>
          <table:table-cell table:formula="of:=IF([.E873]=[.E872];[.F872]+1;1)" office:value-type="float" office:value="62">
            <text:p>62</text:p>
          </table:table-cell>
          <table:table-cell table:formula="of:=CONCATENATE(&quot;/home/peter/Thesis/ForcedAligner/Aligner1/wav/11025/&quot;;[.C873];[.D873];&quot;.wav&quot;)" office:value-type="string" office:string-value="/home/peter/Thesis/ForcedAligner/Aligner1/wav/11025/3_1May6.wav">
            <text:p>/home/peter/Thesis/ForcedAligner/Aligner1/wav/11025/3_1May6.wav</text:p>
          </table:table-cell>
          <table:table-cell table:formula="of:=CONCATENATE(&quot;/home/peter/Thesis/ForcedAligner/Aligner1/wav/&quot;;&quot;FNQ&quot;;[.E873];&quot;_&quot;;[.F873];&quot;.wav&quot;)" office:value-type="string" office:string-value="/home/peter/Thesis/ForcedAligner/Aligner1/wav/FNQ20_62.wav">
            <text:p>/home/peter/Thesis/ForcedAligner/Aligner1/wav/FNQ20_62.wav</text:p>
          </table:table-cell>
          <table:table-cell office:value-type="string">
            <text:p>la parole est à huguette bello</text:p>
          </table:table-cell>
        </table:table-row>
        <table:table-row table:style-name="ro1">
          <table:table-cell table:number-columns-repeated="2"/>
          <table:table-cell office:value-type="string">
            <text:p>4_1May</text:p>
          </table:table-cell>
          <table:table-cell office:value-type="float" office:value="14">
            <text:p>14</text:p>
          </table:table-cell>
          <table:table-cell office:value-type="float" office:value="20">
            <text:p>20</text:p>
          </table:table-cell>
          <table:table-cell table:formula="of:=IF([.E874]=[.E873];[.F873]+1;1)" office:value-type="float" office:value="63">
            <text:p>63</text:p>
          </table:table-cell>
          <table:table-cell table:formula="of:=CONCATENATE(&quot;/home/peter/Thesis/ForcedAligner/Aligner1/wav/11025/&quot;;[.C874];[.D874];&quot;.wav&quot;)" office:value-type="string" office:string-value="/home/peter/Thesis/ForcedAligner/Aligner1/wav/11025/4_1May14.wav">
            <text:p>/home/peter/Thesis/ForcedAligner/Aligner1/wav/11025/4_1May14.wav</text:p>
          </table:table-cell>
          <table:table-cell table:formula="of:=CONCATENATE(&quot;/home/peter/Thesis/ForcedAligner/Aligner1/wav/&quot;;&quot;FNQ&quot;;[.E874];&quot;_&quot;;[.F874];&quot;.wav&quot;)" office:value-type="string" office:string-value="/home/peter/Thesis/ForcedAligner/Aligner1/wav/FNQ20_63.wav">
            <text:p>/home/peter/Thesis/ForcedAligner/Aligner1/wav/FNQ20_63.wav</text:p>
          </table:table-cell>
          <table:table-cell office:value-type="string">
            <text:p>madame le ministre de l' écologie, du développement durable, des transports et du logement.</text:p>
          </table:table-cell>
        </table:table-row>
        <table:table-row table:style-name="ro1">
          <table:table-cell table:number-columns-repeated="2"/>
          <table:table-cell office:value-type="string">
            <text:p>3_1May</text:p>
          </table:table-cell>
          <table:table-cell office:value-type="float" office:value="8">
            <text:p>8</text:p>
          </table:table-cell>
          <table:table-cell office:value-type="float" office:value="20">
            <text:p>20</text:p>
          </table:table-cell>
          <table:table-cell table:formula="of:=IF([.E875]=[.E874];[.F874]+1;1)" office:value-type="float" office:value="64">
            <text:p>64</text:p>
          </table:table-cell>
          <table:table-cell table:formula="of:=CONCATENATE(&quot;/home/peter/Thesis/ForcedAligner/Aligner1/wav/11025/&quot;;[.C875];[.D875];&quot;.wav&quot;)" office:value-type="string" office:string-value="/home/peter/Thesis/ForcedAligner/Aligner1/wav/11025/3_1May8.wav">
            <text:p>/home/peter/Thesis/ForcedAligner/Aligner1/wav/11025/3_1May8.wav</text:p>
          </table:table-cell>
          <table:table-cell table:formula="of:=CONCATENATE(&quot;/home/peter/Thesis/ForcedAligner/Aligner1/wav/&quot;;&quot;FNQ&quot;;[.E875];&quot;_&quot;;[.F875];&quot;.wav&quot;)" office:value-type="string" office:string-value="/home/peter/Thesis/ForcedAligner/Aligner1/wav/FNQ20_64.wav">
            <text:p>/home/peter/Thesis/ForcedAligner/Aligner1/wav/FNQ20_64.wav</text:p>
          </table:table-cell>
          <table:table-cell office:value-type="string">
            <text:p>monsieur le ministre d' état, ministre des affaires étrangères et européennes.</text:p>
          </table:table-cell>
        </table:table-row>
        <table:table-row table:style-name="ro1">
          <table:table-cell table:number-columns-repeated="2"/>
          <table:table-cell office:value-type="string">
            <text:p>4_1May</text:p>
          </table:table-cell>
          <table:table-cell office:value-type="float" office:value="16">
            <text:p>16</text:p>
          </table:table-cell>
          <table:table-cell office:value-type="float" office:value="20">
            <text:p>20</text:p>
          </table:table-cell>
          <table:table-cell table:formula="of:=IF([.E876]=[.E875];[.F875]+1;1)" office:value-type="float" office:value="65">
            <text:p>65</text:p>
          </table:table-cell>
          <table:table-cell table:formula="of:=CONCATENATE(&quot;/home/peter/Thesis/ForcedAligner/Aligner1/wav/11025/&quot;;[.C876];[.D876];&quot;.wav&quot;)" office:value-type="string" office:string-value="/home/peter/Thesis/ForcedAligner/Aligner1/wav/11025/4_1May16.wav">
            <text:p>/home/peter/Thesis/ForcedAligner/Aligner1/wav/11025/4_1May16.wav</text:p>
          </table:table-cell>
          <table:table-cell table:formula="of:=CONCATENATE(&quot;/home/peter/Thesis/ForcedAligner/Aligner1/wav/&quot;;&quot;FNQ&quot;;[.E876];&quot;_&quot;;[.F876];&quot;.wav&quot;)" office:value-type="string" office:string-value="/home/peter/Thesis/ForcedAligner/Aligner1/wav/FNQ20_65.wav">
            <text:p>/home/peter/Thesis/ForcedAligner/Aligner1/wav/FNQ20_65.wav</text:p>
          </table:table-cell>
          <table:table-cell office:value-type="string">
            <text:p>la parole est à jean dionis du séjour.</text:p>
          </table:table-cell>
        </table:table-row>
        <table:table-row table:style-name="ro1">
          <table:table-cell table:number-columns-repeated="2"/>
          <table:table-cell office:value-type="string">
            <text:p>3_1May</text:p>
          </table:table-cell>
          <table:table-cell office:value-type="float" office:value="10">
            <text:p>10</text:p>
          </table:table-cell>
          <table:table-cell office:value-type="float" office:value="20">
            <text:p>20</text:p>
          </table:table-cell>
          <table:table-cell table:formula="of:=IF([.E877]=[.E876];[.F876]+1;1)" office:value-type="float" office:value="66">
            <text:p>66</text:p>
          </table:table-cell>
          <table:table-cell table:formula="of:=CONCATENATE(&quot;/home/peter/Thesis/ForcedAligner/Aligner1/wav/11025/&quot;;[.C877];[.D877];&quot;.wav&quot;)" office:value-type="string" office:string-value="/home/peter/Thesis/ForcedAligner/Aligner1/wav/11025/3_1May10.wav">
            <text:p>/home/peter/Thesis/ForcedAligner/Aligner1/wav/11025/3_1May10.wav</text:p>
          </table:table-cell>
          <table:table-cell table:formula="of:=CONCATENATE(&quot;/home/peter/Thesis/ForcedAligner/Aligner1/wav/&quot;;&quot;FNQ&quot;;[.E877];&quot;_&quot;;[.F877];&quot;.wav&quot;)" office:value-type="string" office:string-value="/home/peter/Thesis/ForcedAligner/Aligner1/wav/FNQ20_66.wav">
            <text:p>/home/peter/Thesis/ForcedAligner/Aligner1/wav/FNQ20_66.wav</text:p>
          </table:table-cell>
          <table:table-cell office:value-type="string">
            <text:p>la parole est à françois sauvadet.</text:p>
          </table:table-cell>
        </table:table-row>
        <table:table-row table:style-name="ro1">
          <table:table-cell table:number-columns-repeated="2"/>
          <table:table-cell office:value-type="string">
            <text:p>4_1May</text:p>
          </table:table-cell>
          <table:table-cell office:value-type="float" office:value="18">
            <text:p>18</text:p>
          </table:table-cell>
          <table:table-cell office:value-type="float" office:value="20">
            <text:p>20</text:p>
          </table:table-cell>
          <table:table-cell table:formula="of:=IF([.E878]=[.E877];[.F877]+1;1)" office:value-type="float" office:value="67">
            <text:p>67</text:p>
          </table:table-cell>
          <table:table-cell table:formula="of:=CONCATENATE(&quot;/home/peter/Thesis/ForcedAligner/Aligner1/wav/11025/&quot;;[.C878];[.D878];&quot;.wav&quot;)" office:value-type="string" office:string-value="/home/peter/Thesis/ForcedAligner/Aligner1/wav/11025/4_1May18.wav">
            <text:p>/home/peter/Thesis/ForcedAligner/Aligner1/wav/11025/4_1May18.wav</text:p>
          </table:table-cell>
          <table:table-cell table:formula="of:=CONCATENATE(&quot;/home/peter/Thesis/ForcedAligner/Aligner1/wav/&quot;;&quot;FNQ&quot;;[.E878];&quot;_&quot;;[.F878];&quot;.wav&quot;)" office:value-type="string" office:string-value="/home/peter/Thesis/ForcedAligner/Aligner1/wav/FNQ20_67.wav">
            <text:p>/home/peter/Thesis/ForcedAligner/Aligner1/wav/FNQ20_67.wav</text:p>
          </table:table-cell>
          <table:table-cell office:value-type="string">
            <text:p>monsieur le ministre de la culture et de la communication.</text:p>
          </table:table-cell>
        </table:table-row>
        <table:table-row table:style-name="ro1">
          <table:table-cell table:number-columns-repeated="2"/>
          <table:table-cell office:value-type="string">
            <text:p>3_1May</text:p>
          </table:table-cell>
          <table:table-cell office:value-type="float" office:value="12">
            <text:p>12</text:p>
          </table:table-cell>
          <table:table-cell office:value-type="float" office:value="20">
            <text:p>20</text:p>
          </table:table-cell>
          <table:table-cell table:formula="of:=IF([.E879]=[.E878];[.F878]+1;1)" office:value-type="float" office:value="68">
            <text:p>68</text:p>
          </table:table-cell>
          <table:table-cell table:formula="of:=CONCATENATE(&quot;/home/peter/Thesis/ForcedAligner/Aligner1/wav/11025/&quot;;[.C879];[.D879];&quot;.wav&quot;)" office:value-type="string" office:string-value="/home/peter/Thesis/ForcedAligner/Aligner1/wav/11025/3_1May12.wav">
            <text:p>/home/peter/Thesis/ForcedAligner/Aligner1/wav/11025/3_1May12.wav</text:p>
          </table:table-cell>
          <table:table-cell table:formula="of:=CONCATENATE(&quot;/home/peter/Thesis/ForcedAligner/Aligner1/wav/&quot;;&quot;FNQ&quot;;[.E879];&quot;_&quot;;[.F879];&quot;.wav&quot;)" office:value-type="string" office:string-value="/home/peter/Thesis/ForcedAligner/Aligner1/wav/FNQ20_68.wav">
            <text:p>/home/peter/Thesis/ForcedAligner/Aligner1/wav/FNQ20_68.wav</text:p>
          </table:table-cell>
          <table:table-cell office:value-type="string">
            <text:p>monsieur le premier ministre.</text:p>
          </table:table-cell>
        </table:table-row>
        <table:table-row table:style-name="ro1">
          <table:table-cell table:number-columns-repeated="2"/>
          <table:table-cell office:value-type="string">
            <text:p>4_1May</text:p>
          </table:table-cell>
          <table:table-cell table:number-columns-repeated="2" office:value-type="float" office:value="20">
            <text:p>20</text:p>
          </table:table-cell>
          <table:table-cell table:formula="of:=IF([.E880]=[.E879];[.F879]+1;1)" office:value-type="float" office:value="69">
            <text:p>69</text:p>
          </table:table-cell>
          <table:table-cell table:formula="of:=CONCATENATE(&quot;/home/peter/Thesis/ForcedAligner/Aligner1/wav/11025/&quot;;[.C880];[.D880];&quot;.wav&quot;)" office:value-type="string" office:string-value="/home/peter/Thesis/ForcedAligner/Aligner1/wav/11025/4_1May20.wav">
            <text:p>/home/peter/Thesis/ForcedAligner/Aligner1/wav/11025/4_1May20.wav</text:p>
          </table:table-cell>
          <table:table-cell table:formula="of:=CONCATENATE(&quot;/home/peter/Thesis/ForcedAligner/Aligner1/wav/&quot;;&quot;FNQ&quot;;[.E880];&quot;_&quot;;[.F880];&quot;.wav&quot;)" office:value-type="string" office:string-value="/home/peter/Thesis/ForcedAligner/Aligner1/wav/FNQ20_69.wav">
            <text:p>/home/peter/Thesis/ForcedAligner/Aligner1/wav/FNQ20_69.wav</text:p>
          </table:table-cell>
          <table:table-cell office:value-type="string">
            <text:p>la parole est à jean marc ayrault</text:p>
          </table:table-cell>
        </table:table-row>
        <table:table-row table:style-name="ro1">
          <table:table-cell office:value-type="float" office:value="5">
            <text:p>5</text:p>
          </table:table-cell>
          <table:table-cell office:value-type="string">
            <text:p>May</text:p>
          </table:table-cell>
          <table:table-cell table:formula="of:=CONCATENATE([.A881];[.B881])" office:value-type="string" office:string-value="5May">
            <text:p>5May</text:p>
          </table:table-cell>
          <table:table-cell office:value-type="float" office:value="53">
            <text:p>53</text:p>
          </table:table-cell>
          <table:table-cell office:value-type="float" office:value="215">
            <text:p>215</text:p>
          </table:table-cell>
          <table:table-cell table:formula="of:=IF([.E881]=[.E880];[.F880]+1;1)" office:value-type="float" office:value="1">
            <text:p>1</text:p>
          </table:table-cell>
          <table:table-cell table:formula="of:=CONCATENATE(&quot;/home/peter/Thesis/ForcedAligner/Aligner1/wav/11025/&quot;;[.C881];[.D881];&quot;.wav&quot;)" office:value-type="string" office:string-value="/home/peter/Thesis/ForcedAligner/Aligner1/wav/11025/5May53.wav">
            <text:p>/home/peter/Thesis/ForcedAligner/Aligner1/wav/11025/5May53.wav</text:p>
          </table:table-cell>
          <table:table-cell table:formula="of:=CONCATENATE(&quot;/home/peter/Thesis/ForcedAligner/Aligner1/wav/&quot;;&quot;FNQ&quot;;[.E881];&quot;_&quot;;[.F881];&quot;.wav&quot;)" office:value-type="string" office:string-value="/home/peter/Thesis/ForcedAligner/Aligner1/wav/FNQ215_1.wav">
            <text:p>/home/peter/Thesis/ForcedAligner/Aligner1/wav/FNQ215_1.wav</text:p>
          </table:table-cell>
          <table:table-cell office:value-type="string">
            <text:p>ce ce <text:s/>cette cette particularité a été mise en place il y a à peine quatre mois. aujourd'hui on ne peut pas quatre mois après remettre en cause ce qui a été voté.</text:p>
          </table:table-cell>
        </table:table-row>
        <table:table-row table:style-name="ro1">
          <table:table-cell office:value-type="float" office:value="5">
            <text:p>5</text:p>
          </table:table-cell>
          <table:table-cell office:value-type="string">
            <text:p>May</text:p>
          </table:table-cell>
          <table:table-cell table:formula="of:=CONCATENATE([.A882];[.B882])" office:value-type="string" office:string-value="5May">
            <text:p>5May</text:p>
          </table:table-cell>
          <table:table-cell office:value-type="string">
            <text:p>10b</text:p>
          </table:table-cell>
          <table:table-cell office:value-type="float" office:value="215">
            <text:p>215</text:p>
          </table:table-cell>
          <table:table-cell table:formula="of:=IF([.E882]=[.E881];[.F881]+1;1)" office:value-type="float" office:value="2">
            <text:p>2</text:p>
          </table:table-cell>
          <table:table-cell table:formula="of:=CONCATENATE(&quot;/home/peter/Thesis/ForcedAligner/Aligner1/wav/11025/&quot;;[.C882];[.D882];&quot;.wav&quot;)" office:value-type="string" office:string-value="/home/peter/Thesis/ForcedAligner/Aligner1/wav/11025/5May10b.wav">
            <text:p>/home/peter/Thesis/ForcedAligner/Aligner1/wav/11025/5May10b.wav</text:p>
          </table:table-cell>
          <table:table-cell table:formula="of:=CONCATENATE(&quot;/home/peter/Thesis/ForcedAligner/Aligner1/wav/&quot;;&quot;FNQ&quot;;[.E882];&quot;_&quot;;[.F882];&quot;.wav&quot;)" office:value-type="string" office:string-value="/home/peter/Thesis/ForcedAligner/Aligner1/wav/FNQ215_2.wav">
            <text:p>/home/peter/Thesis/ForcedAligner/Aligner1/wav/FNQ215_2.wav</text:p>
          </table:table-cell>
          <table:table-cell office:value-type="string">
            <text:p>euh du du conseil territoriale. et force est constater euh que le que le conseil constitutionnel n' a pas annulé le conseiller territorial; il a simplement rappeler que dans six départements bien les l' organisation, telle que c' était prévue en ce sens que le nombre de conseillers territoriaux euh qui est prévu dans le texte initiale ne correspond pas au tunnel de plus ou moins vingt pourcent. aujourd'hui, la seule chose qui est demandé c' est vous prononcer mesdames et messieurs les députés, sur le fait de répondre à la demande du conseil constitutionnel c' est à dire faire en sorte, d' ajuster le nombre de conseillers territoriaux à la demande exprimée et rien qu' à la demande exprimée par le conseil constitutionnel alors que l' auteur qui s' est exprimer un instant met en cause euh l' impartialité du conseil constitutionnel est une chose. vous comprendrez qu' à mon niveau, je ne me permettrai pas d' aller dans ce genre de direction je pense que, le conseil constitutionnelle, quelle que soit l' origine des membres du conseil constitutionnelle a toujours présent à l' esprit l' intérêt de juger en tenant compte tout simplement de l' application de notre constitution et des principes qu' elle portent. je pense que c' est ainsi que le conseil constitutionnelle exprimait comme on demeurons ils le fait à chaque fois quel que soient les majorités que nous ayons et quel que soit le président de la république ou le président du sénat ou le président de l' assemblée nationale qui nomment les différents membres du conseil constitutionnel. je fais évidemment, et par définition, confiance au conseil constitutionnel.</text:p>
          </table:table-cell>
        </table:table-row>
        <table:table-row table:style-name="ro1">
          <table:table-cell office:value-type="float" office:value="5">
            <text:p>5</text:p>
          </table:table-cell>
          <table:table-cell office:value-type="string">
            <text:p>May</text:p>
          </table:table-cell>
          <table:table-cell table:formula="of:=CONCATENATE([.A883];[.B883])" office:value-type="string" office:string-value="5May">
            <text:p>5May</text:p>
          </table:table-cell>
          <table:table-cell office:value-type="string">
            <text:p>19a</text:p>
          </table:table-cell>
          <table:table-cell office:value-type="float" office:value="215">
            <text:p>215</text:p>
          </table:table-cell>
          <table:table-cell table:formula="of:=IF([.E883]=[.E882];[.F882]+1;1)" office:value-type="float" office:value="3">
            <text:p>3</text:p>
          </table:table-cell>
          <table:table-cell table:formula="of:=CONCATENATE(&quot;/home/peter/Thesis/ForcedAligner/Aligner1/wav/11025/&quot;;[.C883];[.D883];&quot;.wav&quot;)" office:value-type="string" office:string-value="/home/peter/Thesis/ForcedAligner/Aligner1/wav/11025/5May19a.wav">
            <text:p>/home/peter/Thesis/ForcedAligner/Aligner1/wav/11025/5May19a.wav</text:p>
          </table:table-cell>
          <table:table-cell table:formula="of:=CONCATENATE(&quot;/home/peter/Thesis/ForcedAligner/Aligner1/wav/&quot;;&quot;FNQ&quot;;[.E883];&quot;_&quot;;[.F883];&quot;.wav&quot;)" office:value-type="string" office:string-value="/home/peter/Thesis/ForcedAligner/Aligner1/wav/FNQ215_3.wav">
            <text:p>/home/peter/Thesis/ForcedAligner/Aligner1/wav/FNQ215_3.wav</text:p>
          </table:table-cell>
          <table:table-cell office:value-type="string">
            <text:p>merci monsieur le président. voudrais dire euh président rousset, d' abord l' intérêt que j' ai, mais il le sait, pour euh ses réflexions et ses prises de position sur l' avenir des régions. je je suis en cela permettez moi de le dire à titre personnel à la droite lignée de ce qui a disait adrien zeller, sur la france, forte de ses régions je pense que c' est important. je pense à titre personnel que nous devons regarder comment faire en sorte en france de continuer que la décentralisation puisse donner à nos collectivités l' occasion d' exprimer, à la fois aux côtés de l' état, qui assure la garantie de l' unité de notre pays, de pouvoir exploiter les différences et les richesses qu' il y a de façon territoriales. je pense que c' est une vraie opportunité, d' avoir ce ce ce double démarche. mais vous savez, les les jacobins sont sont sont partout. euh et et et et et lorsque je permettez moi permettez moi dire simplement euh je j' exprime le besoin comme if la fait tout à l' heure de redire ce besoin d' unité nationale. et de dire que néanmoins, tout en assurant l' unité nationale, on ce peut d' aller vers des territoires qui expérimente la mise en place de dispositifs qui sont plus spécifiques. tout à l' heure, vous citiez un département qui avait transféré, délégué à une agglomération la compétences social.</text:p>
          </table:table-cell>
        </table:table-row>
        <table:table-row table:style-name="ro1">
          <table:table-cell office:value-type="float" office:value="5">
            <text:p>5</text:p>
          </table:table-cell>
          <table:table-cell office:value-type="string">
            <text:p>May</text:p>
          </table:table-cell>
          <table:table-cell table:formula="of:=CONCATENATE([.A884];[.B884])" office:value-type="string" office:string-value="5May">
            <text:p>5May</text:p>
          </table:table-cell>
          <table:table-cell office:value-type="string">
            <text:p>19b</text:p>
          </table:table-cell>
          <table:table-cell office:value-type="float" office:value="215">
            <text:p>215</text:p>
          </table:table-cell>
          <table:table-cell table:formula="of:=IF([.E884]=[.E883];[.F883]+1;1)" office:value-type="float" office:value="4">
            <text:p>4</text:p>
          </table:table-cell>
          <table:table-cell table:formula="of:=CONCATENATE(&quot;/home/peter/Thesis/ForcedAligner/Aligner1/wav/11025/&quot;;[.C884];[.D884];&quot;.wav&quot;)" office:value-type="string" office:string-value="/home/peter/Thesis/ForcedAligner/Aligner1/wav/11025/5May19b.wav">
            <text:p>/home/peter/Thesis/ForcedAligner/Aligner1/wav/11025/5May19b.wav</text:p>
          </table:table-cell>
          <table:table-cell table:formula="of:=CONCATENATE(&quot;/home/peter/Thesis/ForcedAligner/Aligner1/wav/&quot;;&quot;FNQ&quot;;[.E884];&quot;_&quot;;[.F884];&quot;.wav&quot;)" office:value-type="string" office:string-value="/home/peter/Thesis/ForcedAligner/Aligner1/wav/FNQ215_4.wav">
            <text:p>/home/peter/Thesis/ForcedAligner/Aligner1/wav/FNQ215_4.wav</text:p>
          </table:table-cell>
          <table:table-cell office:value-type="string">
            <text:p>le conseil général du bas-rhin a délégué la compétence sociale à la ville de strasbourg. c' est phillippe richard qui ai signé, à l' époque comme président du conseil général, la convention délégation. je dis bien, de délégation, parce que ça reste toujours le département qui assure sur l' ensemble du département, la compétence mais dans l' application de la compétence elle est transférée. pourquoi? pour répondre à monsieur le ministre dans dans sa vision qu' il peut avoir c' est bien mesdames et messieurs les députés, que lorsqu' il y a un question social qui se pose, la première démarche d' un citoyen qui rencontre un problème c' est d' aller à la mairie. or, c' est le conseil général qui a la compétence. lors, qu' est-ce qu' il se passe la plupart du temps, et bien les mairies développent l' ensemble des services sociaux et les conseils généraux les ont au côté. bien nous avons convenu entre strasbourg et le conseil général d' avoir simplement un service, et c' est le conseil général qui paie les fonctionnaires de la ville de strasbourg pour mettre en oeuvre le service du conseil régionale et le service de la ville de strasbourg. ça nous évite d' avoir pour le citoyen à passer de l' un à l' autre; ça nous évite d' avoir deux services, ça permet d' avoir tous simplement une démarche et d' éviter la confusion. bien on a tout simplement un service. vous voyez bien le parallèle avec ce que nous sommes entrain de défendre au travers du conseiller territorial où nous avons deux services et bien ce sera l' un qui représentera les deux. puis la deuxième chose</text:p>
          </table:table-cell>
        </table:table-row>
        <table:table-row table:style-name="ro1">
          <table:table-cell office:value-type="float" office:value="5">
            <text:p>5</text:p>
          </table:table-cell>
          <table:table-cell office:value-type="string">
            <text:p>May</text:p>
          </table:table-cell>
          <table:table-cell table:formula="of:=CONCATENATE([.A885];[.B885])" office:value-type="string" office:string-value="5May">
            <text:p>5May</text:p>
          </table:table-cell>
          <table:table-cell office:value-type="string">
            <text:p>19c</text:p>
          </table:table-cell>
          <table:table-cell office:value-type="float" office:value="215">
            <text:p>215</text:p>
          </table:table-cell>
          <table:table-cell table:formula="of:=IF([.E885]=[.E884];[.F884]+1;1)" office:value-type="float" office:value="5">
            <text:p>5</text:p>
          </table:table-cell>
          <table:table-cell table:formula="of:=CONCATENATE(&quot;/home/peter/Thesis/ForcedAligner/Aligner1/wav/11025/&quot;;[.C885];[.D885];&quot;.wav&quot;)" office:value-type="string" office:string-value="/home/peter/Thesis/ForcedAligner/Aligner1/wav/11025/5May19c.wav">
            <text:p>/home/peter/Thesis/ForcedAligner/Aligner1/wav/11025/5May19c.wav</text:p>
          </table:table-cell>
          <table:table-cell table:formula="of:=CONCATENATE(&quot;/home/peter/Thesis/ForcedAligner/Aligner1/wav/&quot;;&quot;FNQ&quot;;[.E885];&quot;_&quot;;[.F885];&quot;.wav&quot;)" office:value-type="string" office:string-value="/home/peter/Thesis/ForcedAligner/Aligner1/wav/FNQ215_5.wav">
            <text:p>/home/peter/Thesis/ForcedAligner/Aligner1/wav/FNQ215_5.wav</text:p>
          </table:table-cell>
          <table:table-cell office:value-type="string">
            <text:p>la deuxième chose pour revenir euh cher président rousset, cher président rousset vous faites vous faites référence euh à à l' allemagne, mais il faut aller jusqu' au bout voyez c' est facile de sortir l' un des éléments et de ne pas aller jusqu' au bout de la démarche. vous vous parlez de l' allemagne notamment des länder, tout en sachant qu' évidemment ce n' est pas grand-chose à voir avec les conseils régionaux tels que nous les avons dans notre pays. mais, en allemagne, les collectivités territoriales n' ont pas la liberté fiscale que nous avons dans notre pays. n' ont pas la liberté fiscale ils n' ont pas la capacité d' augmenter parce que vous avez défendu, monsieur rousset, monsieur le président vous avez défendu l' idée qu' il faut redonner des marges de manœuvre pour que chaque collectivité puisse se fixer le le montant des revenus. en réalité, en allemagne, c' est pas comme ça. quand il y a eu vingt pourcent de baisse des recettes en allemagne, chaque collectivité chez elle a eu les vingt pourcent de baisse. c' est pas comme chez nous, ou l' état a dit, dans un moment le plus grave que nous ayons connu depuis quasiment un siècle, nous garantissons aux collectivités de garder le même niveau. et qu' on dit, notamment sur les bancs de gauche les parlementaires en disant mais ça ne suffit pas de garantir le même niveau dans un période de crise nous de vingt pourcent on a baisse le niveau de recette! et bien on a garantie le niveau. donc je veux dire simplement monsieur monsieur monsieur le ministre je me permets simplement de faire le parallèle, pour dire que lorsqu' on veut prendre un exemple l' allemagne, faut aller jusqu' au bout pour ne pas dire simplement un exemple mais de prendre l' ensemble de les dimensions! et puis je veux surtout cher président rousset s' il vous me permettrez</text:p>
          </table:table-cell>
        </table:table-row>
        <table:table-row table:style-name="ro1">
          <table:table-cell office:value-type="float" office:value="5">
            <text:p>5</text:p>
          </table:table-cell>
          <table:table-cell office:value-type="string">
            <text:p>May</text:p>
          </table:table-cell>
          <table:table-cell table:formula="of:=CONCATENATE([.A886];[.B886])" office:value-type="string" office:string-value="5May">
            <text:p>5May</text:p>
          </table:table-cell>
          <table:table-cell office:value-type="string">
            <text:p>19d</text:p>
          </table:table-cell>
          <table:table-cell office:value-type="float" office:value="215">
            <text:p>215</text:p>
          </table:table-cell>
          <table:table-cell table:formula="of:=IF([.E886]=[.E885];[.F885]+1;1)" office:value-type="float" office:value="6">
            <text:p>6</text:p>
          </table:table-cell>
          <table:table-cell table:formula="of:=CONCATENATE(&quot;/home/peter/Thesis/ForcedAligner/Aligner1/wav/11025/&quot;;[.C886];[.D886];&quot;.wav&quot;)" office:value-type="string" office:string-value="/home/peter/Thesis/ForcedAligner/Aligner1/wav/11025/5May19d.wav">
            <text:p>/home/peter/Thesis/ForcedAligner/Aligner1/wav/11025/5May19d.wav</text:p>
          </table:table-cell>
          <table:table-cell table:formula="of:=CONCATENATE(&quot;/home/peter/Thesis/ForcedAligner/Aligner1/wav/&quot;;&quot;FNQ&quot;;[.E886];&quot;_&quot;;[.F886];&quot;.wav&quot;)" office:value-type="string" office:string-value="/home/peter/Thesis/ForcedAligner/Aligner1/wav/FNQ215_6.wav">
            <text:p>/home/peter/Thesis/ForcedAligner/Aligner1/wav/FNQ215_6.wav</text:p>
          </table:table-cell>
          <table:table-cell office:value-type="string">
            <text:p>vous dire que en ce qui concerne le coût des hémicycles. un milliard entre nous. vous vous on est tous des élus locaux, quand nous construisons aujourd'hui je je vous prends à témoin: quand on construit aujourd'hui, un bâtiment public, le coût de construction de bâtiment c' est, quatre mille cinq mille euros le mètre carré, c' est un coût plutôt haut de gamme! quatre à cinq mille euros le mètre carré objectivement entre nous. pour permettre d' accueillir mettons trois cent personnes, tous les conseils régionaux n' aurons pas trois cents personnes, trois cents élus. mettons trois cents personnes un mètre carré par personne, cela fait trois cent mètres carrés. aller doublons six cents mètres carrés. il faudra encore cent personnes pour les services et on double ça fera donc huit cent mètres carrés. a hauteur, mesdames et messieurs les députés, de cinq mille euros le mètre carré, on disait que c' était plutôt la gamme haute, avec huit cents mètre carré ça fait quatre millions. si nous imaginions, si si si faites le calcul huit cent mètres carrés fois cinq mille euros, c' est quatre millions point! non, non, non non, non, quand on dit un milliard prenons les chiffres! on le de les compter comme ça. et bien permettez moi simplement monsieur le président c' est quatre millions si dans vingt régions il fallait construire. si dans vingt régions il fallait construire et bien vingt fois quatre millions ça fait quatre millions c' est pas un milliard! c' est pas un milliard</text:p>
          </table:table-cell>
        </table:table-row>
        <table:table-row table:style-name="ro1">
          <table:table-cell office:value-type="float" office:value="5">
            <text:p>5</text:p>
          </table:table-cell>
          <table:table-cell office:value-type="string">
            <text:p>May</text:p>
          </table:table-cell>
          <table:table-cell table:formula="of:=CONCATENATE([.A887];[.B887])" office:value-type="string" office:string-value="5May">
            <text:p>5May</text:p>
          </table:table-cell>
          <table:table-cell office:value-type="string">
            <text:p>19e</text:p>
          </table:table-cell>
          <table:table-cell office:value-type="float" office:value="215">
            <text:p>215</text:p>
          </table:table-cell>
          <table:table-cell table:formula="of:=IF([.E887]=[.E886];[.F886]+1;1)" office:value-type="float" office:value="7">
            <text:p>7</text:p>
          </table:table-cell>
          <table:table-cell table:formula="of:=CONCATENATE(&quot;/home/peter/Thesis/ForcedAligner/Aligner1/wav/11025/&quot;;[.C887];[.D887];&quot;.wav&quot;)" office:value-type="string" office:string-value="/home/peter/Thesis/ForcedAligner/Aligner1/wav/11025/5May19e.wav">
            <text:p>/home/peter/Thesis/ForcedAligner/Aligner1/wav/11025/5May19e.wav</text:p>
          </table:table-cell>
          <table:table-cell table:formula="of:=CONCATENATE(&quot;/home/peter/Thesis/ForcedAligner/Aligner1/wav/&quot;;&quot;FNQ&quot;;[.E887];&quot;_&quot;;[.F887];&quot;.wav&quot;)" office:value-type="string" office:string-value="/home/peter/Thesis/ForcedAligner/Aligner1/wav/FNQ215_7.wav">
            <text:p>/home/peter/Thesis/ForcedAligner/Aligner1/wav/FNQ215_7.wav</text:p>
          </table:table-cell>
          <table:table-cell office:value-type="string">
            <text:p>donc permettez moi de dire qu' entre quatre-vingt milliards d' un côté et quatre-vingt millions d' un côté et un milliard de l' autre y a simplement un peu plus qu' un facteur dix, donc quand on annonce comme ça des chiffres, qu' on fait passer soyons un petit peu raisonnable, parce que de dire comme ça parce que ça voudrais dire quoi? ça voudrais dire que vous construisez des hémicycles au coût de mètre carré qui n' est plus de cinq mille mais qui est de soixante mille euros le mètre carré. soyons donc raisonnables! c' est en or massif! donc vous comprenez bien que ce milliard que vous annoncé c' est pas raisonnable.</text:p>
          </table:table-cell>
        </table:table-row>
        <table:table-row table:style-name="ro1">
          <table:table-cell office:value-type="float" office:value="5">
            <text:p>5</text:p>
          </table:table-cell>
          <table:table-cell office:value-type="string">
            <text:p>May</text:p>
          </table:table-cell>
          <table:table-cell table:formula="of:=CONCATENATE([.A888];[.B888])" office:value-type="string" office:string-value="5May">
            <text:p>5May</text:p>
          </table:table-cell>
          <table:table-cell office:value-type="string">
            <text:p>2a</text:p>
          </table:table-cell>
          <table:table-cell office:value-type="float" office:value="215">
            <text:p>215</text:p>
          </table:table-cell>
          <table:table-cell table:formula="of:=IF([.E888]=[.E887];[.F887]+1;1)" office:value-type="float" office:value="8">
            <text:p>8</text:p>
          </table:table-cell>
          <table:table-cell table:formula="of:=CONCATENATE(&quot;/home/peter/Thesis/ForcedAligner/Aligner1/wav/11025/&quot;;[.C888];[.D888];&quot;.wav&quot;)" office:value-type="string" office:string-value="/home/peter/Thesis/ForcedAligner/Aligner1/wav/11025/5May2a.wav">
            <text:p>/home/peter/Thesis/ForcedAligner/Aligner1/wav/11025/5May2a.wav</text:p>
          </table:table-cell>
          <table:table-cell table:formula="of:=CONCATENATE(&quot;/home/peter/Thesis/ForcedAligner/Aligner1/wav/&quot;;&quot;FNQ&quot;;[.E888];&quot;_&quot;;[.F888];&quot;.wav&quot;)" office:value-type="string" office:string-value="/home/peter/Thesis/ForcedAligner/Aligner1/wav/FNQ215_8.wav">
            <text:p>/home/peter/Thesis/ForcedAligner/Aligner1/wav/FNQ215_8.wav</text:p>
          </table:table-cell>
          <table:table-cell office:value-type="string">
            <text:p>monsieur le président, monsieur le rapporteur, euh messieurs les députés comme vous le savez, la loi de réforme des collectivités territoriales du seize décembre deux mille dix a institué le conseil territorial. l' assemblée nationale en a longuement débattu au cours de l' automne dernier. ces nouveaux élus sont appelés à remplacer à compter de deux mille quatorze les cinq mille six cent cinquante-sept élus concernés par le périmètre de la réforme, soit trois mille neuf cent conseillers généraux et mille sept cent cinquante-sept conseillers régionaux. la loi portant réforme des collectivités territoriales, notamment son volet relatif à la dynamique intercommunale, est d' ores et déjà en phase d' application, comme l' a souhaité le parlement. toutefois, le volet relatif à la création du territorial doit quant à lui faire l' objet d' un ajustement. en effet, le conseil constitutionnel, qui a validé l' essentiel de cette réforme, pour ne pas dire la quasi totalité, a toutefois considéré dans sa décision du neuf décembre deux mille dix que le tableau de répartition du nombre de conseillers territoriaux ne prenait pas suffisamment en compte les équilibres démographiques dans six départements l' aude, le cantal, la haute-garonne, la mayenne, la meuse et la savoie sur les quatre-vingt-seize concernés, situés ceci dans six régions. la haute juridiction a considéré que l' appréciation des écarts à la moyenne régionale devait se faire sans prendre en compte les départements dans lesquels le seuil minimum de quinze conseillers territoriaux, seuil fixé par le gouvernement pour assurer une représentation minimum des territoires et validé par le conseil constitutionnel est appliqué. au regard de ce mode de calcul des écarts, il a estimé que les effectifs attribués à six départements méconnaissaient le principe d' égalité devant le suffrage. il a donc censuré l' article six de la loi adoptée définitivement par le parlement le dix-sept novembre deux mille dix</text:p>
          </table:table-cell>
        </table:table-row>
        <table:table-row table:style-name="ro1">
          <table:table-cell office:value-type="float" office:value="5">
            <text:p>5</text:p>
          </table:table-cell>
          <table:table-cell office:value-type="string">
            <text:p>May</text:p>
          </table:table-cell>
          <table:table-cell table:formula="of:=CONCATENATE([.A889];[.B889])" office:value-type="string" office:string-value="5May">
            <text:p>5May</text:p>
          </table:table-cell>
          <table:table-cell office:value-type="string">
            <text:p>2b</text:p>
          </table:table-cell>
          <table:table-cell office:value-type="float" office:value="215">
            <text:p>215</text:p>
          </table:table-cell>
          <table:table-cell table:formula="of:=IF([.E889]=[.E888];[.F888]+1;1)" office:value-type="float" office:value="9">
            <text:p>9</text:p>
          </table:table-cell>
          <table:table-cell table:formula="of:=CONCATENATE(&quot;/home/peter/Thesis/ForcedAligner/Aligner1/wav/11025/&quot;;[.C889];[.D889];&quot;.wav&quot;)" office:value-type="string" office:string-value="/home/peter/Thesis/ForcedAligner/Aligner1/wav/11025/5May2b.wav">
            <text:p>/home/peter/Thesis/ForcedAligner/Aligner1/wav/11025/5May2b.wav</text:p>
          </table:table-cell>
          <table:table-cell table:formula="of:=CONCATENATE(&quot;/home/peter/Thesis/ForcedAligner/Aligner1/wav/&quot;;&quot;FNQ&quot;;[.E889];&quot;_&quot;;[.F889];&quot;.wav&quot;)" office:value-type="string" office:string-value="/home/peter/Thesis/ForcedAligner/Aligner1/wav/FNQ215_9.wav">
            <text:p>/home/peter/Thesis/ForcedAligner/Aligner1/wav/FNQ215_9.wav</text:p>
          </table:table-cell>
          <table:table-cell office:value-type="string">
            <text:p>qui fixait, à partir de mars deux mille quatorze, les effectifs des conseils généraux et des conseils régionaux. le projet de loi qui est soumis à votre examen aujourd'hui a pour objet unique de tirer les conséquences des exigences formulées par le conseil constitutionnel. le nouveau tableau des effectifs annexé au projet de loi est donc inchangé dans seize des dix-sept régions n' ayant pas fait l' objet de remarque de la part de la haute juridiction et se borne à modifier de façon minimale les effectifs au sein des régions relevées par le conseil constitutionnel pour respecter comme on dit le tunnel des plus ou moins vingt pourcent par rapport à la moyenne régionale. je vais donc commencer par parler de la reprise des effectifs validée par le conseil constitutionnel, complétée par un ajustement spécifique à la guadeloupe. dans sa décision du neuf décembre, le conseil constitutionnel a validé non seulement le principe de la création du conseiller territorial mais aussi la répartition des effectifs dans seize régions. si la répartition précédemment retenue doit être analysée à la lumière des derniers chiffres de population des départements authentifiés par le décret du trente décembre deux mille dix, ces chiffres ne modifient pas les écarts entre les rapports du nombre des conseillers territoriaux des départements des régions cause et la population moyenne régionale. c' est la raison pour laquelle, pour ces seize régions, vous trouvez dans le tableau annexé au projet de loi des effectifs de conseillers territoriaux qui sont exactement les mêmes que ceux que vous avez examinés et adoptés à l' automne. le gouvernement propose par ailleurs un ajustement spécifique à la guadeloupe, souhaité par les élus de guadeloupe et permis par la décision du conseil constitutionnel. dans cette région monodépartementale, le nombre des futurs conseillers territoriaux est augmenté de quarante-trois à quarante-cinq</text:p>
          </table:table-cell>
        </table:table-row>
        <table:table-row table:style-name="ro1">
          <table:table-cell office:value-type="float" office:value="5">
            <text:p>5</text:p>
          </table:table-cell>
          <table:table-cell office:value-type="string">
            <text:p>May</text:p>
          </table:table-cell>
          <table:table-cell table:formula="of:=CONCATENATE([.A890];[.B890])" office:value-type="string" office:string-value="5May">
            <text:p>5May</text:p>
          </table:table-cell>
          <table:table-cell office:value-type="string">
            <text:p>2c</text:p>
          </table:table-cell>
          <table:table-cell office:value-type="float" office:value="215">
            <text:p>215</text:p>
          </table:table-cell>
          <table:table-cell table:formula="of:=IF([.E890]=[.E889];[.F889]+1;1)" office:value-type="float" office:value="10">
            <text:p>10</text:p>
          </table:table-cell>
          <table:table-cell table:formula="of:=CONCATENATE(&quot;/home/peter/Thesis/ForcedAligner/Aligner1/wav/11025/&quot;;[.C890];[.D890];&quot;.wav&quot;)" office:value-type="string" office:string-value="/home/peter/Thesis/ForcedAligner/Aligner1/wav/11025/5May2c.wav">
            <text:p>/home/peter/Thesis/ForcedAligner/Aligner1/wav/11025/5May2c.wav</text:p>
          </table:table-cell>
          <table:table-cell table:formula="of:=CONCATENATE(&quot;/home/peter/Thesis/ForcedAligner/Aligner1/wav/&quot;;&quot;FNQ&quot;;[.E890];&quot;_&quot;;[.F890];&quot;.wav&quot;)" office:value-type="string" office:string-value="/home/peter/Thesis/ForcedAligner/Aligner1/wav/FNQ215_10.wav">
            <text:p>/home/peter/Thesis/ForcedAligner/Aligner1/wav/FNQ215_10.wav</text:p>
          </table:table-cell>
          <table:table-cell office:value-type="string">
            <text:p>pour mieux tenir compte des réalités démographiques d' un archipel constitué d' un ensemble d' îles et assurer une représentation satisfaisante dans ses trente-deux communes. cette légère correction permettra d' atténuer la très forte réduction du nombre des élus régionaux et départementaux qu' entraînait, par rapport à la baisse constatée au niveau national moins trente-sept virgule deux pourcent au niveau national, le nombre de quarante-trois retenu en novembre deux mille dix par le parlement puisque ça à représentait une baisse d' au moins quarante-huit virgule huit pourcent. je voudrais ensuite en deuxième lieu pour les départements dont les effectifs ont été invalidés, rappeler que le projet de loi se borne à des corrections au plus juste pour répondre aux exigences du conseil constitutionnel. le gouvernement a en effet souhaité que les ajustements à opérer soient les moins pénalisants pour les territoires et les élus concernés. tout le conseil constitutionnel mais rien que le conseil constitutionnel. c' est ainsi qu' une correction limitée à un seul siège est suffisante dans les régions auvergne, languedoc-roussillon, pays-de-la-loire et midi-pyrénées vingt sièges au lieu de vingt et un pour le cantal, vingt-six au lieu de vingt-sept pour l' aude, dix-huit au lieu de dix-neuf pour la mayenne, quatre-vingt-dix au lieu de quatre-vingt-neuf pour la haute-garonne. dans les régions lorraine et rhône-alpes, l' ajustement touche plusieurs départements, mais toujours dans des proportions que le gouvernement a souhaité minimiser. en lorraine, pour que les écarts de représentation restent dans le tunnel des plus ou moins vingt, il faut diminuer de quatre sièges les effectifs de la meuse on passe a quinze au lieu dix-neuf. mais cela ne suffit pas à respecter le tunnel des plus ou moins vingt, il faut donc diminuer de deux sièges ceux des vosges vingt-cinq au lieu de vingt-sept mais également augmenter de deux sièges ceux de la moselle, cinquante trois au lieu de cinquante et un. <text:s/>l' effectif du conseil régional se trouve ainsi ramené de cent trente-quatre à cent trente membres.</text:p>
          </table:table-cell>
        </table:table-row>
        <table:table-row table:style-name="ro1">
          <table:table-cell office:value-type="float" office:value="5">
            <text:p>5</text:p>
          </table:table-cell>
          <table:table-cell office:value-type="string">
            <text:p>May</text:p>
          </table:table-cell>
          <table:table-cell table:formula="of:=CONCATENATE([.A891];[.B891])" office:value-type="string" office:string-value="5May">
            <text:p>5May</text:p>
          </table:table-cell>
          <table:table-cell office:value-type="string">
            <text:p>2d</text:p>
          </table:table-cell>
          <table:table-cell office:value-type="float" office:value="215">
            <text:p>215</text:p>
          </table:table-cell>
          <table:table-cell table:formula="of:=IF([.E891]=[.E890];[.F890]+1;1)" office:value-type="float" office:value="11">
            <text:p>11</text:p>
          </table:table-cell>
          <table:table-cell table:formula="of:=CONCATENATE(&quot;/home/peter/Thesis/ForcedAligner/Aligner1/wav/11025/&quot;;[.C891];[.D891];&quot;.wav&quot;)" office:value-type="string" office:string-value="/home/peter/Thesis/ForcedAligner/Aligner1/wav/11025/5May2d.wav">
            <text:p>/home/peter/Thesis/ForcedAligner/Aligner1/wav/11025/5May2d.wav</text:p>
          </table:table-cell>
          <table:table-cell table:formula="of:=CONCATENATE(&quot;/home/peter/Thesis/ForcedAligner/Aligner1/wav/&quot;;&quot;FNQ&quot;;[.E891];&quot;_&quot;;[.F891];&quot;.wav&quot;)" office:value-type="string" office:string-value="/home/peter/Thesis/ForcedAligner/Aligner1/wav/FNQ215_11.wav">
            <text:p>/home/peter/Thesis/ForcedAligner/Aligner1/wav/FNQ215_11.wav</text:p>
          </table:table-cell>
          <table:table-cell office:value-type="string">
            <text:p>dans le même esprit, dans la région rhône-alpes, il faut attribuer vingt-quatre sièges au lieu de vingt-cinq à la savoie et un siège de plus à l' ain trente-quatre au lieu de trente-trois et à la drôme vingt-huit au lieu de vingt-sept. mesdames et messieurs les députés grâce aux ajustements ainsi apportés, validés par le conseil d' état, les exigences de représentativité formulées par le conseil constitutionnel sont pleinement satisfaites. au total, le nouveau tableau annexé au projet de loi compte un effectif total de trois mille quatre cent quatre-vingt-treize conseillers territoriaux, soit trois trois de moins que le tableau censuré. il s' écarte de ce dernier en partie du fait de l' intervention du nouveau recensement de population, dans dix départements des six régions concernées et en guadeloupe. aucun des quatre-vingt-seize départements qui figurent dans le nouveau tableau ne présente, conformément aux exigences du conseil constitutionnel, un écart de représentation de plus de vingt pourcent par rapport à la moyenne régionale, à l' exception de quatre départements comptant quinze sièges. permettez un dernier mot: les dernières élections régionales et cantonales, qui ont donné lieu à des taux d' abstention très élevés, me renforcent dans la conviction profonde que le conseiller territorial est une réponse une bonne réponse à la désaffection croix des croissante de nos concitoyens pour la politique, y compris locale, celle qui, pourtant, concerne le plus leur quotidien. le conseiller territorial sera un élu clairement identifiable. son action sera lisible parce que profondément ancrée dans le territoire. son action qui conduira à une meilleure articulation et à une plus grande cohérence des politiques publiques du conseil général et du conseil régional et de nature à renforcer la confiance de nos concitoyens dans la démocratie locale. je vous invite donc mesdames et messieurs les députés à confirmer le vote de l' automne et à donner ainsi au conseiller territorial, point central de la réforme territoriale, l' ultime impulsion nécessaire à sa création. je vous remercie de votre attention.</text:p>
          </table:table-cell>
        </table:table-row>
        <table:table-row table:style-name="ro1">
          <table:table-cell office:value-type="float" office:value="5">
            <text:p>5</text:p>
          </table:table-cell>
          <table:table-cell office:value-type="string">
            <text:p>May</text:p>
          </table:table-cell>
          <table:table-cell table:formula="of:=CONCATENATE([.A892];[.B892])" office:value-type="string" office:string-value="5May">
            <text:p>5May</text:p>
          </table:table-cell>
          <table:table-cell office:value-type="float" office:value="73">
            <text:p>73</text:p>
          </table:table-cell>
          <table:table-cell office:value-type="float" office:value="215">
            <text:p>215</text:p>
          </table:table-cell>
          <table:table-cell table:formula="of:=IF([.E892]=[.E891];[.F891]+1;1)" office:value-type="float" office:value="12">
            <text:p>12</text:p>
          </table:table-cell>
          <table:table-cell table:formula="of:=CONCATENATE(&quot;/home/peter/Thesis/ForcedAligner/Aligner1/wav/11025/&quot;;[.C892];[.D892];&quot;.wav&quot;)" office:value-type="string" office:string-value="/home/peter/Thesis/ForcedAligner/Aligner1/wav/11025/5May73.wav">
            <text:p>/home/peter/Thesis/ForcedAligner/Aligner1/wav/11025/5May73.wav</text:p>
          </table:table-cell>
          <table:table-cell table:formula="of:=CONCATENATE(&quot;/home/peter/Thesis/ForcedAligner/Aligner1/wav/&quot;;&quot;FNQ&quot;;[.E892];&quot;_&quot;;[.F892];&quot;.wav&quot;)" office:value-type="string" office:string-value="/home/peter/Thesis/ForcedAligner/Aligner1/wav/FNQ215_12.wav">
            <text:p>/home/peter/Thesis/ForcedAligner/Aligner1/wav/FNQ215_12.wav</text:p>
          </table:table-cell>
          <table:table-cell office:value-type="string">
            <text:p>défavorable.</text:p>
          </table:table-cell>
        </table:table-row>
        <table:table-row table:style-name="ro1">
          <table:table-cell office:value-type="float" office:value="5">
            <text:p>5</text:p>
          </table:table-cell>
          <table:table-cell office:value-type="string">
            <text:p>May</text:p>
          </table:table-cell>
          <table:table-cell table:formula="of:=CONCATENATE([.A893];[.B893])" office:value-type="string" office:string-value="5May">
            <text:p>5May</text:p>
          </table:table-cell>
          <table:table-cell office:value-type="string">
            <text:p>47a</text:p>
          </table:table-cell>
          <table:table-cell office:value-type="float" office:value="215">
            <text:p>215</text:p>
          </table:table-cell>
          <table:table-cell table:formula="of:=IF([.E893]=[.E892];[.F892]+1;1)" office:value-type="float" office:value="13">
            <text:p>13</text:p>
          </table:table-cell>
          <table:table-cell table:formula="of:=CONCATENATE(&quot;/home/peter/Thesis/ForcedAligner/Aligner1/wav/11025/&quot;;[.C893];[.D893];&quot;.wav&quot;)" office:value-type="string" office:string-value="/home/peter/Thesis/ForcedAligner/Aligner1/wav/11025/5May47a.wav">
            <text:p>/home/peter/Thesis/ForcedAligner/Aligner1/wav/11025/5May47a.wav</text:p>
          </table:table-cell>
          <table:table-cell table:formula="of:=CONCATENATE(&quot;/home/peter/Thesis/ForcedAligner/Aligner1/wav/&quot;;&quot;FNQ&quot;;[.E893];&quot;_&quot;;[.F893];&quot;.wav&quot;)" office:value-type="string" office:string-value="/home/peter/Thesis/ForcedAligner/Aligner1/wav/FNQ215_13.wav">
            <text:p>/home/peter/Thesis/ForcedAligner/Aligner1/wav/FNQ215_13.wav</text:p>
          </table:table-cell>
          <table:table-cell office:value-type="string">
            <text:p>néanmoins, permettez moi euh de revenir sur quelques interventions, alors tout d' abord je voudrais remercier euh les députés claude bodin, vincent descoeur et euh jean-pierre nicolas pour ce qu' ils ont dit concernant ce texte et le soutien qu' ils apportent avec mon souci de répondre néanmoins de façon plus précise, à l' un ou l' autre points qu' ils ont évoqué, en particulier vincent descoeur, c' est très bien votre attachement euh à la défense des territoires ruraux fragiles, peu dense et notamment les les territoires de de montagne. vous avez rappelé euh que vous avez souhaité qu' il y ait un un nombre minimum euh de conseillers territoriaux par département. toute à l' heure que avec l' un des amendements qui est déposés par le groupe socialiste, ça mettre terriblement à mal ce que vous avez prévu. puisque dans certains, bien on va le bien on on on on va voie ça tout à l' heure, permettez moi de dire que avec le la mesures proposés dans l' un de nos départements n' aurons que quatre cinq conseillers territoriaux. je me permets simplement de dire, donc je reconnais évidement euh votre engagement euh, que que nous saluons ici, simplement pour dire que de passer</text:p>
          </table:table-cell>
        </table:table-row>
        <table:table-row table:style-name="ro1">
          <table:table-cell office:value-type="float" office:value="5">
            <text:p>5</text:p>
          </table:table-cell>
          <table:table-cell office:value-type="string">
            <text:p>May</text:p>
          </table:table-cell>
          <table:table-cell table:formula="of:=CONCATENATE([.A894];[.B894])" office:value-type="string" office:string-value="5May">
            <text:p>5May</text:p>
          </table:table-cell>
          <table:table-cell office:value-type="string">
            <text:p>47b</text:p>
          </table:table-cell>
          <table:table-cell office:value-type="float" office:value="215">
            <text:p>215</text:p>
          </table:table-cell>
          <table:table-cell table:formula="of:=IF([.E894]=[.E893];[.F893]+1;1)" office:value-type="float" office:value="14">
            <text:p>14</text:p>
          </table:table-cell>
          <table:table-cell table:formula="of:=CONCATENATE(&quot;/home/peter/Thesis/ForcedAligner/Aligner1/wav/11025/&quot;;[.C894];[.D894];&quot;.wav&quot;)" office:value-type="string" office:string-value="/home/peter/Thesis/ForcedAligner/Aligner1/wav/11025/5May47b.wav">
            <text:p>/home/peter/Thesis/ForcedAligner/Aligner1/wav/11025/5May47b.wav</text:p>
          </table:table-cell>
          <table:table-cell table:formula="of:=CONCATENATE(&quot;/home/peter/Thesis/ForcedAligner/Aligner1/wav/&quot;;&quot;FNQ&quot;;[.E894];&quot;_&quot;;[.F894];&quot;.wav&quot;)" office:value-type="string" office:string-value="/home/peter/Thesis/ForcedAligner/Aligner1/wav/FNQ215_14.wav">
            <text:p>/home/peter/Thesis/ForcedAligner/Aligner1/wav/FNQ215_14.wav</text:p>
          </table:table-cell>
          <table:table-cell office:value-type="string">
            <text:p>de quinze à dix-sept ce le nous mettrait dans une situation très très difficile notamment par rapport à la vie du conseil constitutionnel euh qui pourrait avoir des choses à nous redire sur le sujet. je vous remercie aussi d' avoir relevé que nous avons limité au minimum la modification sur le cantal en passant de vingt et un à vingt. c' était bien l' objet de notre intervention. je voudrais aussi redire ici à gérard menuel euh sa préoccupation qui a été de dire que le seuil de cinq cent habitants serait pour lui difficile à comprendre à comprendre. de de de même que la question sur les règles de cumul au niveau de de l' intercommunalité. puis surtout, il il nous a parlé de du canton euh de de méry-sur-seine en regrettons son son rattachement à la circonscription première circonscription de de l' aube. je voudrais simplement redire lui redire ici, mais il le sait que le le rattachement, ne figurait pas dans le projet initial d' ordonnance du gouvernement, mais fait l' objet d' une proposition de la commission guéna le vingt-trois juin deux mille neuf. celle-ci a, en effet, pointé du doigt le déséquilibre démographique affectant la première circonscription, la troisième étant au contraire caractérisée par un certain excédent. la commission guéna avait donc proposé cette modification. nonobstant cette proposition, le gouvernement a soumis au conseil d' état un projet ne comportant pas ce rattachement. néanmoins, et ce n' est qu' à la demande du conseil d' état s' est ralliée la proposition de la commission guéna. donc avec, les deux avis convergents que euh le gouvernement a a effectivement suivi, ces ces ces deux propositions. j' ai bien compris, euh euh cher monsieur le député, que vous souhaitez euh que, dans les découpages à venir</text:p>
          </table:table-cell>
        </table:table-row>
        <table:table-row table:style-name="ro1">
          <table:table-cell office:value-type="float" office:value="5">
            <text:p>5</text:p>
          </table:table-cell>
          <table:table-cell office:value-type="string">
            <text:p>May</text:p>
          </table:table-cell>
          <table:table-cell table:formula="of:=CONCATENATE([.A895];[.B895])" office:value-type="string" office:string-value="5May">
            <text:p>5May</text:p>
          </table:table-cell>
          <table:table-cell office:value-type="string">
            <text:p>47c</text:p>
          </table:table-cell>
          <table:table-cell office:value-type="float" office:value="215">
            <text:p>215</text:p>
          </table:table-cell>
          <table:table-cell table:formula="of:=IF([.E895]=[.E894];[.F894]+1;1)" office:value-type="float" office:value="15">
            <text:p>15</text:p>
          </table:table-cell>
          <table:table-cell table:formula="of:=CONCATENATE(&quot;/home/peter/Thesis/ForcedAligner/Aligner1/wav/11025/&quot;;[.C895];[.D895];&quot;.wav&quot;)" office:value-type="string" office:string-value="/home/peter/Thesis/ForcedAligner/Aligner1/wav/11025/5May47c.wav">
            <text:p>/home/peter/Thesis/ForcedAligner/Aligner1/wav/11025/5May47c.wav</text:p>
          </table:table-cell>
          <table:table-cell table:formula="of:=CONCATENATE(&quot;/home/peter/Thesis/ForcedAligner/Aligner1/wav/&quot;;&quot;FNQ&quot;;[.E895];&quot;_&quot;;[.F895];&quot;.wav&quot;)" office:value-type="string" office:string-value="/home/peter/Thesis/ForcedAligner/Aligner1/wav/FNQ215_15.wav">
            <text:p>/home/peter/Thesis/ForcedAligner/Aligner1/wav/FNQ215_15.wav</text:p>
          </table:table-cell>
          <table:table-cell office:value-type="string">
            <text:p>nous soyons attentif à la réalité du du terrain. sachez que nous serons attentifs en particulier a aux propos que venez de tenir. je voudrais venir ensuite sur un certain nombre d' autre intervention euh sur euh du du de débat. régis juanico qui a souhaité que la loi numéro soixante et un puisse être rapidement en discussion. je comprends son impatience euh à voir le débat continuer et aboutir sur l' ensemble des aspects euh de de ces différentes lois qui dois venir a terme. et et je veux le rassurer: bien bien entendu le gouvernement toute à fait euh dans ses priorités le souci de faire aboutir l' ensemble de ces lois puisque il faudra bien que l' ensemble de ces lois soit voté pour permettre l' application euh pour euh l' échéance de deux mille quatorze des lois que nous sommes en train de mettre en œuvre l' unes après les autres dans euh le cadre de ce débat parlementaire. euh il il a redit aussi que la sécurité nécessaire c' est de clarifier les compétences. je j' ai bien compris ça et clarifier des compétences donc en gros il est pour la suppression de la clause de compétence générale. je je je n' avais pas été ici pour l' entendre, lors que, dans les débats concernant la lois en en première lecture il avait demandé si non, je je aurais bien entendu rappelé que c' était aussi la position du gouvernement. donc le souci de clarification des compétences qui nécessairement ce suit par euh la suppression de la clause de compétence générale. par c' est quelque chose euh que nous aurons rediscuter lors que les lois vont suivre celles qui sont encore en discussion et et c' est nécessairement des lois que vous aurez donc à débattre ici.</text:p>
          </table:table-cell>
        </table:table-row>
        <table:table-row table:style-name="ro1">
          <table:table-cell office:value-type="float" office:value="5">
            <text:p>5</text:p>
          </table:table-cell>
          <table:table-cell office:value-type="string">
            <text:p>May</text:p>
          </table:table-cell>
          <table:table-cell table:formula="of:=CONCATENATE([.A896];[.B896])" office:value-type="string" office:string-value="5May">
            <text:p>5May</text:p>
          </table:table-cell>
          <table:table-cell office:value-type="string">
            <text:p>47d</text:p>
          </table:table-cell>
          <table:table-cell office:value-type="float" office:value="215">
            <text:p>215</text:p>
          </table:table-cell>
          <table:table-cell table:formula="of:=IF([.E896]=[.E895];[.F895]+1;1)" office:value-type="float" office:value="16">
            <text:p>16</text:p>
          </table:table-cell>
          <table:table-cell table:formula="of:=CONCATENATE(&quot;/home/peter/Thesis/ForcedAligner/Aligner1/wav/11025/&quot;;[.C896];[.D896];&quot;.wav&quot;)" office:value-type="string" office:string-value="/home/peter/Thesis/ForcedAligner/Aligner1/wav/11025/5May47d.wav">
            <text:p>/home/peter/Thesis/ForcedAligner/Aligner1/wav/11025/5May47d.wav</text:p>
          </table:table-cell>
          <table:table-cell table:formula="of:=CONCATENATE(&quot;/home/peter/Thesis/ForcedAligner/Aligner1/wav/&quot;;&quot;FNQ&quot;;[.E896];&quot;_&quot;;[.F896];&quot;.wav&quot;)" office:value-type="string" office:string-value="/home/peter/Thesis/ForcedAligner/Aligner1/wav/FNQ215_16.wav">
            <text:p>/home/peter/Thesis/ForcedAligner/Aligner1/wav/FNQ215_16.wav</text:p>
          </table:table-cell>
          <table:table-cell office:value-type="string">
            <text:p>je voudrais aussi redire à madame huguette bello que que j' ai bien compris euh que euh elle souhaite, que euh notamment pourra la réunion s' il devait y avoir des changements que les élus de la réunion soient pleinement partenaires du du du débat s' il devait y avoir évidemment ça ne peut pas se passer sans que euh l' ensemble des élus ne soient pas concernés. dans les deux régions monodépartementales où y a <text:s/>une évolution qui se produira ce veut dire la martinique et la guyane, ce sont bien euh la population locale et les élus qui se sont prononcés par rapport à cette évolution. euh ce sera donc bien avec les élus locaux, que des évolutions le cas échéants futurs doivent pouvoir se construire. permettez moi encore de revenir très rapidement sur euh l' une ou l' autre intervention qui euh ont ont été faites ici. euh entre autre euh par madame amiable, qui nous disait euh qu' il n' est pas souhaitable d' avoir, d' une région à l' autre euh des moyennes trop variables en ce qui concerne la population en moyenne par canton. je veux dire ici que ce n' est pas du tout l' approche qui a été faite mais sur ce sujet le rapporteur du projet de loi euh a déjà donné la réponse puisque il n' y a pas en occurrence obligation d' une région à l' autre de respecter si vous permettez le le tunnel de plus ou moins vingt. mais cette obligation du respect de la moyenne entre euh cantons nous est imposé au niveau d' une même région et non pas entre deux régions différentes.</text:p>
          </table:table-cell>
        </table:table-row>
        <table:table-row table:style-name="ro1">
          <table:table-cell office:value-type="float" office:value="5">
            <text:p>5</text:p>
          </table:table-cell>
          <table:table-cell office:value-type="string">
            <text:p>May</text:p>
          </table:table-cell>
          <table:table-cell table:formula="of:=CONCATENATE([.A897];[.B897])" office:value-type="string" office:string-value="5May">
            <text:p>5May</text:p>
          </table:table-cell>
          <table:table-cell office:value-type="string">
            <text:p>47e</text:p>
          </table:table-cell>
          <table:table-cell office:value-type="float" office:value="215">
            <text:p>215</text:p>
          </table:table-cell>
          <table:table-cell table:formula="of:=IF([.E897]=[.E896];[.F896]+1;1)" office:value-type="float" office:value="17">
            <text:p>17</text:p>
          </table:table-cell>
          <table:table-cell table:formula="of:=CONCATENATE(&quot;/home/peter/Thesis/ForcedAligner/Aligner1/wav/11025/&quot;;[.C897];[.D897];&quot;.wav&quot;)" office:value-type="string" office:string-value="/home/peter/Thesis/ForcedAligner/Aligner1/wav/11025/5May47e.wav">
            <text:p>/home/peter/Thesis/ForcedAligner/Aligner1/wav/11025/5May47e.wav</text:p>
          </table:table-cell>
          <table:table-cell table:formula="of:=CONCATENATE(&quot;/home/peter/Thesis/ForcedAligner/Aligner1/wav/&quot;;&quot;FNQ&quot;;[.E897];&quot;_&quot;;[.F897];&quot;.wav&quot;)" office:value-type="string" office:string-value="/home/peter/Thesis/ForcedAligner/Aligner1/wav/FNQ215_17.wav">
            <text:p>/home/peter/Thesis/ForcedAligner/Aligner1/wav/FNQ215_17.wav</text:p>
          </table:table-cell>
          <table:table-cell office:value-type="string">
            <text:p>dernière chose enfin, en ce en ce qui concerne euh l' intervention que j' au vu monsieur henri nayrou je crois il a défendu la euh la la cause des départements faiblement euh peuplés en en souhaitant aussi qu' on qu' on réfléchisse avec des passerelles à organiser avec les intercommunalités euh et notamment en s' interrogeons ici dans le futur ces intercommunalités ne pouvaient pas être des supports de de représentation future. ce sont des choses que nous aurons sans doute dans les décennies qui viennent à regarder de plus près. ce sont sans doutes des des des réalités que nous avons examiné aujourd'hui je pense la proposition qui est faite c' est d' aller de l' avant parce que nous avons besoin d' aller de l' avant. lorsque nous faisons une loi elle est pas simplement destinée au jour même. elle est destinée à nous donner un chemin. et je suis persuadé, que de ce chemin sur laquelle nous, nous trouvons aujourd'hui, nous aurons l' obligation de de l' examiner à nouveau d' ici quelques années pour regarder comment à partir du vécu que nous aurons euh à partir de cette loi que nous aurons mettre en application et bien des nouvelles réalités bon pouvoir se décliner et de nouvelles interrogations vont devoir trouver réponses vos interrogations mériteront à ce moment là d' être reprises je pense qu' elle ne doivent pas être oubliées, mais sur un centre d' actualité dans les années et les décennies qui viennent, voilà monsieur le président, mesdames et messieurs les députés, des réponses que je souhaitais rapidement faire en vous remerciant de de l' attention que vous avez portée à ce sujet.</text:p>
          </table:table-cell>
        </table:table-row>
        <table:table-row table:style-name="ro1">
          <table:table-cell office:value-type="float" office:value="5">
            <text:p>5</text:p>
          </table:table-cell>
          <table:table-cell office:value-type="string">
            <text:p>May</text:p>
          </table:table-cell>
          <table:table-cell table:formula="of:=CONCATENATE([.A898];[.B898])" office:value-type="string" office:string-value="5May">
            <text:p>5May</text:p>
          </table:table-cell>
          <table:table-cell office:value-type="string">
            <text:p>65a</text:p>
          </table:table-cell>
          <table:table-cell office:value-type="float" office:value="215">
            <text:p>215</text:p>
          </table:table-cell>
          <table:table-cell table:formula="of:=IF([.E898]=[.E897];[.F897]+1;1)" office:value-type="float" office:value="18">
            <text:p>18</text:p>
          </table:table-cell>
          <table:table-cell table:formula="of:=CONCATENATE(&quot;/home/peter/Thesis/ForcedAligner/Aligner1/wav/11025/&quot;;[.C898];[.D898];&quot;.wav&quot;)" office:value-type="string" office:string-value="/home/peter/Thesis/ForcedAligner/Aligner1/wav/11025/5May65a.wav">
            <text:p>/home/peter/Thesis/ForcedAligner/Aligner1/wav/11025/5May65a.wav</text:p>
          </table:table-cell>
          <table:table-cell table:formula="of:=CONCATENATE(&quot;/home/peter/Thesis/ForcedAligner/Aligner1/wav/&quot;;&quot;FNQ&quot;;[.E898];&quot;_&quot;;[.F898];&quot;.wav&quot;)" office:value-type="string" office:string-value="/home/peter/Thesis/ForcedAligner/Aligner1/wav/FNQ215_18.wav">
            <text:p>/home/peter/Thesis/ForcedAligner/Aligner1/wav/FNQ215_18.wav</text:p>
          </table:table-cell>
          <table:table-cell office:value-type="string">
            <text:p>je remercie monsieur derosier de d' avoir autant insisté parce qu' il aggrave son cas. si si je peux me permettre je prends simplement l' exposé sommaire et ces votre exposé sommaire, donc je prends votre texte: vous dites, les vous dites je lis les députés socialistes sont opposés à la création du conseiller territorial dans son principe, ils s' élèvent également contre la répartition opérée opérée des conseillers territoriaux par région. vous parlez donc bien parce que vous continuer dans le tableau annexer dans le présent projet de loi, donc vous reprenez donc bien je vous le rappelle les conseillers territoriaux, contrairement à ce que vous avez dit. parler donc bien des conseils territoriaux. et donc si je reprends le tableau tel que vous le proposez cela donne notamment permettez moi simplement rapidement de revenir, sur le constant le constat est le suivant: en réduisant le nombre de conseillers territoriaux par région dans un certain nombre de cas, pas de façon générale, suivant votre tableau, ça donne tout simplement, la solution suivante en réduisant ce nombre, vous provoquez de manière mécanique une limitation drastique du nombre de conseillers généraux dans les départements les moins peuplés. ainsi, quarante-trois conseillers généraux auraient un effectif inférieur à quinze conseillers territoriaux et six départements ne disposeraient plus que de cinq conseillers territoriaux, ou encore moins: le cantal, le lot, et l' ariège n' auraient plus que cinq conseillers territoriaux, les haute des alpes de haute-provence quatre, la lozère et les hautes-alpes trois. je peux encore continuer d' ailleurs, je peux vous en donner l' ensemble des simulations qui sont fait, pour vous dire simplement, que les propositions, telles que vous les avez exprimés dans votre amendement</text:p>
          </table:table-cell>
        </table:table-row>
        <table:table-row table:style-name="ro1">
          <table:table-cell office:value-type="float" office:value="5">
            <text:p>5</text:p>
          </table:table-cell>
          <table:table-cell office:value-type="string">
            <text:p>May</text:p>
          </table:table-cell>
          <table:table-cell table:formula="of:=CONCATENATE([.A899];[.B899])" office:value-type="string" office:string-value="5May">
            <text:p>5May</text:p>
          </table:table-cell>
          <table:table-cell office:value-type="string">
            <text:p>65b</text:p>
          </table:table-cell>
          <table:table-cell office:value-type="float" office:value="215">
            <text:p>215</text:p>
          </table:table-cell>
          <table:table-cell table:formula="of:=IF([.E899]=[.E898];[.F898]+1;1)" office:value-type="float" office:value="19">
            <text:p>19</text:p>
          </table:table-cell>
          <table:table-cell table:formula="of:=CONCATENATE(&quot;/home/peter/Thesis/ForcedAligner/Aligner1/wav/11025/&quot;;[.C899];[.D899];&quot;.wav&quot;)" office:value-type="string" office:string-value="/home/peter/Thesis/ForcedAligner/Aligner1/wav/11025/5May65b.wav">
            <text:p>/home/peter/Thesis/ForcedAligner/Aligner1/wav/11025/5May65b.wav</text:p>
          </table:table-cell>
          <table:table-cell table:formula="of:=CONCATENATE(&quot;/home/peter/Thesis/ForcedAligner/Aligner1/wav/&quot;;&quot;FNQ&quot;;[.E899];&quot;_&quot;;[.F899];&quot;.wav&quot;)" office:value-type="string" office:string-value="/home/peter/Thesis/ForcedAligner/Aligner1/wav/FNQ215_19.wav">
            <text:p>/home/peter/Thesis/ForcedAligner/Aligner1/wav/FNQ215_19.wav</text:p>
          </table:table-cell>
          <table:table-cell office:value-type="string">
            <text:p>donne mécaniquement ses résultats. je peux aller plus loin. la dordogne douze il passe de trente-trois à douze, les landes de vingt-sept à onze, lot-et-garonne de vingt-sept à dix, l' allier de trente-cinq à treize, la haute-loire de vingt-sept à huit, le cantal de vingt à cinq. mais on peut continuer comme ça, voilà. voilà ce que je veux dire. vous comprendrez que le gouvernement ne soit pas favorable.</text:p>
          </table:table-cell>
        </table:table-row>
        <table:table-row table:style-name="ro1">
          <table:table-cell office:value-type="float" office:value="5">
            <text:p>5</text:p>
          </table:table-cell>
          <table:table-cell office:value-type="string">
            <text:p>May</text:p>
          </table:table-cell>
          <table:table-cell table:formula="of:=CONCATENATE([.A900];[.B900])" office:value-type="string" office:string-value="5May">
            <text:p>5May</text:p>
          </table:table-cell>
          <table:table-cell office:value-type="float" office:value="78">
            <text:p>78</text:p>
          </table:table-cell>
          <table:table-cell office:value-type="float" office:value="215">
            <text:p>215</text:p>
          </table:table-cell>
          <table:table-cell table:formula="of:=IF([.E900]=[.E899];[.F899]+1;1)" office:value-type="float" office:value="20">
            <text:p>20</text:p>
          </table:table-cell>
          <table:table-cell table:formula="of:=CONCATENATE(&quot;/home/peter/Thesis/ForcedAligner/Aligner1/wav/11025/&quot;;[.C900];[.D900];&quot;.wav&quot;)" office:value-type="string" office:string-value="/home/peter/Thesis/ForcedAligner/Aligner1/wav/11025/5May78.wav">
            <text:p>/home/peter/Thesis/ForcedAligner/Aligner1/wav/11025/5May78.wav</text:p>
          </table:table-cell>
          <table:table-cell table:formula="of:=CONCATENATE(&quot;/home/peter/Thesis/ForcedAligner/Aligner1/wav/&quot;;&quot;FNQ&quot;;[.E900];&quot;_&quot;;[.F900];&quot;.wav&quot;)" office:value-type="string" office:string-value="/home/peter/Thesis/ForcedAligner/Aligner1/wav/FNQ215_20.wav">
            <text:p>/home/peter/Thesis/ForcedAligner/Aligner1/wav/FNQ215_20.wav</text:p>
          </table:table-cell>
          <table:table-cell office:value-type="string">
            <text:p>je je je j' ai une position très très proche de de ce que vient dire le le rapporteur. en précision plus c' est vraiment du niveau réglementaire, mais, sur le fond, je je suis prêt à imaginer que ce sont des solutions que nous aurons à apporter les uns et les autres.</text:p>
          </table:table-cell>
        </table:table-row>
        <table:table-row table:style-name="ro1">
          <table:table-cell office:value-type="float" office:value="5">
            <text:p>5</text:p>
          </table:table-cell>
          <table:table-cell office:value-type="string">
            <text:p>May</text:p>
          </table:table-cell>
          <table:table-cell table:formula="of:=CONCATENATE([.A901];[.B901])" office:value-type="string" office:string-value="5May">
            <text:p>5May</text:p>
          </table:table-cell>
          <table:table-cell office:value-type="float" office:value="86">
            <text:p>86</text:p>
          </table:table-cell>
          <table:table-cell office:value-type="float" office:value="215">
            <text:p>215</text:p>
          </table:table-cell>
          <table:table-cell table:formula="of:=IF([.E901]=[.E900];[.F900]+1;1)" office:value-type="float" office:value="21">
            <text:p>21</text:p>
          </table:table-cell>
          <table:table-cell table:formula="of:=CONCATENATE(&quot;/home/peter/Thesis/ForcedAligner/Aligner1/wav/11025/&quot;;[.C901];[.D901];&quot;.wav&quot;)" office:value-type="string" office:string-value="/home/peter/Thesis/ForcedAligner/Aligner1/wav/11025/5May86.wav">
            <text:p>/home/peter/Thesis/ForcedAligner/Aligner1/wav/11025/5May86.wav</text:p>
          </table:table-cell>
          <table:table-cell table:formula="of:=CONCATENATE(&quot;/home/peter/Thesis/ForcedAligner/Aligner1/wav/&quot;;&quot;FNQ&quot;;[.E901];&quot;_&quot;;[.F901];&quot;.wav&quot;)" office:value-type="string" office:string-value="/home/peter/Thesis/ForcedAligner/Aligner1/wav/FNQ215_21.wav">
            <text:p>/home/peter/Thesis/ForcedAligner/Aligner1/wav/FNQ215_21.wav</text:p>
          </table:table-cell>
          <table:table-cell office:value-type="string">
            <text:p>même position</text:p>
          </table:table-cell>
        </table:table-row>
        <table:table-row table:style-name="ro1">
          <table:table-cell office:value-type="float" office:value="5">
            <text:p>5</text:p>
          </table:table-cell>
          <table:table-cell office:value-type="string">
            <text:p>May</text:p>
          </table:table-cell>
          <table:table-cell table:formula="of:=CONCATENATE([.A902];[.B902])" office:value-type="string" office:string-value="5May">
            <text:p>5May</text:p>
          </table:table-cell>
          <table:table-cell office:value-type="float" office:value="97">
            <text:p>97</text:p>
          </table:table-cell>
          <table:table-cell office:value-type="float" office:value="215">
            <text:p>215</text:p>
          </table:table-cell>
          <table:table-cell table:formula="of:=IF([.E902]=[.E901];[.F901]+1;1)" office:value-type="float" office:value="22">
            <text:p>22</text:p>
          </table:table-cell>
          <table:table-cell table:formula="of:=CONCATENATE(&quot;/home/peter/Thesis/ForcedAligner/Aligner1/wav/11025/&quot;;[.C902];[.D902];&quot;.wav&quot;)" office:value-type="string" office:string-value="/home/peter/Thesis/ForcedAligner/Aligner1/wav/11025/5May97.wav">
            <text:p>/home/peter/Thesis/ForcedAligner/Aligner1/wav/11025/5May97.wav</text:p>
          </table:table-cell>
          <table:table-cell table:formula="of:=CONCATENATE(&quot;/home/peter/Thesis/ForcedAligner/Aligner1/wav/&quot;;&quot;FNQ&quot;;[.E902];&quot;_&quot;;[.F902];&quot;.wav&quot;)" office:value-type="string" office:string-value="/home/peter/Thesis/ForcedAligner/Aligner1/wav/FNQ215_22.wav">
            <text:p>/home/peter/Thesis/ForcedAligner/Aligner1/wav/FNQ215_22.wav</text:p>
          </table:table-cell>
          <table:table-cell office:value-type="string">
            <text:p>même avis, mais je suis persuadé que le professeur connaît</text:p>
          </table:table-cell>
        </table:table-row>
        <table:table-row table:style-name="ro1">
          <table:table-cell office:value-type="float" office:value="5">
            <text:p>5</text:p>
          </table:table-cell>
          <table:table-cell office:value-type="string">
            <text:p>May</text:p>
          </table:table-cell>
          <table:table-cell table:formula="of:=CONCATENATE([.A903];[.B903])" office:value-type="string" office:string-value="5May">
            <text:p>5May</text:p>
          </table:table-cell>
          <table:table-cell office:value-type="float" office:value="111">
            <text:p>111</text:p>
          </table:table-cell>
          <table:table-cell office:value-type="float" office:value="215">
            <text:p>215</text:p>
          </table:table-cell>
          <table:table-cell table:formula="of:=IF([.E903]=[.E902];[.F902]+1;1)" office:value-type="float" office:value="23">
            <text:p>23</text:p>
          </table:table-cell>
          <table:table-cell table:formula="of:=CONCATENATE(&quot;/home/peter/Thesis/ForcedAligner/Aligner1/wav/11025/&quot;;[.C903];[.D903];&quot;.wav&quot;)" office:value-type="string" office:string-value="/home/peter/Thesis/ForcedAligner/Aligner1/wav/11025/5May111.wav">
            <text:p>/home/peter/Thesis/ForcedAligner/Aligner1/wav/11025/5May111.wav</text:p>
          </table:table-cell>
          <table:table-cell table:formula="of:=CONCATENATE(&quot;/home/peter/Thesis/ForcedAligner/Aligner1/wav/&quot;;&quot;FNQ&quot;;[.E903];&quot;_&quot;;[.F903];&quot;.wav&quot;)" office:value-type="string" office:string-value="/home/peter/Thesis/ForcedAligner/Aligner1/wav/FNQ215_23.wav">
            <text:p>/home/peter/Thesis/ForcedAligner/Aligner1/wav/FNQ215_23.wav</text:p>
          </table:table-cell>
          <table:table-cell office:value-type="string">
            <text:p>c' était bien l' amendement numéro quatre? oui c' était l' amendement. parce que je n' avais pas compris exactement dans l' intitulé de l' amendement, le développement qui a été fait par le le le député, c' est la raison pour laquelle je je vais répondre à l' amendement qui n' était pas euh ce qui a été développé, donc pour dire simplement à cet amendement qui aurait pu être présenté que le gouvernement fixant les effectifs des conseillers généraux dans la loi, a élevé au rond législatif ce qui relève actuellement d' un simple décret puisque, en vertu de l' article l. trois mille cent treize deux du code général des collectivités territoriales, les créations et suppressions de cantons sont décidées par décret en conseil d' état. il n' y a donc pas lieu de consulter les conseils généraux sur leurs effectifs, puisque ceux-ci sont désormais fixés par la loi. en ce qui concerne les modifications des limites territoriales des cantons, la loi de réforme des collectivités a maintenu les dispositions du code général des collectivités territoriales, qui prévoit que les modifications des limites territoriales et des cantons sont décidées par décret en conseil d' état après consultation du conseil général. cet amendement est donc superflu. et le gouvernement y est donc opposé</text:p>
          </table:table-cell>
        </table:table-row>
        <table:table-row table:style-name="ro1">
          <table:table-cell office:value-type="float" office:value="5">
            <text:p>5</text:p>
          </table:table-cell>
          <table:table-cell office:value-type="string">
            <text:p>May</text:p>
          </table:table-cell>
          <table:table-cell table:formula="of:=CONCATENATE([.A904];[.B904])" office:value-type="string" office:string-value="5May">
            <text:p>5May</text:p>
          </table:table-cell>
          <table:table-cell office:value-type="float" office:value="115">
            <text:p>115</text:p>
          </table:table-cell>
          <table:table-cell office:value-type="float" office:value="215">
            <text:p>215</text:p>
          </table:table-cell>
          <table:table-cell table:formula="of:=IF([.E904]=[.E903];[.F903]+1;1)" office:value-type="float" office:value="24">
            <text:p>24</text:p>
          </table:table-cell>
          <table:table-cell table:formula="of:=CONCATENATE(&quot;/home/peter/Thesis/ForcedAligner/Aligner1/wav/11025/&quot;;[.C904];[.D904];&quot;.wav&quot;)" office:value-type="string" office:string-value="/home/peter/Thesis/ForcedAligner/Aligner1/wav/11025/5May115.wav">
            <text:p>/home/peter/Thesis/ForcedAligner/Aligner1/wav/11025/5May115.wav</text:p>
          </table:table-cell>
          <table:table-cell table:formula="of:=CONCATENATE(&quot;/home/peter/Thesis/ForcedAligner/Aligner1/wav/&quot;;&quot;FNQ&quot;;[.E904];&quot;_&quot;;[.F904];&quot;.wav&quot;)" office:value-type="string" office:string-value="/home/peter/Thesis/ForcedAligner/Aligner1/wav/FNQ215_24.wav">
            <text:p>/home/peter/Thesis/ForcedAligner/Aligner1/wav/FNQ215_24.wav</text:p>
          </table:table-cell>
          <table:table-cell office:value-type="string">
            <text:p>seulement comme ça l' amendement est présenté, répondu et en même temps on a bien entendu votre présentation.</text:p>
          </table:table-cell>
        </table:table-row>
        <table:table-row table:style-name="ro1">
          <table:table-cell office:value-type="float" office:value="5">
            <text:p>5</text:p>
          </table:table-cell>
          <table:table-cell office:value-type="string">
            <text:p>May</text:p>
          </table:table-cell>
          <table:table-cell table:formula="of:=CONCATENATE([.A905];[.B905])" office:value-type="string" office:string-value="5May">
            <text:p>5May</text:p>
          </table:table-cell>
          <table:table-cell office:value-type="float" office:value="121">
            <text:p>121</text:p>
          </table:table-cell>
          <table:table-cell office:value-type="float" office:value="215">
            <text:p>215</text:p>
          </table:table-cell>
          <table:table-cell table:formula="of:=IF([.E905]=[.E904];[.F904]+1;1)" office:value-type="float" office:value="25">
            <text:p>25</text:p>
          </table:table-cell>
          <table:table-cell table:formula="of:=CONCATENATE(&quot;/home/peter/Thesis/ForcedAligner/Aligner1/wav/11025/&quot;;[.C905];[.D905];&quot;.wav&quot;)" office:value-type="string" office:string-value="/home/peter/Thesis/ForcedAligner/Aligner1/wav/11025/5May121.wav">
            <text:p>/home/peter/Thesis/ForcedAligner/Aligner1/wav/11025/5May121.wav</text:p>
          </table:table-cell>
          <table:table-cell table:formula="of:=CONCATENATE(&quot;/home/peter/Thesis/ForcedAligner/Aligner1/wav/&quot;;&quot;FNQ&quot;;[.E905];&quot;_&quot;;[.F905];&quot;.wav&quot;)" office:value-type="string" office:string-value="/home/peter/Thesis/ForcedAligner/Aligner1/wav/FNQ215_25.wav">
            <text:p>/home/peter/Thesis/ForcedAligner/Aligner1/wav/FNQ215_25.wav</text:p>
          </table:table-cell>
          <table:table-cell office:value-type="string">
            <text:p>a ce moment du débat, où nous parlons de conseiller territorial: ce ce n' est en ce qui me concerne pas l' occasion de changer la dénomination du du conseil général. c' est un débat qui avait eu lieu, et notre collègue s' en souvient très bien, au niveau de de l' adf. aujourd'hui je pense qu' à ce moment du débat ce n' est pas l' occasion de changer la dénomination des conseillers généraux.</text:p>
          </table:table-cell>
        </table:table-row>
        <table:table-row table:style-name="ro1">
          <table:table-cell office:value-type="float" office:value="5">
            <text:p>5</text:p>
          </table:table-cell>
          <table:table-cell office:value-type="string">
            <text:p>May</text:p>
          </table:table-cell>
          <table:table-cell table:formula="of:=CONCATENATE([.A906];[.B906])" office:value-type="string" office:string-value="5May">
            <text:p>5May</text:p>
          </table:table-cell>
          <table:table-cell office:value-type="string">
            <text:p>10a</text:p>
          </table:table-cell>
          <table:table-cell office:value-type="float" office:value="215">
            <text:p>215</text:p>
          </table:table-cell>
          <table:table-cell table:formula="of:=IF([.E906]=[.E905];[.F905]+1;1)" office:value-type="float" office:value="26">
            <text:p>26</text:p>
          </table:table-cell>
          <table:table-cell table:formula="of:=CONCATENATE(&quot;/home/peter/Thesis/ForcedAligner/Aligner1/wav/11025/&quot;;[.C906];[.D906];&quot;.wav&quot;)" office:value-type="string" office:string-value="/home/peter/Thesis/ForcedAligner/Aligner1/wav/11025/5May10a.wav">
            <text:p>/home/peter/Thesis/ForcedAligner/Aligner1/wav/11025/5May10a.wav</text:p>
          </table:table-cell>
          <table:table-cell table:formula="of:=CONCATENATE(&quot;/home/peter/Thesis/ForcedAligner/Aligner1/wav/&quot;;&quot;FNQ&quot;;[.E906];&quot;_&quot;;[.F906];&quot;.wav&quot;)" office:value-type="string" office:string-value="/home/peter/Thesis/ForcedAligner/Aligner1/wav/FNQ215_26.wav">
            <text:p>/home/peter/Thesis/ForcedAligner/Aligner1/wav/FNQ215_26.wav</text:p>
          </table:table-cell>
          <table:table-cell office:value-type="string">
            <text:p>il y a quelque mots bien bien entendu, y a un complément de ce qui vient de dire le le rapporteur. l' un des grief euh que que l' auteur euh du rappelle qui qui vient d' être fait disait euh que euh n' est pas admissible que ce soit d' abords au niveau de l' assemblée nationale que ce ce tableau viennent en discussion, et et évidemment il s' appuie pour le dire sur la constitution, je rappelais simplement que l' article trente-neuf de la constitution précise entre guillemets les projets de loi ayant pour principal objet l' organisation des collectivités territoriales sont soumis en premier lieu au sénat. or le présent projet de loi a pour objet principal de fixer le nombre de circonscriptions d' élections du nombre du nouveau conseiller territorial et non de fixer l' organisation du conseil général ou du conseil régional. c' est la raison pour laquelle il est toute à fait possible évidemment de le présenter d' abord au niveau du sénat mais c' est tout à fait possible aussi de le présenter au niveau de l' assemblé nationale. pourquoi, au niveau de l' assemblé générale, c' est tout à tout tout à fait, le rapporteur le disait un instant parce que tout simplement ce ce tableau été introduit au niveau de l' assemblée nationale, et et vous en rappeliez les les circonstances. c' est c' est un c' est c' est un dossier, vous savez bien qui a été beaucoup débattu. c' est c' est vrai que vous aviez, je parle de l' opposition beaucoup contesté le le principe même du conseiller territorial vous avez saisi le conseil constitutionnel sur le principe même de de mise en place</text:p>
          </table:table-cell>
        </table:table-row>
        <table:table-row table:style-name="ro1">
          <table:table-cell table:number-columns-repeated="2"/>
          <table:table-cell office:value-type="string">
            <text:p>3_1May</text:p>
          </table:table-cell>
          <table:table-cell office:value-type="string">
            <text:p>33a</text:p>
          </table:table-cell>
          <table:table-cell office:value-type="float" office:value="216">
            <text:p>216</text:p>
          </table:table-cell>
          <table:table-cell table:formula="of:=IF([.E907]=[.E906];[.F906]+1;1)" office:value-type="float" office:value="1">
            <text:p>1</text:p>
          </table:table-cell>
          <table:table-cell table:formula="of:=CONCATENATE(&quot;/home/peter/Thesis/ForcedAligner/Aligner1/wav/11025/&quot;;[.C907];[.D907];&quot;.wav&quot;)" office:value-type="string" office:string-value="/home/peter/Thesis/ForcedAligner/Aligner1/wav/11025/3_1May33a.wav">
            <text:p>/home/peter/Thesis/ForcedAligner/Aligner1/wav/11025/3_1May33a.wav</text:p>
          </table:table-cell>
          <table:table-cell table:formula="of:=CONCATENATE(&quot;/home/peter/Thesis/ForcedAligner/Aligner1/wav/&quot;;&quot;FNQ&quot;;[.E907];&quot;_&quot;;[.F907];&quot;.wav&quot;)" office:value-type="string" office:string-value="/home/peter/Thesis/ForcedAligner/Aligner1/wav/FNQ216_1.wav">
            <text:p>/home/peter/Thesis/ForcedAligner/Aligner1/wav/FNQ216_1.wav</text:p>
          </table:table-cell>
          <table:table-cell office:value-type="string">
            <text:p>monsieur le président mes chers collègues ma question s' adresse à françois baroin, ministre du budget. monsieur le ministre, notre assemblée débute, cet après midi, l' examen du projet de loi constitutionnelle relatif à l' équilibre des finances publiques, en clair, la règle d' or. depuis trente ans, les budgets sont votés en déficit, ce qui signifie que la question de l' endettement n' a pas été prise au sérieux. cet endettement est devenu insupportable et désormais fait peser la menace d' un déchirement de notre tissu social, puisque fermer les yeux plus longtemps sur la dette reviendrait à sacrifier les générations futures. sur tous les bancs de cet hémicycle, l' heure doit être à la responsabilité, car abandonner nos souveraineté budgétaire, ce serait déposséder notre pays de son destin. l' heure doit être au consensus national, car la confiance en notre économie est essentielle pour retrouver cette croissance, après laquelle tous nous courons. c' est pourquoi je demande au parti socialiste, qui affirme son ambition de vouloir un jour diriger le pays, de dire clairement s' il entend sacrifier les générations futures au nom d' un esprit partisan ou s' il soutiendra ou s' il soutiendra cette motion lors du congrès. monsieur le président, monsieur de ministre, depuis deux mille sept, au moment de l' élection présidentielle, les centristes ont proposé de graver cette exigence <text:s/>de finances publiques d' équilibre de finances publiques dans le marbre de la constitution. en deux mille huit, le groupe nouveau centre à l' assemblée nationale a pris ses responsabilités</text:p>
          </table:table-cell>
        </table:table-row>
        <table:table-row table:style-name="ro1">
          <table:table-cell table:number-columns-repeated="2"/>
          <table:table-cell office:value-type="string">
            <text:p>3_1May</text:p>
          </table:table-cell>
          <table:table-cell office:value-type="string">
            <text:p>33b</text:p>
          </table:table-cell>
          <table:table-cell office:value-type="float" office:value="216">
            <text:p>216</text:p>
          </table:table-cell>
          <table:table-cell table:formula="of:=IF([.E908]=[.E907];[.F907]+1;1)" office:value-type="float" office:value="2">
            <text:p>2</text:p>
          </table:table-cell>
          <table:table-cell table:formula="of:=CONCATENATE(&quot;/home/peter/Thesis/ForcedAligner/Aligner1/wav/11025/&quot;;[.C908];[.D908];&quot;.wav&quot;)" office:value-type="string" office:string-value="/home/peter/Thesis/ForcedAligner/Aligner1/wav/11025/3_1May33b.wav">
            <text:p>/home/peter/Thesis/ForcedAligner/Aligner1/wav/11025/3_1May33b.wav</text:p>
          </table:table-cell>
          <table:table-cell table:formula="of:=CONCATENATE(&quot;/home/peter/Thesis/ForcedAligner/Aligner1/wav/&quot;;&quot;FNQ&quot;;[.E908];&quot;_&quot;;[.F908];&quot;.wav&quot;)" office:value-type="string" office:string-value="/home/peter/Thesis/ForcedAligner/Aligner1/wav/FNQ216_2.wav">
            <text:p>/home/peter/Thesis/ForcedAligner/Aligner1/wav/FNQ216_2.wav</text:p>
          </table:table-cell>
          <table:table-cell office:value-type="string">
            <text:p>en déposant une proposition de loi constitutionnelle pour un retour à l' équilibre budgétaire, et donner ainsi le virage décisif que la majorité présidentielle prend enfin. nous avons eu tort d' avoir raison trop tôt! après avoir repoussé notre proposition, année après année, le gouvernement nous donne raison. alors monsieur le ministre, ma question est simple: pouvez vous nous dire comment cette réforme permettra de relancer durablement l' économie française en posant les bases d' une politique budgétaire vertueuse</text:p>
          </table:table-cell>
        </table:table-row>
        <table:table-row table:style-name="ro1">
          <table:table-cell table:number-columns-repeated="2"/>
          <table:table-cell office:value-type="string">
            <text:p>4_1May</text:p>
          </table:table-cell>
          <table:table-cell office:value-type="string">
            <text:p>64a</text:p>
          </table:table-cell>
          <table:table-cell office:value-type="float" office:value="222">
            <text:p>222</text:p>
          </table:table-cell>
          <table:table-cell table:formula="of:=IF([.E909]=[.E908];[.F908]+1;1)" office:value-type="float" office:value="1">
            <text:p>1</text:p>
          </table:table-cell>
          <table:table-cell table:formula="of:=CONCATENATE(&quot;/home/peter/Thesis/ForcedAligner/Aligner1/wav/11025/&quot;;[.C909];[.D909];&quot;.wav&quot;)" office:value-type="string" office:string-value="/home/peter/Thesis/ForcedAligner/Aligner1/wav/11025/4_1May64a.wav">
            <text:p>/home/peter/Thesis/ForcedAligner/Aligner1/wav/11025/4_1May64a.wav</text:p>
          </table:table-cell>
          <table:table-cell table:formula="of:=CONCATENATE(&quot;/home/peter/Thesis/ForcedAligner/Aligner1/wav/&quot;;&quot;FNQ&quot;;[.E909];&quot;_&quot;;[.F909];&quot;.wav&quot;)" office:value-type="string" office:string-value="/home/peter/Thesis/ForcedAligner/Aligner1/wav/FNQ222_1.wav">
            <text:p>/home/peter/Thesis/ForcedAligner/Aligner1/wav/FNQ222_1.wav</text:p>
          </table:table-cell>
          <table:table-cell office:value-type="string">
            <text:p>merci. {cg} merci monsieur le président. mesdames et messieurs les députés, monsieur le député gérard charasse. d' abord je voudrais vous remercier pour votre question qui est extrêmement pertinente. mais parce qu' elle est pertinente et importante, je veux aussi vous corriger sur un point. le président de la le président de la république n' a pas pu s' engager comme vous l' avez dit à un accord omc au mois d' avril. cet accord c' est le résultat de dix années de négociations entre cent quatre vingt dix pays. euh ce qui s' est passé l' an dernier en novembre, c' est qu' à séoul, les chefs d' état du g vingt ont demandé à ce que les négociations soient accélérées. c' est ce que nous avons fait. et je peux vous assurer que la france est très attachée à ces négociations; nous y travaillons énormément. pascal lamy était à paris tout récemment. il a été reçu par le président de la république par moi même. j' étais en contact avec karel de gucht. j' ai vu nos homologues brésiliens, américains, même hier même que je reviens d' entretiens avec mon homologue à euh washington hier. ou en sommes nous? si doha échoue, c' est un échec pour l' omc et nous avons tous besoin d' une organisation mondiale du commerce et de règles, notamment en matière de rupture euh en cas de différends. et deuxièmement, les pays les plus pauvres sont ceux qui perdraient le plus. donc, nous avons besoin de doha. a quelles conditions? pascal lamy a proposé une dernière tentative sur un mois avec une initiative européenne. nous le faisons, mais pas à n' importe quelles conditions. et je voudrais dire que la france n' entend pas que l' union européenne</text:p>
          </table:table-cell>
        </table:table-row>
        <table:table-row table:style-name="ro1">
          <table:table-cell table:number-columns-repeated="2"/>
          <table:table-cell office:value-type="string">
            <text:p>4_1May</text:p>
          </table:table-cell>
          <table:table-cell office:value-type="string">
            <text:p>64b</text:p>
          </table:table-cell>
          <table:table-cell office:value-type="float" office:value="222">
            <text:p>222</text:p>
          </table:table-cell>
          <table:table-cell table:formula="of:=IF([.E910]=[.E909];[.F909]+1;1)" office:value-type="float" office:value="2">
            <text:p>2</text:p>
          </table:table-cell>
          <table:table-cell table:formula="of:=CONCATENATE(&quot;/home/peter/Thesis/ForcedAligner/Aligner1/wav/11025/&quot;;[.C910];[.D910];&quot;.wav&quot;)" office:value-type="string" office:string-value="/home/peter/Thesis/ForcedAligner/Aligner1/wav/11025/4_1May64b.wav">
            <text:p>/home/peter/Thesis/ForcedAligner/Aligner1/wav/11025/4_1May64b.wav</text:p>
          </table:table-cell>
          <table:table-cell table:formula="of:=CONCATENATE(&quot;/home/peter/Thesis/ForcedAligner/Aligner1/wav/&quot;;&quot;FNQ&quot;;[.E910];&quot;_&quot;;[.F910];&quot;.wav&quot;)" office:value-type="string" office:string-value="/home/peter/Thesis/ForcedAligner/Aligner1/wav/FNQ222_2.wav">
            <text:p>/home/peter/Thesis/ForcedAligner/Aligner1/wav/FNQ222_2.wav</text:p>
          </table:table-cell>
          <table:table-cell office:value-type="string">
            <text:p>paye des concessions supplémentaires à un éventuel accord entre chinois et américains sur les droits de douane sur les produits industriels. notamment dans le secteur de l' <text:s/>agriculture, j' ai redit ces lignes jaunes ces lignes rouges à monsieur karel de gucht: il n' y aura pas de concessions sur l' agriculture dans le cadre d' un accord omc.</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911];[.B911])" office:value-type="string" office:string-value="2May">
            <text:p>2May</text:p>
          </table:table-cell>
          <table:table-cell office:value-type="string">
            <text:p>13a</text:p>
          </table:table-cell>
          <table:table-cell office:value-type="float" office:value="223">
            <text:p>223</text:p>
          </table:table-cell>
          <table:table-cell table:formula="of:=IF([.E911]=[.E910];[.F910]+1;1)" office:value-type="float" office:value="1">
            <text:p>1</text:p>
          </table:table-cell>
          <table:table-cell table:formula="of:=CONCATENATE(&quot;/home/peter/Thesis/ForcedAligner/Aligner1/wav/11025/&quot;;[.C911];[.D911];&quot;.wav&quot;)" office:value-type="string" office:string-value="/home/peter/Thesis/ForcedAligner/Aligner1/wav/11025/2May13a.wav">
            <text:p>/home/peter/Thesis/ForcedAligner/Aligner1/wav/11025/2May13a.wav</text:p>
          </table:table-cell>
          <table:table-cell table:formula="of:=CONCATENATE(&quot;/home/peter/Thesis/ForcedAligner/Aligner1/wav/&quot;;&quot;FNQ&quot;;[.E911];&quot;_&quot;;[.F911];&quot;.wav&quot;)" office:value-type="string" office:string-value="/home/peter/Thesis/ForcedAligner/Aligner1/wav/FNQ223_1.wav">
            <text:p>/home/peter/Thesis/ForcedAligner/Aligner1/wav/FNQ223_1.wav</text:p>
          </table:table-cell>
          <table:table-cell office:value-type="string">
            <text:p>monsieur le président, madame la ministre, monsieur le ministre, monsieur le président de la <text:s/>commission des finances, monsieur le rapporteur général du budget mes chers collègues. en préalable, je voudrais dire toute ma satisfaction, au nom de la commission des affaires européennes, devant la place que prennent désormais dans notre assemblée nos engagements européens. et je voudrais à mon tour saluer, euh madame la ministre, monsieur le ministre, le fait que le gouvernement ait souhaité euh s' engager dans cette voie. et je voudrais dire à monsieur dolez que je crois que vraiment il est au contraire extrêmement positif qu' on ait un meilleur contrôle par l' assemblée nationale que celui qu' on pouvait avoir autrefois. le dernier débat d' orientation budgétaire de juin dernier, c' était déroulé sous l' éclairage de la crise grecque là aussi suivi d' un vote. cet automne, nos discussions budgétaires furent tout entières empreintes d' un esprit de responsabilité à l' égard de nos partenaires européens, avant que le président de la république ne nous invite à un nécessaire effort de comparaison avec les meilleures pratiques de nos voisins, en retenant notamment la fiscalité du patrimoine et l' exemple allemande. aujourd'hui, nous parachevons cet édifice, à travers ce débat sur le programme de stabilité, débat que le président de la commission des finances, notre rapporteur général et moi même, encouragés fortement par le président accoyer, avions appelé de nos voeux en fin d' année dernière. désormais, le programme de stabilité bénéficie, étape démocratique importante, d' une légitimité parlementaire à la mesure de sa nouvelle portée. car, entre temps, le paysage européen a été radicalement bouleversé.</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912];[.B912])" office:value-type="string" office:string-value="2May">
            <text:p>2May</text:p>
          </table:table-cell>
          <table:table-cell office:value-type="string">
            <text:p>13b</text:p>
          </table:table-cell>
          <table:table-cell office:value-type="float" office:value="223">
            <text:p>223</text:p>
          </table:table-cell>
          <table:table-cell table:formula="of:=IF([.E912]=[.E911];[.F911]+1;1)" office:value-type="float" office:value="2">
            <text:p>2</text:p>
          </table:table-cell>
          <table:table-cell table:formula="of:=CONCATENATE(&quot;/home/peter/Thesis/ForcedAligner/Aligner1/wav/11025/&quot;;[.C912];[.D912];&quot;.wav&quot;)" office:value-type="string" office:string-value="/home/peter/Thesis/ForcedAligner/Aligner1/wav/11025/2May13b.wav">
            <text:p>/home/peter/Thesis/ForcedAligner/Aligner1/wav/11025/2May13b.wav</text:p>
          </table:table-cell>
          <table:table-cell table:formula="of:=CONCATENATE(&quot;/home/peter/Thesis/ForcedAligner/Aligner1/wav/&quot;;&quot;FNQ&quot;;[.E912];&quot;_&quot;;[.F912];&quot;.wav&quot;)" office:value-type="string" office:string-value="/home/peter/Thesis/ForcedAligner/Aligner1/wav/FNQ223_2.wav">
            <text:p>/home/peter/Thesis/ForcedAligner/Aligner1/wav/FNQ223_2.wav</text:p>
          </table:table-cell>
          <table:table-cell office:value-type="string">
            <text:p>nous nous sommes dotés d' un véritable gouvernement économique étayant notre monnaie unique par une réelle convergence de nos stratégies budgétaires, gouvernement économique proposé par la france. je voudrais rendre hommage, madame la ministre, à vos négociations qui ont permettre, qui ont permis que l' allemagne se rallie à cette idée, ensuite les vingt sept. quelques années auparavant, les engagements que nous prenions à bruxelles, courant décembre, trouvaient peu d' échos n' est ce pas, monsieur le rapporteur général du budget? soyons réalistes, aucun programme de stabilité n' a jamais été concrétisé dans les faits, sans que personne ne s' en émeuve réellement. aujourd'hui, chacun comprend que cette voie est cette voie ancienne est une impasse. parce que les crises grecques et irlandaises, les difficultés portugaises, nous ont montré clairement que le prix des dérapages et des imprudences s' acquitte à vingt sept. parce que la solidarité européenne, très concrète, commande en retour la responsabilité nationale. parce que l' intensité même des liens qui nous unissent et rendent nos économies si dépendantes de leurs voisines voue à l' impuissance des égoïsmes nationaux. pour concrétiser cette nouvelle donne, le nouveau semestre européen permet de prendre en compte la dimension européenne. le conseil européen définit désormais, fin mars, les grandes priorités communes, évidemment concentrées en deux mille onze sur le rétablissement des comptes publics et sur l' emploi, dont vous avez euh tous parlé. tous les programmes nationaux sont ensuite présentés en avril.</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913];[.B913])" office:value-type="string" office:string-value="2May">
            <text:p>2May</text:p>
          </table:table-cell>
          <table:table-cell office:value-type="string">
            <text:p>13c</text:p>
          </table:table-cell>
          <table:table-cell office:value-type="float" office:value="223">
            <text:p>223</text:p>
          </table:table-cell>
          <table:table-cell table:formula="of:=IF([.E913]=[.E912];[.F912]+1;1)" office:value-type="float" office:value="3">
            <text:p>3</text:p>
          </table:table-cell>
          <table:table-cell table:formula="of:=CONCATENATE(&quot;/home/peter/Thesis/ForcedAligner/Aligner1/wav/11025/&quot;;[.C913];[.D913];&quot;.wav&quot;)" office:value-type="string" office:string-value="/home/peter/Thesis/ForcedAligner/Aligner1/wav/11025/2May13c.wav">
            <text:p>/home/peter/Thesis/ForcedAligner/Aligner1/wav/11025/2May13c.wav</text:p>
          </table:table-cell>
          <table:table-cell table:formula="of:=CONCATENATE(&quot;/home/peter/Thesis/ForcedAligner/Aligner1/wav/&quot;;&quot;FNQ&quot;;[.E913];&quot;_&quot;;[.F913];&quot;.wav&quot;)" office:value-type="string" office:string-value="/home/peter/Thesis/ForcedAligner/Aligner1/wav/FNQ223_3.wav">
            <text:p>/home/peter/Thesis/ForcedAligner/Aligner1/wav/FNQ223_3.wav</text:p>
          </table:table-cell>
          <table:table-cell office:value-type="string">
            <text:p>le conseil, sur les recommandations de la commission européenne, émet son appréciation au début de l' été, afin que les décisions budgétaires des parlements nationaux puissent en tenir compte. nous sommes parvenus à efficacement associer notre assemblée à toutes ces étapes. la commission des affaires européennes s' est d' ailleurs attachée à examiner les grandes orientations édictées par les chefs d' état et de gouvernement au cours d' une réunion commune, le trente mars dernier, avec les eurodéputés français. notre débat d' aujourd'hui assure que le programme transmis à bruxelles respecte pleinement les intentions du législateur. et plus tard, la commission des affaires européennes, comme euh l' a dit notre rapporteur général du budget, déposera une proposition de résolution sur l' avis qui sera rendu par la commission européenne sur ce programme. dans ce contexte, je voudrais insister sur deux éléments. le premier est que l' europe ne s' est pas contentée de mieux coordonner le déroulé de nos procédures budgétaires. elle est en train de se donner les moyens d' imposer plus fortement, et de sanctionner, si nécessaire, l' indispensable, l' indispensable convergence des budgets nationaux. grâce au paquet législatif sur la gouvernance, approuvé par le conseil européen, sous la présidence de monsieur van rompuy, nos engagements ne seront plus soumis à l' aléa des mansuétudes politiques ou à l' arbitraire des chiffres fétiches. j' entends par là que la situation des états sera surveillée de beaucoup plus près, en prenant compte tous les indicateurs macroéconomiques pertinents, en enrichissant le fameux critère des trois pourcent des nouvelles contraintes permettant de mieux garantir le retour de la dette publique sous les soixante pourcent du pib.</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914];[.B914])" office:value-type="string" office:string-value="2May">
            <text:p>2May</text:p>
          </table:table-cell>
          <table:table-cell office:value-type="string">
            <text:p>13d</text:p>
          </table:table-cell>
          <table:table-cell office:value-type="float" office:value="223">
            <text:p>223</text:p>
          </table:table-cell>
          <table:table-cell table:formula="of:=IF([.E914]=[.E913];[.F913]+1;1)" office:value-type="float" office:value="4">
            <text:p>4</text:p>
          </table:table-cell>
          <table:table-cell table:formula="of:=CONCATENATE(&quot;/home/peter/Thesis/ForcedAligner/Aligner1/wav/11025/&quot;;[.C914];[.D914];&quot;.wav&quot;)" office:value-type="string" office:string-value="/home/peter/Thesis/ForcedAligner/Aligner1/wav/11025/2May13d.wav">
            <text:p>/home/peter/Thesis/ForcedAligner/Aligner1/wav/11025/2May13d.wav</text:p>
          </table:table-cell>
          <table:table-cell table:formula="of:=CONCATENATE(&quot;/home/peter/Thesis/ForcedAligner/Aligner1/wav/&quot;;&quot;FNQ&quot;;[.E914];&quot;_&quot;;[.F914];&quot;.wav&quot;)" office:value-type="string" office:string-value="/home/peter/Thesis/ForcedAligner/Aligner1/wav/FNQ223_4.wav">
            <text:p>/home/peter/Thesis/ForcedAligner/Aligner1/wav/FNQ223_4.wav</text:p>
          </table:table-cell>
          <table:table-cell office:value-type="string">
            <text:p>et, surtout, les dérapages seront beaucoup plus rapidement et sévèrement sanctionnés. avec lucidité, les chefs d' état et de gouvernement, s' appuyant sur un solide compromis franco allemand, ont écarté tout danger d' aveugle automaticité. les états garderont la compétence pour constater, à la majorité qualifiée habituelle, l' existence d' une infraction. mais des sanctions désormais quasi automatiques viendront ensuite, et très vite, soyeux en chacun conscient. ici manifestement le gouvernement a su prendre ses responsabilités. le programme qui nous est soumis dessine un chemin cohérent et responsable vers l' équilibre budgétaire, axé sur l' indispensable maîtrise des dépenses publiques, dont la progression serait ramenée en dessous de l' inflation tout en soutenant la croissance. l' expérience de deux mille dix et deux mille onze montre que cette voie, à laquelle désormais les administrations sociales et les collectivités locales sont efficacement intégrées, est la bonne, car les hypothèses de croissance comptent moins que la méthode retenue clairement exposée à nos partenaires. il n' existe pas d' alternative crédible à la reprise en main de la dépense publique et la responsabilité commande, comme vous l' avez dit, monsieur le ministre, de graver dans le marbre la con de la constitution la perspective de l' équilibre. ma deuxième remarque concerne le nouvel esprit dans lequel le programme de stabilité est désormais rédigé. il s' abit il s' agit bien, aujourd'hui, de rapprocher nos politiques économiques</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915];[.B915])" office:value-type="string" office:string-value="2May">
            <text:p>2May</text:p>
          </table:table-cell>
          <table:table-cell office:value-type="string">
            <text:p>13e</text:p>
          </table:table-cell>
          <table:table-cell office:value-type="float" office:value="223">
            <text:p>223</text:p>
          </table:table-cell>
          <table:table-cell table:formula="of:=IF([.E915]=[.E914];[.F914]+1;1)" office:value-type="float" office:value="5">
            <text:p>5</text:p>
          </table:table-cell>
          <table:table-cell table:formula="of:=CONCATENATE(&quot;/home/peter/Thesis/ForcedAligner/Aligner1/wav/11025/&quot;;[.C915];[.D915];&quot;.wav&quot;)" office:value-type="string" office:string-value="/home/peter/Thesis/ForcedAligner/Aligner1/wav/11025/2May13e.wav">
            <text:p>/home/peter/Thesis/ForcedAligner/Aligner1/wav/11025/2May13e.wav</text:p>
          </table:table-cell>
          <table:table-cell table:formula="of:=CONCATENATE(&quot;/home/peter/Thesis/ForcedAligner/Aligner1/wav/&quot;;&quot;FNQ&quot;;[.E915];&quot;_&quot;;[.F915];&quot;.wav&quot;)" office:value-type="string" office:string-value="/home/peter/Thesis/ForcedAligner/Aligner1/wav/FNQ223_5.wav">
            <text:p>/home/peter/Thesis/ForcedAligner/Aligner1/wav/FNQ223_5.wav</text:p>
          </table:table-cell>
          <table:table-cell office:value-type="string">
            <text:p>et non de se contenter de décrire une trajectoire compatible avec les plafonds que fixe le le pacte de stabilité. l' idée maîtresse est ici que, dans un contexte de tensions budgétaires, le succès économique passe inéluctablement par une cohérence et une réelle mutualisation européenne de nos actions. c' est pourquoi nous transmettons à bruxelles, en même temps que le présent programme de stabilité, notre programme dit de réformes qui synthétise les mesures prises par notre pays dans le cadre de la stratégie de croissance europe deux mille vingt. dans ses cinq domaines prioritaires, le taux d' emploi, l' éducation, la lutte contre la pauvreté, le changement climatique et la recherche, l' action engagée doit être poursuivie en même temps que l' indispensable redressement budgétaire. la concomitance des deux programmes nous invite à savoir concilier ces deux objectifs. elle nous encourage à joindre nos efforts pour enrayer la perspective du déclin. après la monnaie unique, après le gouvernement économique, l' urgence face à la concurrence des nouveaux géants économiques est bien désormais de nous doter d' une politique industrielle commune et d' avancer vers une préférence européenne, notamment en matière environnementale et sociale, qui protège réellement nos peuples. sous le bénéfice de ces quelques remarques, je renouvelle mon plein soutien à l' entreprise de redressement qu' exprime le programme de stabilité qui nous est soumis et vous invite, mes chers collègues, à faire de même en l' approuvant.</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916];[.B916])" office:value-type="string" office:string-value="2May">
            <text:p>2May</text:p>
          </table:table-cell>
          <table:table-cell office:value-type="float" office:value="39">
            <text:p>39</text:p>
          </table:table-cell>
          <table:table-cell office:value-type="float" office:value="229">
            <text:p>229</text:p>
          </table:table-cell>
          <table:table-cell table:formula="of:=IF([.E916]=[.E915];[.F915]+1;1)" office:value-type="float" office:value="1">
            <text:p>1</text:p>
          </table:table-cell>
          <table:table-cell table:formula="of:=CONCATENATE(&quot;/home/peter/Thesis/ForcedAligner/Aligner1/wav/11025/&quot;;[.C916];[.D916];&quot;.wav&quot;)" office:value-type="string" office:string-value="/home/peter/Thesis/ForcedAligner/Aligner1/wav/11025/2May39.wav">
            <text:p>/home/peter/Thesis/ForcedAligner/Aligner1/wav/11025/2May39.wav</text:p>
          </table:table-cell>
          <table:table-cell table:formula="of:=CONCATENATE(&quot;/home/peter/Thesis/ForcedAligner/Aligner1/wav/&quot;;&quot;FNQ&quot;;[.E916];&quot;_&quot;;[.F916];&quot;.wav&quot;)" office:value-type="string" office:string-value="/home/peter/Thesis/ForcedAligner/Aligner1/wav/FNQ229_1.wav">
            <text:p>/home/peter/Thesis/ForcedAligner/Aligner1/wav/FNQ229_1.wav</text:p>
          </table:table-cell>
          <table:table-cell office:value-type="string">
            <text:p>je vais conclure, monsieur le président. nous nous disons qu' il faut agir sur trois leviers. maîtrisez les déficits, avoir une politique industrielle tout au long d' en quinquennat et avoir une politique de relance massive de l' emploi dès le début parce c' est la seule façon de retrouver la croissance et la confiance à court terme. ce que vous proposez dans ce programme de stabilité c' est ni plus ni moins qu' une politique d' austérité massive. or l' histoire économique montre une chose c' est quand on se propane de politique d' austérité sans, sans avoir d' autres éléments et bien le seul effet c' est de casser la croissance et de ne pas réduire les déficits. c' est souvent les enseignements des politiques d' austérité surtout quand elles sont conduites dans de nombreux pays à la fois. donc la réduction des déficits j' en viens à ma conclusion, nous disons, nous que c' est une question de volonté politique que c' est une question de politique globale qu' elle ne se traite pas en elle seule, qu' elle se traite dans un ensemble de politique et c' est cette volonté politique qu' il a singulièrement manqué depuis deux mille deux et plus encore depuis deux mille sept, et que le président de la république essaie de faire oublier à travers ce que nous allons discuter demain, c' est à dire une opération politicienne pour faire oublier la situation dramatique dans laquelle vous laissez les finances de notre pays. </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917];[.B917])" office:value-type="string" office:string-value="2May">
            <text:p>2May</text:p>
          </table:table-cell>
          <table:table-cell office:value-type="string">
            <text:p>37a</text:p>
          </table:table-cell>
          <table:table-cell office:value-type="float" office:value="229">
            <text:p>229</text:p>
          </table:table-cell>
          <table:table-cell table:formula="of:=IF([.E917]=[.E916];[.F916]+1;1)" office:value-type="float" office:value="2">
            <text:p>2</text:p>
          </table:table-cell>
          <table:table-cell table:formula="of:=CONCATENATE(&quot;/home/peter/Thesis/ForcedAligner/Aligner1/wav/11025/&quot;;[.C917];[.D917];&quot;.wav&quot;)" office:value-type="string" office:string-value="/home/peter/Thesis/ForcedAligner/Aligner1/wav/11025/2May37a.wav">
            <text:p>/home/peter/Thesis/ForcedAligner/Aligner1/wav/11025/2May37a.wav</text:p>
          </table:table-cell>
          <table:table-cell table:formula="of:=CONCATENATE(&quot;/home/peter/Thesis/ForcedAligner/Aligner1/wav/&quot;;&quot;FNQ&quot;;[.E917];&quot;_&quot;;[.F917];&quot;.wav&quot;)" office:value-type="string" office:string-value="/home/peter/Thesis/ForcedAligner/Aligner1/wav/FNQ229_2.wav">
            <text:p>/home/peter/Thesis/ForcedAligner/Aligner1/wav/FNQ229_2.wav</text:p>
          </table:table-cell>
          <table:table-cell office:value-type="string">
            <text:p>monsieur le président, madame la ministre, monsieur le ministre, monsieur le rapporteur général, mon collègue hervé mariton juste avant moi s' interrogeait sur ce que cette majorité allait voter. dans ce programme de stabilité, je crois qu' il a raison de s' interroger. parce que quand qu' on regarde ce qui s' est passé depuis deux mille deux, depuis l' époque où on vous envoyait tous les ans des programmes de stabilité. que s' est il passé? ils n' ont jamais été appliqués. et souvent dès la première année sauf, sauf sauf pour l' année deux mille dix. donc il est en droit comme beaucoup de collègues de ce côté ci peut être, <text:s/>de se demander ce que signifie ce vote. en tout cas, quand on le programme que vous présentez on trouve des constats accablants. je vais en prendre quelques chiffres. premièrement, vous dites, la dette va atteindre <text:s/>quatre vingt six pourcent du pib en deux mille douze, quatre vingt six pourcent du pib c' est mille huit cents milliards d' euros. c' est à dire qu' en dix ans, de majorité de droite, la dette aura doublé, puisque en juin deux mille deux c' était moins de neuf cents milliards d' euros. vous aurez mis dix ans pour doubler la dette de la france un constat accablant. vous nous avez dit pendant tous les débats le déficit de ces dernières années c' est la crise. et quand on vous disait la cour des comptes dit que les deux tiers du déficit sont d' ordre structurel c' est à dire relève de votre politique économique</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918];[.B918])" office:value-type="string" office:string-value="2May">
            <text:p>2May</text:p>
          </table:table-cell>
          <table:table-cell office:value-type="string">
            <text:p>37b</text:p>
          </table:table-cell>
          <table:table-cell office:value-type="float" office:value="229">
            <text:p>229</text:p>
          </table:table-cell>
          <table:table-cell table:formula="of:=IF([.E918]=[.E917];[.F917]+1;1)" office:value-type="float" office:value="3">
            <text:p>3</text:p>
          </table:table-cell>
          <table:table-cell table:formula="of:=CONCATENATE(&quot;/home/peter/Thesis/ForcedAligner/Aligner1/wav/11025/&quot;;[.C918];[.D918];&quot;.wav&quot;)" office:value-type="string" office:string-value="/home/peter/Thesis/ForcedAligner/Aligner1/wav/11025/2May37b.wav">
            <text:p>/home/peter/Thesis/ForcedAligner/Aligner1/wav/11025/2May37b.wav</text:p>
          </table:table-cell>
          <table:table-cell table:formula="of:=CONCATENATE(&quot;/home/peter/Thesis/ForcedAligner/Aligner1/wav/&quot;;&quot;FNQ&quot;;[.E918];&quot;_&quot;;[.F918];&quot;.wav&quot;)" office:value-type="string" office:string-value="/home/peter/Thesis/ForcedAligner/Aligner1/wav/FNQ229_3.wav">
            <text:p>/home/peter/Thesis/ForcedAligner/Aligner1/wav/FNQ229_3.wav</text:p>
          </table:table-cell>
          <table:table-cell office:value-type="string">
            <text:p>et un tiers seulement de la crise, vous nous dites, vous nous disiez non. et que voit on dans votre texte? que voit on? un déficit structurel de cinq pourcent en deux mille dix alors que le déficit total est de sept pourcent. autrement dit vos propres services indiquent que l' essentiel du déficit de deux mille dix est dû à la politique que vous avez conduite pendant des années. quelle politique, soixante dix milliards d' allégements fiscaux pour l' essentiel aux plus fortunés depuis deux mille deux près de quarante milliards depuis deux mille sept. alors on pourrait se dire avec de tels allégements fiscaux, les prélèvements obligatoires ont peut être baissé, peut être conformément d' ailleurs au discours qu' avait tenu un candidat imprudent qui avait annoncé quatre points de baisse des prélèvements obligatoires. et que voit on dans votre programme? et bien les con <text:s/>les prélèvements obligatoires continuent d' augmenter. ils vont retrouver en deux mille douze leur niveau de deux mille sept. quarante trois virgule quatre et ça va continuer, du moins si vous continuez, ça va continuer puisque vous affichez quarante trois virgule neuf pourcent d' augmentation quarante trois virgule neuf pourcent pardon de prélèvements obligatoires. alors, quand même comment avez vous pu abaisser les impôts pour l' essentiel des plus fortunés et augmenter les prélèvements obligatoires. et bien c' est un sacré paradoxe.</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919];[.B919])" office:value-type="string" office:string-value="2May">
            <text:p>2May</text:p>
          </table:table-cell>
          <table:table-cell office:value-type="string">
            <text:p>37c</text:p>
          </table:table-cell>
          <table:table-cell office:value-type="float" office:value="229">
            <text:p>229</text:p>
          </table:table-cell>
          <table:table-cell table:formula="of:=IF([.E919]=[.E918];[.F918]+1;1)" office:value-type="float" office:value="4">
            <text:p>4</text:p>
          </table:table-cell>
          <table:table-cell table:formula="of:=CONCATENATE(&quot;/home/peter/Thesis/ForcedAligner/Aligner1/wav/11025/&quot;;[.C919];[.D919];&quot;.wav&quot;)" office:value-type="string" office:string-value="/home/peter/Thesis/ForcedAligner/Aligner1/wav/11025/2May37c.wav">
            <text:p>/home/peter/Thesis/ForcedAligner/Aligner1/wav/11025/2May37c.wav</text:p>
          </table:table-cell>
          <table:table-cell table:formula="of:=CONCATENATE(&quot;/home/peter/Thesis/ForcedAligner/Aligner1/wav/&quot;;&quot;FNQ&quot;;[.E919];&quot;_&quot;;[.F919];&quot;.wav&quot;)" office:value-type="string" office:string-value="/home/peter/Thesis/ForcedAligner/Aligner1/wav/FNQ229_4.wav">
            <text:p>/home/peter/Thesis/ForcedAligner/Aligner1/wav/FNQ229_4.wav</text:p>
          </table:table-cell>
          <table:table-cell office:value-type="string">
            <text:p>et ça montre à quel point votre politique a été inégalitaire parce que l' essentiel des cadeaux fiscaux la plupart de mes concitoyens ne les ont pas vu. par contre, toutes les hausses de prélèvement, les petites hausses, par ci, par là et l' ensemble des hausses, oui, c' est souvent les plus modestes qui les ont supporté. enfin, autre chiffre, vous affichez un déficit extérieur, pour deux mille douze, de trois virgule sept pourcent du pib. là encore, c' est un record, je rappelle que la france de quatre vingt douze jusqu' en deux mille quatre a été en excédent extérieur. que le déficit a commencé en deux mille quatre, en deux mille cinq c' était zéro cinq pourcent du pib. puis en deux mille neuf c' est passé à deux pourcent. puis selon vous en deux mille douze ce sera trois virgule sept pourcent. qu' avez vous fait pour répondre à ce problème de la compétitivité de notre pays, rien. et j' en viens à la croissance. le rapport marini explique très bien que la raison pour laquelle les programmes de stabilité depuis deux mille deux n' ont pas été respectés. ces deux choses effectivement les dépenses ont cru plus fortement qu' afficher dans les programmes de stabilité mais surtout la croissance du pib n' a jamais été conforme au programme de stabilité. alors c' est vrai que depuis deux mille deux, vous affichez des croissances de deux virgule cinq à trois pourcent, et bien mes chers collègues de la majorité, quand avez vous fait</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920];[.B920])" office:value-type="string" office:string-value="2May">
            <text:p>2May</text:p>
          </table:table-cell>
          <table:table-cell office:value-type="string">
            <text:p>37d</text:p>
          </table:table-cell>
          <table:table-cell office:value-type="float" office:value="229">
            <text:p>229</text:p>
          </table:table-cell>
          <table:table-cell table:formula="of:=IF([.E920]=[.E919];[.F919]+1;1)" office:value-type="float" office:value="5">
            <text:p>5</text:p>
          </table:table-cell>
          <table:table-cell table:formula="of:=CONCATENATE(&quot;/home/peter/Thesis/ForcedAligner/Aligner1/wav/11025/&quot;;[.C920];[.D920];&quot;.wav&quot;)" office:value-type="string" office:string-value="/home/peter/Thesis/ForcedAligner/Aligner1/wav/11025/2May37d.wav">
            <text:p>/home/peter/Thesis/ForcedAligner/Aligner1/wav/11025/2May37d.wav</text:p>
          </table:table-cell>
          <table:table-cell table:formula="of:=CONCATENATE(&quot;/home/peter/Thesis/ForcedAligner/Aligner1/wav/&quot;;&quot;FNQ&quot;;[.E920];&quot;_&quot;;[.F920];&quot;.wav&quot;)" office:value-type="string" office:string-value="/home/peter/Thesis/ForcedAligner/Aligner1/wav/FNQ229_5.wav">
            <text:p>/home/peter/Thesis/ForcedAligner/Aligner1/wav/FNQ229_5.wav</text:p>
          </table:table-cell>
          <table:table-cell office:value-type="string">
            <text:p>depuis vingt ans, deux virgule cinq pourcent de croissance? quand un gouvernement de droite a t il fait deux virgule cinq pourcent de croissance? jamais. mais si c' est le gouvernement qui fait en partie la croissance je vais y venir précisément en vous répondant monsieur de courson! quand avez vous fait deux virgule cinq pourcent de croissance? il faut remonter à l' année quatre vingt sept pour trouver un gouvernement de droite qui avait réussi à obtenir deux virgule cinq pourcent de croissance. jamais depuis vingt ans vous n' avez réussi à atteindre cette croissance là. oh oui. oui, il y a eu une période, il y a eu période où la france a fait plus de deux virgule cinq pourcent de croissance, c' était trois deux. mais vous n' étiez pas là. et, et le discours que vous tenez tout le temps, et que viens de ressortir d' une certaine façon monsieur de courson, la croissance elle tombe du ciel. les gouvernements n' y sont pour rien et bien non ce n' est pas vrai. c' est vrai, en partie. c' est vrai que la croissance française dépend en partie de la croissance européenne. mais, mais ce qui fait la croissance d' une économie, pour l' essentiel dans une situation de chômage comme celle que nous connaissons depuis vingt cinq ans c' est les créations d' emploi. et je n' en veux pour preuve que les chiffres que je vais mentionner. quel a été la croissance sous le mandat de monsieur sarkozy? autour de zéro pourcent. en moyenne. alors vous allez me dire il y avait la crise! il y avait la crise. et sous chirac, est ce qu' il y avait la crise? sous chirac, de deux mille deux à deux mille sept le monde a connu la plus forte croissance des vingt cinq dernières années.</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921];[.B921])" office:value-type="string" office:string-value="2May">
            <text:p>2May</text:p>
          </table:table-cell>
          <table:table-cell office:value-type="string">
            <text:p>37e</text:p>
          </table:table-cell>
          <table:table-cell office:value-type="float" office:value="229">
            <text:p>229</text:p>
          </table:table-cell>
          <table:table-cell table:formula="of:=IF([.E921]=[.E920];[.F920]+1;1)" office:value-type="float" office:value="6">
            <text:p>6</text:p>
          </table:table-cell>
          <table:table-cell table:formula="of:=CONCATENATE(&quot;/home/peter/Thesis/ForcedAligner/Aligner1/wav/11025/&quot;;[.C921];[.D921];&quot;.wav&quot;)" office:value-type="string" office:string-value="/home/peter/Thesis/ForcedAligner/Aligner1/wav/11025/2May37e.wav">
            <text:p>/home/peter/Thesis/ForcedAligner/Aligner1/wav/11025/2May37e.wav</text:p>
          </table:table-cell>
          <table:table-cell table:formula="of:=CONCATENATE(&quot;/home/peter/Thesis/ForcedAligner/Aligner1/wav/&quot;;&quot;FNQ&quot;;[.E921];&quot;_&quot;;[.F921];&quot;.wav&quot;)" office:value-type="string" office:string-value="/home/peter/Thesis/ForcedAligner/Aligner1/wav/FNQ229_6.wav">
            <text:p>/home/peter/Thesis/ForcedAligner/Aligner1/wav/FNQ229_6.wav</text:p>
          </table:table-cell>
          <table:table-cell office:value-type="string">
            <text:p>l' europe a connu deux virgule cinq pourcent de croissance, que faisait la france? cinq pour pardon, que faisait la france? deux pourcent, deux pourcent. {ns} alors vous, on peut revenir en arrière, sous messieurs balladur et juppé, l' europe faisait plus deux pourcent de croissance. que faisait la france? un virgule cinq pourcent de croissance. et quand vous nous dites vous avez bénéficé quand vous étiez au pouvoir <text:s/>d' une forte croissance non la croissance mondiale était plus faible, de quatre vingt dix sept à deux mille deux quelle n' a été après deux mille deux jusqu' en deux mille sept. mais surtout la croissance européenne était de deux cinq, là où la france faisait trois deux. et ce n' est pas un miracle qui faisait cela. c' était les créations d' emploi. quand vous créez quatre cent mille emplois par an, vous avez une autre situation économique que lorsque vous en détruisez, comme sous sarkozy, vous en créez à peine cent mille comme sous les gouvernements droite précédent. c' est ça la réalité. alors monsieur de courson nous invite à parler de notre projet et bien je vais en dire un mot. oui je vais en parler parce que quand on regarde les prévisions à moyen terme de la plupart des instituts, ils pensent que la croissance européenne au mieux sera de deux pourcent par an. donc si nous voulons atteindre deux pourcent et pour nous, deux virgule cinq pourcent, et pour nous c' est un objectif. et bien il faut une politique spécifique. nous ne disons pas nous aurons deux cinq pourcent parce que la croissance</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922];[.B922])" office:value-type="string" office:string-value="2May">
            <text:p>2May</text:p>
          </table:table-cell>
          <table:table-cell office:value-type="string">
            <text:p>37f</text:p>
          </table:table-cell>
          <table:table-cell office:value-type="float" office:value="229">
            <text:p>229</text:p>
          </table:table-cell>
          <table:table-cell table:formula="of:=IF([.E922]=[.E921];[.F921]+1;1)" office:value-type="float" office:value="7">
            <text:p>7</text:p>
          </table:table-cell>
          <table:table-cell table:formula="of:=CONCATENATE(&quot;/home/peter/Thesis/ForcedAligner/Aligner1/wav/11025/&quot;;[.C922];[.D922];&quot;.wav&quot;)" office:value-type="string" office:string-value="/home/peter/Thesis/ForcedAligner/Aligner1/wav/11025/2May37f.wav">
            <text:p>/home/peter/Thesis/ForcedAligner/Aligner1/wav/11025/2May37f.wav</text:p>
          </table:table-cell>
          <table:table-cell table:formula="of:=CONCATENATE(&quot;/home/peter/Thesis/ForcedAligner/Aligner1/wav/&quot;;&quot;FNQ&quot;;[.E922];&quot;_&quot;;[.F922];&quot;.wav&quot;)" office:value-type="string" office:string-value="/home/peter/Thesis/ForcedAligner/Aligner1/wav/FNQ229_7.wav">
            <text:p>/home/peter/Thesis/ForcedAligner/Aligner1/wav/FNQ229_7.wav</text:p>
          </table:table-cell>
          <table:table-cell office:value-type="string">
            <text:p>tombera du ciel avec deux cinq, nous disons à partir d' une croissance européenne de deux nous pouvons faire deux cinq. comment? en regardant la situation conjoncturelle que nous trouverons en deux mille douze. elle aura trois caractéristiques. d' abord une situation de demande insuffisante que traduit un taux d' utilisation des capacités de production qui huit point en dessous de la normale. ensuite une situation de compétitivité totalement dégradé, qui montre que l' offre aussi, l' offre à moyen terme mérite d' être stimulé. enfin une situation de déficit que vous connaissez, qui sera loin d' être résorbée parce que quand on regarde les mesures qui vous permettent en deux mille onze de d' afficher une réduction du déficit ce sont pour l' essentiel des mesures ponctuelles qui ne sont pas reconductibles. alors dans cette situation nous disons qu' il faut une politique complète agissant sur trois leviers. sur l' emploi c' est la meilleure façon de relancer le revenu, de relancer la croissance et nous proposons la création de trois cent mille emploi d' avenir. c' est une façon de relever du pouvoir d' achat et on peut même le financer en supprimant ce dispositif absurde de subvention aux heures supplémentaires je vous renvoie une remarquable étude de l' ofce qui montre qu' en prenant ce deux mesures qui sont à peu près d' un même montant on peut créer, trois cent mille emplois éviter la destruction de soixante dix mille emplois et ne pas augmenter le déficit. mais ça ne suffit pas. on sait bien qu' il suffit pas d' avoir une politique de relance à court terme il faut l' accompagner par une politique industrielle, chose que vous avez complètement oublié. sauf, sauf une fois</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923];[.B923])" office:value-type="string" office:string-value="2May">
            <text:p>2May</text:p>
          </table:table-cell>
          <table:table-cell office:value-type="string">
            <text:p>37g</text:p>
          </table:table-cell>
          <table:table-cell office:value-type="float" office:value="229">
            <text:p>229</text:p>
          </table:table-cell>
          <table:table-cell table:formula="of:=IF([.E923]=[.E922];[.F922]+1;1)" office:value-type="float" office:value="8">
            <text:p>8</text:p>
          </table:table-cell>
          <table:table-cell table:formula="of:=CONCATENATE(&quot;/home/peter/Thesis/ForcedAligner/Aligner1/wav/11025/&quot;;[.C923];[.D923];&quot;.wav&quot;)" office:value-type="string" office:string-value="/home/peter/Thesis/ForcedAligner/Aligner1/wav/11025/2May37g.wav">
            <text:p>/home/peter/Thesis/ForcedAligner/Aligner1/wav/11025/2May37g.wav</text:p>
          </table:table-cell>
          <table:table-cell table:formula="of:=CONCATENATE(&quot;/home/peter/Thesis/ForcedAligner/Aligner1/wav/&quot;;&quot;FNQ&quot;;[.E923];&quot;_&quot;;[.F923];&quot;.wav&quot;)" office:value-type="string" office:string-value="/home/peter/Thesis/ForcedAligner/Aligner1/wav/FNQ229_8.wav">
            <text:p>/home/peter/Thesis/ForcedAligner/Aligner1/wav/FNQ229_8.wav</text:p>
          </table:table-cell>
          <table:table-cell office:value-type="string">
            <text:p>quand vous avez lancé en relation avec les régions, des pôles de compétitivité. et bien oui, nous remettrons en oeuvre une politique industrielle. et dans ce contexte, dans un contexte où on sait rétablir la croissance on peut réduire les déficits exactement d' un demi point par an, voire plus comme nous l' avons fait de quatre vingt dix sept à deux mille un. alors, j' en viens à la pol oh c' était pas aussi avec le dernier</text:p>
          </table:table-cell>
        </table:table-row>
        <table:table-row table:style-name="ro1">
          <table:table-cell office:value-type="float" office:value="5">
            <text:p>5</text:p>
          </table:table-cell>
          <table:table-cell office:value-type="string">
            <text:p>May</text:p>
          </table:table-cell>
          <table:table-cell table:formula="of:=CONCATENATE([.A924];[.B924])" office:value-type="string" office:string-value="5May">
            <text:p>5May</text:p>
          </table:table-cell>
          <table:table-cell office:value-type="float" office:value="49">
            <text:p>49</text:p>
          </table:table-cell>
          <table:table-cell office:value-type="float" office:value="23">
            <text:p>23</text:p>
          </table:table-cell>
          <table:table-cell table:formula="of:=IF([.E924]=[.E923];[.F923]+1;1)" office:value-type="float" office:value="1">
            <text:p>1</text:p>
          </table:table-cell>
          <table:table-cell table:formula="of:=CONCATENATE(&quot;/home/peter/Thesis/ForcedAligner/Aligner1/wav/11025/&quot;;[.C924];[.D924];&quot;.wav&quot;)" office:value-type="string" office:string-value="/home/peter/Thesis/ForcedAligner/Aligner1/wav/11025/5May49.wav">
            <text:p>/home/peter/Thesis/ForcedAligner/Aligner1/wav/11025/5May49.wav</text:p>
          </table:table-cell>
          <table:table-cell table:formula="of:=CONCATENATE(&quot;/home/peter/Thesis/ForcedAligner/Aligner1/wav/&quot;;&quot;FNQ&quot;;[.E924];&quot;_&quot;;[.F924];&quot;.wav&quot;)" office:value-type="string" office:string-value="/home/peter/Thesis/ForcedAligner/Aligner1/wav/FNQ23_1.wav">
            <text:p>/home/peter/Thesis/ForcedAligner/Aligner1/wav/FNQ23_1.wav</text:p>
          </table:table-cell>
          <table:table-cell office:value-type="string">
            <text:p>oui monsieur président, j' ai fait allusion à cet amendement en défendant toute à l' heure la décision préalable. euh vraiment je je suis surpris de ne pas avoir de ne pas avoir eu en commission euh des lois davantage d' intérêt, nous sortons des élections cantonales euh qui se sont appuyées sur cette disposition introduite par la loi du seize décembre deux mille dix à savoir que qu' il faut obtenir au moins douze et demi pourcent des inscrits pour pouvoir prétendre être euh présent au deuxième tour. cette amendement cette disposition nouvelle je l' ai dit était la réponse à un sénateur centriste en commission mixte paritaire pour obtenir son soutien à la majorité. et on a vu les conséquences néfastes, en particulier pour la majorité, dans les élections cantonales. il y a suffisamment d' exemples dans nos départements où euh cette disposition qui avait pour objectif d' éviter des triangulaires et d' éliminer le front national appelons les choses par leur nom a eu comme conséquence de multiplier les situations où il y avait affrontement entre l' extrême droite et le parti socialiste assez souvent, le parti communiste parfois l' ump dans d' autres cas. je pense donc c' est une disposition qui est contraire à l' intérêt démocratique du pays. je propose que l' on en revienne au moins aux dix pourcent qui existaient auparavant.</text:p>
          </table:table-cell>
        </table:table-row>
        <table:table-row table:style-name="ro1">
          <table:table-cell office:value-type="float" office:value="5">
            <text:p>5</text:p>
          </table:table-cell>
          <table:table-cell office:value-type="string">
            <text:p>May</text:p>
          </table:table-cell>
          <table:table-cell table:formula="of:=CONCATENATE([.A925];[.B925])" office:value-type="string" office:string-value="5May">
            <text:p>5May</text:p>
          </table:table-cell>
          <table:table-cell office:value-type="string">
            <text:p>6e</text:p>
          </table:table-cell>
          <table:table-cell office:value-type="float" office:value="23">
            <text:p>23</text:p>
          </table:table-cell>
          <table:table-cell table:formula="of:=IF([.E925]=[.E924];[.F924]+1;1)" office:value-type="float" office:value="2">
            <text:p>2</text:p>
          </table:table-cell>
          <table:table-cell table:formula="of:=CONCATENATE(&quot;/home/peter/Thesis/ForcedAligner/Aligner1/wav/11025/&quot;;[.C925];[.D925];&quot;.wav&quot;)" office:value-type="string" office:string-value="/home/peter/Thesis/ForcedAligner/Aligner1/wav/11025/5May6e.wav">
            <text:p>/home/peter/Thesis/ForcedAligner/Aligner1/wav/11025/5May6e.wav</text:p>
          </table:table-cell>
          <table:table-cell table:formula="of:=CONCATENATE(&quot;/home/peter/Thesis/ForcedAligner/Aligner1/wav/&quot;;&quot;FNQ&quot;;[.E925];&quot;_&quot;;[.F925];&quot;.wav&quot;)" office:value-type="string" office:string-value="/home/peter/Thesis/ForcedAligner/Aligner1/wav/FNQ23_2.wav">
            <text:p>/home/peter/Thesis/ForcedAligner/Aligner1/wav/FNQ23_2.wav</text:p>
          </table:table-cell>
          <table:table-cell office:value-type="string">
            <text:p>c' est dans la constitution monsieur roman vous avez raison, et je connais votre attachement à la constitution. et bien vous ne respectez pas cette disposition puis ce que le texte qui nous ait soumis passe d' abord à l' assemblée nationale, il y a donc la, manifestement un non respect d' une disposition constitutionnelle. et puis je voudrais rappeler même si le rapporteur le soulignait le conseil constitutionnel n' a pas retenu nos arguments, mais ce n' est pas par ce qu' il ne les a pas retenus qu' ils ne sont pas fondés. nous connaissons la composition du conseil constitutionnel, la manière dont sont désignés ses membres ils sont plein de qualités, ils ont plein de qualités je ne remets pas en cause le conseil constitutionnel, monsieur le ministre, je remets en cause le mode de désignation de ses membres c' est clair. même si chacun de ses membres quel qu' il soit, monsieur joxe hier, monsieur badinter avant hier ont de grandes qualités, mais il n' empêche qu' ils sont désignés par des autorités politiques indéniables, et que ces autorités politiques ont forcément des choix, que je ne leurs conteste pas nous sommes dans une démocratie pluraliste. mais cela a des conséquences sur la composition, et bien je disais donc, que le conseil constitutionnel certes n' a pas retenu nos arguments, mais je persiste à considérer que ces arguments sont fondés. par exemple, le fait de remplacer les conseillers régionaux par des conseillers territoriaux élus au scrutin uninominal à deux tours, sur des territoires à définir, remet en cause</text:p>
          </table:table-cell>
        </table:table-row>
        <table:table-row table:style-name="ro1">
          <table:table-cell office:value-type="float" office:value="5">
            <text:p>5</text:p>
          </table:table-cell>
          <table:table-cell office:value-type="string">
            <text:p>May</text:p>
          </table:table-cell>
          <table:table-cell table:formula="of:=CONCATENATE([.A926];[.B926])" office:value-type="string" office:string-value="5May">
            <text:p>5May</text:p>
          </table:table-cell>
          <table:table-cell office:value-type="string">
            <text:p>6f</text:p>
          </table:table-cell>
          <table:table-cell office:value-type="float" office:value="23">
            <text:p>23</text:p>
          </table:table-cell>
          <table:table-cell table:formula="of:=IF([.E926]=[.E925];[.F925]+1;1)" office:value-type="float" office:value="3">
            <text:p>3</text:p>
          </table:table-cell>
          <table:table-cell table:formula="of:=CONCATENATE(&quot;/home/peter/Thesis/ForcedAligner/Aligner1/wav/11025/&quot;;[.C926];[.D926];&quot;.wav&quot;)" office:value-type="string" office:string-value="/home/peter/Thesis/ForcedAligner/Aligner1/wav/11025/5May6f.wav">
            <text:p>/home/peter/Thesis/ForcedAligner/Aligner1/wav/11025/5May6f.wav</text:p>
          </table:table-cell>
          <table:table-cell table:formula="of:=CONCATENATE(&quot;/home/peter/Thesis/ForcedAligner/Aligner1/wav/&quot;;&quot;FNQ&quot;;[.E926];&quot;_&quot;;[.F926];&quot;.wav&quot;)" office:value-type="string" office:string-value="/home/peter/Thesis/ForcedAligner/Aligner1/wav/FNQ23_3.wav">
            <text:p>/home/peter/Thesis/ForcedAligner/Aligner1/wav/FNQ23_3.wav</text:p>
          </table:table-cell>
          <table:table-cell office:value-type="string">
            <text:p>le mode de désignation à la proportionnelle qui existe actuellement pour les conseillers régionaux, et remet en cause une disposition constitutionnelle qui est la parité dans les assemblées où les représentants, les membres sont élus sur des scrutin sur un scrutin à travers un scrutin de liste. vous savez en présentant le projet initial, souligné le président de la république en faisait un de ses chevaux de bataille, la nécessaire simplification le fait que les citoyens ne s' y retrouvaient pas dans le dédale de collectivités territoriales. en conclusion euh de cette volonté de simplification vous avez ajouté deux ou trois niveaux supplémentaires les métropoles, les pôles métropolitains, les nouvelles communes. et aujourd'hui euh il me semble encore plus difficile qu' hier de savoir exactement qui fait quoi. l' objectif de lisibilité amélioré n' est pas atteint. nous avons d' ailleurs, à ce propos, nous y reviendrons un amendement nous permettant la concomitance des élections. car euh il a été fait allusion c' est vous monsieur le ministre est finit, à à l' absentéisme ou à l' abstention plus précisément qui a marqué euh les dernières élections cantonales. il faut en effet que tous les responsables politiques, droite et gauche, gauche et droite gauche et droite, se euh penchent sur cette question et apportent des solutions. et qu' en particulier</text:p>
          </table:table-cell>
        </table:table-row>
        <table:table-row table:style-name="ro1">
          <table:table-cell office:value-type="float" office:value="5">
            <text:p>5</text:p>
          </table:table-cell>
          <table:table-cell office:value-type="string">
            <text:p>May</text:p>
          </table:table-cell>
          <table:table-cell table:formula="of:=CONCATENATE([.A927];[.B927])" office:value-type="string" office:string-value="5May">
            <text:p>5May</text:p>
          </table:table-cell>
          <table:table-cell office:value-type="string">
            <text:p>6g</text:p>
          </table:table-cell>
          <table:table-cell office:value-type="float" office:value="23">
            <text:p>23</text:p>
          </table:table-cell>
          <table:table-cell table:formula="of:=IF([.E927]=[.E926];[.F926]+1;1)" office:value-type="float" office:value="4">
            <text:p>4</text:p>
          </table:table-cell>
          <table:table-cell table:formula="of:=CONCATENATE(&quot;/home/peter/Thesis/ForcedAligner/Aligner1/wav/11025/&quot;;[.C927];[.D927];&quot;.wav&quot;)" office:value-type="string" office:string-value="/home/peter/Thesis/ForcedAligner/Aligner1/wav/11025/5May6g.wav">
            <text:p>/home/peter/Thesis/ForcedAligner/Aligner1/wav/11025/5May6g.wav</text:p>
          </table:table-cell>
          <table:table-cell table:formula="of:=CONCATENATE(&quot;/home/peter/Thesis/ForcedAligner/Aligner1/wav/&quot;;&quot;FNQ&quot;;[.E927];&quot;_&quot;;[.F927];&quot;.wav&quot;)" office:value-type="string" office:string-value="/home/peter/Thesis/ForcedAligner/Aligner1/wav/FNQ23_4.wav">
            <text:p>/home/peter/Thesis/ForcedAligner/Aligner1/wav/FNQ23_4.wav</text:p>
          </table:table-cell>
          <table:table-cell office:value-type="string">
            <text:p>on rendre systématique l' enseignement de l' instruction civique à l' école de façon à ce que déjà dès le niveau de l' école élémentaire, au collège au lycée, les jeunes de notre pays sachent ce qu' <text:s/>est la commune, le département, la région, l' état, l' europe et comment ils sont sont désignées les assemblées démocratiques de ces niveaux d' administration territoriales. et puis il faut aussi simplifier, sans doute, le mode le nombre d' élections, et de ce fait la concomitance des élections permet d' apporter une réponse à cela. enfin, nous avions aussi dénoncé le caractère impossible de la mission des conseillers territoriaux de demain. imaginez la même personne devant s' occuper à la fois des affaires qui relèvent aujourd'hui de la région et de celles qui relèvent du département? c' est impossible, physiquement, matériellement pour la même personne sauf à déléguer à des collaborateurs, à des fonctionnaires. et il faut des fonctionnaires bien entendu pour administrer euh notre pays et nos collectivités territoriales, mais il y a une responsabilité politique qui ne peut pas échapper à l' élu. donc cette mission impossible est en faite une belle hypocrisie de la part du gouvernement et de sa majorité. car derrière tout cela ce que vous souhaitez d' ailleurs cela a été avoué cyniquement par quelques uns des membres de la majorité vous souhaitez la disparition de la région et du département pour ne faire plus qu' un seul niveau d' administration territoriale, il y aurait ainsi bien entendu pour le président de la république un peu moins d' opposants sur les territoires</text:p>
          </table:table-cell>
        </table:table-row>
        <table:table-row table:style-name="ro1">
          <table:table-cell office:value-type="float" office:value="5">
            <text:p>5</text:p>
          </table:table-cell>
          <table:table-cell office:value-type="string">
            <text:p>May</text:p>
          </table:table-cell>
          <table:table-cell table:formula="of:=CONCATENATE([.A928];[.B928])" office:value-type="string" office:string-value="5May">
            <text:p>5May</text:p>
          </table:table-cell>
          <table:table-cell office:value-type="string">
            <text:p>6h</text:p>
          </table:table-cell>
          <table:table-cell office:value-type="float" office:value="23">
            <text:p>23</text:p>
          </table:table-cell>
          <table:table-cell table:formula="of:=IF([.E928]=[.E927];[.F927]+1;1)" office:value-type="float" office:value="5">
            <text:p>5</text:p>
          </table:table-cell>
          <table:table-cell table:formula="of:=CONCATENATE(&quot;/home/peter/Thesis/ForcedAligner/Aligner1/wav/11025/&quot;;[.C928];[.D928];&quot;.wav&quot;)" office:value-type="string" office:string-value="/home/peter/Thesis/ForcedAligner/Aligner1/wav/11025/5May6h.wav">
            <text:p>/home/peter/Thesis/ForcedAligner/Aligner1/wav/11025/5May6h.wav</text:p>
          </table:table-cell>
          <table:table-cell table:formula="of:=CONCATENATE(&quot;/home/peter/Thesis/ForcedAligner/Aligner1/wav/&quot;;&quot;FNQ&quot;;[.E928];&quot;_&quot;;[.F928];&quot;.wav&quot;)" office:value-type="string" office:string-value="/home/peter/Thesis/ForcedAligner/Aligner1/wav/FNQ23_5.wav">
            <text:p>/home/peter/Thesis/ForcedAligner/Aligner1/wav/FNQ23_5.wav</text:p>
          </table:table-cell>
          <table:table-cell office:value-type="string">
            <text:p>puisque cela diminuerait l' autorité de la gauche dans ces collectivités territoriales. moi je veux à ce propos dénoncer une nouvelle fois la tutelle de fait d' une collectivité sur l' autre, que ce soit la région sur le département ou le département sur la région car. par les choix budgétaires qui seront fait dans une assemblée quelle soit régionale ou départementale, la collectivité où sera prise la décision imposeras cette décision à l' autre collectivité. alors conseil constitutionnel ne nous a pas suivis sur ce point, comme sur d' autres. la création euh du conseiller territorial porte atteinte au principe constitutionnel de libre administration des collectivités territoriales. car nous avons deux catégories de collectivités territoriales, constitutionnellement distinctes qui seront administrées par les mêmes élus. le conseil régional ne sera qu' une émanation des conseils généraux de la région, les conseils généraux d' une région ne seront qu' un démembrement du conseil régional, par conséquent le département et la région ne seront ni autonomes ni indépendants l' un vis-à-vis de l' autre. si une telle organisation peut se justifier dans certains cas exceptionnels je pense a a paris je pense à la nouvelle-calédonie par exemple, cela ne peut être généralisé euh sans faire sans procéder à une révision constitutionnelle, préalable, car cela s' apparente</text:p>
          </table:table-cell>
        </table:table-row>
        <table:table-row table:style-name="ro1">
          <table:table-cell office:value-type="float" office:value="5">
            <text:p>5</text:p>
          </table:table-cell>
          <table:table-cell office:value-type="string">
            <text:p>May</text:p>
          </table:table-cell>
          <table:table-cell table:formula="of:=CONCATENATE([.A929];[.B929])" office:value-type="string" office:string-value="5May">
            <text:p>5May</text:p>
          </table:table-cell>
          <table:table-cell office:value-type="string">
            <text:p>6i</text:p>
          </table:table-cell>
          <table:table-cell office:value-type="float" office:value="23">
            <text:p>23</text:p>
          </table:table-cell>
          <table:table-cell table:formula="of:=IF([.E929]=[.E928];[.F928]+1;1)" office:value-type="float" office:value="6">
            <text:p>6</text:p>
          </table:table-cell>
          <table:table-cell table:formula="of:=CONCATENATE(&quot;/home/peter/Thesis/ForcedAligner/Aligner1/wav/11025/&quot;;[.C929];[.D929];&quot;.wav&quot;)" office:value-type="string" office:string-value="/home/peter/Thesis/ForcedAligner/Aligner1/wav/11025/5May6i.wav">
            <text:p>/home/peter/Thesis/ForcedAligner/Aligner1/wav/11025/5May6i.wav</text:p>
          </table:table-cell>
          <table:table-cell table:formula="of:=CONCATENATE(&quot;/home/peter/Thesis/ForcedAligner/Aligner1/wav/&quot;;&quot;FNQ&quot;;[.E929];&quot;_&quot;;[.F929];&quot;.wav&quot;)" office:value-type="string" office:string-value="/home/peter/Thesis/ForcedAligner/Aligner1/wav/FNQ23_6.wav">
            <text:p>/home/peter/Thesis/ForcedAligner/Aligner1/wav/FNQ23_6.wav</text:p>
          </table:table-cell>
          <table:table-cell office:value-type="string">
            <text:p>à une remise en cause de la distinction formelle entre le département et la région. c' est d' ailleurs, ce que considéraient les meilleurs spécialistes du droit constitutionnel que le rapporteur avait auditionnés avant le débat initial, mais c' est ce que le conseil constitutionnel a refusé d' admettre. et puis depuis la doctrine d' ailleurs commentant la décision du neuf décembre, a souligné que ce n' est que d' une manière générale que le législateur peut en toute liberté décider de l' organisation des collectivités territoriales avec pour seule limite l' impossibilité non pas de fusionner les niveaux d' administration territoriale car, d' une certaine manière, c' est bien de cela dont il s' agit avec l' institution d' un conseil régional composé de conseillers des départements qui imposent qui composent la région, mais de supprimer un des échelons prévus par la constitution. vous trouverez cela dans un article du seize décembre deux mille dix, dans la revue de droit administratif deux mille onze numéro trois. en d' autres termes, l' organisation des collectivités territoriales est à la merci du législateur pourvu qu' il ne fasse pas expressément disparaître un échelon de collectivités territoriales, ce qui est pour le moins choquant et incohérent. le conseil constitutionnel a également rejeté l' argument selon lequel l' instauration du conseiller territorial allait à l' encontre de l' interdiction de toute tutelle d' une collectivité territoriale sur une autre: une telle instauration ne confient pas à la région le pouvoir de substituer ses décisions à celles du département ou de s' opposer à ces dernières ni celui</text:p>
          </table:table-cell>
        </table:table-row>
        <table:table-row table:style-name="ro1">
          <table:table-cell office:value-type="float" office:value="5">
            <text:p>5</text:p>
          </table:table-cell>
          <table:table-cell office:value-type="string">
            <text:p>May</text:p>
          </table:table-cell>
          <table:table-cell table:formula="of:=CONCATENATE([.A930];[.B930])" office:value-type="string" office:string-value="5May">
            <text:p>5May</text:p>
          </table:table-cell>
          <table:table-cell office:value-type="string">
            <text:p>6j</text:p>
          </table:table-cell>
          <table:table-cell office:value-type="float" office:value="23">
            <text:p>23</text:p>
          </table:table-cell>
          <table:table-cell table:formula="of:=IF([.E930]=[.E929];[.F929]+1;1)" office:value-type="float" office:value="7">
            <text:p>7</text:p>
          </table:table-cell>
          <table:table-cell table:formula="of:=CONCATENATE(&quot;/home/peter/Thesis/ForcedAligner/Aligner1/wav/11025/&quot;;[.C930];[.D930];&quot;.wav&quot;)" office:value-type="string" office:string-value="/home/peter/Thesis/ForcedAligner/Aligner1/wav/11025/5May6j.wav">
            <text:p>/home/peter/Thesis/ForcedAligner/Aligner1/wav/11025/5May6j.wav</text:p>
          </table:table-cell>
          <table:table-cell table:formula="of:=CONCATENATE(&quot;/home/peter/Thesis/ForcedAligner/Aligner1/wav/&quot;;&quot;FNQ&quot;;[.E930];&quot;_&quot;;[.F930];&quot;.wav&quot;)" office:value-type="string" office:string-value="/home/peter/Thesis/ForcedAligner/Aligner1/wav/FNQ23_7.wav">
            <text:p>/home/peter/Thesis/ForcedAligner/Aligner1/wav/FNQ23_7.wav</text:p>
          </table:table-cell>
          <table:table-cell office:value-type="string">
            <text:p>de contrôler l' exercice de ses compétences. en effet, le pouvoir de tutelle se définit juridiquement par un pouvoir d' approbation, d' annulation et de substitution d' action. dès lors que les mêmes personnes siégeront dans deux assemblées distinctes appelées à exercer des compétences différentes, mais parfois complémentaires, il y aura une forte influence des décisions de l' une sur les décisions de l' autre de l' autre. qui peut s' apparenter à un pouvoir de désapprobation ou d' approbation, voire de quasi substitution d' action, si les conseillers territoriaux d' un même département réunis dans un même conseil dans un conseil régional décident informellement de se conformer à une décision prise par ledit conseil régional. la définition juridique de la tutelle doit ainsi s' entendre assez largement car approbation, annulation, substitution d' action se retrouvent, indirectement, dans le pouvoir d' influence que peut exercer une collectivité territoriale sur une autre, ce que confirme la jurisprudence du conseil d' état. et puis euh pour en arriver nous proposons d' ailleurs à ce sujet un amendement euh que nous examinerons tout à l' heure. pour revenir donc au texte qui est soumis aujourd'hui au débat de l' assemblée nationale. on observe, vous en conviendrez monsieur le ministre, monsieur le rapporteur, une très grande disparité entre les régions. en lorraine, un conseiller régionale un conseiller territorial représentera huit mille quarante-neuf habitants</text:p>
          </table:table-cell>
        </table:table-row>
        <table:table-row table:style-name="ro1">
          <table:table-cell office:value-type="float" office:value="5">
            <text:p>5</text:p>
          </table:table-cell>
          <table:table-cell office:value-type="string">
            <text:p>May</text:p>
          </table:table-cell>
          <table:table-cell table:formula="of:=CONCATENATE([.A931];[.B931])" office:value-type="string" office:string-value="5May">
            <text:p>5May</text:p>
          </table:table-cell>
          <table:table-cell office:value-type="string">
            <text:p>6k</text:p>
          </table:table-cell>
          <table:table-cell office:value-type="float" office:value="23">
            <text:p>23</text:p>
          </table:table-cell>
          <table:table-cell table:formula="of:=IF([.E931]=[.E930];[.F930]+1;1)" office:value-type="float" office:value="8">
            <text:p>8</text:p>
          </table:table-cell>
          <table:table-cell table:formula="of:=CONCATENATE(&quot;/home/peter/Thesis/ForcedAligner/Aligner1/wav/11025/&quot;;[.C931];[.D931];&quot;.wav&quot;)" office:value-type="string" office:string-value="/home/peter/Thesis/ForcedAligner/Aligner1/wav/11025/5May6k.wav">
            <text:p>/home/peter/Thesis/ForcedAligner/Aligner1/wav/11025/5May6k.wav</text:p>
          </table:table-cell>
          <table:table-cell table:formula="of:=CONCATENATE(&quot;/home/peter/Thesis/ForcedAligner/Aligner1/wav/&quot;;&quot;FNQ&quot;;[.E931];&quot;_&quot;;[.F931];&quot;.wav&quot;)" office:value-type="string" office:string-value="/home/peter/Thesis/ForcedAligner/Aligner1/wav/FNQ23_8.wav">
            <text:p>/home/peter/Thesis/ForcedAligner/Aligner1/wav/FNQ23_8.wav</text:p>
          </table:table-cell>
          <table:table-cell office:value-type="string">
            <text:p>dans le limousin, huit mille cent quatre cent quarante. mais en île-de-france, trente-sept mille huit cent cinquante-quatre, dans le nord-pas-de-calais ma région partagée avec bernard roman vingt-neuf mille cent soixante-deux. en alsace, monsieur le ministre, vingt-quatre mille six cent quatre-vingt-treize. on est loin de la marge des vingt pourcent tolérée par le conseil constitutionnel. et dans un amendement nous vous proposerons de nous inspirer de ce qui se passe pour les communes et de procéder par strates de population. enfin il nous avait été vendu je mets ce mot entre guillemets accord que nous avait été vendu l' idée qu' il fallait une réforme pour faire des économies. mon collègue alain rousset développera peut être cette argumentation car avec l' association qu' il préside, il est en capacité de démontrer que cette réforme aura un coût impressionnant, un milliard d' euros ai-je pu lire dans les documents produits à cet effet, il y là, peut-être pas seulement pour l' alsace monsieur le ministre mais pour l' ensemble des autres régions qui appartiennent a l' arf. puisque la votre est minoritaire et bien ceux la représentent ce coût. voila mes chers collègues autant d' arguments que vous connaissez bien entendu euh qui euh j' en conviens contribuent à apporter dans ce débat un éclairage déjà formulé mais néanmoins qui nous as semblé nécessaire de rappeler, car depuis quelque semaines maintenant, trois, quatre semaines</text:p>
          </table:table-cell>
        </table:table-row>
        <table:table-row table:style-name="ro1">
          <table:table-cell office:value-type="float" office:value="5">
            <text:p>5</text:p>
          </table:table-cell>
          <table:table-cell office:value-type="string">
            <text:p>May</text:p>
          </table:table-cell>
          <table:table-cell table:formula="of:=CONCATENATE([.A932];[.B932])" office:value-type="string" office:string-value="5May">
            <text:p>5May</text:p>
          </table:table-cell>
          <table:table-cell office:value-type="string">
            <text:p>6l</text:p>
          </table:table-cell>
          <table:table-cell office:value-type="float" office:value="23">
            <text:p>23</text:p>
          </table:table-cell>
          <table:table-cell table:formula="of:=IF([.E932]=[.E931];[.F931]+1;1)" office:value-type="float" office:value="9">
            <text:p>9</text:p>
          </table:table-cell>
          <table:table-cell table:formula="of:=CONCATENATE(&quot;/home/peter/Thesis/ForcedAligner/Aligner1/wav/11025/&quot;;[.C932];[.D932];&quot;.wav&quot;)" office:value-type="string" office:string-value="/home/peter/Thesis/ForcedAligner/Aligner1/wav/11025/5May6l.wav">
            <text:p>/home/peter/Thesis/ForcedAligner/Aligner1/wav/11025/5May6l.wav</text:p>
          </table:table-cell>
          <table:table-cell table:formula="of:=CONCATENATE(&quot;/home/peter/Thesis/ForcedAligner/Aligner1/wav/&quot;;&quot;FNQ&quot;;[.E932];&quot;_&quot;;[.F932];&quot;.wav&quot;)" office:value-type="string" office:string-value="/home/peter/Thesis/ForcedAligner/Aligner1/wav/FNQ23_9.wav">
            <text:p>/home/peter/Thesis/ForcedAligner/Aligner1/wav/FNQ23_9.wav</text:p>
          </table:table-cell>
          <table:table-cell office:value-type="string">
            <text:p>le parti socialiste a présenté à la france un projet de gouvernement. il fait ricaner; mais il fait ricaner jaune à droite. si j' en vois si j' en crois les réactions euh que j' observe comme vous le faites aussi, il fait ricaner jaune par ce que ce fut longtemps votre cheval de bataille, vous n' avez pas de proposition maintenant nous en avons et les français vont pouvoir choisir. et bien dans ce domaine qui nous réunit aujourd'hui celui de la décentralisation, nous avons euh le projet d' abord de rétablir la démocratie locale de rétablir l' esprit de la décentralisation de mille neuf cent quatre-vingt-deux: avec des responsabilités réelles pour les assemblées territoriales, et nous avons euh aussi le projet d' aller plus loin en matière de décentralisation et de mettre en œuvre ce nouvel acte de la décentralisation. serait il le numéro trois, le numéro quatre, peut importe car il est vrai qu' âpres vingt neuf ans, bientôt trente ans de décentralisation, la première loi remonte a mille neuf cent quatre-vingt deux il est nécessaire de d' observer les conséquences de cette décentralisation, comment l' améliorer. et bien ça ce sera le travail auquel nous vous inviterons mes cher collègues, aujourd'hui de la majorité demain de l' opposition, et nous verrons si vous êtes aussi actifs dans ce domaine que vous avez pu l' êtes pour démolir ce qui existait.</text:p>
          </table:table-cell>
        </table:table-row>
        <table:table-row table:style-name="ro1">
          <table:table-cell office:value-type="float" office:value="5">
            <text:p>5</text:p>
          </table:table-cell>
          <table:table-cell office:value-type="string">
            <text:p>May</text:p>
          </table:table-cell>
          <table:table-cell table:formula="of:=CONCATENATE([.A933];[.B933])" office:value-type="string" office:string-value="5May">
            <text:p>5May</text:p>
          </table:table-cell>
          <table:table-cell office:value-type="float" office:value="61">
            <text:p>61</text:p>
          </table:table-cell>
          <table:table-cell office:value-type="float" office:value="23">
            <text:p>23</text:p>
          </table:table-cell>
          <table:table-cell table:formula="of:=IF([.E933]=[.E932];[.F932]+1;1)" office:value-type="float" office:value="10">
            <text:p>10</text:p>
          </table:table-cell>
          <table:table-cell table:formula="of:=CONCATENATE(&quot;/home/peter/Thesis/ForcedAligner/Aligner1/wav/11025/&quot;;[.C933];[.D933];&quot;.wav&quot;)" office:value-type="string" office:string-value="/home/peter/Thesis/ForcedAligner/Aligner1/wav/11025/5May61.wav">
            <text:p>/home/peter/Thesis/ForcedAligner/Aligner1/wav/11025/5May61.wav</text:p>
          </table:table-cell>
          <table:table-cell table:formula="of:=CONCATENATE(&quot;/home/peter/Thesis/ForcedAligner/Aligner1/wav/&quot;;&quot;FNQ&quot;;[.E933];&quot;_&quot;;[.F933];&quot;.wav&quot;)" office:value-type="string" office:string-value="/home/peter/Thesis/ForcedAligner/Aligner1/wav/FNQ23_10.wav">
            <text:p>/home/peter/Thesis/ForcedAligner/Aligner1/wav/FNQ23_10.wav</text:p>
          </table:table-cell>
          <table:table-cell office:value-type="string">
            <text:p>oui, monsieur le président. d' abord, qu' on dit à à monsieur le ministre, que toute à l' heure vous avez dénoncé monsieur le ministre les comptes de notre collègue alain rousset, en disant qu' il euh en certain façon il induisait en erreur celles et ceux qui pouvaient faire référence à ces chiffres. et vous vous avez participé cette induction en erreur en disant que, par notre amendement, euh nous allions euh d' une certaine façon contrarier la représentation euh des populations dans les assemblées départementales. mais, vous n' aviez pas bien lu notre amendement, il ne s' agit pas des conseillers territoriaux monsieur le ministre, mais des conseillers régionaux. et vous devriez être sensible vous qui avez un certain intérêt pour au moins une région sinon les régions à ce dispositif que nous proposons, et qui est d' une grande justice électorale. d' ailleurs, nous n' avons rien inventé. nous nous inspirons de ce qui existe pour les conseils municipaux: dans les toutes les communes de france, il y a ce qu' on appelle des strates de population. nous proposons la même chose pour les régions, à savoir que les assemblées régionales voient le nombre de leurs élus calculé à partir de strates de population. c' a été ni plus ni moins, que ce dispositif qui nous semble le plus respectueux de la population dans l' ensemble des régions de france. car tout à l' heure, dans une, réponse à ma question préalable notamment, vous disiez que nous étions euh amené à voir des situations différentes d' une région à l' autre. mais nous sommes toujours, monsieur le ministre dans une république une et indivisible où les principes d' égalité s' appliquent sur l' ensemble du territoire. nous ne sommes pas dans une république fédérale où chaque région pourrait d' un certain façon disposer s' auto-administrer par des lois qui lui seraient propres. nous sommes pour la justice républicaine.</text:p>
          </table:table-cell>
        </table:table-row>
        <table:table-row table:style-name="ro1">
          <table:table-cell office:value-type="float" office:value="5">
            <text:p>5</text:p>
          </table:table-cell>
          <table:table-cell office:value-type="string">
            <text:p>May</text:p>
          </table:table-cell>
          <table:table-cell table:formula="of:=CONCATENATE([.A934];[.B934])" office:value-type="string" office:string-value="5May">
            <text:p>5May</text:p>
          </table:table-cell>
          <table:table-cell office:value-type="float" office:value="67">
            <text:p>67</text:p>
          </table:table-cell>
          <table:table-cell office:value-type="float" office:value="23">
            <text:p>23</text:p>
          </table:table-cell>
          <table:table-cell table:formula="of:=IF([.E934]=[.E933];[.F933]+1;1)" office:value-type="float" office:value="11">
            <text:p>11</text:p>
          </table:table-cell>
          <table:table-cell table:formula="of:=CONCATENATE(&quot;/home/peter/Thesis/ForcedAligner/Aligner1/wav/11025/&quot;;[.C934];[.D934];&quot;.wav&quot;)" office:value-type="string" office:string-value="/home/peter/Thesis/ForcedAligner/Aligner1/wav/11025/5May67.wav">
            <text:p>/home/peter/Thesis/ForcedAligner/Aligner1/wav/11025/5May67.wav</text:p>
          </table:table-cell>
          <table:table-cell table:formula="of:=CONCATENATE(&quot;/home/peter/Thesis/ForcedAligner/Aligner1/wav/&quot;;&quot;FNQ&quot;;[.E934];&quot;_&quot;;[.F934];&quot;.wav&quot;)" office:value-type="string" office:string-value="/home/peter/Thesis/ForcedAligner/Aligner1/wav/FNQ23_11.wav">
            <text:p>/home/peter/Thesis/ForcedAligner/Aligner1/wav/FNQ23_11.wav</text:p>
          </table:table-cell>
          <table:table-cell office:value-type="string">
            <text:p>oui monsieur le ministre parce que ou monsieur le président pardons, parce que monsieur le ministre vous disiez que j' aggravais mon cas, mais je crois que vous êtes euh exactement dans cette situation. d' abord, euh pose pose pas à l' assemblée de voter sur l' exposé sommaire mais bien sur l' amendement première observation la seconde observation, dans l' exposé sommaire, nous démontrons notre opposition aux conseillers territoriaux. vous y êtes favorable, bon c' est votre droit comment de de en quelques mots votre passées de président de conseil général et président de conseil régional votre présent donc, c' est votre droit mais nous nous sommes hostiles à ce principe des conseillers territoriaux. nous voulons des conseillers régionaux, et les conseillers régionaux nous voulons qu' ils soient reparti selon notre proposition pour les membres des assemblé départementales c' est un autre texte à venir monsieur le ministre et vous avez vous même dit que il y avait ce texte au sénat. attendons que les choses ce passes et nous aurons des amendements à ce moment-là. nous sommes aujourd'hui sur votre texte concernant les conseillers territoriaux nous nous disons dans les régions, voila la représentation que nous proposons. elle est démocratiquement imparable.</text:p>
          </table:table-cell>
        </table:table-row>
        <table:table-row table:style-name="ro1">
          <table:table-cell office:value-type="float" office:value="5">
            <text:p>5</text:p>
          </table:table-cell>
          <table:table-cell office:value-type="string">
            <text:p>May</text:p>
          </table:table-cell>
          <table:table-cell table:formula="of:=CONCATENATE([.A935];[.B935])" office:value-type="string" office:string-value="5May">
            <text:p>5May</text:p>
          </table:table-cell>
          <table:table-cell office:value-type="float" office:value="75">
            <text:p>75</text:p>
          </table:table-cell>
          <table:table-cell office:value-type="float" office:value="23">
            <text:p>23</text:p>
          </table:table-cell>
          <table:table-cell table:formula="of:=IF([.E935]=[.E934];[.F934]+1;1)" office:value-type="float" office:value="12">
            <text:p>12</text:p>
          </table:table-cell>
          <table:table-cell table:formula="of:=CONCATENATE(&quot;/home/peter/Thesis/ForcedAligner/Aligner1/wav/11025/&quot;;[.C935];[.D935];&quot;.wav&quot;)" office:value-type="string" office:string-value="/home/peter/Thesis/ForcedAligner/Aligner1/wav/11025/5May75.wav">
            <text:p>/home/peter/Thesis/ForcedAligner/Aligner1/wav/11025/5May75.wav</text:p>
          </table:table-cell>
          <table:table-cell table:formula="of:=CONCATENATE(&quot;/home/peter/Thesis/ForcedAligner/Aligner1/wav/&quot;;&quot;FNQ&quot;;[.E935];&quot;_&quot;;[.F935];&quot;.wav&quot;)" office:value-type="string" office:string-value="/home/peter/Thesis/ForcedAligner/Aligner1/wav/FNQ23_12.wav">
            <text:p>/home/peter/Thesis/ForcedAligner/Aligner1/wav/FNQ23_12.wav</text:p>
          </table:table-cell>
          <table:table-cell office:value-type="string">
            <text:p>tout le monde s' accorde à reconnaître que l' abstention euh aux élections locales euh est à mal qui euh met en difficulté la démocratie locale la démocratie en général. il y a un moyen de cela pour palier cette difficulté: c' est d' organiser des élections locales le même jour. c' est le principe de cet amendement que nous proposons, à savoir que dès deux mille quatorze, se tiendront le même jour les élections des conseillers municipaux, généraux et régionaux puisque c' est en deux mille quatorze que ces trois assemblées doivent être renouvelées et donc nous proposons la concomitance.</text:p>
          </table:table-cell>
        </table:table-row>
        <table:table-row table:style-name="ro1">
          <table:table-cell office:value-type="float" office:value="5">
            <text:p>5</text:p>
          </table:table-cell>
          <table:table-cell office:value-type="string">
            <text:p>May</text:p>
          </table:table-cell>
          <table:table-cell table:formula="of:=CONCATENATE([.A936];[.B936])" office:value-type="string" office:string-value="5May">
            <text:p>5May</text:p>
          </table:table-cell>
          <table:table-cell office:value-type="float" office:value="117">
            <text:p>117</text:p>
          </table:table-cell>
          <table:table-cell office:value-type="float" office:value="23">
            <text:p>23</text:p>
          </table:table-cell>
          <table:table-cell table:formula="of:=IF([.E936]=[.E935];[.F935]+1;1)" office:value-type="float" office:value="13">
            <text:p>13</text:p>
          </table:table-cell>
          <table:table-cell table:formula="of:=CONCATENATE(&quot;/home/peter/Thesis/ForcedAligner/Aligner1/wav/11025/&quot;;[.C936];[.D936];&quot;.wav&quot;)" office:value-type="string" office:string-value="/home/peter/Thesis/ForcedAligner/Aligner1/wav/11025/5May117.wav">
            <text:p>/home/peter/Thesis/ForcedAligner/Aligner1/wav/11025/5May117.wav</text:p>
          </table:table-cell>
          <table:table-cell table:formula="of:=CONCATENATE(&quot;/home/peter/Thesis/ForcedAligner/Aligner1/wav/&quot;;&quot;FNQ&quot;;[.E936];&quot;_&quot;;[.F936];&quot;.wav&quot;)" office:value-type="string" office:string-value="/home/peter/Thesis/ForcedAligner/Aligner1/wav/FNQ23_13.wav">
            <text:p>/home/peter/Thesis/ForcedAligner/Aligner1/wav/FNQ23_13.wav</text:p>
          </table:table-cell>
          <table:table-cell office:value-type="string">
            <text:p>merci monsieur le président, l' occasion nous est donnée de contribuer à la clarification, puisque c' est le sens qu' a voulu donner le gouvernement et président de la république à cette loi. l' occasion nous est donnée d' y contribuer en dénommant les membres de l' assemblée départementale par un nom qui corresponde exactement à la limite territoriale concernée, c' est à dire le département. la proposition qui vous ait faite qui est qui n' est ni plus ni moins qu' une reprise d' une position défendue par l' association des départements de france depuis des années et des années, et bien soit aujourd'hui traduite dans la loi, et j' allais vous proposer de remplacer le mot conseil général par conseil départemental, et conseiller général par conseiller départemental.</text:p>
          </table:table-cell>
        </table:table-row>
        <table:table-row table:style-name="ro1">
          <table:table-cell office:value-type="float" office:value="5">
            <text:p>5</text:p>
          </table:table-cell>
          <table:table-cell office:value-type="string">
            <text:p>May</text:p>
          </table:table-cell>
          <table:table-cell table:formula="of:=CONCATENATE([.A937];[.B937])" office:value-type="string" office:string-value="5May">
            <text:p>5May</text:p>
          </table:table-cell>
          <table:table-cell office:value-type="string">
            <text:p>6a</text:p>
          </table:table-cell>
          <table:table-cell office:value-type="float" office:value="23">
            <text:p>23</text:p>
          </table:table-cell>
          <table:table-cell table:formula="of:=IF([.E937]=[.E936];[.F936]+1;1)" office:value-type="float" office:value="14">
            <text:p>14</text:p>
          </table:table-cell>
          <table:table-cell table:formula="of:=CONCATENATE(&quot;/home/peter/Thesis/ForcedAligner/Aligner1/wav/11025/&quot;;[.C937];[.D937];&quot;.wav&quot;)" office:value-type="string" office:string-value="/home/peter/Thesis/ForcedAligner/Aligner1/wav/11025/5May6a.wav">
            <text:p>/home/peter/Thesis/ForcedAligner/Aligner1/wav/11025/5May6a.wav</text:p>
          </table:table-cell>
          <table:table-cell table:formula="of:=CONCATENATE(&quot;/home/peter/Thesis/ForcedAligner/Aligner1/wav/&quot;;&quot;FNQ&quot;;[.E937];&quot;_&quot;;[.F937];&quot;.wav&quot;)" office:value-type="string" office:string-value="/home/peter/Thesis/ForcedAligner/Aligner1/wav/FNQ23_14.wav">
            <text:p>/home/peter/Thesis/ForcedAligner/Aligner1/wav/FNQ23_14.wav</text:p>
          </table:table-cell>
          <table:table-cell office:value-type="string">
            <text:p>monsieur le président euh monsieur le ministre, mes chers collègues, l' ouverture de ce débat, qui fait suite euh la réforme des collectivités territoriales, j' ai l' impression euh de me retrouver dans la fable de l' arroseur arrosé. rappelons nous en effet mes chers collègues pour celles et ceux qui avaient suivi et vous en étiez euh le débat à l' automne dernier qui a abouti à la publication de la loi du seize décembre deux mille dix, rappelez vous euh nous étions engagés dans une bataille d' amendements euh de discussions acharnées sur les différentes dispositions proposées par le gouvernement en matière de reforme des collectivités territoriales. il est deux heures du matin et euh le ministre marleix, votre prédécesseur, monsieur le ministre, qui euh n' a pas trouvé sans doute le temps de suivre le débat d' aujourd'hui ministre marleix nous sorts de son chapeau ou en tout cas de son dossier un amendement du gouvernement euh qui nous proposait cette répartition des conseillers territoriaux par régions et par départements. à aucun moment euh la commission des lois n' avait eu à connaître de ce qu' envisageait le gouvernement. et euh nous nous retrouvions la mis devant le fait accompli. pas débat préalable sur euh cette organisation précipitée de la mise en place de ces conseillers territoriaux.</text:p>
          </table:table-cell>
        </table:table-row>
        <table:table-row table:style-name="ro1">
          <table:table-cell office:value-type="float" office:value="5">
            <text:p>5</text:p>
          </table:table-cell>
          <table:table-cell office:value-type="string">
            <text:p>May</text:p>
          </table:table-cell>
          <table:table-cell table:formula="of:=CONCATENATE([.A938];[.B938])" office:value-type="string" office:string-value="5May">
            <text:p>5May</text:p>
          </table:table-cell>
          <table:table-cell office:value-type="string">
            <text:p>6b</text:p>
          </table:table-cell>
          <table:table-cell office:value-type="float" office:value="23">
            <text:p>23</text:p>
          </table:table-cell>
          <table:table-cell table:formula="of:=IF([.E938]=[.E937];[.F937]+1;1)" office:value-type="float" office:value="15">
            <text:p>15</text:p>
          </table:table-cell>
          <table:table-cell table:formula="of:=CONCATENATE(&quot;/home/peter/Thesis/ForcedAligner/Aligner1/wav/11025/&quot;;[.C938];[.D938];&quot;.wav&quot;)" office:value-type="string" office:string-value="/home/peter/Thesis/ForcedAligner/Aligner1/wav/11025/5May6b.wav">
            <text:p>/home/peter/Thesis/ForcedAligner/Aligner1/wav/11025/5May6b.wav</text:p>
          </table:table-cell>
          <table:table-cell table:formula="of:=CONCATENATE(&quot;/home/peter/Thesis/ForcedAligner/Aligner1/wav/&quot;;&quot;FNQ&quot;;[.E938];&quot;_&quot;;[.F938];&quot;.wav&quot;)" office:value-type="string" office:string-value="/home/peter/Thesis/ForcedAligner/Aligner1/wav/FNQ23_15.wav">
            <text:p>/home/peter/Thesis/ForcedAligner/Aligner1/wav/FNQ23_15.wav</text:p>
          </table:table-cell>
          <table:table-cell office:value-type="string">
            <text:p>nous avions sur l' ensemble du projet le rapporteur l' a rappelé euh, saisi euh le conseil constitutionnel et et et la conclusion de ce dernier de cet instant c' est qu' il vous a fallu revoir votre copie, c' est la décision du neuf décembre deux mille dix. nous avions c' est vrai vis-à-vis du conseil constitutionnel euh dénoncé alors euh les disproportions démographiques que le texte du gouvernement introduisait entre départements d' une même région. la loi du seize décembre deux mille dix et son caractère antidémocratique anti décentralisation avait également fait l' objet de notre part de plusieurs euh observations vis-à-vis du conseil constitutionnel aujourd'hui, nous avons d' ailleurs la démonstration que ce que nous craignions au moment du débat se vérifie. même si, dans le domaine de la coopération intercommunale, il y avait la une série de propositions qui pouvait aller dans le bon sens, nous avions mis en garde euh sur les risques qui découlaient de l' autorité de l' état à travers ces préfets dans la préparation de ce débat et cela s' avère dans mon département comme dans les vôtres mes chers collègues j' en suis sure, les copies préparées par le représentant du gouvernement dans les départements le préfet, vont euh manifestement dans le sens</text:p>
          </table:table-cell>
        </table:table-row>
        <table:table-row table:style-name="ro1">
          <table:table-cell office:value-type="float" office:value="5">
            <text:p>5</text:p>
          </table:table-cell>
          <table:table-cell office:value-type="string">
            <text:p>May</text:p>
          </table:table-cell>
          <table:table-cell table:formula="of:=CONCATENATE([.A939];[.B939])" office:value-type="string" office:string-value="5May">
            <text:p>5May</text:p>
          </table:table-cell>
          <table:table-cell office:value-type="string">
            <text:p>6c</text:p>
          </table:table-cell>
          <table:table-cell office:value-type="float" office:value="23">
            <text:p>23</text:p>
          </table:table-cell>
          <table:table-cell table:formula="of:=IF([.E939]=[.E938];[.F938]+1;1)" office:value-type="float" office:value="16">
            <text:p>16</text:p>
          </table:table-cell>
          <table:table-cell table:formula="of:=CONCATENATE(&quot;/home/peter/Thesis/ForcedAligner/Aligner1/wav/11025/&quot;;[.C939];[.D939];&quot;.wav&quot;)" office:value-type="string" office:string-value="/home/peter/Thesis/ForcedAligner/Aligner1/wav/11025/5May6c.wav">
            <text:p>/home/peter/Thesis/ForcedAligner/Aligner1/wav/11025/5May6c.wav</text:p>
          </table:table-cell>
          <table:table-cell table:formula="of:=CONCATENATE(&quot;/home/peter/Thesis/ForcedAligner/Aligner1/wav/&quot;;&quot;FNQ&quot;;[.E939];&quot;_&quot;;[.F939];&quot;.wav&quot;)" office:value-type="string" office:string-value="/home/peter/Thesis/ForcedAligner/Aligner1/wav/FNQ23_16.wav">
            <text:p>/home/peter/Thesis/ForcedAligner/Aligner1/wav/FNQ23_16.wav</text:p>
          </table:table-cell>
          <table:table-cell office:value-type="string">
            <text:p>d' une organisation de la coopération intercommunale qui servent les intérêts de la droite plutôt que d' être traité de façon objective. d' ailleurs c' est sans doute vrai ailleurs, mais euh il y a eu quelque réunions, quelques déjeuners a l' initiative du préfet, à aucun moment les représentants de l' opposition nationale voire de la majorité dans mon département de la majorité de gauche dans mon département n' ont était associés à ces déjeuners que le préfet organisait. il y a eu aussi dans cette loi une disposition introduite en commission mixte paritaire d' ailleurs l' initiative d' un sénateur centriste, pour d' une certaine façon l' acheter dans cette majorité de la commission mixte paritaire qui a consisté à porter à douze et demi pourcent le seuil euh pour permettre le maintient au deuxième tour dans les élections cantonales. et on a vu les résultats, on a vu ce que ce donnait dans la plupart des cantons monsieur le rapporteur je crois même que malheureusement pour vous, vous êtes un peu concerné par cela. il y a une possibilité de corriger le tir. et proposerons dans le débat un amendement tendant à revenir un minimal au seuil de dix pourcent et nous aurons par la suite toute l' occasion d' en reparler. revenons donc à travers ce texte que le gouvernement voudrait banaliser, procédure d' urgence, euh procédure simplifiée plus précisément c' est la nouvelle appellation</text:p>
          </table:table-cell>
        </table:table-row>
        <table:table-row table:style-name="ro1">
          <table:table-cell office:value-type="float" office:value="5">
            <text:p>5</text:p>
          </table:table-cell>
          <table:table-cell office:value-type="string">
            <text:p>May</text:p>
          </table:table-cell>
          <table:table-cell table:formula="of:=CONCATENATE([.A940];[.B940])" office:value-type="string" office:string-value="5May">
            <text:p>5May</text:p>
          </table:table-cell>
          <table:table-cell office:value-type="string">
            <text:p>6d</text:p>
          </table:table-cell>
          <table:table-cell office:value-type="float" office:value="23">
            <text:p>23</text:p>
          </table:table-cell>
          <table:table-cell table:formula="of:=IF([.E940]=[.E939];[.F939]+1;1)" office:value-type="float" office:value="17">
            <text:p>17</text:p>
          </table:table-cell>
          <table:table-cell table:formula="of:=CONCATENATE(&quot;/home/peter/Thesis/ForcedAligner/Aligner1/wav/11025/&quot;;[.C940];[.D940];&quot;.wav&quot;)" office:value-type="string" office:string-value="/home/peter/Thesis/ForcedAligner/Aligner1/wav/11025/5May6d.wav">
            <text:p>/home/peter/Thesis/ForcedAligner/Aligner1/wav/11025/5May6d.wav</text:p>
          </table:table-cell>
          <table:table-cell table:formula="of:=CONCATENATE(&quot;/home/peter/Thesis/ForcedAligner/Aligner1/wav/&quot;;&quot;FNQ&quot;;[.E940];&quot;_&quot;;[.F940];&quot;.wav&quot;)" office:value-type="string" office:string-value="/home/peter/Thesis/ForcedAligner/Aligner1/wav/FNQ23_17.wav">
            <text:p>/home/peter/Thesis/ForcedAligner/Aligner1/wav/FNQ23_17.wav</text:p>
          </table:table-cell>
          <table:table-cell office:value-type="string">
            <text:p>il n' empêche que la réforme des collectivités territoriales mérite qu' on s' arrête quelques instants sur ses aspects particulièrement négatifs, euh et je voudrais rappeler la complexité notamment dans laquelle le gouvernement et sa majorité nous ont entraîné, une multiplication de projets de loi déposée sur le bureau du sénat. d' ailleurs, deux textes sont en panne sénat. monsieur le ministre, il faut peut être y retournez rapidement pour que vous puissiez accélérer un peu le mouvement dans ce domaine là, deux textes sont en panne et tous les observateurs s' accordent reconnaître que, manifestement, ils ne seront pas examinés avant la fin de la législature. et cette question que nous abordons aujourd'hui aurait très bien pu être traitée le moment venu dans l' un de ces textes consacrés justement à l' élection des conseillers territoriaux. et donc je me demande pourquoi cette précipitation alors que nous avons un calendrier de travaux parlementaires particulièrement embouteillé. je voudrais également souligner le fait que dans cette proposition qui est faites qui est formulée aujourd'hui par le gouvernement, on ne respecte pas l' article trente-neuf de la constitution, et monsieur le ministre manifestement je voudrais vous le rappeler, il stipule que les projets de loi ayant pour principal objet l' organisation des collectivités territoriales sont soumis en premier lieu au sénat. même si, à titre personnel, je conteste un peu cette primauté du sénat sur l' assemblée nationale</text:p>
          </table:table-cell>
        </table:table-row>
        <table:table-row table:style-name="ro1">
          <table:table-cell table:number-columns-repeated="2"/>
          <table:table-cell office:value-type="string">
            <text:p>4_1May</text:p>
          </table:table-cell>
          <table:table-cell office:value-type="string">
            <text:p>42a</text:p>
          </table:table-cell>
          <table:table-cell office:value-type="float" office:value="231">
            <text:p>231</text:p>
          </table:table-cell>
          <table:table-cell table:formula="of:=IF([.E941]=[.E940];[.F940]+1;1)" office:value-type="float" office:value="1">
            <text:p>1</text:p>
          </table:table-cell>
          <table:table-cell table:formula="of:=CONCATENATE(&quot;/home/peter/Thesis/ForcedAligner/Aligner1/wav/11025/&quot;;[.C941];[.D941];&quot;.wav&quot;)" office:value-type="string" office:string-value="/home/peter/Thesis/ForcedAligner/Aligner1/wav/11025/4_1May42a.wav">
            <text:p>/home/peter/Thesis/ForcedAligner/Aligner1/wav/11025/4_1May42a.wav</text:p>
          </table:table-cell>
          <table:table-cell table:formula="of:=CONCATENATE(&quot;/home/peter/Thesis/ForcedAligner/Aligner1/wav/&quot;;&quot;FNQ&quot;;[.E941];&quot;_&quot;;[.F941];&quot;.wav&quot;)" office:value-type="string" office:string-value="/home/peter/Thesis/ForcedAligner/Aligner1/wav/FNQ231_1.wav">
            <text:p>/home/peter/Thesis/ForcedAligner/Aligner1/wav/FNQ231_1.wav</text:p>
          </table:table-cell>
          <table:table-cell office:value-type="string">
            <text:p>monsieur le ministre, xavier bertrand, ma question porte, après celle de jean marc ayrault, sur la pénibilité au travail. permettez moi, avec les collègues qui m' entourent, d' y associer, en hommage, notre ami patrick roy, qui s' est beaucoup battu sur ce dossier et sur celui de l' amiante. monsieur bertrand, pour votre gouvernement, la pénibilité, c' est un peu comme la prime à mille euros dans les entreprises: plus les jours passent, et plus le nombre de salariés qui peuvent en bénéficier se réduit à peau de chagrin. a l' origine, le volet incapacité physique de votre réforme devait, selon vos chiffres, toucher trente mille salariés, soit à peine cinq pourcent des sept cent mille français partant en retraite chaque année. la dares vient de publier une enquête qui montre que trente cinq pourcent des cinquante cinquante neuf ans, c' est à dire trois millions de personnes, déclarent avoir été exposés pendant quinze ans ou plus à l' une des quatre pénibilités. les décrets d' application restrictifs que vous êtes en train de faire passer, contre l' avis des syndicats, vont diminuer encore le nombre de bénéficiaires. premièrement, les salariés qui ont un taux d' incapa d' incapacité entre dix et vingt pourcent devront prouver, par eux mêmes, devant une commission où ils ne seront pas représentés, une durée d' exposition à un facteur de pénibilité de dix sept ans: bref, un véritable parcours du combattant pour tous ceux qui voudront faire reconnaître leur incapacité. deuxièmement, les entreprises de plus de cinquante salariés, puisque celles de moins de cinquante salariés ne sont pas concernées, auront l' obligation de négocier sur la pénibilité que si plus de cinquante pourcent de leur effectif est exposé, ce qui est un seuil très difficile, voire impossible, à atteindre.</text:p>
          </table:table-cell>
        </table:table-row>
        <table:table-row table:style-name="ro1">
          <table:table-cell office:value-type="float" office:value="5">
            <text:p>5</text:p>
          </table:table-cell>
          <table:table-cell office:value-type="string">
            <text:p>May</text:p>
          </table:table-cell>
          <table:table-cell table:formula="of:=CONCATENATE([.A942];[.B942])" office:value-type="string" office:string-value="5May">
            <text:p>5May</text:p>
          </table:table-cell>
          <table:table-cell office:value-type="float" office:value="82">
            <text:p>82</text:p>
          </table:table-cell>
          <table:table-cell office:value-type="float" office:value="231">
            <text:p>231</text:p>
          </table:table-cell>
          <table:table-cell table:formula="of:=IF([.E942]=[.E941];[.F941]+1;1)" office:value-type="float" office:value="2">
            <text:p>2</text:p>
          </table:table-cell>
          <table:table-cell table:formula="of:=CONCATENATE(&quot;/home/peter/Thesis/ForcedAligner/Aligner1/wav/11025/&quot;;[.C942];[.D942];&quot;.wav&quot;)" office:value-type="string" office:string-value="/home/peter/Thesis/ForcedAligner/Aligner1/wav/11025/5May82.wav">
            <text:p>/home/peter/Thesis/ForcedAligner/Aligner1/wav/11025/5May82.wav</text:p>
          </table:table-cell>
          <table:table-cell table:formula="of:=CONCATENATE(&quot;/home/peter/Thesis/ForcedAligner/Aligner1/wav/&quot;;&quot;FNQ&quot;;[.E942];&quot;_&quot;;[.F942];&quot;.wav&quot;)" office:value-type="string" office:string-value="/home/peter/Thesis/ForcedAligner/Aligner1/wav/FNQ231_2.wav">
            <text:p>/home/peter/Thesis/ForcedAligner/Aligner1/wav/FNQ231_2.wav</text:p>
          </table:table-cell>
          <table:table-cell office:value-type="string">
            <text:p>oui, merci, monsieur le président. cet amendement numéro onze vise à inscrire avant l' article premier un article qui fait référence bien évidemment à l' article soixante-douze de la constitution et qui rappelle: le principe de libre administration des collectivités territoriales en particulier par des conseils élus qui s' entendent comme l' exigence de que chaque collectivité territoriale possède un organe délibérant qui lui soit propre, lui-même composé d' élus qui lui soient propres également. et donc bien évidemment, c' est un article fondamental puis qu' il s' appui sur le principe de libre administration des collectivités mais il vise justement à distinguer ce qui est d' un côté l' intérêt régional et ce qui de l' autre l' intérêt départemental. comme en disait toute à l' heure dans la discussion générale, nous sommes sur des faisceaux de compétences qui sont relativement différents et c' est vrai qu' il va être difficile, ce qu' on parle d' un schizophrénie des des conseillers territoriaux futurs, euh dans leur fonction que d' avoir à réfléchir en même temps sur euh des dossiers d' intérêt départementaux et sur des dossiers d' intérêt régionaux et pour cela effectivement, le rappel du principe de libre administration est vraiment de salut public.</text:p>
          </table:table-cell>
        </table:table-row>
        <table:table-row table:style-name="ro1">
          <table:table-cell table:number-columns-repeated="2"/>
          <table:table-cell office:value-type="string">
            <text:p>4_1May</text:p>
          </table:table-cell>
          <table:table-cell office:value-type="string">
            <text:p>42b</text:p>
          </table:table-cell>
          <table:table-cell office:value-type="float" office:value="231">
            <text:p>231</text:p>
          </table:table-cell>
          <table:table-cell table:formula="of:=IF([.E943]=[.E942];[.F942]+1;1)" office:value-type="float" office:value="3">
            <text:p>3</text:p>
          </table:table-cell>
          <table:table-cell table:formula="of:=CONCATENATE(&quot;/home/peter/Thesis/ForcedAligner/Aligner1/wav/11025/&quot;;[.C943];[.D943];&quot;.wav&quot;)" office:value-type="string" office:string-value="/home/peter/Thesis/ForcedAligner/Aligner1/wav/11025/4_1May42b.wav">
            <text:p>/home/peter/Thesis/ForcedAligner/Aligner1/wav/11025/4_1May42b.wav</text:p>
          </table:table-cell>
          <table:table-cell table:formula="of:=CONCATENATE(&quot;/home/peter/Thesis/ForcedAligner/Aligner1/wav/&quot;;&quot;FNQ&quot;;[.E943];&quot;_&quot;;[.F943];&quot;.wav&quot;)" office:value-type="string" office:string-value="/home/peter/Thesis/ForcedAligner/Aligner1/wav/FNQ231_3.wav">
            <text:p>/home/peter/Thesis/ForcedAligner/Aligner1/wav/FNQ231_3.wav</text:p>
          </table:table-cell>
          <table:table-cell office:value-type="string">
            <text:p>ces décrets mesquins ferment un peu plus encore la porte aux mécanismes de compensation de la pénibilité au travail pour les salariés, qui se retrouvent floués. monsieur bertrand, sur la pénibilité, c' est vous qui êtes approximatif, c' est vous qui êtes arrogant, c' est vous qui êtes aux abonnés absents. pour notre part, si nous l' emportons en deux mille douze, nous nous engageons à revenir sur ces mesures injustes et à prendre en compte réellement</text:p>
          </table:table-cell>
        </table:table-row>
        <table:table-row table:style-name="ro1">
          <table:table-cell office:value-type="float" office:value="5">
            <text:p>5</text:p>
          </table:table-cell>
          <table:table-cell office:value-type="string">
            <text:p>May</text:p>
          </table:table-cell>
          <table:table-cell table:formula="of:=CONCATENATE([.A944];[.B944])" office:value-type="string" office:string-value="5May">
            <text:p>5May</text:p>
          </table:table-cell>
          <table:table-cell office:value-type="string">
            <text:p>39a</text:p>
          </table:table-cell>
          <table:table-cell office:value-type="float" office:value="231">
            <text:p>231</text:p>
          </table:table-cell>
          <table:table-cell table:formula="of:=IF([.E944]=[.E943];[.F943]+1;1)" office:value-type="float" office:value="4">
            <text:p>4</text:p>
          </table:table-cell>
          <table:table-cell table:formula="of:=CONCATENATE(&quot;/home/peter/Thesis/ForcedAligner/Aligner1/wav/11025/&quot;;[.C944];[.D944];&quot;.wav&quot;)" office:value-type="string" office:string-value="/home/peter/Thesis/ForcedAligner/Aligner1/wav/11025/5May39a.wav">
            <text:p>/home/peter/Thesis/ForcedAligner/Aligner1/wav/11025/5May39a.wav</text:p>
          </table:table-cell>
          <table:table-cell table:formula="of:=CONCATENATE(&quot;/home/peter/Thesis/ForcedAligner/Aligner1/wav/&quot;;&quot;FNQ&quot;;[.E944];&quot;_&quot;;[.F944];&quot;.wav&quot;)" office:value-type="string" office:string-value="/home/peter/Thesis/ForcedAligner/Aligner1/wav/FNQ231_4.wav">
            <text:p>/home/peter/Thesis/ForcedAligner/Aligner1/wav/FNQ231_4.wav</text:p>
          </table:table-cell>
          <table:table-cell office:value-type="string">
            <text:p>merci, monsieur le président, monsieur le ministre, monsieur le rapporteur, euh mes chers collègues, euh nous vivons parfois, dans cet hémicycle, des moments surréalistes ça arrive. je crois que sur la question des des conseillers territoriaux, nous sommes au tout début d' un processus, dont la principale caractéristique est que nous ne savons pas s' il aboutira! nous fixons aujourd'hui, avec ce projet de loi, le nombre de conseillers territoriaux dans les régions et dans les départements, alors que la délimitation des nouveaux cantons reste à déterminer et à venir par décret en conseil d' état, nous fixons le nombre de conseillers territoriaux alors que deux autres projets de loi sur le mode d' élection et sur le régime des conseillers territoriaux sont en panne déposé sur le bureau du sénat, et dont on nous dit qu' ils ont peu de chances, d' être adoptés d' ici la fin de la mandature, nous fixons aujourd'hui le nombre de conseillers territoriaux alors que surtout ces dispositions législatives qui vont encadrer la fonction de conseiller territorial ont de fortes chances euh d' être supprimées avant leur entrée en vigueur en mars deux mille quatorze par une nouvelle majorité politique de gauche qui serait élue en deux mille douze. philippe richert évoquait tout à l' heure, pour justifier la réforme du conseiller territorial, la forte abstention euh des élections cantonales en mars deux mille onze. on est d' accord sur le constat de la forte abstention</text:p>
          </table:table-cell>
        </table:table-row>
        <table:table-row table:style-name="ro1">
          <table:table-cell office:value-type="float" office:value="5">
            <text:p>5</text:p>
          </table:table-cell>
          <table:table-cell office:value-type="string">
            <text:p>May</text:p>
          </table:table-cell>
          <table:table-cell table:formula="of:=CONCATENATE([.A945];[.B945])" office:value-type="string" office:string-value="5May">
            <text:p>5May</text:p>
          </table:table-cell>
          <table:table-cell office:value-type="string">
            <text:p>39b</text:p>
          </table:table-cell>
          <table:table-cell office:value-type="float" office:value="231">
            <text:p>231</text:p>
          </table:table-cell>
          <table:table-cell table:formula="of:=IF([.E945]=[.E944];[.F944]+1;1)" office:value-type="float" office:value="5">
            <text:p>5</text:p>
          </table:table-cell>
          <table:table-cell table:formula="of:=CONCATENATE(&quot;/home/peter/Thesis/ForcedAligner/Aligner1/wav/11025/&quot;;[.C945];[.D945];&quot;.wav&quot;)" office:value-type="string" office:string-value="/home/peter/Thesis/ForcedAligner/Aligner1/wav/11025/5May39b.wav">
            <text:p>/home/peter/Thesis/ForcedAligner/Aligner1/wav/11025/5May39b.wav</text:p>
          </table:table-cell>
          <table:table-cell table:formula="of:=CONCATENATE(&quot;/home/peter/Thesis/ForcedAligner/Aligner1/wav/&quot;;&quot;FNQ&quot;;[.E945];&quot;_&quot;;[.F945];&quot;.wav&quot;)" office:value-type="string" office:string-value="/home/peter/Thesis/ForcedAligner/Aligner1/wav/FNQ231_5.wav">
            <text:p>/home/peter/Thesis/ForcedAligner/Aligner1/wav/FNQ231_5.wav</text:p>
          </table:table-cell>
          <table:table-cell office:value-type="string">
            <text:p>sur le pourquoi et sur la justification je crois que il y a d' autres explications simplement que aujourd'hui l' incompréhension du système, aujourd'hui administratif et des collectivités territoriales par nos concitoyens le fait que, pour la première fois, contrairement à deux mille quatre, où à deux mille huit où les élections cantonales étaient couplées aux élections municipales élections à fort intérêt local, où aux élections régionales, comme en deux mille huit le fait que la moitié des sièges soient renouvelés seulement et que ce scrutin se soit retrouvé seul en mars deux mille onze je crois que ça explique aussi beaucoup euh euh l' abstention qui a été massive de la part de de nos concitoyens. et je pourrais ajouter aussi parfois l' absence euh de compagnes menées localement par certains candidats ou certains exécutifs qui euh voulaient escamoter cette compagne la sur le plan politique ou bien même l' attitude du gouvernement qui n' a pas euh contrairement aux autres élections euh mené de campagne d' explication ou de compagnes de communication autour de ces élections. philippe richert a aussi évoqué tout à l' heure en en évoquant les conseillers territoriaux euh du renforcement euh de leurs rôles d' élus de proximité. nous croyons au contraire que euh la nouvelle fonction de conseiller territorial va plutôt éloigner ces élus euh de nos concitoyens. vous disiez tout à l' heure ils seront mieux identifiés, mieux ancrés dans leurs territoires, sauf que ces territoires seront plus grands, plus vastes et les missions que nous allons confier aux conseillers territoriaux seront bien plus importantes. et donc ce n' est pas forcement un plus pour la démocratie représentative et on risque</text:p>
          </table:table-cell>
        </table:table-row>
        <table:table-row table:style-name="ro1">
          <table:table-cell office:value-type="float" office:value="5">
            <text:p>5</text:p>
          </table:table-cell>
          <table:table-cell office:value-type="string">
            <text:p>May</text:p>
          </table:table-cell>
          <table:table-cell table:formula="of:=CONCATENATE([.A946];[.B946])" office:value-type="string" office:string-value="5May">
            <text:p>5May</text:p>
          </table:table-cell>
          <table:table-cell office:value-type="string">
            <text:p>39c</text:p>
          </table:table-cell>
          <table:table-cell office:value-type="float" office:value="231">
            <text:p>231</text:p>
          </table:table-cell>
          <table:table-cell table:formula="of:=IF([.E946]=[.E945];[.F945]+1;1)" office:value-type="float" office:value="6">
            <text:p>6</text:p>
          </table:table-cell>
          <table:table-cell table:formula="of:=CONCATENATE(&quot;/home/peter/Thesis/ForcedAligner/Aligner1/wav/11025/&quot;;[.C946];[.D946];&quot;.wav&quot;)" office:value-type="string" office:string-value="/home/peter/Thesis/ForcedAligner/Aligner1/wav/11025/5May39c.wav">
            <text:p>/home/peter/Thesis/ForcedAligner/Aligner1/wav/11025/5May39c.wav</text:p>
          </table:table-cell>
          <table:table-cell table:formula="of:=CONCATENATE(&quot;/home/peter/Thesis/ForcedAligner/Aligner1/wav/&quot;;&quot;FNQ&quot;;[.E946];&quot;_&quot;;[.F946];&quot;.wav&quot;)" office:value-type="string" office:string-value="/home/peter/Thesis/ForcedAligner/Aligner1/wav/FNQ231_6.wav">
            <text:p>/home/peter/Thesis/ForcedAligner/Aligner1/wav/FNQ231_6.wav</text:p>
          </table:table-cell>
          <table:table-cell office:value-type="string">
            <text:p>peut être la d' accroître le fossé aujourd'hui qui éloigne parfois les citoyens euh des élus locaux. la création du conseiller territorial va surtout euh institutionnaliser le cumul des mandats, c' était très bien dit toute à l' heure par bernard roman, nous aurons deux mandats en un et bernard derosier a ajouté que euh il était physiquement et matériellement impossible d' exercer, d' assumer un mandat tel que le conseiller territorial par ce qu' on voit bien par exemple. pour ne prendre que euh que cette question la que nous sommes amené nous les conseillers généraux actuellement assiégé dans les conseils d' administration des collèges; mais que nous devrons si nous sommes élus conseillers territoriaux, aussi siéger dans les conseils d' administration des lycées, ça veut dire que vous passerez des semaines entières le soir dans des réunions de deux ou trois heures assiégé dans ce type de réunions la, mais il y a beaucoup d' autres représentations que je pourrais évoquer. la création du conseiller territorial va surtout euh organiser la confusion des rôles entre région et département, nous nous aurions souhaité une clarification des compétences beaucoup plus poussée entre régions et départements. il faut distinguer, et il faudra distinguer l' intérêt départemental, d' un côté, et l' intérêt régional on le voit bien, les compétences d' aménagement du territoire, les aides économiques, la formation professionnelle, les transports ferroviaires pour les questions d' intérêt régional et du coté de l' intérêt départementale; l' action sociale de proximité, la solidarité des territoires, les routes et les collèges etc. etc. mais on voit bien quand même que ce sont deux intérêts bien particuliers qu' auront à défendre ses élus, et euh je ne suis pas sûr qu' ils soient complètement compatibles.</text:p>
          </table:table-cell>
        </table:table-row>
        <table:table-row table:style-name="ro1">
          <table:table-cell office:value-type="float" office:value="5">
            <text:p>5</text:p>
          </table:table-cell>
          <table:table-cell office:value-type="string">
            <text:p>May</text:p>
          </table:table-cell>
          <table:table-cell table:formula="of:=CONCATENATE([.A947];[.B947])" office:value-type="string" office:string-value="5May">
            <text:p>5May</text:p>
          </table:table-cell>
          <table:table-cell office:value-type="string">
            <text:p>39d</text:p>
          </table:table-cell>
          <table:table-cell office:value-type="float" office:value="231">
            <text:p>231</text:p>
          </table:table-cell>
          <table:table-cell table:formula="of:=IF([.E947]=[.E946];[.F946]+1;1)" office:value-type="float" office:value="7">
            <text:p>7</text:p>
          </table:table-cell>
          <table:table-cell table:formula="of:=CONCATENATE(&quot;/home/peter/Thesis/ForcedAligner/Aligner1/wav/11025/&quot;;[.C947];[.D947];&quot;.wav&quot;)" office:value-type="string" office:string-value="/home/peter/Thesis/ForcedAligner/Aligner1/wav/11025/5May39d.wav">
            <text:p>/home/peter/Thesis/ForcedAligner/Aligner1/wav/11025/5May39d.wav</text:p>
          </table:table-cell>
          <table:table-cell table:formula="of:=CONCATENATE(&quot;/home/peter/Thesis/ForcedAligner/Aligner1/wav/&quot;;&quot;FNQ&quot;;[.E947];&quot;_&quot;;[.F947];&quot;.wav&quot;)" office:value-type="string" office:string-value="/home/peter/Thesis/ForcedAligner/Aligner1/wav/FNQ231_7.wav">
            <text:p>/home/peter/Thesis/ForcedAligner/Aligner1/wav/FNQ231_7.wav</text:p>
          </table:table-cell>
          <table:table-cell office:value-type="string">
            <text:p>enfin, monsieur le président je voudrais dire que ce mode d' élection euh piétine l' objectif euh de de parité nous allons avoir une régression en terme de parité. aujourd'hui, quarante-sept pourcent de femmes élues dans les conseils régionaux. je voudrais dire que à l' issue des dernières élections cantonales, seulement treize pourcent, soit un pourcent de plus, de conseillères générales dans euh les euh départements. donc il y aura aussi des conséquences sur les finances publiques des partis, puisque vous avez voté une loi qui maintenant euh fait que les dotations publiques des partis seront aussi indexées sur les résultats au niveau des élections cantonales. et euh je vous regarde euh je vous demande de bien regarder précisément cet aspect la puisqu' il risque de faire mal à certaines finances de certains partis politiques au niveau euh au niveau euh national. j' en termine monsieur le président et je vous remercie. loin d' entraîner des des économies, je crois que comme l' ont dit tout à l' heure les les deux bernards, roman et et derosier, la la création des conseillers territoriaux, qui siégeront à la fois à la région et au département, va être source de dépenses supplémentaires en termes de transports, en terme d' agrandissement des hémicycles, de salles des assemblées, mais aussi en termes de moyens humains qu' il faudra bien créer pour accompagner euh le travail des élus. donc pour toutes ces raisons, je crois que nous sommes qu' au début d' un processus mais que ce processus la de création des conseillers territoriaux, et aujourd'hui extrêmement mal engagé, à la fois sur le fond mais aussi en termes euh de concrétisation je dirais de ce calendrier euh</text:p>
          </table:table-cell>
        </table:table-row>
        <table:table-row table:style-name="ro1">
          <table:table-cell table:number-columns-repeated="2"/>
          <table:table-cell office:value-type="string">
            <text:p>3_1May</text:p>
          </table:table-cell>
          <table:table-cell office:value-type="string">
            <text:p>41a</text:p>
          </table:table-cell>
          <table:table-cell office:value-type="float" office:value="232">
            <text:p>232</text:p>
          </table:table-cell>
          <table:table-cell table:formula="of:=IF([.E948]=[.E947];[.F947]+1;1)" office:value-type="float" office:value="1">
            <text:p>1</text:p>
          </table:table-cell>
          <table:table-cell table:formula="of:=CONCATENATE(&quot;/home/peter/Thesis/ForcedAligner/Aligner1/wav/11025/&quot;;[.C948];[.D948];&quot;.wav&quot;)" office:value-type="string" office:string-value="/home/peter/Thesis/ForcedAligner/Aligner1/wav/11025/3_1May41a.wav">
            <text:p>/home/peter/Thesis/ForcedAligner/Aligner1/wav/11025/3_1May41a.wav</text:p>
          </table:table-cell>
          <table:table-cell table:formula="of:=CONCATENATE(&quot;/home/peter/Thesis/ForcedAligner/Aligner1/wav/&quot;;&quot;FNQ&quot;;[.E948];&quot;_&quot;;[.F948];&quot;.wav&quot;)" office:value-type="string" office:string-value="/home/peter/Thesis/ForcedAligner/Aligner1/wav/FNQ232_1.wav">
            <text:p>/home/peter/Thesis/ForcedAligner/Aligner1/wav/FNQ232_1.wav</text:p>
          </table:table-cell>
          <table:table-cell office:value-type="string">
            <text:p>merci monsieur le président. mes chers collègues ma question s' adresse à monsieur xavier bertrand ministre du travail, de l' emploi et de la santé. depuis deux mille sept, la france a dû faire face à cinq crises mondiales d' une ampleur inégalée: financière, économique et sociale, monétaire, énergétique, géopolitique. malgré ce contexte particulièrement difficile, le président de la république et la majorité ont réagi avec sang froid et courage pour protéger la france et les français. et la vérité, c' est que la france est, avec l' allemagne, le pays qui a le mieux résisté à cette crise: le nombre de chômeurs a moins augmenté pendant la crise que dans la plupart des pays occidentaux plus trente trois pourcent contre cinquante pourcent au royaume uni, ou cent vingt et un pourcent aux états unis. dès deux mille huit, des instruments pour soutenir l' emploi ont été mis en place: le renforcement de l' indemnisation du travail partiel, la montée en charge des contrats aidés, la suppression des charges pour les nouveaux emplois créés dans les tpe, le plan rebond pour l' emploi en deux mille dix. ainsi, selon pôle emploi, le chômage a reculé de zéro virgule huit pourcent en mars. c' est le troisième mois consécutif de baisse du pour du chômage, ce qui n' était pas arrivé depuis le premier trimestre deux mille huit. cela fait plus de quarante deux mille demandeurs d' emplois de catégorie a en moins depuis le début de l' année! l' opposition ne peut plus crier à la coïncidence</text:p>
          </table:table-cell>
        </table:table-row>
        <table:table-row table:style-name="ro1">
          <table:table-cell table:number-columns-repeated="2"/>
          <table:table-cell office:value-type="string">
            <text:p>3_1May</text:p>
          </table:table-cell>
          <table:table-cell office:value-type="string">
            <text:p>41b</text:p>
          </table:table-cell>
          <table:table-cell office:value-type="float" office:value="232">
            <text:p>232</text:p>
          </table:table-cell>
          <table:table-cell table:formula="of:=IF([.E949]=[.E948];[.F948]+1;1)" office:value-type="float" office:value="2">
            <text:p>2</text:p>
          </table:table-cell>
          <table:table-cell table:formula="of:=CONCATENATE(&quot;/home/peter/Thesis/ForcedAligner/Aligner1/wav/11025/&quot;;[.C949];[.D949];&quot;.wav&quot;)" office:value-type="string" office:string-value="/home/peter/Thesis/ForcedAligner/Aligner1/wav/11025/3_1May41b.wav">
            <text:p>/home/peter/Thesis/ForcedAligner/Aligner1/wav/11025/3_1May41b.wav</text:p>
          </table:table-cell>
          <table:table-cell table:formula="of:=CONCATENATE(&quot;/home/peter/Thesis/ForcedAligner/Aligner1/wav/&quot;;&quot;FNQ&quot;;[.E949];&quot;_&quot;;[.F949];&quot;.wav&quot;)" office:value-type="string" office:string-value="/home/peter/Thesis/ForcedAligner/Aligner1/wav/FNQ232_2.wav">
            <text:p>/home/peter/Thesis/ForcedAligner/Aligner1/wav/FNQ232_2.wav</text:p>
          </table:table-cell>
          <table:table-cell office:value-type="string">
            <text:p>la croissance repart et le chômage s' inscrit dans une tendance durable à la baisse. c' est la preuve que la reprise s' accélère et que la stratégie économique de la majorité est efficace. monsieur le ministre, alors que le parti majoritaire réunit aujourd'hui sa convention sur les mesures en faveur de l' emploi, pouvez vous réaffirmer l' engagement du gouvernement dans cette lutte contre le chômage</text:p>
          </table:table-cell>
        </table:table-row>
        <table:table-row table:style-name="ro1">
          <table:table-cell table:number-columns-repeated="2"/>
          <table:table-cell office:value-type="string">
            <text:p>3_1May</text:p>
          </table:table-cell>
          <table:table-cell office:value-type="float" office:value="21">
            <text:p>21</text:p>
          </table:table-cell>
          <table:table-cell office:value-type="float" office:value="235">
            <text:p>235</text:p>
          </table:table-cell>
          <table:table-cell table:formula="of:=IF([.E950]=[.E949];[.F949]+1;1)" office:value-type="float" office:value="1">
            <text:p>1</text:p>
          </table:table-cell>
          <table:table-cell table:formula="of:=CONCATENATE(&quot;/home/peter/Thesis/ForcedAligner/Aligner1/wav/11025/&quot;;[.C950];[.D950];&quot;.wav&quot;)" office:value-type="string" office:string-value="/home/peter/Thesis/ForcedAligner/Aligner1/wav/11025/3_1May21.wav">
            <text:p>/home/peter/Thesis/ForcedAligner/Aligner1/wav/11025/3_1May21.wav</text:p>
          </table:table-cell>
          <table:table-cell table:formula="of:=CONCATENATE(&quot;/home/peter/Thesis/ForcedAligner/Aligner1/wav/&quot;;&quot;FNQ&quot;;[.E950];&quot;_&quot;;[.F950];&quot;.wav&quot;)" office:value-type="string" office:string-value="/home/peter/Thesis/ForcedAligner/Aligner1/wav/FNQ235_1.wav">
            <text:p>/home/peter/Thesis/ForcedAligner/Aligner1/wav/FNQ235_1.wav</text:p>
          </table:table-cell>
          <table:table-cell office:value-type="string">
            <text:p>monsieur le président ma question s' adresse à monsieur alain juppé, ministre <text:s/>d' état, ministre des affaires étrangères et européennes. monsieur le ministre d' état le onze septembre deux mille un, le monde, frappé de stupeur, voyait la ville de new york mutilée par l' attentat contre les tours jumelles et meurtrie par la mort de trois mille victimes du terrorisme. l' écroulement des tours a constitué une secousse pour l' amérique et le reste du monde qui ont découvert dans cette tragédie la main d' al qaida qui promettait une guerre totale à l' occident au nom de la guerre sainte. depuis dix ans, les démocraties livrent une guerre au terrorisme jusque dans les montagnes reculées d' afghanistan. hier, des forces spéciales américaines ont mis un terme à une traque de plusieurs années contre le chef de ce réseau terroriste. c' est un nouvel échec pour l' islamisme radical après le printemps arabe qui appelle à plus de libertés et plus de démocratie. aujourd'hui, dans un monde qui change, nous devons rester vigilants: et nous ne sommes pas encore à l' abri de représailles ou d' actions spectaculaires. nous pensons aux français victimes de l' attentat de marrakech, auxquels le président de la république rendra hommage tout à l' heure. n' oublions pas non plus et aussi nos compatriotes toujours aux mains des ravisseurs dans différentes régions du monde. monsieur le ministre, je souhaite que vous fassiez part de vos analyses et réflexions, et que vous indiquiez à la représentation nationale la stratégie de la france pour préserver nos intérêts et nos ressortissants, en même temps que l' initiative diplomatique que le gouvernement envisage de prendre pour que nous puissions vivre en liberté dans un monde plus sûr</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951];[.B951])" office:value-type="string" office:string-value="2May">
            <text:p>2May</text:p>
          </table:table-cell>
          <table:table-cell office:value-type="string">
            <text:p>64a</text:p>
          </table:table-cell>
          <table:table-cell office:value-type="float" office:value="238">
            <text:p>238</text:p>
          </table:table-cell>
          <table:table-cell table:formula="of:=IF([.E951]=[.E950];[.F950]+1;1)" office:value-type="float" office:value="1">
            <text:p>1</text:p>
          </table:table-cell>
          <table:table-cell table:formula="of:=CONCATENATE(&quot;/home/peter/Thesis/ForcedAligner/Aligner1/wav/11025/&quot;;[.C951];[.D951];&quot;.wav&quot;)" office:value-type="string" office:string-value="/home/peter/Thesis/ForcedAligner/Aligner1/wav/11025/2May64a.wav">
            <text:p>/home/peter/Thesis/ForcedAligner/Aligner1/wav/11025/2May64a.wav</text:p>
          </table:table-cell>
          <table:table-cell table:formula="of:=CONCATENATE(&quot;/home/peter/Thesis/ForcedAligner/Aligner1/wav/&quot;;&quot;FNQ&quot;;[.E951];&quot;_&quot;;[.F951];&quot;.wav&quot;)" office:value-type="string" office:string-value="/home/peter/Thesis/ForcedAligner/Aligner1/wav/FNQ238_1.wav">
            <text:p>/home/peter/Thesis/ForcedAligner/Aligner1/wav/FNQ238_1.wav</text:p>
          </table:table-cell>
          <table:table-cell office:value-type="string">
            <text:p>merci monsieur le président. comme l' a exprimé en notre nom mon ami marc dolez lors de son intervention, le projet de programme de stabilité que vous nous proposez aujourd'hui s' inscrit dans le droit fil du pacte pour l' euro, pacte dont l' unique objectif est en réalité de présenter la facture de la crise aux salariés, aux fonctionnaires, aux retraités et bénéficiaires de prestations sociales. le pacte pour l' euro est un pacte contre l' europe sociale. c' est la mise sous tutelle des peuples à grande échelle. la crise, dont vous êtes co responsables, vous sert aujourd'hui de prétexte pour imposer votre politique d' austérité et faire passer plus facilement les réformes néolibérales qui vont engendrer des reculs sociaux gigantesques. vous vous attaquez aux symptômes de la crise, à ses effets sur les finances publiques, mais en faisant savamment l' impasse sur les responsabilités et sur les fondements de cette crise que sont la hausse des inégalités et la dégradation du partage des richesses à l' avantage des revenus financiers. vous n' avez d' autre ambition pour notre pays que de réaliser les objectifs d' équilibre budgétaire, en épargnant bien sûr les amis du fouquets. vous sacrifiez notre administration et nos services publics, quitte à mettre l' ensemble des salariés au régime sec, en contenant, comme vous dites, le coût du travail. conformément aux exigences de l' ocde, de la commission européenne <text:s/>des agences de notation, vous ne visez en matière de travail et d' emploi qu' à accroître la flexibilité le démantèlement des protections contre les licenciements et remettre en cause l' indexation des salaires. vous nous proposez comme modèle l' allemagne, où le secteur des bas salaires représentera bientôt le quart du salariat. où est l' europe sociale que vous brandissiez dans la campagne de réfère du référendum de deux mille cinq?</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952];[.B952])" office:value-type="string" office:string-value="2May">
            <text:p>2May</text:p>
          </table:table-cell>
          <table:table-cell office:value-type="string">
            <text:p>64b</text:p>
          </table:table-cell>
          <table:table-cell office:value-type="float" office:value="238">
            <text:p>238</text:p>
          </table:table-cell>
          <table:table-cell table:formula="of:=IF([.E952]=[.E951];[.F951]+1;1)" office:value-type="float" office:value="2">
            <text:p>2</text:p>
          </table:table-cell>
          <table:table-cell table:formula="of:=CONCATENATE(&quot;/home/peter/Thesis/ForcedAligner/Aligner1/wav/11025/&quot;;[.C952];[.D952];&quot;.wav&quot;)" office:value-type="string" office:string-value="/home/peter/Thesis/ForcedAligner/Aligner1/wav/11025/2May64b.wav">
            <text:p>/home/peter/Thesis/ForcedAligner/Aligner1/wav/11025/2May64b.wav</text:p>
          </table:table-cell>
          <table:table-cell table:formula="of:=CONCATENATE(&quot;/home/peter/Thesis/ForcedAligner/Aligner1/wav/&quot;;&quot;FNQ&quot;;[.E952];&quot;_&quot;;[.F952];&quot;.wav&quot;)" office:value-type="string" office:string-value="/home/peter/Thesis/ForcedAligner/Aligner1/wav/FNQ238_2.wav">
            <text:p>/home/peter/Thesis/ForcedAligner/Aligner1/wav/FNQ238_2.wav</text:p>
          </table:table-cell>
          <table:table-cell office:value-type="string">
            <text:p>l' heure est désormais aux coupes sombres dans les politiques sociales et les services publics quasiment partout en europe, à l' accélération de la destruction de l' état providence et des droits sociaux chèrement conquis par le mouvement ouvrier. c' est un projet morti mortifère et dangereux, mortifère et dangereux y compris pour les collectivités territoriales. partout sont remis en cause les salaires, les retraites, indemnisation du chômage, le droit du travail, les services publics, la politique de santé publique. ce choix des autorités européennes et des états membres de l' union européenne, qui, au nom de la convergence, privilégient à tout prix les réductions drastiques des dépenses publiques et sociales, risque de conduire au blocage de la croissance, voire de provoquer une nouvelle récession. votre obstination à servir les marchés financiers au détriment de l' intérêt général, fût ce en manipulant les chiffres, ne peut conduire qu' à de nouvelles catastrophes. comme les syndicats de salariés, unanimes, y compris au sein de la confédération européenne des syndicats, nous jugeons au contraire que la priorité doit être accordée à l' investissement public, à des réformes fiscales d' ampleur pour des impôts plus justes, à une relance de l' économie privilégiant les investissements dans l' éducation et la formation, dans la recherche, dans l' emploi de qualité, dans les infrastructures et les services publics. si nous devons réduire les déficits et la dette publique, cela ne peut être que dans une démarche qui assure la justice et la solidarité, par la promotion d' une autre répartition des richesses. nous voterons donc contre votre présente déclaration.</text:p>
          </table:table-cell>
        </table:table-row>
        <table:table-row table:style-name="ro1">
          <table:table-cell table:number-columns-repeated="2"/>
          <table:table-cell office:value-type="string">
            <text:p>3_1May</text:p>
          </table:table-cell>
          <table:table-cell office:value-type="string">
            <text:p>25a</text:p>
          </table:table-cell>
          <table:table-cell office:value-type="float" office:value="243">
            <text:p>243</text:p>
          </table:table-cell>
          <table:table-cell table:formula="of:=IF([.E953]=[.E952];[.F952]+1;1)" office:value-type="float" office:value="1">
            <text:p>1</text:p>
          </table:table-cell>
          <table:table-cell table:formula="of:=CONCATENATE(&quot;/home/peter/Thesis/ForcedAligner/Aligner1/wav/11025/&quot;;[.C953];[.D953];&quot;.wav&quot;)" office:value-type="string" office:string-value="/home/peter/Thesis/ForcedAligner/Aligner1/wav/11025/3_1May25a.wav">
            <text:p>/home/peter/Thesis/ForcedAligner/Aligner1/wav/11025/3_1May25a.wav</text:p>
          </table:table-cell>
          <table:table-cell table:formula="of:=CONCATENATE(&quot;/home/peter/Thesis/ForcedAligner/Aligner1/wav/&quot;;&quot;FNQ&quot;;[.E953];&quot;_&quot;;[.F953];&quot;.wav&quot;)" office:value-type="string" office:string-value="/home/peter/Thesis/ForcedAligner/Aligner1/wav/FNQ243_1.wav">
            <text:p>/home/peter/Thesis/ForcedAligner/Aligner1/wav/FNQ243_1.wav</text:p>
          </table:table-cell>
          <table:table-cell office:value-type="string">
            <text:p>{ns} merci monsieur le président. ma question s' adresse à monsieur le ministre du travail et de l' emploi, le gouvernement a marqué sa satisfaction à la publication des derniers chiffres du chômage. ah si une hirondelle pouvait faire le printemps! si cela correspondait à la réalité, nous en réjouirions, mais les données réelles sont plus complexes et bien moins glorieuses. en un an, trente mille chômeurs en moins pour les moins de vingt cinq ans, mais sur une situation de base catastrophique, et soixante mille de plus chez les plus de cinquante ans. est ce que c' est pas gênant pour le gouvernement? lors de la réforme des retraites, qui a reporté l' âge légal de départ à soixante deux ans, et à soixante sept ans pour les retraites à taux plein, nous avions soulevé l' incohérence qu' il y avait à ces nouvelles mesures d' âge, et le taux d' emploi des seniors, l' un des plus mauvais d' europe. quels résultats pour les seniors? cinq cent vingt cent mille trois cent chômeurs en un an, treize pourcent de plus. voilà le triste bilan de votre mobilisation pour leur emploi. qui signe définitivement le caractère incohérent, injuste, absurde de votre réforme des retraites. toutes catégories, l' ensemble des inscrits à pôle emploi pour la france métropolitaine s' élève à quatre millions, trois cents, euh quatre millions six cent trente six mille cinq cents soit cent soixante dix mille de plus en un an ce n' est sûrement pas mieux dans les dom tom. le chômage de longue durée a augmenté de douze virgule sept pourcent en un an, un français sur six est inscrit à pôle emploi.</text:p>
          </table:table-cell>
        </table:table-row>
        <table:table-row table:style-name="ro1">
          <table:table-cell table:number-columns-repeated="2"/>
          <table:table-cell office:value-type="string">
            <text:p>3_1May</text:p>
          </table:table-cell>
          <table:table-cell office:value-type="string">
            <text:p>25b</text:p>
          </table:table-cell>
          <table:table-cell office:value-type="float" office:value="243">
            <text:p>243</text:p>
          </table:table-cell>
          <table:table-cell table:formula="of:=IF([.E954]=[.E953];[.F953]+1;1)" office:value-type="float" office:value="2">
            <text:p>2</text:p>
          </table:table-cell>
          <table:table-cell table:formula="of:=CONCATENATE(&quot;/home/peter/Thesis/ForcedAligner/Aligner1/wav/11025/&quot;;[.C954];[.D954];&quot;.wav&quot;)" office:value-type="string" office:string-value="/home/peter/Thesis/ForcedAligner/Aligner1/wav/11025/3_1May25b.wav">
            <text:p>/home/peter/Thesis/ForcedAligner/Aligner1/wav/11025/3_1May25b.wav</text:p>
          </table:table-cell>
          <table:table-cell table:formula="of:=CONCATENATE(&quot;/home/peter/Thesis/ForcedAligner/Aligner1/wav/&quot;;&quot;FNQ&quot;;[.E954];&quot;_&quot;;[.F954];&quot;.wav&quot;)" office:value-type="string" office:string-value="/home/peter/Thesis/ForcedAligner/Aligner1/wav/FNQ243_2.wav">
            <text:p>/home/peter/Thesis/ForcedAligner/Aligner1/wav/FNQ243_2.wav</text:p>
          </table:table-cell>
          <table:table-cell office:value-type="string">
            <text:p>le marché du travail est dans une dérive tragique que vous organisez par la substitution de l' emploi précaire à l' emploi pérenne. monsieur le ministre, vous voulez forcer la tendance. comment? avec quels moyens? vous savez bien que les salariés de pôle emploi sont sous pression et qu' ils n' en peuvent plus. regardez la réalité en face: les français ne croient pas plus à <text:s/>vous à vos comptes biaisés qu' à des contes de fées. et de grâce, pour une fois, ne perdez pas vos nerfs, monsieur le ministre, admettez la réalité de votre bilan sinistré</text:p>
          </table:table-cell>
        </table:table-row>
        <table:table-row table:style-name="ro1">
          <table:table-cell table:number-columns-repeated="2"/>
          <table:table-cell office:value-type="string">
            <text:p>4_1May</text:p>
          </table:table-cell>
          <table:table-cell office:value-type="string">
            <text:p>29a</text:p>
          </table:table-cell>
          <table:table-cell office:value-type="float" office:value="247">
            <text:p>247</text:p>
          </table:table-cell>
          <table:table-cell table:formula="of:=IF([.E955]=[.E954];[.F954]+1;1)" office:value-type="float" office:value="1">
            <text:p>1</text:p>
          </table:table-cell>
          <table:table-cell table:formula="of:=CONCATENATE(&quot;/home/peter/Thesis/ForcedAligner/Aligner1/wav/11025/&quot;;[.C955];[.D955];&quot;.wav&quot;)" office:value-type="string" office:string-value="/home/peter/Thesis/ForcedAligner/Aligner1/wav/11025/4_1May29a.wav">
            <text:p>/home/peter/Thesis/ForcedAligner/Aligner1/wav/11025/4_1May29a.wav</text:p>
          </table:table-cell>
          <table:table-cell table:formula="of:=CONCATENATE(&quot;/home/peter/Thesis/ForcedAligner/Aligner1/wav/&quot;;&quot;FNQ&quot;;[.E955];&quot;_&quot;;[.F955];&quot;.wav&quot;)" office:value-type="string" office:string-value="/home/peter/Thesis/ForcedAligner/Aligner1/wav/FNQ247_1.wav">
            <text:p>/home/peter/Thesis/ForcedAligner/Aligner1/wav/FNQ247_1.wav</text:p>
          </table:table-cell>
          <table:table-cell office:value-type="string">
            <text:p>monsieur le député lionel tardy, effectivement moins d' une semaine après le début de la quatrième phase d' exploration du champ des débris du vol air france quatre cent quarante sept, les deux enregistreurs de vol ont été retrouvés, dimanche après midi pour l' enregistreur des paramètres de vol, et dans la nuit de lundi à mardi pour l' enregistreur des sons du cockpit. je crois que je tiens d' abord à saluer avec nathalie kosciusko morizet la véritable prouesse technique qui récompense les bureau qui récompense les efforts du bureau d' enquêtes et d' analyses de l' aviation civile. plus de deux ans près de deux ans après l' accident, par trois mille neuf cents mètres de fond, deux enregistreurs de vol qui sont euh qui représentent vingt centimètres de long ont pu être retrouvés, sur une surface recherchée qui était l' équivalent de la surface de la confédération helvétique! c' est c' est aussi un succès qui a été rendu possible par les efforts financiers consacrés par le gouvernement à toutes les phases de recherche. monsieur lionel tardy, vous l' avez signalé: trente cinq millions ont été dépensés au service de la vérité, de la sûreté aérienne et de la justice. les boîtes noires sont actuellement à bord du bâtiment de la marine nationale. elles sont placées sous scellés, sous la surveillance continue d' un officier de police judiciaire. a leur arrivée au bea, elles seront ouvertes pour en extraire les modules de de sa mémoire. si leur intégrité a été préservée, les données seront sauvegardées, puis analysées. toutes ces opérations seront filmées, suivies en direct par les homologues américains, britanniques et brésiliens du bea</text:p>
          </table:table-cell>
        </table:table-row>
        <table:table-row table:style-name="ro1">
          <table:table-cell table:number-columns-repeated="2"/>
          <table:table-cell office:value-type="string">
            <text:p>4_1May</text:p>
          </table:table-cell>
          <table:table-cell office:value-type="string">
            <text:p>29b</text:p>
          </table:table-cell>
          <table:table-cell office:value-type="float" office:value="247">
            <text:p>247</text:p>
          </table:table-cell>
          <table:table-cell table:formula="of:=IF([.E956]=[.E955];[.F955]+1;1)" office:value-type="float" office:value="2">
            <text:p>2</text:p>
          </table:table-cell>
          <table:table-cell table:formula="of:=CONCATENATE(&quot;/home/peter/Thesis/ForcedAligner/Aligner1/wav/11025/&quot;;[.C956];[.D956];&quot;.wav&quot;)" office:value-type="string" office:string-value="/home/peter/Thesis/ForcedAligner/Aligner1/wav/11025/4_1May29b.wav">
            <text:p>/home/peter/Thesis/ForcedAligner/Aligner1/wav/11025/4_1May29b.wav</text:p>
          </table:table-cell>
          <table:table-cell table:formula="of:=CONCATENATE(&quot;/home/peter/Thesis/ForcedAligner/Aligner1/wav/&quot;;&quot;FNQ&quot;;[.E956];&quot;_&quot;;[.F956];&quot;.wav&quot;)" office:value-type="string" office:string-value="/home/peter/Thesis/ForcedAligner/Aligner1/wav/FNQ247_2.wav">
            <text:p>/home/peter/Thesis/ForcedAligner/Aligner1/wav/FNQ247_2.wav</text:p>
          </table:table-cell>
          <table:table-cell office:value-type="string">
            <text:p>et, s' effectuerons bien sûr en présence d' un officier de police judiciaire. je le répète, à ce stade, il est impossible de dire si les informations contenues pourront être exploitées. mais ce qui est évident d' abord c' est une véritable prouesse technique, deuxièmement je crois qu' ici on peut tous se féliciter d' avoir fait un pas de plus vers la la recherche de la vérité, pour les familles des victimes et aussi pour la sûreté aérienne.</text:p>
          </table:table-cell>
        </table:table-row>
        <table:table-row table:style-name="ro1">
          <table:table-cell office:value-type="float" office:value="5">
            <text:p>5</text:p>
          </table:table-cell>
          <table:table-cell office:value-type="string">
            <text:p>May</text:p>
          </table:table-cell>
          <table:table-cell table:formula="of:=CONCATENATE([.A957];[.B957])" office:value-type="string" office:string-value="5May">
            <text:p>5May</text:p>
          </table:table-cell>
          <table:table-cell office:value-type="string">
            <text:p>33a</text:p>
          </table:table-cell>
          <table:table-cell office:value-type="float" office:value="249">
            <text:p>249</text:p>
          </table:table-cell>
          <table:table-cell table:formula="of:=IF([.E957]=[.E956];[.F956]+1;1)" office:value-type="float" office:value="1">
            <text:p>1</text:p>
          </table:table-cell>
          <table:table-cell table:formula="of:=CONCATENATE(&quot;/home/peter/Thesis/ForcedAligner/Aligner1/wav/11025/&quot;;[.C957];[.D957];&quot;.wav&quot;)" office:value-type="string" office:string-value="/home/peter/Thesis/ForcedAligner/Aligner1/wav/11025/5May33a.wav">
            <text:p>/home/peter/Thesis/ForcedAligner/Aligner1/wav/11025/5May33a.wav</text:p>
          </table:table-cell>
          <table:table-cell table:formula="of:=CONCATENATE(&quot;/home/peter/Thesis/ForcedAligner/Aligner1/wav/&quot;;&quot;FNQ&quot;;[.E957];&quot;_&quot;;[.F957];&quot;.wav&quot;)" office:value-type="string" office:string-value="/home/peter/Thesis/ForcedAligner/Aligner1/wav/FNQ249_1.wav">
            <text:p>/home/peter/Thesis/ForcedAligner/Aligner1/wav/FNQ249_1.wav</text:p>
          </table:table-cell>
          <table:table-cell office:value-type="string">
            <text:p>mes chers collègues, ce projet de loi fixant le nombre de conseillers territoriaux de chaque département, et de fait de chaque région, a pour objet j' allais dire: pour unique objet, comme vous l' avez-vous même rappelé, monsieur le ministre d' apporter une réponse aux remarques du conseil constitutionnel, qui, s' il a globalement conclu à la conformité à la constitution de la loi de réforme des collectivités, a censuré le tableau de répartition par département qui l' accompagnait, un tableau introduit, si je me souviens bien, par un amendement du gouvernement et qui a connu de nombreuses modifications en deuxième lecture, puis peut être même en commission mixte paritaire. le département du cantal, dont dont je suis l' élu, étant un des six départements pointés du doigt, ou plutôt dont le nombre de de conseillers territoriaux a été remis en cause, je voudrais, dans un premier temps, monsieur le ministre, me réjouir du choix que vous avez fait, et que je qualifierai de de sage, de revenir tout simplement, si j' ose dire, au tableau initialement soumis à notre assemblée, répondant ainsi aux aux observations du conseil constitutionnel ce qui se traduit, pour le cantal, par vingt conseillers territoriaux au lieu de vingt et un même si le principe d' un nombre impair, censé éviter les difficultés de fonctionnement d' une assemblée, semblait frappé de de bon sens. même si l' ambition du texte qui nous est soumis se limite à corriger le nombre de conseillers territoriaux dans les six départements en question, je souhaite profiter de de cette occasion, en qualité de président de l' association nationale des élus de la montagne, pour rappeler, comme je l' ai fait a l' occasion de la première lecture, l' importance que j' attache, ou plutôt l' importance qu' attachent les élus de la montagne</text:p>
          </table:table-cell>
        </table:table-row>
        <table:table-row table:style-name="ro1">
          <table:table-cell office:value-type="float" office:value="5">
            <text:p>5</text:p>
          </table:table-cell>
          <table:table-cell office:value-type="string">
            <text:p>May</text:p>
          </table:table-cell>
          <table:table-cell table:formula="of:=CONCATENATE([.A958];[.B958])" office:value-type="string" office:string-value="5May">
            <text:p>5May</text:p>
          </table:table-cell>
          <table:table-cell office:value-type="string">
            <text:p>33b</text:p>
          </table:table-cell>
          <table:table-cell office:value-type="float" office:value="249">
            <text:p>249</text:p>
          </table:table-cell>
          <table:table-cell table:formula="of:=IF([.E958]=[.E957];[.F957]+1;1)" office:value-type="float" office:value="2">
            <text:p>2</text:p>
          </table:table-cell>
          <table:table-cell table:formula="of:=CONCATENATE(&quot;/home/peter/Thesis/ForcedAligner/Aligner1/wav/11025/&quot;;[.C958];[.D958];&quot;.wav&quot;)" office:value-type="string" office:string-value="/home/peter/Thesis/ForcedAligner/Aligner1/wav/11025/5May33b.wav">
            <text:p>/home/peter/Thesis/ForcedAligner/Aligner1/wav/11025/5May33b.wav</text:p>
          </table:table-cell>
          <table:table-cell table:formula="of:=CONCATENATE(&quot;/home/peter/Thesis/ForcedAligner/Aligner1/wav/&quot;;&quot;FNQ&quot;;[.E958];&quot;_&quot;;[.F958];&quot;.wav&quot;)" office:value-type="string" office:string-value="/home/peter/Thesis/ForcedAligner/Aligner1/wav/FNQ249_2.wav">
            <text:p>/home/peter/Thesis/ForcedAligner/Aligner1/wav/FNQ249_2.wav</text:p>
          </table:table-cell>
          <table:table-cell office:value-type="string">
            <text:p>à la représentation des territoires, et de tous les territoires. nous avons défendu cette position en première lecture et milité, avec un succès relatif, pour que les départements ruraux de montagne, très souvent les moins peuplés d' une région c' est aussi vrai d' ailleurs pour les départements ruraux dans un sens plus large puissent bénéficier d' un nombre minimal de conseillers territoriaux et et vous n' êtes pas sans savoir que nous avions alors avancé, cette fois ci avec moins de succès, le nombre de vingt conseillers euh territoriaux minimum. si nous pouvons nous satisfaire que le le conseil constitutionnel n' ait rien trouvé à redire à ce principe de seuil, nous continuons à penser que quinze conseillers territoriaux ne sauraient suffire et avons déposé un amendement visant à relever ce seuil pour euh éviter que les départements de montagne ne voient leur nombre de conseillers territoriaux réduit de manière significative pour près de cinquante pourcent pour deux d' entre eux. deux mots, enfin, monsieur le ministre, de l' étape suivante qui sera le découpage des nouveaux cantons, que vous avez d' ailleurs abordé dans vos propos préliminaire. il est important monsieur le ministre, et je me permets d' insister auprès de vous, dans le même objectif de représentation des territoires de montagne, plus étendus que peuplés, que la définition des limites des nouveaux cantons s' affranchisse de la seule logique arithmétique et que puissent être pris en compte d' autres critères afin que la spécificité de ces territoires soit reconnue, je vous remercie.</text:p>
          </table:table-cell>
        </table:table-row>
        <table:table-row table:style-name="ro1">
          <table:table-cell office:value-type="float" office:value="5">
            <text:p>5</text:p>
          </table:table-cell>
          <table:table-cell office:value-type="string">
            <text:p>May</text:p>
          </table:table-cell>
          <table:table-cell table:formula="of:=CONCATENATE([.A959];[.B959])" office:value-type="string" office:string-value="5May">
            <text:p>5May</text:p>
          </table:table-cell>
          <table:table-cell office:value-type="float" office:value="55">
            <text:p>55</text:p>
          </table:table-cell>
          <table:table-cell office:value-type="float" office:value="25">
            <text:p>25</text:p>
          </table:table-cell>
          <table:table-cell table:formula="of:=IF([.E959]=[.E958];[.F958]+1;1)" office:value-type="float" office:value="1">
            <text:p>1</text:p>
          </table:table-cell>
          <table:table-cell table:formula="of:=CONCATENATE(&quot;/home/peter/Thesis/ForcedAligner/Aligner1/wav/11025/&quot;;[.C959];[.D959];&quot;.wav&quot;)" office:value-type="string" office:string-value="/home/peter/Thesis/ForcedAligner/Aligner1/wav/11025/5May55.wav">
            <text:p>/home/peter/Thesis/ForcedAligner/Aligner1/wav/11025/5May55.wav</text:p>
          </table:table-cell>
          <table:table-cell table:formula="of:=CONCATENATE(&quot;/home/peter/Thesis/ForcedAligner/Aligner1/wav/&quot;;&quot;FNQ&quot;;[.E959];&quot;_&quot;;[.F959];&quot;.wav&quot;)" office:value-type="string" office:string-value="/home/peter/Thesis/ForcedAligner/Aligner1/wav/FNQ25_1.wav">
            <text:p>/home/peter/Thesis/ForcedAligner/Aligner1/wav/FNQ25_1.wav</text:p>
          </table:table-cell>
          <table:table-cell office:value-type="string">
            <text:p>oui monsieur président. euh on nous proposons que euh l' article deux cent quatre-vingt du code électoral soit compléter pour faire en sorte que le sénat euh voie euh toutes les collectivités locales représentées, ce qui n' est plus le cas aujourd'hui avec la création du conseiller territorial. donc nous proposons que chacune des collectivités territoriales qui sont énoncées aux code électorale puisse être à l' assemblée délibérante, avoir une expression propre et participe, à ce titre, à la composition du collège électoral du euh sénat il est des lors manifeste que euh on sortira de cette ambiguïté qui fait qu' aujourd'hui avec la création du conseiller territoriale ou la région ou le département ne seront plus représentés au sénat.</text:p>
          </table:table-cell>
        </table:table-row>
        <table:table-row table:style-name="ro1">
          <table:table-cell office:value-type="float" office:value="5">
            <text:p>5</text:p>
          </table:table-cell>
          <table:table-cell office:value-type="string">
            <text:p>May</text:p>
          </table:table-cell>
          <table:table-cell table:formula="of:=CONCATENATE([.A960];[.B960])" office:value-type="string" office:string-value="5May">
            <text:p>5May</text:p>
          </table:table-cell>
          <table:table-cell office:value-type="string">
            <text:p>21b</text:p>
          </table:table-cell>
          <table:table-cell office:value-type="float" office:value="25">
            <text:p>25</text:p>
          </table:table-cell>
          <table:table-cell table:formula="of:=IF([.E960]=[.E959];[.F959]+1;1)" office:value-type="float" office:value="2">
            <text:p>2</text:p>
          </table:table-cell>
          <table:table-cell table:formula="of:=CONCATENATE(&quot;/home/peter/Thesis/ForcedAligner/Aligner1/wav/11025/&quot;;[.C960];[.D960];&quot;.wav&quot;)" office:value-type="string" office:string-value="/home/peter/Thesis/ForcedAligner/Aligner1/wav/11025/5May21b.wav">
            <text:p>/home/peter/Thesis/ForcedAligner/Aligner1/wav/11025/5May21b.wav</text:p>
          </table:table-cell>
          <table:table-cell table:formula="of:=CONCATENATE(&quot;/home/peter/Thesis/ForcedAligner/Aligner1/wav/&quot;;&quot;FNQ&quot;;[.E960];&quot;_&quot;;[.F960];&quot;.wav&quot;)" office:value-type="string" office:string-value="/home/peter/Thesis/ForcedAligner/Aligner1/wav/FNQ25_2.wav">
            <text:p>/home/peter/Thesis/ForcedAligner/Aligner1/wav/FNQ25_2.wav</text:p>
          </table:table-cell>
          <table:table-cell office:value-type="string">
            <text:p>et bien, malgré cette dynamique, malgré tout ce qui as était entrepris, tout ce qui as était engagé par les région, on est en train de rayer d' un trait de plume ce qui a été fait depuis mille neuf cent quatre-vingt-six. par les vingt deux régions métropolitaines et les régions d' outre-mer, et de revenir à l' établissement public régional, qui sera en fait la fédération des conseils départementaux dans chacune des régions vingt deux régions métropolitaines et dans les régions d' outre-mer en france. pour ces raisons, nous pensons qu' il faut revenir en commission retravailler sur ces questions, retravaillé sur les compétences, comme l' a évoqué monsieur rousset, et c' est la raison pour laquelle nous voterons cette motion.</text:p>
          </table:table-cell>
        </table:table-row>
        <table:table-row table:style-name="ro1">
          <table:table-cell office:value-type="float" office:value="5">
            <text:p>5</text:p>
          </table:table-cell>
          <table:table-cell office:value-type="string">
            <text:p>May</text:p>
          </table:table-cell>
          <table:table-cell table:formula="of:=CONCATENATE([.A961];[.B961])" office:value-type="string" office:string-value="5May">
            <text:p>5May</text:p>
          </table:table-cell>
          <table:table-cell office:value-type="string">
            <text:p>23a</text:p>
          </table:table-cell>
          <table:table-cell office:value-type="float" office:value="25">
            <text:p>25</text:p>
          </table:table-cell>
          <table:table-cell table:formula="of:=IF([.E961]=[.E960];[.F960]+1;1)" office:value-type="float" office:value="3">
            <text:p>3</text:p>
          </table:table-cell>
          <table:table-cell table:formula="of:=CONCATENATE(&quot;/home/peter/Thesis/ForcedAligner/Aligner1/wav/11025/&quot;;[.C961];[.D961];&quot;.wav&quot;)" office:value-type="string" office:string-value="/home/peter/Thesis/ForcedAligner/Aligner1/wav/11025/5May23a.wav">
            <text:p>/home/peter/Thesis/ForcedAligner/Aligner1/wav/11025/5May23a.wav</text:p>
          </table:table-cell>
          <table:table-cell table:formula="of:=CONCATENATE(&quot;/home/peter/Thesis/ForcedAligner/Aligner1/wav/&quot;;&quot;FNQ&quot;;[.E961];&quot;_&quot;;[.F961];&quot;.wav&quot;)" office:value-type="string" office:string-value="/home/peter/Thesis/ForcedAligner/Aligner1/wav/FNQ25_3.wav">
            <text:p>/home/peter/Thesis/ForcedAligner/Aligner1/wav/FNQ25_3.wav</text:p>
          </table:table-cell>
          <table:table-cell office:value-type="string">
            <text:p>monsieur le président, monsieur le ministre, mes chers collègues, ce projet de loi est d' une opportunité discutable monsieur le ministre, monsieur le rapporteur. il nous est en effet demandé, vous l' avez rappelé, et il ne nous ait nous ne ait demandé que cela, de fixer le nombre de conseillers territoriaux par région par département, alors que même les projets de loi fixant leur mode d' élection sont en sommeil! fixant le nombre vous fixerez plus tard leurs modes d' élection. je pense notamment au projet de loi fantôme fixant les modalités de l' élection des conseillers territoriaux qui depuis le vingt et un octobre deux mille neuf dort sur le bureau du sénat. et dans ces conditions, l' urgence de notre débat d' aujourd'hui reste pour mois pour nous un mystère. ce texte, inutile, est de surcroît vicié par un double mensonge. premier mensonge c' est l' argument de la simplification. monsieur derosier l' a évoqué, monsieur rousset aussi en se félicitant que vous ne le repreniez plus, monsieur le ministre. mais l' exposé des motifs du projet de loi assure que: le conseiller territorial sera un facteur de simplification: attaché à un territoire bien identifié, il aura une vision globale, de son département comme de sa région. sic! la création du conseiller territorial est dénoncée par les socialistes depuis son origine. nous partagions la vision défendue par le comité balladur</text:p>
          </table:table-cell>
        </table:table-row>
        <table:table-row table:style-name="ro1">
          <table:table-cell office:value-type="float" office:value="5">
            <text:p>5</text:p>
          </table:table-cell>
          <table:table-cell office:value-type="string">
            <text:p>May</text:p>
          </table:table-cell>
          <table:table-cell table:formula="of:=CONCATENATE([.A962];[.B962])" office:value-type="string" office:string-value="5May">
            <text:p>5May</text:p>
          </table:table-cell>
          <table:table-cell office:value-type="string">
            <text:p>23b</text:p>
          </table:table-cell>
          <table:table-cell office:value-type="float" office:value="25">
            <text:p>25</text:p>
          </table:table-cell>
          <table:table-cell table:formula="of:=IF([.E962]=[.E961];[.F961]+1;1)" office:value-type="float" office:value="4">
            <text:p>4</text:p>
          </table:table-cell>
          <table:table-cell table:formula="of:=CONCATENATE(&quot;/home/peter/Thesis/ForcedAligner/Aligner1/wav/11025/&quot;;[.C962];[.D962];&quot;.wav&quot;)" office:value-type="string" office:string-value="/home/peter/Thesis/ForcedAligner/Aligner1/wav/11025/5May23b.wav">
            <text:p>/home/peter/Thesis/ForcedAligner/Aligner1/wav/11025/5May23b.wav</text:p>
          </table:table-cell>
          <table:table-cell table:formula="of:=CONCATENATE(&quot;/home/peter/Thesis/ForcedAligner/Aligner1/wav/&quot;;&quot;FNQ&quot;;[.E962];&quot;_&quot;;[.F962];&quot;.wav&quot;)" office:value-type="string" office:string-value="/home/peter/Thesis/ForcedAligner/Aligner1/wav/FNQ25_4.wav">
            <text:p>/home/peter/Thesis/ForcedAligner/Aligner1/wav/FNQ25_4.wav</text:p>
          </table:table-cell>
          <table:table-cell office:value-type="string">
            <text:p>monsieur rousset l' a reprise, deux blocs europe, état, région d' une part, département, intercommunalité, commune de l' autre. et quand on se situe au plan des compétences nationales, deux couples qui semblent se dégager: région et intercommunalité sur le développement, la structuration du territoire, la recherche, l' économie, deuxième couple; la proximité avec le département et les communes. et à nos yeux, cette répartition répartition plaide pour une claire distinction entre les scrutins régionaux et les scrutins départementaux. la la création du conseiller territorial va au contraire aboutir à une forme de cantonalisation des régions, en opposition avec la nécessité de faire émerger les grandes régions puissantes et articulées sur l' europe. et loin d' une simplification, c' est au contraire une confusion qui risque de se produire: à la fois, confusion des compétences, et même possible confusion d' intérêts. cette réforme ne sera pas non plus simplificatrice du point de vue des élus car le système du conseiller territorial est quand même absurde: il sera matériellement impossible aux conseillers territoriaux d' être présents dans toutes les réunions ou les instances au sein desquelles ils seront supposés siéger. le gouvernement prétend qu' il s' agit d' un mandat unique; en réalité, il s' agit de deux mandats en un et on voit bien là le subterfuge, au regard de la législation à la fois sur le cumul des mandats. et cet artifice est en soi condamnable.</text:p>
          </table:table-cell>
        </table:table-row>
        <table:table-row table:style-name="ro1">
          <table:table-cell office:value-type="float" office:value="5">
            <text:p>5</text:p>
          </table:table-cell>
          <table:table-cell office:value-type="string">
            <text:p>May</text:p>
          </table:table-cell>
          <table:table-cell table:formula="of:=CONCATENATE([.A963];[.B963])" office:value-type="string" office:string-value="5May">
            <text:p>5May</text:p>
          </table:table-cell>
          <table:table-cell office:value-type="string">
            <text:p>23c</text:p>
          </table:table-cell>
          <table:table-cell office:value-type="float" office:value="25">
            <text:p>25</text:p>
          </table:table-cell>
          <table:table-cell table:formula="of:=IF([.E963]=[.E962];[.F962]+1;1)" office:value-type="float" office:value="5">
            <text:p>5</text:p>
          </table:table-cell>
          <table:table-cell table:formula="of:=CONCATENATE(&quot;/home/peter/Thesis/ForcedAligner/Aligner1/wav/11025/&quot;;[.C963];[.D963];&quot;.wav&quot;)" office:value-type="string" office:string-value="/home/peter/Thesis/ForcedAligner/Aligner1/wav/11025/5May23c.wav">
            <text:p>/home/peter/Thesis/ForcedAligner/Aligner1/wav/11025/5May23c.wav</text:p>
          </table:table-cell>
          <table:table-cell table:formula="of:=CONCATENATE(&quot;/home/peter/Thesis/ForcedAligner/Aligner1/wav/&quot;;&quot;FNQ&quot;;[.E963];&quot;_&quot;;[.F963];&quot;.wav&quot;)" office:value-type="string" office:string-value="/home/peter/Thesis/ForcedAligner/Aligner1/wav/FNQ25_5.wav">
            <text:p>/home/peter/Thesis/ForcedAligner/Aligner1/wav/FNQ25_5.wav</text:p>
          </table:table-cell>
          <table:table-cell office:value-type="string">
            <text:p>au-delà de l' efficacité même du conseiller territorial, ce qui est en jeu, c' est la manière dont ils seront en capacité d' exercer son mandat. et c' est bien, le sens même de la décentralisation qui avait était mis en œuvre! pour le deuxième mensonge est la promesse d' une économie budgétaire je ne vais pas y insister, monsieur rousset l' a largement développé, je veux simplement dire, qu' on est capable dans notre pays l' économie était chiffrée, dans le rapport initial et l' étude d' impact, à soixante-dix millions d' euros. elle a été révisée à la baisse et monsieur le ministre, monsieur richard vous avez évoqué le chiffre de quarante-cinq millions d' euros. fin on est capable dans notre pays de décider, d' un bouclier fiscal de six cent cinquante millions d' euros, dont la commission des finances a rendu publique hier le fait que soixante-dix pourcent de ces six cent cinquante millions profité à quelques centaines de familles, mais on cherche à économiser soixante-dix millions d' euros c' est à dire dix pourcent de cette somme en fait, quarante-cinq millions d' euros, pour casser la décentralisation. qui a permis à la france d' avancer comme elle a avancé depuis trente ans dans notre pays! c' est un scandale, c' est un scandale d' avancer ce chiffre des économies budgétaires, en évoquant ce chiffre de quarante-cinq millions alors que le chèque remis à mme bettencourt chaque année est de trente millions d' euros. on casse la décentralisation pour quarante-cinq millions d' euros d' économies, mais on offre un chèque de trente millions d' euros à la plus grosse fortune de france chaque année au nom du bouclier fiscal! enfin, et j' en termine par-là</text:p>
          </table:table-cell>
        </table:table-row>
        <table:table-row table:style-name="ro1">
          <table:table-cell office:value-type="float" office:value="5">
            <text:p>5</text:p>
          </table:table-cell>
          <table:table-cell office:value-type="string">
            <text:p>May</text:p>
          </table:table-cell>
          <table:table-cell table:formula="of:=CONCATENATE([.A964];[.B964])" office:value-type="string" office:string-value="5May">
            <text:p>5May</text:p>
          </table:table-cell>
          <table:table-cell office:value-type="string">
            <text:p>23d</text:p>
          </table:table-cell>
          <table:table-cell office:value-type="float" office:value="25">
            <text:p>25</text:p>
          </table:table-cell>
          <table:table-cell table:formula="of:=IF([.E964]=[.E963];[.F963]+1;1)" office:value-type="float" office:value="6">
            <text:p>6</text:p>
          </table:table-cell>
          <table:table-cell table:formula="of:=CONCATENATE(&quot;/home/peter/Thesis/ForcedAligner/Aligner1/wav/11025/&quot;;[.C964];[.D964];&quot;.wav&quot;)" office:value-type="string" office:string-value="/home/peter/Thesis/ForcedAligner/Aligner1/wav/11025/5May23d.wav">
            <text:p>/home/peter/Thesis/ForcedAligner/Aligner1/wav/11025/5May23d.wav</text:p>
          </table:table-cell>
          <table:table-cell table:formula="of:=CONCATENATE(&quot;/home/peter/Thesis/ForcedAligner/Aligner1/wav/&quot;;&quot;FNQ&quot;;[.E964];&quot;_&quot;;[.F964];&quot;.wav&quot;)" office:value-type="string" office:string-value="/home/peter/Thesis/ForcedAligner/Aligner1/wav/FNQ25_6.wav">
            <text:p>/home/peter/Thesis/ForcedAligner/Aligner1/wav/FNQ25_6.wav</text:p>
          </table:table-cell>
          <table:table-cell office:value-type="string">
            <text:p>si le recours aux suppléants est envisagé pour résoudre résoudre les problèmes d' emploi du temps des futurs conseillers territoriaux, nous ne savons pas si ces suppléants seront indemnisés. auquel cas, le coût économique de la réforme s' alourdirait encore d' avantage. non le véritable enjeu de cette réforme est ailleurs. nous le savons vous le savez votre logique n' est pas celle d' une amélioration de la démocratie locale, mais bel et bien un affaiblissement de la décentralisation. deux mille douze sera l' occasion d' un grand débat démocratique. et au cœur de ce débat démocratique, comme l' a proposé, comme l' a évoqué bernard derosier tout à l' heure, nous proposerons, nous la gauche, nous les socialistes, la suppression de votre néfaste réforme, la suppression de l' instauration du conseiller territorial. et je pense que les français nous entendront!</text:p>
          </table:table-cell>
        </table:table-row>
        <table:table-row table:style-name="ro1">
          <table:table-cell office:value-type="float" office:value="5">
            <text:p>5</text:p>
          </table:table-cell>
          <table:table-cell office:value-type="string">
            <text:p>May</text:p>
          </table:table-cell>
          <table:table-cell table:formula="of:=CONCATENATE([.A965];[.B965])" office:value-type="string" office:string-value="5May">
            <text:p>5May</text:p>
          </table:table-cell>
          <table:table-cell office:value-type="string">
            <text:p>93a</text:p>
          </table:table-cell>
          <table:table-cell office:value-type="float" office:value="25">
            <text:p>25</text:p>
          </table:table-cell>
          <table:table-cell table:formula="of:=IF([.E965]=[.E964];[.F964]+1;1)" office:value-type="float" office:value="7">
            <text:p>7</text:p>
          </table:table-cell>
          <table:table-cell table:formula="of:=CONCATENATE(&quot;/home/peter/Thesis/ForcedAligner/Aligner1/wav/11025/&quot;;[.C965];[.D965];&quot;.wav&quot;)" office:value-type="string" office:string-value="/home/peter/Thesis/ForcedAligner/Aligner1/wav/11025/5May93a.wav">
            <text:p>/home/peter/Thesis/ForcedAligner/Aligner1/wav/11025/5May93a.wav</text:p>
          </table:table-cell>
          <table:table-cell table:formula="of:=CONCATENATE(&quot;/home/peter/Thesis/ForcedAligner/Aligner1/wav/&quot;;&quot;FNQ&quot;;[.E965];&quot;_&quot;;[.F965];&quot;.wav&quot;)" office:value-type="string" office:string-value="/home/peter/Thesis/ForcedAligner/Aligner1/wav/FNQ25_7.wav">
            <text:p>/home/peter/Thesis/ForcedAligner/Aligner1/wav/FNQ25_7.wav</text:p>
          </table:table-cell>
          <table:table-cell office:value-type="string">
            <text:p>oui je vais le présenter en évoquant le conseil constitutionnelle et l' aspect euh l' aspect juridique en certains nombres de dispositions que nous prenons. nous proposons d' ajouter avant l' article premier un nouvel article intitulé: qui qui se se formuler ainsi le principe de liberté de suffrage implique que pour l' élection des membres de l' assemblée délibérante de collectivités différentes, l' électeur puisse se prononcer par autant de votes correspondants. c' est à dire en claire, nous souhaitons qu' on rétablisse les deux votes distincts sagissants, les assemblées départementale, et de l' assemblée régionale d' autre parts. nous avons déjà euh demandé au conseil constitutionnel de sanctionner, monsieur perbenne, cette décision. euh nous l' avons fait d' ailleurs sur la base des auditions qui avaient été organisées vous même en ayant était envisagé j' ai pas vous réciterai en fait dans l' exposé des motifs ce que disait monsieur marcou et monsieur maus de ces, de cette idée de réunir en une seule élection la désignation de deux conseillers euh de d' assemblées différentes. je veux simplement vous dire que, le conseil constitutionnel peut changer d' avis, il peut changer d' avis y compris sur une même question. et il peut d' autant plus le faire aujourd'hui, je le rappelle que, grandes avancés, c' est une des grandes avancé que nous avons constatés sans voté cette réforme constitutionnelle les questions prioritaire de constitutionnalité peuvent à l' occasion de tous contentieux, par la suite être reposer sur ce type de question.</text:p>
          </table:table-cell>
        </table:table-row>
        <table:table-row table:style-name="ro1">
          <table:table-cell office:value-type="float" office:value="5">
            <text:p>5</text:p>
          </table:table-cell>
          <table:table-cell office:value-type="string">
            <text:p>May</text:p>
          </table:table-cell>
          <table:table-cell table:formula="of:=CONCATENATE([.A966];[.B966])" office:value-type="string" office:string-value="5May">
            <text:p>5May</text:p>
          </table:table-cell>
          <table:table-cell office:value-type="string">
            <text:p>93b</text:p>
          </table:table-cell>
          <table:table-cell office:value-type="float" office:value="25">
            <text:p>25</text:p>
          </table:table-cell>
          <table:table-cell table:formula="of:=IF([.E966]=[.E965];[.F965]+1;1)" office:value-type="float" office:value="8">
            <text:p>8</text:p>
          </table:table-cell>
          <table:table-cell table:formula="of:=CONCATENATE(&quot;/home/peter/Thesis/ForcedAligner/Aligner1/wav/11025/&quot;;[.C966];[.D966];&quot;.wav&quot;)" office:value-type="string" office:string-value="/home/peter/Thesis/ForcedAligner/Aligner1/wav/11025/5May93b.wav">
            <text:p>/home/peter/Thesis/ForcedAligner/Aligner1/wav/11025/5May93b.wav</text:p>
          </table:table-cell>
          <table:table-cell table:formula="of:=CONCATENATE(&quot;/home/peter/Thesis/ForcedAligner/Aligner1/wav/&quot;;&quot;FNQ&quot;;[.E966];&quot;_&quot;;[.F966];&quot;.wav&quot;)" office:value-type="string" office:string-value="/home/peter/Thesis/ForcedAligner/Aligner1/wav/FNQ25_8.wav">
            <text:p>/home/peter/Thesis/ForcedAligner/Aligner1/wav/FNQ25_8.wav</text:p>
          </table:table-cell>
          <table:table-cell office:value-type="string">
            <text:p>et nous avons dit, je le redit pour l' histoire: qu' il peut y avoir de nombreux contentieux qui interviennent notamment sur des questions de conflits d' intérêt entre les départements et les régions qui pourrait à cette occasion engendrer des demandes de questions prioritaire de constitutionnalité. sur le fait qu' un seul vote conduise à désigner des représentants dans deux assemblées différentes </text:p>
          </table:table-cell>
        </table:table-row>
        <table:table-row table:style-name="ro1">
          <table:table-cell office:value-type="float" office:value="5">
            <text:p>5</text:p>
          </table:table-cell>
          <table:table-cell office:value-type="string">
            <text:p>May</text:p>
          </table:table-cell>
          <table:table-cell table:formula="of:=CONCATENATE([.A967];[.B967])" office:value-type="string" office:string-value="5May">
            <text:p>5May</text:p>
          </table:table-cell>
          <table:table-cell office:value-type="float" office:value="59">
            <text:p>59</text:p>
          </table:table-cell>
          <table:table-cell office:value-type="float" office:value="25">
            <text:p>25</text:p>
          </table:table-cell>
          <table:table-cell table:formula="of:=IF([.E967]=[.E966];[.F966]+1;1)" office:value-type="float" office:value="9">
            <text:p>9</text:p>
          </table:table-cell>
          <table:table-cell table:formula="of:=CONCATENATE(&quot;/home/peter/Thesis/ForcedAligner/Aligner1/wav/11025/&quot;;[.C967];[.D967];&quot;.wav&quot;)" office:value-type="string" office:string-value="/home/peter/Thesis/ForcedAligner/Aligner1/wav/11025/5May59.wav">
            <text:p>/home/peter/Thesis/ForcedAligner/Aligner1/wav/11025/5May59.wav</text:p>
          </table:table-cell>
          <table:table-cell table:formula="of:=CONCATENATE(&quot;/home/peter/Thesis/ForcedAligner/Aligner1/wav/&quot;;&quot;FNQ&quot;;[.E967];&quot;_&quot;;[.F967];&quot;.wav&quot;)" office:value-type="string" office:string-value="/home/peter/Thesis/ForcedAligner/Aligner1/wav/FNQ25_9.wav">
            <text:p>/home/peter/Thesis/ForcedAligner/Aligner1/wav/FNQ25_9.wav</text:p>
          </table:table-cell>
          <table:table-cell office:value-type="string">
            <text:p>j' ai bien lu, j' ai bien lu, je peut répondre à monsieur perbenne j' ai bien lu l' avis du conseil constitutionnel. qui impose, euh qu' il n' exige pas que chaque catégorie de collectivités territoriales dispose d' une représentation propre, cela ne signifie pas monsieur perbenne que chaque collectivité composant le collège électoral des sénateurs n' est pas d' expression propre, ce que nous proposons par cet amendement.</text:p>
          </table:table-cell>
        </table:table-row>
        <table:table-row table:style-name="ro1">
          <table:table-cell office:value-type="float" office:value="5">
            <text:p>5</text:p>
          </table:table-cell>
          <table:table-cell office:value-type="string">
            <text:p>May</text:p>
          </table:table-cell>
          <table:table-cell table:formula="of:=CONCATENATE([.A968];[.B968])" office:value-type="string" office:string-value="5May">
            <text:p>5May</text:p>
          </table:table-cell>
          <table:table-cell office:value-type="float" office:value="69">
            <text:p>69</text:p>
          </table:table-cell>
          <table:table-cell office:value-type="float" office:value="25">
            <text:p>25</text:p>
          </table:table-cell>
          <table:table-cell table:formula="of:=IF([.E968]=[.E967];[.F967]+1;1)" office:value-type="float" office:value="10">
            <text:p>10</text:p>
          </table:table-cell>
          <table:table-cell table:formula="of:=CONCATENATE(&quot;/home/peter/Thesis/ForcedAligner/Aligner1/wav/11025/&quot;;[.C968];[.D968];&quot;.wav&quot;)" office:value-type="string" office:string-value="/home/peter/Thesis/ForcedAligner/Aligner1/wav/11025/5May69.wav">
            <text:p>/home/peter/Thesis/ForcedAligner/Aligner1/wav/11025/5May69.wav</text:p>
          </table:table-cell>
          <table:table-cell table:formula="of:=CONCATENATE(&quot;/home/peter/Thesis/ForcedAligner/Aligner1/wav/&quot;;&quot;FNQ&quot;;[.E968];&quot;_&quot;;[.F968];&quot;.wav&quot;)" office:value-type="string" office:string-value="/home/peter/Thesis/ForcedAligner/Aligner1/wav/FNQ25_10.wav">
            <text:p>/home/peter/Thesis/ForcedAligner/Aligner1/wav/FNQ25_10.wav</text:p>
          </table:table-cell>
          <table:table-cell office:value-type="string">
            <text:p>oui, je me permets de revenir à cette affirmation qui vient de d' être refaite par monsieur derosier et qui a vu monsieur le ministre opiner du chef en disant qu' il l' avait comprise. nous sommes opposés à la création du conseillers territoriales. c' est d' ailleurs la raison c' est d' ailleurs la raison pour laquelle, euh au-delà au-delà de l' écriture de l' exposé des motifs, notre proposition qui vient d' être rejetée sur les compositions des assemblées régionales ne peuvent être interpréter euh aucunement comme euh comme euh des erreurs. puisque nous souhaitons le maintien des assemblées régionales et le maintien des assemblées départementales. donc cet amendement se justifie par son texte même nous restons opposés à la création du conseillers territoriaux, nous demandons l' abrogation de l' article qui les crée.</text:p>
          </table:table-cell>
        </table:table-row>
        <table:table-row table:style-name="ro1">
          <table:table-cell office:value-type="float" office:value="5">
            <text:p>5</text:p>
          </table:table-cell>
          <table:table-cell office:value-type="string">
            <text:p>May</text:p>
          </table:table-cell>
          <table:table-cell table:formula="of:=CONCATENATE([.A969];[.B969])" office:value-type="string" office:string-value="5May">
            <text:p>5May</text:p>
          </table:table-cell>
          <table:table-cell office:value-type="float" office:value="80">
            <text:p>80</text:p>
          </table:table-cell>
          <table:table-cell office:value-type="float" office:value="25">
            <text:p>25</text:p>
          </table:table-cell>
          <table:table-cell table:formula="of:=IF([.E969]=[.E968];[.F968]+1;1)" office:value-type="float" office:value="11">
            <text:p>11</text:p>
          </table:table-cell>
          <table:table-cell table:formula="of:=CONCATENATE(&quot;/home/peter/Thesis/ForcedAligner/Aligner1/wav/11025/&quot;;[.C969];[.D969];&quot;.wav&quot;)" office:value-type="string" office:string-value="/home/peter/Thesis/ForcedAligner/Aligner1/wav/11025/5May80.wav">
            <text:p>/home/peter/Thesis/ForcedAligner/Aligner1/wav/11025/5May80.wav</text:p>
          </table:table-cell>
          <table:table-cell table:formula="of:=CONCATENATE(&quot;/home/peter/Thesis/ForcedAligner/Aligner1/wav/&quot;;&quot;FNQ&quot;;[.E969];&quot;_&quot;;[.F969];&quot;.wav&quot;)" office:value-type="string" office:string-value="/home/peter/Thesis/ForcedAligner/Aligner1/wav/FNQ25_11.wav">
            <text:p>/home/peter/Thesis/ForcedAligner/Aligner1/wav/FNQ25_11.wav</text:p>
          </table:table-cell>
          <table:table-cell office:value-type="string">
            <text:p>simplement faire remarquer: que monsieur derosier derosier, propose un amendement qui conduit à organiser les trois élections, le même jour. euh pour le gouvernement, il n' y a que deux élections et le gouvernement a déjà prévu de les organiser le même jour. donc je ne comprends pas bien le position du rapporteur et du ministre. mais la politique est ainsi faite.</text:p>
          </table:table-cell>
        </table:table-row>
        <table:table-row table:style-name="ro1">
          <table:table-cell office:value-type="float" office:value="5">
            <text:p>5</text:p>
          </table:table-cell>
          <table:table-cell office:value-type="string">
            <text:p>May</text:p>
          </table:table-cell>
          <table:table-cell table:formula="of:=CONCATENATE([.A970];[.B970])" office:value-type="string" office:string-value="5May">
            <text:p>5May</text:p>
          </table:table-cell>
          <table:table-cell office:value-type="float" office:value="99">
            <text:p>99</text:p>
          </table:table-cell>
          <table:table-cell office:value-type="float" office:value="25">
            <text:p>25</text:p>
          </table:table-cell>
          <table:table-cell table:formula="of:=IF([.E970]=[.E969];[.F969]+1;1)" office:value-type="float" office:value="12">
            <text:p>12</text:p>
          </table:table-cell>
          <table:table-cell table:formula="of:=CONCATENATE(&quot;/home/peter/Thesis/ForcedAligner/Aligner1/wav/11025/&quot;;[.C970];[.D970];&quot;.wav&quot;)" office:value-type="string" office:string-value="/home/peter/Thesis/ForcedAligner/Aligner1/wav/11025/5May99.wav">
            <text:p>/home/peter/Thesis/ForcedAligner/Aligner1/wav/11025/5May99.wav</text:p>
          </table:table-cell>
          <table:table-cell table:formula="of:=CONCATENATE(&quot;/home/peter/Thesis/ForcedAligner/Aligner1/wav/&quot;;&quot;FNQ&quot;;[.E970];&quot;_&quot;;[.F970];&quot;.wav&quot;)" office:value-type="string" office:string-value="/home/peter/Thesis/ForcedAligner/Aligner1/wav/FNQ25_12.wav">
            <text:p>/home/peter/Thesis/ForcedAligner/Aligner1/wav/FNQ25_12.wav</text:p>
          </table:table-cell>
          <table:table-cell office:value-type="string">
            <text:p>oui en deux phrases. comme en comme il n' y a pas de jurisprudence sur les circonstances qui changent, il faut qu' il y ait un élément un élément déclencheur qui soit une instance introduite et l' instance introduite peut très bien être à l' occasion je le dis mais sans aucune arrière-pensée sans agressivité. mais une même élection permet de désigner une même personne dans les deux assemblées. et puis il s' avère que dans une commune, des citoyens se sentent lésés par une décision prise par l' une des deux assemblées, par le faite que leur représentant au conseil général est conduit à prendre une autre décision au conseil régional. disposition, introduite devant la justice sur un conflit d' intérêts. le conflit d' intérêt, doit passer en correctionnelle immédiatement ou le tribunal administratif; immédiatement, en avocat introduit une qpc. et la qpc elle conduit à s' interroger sur la légitimité de l' élection par les même de la représentation par la même personne dans les deux assemblées. et le conseil constitutionnel peut être amené à redélibérer à cette question.</text:p>
          </table:table-cell>
        </table:table-row>
        <table:table-row table:style-name="ro1">
          <table:table-cell office:value-type="float" office:value="5">
            <text:p>5</text:p>
          </table:table-cell>
          <table:table-cell office:value-type="string">
            <text:p>May</text:p>
          </table:table-cell>
          <table:table-cell table:formula="of:=CONCATENATE([.A971];[.B971])" office:value-type="string" office:string-value="5May">
            <text:p>5May</text:p>
          </table:table-cell>
          <table:table-cell office:value-type="string">
            <text:p>12a</text:p>
          </table:table-cell>
          <table:table-cell office:value-type="float" office:value="25">
            <text:p>25</text:p>
          </table:table-cell>
          <table:table-cell table:formula="of:=IF([.E971]=[.E970];[.F970]+1;1)" office:value-type="float" office:value="13">
            <text:p>13</text:p>
          </table:table-cell>
          <table:table-cell table:formula="of:=CONCATENATE(&quot;/home/peter/Thesis/ForcedAligner/Aligner1/wav/11025/&quot;;[.C971];[.D971];&quot;.wav&quot;)" office:value-type="string" office:string-value="/home/peter/Thesis/ForcedAligner/Aligner1/wav/11025/5May12a.wav">
            <text:p>/home/peter/Thesis/ForcedAligner/Aligner1/wav/11025/5May12a.wav</text:p>
          </table:table-cell>
          <table:table-cell table:formula="of:=CONCATENATE(&quot;/home/peter/Thesis/ForcedAligner/Aligner1/wav/&quot;;&quot;FNQ&quot;;[.E971];&quot;_&quot;;[.F971];&quot;.wav&quot;)" office:value-type="string" office:string-value="/home/peter/Thesis/ForcedAligner/Aligner1/wav/FNQ25_13.wav">
            <text:p>/home/peter/Thesis/ForcedAligner/Aligner1/wav/FNQ25_13.wav</text:p>
          </table:table-cell>
          <table:table-cell office:value-type="string">
            <text:p>merci monsieur le président. euh je veux dire, combien, euh je comprends la gêne de du ministre qui souhaite que nous parle que du chiffre que des six que des six régions qui sont concernées par la décision du conseil constitutionnel, et surtout qu' on ne parle pas du reste, y compris de la capacité qu' on l' a quelque fois, de porter un jugement sur les décisions de justice, comme le fait fréquemment président de la république lorsqu' on libère de ceux qu' il considère d' être délinquants trop responsable. nous n' irons pas jusque-là. la seule chose que fait monsieur derosier c' est de contester le mode de désignation des membres du conseil constitutionnel, comme la doctrine le fait, unanimement aujourd'hui à travers les prises de position de tous les constitutionnalistes il n' est pas un seul aujourd'hui qui pense que l' on puisse poursuivre le désignation des membres du conseil constitutionnel, telle qu' elle a été décidé il y a maintenant un demi-siècle. euh sur sur les arguments sur les arguments qui vous nous conduire monsieur le ministre, qui nous déplaise saisir de nouveau le conseil constitutionnel je veux simplement en évoquer quatre en quinze secondes. le premier c' est l' article trente-neuf votre démonstration n' est pas convaincante. comment expliquer qu' il ne s' agit pas d' un texte qui concerne les collectivités territoriales alors que le titre même c' est la désignation le nombre le tableau des conseillers territoriaux? personne ne peut justifier du contraire. non vous avez fait une erreur en orientons ce texte sur l' assemblée nationale. en voulant aller vite: le rapporteur nous a dit pourquoi il faut faire vite le découpage</text:p>
          </table:table-cell>
        </table:table-row>
        <table:table-row table:style-name="ro1">
          <table:table-cell office:value-type="float" office:value="5">
            <text:p>5</text:p>
          </table:table-cell>
          <table:table-cell office:value-type="string">
            <text:p>May</text:p>
          </table:table-cell>
          <table:table-cell table:formula="of:=CONCATENATE([.A972];[.B972])" office:value-type="string" office:string-value="5May">
            <text:p>5May</text:p>
          </table:table-cell>
          <table:table-cell office:value-type="string">
            <text:p>12b</text:p>
          </table:table-cell>
          <table:table-cell office:value-type="float" office:value="25">
            <text:p>25</text:p>
          </table:table-cell>
          <table:table-cell table:formula="of:=IF([.E972]=[.E971];[.F971]+1;1)" office:value-type="float" office:value="14">
            <text:p>14</text:p>
          </table:table-cell>
          <table:table-cell table:formula="of:=CONCATENATE(&quot;/home/peter/Thesis/ForcedAligner/Aligner1/wav/11025/&quot;;[.C972];[.D972];&quot;.wav&quot;)" office:value-type="string" office:string-value="/home/peter/Thesis/ForcedAligner/Aligner1/wav/11025/5May12b.wav">
            <text:p>/home/peter/Thesis/ForcedAligner/Aligner1/wav/11025/5May12b.wav</text:p>
          </table:table-cell>
          <table:table-cell table:formula="of:=CONCATENATE(&quot;/home/peter/Thesis/ForcedAligner/Aligner1/wav/&quot;;&quot;FNQ&quot;;[.E972];&quot;_&quot;;[.F972];&quot;.wav&quot;)" office:value-type="string" office:string-value="/home/peter/Thesis/ForcedAligner/Aligner1/wav/FNQ25_14.wav">
            <text:p>/home/peter/Thesis/ForcedAligner/Aligner1/wav/FNQ25_14.wav</text:p>
          </table:table-cell>
          <table:table-cell office:value-type="string">
            <text:p>des nouveau contents euh c' est un aveu qui euh est arrivé à l' occasion de la présentation par monsieur perbenne de son rapport euh dont acte! là aussi le conseil constitutionnel jugera. deuxièmement argument, c' est celui de la libre administration. monsieur derosier l' a dit monsieur derosier l' a dit, il l' a bien dit. euh lorsqu' on constituera les exécutifs régionaux qui peut penser qu' ils ne seront pas constitués en considérant euh que doivent en faire partie des exécutifs départementaux des conseils généraux qui compose la région? qui peut penser le contraire? et qui peut penser que tout ça. ne conduira pas à discuter entre les membres de l' exécutifs de la collectivité territoriale régionale et les présidents de conseils généraux qui l' a composeront ou les vice président qui l' a composeront de la mise en œuvre des programmes? si ça, c' est le respect de la libre administration des collectivités territoriales, je crois que qu' il faut que je change d' activité professionnelle. troisième argument, c' est celui de l' égalité. troisième argument, c' est celui de l' égalité. on peut expliqué que euh ce ne concerne pas la différence entre les régions. mais moi j' ai du mal à expliquer dans ma propre région, que euh il faut pour avoir un conseiller territorial près de trente mille habitants alors que dans la région limousin il en faut que huit mille pour avoir un conseiller territoriale et enfin, quatrième argument. enfin, quatrième argument. et je veux attirer votre attention à vous rendre hommage sur cet point</text:p>
          </table:table-cell>
        </table:table-row>
        <table:table-row table:style-name="ro1">
          <table:table-cell office:value-type="float" office:value="5">
            <text:p>5</text:p>
          </table:table-cell>
          <table:table-cell office:value-type="string">
            <text:p>May</text:p>
          </table:table-cell>
          <table:table-cell table:formula="of:=CONCATENATE([.A973];[.B973])" office:value-type="string" office:string-value="5May">
            <text:p>5May</text:p>
          </table:table-cell>
          <table:table-cell office:value-type="string">
            <text:p>12c</text:p>
          </table:table-cell>
          <table:table-cell office:value-type="float" office:value="25">
            <text:p>25</text:p>
          </table:table-cell>
          <table:table-cell table:formula="of:=IF([.E973]=[.E972];[.F972]+1;1)" office:value-type="float" office:value="15">
            <text:p>15</text:p>
          </table:table-cell>
          <table:table-cell table:formula="of:=CONCATENATE(&quot;/home/peter/Thesis/ForcedAligner/Aligner1/wav/11025/&quot;;[.C973];[.D973];&quot;.wav&quot;)" office:value-type="string" office:string-value="/home/peter/Thesis/ForcedAligner/Aligner1/wav/11025/5May12c.wav">
            <text:p>/home/peter/Thesis/ForcedAligner/Aligner1/wav/11025/5May12c.wav</text:p>
          </table:table-cell>
          <table:table-cell table:formula="of:=CONCATENATE(&quot;/home/peter/Thesis/ForcedAligner/Aligner1/wav/&quot;;&quot;FNQ&quot;;[.E973];&quot;_&quot;;[.F973];&quot;.wav&quot;)" office:value-type="string" office:string-value="/home/peter/Thesis/ForcedAligner/Aligner1/wav/FNQ25_15.wav">
            <text:p>/home/peter/Thesis/ForcedAligner/Aligner1/wav/FNQ25_15.wav</text:p>
          </table:table-cell>
          <table:table-cell office:value-type="string">
            <text:p>c' est le dernier savez, vous avez mis en œuvre la question de la possibilité des questions prioritaire de constitutionnalité. il se peut qu' un jour, malgré la décision du conseil constitutionnel, une femme, dans le cadre d' un contentieux administrative, décide de déposer une question prioritaire de constitutionnalité, parce que élue sortante elle a été éliminée par son organisation politique qui n' a pas de ce fait favoriser l' égal accès des hommes et des femmes aux fonctions et aux mandats électifs, qui figurent dans la constitution. je pense que le jour ou le conseil constitutionnel sera saisi d' une question prioritaire de constitutionnalité de cette nature, sa décision sera irrévocable et vous serez obligés de revenir sur un mode de scrutin par lequel vous avez cassé, l' évolution de la représentation des femme dans la vie démocratique de notre pays. pour toutes ces raisons, nous voterons la motion présentée par monsieur derosier.</text:p>
          </table:table-cell>
        </table:table-row>
        <table:table-row table:style-name="ro1">
          <table:table-cell office:value-type="float" office:value="5">
            <text:p>5</text:p>
          </table:table-cell>
          <table:table-cell office:value-type="string">
            <text:p>May</text:p>
          </table:table-cell>
          <table:table-cell table:formula="of:=CONCATENATE([.A974];[.B974])" office:value-type="string" office:string-value="5May">
            <text:p>5May</text:p>
          </table:table-cell>
          <table:table-cell office:value-type="string">
            <text:p>21a</text:p>
          </table:table-cell>
          <table:table-cell office:value-type="float" office:value="25">
            <text:p>25</text:p>
          </table:table-cell>
          <table:table-cell table:formula="of:=IF([.E974]=[.E973];[.F973]+1;1)" office:value-type="float" office:value="16">
            <text:p>16</text:p>
          </table:table-cell>
          <table:table-cell table:formula="of:=CONCATENATE(&quot;/home/peter/Thesis/ForcedAligner/Aligner1/wav/11025/&quot;;[.C974];[.D974];&quot;.wav&quot;)" office:value-type="string" office:string-value="/home/peter/Thesis/ForcedAligner/Aligner1/wav/11025/5May21a.wav">
            <text:p>/home/peter/Thesis/ForcedAligner/Aligner1/wav/11025/5May21a.wav</text:p>
          </table:table-cell>
          <table:table-cell table:formula="of:=CONCATENATE(&quot;/home/peter/Thesis/ForcedAligner/Aligner1/wav/&quot;;&quot;FNQ&quot;;[.E974];&quot;_&quot;;[.F974];&quot;.wav&quot;)" office:value-type="string" office:string-value="/home/peter/Thesis/ForcedAligner/Aligner1/wav/FNQ25_16.wav">
            <text:p>/home/peter/Thesis/ForcedAligner/Aligner1/wav/FNQ25_16.wav</text:p>
          </table:table-cell>
          <table:table-cell office:value-type="string">
            <text:p>oui mon explication de vote sera rapide, mais la façon dont à la fois le rapporteur et le ministre ont répondu à monsieur rousset, dont le débat s' est engagé avec monsieur le ministre emmanuelli par ailleurs président de conseil général, qui connaît ces questions montrent manifestement que, sur le fond, on aurait intérêt à travailler et à revenir en commission. simplement dire à monsieur le ministre que son conseil a dû se tromper sur le nombre de mètres carrés dans tout les chs concernant les collectivités territoriales, le minimum est de six mètres carrés par agent, et non pas de un mètre carré, sa doit être la rgpp qui est passé par là! et il faut donc multiplier par six le nombre de mètres carrés qui a été évoqué. ce sont des normes légales ce sont des normes légales qui concernent l' installation des agents des collectivités territoriales, reprises par le conseil supérieur de la fonction publique territoriale. euh un un élément seulement pour aller dans le sens de ce qu' évoquait monsieur monsieur rousset. on est quand même sur un dispositif monsieur le rapporteur, monsieur le ministre, vous avez évoqué l' intercommunalité; on est sur un dispositif qui est à l' inverse de l' intercommunalité. et on est sur un retour en arrière, et non pas sur une construction sur une évolution d' une construction qui viserait à monter un certain nombre de compétences au niveau de la région. on fait le contraire cette fois si. euh on revient finalement à l' établissement public régional, l' établissement public régional avant mille neuf cent quatre-vingt-six. c' était une assemblée, constituée de représentants d' autres assemblées, qui euh préfigurait la dynamique des régions que l' on connaît aujourd'hui</text:p>
          </table:table-cell>
        </table:table-row>
        <table:table-row table:style-name="ro1">
          <table:table-cell table:number-columns-repeated="2"/>
          <table:table-cell office:value-type="string">
            <text:p>3_1May</text:p>
          </table:table-cell>
          <table:table-cell office:value-type="float" office:value="47">
            <text:p>47</text:p>
          </table:table-cell>
          <table:table-cell office:value-type="float" office:value="251">
            <text:p>251</text:p>
          </table:table-cell>
          <table:table-cell table:formula="of:=IF([.E975]=[.E974];[.F974]+1;1)" office:value-type="float" office:value="1">
            <text:p>1</text:p>
          </table:table-cell>
          <table:table-cell table:formula="of:=CONCATENATE(&quot;/home/peter/Thesis/ForcedAligner/Aligner1/wav/11025/&quot;;[.C975];[.D975];&quot;.wav&quot;)" office:value-type="string" office:string-value="/home/peter/Thesis/ForcedAligner/Aligner1/wav/11025/3_1May47.wav">
            <text:p>/home/peter/Thesis/ForcedAligner/Aligner1/wav/11025/3_1May47.wav</text:p>
          </table:table-cell>
          <table:table-cell table:formula="of:=CONCATENATE(&quot;/home/peter/Thesis/ForcedAligner/Aligner1/wav/&quot;;&quot;FNQ&quot;;[.E975];&quot;_&quot;;[.F975];&quot;.wav&quot;)" office:value-type="string" office:string-value="/home/peter/Thesis/ForcedAligner/Aligner1/wav/FNQ251_1.wav">
            <text:p>/home/peter/Thesis/ForcedAligner/Aligner1/wav/FNQ251_1.wav</text:p>
          </table:table-cell>
          <table:table-cell office:value-type="string">
            <text:p>{ns} monsieur le président mesdames et messieurs les députés, monsieur le député, ah une chose est claire, et les salariés ont bien compris: que s' il s' agit de leur donner plus, ils ne peuvent pas compter sur le parti socialiste, et sur la gauche ça c' est clair. avec vous on a bien compris. parce que cette idée vous ne l' avez pas eue. comme l' idée d' ailleurs de la participation, bien évidemment vous étiez aussi aux abonnés absents. parce que cette idée est dans la même logique: c' est que si une entreprise progresse, si ses bénéfices progressent si les dividendes progressent, c' est certainement grâce à l' actionnaire qui investit, mais c' est aussi grâce aux salariés. et il y a non seulement les salaires, il y a aussi l' intéressement la participation. mais nous ce que nous souhaitons, quand que les dividendes progressent, c' est qu' il y en ait plus pour le salarié. et ça vous ne vous êtes pas exprimés là dessus, parce que vous savez pertinemment qu' une très large majorité de nos concitoyens une très large majorité des salariés sont tout à fait favorables à cette idée. alors ça vous amuse, ça vous intéresse d' essayer de casser cette idée. cette idée est forte, parce que cette idée elle symbolise un nouveau partage de la valeur dans l' entreprise. voilà la vérité, monsieur vidalies. et venez avec moi, venez discuter avec des salariés; et vous verrez aussi très clairement, très clairement, <text:s/>venez aussi souvent dans les entreprises que je le fais</text:p>
          </table:table-cell>
        </table:table-row>
        <table:table-row table:style-name="ro1">
          <table:table-cell table:number-columns-repeated="2"/>
          <table:table-cell office:value-type="string">
            <text:p>4_1May</text:p>
          </table:table-cell>
          <table:table-cell office:value-type="float" office:value="34">
            <text:p>34</text:p>
          </table:table-cell>
          <table:table-cell office:value-type="float" office:value="251">
            <text:p>251</text:p>
          </table:table-cell>
          <table:table-cell table:formula="of:=IF([.E976]=[.E975];[.F975]+1;1)" office:value-type="float" office:value="2">
            <text:p>2</text:p>
          </table:table-cell>
          <table:table-cell table:formula="of:=CONCATENATE(&quot;/home/peter/Thesis/ForcedAligner/Aligner1/wav/11025/&quot;;[.C976];[.D976];&quot;.wav&quot;)" office:value-type="string" office:string-value="/home/peter/Thesis/ForcedAligner/Aligner1/wav/11025/4_1May34.wav">
            <text:p>/home/peter/Thesis/ForcedAligner/Aligner1/wav/11025/4_1May34.wav</text:p>
          </table:table-cell>
          <table:table-cell table:formula="of:=CONCATENATE(&quot;/home/peter/Thesis/ForcedAligner/Aligner1/wav/&quot;;&quot;FNQ&quot;;[.E976];&quot;_&quot;;[.F976];&quot;.wav&quot;)" office:value-type="string" office:string-value="/home/peter/Thesis/ForcedAligner/Aligner1/wav/FNQ251_2.wav">
            <text:p>/home/peter/Thesis/ForcedAligner/Aligner1/wav/FNQ251_2.wav</text:p>
          </table:table-cell>
          <table:table-cell office:value-type="string">
            <text:p>monsieur le président, mesdames et messieurs les députés, madame le ministre. si vous voulez que l' on parle de pouvoir d' <text:s/>achat et défense du pouvoir d' <text:s/>achat, je crois qu' il est important de renvoyer chacun aussi à son bilan en la matière. les gouvernements auxquels vous avez participé les gouvernements auxquels vous avez participé sont ceux qui ont gelé les salaires du fait des trente cinq heures! parce que si on a voulu notamment que l' économie française ne sombre pas, cela a été au prix d' un blocage des salaires, qui en a fait les frais. les salariés, les employés, les ouvriers dont vous parlez si souvent très bien, mais pour lesquels vous n' avez rien fait à l' époque quand les trente cinq heures se sont imposées avec toute la dureté que vous connaissez. en ce qui nous concerne, dans le prolongement de ce qu' a voulu notamment gérard larcher, nous avons permis aujourd'hui que dans huit branches sur dix, celles qui couvrent quasiment toutes les entreprises, tous les minima salariaux sont justement supérieurs au smic. c' est nous qui l' avons fait, et personne d' autre! tout simplement parce que ça permet qu' il y ait bien évidemment la vocation du smic mais qui ne concerne aujourd'hui que dix pourcent des salariés. nous préférons, nous, qu' il y ait des augmentations de salaire pour l' ensemble des salariés et pas seulement pour dix pour cent des salariés. vous auriez pu parler également de ce qui a été fait en matière de participation et d' intéressement, la loi de décembre deux mille huit, que vous n' avez pas votée hélas.</text:p>
          </table:table-cell>
        </table:table-row>
        <table:table-row table:style-name="ro1">
          <table:table-cell table:number-columns-repeated="2"/>
          <table:table-cell office:value-type="string">
            <text:p>4_1May</text:p>
          </table:table-cell>
          <table:table-cell office:value-type="string">
            <text:p>25b</text:p>
          </table:table-cell>
          <table:table-cell office:value-type="float" office:value="251">
            <text:p>251</text:p>
          </table:table-cell>
          <table:table-cell table:formula="of:=IF([.E977]=[.E976];[.F976]+1;1)" office:value-type="float" office:value="3">
            <text:p>3</text:p>
          </table:table-cell>
          <table:table-cell table:formula="of:=CONCATENATE(&quot;/home/peter/Thesis/ForcedAligner/Aligner1/wav/11025/&quot;;[.C977];[.D977];&quot;.wav&quot;)" office:value-type="string" office:string-value="/home/peter/Thesis/ForcedAligner/Aligner1/wav/11025/4_1May25b.wav">
            <text:p>/home/peter/Thesis/ForcedAligner/Aligner1/wav/11025/4_1May25b.wav</text:p>
          </table:table-cell>
          <table:table-cell table:formula="of:=CONCATENATE(&quot;/home/peter/Thesis/ForcedAligner/Aligner1/wav/&quot;;&quot;FNQ&quot;;[.E977];&quot;_&quot;;[.F977];&quot;.wav&quot;)" office:value-type="string" office:string-value="/home/peter/Thesis/ForcedAligner/Aligner1/wav/FNQ251_3.wav">
            <text:p>/home/peter/Thesis/ForcedAligner/Aligner1/wav/FNQ251_3.wav</text:p>
          </table:table-cell>
          <table:table-cell office:value-type="string">
            <text:p>même ceux qui avaient l' intention de voter pour vous savent que vous n' êtes pas sincères et pas crédibles quand vous parlez de la retraite à soixante ans, le retour. parce que vous ne le ferez pas le vrai sujet c' est que vous avez fait un choix. vous parlez de la retraite à soixante ans tout simplement, pour, dans le bal des présidentiables du parti socialiste, gêner monsieur strauss khan parce que vous n' êtes pas tous sur la même longueur d' onde en matière de retraites. ça a toujours été le cas. vous êtes constants dans votre inconstance!</text:p>
          </table:table-cell>
        </table:table-row>
        <table:table-row table:style-name="ro1">
          <table:table-cell table:number-columns-repeated="2"/>
          <table:table-cell office:value-type="string">
            <text:p>4_1May</text:p>
          </table:table-cell>
          <table:table-cell office:value-type="string">
            <text:p>68a</text:p>
          </table:table-cell>
          <table:table-cell office:value-type="float" office:value="251">
            <text:p>251</text:p>
          </table:table-cell>
          <table:table-cell table:formula="of:=IF([.E978]=[.E977];[.F977]+1;1)" office:value-type="float" office:value="4">
            <text:p>4</text:p>
          </table:table-cell>
          <table:table-cell table:formula="of:=CONCATENATE(&quot;/home/peter/Thesis/ForcedAligner/Aligner1/wav/11025/&quot;;[.C978];[.D978];&quot;.wav&quot;)" office:value-type="string" office:string-value="/home/peter/Thesis/ForcedAligner/Aligner1/wav/11025/4_1May68a.wav">
            <text:p>/home/peter/Thesis/ForcedAligner/Aligner1/wav/11025/4_1May68a.wav</text:p>
          </table:table-cell>
          <table:table-cell table:formula="of:=CONCATENATE(&quot;/home/peter/Thesis/ForcedAligner/Aligner1/wav/&quot;;&quot;FNQ&quot;;[.E978];&quot;_&quot;;[.F978];&quot;.wav&quot;)" office:value-type="string" office:string-value="/home/peter/Thesis/ForcedAligner/Aligner1/wav/FNQ251_4.wav">
            <text:p>/home/peter/Thesis/ForcedAligner/Aligner1/wav/FNQ251_4.wav</text:p>
          </table:table-cell>
          <table:table-cell office:value-type="string">
            <text:p>merci monsieur le président. mesdames et messieurs les députés, monsieur le député. nous parlons de personnes qui ont travaillé en france, qui ont cotisé en france qui est donc acquis leurs droits à la retraite en france et qui peuvent toucher leur pension alors même qu' elles sont installées à l' étranger les cotisations été versées. nous avons aujourd'hui un bénéficiaire sur des un des pension de retraite qui est dans cette situation. la moitié résidant en europe l' autre moitié résident dans le reste du monde. et vous avez raison de le souligner, dans notre pays, l' état civil transmet automatiquement à la branche retraites, aux caisses de retraite l' information quand il y a disparition dans beaucoup de pays, soit ça n' est pas automatique soit, tout simplement ça n' est pas prévu et pas fait. nous avons donc décidé, le décret de deux mille neuf en fait état, vous avez eu raison de le rappeler, de changer le dispositif en travaillant avec des correspondants locaux, en clair des assureurs. le système ne fonctionne pas, je pense, ne fonctionnera pas bien. et nous pensons notamment, avec le ministère des affaires étrangères, que c' est avec nos postes diplomatiques, avec nos consultas que nous devons travailler, en demandant ce que l' on appelle des certificats de vie tout simplement pour s' assurer que si les pensions sont versées, il n' y a pas eu disparition entre temps. c' est aussi simple que ça et c' est tout aussi légitime que le versement des pensions. nous pensons en revanche que, si l' on veut être précis si l' <text:s/>on veut être efficace, il faut s' intéresser aux cas pour lesquels ils y a le plus de questions qui se posent. et j' ai demandé notamment à la branche vieillesse à la branche retraite d' établir des critères pour qu' <text:s/>on puisse démarrer beaucoup plus tôt. les critères ça pourraient être par exemple le lieu de résidence, ça pourraient être également le montant de la pension mais aussi l' âge.</text:p>
          </table:table-cell>
        </table:table-row>
        <table:table-row table:style-name="ro1">
          <table:table-cell table:number-columns-repeated="2"/>
          <table:table-cell office:value-type="string">
            <text:p>4_1May</text:p>
          </table:table-cell>
          <table:table-cell office:value-type="string">
            <text:p>68b</text:p>
          </table:table-cell>
          <table:table-cell office:value-type="float" office:value="251">
            <text:p>251</text:p>
          </table:table-cell>
          <table:table-cell table:formula="of:=IF([.E979]=[.E978];[.F978]+1;1)" office:value-type="float" office:value="5">
            <text:p>5</text:p>
          </table:table-cell>
          <table:table-cell table:formula="of:=CONCATENATE(&quot;/home/peter/Thesis/ForcedAligner/Aligner1/wav/11025/&quot;;[.C979];[.D979];&quot;.wav&quot;)" office:value-type="string" office:string-value="/home/peter/Thesis/ForcedAligner/Aligner1/wav/11025/4_1May68b.wav">
            <text:p>/home/peter/Thesis/ForcedAligner/Aligner1/wav/11025/4_1May68b.wav</text:p>
          </table:table-cell>
          <table:table-cell table:formula="of:=CONCATENATE(&quot;/home/peter/Thesis/ForcedAligner/Aligner1/wav/&quot;;&quot;FNQ&quot;;[.E979];&quot;_&quot;;[.F979];&quot;.wav&quot;)" office:value-type="string" office:string-value="/home/peter/Thesis/ForcedAligner/Aligner1/wav/FNQ251_5.wav">
            <text:p>/home/peter/Thesis/ForcedAligner/Aligner1/wav/FNQ251_5.wav</text:p>
          </table:table-cell>
          <table:table-cell office:value-type="string">
            <text:p>tous ces sujets on me dit que ça va être long, très long, on pourrait pas commencer avant deux mille douze. j' ai exigé que tout ceci puisse mis entre mis être mis en place dès cette année deux mille onze dans tous les pays, de façon à ce que très clairement, si l' on verse des pensions on puisse tout à fait normalement effectuer les contrôles nécessaires. je suis très attaché à la lutte contre les fraudes partout et pour tous. c' est d' une exigence de justice.</text:p>
          </table:table-cell>
        </table:table-row>
        <table:table-row table:style-name="ro1">
          <table:table-cell table:number-columns-repeated="2"/>
          <table:table-cell office:value-type="string">
            <text:p>3_1May</text:p>
          </table:table-cell>
          <table:table-cell office:value-type="float" office:value="49">
            <text:p>49</text:p>
          </table:table-cell>
          <table:table-cell office:value-type="float" office:value="251">
            <text:p>251</text:p>
          </table:table-cell>
          <table:table-cell table:formula="of:=IF([.E980]=[.E979];[.F979]+1;1)" office:value-type="float" office:value="6">
            <text:p>6</text:p>
          </table:table-cell>
          <table:table-cell table:formula="of:=CONCATENATE(&quot;/home/peter/Thesis/ForcedAligner/Aligner1/wav/11025/&quot;;[.C980];[.D980];&quot;.wav&quot;)" office:value-type="string" office:string-value="/home/peter/Thesis/ForcedAligner/Aligner1/wav/11025/3_1May49.wav">
            <text:p>/home/peter/Thesis/ForcedAligner/Aligner1/wav/11025/3_1May49.wav</text:p>
          </table:table-cell>
          <table:table-cell table:formula="of:=CONCATENATE(&quot;/home/peter/Thesis/ForcedAligner/Aligner1/wav/&quot;;&quot;FNQ&quot;;[.E980];&quot;_&quot;;[.F980];&quot;.wav&quot;)" office:value-type="string" office:string-value="/home/peter/Thesis/ForcedAligner/Aligner1/wav/FNQ251_6.wav">
            <text:p>/home/peter/Thesis/ForcedAligner/Aligner1/wav/FNQ251_6.wav</text:p>
          </table:table-cell>
          <table:table-cell office:value-type="string">
            <text:p>petit peu moins de démagogie et d' être un peu plus au fait des réalités. et vous verrez une chose: c' est que non seulement ils y adhèrent mais seulement ils savent une chose, vous avez parlé de loterie, à la loterie du parti socialiste les salariés sont toujours perdants! parce que ce que vous devriez leur expliquer, c' est qu' à la loterie des impôts supplémentaires du parti socialiste, quand vous parlez de fusionner la csg et l' impôt sur le revenu, vous <text:s/>oubliez de leur dire que, du coup, la csg va augmenter de façon progressive. et qui est ce qu' elle va frapper? qui est ce qu' elle va massacrer? les classes populaires, comme vous l' avez fait avec les trente cinq heures. au moins le parti socialiste est constant: avec lui, à chaque fois, ce sont les ouvriers et les employés qui font les frais du parti socialiste! merci de me permettre de le rappeler, monsieur vidalies</text:p>
          </table:table-cell>
        </table:table-row>
        <table:table-row table:style-name="ro1">
          <table:table-cell table:number-columns-repeated="2"/>
          <table:table-cell office:value-type="string">
            <text:p>4_1May</text:p>
          </table:table-cell>
          <table:table-cell office:value-type="float" office:value="36">
            <text:p>36</text:p>
          </table:table-cell>
          <table:table-cell office:value-type="float" office:value="251">
            <text:p>251</text:p>
          </table:table-cell>
          <table:table-cell table:formula="of:=IF([.E981]=[.E980];[.F980]+1;1)" office:value-type="float" office:value="7">
            <text:p>7</text:p>
          </table:table-cell>
          <table:table-cell table:formula="of:=CONCATENATE(&quot;/home/peter/Thesis/ForcedAligner/Aligner1/wav/11025/&quot;;[.C981];[.D981];&quot;.wav&quot;)" office:value-type="string" office:string-value="/home/peter/Thesis/ForcedAligner/Aligner1/wav/11025/4_1May36.wav">
            <text:p>/home/peter/Thesis/ForcedAligner/Aligner1/wav/11025/4_1May36.wav</text:p>
          </table:table-cell>
          <table:table-cell table:formula="of:=CONCATENATE(&quot;/home/peter/Thesis/ForcedAligner/Aligner1/wav/&quot;;&quot;FNQ&quot;;[.E981];&quot;_&quot;;[.F981];&quot;.wav&quot;)" office:value-type="string" office:string-value="/home/peter/Thesis/ForcedAligner/Aligner1/wav/FNQ251_7.wav">
            <text:p>/home/peter/Thesis/ForcedAligner/Aligner1/wav/FNQ251_7.wav</text:p>
          </table:table-cell>
          <table:table-cell office:value-type="string">
            <text:p>qui vient d' un déblocage d' un virgule huit milliard d' euros, qui ont été distribués, à qui? aux salariés dans notre pays. et si vous parlez d' une meilleure répartition de la valeur; passez aux actes! lorsque le texte qui sera présenté pour qu' il y a justement une nouvelle prime pour les salariés en cas d' augmentation des dividendes, ne soyez pas dans l' incantation, ne soyez pas dans la dénonciation; soyez dans ce qui est, à mon avis, attendu par les salariés dans notre pays: rejoignez la majorité pour permettre aux salariés d' avoir davantage! voilà ce à quoi nous croyons. et je crois que ce qui se passe aujourd'hui, un an avant l' élection présidentielle, est intéressant: il y a, ceux qui sont dans une pré campagne mais qui n' ont rien à proposer; et il y a ceux au gouvernement et dans la majorité. nous, nous agissons! les choix ne sont pas simples; les choix doivent être responsables. mais les français verront bien la différence entre la démagogie qui est la vôtre et l' action qui est la notre!</text:p>
          </table:table-cell>
        </table:table-row>
        <table:table-row table:style-name="ro1">
          <table:table-cell table:number-columns-repeated="2"/>
          <table:table-cell office:value-type="string">
            <text:p>3_1May</text:p>
          </table:table-cell>
          <table:table-cell office:value-type="string">
            <text:p>27a</text:p>
          </table:table-cell>
          <table:table-cell office:value-type="float" office:value="251">
            <text:p>251</text:p>
          </table:table-cell>
          <table:table-cell table:formula="of:=IF([.E982]=[.E981];[.F981]+1;1)" office:value-type="float" office:value="8">
            <text:p>8</text:p>
          </table:table-cell>
          <table:table-cell table:formula="of:=CONCATENATE(&quot;/home/peter/Thesis/ForcedAligner/Aligner1/wav/11025/&quot;;[.C982];[.D982];&quot;.wav&quot;)" office:value-type="string" office:string-value="/home/peter/Thesis/ForcedAligner/Aligner1/wav/11025/3_1May27a.wav">
            <text:p>/home/peter/Thesis/ForcedAligner/Aligner1/wav/11025/3_1May27a.wav</text:p>
          </table:table-cell>
          <table:table-cell table:formula="of:=CONCATENATE(&quot;/home/peter/Thesis/ForcedAligner/Aligner1/wav/&quot;;&quot;FNQ&quot;;[.E982];&quot;_&quot;;[.F982];&quot;.wav&quot;)" office:value-type="string" office:string-value="/home/peter/Thesis/ForcedAligner/Aligner1/wav/FNQ251_8.wav">
            <text:p>/home/peter/Thesis/ForcedAligner/Aligner1/wav/FNQ251_8.wav</text:p>
          </table:table-cell>
          <table:table-cell office:value-type="string">
            <text:p>monsieur le président mesdames et mes, monsieur le député. monsieur le député, c' est vrai. c' est vrai qu' au moment où vous posez cette question il manque une remarque qui fusait à chaque fois, à chaque fois qu' une question été posée sur l' emploi. celle de monsieur roy, qui disait du chômage, oui du chômage, parce que le chômage est toujours là, parce que le chômage est toujours là même s' il recule. et c' est vrai, que ces mots de patrick roy qui manquent aujourd'hui donnent une tonalité particulière à ce débat alors restons sur cette tonalité. restons sur cette tonalité s' il vous plaît. et je veux vous dire une chose, le chômage recule depuis trois mois, et c' est une très bonne nouvelle. mais que derrière ça, ce que je veux vous dire, nous avons aussi besoin de reconnaître que le chômage des jeunes est en baisse depuis une année et que le chômage justement des aînés, des seniors, lui continue à augmenter. vous nous avez dit mais alors, qu' est ce que vous faites? ce que nous avons décidé de faire et vous le savez c' est que depuis le mois de mars, un demi milliard d' euros ont été débloqués pour permettre notamment aux chômeurs de longue durée d' être tous vus individuellement par pôle emploi. au moment où je vous parle, un quart d' entre eux ont déjà été vu par les services de pôle emploi. un quart d' entre eux à tous il sera proposé soit une formation chassez le naturel, il revient au galop. bien évidemment. parce que en fin de compte vous ne savez que critiquer; vous ne savez pas proposer. nous, non seulement nous proposons, mais nous agissons. et sur tous ces sujets je tiens à vous le dire les contrats aidés que sommes en train de proposer font reculer le chômage: voilà la vérité! on dirait que les bonnes nouvelles en matière d' emploi vous déplaisent. elles ne déplaisent pas aux français elles ne déplaisent pas au gouvernement, ce qui l' encourage d' ailleurs à aller plus loin.</text:p>
          </table:table-cell>
        </table:table-row>
        <table:table-row table:style-name="ro1">
          <table:table-cell table:number-columns-repeated="2"/>
          <table:table-cell office:value-type="string">
            <text:p>4_1May</text:p>
          </table:table-cell>
          <table:table-cell office:value-type="float" office:value="44">
            <text:p>44</text:p>
          </table:table-cell>
          <table:table-cell office:value-type="float" office:value="251">
            <text:p>251</text:p>
          </table:table-cell>
          <table:table-cell table:formula="of:=IF([.E983]=[.E982];[.F982]+1;1)" office:value-type="float" office:value="9">
            <text:p>9</text:p>
          </table:table-cell>
          <table:table-cell table:formula="of:=CONCATENATE(&quot;/home/peter/Thesis/ForcedAligner/Aligner1/wav/11025/&quot;;[.C983];[.D983];&quot;.wav&quot;)" office:value-type="string" office:string-value="/home/peter/Thesis/ForcedAligner/Aligner1/wav/11025/4_1May44.wav">
            <text:p>/home/peter/Thesis/ForcedAligner/Aligner1/wav/11025/4_1May44.wav</text:p>
          </table:table-cell>
          <table:table-cell table:formula="of:=CONCATENATE(&quot;/home/peter/Thesis/ForcedAligner/Aligner1/wav/&quot;;&quot;FNQ&quot;;[.E983];&quot;_&quot;;[.F983];&quot;.wav&quot;)" office:value-type="string" office:string-value="/home/peter/Thesis/ForcedAligner/Aligner1/wav/FNQ251_9.wav">
            <text:p>/home/peter/Thesis/ForcedAligner/Aligner1/wav/FNQ251_9.wav</text:p>
          </table:table-cell>
          <table:table-cell office:value-type="string">
            <text:p>monsieur le président, mesdames et messieurs les députés, monsieur le député. je ne savais pas que mes mots avaient visé juste; je ne le savais pas. je ne savais pas qu' effectivement vous vous étiez senti concerné et si vous me permettez de vous dire une chose c' est que pour parler de ces sujets, là encore eût il fallu que vous fassiez, vous, des propositions. jamais vous n' en avez fait! et pourquoi, d' <text:s/>ailleurs, quand vous parlez de pénibilité, n' abordez vous pas un autre sujet? et la prévention de la pénibilité, ça n' est pas un véritable sujet? la façon dont nous voulons, nous, accompagner la santé des salariés et permettre eux de poser seulement la question de la compensation et de la réparation. nous en parlons! nous en avons parlé pendant la réforme des retraites, et nous continuons à le vouloir avec un texte qui sera présenté sur la médecine du travail. qui est ce qui a pris aussi cet engagement de dire qu' au premier janvier, s' il n' y a pas eu ces accords, ces discussions sur la pénibilité, il y aura une pénalité financière. et ce n' est pas l' argent que cela peut rapporter qui m' intéresse, c' est tout simplement le fait que chacun s' y mette, pour que l' on puisse trouver des solutions et ou est ce que vous pensez que c' est forcément nous même qui sommes à même de juger comment on peut compenser la pénibilité ou prévenir dans telle ou telle entreprise? je crois aux vertus du terrain; je crois aux partenaires sociaux; je crois au dialogue social; et c' est de cette façon que l' on peut apporter des solutions, pas avec des déclarations péremptoires de ceux qui n' ont jamais rien dit, jamais rien fait, jamais rien démontré en matière de justice sociale ou de réforme des retraites. et vous avez utilisé un dernier mot, monsieur le député, vous avez dit arrogance et qu' avez vous dit dans votre intervention? dites vous bien une chose: c' est que les français savent bien qu' il ne faut pas leur raconter d' histoires. ceux qui vise, demain, on reviendra en arrière sur tout et demain rasera gratis, demain croyez aux promesses du parti socialiste, vous oubliez une chose: le bon sens des français, qui savent pertinemment que, si l' on n' avait pas engagé cette réforme, on ne payait plus les retraites demain et après demain. ça, vous n' avez jamais eu le courage de le leur dire, mais ne vous inquiétez pas: les français auront le bon sens de dire non à l' arrogance du parti socialiste et aux mensonges du parti socialiste! voilà toute la différence.</text:p>
          </table:table-cell>
        </table:table-row>
        <table:table-row table:style-name="ro1">
          <table:table-cell table:number-columns-repeated="2"/>
          <table:table-cell office:value-type="string">
            <text:p>3_1May</text:p>
          </table:table-cell>
          <table:table-cell office:value-type="string">
            <text:p>27b</text:p>
          </table:table-cell>
          <table:table-cell office:value-type="float" office:value="251">
            <text:p>251</text:p>
          </table:table-cell>
          <table:table-cell table:formula="of:=IF([.E984]=[.E983];[.F983]+1;1)" office:value-type="float" office:value="10">
            <text:p>10</text:p>
          </table:table-cell>
          <table:table-cell table:formula="of:=CONCATENATE(&quot;/home/peter/Thesis/ForcedAligner/Aligner1/wav/11025/&quot;;[.C984];[.D984];&quot;.wav&quot;)" office:value-type="string" office:string-value="/home/peter/Thesis/ForcedAligner/Aligner1/wav/11025/3_1May27b.wav">
            <text:p>/home/peter/Thesis/ForcedAligner/Aligner1/wav/11025/3_1May27b.wav</text:p>
          </table:table-cell>
          <table:table-cell table:formula="of:=CONCATENATE(&quot;/home/peter/Thesis/ForcedAligner/Aligner1/wav/&quot;;&quot;FNQ&quot;;[.E984];&quot;_&quot;;[.F984];&quot;.wav&quot;)" office:value-type="string" office:string-value="/home/peter/Thesis/ForcedAligner/Aligner1/wav/FNQ251_10.wav">
            <text:p>/home/peter/Thesis/ForcedAligner/Aligner1/wav/FNQ251_10.wav</text:p>
          </table:table-cell>
          <table:table-cell office:value-type="string">
            <text:p>que ce soit l' apprentissage, les nouvelles mesures que nous proposons avec nadine morano. dans quelques jours, nous allons signer le décret qui va permettre à tous ceux de plus de quarante cinq ans qui ont un contrat de professionnalisation de pouvoir être embauchées avec un dispositif zéro charge. que ce soit également la nouvelle feuille de route de pôle emploi pour qu' on puisse être plus réactif sur le terrain. que cela vous déplaise ou pas, ce n' est pas parce que le gouvernement jospin avait laissé augmenter le chômage: nous, nous faisons reculer le chômage!</text:p>
          </table:table-cell>
        </table:table-row>
        <table:table-row table:style-name="ro1">
          <table:table-cell table:number-columns-repeated="2"/>
          <table:table-cell office:value-type="string">
            <text:p>4_1May</text:p>
          </table:table-cell>
          <table:table-cell office:value-type="float" office:value="48">
            <text:p>48</text:p>
          </table:table-cell>
          <table:table-cell office:value-type="float" office:value="251">
            <text:p>251</text:p>
          </table:table-cell>
          <table:table-cell table:formula="of:=IF([.E985]=[.E984];[.F984]+1;1)" office:value-type="float" office:value="11">
            <text:p>11</text:p>
          </table:table-cell>
          <table:table-cell table:formula="of:=CONCATENATE(&quot;/home/peter/Thesis/ForcedAligner/Aligner1/wav/11025/&quot;;[.C985];[.D985];&quot;.wav&quot;)" office:value-type="string" office:string-value="/home/peter/Thesis/ForcedAligner/Aligner1/wav/11025/4_1May48.wav">
            <text:p>/home/peter/Thesis/ForcedAligner/Aligner1/wav/11025/4_1May48.wav</text:p>
          </table:table-cell>
          <table:table-cell table:formula="of:=CONCATENATE(&quot;/home/peter/Thesis/ForcedAligner/Aligner1/wav/&quot;;&quot;FNQ&quot;;[.E985];&quot;_&quot;;[.F985];&quot;.wav&quot;)" office:value-type="string" office:string-value="/home/peter/Thesis/ForcedAligner/Aligner1/wav/FNQ251_11.wav">
            <text:p>/home/peter/Thesis/ForcedAligner/Aligner1/wav/FNQ251_11.wav</text:p>
          </table:table-cell>
          <table:table-cell office:value-type="string">
            <text:p>vous avez été, sur ce dossier, particulièrement présent. oui c' est vrai que la première orientation de l' ap hp était de proposer la fermeture du service de chirurgie cardiaque de l' hôpital henri mondor. j' ai décidé, au moment où je vous parle, de suspendre cette orientation. {ns} nous avons décidé, avec nora berra, de lancer une mission de l' igas qui sera lancée dans les jours qui viennent de façon à ce que l' on puisse voir exactement de façon totalement indépendante toute la question de la filière cardiologique, notamment sur l' ap hp. parce que j' ai bien conscience aussi que nous devons regarder l' historique de ce service et l' évolution de ce service. ce service est aujourd'hui en train de remonter en termes d' <text:s/>activité. ce service, également doit tenir compte aussi des évolutions à venir, notamment de la chirurgie cardiaque, sans oublier aussi les développements de la chirurgie interventionnelle. nous devons prendre en compte également les recommandations, qui interviendront à l' automne de la part de la haute autorité de santé, vous le savez, notamment sur les valves percutanées. mais nous avons aussi besoin et je le dis très clairement, de montrer qu' il y a bien évidemment la santé dans paris intra muros, mais aussi la question de la santé dans le grand paris, et notamment dans l' est parisien. pour toutes ces questions d' <text:s/>ailleurs, je tiens à le souligner, tous les projets que portera l' hôpital henri mondor, je pense notamment aux travaux qui sont envisagés, notamment sur les blocs, en réanimation aussi en chirurgie, et les autres projets feront l' objet d' un regard particulièrement bienveillant dans le cadre de l' <text:s/>hôpital deux mille douze. pourquoi? parce que pour bien montrer, comme nous l' avons fait pour d' autres choix en terme d' aménagement du territoire, que la question santé est aussi une question de proximité. pour certaines activités qui sont programmées, la logique n' est pas forcément au même niveau. mais une chose est certaine, la mission de l' igas va nous permettra d' y voir clair et de répondre aux enjeux de santé, notamment sur l' est parisien.</text:p>
          </table:table-cell>
        </table:table-row>
        <table:table-row table:style-name="ro1">
          <table:table-cell table:number-columns-repeated="2"/>
          <table:table-cell office:value-type="string">
            <text:p>3_1May</text:p>
          </table:table-cell>
          <table:table-cell office:value-type="string">
            <text:p>43a</text:p>
          </table:table-cell>
          <table:table-cell office:value-type="float" office:value="251">
            <text:p>251</text:p>
          </table:table-cell>
          <table:table-cell table:formula="of:=IF([.E986]=[.E985];[.F985]+1;1)" office:value-type="float" office:value="12">
            <text:p>12</text:p>
          </table:table-cell>
          <table:table-cell table:formula="of:=CONCATENATE(&quot;/home/peter/Thesis/ForcedAligner/Aligner1/wav/11025/&quot;;[.C986];[.D986];&quot;.wav&quot;)" office:value-type="string" office:string-value="/home/peter/Thesis/ForcedAligner/Aligner1/wav/11025/3_1May43a.wav">
            <text:p>/home/peter/Thesis/ForcedAligner/Aligner1/wav/11025/3_1May43a.wav</text:p>
          </table:table-cell>
          <table:table-cell table:formula="of:=CONCATENATE(&quot;/home/peter/Thesis/ForcedAligner/Aligner1/wav/&quot;;&quot;FNQ&quot;;[.E986];&quot;_&quot;;[.F986];&quot;.wav&quot;)" office:value-type="string" office:string-value="/home/peter/Thesis/ForcedAligner/Aligner1/wav/FNQ251_12.wav">
            <text:p>/home/peter/Thesis/ForcedAligner/Aligner1/wav/FNQ251_12.wav</text:p>
          </table:table-cell>
          <table:table-cell office:value-type="string">
            <text:p>merci monsieur le président mesdames et messieurs les députés, monsieur le député. oui il est bon de rappeler la vérité. la vérité, c' est que tous les pays d' europe ont fait face à une crise sans précédente, à des crises sans précédentes, mais que la france, elle, a résisté mieux que les autres. elle a résisté mieux que les autres parce que quand que le chômage à progressé de vingt sept pourcent dans notre pays, il a augmenté de carrément cinquante pourcent dans nombreux de pays, les pays bas notamment aussi la grande bretagne mais qu' il a doublé en espagne! et si le chômage a augmenté de vingt sept pourcent par rapport à d' autres qui ont beaucoup plus progressé, c' est tout simplement parce qu' un certain nombre de mesures ont été prises. si aujourd'hui le chômage a reculé le mois dernier la façon la plus importante depuis février deux mille huit c' est pas non plus le fait du hasard. si la baisse de trois mois n' avait jamais été constatée depuis de début de l' année deux mille huit ce n' est pas non plus le hasard c' est tout simplement parce qu' il y a aussi une reprise économique car ce sont les entrepreneurs qui créent les emplois, mais que toutes les mesures que nous avons prises, ont permis de mieux tenir et de mieux résister, et dans l' intérêt de qui? de l' économie française et des salariés français. quand il y a un demi million de salariés qui ont bénéficié de l' activité partielle, ils n' ont pas perdu leur emploi. quand nous avons permis notamment aux foyers les plus modestes d' avoir une aide au coeur de la crise, c' était aussi pour les soutenir et soutenir leur pouvoir d' achat. et les mesures que nous avons prises, permettent de voir que non seulement la baisse aujourd'hui est importante, mais que surtout il faut y ajouter la reprise de l' emploi des cadres. les chiffres de l' intérim qui montrent qu' on est avec un signe avant coureur d' une reprise encore plus forte et que les offres d' emploi également sont en progression.</text:p>
          </table:table-cell>
        </table:table-row>
        <table:table-row table:style-name="ro1">
          <table:table-cell table:number-columns-repeated="2"/>
          <table:table-cell office:value-type="string">
            <text:p>4_1May</text:p>
          </table:table-cell>
          <table:table-cell office:value-type="float" office:value="74">
            <text:p>74</text:p>
          </table:table-cell>
          <table:table-cell office:value-type="float" office:value="251">
            <text:p>251</text:p>
          </table:table-cell>
          <table:table-cell table:formula="of:=IF([.E987]=[.E986];[.F986]+1;1)" office:value-type="float" office:value="13">
            <text:p>13</text:p>
          </table:table-cell>
          <table:table-cell table:formula="of:=CONCATENATE(&quot;/home/peter/Thesis/ForcedAligner/Aligner1/wav/11025/&quot;;[.C987];[.D987];&quot;.wav&quot;)" office:value-type="string" office:string-value="/home/peter/Thesis/ForcedAligner/Aligner1/wav/11025/4_1May74.wav">
            <text:p>/home/peter/Thesis/ForcedAligner/Aligner1/wav/11025/4_1May74.wav</text:p>
          </table:table-cell>
          <table:table-cell table:formula="of:=CONCATENATE(&quot;/home/peter/Thesis/ForcedAligner/Aligner1/wav/&quot;;&quot;FNQ&quot;;[.E987];&quot;_&quot;;[.F987];&quot;.wav&quot;)" office:value-type="string" office:string-value="/home/peter/Thesis/ForcedAligner/Aligner1/wav/FNQ251_13.wav">
            <text:p>/home/peter/Thesis/ForcedAligner/Aligner1/wav/FNQ251_13.wav</text:p>
          </table:table-cell>
          <table:table-cell office:value-type="string">
            <text:p>merci monsieur le président. mesdames et messieurs les députés, madame le député, il ne faut pas qu' il y ait de double langage</text:p>
          </table:table-cell>
        </table:table-row>
        <table:table-row table:style-name="ro1">
          <table:table-cell table:number-columns-repeated="2"/>
          <table:table-cell office:value-type="string">
            <text:p>3_1May</text:p>
          </table:table-cell>
          <table:table-cell office:value-type="string">
            <text:p>43b</text:p>
          </table:table-cell>
          <table:table-cell office:value-type="float" office:value="251">
            <text:p>251</text:p>
          </table:table-cell>
          <table:table-cell table:formula="of:=IF([.E988]=[.E987];[.F987]+1;1)" office:value-type="float" office:value="14">
            <text:p>14</text:p>
          </table:table-cell>
          <table:table-cell table:formula="of:=CONCATENATE(&quot;/home/peter/Thesis/ForcedAligner/Aligner1/wav/11025/&quot;;[.C988];[.D988];&quot;.wav&quot;)" office:value-type="string" office:string-value="/home/peter/Thesis/ForcedAligner/Aligner1/wav/11025/3_1May43b.wav">
            <text:p>/home/peter/Thesis/ForcedAligner/Aligner1/wav/11025/3_1May43b.wav</text:p>
          </table:table-cell>
          <table:table-cell table:formula="of:=CONCATENATE(&quot;/home/peter/Thesis/ForcedAligner/Aligner1/wav/&quot;;&quot;FNQ&quot;;[.E988];&quot;_&quot;;[.F988];&quot;.wav&quot;)" office:value-type="string" office:string-value="/home/peter/Thesis/ForcedAligner/Aligner1/wav/FNQ251_14.wav">
            <text:p>/home/peter/Thesis/ForcedAligner/Aligner1/wav/FNQ251_14.wav</text:p>
          </table:table-cell>
          <table:table-cell office:value-type="string">
            <text:p>ceci étant nous savons aussi clairement que nous aurons à mettre en phase beaucoup plus rapidement les offres d' emploi et les demandeurs d' emploi, parce que aujourd'hui nous ne pouvons pas avoir deux millions six cent quatre vingt mille demandeurs d' emplois, et d' avoir encore autant d' offres d' emploi qui ne sont pas pourvues rapidement. c' est l' un des enjeux des semaines et des mois qui viennent, c' est aussi de cette façon que nous réussirons à vaincre durablement le chômage grâce à l' action de la majorité.</text:p>
          </table:table-cell>
        </table:table-row>
        <table:table-row table:style-name="ro1">
          <table:table-cell table:number-columns-repeated="2"/>
          <table:table-cell office:value-type="string">
            <text:p>4_1May</text:p>
          </table:table-cell>
          <table:table-cell office:value-type="float" office:value="76">
            <text:p>76</text:p>
          </table:table-cell>
          <table:table-cell office:value-type="float" office:value="251">
            <text:p>251</text:p>
          </table:table-cell>
          <table:table-cell table:formula="of:=IF([.E989]=[.E988];[.F988]+1;1)" office:value-type="float" office:value="15">
            <text:p>15</text:p>
          </table:table-cell>
          <table:table-cell table:formula="of:=CONCATENATE(&quot;/home/peter/Thesis/ForcedAligner/Aligner1/wav/11025/&quot;;[.C989];[.D989];&quot;.wav&quot;)" office:value-type="string" office:string-value="/home/peter/Thesis/ForcedAligner/Aligner1/wav/11025/4_1May76.wav">
            <text:p>/home/peter/Thesis/ForcedAligner/Aligner1/wav/11025/4_1May76.wav</text:p>
          </table:table-cell>
          <table:table-cell table:formula="of:=CONCATENATE(&quot;/home/peter/Thesis/ForcedAligner/Aligner1/wav/&quot;;&quot;FNQ&quot;;[.E989];&quot;_&quot;;[.F989];&quot;.wav&quot;)" office:value-type="string" office:string-value="/home/peter/Thesis/ForcedAligner/Aligner1/wav/FNQ251_15.wav">
            <text:p>/home/peter/Thesis/ForcedAligner/Aligner1/wav/FNQ251_15.wav</text:p>
          </table:table-cell>
          <table:table-cell office:value-type="string">
            <text:p>je dis non au double langage. ce qui est vrai, c' est que, depuis trois mois, le chômage baisse en france, ce qui ne s' était pas produit depuis le début de l' année deux mille huit et c' est une bonne nouvelle pour toutes celles et ceux qui ont retrouvé un emploi. que la baisse soit la plus importante depuis février deux mille huit c' est aussi une bonne nouvelle pour celles et ceux qui ont retrouvé un emploi et je ne nie pas que les choses ne sont pas encore parfaites et qu' on a encore beaucoup d' efforts à faire. mais ce que je sais également c' est tout simplement que sur tous ces sujets, nous avons mis en place de nouvelles mesures: un demi milliard d' euros pour proposer des offres de formations ou des contrats aidés avec une double priorité: l' emploi des jeunes qui recule, pas encore assez pour moi, mais qui recule. le chômage notamment des plus de cinquante ans, ou là nous avons besoin d' intensifier les efforts. mais ce que je voudrais quand même signaler car vous avez parlé des autres catégories, je préfère qu' une personne retrouve une activité même réduite que pas d' <text:s/>activité du tout. parce qu' en plus, avec le rsa cette majorité a voté, il y a la garantie que le pouvoir d' <text:s/>achat est maintenu. voilà aussi une vérité que vous avez certainement oublié de citer tout à l' heure ou peut être n' avez vous eu pas le temps; je le dis à votre place. ce que je peux vous dire. vous parlez de bilans contre bilans. le bilan du gouvernement jospin ça été d' estimer que l' état ne pouvait pas tout; c' était comme l' avait dit aussi monsieur mitterrand, qu' on avait tout essayé face au chômage. nous, nous pensons que nous, nous continuerons. non, nous nous continuerons à prendre nos responsabilités. et, vous voulez que je vous dire, parce que vous m' écoutez jusqu' au bout: nous, à faire baisser le chômage, ce que vous n' avez pas su faire.</text:p>
          </table:table-cell>
        </table:table-row>
        <table:table-row table:style-name="ro1">
          <table:table-cell table:number-columns-repeated="2"/>
          <table:table-cell office:value-type="string">
            <text:p>4_1May</text:p>
          </table:table-cell>
          <table:table-cell office:value-type="string">
            <text:p>11a</text:p>
          </table:table-cell>
          <table:table-cell office:value-type="float" office:value="251">
            <text:p>251</text:p>
          </table:table-cell>
          <table:table-cell table:formula="of:=IF([.E990]=[.E989];[.F989]+1;1)" office:value-type="float" office:value="16">
            <text:p>16</text:p>
          </table:table-cell>
          <table:table-cell table:formula="of:=CONCATENATE(&quot;/home/peter/Thesis/ForcedAligner/Aligner1/wav/11025/&quot;;[.C990];[.D990];&quot;.wav&quot;)" office:value-type="string" office:string-value="/home/peter/Thesis/ForcedAligner/Aligner1/wav/11025/4_1May11a.wav">
            <text:p>/home/peter/Thesis/ForcedAligner/Aligner1/wav/11025/4_1May11a.wav</text:p>
          </table:table-cell>
          <table:table-cell table:formula="of:=CONCATENATE(&quot;/home/peter/Thesis/ForcedAligner/Aligner1/wav/&quot;;&quot;FNQ&quot;;[.E990];&quot;_&quot;;[.F990];&quot;.wav&quot;)" office:value-type="string" office:string-value="/home/peter/Thesis/ForcedAligner/Aligner1/wav/FNQ251_16.wav">
            <text:p>/home/peter/Thesis/ForcedAligner/Aligner1/wav/FNQ251_16.wav</text:p>
          </table:table-cell>
          <table:table-cell office:value-type="string">
            <text:p>monsieur le président, mesdames et messieurs les députés, monsieur le ministre hervé gaymard. vous l' avez dit, il est vrai que l' ensemble des mesures que nous avons pu prendre immédiatement face à la crise ont permis de mieux résister que d' autre pays dans cette crise. mais que bien évidemment, nous le savons, la question du pouvoir d' <text:s/>achat est une question qui se pose dans tous les pays et que, même si, en france, la situation n' est pas la même que dans les autres, nous voulons aujourd'hui continuer à prendre d' autres initiatives. prendre d' <text:s/>autres initiatives, nous savons ce n' est pas le gouvernement qui fixe les salaires dans les entreprises, mais il est important que discussions salariales aient lieu partout et qu' elles soient en mesure de progresser. en revanche, en revanche, nous avons aussi bien veillée à ce que le pouvoir d' <text:s/>achat des retraités et surtout des retraités les plus modestes, les pensions de retraite augmentent comme nous en avons pris l' engagement que ce soit notamment pour le minimum vieillesse et cette revalorisation de vingt cinq pour cent pendant le quinquennat mais aussi pour garantir le pouvoir d' <text:s/>achat de l' ensemble des retraités. la question de la prime, si vous me le permettez est même d' une autre logique. c' est une question d' équité, c' est une question de principe, et ce principe est très clair. et vous même qui n' avez cessé de croire aussi à l' engagement du général de gaulle notamment pour la participation, nous sommes dans la même logique. si l' entreprise réussit, c' est grâce à la place bien évidemment des actionnaires, leur investissement de départ, mais c' est grâce aux salariés. et, dans ces conditions là s' il y a des bénéfices, s' il y a des dividendes qui progressent, il faut qu' il y en ait plus pour les salariés. ce n' est pas à la place des salaires, ce sera bien une négociation pour les salaires à part mais c' est la même logique que pour la participation: c' est de donner d' avantage aux salariés.</text:p>
          </table:table-cell>
        </table:table-row>
        <table:table-row table:style-name="ro1">
          <table:table-cell table:number-columns-repeated="2"/>
          <table:table-cell office:value-type="string">
            <text:p>4_1May</text:p>
          </table:table-cell>
          <table:table-cell office:value-type="string">
            <text:p>11b</text:p>
          </table:table-cell>
          <table:table-cell office:value-type="float" office:value="251">
            <text:p>251</text:p>
          </table:table-cell>
          <table:table-cell table:formula="of:=IF([.E991]=[.E990];[.F990]+1;1)" office:value-type="float" office:value="17">
            <text:p>17</text:p>
          </table:table-cell>
          <table:table-cell table:formula="of:=CONCATENATE(&quot;/home/peter/Thesis/ForcedAligner/Aligner1/wav/11025/&quot;;[.C991];[.D991];&quot;.wav&quot;)" office:value-type="string" office:string-value="/home/peter/Thesis/ForcedAligner/Aligner1/wav/11025/4_1May11b.wav">
            <text:p>/home/peter/Thesis/ForcedAligner/Aligner1/wav/11025/4_1May11b.wav</text:p>
          </table:table-cell>
          <table:table-cell table:formula="of:=CONCATENATE(&quot;/home/peter/Thesis/ForcedAligner/Aligner1/wav/&quot;;&quot;FNQ&quot;;[.E991];&quot;_&quot;;[.F991];&quot;.wav&quot;)" office:value-type="string" office:string-value="/home/peter/Thesis/ForcedAligner/Aligner1/wav/FNQ251_17.wav">
            <text:p>/home/peter/Thesis/ForcedAligner/Aligner1/wav/FNQ251_17.wav</text:p>
          </table:table-cell>
          <table:table-cell office:value-type="string">
            <text:p>le principe est très clair, les modalités et le montant seront discutés dans les entreprises. cette prime aura un caractère obligatoire dans les entreprises de plus de cinquante salariés là où la participation est obligatoire. mais sur tous ces sujets là, nous sommes au rendez vous d' un meilleur partage de la valeur. et vous avez raison de le dire, c' est notre famille politique qui n' a cessé de porter cet meilleur ce meilleur partage de la valeur.</text:p>
          </table:table-cell>
        </table:table-row>
        <table:table-row table:style-name="ro1">
          <table:table-cell table:number-columns-repeated="2"/>
          <table:table-cell office:value-type="string">
            <text:p>4_1May</text:p>
          </table:table-cell>
          <table:table-cell office:value-type="string">
            <text:p>25a</text:p>
          </table:table-cell>
          <table:table-cell office:value-type="float" office:value="251">
            <text:p>251</text:p>
          </table:table-cell>
          <table:table-cell table:formula="of:=IF([.E992]=[.E991];[.F991]+1;1)" office:value-type="float" office:value="18">
            <text:p>18</text:p>
          </table:table-cell>
          <table:table-cell table:formula="of:=CONCATENATE(&quot;/home/peter/Thesis/ForcedAligner/Aligner1/wav/11025/&quot;;[.C992];[.D992];&quot;.wav&quot;)" office:value-type="string" office:string-value="/home/peter/Thesis/ForcedAligner/Aligner1/wav/11025/4_1May25a.wav">
            <text:p>/home/peter/Thesis/ForcedAligner/Aligner1/wav/11025/4_1May25a.wav</text:p>
          </table:table-cell>
          <table:table-cell table:formula="of:=CONCATENATE(&quot;/home/peter/Thesis/ForcedAligner/Aligner1/wav/&quot;;&quot;FNQ&quot;;[.E992];&quot;_&quot;;[.F992];&quot;.wav&quot;)" office:value-type="string" office:string-value="/home/peter/Thesis/ForcedAligner/Aligner1/wav/FNQ251_18.wav">
            <text:p>/home/peter/Thesis/ForcedAligner/Aligner1/wav/FNQ251_18.wav</text:p>
          </table:table-cell>
          <table:table-cell office:value-type="string">
            <text:p>monsieur le président, mesdames et messieurs les députés, monsieur le président ayrault. le dossier des retraites est un sujet qui ne mérite ni contre vérités ni approximations; vous vous êtes livré aux deux en quelques instants. coutumier du fait c' est vrai! notamment en matière de retraites, où il est vrai, que le parti socialiste n' a guère d' états de service à présenter. jamais! jamais vous n' étiez au rendez vous de la responsabilité en matière des retraites! si on veut voir les socialistes qui se sont engagés sur les réformes des retraites, vous pouvez regarder en espagne, vous pouvez regarder en allemagne, jamais en france! jamais! et ce qui est intéressant de voir c' est que sur la question de la pénibilité, vous avez toujours été aux abonnés absents. quand cette majorité a voté la réforme présentée par françois fillon, le dispositif carrières longues, qui a permis à plusieurs centaines de milliers nos concitoyens de partir à la retraite avant soixante ans, parce qu' ils avaient commencé à travailler très jeunes, c' est la valeur travail qui est récompensée: jamais vous n' avez voté un tel dispositif! la pénibilité n' est reconnue dans quasiment aucun pays. pour la première fois en france, avec cette réforme ci présenter par eric woerth, c' est la première fois qu' on l' a prise en compte. c' est les conditions sont exactement les mêmes que celles qui ont été décidées dans le vote de loi. mais il est vrai que cette mesure qui est une mesure de justice, qui est une mesure de compensation de l' usure au travail, cette mesure cette majorité l' a votée, le parti socialiste était aux abonnés absents, encore une fois! et sur ces deux mesures, si vous y ajouter les carrières longues et la prise en compte de la pénibilité, cent vingt mille personnes chaque année seront concernées, cent vingt mille personnes chaque année! mais je crois que le seul but de cette question, vous avez fait référence au retour à la retraite à soixante ans, les sondages sont constants</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993];[.B993])" office:value-type="string" office:string-value="2May">
            <text:p>2May</text:p>
          </table:table-cell>
          <table:table-cell office:value-type="string">
            <text:p>60a</text:p>
          </table:table-cell>
          <table:table-cell office:value-type="float" office:value="258">
            <text:p>258</text:p>
          </table:table-cell>
          <table:table-cell table:formula="of:=IF([.E993]=[.E992];[.F992]+1;1)" office:value-type="float" office:value="1">
            <text:p>1</text:p>
          </table:table-cell>
          <table:table-cell table:formula="of:=CONCATENATE(&quot;/home/peter/Thesis/ForcedAligner/Aligner1/wav/11025/&quot;;[.C993];[.D993];&quot;.wav&quot;)" office:value-type="string" office:string-value="/home/peter/Thesis/ForcedAligner/Aligner1/wav/11025/2May60a.wav">
            <text:p>/home/peter/Thesis/ForcedAligner/Aligner1/wav/11025/2May60a.wav</text:p>
          </table:table-cell>
          <table:table-cell table:formula="of:=CONCATENATE(&quot;/home/peter/Thesis/ForcedAligner/Aligner1/wav/&quot;;&quot;FNQ&quot;;[.E993];&quot;_&quot;;[.F993];&quot;.wav&quot;)" office:value-type="string" office:string-value="/home/peter/Thesis/ForcedAligner/Aligner1/wav/FNQ258_1.wav">
            <text:p>/home/peter/Thesis/ForcedAligner/Aligner1/wav/FNQ258_1.wav</text:p>
          </table:table-cell>
          <table:table-cell office:value-type="string">
            <text:p>je je je je pense que c' est un signe de l' excellence de l' intervention de jérôme chartier. merci de vos applaudissements chers collègues. euh rapidement puisque ce <text:s/>débat a permis de de solliciter euh des euh des dimensions euh très très larges de notre politique économique, et fiscale et budgétaire. euh si nous revenons véritablement sur le le sujet. euh le programme de stabilité deux mille onze deux mille quatorze bien sûr s' inscrit dans la poursuite des efforts de réduction des déficits publics. l' objectif de ramener le déficit public à trois pourcent du pib en deux mille treize nous le considérons au groupe ump comme un objectif totalement intangible. et il serait bien sûr irresponsable, comme euh vous le faites parfois, chers collègues socialistes, de reporter cet objectif. car c' est cela qui nous réuni aujourd'hui. euh les résultats déjà obtenus, ça l' a été excellemment dit par euh notamment par madame la ministre et le ministre du budget je parle du moindre déficit en deux mille dix contrairement à ce que j' ai entendu, à un prévision à cinq virgule sept pourcent pour deux mille onze, au lieu de six pourcent <text:s/>qui démontrent l' efficacité de cette volonté, cette volonté qu' est ce que c' est? c' est le respect des normes de dépenses inscrites dans la loi de programmation, c' est à dire à la fois le respect du zéro valeur, la stabilité des dépenses de l' état en volume et le respect de l' ondam le ministre du budget a beaucoup essayé, a beaucoup insisté là dessus pour la première fois depuis plus de trente ans, avec pour autant, une augmentation des dépenses de santé qui est deux fois supérieure à celle de l' inflation alors que nous avons entendu parlé parfois, ce qui est évidemment totalement faux et mensonger, euh de casse sociale ou de diminution des prestations.</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994];[.B994])" office:value-type="string" office:string-value="2May">
            <text:p>2May</text:p>
          </table:table-cell>
          <table:table-cell office:value-type="string">
            <text:p>60b</text:p>
          </table:table-cell>
          <table:table-cell office:value-type="float" office:value="258">
            <text:p>258</text:p>
          </table:table-cell>
          <table:table-cell table:formula="of:=IF([.E994]=[.E993];[.F993]+1;1)" office:value-type="float" office:value="2">
            <text:p>2</text:p>
          </table:table-cell>
          <table:table-cell table:formula="of:=CONCATENATE(&quot;/home/peter/Thesis/ForcedAligner/Aligner1/wav/11025/&quot;;[.C994];[.D994];&quot;.wav&quot;)" office:value-type="string" office:string-value="/home/peter/Thesis/ForcedAligner/Aligner1/wav/11025/2May60b.wav">
            <text:p>/home/peter/Thesis/ForcedAligner/Aligner1/wav/11025/2May60b.wav</text:p>
          </table:table-cell>
          <table:table-cell table:formula="of:=CONCATENATE(&quot;/home/peter/Thesis/ForcedAligner/Aligner1/wav/&quot;;&quot;FNQ&quot;;[.E994];&quot;_&quot;;[.F994];&quot;.wav&quot;)" office:value-type="string" office:string-value="/home/peter/Thesis/ForcedAligner/Aligner1/wav/FNQ258_2.wav">
            <text:p>/home/peter/Thesis/ForcedAligner/Aligner1/wav/FNQ258_2.wav</text:p>
          </table:table-cell>
          <table:table-cell office:value-type="string">
            <text:p>que proposent les les socialistes? ils proposent, à l' inverse, de faire voler en éclat ces engagements et je crois que nos concitoyens doivent le savoir quitte à mettre en cause la crédibilité de la france et notamment vis à vis de nos partenaires européens, monsieur le président de la commission. c' est bien de cela qu' il s' agit aujourd'hui. le programme socialiste court le risque de l' aggravation de notre capacité de financement, et donc d' un accroissement sans freins de la charge de la dette. risque de voir la dette atteindre cent pourcent du pib en deux mille douze, ce qui est la moyenne aujourd'hui, dramatique, de l' ensemble des pays de l' ocde. les intérêts de la dette étant, faut il le rappeler encore aujourd'hui, le premier poste de dépenses, devant la défense et même devant l' éducation. alors au regard de notre taux de prélèvements obligatoires, on a un des plus élevés de l' ocde, chacun le sait, la seule marge de manoeuvre, c' est la maîtrise de la dépense. ça ne s' appelle pas une politique de rigueur; ça s' appelle une politique de maîtrise de la dépense. et à l' inverse, les socialistes sur leur programme à venir ne proposent que l' action par des hausses d' impôts, de l' ordre de plus de cinquante milliards d' euros sur cinq ans. euh cette majorité, faut il le rappeler, la première depuis trente ans à s' attaquer enfin à la réduction de la part des dépenses publiques dans le pib. que se passerait il que se passerait il si nous le faisions pas? c' est un véritable effet boule de neige qui se mettra alors en place exigeant alors des sacrifices considérables pour assurer la solvabilité de l' état</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995];[.B995])" office:value-type="string" office:string-value="2May">
            <text:p>2May</text:p>
          </table:table-cell>
          <table:table-cell office:value-type="string">
            <text:p>60c</text:p>
          </table:table-cell>
          <table:table-cell office:value-type="float" office:value="258">
            <text:p>258</text:p>
          </table:table-cell>
          <table:table-cell table:formula="of:=IF([.E995]=[.E994];[.F994]+1;1)" office:value-type="float" office:value="3">
            <text:p>3</text:p>
          </table:table-cell>
          <table:table-cell table:formula="of:=CONCATENATE(&quot;/home/peter/Thesis/ForcedAligner/Aligner1/wav/11025/&quot;;[.C995];[.D995];&quot;.wav&quot;)" office:value-type="string" office:string-value="/home/peter/Thesis/ForcedAligner/Aligner1/wav/11025/2May60c.wav">
            <text:p>/home/peter/Thesis/ForcedAligner/Aligner1/wav/11025/2May60c.wav</text:p>
          </table:table-cell>
          <table:table-cell table:formula="of:=CONCATENATE(&quot;/home/peter/Thesis/ForcedAligner/Aligner1/wav/&quot;;&quot;FNQ&quot;;[.E995];&quot;_&quot;;[.F995];&quot;.wav&quot;)" office:value-type="string" office:string-value="/home/peter/Thesis/ForcedAligner/Aligner1/wav/FNQ258_3.wav">
            <text:p>/home/peter/Thesis/ForcedAligner/Aligner1/wav/FNQ258_3.wav</text:p>
          </table:table-cell>
          <table:table-cell office:value-type="string">
            <text:p>augmentation de la tva <text:s/>de la csg, suppression d' un grand nombre d' aides aux entreprises, gel des rémunérations des fonctionnaires, gel de tous les minima sociaux, diminution de la prise en charge de la maladie. chers collègues c' est pour éviter précisément ces catastrophes que nous prenons la responsabilité de la po de soutenir la politique qui est menée par le gouvernement euh d' aujourd'hui. alors en conclusion, tout simplement, et je le dirai très très simplement parce que je crois que la réalité est très simple, les socialistes veulent plus d' impôts, et au fond plus d' impôts aux résultats compte tenu de ce que je viens de dire et ce qu' on a entendu aujourd'hui, c' est tout simplement moins de service publics et une perte de notre indépendance national. c' est pourquoi le groupe ump évidemment votera avec conviction euh avec vous monsieur et madame la ministre ce projet de loi. </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996];[.B996])" office:value-type="string" office:string-value="2May">
            <text:p>2May</text:p>
          </table:table-cell>
          <table:table-cell office:value-type="string">
            <text:p>62a</text:p>
          </table:table-cell>
          <table:table-cell office:value-type="float" office:value="266">
            <text:p>266</text:p>
          </table:table-cell>
          <table:table-cell table:formula="of:=IF([.E996]=[.E995];[.F995]+1;1)" office:value-type="float" office:value="1">
            <text:p>1</text:p>
          </table:table-cell>
          <table:table-cell table:formula="of:=CONCATENATE(&quot;/home/peter/Thesis/ForcedAligner/Aligner1/wav/11025/&quot;;[.C996];[.D996];&quot;.wav&quot;)" office:value-type="string" office:string-value="/home/peter/Thesis/ForcedAligner/Aligner1/wav/11025/2May62a.wav">
            <text:p>/home/peter/Thesis/ForcedAligner/Aligner1/wav/11025/2May62a.wav</text:p>
          </table:table-cell>
          <table:table-cell table:formula="of:=CONCATENATE(&quot;/home/peter/Thesis/ForcedAligner/Aligner1/wav/&quot;;&quot;FNQ&quot;;[.E996];&quot;_&quot;;[.F996];&quot;.wav&quot;)" office:value-type="string" office:string-value="/home/peter/Thesis/ForcedAligner/Aligner1/wav/FNQ266_1.wav">
            <text:p>/home/peter/Thesis/ForcedAligner/Aligner1/wav/FNQ266_1.wav</text:p>
          </table:table-cell>
          <table:table-cell office:value-type="string">
            <text:p>merci euh monsieur le le président. à entendre la nature de cette fin de de débat parlementaire, je me disais que effectivement j' avais l' impression que oui certains d' entre nous sont frappés d' une étrange amnésie et que si il y a des poissons rouges ils sont peut être pas dans un aquarium mais dans cet hémicycle. car que se passe t il? j' entends, du côté, à droite, de de l' hémicycle j' entends qu' on critique le programme du parti socialiste, on critique un programme que nous avons vocation à défendre pour après deux mille douze, mais vous vous critiquez parce que vous n' avez rien à proposer en face d' abord pour l' après deux mille douze mais, surtout, parce que vous n' osez même pas assumer le bilan de ce que vous avez fait. parlons, non pas seulement, sur les mots et sur le programme pour après deux mille douze, mais jugeons sur les faits et sur ce qui s' est effectivement passé: depuis quand le déficit public a t il doublé? depuis dix ans, depuis que la droite est revenue au pouvoir. quand le déficit public était il largement dans les clous? c' était sous le gouvernement de lionel jospin. quand la croissance en france a t elle été au rendez vous et a t elle dépassé la moyenne de croissance des pays de l' union européenne? c' était sous lionel jospin. aujourd'hui vous ne pouvez pas mettre tout sur le dos de la crise. la cour des comptes l' a dit, vos documents eux mêmes l' ont dit: la crise n' est responsable que d' une minorité de la situation catastrophique des finances publiques aujourd'hui.</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997];[.B997])" office:value-type="string" office:string-value="2May">
            <text:p>2May</text:p>
          </table:table-cell>
          <table:table-cell office:value-type="string">
            <text:p>62b</text:p>
          </table:table-cell>
          <table:table-cell office:value-type="float" office:value="266">
            <text:p>266</text:p>
          </table:table-cell>
          <table:table-cell table:formula="of:=IF([.E997]=[.E996];[.F996]+1;1)" office:value-type="float" office:value="2">
            <text:p>2</text:p>
          </table:table-cell>
          <table:table-cell table:formula="of:=CONCATENATE(&quot;/home/peter/Thesis/ForcedAligner/Aligner1/wav/11025/&quot;;[.C997];[.D997];&quot;.wav&quot;)" office:value-type="string" office:string-value="/home/peter/Thesis/ForcedAligner/Aligner1/wav/11025/2May62b.wav">
            <text:p>/home/peter/Thesis/ForcedAligner/Aligner1/wav/11025/2May62b.wav</text:p>
          </table:table-cell>
          <table:table-cell table:formula="of:=CONCATENATE(&quot;/home/peter/Thesis/ForcedAligner/Aligner1/wav/&quot;;&quot;FNQ&quot;;[.E997];&quot;_&quot;;[.F997];&quot;.wav&quot;)" office:value-type="string" office:string-value="/home/peter/Thesis/ForcedAligner/Aligner1/wav/FNQ266_2.wav">
            <text:p>/home/peter/Thesis/ForcedAligner/Aligner1/wav/FNQ266_2.wav</text:p>
          </table:table-cell>
          <table:table-cell office:value-type="string">
            <text:p>et puis vous avez beau jeu de dénoncer euh le programme du du parti socialiste. nous nous pourrions, vous rappeler simplement l' ensemble des promesses que vous avez faites et que vous n' avez jamais tenues. qui devons nous croire? que devons nous croire de votre vision de la politique économique et fiscale? est ce que nous devons croire le président de la république candidat à sa propre réélection, qui avait promis d' être le président du pouvoir d' achat et qui est celui de l' appauvrissement de l' ensemble des français? nous devons croire le président qui avait promis là encore que le bouclier fiscal allait être un instrument de la justice pour rétablir la justice fiscale pour les plus hauts revenus et qui, aujourd'hui, est obligé de reconnaître lui même qu' il a fait une erreur je voudrais revenir là dessus mais comment? en faisant un cadeau encore plus gros par la réduction de l' isf parce qu' il n' a même pas eu le courage d' assumer sa suppression totale de peur de la sanction électorale de l' an prochain? de quel président devons nous croire? celui qui parlait de la france qui travaille, de la france qui se lève tôt? et aujourd'hui, on se retrouve avec des usines qui ferment, avec une absence criante de politique industrielle. car oui c' est ça votre bilan et ce que nous lisons dans ce texte c' est une politique d' austérité, oui effectivement, une politique qui ne relancera pas la croissance mais qui, au contraire, risque de la casser, une politique qui n' est pas à la hauteur des enjeux que nous devons affronter, nous ici en france mais aussi au sein de l' union européenne. et face à cela ce qu' il faut, c' est un discours effectivement qui redonne de la confiance aux français, qui s' appuie à la fois sur la crédibilité que nous pouvons tirer nous</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998];[.B998])" office:value-type="string" office:string-value="2May">
            <text:p>2May</text:p>
          </table:table-cell>
          <table:table-cell office:value-type="string">
            <text:p>62c</text:p>
          </table:table-cell>
          <table:table-cell office:value-type="float" office:value="266">
            <text:p>266</text:p>
          </table:table-cell>
          <table:table-cell table:formula="of:=IF([.E998]=[.E997];[.F997]+1;1)" office:value-type="float" office:value="3">
            <text:p>3</text:p>
          </table:table-cell>
          <table:table-cell table:formula="of:=CONCATENATE(&quot;/home/peter/Thesis/ForcedAligner/Aligner1/wav/11025/&quot;;[.C998];[.D998];&quot;.wav&quot;)" office:value-type="string" office:string-value="/home/peter/Thesis/ForcedAligner/Aligner1/wav/11025/2May62c.wav">
            <text:p>/home/peter/Thesis/ForcedAligner/Aligner1/wav/11025/2May62c.wav</text:p>
          </table:table-cell>
          <table:table-cell table:formula="of:=CONCATENATE(&quot;/home/peter/Thesis/ForcedAligner/Aligner1/wav/&quot;;&quot;FNQ&quot;;[.E998];&quot;_&quot;;[.F998];&quot;.wav&quot;)" office:value-type="string" office:string-value="/home/peter/Thesis/ForcedAligner/Aligner1/wav/FNQ266_3.wav">
            <text:p>/home/peter/Thesis/ForcedAligner/Aligner1/wav/FNQ266_3.wav</text:p>
          </table:table-cell>
          <table:table-cell office:value-type="string">
            <text:p>des années de lionel jospin. et nous pouvons dire nous comme <text:s/>pierre alain muet que oui nous avons su gérer les finances publiques, bien mieux que vous ne l' avez fait depuis deux mille deux. et aussi sur une vision et des perspectives pour la jeunesse. vous avez beau jeu de critiquer notre programme d' emplois jeunes, mais qu' est ce que vous proposez aux jeunes aujourd'hui? qu' est ce que vous proposez face aux six cent mille cho <text:s/>jeunes chômeurs qui n' ont aucune perspective dans notre pays? rien. donc désolée, mais pour l' avenir, pour la croissance, pour une véritable euh politique économique et fiscale plus juste et qui redonne de l' espoir au pays, je suis désolée mais notre programme vaut bien mieux que votre bilan.</text:p>
          </table:table-cell>
        </table:table-row>
        <table:table-row table:style-name="ro1">
          <table:table-cell table:number-columns-repeated="2"/>
          <table:table-cell office:value-type="string">
            <text:p>3_1May</text:p>
          </table:table-cell>
          <table:table-cell office:value-type="string">
            <text:p>59a</text:p>
          </table:table-cell>
          <table:table-cell office:value-type="float" office:value="271">
            <text:p>271</text:p>
          </table:table-cell>
          <table:table-cell table:formula="of:=IF([.E999]=[.E998];[.F998]+1;1)" office:value-type="float" office:value="1">
            <text:p>1</text:p>
          </table:table-cell>
          <table:table-cell table:formula="of:=CONCATENATE(&quot;/home/peter/Thesis/ForcedAligner/Aligner1/wav/11025/&quot;;[.C999];[.D999];&quot;.wav&quot;)" office:value-type="string" office:string-value="/home/peter/Thesis/ForcedAligner/Aligner1/wav/11025/3_1May59a.wav">
            <text:p>/home/peter/Thesis/ForcedAligner/Aligner1/wav/11025/3_1May59a.wav</text:p>
          </table:table-cell>
          <table:table-cell table:formula="of:=CONCATENATE(&quot;/home/peter/Thesis/ForcedAligner/Aligner1/wav/&quot;;&quot;FNQ&quot;;[.E999];&quot;_&quot;;[.F999];&quot;.wav&quot;)" office:value-type="string" office:string-value="/home/peter/Thesis/ForcedAligner/Aligner1/wav/FNQ271_1.wav">
            <text:p>/home/peter/Thesis/ForcedAligner/Aligner1/wav/FNQ271_1.wav</text:p>
          </table:table-cell>
          <table:table-cell office:value-type="string">
            <text:p>monsieur le président, mesdames et messieurs les ministres, chers collègues, ma question s' adresse à monsieur le ministre de l' intérieur de l' outre mer des collectivités territoriales et de l' immigration. en france, les crimes et délits ont baissé de dix sept virgule neuf pourcent entre deux mille deux et deux mille dix. ces résultats, nous le devons au gouvernement qui, depuis quatre ans, n' a cessé de rechercher les moyens efficaces pour lutter contre la délinquance et à l' action quotidienne de la police sur le terrain. la sécurité demeure, aujourd'hui, l' objectif numéro un de l' action de votre ministère car c' est notre bien le plus précieux. depuis hier, mantes la jolie, ville de ma circonscription, ainsi que nice, strasbourg, poitiers sont les quatre sites expérimentaux choisis pour rapprocher policiers et citoyens avec la mise en place de patrouilleurs. durant deux mois, <text:s/>période d' évaluation, ces patrouilleurs vont avoir pour mission d' être visibles pour la population, de renforcer le lien de confiance, ainsi que d' être dissuasifs pour les délinquants. je salue ce dispositif qui permettra de compléter les actions déjà menées sur notre territoire avec les brigades de roulement, les bst, les groupements de sécurité, en complètement des actions mises en place par la ville de mantes la jolie, comme la vidéo protection, la police municipale, les veilleurs de nuit, tout ceci dans le but d' assurer la sécurité des habitants, des commerçants et des équipements publics. ces efforts conjoints, qui ont permis une baisse de la délinquance de vingt quatre pourcent en cinq ans à mantes la jolie, doivent se poursuivre et l' état comme les collectivités locales doivent continuer à s' engager.</text:p>
          </table:table-cell>
        </table:table-row>
        <table:table-row table:style-name="ro1">
          <table:table-cell table:number-columns-repeated="2"/>
          <table:table-cell office:value-type="string">
            <text:p>3_1May</text:p>
          </table:table-cell>
          <table:table-cell office:value-type="string">
            <text:p>59b</text:p>
          </table:table-cell>
          <table:table-cell office:value-type="float" office:value="271">
            <text:p>271</text:p>
          </table:table-cell>
          <table:table-cell table:formula="of:=IF([.E1000]=[.E999];[.F999]+1;1)" office:value-type="float" office:value="2">
            <text:p>2</text:p>
          </table:table-cell>
          <table:table-cell table:formula="of:=CONCATENATE(&quot;/home/peter/Thesis/ForcedAligner/Aligner1/wav/11025/&quot;;[.C1000];[.D1000];&quot;.wav&quot;)" office:value-type="string" office:string-value="/home/peter/Thesis/ForcedAligner/Aligner1/wav/11025/3_1May59b.wav">
            <text:p>/home/peter/Thesis/ForcedAligner/Aligner1/wav/11025/3_1May59b.wav</text:p>
          </table:table-cell>
          <table:table-cell table:formula="of:=CONCATENATE(&quot;/home/peter/Thesis/ForcedAligner/Aligner1/wav/&quot;;&quot;FNQ&quot;;[.E1000];&quot;_&quot;;[.F1000];&quot;.wav&quot;)" office:value-type="string" office:string-value="/home/peter/Thesis/ForcedAligner/Aligner1/wav/FNQ271_2.wav">
            <text:p>/home/peter/Thesis/ForcedAligner/Aligner1/wav/FNQ271_2.wav</text:p>
          </table:table-cell>
          <table:table-cell office:value-type="string">
            <text:p>monsieur le ministre, bien que l' opposition ironise sur le retour d' une police de proximité, je voulais vous faire savoir, que le dispositif des patrouilleurs a été déjà bien accueilli sur notre territoire. toutefois, avant votre venue vendredi dans ma circonscription, je souhaiterais que vous détailliez le plan de cette mission, les moyens qui y sont associés ainsi que les zones couvertes par ces patrouilleurs, je vous remercie.</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1001];[.B1001])" office:value-type="string" office:string-value="2May">
            <text:p>2May</text:p>
          </table:table-cell>
          <table:table-cell office:value-type="string">
            <text:p>4a</text:p>
          </table:table-cell>
          <table:table-cell office:value-type="float" office:value="275">
            <text:p>275</text:p>
          </table:table-cell>
          <table:table-cell table:formula="of:=IF([.E1001]=[.E1000];[.F1000]+1;1)" office:value-type="float" office:value="1">
            <text:p>1</text:p>
          </table:table-cell>
          <table:table-cell table:formula="of:=CONCATENATE(&quot;/home/peter/Thesis/ForcedAligner/Aligner1/wav/11025/&quot;;[.C1001];[.D1001];&quot;.wav&quot;)" office:value-type="string" office:string-value="/home/peter/Thesis/ForcedAligner/Aligner1/wav/11025/2May4a.wav">
            <text:p>/home/peter/Thesis/ForcedAligner/Aligner1/wav/11025/2May4a.wav</text:p>
          </table:table-cell>
          <table:table-cell table:formula="of:=CONCATENATE(&quot;/home/peter/Thesis/ForcedAligner/Aligner1/wav/&quot;;&quot;FNQ&quot;;[.E1001];&quot;_&quot;;[.F1001];&quot;.wav&quot;)" office:value-type="string" office:string-value="/home/peter/Thesis/ForcedAligner/Aligner1/wav/FNQ275_1.wav">
            <text:p>/home/peter/Thesis/ForcedAligner/Aligner1/wav/FNQ275_1.wav</text:p>
          </table:table-cell>
          <table:table-cell office:value-type="string">
            <text:p>monsieur le président, monsieur le président de la commission des finances, monsieur le rapporteur général, mesdames et messieurs les députés, monsieur le ministre cher françois, la philosophie qui préside à ce programme de stabilisation est la même que celle engagée il y a plusieurs années lors de la création de l' euro dans notre zone monétaire commune. la même discipline doit prévaloir parmi les états membres pour faire tout simplement converger les politiques budgétaires. c' est d' ailleurs avec le même esprit collectif qu' au début de la crise, les états ont décidé d' intervenir en véritables réanimateurs d' un certain nombre de pays pour apporter un peu de respiration artificielle, au risque d' entraîner dans l' ensemble des pays de l' union européenne un risque de hausse subite des déficits. la discipline budgétaire que nous imposons désormais doit être pensée elle aussi collectivement. elle s' intègre naturellement dans la stratégie europe deux mille vingt. dans la lignée du pacte de stabilité et de croissance, le semestre européen, adopté par les ministres des finances de l' union européenne le sept septembre, est un pilier essentiel de la coordination des politiques budgétaires des états membres. et je suis convaincue qu' il deviendra rapidement un moment fort de la vie démocratique européenne il semble en réalité préférable d' examiner l' ensemble de ces budgets sous l' oeil vigilant de des parlements européens plutôt qu' exclusivement sous l' oeil vigilant des marchés. le parlement européen a adopté mercredi dernier son programme de stabilité, et je suis heureuse que nous puissions ouvrir devant l' assemblée nationale, après un passage devant la commission des finances, les débats sur les hypothèses macroéconomiques, légèrement révisées par rapport aux programmes précédents dans le respect de la trajectoire que nous avons engagée vis à vis de nos partenaires européens, et avec l' ensemble des des détails qui sont afférents à cette étape du processus.</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1002];[.B1002])" office:value-type="string" office:string-value="2May">
            <text:p>2May</text:p>
          </table:table-cell>
          <table:table-cell office:value-type="string">
            <text:p>4j</text:p>
          </table:table-cell>
          <table:table-cell office:value-type="float" office:value="275">
            <text:p>275</text:p>
          </table:table-cell>
          <table:table-cell table:formula="of:=IF([.E1002]=[.E1001];[.F1001]+1;1)" office:value-type="float" office:value="2">
            <text:p>2</text:p>
          </table:table-cell>
          <table:table-cell table:formula="of:=CONCATENATE(&quot;/home/peter/Thesis/ForcedAligner/Aligner1/wav/11025/&quot;;[.C1002];[.D1002];&quot;.wav&quot;)" office:value-type="string" office:string-value="/home/peter/Thesis/ForcedAligner/Aligner1/wav/11025/2May4j.wav">
            <text:p>/home/peter/Thesis/ForcedAligner/Aligner1/wav/11025/2May4j.wav</text:p>
          </table:table-cell>
          <table:table-cell table:formula="of:=CONCATENATE(&quot;/home/peter/Thesis/ForcedAligner/Aligner1/wav/&quot;;&quot;FNQ&quot;;[.E1002];&quot;_&quot;;[.F1002];&quot;.wav&quot;)" office:value-type="string" office:string-value="/home/peter/Thesis/ForcedAligner/Aligner1/wav/FNQ275_2.wav">
            <text:p>/home/peter/Thesis/ForcedAligner/Aligner1/wav/FNQ275_2.wav</text:p>
          </table:table-cell>
          <table:table-cell office:value-type="string">
            <text:p>quelques mots sur le déficit public rapidement. je laisserai évidemment à euh françois baroin le soin de détailler la trajectoire de notre déficit simplement pour constater qu' en terme de cadrage macroéconomique la réalisation au titre de l' année deux mille dix, qui a été revu vous le savez de sept virgule sept pourcent dernier chiffre euh noté à sept pourcent nous permet tout simplement de ramener de six à cinq virgule sept pourcent le chiffre prévisible du déficit pour l' année deux mille onze. et je veux ici tout simplement rappeler euh très solennellement l' engagement du gouvernement français, en particulier à l' égard de ses partenaires européens et sur la scène in scène internationale de manière plus général, l' engagement euh inébranlable et inconditionnel pour tenir les objectifs euh de réduction du déficit d' assainissement des finances publiques à euh trois pourcent comme nous le savons euh en deux mille treize et à deux pourcent en deux mille quatorze. nous réduisons à cet égard et bien tout simplement euh notre déficit structurel de quatre points entre deux mille dix et deux mille treize, ce qui correspond à l' engagement que nous avons pris vis à vis de nos partenaires européens. alors comment arriverons nous à réduire ce déficit, comment arriverons nous à tenir nos engagements? et bien tout simplement par moins de dépense, par le respect de ce que j' appellerais la double toise ou la double norme, euh que françois baroin pourra détailler plus avant. euh je voudrais noter à cet égard parce que ça été souligné en particulier par les marchés financiers par les observateurs qui examinent euh la manière dont nous nous refinançons et malheureusement à défaut de euh pilule miracle de refinancement, nous sommes obligés de passer par un certains nombres de financeurs</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1003];[.B1003])" office:value-type="string" office:string-value="2May">
            <text:p>2May</text:p>
          </table:table-cell>
          <table:table-cell office:value-type="string">
            <text:p>4k</text:p>
          </table:table-cell>
          <table:table-cell office:value-type="float" office:value="275">
            <text:p>275</text:p>
          </table:table-cell>
          <table:table-cell table:formula="of:=IF([.E1003]=[.E1002];[.F1002]+1;1)" office:value-type="float" office:value="3">
            <text:p>3</text:p>
          </table:table-cell>
          <table:table-cell table:formula="of:=CONCATENATE(&quot;/home/peter/Thesis/ForcedAligner/Aligner1/wav/11025/&quot;;[.C1003];[.D1003];&quot;.wav&quot;)" office:value-type="string" office:string-value="/home/peter/Thesis/ForcedAligner/Aligner1/wav/11025/2May4k.wav">
            <text:p>/home/peter/Thesis/ForcedAligner/Aligner1/wav/11025/2May4k.wav</text:p>
          </table:table-cell>
          <table:table-cell table:formula="of:=CONCATENATE(&quot;/home/peter/Thesis/ForcedAligner/Aligner1/wav/&quot;;&quot;FNQ&quot;;[.E1003];&quot;_&quot;;[.F1003];&quot;.wav&quot;)" office:value-type="string" office:string-value="/home/peter/Thesis/ForcedAligner/Aligner1/wav/FNQ275_3.wav">
            <text:p>/home/peter/Thesis/ForcedAligner/Aligner1/wav/FNQ275_3.wav</text:p>
          </table:table-cell>
          <table:table-cell office:value-type="string">
            <text:p>et bien tout à fait noté par les marchés la capacité de la france, pour la première fois sous l' autorité du gouvernement, et avec la haute main de françois baroin et de roselyne bachelot, de tenir, l' objectif national des dépenses d' assurance maladie, le fameux ondam, et de s' orienter vers une réduction de zéro un point en deux mille onze, puis à nouveau en deux mille douze, pour se stabiliser à plus deux virgule huit pourcent. deuxième méthode moins de niches fiscales et sociales. euh nous maintenons notre engagement de suppression de niches fiscales et sociales, conformément au rythme inscrit dans euh la loi programmation des finances publiques, c' est à dire pour un montant plancher de onze milliards d' euros en deux mille onze et de trois milliards d' euros par an par la suite. nous supprimerons en priorité les niches fiscales et sociales les moins utiles. et nous nous refusons à aborder l' ensemble de ces questions sur euh la base d' une hausse généralisée des impôts. enfin, dernier dernier élément plus de recettes. nous voulons euh tout simplement bénéficier de la reprise de la croissance, d' un système bancaire français solide d' une capacité d' épargne des ménages qui est elle aussi euh solide et qui nous permet un certain dynamisme et dans ce contexte, nous espérons de la même manière qu' en deux mille neuf la baisse pour les recettes publiques a été brutale, nous espérons tout simplement bénéficier d' un sursaut et d' une hausse significative de nos recettes publiques. ce qui justifie parfaitement que nous adoptions une un coefficient d' élasticité qui soit très légèrement supérieur à l' unité et qui nous paraît donc à ce titre, parfaitement raisonnable.</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1004];[.B1004])" office:value-type="string" office:string-value="2May">
            <text:p>2May</text:p>
          </table:table-cell>
          <table:table-cell office:value-type="string">
            <text:p>4l</text:p>
          </table:table-cell>
          <table:table-cell office:value-type="float" office:value="275">
            <text:p>275</text:p>
          </table:table-cell>
          <table:table-cell table:formula="of:=IF([.E1004]=[.E1003];[.F1003]+1;1)" office:value-type="float" office:value="4">
            <text:p>4</text:p>
          </table:table-cell>
          <table:table-cell table:formula="of:=CONCATENATE(&quot;/home/peter/Thesis/ForcedAligner/Aligner1/wav/11025/&quot;;[.C1004];[.D1004];&quot;.wav&quot;)" office:value-type="string" office:string-value="/home/peter/Thesis/ForcedAligner/Aligner1/wav/11025/2May4l.wav">
            <text:p>/home/peter/Thesis/ForcedAligner/Aligner1/wav/11025/2May4l.wav</text:p>
          </table:table-cell>
          <table:table-cell table:formula="of:=CONCATENATE(&quot;/home/peter/Thesis/ForcedAligner/Aligner1/wav/&quot;;&quot;FNQ&quot;;[.E1004];&quot;_&quot;;[.F1004];&quot;.wav&quot;)" office:value-type="string" office:string-value="/home/peter/Thesis/ForcedAligner/Aligner1/wav/FNQ275_4.wav">
            <text:p>/home/peter/Thesis/ForcedAligner/Aligner1/wav/FNQ275_4.wav</text:p>
          </table:table-cell>
          <table:table-cell office:value-type="string">
            <text:p>deux mille onze et deux mille douze, la combinaison d' un déficit public encore relativement élevé auquel il convient d' ajouter évidemment les prêts que nous consentons à un certain nombre d' états membres de la zone euro, et qui viennent s' inscrire dans le cadre de notre dette, nous amènera à augmenter la dette publique pendant encore deux exercices, pour à partir de deux mille treize obtenir enfin un reflux de la dette publique qui continuera de manière rapide et mécanique à refluer en dessous de ce pic de deux mille treize où elle atteint quatre vingt six pourcent. mesdames et messieurs les députés, ne nous y trompons pas: cette politique d' assainissement des finances publiques n' est pas une contrainte, elle est tout simplement une condition indispensable pour la reprise de la croissance et pour que, dans le cadre de ce pacte de stabilité et de croissance auquel on ajoute le pacte de compétitivité et de convergence, nous pouvons tout simplement rétablir nos situations économique, dans un cadre européen auquel nous croyons je vous remercie.</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1005];[.B1005])" office:value-type="string" office:string-value="2May">
            <text:p>2May</text:p>
          </table:table-cell>
          <table:table-cell office:value-type="string">
            <text:p>4b</text:p>
          </table:table-cell>
          <table:table-cell office:value-type="float" office:value="275">
            <text:p>275</text:p>
          </table:table-cell>
          <table:table-cell table:formula="of:=IF([.E1005]=[.E1004];[.F1004]+1;1)" office:value-type="float" office:value="5">
            <text:p>5</text:p>
          </table:table-cell>
          <table:table-cell table:formula="of:=CONCATENATE(&quot;/home/peter/Thesis/ForcedAligner/Aligner1/wav/11025/&quot;;[.C1005];[.D1005];&quot;.wav&quot;)" office:value-type="string" office:string-value="/home/peter/Thesis/ForcedAligner/Aligner1/wav/11025/2May4b.wav">
            <text:p>/home/peter/Thesis/ForcedAligner/Aligner1/wav/11025/2May4b.wav</text:p>
          </table:table-cell>
          <table:table-cell table:formula="of:=CONCATENATE(&quot;/home/peter/Thesis/ForcedAligner/Aligner1/wav/&quot;;&quot;FNQ&quot;;[.E1005];&quot;_&quot;;[.F1005];&quot;.wav&quot;)" office:value-type="string" office:string-value="/home/peter/Thesis/ForcedAligner/Aligner1/wav/FNQ275_5.wav">
            <text:p>/home/peter/Thesis/ForcedAligner/Aligner1/wav/FNQ275_5.wav</text:p>
          </table:table-cell>
          <table:table-cell office:value-type="string">
            <text:p>le projet que nous soumettons à la commission européenne s' inscrit dans une double logique, à la fois française et européenne. en maintenant l' objectif d' un déficit à trois pourcent dès deux mille treize et de deux pourcent en deux mille quatorze, nous respectons notre engagement européen. nous ménageons également des marges d' investissement importantes, focalisées sur l' amélioration de la compétitivité et de la croissance potentielle de la france. ces investissements participent ont également de la logique vertueuse d' assainissement des finances publiques. je vous en citerai plus tard un seul exemple: c' est évidemment celui de la réforme des retraites, qui participe aux deux exigences celui de l' assainissement des finances publiques et celui du développement de la croissance potentielle de notre économie. c' est une présentation celle de ce semestre européen qui est la première réalisation concrète d' un mouvement plus profond qui a engagé l' ensemble euh des pays membres de l' union européenne à faire non seulement oeuvre commune par le biais du pacte de stabilité et de croissance, mais également à aller au delà en mettant en place un véritable pacte de compétitivité et de convergence, qui est souhaité par l' ensemble des gouvernements. décidé par les chefs d' état et de gouvernement au conseil européen du dix sept juin deux mille dix, il est mis en oeuvre pour la première fois cette année, dans le cadre des priorités arrêtées le vingt cinq mars par le conseil. je vous rappelle ces priorités qui sont des priorités en terme d' objectifs: première priorité la soutenabilité euh des euh finances publiques, deuxième priorité la réduction du chômage, troisième priorité l' amélioration de la croissance. cet outil nouveau celui que nous mettons en oeuvre pour la première fois à l' occasion de ce semestre européen doit être pensé au service de chacun des états membres pour leur donner les moyens d' une plus grande discipline budgétaire, ainsi sur un effort de coordination sans précédent dans la zone euro.</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1006];[.B1006])" office:value-type="string" office:string-value="2May">
            <text:p>2May</text:p>
          </table:table-cell>
          <table:table-cell office:value-type="string">
            <text:p>4c</text:p>
          </table:table-cell>
          <table:table-cell office:value-type="float" office:value="275">
            <text:p>275</text:p>
          </table:table-cell>
          <table:table-cell table:formula="of:=IF([.E1006]=[.E1005];[.F1005]+1;1)" office:value-type="float" office:value="6">
            <text:p>6</text:p>
          </table:table-cell>
          <table:table-cell table:formula="of:=CONCATENATE(&quot;/home/peter/Thesis/ForcedAligner/Aligner1/wav/11025/&quot;;[.C1006];[.D1006];&quot;.wav&quot;)" office:value-type="string" office:string-value="/home/peter/Thesis/ForcedAligner/Aligner1/wav/11025/2May4c.wav">
            <text:p>/home/peter/Thesis/ForcedAligner/Aligner1/wav/11025/2May4c.wav</text:p>
          </table:table-cell>
          <table:table-cell table:formula="of:=CONCATENATE(&quot;/home/peter/Thesis/ForcedAligner/Aligner1/wav/&quot;;&quot;FNQ&quot;;[.E1006];&quot;_&quot;;[.F1006];&quot;.wav&quot;)" office:value-type="string" office:string-value="/home/peter/Thesis/ForcedAligner/Aligner1/wav/FNQ275_6.wav">
            <text:p>/home/peter/Thesis/ForcedAligner/Aligner1/wav/FNQ275_6.wav</text:p>
          </table:table-cell>
          <table:table-cell office:value-type="string">
            <text:p>son objectif est double. il offre d' abord un outil de pilotage complet des politiques économiques engagées dans l' union européenne. nous disposons désormais d' une vision élargie de nos politiques, non seulement sous l' angle budgétaire, avec le programme programme classique dit de stabilité et de croissance, mais aussi sous l' angle des réformes, et ce si qui est reflété par l' ensemble des documents qui vous ont été soumis à certain nombre de mesures en matières budgétaire un certain nombre de mesures en matières de réformes nécessaires. la coordination des politiques européennes ne doit plus seulement être perçue comme la mise en oeuvre du seul pacte de stabilité et de croissance, mais surtout comme un processus de convergence dans nos réformes structurelles pour améliorer la croissance en europe, la croissance je vous rappelais qui constitue un des trois objectifs prioritaires. assainissement des finances publiques, lutte contre le chômage création d' une croissance forte, durable et mieux équilibrée. c' est pourquoi et c' est la seconde nouveauté l' organisation des discussions dès le premier semestre permettra une meilleure coordination en amont de nos politiques économiques. c' est en effet pleinement le sens du débat aujourd'hui: discuter des perspectives que nous présenterons à bruxelles suffisamment tôt pour que les commentaires de la commission européenne, qui euh évidemment sera amenée à examiner ensemble des mêmes documents que ce que vous examinez vous mêmes ainsi que l' ensemble de vos commentaires, afin que les commentaires dont de la commission européenne puissent venir éclairer le débat budgétaire qui aura lieu un peu plus tard dans l' année. je vous rappelle que le semestre européen n' est que la première manifestation d' un champ plus vaste de mesures qui donneront véritablement corps à cet objectif</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1007];[.B1007])" office:value-type="string" office:string-value="2May">
            <text:p>2May</text:p>
          </table:table-cell>
          <table:table-cell office:value-type="string">
            <text:p>4d</text:p>
          </table:table-cell>
          <table:table-cell office:value-type="float" office:value="275">
            <text:p>275</text:p>
          </table:table-cell>
          <table:table-cell table:formula="of:=IF([.E1007]=[.E1006];[.F1006]+1;1)" office:value-type="float" office:value="7">
            <text:p>7</text:p>
          </table:table-cell>
          <table:table-cell table:formula="of:=CONCATENATE(&quot;/home/peter/Thesis/ForcedAligner/Aligner1/wav/11025/&quot;;[.C1007];[.D1007];&quot;.wav&quot;)" office:value-type="string" office:string-value="/home/peter/Thesis/ForcedAligner/Aligner1/wav/11025/2May4d.wav">
            <text:p>/home/peter/Thesis/ForcedAligner/Aligner1/wav/11025/2May4d.wav</text:p>
          </table:table-cell>
          <table:table-cell table:formula="of:=CONCATENATE(&quot;/home/peter/Thesis/ForcedAligner/Aligner1/wav/&quot;;&quot;FNQ&quot;;[.E1007];&quot;_&quot;;[.F1007];&quot;.wav&quot;)" office:value-type="string" office:string-value="/home/peter/Thesis/ForcedAligner/Aligner1/wav/FNQ275_7.wav">
            <text:p>/home/peter/Thesis/ForcedAligner/Aligner1/wav/FNQ275_7.wav</text:p>
          </table:table-cell>
          <table:table-cell office:value-type="string">
            <text:p>d' amélioration de la compétitivité collective et d' une meilleure convergence de l' ensemble de nos politiques européennes. puisque pas moins de six textes sont actuellement en débat: deux directives, quatre règlements; deux qui sont en euh décision par le conseil quatre qui sont en co décision sont actuellement à l' étude et permettront d' aller beaucoup plus loin encore dans le rapprochement des politiques économiques, avec toujours pour trois objectifs assainissement des finances publiques, lutte contre le chômage, amélioration des conditions de la croissance. je voudrais vous dire quelques mots sur les hypothèses macroéconomiques qui constituent le socle dans le cadre duquel euh le schéma budgétaire s' inscrit. ces hypothèses macroéconomiques et bien vous le savez elles sont fondées d' abord sur les chiffres que nous avons réalisés c' est à dire l' exécution. et à cet égard en deux mille dix, nous départions bien sûr des chiffres de deux mille neuf la croissance française a enregistré un chiffre positif puisque l' économie française a réalisé un croissance de un virgule cinq pourcent. la croissance étant en deux mille dix dorénavant je l' ai dire auto alimentée et non pas simplement sous perfusion euh de du financement public, sous forme, par exemple, de plans de relance. en effet et la consommation des ménages en particulier et l' investissement des entreprises ont pris le relais pour une croissance plus autonome. en deux mille onze, je maintiens et je confirme la prévision de deux pourcent, identique d' ailleurs à celle qui est inscrite dans le projet de loi de finances. pour cela nous avons mis en balance un certain nombre de contraintes exogènes nous avons aussi euh tiré parti d' un certain nombre des réformes qui ont été mis en place dans notre pays et qui l' ont été depuis deux mille sept.</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1008];[.B1008])" office:value-type="string" office:string-value="2May">
            <text:p>2May</text:p>
          </table:table-cell>
          <table:table-cell office:value-type="string">
            <text:p>4e</text:p>
          </table:table-cell>
          <table:table-cell office:value-type="float" office:value="275">
            <text:p>275</text:p>
          </table:table-cell>
          <table:table-cell table:formula="of:=IF([.E1008]=[.E1007];[.F1007]+1;1)" office:value-type="float" office:value="8">
            <text:p>8</text:p>
          </table:table-cell>
          <table:table-cell table:formula="of:=CONCATENATE(&quot;/home/peter/Thesis/ForcedAligner/Aligner1/wav/11025/&quot;;[.C1008];[.D1008];&quot;.wav&quot;)" office:value-type="string" office:string-value="/home/peter/Thesis/ForcedAligner/Aligner1/wav/11025/2May4e.wav">
            <text:p>/home/peter/Thesis/ForcedAligner/Aligner1/wav/11025/2May4e.wav</text:p>
          </table:table-cell>
          <table:table-cell table:formula="of:=CONCATENATE(&quot;/home/peter/Thesis/ForcedAligner/Aligner1/wav/&quot;;&quot;FNQ&quot;;[.E1008];&quot;_&quot;;[.F1008];&quot;.wav&quot;)" office:value-type="string" office:string-value="/home/peter/Thesis/ForcedAligner/Aligner1/wav/FNQ275_8.wav">
            <text:p>/home/peter/Thesis/ForcedAligner/Aligner1/wav/FNQ275_8.wav</text:p>
          </table:table-cell>
          <table:table-cell office:value-type="string">
            <text:p>quand on regarde les éléments exogènes, le premier qui vient à l' esprit, évidemment c' est celui de la hausse du prix des matières premières, qui pousse mécaniquement les prix à la production et les prix à la consommation. nous avons donc révisé à la hausse notre prévision d' inflation pour l' année deux mille onze, l' a faisant passer de plus un virgule cinq à plus un virgule huit pourcent. deuxième facteur exogène que nous avons pris en considération: c' est évidemment le niveau de l' euro. qui s' est considérablement renforcé par rapport euh à l' exercice précédent que nous avons rassemblé. cette appréciation de l' euro, en particulier relativement euh à la monnaie américaine en particulier, présente un certain nombre d' inconvénients en particulier, pour nos entreprises exportatrices, mais il présente l' avantage de nous permettre de régler avec une monnaie plus forte un certain nombre de factures on pense évidemment tous naturellement à la facture pétrolière puisque le prix du baril évolue très corrélativement avec euh la sous appréciation euh du euh dollar par rapport à l' euro. troisième facteur exogène qui jouera également un rôle en particulier parce qu' il va déstructurer un certain nombre des mécanismes euh de production, et en particulier la chaîne de valeurs tel qu' elle a été organisée par un certain nombre de grandes entreprises. ce sont euh les graves évènements qui se sont produits au japon, véritable désastre économique qui affectera, de manière significative sans aucun doute, la production japonaise. et, au delà de la simple production japonaise avec les effets directs sur territoire japonais, un certain nombre d' organisations de chaînes de valeurs, notamment dans le secteur automobile, ainsi que dans le secteur des semi conducteurs, où certaines pièces certains éléments sont produits exclusivement, au japon ou dans des proportions extrêmement importantes.</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1009];[.B1009])" office:value-type="string" office:string-value="2May">
            <text:p>2May</text:p>
          </table:table-cell>
          <table:table-cell office:value-type="string">
            <text:p>4f</text:p>
          </table:table-cell>
          <table:table-cell office:value-type="float" office:value="275">
            <text:p>275</text:p>
          </table:table-cell>
          <table:table-cell table:formula="of:=IF([.E1009]=[.E1008];[.F1008]+1;1)" office:value-type="float" office:value="9">
            <text:p>9</text:p>
          </table:table-cell>
          <table:table-cell table:formula="of:=CONCATENATE(&quot;/home/peter/Thesis/ForcedAligner/Aligner1/wav/11025/&quot;;[.C1009];[.D1009];&quot;.wav&quot;)" office:value-type="string" office:string-value="/home/peter/Thesis/ForcedAligner/Aligner1/wav/11025/2May4f.wav">
            <text:p>/home/peter/Thesis/ForcedAligner/Aligner1/wav/11025/2May4f.wav</text:p>
          </table:table-cell>
          <table:table-cell table:formula="of:=CONCATENATE(&quot;/home/peter/Thesis/ForcedAligner/Aligner1/wav/&quot;;&quot;FNQ&quot;;[.E1009];&quot;_&quot;;[.F1009];&quot;.wav&quot;)" office:value-type="string" office:string-value="/home/peter/Thesis/ForcedAligner/Aligner1/wav/FNQ275_9.wav">
            <text:p>/home/peter/Thesis/ForcedAligner/Aligner1/wav/FNQ275_9.wav</text:p>
          </table:table-cell>
          <table:table-cell office:value-type="string">
            <text:p>ça ce sont les facteurs exogènes négatifs qui évidemment viendront impact impacter euh la situation de l' économie et le développement pendant l' année deux mille onze. si on regarde maintenant les facteurs, exogènes ou même endogènes, à caractère positif pour l' année deux mille onze. il y a d' abord je l' ai évoqué tout à l' heure pour sa version négative l' appréciation de l' euro par rapport à un panier de devises puisqu' il permet de régler un certain nombre de factures dans des conditions plus appréciables. c' est son aspect positif. deuxième facteur qui lui est plutôt endogène c' est évidemment l' amélioration de la situation sur le front de l' emploi. en a eu en deux mille dix, cent vingt cinq mille créations nettes d' emploi, l' insee prévoit, pour le premier semestre deux mille onze, plus soixante dix huit mille créations nettes d' emploi. on peut s' en désoler, enfin si on pouvait les constater c' est aussi, pas mal. et si on a mais oui. {ns} ça ça avance. deuxième facteur qui lui aussi est endogène et que l' on peut mesurer c' est le moral des chefs d' entreprise. le moral des chefs d' entreprise il est tout simplement mesuré par l' insee en terme d' anticipation concernant la reconstitution des stocks, concernant la production et concernant les investissements. or on regarde ces chiffres on apprécie leur degré de confiance et on détermine si des investissements ou non seront réalisés. de quoi s' aperçoit on? bien on s' aperçoit tout simplement que le moral des chefs d' entreprise est bon, qu' il est positif. eh oui bien vous pouvez vous en désoler, c' est navrant sans aucun doute. mais si ça peut permettre des investissements puis des d' emplois, moi je m' en réjouis.</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1010];[.B1010])" office:value-type="string" office:string-value="2May">
            <text:p>2May</text:p>
          </table:table-cell>
          <table:table-cell office:value-type="string">
            <text:p>4g</text:p>
          </table:table-cell>
          <table:table-cell office:value-type="float" office:value="275">
            <text:p>275</text:p>
          </table:table-cell>
          <table:table-cell table:formula="of:=IF([.E1010]=[.E1009];[.F1009]+1;1)" office:value-type="float" office:value="10">
            <text:p>10</text:p>
          </table:table-cell>
          <table:table-cell table:formula="of:=CONCATENATE(&quot;/home/peter/Thesis/ForcedAligner/Aligner1/wav/11025/&quot;;[.C1010];[.D1010];&quot;.wav&quot;)" office:value-type="string" office:string-value="/home/peter/Thesis/ForcedAligner/Aligner1/wav/11025/2May4g.wav">
            <text:p>/home/peter/Thesis/ForcedAligner/Aligner1/wav/11025/2May4g.wav</text:p>
          </table:table-cell>
          <table:table-cell table:formula="of:=CONCATENATE(&quot;/home/peter/Thesis/ForcedAligner/Aligner1/wav/&quot;;&quot;FNQ&quot;;[.E1010];&quot;_&quot;;[.F1010];&quot;.wav&quot;)" office:value-type="string" office:string-value="/home/peter/Thesis/ForcedAligner/Aligner1/wav/FNQ275_10.wav">
            <text:p>/home/peter/Thesis/ForcedAligner/Aligner1/wav/FNQ275_10.wav</text:p>
          </table:table-cell>
          <table:table-cell office:value-type="string">
            <text:p>alors ces chiffres en terme de perspective de de d' activité sont solides et nous laissent espérer une croissance robuste, tout particulièrement au premier trimestre. j' ajoute à cet égard que l' insee a été amené à réviser à la hausse sa perspective de croissance pour le premier trimestre deux mille onze, puisque ce chiffre a était révisé à plus zéro six pourcent, j' ajoute que l' ocde a lui aussi révisé de manière un peu plus importante puisqu' il a révisé à plus zéro virgule neuf pourcent. on verra la réalisation sera peut être au rendez vous en tous cas si les prévisions euh sont révisées à la hausse, on ne peut que s' en réjouir. et puis troisième facteur également qui euh est à ranger dans la catégorie des positifs eh bien c' est la soutien de la consommation des ménages, qui avec une augmentation de plus un virgule deux pourcent au premier trimestre, malgré l' extinction du dispositif de prime à la casse, est venu évidemment soutenir la croissance. nous estimons que l' ensemble de ces facteurs les facteurs exogènes à caractère négatif que j' évoquais les facteurs endogènes, pour la plupart d' entre eux positifs que j' évoquais, vont globalement s' annuler, et m' amènent donc à maintenir la prévision d' activité à plus deux pourcent pour l' année deux mille onze. alors vous me direz comment est ce qu' elle va t elle être alimentée cette croissance en deux mille onze? plus deux pourcent. bien je pense que nous aurons un premier moteur, qui sera celui des exportations. les exportations aujourd'hui en france ont un rythme de croissance qui est exactement le même que celui des exportations allemandes. deuxième moteur: l' investissement des entreprises dont je vous rappelle qu' il que les chefs d' entreprise prévoient une hausse de leurs investissements au titre, de l' année deux mille onze, de l' ordre de quatorze pourcent.</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1011];[.B1011])" office:value-type="string" office:string-value="2May">
            <text:p>2May</text:p>
          </table:table-cell>
          <table:table-cell office:value-type="string">
            <text:p>4h</text:p>
          </table:table-cell>
          <table:table-cell office:value-type="float" office:value="275">
            <text:p>275</text:p>
          </table:table-cell>
          <table:table-cell table:formula="of:=IF([.E1011]=[.E1010];[.F1010]+1;1)" office:value-type="float" office:value="11">
            <text:p>11</text:p>
          </table:table-cell>
          <table:table-cell table:formula="of:=CONCATENATE(&quot;/home/peter/Thesis/ForcedAligner/Aligner1/wav/11025/&quot;;[.C1011];[.D1011];&quot;.wav&quot;)" office:value-type="string" office:string-value="/home/peter/Thesis/ForcedAligner/Aligner1/wav/11025/2May4h.wav">
            <text:p>/home/peter/Thesis/ForcedAligner/Aligner1/wav/11025/2May4h.wav</text:p>
          </table:table-cell>
          <table:table-cell table:formula="of:=CONCATENATE(&quot;/home/peter/Thesis/ForcedAligner/Aligner1/wav/&quot;;&quot;FNQ&quot;;[.E1011];&quot;_&quot;;[.F1011];&quot;.wav&quot;)" office:value-type="string" office:string-value="/home/peter/Thesis/ForcedAligner/Aligner1/wav/FNQ275_11.wav">
            <text:p>/home/peter/Thesis/ForcedAligner/Aligner1/wav/FNQ275_11.wav</text:p>
          </table:table-cell>
          <table:table-cell office:value-type="string">
            <text:p>deuxième indicateur que je vous livre et auquel j' accorde une particulière attention c' est l' augmentation du nombre des permis de construire, qui sont demandé on constate une augmentation de plus dix sept pourcent. ce qui nous laisse supposer que dans le secteur du btp dans le secteur de la cons construction qui sont des secteurs porteurs et entraîneurs là aussi nous avons euh un net une nette indication de la reprise. troisième moteur, c' est celui des stocks. le cycle des stocks euh est extrêmement intéressant à observer parce qu' on s' aperçoit que l' ensemble des pays de l' union européenne ont reconstitué leurs stocks, alors que la différence de l' ensemble des pays de l' union européenne les entreprises françaises n' ont que très peu reconstitué leurs stocks. donc les reconstitutions de stocks interviendront très probablement pendant le premier semestre deux mille onze compte tenu de la reprise d' activité. et cette reprise de stocks particulièrement euh notoire à l' occasion du premier trimestre et bien nous allons là aussi en voir les résultats. enfin, euh dernier facteur je l' évoquais tout à l' heure les créations d' emploi. quand on a plus soixante dix huit mille créations nettes d' emplois supplémentaires pendant le premier semestre deux mille onze et bien là aussi très clairement c' est plus de salaire à la fin du mois, c' est plus de pouvoir d' achat et c' est donc un consommation, qui elle aussi va servir va servir bien évidemment de moteur supplémentaire à la croissance. voilà pour l' année deux mille onze. en ce qui concerne l' année deux mille douze. pour l' année deux mille douze, bien, j' estime que la croissance française continuera a se développer mais à un rythme que je chiffre à deux virgule vingt cinq pourcent. deux virgule vingt cinq pourcent.</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1012];[.B1012])" office:value-type="string" office:string-value="2May">
            <text:p>2May</text:p>
          </table:table-cell>
          <table:table-cell office:value-type="string">
            <text:p>4i</text:p>
          </table:table-cell>
          <table:table-cell office:value-type="float" office:value="275">
            <text:p>275</text:p>
          </table:table-cell>
          <table:table-cell table:formula="of:=IF([.E1012]=[.E1011];[.F1011]+1;1)" office:value-type="float" office:value="12">
            <text:p>12</text:p>
          </table:table-cell>
          <table:table-cell table:formula="of:=CONCATENATE(&quot;/home/peter/Thesis/ForcedAligner/Aligner1/wav/11025/&quot;;[.C1012];[.D1012];&quot;.wav&quot;)" office:value-type="string" office:string-value="/home/peter/Thesis/ForcedAligner/Aligner1/wav/11025/2May4i.wav">
            <text:p>/home/peter/Thesis/ForcedAligner/Aligner1/wav/11025/2May4i.wav</text:p>
          </table:table-cell>
          <table:table-cell table:formula="of:=CONCATENATE(&quot;/home/peter/Thesis/ForcedAligner/Aligner1/wav/&quot;;&quot;FNQ&quot;;[.E1012];&quot;_&quot;;[.F1012];&quot;.wav&quot;)" office:value-type="string" office:string-value="/home/peter/Thesis/ForcedAligner/Aligner1/wav/FNQ275_12.wav">
            <text:p>/home/peter/Thesis/ForcedAligner/Aligner1/wav/FNQ275_12.wav</text:p>
          </table:table-cell>
          <table:table-cell office:value-type="string">
            <text:p>mais parce que tout simplement l' activité va se poursuivre, fondée sur le dynamisme de l' investissement et la poursuite de l' amélioration du marché du travail qui est susceptible à la fois de continuer à doper la consommation et d' autre part de probablement contribuer à la diminution du taux d' épargne des ménages en france, qui est particulièrement élevé par rapport aux autres pays de l' union européenne. en deux mille huit, malgré la crise, nous avons fait un choix celui de poursuivre le rythme des réformes structurelles pour sortir de la crise et préparer la reprise. là aussi, les réformes que nous avons engagées les réformes que vous avez votées, au premier rang desquelles notamment la réforme des retraites, va permettre d' alimenter la croissance et de contribuer à la réduction du déficit. pour autant les incertitudes pèsent sur l' environnement international et m' amènent donc à légèrement réviser, de deux virgule cinq à deux virgule vingt cinq pourcent, la prévision de croissance pour l' année deux mille douze. d'abord en raison d' une augmentation significative du prix du pétrole, matière première déterminante, qui se situe largement au delà des soixante dix huit dollars le baril que nous avions initialement envisagés. d' autre part, les crises liées aux dettes souveraines et bien n' ont pas toutes été anticipées au début de l' année deux mille dix et ne sont pas encore totalement résorbées, entraîneront très certainement un effort de consolidation budgétaire, prôné d' ailleurs par le fonds monétaire international pour certains pays par la commission européenne également et amèneront probablement, la demande traditionnellement addressée à la france par les pays de l' union européenne à se réduire légèrement. d' où cette révision à la baisse, à deux virgule vingt cinq pourcent</text:p>
          </table:table-cell>
        </table:table-row>
        <table:table-row table:style-name="ro1">
          <table:table-cell office:value-type="float" office:value="5">
            <text:p>5</text:p>
          </table:table-cell>
          <table:table-cell office:value-type="string">
            <text:p>May</text:p>
          </table:table-cell>
          <table:table-cell table:formula="of:=CONCATENATE([.A1013];[.B1013])" office:value-type="string" office:string-value="5May">
            <text:p>5May</text:p>
          </table:table-cell>
          <table:table-cell office:value-type="float" office:value="103">
            <text:p>103</text:p>
          </table:table-cell>
          <table:table-cell office:value-type="float" office:value="287">
            <text:p>287</text:p>
          </table:table-cell>
          <table:table-cell table:formula="of:=IF([.E1013]=[.E1012];[.F1012]+1;1)" office:value-type="float" office:value="1">
            <text:p>1</text:p>
          </table:table-cell>
          <table:table-cell table:formula="of:=CONCATENATE(&quot;/home/peter/Thesis/ForcedAligner/Aligner1/wav/11025/&quot;;[.C1013];[.D1013];&quot;.wav&quot;)" office:value-type="string" office:string-value="/home/peter/Thesis/ForcedAligner/Aligner1/wav/11025/5May103.wav">
            <text:p>/home/peter/Thesis/ForcedAligner/Aligner1/wav/11025/5May103.wav</text:p>
          </table:table-cell>
          <table:table-cell table:formula="of:=CONCATENATE(&quot;/home/peter/Thesis/ForcedAligner/Aligner1/wav/&quot;;&quot;FNQ&quot;;[.E1013];&quot;_&quot;;[.F1013];&quot;.wav&quot;)" office:value-type="string" office:string-value="/home/peter/Thesis/ForcedAligner/Aligner1/wav/FNQ287_1.wav">
            <text:p>/home/peter/Thesis/ForcedAligner/Aligner1/wav/FNQ287_1.wav</text:p>
          </table:table-cell>
          <table:table-cell office:value-type="string">
            <text:p>merci monsieur le président. alors euh nous euh nous vous proposons, nous vous tendons la main, pour à revoir le copie immédiatement avec cette amendement numéro trois qui euh supprime les conseillers territoriaux. alors, effectivement on a eu de longue développement lors de la discussion générale. mais je crois que le point le plus important c' est que, le département et la région méritent des élus à part entière, et non des élus deux en un comme vous nous proposez, tel le shampoing qui certes lave et en même temps démêle les cheveux, mais comme on le sait le shampoing deux en un sont beaucoup moins efficace, que les shampoing à part entière. donc nous, nous vous proposons de remettre les élus à part entière il est vrai que on s' adresse plutôt à une composition de l' assemblée assez masculine, que le shampoing n' est peut-être pas la première dès priorité. mais nous, en tant que femmes, on peut vous en parler! non seulement, nous voulons des élus qui puissent agir dans les conseils généraux et dans les conseils régionaux. je ne reprendre pas la parité, monsieur le ministre vous ne m' avez pas répondu sur la parité. mais c' est quand même un réaliste aussi puisque les simulations démontrent que le conseiller territoriale verra à peut près douze pourcent de femmes élues qui effectivement rêve trente habiller de conseillers territoriale. donc nous nous vous proposons nous vous tendons la main pour remettre en œuvre le conseils générale et le conseiller régionale et supprimer dont sait déjà le conseil territoriale.</text:p>
          </table:table-cell>
        </table:table-row>
        <table:table-row table:style-name="ro1">
          <table:table-cell office:value-type="float" office:value="5">
            <text:p>5</text:p>
          </table:table-cell>
          <table:table-cell office:value-type="string">
            <text:p>May</text:p>
          </table:table-cell>
          <table:table-cell table:formula="of:=CONCATENATE([.A1014];[.B1014])" office:value-type="string" office:string-value="5May">
            <text:p>5May</text:p>
          </table:table-cell>
          <table:table-cell office:value-type="string">
            <text:p>43a</text:p>
          </table:table-cell>
          <table:table-cell office:value-type="float" office:value="287">
            <text:p>287</text:p>
          </table:table-cell>
          <table:table-cell table:formula="of:=IF([.E1014]=[.E1013];[.F1013]+1;1)" office:value-type="float" office:value="2">
            <text:p>2</text:p>
          </table:table-cell>
          <table:table-cell table:formula="of:=CONCATENATE(&quot;/home/peter/Thesis/ForcedAligner/Aligner1/wav/11025/&quot;;[.C1014];[.D1014];&quot;.wav&quot;)" office:value-type="string" office:string-value="/home/peter/Thesis/ForcedAligner/Aligner1/wav/11025/5May43a.wav">
            <text:p>/home/peter/Thesis/ForcedAligner/Aligner1/wav/11025/5May43a.wav</text:p>
          </table:table-cell>
          <table:table-cell table:formula="of:=CONCATENATE(&quot;/home/peter/Thesis/ForcedAligner/Aligner1/wav/&quot;;&quot;FNQ&quot;;[.E1014];&quot;_&quot;;[.F1014];&quot;.wav&quot;)" office:value-type="string" office:string-value="/home/peter/Thesis/ForcedAligner/Aligner1/wav/FNQ287_2.wav">
            <text:p>/home/peter/Thesis/ForcedAligner/Aligner1/wav/FNQ287_2.wav</text:p>
          </table:table-cell>
          <table:table-cell office:value-type="string">
            <text:p>monsieur le président, monsieur le ministre, mes chers collègues, parmi les objectifs affichés de la réforme des collectivités figuraient la rationalisation des dépenses et le renforcement de la démocratie locale. la création du conseiller territorial fut d' ailleurs présentée comme l' élément central permettant de répondre à ces objectifs. or les heures de débats survenues au cours des derniers mois, n' ont convaincu personne. citoyens, associations, élus locaux, tous sont conscients des dangers de la réforme territoriale et plus particulièrement de l' absurdité du rôle joué par le futur conseiller territorial, qui crée des dépenses publiques supplémentaires, brouille les cartes sur le plan de la citoyenneté et pénalise la parité. en effet, rationaliser les dépenses en réduisant le nombre d' élus, tel était, l' argument majeur en faveur de la réforme territoriale. mais les projections financières et cela a été démontrée toute la matinée en font qu' effectivement il y aura de nouvelles dépenses. ainsi, les simulations réalisées en midi-pyrénées démontrent que ses deux cent cinquante et un nouveaux conseillers territoriaux coûteront un virgule six million d' euros annuels de plus pour la région des pyrénées, que les actuels conseillers régionaux et généraux, et bien sûr sans parler des nouvelles conditions matérielles qu' il faudra mettre en œuvre, pour permettre aux conseillers régionaux, d' accueillir deux ou trois fois plus des élus qu' il n' n font actuellement et également, monsieur le ministre, les conseillers généraux. puis que je vous rappelle, que le département de la haute-garonne passe de cinquante-trois élus à quatre-vingt-dix élus, donc ce qui va engager des dépenses supplémentaires afin de pouvoir accueillir tous ces élus. alors monsieur le ministre, je vous demande alors peut on continuer à parler d' économies avec des projections pareilles?</text:p>
          </table:table-cell>
        </table:table-row>
        <table:table-row table:style-name="ro1">
          <table:table-cell office:value-type="float" office:value="5">
            <text:p>5</text:p>
          </table:table-cell>
          <table:table-cell office:value-type="string">
            <text:p>May</text:p>
          </table:table-cell>
          <table:table-cell table:formula="of:=CONCATENATE([.A1015];[.B1015])" office:value-type="string" office:string-value="5May">
            <text:p>5May</text:p>
          </table:table-cell>
          <table:table-cell office:value-type="string">
            <text:p>43b</text:p>
          </table:table-cell>
          <table:table-cell office:value-type="float" office:value="287">
            <text:p>287</text:p>
          </table:table-cell>
          <table:table-cell table:formula="of:=IF([.E1015]=[.E1014];[.F1014]+1;1)" office:value-type="float" office:value="3">
            <text:p>3</text:p>
          </table:table-cell>
          <table:table-cell table:formula="of:=CONCATENATE(&quot;/home/peter/Thesis/ForcedAligner/Aligner1/wav/11025/&quot;;[.C1015];[.D1015];&quot;.wav&quot;)" office:value-type="string" office:string-value="/home/peter/Thesis/ForcedAligner/Aligner1/wav/11025/5May43b.wav">
            <text:p>/home/peter/Thesis/ForcedAligner/Aligner1/wav/11025/5May43b.wav</text:p>
          </table:table-cell>
          <table:table-cell table:formula="of:=CONCATENATE(&quot;/home/peter/Thesis/ForcedAligner/Aligner1/wav/&quot;;&quot;FNQ&quot;;[.E1015];&quot;_&quot;;[.F1015];&quot;.wav&quot;)" office:value-type="string" office:string-value="/home/peter/Thesis/ForcedAligner/Aligner1/wav/FNQ287_3.wav">
            <text:p>/home/peter/Thesis/ForcedAligner/Aligner1/wav/FNQ287_3.wav</text:p>
          </table:table-cell>
          <table:table-cell office:value-type="string">
            <text:p>au-delà de cet aspect financier, il faut dénoncer la création d' un nouveau type d' élu, cumulard par nature, puisque ces conseillers territoriaux devront à la fois gérer le département et la région dans une structure nébuleuse, capable de fusionner et de mutualiser. le conseiller territorial organise ainsi de manière institutionnelle la confusion des pouvoirs et des politiques portés par chacune des deux assemblées. alors que tout le monde s' accorde à reconnaître la nécessité de clarifier les compétences à chaque échelon territorial, votre projet complexifie et affaiblit le paysage administratif au détriment des politiques locales et des citoyens. pourtant, l' abstention record, dont on vient de parler, enregistrée enregistrée lors des dernières élections cantonales devrait nous rappeler ô combien! il y a urgence de renforcer la démocratie locale pour réconcilier nos concitoyens avec la vie politique. c' est d' ailleurs là tout le sens de l' acte trois de la décentralisation que nous appelons de nos vœux pour rapprocher les pouvoirs de décision des citoyens et ainsi adapter les politiques publiques avec les besoins du terrain. or la fusion des conseillers généraux et régionaux au sein d' une même entité s' inscrit exactement à l' opposé de cette dynamique. ainsi, si l' on s' en tient juste à l' organisation, comment voulez vous qu' un futur élu puisse être proche des citoyens si les sens représenter s' il doit se rendre le matin dans son département et l' après-midi à la région? dans des départements ruraux et de montagne, comme celui de l' ariège, où les conditions climatiques rendent parfois la circulation difficile, voire impossible, une telle organisation est inapplicable. nous déplorons, qu' une fois encore, cette réforme été préparée ait été préparée dans la précipitation, sans prendre la peine d' en vérifier les conséquences sur les territoires, et notamment dans les zones rurales.</text:p>
          </table:table-cell>
        </table:table-row>
        <table:table-row table:style-name="ro1">
          <table:table-cell office:value-type="float" office:value="5">
            <text:p>5</text:p>
          </table:table-cell>
          <table:table-cell office:value-type="string">
            <text:p>May</text:p>
          </table:table-cell>
          <table:table-cell table:formula="of:=CONCATENATE([.A1016];[.B1016])" office:value-type="string" office:string-value="5May">
            <text:p>5May</text:p>
          </table:table-cell>
          <table:table-cell office:value-type="string">
            <text:p>43c</text:p>
          </table:table-cell>
          <table:table-cell office:value-type="float" office:value="287">
            <text:p>287</text:p>
          </table:table-cell>
          <table:table-cell table:formula="of:=IF([.E1016]=[.E1015];[.F1015]+1;1)" office:value-type="float" office:value="4">
            <text:p>4</text:p>
          </table:table-cell>
          <table:table-cell table:formula="of:=CONCATENATE(&quot;/home/peter/Thesis/ForcedAligner/Aligner1/wav/11025/&quot;;[.C1016];[.D1016];&quot;.wav&quot;)" office:value-type="string" office:string-value="/home/peter/Thesis/ForcedAligner/Aligner1/wav/11025/5May43c.wav">
            <text:p>/home/peter/Thesis/ForcedAligner/Aligner1/wav/11025/5May43c.wav</text:p>
          </table:table-cell>
          <table:table-cell table:formula="of:=CONCATENATE(&quot;/home/peter/Thesis/ForcedAligner/Aligner1/wav/&quot;;&quot;FNQ&quot;;[.E1016];&quot;_&quot;;[.F1016];&quot;.wav&quot;)" office:value-type="string" office:string-value="/home/peter/Thesis/ForcedAligner/Aligner1/wav/FNQ287_4.wav">
            <text:p>/home/peter/Thesis/ForcedAligner/Aligner1/wav/FNQ287_4.wav</text:p>
          </table:table-cell>
          <table:table-cell office:value-type="string">
            <text:p>en censurant ces articles du projet de loi de réforme territoriales, le conseil constitutionnel a prôné la nécessité d' une représentation effective de la population. nous aurions souhaité qu' il aille plus loin dans la censure notamment au niveau de la parité. en effet, par votre décision d' opter pour le scrutin uninominal à deux tours, vous sabordez l' objectif constitutionnel de parité, en vous inscrivant à contre-courant de la représentation des femmes en politique. l' exclusion des femmes des responsabilités départementales et régionales sera la conséquence immédiate de votre réforme, qui remet aussi en cause la parité dans les exécutifs régionaux. l' élargissement du régime électoral paritaire aux communes de cinq cents habitants présenté comme une avancée majeure pour la parité est insultant pour toutes les femmes investies en politique, car il sous-tend que la diminution des femmes dans les assemblées départementales et régionales serait compensée par des responsabilités dans les petites communes et donc que les femmes ne seraient pas compétentes pour traiter des affaires territoriales. or les communes qui de par leur taille moins de trois mille cinq cents habitants ne sont pas assujetties à une obligation de parité affiche aujourd'hui plus de trente-deux pourcent d' élues municipales, alors que les dernières élections, cela a été rappelé, cantonales ne deguère ne dépasse guère treize pourcent de conseillères générales. cela laisse augurer une spectaculaire régression de la présence féminine dans la sphère politique et l' enterrement de la parité au niveau territorial, principe je le rappelle qui jusque-là avait affirmé, au plus haut sommet de l' état comme une avancée de la démocratie.</text:p>
          </table:table-cell>
        </table:table-row>
        <table:table-row table:style-name="ro1">
          <table:table-cell office:value-type="float" office:value="5">
            <text:p>5</text:p>
          </table:table-cell>
          <table:table-cell office:value-type="string">
            <text:p>May</text:p>
          </table:table-cell>
          <table:table-cell table:formula="of:=CONCATENATE([.A1017];[.B1017])" office:value-type="string" office:string-value="5May">
            <text:p>5May</text:p>
          </table:table-cell>
          <table:table-cell office:value-type="string">
            <text:p>43d</text:p>
          </table:table-cell>
          <table:table-cell office:value-type="float" office:value="287">
            <text:p>287</text:p>
          </table:table-cell>
          <table:table-cell table:formula="of:=IF([.E1017]=[.E1016];[.F1016]+1;1)" office:value-type="float" office:value="5">
            <text:p>5</text:p>
          </table:table-cell>
          <table:table-cell table:formula="of:=CONCATENATE(&quot;/home/peter/Thesis/ForcedAligner/Aligner1/wav/11025/&quot;;[.C1017];[.D1017];&quot;.wav&quot;)" office:value-type="string" office:string-value="/home/peter/Thesis/ForcedAligner/Aligner1/wav/11025/5May43d.wav">
            <text:p>/home/peter/Thesis/ForcedAligner/Aligner1/wav/11025/5May43d.wav</text:p>
          </table:table-cell>
          <table:table-cell table:formula="of:=CONCATENATE(&quot;/home/peter/Thesis/ForcedAligner/Aligner1/wav/&quot;;&quot;FNQ&quot;;[.E1017];&quot;_&quot;;[.F1017];&quot;.wav&quot;)" office:value-type="string" office:string-value="/home/peter/Thesis/ForcedAligner/Aligner1/wav/FNQ287_5.wav">
            <text:p>/home/peter/Thesis/ForcedAligner/Aligner1/wav/FNQ287_5.wav</text:p>
          </table:table-cell>
          <table:table-cell office:value-type="string">
            <text:p>alors, en conclusion le véritable enjeu de la réforme territoriale aurait dû être de rendre nos collectivités encore plus efficaces pour les citoyens. mais, au lieu d' une décentralisation poussée, gage de proximité et d' efficacité, votre gouvernement créé un nouvel élu, qui sera écartelé entre les différents intérêts du département et de la région et qui sera inaccessible pour les citoyens. ainsi, trente ans de décentralisation balayés d' un revers de réforme aux objectifs politiciens et électoralistes, c' est cher payé pour notre démocratie.</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1018];[.B1018])" office:value-type="string" office:string-value="2May">
            <text:p>2May</text:p>
          </table:table-cell>
          <table:table-cell office:value-type="float" office:value="25">
            <text:p>25</text:p>
          </table:table-cell>
          <table:table-cell office:value-type="float" office:value="29">
            <text:p>29</text:p>
          </table:table-cell>
          <table:table-cell table:formula="of:=IF([.E1018]=[.E1017];[.F1017]+1;1)" office:value-type="float" office:value="1">
            <text:p>1</text:p>
          </table:table-cell>
          <table:table-cell table:formula="of:=CONCATENATE(&quot;/home/peter/Thesis/ForcedAligner/Aligner1/wav/11025/&quot;;[.C1018];[.D1018];&quot;.wav&quot;)" office:value-type="string" office:string-value="/home/peter/Thesis/ForcedAligner/Aligner1/wav/11025/2May25.wav">
            <text:p>/home/peter/Thesis/ForcedAligner/Aligner1/wav/11025/2May25.wav</text:p>
          </table:table-cell>
          <table:table-cell table:formula="of:=CONCATENATE(&quot;/home/peter/Thesis/ForcedAligner/Aligner1/wav/&quot;;&quot;FNQ&quot;;[.E1018];&quot;_&quot;;[.F1018];&quot;.wav&quot;)" office:value-type="string" office:string-value="/home/peter/Thesis/ForcedAligner/Aligner1/wav/FNQ29_1.wav">
            <text:p>/home/peter/Thesis/ForcedAligner/Aligner1/wav/FNQ29_1.wav</text:p>
          </table:table-cell>
          <table:table-cell office:value-type="string">
            <text:p>moins zéro un pourcent l' inflation. et donc augmentation du pouvoir d' achat de trois virgule six pourcent en deux mille neuf. deux mille dix, je vous donne les chiffres. mais mais écoutez les chiffres. ce sont des données. trois virgule cinq pourcent, inflation un sept. augmentation du pouvoir d' achat un huit pourcent. mais chers collègues nous ne sommes pas les élus des fonctionnaires nous ne somme pas les élus des salariés du privé nous sommes les élus de tous les français. en termes de d' équité sociale, peut on maintenir une politique qui augmente constamment le pouvoir d' achat des salariés du public plus rapidement que celui du privé? ce sont les faits. la réponse est non: ceci n' est pas juste. mais attendez, ceci n' est pas juste.</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1019];[.B1019])" office:value-type="string" office:string-value="2May">
            <text:p>2May</text:p>
          </table:table-cell>
          <table:table-cell office:value-type="string">
            <text:p>23f</text:p>
          </table:table-cell>
          <table:table-cell office:value-type="float" office:value="29">
            <text:p>29</text:p>
          </table:table-cell>
          <table:table-cell table:formula="of:=IF([.E1019]=[.E1018];[.F1018]+1;1)" office:value-type="float" office:value="2">
            <text:p>2</text:p>
          </table:table-cell>
          <table:table-cell table:formula="of:=CONCATENATE(&quot;/home/peter/Thesis/ForcedAligner/Aligner1/wav/11025/&quot;;[.C1019];[.D1019];&quot;.wav&quot;)" office:value-type="string" office:string-value="/home/peter/Thesis/ForcedAligner/Aligner1/wav/11025/2May23f.wav">
            <text:p>/home/peter/Thesis/ForcedAligner/Aligner1/wav/11025/2May23f.wav</text:p>
          </table:table-cell>
          <table:table-cell table:formula="of:=CONCATENATE(&quot;/home/peter/Thesis/ForcedAligner/Aligner1/wav/&quot;;&quot;FNQ&quot;;[.E1019];&quot;_&quot;;[.F1019];&quot;.wav&quot;)" office:value-type="string" office:string-value="/home/peter/Thesis/ForcedAligner/Aligner1/wav/FNQ29_2.wav">
            <text:p>/home/peter/Thesis/ForcedAligner/Aligner1/wav/FNQ29_2.wav</text:p>
          </table:table-cell>
          <table:table-cell office:value-type="string">
            <text:p>c' est que la réduction des niches, qui ne représente qu' une partie des augmentations de recettes, elle est insuffisante. nous préconisons depuis deux ans un effort sur les niches fiscales et les niches sociales de l' ordre de dix milliards. alors que <text:s/>le gouvernement a fait un effort cette année bien que le onze milliards gouvernemental, entre nous il est que de quatre à cinq, puisqu' on a mis dans le onze milliards des choses qui n' étaient pas relatives aux niches fiscales et sociales. et vos prévisions qui est de ne faire que trois milliards les années suivantes, madame la ministre monsieur le ministre sont insuffisantes. notre rapporteur général dit qu' il faut faire au moins six sept euh notre collègue du sénat a les mêmes ordres de grandeur cinq six milliards supplémentaires nous nous disons et redisons il faut une dizaine de milliards par an. c' est à dire passer de trois à dix et c' est possible, je rappelle qu' on est à cent dix cent quinze milliards de niches fiscales et de niches sociales, c' est neuf pourcent d' effort par an. c' est possible, c' est dur mais c' est possible. j' observe également que le sénat va dans le même sens. concernant les comptes sociaux, je voudrais saluer au nom de notre groupe l' effort de maîtrise mais on ne pourra pas <text:s/>maintenir cette effort de maîtrise sans une restructuration des hôpitaux c' est extrêmement difficile. c' est dur. la plupart d' entre nous nous sommes dans des conseils de surveillance maintenant des hôpitaux. on le sait bien que c' est difficile. il faut fermer des services, réorganiser des services spécialisés bon mais ça va dans la bonne direction. et concernant les collectivités territoriales je voudrais dire une nouvelle fois que le problème des déficits publics ça ne concerne pratiquement pas, contrairement à ce qui a été hélas dit les collectivités territoriales.</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1020];[.B1020])" office:value-type="string" office:string-value="2May">
            <text:p>2May</text:p>
          </table:table-cell>
          <table:table-cell office:value-type="string">
            <text:p>23g</text:p>
          </table:table-cell>
          <table:table-cell office:value-type="float" office:value="29">
            <text:p>29</text:p>
          </table:table-cell>
          <table:table-cell table:formula="of:=IF([.E1020]=[.E1019];[.F1019]+1;1)" office:value-type="float" office:value="3">
            <text:p>3</text:p>
          </table:table-cell>
          <table:table-cell table:formula="of:=CONCATENATE(&quot;/home/peter/Thesis/ForcedAligner/Aligner1/wav/11025/&quot;;[.C1020];[.D1020];&quot;.wav&quot;)" office:value-type="string" office:string-value="/home/peter/Thesis/ForcedAligner/Aligner1/wav/11025/2May23g.wav">
            <text:p>/home/peter/Thesis/ForcedAligner/Aligner1/wav/11025/2May23g.wav</text:p>
          </table:table-cell>
          <table:table-cell table:formula="of:=CONCATENATE(&quot;/home/peter/Thesis/ForcedAligner/Aligner1/wav/&quot;;&quot;FNQ&quot;;[.E1020];&quot;_&quot;;[.F1020];&quot;.wav&quot;)" office:value-type="string" office:string-value="/home/peter/Thesis/ForcedAligner/Aligner1/wav/FNQ29_3.wav">
            <text:p>/home/peter/Thesis/ForcedAligner/Aligner1/wav/FNQ29_3.wav</text:p>
          </table:table-cell>
          <table:table-cell office:value-type="string">
            <text:p>en deux mille dix, le déficit des administrations territoriales zéro un point de pib. et encore, il faut quand même rappeler que ce zéro un point de pib finance des investissements qui représentent de l' ordre de deux points de pib. ça veut dire que grosso modo le taux d' autofinancement des investissements des collectivités territoriales et a augmenté il a augmenté certes pas dénominateur c' est à dire qu' on a réduit les investissements dans beaucoup de collectivités territoriales. mais enfin, on a redressé, il a pas de problèmes des finances publiques territoriales de ce point de vue là. pour ce qui est des hypothèses sur le taux moyen de la dette, je vous le redis madame monsieur les ministres, vous êtes trop optimistes. vous avez retenu en deux mille dix euh a posteriori autour de trois trois <text:s/>taux le plus bas depuis vingt cinq ans, et pour deux mille onze une très légère augmentation. l' augmentation sera plus forte que vous ne le croyez, et il y aura un effet cumulatif par la dette flottante qui elle même va réagir assez vite. enfin, je voudrais attirer votre attention sur les problèmes de la fonction publique. je voudrais redire au nom du groupe nouveau centre que le volontarisme du gouvernement de tenir sur le gel indiciaire est indispensable. mais je voudrais rappeler aux collègues que, les fonctionnaires ont eu une augmentation très importante de leur pouvoir d' achat ces dernières années. c' est d' ailleurs ce qui s' est mais oui. je vous donne les chiffres mon cher collègue! la rémunération moyenne des personnes en place a progressé de trois virgule sept pourcent en deux mille neuf</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1021];[.B1021])" office:value-type="string" office:string-value="2May">
            <text:p>2May</text:p>
          </table:table-cell>
          <table:table-cell office:value-type="float" office:value="27">
            <text:p>27</text:p>
          </table:table-cell>
          <table:table-cell office:value-type="float" office:value="29">
            <text:p>29</text:p>
          </table:table-cell>
          <table:table-cell table:formula="of:=IF([.E1021]=[.E1020];[.F1020]+1;1)" office:value-type="float" office:value="4">
            <text:p>4</text:p>
          </table:table-cell>
          <table:table-cell table:formula="of:=CONCATENATE(&quot;/home/peter/Thesis/ForcedAligner/Aligner1/wav/11025/&quot;;[.C1021];[.D1021];&quot;.wav&quot;)" office:value-type="string" office:string-value="/home/peter/Thesis/ForcedAligner/Aligner1/wav/11025/2May27.wav">
            <text:p>/home/peter/Thesis/ForcedAligner/Aligner1/wav/11025/2May27.wav</text:p>
          </table:table-cell>
          <table:table-cell table:formula="of:=CONCATENATE(&quot;/home/peter/Thesis/ForcedAligner/Aligner1/wav/&quot;;&quot;FNQ&quot;;[.E1021];&quot;_&quot;;[.F1021];&quot;.wav&quot;)" office:value-type="string" office:string-value="/home/peter/Thesis/ForcedAligner/Aligner1/wav/FNQ29_4.wav">
            <text:p>/home/peter/Thesis/ForcedAligner/Aligner1/wav/FNQ29_4.wav</text:p>
          </table:table-cell>
          <table:table-cell office:value-type="string">
            <text:p>il faut tenir sur le gvt, il faut arrêter les mesures catégorielles, il faut réduire le recyclage des économies personnelles à hauteur de cinquante pourcent sur les primes des fonctionnaires. on ne peut plus. il faut baisser de cinquante à vingt cinq pourcent pour qu' il reste une incitation mais on ne peut pas continuer comme cela. et puis je voudrais terminer en trois mots en m' adressant à l' opposition. il est dommage que nos collègues socialistes ne nous indiquent pas quel serait leur programme de stabilité s' ils étaient au pouvoir. cependant, le projet socialiste, que vous avez, j' espère, tous lu, est quand même intéressant. puisque grosso modo, leur programme de stabilité c' est quoi? on augmente de cinquante milliards, vous entendez bien, de cinquante milliards les prélèvements obligatoires. cinquante milliards.</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1022];[.B1022])" office:value-type="string" office:string-value="2May">
            <text:p>2May</text:p>
          </table:table-cell>
          <table:table-cell table:number-columns-repeated="2" office:value-type="float" office:value="29">
            <text:p>29</text:p>
          </table:table-cell>
          <table:table-cell table:formula="of:=IF([.E1022]=[.E1021];[.F1021]+1;1)" office:value-type="float" office:value="5">
            <text:p>5</text:p>
          </table:table-cell>
          <table:table-cell table:formula="of:=CONCATENATE(&quot;/home/peter/Thesis/ForcedAligner/Aligner1/wav/11025/&quot;;[.C1022];[.D1022];&quot;.wav&quot;)" office:value-type="string" office:string-value="/home/peter/Thesis/ForcedAligner/Aligner1/wav/11025/2May29.wav">
            <text:p>/home/peter/Thesis/ForcedAligner/Aligner1/wav/11025/2May29.wav</text:p>
          </table:table-cell>
          <table:table-cell table:formula="of:=CONCATENATE(&quot;/home/peter/Thesis/ForcedAligner/Aligner1/wav/&quot;;&quot;FNQ&quot;;[.E1022];&quot;_&quot;;[.F1022];&quot;.wav&quot;)" office:value-type="string" office:string-value="/home/peter/Thesis/ForcedAligner/Aligner1/wav/FNQ29_5.wav">
            <text:p>/home/peter/Thesis/ForcedAligner/Aligner1/wav/FNQ29_5.wav</text:p>
          </table:table-cell>
          <table:table-cell office:value-type="string">
            <text:p>je lis la droite depuis deux mille deux a créé plus de soixante dix milliards de dépenses fiscales inutiles dont quarante milliards depuis deux mille sept, décision sans efficacité économique et injuste socialement. sur ces soixante dix milliards, nous en annulerons cinquante milliards. je lis votre programme. lisez vos programmes un peu.</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1023];[.B1023])" office:value-type="string" office:string-value="2May">
            <text:p>2May</text:p>
          </table:table-cell>
          <table:table-cell office:value-type="float" office:value="31">
            <text:p>31</text:p>
          </table:table-cell>
          <table:table-cell office:value-type="float" office:value="29">
            <text:p>29</text:p>
          </table:table-cell>
          <table:table-cell table:formula="of:=IF([.E1023]=[.E1022];[.F1022]+1;1)" office:value-type="float" office:value="6">
            <text:p>6</text:p>
          </table:table-cell>
          <table:table-cell table:formula="of:=CONCATENATE(&quot;/home/peter/Thesis/ForcedAligner/Aligner1/wav/11025/&quot;;[.C1023];[.D1023];&quot;.wav&quot;)" office:value-type="string" office:string-value="/home/peter/Thesis/ForcedAligner/Aligner1/wav/11025/2May31.wav">
            <text:p>/home/peter/Thesis/ForcedAligner/Aligner1/wav/11025/2May31.wav</text:p>
          </table:table-cell>
          <table:table-cell table:formula="of:=CONCATENATE(&quot;/home/peter/Thesis/ForcedAligner/Aligner1/wav/&quot;;&quot;FNQ&quot;;[.E1023];&quot;_&quot;;[.F1023];&quot;.wav&quot;)" office:value-type="string" office:string-value="/home/peter/Thesis/ForcedAligner/Aligner1/wav/FNQ29_6.wav">
            <text:p>/home/peter/Thesis/ForcedAligner/Aligner1/wav/FNQ29_6.wav</text:p>
          </table:table-cell>
          <table:table-cell office:value-type="string">
            <text:p>est ce que ceci est sérieux? le programme socialiste se termine en disant la gauche a changé. hélas! en matière budgétaire, elle n' a toujours pas changé. en conclusion, mes chers collègues, il n' y a pas de plan b en matière de redressement des finances publiques. deuxièmement, ne laissons pas croire que la croissance va s' accélérer brutalement et va nous permettre de redresser spontanément nos déficits. et troisièmement, es {cg} inspirons nous du modèle allemand. et nos chers collègues de l' opposition devraient davantage fréquenter les sociaux démocrates allemands: parce que eux dans la majorité comme dans l' opposition ils ont mené une politique de redressement constante, sur le temps. et si non, nous ne redresserons pas les finances publiques et, nous deviendrons la grèce sous trois ans.</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1024];[.B1024])" office:value-type="string" office:string-value="2May">
            <text:p>2May</text:p>
          </table:table-cell>
          <table:table-cell office:value-type="string">
            <text:p>23a</text:p>
          </table:table-cell>
          <table:table-cell office:value-type="float" office:value="29">
            <text:p>29</text:p>
          </table:table-cell>
          <table:table-cell table:formula="of:=IF([.E1024]=[.E1023];[.F1023]+1;1)" office:value-type="float" office:value="7">
            <text:p>7</text:p>
          </table:table-cell>
          <table:table-cell table:formula="of:=CONCATENATE(&quot;/home/peter/Thesis/ForcedAligner/Aligner1/wav/11025/&quot;;[.C1024];[.D1024];&quot;.wav&quot;)" office:value-type="string" office:string-value="/home/peter/Thesis/ForcedAligner/Aligner1/wav/11025/2May23a.wav">
            <text:p>/home/peter/Thesis/ForcedAligner/Aligner1/wav/11025/2May23a.wav</text:p>
          </table:table-cell>
          <table:table-cell table:formula="of:=CONCATENATE(&quot;/home/peter/Thesis/ForcedAligner/Aligner1/wav/&quot;;&quot;FNQ&quot;;[.E1024];&quot;_&quot;;[.F1024];&quot;.wav&quot;)" office:value-type="string" office:string-value="/home/peter/Thesis/ForcedAligner/Aligner1/wav/FNQ29_7.wav">
            <text:p>/home/peter/Thesis/ForcedAligner/Aligner1/wav/FNQ29_7.wav</text:p>
          </table:table-cell>
          <table:table-cell office:value-type="string">
            <text:p>monsieur le président, madame monsieur le ministre, mes chers collègues, c' est dans le cadre nouveau du semestre européen que nous examinons aujourd'hui le programme de stabilité couvrant la période deux mille onze deux mille quatorze. au coeur de ce document se trouve la volonté du gouvernement de poursuivre l' assainissement des finances publiques. je tiens tout d' abord à saluer, au nom du groupe nouveau centre, les relatifs bons résultats d' exécution deux mille dix puisque le déficit n' est que de sept pourcent du produit intérieur brut là où il était prévu aux alentours de sept sept. mais je dois souligner que ce sont les plus values de recettes qui expliquent cette relative amélioration. la sortie de crise économique et sociale est fragile et il convient de se donner tous les moyens pour respecter la trajectoire qui a été fixée à nos finances publiques, à savoir un objectif de trois pourcent de déficit public pour l' année deux mille treize. d' ici là, les réformes structurelles auront connu, nous l' espérons, une montée en charge pour, in fine, produire pleinement leurs effets. je pense en particulier à la réforme des retraites, au crédit d' impôt recherche, aux investissements d' avenir, au remplacement de la taxe professionnelle par la contribution économique territoriale, qui devraient progressivement améliorer la compétitivité des entreprises françaises et la croissance potentielle. mais ce programme de stabilité madame monsieur le ministre s' il retient un cadrage macroéconomique trop optimiste, il doit aller plus loin en matière d' économies sur les dépenses et sur la protection des recettes. premier point que je voudrais développer qui est que le cadrage macroéconomique retenu par le gouvernement est trop optimiste.</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1025];[.B1025])" office:value-type="string" office:string-value="2May">
            <text:p>2May</text:p>
          </table:table-cell>
          <table:table-cell office:value-type="string">
            <text:p>23b</text:p>
          </table:table-cell>
          <table:table-cell office:value-type="float" office:value="29">
            <text:p>29</text:p>
          </table:table-cell>
          <table:table-cell table:formula="of:=IF([.E1025]=[.E1024];[.F1024]+1;1)" office:value-type="float" office:value="8">
            <text:p>8</text:p>
          </table:table-cell>
          <table:table-cell table:formula="of:=CONCATENATE(&quot;/home/peter/Thesis/ForcedAligner/Aligner1/wav/11025/&quot;;[.C1025];[.D1025];&quot;.wav&quot;)" office:value-type="string" office:string-value="/home/peter/Thesis/ForcedAligner/Aligner1/wav/11025/2May23b.wav">
            <text:p>/home/peter/Thesis/ForcedAligner/Aligner1/wav/11025/2May23b.wav</text:p>
          </table:table-cell>
          <table:table-cell table:formula="of:=CONCATENATE(&quot;/home/peter/Thesis/ForcedAligner/Aligner1/wav/&quot;;&quot;FNQ&quot;;[.E1025];&quot;_&quot;;[.F1025];&quot;.wav&quot;)" office:value-type="string" office:string-value="/home/peter/Thesis/ForcedAligner/Aligner1/wav/FNQ29_8.wav">
            <text:p>/home/peter/Thesis/ForcedAligner/Aligner1/wav/FNQ29_8.wav</text:p>
          </table:table-cell>
          <table:table-cell office:value-type="string">
            <text:p>le gouvernement retient des prévisions croissance de pib après les un et demi pourcent <text:s/>de deux mille dix à hauteur de deux pourcent en deux mille onze deux vingt cinq deux mille douze et deux cinquante à partir de deux mille treize. ces prévisions sont elles réalistes? je voudrais vous montrer madame la ministre que notre réponse est négatif. tout d' abord, regardons le passé avant la crise quel a été le taux de croissance annuelle des dix dernières années précédant la crise? un cinq, un six pourcent. deuxième observation, c' est un argument qui vaut ce qu' il vaut, le consensus des économistes, les économistes sont généralement trompés, bien. ils sont d' ailleurs payés pour cela. mais euh ils sont autour de un six, un sept et l' ocde qui n' est pas forcément une référence est en dessus de vos prévisions, ils sont à deux pourcent à partir de deux mille douze. en dessous. troisième argument qui me paraît plus sérieux: les grandes incertitudes sur l' environnement international. l' évolution des matières premières, en particulier du baril de pétrole vous avez retenu son dollar, c' était la situation à l' époque, on est déjà à cent quatorze dollars. surtout la parité euro dollar. on est à un quarante huit. et vu l' incroyable absence de rigueur de gestion des finances publiques américaines mes chers collègues le budget fédéral américain est en déficit de plus de dix pourcent par rapport à la richesse nationale américaine. va aboutir à quoi? il va aboutir à une catastrophe c' est à dire la baisse continue du dollar et la hausse de l' euro.</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1026];[.B1026])" office:value-type="string" office:string-value="2May">
            <text:p>2May</text:p>
          </table:table-cell>
          <table:table-cell office:value-type="string">
            <text:p>23c</text:p>
          </table:table-cell>
          <table:table-cell office:value-type="float" office:value="29">
            <text:p>29</text:p>
          </table:table-cell>
          <table:table-cell table:formula="of:=IF([.E1026]=[.E1025];[.F1025]+1;1)" office:value-type="float" office:value="9">
            <text:p>9</text:p>
          </table:table-cell>
          <table:table-cell table:formula="of:=CONCATENATE(&quot;/home/peter/Thesis/ForcedAligner/Aligner1/wav/11025/&quot;;[.C1026];[.D1026];&quot;.wav&quot;)" office:value-type="string" office:string-value="/home/peter/Thesis/ForcedAligner/Aligner1/wav/11025/2May23c.wav">
            <text:p>/home/peter/Thesis/ForcedAligner/Aligner1/wav/11025/2May23c.wav</text:p>
          </table:table-cell>
          <table:table-cell table:formula="of:=CONCATENATE(&quot;/home/peter/Thesis/ForcedAligner/Aligner1/wav/&quot;;&quot;FNQ&quot;;[.E1026];&quot;_&quot;;[.F1026];&quot;.wav&quot;)" office:value-type="string" office:string-value="/home/peter/Thesis/ForcedAligner/Aligner1/wav/FNQ29_9.wav">
            <text:p>/home/peter/Thesis/ForcedAligner/Aligner1/wav/FNQ29_9.wav</text:p>
          </table:table-cell>
          <table:table-cell office:value-type="string">
            <text:p>et puis il y a d' autres incertitudes, l' évolution des taux d' intérêt, là je ne parlerai pas d' incertitude, il y a une certitude, les taux vont augmenter le problème c' est à quelle vitesse? et ce n' est pas moi qui le dit c' est le les déclarations récentes du président de la fed qui a annoncé qu' il allait augmenter, c' est assez clair dans ses déclarations, c' est du moins comme ça que tous les économistes et tous les responsables financiers l' ont interprété. et le fait que la bce ait commencé à augmenter de zéro vingt cinq, certes avec un taux qui était très bas, montre que on a un point de retournement. et puis enfin, ce qui est le dernier argument qui à mon avis est le plus sérieux. quand on ana quand on analyse la composante finale de la demande française. moi je ne critiquerai pas le gouvernement sur la consommation des administrations publiques; je le critiquerais d' être encore trop optimiste dans la croissance puisque c' est une très légère décroissance en volume, alors que je persiste à penser qu' il faudrait aller au delà. mais je voudrais parler du redressement des entreprises, on a connu deux années de chute très forte en deux mille neuf moins sept un et en deux mille dix moins un six donc l' hypothèse d' une augmentation est quand même réaliste. le problème c' est sa durabilité et son niveau, face à la remontée des taux d' intérêt. alors certes les profits des entreprises se sont redressés, pour partie, et donc on peut espérer cela. encore faut il avoir une un débouché. et là dessus je voudrais dire un petit mot sur vos hypothèses sur l' incidence de la balance commerciale sur la croissance française.</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1027];[.B1027])" office:value-type="string" office:string-value="2May">
            <text:p>2May</text:p>
          </table:table-cell>
          <table:table-cell office:value-type="string">
            <text:p>23d</text:p>
          </table:table-cell>
          <table:table-cell office:value-type="float" office:value="29">
            <text:p>29</text:p>
          </table:table-cell>
          <table:table-cell table:formula="of:=IF([.E1027]=[.E1026];[.F1026]+1;1)" office:value-type="float" office:value="10">
            <text:p>10</text:p>
          </table:table-cell>
          <table:table-cell table:formula="of:=CONCATENATE(&quot;/home/peter/Thesis/ForcedAligner/Aligner1/wav/11025/&quot;;[.C1027];[.D1027];&quot;.wav&quot;)" office:value-type="string" office:string-value="/home/peter/Thesis/ForcedAligner/Aligner1/wav/11025/2May23d.wav">
            <text:p>/home/peter/Thesis/ForcedAligner/Aligner1/wav/11025/2May23d.wav</text:p>
          </table:table-cell>
          <table:table-cell table:formula="of:=CONCATENATE(&quot;/home/peter/Thesis/ForcedAligner/Aligner1/wav/&quot;;&quot;FNQ&quot;;[.E1027];&quot;_&quot;;[.F1027];&quot;.wav&quot;)" office:value-type="string" office:string-value="/home/peter/Thesis/ForcedAligner/Aligner1/wav/FNQ29_10.wav">
            <text:p>/home/peter/Thesis/ForcedAligner/Aligner1/wav/FNQ29_10.wav</text:p>
          </table:table-cell>
          <table:table-cell office:value-type="string">
            <text:p>sur les dix dernières années précédant la crise vous le dites d' ailleurs dans votre rapport la dégradation de la compétitivité internationale de la france nous a coûté moins zéro quatre point de pib. c' est à dire que la croissance française a été chaque année moins zéro quatre par rapport à ce qu' elle aurait été si c' était à neutralité. <text:s/>je rappelle que pendant ce temps là, les allemands étaient à plus zéro quatre plus zéro cinq plus zéro six de leur balance commerciale. par quel miracle va t on passer de moins zéro quatre <text:s/>à moins zéro un puisque c' est l' hypothèse faite par le gouvernement? le gouvernement dit, mais il y a des facteurs d' amélioration de la compétitivité, le crédit d' impôt recherche, la réforme de la taxe professionnelle. bon. certes, mais pas à hauteur d' un tel redressement. ça veut dire qu' on améliorerait dans une proportion telle qu' on ferait plus zéro trois le différentiel entre moins zéro quatre et mois trois, moi je n' y crois pas. hélas, je pense que il faudrait prendre des mesures beaucoup plus puissantes. et notamment, la réforme mes chers collègues du financement de la protection sociale français qui pourrait être l' un des éléments d' un redressement de la compétitivité française. et quant à la reconstitution des stocks je voudrais rappeler que les bon résultats euh de cette année euh puisqu' on a les les les premiers mois et bien on a quand même zéro quatre point de reconstitution des stocks. les stocks étaient tombés très bas et donc si vous les réduisez on est toujours sur un six en deux mille onze en prévision nette de l' effet de stocks qui après s' atténue puisque vous prévoyez zéro un pourcent les deux dernières années. et voilà le premier point que je voudrais développer. deuxième point que je voudrais développer c' est que le gouvernement doit aller plus loin en matière d' économie sur les dépenses et de protection des recettes.</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1028];[.B1028])" office:value-type="string" office:string-value="2May">
            <text:p>2May</text:p>
          </table:table-cell>
          <table:table-cell office:value-type="string">
            <text:p>23e</text:p>
          </table:table-cell>
          <table:table-cell office:value-type="float" office:value="29">
            <text:p>29</text:p>
          </table:table-cell>
          <table:table-cell table:formula="of:=IF([.E1028]=[.E1027];[.F1027]+1;1)" office:value-type="float" office:value="11">
            <text:p>11</text:p>
          </table:table-cell>
          <table:table-cell table:formula="of:=CONCATENATE(&quot;/home/peter/Thesis/ForcedAligner/Aligner1/wav/11025/&quot;;[.C1028];[.D1028];&quot;.wav&quot;)" office:value-type="string" office:string-value="/home/peter/Thesis/ForcedAligner/Aligner1/wav/11025/2May23e.wav">
            <text:p>/home/peter/Thesis/ForcedAligner/Aligner1/wav/11025/2May23e.wav</text:p>
          </table:table-cell>
          <table:table-cell table:formula="of:=CONCATENATE(&quot;/home/peter/Thesis/ForcedAligner/Aligner1/wav/&quot;;&quot;FNQ&quot;;[.E1028];&quot;_&quot;;[.F1028];&quot;.wav&quot;)" office:value-type="string" office:string-value="/home/peter/Thesis/ForcedAligner/Aligner1/wav/FNQ29_11.wav">
            <text:p>/home/peter/Thesis/ForcedAligner/Aligner1/wav/FNQ29_11.wav</text:p>
          </table:table-cell>
          <table:table-cell office:value-type="string">
            <text:p>concernant les dépenses de l' état, je me tue à dire que le respect de la double norme inscrite en loi programmation des finances publiques elle est insuffisante. puisqu' en fait elle aboutit au maintien de la dépense de l' état en euros constants. c' est ça ce à quoi elle revient. ceci nous ne pouvons pas euh nous le payer. d' après les simulations qu' on a faites, si on a des taux de croissance de un cinq un six en volume, il faudrait être à zéro voire un peu en dessous en euros courants, pas en euros constants. deuxièmement, au nouveau centre, nous sommes convaincus que, pour respecter la trajectoire budgétaire, il faut porter l' effort à raison des deux tiers sur la dépense et d' un tiers sur la recette. et je l' ai dit au gouvernement à de nombreuses reprises, c' est ce que vous faites, mais vous ne voulez pas le dire. mais il faut le dire! et c' est quelque chose de juste et d' équilibré. je vous donne les chiffres comment est ce qu' on va réduire de quatre points c' est à dire de sept point à trois point entre deux mille dix et deux mille quatorze, le déficit budgétaire. à hauteur je vous donne les chiffres mes chers collègues côté des prélèvements obligatoires on augmentera de un point sept puisqu' on passe de quarante deux deux à quarante trois neuf entre deux mille dix et deux mille treize et en matière de dépense on réduit les dépenses de deux point quatre de de produit intérieur brute en passant de cinquante six deux cinquante trois huit. ça fait quarante soixante. nous c' est ce que nous avons toujours préconisé. en disant qu' il ne faut pas pensé que par la seule réduction, par les seules économies sur la dépense on réussira. et je partage sur ce point ce qu' a dit le rapporteur général.</text:p>
          </table:table-cell>
        </table:table-row>
        <table:table-row table:style-name="ro1">
          <table:table-cell table:number-columns-repeated="2"/>
          <table:table-cell office:value-type="string">
            <text:p>4_1May</text:p>
          </table:table-cell>
          <table:table-cell office:value-type="float" office:value="70">
            <text:p>70</text:p>
          </table:table-cell>
          <table:table-cell office:value-type="float" office:value="291">
            <text:p>291</text:p>
          </table:table-cell>
          <table:table-cell table:formula="of:=IF([.E1029]=[.E1028];[.F1028]+1;1)" office:value-type="float" office:value="1">
            <text:p>1</text:p>
          </table:table-cell>
          <table:table-cell table:formula="of:=CONCATENATE(&quot;/home/peter/Thesis/ForcedAligner/Aligner1/wav/11025/&quot;;[.C1029];[.D1029];&quot;.wav&quot;)" office:value-type="string" office:string-value="/home/peter/Thesis/ForcedAligner/Aligner1/wav/11025/4_1May70.wav">
            <text:p>/home/peter/Thesis/ForcedAligner/Aligner1/wav/11025/4_1May70.wav</text:p>
          </table:table-cell>
          <table:table-cell table:formula="of:=CONCATENATE(&quot;/home/peter/Thesis/ForcedAligner/Aligner1/wav/&quot;;&quot;FNQ&quot;;[.E1029];&quot;_&quot;;[.F1029];&quot;.wav&quot;)" office:value-type="string" office:string-value="/home/peter/Thesis/ForcedAligner/Aligner1/wav/FNQ291_1.wav">
            <text:p>/home/peter/Thesis/ForcedAligner/Aligner1/wav/FNQ291_1.wav</text:p>
          </table:table-cell>
          <table:table-cell office:value-type="string">
            <text:p>merci monsieur le président. ma question s' adresse à monsieur le premier ministre. si l' emploi est la priorité des français, il ne l' est pas dans la politique menée par le gouvernement depuis le début de cette législature: destruction des emplois publics, austérité salariale, encouragement aux heures supplémentaires, affaiblissement du code du travail ou encore absence de relance de la consommation. contrairement à tous vos efforts de communication</text:p>
          </table:table-cell>
        </table:table-row>
        <table:table-row table:style-name="ro1">
          <table:table-cell table:number-columns-repeated="2"/>
          <table:table-cell office:value-type="string">
            <text:p>4_1May</text:p>
          </table:table-cell>
          <table:table-cell office:value-type="float" office:value="72">
            <text:p>72</text:p>
          </table:table-cell>
          <table:table-cell office:value-type="float" office:value="291">
            <text:p>291</text:p>
          </table:table-cell>
          <table:table-cell table:formula="of:=IF([.E1030]=[.E1029];[.F1029]+1;1)" office:value-type="float" office:value="2">
            <text:p>2</text:p>
          </table:table-cell>
          <table:table-cell table:formula="of:=CONCATENATE(&quot;/home/peter/Thesis/ForcedAligner/Aligner1/wav/11025/&quot;;[.C1030];[.D1030];&quot;.wav&quot;)" office:value-type="string" office:string-value="/home/peter/Thesis/ForcedAligner/Aligner1/wav/11025/4_1May72.wav">
            <text:p>/home/peter/Thesis/ForcedAligner/Aligner1/wav/11025/4_1May72.wav</text:p>
          </table:table-cell>
          <table:table-cell table:formula="of:=CONCATENATE(&quot;/home/peter/Thesis/ForcedAligner/Aligner1/wav/&quot;;&quot;FNQ&quot;;[.E1030];&quot;_&quot;;[.F1030];&quot;.wav&quot;)" office:value-type="string" office:string-value="/home/peter/Thesis/ForcedAligner/Aligner1/wav/FNQ291_2.wav">
            <text:p>/home/peter/Thesis/ForcedAligner/Aligner1/wav/FNQ291_2.wav</text:p>
          </table:table-cell>
          <table:table-cell office:value-type="string">
            <text:p>continue inexorablement d' augmenter, que vous le vouliez ou non, à près avec près de cinq millions de chômeurs, notre taux est actuellement le le plus élevé euh euh plus élevé que la moyenne européenne. je retiendrai le nombre des demandeurs d' emploi inactivité réduite qui augmenté de dix pour cent en un an. je pense aux plus de cinquante ans: com combien rencontrons nous, dans nos permanences, d' hommes et de femmes qui, après de longues années de travail, se retrouvent sans emploi et ne savent plus où se diriger pour retrouver un minimum de dignité? que dire des titulaires d' un contrat aidé qui peut être rompu du jour au lendemain? ces tendances révèlent une triste réalité des des née de la crise et de l' absence de mesures fortes pour la résorber. la précarité explose. dans ce contexte, vous lancez des initiatives toutes aussi saugrenues qu' inefficaces: ici la prime de mille euros, là l' exigence d' une contrepartie pour obliger les bénéficiaires du rsa travailler gratuitement. non, décidément, votre bilan économique et social est voué à rester catastrophique. l' heure du bilan approche et les français entendront la sincérité et l' efficacité du projet des socialistes dans ce domaine, alors que l' on découvre les résultats indécents des effets du bouclier fiscal, redistribuant près de six cents millions d' euros aux plus hauts revenus. monsieur le premier ministre, allez vous définitivement entreprendre une politique de l' emploi pour redonner confiance à nos compatriotes?</text:p>
          </table:table-cell>
        </table:table-row>
        <table:table-row table:style-name="ro1">
          <table:table-cell table:number-columns-repeated="2"/>
          <table:table-cell office:value-type="string">
            <text:p>3_1May</text:p>
          </table:table-cell>
          <table:table-cell office:value-type="string">
            <text:p>7a</text:p>
          </table:table-cell>
          <table:table-cell office:value-type="float" office:value="292">
            <text:p>292</text:p>
          </table:table-cell>
          <table:table-cell table:formula="of:=IF([.E1031]=[.E1030];[.F1030]+1;1)" office:value-type="float" office:value="1">
            <text:p>1</text:p>
          </table:table-cell>
          <table:table-cell table:formula="of:=CONCATENATE(&quot;/home/peter/Thesis/ForcedAligner/Aligner1/wav/11025/&quot;;[.C1031];[.D1031];&quot;.wav&quot;)" office:value-type="string" office:string-value="/home/peter/Thesis/ForcedAligner/Aligner1/wav/11025/3_1May7a.wav">
            <text:p>/home/peter/Thesis/ForcedAligner/Aligner1/wav/11025/3_1May7a.wav</text:p>
          </table:table-cell>
          <table:table-cell table:formula="of:=CONCATENATE(&quot;/home/peter/Thesis/ForcedAligner/Aligner1/wav/&quot;;&quot;FNQ&quot;;[.E1031];&quot;_&quot;;[.F1031];&quot;.wav&quot;)" office:value-type="string" office:string-value="/home/peter/Thesis/ForcedAligner/Aligner1/wav/FNQ292_1.wav">
            <text:p>/home/peter/Thesis/ForcedAligner/Aligner1/wav/FNQ292_1.wav</text:p>
          </table:table-cell>
          <table:table-cell office:value-type="string">
            <text:p>merci monsieur le président, ma question s' adresse à monsieur le premier ministre. dans une déclaration télévisée dimanche soir, le président des états unis a annoncé officiellement la mort au pakistan d' oussama ben laden, tué par les forces spéciales américaines. présentée comme un événement majeur et un symbole de la lutte contre le terrorisme mondial, la mort du dirigeant d' al qaida met un terme à une traque qui aura duré près d' une décennie puisqu' elle avait débuté au lendemain des attentats du onze septembre. c' est également en deux mille un que les états unis ont déclenché une nouvelle guerre en afghanistan et que la france, dans le cadre d' un mandat de l' onu, s' est engagée militairement dans ce pays, considéré comme la base arrière du terrorisme international. à ce jour, la france compte près de quatre mille hommes en afghanistan, qui interviennent au sein de la force internationale d' assistance à la sécurité dirigée par l' otan. cette présence militaire, qu' une forte majorité de français désapprouvent, est déjà endeuillée par la mort de cinquante six militaires français. il y a moins de deux semaines, alexandre rivière, un jeune caporal chef de vingt trois ans, a été tué au cours d' une patrouille, son véhicule blindé ayant été victime d' un engin explosif. permettez moi ici de saluer la mémoire de ce quatrième militaire originaire de la réunion à mourir sur le sol afghan. la disparition du chef d' al qaida impose, bien sûr, la plus grande vigilance et la plus grande gravité. elle doit aussi coïncider avec un engagement plus marqué</text:p>
          </table:table-cell>
        </table:table-row>
        <table:table-row table:style-name="ro1">
          <table:table-cell office:value-type="float" office:value="5">
            <text:p>5</text:p>
          </table:table-cell>
          <table:table-cell office:value-type="string">
            <text:p>May</text:p>
          </table:table-cell>
          <table:table-cell table:formula="of:=CONCATENATE([.A1032];[.B1032])" office:value-type="string" office:string-value="5May">
            <text:p>5May</text:p>
          </table:table-cell>
          <table:table-cell office:value-type="string">
            <text:p>25a</text:p>
          </table:table-cell>
          <table:table-cell office:value-type="float" office:value="292">
            <text:p>292</text:p>
          </table:table-cell>
          <table:table-cell table:formula="of:=IF([.E1032]=[.E1031];[.F1031]+1;1)" office:value-type="float" office:value="2">
            <text:p>2</text:p>
          </table:table-cell>
          <table:table-cell table:formula="of:=CONCATENATE(&quot;/home/peter/Thesis/ForcedAligner/Aligner1/wav/11025/&quot;;[.C1032];[.D1032];&quot;.wav&quot;)" office:value-type="string" office:string-value="/home/peter/Thesis/ForcedAligner/Aligner1/wav/11025/5May25a.wav">
            <text:p>/home/peter/Thesis/ForcedAligner/Aligner1/wav/11025/5May25a.wav</text:p>
          </table:table-cell>
          <table:table-cell table:formula="of:=CONCATENATE(&quot;/home/peter/Thesis/ForcedAligner/Aligner1/wav/&quot;;&quot;FNQ&quot;;[.E1032];&quot;_&quot;;[.F1032];&quot;.wav&quot;)" office:value-type="string" office:string-value="/home/peter/Thesis/ForcedAligner/Aligner1/wav/FNQ292_2.wav">
            <text:p>/home/peter/Thesis/ForcedAligner/Aligner1/wav/FNQ292_2.wav</text:p>
          </table:table-cell>
          <table:table-cell office:value-type="string">
            <text:p>merci monsieur le président, monsieur le ministre, mes chers collègues, en censurant l' article six, qui fixe le tableau de répartition par région et par département des conseillers territoriaux, le conseil constitutionnel nous donne l' occasion de revenir sur la mise en œuvre de la réforme des collectivités territoriales, particulièrement dans les régions monodépartementales. en effet, deux lectures dans chaque chambre n' ont pas suffi pour apporter des réponses à nos interrogations et pour modifier le cours d' une évolution qui, de l' avis de tous, s' annonce, dans ces régions, incompréhensible voire ubuesque. comme vous l' avez justement déclaré monsieur le rapporteur: on ne peut envisager de manière durable une assemblée unique avec deux collectivités, deux présidents, deux bureaux. la situation en est à un tel point de confusion que le gouvernement a fait adopter un amendement l' habilitant à agir par voie d' ordonnance en vue de fixer des mesures d' adaptation dans les départements et régions d' outre-mer. le délai de dix-huit mois prévu par l' article quatre-vingt-sept n' est certes pas écoulé, mais nous souhaitons avoir des précisions sur l' état des réflexions gouvernementales. a chaque débat de cet hémicycle sur cette réforme, le gouvernement a promis d' engager au plus vite une concertation avec les élus concernés en vue d' envisager les adaptations nécessaires. à ma connaissance, les élus de la réunion n' ont, jusqu' à présent, été conviés à aucune discussion de ce genre.</text:p>
          </table:table-cell>
        </table:table-row>
        <table:table-row table:style-name="ro1">
          <table:table-cell table:number-columns-repeated="2"/>
          <table:table-cell office:value-type="string">
            <text:p>3_1May</text:p>
          </table:table-cell>
          <table:table-cell office:value-type="string">
            <text:p>7b</text:p>
          </table:table-cell>
          <table:table-cell office:value-type="float" office:value="292">
            <text:p>292</text:p>
          </table:table-cell>
          <table:table-cell table:formula="of:=IF([.E1033]=[.E1032];[.F1032]+1;1)" office:value-type="float" office:value="3">
            <text:p>3</text:p>
          </table:table-cell>
          <table:table-cell table:formula="of:=CONCATENATE(&quot;/home/peter/Thesis/ForcedAligner/Aligner1/wav/11025/&quot;;[.C1033];[.D1033];&quot;.wav&quot;)" office:value-type="string" office:string-value="/home/peter/Thesis/ForcedAligner/Aligner1/wav/11025/3_1May7b.wav">
            <text:p>/home/peter/Thesis/ForcedAligner/Aligner1/wav/11025/3_1May7b.wav</text:p>
          </table:table-cell>
          <table:table-cell table:formula="of:=CONCATENATE(&quot;/home/peter/Thesis/ForcedAligner/Aligner1/wav/&quot;;&quot;FNQ&quot;;[.E1033];&quot;_&quot;;[.F1033];&quot;.wav&quot;)" office:value-type="string" office:string-value="/home/peter/Thesis/ForcedAligner/Aligner1/wav/FNQ292_3.wav">
            <text:p>/home/peter/Thesis/ForcedAligner/Aligner1/wav/FNQ292_3.wav</text:p>
          </table:table-cell>
          <table:table-cell office:value-type="string">
            <text:p>pour le respect réciproque des peuples et accélérer la dévalorisation de l' idéologie meurtrière du choc des civilisations. cette nouvelle étape ravive la question du délai de la transition vers une action plus politique que militaire de la france en afghanistan. l' ensemble des français attendent la réponse du gouvernement, notamment ceux des régions d' outre mer, puisque leurs jeunes représenteraient près de vingt pourcent des soldats français engagés en afghanistan.</text:p>
          </table:table-cell>
        </table:table-row>
        <table:table-row table:style-name="ro1">
          <table:table-cell office:value-type="float" office:value="5">
            <text:p>5</text:p>
          </table:table-cell>
          <table:table-cell office:value-type="string">
            <text:p>May</text:p>
          </table:table-cell>
          <table:table-cell table:formula="of:=CONCATENATE([.A1034];[.B1034])" office:value-type="string" office:string-value="5May">
            <text:p>5May</text:p>
          </table:table-cell>
          <table:table-cell office:value-type="string">
            <text:p>25b</text:p>
          </table:table-cell>
          <table:table-cell office:value-type="float" office:value="292">
            <text:p>292</text:p>
          </table:table-cell>
          <table:table-cell table:formula="of:=IF([.E1034]=[.E1033];[.F1033]+1;1)" office:value-type="float" office:value="4">
            <text:p>4</text:p>
          </table:table-cell>
          <table:table-cell table:formula="of:=CONCATENATE(&quot;/home/peter/Thesis/ForcedAligner/Aligner1/wav/11025/&quot;;[.C1034];[.D1034];&quot;.wav&quot;)" office:value-type="string" office:string-value="/home/peter/Thesis/ForcedAligner/Aligner1/wav/11025/5May25b.wav">
            <text:p>/home/peter/Thesis/ForcedAligner/Aligner1/wav/11025/5May25b.wav</text:p>
          </table:table-cell>
          <table:table-cell table:formula="of:=CONCATENATE(&quot;/home/peter/Thesis/ForcedAligner/Aligner1/wav/&quot;;&quot;FNQ&quot;;[.E1034];&quot;_&quot;;[.F1034];&quot;.wav&quot;)" office:value-type="string" office:string-value="/home/peter/Thesis/ForcedAligner/Aligner1/wav/FNQ292_4.wav">
            <text:p>/home/peter/Thesis/ForcedAligner/Aligner1/wav/FNQ292_4.wav</text:p>
          </table:table-cell>
          <table:table-cell office:value-type="string">
            <text:p>il est d' ailleurs permis de s' interroger sur la nécessité de cette ordonnance. l' article soixante-treize de la constitution prévoit en effet de la façon la plus précise la possibilité de recourir à des adaptations tenant aux caractéristiques et contraintes particulières des départements et régions d' outre-mer. une région comprenant un seul département, n' est-ce pas là une caractéristique particulière suffisante? quoi qu' il en soit, il est devenu urgent qu' un dialogue s' ouvre enfin sur un sujet dont nous savons tous à quel point il est sensible. dans les outre-mer, la question institutionnelle renvoie forcément à celle de la concentration des compétences et à celle de l' équilibre des pouvoirs. elle doit donc être abordée en fonction des spécificités de chaque région et elle doit aussi recueillir l' assentiment des populations. en aucun cas les institutions ne sauraient être un simple décalque; en aucun cas, elles ne sauraient être dessinées en fonction de schémas préconçus. l' inadaptation régions d' outre-mer de la réforme votée se retrouve tout naturellement dans le tableau des effectifs qui fait l' objet du projet de loi que nous examinons. ainsi la règle fixée par le gouvernement, selon laquelle la représentation moyenne de chaque département d' une même région ne doit pas s' écarter de la représentation moyenne régionale de plus ou moins vingt pourcent, ne s' applique évidemment pas dans les régions monodépartementales. conséquence, dans ces régions, les effectifs ont été fixés en l' absence de toute règle monsieur le ministre devrait nous écouter.</text:p>
          </table:table-cell>
        </table:table-row>
        <table:table-row table:style-name="ro1">
          <table:table-cell office:value-type="float" office:value="5">
            <text:p>5</text:p>
          </table:table-cell>
          <table:table-cell office:value-type="string">
            <text:p>May</text:p>
          </table:table-cell>
          <table:table-cell table:formula="of:=CONCATENATE([.A1035];[.B1035])" office:value-type="string" office:string-value="5May">
            <text:p>5May</text:p>
          </table:table-cell>
          <table:table-cell office:value-type="string">
            <text:p>25c</text:p>
          </table:table-cell>
          <table:table-cell office:value-type="float" office:value="292">
            <text:p>292</text:p>
          </table:table-cell>
          <table:table-cell table:formula="of:=IF([.E1035]=[.E1034];[.F1034]+1;1)" office:value-type="float" office:value="5">
            <text:p>5</text:p>
          </table:table-cell>
          <table:table-cell table:formula="of:=CONCATENATE(&quot;/home/peter/Thesis/ForcedAligner/Aligner1/wav/11025/&quot;;[.C1035];[.D1035];&quot;.wav&quot;)" office:value-type="string" office:string-value="/home/peter/Thesis/ForcedAligner/Aligner1/wav/11025/5May25c.wav">
            <text:p>/home/peter/Thesis/ForcedAligner/Aligner1/wav/11025/5May25c.wav</text:p>
          </table:table-cell>
          <table:table-cell table:formula="of:=CONCATENATE(&quot;/home/peter/Thesis/ForcedAligner/Aligner1/wav/&quot;;&quot;FNQ&quot;;[.E1035];&quot;_&quot;;[.F1035];&quot;.wav&quot;)" office:value-type="string" office:string-value="/home/peter/Thesis/ForcedAligner/Aligner1/wav/FNQ292_5.wav">
            <text:p>/home/peter/Thesis/ForcedAligner/Aligner1/wav/FNQ292_5.wav</text:p>
          </table:table-cell>
          <table:table-cell office:value-type="string">
            <text:p>il est significatif que la modification du nombre de conseillers territoriaux pour la guadeloupe ne soit pas, comme pour les six autres régions, la conséquence de la censure du conseil constitutionnel, mais bien d' une décision du président de la république. il semble bien, à vrai dire, que, pour les deux régions monodépartementales visées par la réforme, le nombre de conseillers territoriaux n' ait pas été établi sur des bases essentiellement démographiques, les seules à mêmes d' assurer, comme nous le savons, l' égalité devant le suffrage. pour tenter d' y remédier, le nouveau tableau prévoit que la guadeloupe, quatre cent deux mille habitants, passera de quarante-trois à quarante-cinq conseillers territoriaux. au contraire, pour la réunion, huit cent huit mille habitants, l' effectif est maintenu à quarante-neuf. à titre de comparaison, on en a parlé tout à l' heure, la région du limousin, qui compte sept cent quarante mille habitants, aura quatre-vingt-onze élus territoriaux. bien sûr il ne s' agit pas de comparaisons intra régionales; mais il n' en demeure pas moins qu' à la réunion, un conseiller territorial représentera donc seize mille quatre cent quatre-vingt-quinze habitants, soit près du double qu' en guadeloupe ou dans le limousin. on se souvient qu' un des principaux objectifs de cette réforme est de réduire le nombre d' élus régionaux et départementaux. selon l' étude d' impact, la baisse sera de trente-huit pourcent au niveau national. pour la région réunion, la réduction sera presque de quarante-huit pourcent, dix points de plus: l' objectif est largement dépassé. si elle devait s' appliquer à la réunion, cette réforme devra donc aussi s' accompagner de la création de nouveaux cantons.</text:p>
          </table:table-cell>
        </table:table-row>
        <table:table-row table:style-name="ro1">
          <table:table-cell office:value-type="float" office:value="5">
            <text:p>5</text:p>
          </table:table-cell>
          <table:table-cell office:value-type="string">
            <text:p>May</text:p>
          </table:table-cell>
          <table:table-cell table:formula="of:=CONCATENATE([.A1036];[.B1036])" office:value-type="string" office:string-value="5May">
            <text:p>5May</text:p>
          </table:table-cell>
          <table:table-cell office:value-type="string">
            <text:p>25d</text:p>
          </table:table-cell>
          <table:table-cell office:value-type="float" office:value="292">
            <text:p>292</text:p>
          </table:table-cell>
          <table:table-cell table:formula="of:=IF([.E1036]=[.E1035];[.F1035]+1;1)" office:value-type="float" office:value="6">
            <text:p>6</text:p>
          </table:table-cell>
          <table:table-cell table:formula="of:=CONCATENATE(&quot;/home/peter/Thesis/ForcedAligner/Aligner1/wav/11025/&quot;;[.C1036];[.D1036];&quot;.wav&quot;)" office:value-type="string" office:string-value="/home/peter/Thesis/ForcedAligner/Aligner1/wav/11025/5May25d.wav">
            <text:p>/home/peter/Thesis/ForcedAligner/Aligner1/wav/11025/5May25d.wav</text:p>
          </table:table-cell>
          <table:table-cell table:formula="of:=CONCATENATE(&quot;/home/peter/Thesis/ForcedAligner/Aligner1/wav/&quot;;&quot;FNQ&quot;;[.E1036];&quot;_&quot;;[.F1036];&quot;.wav&quot;)" office:value-type="string" office:string-value="/home/peter/Thesis/ForcedAligner/Aligner1/wav/FNQ292_6.wav">
            <text:p>/home/peter/Thesis/ForcedAligner/Aligner1/wav/FNQ292_6.wav</text:p>
          </table:table-cell>
          <table:table-cell office:value-type="string">
            <text:p>là-dessus, le conseil constitutionnel a bien précisé que je cite la volonté de ne pas s' écarter trop sensiblement du nombre des cantons fixé antérieurement à la réforme ne peut être regardée comme un impératif d' intérêt général susceptible de justifier les atteintes au principe d' égalité devant le suffrage. les réunionnais, je le répète, ne souhaitent pas à ouvrir à nouveau le débat institutionnel. ils ont clairement exprimé, lors des états généraux de l' outremer, qu' ils ne considéraient pas ce débat comme une priorité. si toutefois le gouvernement persiste à vouloir rouvrir ce débat, il doit évidemment le faire avec eux et pour eux, sans a priori et sans arrière-pensées, monsieur le ministre.</text:p>
          </table:table-cell>
        </table:table-row>
        <table:table-row table:style-name="ro1">
          <table:table-cell office:value-type="float" office:value="5">
            <text:p>5</text:p>
          </table:table-cell>
          <table:table-cell office:value-type="string">
            <text:p>May</text:p>
          </table:table-cell>
          <table:table-cell table:formula="of:=CONCATENATE([.A1037];[.B1037])" office:value-type="string" office:string-value="5May">
            <text:p>5May</text:p>
          </table:table-cell>
          <table:table-cell office:value-type="float" office:value="125">
            <text:p>125</text:p>
          </table:table-cell>
          <table:table-cell office:value-type="float" office:value="297">
            <text:p>297</text:p>
          </table:table-cell>
          <table:table-cell table:formula="of:=IF([.E1037]=[.E1036];[.F1036]+1;1)" office:value-type="float" office:value="1">
            <text:p>1</text:p>
          </table:table-cell>
          <table:table-cell table:formula="of:=CONCATENATE(&quot;/home/peter/Thesis/ForcedAligner/Aligner1/wav/11025/&quot;;[.C1037];[.D1037];&quot;.wav&quot;)" office:value-type="string" office:string-value="/home/peter/Thesis/ForcedAligner/Aligner1/wav/11025/5May125.wav">
            <text:p>/home/peter/Thesis/ForcedAligner/Aligner1/wav/11025/5May125.wav</text:p>
          </table:table-cell>
          <table:table-cell table:formula="of:=CONCATENATE(&quot;/home/peter/Thesis/ForcedAligner/Aligner1/wav/&quot;;&quot;FNQ&quot;;[.E1037];&quot;_&quot;;[.F1037];&quot;.wav&quot;)" office:value-type="string" office:string-value="/home/peter/Thesis/ForcedAligner/Aligner1/wav/FNQ297_1.wav">
            <text:p>/home/peter/Thesis/ForcedAligner/Aligner1/wav/FNQ297_1.wav</text:p>
          </table:table-cell>
          <table:table-cell office:value-type="string">
            <text:p>donc les parlementaires socialistes, républicains et citoyens restent plus que jamais opposés à la création et donc à fortiori à la répartition de ces nouveaux élus entre les départements pour au moins deux raisons, premièrement il n' y a pas eu de concertation avec les départements concernant le tableau en annexe. deuxièmement lors de premiers travaux, les nombreuses interventions des parlementaires euh sur la répartition de ces nouveaux élus ont amenés à corriger certaines erreurs matérielles et adapter en partie la répartition des conseillers territoriaux à la diversité de nos territoires. le conseil constitutionnel a renforcé la désapprobation des élus face à cette partie de la réforme. pour autant le compte n' y est pas. donc pour respecter cette justice et cette républicaine cette équité républicaine, nous renouvelons notre proposition de supprimer cette annexe, car nous sommes opposés à la création de conseiller territorial.</text:p>
          </table:table-cell>
        </table:table-row>
        <table:table-row table:style-name="ro1">
          <table:table-cell table:number-columns-repeated="2"/>
          <table:table-cell office:value-type="string">
            <text:p>3_1May</text:p>
          </table:table-cell>
          <table:table-cell office:value-type="float" office:value="67">
            <text:p>67</text:p>
          </table:table-cell>
          <table:table-cell office:value-type="float" office:value="30">
            <text:p>30</text:p>
          </table:table-cell>
          <table:table-cell table:formula="of:=IF([.E1038]=[.E1037];[.F1037]+1;1)" office:value-type="float" office:value="1">
            <text:p>1</text:p>
          </table:table-cell>
          <table:table-cell table:formula="of:=CONCATENATE(&quot;/home/peter/Thesis/ForcedAligner/Aligner1/wav/11025/&quot;;[.C1038];[.D1038];&quot;.wav&quot;)" office:value-type="string" office:string-value="/home/peter/Thesis/ForcedAligner/Aligner1/wav/11025/3_1May67.wav">
            <text:p>/home/peter/Thesis/ForcedAligner/Aligner1/wav/11025/3_1May67.wav</text:p>
          </table:table-cell>
          <table:table-cell table:formula="of:=CONCATENATE(&quot;/home/peter/Thesis/ForcedAligner/Aligner1/wav/&quot;;&quot;FNQ&quot;;[.E1038];&quot;_&quot;;[.F1038];&quot;.wav&quot;)" office:value-type="string" office:string-value="/home/peter/Thesis/ForcedAligner/Aligner1/wav/FNQ30_1.wav">
            <text:p>/home/peter/Thesis/ForcedAligner/Aligner1/wav/FNQ30_1.wav</text:p>
          </table:table-cell>
          <table:table-cell office:value-type="string">
            <text:p>monsieur le président, mes chers collègues, ma question s' adresse à monsieur georges tron, secrétaire d' état à la fonction publique. depuis deux mille sept, les gouvernements de françois fillon ont profondément rénové la gestion des ressources humaines dans la fonction publique française: droit individuel à la formation, possibilités accrues de mobilité et de promotion au cours de la carrière, action en faveur des personnes handicapées, rénovation du dialogue social, réforme en profondeur du système des primes et accord historique sur l' accès des contractuels précaires à des contrats à durée indéterminée. s' agissant des salaires, des négociations se tiennent depuis deux mille huit entre le gouvernement et les organisations syndicales de la fonction publique. lors du rendez vous salarial du mardi dix neuf avril, vous avez décidé, monsieur le ministre, de ne pas augmenter le point d' indice en deux mille douze tout en continuant à financer, comme en deux mille onze, les réformes dont je viens de parler. pouvez vous, monsieur le ministre nous expliquer les raisons qui ont conduit le gouvernement à prendre cette décision? je vous remercie.</text:p>
          </table:table-cell>
        </table:table-row>
        <table:table-row table:style-name="ro1">
          <table:table-cell table:number-columns-repeated="2"/>
          <table:table-cell office:value-type="string">
            <text:p>4_1May</text:p>
          </table:table-cell>
          <table:table-cell office:value-type="string">
            <text:p>32a</text:p>
          </table:table-cell>
          <table:table-cell office:value-type="float" office:value="302">
            <text:p>302</text:p>
          </table:table-cell>
          <table:table-cell table:formula="of:=IF([.E1039]=[.E1038];[.F1038]+1;1)" office:value-type="float" office:value="1">
            <text:p>1</text:p>
          </table:table-cell>
          <table:table-cell table:formula="of:=CONCATENATE(&quot;/home/peter/Thesis/ForcedAligner/Aligner1/wav/11025/&quot;;[.C1039];[.D1039];&quot;.wav&quot;)" office:value-type="string" office:string-value="/home/peter/Thesis/ForcedAligner/Aligner1/wav/11025/4_1May32a.wav">
            <text:p>/home/peter/Thesis/ForcedAligner/Aligner1/wav/11025/4_1May32a.wav</text:p>
          </table:table-cell>
          <table:table-cell table:formula="of:=CONCATENATE(&quot;/home/peter/Thesis/ForcedAligner/Aligner1/wav/&quot;;&quot;FNQ&quot;;[.E1039];&quot;_&quot;;[.F1039];&quot;.wav&quot;)" office:value-type="string" office:string-value="/home/peter/Thesis/ForcedAligner/Aligner1/wav/FNQ302_1.wav">
            <text:p>/home/peter/Thesis/ForcedAligner/Aligner1/wav/FNQ302_1.wav</text:p>
          </table:table-cell>
          <table:table-cell office:value-type="string">
            <text:p>merci monsieur le président. en m' associant bien sûr à ce moment de profonde émotion. monsieur le premier ministre, salaire, ce mot semble tabou pour votre gouvernement. pourtant, les luttes salariales se multiplient. comment s' en étonner? le pouvoir d' <text:s/>achat de nos compatriotes est malmené par la hausse des loyers des produits alimentaires. vous aviez vendu l' ouverture à la concurrence au nom de la baisse des tarifs. résultat: le gaz et de l' électricité ne cessent de grimper. le pouvoir d' <text:s/>achat en berne, c' est aussi les bas salaires. depuis que vous êtes au pouvoir, les richesses produites par le travail sont allées aux dividendes, au détriment des salaires. votre nouveau pacte européen va encore aggraver cette injustice. pendant ce temps, les patrons du cac quarante se sont augmentés de vingt quatre pourcent. quel affront pour ceux et celles qui travaillent dur et comptent pour tout, y compris pour se nourrir! comment joindre les deux bouts avec seulement mille soixante treize euros par mois, le smic net? comment accepter la baisse du salaire réel des employés? comment est ignoré les salaires de misère des femmes en temps partiel imposé? le travailler plus pour gagner plus du candidat de deux mille sept est devenu dans les faits actionnaires, enrichissez vous; salariés, serrez vous la ceinture. monsieur le premier ministre, la justice sociale, le bien être des familles appellent l' augmentation des salaires. la sortie de crise et une véritable relance appellent des salaires dignes et des emplois durables.</text:p>
          </table:table-cell>
        </table:table-row>
        <table:table-row table:style-name="ro1">
          <table:table-cell table:number-columns-repeated="2"/>
          <table:table-cell office:value-type="string">
            <text:p>4_1May</text:p>
          </table:table-cell>
          <table:table-cell office:value-type="string">
            <text:p>32b</text:p>
          </table:table-cell>
          <table:table-cell office:value-type="float" office:value="302">
            <text:p>302</text:p>
          </table:table-cell>
          <table:table-cell table:formula="of:=IF([.E1040]=[.E1039];[.F1039]+1;1)" office:value-type="float" office:value="2">
            <text:p>2</text:p>
          </table:table-cell>
          <table:table-cell table:formula="of:=CONCATENATE(&quot;/home/peter/Thesis/ForcedAligner/Aligner1/wav/11025/&quot;;[.C1040];[.D1040];&quot;.wav&quot;)" office:value-type="string" office:string-value="/home/peter/Thesis/ForcedAligner/Aligner1/wav/11025/4_1May32b.wav">
            <text:p>/home/peter/Thesis/ForcedAligner/Aligner1/wav/11025/4_1May32b.wav</text:p>
          </table:table-cell>
          <table:table-cell table:formula="of:=CONCATENATE(&quot;/home/peter/Thesis/ForcedAligner/Aligner1/wav/&quot;;&quot;FNQ&quot;;[.E1040];&quot;_&quot;;[.F1040];&quot;.wav&quot;)" office:value-type="string" office:string-value="/home/peter/Thesis/ForcedAligner/Aligner1/wav/FNQ302_2.wav">
            <text:p>/home/peter/Thesis/ForcedAligner/Aligner1/wav/FNQ302_2.wav</text:p>
          </table:table-cell>
          <table:table-cell office:value-type="string">
            <text:p>le temps des larmes de crocodile sur le pouvoir d' <text:s/>achat, avec le panier des essentiels où la prime est révolu. passez aux actes! n' en déplaise au medef, il faut une augmentation générale des salaires. monsieur le premier ministre, allez vous porter le smic à mille six cents euros? allez vous renoncer au gel du point d' indice de la fonction publique? allez vous impulser une grande conférence nationale sur les salaires avec les partenaires sociaux et assurer l' égalité salariale entre les hommes et les femmes?</text:p>
          </table:table-cell>
        </table:table-row>
        <table:table-row table:style-name="ro1">
          <table:table-cell office:value-type="float" office:value="5">
            <text:p>5</text:p>
          </table:table-cell>
          <table:table-cell office:value-type="string">
            <text:p>May</text:p>
          </table:table-cell>
          <table:table-cell table:formula="of:=CONCATENATE([.A1041];[.B1041])" office:value-type="string" office:string-value="5May">
            <text:p>5May</text:p>
          </table:table-cell>
          <table:table-cell office:value-type="string">
            <text:p>31a</text:p>
          </table:table-cell>
          <table:table-cell office:value-type="float" office:value="303">
            <text:p>303</text:p>
          </table:table-cell>
          <table:table-cell table:formula="of:=IF([.E1041]=[.E1040];[.F1040]+1;1)" office:value-type="float" office:value="1">
            <text:p>1</text:p>
          </table:table-cell>
          <table:table-cell table:formula="of:=CONCATENATE(&quot;/home/peter/Thesis/ForcedAligner/Aligner1/wav/11025/&quot;;[.C1041];[.D1041];&quot;.wav&quot;)" office:value-type="string" office:string-value="/home/peter/Thesis/ForcedAligner/Aligner1/wav/11025/5May31a.wav">
            <text:p>/home/peter/Thesis/ForcedAligner/Aligner1/wav/11025/5May31a.wav</text:p>
          </table:table-cell>
          <table:table-cell table:formula="of:=CONCATENATE(&quot;/home/peter/Thesis/ForcedAligner/Aligner1/wav/&quot;;&quot;FNQ&quot;;[.E1041];&quot;_&quot;;[.F1041];&quot;.wav&quot;)" office:value-type="string" office:string-value="/home/peter/Thesis/ForcedAligner/Aligner1/wav/FNQ303_1.wav">
            <text:p>/home/peter/Thesis/ForcedAligner/Aligner1/wav/FNQ303_1.wav</text:p>
          </table:table-cell>
          <table:table-cell office:value-type="string">
            <text:p>monsieur le ministre, monsieur le rapporteur, chers chers collègues, ce projet de loi de de rattrapage intervient après la censure du conseil constitutionnel sur le tableau des effectifs des conseillers territoriaux. la funeste réforme des collectivités territoriales, en portant la réduction drastique du nombre d' élus dans nos territoires, fixait une répartition totalement hasardeuse des nouveaux effectifs. ceux-ci semblaient plus dictés par des considérations de stratégie politicienne que par l' intérêt général. le juge constitutionnel a donc utilement rappelé que les effectifs retenus pour six départements méconnaissaient le principe d' égalité devant le suffrage, du fait des écarts disproportionnés de représentation qu' ils entraînaient pour les conseillers régionaux de leur région respective. dans le tableau qui nous est aujourd'hui proposé, aucun département ne présente un écart de représentation de plus de vingt pourcent par rapport à la moyenne régionale, à l' exception de quatre départements comptant quinze sièges. des écarts de moins de vingt pourcent, cela veut dire qu' il existe tout de même toujours de fortes disparités. fondamentalement, la création du conseiller territorial, loin d' être une avancée, constitue pour nous une régression politique majeure pour le développement de nos territoires. en rayant d' un trait de plume plus de deux mille mandats d' élus locaux, la majorité le gouvernement ont porté un coup à la démocratie locale. moins d' élus, c' est pour nous moins de proximité entre les citoyens et leurs représentants. c' est aussi le risque d' une professionnalisation et d' une bureaucratisation de la fonction.</text:p>
          </table:table-cell>
        </table:table-row>
        <table:table-row table:style-name="ro1">
          <table:table-cell office:value-type="float" office:value="5">
            <text:p>5</text:p>
          </table:table-cell>
          <table:table-cell office:value-type="string">
            <text:p>May</text:p>
          </table:table-cell>
          <table:table-cell table:formula="of:=CONCATENATE([.A1042];[.B1042])" office:value-type="string" office:string-value="5May">
            <text:p>5May</text:p>
          </table:table-cell>
          <table:table-cell office:value-type="string">
            <text:p>31b</text:p>
          </table:table-cell>
          <table:table-cell office:value-type="float" office:value="303">
            <text:p>303</text:p>
          </table:table-cell>
          <table:table-cell table:formula="of:=IF([.E1042]=[.E1041];[.F1041]+1;1)" office:value-type="float" office:value="2">
            <text:p>2</text:p>
          </table:table-cell>
          <table:table-cell table:formula="of:=CONCATENATE(&quot;/home/peter/Thesis/ForcedAligner/Aligner1/wav/11025/&quot;;[.C1042];[.D1042];&quot;.wav&quot;)" office:value-type="string" office:string-value="/home/peter/Thesis/ForcedAligner/Aligner1/wav/11025/5May31b.wav">
            <text:p>/home/peter/Thesis/ForcedAligner/Aligner1/wav/11025/5May31b.wav</text:p>
          </table:table-cell>
          <table:table-cell table:formula="of:=CONCATENATE(&quot;/home/peter/Thesis/ForcedAligner/Aligner1/wav/&quot;;&quot;FNQ&quot;;[.E1042];&quot;_&quot;;[.F1042];&quot;.wav&quot;)" office:value-type="string" office:string-value="/home/peter/Thesis/ForcedAligner/Aligner1/wav/FNQ303_2.wav">
            <text:p>/home/peter/Thesis/ForcedAligner/Aligner1/wav/FNQ303_2.wav</text:p>
          </table:table-cell>
          <table:table-cell office:value-type="string">
            <text:p>cette purge, prétendument motivée par des impératifs budgétaires, n' entraînera aucune économie, bien au contraire: le coût estimé de la nécessaire restructuration des hémicycles pour convenir aux nouveaux effectifs atteint un milliard d' euros. d' autre part, le mode de scrutin retenu est injuste. il favorise le bipartisme et il porte un coup d' arrêt aux efforts faits pour instaurer la parité dans notre pays. en outre, le relèvement du seuil de qualification pour le deuxième tour à douze et demi pourcent, totalement opportuniste et électoraliste, ne manquera pas d' assécher le pluralisme qui vivifie notre démocratie. quant à la question des nouveaux effectifs que nous examinons aujourd'hui, elle appelle plusieurs remarques de notre part. d' une part, le seuil minimal retenu de quinze élus pour les départements les moins peuplés, s' il a été validé par le conseil constitutionnel, n' est pas sans poser des problèmes de représentativité des élus. si une proportionnalité stricte était appliquée, il faudrait des hémicycles véritablement pléthoriques pour les zones très denses! comme ce n' est pas possible, les distorsions entre zones denses et zones faiblement peuplées sont reconduites. d' autre part, le choix qui a été fait est celui d' une cohérence au sein des régions, mais pas d' une proportionnalité entre les régions. ainsi, l' écart de représentation entre les départements d' une même région ne peut être de vingt pourcent par rapport à la moyenne régionale, mais deux régions ou deux départements aux populations proches peuvent avoir un nombre de conseillers territoriaux totalement différent.</text:p>
          </table:table-cell>
        </table:table-row>
        <table:table-row table:style-name="ro1">
          <table:table-cell office:value-type="float" office:value="5">
            <text:p>5</text:p>
          </table:table-cell>
          <table:table-cell office:value-type="string">
            <text:p>May</text:p>
          </table:table-cell>
          <table:table-cell table:formula="of:=CONCATENATE([.A1043];[.B1043])" office:value-type="string" office:string-value="5May">
            <text:p>5May</text:p>
          </table:table-cell>
          <table:table-cell office:value-type="string">
            <text:p>31c</text:p>
          </table:table-cell>
          <table:table-cell office:value-type="float" office:value="303">
            <text:p>303</text:p>
          </table:table-cell>
          <table:table-cell table:formula="of:=IF([.E1043]=[.E1042];[.F1042]+1;1)" office:value-type="float" office:value="3">
            <text:p>3</text:p>
          </table:table-cell>
          <table:table-cell table:formula="of:=CONCATENATE(&quot;/home/peter/Thesis/ForcedAligner/Aligner1/wav/11025/&quot;;[.C1043];[.D1043];&quot;.wav&quot;)" office:value-type="string" office:string-value="/home/peter/Thesis/ForcedAligner/Aligner1/wav/11025/5May31c.wav">
            <text:p>/home/peter/Thesis/ForcedAligner/Aligner1/wav/11025/5May31c.wav</text:p>
          </table:table-cell>
          <table:table-cell table:formula="of:=CONCATENATE(&quot;/home/peter/Thesis/ForcedAligner/Aligner1/wav/&quot;;&quot;FNQ&quot;;[.E1043];&quot;_&quot;;[.F1043];&quot;.wav&quot;)" office:value-type="string" office:string-value="/home/peter/Thesis/ForcedAligner/Aligner1/wav/FNQ303_3.wav">
            <text:p>/home/peter/Thesis/ForcedAligner/Aligner1/wav/FNQ303_3.wav</text:p>
          </table:table-cell>
          <table:table-cell office:value-type="string">
            <text:p>comment expliquer ces différences de traitement? comment ont été réalisés ces arbitrages et sur quels critères? la représentation nationale n' en a pas été suffisamment informée. nous sommes priés de valider un tableau rédigé dans les bureaux des ministères. aux termes de la répartition donc totalement illogique qui nous est imposé, le département du val-de-marne par exemple perd quatorze cantons et se trouve cantonné à trente-cinq conseillers territoriaux alors que celui du bas-rhin, de trente pourcent moins peuplé, disposera de quarante-trois conseillers territoriaux! qu' est-ce qui peut bien justifier que les citoyens, d' un département à un autre, ne bénéficient pas du même maillage démocratique? sur ce sujet comme sur tant d' autres, c' est l' arbitraire qui règne. comme les députés communistes, républicains et du parti de gauche l' ont toujours dit, la réforme des collectivités territoriales constitue un recul démocratique insupportable. loin de simplifier les choses, elle ne manquera pas de donner lieu à une véritable pagaille administrative dont ce projet de loi est le premier exemple. cette application des vieilles recettes libérales à nos territoires va renforcer les logiques de concurrence et raboter l' intervention publique pour ouvrir des parts de marché aux grands groupes privés. la réforme territoriale, en cohérence avec les autres attaques menées par le gouvernement et la majorité contre notre système social, participe au vaste plan d' appauvrissement de la france, de l' état et des collectivités, que vous avez mis en place. pour l' ensemble de ces raisons, les députés communistes, républicains et du parti de gauche voteront contre ce texte.</text:p>
          </table:table-cell>
        </table:table-row>
        <table:table-row table:style-name="ro1">
          <table:table-cell table:number-columns-repeated="2"/>
          <table:table-cell office:value-type="string">
            <text:p>3_1May</text:p>
          </table:table-cell>
          <table:table-cell office:value-type="string">
            <text:p>63a</text:p>
          </table:table-cell>
          <table:table-cell office:value-type="float" office:value="306">
            <text:p>306</text:p>
          </table:table-cell>
          <table:table-cell table:formula="of:=IF([.E1044]=[.E1043];[.F1043]+1;1)" office:value-type="float" office:value="1">
            <text:p>1</text:p>
          </table:table-cell>
          <table:table-cell table:formula="of:=CONCATENATE(&quot;/home/peter/Thesis/ForcedAligner/Aligner1/wav/11025/&quot;;[.C1044];[.D1044];&quot;.wav&quot;)" office:value-type="string" office:string-value="/home/peter/Thesis/ForcedAligner/Aligner1/wav/11025/3_1May63a.wav">
            <text:p>/home/peter/Thesis/ForcedAligner/Aligner1/wav/11025/3_1May63a.wav</text:p>
          </table:table-cell>
          <table:table-cell table:formula="of:=CONCATENATE(&quot;/home/peter/Thesis/ForcedAligner/Aligner1/wav/&quot;;&quot;FNQ&quot;;[.E1044];&quot;_&quot;;[.F1044];&quot;.wav&quot;)" office:value-type="string" office:string-value="/home/peter/Thesis/ForcedAligner/Aligner1/wav/FNQ306_1.wav">
            <text:p>/home/peter/Thesis/ForcedAligner/Aligner1/wav/FNQ306_1.wav</text:p>
          </table:table-cell>
          <table:table-cell office:value-type="string">
            <text:p>merci me monsieur le président. ma question s' adresse à monsieur le ministre de l' éducation nationale. monsieur le ministre, la colère est grande dans le monde de l' éducation suite à l' annonce de la baisse de la dotation horaire pour la prochaine rentrée deux mille onze deux mille douze. vous avez créé une forte colère dans le monde enseignant ainsi qu' auprès des parents d' élèves, colère légitime compte tenu des décisions que vous avez annoncées. partout en france, des manifestations se multiplient, chaque semaine plus nombreuses, regroupant parents, enseignants, élus et élèves. vous invoquez la nécessaire nécessaire réduction des dépenses publiques pour justifier vos suppressions de postes, mais vous faites porter l' effort financier sur le seul avenir des jeunes, alors que dans le même temps vous offrez de nombreux cadeaux fiscaux aux plus riches. pour ne prendre qu' un seul exemple, dans un lycée public du département de la charente, une filière technique se trouve amputée d' un tiers de sa dotation globale horaire annuelle: il faudra assurer le même programme et transmettre les savoirs avec cent heures de moins à la rentrée prochaine. et la situation est la même dans tout le pays. je précise également que vos annonces de réduction de postes d' enseignants n' ont été précédées d' aucune négociation. à l' injustice de vos décisions, vous ajoutez le mépris à l' égard des acteurs du monde de l' éducation nationale! après la réforme des programmes et la réduction des heures de certaines matières, les sciences en particulier, la suppression de nombreux postes d' avs et d' evs, l' application injuste et brutale de la rgpp, la répartition politique de la part complémentaire de la dotation horaire, le gouvernement fait le choix de réduire cette dotation horaire globale.</text:p>
          </table:table-cell>
        </table:table-row>
        <table:table-row table:style-name="ro1">
          <table:table-cell table:number-columns-repeated="2"/>
          <table:table-cell office:value-type="string">
            <text:p>3_1May</text:p>
          </table:table-cell>
          <table:table-cell office:value-type="string">
            <text:p>63b</text:p>
          </table:table-cell>
          <table:table-cell office:value-type="float" office:value="306">
            <text:p>306</text:p>
          </table:table-cell>
          <table:table-cell table:formula="of:=IF([.E1045]=[.E1044];[.F1044]+1;1)" office:value-type="float" office:value="2">
            <text:p>2</text:p>
          </table:table-cell>
          <table:table-cell table:formula="of:=CONCATENATE(&quot;/home/peter/Thesis/ForcedAligner/Aligner1/wav/11025/&quot;;[.C1045];[.D1045];&quot;.wav&quot;)" office:value-type="string" office:string-value="/home/peter/Thesis/ForcedAligner/Aligner1/wav/11025/3_1May63b.wav">
            <text:p>/home/peter/Thesis/ForcedAligner/Aligner1/wav/11025/3_1May63b.wav</text:p>
          </table:table-cell>
          <table:table-cell table:formula="of:=CONCATENATE(&quot;/home/peter/Thesis/ForcedAligner/Aligner1/wav/&quot;;&quot;FNQ&quot;;[.E1045];&quot;_&quot;;[.F1045];&quot;.wav&quot;)" office:value-type="string" office:string-value="/home/peter/Thesis/ForcedAligner/Aligner1/wav/FNQ306_2.wav">
            <text:p>/home/peter/Thesis/ForcedAligner/Aligner1/wav/FNQ306_2.wav</text:p>
          </table:table-cell>
          <table:table-cell office:value-type="string">
            <text:p>l' école laïque de la république a pour mission de donner à chaque enfant un accès au savoir dans les meilleures conditions possibles. et chaque jour, par vos décisions, le gouvernement s' éloigne un peu plus de ces missions. pour la première fois à la rentrée prochaine, des élèves se retrouveront sans enseignant. alors monsieur le ministre, ma question est simple: quand allez vous revoir votre copie pour une éducation nationale digne de ce nom? merci.</text:p>
          </table:table-cell>
        </table:table-row>
        <table:table-row table:style-name="ro1">
          <table:table-cell office:value-type="float" office:value="5">
            <text:p>5</text:p>
          </table:table-cell>
          <table:table-cell office:value-type="string">
            <text:p>May</text:p>
          </table:table-cell>
          <table:table-cell table:formula="of:=CONCATENATE([.A1046];[.B1046])" office:value-type="string" office:string-value="5May">
            <text:p>5May</text:p>
          </table:table-cell>
          <table:table-cell office:value-type="string">
            <text:p>123a</text:p>
          </table:table-cell>
          <table:table-cell office:value-type="float" office:value="307">
            <text:p>307</text:p>
          </table:table-cell>
          <table:table-cell table:formula="of:=IF([.E1046]=[.E1045];[.F1045]+1;1)" office:value-type="float" office:value="1">
            <text:p>1</text:p>
          </table:table-cell>
          <table:table-cell table:formula="of:=CONCATENATE(&quot;/home/peter/Thesis/ForcedAligner/Aligner1/wav/11025/&quot;;[.C1046];[.D1046];&quot;.wav&quot;)" office:value-type="string" office:string-value="/home/peter/Thesis/ForcedAligner/Aligner1/wav/11025/5May123a.wav">
            <text:p>/home/peter/Thesis/ForcedAligner/Aligner1/wav/11025/5May123a.wav</text:p>
          </table:table-cell>
          <table:table-cell table:formula="of:=CONCATENATE(&quot;/home/peter/Thesis/ForcedAligner/Aligner1/wav/&quot;;&quot;FNQ&quot;;[.E1046];&quot;_&quot;;[.F1046];&quot;.wav&quot;)" office:value-type="string" office:string-value="/home/peter/Thesis/ForcedAligner/Aligner1/wav/FNQ307_1.wav">
            <text:p>/home/peter/Thesis/ForcedAligner/Aligner1/wav/FNQ307_1.wav</text:p>
          </table:table-cell>
          <table:table-cell office:value-type="string">
            <text:p>très bien merci monsieur le président, alors cet article spécifique que l' annexe à la présente loi, à savoir le nombre le tableau fixant le nombre de conseillers territoriaux par département, est annexé à la loi portant réforme portant sur la réforme. or c' est justement cette loi qui pose problème. alors peu importe que nous ayons un correctif à cette loi de réforme territoriale: puisque pour nous, elle ne doit pas être corrigée, mais elle doit être abrogée. alors, évidemment, le gouvernement a tenté de prendre en compte les remarques du conseil constitutionnel; mais il n' a pas réussi, et c' est le moins que l' on puisse dire, à éviter les calculs aberrants qui ne tiennent absolument pas compte des réalités démographiques des territoires. donc vous créez des inégalités entre les territoires; et c' est à croire que créer des inégalités est la marque de fabrique de ce gouvernement. plus fondamentalement, c' est ce que nous n' avons dit tout au long des différent examens des textes de lois sur la réforme territoriale, ce texte crée, avec le conseiller territorial, une nouvelle forme d' élus, des élus à plein temps, qui s' apparenteront à des sortes d' apparatchiks de la politique. en effet avec ce texte de loi, nous en aurons fini avec l' engagement de nos concitoyens exerçant un métier et disposant d' un mandat local. les premières touchées, comme d' habitude, cela a été dit seront les femmes, puisque le mode de scrutin retenu les défavorisera très considérablement.</text:p>
          </table:table-cell>
        </table:table-row>
        <table:table-row table:style-name="ro1">
          <table:table-cell office:value-type="float" office:value="5">
            <text:p>5</text:p>
          </table:table-cell>
          <table:table-cell office:value-type="string">
            <text:p>May</text:p>
          </table:table-cell>
          <table:table-cell table:formula="of:=CONCATENATE([.A1047];[.B1047])" office:value-type="string" office:string-value="5May">
            <text:p>5May</text:p>
          </table:table-cell>
          <table:table-cell office:value-type="string">
            <text:p>123b</text:p>
          </table:table-cell>
          <table:table-cell office:value-type="float" office:value="307">
            <text:p>307</text:p>
          </table:table-cell>
          <table:table-cell table:formula="of:=IF([.E1047]=[.E1046];[.F1046]+1;1)" office:value-type="float" office:value="2">
            <text:p>2</text:p>
          </table:table-cell>
          <table:table-cell table:formula="of:=CONCATENATE(&quot;/home/peter/Thesis/ForcedAligner/Aligner1/wav/11025/&quot;;[.C1047];[.D1047];&quot;.wav&quot;)" office:value-type="string" office:string-value="/home/peter/Thesis/ForcedAligner/Aligner1/wav/11025/5May123b.wav">
            <text:p>/home/peter/Thesis/ForcedAligner/Aligner1/wav/11025/5May123b.wav</text:p>
          </table:table-cell>
          <table:table-cell table:formula="of:=CONCATENATE(&quot;/home/peter/Thesis/ForcedAligner/Aligner1/wav/&quot;;&quot;FNQ&quot;;[.E1047];&quot;_&quot;;[.F1047];&quot;.wav&quot;)" office:value-type="string" office:string-value="/home/peter/Thesis/ForcedAligner/Aligner1/wav/FNQ307_2.wav">
            <text:p>/home/peter/Thesis/ForcedAligner/Aligner1/wav/FNQ307_2.wav</text:p>
          </table:table-cell>
          <table:table-cell office:value-type="string">
            <text:p>en outre, et cela a été dit à maintes reprises par mes collègues, alors que le conseiller régional doit avoir une vision globale d' aménagement du territoire et de la région tout entière dans laquelle il est élu, le conseiller territorial, noyé dans la masse de ses collègues, viendra dans les assemblées régionales défendre les seuls intérêts de son canton. pour nous c' est une formidable régression. c' est en définitive les la mort des lois defferre de quatre-vingt-deux et quatre-vingt-trois, qui, après que l' opposition d' alors les ait si durement combattus, avaient fini par faire l' objet d' un consensus républicain. pour nous, c' est en quelque sorte, ce texte, votre façon de célébrer le dix mai quatre-vingt-un. c' est pourquoi nous demandons la suppression de cet article. merci monsieur</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1048];[.B1048])" office:value-type="string" office:string-value="2May">
            <text:p>2May</text:p>
          </table:table-cell>
          <table:table-cell office:value-type="string">
            <text:p>51a</text:p>
          </table:table-cell>
          <table:table-cell office:value-type="float" office:value="31">
            <text:p>31</text:p>
          </table:table-cell>
          <table:table-cell table:formula="of:=IF([.E1048]=[.E1047];[.F1047]+1;1)" office:value-type="float" office:value="1">
            <text:p>1</text:p>
          </table:table-cell>
          <table:table-cell table:formula="of:=CONCATENATE(&quot;/home/peter/Thesis/ForcedAligner/Aligner1/wav/11025/&quot;;[.C1048];[.D1048];&quot;.wav&quot;)" office:value-type="string" office:string-value="/home/peter/Thesis/ForcedAligner/Aligner1/wav/11025/2May51a.wav">
            <text:p>/home/peter/Thesis/ForcedAligner/Aligner1/wav/11025/2May51a.wav</text:p>
          </table:table-cell>
          <table:table-cell table:formula="of:=CONCATENATE(&quot;/home/peter/Thesis/ForcedAligner/Aligner1/wav/&quot;;&quot;FNQ&quot;;[.E1048];&quot;_&quot;;[.F1048];&quot;.wav&quot;)" office:value-type="string" office:string-value="/home/peter/Thesis/ForcedAligner/Aligner1/wav/FNQ31_1.wav">
            <text:p>/home/peter/Thesis/ForcedAligner/Aligner1/wav/FNQ31_1.wav</text:p>
          </table:table-cell>
          <table:table-cell office:value-type="string">
            <text:p>merci monsieur le président, euh madame la ministre, monsieur le ministre, monsieur le rapporteur général monsieur le président mes chers collègues, euh à ce stade du débat deux remarques géniales et trois questions précises. première remarque sur la crise. la crise! vous en avez plein la bouche! vous en parlez comme si elle devait vous exonérer de toutes les erreurs que vous avez commises. interrogeons nous quelque peu sur les causes de la crise. j' ai en mémoire le président actuel, alors candidat, qui vantant le mérite des prêts hypothécaires. <text:s/>et qu' il voulait leur généralisation dans à notre système bancaire! j' ai <text:s/>en mémoire, j' ai en mémoire, madame lagarde, vos propos lors de cette funeste loi tepa. vous versiez des larmes sur les pauvres traders qui faisaient la queue à la gare du nord pour monter dans le paradis fiscal londonien! aujourd'hui, on en mesure les conséquences. et peut être avez vous évolué, madame la ministre, puisque vous avez dit aujourd'hui que vous préfériez que le pacte de stabilité et de croissance soit sous l' oeil des parlements plutôt que sous sous l' oeil des marchés. chiche! vous de la crise, vous n' avez rien vu venir; et aujourd'hui, vous n' avez à la bouche que la sortie de crise, mais même si nous somme lundi et que nous avons quitté nos circonscriptions, dans nos circonscriptions la sortie de crise je vous assure, qu' on ne la voit pas! deuxième remarque d' ordre général sur le problème de souveraineté que pose notre débat d' aujourd'hui. il a été posé clairement par certains. et si, aujourd'hui, quelques uns de nos concitoyens sont sensibles aux sirènes</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1049];[.B1049])" office:value-type="string" office:string-value="2May">
            <text:p>2May</text:p>
          </table:table-cell>
          <table:table-cell office:value-type="string">
            <text:p>51b</text:p>
          </table:table-cell>
          <table:table-cell office:value-type="float" office:value="31">
            <text:p>31</text:p>
          </table:table-cell>
          <table:table-cell table:formula="of:=IF([.E1049]=[.E1048];[.F1048]+1;1)" office:value-type="float" office:value="2">
            <text:p>2</text:p>
          </table:table-cell>
          <table:table-cell table:formula="of:=CONCATENATE(&quot;/home/peter/Thesis/ForcedAligner/Aligner1/wav/11025/&quot;;[.C1049];[.D1049];&quot;.wav&quot;)" office:value-type="string" office:string-value="/home/peter/Thesis/ForcedAligner/Aligner1/wav/11025/2May51b.wav">
            <text:p>/home/peter/Thesis/ForcedAligner/Aligner1/wav/11025/2May51b.wav</text:p>
          </table:table-cell>
          <table:table-cell table:formula="of:=CONCATENATE(&quot;/home/peter/Thesis/ForcedAligner/Aligner1/wav/&quot;;&quot;FNQ&quot;;[.E1049];&quot;_&quot;;[.F1049];&quot;.wav&quot;)" office:value-type="string" office:string-value="/home/peter/Thesis/ForcedAligner/Aligner1/wav/FNQ31_2.wav">
            <text:p>/home/peter/Thesis/ForcedAligner/Aligner1/wav/FNQ31_2.wav</text:p>
          </table:table-cell>
          <table:table-cell office:value-type="string">
            <text:p>complètement loufoques de ceux qui parlent de la sortie de l' euro, c' est probablement parce que votre politique européenne vous la vous ne la concevez que sous la notion de convergence mais uniquement de convergence économique, je reprends vos propos. point. <text:s/>dans votre bouche, de notion de convergence sociale; vous n' avez que l' économie en tête. mais vous avez eu le culot de nous dire que la réforme des retraites était un facteur de croissance économique! comment s' étonner aujourd'hui de la défiance de nos concitoyens? vous ne nous parlez pas du droit du travail, qui devrait faire l' objet de réflexions d' harmonisation au niveau européen; vous ne nous parlez pas de sécurité au travail; vous ne nous parlez pas de droits sociaux en matière européenne, comme un salaire minimum européen, ou même ne serait ce qu' une indexation des salaires sur l' inflation, que l' europe prétend d' ailleurs interdire à certains de ses pays. vous ne nous parlez pas de convergence environnementale. même pas <text:s/>de bilan des pratiques environnementales dans les différents pays, et que encore moins de projets communs au niveau européen, qui pourraient être ambitieux, comme notamment sur les nouvelles énergies. alors j' en viens à mes trois questions, simples, précises et pour gagner du temps que j' essaierai de de réduire au maximum. d' abord ça a été évoqué, j' y reviens un instant, sur les prélèvements obligatoires, beaucoup ont dit que votre programme, transmis ou que vous vous apprêtez à transmettre à bruxelles, prévoit de monter quarante trois virgule neuf pourcent de prélèvement obligatoire en deux mille quatorze.</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1050];[.B1050])" office:value-type="string" office:string-value="2May">
            <text:p>2May</text:p>
          </table:table-cell>
          <table:table-cell office:value-type="string">
            <text:p>51c</text:p>
          </table:table-cell>
          <table:table-cell office:value-type="float" office:value="31">
            <text:p>31</text:p>
          </table:table-cell>
          <table:table-cell table:formula="of:=IF([.E1050]=[.E1049];[.F1049]+1;1)" office:value-type="float" office:value="3">
            <text:p>3</text:p>
          </table:table-cell>
          <table:table-cell table:formula="of:=CONCATENATE(&quot;/home/peter/Thesis/ForcedAligner/Aligner1/wav/11025/&quot;;[.C1050];[.D1050];&quot;.wav&quot;)" office:value-type="string" office:string-value="/home/peter/Thesis/ForcedAligner/Aligner1/wav/11025/2May51c.wav">
            <text:p>/home/peter/Thesis/ForcedAligner/Aligner1/wav/11025/2May51c.wav</text:p>
          </table:table-cell>
          <table:table-cell table:formula="of:=CONCATENATE(&quot;/home/peter/Thesis/ForcedAligner/Aligner1/wav/&quot;;&quot;FNQ&quot;;[.E1050];&quot;_&quot;;[.F1050];&quot;.wav&quot;)" office:value-type="string" office:string-value="/home/peter/Thesis/ForcedAligner/Aligner1/wav/FNQ31_3.wav">
            <text:p>/home/peter/Thesis/ForcedAligner/Aligner1/wav/FNQ31_3.wav</text:p>
          </table:table-cell>
          <table:table-cell office:value-type="string">
            <text:p>là question n' est pas forcément de savoir de combien on a entendu des chiffres de notre collègue marini, de, du président cahuzac, et même de gilles carrez, qui parlait de prélèvements ou de recettes supplémentaires obligatoires. la question n' est pas seulement de combien mais aussi comment et au près de qui? je ne sais pas si les réformes comme vous envisagez, je vais venir dans un instant, ont été intégrées, et permettront d' atteindre les recettes supplémentaires de façon juste et équitable. donc ma deuxième question, elle est en lien avec la première, c' est de savoir si le programme que vous apprêtez à transmettre a pris en compte les toute prochaines réformes que vous euh envisagez. à savoir sur la fameuse prime exceptionnelle euh pour les salariés, qui serait obligatoire, sans être obligatoire, tout en étant plafonnée on ne sait pas très bien mais on sera certainement bientôt! ou la réforme bien sûr de l' isf, dont nous aurons l' occasion de reparler dès que vous nous aurez expliqué ce qui sera en vigueur tout de suite qui va profiter à certains, et ce qui sera en vigueur plus tard et qui va profiter d' ailleurs aux mêmes! troisième et dernière question, elle a été souvent évoquée vous l' avez d' ailleurs évoqué vous même devant notre commission, c' est sur la réforme générale des politiques publiques. la réforme générale des politiques publiques. ça c' est quand même quelque chose. alors on discute on débat sur le bénéfice de la règle du un sur deux, vous savez, neuf cents millions <text:s/>brut nous dit on. mais neuf cents millions brut la cour des comptes nous a dit que c' était cent millions nette. certains ont fait un travail là dessus actuellement avec le comité d' évaluation</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1051];[.B1051])" office:value-type="string" office:string-value="2May">
            <text:p>2May</text:p>
          </table:table-cell>
          <table:table-cell office:value-type="string">
            <text:p>51d</text:p>
          </table:table-cell>
          <table:table-cell office:value-type="float" office:value="31">
            <text:p>31</text:p>
          </table:table-cell>
          <table:table-cell table:formula="of:=IF([.E1051]=[.E1050];[.F1050]+1;1)" office:value-type="float" office:value="4">
            <text:p>4</text:p>
          </table:table-cell>
          <table:table-cell table:formula="of:=CONCATENATE(&quot;/home/peter/Thesis/ForcedAligner/Aligner1/wav/11025/&quot;;[.C1051];[.D1051];&quot;.wav&quot;)" office:value-type="string" office:string-value="/home/peter/Thesis/ForcedAligner/Aligner1/wav/11025/2May51d.wav">
            <text:p>/home/peter/Thesis/ForcedAligner/Aligner1/wav/11025/2May51d.wav</text:p>
          </table:table-cell>
          <table:table-cell table:formula="of:=CONCATENATE(&quot;/home/peter/Thesis/ForcedAligner/Aligner1/wav/&quot;;&quot;FNQ&quot;;[.E1051];&quot;_&quot;;[.F1051];&quot;.wav&quot;)" office:value-type="string" office:string-value="/home/peter/Thesis/ForcedAligner/Aligner1/wav/FNQ31_4.wav">
            <text:p>/home/peter/Thesis/ForcedAligner/Aligner1/wav/FNQ31_4.wav</text:p>
          </table:table-cell>
          <table:table-cell office:value-type="string">
            <text:p>de de de l' assemblée, certains évoquent cinq cents millions par an. eu égard au chiffre que que vous avez avancé, pour le moins, euh c' est du <text:s/>flou et il faudra le préciser. enfin euh un mot sur euh ce que vous dites régulièrement sur la, le blocage du point d' indice de progrès, la progression du pouvoir d' achat des fonctionnaires et le gvt. je veux dire il faut pas tout mélanger. le gvt c' est quoi? c' est la garantie, pour les fonctionnaires, de pouvoir faire une carrière, c' est à dire de terminer dans une situation d' emploi et de salaire qui n' est pas forcément celle dans laquelle on a commencé sa carrière. le gvt c' est pas là pour compenser l' inflation. le gvt c' était de façon plus ou moins rapide selon la technicité des uns et des autres c' était déjà d' ailleurs une reconnaissance du mérite, le gvt c' était pour les gens puissent une carrière alors que l' augmentation du point d' indice, c' était effectivement pour compenser si j' ose dire pour annihiler les effets de l' inflation et pour maintenir pour le moins le pouvoir d' achat. alors j' aimerais bien que vous nous reprécisiez euh ces choses là sinon de toute façon on aura l' occasion d' y revenir. et j' en termine, monsieur le président en vous remerciant de votre patience, en disant, euh madame la ministre, que je vous ai trouvée un petit peu excessive. quand <text:s/>vous ne n' évaluez votre politique qu' à l' aune du moral des chefs d' entreprise. ce me semble un petit peu court quand même comme analyse. le rapporteur général s' est livré d' ailleurs lui même à une autre appréciation un peu curieuse, puisque les vertus du</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1052];[.B1052])" office:value-type="string" office:string-value="2May">
            <text:p>2May</text:p>
          </table:table-cell>
          <table:table-cell office:value-type="string">
            <text:p>51e</text:p>
          </table:table-cell>
          <table:table-cell office:value-type="float" office:value="31">
            <text:p>31</text:p>
          </table:table-cell>
          <table:table-cell table:formula="of:=IF([.E1052]=[.E1051];[.F1051]+1;1)" office:value-type="float" office:value="5">
            <text:p>5</text:p>
          </table:table-cell>
          <table:table-cell table:formula="of:=CONCATENATE(&quot;/home/peter/Thesis/ForcedAligner/Aligner1/wav/11025/&quot;;[.C1052];[.D1052];&quot;.wav&quot;)" office:value-type="string" office:string-value="/home/peter/Thesis/ForcedAligner/Aligner1/wav/11025/2May51e.wav">
            <text:p>/home/peter/Thesis/ForcedAligner/Aligner1/wav/11025/2May51e.wav</text:p>
          </table:table-cell>
          <table:table-cell table:formula="of:=CONCATENATE(&quot;/home/peter/Thesis/ForcedAligner/Aligner1/wav/&quot;;&quot;FNQ&quot;;[.E1052];&quot;_&quot;;[.F1052];&quot;.wav&quot;)" office:value-type="string" office:string-value="/home/peter/Thesis/ForcedAligner/Aligner1/wav/FNQ31_5.wav">
            <text:p>/home/peter/Thesis/ForcedAligner/Aligner1/wav/FNQ31_5.wav</text:p>
          </table:table-cell>
          <table:table-cell office:value-type="string">
            <text:p>euh des pratiques euh de notre gouvernement sur le plan budgétaire il n' en a trouvé des mérites qu' à l' aune des félicitations des allemands! donc voilà moi je nous invite un peu plus de modestie. monsieur carrez, je <text:s/>pense pas que vous soyez candidat aux prochaines élections en allemagne! nous sommes là pour parler certes de la grandeur de notre pays, mais, surtout, surtout du bien être de nos concitoyens. merci.</text:p>
          </table:table-cell>
        </table:table-row>
        <table:table-row table:style-name="ro1">
          <table:table-cell office:value-type="float" office:value="5">
            <text:p>5</text:p>
          </table:table-cell>
          <table:table-cell office:value-type="string">
            <text:p>May</text:p>
          </table:table-cell>
          <table:table-cell table:formula="of:=CONCATENATE([.A1053];[.B1053])" office:value-type="string" office:string-value="5May">
            <text:p>5May</text:p>
          </table:table-cell>
          <table:table-cell office:value-type="string">
            <text:p>45a</text:p>
          </table:table-cell>
          <table:table-cell office:value-type="float" office:value="311">
            <text:p>311</text:p>
          </table:table-cell>
          <table:table-cell table:formula="of:=IF([.E1053]=[.E1052];[.F1052]+1;1)" office:value-type="float" office:value="1">
            <text:p>1</text:p>
          </table:table-cell>
          <table:table-cell table:formula="of:=CONCATENATE(&quot;/home/peter/Thesis/ForcedAligner/Aligner1/wav/11025/&quot;;[.C1053];[.D1053];&quot;.wav&quot;)" office:value-type="string" office:string-value="/home/peter/Thesis/ForcedAligner/Aligner1/wav/11025/5May45a.wav">
            <text:p>/home/peter/Thesis/ForcedAligner/Aligner1/wav/11025/5May45a.wav</text:p>
          </table:table-cell>
          <table:table-cell table:formula="of:=CONCATENATE(&quot;/home/peter/Thesis/ForcedAligner/Aligner1/wav/&quot;;&quot;FNQ&quot;;[.E1053];&quot;_&quot;;[.F1053];&quot;.wav&quot;)" office:value-type="string" office:string-value="/home/peter/Thesis/ForcedAligner/Aligner1/wav/FNQ311_1.wav">
            <text:p>/home/peter/Thesis/ForcedAligner/Aligner1/wav/FNQ311_1.wav</text:p>
          </table:table-cell>
          <table:table-cell office:value-type="string">
            <text:p>même moins; merci monsieur le président, monsieur le ministre, monsieur le rapporteur, chers collègues, euh écoutez, il y a beaucoup de choses qu' ont été dites effectivement à cette tribune, et depuis un certain temps, je voudrais juste rappeler, revenir sur trois observations sur ce texte. et la première vise un petit peu les effets de la création des conseillers territoriaux, dont le nombre modifié par le projet de loi dont discutons va porter l' atteinte atteinte à l' équilibre de représentation des femmes et des hommes, ça été rappelé très justement par mes collègues. et je voulais seulement insisté sur le fait que la loi de décembre deux mille dix a créé le mandat de conseiller territorial, sur le scrutin uninominal à deux tours. et le recours au scrutin majoritaire devrait aboutir aujourd'hui à l' élection de seulement vingt pourcent des conseillères et quatre-vingt pourcent de conseillers. donc si le projet de loi tend après la décision du conseil constitutionnel à mieux respecter l' égalité des électeurs et des voix, il fait fi, comme la loi qu' il modifie, de l' égalité de représentation entre les sexes et d' un dispositif permettant de s' en approcher. deuxième remarque je voulais formuler était quant à la transparence et l' impartialité de l' état en matière de découpage des circonscriptions territoriales à venir. comme le dit l' étude d' impact le nouveau tableau de répartition n' appelle en lui-même aucune autre mesure réglementaire autre que les décrets qui procède qui procéderont à la délimitation des circonscriptions d' élection des conseillers territoriaux. donc il appartiendra au gouvernement de soumettre à l' avis du conseil d' état quatre-vingt-seize projets de décret, après consultation des conseils généraux euh concernés. donc, la limite les limites des nouveaux cantons devront</text:p>
          </table:table-cell>
        </table:table-row>
        <table:table-row table:style-name="ro1">
          <table:table-cell office:value-type="float" office:value="5">
            <text:p>5</text:p>
          </table:table-cell>
          <table:table-cell office:value-type="string">
            <text:p>May</text:p>
          </table:table-cell>
          <table:table-cell table:formula="of:=CONCATENATE([.A1054];[.B1054])" office:value-type="string" office:string-value="5May">
            <text:p>5May</text:p>
          </table:table-cell>
          <table:table-cell office:value-type="string">
            <text:p>45b</text:p>
          </table:table-cell>
          <table:table-cell office:value-type="float" office:value="311">
            <text:p>311</text:p>
          </table:table-cell>
          <table:table-cell table:formula="of:=IF([.E1054]=[.E1053];[.F1053]+1;1)" office:value-type="float" office:value="2">
            <text:p>2</text:p>
          </table:table-cell>
          <table:table-cell table:formula="of:=CONCATENATE(&quot;/home/peter/Thesis/ForcedAligner/Aligner1/wav/11025/&quot;;[.C1054];[.D1054];&quot;.wav&quot;)" office:value-type="string" office:string-value="/home/peter/Thesis/ForcedAligner/Aligner1/wav/11025/5May45b.wav">
            <text:p>/home/peter/Thesis/ForcedAligner/Aligner1/wav/11025/5May45b.wav</text:p>
          </table:table-cell>
          <table:table-cell table:formula="of:=CONCATENATE(&quot;/home/peter/Thesis/ForcedAligner/Aligner1/wav/&quot;;&quot;FNQ&quot;;[.E1054];&quot;_&quot;;[.F1054];&quot;.wav&quot;)" office:value-type="string" office:string-value="/home/peter/Thesis/ForcedAligner/Aligner1/wav/FNQ311_2.wav">
            <text:p>/home/peter/Thesis/ForcedAligner/Aligner1/wav/FNQ311_2.wav</text:p>
          </table:table-cell>
          <table:table-cell office:value-type="string">
            <text:p>respecter celles des circonscriptions législatives je le rappelle, et l' unité des communes de moins de trois mille cinq cents habitants. mais cette délimitation interviendra, elle-même, postérieurement à l' établissement d' un schéma départemental de coopération intercommunale, arrêté par les préfets pour la fin deux mille onze et qui pourra influer sur les découpages à venir. il ne serait pas non plus exceptionnel que ces découpages soient vus comme l' occasion de donner un coup de pouce à une évolution politique souhaitée ou un coup de frein à une évolution politique redoutée. dans un souci donc de transparence, monsieur le ministre et le gouvernement vous pour rien vous aurait pu innover en prévoyant que les propositions de détermination soient euh soumises à publicité et à enquête auprès de l' ensemble des collectivités concernées et des électeurs. cela se pratique à l' étranger. et dans le même ordre d' idée, il serait bienvenu que l' avis du conseil d' état soit connu de tous les concitoyens et rendu public, comme l' a été l' avis de la commission euh chargée de veiller au respect du principe d' égalité devant le suffrage s' agissant de la délimitation des circonscriptions législatives. enfin, troisième observation ça concerne l' absence de cohérence chronologique de l' adoption de l' ensemble des textes législatifs modifiant la décentralisation. la loi de finances pour deux mille dix a modifié significativement les impôts locaux. celle du seize décembre deux mille dix, a changé l' organisation territoriale, a fusionné les assemblées départementales et régionales et a créé un nouveau type d' élu local, le conseiller territorial. cette même loi a fixé le principe de partage des compétences entre les collectivités seulement</text:p>
          </table:table-cell>
        </table:table-row>
        <table:table-row table:style-name="ro1">
          <table:table-cell office:value-type="float" office:value="5">
            <text:p>5</text:p>
          </table:table-cell>
          <table:table-cell office:value-type="string">
            <text:p>May</text:p>
          </table:table-cell>
          <table:table-cell table:formula="of:=CONCATENATE([.A1055];[.B1055])" office:value-type="string" office:string-value="5May">
            <text:p>5May</text:p>
          </table:table-cell>
          <table:table-cell office:value-type="string">
            <text:p>45c</text:p>
          </table:table-cell>
          <table:table-cell office:value-type="float" office:value="311">
            <text:p>311</text:p>
          </table:table-cell>
          <table:table-cell table:formula="of:=IF([.E1055]=[.E1054];[.F1054]+1;1)" office:value-type="float" office:value="3">
            <text:p>3</text:p>
          </table:table-cell>
          <table:table-cell table:formula="of:=CONCATENATE(&quot;/home/peter/Thesis/ForcedAligner/Aligner1/wav/11025/&quot;;[.C1055];[.D1055];&quot;.wav&quot;)" office:value-type="string" office:string-value="/home/peter/Thesis/ForcedAligner/Aligner1/wav/11025/5May45c.wav">
            <text:p>/home/peter/Thesis/ForcedAligner/Aligner1/wav/11025/5May45c.wav</text:p>
          </table:table-cell>
          <table:table-cell table:formula="of:=CONCATENATE(&quot;/home/peter/Thesis/ForcedAligner/Aligner1/wav/&quot;;&quot;FNQ&quot;;[.E1055];&quot;_&quot;;[.F1055];&quot;.wav&quot;)" office:value-type="string" office:string-value="/home/peter/Thesis/ForcedAligner/Aligner1/wav/FNQ311_3.wav">
            <text:p>/home/peter/Thesis/ForcedAligner/Aligner1/wav/FNQ311_3.wav</text:p>
          </table:table-cell>
          <table:table-cell office:value-type="string">
            <text:p>en renvoyant à une loi à venir les compétences que celle-ci leur attribuera. logiquement, il aurait d' abords fallu fixer les missions et leur bon niveau d' exercice pour ensuite déterminer l' organisation et les moyens. cela n' a pas été fait et l' ensemble des députés socialistes, qui l' ont dénoncé depuis le début de de l' annonce de ces réformes de la décentralisation, ne peuvent que le regretter. seulement, je voulais aussi, pour à titre de conclusion rappeler qu' il y a quand même un défaut défaut d' urgence de ce texte. qui emprunte la voie devenue habituelle, pour la procédure accélérée qui convient, là encore, de mentionner son illogisme. si la loi de réforme des collectivités territoriales, publiée le seize décembre dernier, entre déjà en application dans son volet consacré à la coopération intercommunale, l' entrée en application de la plupart de ses autres dispositions essentielles, notamment celles qui intéressent le tableau à annexer, est reportée en deux mille quatorze et deux mille quinze. dans ces conditions, le tableau qu' on nous qu' on nous demande aujourd'hui d' adopter en urgence et après une seule lecture par les deux assemblées parlementaires, ne peut être déconnecté de la loi de ses principales dispositions, qui ne seront applicables que dans trois ans. il est d' autres sujets plus importants dans la vie quotidienne des français aujourd'hui, qui nécessiteraient peut être un empressement aussi vif. là encore, les députés socialistes, qui s' opposent à cette réforme, ne peuvent que le regretter et condamner un texte voulu par le chef de l' état non pour améliorer la vie des français et la gouvernance des collectivités, mais malheureusement, pour les soumettre. l' amélioration donc apportée par le tableau dans la répartition et le nombre des conseillers territoriaux est un progrès limité au regard de la limitation de la capacité effective et que les collectivités territoriales aurons de régler et de gérer d' une part effective des affaires publiques. je tenais donc à vous remercier et j' espère que dans le débat qui va suivre on va pouvoir essayer de modifier certains éléments. merci.</text:p>
          </table:table-cell>
        </table:table-row>
        <table:table-row table:style-name="ro1">
          <table:table-cell table:number-columns-repeated="2"/>
          <table:table-cell office:value-type="string">
            <text:p>3_1May</text:p>
          </table:table-cell>
          <table:table-cell office:value-type="string">
            <text:p>55a</text:p>
          </table:table-cell>
          <table:table-cell office:value-type="float" office:value="316">
            <text:p>316</text:p>
          </table:table-cell>
          <table:table-cell table:formula="of:=IF([.E1056]=[.E1055];[.F1055]+1;1)" office:value-type="float" office:value="1">
            <text:p>1</text:p>
          </table:table-cell>
          <table:table-cell table:formula="of:=CONCATENATE(&quot;/home/peter/Thesis/ForcedAligner/Aligner1/wav/11025/&quot;;[.C1056];[.D1056];&quot;.wav&quot;)" office:value-type="string" office:string-value="/home/peter/Thesis/ForcedAligner/Aligner1/wav/11025/3_1May55a.wav">
            <text:p>/home/peter/Thesis/ForcedAligner/Aligner1/wav/11025/3_1May55a.wav</text:p>
          </table:table-cell>
          <table:table-cell table:formula="of:=CONCATENATE(&quot;/home/peter/Thesis/ForcedAligner/Aligner1/wav/&quot;;&quot;FNQ&quot;;[.E1056];&quot;_&quot;;[.F1056];&quot;.wav&quot;)" office:value-type="string" office:string-value="/home/peter/Thesis/ForcedAligner/Aligner1/wav/FNQ316_1.wav">
            <text:p>/home/peter/Thesis/ForcedAligner/Aligner1/wav/FNQ316_1.wav</text:p>
          </table:table-cell>
          <table:table-cell office:value-type="string">
            <text:p>monsieur, merci monsieur le président. je je pose à ma question euh aussi au nom de ma collègue de notre collègue pardon françoise olivier coupeau. vous avez euh à l' instant entendu les réponses nous avons à l' instant entendu les réponses de <text:s/>valérie pécresse et de xavier bertrand, monsieur le premier ministre. au revoir, je vous en prie vous avez d' autres occupations. mais, je dis ça sympathiquement. mais je je voudrais que, tous ensemble, tous ensemble, nous regardions la réalité. madame pécresse, lorsque les universitaires, des responsables universitaires, viennent chercher des responsables régionaux pour trouver quelques subsides supplémentaires c' est pas parfait. nous ne sommes pas dans la critique constante mais vous ne pouvez pas dire que c' est parfait. parce qu' il y a encore un grand chemin entre nos universités et celles du monde européen ou du monde tout simplement <text:s/>mais concernant le chômage et les entreprises, quand vous répondez à monsieur vidalies tout à l' heure que cette prime annoncée pas donnée euh de mille euros, viendrait enfin répondre aux demandes des salariés. je voudrais vous dire qu' il y a une mesure simple qui existe aussi. c' est d' indexer tout simplement l' impôt sur les sociétés sur la destination des dividendes: l' augmente jusqu' à quarante pourcent si les dividendes sont entièrement redistribués aux actionnaires, le baisser à vingt pourcent si les salaires augmentent. voilà ce que les salariés demandent. <text:s/>puisque vous parlez de projet, discutons projet contre projet.</text:p>
          </table:table-cell>
        </table:table-row>
        <table:table-row table:style-name="ro1">
          <table:table-cell table:number-columns-repeated="2"/>
          <table:table-cell office:value-type="string">
            <text:p>3_1May</text:p>
          </table:table-cell>
          <table:table-cell office:value-type="string">
            <text:p>55b</text:p>
          </table:table-cell>
          <table:table-cell office:value-type="float" office:value="316">
            <text:p>316</text:p>
          </table:table-cell>
          <table:table-cell table:formula="of:=IF([.E1057]=[.E1056];[.F1056]+1;1)" office:value-type="float" office:value="2">
            <text:p>2</text:p>
          </table:table-cell>
          <table:table-cell table:formula="of:=CONCATENATE(&quot;/home/peter/Thesis/ForcedAligner/Aligner1/wav/11025/&quot;;[.C1057];[.D1057];&quot;.wav&quot;)" office:value-type="string" office:string-value="/home/peter/Thesis/ForcedAligner/Aligner1/wav/11025/3_1May55b.wav">
            <text:p>/home/peter/Thesis/ForcedAligner/Aligner1/wav/11025/3_1May55b.wav</text:p>
          </table:table-cell>
          <table:table-cell table:formula="of:=CONCATENATE(&quot;/home/peter/Thesis/ForcedAligner/Aligner1/wav/&quot;;&quot;FNQ&quot;;[.E1057];&quot;_&quot;;[.F1057];&quot;.wav&quot;)" office:value-type="string" office:string-value="/home/peter/Thesis/ForcedAligner/Aligner1/wav/FNQ316_2.wav">
            <text:p>/home/peter/Thesis/ForcedAligner/Aligner1/wav/FNQ316_2.wav</text:p>
          </table:table-cell>
          <table:table-cell office:value-type="string">
            <text:p>et je regarde un certain nombre de mesures qui viennent d' arriver pour vous monsieur le premier ministre, écrites par l' ump à qui vous dîtes occupez vous des des pme. et j' y trouve quoi? il faut que oseo devienne la banque publique des pme. pourquoi ne pas discuter tous ensemble d' une proposition que vous avez rejetée, qui est faisons une banque effectivement publique d' investissements pour retrouver de l' industrialisation et de la création d' emplois? <text:s/>bref, est ce qu' on peut enfin être sérieux, et ne pas faire de l' incantation mais de la politique</text:p>
          </table:table-cell>
        </table:table-row>
        <table:table-row table:style-name="ro1">
          <table:table-cell table:number-columns-repeated="2"/>
          <table:table-cell office:value-type="string">
            <text:p>3_1May</text:p>
          </table:table-cell>
          <table:table-cell office:value-type="string">
            <text:p>57a</text:p>
          </table:table-cell>
          <table:table-cell office:value-type="float" office:value="319">
            <text:p>319</text:p>
          </table:table-cell>
          <table:table-cell table:formula="of:=IF([.E1058]=[.E1057];[.F1057]+1;1)" office:value-type="float" office:value="1">
            <text:p>1</text:p>
          </table:table-cell>
          <table:table-cell table:formula="of:=CONCATENATE(&quot;/home/peter/Thesis/ForcedAligner/Aligner1/wav/11025/&quot;;[.C1058];[.D1058];&quot;.wav&quot;)" office:value-type="string" office:string-value="/home/peter/Thesis/ForcedAligner/Aligner1/wav/11025/3_1May57a.wav">
            <text:p>/home/peter/Thesis/ForcedAligner/Aligner1/wav/11025/3_1May57a.wav</text:p>
          </table:table-cell>
          <table:table-cell table:formula="of:=CONCATENATE(&quot;/home/peter/Thesis/ForcedAligner/Aligner1/wav/&quot;;&quot;FNQ&quot;;[.E1058];&quot;_&quot;;[.F1058];&quot;.wav&quot;)" office:value-type="string" office:string-value="/home/peter/Thesis/ForcedAligner/Aligner1/wav/FNQ319_1.wav">
            <text:p>/home/peter/Thesis/ForcedAligner/Aligner1/wav/FNQ319_1.wav</text:p>
          </table:table-cell>
          <table:table-cell office:value-type="string">
            <text:p>monsieur le président, mesdames et messieurs les députés. madame la députée marylise lebranchu, vous nous interpellez sur euh la france qui change, en réalité. <text:s/>et la france qui change, valérie pécresse vient de vous le dire, c' est trente neuf milliards d' euros qui aura été consacrés au cours de ce mandat pour l' université et la recherche, c' est aujourd'hui la mise en place d' un dispositif qui consiste à mieux répartir et vous ne l' avez jamais fait et vous ne l' avez pas pensé non plus à la valeur ajoutée dans notre pays. alors oui nous allons mettre en oeuvre parce qu' il est indispensable que les salariés qui contribuent, eux aussi, à la création de la valeur dans notre produit dans notre pays puissent en toucher également le produit. cette réflexion est en cours, le dispositif est en création et nous allons y arriver, c' est une attente très forte de nos concitoyens. maintenant puisqu' il faut aller plus loin sur l' emploi madame lebranchu, vous auriez pu aussi rappeler le programme du parti socialiste qui dit la création pour l' emploi des jeunes c' est quoi: trois cent mille emplois jeunes d' il y a quinze ans, financés avec de l' argent public, de l' emploi précaire. alors que nous, le gouvernement la majorité parlementaire, nous pensons que la vraie création de l' emploi des jeunes et je vous rappelle le taux de chômage des jeunes a reculé en un an de sept pourcent de pratiquement sept pourcent c' est des jeunes bien formés, bien orientés, que nous amenons dans le secteur de l' entreprise, là où on crée véritablement des emplois. nous allons conformément à ce que nous donne comme feuille de route le président de la république</text:p>
          </table:table-cell>
        </table:table-row>
        <table:table-row table:style-name="ro1">
          <table:table-cell table:number-columns-repeated="2"/>
          <table:table-cell office:value-type="string">
            <text:p>3_1May</text:p>
          </table:table-cell>
          <table:table-cell office:value-type="string">
            <text:p>57b</text:p>
          </table:table-cell>
          <table:table-cell office:value-type="float" office:value="319">
            <text:p>319</text:p>
          </table:table-cell>
          <table:table-cell table:formula="of:=IF([.E1059]=[.E1058];[.F1058]+1;1)" office:value-type="float" office:value="2">
            <text:p>2</text:p>
          </table:table-cell>
          <table:table-cell table:formula="of:=CONCATENATE(&quot;/home/peter/Thesis/ForcedAligner/Aligner1/wav/11025/&quot;;[.C1059];[.D1059];&quot;.wav&quot;)" office:value-type="string" office:string-value="/home/peter/Thesis/ForcedAligner/Aligner1/wav/11025/3_1May57b.wav">
            <text:p>/home/peter/Thesis/ForcedAligner/Aligner1/wav/11025/3_1May57b.wav</text:p>
          </table:table-cell>
          <table:table-cell table:formula="of:=CONCATENATE(&quot;/home/peter/Thesis/ForcedAligner/Aligner1/wav/&quot;;&quot;FNQ&quot;;[.E1059];&quot;_&quot;;[.F1059];&quot;.wav&quot;)" office:value-type="string" office:string-value="/home/peter/Thesis/ForcedAligner/Aligner1/wav/FNQ319_2.wav">
            <text:p>/home/peter/Thesis/ForcedAligner/Aligner1/wav/FNQ319_2.wav</text:p>
          </table:table-cell>
          <table:table-cell office:value-type="string">
            <text:p>développer l' alternance parce que notre objectif, à nous, au gouvernement à cette majorité parlementaire, c' est vrai, c' est de donner aux jeunes la formation universitaire quand ils en ont besoin, c' est de donner un emploi par l' alternance parce que c' est un des leviers puissants pour lutter contre le chômage des jeunes. et ça vous pourriez nous suivre aussi sur cette dimension qui contribue à ce que les pme participent à nos côtés.</text:p>
          </table:table-cell>
        </table:table-row>
        <table:table-row table:style-name="ro1">
          <table:table-cell table:number-columns-repeated="2"/>
          <table:table-cell office:value-type="string">
            <text:p>4_1May</text:p>
          </table:table-cell>
          <table:table-cell office:value-type="string">
            <text:p>15a</text:p>
          </table:table-cell>
          <table:table-cell office:value-type="float" office:value="320">
            <text:p>320</text:p>
          </table:table-cell>
          <table:table-cell table:formula="of:=IF([.E1060]=[.E1059];[.F1059]+1;1)" office:value-type="float" office:value="1">
            <text:p>1</text:p>
          </table:table-cell>
          <table:table-cell table:formula="of:=CONCATENATE(&quot;/home/peter/Thesis/ForcedAligner/Aligner1/wav/11025/&quot;;[.C1060];[.D1060];&quot;.wav&quot;)" office:value-type="string" office:string-value="/home/peter/Thesis/ForcedAligner/Aligner1/wav/11025/4_1May15a.wav">
            <text:p>/home/peter/Thesis/ForcedAligner/Aligner1/wav/11025/4_1May15a.wav</text:p>
          </table:table-cell>
          <table:table-cell table:formula="of:=CONCATENATE(&quot;/home/peter/Thesis/ForcedAligner/Aligner1/wav/&quot;;&quot;FNQ&quot;;[.E1060];&quot;_&quot;;[.F1060];&quot;.wav&quot;)" office:value-type="string" office:string-value="/home/peter/Thesis/ForcedAligner/Aligner1/wav/FNQ320_1.wav">
            <text:p>/home/peter/Thesis/ForcedAligner/Aligner1/wav/FNQ320_1.wav</text:p>
          </table:table-cell>
          <table:table-cell office:value-type="string">
            <text:p>merci monsieur le président mesdames et messieurs les députés, monsieur le député, noël mamère, je n' ai pas la même lecture que vous du déplacement du président de la république, hier, à gravelines. euh nous l' accompagnions euh eric besson et moi même, je n' ai pas la même lecture que vous de ce déplacement et je crois que ça n' est pas non plus la lecture qu' ont eue les salariés d' edf euh qui l' ont attendu extrêmement activement et qui ont plébiscité son discours à cette occasion là. mais je voudrais redire, puisque j' y étais et vous n' <text:s/>y étiez pas, ce qui s' y est passé précisément. le président de la république y a réaffirmé le choix du nucléaire comme gage d' indépendance énergétique, comme gage aussi d' une énergie à un prix acceptable et dans des conditions de sûreté maximale. ici, chez nous, en france, et à l' étranger, quand nous sommes en situation de faire valoir le savoir faire français. en france, sur la sûreté, le premier ministre a lancé un audit. les premiers résultats seront connus avant la fin de l' année. il s' agit d' un audit très ouvert, auquel seront associés les commissions locales d' information, le haut comité pour la transparence. et le président de la république le disait aux ong du grenelle de l' environnement qu' il recevait lundi: pourquoi pas des experts extérieurs? c' est aussi notre position à l' international. la france n' exporte pas ses centrales dans des conditions de sûreté inférieures à ce qu' elle prône pour la france. nous prônons une sûreté maximale en france, nous prônons une sûreté maximale aussi à l' étranger. c' est la raison d' <text:s/>ailleurs pour laquelle nous avons perdu certains marchés, sciemment, en sachant que nos centrales, parce qu' elles étaient plus sûres, étaient plus chères, et nous ne voulions pas baisser le niveau de sûreté sous prétexte que ça se passait ailleurs que sur le territoire français. enfin, ce haut niveau euh en matière de sûreté</text:p>
          </table:table-cell>
        </table:table-row>
        <table:table-row table:style-name="ro1">
          <table:table-cell table:number-columns-repeated="2"/>
          <table:table-cell office:value-type="string">
            <text:p>4_1May</text:p>
          </table:table-cell>
          <table:table-cell office:value-type="string">
            <text:p>15b</text:p>
          </table:table-cell>
          <table:table-cell office:value-type="float" office:value="320">
            <text:p>320</text:p>
          </table:table-cell>
          <table:table-cell table:formula="of:=IF([.E1061]=[.E1060];[.F1060]+1;1)" office:value-type="float" office:value="2">
            <text:p>2</text:p>
          </table:table-cell>
          <table:table-cell table:formula="of:=CONCATENATE(&quot;/home/peter/Thesis/ForcedAligner/Aligner1/wav/11025/&quot;;[.C1061];[.D1061];&quot;.wav&quot;)" office:value-type="string" office:string-value="/home/peter/Thesis/ForcedAligner/Aligner1/wav/11025/4_1May15b.wav">
            <text:p>/home/peter/Thesis/ForcedAligner/Aligner1/wav/11025/4_1May15b.wav</text:p>
          </table:table-cell>
          <table:table-cell table:formula="of:=CONCATENATE(&quot;/home/peter/Thesis/ForcedAligner/Aligner1/wav/&quot;;&quot;FNQ&quot;;[.E1061];&quot;_&quot;;[.F1061];&quot;.wav&quot;)" office:value-type="string" office:string-value="/home/peter/Thesis/ForcedAligner/Aligner1/wav/FNQ320_2.wav">
            <text:p>/home/peter/Thesis/ForcedAligner/Aligner1/wav/FNQ320_2.wav</text:p>
          </table:table-cell>
          <table:table-cell office:value-type="string">
            <text:p>nous faisons aussi en sorte qu' il soit adopté par le plus grand nombre d' états et, si possible, tous les états dans le monde. c' est le g vingt du nucléaire que le président de la république m' a demandé de conduire les sept et huit juin à paris pour que, par exemple, le principe d' avoir une autorité de sûreté indépendante, et vous, euh vous vous précisez que l' inde ne l' a pas aujourd'hui, le principe d' avoir une autorité de sûreté indépendant, soit adopté par tous les états qui disposent de l' énergie nucléaire dans le monde. c' est un engagement de la france.</text:p>
          </table:table-cell>
        </table:table-row>
        <table:table-row table:style-name="ro1">
          <table:table-cell table:number-columns-repeated="2"/>
          <table:table-cell office:value-type="string">
            <text:p>3_1May</text:p>
          </table:table-cell>
          <table:table-cell office:value-type="float" office:value="37">
            <text:p>37</text:p>
          </table:table-cell>
          <table:table-cell office:value-type="float" office:value="324">
            <text:p>324</text:p>
          </table:table-cell>
          <table:table-cell table:formula="of:=IF([.E1062]=[.E1061];[.F1061]+1;1)" office:value-type="float" office:value="1">
            <text:p>1</text:p>
          </table:table-cell>
          <table:table-cell table:formula="of:=CONCATENATE(&quot;/home/peter/Thesis/ForcedAligner/Aligner1/wav/11025/&quot;;[.C1062];[.D1062];&quot;.wav&quot;)" office:value-type="string" office:string-value="/home/peter/Thesis/ForcedAligner/Aligner1/wav/11025/3_1May37.wav">
            <text:p>/home/peter/Thesis/ForcedAligner/Aligner1/wav/11025/3_1May37.wav</text:p>
          </table:table-cell>
          <table:table-cell table:formula="of:=CONCATENATE(&quot;/home/peter/Thesis/ForcedAligner/Aligner1/wav/&quot;;&quot;FNQ&quot;;[.E1062];&quot;_&quot;;[.F1062];&quot;.wav&quot;)" office:value-type="string" office:string-value="/home/peter/Thesis/ForcedAligner/Aligner1/wav/FNQ324_1.wav">
            <text:p>/home/peter/Thesis/ForcedAligner/Aligner1/wav/FNQ324_1.wav</text:p>
          </table:table-cell>
          <table:table-cell office:value-type="string">
            <text:p>merci monsieur le président. ma question s' adresse à monsieur lefebvre, secrétaire d' état notamment euh au commerce et à la consommation. monsieur le ministre, vous êtes l' auteur du panier des essentiels où il ne s' agit pas de littérature, il s' agit de votre dernière trouvaille pour masquer la chute du pouvoir d' achat des ménages et la hausse des produits alimentaires. après le chariot type en deux mille cinq, voici le panier des essentiels, tout au plus une petite dizaine de produits alimentaires en promotion. sincèrement, croyez vous les familles assez dupes pour se contenter de ce panier des pauvres? croyez vous qu' elles vont renoncer à leur cahier de hard discount pour aller chercher leur petit panier social dans les grands supermarchés? <text:s/>votre panier des essentiels ce n' est, ni plus ni moins, qu' une liste de produits à écouler, choisie par les grandes surfaces. il n' y a aucune contrainte, sur le rapport qualité prix, ni sur le type du produit, ni sur la qualité nutritionnelle. le panier des essentiels, c' est un panier percé qui passe, lui, à côté de l' essentiel, et notamment la régulation de la hausse des prix alimentaires et notamment la transparence sur les marges réalisées par la grande distribution. <text:s/>{ns} c' est un panier qui cache l' échec de votre politique sur le pouvoir d' achat et leur diffic des ménages et leur difficulté à assurer leurs dépenses obligatoires. monsieur le ministre, on vous demande pas d' organiser, au mieux, la vente des produits promotionnels, ou au pire, la soupe populaire, ce que je vous demande c' est d' assurer le maintien du pouvoir d' achat de tous les français, et pas uniquement celui des plus riches.</text:p>
          </table:table-cell>
        </table:table-row>
        <table:table-row table:style-name="ro1">
          <table:table-cell office:value-type="float" office:value="5">
            <text:p>5</text:p>
          </table:table-cell>
          <table:table-cell office:value-type="string">
            <text:p>May</text:p>
          </table:table-cell>
          <table:table-cell table:formula="of:=CONCATENATE([.A1063];[.B1063])" office:value-type="string" office:string-value="5May">
            <text:p>5May</text:p>
          </table:table-cell>
          <table:table-cell office:value-type="string">
            <text:p>35a</text:p>
          </table:table-cell>
          <table:table-cell office:value-type="float" office:value="329">
            <text:p>329</text:p>
          </table:table-cell>
          <table:table-cell table:formula="of:=IF([.E1063]=[.E1062];[.F1062]+1;1)" office:value-type="float" office:value="1">
            <text:p>1</text:p>
          </table:table-cell>
          <table:table-cell table:formula="of:=CONCATENATE(&quot;/home/peter/Thesis/ForcedAligner/Aligner1/wav/11025/&quot;;[.C1063];[.D1063];&quot;.wav&quot;)" office:value-type="string" office:string-value="/home/peter/Thesis/ForcedAligner/Aligner1/wav/11025/5May35a.wav">
            <text:p>/home/peter/Thesis/ForcedAligner/Aligner1/wav/11025/5May35a.wav</text:p>
          </table:table-cell>
          <table:table-cell table:formula="of:=CONCATENATE(&quot;/home/peter/Thesis/ForcedAligner/Aligner1/wav/&quot;;&quot;FNQ&quot;;[.E1063];&quot;_&quot;;[.F1063];&quot;.wav&quot;)" office:value-type="string" office:string-value="/home/peter/Thesis/ForcedAligner/Aligner1/wav/FNQ329_1.wav">
            <text:p>/home/peter/Thesis/ForcedAligner/Aligner1/wav/FNQ329_1.wav</text:p>
          </table:table-cell>
          <table:table-cell office:value-type="string">
            <text:p>merci, monsieur le président, monsieur le ministre, mes chers collègues, la loi du seize décembre deux mille dix portant réforme des collectivités territoriales a créé non sans mal, en l' absence de consensus une nouvelle catégorie d' élus, les conseillers territoriaux des élus hybrides, des élus hors sol qui devront siéger à la fois au conseil général, au <text:s/>conseil régional à partir de mars deux mille quatre deux mille quatorze. le présent projet de loi entend ni plus ni moins compléter cette loi dans le but de rendre le tableau des effectifs de conseillers territoriaux auquel renvoyait l' article six de la loi définitivement adoptée en novembre deux mille dix conforme à la décision du conseil constitutionnel. rappelons en effet que le conseil constitutionnel a censuré l' article six de la loi du dix-sept novembre deux mille dix, jugeant que pour six départements, la répartition du nombre de conseillers territoriaux méconnaissait le principe d' égalité devant le suffrage. la situation de la région monodépartementale de guadeloupe mise à part, il est tout à fait regrettable que ce projet de loi vise uniquement à procéder, dans l' urgence, aux ajustements à minima rendus nécessaires par la décision du conseil constitutionnel. il ne traite ni de leurs rôles ni des modalités concrètes de leur élection, à commencer par la délimitation des cantons dans lesquels seront élus ces nouveaux conseillers territoriaux. les députés radicaux de gauche et et apparentés dénoncent cet ultime passage en force du gouvernement, resté une nouvelle fois sourd aux attentes des parlementaires, des attentes qui pourtant</text:p>
          </table:table-cell>
        </table:table-row>
        <table:table-row table:style-name="ro1">
          <table:table-cell office:value-type="float" office:value="5">
            <text:p>5</text:p>
          </table:table-cell>
          <table:table-cell office:value-type="string">
            <text:p>May</text:p>
          </table:table-cell>
          <table:table-cell table:formula="of:=CONCATENATE([.A1064];[.B1064])" office:value-type="string" office:string-value="5May">
            <text:p>5May</text:p>
          </table:table-cell>
          <table:table-cell office:value-type="string">
            <text:p>35b</text:p>
          </table:table-cell>
          <table:table-cell office:value-type="float" office:value="329">
            <text:p>329</text:p>
          </table:table-cell>
          <table:table-cell table:formula="of:=IF([.E1064]=[.E1063];[.F1063]+1;1)" office:value-type="float" office:value="2">
            <text:p>2</text:p>
          </table:table-cell>
          <table:table-cell table:formula="of:=CONCATENATE(&quot;/home/peter/Thesis/ForcedAligner/Aligner1/wav/11025/&quot;;[.C1064];[.D1064];&quot;.wav&quot;)" office:value-type="string" office:string-value="/home/peter/Thesis/ForcedAligner/Aligner1/wav/11025/5May35b.wav">
            <text:p>/home/peter/Thesis/ForcedAligner/Aligner1/wav/11025/5May35b.wav</text:p>
          </table:table-cell>
          <table:table-cell table:formula="of:=CONCATENATE(&quot;/home/peter/Thesis/ForcedAligner/Aligner1/wav/&quot;;&quot;FNQ&quot;;[.E1064];&quot;_&quot;;[.F1064];&quot;.wav&quot;)" office:value-type="string" office:string-value="/home/peter/Thesis/ForcedAligner/Aligner1/wav/FNQ329_2.wav">
            <text:p>/home/peter/Thesis/ForcedAligner/Aligner1/wav/FNQ329_2.wav</text:p>
          </table:table-cell>
          <table:table-cell office:value-type="string">
            <text:p>ont été largement exprimées lors de l' examen du texte en commission des lois. ainsi, aucune modification n' a pu être apportée au tableau de répartition des conseillers territoriaux, qui compte, conformément au souhait de votre gouvernement, un effectif total de trois mille quatre cent quatre-vingt-treize conseillers territoriaux, soit trois de moins que le tableau censuré, éloignant un peu plus l' élu local du citoyen. pour tenter de lutter contre la perte manifeste manifeste de proximité que va entraîner votre réforme des collectivités territoriales trois mille quatre cent quatre-vingt-treize conseillers territoriaux se substitueront aux cinq mille six cent cinquante-sept conseillers généraux et conseillers régionaux actuels, nous avons déposé plusieurs amendements dans le but de limiter la casse, en portant de quinze à dix-sept le nombre minimal de conseillers territoriaux dans les départements caractérisés par une grande superficie et une faible densité démographique. le relèvement de ce seuil, fixé actuellement à quinze conseillers territoriaux par département, visait à garantir une meilleure représentation des territoires ruraux. dans le tableau de répartition, six départements dont cinq situés en zone de montagne sont concernés et comptent quinze conseillers territoriaux. parmi ces six départements, deux d' entre eux les hautes-alpes et les alpes de haute-provence, qui disposent actuellement de trente conseillers généraux, vont subir une diminution de cinquante pourcent du nombre de leurs élus. un constat jugé inacceptable, dans la mesure où les populations des territoires ruraux ont plus que jamais besoin de s' appuyer sur des élus en nombre suffisant, véritables relais de proximité en capacité de répondre à leurs attentes légitimes.</text:p>
          </table:table-cell>
        </table:table-row>
        <table:table-row table:style-name="ro1">
          <table:table-cell office:value-type="float" office:value="5">
            <text:p>5</text:p>
          </table:table-cell>
          <table:table-cell office:value-type="string">
            <text:p>May</text:p>
          </table:table-cell>
          <table:table-cell table:formula="of:=CONCATENATE([.A1065];[.B1065])" office:value-type="string" office:string-value="5May">
            <text:p>5May</text:p>
          </table:table-cell>
          <table:table-cell office:value-type="string">
            <text:p>35c</text:p>
          </table:table-cell>
          <table:table-cell office:value-type="float" office:value="329">
            <text:p>329</text:p>
          </table:table-cell>
          <table:table-cell table:formula="of:=IF([.E1065]=[.E1064];[.F1064]+1;1)" office:value-type="float" office:value="3">
            <text:p>3</text:p>
          </table:table-cell>
          <table:table-cell table:formula="of:=CONCATENATE(&quot;/home/peter/Thesis/ForcedAligner/Aligner1/wav/11025/&quot;;[.C1065];[.D1065];&quot;.wav&quot;)" office:value-type="string" office:string-value="/home/peter/Thesis/ForcedAligner/Aligner1/wav/11025/5May35c.wav">
            <text:p>/home/peter/Thesis/ForcedAligner/Aligner1/wav/11025/5May35c.wav</text:p>
          </table:table-cell>
          <table:table-cell table:formula="of:=CONCATENATE(&quot;/home/peter/Thesis/ForcedAligner/Aligner1/wav/&quot;;&quot;FNQ&quot;;[.E1065];&quot;_&quot;;[.F1065];&quot;.wav&quot;)" office:value-type="string" office:string-value="/home/peter/Thesis/ForcedAligner/Aligner1/wav/FNQ329_3.wav">
            <text:p>/home/peter/Thesis/ForcedAligner/Aligner1/wav/FNQ329_3.wav</text:p>
          </table:table-cell>
          <table:table-cell office:value-type="string">
            <text:p>en ce sens vous le savez les parlementaires de l' association nationale des élus de la montagne parmi lesquels ma collègue députée des hautes-pyrénées, chantal robin-rodrigo plaident pour une meilleure représentation des territoires de montagne. porter à dix-sept, au lieu de quinze, le nombre de conseillers territoriaux dans six départements, n' est manifestement pas disproportionné. concrètement, cela correspondrait à une hausse de zéro virgule trente-quatre pourcent de l' effectif total, dont les charges qui en résultent sont toutes modestes pourront être compensées. il n' est jamais trop tard pour bien faire mais encore le faut il, monsieur le ministre, en avoir la volonté! aussi, vous comprendrez que les députés radicaux de gauche restent pour le moins perplexes lorsque l' y reste l' irrecevabilité de leurs amendements est motivée par l' article quarante de la constitution. une situation insensée, qui pourrait même prêter à sourire si l' avenir de la décentralisation et de la proximité locale n' était pas en jeu. le gouvernement justifie la création du conseiller territorial par sa volonté première de réaliser des économies, rejetant ainsi toute proposition susceptible d' entraîner la création ou l' aggravation d' une charge publique. mais, dans le même temps, il oublie volontairement de prendre en compte les frais considérables que les collectivités, privées de pouvoir fiscal, devront engager d' ici deux mille quatorze. comment vont elles pouvoir faire faire face aux coûts des travaux rendus indispensables pour adapter leurs hémicycles, leurs salles de réunion, les moyens des groupes ou encore s' acquitter du montant des indemnités dues aux nouveaux conseillers territoriaux? la question, à l' image de la facture, est loin d' être réglée. dans ce contexte, les députés radicaux de gauche ne peuvent ne peuvent qu' inviter le gouvernement à faire preuve de bon sens. c' est pourquoi nous ne voterons pas ce projet de loi, qui s' inscrit dans la droite ligne d' une réforme absurde et néfaste à laquelle nous continuerons naturellement à nous opposer.</text:p>
          </table:table-cell>
        </table:table-row>
        <table:table-row table:style-name="ro1">
          <table:table-cell table:number-columns-repeated="2"/>
          <table:table-cell office:value-type="string">
            <text:p>3_1May</text:p>
          </table:table-cell>
          <table:table-cell office:value-type="float" office:value="53">
            <text:p>53</text:p>
          </table:table-cell>
          <table:table-cell office:value-type="float" office:value="332">
            <text:p>332</text:p>
          </table:table-cell>
          <table:table-cell table:formula="of:=IF([.E1066]=[.E1065];[.F1065]+1;1)" office:value-type="float" office:value="1">
            <text:p>1</text:p>
          </table:table-cell>
          <table:table-cell table:formula="of:=CONCATENATE(&quot;/home/peter/Thesis/ForcedAligner/Aligner1/wav/11025/&quot;;[.C1066];[.D1066];&quot;.wav&quot;)" office:value-type="string" office:string-value="/home/peter/Thesis/ForcedAligner/Aligner1/wav/11025/3_1May53.wav">
            <text:p>/home/peter/Thesis/ForcedAligner/Aligner1/wav/11025/3_1May53.wav</text:p>
          </table:table-cell>
          <table:table-cell table:formula="of:=CONCATENATE(&quot;/home/peter/Thesis/ForcedAligner/Aligner1/wav/&quot;;&quot;FNQ&quot;;[.E1066];&quot;_&quot;;[.F1066];&quot;.wav&quot;)" office:value-type="string" office:string-value="/home/peter/Thesis/ForcedAligner/Aligner1/wav/FNQ332_1.wav">
            <text:p>/home/peter/Thesis/ForcedAligner/Aligner1/wav/FNQ332_1.wav</text:p>
          </table:table-cell>
          <table:table-cell office:value-type="string">
            <text:p>monsieur le président, mesdames et messieurs les députés, monsieur le député guénhaël huet, depuis deux mille sept, le président de la république a été visionnaire pour notre pays. {ns} il a voulu donner l' autonomie aux universités. l' autonomie des universités, la gauche en parlait, nous l' avons faite <text:s/>et personne ne reviendra dessus. personne ne reviendra dessus parce que l' autonomie, c' est beaucoup plus qu' une loi: c' est la confiance faite aux universitaires, aux personnels aux étudiants qui deviennent maîtres de leur destin. <text:s/>l' autonomie, c' est des nouveaux diplômes pour la réussite de notre jeunesse. l' autonomie, c' est plus d' insertion professionnelle; l' autonomie c' est des campus rénovés; l' autonomie c' est des professeurs étrangers qui viennent en france, attirés par notre dynamisme; l' autonomie c' est des nouveaux partenariats avec le monde économique pour plus d' innovation, plus d' emploi. alors monsieur le député, avec les vingt deux milliards d' euros du plan d' investissement d' avenir que nous avons voulu pour lutter contre la crise économique, aujourd'hui les universités autonomes s' allient avec les grandes écoles, avec les organismes de recherche, avec le monde économique dans toutes nos régions dans tous nos territoires, pour dessiner le visage de la france de demain. et la france de demain, c' est une france forte dans un monde qui change; c' est une france qui innove, c' est une france qui crée. voilà la vision du président de la république.</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1067];[.B1067])" office:value-type="string" office:string-value="2May">
            <text:p>2May</text:p>
          </table:table-cell>
          <table:table-cell office:value-type="float" office:value="19">
            <text:p>19</text:p>
          </table:table-cell>
          <table:table-cell office:value-type="float" office:value="38">
            <text:p>38</text:p>
          </table:table-cell>
          <table:table-cell table:formula="of:=IF([.E1067]=[.E1066];[.F1066]+1;1)" office:value-type="float" office:value="1">
            <text:p>1</text:p>
          </table:table-cell>
          <table:table-cell table:formula="of:=CONCATENATE(&quot;/home/peter/Thesis/ForcedAligner/Aligner1/wav/11025/&quot;;[.C1067];[.D1067];&quot;.wav&quot;)" office:value-type="string" office:string-value="/home/peter/Thesis/ForcedAligner/Aligner1/wav/11025/2May19.wav">
            <text:p>/home/peter/Thesis/ForcedAligner/Aligner1/wav/11025/2May19.wav</text:p>
          </table:table-cell>
          <table:table-cell table:formula="of:=CONCATENATE(&quot;/home/peter/Thesis/ForcedAligner/Aligner1/wav/&quot;;&quot;FNQ&quot;;[.E1067];&quot;_&quot;;[.F1067];&quot;.wav&quot;)" office:value-type="string" office:string-value="/home/peter/Thesis/ForcedAligner/Aligner1/wav/FNQ38_1.wav">
            <text:p>/home/peter/Thesis/ForcedAligner/Aligner1/wav/FNQ38_1.wav</text:p>
          </table:table-cell>
          <table:table-cell office:value-type="string">
            <text:p>il est clair que sur ce plan il faudra aussi il faudra aussi que la france s' exprime par rapport à une appréciation de l' euro qui me paraît fort inquiétante. on le voit, il paraît illusoire de retrouver une perspective de croissance sans une réorientation économique de l' europe. c' est dans ce cadre que le parti socialiste entend inscrire son action et a fait un certain nombre de propositions. pour l' heure, vous l' aurez compris, nous ne voterons pas votre programme. merci</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1068];[.B1068])" office:value-type="string" office:string-value="2May">
            <text:p>2May</text:p>
          </table:table-cell>
          <table:table-cell office:value-type="string">
            <text:p>17a</text:p>
          </table:table-cell>
          <table:table-cell office:value-type="float" office:value="38">
            <text:p>38</text:p>
          </table:table-cell>
          <table:table-cell table:formula="of:=IF([.E1068]=[.E1067];[.F1067]+1;1)" office:value-type="float" office:value="2">
            <text:p>2</text:p>
          </table:table-cell>
          <table:table-cell table:formula="of:=CONCATENATE(&quot;/home/peter/Thesis/ForcedAligner/Aligner1/wav/11025/&quot;;[.C1068];[.D1068];&quot;.wav&quot;)" office:value-type="string" office:string-value="/home/peter/Thesis/ForcedAligner/Aligner1/wav/11025/2May17a.wav">
            <text:p>/home/peter/Thesis/ForcedAligner/Aligner1/wav/11025/2May17a.wav</text:p>
          </table:table-cell>
          <table:table-cell table:formula="of:=CONCATENATE(&quot;/home/peter/Thesis/ForcedAligner/Aligner1/wav/&quot;;&quot;FNQ&quot;;[.E1068];&quot;_&quot;;[.F1068];&quot;.wav&quot;)" office:value-type="string" office:string-value="/home/peter/Thesis/ForcedAligner/Aligner1/wav/FNQ38_2.wav">
            <text:p>/home/peter/Thesis/ForcedAligner/Aligner1/wav/FNQ38_2.wav</text:p>
          </table:table-cell>
          <table:table-cell office:value-type="string">
            <text:p>monsieur le président, madame la ministre, monsieur le ministre, messieurs les présidents, chers collègues, avec l' examen du programme de stabilité aujourd'hui, nous entrons dans une nouvelle procédure, celle du semestre européen cela a été dit, même si les textes qui en prévoient les modalités d' application ne sont pas encore adoptés vous le savez, la commission a déposé un certain nombre de textes qui pour l' instant n' ont pas encore été adoptés par le parlement européen. un mot sur cette innovation décidée par les états membres pour mieux coordonner les politiques budgétaires en europe. pour ceux qui déplorent, depuis des années, l' absence d' un véritable gouvernement économique de la zone euro, cette procédure est utile. elle ne peut, en effet, que contribuer au renforcement de la cohésion économique de l' europe. il faut donc le féliciter de son introduction qui tend à lutter contre les approches économiques uni unilatérales qui constituent autant de menaces pour l' intégration économique de l' union. j' ajoute qu' il s' agit, pour les parlements nationaux, d' une opportunité, qu' ils doivent saisir, de discuter de la mise en oeuvre effective des engagements pris par les états au niveau européen et de leur conformité au pacte de stabilité. je veux cependant regretter la forme sous laquelle nous est présenté ce texte, puisqu' il ne permet pas au parlement d' exercer son droit d' amendement. je pense que, y compris sur ce texte, le parlement devrait pouvoir exercer son droit d' amendent. et j' espère qu' à l' avenir que ce sera le cas. à la lecture on ne peut qu' être déçu par le document qui nous est soumis, dans la forme comme dans le fond.</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1069];[.B1069])" office:value-type="string" office:string-value="2May">
            <text:p>2May</text:p>
          </table:table-cell>
          <table:table-cell office:value-type="string">
            <text:p>17b</text:p>
          </table:table-cell>
          <table:table-cell office:value-type="float" office:value="38">
            <text:p>38</text:p>
          </table:table-cell>
          <table:table-cell table:formula="of:=IF([.E1069]=[.E1068];[.F1068]+1;1)" office:value-type="float" office:value="3">
            <text:p>3</text:p>
          </table:table-cell>
          <table:table-cell table:formula="of:=CONCATENATE(&quot;/home/peter/Thesis/ForcedAligner/Aligner1/wav/11025/&quot;;[.C1069];[.D1069];&quot;.wav&quot;)" office:value-type="string" office:string-value="/home/peter/Thesis/ForcedAligner/Aligner1/wav/11025/2May17b.wav">
            <text:p>/home/peter/Thesis/ForcedAligner/Aligner1/wav/11025/2May17b.wav</text:p>
          </table:table-cell>
          <table:table-cell table:formula="of:=CONCATENATE(&quot;/home/peter/Thesis/ForcedAligner/Aligner1/wav/&quot;;&quot;FNQ&quot;;[.E1069];&quot;_&quot;;[.F1069];&quot;.wav&quot;)" office:value-type="string" office:string-value="/home/peter/Thesis/ForcedAligner/Aligner1/wav/FNQ38_3.wav">
            <text:p>/home/peter/Thesis/ForcedAligner/Aligner1/wav/FNQ38_3.wav</text:p>
          </table:table-cell>
          <table:table-cell office:value-type="string">
            <text:p>en ré en réalité, le présent programme de stabilité se contente d' actualiser la programme la programmation pluriannuelle annexée au projet de loi de finances. il s' agit d' un document assez succinct qui repose sur des hy hypothèses insuffisamment étayées qui n' envisage qu' un scénario, manifestement surévalué, et qui au final ne donne pas, les éléments pour bâtir une stratégie crédible par rapport à l' objectif qu' il s' assigne: c' est à dire le retour à un déficit public égal à trois pourcent du pib en deux mille treize. vous me répondrez sans doute que le gouvernement n' a pas de raison de changer fondamentalement son approche et, j' allais dire, ses habitudes. sauf que l' exercice souhaité et voulu par le semestre européen est bien plus exigeant que celui auquel vous vous êtes prêtés. le semestre européen a pour objectif précisément de sortir d' un cadre convenu, comme l' a dit d' ailleurs pierre lequiller, et de pousser les états à un travail de vérité. cet objectif ressort très clairement de la proposition de directive définissant le semestre européen. et même si elle n' est pas formellement adoptée, je me permets d' y référer. et je la cite. elle précise, dans son article quatre: les états membres veillent à baser leur planification budgétaire sur des prévisions macroéconomiques et budgétaires réalistes, en utilisant les informations les plus actuelles. la planification budgétaire repose sur le scénario macrobudgétaire le plus probable ou sur un scénario plus prudent, j' y reviendrai qui met en évidence, de manière détaillée, les écarts par rapport au scénario le plus probable.</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1070];[.B1070])" office:value-type="string" office:string-value="2May">
            <text:p>2May</text:p>
          </table:table-cell>
          <table:table-cell office:value-type="string">
            <text:p>17c</text:p>
          </table:table-cell>
          <table:table-cell office:value-type="float" office:value="38">
            <text:p>38</text:p>
          </table:table-cell>
          <table:table-cell table:formula="of:=IF([.E1070]=[.E1069];[.F1069]+1;1)" office:value-type="float" office:value="4">
            <text:p>4</text:p>
          </table:table-cell>
          <table:table-cell table:formula="of:=CONCATENATE(&quot;/home/peter/Thesis/ForcedAligner/Aligner1/wav/11025/&quot;;[.C1070];[.D1070];&quot;.wav&quot;)" office:value-type="string" office:string-value="/home/peter/Thesis/ForcedAligner/Aligner1/wav/11025/2May17c.wav">
            <text:p>/home/peter/Thesis/ForcedAligner/Aligner1/wav/11025/2May17c.wav</text:p>
          </table:table-cell>
          <table:table-cell table:formula="of:=CONCATENATE(&quot;/home/peter/Thesis/ForcedAligner/Aligner1/wav/&quot;;&quot;FNQ&quot;;[.E1070];&quot;_&quot;;[.F1070];&quot;.wav&quot;)" office:value-type="string" office:string-value="/home/peter/Thesis/ForcedAligner/Aligner1/wav/FNQ38_4.wav">
            <text:p>/home/peter/Thesis/ForcedAligner/Aligner1/wav/FNQ38_4.wav</text:p>
          </table:table-cell>
          <table:table-cell office:value-type="string">
            <text:p>les prévisions macroéconomiques et budgétaires établies aux fins de la planification budgétaire incluent des scénarios macroéconomiques alternatifs permettant d' étudier la trajectoire des variables budgétaires dans différentes conditions économiques. la performance des prévisions passées oriente la gamme des scénarios alternatifs utilisés dans les prévisions macroéconomiques et budgétaires. point trois. les états membres publient les prévisions macroéconomiques et budgétaires officielles qu' ils ont établies aux fins de leur planification budgétaire, y compris les méthodes, hypothèses et paramètres qu' ils ont utilisés à cet effet. point quatre. les états membres soumettent les prévisions macroéconomiques et budgétaires qu' ils ont établies aux fins de leur planification budgétaire à un audit régulier, y compris une évaluation ex post. le résultat de cet audut audit est rendu public. on voit bien que la préoccupation de la commission est de réduire au maximum l' incertitude dans la réalisation des objectifs annoncés en a en adoptant une démarche de sincérité et de prudence. votre document n' est absolument pas conforme à cette exigence et ne répond pas aux préconisations formulées dans la directive. pour bâtir votre scénario budgétaire, vous retenez une hypothèse de croissance de deux pourcent du pib, dès cette année, puis de deux virgule vingt cinq pourcent en deux mille douze en légère régression par rapport à la prévision de deux virgule cinq pourcent du programme pluriannuel des finances publiques, et deux virgule cinq pourcent en deux mille treize. beaucoup ont souligné, sur ces bancs, mais aussi au sénat je ne reprends pas le rapport de monsieur marini le caractère irréaliste de ces prévisions</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1071];[.B1071])" office:value-type="string" office:string-value="2May">
            <text:p>2May</text:p>
          </table:table-cell>
          <table:table-cell office:value-type="string">
            <text:p>17d</text:p>
          </table:table-cell>
          <table:table-cell office:value-type="float" office:value="38">
            <text:p>38</text:p>
          </table:table-cell>
          <table:table-cell table:formula="of:=IF([.E1071]=[.E1070];[.F1070]+1;1)" office:value-type="float" office:value="5">
            <text:p>5</text:p>
          </table:table-cell>
          <table:table-cell table:formula="of:=CONCATENATE(&quot;/home/peter/Thesis/ForcedAligner/Aligner1/wav/11025/&quot;;[.C1071];[.D1071];&quot;.wav&quot;)" office:value-type="string" office:string-value="/home/peter/Thesis/ForcedAligner/Aligner1/wav/11025/2May17d.wav">
            <text:p>/home/peter/Thesis/ForcedAligner/Aligner1/wav/11025/2May17d.wav</text:p>
          </table:table-cell>
          <table:table-cell table:formula="of:=CONCATENATE(&quot;/home/peter/Thesis/ForcedAligner/Aligner1/wav/&quot;;&quot;FNQ&quot;;[.E1071];&quot;_&quot;;[.F1071];&quot;.wav&quot;)" office:value-type="string" office:string-value="/home/peter/Thesis/ForcedAligner/Aligner1/wav/FNQ38_5.wav">
            <text:p>/home/peter/Thesis/ForcedAligner/Aligner1/wav/FNQ38_5.wav</text:p>
          </table:table-cell>
          <table:table-cell office:value-type="string">
            <text:p>par rapport à celles des conjoncturistes, qui s' accordent sur une progression de un virgule sept du pid pib au maximum pour l' année deux mille onze, et par rapport aux performances passées de l' économie française dont la croissance moyenne du pib a été de un virgule cinq pourcent depuis le début des années deux mille. rappelons que la croissance du pib n' a été supérieure ou égale à deux virgule cinq pourcent que deux fois depuis les années deux mille, en deux mille précisément et deux mille quatre, et qu' elle n' a été supérieure à trois pourcent qu' une fois, en deux mille. rappelons aussi que, durant cette période, la prévision de croissance inscrite dans les documents budgétaires et dans les programmes de stabilité a été constamment, sauf en deux mille, et en deux mille je le dis pour monsieur carrez, la prévision de croissance était inférieure à la croissance réalisée, donc il se trompe de procès lorsqu' il euh explique, c' est ce qu' il a fait tout à l' heure que euh ces prévisions de croissance étaient fantaisistes. le a été constamment, sauf en deux mille supérieure à la croissance effectivement réalisée, le tout variant entre zéro virgule deux point et zéro virgule cinq point de pib. avec ce programme de stabilité, la france s' inscrit dans cette malheureuse continuité. or c' est précisément pour mettre fin à ce double langage dont la france a été coutumière ces dix dernières années, qui consiste à prendre des engagements au niveau européen pour ne pas les tenir au niveau national, que le semestre européen a été conçu. votre démarche est d' autant plus inacceptable que le fait de retenir un scénario optimiste aurait dû au moins vous amener à élaborer parallèlement un scénario plus prudent.</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1072];[.B1072])" office:value-type="string" office:string-value="2May">
            <text:p>2May</text:p>
          </table:table-cell>
          <table:table-cell office:value-type="string">
            <text:p>17e</text:p>
          </table:table-cell>
          <table:table-cell office:value-type="float" office:value="38">
            <text:p>38</text:p>
          </table:table-cell>
          <table:table-cell table:formula="of:=IF([.E1072]=[.E1071];[.F1071]+1;1)" office:value-type="float" office:value="6">
            <text:p>6</text:p>
          </table:table-cell>
          <table:table-cell table:formula="of:=CONCATENATE(&quot;/home/peter/Thesis/ForcedAligner/Aligner1/wav/11025/&quot;;[.C1072];[.D1072];&quot;.wav&quot;)" office:value-type="string" office:string-value="/home/peter/Thesis/ForcedAligner/Aligner1/wav/11025/2May17e.wav">
            <text:p>/home/peter/Thesis/ForcedAligner/Aligner1/wav/11025/2May17e.wav</text:p>
          </table:table-cell>
          <table:table-cell table:formula="of:=CONCATENATE(&quot;/home/peter/Thesis/ForcedAligner/Aligner1/wav/&quot;;&quot;FNQ&quot;;[.E1072];&quot;_&quot;;[.F1072];&quot;.wav&quot;)" office:value-type="string" office:string-value="/home/peter/Thesis/ForcedAligner/Aligner1/wav/FNQ38_6.wav">
            <text:p>/home/peter/Thesis/ForcedAligner/Aligner1/wav/FNQ38_6.wav</text:p>
          </table:table-cell>
          <table:table-cell office:value-type="string">
            <text:p>cette obligation est très clairement énoncée dans le texte de la directive, je cite la planification budgétaire repose sur le scénario macrobudgétaire le plus probable ou sur un scénario plus prudent qui met en évidence, de manière détaillée, les écarts par rapport au scénario le plus probable. il s' agit bien d' une injonction aux états d' envisager toutes les hypothèses, y compris les moins favorables. pour être acceptable, votre document aurait donc dû comporter une hypothèse basse. ce n' est pas le cas, si bien que l' on peut s' interroger sur la légalité même de votre démarche au regard du droit européen. certes, cette directive n' est pas encore adoptée, mais elle le sera probablement d' ici juin, date d' examen des programmes de stabilité par la commission. en tout état de cause, il est probable que la commission n' acceptera pas le programme de stabilité tel que vous nous le soumettez aujourd'hui, tant qu' il est éloigné de l' esprit dans lequel il aurait dû être conçu. il y a fort à parier que vous serez contraint de revoir votre copie, et, je rejoins la conclusion de jérôme cahuzac tout à l' heure, qui reprenait d' ailleurs le rapport de monsieur marini, c' est au moins dix milliards supplémentaires qu' il faudra trouver pour assurer l' équilibre du budget si vous voulez euh atteindre les objectifs que vous vous fixez. et j' ai bien entendu aussi monsieur carrez tout à l' heure nous expliquer qu' il y avait, qu' il manquait six milliards si j' ai bien compris euh pour euh là aussi euh atteindre les objectifs euh qui sont assignés par ce document.</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1073];[.B1073])" office:value-type="string" office:string-value="2May">
            <text:p>2May</text:p>
          </table:table-cell>
          <table:table-cell office:value-type="string">
            <text:p>17f</text:p>
          </table:table-cell>
          <table:table-cell office:value-type="float" office:value="38">
            <text:p>38</text:p>
          </table:table-cell>
          <table:table-cell table:formula="of:=IF([.E1073]=[.E1072];[.F1072]+1;1)" office:value-type="float" office:value="7">
            <text:p>7</text:p>
          </table:table-cell>
          <table:table-cell table:formula="of:=CONCATENATE(&quot;/home/peter/Thesis/ForcedAligner/Aligner1/wav/11025/&quot;;[.C1073];[.D1073];&quot;.wav&quot;)" office:value-type="string" office:string-value="/home/peter/Thesis/ForcedAligner/Aligner1/wav/11025/2May17f.wav">
            <text:p>/home/peter/Thesis/ForcedAligner/Aligner1/wav/11025/2May17f.wav</text:p>
          </table:table-cell>
          <table:table-cell table:formula="of:=CONCATENATE(&quot;/home/peter/Thesis/ForcedAligner/Aligner1/wav/&quot;;&quot;FNQ&quot;;[.E1073];&quot;_&quot;;[.F1073];&quot;.wav&quot;)" office:value-type="string" office:string-value="/home/peter/Thesis/ForcedAligner/Aligner1/wav/FNQ38_7.wav">
            <text:p>/home/peter/Thesis/ForcedAligner/Aligner1/wav/FNQ38_7.wav</text:p>
          </table:table-cell>
          <table:table-cell office:value-type="string">
            <text:p>la démarche que le gouvernement a choisie ne porterait pas trop graves conséquences si nous n' avions pas changé d' époque. ce qui pouvait se concevoir hier dans un contexte de relative stabilité financière, lorsque les marchés ne faisaient pas le tri entre les états européens et considéraient la zone euro comme une zone homogène, n' est plus envisageable aujourd'hui. le manque de crédibilité de ce programme de stabilité ne renforcera pas la position de la france à un moment où elle doit chaque jour faire la preuve de sa capacité à bien gérer ses finances. se pose également la question de sa responsabilité politique au sein de l' union. la france est avec l' allemagne le moteur de l' europe. elle a souhaité évoluer une meilleure coordination des politiques économiques et budgétaires. comment expliquer qu' elle ne soit pas exemplaire dans son application? une fois de plus, on éprouve le désagréable le désagréable sentiment que la france reste enfermée dans une forme de schizophrénie, refusant de s' appliquer à elle même les principes qu' elle prône pour les autres ou qu' elle accepte, parfois c' est vrai à contrecoeur, au niveau européen. je n' ignore pas, en effet, que le semestre européen comme la redéfinition du pacte de stabilité ont fait l' objet d' intenses négociations avec nos partenaires européens, et en particulier avec l' allemagne, mais la position qui consiste à accepter un compromis pour ne pas l' appliquer est la pire qu' il soit. si la trajectoire d' ajustement budgétaire demandée aux pays européens et à la france en particulier est trop contraignante, alors il ne fallait pas l' accepter. il fallait refuser le pacte dit euro plus, qui confirme les objectifs d' assainissement budgétaire. or le gouvernement français s' est rallié à ces décisions, et il lui sera difficile de s' en abstraire.</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1074];[.B1074])" office:value-type="string" office:string-value="2May">
            <text:p>2May</text:p>
          </table:table-cell>
          <table:table-cell office:value-type="string">
            <text:p>17g</text:p>
          </table:table-cell>
          <table:table-cell office:value-type="float" office:value="38">
            <text:p>38</text:p>
          </table:table-cell>
          <table:table-cell table:formula="of:=IF([.E1074]=[.E1073];[.F1073]+1;1)" office:value-type="float" office:value="8">
            <text:p>8</text:p>
          </table:table-cell>
          <table:table-cell table:formula="of:=CONCATENATE(&quot;/home/peter/Thesis/ForcedAligner/Aligner1/wav/11025/&quot;;[.C1074];[.D1074];&quot;.wav&quot;)" office:value-type="string" office:string-value="/home/peter/Thesis/ForcedAligner/Aligner1/wav/11025/2May17g.wav">
            <text:p>/home/peter/Thesis/ForcedAligner/Aligner1/wav/11025/2May17g.wav</text:p>
          </table:table-cell>
          <table:table-cell table:formula="of:=CONCATENATE(&quot;/home/peter/Thesis/ForcedAligner/Aligner1/wav/&quot;;&quot;FNQ&quot;;[.E1074];&quot;_&quot;;[.F1074];&quot;.wav&quot;)" office:value-type="string" office:string-value="/home/peter/Thesis/ForcedAligner/Aligner1/wav/FNQ38_8.wav">
            <text:p>/home/peter/Thesis/ForcedAligner/Aligner1/wav/FNQ38_8.wav</text:p>
          </table:table-cell>
          <table:table-cell office:value-type="string">
            <text:p>il est clair, cependant, que l' effort demandé aux pays européens peut paraître démesuré dès lors que ces mêmes pays ne se donnent pas les moyens d' une politique de relance économique concertée. des propositions ont été faites en ce sens, notamment au parlement européen. je pense à celles qui figurent dans le rapport pervenche béres: émissions d' euro bonds, augmentation significative du budget européen. aucune de ces propositions, sans parler de celles qui visaient à alléger le poids de la dette pour les pays les plus fragilisés, n' a reçu un écho favorable. dans ce contexte, le risque est bien celui de subir un ralentissement prolongé de l' activité économique en europe. la discipline budgétaire généralisée, en l' absence de réelle stratégie de croissance, risque d' obérer durablement la reprise économique en europe, nous savons tous que la stratégie vingt vingt n' est pas au niveau, à la fois dans ses objectifs et dans ses moyens d' application. elle risque également d' accentuer encore la divergence des économies des états européens, contrairement aux objectifs affichés. on comprend mieux, dès lors, votre réticence à appliquer une forme d' orthodoxie budgétaire mais, l' ayant acceptée sans contreparties, vous êtes contraints aujourd'hui de la subir. nul doute, qu' en deux mille douze, il faudra que la france reprenne la discussion au niveau européen, d' autant plus qu' une autre menace place sur la reprise en europe, l' appréciation continue et inexorable de l' euro. je passe rapidement parce que j' arrive à la fin de mon temps de parole. il est clair.</text:p>
          </table:table-cell>
        </table:table-row>
        <table:table-row table:style-name="ro1">
          <table:table-cell office:value-type="float" office:value="5">
            <text:p>5</text:p>
          </table:table-cell>
          <table:table-cell office:value-type="string">
            <text:p>May</text:p>
          </table:table-cell>
          <table:table-cell table:formula="of:=CONCATENATE([.A1075];[.B1075])" office:value-type="string" office:string-value="5May">
            <text:p>5May</text:p>
          </table:table-cell>
          <table:table-cell office:value-type="string">
            <text:p>27a</text:p>
          </table:table-cell>
          <table:table-cell office:value-type="float" office:value="40">
            <text:p>40</text:p>
          </table:table-cell>
          <table:table-cell table:formula="of:=IF([.E1075]=[.E1074];[.F1074]+1;1)" office:value-type="float" office:value="1">
            <text:p>1</text:p>
          </table:table-cell>
          <table:table-cell table:formula="of:=CONCATENATE(&quot;/home/peter/Thesis/ForcedAligner/Aligner1/wav/11025/&quot;;[.C1075];[.D1075];&quot;.wav&quot;)" office:value-type="string" office:string-value="/home/peter/Thesis/ForcedAligner/Aligner1/wav/11025/5May27a.wav">
            <text:p>/home/peter/Thesis/ForcedAligner/Aligner1/wav/11025/5May27a.wav</text:p>
          </table:table-cell>
          <table:table-cell table:formula="of:=CONCATENATE(&quot;/home/peter/Thesis/ForcedAligner/Aligner1/wav/&quot;;&quot;FNQ&quot;;[.E1075];&quot;_&quot;;[.F1075];&quot;.wav&quot;)" office:value-type="string" office:string-value="/home/peter/Thesis/ForcedAligner/Aligner1/wav/FNQ40_1.wav">
            <text:p>/home/peter/Thesis/ForcedAligner/Aligner1/wav/FNQ40_1.wav</text:p>
          </table:table-cell>
          <table:table-cell office:value-type="string">
            <text:p>monsieur le président, monsieur le ministre, monsieur le rapporteur, mes chers collègues, la loi du seize décembre deux mille dix portant réforme des collectivités territoriales a créé une nouvelle catégorie d' élus, les conseillers territoriaux, destinés à siéger, à partir de mars deux mille quatorze, à la fois au conseil général et au conseil régional. dans les quatre-vingt-seize départements concernés par la réforme, ces élus remplaceront donc les trois mille neuf cent conseillers généraux et les mille sept cent cinquante-sept conseillers régionaux actuels. ce texte constitue l' aboutissement opportun d' une réflexion sur l' indispensable réforme de l' organisation territoriale de la france. en effet, la décentralisation, engagée il y a déjà plus de trente ans dans notre pays, a contribué par à sa vitalité, en libérant l' énergie de nos territoires, en renforçant les libertés locales, et en consacrant une nouvelle forme de gestion publique, plus proche des citoyens et répondant mieux à leurs aspirations. le bilan de cette évolution est donc indispose indiscutable. pourtant, cette décentralisation, du moins dans sa conduite, a contribué à la mise en place progressive d' une organisation territoriale, le fameux mille-feuille administrative, dont certains défauts ne pouvaient plus être ignorés. en effet, mes chers collègues, elle s' est traduite, pour l' essentiel, par le transfert des compétences, sans vraiment réorganiser, clarifier ou modifier les structures.</text:p>
          </table:table-cell>
        </table:table-row>
        <table:table-row table:style-name="ro1">
          <table:table-cell office:value-type="float" office:value="5">
            <text:p>5</text:p>
          </table:table-cell>
          <table:table-cell office:value-type="string">
            <text:p>May</text:p>
          </table:table-cell>
          <table:table-cell table:formula="of:=CONCATENATE([.A1076];[.B1076])" office:value-type="string" office:string-value="5May">
            <text:p>5May</text:p>
          </table:table-cell>
          <table:table-cell office:value-type="string">
            <text:p>27b</text:p>
          </table:table-cell>
          <table:table-cell office:value-type="float" office:value="40">
            <text:p>40</text:p>
          </table:table-cell>
          <table:table-cell table:formula="of:=IF([.E1076]=[.E1075];[.F1075]+1;1)" office:value-type="float" office:value="2">
            <text:p>2</text:p>
          </table:table-cell>
          <table:table-cell table:formula="of:=CONCATENATE(&quot;/home/peter/Thesis/ForcedAligner/Aligner1/wav/11025/&quot;;[.C1076];[.D1076];&quot;.wav&quot;)" office:value-type="string" office:string-value="/home/peter/Thesis/ForcedAligner/Aligner1/wav/11025/5May27b.wav">
            <text:p>/home/peter/Thesis/ForcedAligner/Aligner1/wav/11025/5May27b.wav</text:p>
          </table:table-cell>
          <table:table-cell table:formula="of:=CONCATENATE(&quot;/home/peter/Thesis/ForcedAligner/Aligner1/wav/&quot;;&quot;FNQ&quot;;[.E1076];&quot;_&quot;;[.F1076];&quot;.wav&quot;)" office:value-type="string" office:string-value="/home/peter/Thesis/ForcedAligner/Aligner1/wav/FNQ40_2.wav">
            <text:p>/home/peter/Thesis/ForcedAligner/Aligner1/wav/FNQ40_2.wav</text:p>
          </table:table-cell>
          <table:table-cell office:value-type="string">
            <text:p>l' objectif était donc simple: il s' agissait de relancer la décentralisation en opérant une simplification et une clarification de ce paysage institutionnel. il a ainsi paru nécessaire de supprimer les structures devenues obsolètes ou redondantes, afin d' articuler plus étroitement l' intervention des collectivités territoriales, et de clarifier l' exercice des compétences entre les trop nombreux niveaux d' administration locale. ainsi mes chers collègues la mise en place des conseillers territoriaux est au cœur du dispositif. il vise à rapprocher les départements et les régions à travers un élu commun, renforçant ainsi la complémentarité de leurs actions sans pour autant remettre en cause leurs spécificités. le conseiller territorial, représentant au conseil général et au conseil régional d' un canton élargi, il sera identifié de manière claire comme l' élu d' une population et d' un territoire. pas tout à fait mon cher collègues. notamment en ce qui concerne les conseilleurs régionaux jouissant tout à la fois d' une vision de proximité, du fait de ce véritable ancrage territorial, et d' une vision stratégique, du fait des compétences plus étendues dont il disposera, le conseiller territorial sera ainsi en mesure d' organiser l' intervention de chacune de ces collectivités en évitant la mise en œuvre d' actions redondantes ou même concurrentes sur le même territoire.</text:p>
          </table:table-cell>
        </table:table-row>
        <table:table-row table:style-name="ro1">
          <table:table-cell office:value-type="float" office:value="5">
            <text:p>5</text:p>
          </table:table-cell>
          <table:table-cell office:value-type="string">
            <text:p>May</text:p>
          </table:table-cell>
          <table:table-cell table:formula="of:=CONCATENATE([.A1077];[.B1077])" office:value-type="string" office:string-value="5May">
            <text:p>5May</text:p>
          </table:table-cell>
          <table:table-cell office:value-type="string">
            <text:p>27c</text:p>
          </table:table-cell>
          <table:table-cell office:value-type="float" office:value="40">
            <text:p>40</text:p>
          </table:table-cell>
          <table:table-cell table:formula="of:=IF([.E1077]=[.E1076];[.F1076]+1;1)" office:value-type="float" office:value="3">
            <text:p>3</text:p>
          </table:table-cell>
          <table:table-cell table:formula="of:=CONCATENATE(&quot;/home/peter/Thesis/ForcedAligner/Aligner1/wav/11025/&quot;;[.C1077];[.D1077];&quot;.wav&quot;)" office:value-type="string" office:string-value="/home/peter/Thesis/ForcedAligner/Aligner1/wav/11025/5May27c.wav">
            <text:p>/home/peter/Thesis/ForcedAligner/Aligner1/wav/11025/5May27c.wav</text:p>
          </table:table-cell>
          <table:table-cell table:formula="of:=CONCATENATE(&quot;/home/peter/Thesis/ForcedAligner/Aligner1/wav/&quot;;&quot;FNQ&quot;;[.E1077];&quot;_&quot;;[.F1077];&quot;.wav&quot;)" office:value-type="string" office:string-value="/home/peter/Thesis/ForcedAligner/Aligner1/wav/FNQ40_3.wav">
            <text:p>/home/peter/Thesis/ForcedAligner/Aligner1/wav/FNQ40_3.wav</text:p>
          </table:table-cell>
          <table:table-cell office:value-type="string">
            <text:p>l' article six de la loi avait fixé un effectif de trois mille quatre cent quatre-vingt-seize conseillers territoriaux dont la répartition répond à plusieurs principes: un effectif déterminé sur la base des chiffres de la population; une baisse globale du nombre de conseillers territoriaux par rapport au nombre actuel d' élus départementaux et régionaux; un minimum de quinze conseillers dans chaque département corréler à un maximum de trois cent dix; et enfin, une représentation moyenne de chaque département d' une même région s' inscrivant dans une fourchette de plus ou moins vingt pourcent par rapport à la représentation moyenne des habitants par conseiller territorial à l' échelon de la région. c' est au regard de ce dernier principe que le conseil constitutionnel, dans sa décision du neuf décembre dernier, a reconnu la conformité à la constitution de l' intégralité de la réforme, à l' exception, vous l' avez souligné, d' une partie du tableau procédant à la répartition de ces conseillers territoriaux. il a en effet jugé que les effectifs attribués à six départements, qui sont le cantal, l' aude, la haute-garonne, la mayenne, la meuse et la savoie, ne prenaient pas suffisamment en compte les équilibres démographiques. la mise en œuvre pleine et entière de la réforme des collectivités territoriales appelait donc une nouvelle répartition qui garantisse sa conformité à la constitution.</text:p>
          </table:table-cell>
        </table:table-row>
        <table:table-row table:style-name="ro1">
          <table:table-cell office:value-type="float" office:value="5">
            <text:p>5</text:p>
          </table:table-cell>
          <table:table-cell office:value-type="string">
            <text:p>May</text:p>
          </table:table-cell>
          <table:table-cell table:formula="of:=CONCATENATE([.A1078];[.B1078])" office:value-type="string" office:string-value="5May">
            <text:p>5May</text:p>
          </table:table-cell>
          <table:table-cell office:value-type="string">
            <text:p>27d</text:p>
          </table:table-cell>
          <table:table-cell office:value-type="float" office:value="40">
            <text:p>40</text:p>
          </table:table-cell>
          <table:table-cell table:formula="of:=IF([.E1078]=[.E1077];[.F1077]+1;1)" office:value-type="float" office:value="4">
            <text:p>4</text:p>
          </table:table-cell>
          <table:table-cell table:formula="of:=CONCATENATE(&quot;/home/peter/Thesis/ForcedAligner/Aligner1/wav/11025/&quot;;[.C1078];[.D1078];&quot;.wav&quot;)" office:value-type="string" office:string-value="/home/peter/Thesis/ForcedAligner/Aligner1/wav/11025/5May27d.wav">
            <text:p>/home/peter/Thesis/ForcedAligner/Aligner1/wav/11025/5May27d.wav</text:p>
          </table:table-cell>
          <table:table-cell table:formula="of:=CONCATENATE(&quot;/home/peter/Thesis/ForcedAligner/Aligner1/wav/&quot;;&quot;FNQ&quot;;[.E1078];&quot;_&quot;;[.F1078];&quot;.wav&quot;)" office:value-type="string" office:string-value="/home/peter/Thesis/ForcedAligner/Aligner1/wav/FNQ40_4.wav">
            <text:p>/home/peter/Thesis/ForcedAligner/Aligner1/wav/FNQ40_4.wav</text:p>
          </table:table-cell>
          <table:table-cell office:value-type="string">
            <text:p>c' est l' objet unique du projet de loi que nous examinons aujourd'hui. le texte que vous proposez, monsieur le ministre, présente deux types d' ajustements: d' une part, il reprend les effectifs adoptés par le parlement et validés par le conseil constitutionnel en augmentant toutefois légèrement celui de la guadeloupe. en effet, en ajoutant deux conseillers territoriaux pour la région guadeloupe, le gouvernement a affirmé son désir de tenir compte des réalités démographiques de cet archipel et d' atténuer par ailleurs les effets de la réduction du nombre des élus régionaux et départementaux. en élevant le nombre de conseillers territoriaux à quarante-sept, le gouvernement a limité cette baisse en la ramenant à un niveau proche du niveau constaté au plan national, soit près de trente-huit pourcent. d' autre part, il propose de nouveaux effectifs dans les six régions citées par le conseil constitutionnel. sur ce dernier point, permettez moi de revenir sur le raisonnement qui a guidé la mise en place des effectifs. comme le rappelle le conseil constitutionnel, la représentation de certains départements ne doit pas s' écarter de plus de huit pourcent par rapport à la moyenne régionale. afin de se conformer à cette décision, il a fallu corriger les effectifs dans six départements qui présentaient des écarts de représentation jugés trop importants, sans pour autant transformer radicalement le tableau adopté par le parlement en novembre dernier.</text:p>
          </table:table-cell>
        </table:table-row>
        <table:table-row table:style-name="ro1">
          <table:table-cell office:value-type="float" office:value="5">
            <text:p>5</text:p>
          </table:table-cell>
          <table:table-cell office:value-type="string">
            <text:p>May</text:p>
          </table:table-cell>
          <table:table-cell table:formula="of:=CONCATENATE([.A1079];[.B1079])" office:value-type="string" office:string-value="5May">
            <text:p>5May</text:p>
          </table:table-cell>
          <table:table-cell office:value-type="string">
            <text:p>27e</text:p>
          </table:table-cell>
          <table:table-cell office:value-type="float" office:value="40">
            <text:p>40</text:p>
          </table:table-cell>
          <table:table-cell table:formula="of:=IF([.E1079]=[.E1078];[.F1078]+1;1)" office:value-type="float" office:value="5">
            <text:p>5</text:p>
          </table:table-cell>
          <table:table-cell table:formula="of:=CONCATENATE(&quot;/home/peter/Thesis/ForcedAligner/Aligner1/wav/11025/&quot;;[.C1079];[.D1079];&quot;.wav&quot;)" office:value-type="string" office:string-value="/home/peter/Thesis/ForcedAligner/Aligner1/wav/11025/5May27e.wav">
            <text:p>/home/peter/Thesis/ForcedAligner/Aligner1/wav/11025/5May27e.wav</text:p>
          </table:table-cell>
          <table:table-cell table:formula="of:=CONCATENATE(&quot;/home/peter/Thesis/ForcedAligner/Aligner1/wav/&quot;;&quot;FNQ&quot;;[.E1079];&quot;_&quot;;[.F1079];&quot;.wav&quot;)" office:value-type="string" office:string-value="/home/peter/Thesis/ForcedAligner/Aligner1/wav/FNQ40_5.wav">
            <text:p>/home/peter/Thesis/ForcedAligner/Aligner1/wav/FNQ40_5.wav</text:p>
          </table:table-cell>
          <table:table-cell office:value-type="string">
            <text:p>la question s' est alors posée de savoir s' il était impératif de s' en tenir au principe, introduit par les sénateurs et conservé par les députés, d' un nombre impair de conseillers territoriaux dans chaque département. en effet, bien que présentant l' avantage indiscutable de contribuer à la bonne administration des collectivités départementales en évitant des majorités indécises, il présentait également l' inconvénient d' exiger des ajustements de plus ou moins deux sièges dans plusieurs départements. or, ce dispositif aurait conduit à augmenter ou à réduire de manière excessive le nombre de conseillers territoriaux dans départements aux effectifs déjà très réduits, comme c' est le cas dans l' aude, le cantal ou la mayenne, ou très élevés, comme c' est le cas en haute-garonne. par conséquent, dans les départements où cela permettait d' atteindre l' équilibre démographique et de s' approcher au plus près de la moyenne régionale, il est apparu plus raisonnable de limiter ces ajustements à seulement une unité. dans ce cadre, un siège a été supprimé dans le cantal, dans l' aude et la mayenne, et un siège a été ajouté en haute-garonne. au final, à l' exception des quatre départements comptant quinze sièges et conformément à la décision du conseil constitutionnel, aucun des quatre-vingt-seize départements concernés par la réforme ne présente désormais d' écart de représentation de plus de vingt pourcent par rapport à la moyenne régionale.</text:p>
          </table:table-cell>
        </table:table-row>
        <table:table-row table:style-name="ro1">
          <table:table-cell office:value-type="float" office:value="5">
            <text:p>5</text:p>
          </table:table-cell>
          <table:table-cell office:value-type="string">
            <text:p>May</text:p>
          </table:table-cell>
          <table:table-cell table:formula="of:=CONCATENATE([.A1080];[.B1080])" office:value-type="string" office:string-value="5May">
            <text:p>5May</text:p>
          </table:table-cell>
          <table:table-cell office:value-type="string">
            <text:p>27f</text:p>
          </table:table-cell>
          <table:table-cell office:value-type="float" office:value="40">
            <text:p>40</text:p>
          </table:table-cell>
          <table:table-cell table:formula="of:=IF([.E1080]=[.E1079];[.F1079]+1;1)" office:value-type="float" office:value="6">
            <text:p>6</text:p>
          </table:table-cell>
          <table:table-cell table:formula="of:=CONCATENATE(&quot;/home/peter/Thesis/ForcedAligner/Aligner1/wav/11025/&quot;;[.C1080];[.D1080];&quot;.wav&quot;)" office:value-type="string" office:string-value="/home/peter/Thesis/ForcedAligner/Aligner1/wav/11025/5May27f.wav">
            <text:p>/home/peter/Thesis/ForcedAligner/Aligner1/wav/11025/5May27f.wav</text:p>
          </table:table-cell>
          <table:table-cell table:formula="of:=CONCATENATE(&quot;/home/peter/Thesis/ForcedAligner/Aligner1/wav/&quot;;&quot;FNQ&quot;;[.E1080];&quot;_&quot;;[.F1080];&quot;.wav&quot;)" office:value-type="string" office:string-value="/home/peter/Thesis/ForcedAligner/Aligner1/wav/FNQ40_6.wav">
            <text:p>/home/peter/Thesis/ForcedAligner/Aligner1/wav/FNQ40_6.wav</text:p>
          </table:table-cell>
          <table:table-cell office:value-type="string">
            <text:p>mes chers collègues, vous le constatez donc, ce projet de loi s' est fixé pour objectif que de se conformer à la décision du conseil constitutionnel, tout en restant au plus près des principes qui ont guidé l' élaboration de la répartition initiale des conseillers territoriaux adoptée par le parlement en novembre dernier. tenant compte des données économiques, sociales et géographiques locales, ces effectifs répondent à l' exigence d' une représentation aussi équilibrée que possible des populations départementales. c' est bien la recherche de cet équilibre qui a conduit la réflexion du gouvernement; un équilibre en mesure de nourrir une véritable collégialité et d' insuffler à l' action de ces élus une dynamique nouvelle au service de nos territoires, au service de nos concitoyens et au service de la france. le groupe ump votera donc ce texte. nous le ferons avec la conviction que cette réforme sera en mesure d' accompagner et d' améliorer la cohérence et la convergence des politiques publiques sur l' ensemble de notre territoire.</text:p>
          </table:table-cell>
        </table:table-row>
        <table:table-row table:style-name="ro1">
          <table:table-cell table:number-columns-repeated="2"/>
          <table:table-cell office:value-type="string">
            <text:p>3_1May</text:p>
          </table:table-cell>
          <table:table-cell office:value-type="string">
            <text:p>61a</text:p>
          </table:table-cell>
          <table:table-cell office:value-type="float" office:value="43">
            <text:p>43</text:p>
          </table:table-cell>
          <table:table-cell table:formula="of:=IF([.E1081]=[.E1080];[.F1080]+1;1)" office:value-type="float" office:value="1">
            <text:p>1</text:p>
          </table:table-cell>
          <table:table-cell table:formula="of:=CONCATENATE(&quot;/home/peter/Thesis/ForcedAligner/Aligner1/wav/11025/&quot;;[.C1081];[.D1081];&quot;.wav&quot;)" office:value-type="string" office:string-value="/home/peter/Thesis/ForcedAligner/Aligner1/wav/11025/3_1May61a.wav">
            <text:p>/home/peter/Thesis/ForcedAligner/Aligner1/wav/11025/3_1May61a.wav</text:p>
          </table:table-cell>
          <table:table-cell table:formula="of:=CONCATENATE(&quot;/home/peter/Thesis/ForcedAligner/Aligner1/wav/&quot;;&quot;FNQ&quot;;[.E1081];&quot;_&quot;;[.F1081];&quot;.wav&quot;)" office:value-type="string" office:string-value="/home/peter/Thesis/ForcedAligner/Aligner1/wav/FNQ43_1.wav">
            <text:p>/home/peter/Thesis/ForcedAligner/Aligner1/wav/FNQ43_1.wav</text:p>
          </table:table-cell>
          <table:table-cell office:value-type="string">
            <text:p>monsieur le président mesdames et messieurs les députés. vous avez raison, madame la députée cécile dumoulin, de rappeler qui des vérités qu' il faut dire et redire. et c' est avec fierté que je dis une nouvelle fois, devant l' assemblée nationale que la délinquance a reculé de dix sept pourcent depuis deux mille deux alors qu' elle avait augmenté du même ordre de grandeur pendant les cinq années qui ont précédé deux mille deux. je redis aussi avec fierté que le taux d' élucidation des affaires criminelles et délictuelles était de vingt six pourcent en deux mille deux qui l' était l' an dernier de trente sept pourcent. et ces résultats, nous les devons au formidable travail des policiers et des gendarmes. mais nous les devons aussi au décisions du gouvernement et de la majorité, qui ont pris des décisions courageuses, lucides dès lors qu' il le fallait. nous étions hier avec le premier ministre à écoulé dans les laboratoires de police scientifique et technique. nous avons vu les résultats du fichier des empreintes génétiques: ce sont quarante sept mille affaires résolues l' année dernière. qui est ce qui a pris la décision? vous! ceci dit, sécurité, ce n' est pas seulement le recul de la délinquance, c' est aussi la visibilité de la police, c' est le climat de sécurité, la façon dont les gens se sentent rassurés. et c' est la raison d' être de cette création des patrouilleurs. les patrouilleurs, ce sont des policiers qui patrouillent, le plus souvent à deux, le plus souvent à pied. et je voudrais dire tout de suite que ce concept n' a rien à voir avec la police dite de proximité qui a été mise en place avant {ns}</text:p>
          </table:table-cell>
        </table:table-row>
        <table:table-row table:style-name="ro1">
          <table:table-cell table:number-columns-repeated="2"/>
          <table:table-cell office:value-type="string">
            <text:p>4_1May</text:p>
          </table:table-cell>
          <table:table-cell office:value-type="string">
            <text:p>6a</text:p>
          </table:table-cell>
          <table:table-cell office:value-type="float" office:value="43">
            <text:p>43</text:p>
          </table:table-cell>
          <table:table-cell table:formula="of:=IF([.E1082]=[.E1081];[.F1081]+1;1)" office:value-type="float" office:value="2">
            <text:p>2</text:p>
          </table:table-cell>
          <table:table-cell table:formula="of:=CONCATENATE(&quot;/home/peter/Thesis/ForcedAligner/Aligner1/wav/11025/&quot;;[.C1082];[.D1082];&quot;.wav&quot;)" office:value-type="string" office:string-value="/home/peter/Thesis/ForcedAligner/Aligner1/wav/11025/4_1May6a.wav">
            <text:p>/home/peter/Thesis/ForcedAligner/Aligner1/wav/11025/4_1May6a.wav</text:p>
          </table:table-cell>
          <table:table-cell table:formula="of:=CONCATENATE(&quot;/home/peter/Thesis/ForcedAligner/Aligner1/wav/&quot;;&quot;FNQ&quot;;[.E1082];&quot;_&quot;;[.F1082];&quot;.wav&quot;)" office:value-type="string" office:string-value="/home/peter/Thesis/ForcedAligner/Aligner1/wav/FNQ43_2.wav">
            <text:p>/home/peter/Thesis/ForcedAligner/Aligner1/wav/FNQ43_2.wav</text:p>
          </table:table-cell>
          <table:table-cell office:value-type="string">
            <text:p>monsieur le président, mesdames et messieurs les députés, monsieur le député jibrayel, je crois que votre réflexion mérite aussi d' être replacée dans un contexte de durée. en effet, je note que depuis deux mille deux, la délinquance à marseille a reculé de sept pourcent et je note par ailleurs que les faits de délinquance monsieur roman donnant lieu à des initiatives policières, qui témoignent de l' engagement de la police, ont augmenté de soixante quatorze pourcent exactement. cela étant, le drame que vous venez d' évoquer est clairement le signe, je le dis sans fard, d' une dégradation réelle de la situation. mon prédécesseur avait pris un certain nombre d' engagements à l' égard du maire de marseille. ces engagements, je l' indique tout de suite, ont été tenus. il avait promis cent dix sept adjoints de sécurité supplémentaires, soixante dix huit sont en place depuis le mois de mai. il avait promis des renforts de crs, ces renforts ont été mis en place. il avait promis la création d' un groupe spécialisé de police judiciaire pour lutter contre les trafics d' armes, il est en place. il avait promis la création d' une antenne de l' office central de lutte contre les stupéfiants, elle est en cours de constitution. pour ma part, je me rendrai demain à marseille afin d' examiner avec les élus et avec euh les forces de police et de gendarmerie la situation et prendre les mesures nécessaires. la police d' <text:s/>agglomération, qui donne de réels succès à paris, verra le jour à marseille cet été.</text:p>
          </table:table-cell>
        </table:table-row>
        <table:table-row table:style-name="ro1">
          <table:table-cell table:number-columns-repeated="2"/>
          <table:table-cell office:value-type="string">
            <text:p>3_1May</text:p>
          </table:table-cell>
          <table:table-cell office:value-type="string">
            <text:p>61b</text:p>
          </table:table-cell>
          <table:table-cell office:value-type="float" office:value="43">
            <text:p>43</text:p>
          </table:table-cell>
          <table:table-cell table:formula="of:=IF([.E1083]=[.E1082];[.F1082]+1;1)" office:value-type="float" office:value="3">
            <text:p>3</text:p>
          </table:table-cell>
          <table:table-cell table:formula="of:=CONCATENATE(&quot;/home/peter/Thesis/ForcedAligner/Aligner1/wav/11025/&quot;;[.C1083];[.D1083];&quot;.wav&quot;)" office:value-type="string" office:string-value="/home/peter/Thesis/ForcedAligner/Aligner1/wav/11025/3_1May61b.wav">
            <text:p>/home/peter/Thesis/ForcedAligner/Aligner1/wav/11025/3_1May61b.wav</text:p>
          </table:table-cell>
          <table:table-cell table:formula="of:=CONCATENATE(&quot;/home/peter/Thesis/ForcedAligner/Aligner1/wav/&quot;;&quot;FNQ&quot;;[.E1083];&quot;_&quot;;[.F1083];&quot;.wav&quot;)" office:value-type="string" office:string-value="/home/peter/Thesis/ForcedAligner/Aligner1/wav/FNQ43_3.wav">
            <text:p>/home/peter/Thesis/ForcedAligner/Aligner1/wav/FNQ43_3.wav</text:p>
          </table:table-cell>
          <table:table-cell office:value-type="string">
            <text:p>{ns} deux mille deux. cette police de proximité s' est traduite par un échec retentissant puisque ça a été l' explosion de la délinquance. nous assumons toutes les fonctions de la police: la prévention, la dissuasion et la répression. tous les rapports commandés par la gauche à l' époque l' ont dit, la fonction judiciaire avait été abandonnée. eh bien, nous, nous assumons la répression qui n' est rien d' autre</text:p>
          </table:table-cell>
        </table:table-row>
        <table:table-row table:style-name="ro1">
          <table:table-cell table:number-columns-repeated="2"/>
          <table:table-cell office:value-type="string">
            <text:p>4_1May</text:p>
          </table:table-cell>
          <table:table-cell office:value-type="string">
            <text:p>6b</text:p>
          </table:table-cell>
          <table:table-cell office:value-type="float" office:value="43">
            <text:p>43</text:p>
          </table:table-cell>
          <table:table-cell table:formula="of:=IF([.E1084]=[.E1083];[.F1083]+1;1)" office:value-type="float" office:value="4">
            <text:p>4</text:p>
          </table:table-cell>
          <table:table-cell table:formula="of:=CONCATENATE(&quot;/home/peter/Thesis/ForcedAligner/Aligner1/wav/11025/&quot;;[.C1084];[.D1084];&quot;.wav&quot;)" office:value-type="string" office:string-value="/home/peter/Thesis/ForcedAligner/Aligner1/wav/11025/4_1May6b.wav">
            <text:p>/home/peter/Thesis/ForcedAligner/Aligner1/wav/11025/4_1May6b.wav</text:p>
          </table:table-cell>
          <table:table-cell table:formula="of:=CONCATENATE(&quot;/home/peter/Thesis/ForcedAligner/Aligner1/wav/&quot;;&quot;FNQ&quot;;[.E1084];&quot;_&quot;;[.F1084];&quot;.wav&quot;)" office:value-type="string" office:string-value="/home/peter/Thesis/ForcedAligner/Aligner1/wav/FNQ43_4.wav">
            <text:p>/home/peter/Thesis/ForcedAligner/Aligner1/wav/FNQ43_4.wav</text:p>
          </table:table-cell>
          <table:table-cell office:value-type="string">
            <text:p>mais cela ne suffit pas, il faut aussi que les patrouilleurs se mettent au travail rapidement et il faut aussi que nous définissions rapidement une stratégie de sécurité. les effectifs ne sont pas tout. il en faut bien sûr, peut être en faudra t il. mais il y a cinq mille policiers déjà dans les bouches du rhône. ce qu' il faut, c' est les utiliser. depuis deux mille deux, puisque vous m' interpellez à nouveau, je dis, ça fait moins sept pour cent et il faudra des mesures stratégiques parce que, à marseille comme ailleurs, ce sont les voyous qui doivent courber la tête.</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1085];[.B1085])" office:value-type="string" office:string-value="2May">
            <text:p>2May</text:p>
          </table:table-cell>
          <table:table-cell office:value-type="string">
            <text:p>41a</text:p>
          </table:table-cell>
          <table:table-cell office:value-type="float" office:value="48">
            <text:p>48</text:p>
          </table:table-cell>
          <table:table-cell table:formula="of:=IF([.E1085]=[.E1084];[.F1084]+1;1)" office:value-type="float" office:value="1">
            <text:p>1</text:p>
          </table:table-cell>
          <table:table-cell table:formula="of:=CONCATENATE(&quot;/home/peter/Thesis/ForcedAligner/Aligner1/wav/11025/&quot;;[.C1085];[.D1085];&quot;.wav&quot;)" office:value-type="string" office:string-value="/home/peter/Thesis/ForcedAligner/Aligner1/wav/11025/2May41a.wav">
            <text:p>/home/peter/Thesis/ForcedAligner/Aligner1/wav/11025/2May41a.wav</text:p>
          </table:table-cell>
          <table:table-cell table:formula="of:=CONCATENATE(&quot;/home/peter/Thesis/ForcedAligner/Aligner1/wav/&quot;;&quot;FNQ&quot;;[.E1085];&quot;_&quot;;[.F1085];&quot;.wav&quot;)" office:value-type="string" office:string-value="/home/peter/Thesis/ForcedAligner/Aligner1/wav/FNQ48_1.wav">
            <text:p>/home/peter/Thesis/ForcedAligner/Aligner1/wav/FNQ48_1.wav</text:p>
          </table:table-cell>
          <table:table-cell office:value-type="string">
            <text:p>monsieur le président, madame et monsieur le ministre, mes chers collègues, on devrait être a priori se réjouir de voir, à travers ce débat sur le programme de stabilité, le parlement français est au delà on doit l' espérer les autres parlements nationaux associés à la procédure du semestre européen. non que cette procédure destinée à suppléer sur le terrain budgétaire la principale lacune du traité sur l' union européenne soit aussi novatrice qu' on veut bien nous le dire, puisque le règlement issu du sommet d' amsterdam de juin mille neuf cent quatre vingt dix sept avait déjà prévu des programmes de stabilité et un système semblable d' avis et de recommandations. mais parce que le dispositif mis en place aujourd'hui reposant sur une meilleure synchronisation dans le temps et entre les états ouvre cette implication en amont des parlements nat nationaux dont on souhaiterait qu' elles soient complétées par un échange plus approfondi avec le parlement européen. pour autant, la procédure du semestre européen est encore loin d' être convaincante. d' abord dans le cadre de l' union la définition de ce de ce que devrait constituer, de ce qui devrait constituer les orientations stratégiques par le conseil européen des vingt quatre et vingt cinq mars derniers a nettement privilégié l' assainissement budgétaire avec des délais courts et une exigence de concentration des efforts, sur un début de période pour les états membres qui présentent des déficits ou des niveaux d' endettement les plus élevés. n' aurait il pas été souhaitable de mettre également l' accent sur les objectifs de solidarité et surtout de croissance en prévoyant des délais plus différenciés et en décidant l' émission d' euro obligation destinées notamment à l' investissement</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1086];[.B1086])" office:value-type="string" office:string-value="2May">
            <text:p>2May</text:p>
          </table:table-cell>
          <table:table-cell office:value-type="string">
            <text:p>41b</text:p>
          </table:table-cell>
          <table:table-cell office:value-type="float" office:value="48">
            <text:p>48</text:p>
          </table:table-cell>
          <table:table-cell table:formula="of:=IF([.E1086]=[.E1085];[.F1085]+1;1)" office:value-type="float" office:value="2">
            <text:p>2</text:p>
          </table:table-cell>
          <table:table-cell table:formula="of:=CONCATENATE(&quot;/home/peter/Thesis/ForcedAligner/Aligner1/wav/11025/&quot;;[.C1086];[.D1086];&quot;.wav&quot;)" office:value-type="string" office:string-value="/home/peter/Thesis/ForcedAligner/Aligner1/wav/11025/2May41b.wav">
            <text:p>/home/peter/Thesis/ForcedAligner/Aligner1/wav/11025/2May41b.wav</text:p>
          </table:table-cell>
          <table:table-cell table:formula="of:=CONCATENATE(&quot;/home/peter/Thesis/ForcedAligner/Aligner1/wav/&quot;;&quot;FNQ&quot;;[.E1086];&quot;_&quot;;[.F1086];&quot;.wav&quot;)" office:value-type="string" office:string-value="/home/peter/Thesis/ForcedAligner/Aligner1/wav/FNQ48_2.wav">
            <text:p>/home/peter/Thesis/ForcedAligner/Aligner1/wav/FNQ48_2.wav</text:p>
          </table:table-cell>
          <table:table-cell office:value-type="string">
            <text:p>cette sensibilité essentiellement budgétaire ne risque t elle pas de reléguer au second plan une stratégie europe deux mille vingt qui, ne s' appuyant toujours pas sur les objectifs et sur des instruments propres à l' union européenne, a beaucoup de mal à se différencier de la stratégie de lisbonne? ensuite, sur le plan national, on est certes, en face de rodage, mais on peut tout de même regretter que le débat de cet après midi intègre si peu la dimension européenne et soit d' abord une sorte de débat d' orientation budgétaire bis, où les programmes nationaux de réforme sont eux mêmes passés à la trappe. j' ajoute que le projet de réforme constitutionnelle qui sera discuté demain contribue à jeter le trouble. en fixant un objectif d' équilibre des finances publiques distinct des objectifs du pacte de stabilité, il constitue, d' une certaine façon, une occultation de l' europe. alors que la démarche de l' union tend à faire de la politique budgétaire l' instrument qui faisait jusqu' ici défaut à l' europe, l' objectif de ce projet aboutit à bien des égards à neutraliser l' outil budgétaire; ce qui est un vrai paradoxe. l' alignement qu' il comporte sur la loi fondamentale allemande n' implique t il pas, en outre, par une forme, n' implique t il pas en outre une forme de différenciation au sein même de la zone euro? nous pouvions légitimement attendre un véritable pas vers la gouvernance économique de l' union; nous en restons encore très éloignés, au moment où nous avons pourtant besoin de plus d' europe et d' une europe plus volontaire.</text:p>
          </table:table-cell>
        </table:table-row>
        <table:table-row table:style-name="ro1">
          <table:table-cell office:value-type="float" office:value="5">
            <text:p>5</text:p>
          </table:table-cell>
          <table:table-cell office:value-type="string">
            <text:p>May</text:p>
          </table:table-cell>
          <table:table-cell table:formula="of:=CONCATENATE([.A1087];[.B1087])" office:value-type="string" office:string-value="5May">
            <text:p>5May</text:p>
          </table:table-cell>
          <table:table-cell office:value-type="float" office:value="8">
            <text:p>8</text:p>
          </table:table-cell>
          <table:table-cell office:value-type="float" office:value="54">
            <text:p>54</text:p>
          </table:table-cell>
          <table:table-cell table:formula="of:=IF([.E1087]=[.E1086];[.F1086]+1;1)" office:value-type="float" office:value="1">
            <text:p>1</text:p>
          </table:table-cell>
          <table:table-cell table:formula="of:=CONCATENATE(&quot;/home/peter/Thesis/ForcedAligner/Aligner1/wav/11025/&quot;;[.C1087];[.D1087];&quot;.wav&quot;)" office:value-type="string" office:string-value="/home/peter/Thesis/ForcedAligner/Aligner1/wav/11025/5May8.wav">
            <text:p>/home/peter/Thesis/ForcedAligner/Aligner1/wav/11025/5May8.wav</text:p>
          </table:table-cell>
          <table:table-cell table:formula="of:=CONCATENATE(&quot;/home/peter/Thesis/ForcedAligner/Aligner1/wav/&quot;;&quot;FNQ&quot;;[.E1087];&quot;_&quot;;[.F1087];&quot;.wav&quot;)" office:value-type="string" office:string-value="/home/peter/Thesis/ForcedAligner/Aligner1/wav/FNQ54_1.wav">
            <text:p>/home/peter/Thesis/ForcedAligner/Aligner1/wav/FNQ54_1.wav</text:p>
          </table:table-cell>
          <table:table-cell office:value-type="string">
            <text:p>oui, monsieur le président, simplement deux points pour maintenir au au texte qui nous réunirons aujourd'hui. euh d' abord, sur euh les conditions dans lesquels ce tableau a été construit en première lecture à l' assemblée nationale. je veux rappeler que nous avons été unanime, mes chers collègues à la commission des lois pour demander que ce tableau ne soit pas construit par ordonnance, mais qu' il le soit par le parlement. euh merci de nous en donner acte. nous l' avions fait ensemble. non, non, non, non, non, non. le débat a été suffisamment long, non, non à deux heures du matin, on est quand on est en forme, on est capable de travailler! deuxième observation, je voulais faire par rapport à ce que vous aviez dit cher collègue derosier, c' est la comparaison que vous faites entre régions. vous savez très bien que cette comparaison n' est pas pertinente puisque la question qui se pose c' est de savoir quelle est euh l' égalité de traitement des conseillers territoriaux au sein d' une région et euh en fonction euh des différents départements de la région. la compare la comparaison entre régions n' est absolument pas pertinente, il la donne d' ailleurs le cas aujourd'hui s' agissant de la comparaison entre les départements actuelle, montre bien qu' il y a des écarts considérables qui tiennent à l' histoire en terme de nombre de conseillers généraux par département par rapport à la population, donc cette deuxième observation qui concerne le texte lui-même me parait absolument pas pertinente, voilà les deux observations monsieur le président je vous les faire.</text:p>
          </table:table-cell>
        </table:table-row>
        <table:table-row table:style-name="ro1">
          <table:table-cell office:value-type="float" office:value="5">
            <text:p>5</text:p>
          </table:table-cell>
          <table:table-cell office:value-type="string">
            <text:p>May</text:p>
          </table:table-cell>
          <table:table-cell table:formula="of:=CONCATENATE([.A1088];[.B1088])" office:value-type="string" office:string-value="5May">
            <text:p>5May</text:p>
          </table:table-cell>
          <table:table-cell office:value-type="float" office:value="109">
            <text:p>109</text:p>
          </table:table-cell>
          <table:table-cell office:value-type="float" office:value="54">
            <text:p>54</text:p>
          </table:table-cell>
          <table:table-cell table:formula="of:=IF([.E1088]=[.E1087];[.F1087]+1;1)" office:value-type="float" office:value="2">
            <text:p>2</text:p>
          </table:table-cell>
          <table:table-cell table:formula="of:=CONCATENATE(&quot;/home/peter/Thesis/ForcedAligner/Aligner1/wav/11025/&quot;;[.C1088];[.D1088];&quot;.wav&quot;)" office:value-type="string" office:string-value="/home/peter/Thesis/ForcedAligner/Aligner1/wav/11025/5May109.wav">
            <text:p>/home/peter/Thesis/ForcedAligner/Aligner1/wav/11025/5May109.wav</text:p>
          </table:table-cell>
          <table:table-cell table:formula="of:=CONCATENATE(&quot;/home/peter/Thesis/ForcedAligner/Aligner1/wav/&quot;;&quot;FNQ&quot;;[.E1088];&quot;_&quot;;[.F1088];&quot;.wav&quot;)" office:value-type="string" office:string-value="/home/peter/Thesis/ForcedAligner/Aligner1/wav/FNQ54_2.wav">
            <text:p>/home/peter/Thesis/ForcedAligner/Aligner1/wav/FNQ54_2.wav</text:p>
          </table:table-cell>
          <table:table-cell office:value-type="string">
            <text:p>défavorable.</text:p>
          </table:table-cell>
        </table:table-row>
        <table:table-row table:style-name="ro1">
          <table:table-cell office:value-type="float" office:value="5">
            <text:p>5</text:p>
          </table:table-cell>
          <table:table-cell office:value-type="string">
            <text:p>May</text:p>
          </table:table-cell>
          <table:table-cell table:formula="of:=CONCATENATE([.A1089];[.B1089])" office:value-type="string" office:string-value="5May">
            <text:p>5May</text:p>
          </table:table-cell>
          <table:table-cell office:value-type="float" office:value="119">
            <text:p>119</text:p>
          </table:table-cell>
          <table:table-cell office:value-type="float" office:value="54">
            <text:p>54</text:p>
          </table:table-cell>
          <table:table-cell table:formula="of:=IF([.E1089]=[.E1088];[.F1088]+1;1)" office:value-type="float" office:value="3">
            <text:p>3</text:p>
          </table:table-cell>
          <table:table-cell table:formula="of:=CONCATENATE(&quot;/home/peter/Thesis/ForcedAligner/Aligner1/wav/11025/&quot;;[.C1089];[.D1089];&quot;.wav&quot;)" office:value-type="string" office:string-value="/home/peter/Thesis/ForcedAligner/Aligner1/wav/11025/5May119.wav">
            <text:p>/home/peter/Thesis/ForcedAligner/Aligner1/wav/11025/5May119.wav</text:p>
          </table:table-cell>
          <table:table-cell table:formula="of:=CONCATENATE(&quot;/home/peter/Thesis/ForcedAligner/Aligner1/wav/&quot;;&quot;FNQ&quot;;[.E1089];&quot;_&quot;;[.F1089];&quot;.wav&quot;)" office:value-type="string" office:string-value="/home/peter/Thesis/ForcedAligner/Aligner1/wav/FNQ54_3.wav">
            <text:p>/home/peter/Thesis/ForcedAligner/Aligner1/wav/FNQ54_3.wav</text:p>
          </table:table-cell>
          <table:table-cell office:value-type="string">
            <text:p>défavorable.</text:p>
          </table:table-cell>
        </table:table-row>
        <table:table-row table:style-name="ro1">
          <table:table-cell office:value-type="float" office:value="5">
            <text:p>5</text:p>
          </table:table-cell>
          <table:table-cell office:value-type="string">
            <text:p>May</text:p>
          </table:table-cell>
          <table:table-cell table:formula="of:=CONCATENATE([.A1090];[.B1090])" office:value-type="string" office:string-value="5May">
            <text:p>5May</text:p>
          </table:table-cell>
          <table:table-cell office:value-type="string">
            <text:p>17a</text:p>
          </table:table-cell>
          <table:table-cell office:value-type="float" office:value="54">
            <text:p>54</text:p>
          </table:table-cell>
          <table:table-cell table:formula="of:=IF([.E1090]=[.E1089];[.F1089]+1;1)" office:value-type="float" office:value="4">
            <text:p>4</text:p>
          </table:table-cell>
          <table:table-cell table:formula="of:=CONCATENATE(&quot;/home/peter/Thesis/ForcedAligner/Aligner1/wav/11025/&quot;;[.C1090];[.D1090];&quot;.wav&quot;)" office:value-type="string" office:string-value="/home/peter/Thesis/ForcedAligner/Aligner1/wav/11025/5May17a.wav">
            <text:p>/home/peter/Thesis/ForcedAligner/Aligner1/wav/11025/5May17a.wav</text:p>
          </table:table-cell>
          <table:table-cell table:formula="of:=CONCATENATE(&quot;/home/peter/Thesis/ForcedAligner/Aligner1/wav/&quot;;&quot;FNQ&quot;;[.E1090];&quot;_&quot;;[.F1090];&quot;.wav&quot;)" office:value-type="string" office:string-value="/home/peter/Thesis/ForcedAligner/Aligner1/wav/FNQ54_4.wav">
            <text:p>/home/peter/Thesis/ForcedAligner/Aligner1/wav/FNQ54_4.wav</text:p>
          </table:table-cell>
          <table:table-cell office:value-type="string">
            <text:p>merci merci monsieur le président, oui simplement quelques mots. nous sommes nous étions un peu loin du texte en discussion. mais je voudrais euh par respect pour l' orateur, revenir sur sur deux points. le premier, et nous savons l' un et l' autre que notre point de vu est différent je veux redire au au président rousset ma conviction profonde, chacun peut se tromper bien sûr mais ma conviction profonde que la fusion des élus départementaux et régionaux est un élément de cohérence régionale. et je ne partage pas du tout votre inquiétude, vous savez nous en avons parlé suffisamment ensembles, je pense je ne partage pas du tout votre inquiétude sur la disparition de l' ambition régionale à travers cette cette évolution de désignation et et et ce mode de scrutin. je pense que comme cela s' est vu lorsque se sont construit des agglomérations ou des communautés de communes, il y aura un intérêt commun des différents élus des différents départements pour la région, et donc une cohérence plus grand et une ambition euh partagée d' une manière plus efficace qu' aujourd'hui. c' est mon conviction bien sur viennent parle de paris dont delà, mais, je je veux vous le dire avec avec, sincérité et avec respect pour votre opinion qui est qui est différent de de la mienne. deuxième observation et là on est très loin du texte, mais je veux le dire devant le ministre, je partage votre inquiétude sur euh les capacités financières à terme des régions. euh la réforme, la situation n' est pas liée, à cette réforme ci, elle est liée aux conditions précise de la réforme des de la taxe professionnelle.</text:p>
          </table:table-cell>
        </table:table-row>
        <table:table-row table:style-name="ro1">
          <table:table-cell office:value-type="float" office:value="5">
            <text:p>5</text:p>
          </table:table-cell>
          <table:table-cell office:value-type="string">
            <text:p>May</text:p>
          </table:table-cell>
          <table:table-cell table:formula="of:=CONCATENATE([.A1091];[.B1091])" office:value-type="string" office:string-value="5May">
            <text:p>5May</text:p>
          </table:table-cell>
          <table:table-cell office:value-type="string">
            <text:p>17b</text:p>
          </table:table-cell>
          <table:table-cell office:value-type="float" office:value="54">
            <text:p>54</text:p>
          </table:table-cell>
          <table:table-cell table:formula="of:=IF([.E1091]=[.E1090];[.F1090]+1;1)" office:value-type="float" office:value="5">
            <text:p>5</text:p>
          </table:table-cell>
          <table:table-cell table:formula="of:=CONCATENATE(&quot;/home/peter/Thesis/ForcedAligner/Aligner1/wav/11025/&quot;;[.C1091];[.D1091];&quot;.wav&quot;)" office:value-type="string" office:string-value="/home/peter/Thesis/ForcedAligner/Aligner1/wav/11025/5May17b.wav">
            <text:p>/home/peter/Thesis/ForcedAligner/Aligner1/wav/11025/5May17b.wav</text:p>
          </table:table-cell>
          <table:table-cell table:formula="of:=CONCATENATE(&quot;/home/peter/Thesis/ForcedAligner/Aligner1/wav/&quot;;&quot;FNQ&quot;;[.E1091];&quot;_&quot;;[.F1091];&quot;.wav&quot;)" office:value-type="string" office:string-value="/home/peter/Thesis/ForcedAligner/Aligner1/wav/FNQ54_5.wav">
            <text:p>/home/peter/Thesis/ForcedAligner/Aligner1/wav/FNQ54_5.wav</text:p>
          </table:table-cell>
          <table:table-cell office:value-type="string">
            <text:p>je pense que nous aurons, les uns ou les autres, dans les années qui viennent à réfléchir, à la flexibilité fiscale des régions. c' est un vrai sujet parce qu' il y la a terme je pense je ce n' est pas mon opinion. monsieur le président, je pense que le problème se pose principalement au niveau des régions. et je pense que nous aurons l' un et l' autre son peut être imaginé qu' on puisse le faire de manière consensuelle à imaginer euh une méthode pour donner la flexibilité fiscale aux régions. voilà, monsieur le président, les deux remarques que je voulais faire.</text:p>
          </table:table-cell>
        </table:table-row>
        <table:table-row table:style-name="ro1">
          <table:table-cell office:value-type="float" office:value="5">
            <text:p>5</text:p>
          </table:table-cell>
          <table:table-cell office:value-type="string">
            <text:p>May</text:p>
          </table:table-cell>
          <table:table-cell table:formula="of:=CONCATENATE([.A1092];[.B1092])" office:value-type="string" office:string-value="5May">
            <text:p>5May</text:p>
          </table:table-cell>
          <table:table-cell office:value-type="string">
            <text:p>4a</text:p>
          </table:table-cell>
          <table:table-cell office:value-type="float" office:value="54">
            <text:p>54</text:p>
          </table:table-cell>
          <table:table-cell table:formula="of:=IF([.E1092]=[.E1091];[.F1091]+1;1)" office:value-type="float" office:value="6">
            <text:p>6</text:p>
          </table:table-cell>
          <table:table-cell table:formula="of:=CONCATENATE(&quot;/home/peter/Thesis/ForcedAligner/Aligner1/wav/11025/&quot;;[.C1092];[.D1092];&quot;.wav&quot;)" office:value-type="string" office:string-value="/home/peter/Thesis/ForcedAligner/Aligner1/wav/11025/5May4a.wav">
            <text:p>/home/peter/Thesis/ForcedAligner/Aligner1/wav/11025/5May4a.wav</text:p>
          </table:table-cell>
          <table:table-cell table:formula="of:=CONCATENATE(&quot;/home/peter/Thesis/ForcedAligner/Aligner1/wav/&quot;;&quot;FNQ&quot;;[.E1092];&quot;_&quot;;[.F1092];&quot;.wav&quot;)" office:value-type="string" office:string-value="/home/peter/Thesis/ForcedAligner/Aligner1/wav/FNQ54_6.wav">
            <text:p>/home/peter/Thesis/ForcedAligner/Aligner1/wav/FNQ54_6.wav</text:p>
          </table:table-cell>
          <table:table-cell office:value-type="string">
            <text:p>monsieur le président, madame, monsieur les députés, chers collègues. la création du conseiller territorial, comme vient de le rappeler le ministre, est effectivement l' une des importantes innovations de la loi de réforme des collectivités territoriales du seize décembre. dans son principe, la création du conseiller territorial avait fait l' objet, je me permets de le rappeler, de critiques, à la fois en opportunité mais aussi du point de vue de sa constitutionnalité. or le neuf décembre deux mille dix, le conseil constitutionnel a rejeté tous les griefs qui prétendaient remettre en cause l' existence du conseiller territorial. le principe même de la réforme a donc été validé. en revanche, le conseil a censuré le tableau des effectifs des conseillers territoriaux par région et département. et l' objet de ce projet de loi comme monsieur le ministre vient de le rappeler, est de corriger les inconstitutionnalités relevées par le conseil et, ainsi, de finaliser la réforme territoriale. seule la guadeloupe vous l' avez dit monsieur le ministre fait l' objet d' une modification qui n' est pas une conséquence de la décision du conseil constitutionnel: afin de tenir compte des particularités de cette région monodépartementale, le gouvernement suggère que le nombre de conseillers territoriaux de cette région soit porté à quarante-cinq au lieu de quarante-trois. mais en dehors de ce changement, l' ensemble des modifications proposées dans le nouveau tableau se bornent à tirer les conséquences des exigences de la jurisprudence constitutionnelle. je vous rappelle que la répartition des conseillers territoriaux par région et par département devait initialement être effectuée par ordonnance.</text:p>
          </table:table-cell>
        </table:table-row>
        <table:table-row table:style-name="ro1">
          <table:table-cell office:value-type="float" office:value="5">
            <text:p>5</text:p>
          </table:table-cell>
          <table:table-cell office:value-type="string">
            <text:p>May</text:p>
          </table:table-cell>
          <table:table-cell table:formula="of:=CONCATENATE([.A1093];[.B1093])" office:value-type="string" office:string-value="5May">
            <text:p>5May</text:p>
          </table:table-cell>
          <table:table-cell office:value-type="string">
            <text:p>4b</text:p>
          </table:table-cell>
          <table:table-cell office:value-type="float" office:value="54">
            <text:p>54</text:p>
          </table:table-cell>
          <table:table-cell table:formula="of:=IF([.E1093]=[.E1092];[.F1092]+1;1)" office:value-type="float" office:value="7">
            <text:p>7</text:p>
          </table:table-cell>
          <table:table-cell table:formula="of:=CONCATENATE(&quot;/home/peter/Thesis/ForcedAligner/Aligner1/wav/11025/&quot;;[.C1093];[.D1093];&quot;.wav&quot;)" office:value-type="string" office:string-value="/home/peter/Thesis/ForcedAligner/Aligner1/wav/11025/5May4b.wav">
            <text:p>/home/peter/Thesis/ForcedAligner/Aligner1/wav/11025/5May4b.wav</text:p>
          </table:table-cell>
          <table:table-cell table:formula="of:=CONCATENATE(&quot;/home/peter/Thesis/ForcedAligner/Aligner1/wav/&quot;;&quot;FNQ&quot;;[.E1093];&quot;_&quot;;[.F1093];&quot;.wav&quot;)" office:value-type="string" office:string-value="/home/peter/Thesis/ForcedAligner/Aligner1/wav/FNQ54_7.wav">
            <text:p>/home/peter/Thesis/ForcedAligner/Aligner1/wav/FNQ54_7.wav</text:p>
          </table:table-cell>
          <table:table-cell office:value-type="string">
            <text:p>mais, à la demande de notre commission des lois, le gouvernement a, en mai deux mille dix, introduit un tableau fixant cette répartition en première lecture à l' assemblée nationale. ce tableau a été, sur certains points, sensiblement modifié au sénat, ce qui a d' ailleurs sans doute contribué à la censure du conseil constitutionnel. en effet, le tableau finalement c' est factuel, donc chacun peut le constater cher collègue. en effet le tableau finalement adopté par les deux assemblées à l' issue de la commission mixte paritaire ne satisfaisait pas complètement, pour l' ensemble des départements, à l' une des exigences que nous nous étions fixées ici à l' assemblée nationale, pour construire le tableau à savoir que la représentation moyenne des habitants des conseillers territoriaux du département ne s' écarte pas de plus ou moins vingt pourcent par la par rapport à la représentation moyenne des habitants par les conseillers territoriaux de la région. c' est la méconnaissance dans six départements de ce tunnel de plus ou moins vingt pourcent par rapport à la moyenne régionale qui a conduit le conseil constitutionnel à censurer l' ensemble du tableau. le conseil a ainsi jugé que l' égalité devant le suffrage n' était pas assurée dans le cas de la meuse, du cantal, de l' aude, de la haute-garonne, de la mayenne et de la savoie. la portée de la censure du conseil est donc finalement assez minime car, pour le reste, l' ensemble des principes directeurs de la répartition des conseillers territoriaux ont été validé. et en particulier, ça me parait important de le rappeler, le conseil a jugé que le législateur avait pu fixer un plancher minimal de quinze conseillers territoriaux par département</text:p>
          </table:table-cell>
        </table:table-row>
        <table:table-row table:style-name="ro1">
          <table:table-cell office:value-type="float" office:value="5">
            <text:p>5</text:p>
          </table:table-cell>
          <table:table-cell office:value-type="string">
            <text:p>May</text:p>
          </table:table-cell>
          <table:table-cell table:formula="of:=CONCATENATE([.A1094];[.B1094])" office:value-type="string" office:string-value="5May">
            <text:p>5May</text:p>
          </table:table-cell>
          <table:table-cell office:value-type="string">
            <text:p>4c</text:p>
          </table:table-cell>
          <table:table-cell office:value-type="float" office:value="54">
            <text:p>54</text:p>
          </table:table-cell>
          <table:table-cell table:formula="of:=IF([.E1094]=[.E1093];[.F1093]+1;1)" office:value-type="float" office:value="8">
            <text:p>8</text:p>
          </table:table-cell>
          <table:table-cell table:formula="of:=CONCATENATE(&quot;/home/peter/Thesis/ForcedAligner/Aligner1/wav/11025/&quot;;[.C1094];[.D1094];&quot;.wav&quot;)" office:value-type="string" office:string-value="/home/peter/Thesis/ForcedAligner/Aligner1/wav/11025/5May4c.wav">
            <text:p>/home/peter/Thesis/ForcedAligner/Aligner1/wav/11025/5May4c.wav</text:p>
          </table:table-cell>
          <table:table-cell table:formula="of:=CONCATENATE(&quot;/home/peter/Thesis/ForcedAligner/Aligner1/wav/&quot;;&quot;FNQ&quot;;[.E1094];&quot;_&quot;;[.F1094];&quot;.wav&quot;)" office:value-type="string" office:string-value="/home/peter/Thesis/ForcedAligner/Aligner1/wav/FNQ54_8.wav">
            <text:p>/home/peter/Thesis/ForcedAligner/Aligner1/wav/FNQ54_8.wav</text:p>
          </table:table-cell>
          <table:table-cell office:value-type="string">
            <text:p>afin de préserver des conditions normales de fonctionnement des assemblées départementales. et dans ce plancher autorisant des écarts à la règle des plus ou moins vingt pourcent. dans ces conditions, le projet de loi se borne aujourd'hui à modifier les effectifs dans les six régions concernées par la censure du conseil constitutionnel. afin de faciliter la correction des inconstitutionnalités constatées, le gouvernement, monsieur le ministre, a renoncé à l' objectif, introduit par le sénat, d' un nombre impair de conseillers territoriaux par département. c' est ainsi que dans quatre régions, les modifications sont limitées à un seul département: le cantal passe de vingt et un à vingt sièges, l' aude de vingt-sept à vingt-six, la haute-garonne de quatre-vingt-neuf à quatre-vingt-dix, les sièges de la mayenne passent de dix-neuf à dix-huit. en lorraine, cinquième région modifiée, les effectifs de la meuse passent de dix-neuf à quinze, les vosges passent de vingt-sept à vingt-cinq et la moselle de cinquante et un à cinquante-trois. et enfin, en rhône-alpes, comme vous l' avez dit les sièges attribués à la savoie passent de vingt-cinq à vingt-quatre, l' ain de trente-trois à trente-quatre et la drôme de vingt-sept à vingt-huit. l' ensemble de ces modifications permet de respecter strictement la jurisprudence du conseil constitutionnel. une fois cette loi adoptée, la prochaine étape consistera, en une nouvelle délimitation des cantons, monsieur le ministre, conformément au droit commun, c' est à dire l' article elle trois cent onze trente et un treize pardon tirer deux du code général des collectivités territoriales, cette délimitation interviendra par une série de décrets en conseil d' état, après consultation des conseils généraux.</text:p>
          </table:table-cell>
        </table:table-row>
        <table:table-row table:style-name="ro1">
          <table:table-cell office:value-type="float" office:value="5">
            <text:p>5</text:p>
          </table:table-cell>
          <table:table-cell office:value-type="string">
            <text:p>May</text:p>
          </table:table-cell>
          <table:table-cell table:formula="of:=CONCATENATE([.A1095];[.B1095])" office:value-type="string" office:string-value="5May">
            <text:p>5May</text:p>
          </table:table-cell>
          <table:table-cell office:value-type="string">
            <text:p>4d</text:p>
          </table:table-cell>
          <table:table-cell office:value-type="float" office:value="54">
            <text:p>54</text:p>
          </table:table-cell>
          <table:table-cell table:formula="of:=IF([.E1095]=[.E1094];[.F1094]+1;1)" office:value-type="float" office:value="9">
            <text:p>9</text:p>
          </table:table-cell>
          <table:table-cell table:formula="of:=CONCATENATE(&quot;/home/peter/Thesis/ForcedAligner/Aligner1/wav/11025/&quot;;[.C1095];[.D1095];&quot;.wav&quot;)" office:value-type="string" office:string-value="/home/peter/Thesis/ForcedAligner/Aligner1/wav/11025/5May4d.wav">
            <text:p>/home/peter/Thesis/ForcedAligner/Aligner1/wav/11025/5May4d.wav</text:p>
          </table:table-cell>
          <table:table-cell table:formula="of:=CONCATENATE(&quot;/home/peter/Thesis/ForcedAligner/Aligner1/wav/&quot;;&quot;FNQ&quot;;[.E1095];&quot;_&quot;;[.F1095];&quot;.wav&quot;)" office:value-type="string" office:string-value="/home/peter/Thesis/ForcedAligner/Aligner1/wav/FNQ54_9.wav">
            <text:p>/home/peter/Thesis/ForcedAligner/Aligner1/wav/FNQ54_9.wav</text:p>
          </table:table-cell>
          <table:table-cell office:value-type="string">
            <text:p>en outre, l' article trois de la loi de réforme des collectivités territoriales du seize décembre a précisé, je le rappelle, que les limites des nouveaux cantons devront respecter les limites des circonscriptions législatives, ainsi que l' unité des communes de moins de trois mille cinq cent habitants. afin de permettre à ce nouveau chantier de s' engager au plus vite mes chers collègues, je vous invite, au nom de la commission des lois, à adopter ce projet de loi je vous remercie.</text:p>
          </table:table-cell>
        </table:table-row>
        <table:table-row table:style-name="ro1">
          <table:table-cell office:value-type="float" office:value="5">
            <text:p>5</text:p>
          </table:table-cell>
          <table:table-cell office:value-type="string">
            <text:p>May</text:p>
          </table:table-cell>
          <table:table-cell table:formula="of:=CONCATENATE([.A1096];[.B1096])" office:value-type="string" office:string-value="5May">
            <text:p>5May</text:p>
          </table:table-cell>
          <table:table-cell office:value-type="float" office:value="51">
            <text:p>51</text:p>
          </table:table-cell>
          <table:table-cell office:value-type="float" office:value="54">
            <text:p>54</text:p>
          </table:table-cell>
          <table:table-cell table:formula="of:=IF([.E1096]=[.E1095];[.F1095]+1;1)" office:value-type="float" office:value="10">
            <text:p>10</text:p>
          </table:table-cell>
          <table:table-cell table:formula="of:=CONCATENATE(&quot;/home/peter/Thesis/ForcedAligner/Aligner1/wav/11025/&quot;;[.C1096];[.D1096];&quot;.wav&quot;)" office:value-type="string" office:string-value="/home/peter/Thesis/ForcedAligner/Aligner1/wav/11025/5May51.wav">
            <text:p>/home/peter/Thesis/ForcedAligner/Aligner1/wav/11025/5May51.wav</text:p>
          </table:table-cell>
          <table:table-cell table:formula="of:=CONCATENATE(&quot;/home/peter/Thesis/ForcedAligner/Aligner1/wav/&quot;;&quot;FNQ&quot;;[.E1096];&quot;_&quot;;[.F1096];&quot;.wav&quot;)" office:value-type="string" office:string-value="/home/peter/Thesis/ForcedAligner/Aligner1/wav/FNQ54_10.wav">
            <text:p>/home/peter/Thesis/ForcedAligner/Aligner1/wav/FNQ54_10.wav</text:p>
          </table:table-cell>
          <table:table-cell office:value-type="string">
            <text:p>la commission est défavorable à cet amendement. je voudrais rappeler que au moment de des discussions entre l' assemblée nationale et sénat, y a eu un certain nombre de effectivement de de va et vient. y a eu un accord la dessus entre les deux assemblées. je pense qu' il ne faut pas le remettre en cause aujourd'hui.</text:p>
          </table:table-cell>
        </table:table-row>
        <table:table-row table:style-name="ro1">
          <table:table-cell office:value-type="float" office:value="5">
            <text:p>5</text:p>
          </table:table-cell>
          <table:table-cell office:value-type="string">
            <text:p>May</text:p>
          </table:table-cell>
          <table:table-cell table:formula="of:=CONCATENATE([.A1097];[.B1097])" office:value-type="string" office:string-value="5May">
            <text:p>5May</text:p>
          </table:table-cell>
          <table:table-cell office:value-type="float" office:value="57">
            <text:p>57</text:p>
          </table:table-cell>
          <table:table-cell office:value-type="float" office:value="54">
            <text:p>54</text:p>
          </table:table-cell>
          <table:table-cell table:formula="of:=IF([.E1097]=[.E1096];[.F1096]+1;1)" office:value-type="float" office:value="11">
            <text:p>11</text:p>
          </table:table-cell>
          <table:table-cell table:formula="of:=CONCATENATE(&quot;/home/peter/Thesis/ForcedAligner/Aligner1/wav/11025/&quot;;[.C1097];[.D1097];&quot;.wav&quot;)" office:value-type="string" office:string-value="/home/peter/Thesis/ForcedAligner/Aligner1/wav/11025/5May57.wav">
            <text:p>/home/peter/Thesis/ForcedAligner/Aligner1/wav/11025/5May57.wav</text:p>
          </table:table-cell>
          <table:table-cell table:formula="of:=CONCATENATE(&quot;/home/peter/Thesis/ForcedAligner/Aligner1/wav/&quot;;&quot;FNQ&quot;;[.E1097];&quot;_&quot;;[.F1097];&quot;.wav&quot;)" office:value-type="string" office:string-value="/home/peter/Thesis/ForcedAligner/Aligner1/wav/FNQ54_11.wav">
            <text:p>/home/peter/Thesis/ForcedAligner/Aligner1/wav/FNQ54_11.wav</text:p>
          </table:table-cell>
          <table:table-cell office:value-type="string">
            <text:p>avis défavorable. je voudrais suggérer à mon collègue monsieur roman de de bien relire l' avis du conseil constitutionnel, parce que le conseil constitutionnel a clairement contredit votre raisonnement que vous venez d' explicitement maintenant, mais ce que le conseil régionale à dit euh cette exigence, l' exigence que les élus des diverses collectivités participent au collège électoral sénatorial n' impose pas, c' est explicitement dit, de distinguer les élus de l' assemblée départementale et ceux de l' assemblée régionale. donc défavorable!</text:p>
          </table:table-cell>
        </table:table-row>
        <table:table-row table:style-name="ro1">
          <table:table-cell office:value-type="float" office:value="5">
            <text:p>5</text:p>
          </table:table-cell>
          <table:table-cell office:value-type="string">
            <text:p>May</text:p>
          </table:table-cell>
          <table:table-cell table:formula="of:=CONCATENATE([.A1098];[.B1098])" office:value-type="string" office:string-value="5May">
            <text:p>5May</text:p>
          </table:table-cell>
          <table:table-cell office:value-type="float" office:value="63">
            <text:p>63</text:p>
          </table:table-cell>
          <table:table-cell office:value-type="float" office:value="54">
            <text:p>54</text:p>
          </table:table-cell>
          <table:table-cell table:formula="of:=IF([.E1098]=[.E1097];[.F1097]+1;1)" office:value-type="float" office:value="12">
            <text:p>12</text:p>
          </table:table-cell>
          <table:table-cell table:formula="of:=CONCATENATE(&quot;/home/peter/Thesis/ForcedAligner/Aligner1/wav/11025/&quot;;[.C1098];[.D1098];&quot;.wav&quot;)" office:value-type="string" office:string-value="/home/peter/Thesis/ForcedAligner/Aligner1/wav/11025/5May63.wav">
            <text:p>/home/peter/Thesis/ForcedAligner/Aligner1/wav/11025/5May63.wav</text:p>
          </table:table-cell>
          <table:table-cell table:formula="of:=CONCATENATE(&quot;/home/peter/Thesis/ForcedAligner/Aligner1/wav/&quot;;&quot;FNQ&quot;;[.E1098];&quot;_&quot;;[.F1098];&quot;.wav&quot;)" office:value-type="string" office:string-value="/home/peter/Thesis/ForcedAligner/Aligner1/wav/FNQ54_12.wav">
            <text:p>/home/peter/Thesis/ForcedAligner/Aligner1/wav/FNQ54_12.wav</text:p>
          </table:table-cell>
          <table:table-cell office:value-type="string">
            <text:p>défavorable.</text:p>
          </table:table-cell>
        </table:table-row>
        <table:table-row table:style-name="ro1">
          <table:table-cell office:value-type="float" office:value="5">
            <text:p>5</text:p>
          </table:table-cell>
          <table:table-cell office:value-type="string">
            <text:p>May</text:p>
          </table:table-cell>
          <table:table-cell table:formula="of:=CONCATENATE([.A1099];[.B1099])" office:value-type="string" office:string-value="5May">
            <text:p>5May</text:p>
          </table:table-cell>
          <table:table-cell office:value-type="float" office:value="71">
            <text:p>71</text:p>
          </table:table-cell>
          <table:table-cell office:value-type="float" office:value="54">
            <text:p>54</text:p>
          </table:table-cell>
          <table:table-cell table:formula="of:=IF([.E1099]=[.E1098];[.F1098]+1;1)" office:value-type="float" office:value="13">
            <text:p>13</text:p>
          </table:table-cell>
          <table:table-cell table:formula="of:=CONCATENATE(&quot;/home/peter/Thesis/ForcedAligner/Aligner1/wav/11025/&quot;;[.C1099];[.D1099];&quot;.wav&quot;)" office:value-type="string" office:string-value="/home/peter/Thesis/ForcedAligner/Aligner1/wav/11025/5May71.wav">
            <text:p>/home/peter/Thesis/ForcedAligner/Aligner1/wav/11025/5May71.wav</text:p>
          </table:table-cell>
          <table:table-cell table:formula="of:=CONCATENATE(&quot;/home/peter/Thesis/ForcedAligner/Aligner1/wav/&quot;;&quot;FNQ&quot;;[.E1099];&quot;_&quot;;[.F1099];&quot;.wav&quot;)" office:value-type="string" office:string-value="/home/peter/Thesis/ForcedAligner/Aligner1/wav/FNQ54_13.wav">
            <text:p>/home/peter/Thesis/ForcedAligner/Aligner1/wav/FNQ54_13.wav</text:p>
          </table:table-cell>
          <table:table-cell office:value-type="string">
            <text:p>défavorable.</text:p>
          </table:table-cell>
        </table:table-row>
        <table:table-row table:style-name="ro1">
          <table:table-cell office:value-type="float" office:value="5">
            <text:p>5</text:p>
          </table:table-cell>
          <table:table-cell office:value-type="string">
            <text:p>May</text:p>
          </table:table-cell>
          <table:table-cell table:formula="of:=CONCATENATE([.A1100];[.B1100])" office:value-type="string" office:string-value="5May">
            <text:p>5May</text:p>
          </table:table-cell>
          <table:table-cell office:value-type="float" office:value="77">
            <text:p>77</text:p>
          </table:table-cell>
          <table:table-cell office:value-type="float" office:value="54">
            <text:p>54</text:p>
          </table:table-cell>
          <table:table-cell table:formula="of:=IF([.E1100]=[.E1099];[.F1099]+1;1)" office:value-type="float" office:value="14">
            <text:p>14</text:p>
          </table:table-cell>
          <table:table-cell table:formula="of:=CONCATENATE(&quot;/home/peter/Thesis/ForcedAligner/Aligner1/wav/11025/&quot;;[.C1100];[.D1100];&quot;.wav&quot;)" office:value-type="string" office:string-value="/home/peter/Thesis/ForcedAligner/Aligner1/wav/11025/5May77.wav">
            <text:p>/home/peter/Thesis/ForcedAligner/Aligner1/wav/11025/5May77.wav</text:p>
          </table:table-cell>
          <table:table-cell table:formula="of:=CONCATENATE(&quot;/home/peter/Thesis/ForcedAligner/Aligner1/wav/&quot;;&quot;FNQ&quot;;[.E1100];&quot;_&quot;;[.F1100];&quot;.wav&quot;)" office:value-type="string" office:string-value="/home/peter/Thesis/ForcedAligner/Aligner1/wav/FNQ54_14.wav">
            <text:p>/home/peter/Thesis/ForcedAligner/Aligner1/wav/FNQ54_14.wav</text:p>
          </table:table-cell>
          <table:table-cell office:value-type="string">
            <text:p>la commission a émis un avis défavorable. je voudrais simplement dire que je je crois qu' il est pas bon, de rajouter des contraintes législatives en matière de dates des élections. l' idée monsieur derosier, je je suis assez proche de penser que ce que vous proposez est est probablement pertinent sur le faite. mais, bon en deux mille quatorze, qu' en sera t il? quelles sont les circonstances? non, mais, je le dit pour tout aider et pour chacun euh je crois qu' il faut pas ajouter des contraintes législatives, en en verra et le gouvernement de ce moment-là prendre la décision qui lui paraîtra la plus opportune.</text:p>
          </table:table-cell>
        </table:table-row>
        <table:table-row table:style-name="ro1">
          <table:table-cell office:value-type="float" office:value="5">
            <text:p>5</text:p>
          </table:table-cell>
          <table:table-cell office:value-type="string">
            <text:p>May</text:p>
          </table:table-cell>
          <table:table-cell table:formula="of:=CONCATENATE([.A1101];[.B1101])" office:value-type="string" office:string-value="5May">
            <text:p>5May</text:p>
          </table:table-cell>
          <table:table-cell office:value-type="float" office:value="84">
            <text:p>84</text:p>
          </table:table-cell>
          <table:table-cell office:value-type="float" office:value="54">
            <text:p>54</text:p>
          </table:table-cell>
          <table:table-cell table:formula="of:=IF([.E1101]=[.E1100];[.F1100]+1;1)" office:value-type="float" office:value="15">
            <text:p>15</text:p>
          </table:table-cell>
          <table:table-cell table:formula="of:=CONCATENATE(&quot;/home/peter/Thesis/ForcedAligner/Aligner1/wav/11025/&quot;;[.C1101];[.D1101];&quot;.wav&quot;)" office:value-type="string" office:string-value="/home/peter/Thesis/ForcedAligner/Aligner1/wav/11025/5May84.wav">
            <text:p>/home/peter/Thesis/ForcedAligner/Aligner1/wav/11025/5May84.wav</text:p>
          </table:table-cell>
          <table:table-cell table:formula="of:=CONCATENATE(&quot;/home/peter/Thesis/ForcedAligner/Aligner1/wav/&quot;;&quot;FNQ&quot;;[.E1101];&quot;_&quot;;[.F1101];&quot;.wav&quot;)" office:value-type="string" office:string-value="/home/peter/Thesis/ForcedAligner/Aligner1/wav/FNQ54_15.wav">
            <text:p>/home/peter/Thesis/ForcedAligner/Aligner1/wav/FNQ54_15.wav</text:p>
          </table:table-cell>
          <table:table-cell office:value-type="string">
            <text:p>avis défavorable. je veux dire à à, monsieur juanico, je je peux comprendre sa sa vision et la conception qu' il a de de la mise en œuvre du du principe de libre administration, mais ne vous appuyer pas sur un principe constitutionnel, puisque le conseil constitutionnel a justement pour la première fois explicitement dit que ce principe constitutionnel de libre administration, n' emporte pas l' obligation euh de des élections différentes. autant je peux comprend votre politique, ça c' est votre choix, mais ne vous appuyer pas sur le principe constitutionnel.</text:p>
          </table:table-cell>
        </table:table-row>
        <table:table-row table:style-name="ro1">
          <table:table-cell office:value-type="float" office:value="5">
            <text:p>5</text:p>
          </table:table-cell>
          <table:table-cell office:value-type="string">
            <text:p>May</text:p>
          </table:table-cell>
          <table:table-cell table:formula="of:=CONCATENATE([.A1102];[.B1102])" office:value-type="string" office:string-value="5May">
            <text:p>5May</text:p>
          </table:table-cell>
          <table:table-cell office:value-type="float" office:value="90">
            <text:p>90</text:p>
          </table:table-cell>
          <table:table-cell office:value-type="float" office:value="54">
            <text:p>54</text:p>
          </table:table-cell>
          <table:table-cell table:formula="of:=IF([.E1102]=[.E1101];[.F1101]+1;1)" office:value-type="float" office:value="16">
            <text:p>16</text:p>
          </table:table-cell>
          <table:table-cell table:formula="of:=CONCATENATE(&quot;/home/peter/Thesis/ForcedAligner/Aligner1/wav/11025/&quot;;[.C1102];[.D1102];&quot;.wav&quot;)" office:value-type="string" office:string-value="/home/peter/Thesis/ForcedAligner/Aligner1/wav/11025/5May90.wav">
            <text:p>/home/peter/Thesis/ForcedAligner/Aligner1/wav/11025/5May90.wav</text:p>
          </table:table-cell>
          <table:table-cell table:formula="of:=CONCATENATE(&quot;/home/peter/Thesis/ForcedAligner/Aligner1/wav/&quot;;&quot;FNQ&quot;;[.E1102];&quot;_&quot;;[.F1102];&quot;.wav&quot;)" office:value-type="string" office:string-value="/home/peter/Thesis/ForcedAligner/Aligner1/wav/FNQ54_16.wav">
            <text:p>/home/peter/Thesis/ForcedAligner/Aligner1/wav/FNQ54_16.wav</text:p>
          </table:table-cell>
          <table:table-cell office:value-type="string">
            <text:p>défavorable.</text:p>
          </table:table-cell>
        </table:table-row>
        <table:table-row table:style-name="ro1">
          <table:table-cell office:value-type="float" office:value="5">
            <text:p>5</text:p>
          </table:table-cell>
          <table:table-cell office:value-type="string">
            <text:p>May</text:p>
          </table:table-cell>
          <table:table-cell table:formula="of:=CONCATENATE([.A1103];[.B1103])" office:value-type="string" office:string-value="5May">
            <text:p>5May</text:p>
          </table:table-cell>
          <table:table-cell office:value-type="float" office:value="95">
            <text:p>95</text:p>
          </table:table-cell>
          <table:table-cell office:value-type="float" office:value="54">
            <text:p>54</text:p>
          </table:table-cell>
          <table:table-cell table:formula="of:=IF([.E1103]=[.E1102];[.F1102]+1;1)" office:value-type="float" office:value="17">
            <text:p>17</text:p>
          </table:table-cell>
          <table:table-cell table:formula="of:=CONCATENATE(&quot;/home/peter/Thesis/ForcedAligner/Aligner1/wav/11025/&quot;;[.C1103];[.D1103];&quot;.wav&quot;)" office:value-type="string" office:string-value="/home/peter/Thesis/ForcedAligner/Aligner1/wav/11025/5May95.wav">
            <text:p>/home/peter/Thesis/ForcedAligner/Aligner1/wav/11025/5May95.wav</text:p>
          </table:table-cell>
          <table:table-cell table:formula="of:=CONCATENATE(&quot;/home/peter/Thesis/ForcedAligner/Aligner1/wav/&quot;;&quot;FNQ&quot;;[.E1103];&quot;_&quot;;[.F1103];&quot;.wav&quot;)" office:value-type="string" office:string-value="/home/peter/Thesis/ForcedAligner/Aligner1/wav/FNQ54_17.wav">
            <text:p>/home/peter/Thesis/ForcedAligner/Aligner1/wav/FNQ54_17.wav</text:p>
          </table:table-cell>
          <table:table-cell office:value-type="string">
            <text:p>avis défavorable. mais je voudrais, ce n' est pas un sujet qui parle directement l' objet de l' amendement si le conseil constitutionnel a pris position, il faut qu' une circonstance ait changé pour qu' il change d' avis. c' est un élément que je voulais verser au débat.</text:p>
          </table:table-cell>
        </table:table-row>
        <table:table-row table:style-name="ro1">
          <table:table-cell table:number-columns-repeated="2"/>
          <table:table-cell office:value-type="string">
            <text:p>4_1May</text:p>
          </table:table-cell>
          <table:table-cell office:value-type="float" office:value="54">
            <text:p>54</text:p>
          </table:table-cell>
          <table:table-cell office:value-type="float" office:value="55">
            <text:p>55</text:p>
          </table:table-cell>
          <table:table-cell table:formula="of:=IF([.E1104]=[.E1103];[.F1103]+1;1)" office:value-type="float" office:value="1">
            <text:p>1</text:p>
          </table:table-cell>
          <table:table-cell table:formula="of:=CONCATENATE(&quot;/home/peter/Thesis/ForcedAligner/Aligner1/wav/11025/&quot;;[.C1104];[.D1104];&quot;.wav&quot;)" office:value-type="string" office:string-value="/home/peter/Thesis/ForcedAligner/Aligner1/wav/11025/4_1May54.wav">
            <text:p>/home/peter/Thesis/ForcedAligner/Aligner1/wav/11025/4_1May54.wav</text:p>
          </table:table-cell>
          <table:table-cell table:formula="of:=CONCATENATE(&quot;/home/peter/Thesis/ForcedAligner/Aligner1/wav/&quot;;&quot;FNQ&quot;;[.E1104];&quot;_&quot;;[.F1104];&quot;.wav&quot;)" office:value-type="string" office:string-value="/home/peter/Thesis/ForcedAligner/Aligner1/wav/FNQ55_1.wav">
            <text:p>/home/peter/Thesis/ForcedAligner/Aligner1/wav/FNQ55_1.wav</text:p>
          </table:table-cell>
          <table:table-cell office:value-type="string">
            <text:p>merci monsieur le président. ma question s' adresse à monsieur le ministre de la justice ou peut être à son porte parole. elle porte sur l' application de la réforme récente de la garde à vue. la loi réformant la garde à vue est intervenue tardivement, alors que nous savions depuis deux mille sept, par la condamnation de la turquie, que nous allions devoir réformer notre système. a cette précipitation est venue s' ajouter une absence cruelle de moyens. absence cruelle de moyens pour la gendarmerie et la police, que ce soit pour l' aménagement des locaux ou que ce soit encore pour la mise à niveau de la police scientifique et technique nécessaire compte tenu de la modification du système de travail des policiers et des gendarmes. absence de moyens également en matière de justice puisque, à ce jour, les procureurs, compte tenu de leur faible nombre, ne sont pas en mesure d' assurer une permanence vingt quatre heures sur vingt quatre. et enfin, absence de moyens pour mettre à niveau le budget de l' aide juridictionnelle. l' aide juridictionnelle permet de payer les indemnités des avocats de permanence qui assurent une présence en garde à vue. et aujourd'hui, d' <text:s/>ailleurs, ils protestent à ce sujet. la presse fait état d' un projet de création d' un timbre fiscal de trente euros, qui serait dû pour l' ensemble des procédures. trois questions donc monsieur le ministre: trois questions premièrement, envisagez vous la création de ce timbre fiscal? et frapperait il toutes les procédures: les divorces, le contentieux de construction, le contentieux prud'homal, le contentieux des des disputes de voisinage, tout type de contentieux? deuxièmement, envisagez vous de recréer les frais de justice et troisièmement, envisagez vous de revenir à une justice payante?</text:p>
          </table:table-cell>
        </table:table-row>
        <table:table-row table:style-name="ro1">
          <table:table-cell table:number-columns-repeated="2"/>
          <table:table-cell office:value-type="string">
            <text:p>4_1May</text:p>
          </table:table-cell>
          <table:table-cell office:value-type="string">
            <text:p>40a</text:p>
          </table:table-cell>
          <table:table-cell office:value-type="float" office:value="58">
            <text:p>58</text:p>
          </table:table-cell>
          <table:table-cell table:formula="of:=IF([.E1105]=[.E1104];[.F1104]+1;1)" office:value-type="float" office:value="1">
            <text:p>1</text:p>
          </table:table-cell>
          <table:table-cell table:formula="of:=CONCATENATE(&quot;/home/peter/Thesis/ForcedAligner/Aligner1/wav/11025/&quot;;[.C1105];[.D1105];&quot;.wav&quot;)" office:value-type="string" office:string-value="/home/peter/Thesis/ForcedAligner/Aligner1/wav/11025/4_1May40a.wav">
            <text:p>/home/peter/Thesis/ForcedAligner/Aligner1/wav/11025/4_1May40a.wav</text:p>
          </table:table-cell>
          <table:table-cell table:formula="of:=CONCATENATE(&quot;/home/peter/Thesis/ForcedAligner/Aligner1/wav/&quot;;&quot;FNQ&quot;;[.E1105];&quot;_&quot;;[.F1105];&quot;.wav&quot;)" office:value-type="string" office:string-value="/home/peter/Thesis/ForcedAligner/Aligner1/wav/FNQ58_1.wav">
            <text:p>/home/peter/Thesis/ForcedAligner/Aligner1/wav/FNQ58_1.wav</text:p>
          </table:table-cell>
          <table:table-cell office:value-type="string">
            <text:p>merci monsieur le président. monsieur le député jean pierre decool, hier, comme vous l' avez dit, vous y étiez, le président de la république a confirmé, a annoncé, confirmé en même temps la création d' un terminal méthanier à dunkerque. c' est à la fois une très bonne nouvelle pour dunkerque et pour le nord pas de calais, et j' ai noté que ça a été pris comme tel à la fois par les parlementaires de la majorité qui étaient présents, mais aussi par les parlementaires de l' opposition, et vous avez bien fait! vous savez ce que ça va représenter: un milliard et demi d' investissement, principalement mais pas uniquement par edf. ça va vouloir dire deux milles personnes pour travailler sur le chantier jusqu' à deux mille quinze puis deux cents personnes, deux cents emplois pérennes. c' est très c' est très important. vous avez noté aussi que total a annoncé, dans la foulée, une usine d' expérimentation de biocarburants de deuxième génération, confortant ainsi la tradition industrielle de dunkerque et du nord pas de calais, à laquelle vous êtes attaché, et à laquelle le président de la république a redit hier son attachement personnel. par ailleurs, c' est une bonne nouvelle pour la sécurité d' approvisionnements en gaz de notre pays. vous savez que le gaz représente encore, à peu près, vingt pourcent de notre consommation finale et ce méthanier va représenter un quart de nos besoins, donc c' est extrêmement important. je veux redire avec vous que le président de la république, et je le dis aussi à à noël mamère, hier ne s' est pas contenté de dire ce qu' il a dit, auquel a répondu nathalie kosciusko morizet. il a posé une question simple, il a dit: ceux qui prétendent vouloir sortir du nucléaire</text:p>
          </table:table-cell>
        </table:table-row>
        <table:table-row table:style-name="ro1">
          <table:table-cell table:number-columns-repeated="2"/>
          <table:table-cell office:value-type="string">
            <text:p>4_1May</text:p>
          </table:table-cell>
          <table:table-cell office:value-type="string">
            <text:p>40b</text:p>
          </table:table-cell>
          <table:table-cell office:value-type="float" office:value="58">
            <text:p>58</text:p>
          </table:table-cell>
          <table:table-cell table:formula="of:=IF([.E1106]=[.E1105];[.F1105]+1;1)" office:value-type="float" office:value="2">
            <text:p>2</text:p>
          </table:table-cell>
          <table:table-cell table:formula="of:=CONCATENATE(&quot;/home/peter/Thesis/ForcedAligner/Aligner1/wav/11025/&quot;;[.C1106];[.D1106];&quot;.wav&quot;)" office:value-type="string" office:string-value="/home/peter/Thesis/ForcedAligner/Aligner1/wav/11025/4_1May40b.wav">
            <text:p>/home/peter/Thesis/ForcedAligner/Aligner1/wav/11025/4_1May40b.wav</text:p>
          </table:table-cell>
          <table:table-cell table:formula="of:=CONCATENATE(&quot;/home/peter/Thesis/ForcedAligner/Aligner1/wav/&quot;;&quot;FNQ&quot;;[.E1106];&quot;_&quot;;[.F1106];&quot;.wav&quot;)" office:value-type="string" office:string-value="/home/peter/Thesis/ForcedAligner/Aligner1/wav/FNQ58_2.wav">
            <text:p>/home/peter/Thesis/ForcedAligner/Aligner1/wav/FNQ58_2.wav</text:p>
          </table:table-cell>
          <table:table-cell office:value-type="string">
            <text:p>doivent dire avec quelle énergie et quelles conséquences pour l' environnement d' une part, et comment nous allons lutter contre le fait que si nous sortions de du nucléaire nous devrions expliquer à nos concitoyens, qui ont une électricité quarante pourcent moins chère que dans la moyenne des autres pays, comment nous ferions? voilà ce qu' a dit nicolas sarkozy, hier, à gravelines.</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1107];[.B1107])" office:value-type="string" office:string-value="2May">
            <text:p>2May</text:p>
          </table:table-cell>
          <table:table-cell office:value-type="string">
            <text:p>6a</text:p>
          </table:table-cell>
          <table:table-cell office:value-type="float" office:value="66">
            <text:p>66</text:p>
          </table:table-cell>
          <table:table-cell table:formula="of:=IF([.E1107]=[.E1106];[.F1106]+1;1)" office:value-type="float" office:value="1">
            <text:p>1</text:p>
          </table:table-cell>
          <table:table-cell table:formula="of:=CONCATENATE(&quot;/home/peter/Thesis/ForcedAligner/Aligner1/wav/11025/&quot;;[.C1107];[.D1107];&quot;.wav&quot;)" office:value-type="string" office:string-value="/home/peter/Thesis/ForcedAligner/Aligner1/wav/11025/2May6a.wav">
            <text:p>/home/peter/Thesis/ForcedAligner/Aligner1/wav/11025/2May6a.wav</text:p>
          </table:table-cell>
          <table:table-cell table:formula="of:=CONCATENATE(&quot;/home/peter/Thesis/ForcedAligner/Aligner1/wav/&quot;;&quot;FNQ&quot;;[.E1107];&quot;_&quot;;[.F1107];&quot;.wav&quot;)" office:value-type="string" office:string-value="/home/peter/Thesis/ForcedAligner/Aligner1/wav/FNQ66_1.wav">
            <text:p>/home/peter/Thesis/ForcedAligner/Aligner1/wav/FNQ66_1.wav</text:p>
          </table:table-cell>
          <table:table-cell office:value-type="string">
            <text:p>madame la ministre chère christine monsieur le président, monsieur le président de la commission des finances, monsieur le président de la commission des affaires européennes, monsieur le rapporteur général, mesdames, messieurs les députés, après euh les propos de christine lagarde, qui auront souligné l' importance du rendez vous qui est le nôtre, la semaine dernière au sénat, aujourd'hui devant vous à l' assemblée nationale, c' est une étape importante que le parlement et le gouvernement franchissent à travers ce rendez vous autour du semestre européen qui engage la représentation nationale, autour des engagements pris par paris vis à vis de ses partenaires européens. c' est un changement important car il permet d' associer plus étroitement le parlement à la définition de notre stratégie pluriannuelle. très peu de partenaires d' ailleurs prévoient de faire évoluer en ce sens leur procédure et je souhaite naturellement que nos travaux constituent le reflet de cette plus grande concertation. si nos finances publiques, comme christine lagarde l' a évoqué, portent toujours les stigmates de la récession mondiale, une notable amé amélioration peut d' ores et déjà être constatée et c' est la raison pour laquelle j' aimerais si vous me permettez revenir rapidement sur la trajectoire récente de nos finances publiques, qui montre que la stratégie du gouvernement a été adaptée dans un contexte difficile. dans une période d' amnésie un peu générale on fait comme s' il n' y avait pas eu cette crise mondiale qui n' y avait eu d' impact dans les finances publiques de l' ensemble des pays européens, que ça n' avait pas eu de conséquences sur le plan social, qu' il n' a pas fallu adapter les politiques publiques à la réalité de l' impact et de la puissance de cette crise et au final, nous sommes désormais en situation de montrer que le gouvernement et le président de la république ont réagi avec pertinence à la situation d' urgence, ont accompagné, à travers le sauve le sauvetage du dispositif bancaire, l' ensemble de la protection des économies des français et de l' investissement des entreprises, donc de la création d' emplois.</text:p>
          </table:table-cell>
        </table:table-row>
        <table:table-row table:style-name="ro1">
          <table:table-cell table:number-columns-repeated="2"/>
          <table:table-cell office:value-type="string">
            <text:p>3_1May</text:p>
          </table:table-cell>
          <table:table-cell office:value-type="string">
            <text:p>35a</text:p>
          </table:table-cell>
          <table:table-cell office:value-type="float" office:value="66">
            <text:p>66</text:p>
          </table:table-cell>
          <table:table-cell table:formula="of:=IF([.E1108]=[.E1107];[.F1107]+1;1)" office:value-type="float" office:value="2">
            <text:p>2</text:p>
          </table:table-cell>
          <table:table-cell table:formula="of:=CONCATENATE(&quot;/home/peter/Thesis/ForcedAligner/Aligner1/wav/11025/&quot;;[.C1108];[.D1108];&quot;.wav&quot;)" office:value-type="string" office:string-value="/home/peter/Thesis/ForcedAligner/Aligner1/wav/11025/3_1May35a.wav">
            <text:p>/home/peter/Thesis/ForcedAligner/Aligner1/wav/11025/3_1May35a.wav</text:p>
          </table:table-cell>
          <table:table-cell table:formula="of:=CONCATENATE(&quot;/home/peter/Thesis/ForcedAligner/Aligner1/wav/&quot;;&quot;FNQ&quot;;[.E1108];&quot;_&quot;;[.F1108];&quot;.wav&quot;)" office:value-type="string" office:string-value="/home/peter/Thesis/ForcedAligner/Aligner1/wav/FNQ66_2.wav">
            <text:p>/home/peter/Thesis/ForcedAligner/Aligner1/wav/FNQ66_2.wav</text:p>
          </table:table-cell>
          <table:table-cell office:value-type="string">
            <text:p>merci monsieur le président. mesdames et messieurs les députés, monsieur le député vigier, à l' instar et peut être et contrairement à ce qu' affirmait edgar faure, avoir raison trop tôt n' est pas toujours un grand tort. et je veux rendre hommage aux députés <text:s/>nouveau centre, qui en la matière ont n' ont jamais faibli, sur la constance avec laquelle ils sont voulus apporter leur contribution dans toutes les lois de finances pour favoriser la réduction de nos déficits publics. c' est l' occasion pour moi effectivement de rappeler que cette législature est dominée par une crise mondiale comme nous n' en avons jamais vécu depuis euh même avant la guerre. que cette crise mondiale a eu un impact sur le budget de toutes les démocraties occidentales, singulièrement aux états unis et naturellement en europe, où tous les pays ont été impactés de manières différentes, mais impactés puissamment. je ne reviens pas sur la grèce, je ne reviens pas sur l' angleterre, je ne m' arrête pas sur l' irlande, je ne vais pas en espagne je ne m' attarde pas sur euh la situation portugaise. je regarde simplement la situation française et du point de départ de l' impact de cette crise jusqu' à aujourd'hui, l' ensemble des mesures qui ont été prises permettent de mettre en lumière la pertinence des choix, qui ont été les nôtres d' abord pour accepter un effondrement des recettes, ensuite pour alimenter par la dépense une économie qui avait besoin d' être soutenue et, enfin, pour stabiliser à travers nos mo <text:s/>nos amortisseurs sociaux, un modèle social dont nous avons bien besoin. aujourd'hui, nous sommes au stade de la préparation de l' avenir, qui nécessite d' une question de bon sens, de préserver nos finances publiques, une question de responsabilité, de préserver les générations qui suivent, et une question de crédibilité, de soutenir la signature française dans ces engagements vis à vis de ses partenaires européens. comment allons nous y parvenir? par une règle d' or qui va inclure des lois cadres</text:p>
          </table:table-cell>
        </table:table-row>
        <table:table-row table:style-name="ro1">
          <table:table-cell table:number-columns-repeated="2"/>
          <table:table-cell office:value-type="string">
            <text:p>4_1May</text:p>
          </table:table-cell>
          <table:table-cell office:value-type="string">
            <text:p>56a</text:p>
          </table:table-cell>
          <table:table-cell office:value-type="float" office:value="66">
            <text:p>66</text:p>
          </table:table-cell>
          <table:table-cell table:formula="of:=IF([.E1109]=[.E1108];[.F1108]+1;1)" office:value-type="float" office:value="3">
            <text:p>3</text:p>
          </table:table-cell>
          <table:table-cell table:formula="of:=CONCATENATE(&quot;/home/peter/Thesis/ForcedAligner/Aligner1/wav/11025/&quot;;[.C1109];[.D1109];&quot;.wav&quot;)" office:value-type="string" office:string-value="/home/peter/Thesis/ForcedAligner/Aligner1/wav/11025/4_1May56a.wav">
            <text:p>/home/peter/Thesis/ForcedAligner/Aligner1/wav/11025/4_1May56a.wav</text:p>
          </table:table-cell>
          <table:table-cell table:formula="of:=CONCATENATE(&quot;/home/peter/Thesis/ForcedAligner/Aligner1/wav/&quot;;&quot;FNQ&quot;;[.E1109];&quot;_&quot;;[.F1109];&quot;.wav&quot;)" office:value-type="string" office:string-value="/home/peter/Thesis/ForcedAligner/Aligner1/wav/FNQ66_3.wav">
            <text:p>/home/peter/Thesis/ForcedAligner/Aligner1/wav/FNQ66_3.wav</text:p>
          </table:table-cell>
          <table:table-cell office:value-type="string">
            <text:p>monsieur le président, mesdames et messieurs les députés, monsieur le député. je vous prie, tout d' abord, de bien vouloir excuser le garde des sceaux, qui actuellement au sénat ont discussion sur une proposition de loi d' initiative sénatoriale. euh vous avez tort d' <text:s/>abord de dire que les moyens affectés à la justice sont en diminution, puisque c' est l' un des deux seuls budgets avec l' enseignement supérieur et la recherche qui ont été sanctuarisés, préservés, protégés, qui échappent à la réduction et à la maîtrise des dépenses. s' il y a une augmentation pour cet exercice budgétaire, de plus de quatre pourcent. vous avez tort de mettre en accusation le le non accompagnement du gouvernement sur la politique concernant l' aide juridictionnelle puisque, je me permets de rappeler sur le débat qui est actuellement en cours l' origine, rapidement, de de ce texte. le conseil constitutionnel a été saisi d' une question prioritaire de constitutionnalité. il a rendu sa décision; le gouvernement, évidemment, a pris les mesures nécessaires pour rentrer dans le calendrier imposé par le conseil constitutionnel. la loi était votée le douze avril, elle a été promulguée le quatorze. la chancellerie et le ministère de l' intérieur ont adressé les circulaires pour application immédiate, ce qui était conforme aux souhaits de l' assemblée plénière de la cour de cassation, conforme également à jurisprudence constante de la cour européenne des droits de l' homme. nous sommes actuellement en discussion avec le conseil national des barreaux. la chancellerie et le garde des sceaux ont fixé un plafond de rémunération. un décret est actuellement transmis par la chancellerie au conseil d' état qui va fixer, s' agissant de l' aide juridictionnelle pour la garde à vue et pour les avocats présents dès la première heure, un plafond de trois cents euros</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1110];[.B1110])" office:value-type="string" office:string-value="2May">
            <text:p>2May</text:p>
          </table:table-cell>
          <table:table-cell office:value-type="string">
            <text:p>6b</text:p>
          </table:table-cell>
          <table:table-cell office:value-type="float" office:value="66">
            <text:p>66</text:p>
          </table:table-cell>
          <table:table-cell table:formula="of:=IF([.E1110]=[.E1109];[.F1109]+1;1)" office:value-type="float" office:value="4">
            <text:p>4</text:p>
          </table:table-cell>
          <table:table-cell table:formula="of:=CONCATENATE(&quot;/home/peter/Thesis/ForcedAligner/Aligner1/wav/11025/&quot;;[.C1110];[.D1110];&quot;.wav&quot;)" office:value-type="string" office:string-value="/home/peter/Thesis/ForcedAligner/Aligner1/wav/11025/2May6b.wav">
            <text:p>/home/peter/Thesis/ForcedAligner/Aligner1/wav/11025/2May6b.wav</text:p>
          </table:table-cell>
          <table:table-cell table:formula="of:=CONCATENATE(&quot;/home/peter/Thesis/ForcedAligner/Aligner1/wav/&quot;;&quot;FNQ&quot;;[.E1110];&quot;_&quot;;[.F1110];&quot;.wav&quot;)" office:value-type="string" office:string-value="/home/peter/Thesis/ForcedAligner/Aligner1/wav/FNQ66_4.wav">
            <text:p>/home/peter/Thesis/ForcedAligner/Aligner1/wav/FNQ66_4.wav</text:p>
          </table:table-cell>
          <table:table-cell office:value-type="string">
            <text:p>et nous sommes désormais dans le temps qui doit s' inscrire dans la durée d' une maîtrise de nos finances publiques, car euh nous ne pouvons plus vivre avec cette épée de damoclès au dessus de notre tête. c' est une exigence qui n' est pas une exigence de droite ou gauche, du gouvernement ou de la majorité, c' est une exigence d' intérêt national, et c' est aussi le sens de la puissance de ce rendez vous aujourd'hui. les efforts du gouvernement contribuent au redressement de nos finances publiques, je le maintiens comme en témoigne l' amélioration du déficit en deux mille dix. l' année deux mille dix s' est achevée sur un niveau déficit public de l' ordre de sept pourcent. là encore pour euh lutter contre le syndrome euh du poisson rouge de son bocal qui fait le tour et qui en trois secondes a déjà oublié ce qui c' est passé avant, je rappelle qu' au début de l' année deux mille dix la trajectoire des finances publiques était inscrite à huit virgule cinq pourcent de notre déficit de notre richesse nationale nous sommes passé et corrigé à la fin d' exercice deux mille dix à sept virgule sept pourcent et en réalité nous avons atterri à sept pourcent, ça veut dire une marge d' un et demi pourcent de notre richesse nationale. ce ne sont pas que des pourcentages, ce ne sont pas que trois chiffres ce n' est pas qu' une certaine idée de la richesse nationale, c' est d' effort produit collectivement par l' ensemble des français pour permettre de réduire plus rapidement, et en ayant un temps d' avance sur les engagements que nous avons pris. ça veut dire quoi ça veut dire que la politique que nous avons mené de maîtrise des dépenses a produit des résultats plus rapidement que prévu ça veut dire que nous ne sommes pas trompés dans les mesures proposées: mesures équilibrées de maîtrise des dépenses sans altérer la capacité de la croissance à rebondir et ça veut dire aussi que la signature de la france son engagement, sa parole a du sens un peu plus soutenu aujourd'hui à la lumière de ces résultats, que une certaine idée que certains ont pu en avoir au moment où nous avions proposé lors de la loi de finances les mesures euh, de maîtrise des dépenses.</text:p>
          </table:table-cell>
        </table:table-row>
        <table:table-row table:style-name="ro1">
          <table:table-cell table:number-columns-repeated="2"/>
          <table:table-cell office:value-type="string">
            <text:p>3_1May</text:p>
          </table:table-cell>
          <table:table-cell office:value-type="string">
            <text:p>35b</text:p>
          </table:table-cell>
          <table:table-cell office:value-type="float" office:value="66">
            <text:p>66</text:p>
          </table:table-cell>
          <table:table-cell table:formula="of:=IF([.E1111]=[.E1110];[.F1110]+1;1)" office:value-type="float" office:value="5">
            <text:p>5</text:p>
          </table:table-cell>
          <table:table-cell table:formula="of:=CONCATENATE(&quot;/home/peter/Thesis/ForcedAligner/Aligner1/wav/11025/&quot;;[.C1111];[.D1111];&quot;.wav&quot;)" office:value-type="string" office:string-value="/home/peter/Thesis/ForcedAligner/Aligner1/wav/11025/3_1May35b.wav">
            <text:p>/home/peter/Thesis/ForcedAligner/Aligner1/wav/11025/3_1May35b.wav</text:p>
          </table:table-cell>
          <table:table-cell table:formula="of:=CONCATENATE(&quot;/home/peter/Thesis/ForcedAligner/Aligner1/wav/&quot;;&quot;FNQ&quot;;[.E1111];&quot;_&quot;;[.F1111];&quot;.wav&quot;)" office:value-type="string" office:string-value="/home/peter/Thesis/ForcedAligner/Aligner1/wav/FNQ66_5.wav">
            <text:p>/home/peter/Thesis/ForcedAligner/Aligner1/wav/FNQ66_5.wav</text:p>
          </table:table-cell>
          <table:table-cell office:value-type="string">
            <text:p>qui vont se substituer aux lois de programmation des finances publiques, et qui auront valeur constitutionnelle, un pacte de stabilité, qui sera discuté par le parlement et qui permettra d' avoir là aussi un engagement parlement exécutif puissamment au service de la position française, et, enfin, un monopole des dispositions fiscales, qui nous permettront de mieux maîtriser nos finances publiques.</text:p>
          </table:table-cell>
        </table:table-row>
        <table:table-row table:style-name="ro1">
          <table:table-cell table:number-columns-repeated="2"/>
          <table:table-cell office:value-type="string">
            <text:p>4_1May</text:p>
          </table:table-cell>
          <table:table-cell office:value-type="string">
            <text:p>56b</text:p>
          </table:table-cell>
          <table:table-cell office:value-type="float" office:value="66">
            <text:p>66</text:p>
          </table:table-cell>
          <table:table-cell table:formula="of:=IF([.E1112]=[.E1111];[.F1111]+1;1)" office:value-type="float" office:value="6">
            <text:p>6</text:p>
          </table:table-cell>
          <table:table-cell table:formula="of:=CONCATENATE(&quot;/home/peter/Thesis/ForcedAligner/Aligner1/wav/11025/&quot;;[.C1112];[.D1112];&quot;.wav&quot;)" office:value-type="string" office:string-value="/home/peter/Thesis/ForcedAligner/Aligner1/wav/11025/4_1May56b.wav">
            <text:p>/home/peter/Thesis/ForcedAligner/Aligner1/wav/11025/4_1May56b.wav</text:p>
          </table:table-cell>
          <table:table-cell table:formula="of:=CONCATENATE(&quot;/home/peter/Thesis/ForcedAligner/Aligner1/wav/&quot;;&quot;FNQ&quot;;[.E1112];&quot;_&quot;;[.F1112];&quot;.wav&quot;)" office:value-type="string" office:string-value="/home/peter/Thesis/ForcedAligner/Aligner1/wav/FNQ66_6.wav">
            <text:p>/home/peter/Thesis/ForcedAligner/Aligner1/wav/FNQ66_6.wav</text:p>
          </table:table-cell>
          <table:table-cell office:value-type="string">
            <text:p>pour la présence de l' avocat lors de cette garde à vue, un accompagnement complémentaire de cent cinquante euros pour l' avocat qui va aider une personne victime en comparution face à euh une personne susceptible d' être considérée comme le coupable. et nous serons, à un niveau de trois cents euros moyen, ce qui sera supérieur à ce qu' ont fait en allemagne à ce qu' on trouve dans les autres pays de l' union européenne. et nous sommes situation équivalente, en accord aussi avec le conseil national des barreaux, sur le coût horaire moyen de trois heures de présence de l' avocat en garde à vue.</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1113];[.B1113])" office:value-type="string" office:string-value="2May">
            <text:p>2May</text:p>
          </table:table-cell>
          <table:table-cell office:value-type="string">
            <text:p>6c</text:p>
          </table:table-cell>
          <table:table-cell office:value-type="float" office:value="66">
            <text:p>66</text:p>
          </table:table-cell>
          <table:table-cell table:formula="of:=IF([.E1113]=[.E1112];[.F1112]+1;1)" office:value-type="float" office:value="7">
            <text:p>7</text:p>
          </table:table-cell>
          <table:table-cell table:formula="of:=CONCATENATE(&quot;/home/peter/Thesis/ForcedAligner/Aligner1/wav/11025/&quot;;[.C1113];[.D1113];&quot;.wav&quot;)" office:value-type="string" office:string-value="/home/peter/Thesis/ForcedAligner/Aligner1/wav/11025/2May6c.wav">
            <text:p>/home/peter/Thesis/ForcedAligner/Aligner1/wav/11025/2May6c.wav</text:p>
          </table:table-cell>
          <table:table-cell table:formula="of:=CONCATENATE(&quot;/home/peter/Thesis/ForcedAligner/Aligner1/wav/&quot;;&quot;FNQ&quot;;[.E1113];&quot;_&quot;;[.F1113];&quot;.wav&quot;)" office:value-type="string" office:string-value="/home/peter/Thesis/ForcedAligner/Aligner1/wav/FNQ66_7.wav">
            <text:p>/home/peter/Thesis/ForcedAligner/Aligner1/wav/FNQ66_7.wav</text:p>
          </table:table-cell>
          <table:table-cell office:value-type="string">
            <text:p>c' est une amélioration substantielle, ce sont des moindres déficits qui traduisent mécaniquement par une amélioration du niveau de la dette publique notifiée à la commission européenne. je vous rappelle rapidement en deux mille dix, la dette s' établissait à quatre vingt un virgule sept pourcent de notre richesse nationale contre quatre vingt deux virgule neuf pourcent qui était prévu au moment du dernier projet de loi de finance. ils sont des bons résultats qui sont dus à plusieurs facteurs. parmi les principaux, il faut mentionner la reprise de l' économie et de l' emploi, chère christine, qui a été plus dynamique que ce qui avait été escompté. et l' année dernière, le coût de la réforme de la taxe professionnelle s' est avéré moins élevé que prévu. enfin, ce bon résultat est dû aussi à l' effort collectif produit par l' ensemble des acteurs de la dépense publique. je n' y reviens pas juste pour rappeler que nous avons tenu c' est vrai notre engagement de maîtrise des dépenses de l' état: nous respectons strictement le plafond autorisé de la norme de dépense cette norme je le rappelle a été construite sur une base de progression strictement limitée à l' inflation, c' est le fameux zéro volume. et ne pas dépenser un euro de plus que l' autorisation donnée par le parlement est la première règle budgétaire, n' est ce pas, monsieur le rapporteur général? et c' est aussi mon premier devoir en tant que ministre du budget. ce contrat a été rempli pour l' année deux mille dix. je souligne au passage que ce plafond de dépenses a été élaboré en se fondant sur une prévision d' inflation à un virgule deux pourcent pour l' an dernier. en réalité il s' avère que cet inflation a été d' un et demi pourcent. le plafond n' ayant pas été revu à la hausse, cela représente rétro rétrospectivement une moindre dépense d' environ un milliard d' euros ce n' est pas rien. l' effort collectif réalisé en deux mille dix se traduit de surcroît par une meilleure maîtrise des dépenses sociales et en particulier des dépenses d' assurance maladie.</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1114];[.B1114])" office:value-type="string" office:string-value="2May">
            <text:p>2May</text:p>
          </table:table-cell>
          <table:table-cell office:value-type="string">
            <text:p>6d</text:p>
          </table:table-cell>
          <table:table-cell office:value-type="float" office:value="66">
            <text:p>66</text:p>
          </table:table-cell>
          <table:table-cell table:formula="of:=IF([.E1114]=[.E1113];[.F1113]+1;1)" office:value-type="float" office:value="8">
            <text:p>8</text:p>
          </table:table-cell>
          <table:table-cell table:formula="of:=CONCATENATE(&quot;/home/peter/Thesis/ForcedAligner/Aligner1/wav/11025/&quot;;[.C1114];[.D1114];&quot;.wav&quot;)" office:value-type="string" office:string-value="/home/peter/Thesis/ForcedAligner/Aligner1/wav/11025/2May6d.wav">
            <text:p>/home/peter/Thesis/ForcedAligner/Aligner1/wav/11025/2May6d.wav</text:p>
          </table:table-cell>
          <table:table-cell table:formula="of:=CONCATENATE(&quot;/home/peter/Thesis/ForcedAligner/Aligner1/wav/&quot;;&quot;FNQ&quot;;[.E1114];&quot;_&quot;;[.F1114];&quot;.wav&quot;)" office:value-type="string" office:string-value="/home/peter/Thesis/ForcedAligner/Aligner1/wav/FNQ66_8.wav">
            <text:p>/home/peter/Thesis/ForcedAligner/Aligner1/wav/FNQ66_8.wav</text:p>
          </table:table-cell>
          <table:table-cell office:value-type="string">
            <text:p>christine lagarde l' a évoqué pour la première année depuis sa construction depuis sa définition depuis sa mise en oeuvre pour la première année depuis mille neuf cent quatre vingt dix sept pour la première année depuis que le programme existe il a été respecté et c' est euh suffisamment important pour être souligné c' est aussi un gage de sérieux et de crédibilité pour les mesures que nous formulons pour l' année deux mille onze pour l' année deux mille douze, et pour les suivantes. et c' est aussi une exigence de conscience collective que de montrer que malgré les difficultés de la crise, malgré les tensions budgétaires, notre pays continue de produire un effort d' augmentation de dépense d' assurance maladie supérieur à presque le double de l' inflation. ça veut dire que le choix de la protection et la préservation de notre modèle social trouve aussi sa réponse dans une euh politique de maîtrise de nos dépenses d' assurance maladie, mais d' accompagnement néanmoins de l' augmentation de ces dépenses pour aider évidemment les plus défavorisés, les plus démunis, ceux qui ont le plus besoin de l' état providence et de la sécurité sociale. je veux également souligner l' importance de l' effort produit par les collectivités locales qui ont euh via la modération de leur investissement, apporté leur contribution. et c' est un point qui n' est pas négligeable car ça leur permet aussi d' engager des réformes en profondeur de maîtrise de coûts collectifs. vous le savez, cher jacques myard, dans les mesures que nous avons proposées dans la loi de finances il y a eu le gel de la dotation de l' état vis à vis des collectivités locales, mais qui n' a pas impacté le fonds de compensation de la tva, qui est le levier de l' investissement ça veut dire que s' il y a des dépenses en plus, ces collectivités feront appel à l' impôt local, et donc assumeront leur choix.</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1115];[.B1115])" office:value-type="string" office:string-value="2May">
            <text:p>2May</text:p>
          </table:table-cell>
          <table:table-cell office:value-type="string">
            <text:p>6e</text:p>
          </table:table-cell>
          <table:table-cell office:value-type="float" office:value="66">
            <text:p>66</text:p>
          </table:table-cell>
          <table:table-cell table:formula="of:=IF([.E1115]=[.E1114];[.F1114]+1;1)" office:value-type="float" office:value="9">
            <text:p>9</text:p>
          </table:table-cell>
          <table:table-cell table:formula="of:=CONCATENATE(&quot;/home/peter/Thesis/ForcedAligner/Aligner1/wav/11025/&quot;;[.C1115];[.D1115];&quot;.wav&quot;)" office:value-type="string" office:string-value="/home/peter/Thesis/ForcedAligner/Aligner1/wav/11025/2May6e.wav">
            <text:p>/home/peter/Thesis/ForcedAligner/Aligner1/wav/11025/2May6e.wav</text:p>
          </table:table-cell>
          <table:table-cell table:formula="of:=CONCATENATE(&quot;/home/peter/Thesis/ForcedAligner/Aligner1/wav/&quot;;&quot;FNQ&quot;;[.E1115];&quot;_&quot;;[.F1115];&quot;.wav&quot;)" office:value-type="string" office:string-value="/home/peter/Thesis/ForcedAligner/Aligner1/wav/FNQ66_9.wav">
            <text:p>/home/peter/Thesis/ForcedAligner/Aligner1/wav/FNQ66_9.wav</text:p>
          </table:table-cell>
          <table:table-cell office:value-type="string">
            <text:p>mais ce n' est pas la responsabilité d' état qui favorise l' investissement et donc le retour d' argent public dans l' économie, ce qui est aussi le sens du prélèvement et de la contribution. notre programme de stabilité pour la période deux mille onze deux mille quatorze s' inscrit aussi résolument dans le prolongement de cette stratégie qui associe une maîtrise stricte et durable de la dépense publique et un ensemble de réformes porteuses de croissance. le gouvernement est évidemment déterminé à être au rendez vous de ces engagements qu' il a pris devant vous, c' est bien la moindre des choses. ils sont inscrits dans la loi de programmation des finances publiques. et nous voulons ramener le déficit dans la limite des trois pourcent en deux mille treize. pour y parvenir, à l' automne dernier, nous nous sommes fixé un calendrier clair: un déficit public à six pourcent en deux mille onze, à quatre virgule six pourcent en deux mille douze, à trois pourcent en deux mille treize et à deux pourcent en deux mille quatorze. compte tenu du déficit moins important que prévu cette année et du sérieux avec lequel nous avons préparé avec vous les textes financiers pour deux mille onze, nous sommes d' ores et déjà en mesure de réviser favorablement notre prévision pour cette année puisque nous tablons désormais sur un déficit public de cinq virgule sept pourcent notre richesse nationale fin deux mille onze. c' est à dire que début mai, nous sommes euh en avance par rapport au rendez vous qui a été fixé et nous allons poursuivre sur l' atteinte de cet objectif qui n' est pas négociable. il n' est pas négociable de réduire nos déficits publics. et il n' est pas négociable d' être au rendez vous des engagements que nous avons pris. cette amélioration ne répercute pas l' ensemble de la révision de zéro sept point du pib en deux mille dix. une partie de cette révision est liée à des effets non reconductibles vous le savez pour les années suivantes, c' est notamment le cas naturellement de la révision du coût de la réforme de la taxe professionnelle.</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1116];[.B1116])" office:value-type="string" office:string-value="2May">
            <text:p>2May</text:p>
          </table:table-cell>
          <table:table-cell office:value-type="string">
            <text:p>6f</text:p>
          </table:table-cell>
          <table:table-cell office:value-type="float" office:value="66">
            <text:p>66</text:p>
          </table:table-cell>
          <table:table-cell table:formula="of:=IF([.E1116]=[.E1115];[.F1115]+1;1)" office:value-type="float" office:value="10">
            <text:p>10</text:p>
          </table:table-cell>
          <table:table-cell table:formula="of:=CONCATENATE(&quot;/home/peter/Thesis/ForcedAligner/Aligner1/wav/11025/&quot;;[.C1116];[.D1116];&quot;.wav&quot;)" office:value-type="string" office:string-value="/home/peter/Thesis/ForcedAligner/Aligner1/wav/11025/2May6f.wav">
            <text:p>/home/peter/Thesis/ForcedAligner/Aligner1/wav/11025/2May6f.wav</text:p>
          </table:table-cell>
          <table:table-cell table:formula="of:=CONCATENATE(&quot;/home/peter/Thesis/ForcedAligner/Aligner1/wav/&quot;;&quot;FNQ&quot;;[.E1116];&quot;_&quot;;[.F1116];&quot;.wav&quot;)" office:value-type="string" office:string-value="/home/peter/Thesis/ForcedAligner/Aligner1/wav/FNQ66_10.wav">
            <text:p>/home/peter/Thesis/ForcedAligner/Aligner1/wav/FNQ66_10.wav</text:p>
          </table:table-cell>
          <table:table-cell office:value-type="string">
            <text:p>pour l' année deux mille douze, nous avons souhaité maintenir notre objectif de déficit public à quatre virgule six pourcent de la richesse nationale. grâce aux bons résultats en matière de réduction déficits, nous ne nous sommes pas tenus de prendre des mesures additionnelles pour compenser la légère révision à la baisse qu' a évoquer christine lagarde de l' hypothèse de croissance pour deux mille douze, qui passe de deux et demi pourcent dans la loi de programmation à deux vingt cinq pour le programme de stabilité qui vous est proposé aujourd'hui, mais comme nous l' avons promis, nous tiendrons année après année nos engagements, jusqu' en deux mille treize. il n' est pas question non plus de précipiter ou d' accélérer le rythme de ces réductions c' est déjà un rythme soutenu et c' est déjà un effort qui est demandé et qui est important. le gouvernement ne souhaite donc pas accroître cet effort, cela signifierait que l' on renonce à protéger les publics des plus fragiles et que l' on prenne le risque de casser un cycle de croissance encore convalescent. nous demeurons donc en ligne avec nos engagements de moyen terme pris dans le cadre de la loi programmation des finances publiques. pour l' année deux mille douze, ce projet de loi de finances sera notamment construit en respectant le triennal deux mille onze deux mille treize dont il constitue la deuxième annuité. la contribution de ce budget au redressement des finances publiques est décisive dans la mesure où il a été élaboré je vous le rappelle dans le respect d' une double norme de dépense. une double norme qui fait d' ailleurs l' objet d' un article dédié de la loi de programmation des finances publiques, dont vous me permettrez de rappeler très rapidement les grandes lignes monsieur le président. d' une part, une stabilisation en euros courants des crédits budgétaires et des prélèvements sur recettes au profit de l' union européenne et des collectivités locales c' est la règle dite du zéro valeur ce que j' évoquais tout à l' heure.</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1117];[.B1117])" office:value-type="string" office:string-value="2May">
            <text:p>2May</text:p>
          </table:table-cell>
          <table:table-cell office:value-type="string">
            <text:p>6g</text:p>
          </table:table-cell>
          <table:table-cell office:value-type="float" office:value="66">
            <text:p>66</text:p>
          </table:table-cell>
          <table:table-cell table:formula="of:=IF([.E1117]=[.E1116];[.F1116]+1;1)" office:value-type="float" office:value="11">
            <text:p>11</text:p>
          </table:table-cell>
          <table:table-cell table:formula="of:=CONCATENATE(&quot;/home/peter/Thesis/ForcedAligner/Aligner1/wav/11025/&quot;;[.C1117];[.D1117];&quot;.wav&quot;)" office:value-type="string" office:string-value="/home/peter/Thesis/ForcedAligner/Aligner1/wav/11025/2May6g.wav">
            <text:p>/home/peter/Thesis/ForcedAligner/Aligner1/wav/11025/2May6g.wav</text:p>
          </table:table-cell>
          <table:table-cell table:formula="of:=CONCATENATE(&quot;/home/peter/Thesis/ForcedAligner/Aligner1/wav/&quot;;&quot;FNQ&quot;;[.E1117];&quot;_&quot;;[.F1117];&quot;.wav&quot;)" office:value-type="string" office:string-value="/home/peter/Thesis/ForcedAligner/Aligner1/wav/FNQ66_11.wav">
            <text:p>/home/peter/Thesis/ForcedAligner/Aligner1/wav/FNQ66_11.wav</text:p>
          </table:table-cell>
          <table:table-cell office:value-type="string">
            <text:p>et c' est une stabilisation qui s' applique à un périmètre excluant la charge de la dette et des pensions des fonctionnaires de l' état: c' est à dire qu' on assume le passé mais pour l' avenir on se donne des moyens supplémentaires de mieux maîtriser nos dépenses et d' autre part, une augmentation annuelle de crédits qui sera toujours au maximum égale à l' inflation sur le périmètre de la norme élargie, qui inclut les charges héritées du passé et que sont notamment la charge de la dette et des pensions des fonctionnaires, c' est le zéro volume. chaque année, nous nous engageons à respecter ces deux normes, ce qui signifie que c' est la plus contraignante des deux qui nous a guidés et qui nous guidera pour la cont construction du budget. je réaffirme également devant vous devant la représentation nationale que le non remplacement d' un départ à la retraite sur deux se poursuivra en deux mille douze. cela se traduira par la suppression d' environ trente mille emplois à temps plein. je souligne une fois encore devant vous que l' objectif triennal de réduction des dépenses de fonctionnement et d' intervention de dix pourcent sur trois ans se traduira par un effort global de deux et demi pourcent en deux mille douze, après un effort de cinq pourcent en deux mille onze. et par ailleurs, comme en deux mille onze, les concours de l' état aux collectivités locales seront stabilisés en valeur. c' est une mesure qui concerne l' ensemble des concours à l' exception je l' évoquais il y a encore un instant du fonds de compensation de la tva qui connaît une dynamique autonome. dans le cadre de la montée en charge progressive de la réforme des retraites, les dépenses des autres administrations de sécurité sociale seront également contenues. corrigée des revalorisations, la dynamique des prestations vieillesse va en effet grandement se ralentir au cours des années qui viennent: plus un virgule huit pourcent en moyenne annuelle sur deux mille douze deux mille quatorze, contre deux virgule huit pourcent en deux mille dix et en deux mille onze.</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1118];[.B1118])" office:value-type="string" office:string-value="2May">
            <text:p>2May</text:p>
          </table:table-cell>
          <table:table-cell office:value-type="string">
            <text:p>6h</text:p>
          </table:table-cell>
          <table:table-cell office:value-type="float" office:value="66">
            <text:p>66</text:p>
          </table:table-cell>
          <table:table-cell table:formula="of:=IF([.E1118]=[.E1117];[.F1117]+1;1)" office:value-type="float" office:value="12">
            <text:p>12</text:p>
          </table:table-cell>
          <table:table-cell table:formula="of:=CONCATENATE(&quot;/home/peter/Thesis/ForcedAligner/Aligner1/wav/11025/&quot;;[.C1118];[.D1118];&quot;.wav&quot;)" office:value-type="string" office:string-value="/home/peter/Thesis/ForcedAligner/Aligner1/wav/11025/2May6h.wav">
            <text:p>/home/peter/Thesis/ForcedAligner/Aligner1/wav/11025/2May6h.wav</text:p>
          </table:table-cell>
          <table:table-cell table:formula="of:=CONCATENATE(&quot;/home/peter/Thesis/ForcedAligner/Aligner1/wav/&quot;;&quot;FNQ&quot;;[.E1118];&quot;_&quot;;[.F1118];&quot;.wav&quot;)" office:value-type="string" office:string-value="/home/peter/Thesis/ForcedAligner/Aligner1/wav/FNQ66_12.wav">
            <text:p>/home/peter/Thesis/ForcedAligner/Aligner1/wav/FNQ66_12.wav</text:p>
          </table:table-cell>
          <table:table-cell office:value-type="string">
            <text:p>je ne détaillerai naturellement pas le volet recettes du programme de stabilité que nous vous soumettons aujourd'hui, avec christine lagarde, je vous rappellerai simplement les engagements du gouvernement, qui demeurent intangibles: pas d' augmentation généralisée des impôts; une réforme de la fiscalité du patrimoine qui sera neutre pour les recettes fiscales de l' état sur l' ensemble de la période; et une hausse des recettes résultant essentiellement de la reprise de l' activité et de la réduction des dispositifs fiscaux dérogatoires sur les chiffres euh qui ont été abordés par christine lagarde, mais sur lesquels je ne reviens pas. mesdames et messieurs les députés, monsieur le président comme vous pouvez le constater et comme en témoigne ce programme de stabilité pour cette période deux mille onze deux mille quatorze, le gouvernement entend poursuivre son ambitieuse stratégie de maîtrise des finances publiques, en vue d' un retour rapide à l' équilibre des comptes. nous aurons d' ailleurs demain un rendez vous important qui permettra à chacun de se positionner sur cette très utile question de la maîtrise des finances publiques et de la réduction des déficits et de l' inscription d' une règle d' or dans notre loi fondamentale pour fixer un cap. j' encourage évidemment celles et ceux qui, à gauche de cet hémicycle, seraient tentés par une euh position vertueuse autour de la maîtrise de cet engagement et faire abstraction du débat trop gauche et droite mais juste d' intérêt national, de nous rejoindre de nous rejoindre pour les débats de demain et d' après demain et de nous rejoindre dans pour cet objectif dont j' ai la faiblesse de penser qu' il peut être partagé, nonobstant le calendrier électoral qui est devant nous.</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1119];[.B1119])" office:value-type="string" office:string-value="2May">
            <text:p>2May</text:p>
          </table:table-cell>
          <table:table-cell office:value-type="string">
            <text:p>6i</text:p>
          </table:table-cell>
          <table:table-cell office:value-type="float" office:value="66">
            <text:p>66</text:p>
          </table:table-cell>
          <table:table-cell table:formula="of:=IF([.E1119]=[.E1118];[.F1118]+1;1)" office:value-type="float" office:value="13">
            <text:p>13</text:p>
          </table:table-cell>
          <table:table-cell table:formula="of:=CONCATENATE(&quot;/home/peter/Thesis/ForcedAligner/Aligner1/wav/11025/&quot;;[.C1119];[.D1119];&quot;.wav&quot;)" office:value-type="string" office:string-value="/home/peter/Thesis/ForcedAligner/Aligner1/wav/11025/2May6i.wav">
            <text:p>/home/peter/Thesis/ForcedAligner/Aligner1/wav/11025/2May6i.wav</text:p>
          </table:table-cell>
          <table:table-cell table:formula="of:=CONCATENATE(&quot;/home/peter/Thesis/ForcedAligner/Aligner1/wav/&quot;;&quot;FNQ&quot;;[.E1119];&quot;_&quot;;[.F1119];&quot;.wav&quot;)" office:value-type="string" office:string-value="/home/peter/Thesis/ForcedAligner/Aligner1/wav/FNQ66_13.wav">
            <text:p>/home/peter/Thesis/ForcedAligner/Aligner1/wav/FNQ66_13.wav</text:p>
          </table:table-cell>
          <table:table-cell office:value-type="string">
            <text:p>le gouvernement ne s' arrêtera pas là. nous souhaitons en effet pérenniser cette démarche, l' inscrire comme je viens de dire dans notre constitution, et comme le recommandent aussi mesdames et messieurs les députés des institutions européennes et de manière signalée le fonds monétaire international ce qui peut nourrir la réflexion des uns comme des autres. notre objectif est clair et assumé: faire en sorte que la maîtrise de nos finances publiques ne dépende plus d' engagements politiques de circonstance. et avec cette réforme constitutionnelle, nous exprimons le souhait de léguer à nos enfants un état aux finances assainies, un mo un état dont le modèle social et la souveraineté nationale seront durablement garantis. je vous remercie.</text:p>
          </table:table-cell>
        </table:table-row>
        <table:table-row table:style-name="ro1">
          <table:table-cell office:value-type="float" office:value="5">
            <text:p>5</text:p>
          </table:table-cell>
          <table:table-cell office:value-type="string">
            <text:p>May</text:p>
          </table:table-cell>
          <table:table-cell table:formula="of:=CONCATENATE([.A1120];[.B1120])" office:value-type="string" office:string-value="5May">
            <text:p>5May</text:p>
          </table:table-cell>
          <table:table-cell office:value-type="string">
            <text:p>15a</text:p>
          </table:table-cell>
          <table:table-cell office:value-type="float" office:value="7">
            <text:p>7</text:p>
          </table:table-cell>
          <table:table-cell table:formula="of:=IF([.E1120]=[.E1119];[.F1119]+1;1)" office:value-type="float" office:value="1">
            <text:p>1</text:p>
          </table:table-cell>
          <table:table-cell table:formula="of:=CONCATENATE(&quot;/home/peter/Thesis/ForcedAligner/Aligner1/wav/11025/&quot;;[.C1120];[.D1120];&quot;.wav&quot;)" office:value-type="string" office:string-value="/home/peter/Thesis/ForcedAligner/Aligner1/wav/11025/5May15a.wav">
            <text:p>/home/peter/Thesis/ForcedAligner/Aligner1/wav/11025/5May15a.wav</text:p>
          </table:table-cell>
          <table:table-cell table:formula="of:=CONCATENATE(&quot;/home/peter/Thesis/ForcedAligner/Aligner1/wav/&quot;;&quot;FNQ&quot;;[.E1120];&quot;_&quot;;[.F1120];&quot;.wav&quot;)" office:value-type="string" office:string-value="/home/peter/Thesis/ForcedAligner/Aligner1/wav/FNQ7_1.wav">
            <text:p>/home/peter/Thesis/ForcedAligner/Aligner1/wav/FNQ7_1.wav</text:p>
          </table:table-cell>
          <table:table-cell office:value-type="string">
            <text:p>monsieur le président, monsieur le ministre, monsieur le rapporteur, on on on partage un moment un peu étonnant, euh aujourd'hui parce que, tout le monde se rend compte que depuis le vote de cette loi sur les conseillers territoriaux, les langues se sont délier, et tout le monde a confirmé que cette réforme était euh totalement incroyable, stupide, contraire non seulement à tous que notre histoire de la décentralisation vient de vivre, mais je n' ai entendu que quégrener des toutes les conséquences néfastes, les conséquences financières, des conséquences euh de confusion, des conséquences sur euh la fin d' un certain nombre de grandes politiques d' avenir, de la cantonalisation euh du conseiller régional, la fin de la parité l' impossibilité de fonctionner devant des assemblées pléthoriques, au niveau de la région et de faire fonctionner d' ailleurs avec leurs coûts je reviendrai du mot toute à l' heure. leur euh leur groupe. oui, euh monsieur le ministre, il va falloir qu' on modifie et qu' on construise des autres hémicycles et les hôtels de régions, est-ce que c' est la priorité?</text:p>
          </table:table-cell>
        </table:table-row>
        <table:table-row table:style-name="ro1">
          <table:table-cell office:value-type="float" office:value="5">
            <text:p>5</text:p>
          </table:table-cell>
          <table:table-cell office:value-type="string">
            <text:p>May</text:p>
          </table:table-cell>
          <table:table-cell table:formula="of:=CONCATENATE([.A1121];[.B1121])" office:value-type="string" office:string-value="5May">
            <text:p>5May</text:p>
          </table:table-cell>
          <table:table-cell office:value-type="string">
            <text:p>15j</text:p>
          </table:table-cell>
          <table:table-cell office:value-type="float" office:value="7">
            <text:p>7</text:p>
          </table:table-cell>
          <table:table-cell table:formula="of:=IF([.E1121]=[.E1120];[.F1120]+1;1)" office:value-type="float" office:value="2">
            <text:p>2</text:p>
          </table:table-cell>
          <table:table-cell table:formula="of:=CONCATENATE(&quot;/home/peter/Thesis/ForcedAligner/Aligner1/wav/11025/&quot;;[.C1121];[.D1121];&quot;.wav&quot;)" office:value-type="string" office:string-value="/home/peter/Thesis/ForcedAligner/Aligner1/wav/11025/5May15j.wav">
            <text:p>/home/peter/Thesis/ForcedAligner/Aligner1/wav/11025/5May15j.wav</text:p>
          </table:table-cell>
          <table:table-cell table:formula="of:=CONCATENATE(&quot;/home/peter/Thesis/ForcedAligner/Aligner1/wav/&quot;;&quot;FNQ&quot;;[.E1121];&quot;_&quot;;[.F1121];&quot;.wav&quot;)" office:value-type="string" office:string-value="/home/peter/Thesis/ForcedAligner/Aligner1/wav/FNQ7_2.wav">
            <text:p>/home/peter/Thesis/ForcedAligner/Aligner1/wav/FNQ7_2.wav</text:p>
          </table:table-cell>
          <table:table-cell office:value-type="string">
            <text:p>sinistre bilan d' une amélioration et d' une et d' une réforme! j' avoue ne pas comprendre, pourquoi? mais bon. la rgpp a fonctionné comme une tondeuse à gazon: tous les services ont été ratiboisés, de ce qui fait que, quand le gouvernement veux relancer ses sous-préfets sur la politique de l' emploi, ils ont sont bien incapables, parce qu' il n' ont ni les moyens ni personnels. et nous assistons à des réunions grotesques sur les territoires, ou les sous-préfets sont obliger de convoquer les services des départements, des services de régions et des villes pour pouvoir engager de l' argent. tout ça est stupide! n' importe quelle entreprise en france aurait coulé à partir de tant d' incompétence d' incompétence. et je pense que le ministre, s' en rend bien compte, quand il prend sa casquette de président de région. en fait, je voulais vous vous saluer, parce que vous savez vous nous apportez un peu de comment dire de de espoir, à l' avenir vous êtes finalement le premier ministre président, comme en allemagne. quant à la quant à la répartition des compétences entre région et département, dois-je rappeler que quatre–vingt pourcent des budgets respectifs des conseils généraux et régionaux sont consacrés à des politiques qu' ils portent seuls? donc cette répartition que cette répartition ont faite est déjà fait: action sociale, collèges routes pour les départements</text:p>
          </table:table-cell>
        </table:table-row>
        <table:table-row table:style-name="ro1">
          <table:table-cell office:value-type="float" office:value="5">
            <text:p>5</text:p>
          </table:table-cell>
          <table:table-cell office:value-type="string">
            <text:p>May</text:p>
          </table:table-cell>
          <table:table-cell table:formula="of:=CONCATENATE([.A1122];[.B1122])" office:value-type="string" office:string-value="5May">
            <text:p>5May</text:p>
          </table:table-cell>
          <table:table-cell office:value-type="string">
            <text:p>15k</text:p>
          </table:table-cell>
          <table:table-cell office:value-type="float" office:value="7">
            <text:p>7</text:p>
          </table:table-cell>
          <table:table-cell table:formula="of:=IF([.E1122]=[.E1121];[.F1121]+1;1)" office:value-type="float" office:value="3">
            <text:p>3</text:p>
          </table:table-cell>
          <table:table-cell table:formula="of:=CONCATENATE(&quot;/home/peter/Thesis/ForcedAligner/Aligner1/wav/11025/&quot;;[.C1122];[.D1122];&quot;.wav&quot;)" office:value-type="string" office:string-value="/home/peter/Thesis/ForcedAligner/Aligner1/wav/11025/5May15k.wav">
            <text:p>/home/peter/Thesis/ForcedAligner/Aligner1/wav/11025/5May15k.wav</text:p>
          </table:table-cell>
          <table:table-cell table:formula="of:=CONCATENATE(&quot;/home/peter/Thesis/ForcedAligner/Aligner1/wav/&quot;;&quot;FNQ&quot;;[.E1122];&quot;_&quot;;[.F1122];&quot;.wav&quot;)" office:value-type="string" office:string-value="/home/peter/Thesis/ForcedAligner/Aligner1/wav/FNQ7_3.wav">
            <text:p>/home/peter/Thesis/ForcedAligner/Aligner1/wav/FNQ7_3.wav</text:p>
          </table:table-cell>
          <table:table-cell office:value-type="string">
            <text:p>ter, lycées, formation professionnelle et développement économique pour les régions. si on compte dix pourcent consacrer au moyen généraux et à la dette des régions et les départements, il ne leur reste environ que dix pourcent qui correspondent à des actions, à des financements croisés, en particulier en direction des communes, de la culture, du sport ou du soutien au monde associatif. s' agissant de la région son rôle central en matière d' innovation, de développement économique, d' éducation, de formation professionnelle ou de transport, en fait une collectivité orientée vers les défis de l' avenir, nous pouvons aller plus loin pour affirmer sa vocation à définir des stratégies de long terme. pourquoi ne pas lui confier la responsabilité du service public régional de la formation, de l' emploi et de l' orientation, qui aujourd'hui, n' a pas de pilote? avec une incapacité, de faire fonctionner tout cela au niveau de la région à l' état, resteraient, bien entendu, l' indemnisation, la macroéconomie la discussion avec les partenaires sociaux. aux régions, qui pilotent à la fois la formation et le développement économique, les moyens de lier les deux d' organiser la réinsertion des chômeurs, de mette le but de formation, la mobilité ou le logement qui va bien dans ce domaine la. que de réformes potentielles! sur le développement économique, comparons, monsieur le ministre, les régions allemandes et les régions françaises. un land comme le land d' hesse, avec lequel ma région est jumelée, a un budget de trente-huit milliards; je n' en demande pas tant, l' aquitaine a un budget d' un milliard quatre. et vous le vais pouvoir la même comparaison un land comme le land de hambourg, qui a un million huit d' habitants, pour un région comme la mienne de trois millions deux, mais quatre fois plus d' aides à l' innovation à ses pme.</text:p>
          </table:table-cell>
        </table:table-row>
        <table:table-row table:style-name="ro1">
          <table:table-cell office:value-type="float" office:value="5">
            <text:p>5</text:p>
          </table:table-cell>
          <table:table-cell office:value-type="string">
            <text:p>May</text:p>
          </table:table-cell>
          <table:table-cell table:formula="of:=CONCATENATE([.A1123];[.B1123])" office:value-type="string" office:string-value="5May">
            <text:p>5May</text:p>
          </table:table-cell>
          <table:table-cell office:value-type="string">
            <text:p>15l</text:p>
          </table:table-cell>
          <table:table-cell office:value-type="float" office:value="7">
            <text:p>7</text:p>
          </table:table-cell>
          <table:table-cell table:formula="of:=IF([.E1123]=[.E1122];[.F1122]+1;1)" office:value-type="float" office:value="4">
            <text:p>4</text:p>
          </table:table-cell>
          <table:table-cell table:formula="of:=CONCATENATE(&quot;/home/peter/Thesis/ForcedAligner/Aligner1/wav/11025/&quot;;[.C1123];[.D1123];&quot;.wav&quot;)" office:value-type="string" office:string-value="/home/peter/Thesis/ForcedAligner/Aligner1/wav/11025/5May15l.wav">
            <text:p>/home/peter/Thesis/ForcedAligner/Aligner1/wav/11025/5May15l.wav</text:p>
          </table:table-cell>
          <table:table-cell table:formula="of:=CONCATENATE(&quot;/home/peter/Thesis/ForcedAligner/Aligner1/wav/&quot;;&quot;FNQ&quot;;[.E1123];&quot;_&quot;;[.F1123];&quot;.wav&quot;)" office:value-type="string" office:string-value="/home/peter/Thesis/ForcedAligner/Aligner1/wav/FNQ7_4.wav">
            <text:p>/home/peter/Thesis/ForcedAligner/Aligner1/wav/FNQ7_4.wav</text:p>
          </table:table-cell>
          <table:table-cell office:value-type="string">
            <text:p>et nous nous étonnons aujourd'hui que la france est en déficit de la balance commerciale et une désindustrialisation systémique? vous savez, monsieur le ministre, parce que vous êtes président de la alsace, qu' en allemagne, les länder sont l' actionnaire de référence des caisses d' épargne allemandes, qui sont elles-mêmes l' actionnaire de référence des eti des mittelstand des entreprises allemandes. c' est pour cela, tout simplement pour cela pour cette décentralisation là, qu' il y a une politique industrielle une excédent de la balance commerciale. et nous nous enfonçons encore. parce que nous, avons le malheur en france, d' avoir reproduit notre jacobinisme institutionnel dans le jacobinisme institutionnel des grands groupes, et de tpe low-cost français au service de ces de ces grandes entreprises. il est temps de il est temps de changer il est temps de changer aussi notre conception de la notion de l' intérêt général de service publique. l' état n' est a pas le monopole de l' intérêt général. la république, elle appartient à tout le monde, nous représentons l' état, nous représentons la république et il faut que nous ayons aussi cette cette réaction là. dès lors, nous pouvons même envisager le transfert de compétences normatives aux régions et aux autres collectivités locales. cela est d' ailleurs possible, l' unité de la république n' y est en rien remarque menacée, et l' égalité des droits entre les citoyens il est parfaitement respecter. et que l' on ne me présente pas le risque d' une inégalité territoriale: depuis dix neuf cent quatre-vingt-deux, nous savons que cette inégalité territoriale c' est réduite nous savons qu' il c' est réduite en espagne aussi depuis la décentralisation.</text:p>
          </table:table-cell>
        </table:table-row>
        <table:table-row table:style-name="ro1">
          <table:table-cell office:value-type="float" office:value="5">
            <text:p>5</text:p>
          </table:table-cell>
          <table:table-cell office:value-type="string">
            <text:p>May</text:p>
          </table:table-cell>
          <table:table-cell table:formula="of:=CONCATENATE([.A1124];[.B1124])" office:value-type="string" office:string-value="5May">
            <text:p>5May</text:p>
          </table:table-cell>
          <table:table-cell office:value-type="string">
            <text:p>15m</text:p>
          </table:table-cell>
          <table:table-cell office:value-type="float" office:value="7">
            <text:p>7</text:p>
          </table:table-cell>
          <table:table-cell table:formula="of:=IF([.E1124]=[.E1123];[.F1123]+1;1)" office:value-type="float" office:value="5">
            <text:p>5</text:p>
          </table:table-cell>
          <table:table-cell table:formula="of:=CONCATENATE(&quot;/home/peter/Thesis/ForcedAligner/Aligner1/wav/11025/&quot;;[.C1124];[.D1124];&quot;.wav&quot;)" office:value-type="string" office:string-value="/home/peter/Thesis/ForcedAligner/Aligner1/wav/11025/5May15m.wav">
            <text:p>/home/peter/Thesis/ForcedAligner/Aligner1/wav/11025/5May15m.wav</text:p>
          </table:table-cell>
          <table:table-cell table:formula="of:=CONCATENATE(&quot;/home/peter/Thesis/ForcedAligner/Aligner1/wav/&quot;;&quot;FNQ&quot;;[.E1124];&quot;_&quot;;[.F1124];&quot;.wav&quot;)" office:value-type="string" office:string-value="/home/peter/Thesis/ForcedAligner/Aligner1/wav/FNQ7_5.wav">
            <text:p>/home/peter/Thesis/ForcedAligner/Aligner1/wav/FNQ7_5.wav</text:p>
          </table:table-cell>
          <table:table-cell office:value-type="string">
            <text:p>nous savons que la mutualisation des expériences, nous savons que l' émulation, nous savons que l' échange de bonnes pratiques est un élément beaucoup plus essentiels. et nous pouvons nous témoigner ce que nous avons vu sur les territoires lorsqu' ils étaient gérés par les drass, des draaf ou des préfets, il n' y a pas d' égalité sous prétexte que l' état est représenté par des hauts fonctionnaires. sur les territoire, il faut passer à l' âge adulte de la démocratie, et là vous passez par la confusion à un texte, qui n' a portant rien la modernisation de notre pays. la région quant à elle devient la collectivité la plus dépendante des dotations de l' état {cg} un paradoxe notable, c' est que nous ne pouvons plus accompagner ce que l' état ne peut plus financer qu' il nous demande de faire les tgv, les plans campus, le grand emprunt, et le reste. et qu' en est t il de la commande publique, dont on sait qu' elle porte en france plus d' un million d' emplois par an? sept euros sur dix viennent des collectivités locales: sept euros sur dix de l' investissement publiques pensera t' il demain c' est la base même de l' activité de notre pays qui est en jeu. bien sur, il nous faudra une réforme fiscale avec des ressources dédiées et pérennes en lien avec les compétences de chacune des collectivités et une véritable péréquation entre les territoires. mes chers collègues, il aurait fallu procéder autrement pour faire bouger la france. achever la décentralisation est une ambition qui suppose de doter nos collectivités de moyens juridiques, politiques et financiers leur permettant d' assumer leurs missions par le biais des ressources fiscales cohérentes</text:p>
          </table:table-cell>
        </table:table-row>
        <table:table-row table:style-name="ro1">
          <table:table-cell office:value-type="float" office:value="5">
            <text:p>5</text:p>
          </table:table-cell>
          <table:table-cell office:value-type="string">
            <text:p>May</text:p>
          </table:table-cell>
          <table:table-cell table:formula="of:=CONCATENATE([.A1125];[.B1125])" office:value-type="string" office:string-value="5May">
            <text:p>5May</text:p>
          </table:table-cell>
          <table:table-cell office:value-type="string">
            <text:p>15n</text:p>
          </table:table-cell>
          <table:table-cell office:value-type="float" office:value="7">
            <text:p>7</text:p>
          </table:table-cell>
          <table:table-cell table:formula="of:=IF([.E1125]=[.E1124];[.F1124]+1;1)" office:value-type="float" office:value="6">
            <text:p>6</text:p>
          </table:table-cell>
          <table:table-cell table:formula="of:=CONCATENATE(&quot;/home/peter/Thesis/ForcedAligner/Aligner1/wav/11025/&quot;;[.C1125];[.D1125];&quot;.wav&quot;)" office:value-type="string" office:string-value="/home/peter/Thesis/ForcedAligner/Aligner1/wav/11025/5May15n.wav">
            <text:p>/home/peter/Thesis/ForcedAligner/Aligner1/wav/11025/5May15n.wav</text:p>
          </table:table-cell>
          <table:table-cell table:formula="of:=CONCATENATE(&quot;/home/peter/Thesis/ForcedAligner/Aligner1/wav/&quot;;&quot;FNQ&quot;;[.E1125];&quot;_&quot;;[.F1125];&quot;.wav&quot;)" office:value-type="string" office:string-value="/home/peter/Thesis/ForcedAligner/Aligner1/wav/FNQ7_6.wav">
            <text:p>/home/peter/Thesis/ForcedAligner/Aligner1/wav/FNQ7_6.wav</text:p>
          </table:table-cell>
          <table:table-cell office:value-type="string">
            <text:p>ce n' était certainement pas, comme le fait actuel du gouvernement, de dissoudre l' échelon régional, de le mettre sous la dépendance des départements, de revenir à l' établissement public régional des années soixante-dix et quatre-vingt, au détriment de l' efficacité des politiques publiques mais aussi de la compétitivité des territoires. la france entretient avec la décentralisation des relations très complexes et nos propres élites l' envisagent dans des termes qui font sourire en italie, en espagne, au royaume uni et, a fortiori et a fortiori, dans les états fédéraux. ceci dit la culture évolue à l' épreuve des faits. tous les acteurs économiques, sociaux, experts de la formation professionnelle, des transports, du droit, de l' économie, de la recherche de l' innovation n' ont, quant à eux, aucun ne doute sur l' absolue nécessité d' engager un acte trois de la décentralisation, que la loi du seize décembre, après le premier épisode d' un acte deux déjà insuffisant, a rendu encore plus impérieuse. pour l' heure, nous ne pouvons que rappeler combien ce texte engage notre pays dans une bien sombre impasse. montesquieu disait: une chose n' est jamais juste parce qu' elle est la loi; mais elle doit être la loi parce qu' elle est juste. aussi et pour toutes ces raisons, je vous invite, mes chers collègues, à voter la motion de renvoi en commission que je viens de défendre.</text:p>
          </table:table-cell>
        </table:table-row>
        <table:table-row table:style-name="ro1">
          <table:table-cell office:value-type="float" office:value="5">
            <text:p>5</text:p>
          </table:table-cell>
          <table:table-cell office:value-type="string">
            <text:p>May</text:p>
          </table:table-cell>
          <table:table-cell table:formula="of:=CONCATENATE([.A1126];[.B1126])" office:value-type="string" office:string-value="5May">
            <text:p>5May</text:p>
          </table:table-cell>
          <table:table-cell office:value-type="string">
            <text:p>15b</text:p>
          </table:table-cell>
          <table:table-cell office:value-type="float" office:value="7">
            <text:p>7</text:p>
          </table:table-cell>
          <table:table-cell table:formula="of:=IF([.E1126]=[.E1125];[.F1125]+1;1)" office:value-type="float" office:value="7">
            <text:p>7</text:p>
          </table:table-cell>
          <table:table-cell table:formula="of:=CONCATENATE(&quot;/home/peter/Thesis/ForcedAligner/Aligner1/wav/11025/&quot;;[.C1126];[.D1126];&quot;.wav&quot;)" office:value-type="string" office:string-value="/home/peter/Thesis/ForcedAligner/Aligner1/wav/11025/5May15b.wav">
            <text:p>/home/peter/Thesis/ForcedAligner/Aligner1/wav/11025/5May15b.wav</text:p>
          </table:table-cell>
          <table:table-cell table:formula="of:=CONCATENATE(&quot;/home/peter/Thesis/ForcedAligner/Aligner1/wav/&quot;;&quot;FNQ&quot;;[.E1126];&quot;_&quot;;[.F1126];&quot;.wav&quot;)" office:value-type="string" office:string-value="/home/peter/Thesis/ForcedAligner/Aligner1/wav/FNQ7_7.wav">
            <text:p>/home/peter/Thesis/ForcedAligner/Aligner1/wav/FNQ7_7.wav</text:p>
          </table:table-cell>
          <table:table-cell office:value-type="string">
            <text:p>la belle affaire, la belle affaire, bien écouter c' est c' est des centaines de millions d' euros qui, plutôt que d' aller dans la formation ou dans l' apprentissage, iront dans des bâtiments. la belle affaire, parce que il faudra faire fonctionner les groupes, il faudra déplacer les élus, il faudra multiplier par quatre ou cinq le parc automobile des conseils régionaux, il faudra développer le nombre et embaucher le nombre d' assistants parlementaires. ça sera obligatoirement, mon chers collègues, ce n' est pas ce n' est pas une espèce de ce n' est pas de la polémique. mettons, nous dans le film, si, par malheur, cette cette réforme se faisait, mettons nous dans le film, on va regarder par définition les groupes politique, ont des collaborateurs. par définition les groupes {ns} aller, s' il vous plaît monsieur le président, moi je voudrais essayer de faire de ce</text:p>
          </table:table-cell>
        </table:table-row>
        <table:table-row table:style-name="ro1">
          <table:table-cell office:value-type="float" office:value="5">
            <text:p>5</text:p>
          </table:table-cell>
          <table:table-cell office:value-type="string">
            <text:p>May</text:p>
          </table:table-cell>
          <table:table-cell table:formula="of:=CONCATENATE([.A1127];[.B1127])" office:value-type="string" office:string-value="5May">
            <text:p>5May</text:p>
          </table:table-cell>
          <table:table-cell office:value-type="string">
            <text:p>15c</text:p>
          </table:table-cell>
          <table:table-cell office:value-type="float" office:value="7">
            <text:p>7</text:p>
          </table:table-cell>
          <table:table-cell table:formula="of:=IF([.E1127]=[.E1126];[.F1126]+1;1)" office:value-type="float" office:value="8">
            <text:p>8</text:p>
          </table:table-cell>
          <table:table-cell table:formula="of:=CONCATENATE(&quot;/home/peter/Thesis/ForcedAligner/Aligner1/wav/11025/&quot;;[.C1127];[.D1127];&quot;.wav&quot;)" office:value-type="string" office:string-value="/home/peter/Thesis/ForcedAligner/Aligner1/wav/11025/5May15c.wav">
            <text:p>/home/peter/Thesis/ForcedAligner/Aligner1/wav/11025/5May15c.wav</text:p>
          </table:table-cell>
          <table:table-cell table:formula="of:=CONCATENATE(&quot;/home/peter/Thesis/ForcedAligner/Aligner1/wav/&quot;;&quot;FNQ&quot;;[.E1127];&quot;_&quot;;[.F1127];&quot;.wav&quot;)" office:value-type="string" office:string-value="/home/peter/Thesis/ForcedAligner/Aligner1/wav/FNQ7_8.wav">
            <text:p>/home/peter/Thesis/ForcedAligner/Aligner1/wav/FNQ7_8.wav</text:p>
          </table:table-cell>
          <table:table-cell office:value-type="string">
            <text:p>dans une assemblée comme celle de la région comme celle d' alsace, mon cher ministre, on va multiplier par trois le nombre d' élus. il faut que les élus travail correctement, donc il va falloir reconstruire un hémicycle, vingt trente millions d' euros quand on regarde le prix à marseille du conseil municipale. du conseil municipale de votre ami gaudin! il va falloir il va falloir développer tout un back office, pardonnez-moi cette expression, pour ceux qui travaillent dans l' aéronautique, ils comprennent, il va falloir travailler sue un tas de bureaux, il va falloir installer des collaborateurs. il va falloir moi je souhaite bon courage aux assemblées qui se lanceront dans des frais de fonctionnement dans des équipements somptuaires dans des et là en occurrence en occurrence effectivement le chiffre d' un milliard d' euros directe que ce coût euh que cette décision a apportée est vrai donc moi je pense c' est pour ça qu' on soumet cette euh cette nécessite de revenir en commission. je pense, qu' il faut qu' on qu' on reprenne ce texte. et puis, les hasards du calendrier fait que on est à trente années d' une élection présidentielle qui a marqué l' histoire, on est à quelques moments de cet anniversaire, sur la réforme sur la décentralisation qu' à lancer françois mitterrand, gaston defferre et pierre mauroy, après la tentative du général de gaulle euh en dix-neuf cent soixante-neuf. il faut que nous réfléchissions enfin à notre pays à ce qu' est un état moderne, à ce qu' est une organisation moderne de nos institutions.</text:p>
          </table:table-cell>
        </table:table-row>
        <table:table-row table:style-name="ro1">
          <table:table-cell office:value-type="float" office:value="5">
            <text:p>5</text:p>
          </table:table-cell>
          <table:table-cell office:value-type="string">
            <text:p>May</text:p>
          </table:table-cell>
          <table:table-cell table:formula="of:=CONCATENATE([.A1128];[.B1128])" office:value-type="string" office:string-value="5May">
            <text:p>5May</text:p>
          </table:table-cell>
          <table:table-cell office:value-type="string">
            <text:p>15d</text:p>
          </table:table-cell>
          <table:table-cell office:value-type="float" office:value="7">
            <text:p>7</text:p>
          </table:table-cell>
          <table:table-cell table:formula="of:=IF([.E1128]=[.E1127];[.F1127]+1;1)" office:value-type="float" office:value="9">
            <text:p>9</text:p>
          </table:table-cell>
          <table:table-cell table:formula="of:=CONCATENATE(&quot;/home/peter/Thesis/ForcedAligner/Aligner1/wav/11025/&quot;;[.C1128];[.D1128];&quot;.wav&quot;)" office:value-type="string" office:string-value="/home/peter/Thesis/ForcedAligner/Aligner1/wav/11025/5May15d.wav">
            <text:p>/home/peter/Thesis/ForcedAligner/Aligner1/wav/11025/5May15d.wav</text:p>
          </table:table-cell>
          <table:table-cell table:formula="of:=CONCATENATE(&quot;/home/peter/Thesis/ForcedAligner/Aligner1/wav/&quot;;&quot;FNQ&quot;;[.E1128];&quot;_&quot;;[.F1128];&quot;.wav&quot;)" office:value-type="string" office:string-value="/home/peter/Thesis/ForcedAligner/Aligner1/wav/FNQ7_9.wav">
            <text:p>/home/peter/Thesis/ForcedAligner/Aligner1/wav/FNQ7_9.wav</text:p>
          </table:table-cell>
          <table:table-cell office:value-type="string">
            <text:p>comment fonctionnent les autres états démocratiques européens? la france est le dernier état qui fonctionne de manière centralisée, et d' une manière aussi inefficace. il ne reste qu' à voir les décisions économiques que nous prenons: cent cinquante milliards d' excédent commercial en allemagne cinquante milliards de déficit commercial en france, l' organisation territoriale n' y est pas pour rien! la décentralisation, c' est la responsabilisation des pouvoirs locaux, elle a, partout, amélioré les services publics que ce soit la gauche qui gouverne ces exécutifs ou que ce soit la droite. voyez simplement l' exemple des lycées notamment des lycées professionnels, des collèges, des transports ferroviaires dont nulle ne peut contester qu' ils sont désormais mieux gérés, plus proches de nos concitoyens. or, avec la loi du seize décembre deux mille dix, conçue sans concertation, tous les observateurs, tous les experts conviennent aisément qu' ce mouvement de fond est inversé, contre tout bon sens. et il est que de regarder la mission peretti qui qui lui a été confiée par le président de la république cette mission ne consiste pas à essayer de rentrer dans le discours du président de le république, il faut savoir qui fait quoi dans cette république, mais, au contraire de dire qu' il n' y a plus besoin de texte maintenant en va faire nos affaires sur le plan local, on ne s' occupe plus. le législateur va devenir absent de ce qui est l' essentiel de la réforme de ce pays, une réforme culturelle peut-être plus que politique</text:p>
          </table:table-cell>
        </table:table-row>
        <table:table-row table:style-name="ro1">
          <table:table-cell office:value-type="float" office:value="5">
            <text:p>5</text:p>
          </table:table-cell>
          <table:table-cell office:value-type="string">
            <text:p>May</text:p>
          </table:table-cell>
          <table:table-cell table:formula="of:=CONCATENATE([.A1129];[.B1129])" office:value-type="string" office:string-value="5May">
            <text:p>5May</text:p>
          </table:table-cell>
          <table:table-cell office:value-type="string">
            <text:p>15e</text:p>
          </table:table-cell>
          <table:table-cell office:value-type="float" office:value="7">
            <text:p>7</text:p>
          </table:table-cell>
          <table:table-cell table:formula="of:=IF([.E1129]=[.E1128];[.F1128]+1;1)" office:value-type="float" office:value="10">
            <text:p>10</text:p>
          </table:table-cell>
          <table:table-cell table:formula="of:=CONCATENATE(&quot;/home/peter/Thesis/ForcedAligner/Aligner1/wav/11025/&quot;;[.C1129];[.D1129];&quot;.wav&quot;)" office:value-type="string" office:string-value="/home/peter/Thesis/ForcedAligner/Aligner1/wav/11025/5May15e.wav">
            <text:p>/home/peter/Thesis/ForcedAligner/Aligner1/wav/11025/5May15e.wav</text:p>
          </table:table-cell>
          <table:table-cell table:formula="of:=CONCATENATE(&quot;/home/peter/Thesis/ForcedAligner/Aligner1/wav/&quot;;&quot;FNQ&quot;;[.E1129];&quot;_&quot;;[.F1129];&quot;.wav&quot;)" office:value-type="string" office:string-value="/home/peter/Thesis/ForcedAligner/Aligner1/wav/FNQ7_10.wav">
            <text:p>/home/peter/Thesis/ForcedAligner/Aligner1/wav/FNQ7_10.wav</text:p>
          </table:table-cell>
          <table:table-cell office:value-type="string">
            <text:p>à savoir la répartition des compétences. et je sais, monsieur le ministre, monsieur le rapporteur, que vous partagez ce sentiment. le conseil constitutionnel c' est vrai, n' a censuré que la répartition dans certains régions des conseillers territoriaux soit compte tenue des nombreuses irrégularités qui entourer ce texte. il n' a pas souhaité remettre en cause le conseiller territorial. nous pensons et nous allons de nouveau soumettre à l' attention du conseil constitutionnel, que ce conseiller territorial n' est pas un élu qui peut porter effectivement des responsabilités de l' avenir ou de la proximité. l' argument de phillippe richard tout à l' heure en en début du séance sur l' abstention, était étonnant. d' abord il aurait dû citer l' europe il pourrait citer d' ailleurs l' évolution tendancielle malheureuse du taux de participation. il aurait pu dire que l' élu territorial qu' est le conseiller général parce que l' élu cantonale est un élu territorial avait connu une abstention formidable, tandis que l' élu régional de liste avait, connu une participation supérieure de dix points à l' europe, donc cet argument pardon, ne vaut pas. beaucoup d' arguments ont été évoqués, je voudrais revenir sur quelques un la loi désormais comme premier défaut majeur de ne pas traiter le sujet qui devait pourtant en constituer le socle</text:p>
          </table:table-cell>
        </table:table-row>
        <table:table-row table:style-name="ro1">
          <table:table-cell office:value-type="float" office:value="5">
            <text:p>5</text:p>
          </table:table-cell>
          <table:table-cell office:value-type="string">
            <text:p>May</text:p>
          </table:table-cell>
          <table:table-cell table:formula="of:=CONCATENATE([.A1130];[.B1130])" office:value-type="string" office:string-value="5May">
            <text:p>5May</text:p>
          </table:table-cell>
          <table:table-cell office:value-type="string">
            <text:p>15f</text:p>
          </table:table-cell>
          <table:table-cell office:value-type="float" office:value="7">
            <text:p>7</text:p>
          </table:table-cell>
          <table:table-cell table:formula="of:=IF([.E1130]=[.E1129];[.F1129]+1;1)" office:value-type="float" office:value="11">
            <text:p>11</text:p>
          </table:table-cell>
          <table:table-cell table:formula="of:=CONCATENATE(&quot;/home/peter/Thesis/ForcedAligner/Aligner1/wav/11025/&quot;;[.C1130];[.D1130];&quot;.wav&quot;)" office:value-type="string" office:string-value="/home/peter/Thesis/ForcedAligner/Aligner1/wav/11025/5May15f.wav">
            <text:p>/home/peter/Thesis/ForcedAligner/Aligner1/wav/11025/5May15f.wav</text:p>
          </table:table-cell>
          <table:table-cell table:formula="of:=CONCATENATE(&quot;/home/peter/Thesis/ForcedAligner/Aligner1/wav/&quot;;&quot;FNQ&quot;;[.E1130];&quot;_&quot;;[.F1130];&quot;.wav&quot;)" office:value-type="string" office:string-value="/home/peter/Thesis/ForcedAligner/Aligner1/wav/FNQ7_11.wav">
            <text:p>/home/peter/Thesis/ForcedAligner/Aligner1/wav/FNQ7_11.wav</text:p>
          </table:table-cell>
          <table:table-cell office:value-type="string">
            <text:p>la clarification des compétences, non pas simplement entre les collectivités, mais entre les collectivités et l' état. je peux témoigner que la confusion règne en maître. annonce des décisions stupéfiantes par le président de la république sur l' apprentissage comme si c' était le président de la république qui décidait du nombre d' apprentis, ce sont les entreprises, mesdames, messieurs! annonces des reformes sur la formation professionnelle, sans consulter les régions. il n' y a, dans ce texte, aucune clarification des compétences, et c' est pourtant ce qui nous manque aujourd'hui. l' état va continuer d' intervenir dans des domaines pourtant décentralisés, alors qu' il manque à la fois d' ingénierie et de moyens et qu' il recule dans ses missions régaliennes: l' éducation, la justice, la sécurité. quel recul! s' agissant ensuite de l' instauration du conseiller territorial, outre les entorses porter à l' égalité des citoyens devant le suffrage universel mes collègues ont abondement évoqué toute à l' heure toute à l' heure ces inégalités entre les régions entre midi-pyrénées, l' auvergne la lorraine, tous cela n' est pas très sérieux n' oublions pas non plus que son instauration va supprimer la parité dans nos assemblées régionales, tout en créant la confusion des genres dans le rôle des collectivités. je vous remercie d' ailleurs, monsieur le ministre, de ne pas avoir évoqué ce matin dans votre propos que la confusion entre conseiller général et conseiller régional allait clarifier les compétences. c' était tellement grotesque comme argument, que nous avons entendu lors des premières lectures, que il y a du progrès dans le discours du du gouvernement.</text:p>
          </table:table-cell>
        </table:table-row>
        <table:table-row table:style-name="ro1">
          <table:table-cell office:value-type="float" office:value="5">
            <text:p>5</text:p>
          </table:table-cell>
          <table:table-cell office:value-type="string">
            <text:p>May</text:p>
          </table:table-cell>
          <table:table-cell table:formula="of:=CONCATENATE([.A1131];[.B1131])" office:value-type="string" office:string-value="5May">
            <text:p>5May</text:p>
          </table:table-cell>
          <table:table-cell office:value-type="string">
            <text:p>15g</text:p>
          </table:table-cell>
          <table:table-cell office:value-type="float" office:value="7">
            <text:p>7</text:p>
          </table:table-cell>
          <table:table-cell table:formula="of:=IF([.E1131]=[.E1130];[.F1130]+1;1)" office:value-type="float" office:value="12">
            <text:p>12</text:p>
          </table:table-cell>
          <table:table-cell table:formula="of:=CONCATENATE(&quot;/home/peter/Thesis/ForcedAligner/Aligner1/wav/11025/&quot;;[.C1131];[.D1131];&quot;.wav&quot;)" office:value-type="string" office:string-value="/home/peter/Thesis/ForcedAligner/Aligner1/wav/11025/5May15g.wav">
            <text:p>/home/peter/Thesis/ForcedAligner/Aligner1/wav/11025/5May15g.wav</text:p>
          </table:table-cell>
          <table:table-cell table:formula="of:=CONCATENATE(&quot;/home/peter/Thesis/ForcedAligner/Aligner1/wav/&quot;;&quot;FNQ&quot;;[.E1131];&quot;_&quot;;[.F1131];&quot;.wav&quot;)" office:value-type="string" office:string-value="/home/peter/Thesis/ForcedAligner/Aligner1/wav/FNQ7_12.wav">
            <text:p>/home/peter/Thesis/ForcedAligner/Aligner1/wav/FNQ7_12.wav</text:p>
          </table:table-cell>
          <table:table-cell office:value-type="string">
            <text:p>dès lors, l' élu sera nécessairement dépendant de son mandat local. comment, penser donc cela a été évoqué par bernard derosier toute à l' heure, que les régions puissent échapper au risque decantonalisation? et ce n' est pas mettre en cause la compétence de telle ou telle assemblée dominique perbenne le sait bien. la démonstration est imparable: vous êtes élu d' un canton, vous défendez d' abord ce canton, vous défendez d' abord son rond-point, sa salle polyvalente, sa crèche! et lorsque vous allez arriver, à l' assemblée, qu' on aura voté la première délibération pour une crèche de telle commune ou le rond-point de telle commune, vous allez faire passer des politiques d' innovation, qui ne s' inaugura pas? des politiques de recherche dont on ne verra peut-être pas le résultat? des politiques d' investissement industriel dont on ne connaît pas non plus le résultat. est-ce que cette loi cette création du conseiller territorial n' est pas d' abord mettre un terme à tous qui fait les politiques de modernisation de la france? n' est-ce pas en ceux-là, le péché mortel, l' extraordinaire dégât que va faire ce texte du conseiller du conseiller territoriale? ou alors, ou alors ce texte n' a qu' une seul base, parce qu' il ne peut pas y avoir une base, une base responsable, c' est que finalement, on s' est aperçu d' ailleurs, pardon de dire à son successeur, mais adrien zeller, adrien zeller, mon monsieur le ministre, nous l' avait un peu évoqué, c' est bien parce que dans les régions et les départements la gauche gagnait les élections qu' il fallait à un moment donné mettre un terme à tous cela. quelle vile pensée! quelle vile pensée! que cela nous amène, ici</text:p>
          </table:table-cell>
        </table:table-row>
        <table:table-row table:style-name="ro1">
          <table:table-cell office:value-type="float" office:value="5">
            <text:p>5</text:p>
          </table:table-cell>
          <table:table-cell office:value-type="string">
            <text:p>May</text:p>
          </table:table-cell>
          <table:table-cell table:formula="of:=CONCATENATE([.A1132];[.B1132])" office:value-type="string" office:string-value="5May">
            <text:p>5May</text:p>
          </table:table-cell>
          <table:table-cell office:value-type="string">
            <text:p>15h</text:p>
          </table:table-cell>
          <table:table-cell office:value-type="float" office:value="7">
            <text:p>7</text:p>
          </table:table-cell>
          <table:table-cell table:formula="of:=IF([.E1132]=[.E1131];[.F1131]+1;1)" office:value-type="float" office:value="13">
            <text:p>13</text:p>
          </table:table-cell>
          <table:table-cell table:formula="of:=CONCATENATE(&quot;/home/peter/Thesis/ForcedAligner/Aligner1/wav/11025/&quot;;[.C1132];[.D1132];&quot;.wav&quot;)" office:value-type="string" office:string-value="/home/peter/Thesis/ForcedAligner/Aligner1/wav/11025/5May15h.wav">
            <text:p>/home/peter/Thesis/ForcedAligner/Aligner1/wav/11025/5May15h.wav</text:p>
          </table:table-cell>
          <table:table-cell table:formula="of:=CONCATENATE(&quot;/home/peter/Thesis/ForcedAligner/Aligner1/wav/&quot;;&quot;FNQ&quot;;[.E1132];&quot;_&quot;;[.F1132];&quot;.wav&quot;)" office:value-type="string" office:string-value="/home/peter/Thesis/ForcedAligner/Aligner1/wav/FNQ7_13.wav">
            <text:p>/home/peter/Thesis/ForcedAligner/Aligner1/wav/FNQ7_13.wav</text:p>
          </table:table-cell>
          <table:table-cell office:value-type="string">
            <text:p>plus pro plus prosaïquement, et je l' ai développé toute à l' heure, concevoir que le conseiller territorial, appelé à siéger dans les deux dans les deux assemblées, puisse générer des économies, relève du pur contresens. coûts d' investissement coûts de fonctionnement à moins que il s' agisse de priver les élus des moyens de travailler, je ne vois pas comment cette loi ne va pas entraînée des conséquences financières néfastes parce que tous les experts, parce que toutes les expériences internationales l' ont dit je vous propose, mes chers collègues, d' adopter la motion de procédure pour renvoyer cet commission cette ce texte en commission en reprenant l' ensemble du texte. nous devons sur cette réforme fondamentale, réfléchir, ne croyez pas pour autant que je considère qu' il n' y a pas nécessité de réformer notre organisation territoriale, bien au contraire. permettez moi, d' esquisser ici trois axes. d' abord, clarifier les compétences. qui me semble être la condition sine qua non d' une réforme réussie, et d' une visibilité pour nos concitoyens de qui fait quoi, qui est responsable de quoi. il y a bien entendu deux blocs: l' état l' état et les régions l' europe l' état et les régions pardons départements ensuite, intercommunalités et communes. nous discutions hier entre l' association des régions et l' association des agglomérations. il y a déjà vous le savez, des expériences qui existent ou les compétences départementales ont été transféré aux intercommunalités. jamais l' inverse, jamais nous ne remontons les compétences. l' exemple de rennes</text:p>
          </table:table-cell>
        </table:table-row>
        <table:table-row table:style-name="ro1">
          <table:table-cell office:value-type="float" office:value="5">
            <text:p>5</text:p>
          </table:table-cell>
          <table:table-cell office:value-type="string">
            <text:p>May</text:p>
          </table:table-cell>
          <table:table-cell table:formula="of:=CONCATENATE([.A1133];[.B1133])" office:value-type="string" office:string-value="5May">
            <text:p>5May</text:p>
          </table:table-cell>
          <table:table-cell office:value-type="string">
            <text:p>15i</text:p>
          </table:table-cell>
          <table:table-cell office:value-type="float" office:value="7">
            <text:p>7</text:p>
          </table:table-cell>
          <table:table-cell table:formula="of:=IF([.E1133]=[.E1132];[.F1132]+1;1)" office:value-type="float" office:value="14">
            <text:p>14</text:p>
          </table:table-cell>
          <table:table-cell table:formula="of:=CONCATENATE(&quot;/home/peter/Thesis/ForcedAligner/Aligner1/wav/11025/&quot;;[.C1133];[.D1133];&quot;.wav&quot;)" office:value-type="string" office:string-value="/home/peter/Thesis/ForcedAligner/Aligner1/wav/11025/5May15i.wav">
            <text:p>/home/peter/Thesis/ForcedAligner/Aligner1/wav/11025/5May15i.wav</text:p>
          </table:table-cell>
          <table:table-cell table:formula="of:=CONCATENATE(&quot;/home/peter/Thesis/ForcedAligner/Aligner1/wav/&quot;;&quot;FNQ&quot;;[.E1133];&quot;_&quot;;[.F1133];&quot;.wav&quot;)" office:value-type="string" office:string-value="/home/peter/Thesis/ForcedAligner/Aligner1/wav/FNQ7_14.wav">
            <text:p>/home/peter/Thesis/ForcedAligner/Aligner1/wav/FNQ7_14.wav</text:p>
          </table:table-cell>
          <table:table-cell office:value-type="string">
            <text:p>est excellent l' action sociale, du conseil générale est a est assurée à strasbourg. vous devriez tenir compte de tout cela, monsieur le ministre! vous devriez tenir compte de tout cela, paris même! tout cela est un contre sens! de remonter les compétences, ou de vouloir rapprocher conseiller général et conseiller régional, ensuite engager une réforme de la fiscalité locale et, puis surtout, faire en sorte que l' état travaille sur ses propres compétences et continue ou évite de de de reprendre un fonctionnement qui remonte à napoléon! et il doit cesser puisque votre discours sur euh le désendettement, sur le fait qu' il faut avoir moins de fonctionnaires sur le fait qu' il faut gérer rigoureusement. mais la gestion de l' état est incroyable: dans aucun pays d' europe, un état doublonnent les fonctions des collectivités locales comme il le fait en france à des coûts faroniques. le maintien de toutes les compétences préfectorales qui doublonnent les autorité et les compétences des collectivités locales est un contre sens. le temps de la décision publique, le coût de la décision publique est en france effectivement mes chers collègues beaucoup plus que beaucoup plus chers qu' ailleurs. mais la faute à qui? la faute à l' état, qui veut continuer à intervenir partout, alors même que, sur ces compétences on le voie sur la gendarmerie, et à la police il diminue les postes. sur l' éducation il diminue les postes. que demain, les actions du cnrs et de l' inserm vont baissés; on le voit dans tous les laboratoires.</text:p>
          </table:table-cell>
        </table:table-row>
        <table:table-row table:style-name="ro1">
          <table:table-cell table:number-columns-repeated="2"/>
          <table:table-cell office:value-type="string">
            <text:p>3_1May</text:p>
          </table:table-cell>
          <table:table-cell office:value-type="string">
            <text:p>13a</text:p>
          </table:table-cell>
          <table:table-cell office:value-type="float" office:value="70">
            <text:p>70</text:p>
          </table:table-cell>
          <table:table-cell table:formula="of:=IF([.E1134]=[.E1133];[.F1133]+1;1)" office:value-type="float" office:value="1">
            <text:p>1</text:p>
          </table:table-cell>
          <table:table-cell table:formula="of:=CONCATENATE(&quot;/home/peter/Thesis/ForcedAligner/Aligner1/wav/11025/&quot;;[.C1134];[.D1134];&quot;.wav&quot;)" office:value-type="string" office:string-value="/home/peter/Thesis/ForcedAligner/Aligner1/wav/11025/3_1May13a.wav">
            <text:p>/home/peter/Thesis/ForcedAligner/Aligner1/wav/11025/3_1May13a.wav</text:p>
          </table:table-cell>
          <table:table-cell table:formula="of:=CONCATENATE(&quot;/home/peter/Thesis/ForcedAligner/Aligner1/wav/&quot;;&quot;FNQ&quot;;[.E1134];&quot;_&quot;;[.F1134];&quot;.wav&quot;)" office:value-type="string" office:string-value="/home/peter/Thesis/ForcedAligner/Aligner1/wav/FNQ70_1.wav">
            <text:p>/home/peter/Thesis/ForcedAligner/Aligner1/wav/FNQ70_1.wav</text:p>
          </table:table-cell>
          <table:table-cell office:value-type="string">
            <text:p>monsieur le président, mesdames et messieurs les députés, avant de répondre à la question du président sauvadet, je voudrais m' associer au nom du gouvernement aux propos que vous avez tenus il y a quelques instants euh à l' égard de patrick roy. nous avons tous ressenti sa disparition avec une très grande émotion. je me souviens pendant sa maladie d' avoir eu l' occasion de lui parler. euh il euh ressortait de cet homme euh à la fois si proche de la mort et en même temps tellement plein d' espoir une une humanité qui nous avait tous touchés et je voudrais euh lui rendre hommage et dire à sa famille euh toutes euh les condoléances du gouvernement. {ns} monsieur le président sauvadet, la disparition ou l' élimination de d' oussama ben laden c' est une victoire dans la guerre contre le terrorisme, mais ce n' est pas la fin de la guerre contre le terrorisme. comme l' a dit à l' instant euh le ministre d' état alain juppé, oussama ben laden c' est le responsable direct des trois mille morts de l' attentat du world trade center, mais c' est aussi celui qui a construit une organisation qui a revendiqué euh des dizaines et des dizaines d' attentats depuis mille neuf cent quatre vingt douze au yémen et qui est sans doute responsable de plusieurs dizaines de milliers de morts. je veux dire devant euh la disparition de cet homme qui au fond a commis des crimes contre l' humanité, qu' il a eu simplement le sort qu' il méritait. {ns}</text:p>
          </table:table-cell>
        </table:table-row>
        <table:table-row table:style-name="ro1">
          <table:table-cell table:number-columns-repeated="2"/>
          <table:table-cell office:value-type="string">
            <text:p>3_1May</text:p>
          </table:table-cell>
          <table:table-cell office:value-type="string">
            <text:p>13b</text:p>
          </table:table-cell>
          <table:table-cell office:value-type="float" office:value="70">
            <text:p>70</text:p>
          </table:table-cell>
          <table:table-cell table:formula="of:=IF([.E1135]=[.E1134];[.F1134]+1;1)" office:value-type="float" office:value="2">
            <text:p>2</text:p>
          </table:table-cell>
          <table:table-cell table:formula="of:=CONCATENATE(&quot;/home/peter/Thesis/ForcedAligner/Aligner1/wav/11025/&quot;;[.C1135];[.D1135];&quot;.wav&quot;)" office:value-type="string" office:string-value="/home/peter/Thesis/ForcedAligner/Aligner1/wav/11025/3_1May13b.wav">
            <text:p>/home/peter/Thesis/ForcedAligner/Aligner1/wav/11025/3_1May13b.wav</text:p>
          </table:table-cell>
          <table:table-cell table:formula="of:=CONCATENATE(&quot;/home/peter/Thesis/ForcedAligner/Aligner1/wav/&quot;;&quot;FNQ&quot;;[.E1135];&quot;_&quot;;[.F1135];&quot;.wav&quot;)" office:value-type="string" office:string-value="/home/peter/Thesis/ForcedAligner/Aligner1/wav/FNQ70_2.wav">
            <text:p>/home/peter/Thesis/ForcedAligner/Aligner1/wav/FNQ70_2.wav</text:p>
          </table:table-cell>
          <table:table-cell office:value-type="string">
            <text:p>pour autant {ns} pour autant sa disparition euh ne signifie pas la fin de la guerre contre le terrorisme. et euh le niveau de la menace qui pèse sur notre pays comme sur d' autres reste très élevé depuis plusieurs années et l' attentat qui vient d' avoir lieu à marrakech euh en est euh un témoignage. nous avons donc naturellement décidé de renforcer euh la vigilance sur notre territoire. nous avons demandé à nos ambassades de renforcer la sécurité euh des chancelleries <text:s/>la la sécurité des établissements scolaires à l' étranger mais aussi euh la sécurité des entreprises qui euh opèrent dans les zones les plus dangereuses. et surtout, nous demandons à nos concitoyens euh de ne pas se rendre dans les zones dangereuses, que le ministère des affaires étrangères euh a euh listé et qu' on peut consulter sur le site internet du ministère. euh je voudrais tirer deux constats de cet événement. le premier concerne le pakistan. nous allons recevoir euh à partir d' aujourd'hui en visite officielle à paris le premier ministre du pakistan. le pakistan est un des pays qui a payé un des plus lourd tribut euh au terrorisme. euh et nous allons dire au premier ministre du pakistan que nous sommes euh à ses côtés aux côtés du gouvernement pakistanais pour euh l' aider à renforcer la lutte contre le terrorisme. il faut que le pakistan euh modernise son organisation, clarifie euh ses relations avec certaines organisations il faut que le pakistan mène une lutte euh sans répit à la fois contre les talibans pakistanais mais aussi contre les talibans afghans.</text:p>
          </table:table-cell>
        </table:table-row>
        <table:table-row table:style-name="ro1">
          <table:table-cell table:number-columns-repeated="2"/>
          <table:table-cell office:value-type="string">
            <text:p>3_1May</text:p>
          </table:table-cell>
          <table:table-cell office:value-type="string">
            <text:p>13c</text:p>
          </table:table-cell>
          <table:table-cell office:value-type="float" office:value="70">
            <text:p>70</text:p>
          </table:table-cell>
          <table:table-cell table:formula="of:=IF([.E1136]=[.E1135];[.F1135]+1;1)" office:value-type="float" office:value="3">
            <text:p>3</text:p>
          </table:table-cell>
          <table:table-cell table:formula="of:=CONCATENATE(&quot;/home/peter/Thesis/ForcedAligner/Aligner1/wav/11025/&quot;;[.C1136];[.D1136];&quot;.wav&quot;)" office:value-type="string" office:string-value="/home/peter/Thesis/ForcedAligner/Aligner1/wav/11025/3_1May13c.wav">
            <text:p>/home/peter/Thesis/ForcedAligner/Aligner1/wav/11025/3_1May13c.wav</text:p>
          </table:table-cell>
          <table:table-cell table:formula="of:=CONCATENATE(&quot;/home/peter/Thesis/ForcedAligner/Aligner1/wav/&quot;;&quot;FNQ&quot;;[.E1136];&quot;_&quot;;[.F1136];&quot;.wav&quot;)" office:value-type="string" office:string-value="/home/peter/Thesis/ForcedAligner/Aligner1/wav/FNQ70_3.wav">
            <text:p>/home/peter/Thesis/ForcedAligner/Aligner1/wav/FNQ70_3.wav</text:p>
          </table:table-cell>
          <table:table-cell office:value-type="string">
            <text:p>et puis le deuxième euh enseignement que je voudrais tirer de cet euh événement, c' est un enseignement qui tient à la réaction des rues arabes. nous avons tous constater qu' à quelques exceptions près, euh la rue arabe ne fête pas oussama ben laden comme un héro. il s' est produit euh avec les révolutions dans le monde arabe un évènement, des événements considérables. et au fond euh je veux croire que euh oussama ben laden et le terrorisme qu' il incarnait appartiennent à une époque qui est en train de changer et que les modèles qui sont ceux de la jeunesse arabe aujourd'hui, ce sont plutôt les manifestants de la place tahrir, les bloggeurs de tunisie ou euh les combattants euh de bengazi. et je voudrais m' en réjouir et je voudrais avec l' ensemble de la représentation nationale euh souhaiter, que la concomitance de ces deux événements signifie que c' est la démocratie et c' est le respect des droits de l' homme qui est en train de gagner dans le monde arabe.</text:p>
          </table:table-cell>
        </table:table-row>
        <table:table-row table:style-name="ro1">
          <table:table-cell table:number-columns-repeated="2"/>
          <table:table-cell office:value-type="string">
            <text:p>3_1May</text:p>
          </table:table-cell>
          <table:table-cell office:value-type="float" office:value="11">
            <text:p>11</text:p>
          </table:table-cell>
          <table:table-cell office:value-type="float" office:value="73">
            <text:p>73</text:p>
          </table:table-cell>
          <table:table-cell table:formula="of:=IF([.E1137]=[.E1136];[.F1136]+1;1)" office:value-type="float" office:value="1">
            <text:p>1</text:p>
          </table:table-cell>
          <table:table-cell table:formula="of:=CONCATENATE(&quot;/home/peter/Thesis/ForcedAligner/Aligner1/wav/11025/&quot;;[.C1137];[.D1137];&quot;.wav&quot;)" office:value-type="string" office:string-value="/home/peter/Thesis/ForcedAligner/Aligner1/wav/11025/3_1May11.wav">
            <text:p>/home/peter/Thesis/ForcedAligner/Aligner1/wav/11025/3_1May11.wav</text:p>
          </table:table-cell>
          <table:table-cell table:formula="of:=CONCATENATE(&quot;/home/peter/Thesis/ForcedAligner/Aligner1/wav/&quot;;&quot;FNQ&quot;;[.E1137];&quot;_&quot;;[.F1137];&quot;.wav&quot;)" office:value-type="string" office:string-value="/home/peter/Thesis/ForcedAligner/Aligner1/wav/FNQ73_1.wav">
            <text:p>/home/peter/Thesis/ForcedAligner/Aligner1/wav/FNQ73_1.wav</text:p>
          </table:table-cell>
          <table:table-cell office:value-type="string">
            <text:p>{ns} oui monsieur le monsieur le président merci. monsieur le premier ministre, la fin d' oussama ben laden constitue un événement considérable qui été salué unanimement. c' est en fait un signal très fort qui a été adressé au monde entier: ce message c' est que crimes odieux ne peuvent pas rester et ne resteront pas impunis. hier tout particulièrement, mes chers collègues, chacun avait en mémoire les images dramatiques et insoutenables du onze septembre deux mille un, l' effondrement des tours jumelles, ces innocents se jetant par ce centaines dans le vide pour échapper aux flammes, ces milliers de morts de new york. et je veux saluer ici, au nom de mon groupe mais je le crois aussi au nom de beaucoup de nos compatriotes, la détermination du président obama et celle des états unis, dans cette recherche qui aura donc duré près de dix ans. mais je veux aussi. monsieur le premier ministre, saluer l' engagement du président de la république, celui du gouvernement, l' engagement de la france résolue dans la lutte contre le terrorisme, au côté des autres nations. et je veux saluer aussi l' engagement et le professionnalisme de nos soldats qui remplissent une mission essentielle au service de la démocratie. car il n' y a pas mes chers collègues de compromis possible entre terrorisme et les démocraties, comme vient de le rappeler le président de la république. la fermeté est nécessaire, chacun le sait, la disparition de ben laden ne signifie pas pour autant la fin d' al qaida ou celle du terrorisme. et ce combat doit tous nous mobiliser. je pense, en particulier en cet instant, aux familles de nos huit compatriotes, victimes de l' attentat de marrakech, dont les dépouilles reviendront ce soir en france à orly. la question de la sécurité de nos compatriotes, ici comme à l' étranger, reste très directement posée. vous avez dit monsieur le premier ministre hier soir, que le risque demeure très élevé. alors à ce titre je souhaiterais que vous informiez la représentation nationale des dispositions que la france a prises et celle qu' elle entend prendre, y compris au plan européen, pour protéger nos compatriotes de menaces éventuelles</text:p>
          </table:table-cell>
        </table:table-row>
        <table:table-row table:style-name="ro1">
          <table:table-cell table:number-columns-repeated="2"/>
          <table:table-cell office:value-type="string">
            <text:p>3_1May</text:p>
          </table:table-cell>
          <table:table-cell office:value-type="string">
            <text:p>39a</text:p>
          </table:table-cell>
          <table:table-cell office:value-type="float" office:value="75">
            <text:p>75</text:p>
          </table:table-cell>
          <table:table-cell table:formula="of:=IF([.E1138]=[.E1137];[.F1137]+1;1)" office:value-type="float" office:value="1">
            <text:p>1</text:p>
          </table:table-cell>
          <table:table-cell table:formula="of:=CONCATENATE(&quot;/home/peter/Thesis/ForcedAligner/Aligner1/wav/11025/&quot;;[.C1138];[.D1138];&quot;.wav&quot;)" office:value-type="string" office:string-value="/home/peter/Thesis/ForcedAligner/Aligner1/wav/11025/3_1May39a.wav">
            <text:p>/home/peter/Thesis/ForcedAligner/Aligner1/wav/11025/3_1May39a.wav</text:p>
          </table:table-cell>
          <table:table-cell table:formula="of:=CONCATENATE(&quot;/home/peter/Thesis/ForcedAligner/Aligner1/wav/&quot;;&quot;FNQ&quot;;[.E1138];&quot;_&quot;;[.F1138];&quot;.wav&quot;)" office:value-type="string" office:string-value="/home/peter/Thesis/ForcedAligner/Aligner1/wav/FNQ75_1.wav">
            <text:p>/home/peter/Thesis/ForcedAligner/Aligner1/wav/FNQ75_1.wav</text:p>
          </table:table-cell>
          <table:table-cell office:value-type="string">
            <text:p>merci monsieur le président. mesdames et messieurs les députés, madame la députée, d' abord je vous remercie de me donner l' occasion de parler de cette initiative du gouvernement. où êtes vous? vous êtes là. vous parlez de cette initiative du gouvernement. d' abord, je veux rappeler puisque c' est une <text:s/>une vérité qui n' est pas suffisamment rappelée, les chiffres de l' insee sont là pour le prouver. l' insee affirme la france est le pays où les prix alimentaires ont le moins progressé de la zone euro. le glissement sur un an des prix de l' alimentaire dans notre pays, c' est les chiffres jusqu' à février c' est moins, c' est plus, zéro virgule huit pourcent. je vous rappelle que la moyenne de la zone euro c' est plus deux pourcent, que l' allemagne, c' est plus deux et demi, et que je pourrais citer par exemple l' autriche ou la finlande qui sont à plus quatre pourcent. ça veut dire qu' il y a des résultats et que la politique, notamment la loi de modernisation de l' économie, avec le soutien à la concurrence, donne des résultats. mail il faut aller plus loin et c' est la raison pour laquelle, et c' est l' objectif du panier des essentiels. donner la possibilité au consommateur de trouver des produits de qualité à prix abordable. produits de qualité à prix abordable, c' est à dire, au moins un fruit, un légume, une viande, un poisson, un fromage ou un produit laitier et une boisson. le dispositif se déploie sur tout le territoire. aujourd'hui, tous les hypermarchés {ns}</text:p>
          </table:table-cell>
        </table:table-row>
        <table:table-row table:style-name="ro1">
          <table:table-cell table:number-columns-repeated="2"/>
          <table:table-cell office:value-type="string">
            <text:p>4_1May</text:p>
          </table:table-cell>
          <table:table-cell office:value-type="string">
            <text:p>60a</text:p>
          </table:table-cell>
          <table:table-cell office:value-type="float" office:value="75">
            <text:p>75</text:p>
          </table:table-cell>
          <table:table-cell table:formula="of:=IF([.E1139]=[.E1138];[.F1138]+1;1)" office:value-type="float" office:value="2">
            <text:p>2</text:p>
          </table:table-cell>
          <table:table-cell table:formula="of:=CONCATENATE(&quot;/home/peter/Thesis/ForcedAligner/Aligner1/wav/11025/&quot;;[.C1139];[.D1139];&quot;.wav&quot;)" office:value-type="string" office:string-value="/home/peter/Thesis/ForcedAligner/Aligner1/wav/11025/4_1May60a.wav">
            <text:p>/home/peter/Thesis/ForcedAligner/Aligner1/wav/11025/4_1May60a.wav</text:p>
          </table:table-cell>
          <table:table-cell table:formula="of:=CONCATENATE(&quot;/home/peter/Thesis/ForcedAligner/Aligner1/wav/&quot;;&quot;FNQ&quot;;[.E1139];&quot;_&quot;;[.F1139];&quot;.wav&quot;)" office:value-type="string" office:string-value="/home/peter/Thesis/ForcedAligner/Aligner1/wav/FNQ75_2.wav">
            <text:p>/home/peter/Thesis/ForcedAligner/Aligner1/wav/FNQ75_2.wav</text:p>
          </table:table-cell>
          <table:table-cell office:value-type="string">
            <text:p>merci monsieur le président. mesdames et messieurs les députés, monsieur le député jean charles taugourdeau. vous avez parfaitement expliqué la situation de notre pays, qui je le rappelle cinquième puissance économique du monde et dans le même temps quand il s' agit de la paperasserie, au cent vingt septième rang mondial. et donc, il y a une attente des chefs d' entreprise, vous l' avez dit, c' est une réalité. c' est la raison pour laquelle j' ai nommé des correspondants pme dans chaque département, et ces correspondants, ces fonctionnaires volontaires, je leur ai demandé de faire des stages d' immersion en entreprise, auprès des chefs d' entreprise. les propositions qu' ils ont remontées de la même façon que l' ensemble des propositions faites par les organisations professionnelles ont permis d' <text:s/>alimenter le travail dans vingt deux régions, des assises régionales. nous nous sommes retrouvés pour des assises nationales où la méthode a changé. gouvernement, je le représentais et j' ai souhaité que ces assises soient co présidées à la fois par un membre du parlement, le président de la commission des lois, jean luc warsmann, à qui le président de la république a donné une mission sur la simplification, et par jean michel aulas. et nous avons décidé, gouvernement, parlement, entreprises, tous ensemble, plutôt que de sortir des tiroirs de l' administration, des mesures, d' aller chercher dans les entrepôts, dans les boutiques, dans les entreprises, des idées de simplification. alors quelles simplifications? d' abord, un coffre fort numérique.</text:p>
          </table:table-cell>
        </table:table-row>
        <table:table-row table:style-name="ro1">
          <table:table-cell table:number-columns-repeated="2"/>
          <table:table-cell office:value-type="string">
            <text:p>3_1May</text:p>
          </table:table-cell>
          <table:table-cell office:value-type="string">
            <text:p>39b</text:p>
          </table:table-cell>
          <table:table-cell office:value-type="float" office:value="75">
            <text:p>75</text:p>
          </table:table-cell>
          <table:table-cell table:formula="of:=IF([.E1140]=[.E1139];[.F1139]+1;1)" office:value-type="float" office:value="3">
            <text:p>3</text:p>
          </table:table-cell>
          <table:table-cell table:formula="of:=CONCATENATE(&quot;/home/peter/Thesis/ForcedAligner/Aligner1/wav/11025/&quot;;[.C1140];[.D1140];&quot;.wav&quot;)" office:value-type="string" office:string-value="/home/peter/Thesis/ForcedAligner/Aligner1/wav/11025/3_1May39b.wav">
            <text:p>/home/peter/Thesis/ForcedAligner/Aligner1/wav/11025/3_1May39b.wav</text:p>
          </table:table-cell>
          <table:table-cell table:formula="of:=CONCATENATE(&quot;/home/peter/Thesis/ForcedAligner/Aligner1/wav/&quot;;&quot;FNQ&quot;;[.E1140];&quot;_&quot;;[.F1140];&quot;.wav&quot;)" office:value-type="string" office:string-value="/home/peter/Thesis/ForcedAligner/Aligner1/wav/FNQ75_3.wav">
            <text:p>/home/peter/Thesis/ForcedAligner/Aligner1/wav/FNQ75_3.wav</text:p>
          </table:table-cell>
          <table:table-cell office:value-type="string">
            <text:p>tous les hypermarchés intégrés l' ont développé, cinquante pourcent des hypermarchés indépendants, et il s' étend progressivement dans les supermarchés. mais vous me permettez de vous annoncer une nouvelle initiative puisque <text:s/>dans les quinze jours qui viennent, nous allons signer avec les commerçants de détail notamment les bouchers, les maraîchers mais aussi avec les commerçants des marchés, les mêmes initiatives sur le panier des essentiels. comme toujours, il y a ceux qui agissent et ceux qui critiquent!</text:p>
          </table:table-cell>
        </table:table-row>
        <table:table-row table:style-name="ro1">
          <table:table-cell table:number-columns-repeated="2"/>
          <table:table-cell office:value-type="string">
            <text:p>4_1May</text:p>
          </table:table-cell>
          <table:table-cell office:value-type="string">
            <text:p>60b</text:p>
          </table:table-cell>
          <table:table-cell office:value-type="float" office:value="75">
            <text:p>75</text:p>
          </table:table-cell>
          <table:table-cell table:formula="of:=IF([.E1141]=[.E1140];[.F1140]+1;1)" office:value-type="float" office:value="4">
            <text:p>4</text:p>
          </table:table-cell>
          <table:table-cell table:formula="of:=CONCATENATE(&quot;/home/peter/Thesis/ForcedAligner/Aligner1/wav/11025/&quot;;[.C1141];[.D1141];&quot;.wav&quot;)" office:value-type="string" office:string-value="/home/peter/Thesis/ForcedAligner/Aligner1/wav/11025/4_1May60b.wav">
            <text:p>/home/peter/Thesis/ForcedAligner/Aligner1/wav/11025/4_1May60b.wav</text:p>
          </table:table-cell>
          <table:table-cell table:formula="of:=CONCATENATE(&quot;/home/peter/Thesis/ForcedAligner/Aligner1/wav/&quot;;&quot;FNQ&quot;;[.E1141];&quot;_&quot;;[.F1141];&quot;.wav&quot;)" office:value-type="string" office:string-value="/home/peter/Thesis/ForcedAligner/Aligner1/wav/FNQ75_4.wav">
            <text:p>/home/peter/Thesis/ForcedAligner/Aligner1/wav/FNQ75_4.wav</text:p>
          </table:table-cell>
          <table:table-cell office:value-type="string">
            <text:p>une fois par an, les entreprises donneront les informations et une fois pour toutes, là où aujourd'hui il y a soixante dix déclarations différentes. un bulletin de salaire simplifié. on va le diviser par deux en nombre de lignes. une déclaration sociale unique à la place de trente déclarations. quatre vingt mesures chiffrées par le cabinet ernst and young à un milliard d' euros. vous le voyez, il faut être aux côtés de la france qui se bat et qui résiste à la crise!</text:p>
          </table:table-cell>
        </table:table-row>
        <table:table-row table:style-name="ro1">
          <table:table-cell table:number-columns-repeated="2"/>
          <table:table-cell office:value-type="string">
            <text:p>4_1May</text:p>
          </table:table-cell>
          <table:table-cell office:value-type="string">
            <text:p>19a</text:p>
          </table:table-cell>
          <table:table-cell office:value-type="float" office:value="76">
            <text:p>76</text:p>
          </table:table-cell>
          <table:table-cell table:formula="of:=IF([.E1142]=[.E1141];[.F1141]+1;1)" office:value-type="float" office:value="1">
            <text:p>1</text:p>
          </table:table-cell>
          <table:table-cell table:formula="of:=CONCATENATE(&quot;/home/peter/Thesis/ForcedAligner/Aligner1/wav/11025/&quot;;[.C1142];[.D1142];&quot;.wav&quot;)" office:value-type="string" office:string-value="/home/peter/Thesis/ForcedAligner/Aligner1/wav/11025/4_1May19a.wav">
            <text:p>/home/peter/Thesis/ForcedAligner/Aligner1/wav/11025/4_1May19a.wav</text:p>
          </table:table-cell>
          <table:table-cell table:formula="of:=CONCATENATE(&quot;/home/peter/Thesis/ForcedAligner/Aligner1/wav/&quot;;&quot;FNQ&quot;;[.E1142];&quot;_&quot;;[.F1142];&quot;.wav&quot;)" office:value-type="string" office:string-value="/home/peter/Thesis/ForcedAligner/Aligner1/wav/FNQ76_1.wav">
            <text:p>/home/peter/Thesis/ForcedAligner/Aligner1/wav/FNQ76_1.wav</text:p>
          </table:table-cell>
          <table:table-cell office:value-type="string">
            <text:p>monsieur le président, mesdames et messieurs les députés, monsieur le député jean dionis du séjour. perseverare diabolicum, décidément! décidément aussi, nul n' est prophète en son pays: il n' y a que chez nous que l' hadopi suscite tant de critiques et de caricatures. en espagne, en nouvelle zélande, aujourd'hui la pédagogie et la protection de la création s' organisent sur les mêmes bases. et à hol et à hollywood, l' ensemble des producteurs et des cinéastes rassemblés dans l' américain guild observe avec la plus grande attention positive le fonctionnement de l' hadopi. des dizaines de milliers de recommandations pédagogiques sont envoyées chaque semaine, les premières réactions des personnes ainsi averties sont positives. la labellisation des offres légales est en cours dynamisant la logique des échanges. l' hadopi invente jour après jour la pédagogie de la responsabilité, essentielle à l' ère numérique, voulue par le législateur et le président de la république. la prise de conscience des ravages du piratage, l' idée que la culture n' a pas seulement une valeur mais aussi un prix, la perception du rôle crucial joué par le droit d' auteur dans l' écosystème de la création, oui, grâce à l' hadopi ces principes essentiels sont enfin reconnus. voilà pourquoi le gouvernement apporte un plein et entier soutien à l' hadopi. voilà pourquoi le gouvernement demeure protecteur de ceux qui composent, de ceux qui interprètent de ceux qui créent.</text:p>
          </table:table-cell>
        </table:table-row>
        <table:table-row table:style-name="ro1">
          <table:table-cell table:number-columns-repeated="2"/>
          <table:table-cell office:value-type="string">
            <text:p>4_1May</text:p>
          </table:table-cell>
          <table:table-cell office:value-type="string">
            <text:p>19b</text:p>
          </table:table-cell>
          <table:table-cell office:value-type="float" office:value="76">
            <text:p>76</text:p>
          </table:table-cell>
          <table:table-cell table:formula="of:=IF([.E1143]=[.E1142];[.F1142]+1;1)" office:value-type="float" office:value="2">
            <text:p>2</text:p>
          </table:table-cell>
          <table:table-cell table:formula="of:=CONCATENATE(&quot;/home/peter/Thesis/ForcedAligner/Aligner1/wav/11025/&quot;;[.C1143];[.D1143];&quot;.wav&quot;)" office:value-type="string" office:string-value="/home/peter/Thesis/ForcedAligner/Aligner1/wav/11025/4_1May19b.wav">
            <text:p>/home/peter/Thesis/ForcedAligner/Aligner1/wav/11025/4_1May19b.wav</text:p>
          </table:table-cell>
          <table:table-cell table:formula="of:=CONCATENATE(&quot;/home/peter/Thesis/ForcedAligner/Aligner1/wav/&quot;;&quot;FNQ&quot;;[.E1143];&quot;_&quot;;[.F1143];&quot;.wav&quot;)" office:value-type="string" office:string-value="/home/peter/Thesis/ForcedAligner/Aligner1/wav/FNQ76_2.wav">
            <text:p>/home/peter/Thesis/ForcedAligner/Aligner1/wav/FNQ76_2.wav</text:p>
          </table:table-cell>
          <table:table-cell office:value-type="string">
            <text:p>voilà pourquoi le conseil national du numérique, récemment installé par le président de la république, va permettre d' <text:s/>accompagner l' hadopi dans l' extension du domaine de ses expertises. voilà enfin pourquoi l' expérience, les résultats et les perspectives de l' hadopi nous serviront de référence à l' occasion du prochain g huit de deauville dans quelques semaines, avec l' appui complet du président de la république.</text:p>
          </table:table-cell>
        </table:table-row>
        <table:table-row table:style-name="ro1">
          <table:table-cell table:number-columns-repeated="2"/>
          <table:table-cell office:value-type="string">
            <text:p>3_1May</text:p>
          </table:table-cell>
          <table:table-cell office:value-type="string">
            <text:p>69a</text:p>
          </table:table-cell>
          <table:table-cell office:value-type="float" office:value="79">
            <text:p>79</text:p>
          </table:table-cell>
          <table:table-cell table:formula="of:=IF([.E1144]=[.E1143];[.F1143]+1;1)" office:value-type="float" office:value="1">
            <text:p>1</text:p>
          </table:table-cell>
          <table:table-cell table:formula="of:=CONCATENATE(&quot;/home/peter/Thesis/ForcedAligner/Aligner1/wav/11025/&quot;;[.C1144];[.D1144];&quot;.wav&quot;)" office:value-type="string" office:string-value="/home/peter/Thesis/ForcedAligner/Aligner1/wav/11025/3_1May69a.wav">
            <text:p>/home/peter/Thesis/ForcedAligner/Aligner1/wav/11025/3_1May69a.wav</text:p>
          </table:table-cell>
          <table:table-cell table:formula="of:=CONCATENATE(&quot;/home/peter/Thesis/ForcedAligner/Aligner1/wav/&quot;;&quot;FNQ&quot;;[.E1144];&quot;_&quot;;[.F1144];&quot;.wav&quot;)" office:value-type="string" office:string-value="/home/peter/Thesis/ForcedAligner/Aligner1/wav/FNQ79_1.wav">
            <text:p>/home/peter/Thesis/ForcedAligner/Aligner1/wav/FNQ79_1.wav</text:p>
          </table:table-cell>
          <table:table-cell office:value-type="string">
            <text:p>merci monsieur le président, mesdames et messieurs les députés, monsieur le député charles de la verpillière vous connaissez effectivement suffisamment bien ces sujets pour ne pas établir de confusion entre ce qui relève de l' augmentation du point d' indice d' une part et <text:s/>du pouvoir d' achat d' autre part. en disant cela, je vous donne quasiment tous les éléments de la décision que nous avons prise avec françois baroin, le dix neuf avril dernier. aujourd'hui, pour donner les chiffres, et pardon cet aspect un peu technique mais qui sont précis, voilà comment se décompose l' augmentation du pouvoir d' achat dans la fonction publique. lorsque vous avez à l' état une augmentation de la masse salariale sur une année qui est de deux milliards quatre cent mille euros, plus de cinquante pourcent de cette augmentation est liés directement à la trajectoire personnelle des agents, c' est à dire à l' ancienneté et aux promotions. vous avez ensuite un second paquet de six cents millions d' euros, sur lequel d' ailleurs je me permets d' insister, qui découle naturellement, enfin pas naturellement, je retire ce mot, qui naît, qui découle volontairement du fait que nous ayons décider de restituer la moitié des économies réalisées par le non remplacement d' un fonctionnaire sur deux aux fonctionnaires. c' est d' ailleurs une somme qui devait avoisiner quatre cents millions d' euros, nous l' avons portée à six cents millions volontairement, et en particulier je le dis sous le contrôle de luc chatel pour financer des mesures dans l' éducation nationale, notamment la fameuse mesure du lmd. et puis en troisième lieu, vous avez un paquet qui comprend à la fois la garantie individuelle de pouvoir d' achat mise en place par éric woerth, et puis l' indexation des rémunérations basses sur le smic et puis en troisième lieu le point d' indice. le point d' indice aujourd'hui, constitue à peu près quinze pourcent de l' augmentation de la rémunération des agents publics de l' état.</text:p>
          </table:table-cell>
        </table:table-row>
        <table:table-row table:style-name="ro1">
          <table:table-cell table:number-columns-repeated="2"/>
          <table:table-cell office:value-type="string">
            <text:p>3_1May</text:p>
          </table:table-cell>
          <table:table-cell office:value-type="string">
            <text:p>69b</text:p>
          </table:table-cell>
          <table:table-cell office:value-type="float" office:value="79">
            <text:p>79</text:p>
          </table:table-cell>
          <table:table-cell table:formula="of:=IF([.E1145]=[.E1144];[.F1144]+1;1)" office:value-type="float" office:value="2">
            <text:p>2</text:p>
          </table:table-cell>
          <table:table-cell table:formula="of:=CONCATENATE(&quot;/home/peter/Thesis/ForcedAligner/Aligner1/wav/11025/&quot;;[.C1145];[.D1145];&quot;.wav&quot;)" office:value-type="string" office:string-value="/home/peter/Thesis/ForcedAligner/Aligner1/wav/11025/3_1May69b.wav">
            <text:p>/home/peter/Thesis/ForcedAligner/Aligner1/wav/11025/3_1May69b.wav</text:p>
          </table:table-cell>
          <table:table-cell table:formula="of:=CONCATENATE(&quot;/home/peter/Thesis/ForcedAligner/Aligner1/wav/&quot;;&quot;FNQ&quot;;[.E1145];&quot;_&quot;;[.F1145];&quot;.wav&quot;)" office:value-type="string" office:string-value="/home/peter/Thesis/ForcedAligner/Aligner1/wav/FNQ79_2.wav">
            <text:p>/home/peter/Thesis/ForcedAligner/Aligner1/wav/FNQ79_2.wav</text:p>
          </table:table-cell>
          <table:table-cell office:value-type="string">
            <text:p>c' est donc tout simplement parce que nous considérons qu' il faut aujourd'hui cibler la politique salariale dans la fonction publique que nous avons pris cette décision le dix neuf avril dernier. il y a une seule question qui se pose par rapport à ça: cela obère t il nos marges de manoeuvre pour faire d' autres choses? mais bien, non, bien entendu, vous l' avez rappelé. nous financerons malgré tout le plan de résorption de la précarité dans la fonction publique, l' égalité homme femme à partir de l' excellent rapport remis pars françoise guégot, la journée du handicap le douze mai, qui donnera lieu à une vraie campagne sur le sujet. vous le voyez, nous concilions la réduction des déficits et une politique sociale.</text:p>
          </table:table-cell>
        </table:table-row>
        <table:table-row table:style-name="ro1">
          <table:table-cell table:number-columns-repeated="2"/>
          <table:table-cell office:value-type="string">
            <text:p>3_1May</text:p>
          </table:table-cell>
          <table:table-cell office:value-type="string">
            <text:p>45a</text:p>
          </table:table-cell>
          <table:table-cell office:value-type="float" office:value="8">
            <text:p>8</text:p>
          </table:table-cell>
          <table:table-cell table:formula="of:=IF([.E1146]=[.E1145];[.F1145]+1;1)" office:value-type="float" office:value="1">
            <text:p>1</text:p>
          </table:table-cell>
          <table:table-cell table:formula="of:=CONCATENATE(&quot;/home/peter/Thesis/ForcedAligner/Aligner1/wav/11025/&quot;;[.C1146];[.D1146];&quot;.wav&quot;)" office:value-type="string" office:string-value="/home/peter/Thesis/ForcedAligner/Aligner1/wav/11025/3_1May45a.wav">
            <text:p>/home/peter/Thesis/ForcedAligner/Aligner1/wav/11025/3_1May45a.wav</text:p>
          </table:table-cell>
          <table:table-cell table:formula="of:=CONCATENATE(&quot;/home/peter/Thesis/ForcedAligner/Aligner1/wav/&quot;;&quot;FNQ&quot;;[.E1146];&quot;_&quot;;[.F1146];&quot;.wav&quot;)" office:value-type="string" office:string-value="/home/peter/Thesis/ForcedAligner/Aligner1/wav/FNQ8_1.wav">
            <text:p>/home/peter/Thesis/ForcedAligner/Aligner1/wav/FNQ8_1.wav</text:p>
          </table:table-cell>
          <table:table-cell office:value-type="string">
            <text:p>merci. merci monsieur le président. ma question s' adresse euh à monsieur le premier ministre. mais je voudrais d' abord dire à monsieur le ministre du budget, qui, à propos des déficits, il citait opportunément le président edgar faure, qui disait c' est pas la girouette qui tourne, c' est le vent! je voudrais monsieur le premier ministre vous poser une question concernant concernant les revenu des français. dans le même temps où ils assistent au spectacle indécent du retour des rémunérations exorbitantes, les français ont de plus en plus de mal à boucler les fins de mois. et c' est le moment où vous avez imaginé la prime de mille euros. alors la prime de mille euros au départ, c' est une prime pour tous les salariés des entreprises qui ont au moins cinquante salariés, on nous dit huit millions de bénéficiaires. et puis, le lendemain, c' est pour les entreprises qui ont cinquante salariés, mais celles qui versent des dividendes. alors les experts nous disent ah là ça fait plus que quatre million. et puis le surlendemain, c' est celles qui versent des dividendes en augmentation par rapport à la moyenne des dividendes des deux années précédentes. là, devant tant d' audace, les experts restent silencieux et nous disent ah bien il y a des grandes entreprises, comme total comme vin vinci, qui ne v qui n' auront même pas à verser cette prime. bref, au résultat de toute cette communication, chacun a compris qu' il s' agit d' une sorte de loterie dans laquelle chaque jour le nombre de gagnants diminue! <text:s/>vous nous avez déjà fait le coup</text:p>
          </table:table-cell>
        </table:table-row>
        <table:table-row table:style-name="ro1">
          <table:table-cell table:number-columns-repeated="2"/>
          <table:table-cell office:value-type="string">
            <text:p>3_1May</text:p>
          </table:table-cell>
          <table:table-cell office:value-type="string">
            <text:p>45b</text:p>
          </table:table-cell>
          <table:table-cell office:value-type="float" office:value="8">
            <text:p>8</text:p>
          </table:table-cell>
          <table:table-cell table:formula="of:=IF([.E1147]=[.E1146];[.F1146]+1;1)" office:value-type="float" office:value="2">
            <text:p>2</text:p>
          </table:table-cell>
          <table:table-cell table:formula="of:=CONCATENATE(&quot;/home/peter/Thesis/ForcedAligner/Aligner1/wav/11025/&quot;;[.C1147];[.D1147];&quot;.wav&quot;)" office:value-type="string" office:string-value="/home/peter/Thesis/ForcedAligner/Aligner1/wav/11025/3_1May45b.wav">
            <text:p>/home/peter/Thesis/ForcedAligner/Aligner1/wav/11025/3_1May45b.wav</text:p>
          </table:table-cell>
          <table:table-cell table:formula="of:=CONCATENATE(&quot;/home/peter/Thesis/ForcedAligner/Aligner1/wav/&quot;;&quot;FNQ&quot;;[.E1147];&quot;_&quot;;[.F1147];&quot;.wav&quot;)" office:value-type="string" office:string-value="/home/peter/Thesis/ForcedAligner/Aligner1/wav/FNQ8_2.wav">
            <text:p>/home/peter/Thesis/ForcedAligner/Aligner1/wav/FNQ8_2.wav</text:p>
          </table:table-cell>
          <table:table-cell office:value-type="string">
            <text:p>en deux mille neuf, février pour la prime pour les chômeurs de moins de vingt cinq ans. alors il y avait eu une grande annonce du gouvernement: deux cent trente cinq mille bénéficiaires, avait annoncé le président nicolas sarkozy! alors maintenant, on a fait le décompte: il y en a eu exactement trente mille cent soixante dix neuf, soit huit fois moins que ce qui a été annoncé. c' est ce qui va arriver. nous voulons une véritable politique: l' augmentation du smic une conférence salariale c' est les propositions socialistes pour le pouvoir d' achat. quelles sont vos propositions?</text:p>
          </table:table-cell>
        </table:table-row>
        <table:table-row table:style-name="ro1">
          <table:table-cell table:number-columns-repeated="2"/>
          <table:table-cell office:value-type="string">
            <text:p>4_1May</text:p>
          </table:table-cell>
          <table:table-cell office:value-type="float" office:value="62">
            <text:p>62</text:p>
          </table:table-cell>
          <table:table-cell office:value-type="float" office:value="81">
            <text:p>81</text:p>
          </table:table-cell>
          <table:table-cell table:formula="of:=IF([.E1148]=[.E1147];[.F1147]+1;1)" office:value-type="float" office:value="1">
            <text:p>1</text:p>
          </table:table-cell>
          <table:table-cell table:formula="of:=CONCATENATE(&quot;/home/peter/Thesis/ForcedAligner/Aligner1/wav/11025/&quot;;[.C1148];[.D1148];&quot;.wav&quot;)" office:value-type="string" office:string-value="/home/peter/Thesis/ForcedAligner/Aligner1/wav/11025/4_1May62.wav">
            <text:p>/home/peter/Thesis/ForcedAligner/Aligner1/wav/11025/4_1May62.wav</text:p>
          </table:table-cell>
          <table:table-cell table:formula="of:=CONCATENATE(&quot;/home/peter/Thesis/ForcedAligner/Aligner1/wav/&quot;;&quot;FNQ&quot;;[.E1148];&quot;_&quot;;[.F1148];&quot;.wav&quot;)" office:value-type="string" office:string-value="/home/peter/Thesis/ForcedAligner/Aligner1/wav/FNQ81_1.wav">
            <text:p>/home/peter/Thesis/ForcedAligner/Aligner1/wav/FNQ81_1.wav</text:p>
          </table:table-cell>
          <table:table-cell office:value-type="string">
            <text:p>merci monsieur le président, ma question s' adresse à monsieur le secrétaire d' état chargé du commerce extérieur. monsieur le ministre, la représentation nationale s' inquiète du tour que prennent les négociations du cycle dit de doha. il est au bord de l' échec de l' échec, a déclaré pascal lamy, directeur général de l' organisation mondiale du commerce, omc, en avril dernier. le dernier point de blocage des négociations porte sur la baisse des droits de douane applicables aux produits industriels. ce sujet, pour lequel l' union européenne a pris une position que nous ne connaissons pas, s' ajoute aux divergences fondamentales qui existent aussi sur l' agriculture et sur les services. je doute donc que nous soyons en mesure de signer avant le sommet de cannes en novembre, comme le président sarkozy en avait pris l' engagement dans le cadre de sa présidence du g vingt. un nouvel échec entamera ce qui reste de la crédibilité à l' omc et lèvera de fait les règles existantes. parallèlement, les états vont naturellement rechercher d' autres accords régionaux, voire bilatéraux, tous préjudiciables à des relations saines et porteuses de progrès, chères aux radicaux. un nouvel échec constituerait une vraie menace pour les équilibres sociaux du monde, pour notre agriculture et notre industrie. monsieur le ministre, pouvez vous dès lors nous indiquer ce que vous envisagez pour sortir de cette impasse?</text:p>
          </table:table-cell>
        </table:table-row>
        <table:table-row table:style-name="ro1">
          <table:table-cell table:number-columns-repeated="2"/>
          <table:table-cell office:value-type="string">
            <text:p>3_1May</text:p>
          </table:table-cell>
          <table:table-cell office:value-type="string">
            <text:p>19a</text:p>
          </table:table-cell>
          <table:table-cell office:value-type="float" office:value="84">
            <text:p>84</text:p>
          </table:table-cell>
          <table:table-cell table:formula="of:=IF([.E1149]=[.E1148];[.F1148]+1;1)" office:value-type="float" office:value="1">
            <text:p>1</text:p>
          </table:table-cell>
          <table:table-cell table:formula="of:=CONCATENATE(&quot;/home/peter/Thesis/ForcedAligner/Aligner1/wav/11025/&quot;;[.C1149];[.D1149];&quot;.wav&quot;)" office:value-type="string" office:string-value="/home/peter/Thesis/ForcedAligner/Aligner1/wav/11025/3_1May19a.wav">
            <text:p>/home/peter/Thesis/ForcedAligner/Aligner1/wav/11025/3_1May19a.wav</text:p>
          </table:table-cell>
          <table:table-cell table:formula="of:=CONCATENATE(&quot;/home/peter/Thesis/ForcedAligner/Aligner1/wav/&quot;;&quot;FNQ&quot;;[.E1149];&quot;_&quot;;[.F1149];&quot;.wav&quot;)" office:value-type="string" office:string-value="/home/peter/Thesis/ForcedAligner/Aligner1/wav/FNQ84_1.wav">
            <text:p>/home/peter/Thesis/ForcedAligner/Aligner1/wav/FNQ84_1.wav</text:p>
          </table:table-cell>
          <table:table-cell office:value-type="string">
            <text:p>merci monsieur le président, avec l' autorisation de monsieur le premier ministre et du ministre d' état, mesdames et messieurs les députés cher jean michel boucheron, j' aimerais que vous ayez raison, et que vous ayez complètement et largement raison. pour avoir, comme mes prédécesseurs, trop rapidement séjourné en afghanistan auprès de nos troupes, pour avoir rencontré les responsables de la coalition, pour avoir échangé avec le président élu euh karzai, je constate malheureusement que nous sommes dans une situation d' une complexité que la position géographique de l' afghanistan que la situation de ses voisins immédiats a rendu presque inextricable. assurément, et vous avez raison de le dire, la disparition du personnage atrocement emblématique de ben laden est une opportunité pour affaiblir ceux qui ont fait le choix des armes et ceux qui ont fait le choix du terrorisme. ce n' est pas à cet instant la certitude que toutes les formes euh armées de contestations d' un pouvoir élu puissent en effet s' accomplir et s' achever. c' est la raison pour laquelle nous devons, comme l' a évoqué le ministre d' état, manifester du <text:s/>sang froid, garder le lien direct avec la coalition et mesurer le travail sur le terrain que nous conduisons. en surobi et en kapisa, les troupes françaises font un formidable travail pour construire la sécurité. nous pouvons espérer</text:p>
          </table:table-cell>
        </table:table-row>
        <table:table-row table:style-name="ro1">
          <table:table-cell table:number-columns-repeated="2"/>
          <table:table-cell office:value-type="string">
            <text:p>3_1May</text:p>
          </table:table-cell>
          <table:table-cell office:value-type="string">
            <text:p>19b</text:p>
          </table:table-cell>
          <table:table-cell office:value-type="float" office:value="84">
            <text:p>84</text:p>
          </table:table-cell>
          <table:table-cell table:formula="of:=IF([.E1150]=[.E1149];[.F1149]+1;1)" office:value-type="float" office:value="2">
            <text:p>2</text:p>
          </table:table-cell>
          <table:table-cell table:formula="of:=CONCATENATE(&quot;/home/peter/Thesis/ForcedAligner/Aligner1/wav/11025/&quot;;[.C1150];[.D1150];&quot;.wav&quot;)" office:value-type="string" office:string-value="/home/peter/Thesis/ForcedAligner/Aligner1/wav/11025/3_1May19b.wav">
            <text:p>/home/peter/Thesis/ForcedAligner/Aligner1/wav/11025/3_1May19b.wav</text:p>
          </table:table-cell>
          <table:table-cell table:formula="of:=CONCATENATE(&quot;/home/peter/Thesis/ForcedAligner/Aligner1/wav/&quot;;&quot;FNQ&quot;;[.E1150];&quot;_&quot;;[.F1150];&quot;.wav&quot;)" office:value-type="string" office:string-value="/home/peter/Thesis/ForcedAligner/Aligner1/wav/FNQ84_2.wav">
            <text:p>/home/peter/Thesis/ForcedAligner/Aligner1/wav/FNQ84_2.wav</text:p>
          </table:table-cell>
          <table:table-cell office:value-type="string">
            <text:p>présenter au moins l' une de ces deux régions, à la transition, c' est à dire à la prise en main par l' état afghan lui même de la sécurité. ce sera, pour nos soldats, la meilleure récompense et la certitude d' un travail utile. à cet instant, cela dit, le sang froid et le réalisme commandent, même si je pense comme vous il y a un symbole de l' hostilité absolue qui a disparu, et peut être une chance de dialogue entre afghans qui acceptent définitivement que les armes ne sont pas la voie pour leur pays.</text:p>
          </table:table-cell>
        </table:table-row>
        <table:table-row table:style-name="ro1">
          <table:table-cell office:value-type="float" office:value="5">
            <text:p>5</text:p>
          </table:table-cell>
          <table:table-cell office:value-type="string">
            <text:p>May</text:p>
          </table:table-cell>
          <table:table-cell table:formula="of:=CONCATENATE([.A1151];[.B1151])" office:value-type="string" office:string-value="5May">
            <text:p>5May</text:p>
          </table:table-cell>
          <table:table-cell office:value-type="string">
            <text:p>37a</text:p>
          </table:table-cell>
          <table:table-cell office:value-type="float" office:value="85">
            <text:p>85</text:p>
          </table:table-cell>
          <table:table-cell table:formula="of:=IF([.E1151]=[.E1150];[.F1150]+1;1)" office:value-type="float" office:value="1">
            <text:p>1</text:p>
          </table:table-cell>
          <table:table-cell table:formula="of:=CONCATENATE(&quot;/home/peter/Thesis/ForcedAligner/Aligner1/wav/11025/&quot;;[.C1151];[.D1151];&quot;.wav&quot;)" office:value-type="string" office:string-value="/home/peter/Thesis/ForcedAligner/Aligner1/wav/11025/5May37a.wav">
            <text:p>/home/peter/Thesis/ForcedAligner/Aligner1/wav/11025/5May37a.wav</text:p>
          </table:table-cell>
          <table:table-cell table:formula="of:=CONCATENATE(&quot;/home/peter/Thesis/ForcedAligner/Aligner1/wav/&quot;;&quot;FNQ&quot;;[.E1151];&quot;_&quot;;[.F1151];&quot;.wav&quot;)" office:value-type="string" office:string-value="/home/peter/Thesis/ForcedAligner/Aligner1/wav/FNQ85_1.wav">
            <text:p>/home/peter/Thesis/ForcedAligner/Aligner1/wav/FNQ85_1.wav</text:p>
          </table:table-cell>
          <table:table-cell office:value-type="string">
            <text:p>merci monsieur le président, monsieur le ministre, monsieur le rapporteur, mes chers collègues, la création du conseiller territorial est l' une des grandes innovations de la loi de réforme des collectivités territoriales. ce nouvel élu remplacera en mille deux mille quatorze en deux mille quatorze les six mille conseillers généraux et régionaux; il siégera à la fois au département et à la région. ainsi, les élections des conseillers régionaux en mars deux mille dix et des conseillers généraux les vingt et vingt-sept mars derniers furent les dernières dans le mode actuel. et le projet de loi examiné ce jour a pour but de corriger le nombre de conseillers territoriaux dans six départements, qui présentaient des écarts de plus de vingt pourcent à la moyenne régionale. nous aurons donc, à l' issue de cette validation législative, le tableau fixant le nombre de conseillers territoriaux, qui assurera une représentation moyenne des habitants par les conseillers territoriaux du département ne s' écartant pas de plus ou moins vingt pourcent par rapport à la représentation moyenne des habitants par les conseillers territoriaux de la région. dans nos régions respectives, le nombre de conseillers territoriaux et ceux déclinés dans chaque département sera ainsi défini. cette réforme, il faut le dire, c' est déjà un débat d' élus, un sujet dont on cause, comme on dit dans nos campagnes, et dont se sentent concernés en premier lieu les élus municipaux, les élus cantonaux et régionaux. avec des points particuliers qui restent à traiter, et qui le seront pour partie dans le projet de loi relatif à l' élection des conseillers territoriaux et au renforcement de la démocratie locale. et donc je veux parler, il en va ainsi du seuil à partir duquel le conseil municipal sera désigné au scrutin de liste.</text:p>
          </table:table-cell>
        </table:table-row>
        <table:table-row table:style-name="ro1">
          <table:table-cell office:value-type="float" office:value="5">
            <text:p>5</text:p>
          </table:table-cell>
          <table:table-cell office:value-type="string">
            <text:p>May</text:p>
          </table:table-cell>
          <table:table-cell table:formula="of:=CONCATENATE([.A1152];[.B1152])" office:value-type="string" office:string-value="5May">
            <text:p>5May</text:p>
          </table:table-cell>
          <table:table-cell office:value-type="string">
            <text:p>37b</text:p>
          </table:table-cell>
          <table:table-cell office:value-type="float" office:value="85">
            <text:p>85</text:p>
          </table:table-cell>
          <table:table-cell table:formula="of:=IF([.E1152]=[.E1151];[.F1151]+1;1)" office:value-type="float" office:value="2">
            <text:p>2</text:p>
          </table:table-cell>
          <table:table-cell table:formula="of:=CONCATENATE(&quot;/home/peter/Thesis/ForcedAligner/Aligner1/wav/11025/&quot;;[.C1152];[.D1152];&quot;.wav&quot;)" office:value-type="string" office:string-value="/home/peter/Thesis/ForcedAligner/Aligner1/wav/11025/5May37b.wav">
            <text:p>/home/peter/Thesis/ForcedAligner/Aligner1/wav/11025/5May37b.wav</text:p>
          </table:table-cell>
          <table:table-cell table:formula="of:=CONCATENATE(&quot;/home/peter/Thesis/ForcedAligner/Aligner1/wav/&quot;;&quot;FNQ&quot;;[.E1152];&quot;_&quot;;[.F1152];&quot;.wav&quot;)" office:value-type="string" office:string-value="/home/peter/Thesis/ForcedAligner/Aligner1/wav/FNQ85_2.wav">
            <text:p>/home/peter/Thesis/ForcedAligner/Aligner1/wav/FNQ85_2.wav</text:p>
          </table:table-cell>
          <table:table-cell office:value-type="string">
            <text:p>autant vous dire que le seuil actuel, prévu à cinq cents habitants, dans un département rural comme le mien, à l' aube sera pour le moins incompris. il y a une autre question à trancher, c' est la prise en compte ou non de de l' échelon intercommunal dans le cumul du mandat. vous le savez, ce sont nos concitoyens les plus ruraux d' entre eux, attachés à leur canton comme c' était dit il y a quelque instant et à leur conseiller général, qui s' intéressent et qui s' interrogent le plus concernant cette réforme. le nombre de conseillers territoriaux en champagne-ardenne, pour analyser ce que je connais le mieux, il y en aura cent trente-huit contre quarante-neuf conseillers régionaux actuellement et dans l' aube trente-trois c' est à dire le même nombre que celui des conseillers généraux actuels, dans un département l' aube où le canton le moins peuplé et exactement représente neuf fois moins en population que le plus grand à savoir que le plus petit c' est deux mille habitants et le plus grand près de vingt mille habitants, hélas. faut dire que chacun aujourd'hui est en conscience et comprend aujourd'hui la nécessité de ce redécoupage, et nous devrions connaître par décret monsieur perbenne l' a dit il y a quelques instants dans quelques mois la nouvelle carte administrative. et ce n' est pas une mince tâche de définir une nouvelle carte, qui inscrira dans chaque département dans la logique nationale tout en ayant une approche pragmatique, comprise et mieux encore partagée au niveau local. il faut dire que, dans certaines circonstances, les nouveaux découpages ont fait l' objet de propositions pour le moins mal comprises sur le terrain je pense en particulier à certaines modifications de circonscription applicables lors des prochaines élections législatives. monsieur le ministre de l' intérieur, ministre des collectivités territoriales, était vendredi dernier dans l' aube, à méry-sur-seine</text:p>
          </table:table-cell>
        </table:table-row>
        <table:table-row table:style-name="ro1">
          <table:table-cell office:value-type="float" office:value="5">
            <text:p>5</text:p>
          </table:table-cell>
          <table:table-cell office:value-type="string">
            <text:p>May</text:p>
          </table:table-cell>
          <table:table-cell table:formula="of:=CONCATENATE([.A1153];[.B1153])" office:value-type="string" office:string-value="5May">
            <text:p>5May</text:p>
          </table:table-cell>
          <table:table-cell office:value-type="string">
            <text:p>37c</text:p>
          </table:table-cell>
          <table:table-cell office:value-type="float" office:value="85">
            <text:p>85</text:p>
          </table:table-cell>
          <table:table-cell table:formula="of:=IF([.E1153]=[.E1152];[.F1152]+1;1)" office:value-type="float" office:value="3">
            <text:p>3</text:p>
          </table:table-cell>
          <table:table-cell table:formula="of:=CONCATENATE(&quot;/home/peter/Thesis/ForcedAligner/Aligner1/wav/11025/&quot;;[.C1153];[.D1153];&quot;.wav&quot;)" office:value-type="string" office:string-value="/home/peter/Thesis/ForcedAligner/Aligner1/wav/11025/5May37c.wav">
            <text:p>/home/peter/Thesis/ForcedAligner/Aligner1/wav/11025/5May37c.wav</text:p>
          </table:table-cell>
          <table:table-cell table:formula="of:=CONCATENATE(&quot;/home/peter/Thesis/ForcedAligner/Aligner1/wav/&quot;;&quot;FNQ&quot;;[.E1153];&quot;_&quot;;[.F1153];&quot;.wav&quot;)" office:value-type="string" office:string-value="/home/peter/Thesis/ForcedAligner/Aligner1/wav/FNQ85_3.wav">
            <text:p>/home/peter/Thesis/ForcedAligner/Aligner1/wav/FNQ85_3.wav</text:p>
          </table:table-cell>
          <table:table-cell office:value-type="string">
            <text:p>pour inaugurer une nouvelle gendarmerie. sa présence, son intervention, tout comme sa proximité ont été très appréciées. mais, dans les discussions qui ont suivi la visite ministérielle, est revenue en débat l' incompréhension des élus et des habitants de ce canton concernant un autre découpage, celui de la circonscription. ce canton de méry-sur-seine va être raccordé à une circonscription qui ne correspond ni aux habitudes de ses habitants, ni à leurs centres d' intérêt et encore moins à leur bassin de vie. ce canton est tourné naturellement vers romilly, pour ceux qui le connaissent ville qui est à quinze minutes, et non pas vers bar-sur-aube, ville qui est à plus cent kilomètres de romilly-sur-seine. si ce sont les mêmes doigts qui tiennent les mêmes ciseaux en proposant les mêmes solutions avec autant d' incompréhension, on ne peut être que inquiet. le redécoupage le redécoupage mes chers collègues, doit être du cousu main, qui prenne en compte les nécessaires exigences d' équilibre démographique de la réforme, mais aussi la réalité, les habitudes, le contexte local. en effet, dans une même circonscription, regrouper, redéfinir des cantons, c' est aussi supprimer des chefs-lieux qui, souvent dans ces bassins ruraux à faible population, sont autant de bourgs centres, de lieux de rencontre, des des habitudes de vie ancré où subsistent commerces, associations, services; et servent de lieux de réflexion, préparant l' avenir avec comme acteurs principaux le conseiller général, et les maires des cantons et les élus municipaux concernés. mes chers collègues, monsieur le ministre, vous aurez compris, ce projet de loi est aussi l' occasion de mettre un index certains points qui sont autant d' interrogations dans la mise en œuvre de cette réforme, en partant du seul principe que tout projet dont on partage les grandes lignes et les fondamentaux peut toujours être amélioré et nécessite, dans sa phase de mise en place, beaucoup de soin. je vous remercie.</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1154];[.B1154])" office:value-type="string" office:string-value="2May">
            <text:p>2May</text:p>
          </table:table-cell>
          <table:table-cell office:value-type="string">
            <text:p>11a</text:p>
          </table:table-cell>
          <table:table-cell office:value-type="float" office:value="88">
            <text:p>88</text:p>
          </table:table-cell>
          <table:table-cell table:formula="of:=IF([.E1154]=[.E1153];[.F1153]+1;1)" office:value-type="float" office:value="1">
            <text:p>1</text:p>
          </table:table-cell>
          <table:table-cell table:formula="of:=CONCATENATE(&quot;/home/peter/Thesis/ForcedAligner/Aligner1/wav/11025/&quot;;[.C1154];[.D1154];&quot;.wav&quot;)" office:value-type="string" office:string-value="/home/peter/Thesis/ForcedAligner/Aligner1/wav/11025/2May11a.wav">
            <text:p>/home/peter/Thesis/ForcedAligner/Aligner1/wav/11025/2May11a.wav</text:p>
          </table:table-cell>
          <table:table-cell table:formula="of:=CONCATENATE(&quot;/home/peter/Thesis/ForcedAligner/Aligner1/wav/&quot;;&quot;FNQ&quot;;[.E1154];&quot;_&quot;;[.F1154];&quot;.wav&quot;)" office:value-type="string" office:string-value="/home/peter/Thesis/ForcedAligner/Aligner1/wav/FNQ88_1.wav">
            <text:p>/home/peter/Thesis/ForcedAligner/Aligner1/wav/FNQ88_1.wav</text:p>
          </table:table-cell>
          <table:table-cell office:value-type="string">
            <text:p>madame la ministre, monsieur le ministre, monsieur le président de la commission des finances, monsieur le président à la commission des affaires européennes, mes chers collègues, le six juillet dernier, euh à l' occasion du débat d' orientation budgétaire, le gouvernement a eu recourt à l' article cinquante tiret un de la constitution. un débat, a donc été organisé euh ici même et ce débat a été euh suivi d' un vote. il s' agissait euh d' une évolution majeure de notre procédure budgétaire. mais il y avait une autre raison à ce débat c' était une manière de prendre en compte certes à posteriori mais de prendre en compte le programme de stabilité qui avait été transmis quelques mois auparavant à bruxelles sans que nous ayons eu à l' examiner. et lors de ce débat d' orientation budgétaire le gouvernement s' était donc engagé, à ce que dès deux mille onze avant de transmettre le programme de stabilité à bruxelles au printemps soit organisé un débat, suivi d' un vote. et donc la première chose que je voudrais faire c' est de saluer le fait que le gouvernement a tenu son engagement. et donc nous avons aujourd'hui une procédure qui s' inscrit dans le semestre européen que va nous présenter je pense dans un instant le président de la commission des affaires européennes et ce semestre européen va conditionner euh pour l' avenir le déroulement de notre procédure budgétaire.</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1155];[.B1155])" office:value-type="string" office:string-value="2May">
            <text:p>2May</text:p>
          </table:table-cell>
          <table:table-cell office:value-type="string">
            <text:p>11b</text:p>
          </table:table-cell>
          <table:table-cell office:value-type="float" office:value="88">
            <text:p>88</text:p>
          </table:table-cell>
          <table:table-cell table:formula="of:=IF([.E1155]=[.E1154];[.F1154]+1;1)" office:value-type="float" office:value="2">
            <text:p>2</text:p>
          </table:table-cell>
          <table:table-cell table:formula="of:=CONCATENATE(&quot;/home/peter/Thesis/ForcedAligner/Aligner1/wav/11025/&quot;;[.C1155];[.D1155];&quot;.wav&quot;)" office:value-type="string" office:string-value="/home/peter/Thesis/ForcedAligner/Aligner1/wav/11025/2May11b.wav">
            <text:p>/home/peter/Thesis/ForcedAligner/Aligner1/wav/11025/2May11b.wav</text:p>
          </table:table-cell>
          <table:table-cell table:formula="of:=CONCATENATE(&quot;/home/peter/Thesis/ForcedAligner/Aligner1/wav/&quot;;&quot;FNQ&quot;;[.E1155];&quot;_&quot;;[.F1155];&quot;.wav&quot;)" office:value-type="string" office:string-value="/home/peter/Thesis/ForcedAligner/Aligner1/wav/FNQ88_2.wav">
            <text:p>/home/peter/Thesis/ForcedAligner/Aligner1/wav/FNQ88_2.wav</text:p>
          </table:table-cell>
          <table:table-cell office:value-type="string">
            <text:p>puisque nous devrons dorénavant, transmettre le programme de stabilité euh au printemps, et donc organiser un débat pour recueillir l' avis du parlement sur ce programme de stabilité. une fois que le programme aura été transmis à bruxelles, il fera l' objet d' un examen par la commission qui donnera un avis au moins de juin. puis, le conseil européen lui même fixera ses recommandations au mois de juillet. mes chers collègues nous aurons euh également la possibilité, sur la base de résolution, euh transmise par la commission des affaires européennes au titre de l' article quatre vingt huit quatre de la constitution d' exprimer à nouveau notre position sur les recommandations de la commission ou du conseil. alors il y a un autre aspect essentiel dans cette procédure, c' est que le programme de stabilité, qui couvre en provisionnel euh quatre années, recoupe en fait la procédure de programmation pluriannuelle, les lois programmation pluriannuelle de nos finances publiques, que nous avons introduite dans notre constitution par une réforme en deux mille huit, et on voit bien qu' il faut que les deux exercices programme de stabilité, loi de programmation pluriannuelle coïncident en terme de calendrier. et nous aurons l' occasion d' évoquer ce sujet dès demain, puisque euh demain nous aborderons la réforme constitutionnelle avec l' inscription, dans la constitution, de la primoté, de la prééminence de ces lois pluriannuelles, qui vont être désormais appelées des lois euh cadres de euh finances d' équilibre des finances publiques, lois cadres d' équilibre des finances publiques</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1156];[.B1156])" office:value-type="string" office:string-value="2May">
            <text:p>2May</text:p>
          </table:table-cell>
          <table:table-cell office:value-type="string">
            <text:p>11c</text:p>
          </table:table-cell>
          <table:table-cell office:value-type="float" office:value="88">
            <text:p>88</text:p>
          </table:table-cell>
          <table:table-cell table:formula="of:=IF([.E1156]=[.E1155];[.F1155]+1;1)" office:value-type="float" office:value="3">
            <text:p>3</text:p>
          </table:table-cell>
          <table:table-cell table:formula="of:=CONCATENATE(&quot;/home/peter/Thesis/ForcedAligner/Aligner1/wav/11025/&quot;;[.C1156];[.D1156];&quot;.wav&quot;)" office:value-type="string" office:string-value="/home/peter/Thesis/ForcedAligner/Aligner1/wav/11025/2May11c.wav">
            <text:p>/home/peter/Thesis/ForcedAligner/Aligner1/wav/11025/2May11c.wav</text:p>
          </table:table-cell>
          <table:table-cell table:formula="of:=CONCATENATE(&quot;/home/peter/Thesis/ForcedAligner/Aligner1/wav/&quot;;&quot;FNQ&quot;;[.E1156];&quot;_&quot;;[.F1156];&quot;.wav&quot;)" office:value-type="string" office:string-value="/home/peter/Thesis/ForcedAligner/Aligner1/wav/FNQ88_3.wav">
            <text:p>/home/peter/Thesis/ForcedAligner/Aligner1/wav/FNQ88_3.wav</text:p>
          </table:table-cell>
          <table:table-cell office:value-type="string">
            <text:p>et euh ces lois cadres bénificieront d' une sorte de prééminence sur les lois de finances et de financement annuel. alors j' en viens euh à présent à quelques observations sur le contenu de euh ce programme de stabilité. et tout naturellement je vais euh l' évoquer par comparaison avec la loi programmation pluriannuelle que nous avons examinée euh à l' automne dernier. le premier point, euh le premier constat qui s' impose, c' est que euh <text:s/>l' exécution de l' année deux mille dix, qu' on connaît maintenant complètement, montre que la stratégie du gouvernement en matière de redressement de nos comptes publics est une bonne stratégie. c' est une bonne stratégie et j' observe que l' année deux mille dix se termine avec un déficit public global de sept points de pib, au lieu de sept virgule sept que nous avions prévus il y a à peine trois mois. que par ailleurs, madame la ministre s' y était engagée euh et certains l' avaient trouvée un peu imprudente, la croissance s' est redressée et nous avons terminé l' année euh deux mille dix à euh un virgule six. et donc nous voyons bien que cette exécution des comptes deux mille dix est satisfaisante. alors bien sûr parmi les éléments de satisfaction, il y a la forte réduction du besoin de financement euh des collectivités territoriales, liée, d' une part, à une meilleure maîtrise des dépenses, et d' autre part, à l' afflux de recettes nouvelles je pense en particulier aux droits de mutation à titre onéreux.</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1157];[.B1157])" office:value-type="string" office:string-value="2May">
            <text:p>2May</text:p>
          </table:table-cell>
          <table:table-cell office:value-type="string">
            <text:p>11d</text:p>
          </table:table-cell>
          <table:table-cell office:value-type="float" office:value="88">
            <text:p>88</text:p>
          </table:table-cell>
          <table:table-cell table:formula="of:=IF([.E1157]=[.E1156];[.F1156]+1;1)" office:value-type="float" office:value="4">
            <text:p>4</text:p>
          </table:table-cell>
          <table:table-cell table:formula="of:=CONCATENATE(&quot;/home/peter/Thesis/ForcedAligner/Aligner1/wav/11025/&quot;;[.C1157];[.D1157];&quot;.wav&quot;)" office:value-type="string" office:string-value="/home/peter/Thesis/ForcedAligner/Aligner1/wav/11025/2May11d.wav">
            <text:p>/home/peter/Thesis/ForcedAligner/Aligner1/wav/11025/2May11d.wav</text:p>
          </table:table-cell>
          <table:table-cell table:formula="of:=CONCATENATE(&quot;/home/peter/Thesis/ForcedAligner/Aligner1/wav/&quot;;&quot;FNQ&quot;;[.E1157];&quot;_&quot;;[.F1157];&quot;.wav&quot;)" office:value-type="string" office:string-value="/home/peter/Thesis/ForcedAligner/Aligner1/wav/FNQ88_4.wav">
            <text:p>/home/peter/Thesis/ForcedAligner/Aligner1/wav/FNQ88_4.wav</text:p>
          </table:table-cell>
          <table:table-cell office:value-type="string">
            <text:p>et puis il y a un élément extrêmement important: puisque pour la première fois depuis qu' il existe, l' objectif national de dépenses d' assurance maladie, l' ondam a été tenu. c' est la première fois que ça arrive, il a été tenu à plus trois pourcent en euh deux mille dix. il y a euh s' agissant du budget de l' état en deux mille dix, des éléments favorables, mais qui ne se reproduiront pas en deux mille onze euh ou en deux mille douze. en particulier nous avons bénéficié en deux mille dix d' une forte réduction par rapport à la prévision des dépenses d' intérêts de la dette, euh liée à l' excellente gestion de la dette française. on ne dira jamais à quel point il est important pour nous de couvrir notre besoin de financement qui se chiffre en centaines de milliards dans les meilleures conditions, on en voit ici le résultat. et puis euh comme françois baroin l' a évoqué, mais c' est temporaire, euh le ressaut de réforme de la taxe professionnelle a été moins important en deux mille dix que prévu. euh nous pensons également que le bon résultat sur les comptes sociaux devrait euh se euh reproduire euh en deux mille onze. en tout cas, tout va être fait pour que l' ondam soit à nouveau respecté. alors l' année deux mille onze prévoit donc une réduction de déficit public, non pas à hauteur des six points de pib qui étaient prévus il y a encore trois mois, mais à hauteur de cinq virgule sept points. et je pense pour ma part, que nous nous allons y parvenir, et j' espère même que nous ferons un peu mieux que ce résultat euh qui est euh vraiment tout à fait excellent, même si, à cinq virgule sept points, on reste à un niveau de déficit élevé.</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1158];[.B1158])" office:value-type="string" office:string-value="2May">
            <text:p>2May</text:p>
          </table:table-cell>
          <table:table-cell office:value-type="string">
            <text:p>11e</text:p>
          </table:table-cell>
          <table:table-cell office:value-type="float" office:value="88">
            <text:p>88</text:p>
          </table:table-cell>
          <table:table-cell table:formula="of:=IF([.E1158]=[.E1157];[.F1157]+1;1)" office:value-type="float" office:value="5">
            <text:p>5</text:p>
          </table:table-cell>
          <table:table-cell table:formula="of:=CONCATENATE(&quot;/home/peter/Thesis/ForcedAligner/Aligner1/wav/11025/&quot;;[.C1158];[.D1158];&quot;.wav&quot;)" office:value-type="string" office:string-value="/home/peter/Thesis/ForcedAligner/Aligner1/wav/11025/2May11e.wav">
            <text:p>/home/peter/Thesis/ForcedAligner/Aligner1/wav/11025/2May11e.wav</text:p>
          </table:table-cell>
          <table:table-cell table:formula="of:=CONCATENATE(&quot;/home/peter/Thesis/ForcedAligner/Aligner1/wav/&quot;;&quot;FNQ&quot;;[.E1158];&quot;_&quot;;[.F1158];&quot;.wav&quot;)" office:value-type="string" office:string-value="/home/peter/Thesis/ForcedAligner/Aligner1/wav/FNQ88_5.wav">
            <text:p>/home/peter/Thesis/ForcedAligner/Aligner1/wav/FNQ88_5.wav</text:p>
          </table:table-cell>
          <table:table-cell office:value-type="string">
            <text:p>et euh nous devons absolument s' agissant du budget de l' état euh respecter cette double règle qui consiste à dire <text:s/>la dépense d' état l' exécution ne peut pas évoluer au delà de l' inflation, toutes dépenses confondues; et elle doit être de zéro zéro en valeur pour tout ce qui ne concerne pas le passé, c' est à dire tout ce qui ne concerne pas les dépenses d' intérêts euh de la dette et euh les dépenses concernant la euh les retraites. alors à partir de tous ces éléments favorables, comment considérer l' année deux mille douze et après? je pense, madame la ministre, monsieur le ministre, que pour garantir la marche suivante de deux mille douze à quatre virgule cinq six points du pib, il faut accroître notre effort en dépenses, mais aussi un peu en recettes je pense aux niches fiscales de l' ordre d' environ six milliards d' euros. pourquoi je dis cela? c' est parce que nous avons quatre éléments quand même de préoccupations euh qui sont les suivants. d' abord il y a le, il y a <text:s/>le taux de croissance. alors que n' a t on entendu sur la prévision du taux de croissance! madame la ministre, vous prévoyez deux virgule vingt cinq pourcent. j' estime que c' est une prévision raisonnable et à l' appui euh de cette prévision il faut souligner que, depuis la fin de la crise, le gouvernement ne s' est jamais trompé par excès sur la prévision croissance.</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1159];[.B1159])" office:value-type="string" office:string-value="2May">
            <text:p>2May</text:p>
          </table:table-cell>
          <table:table-cell office:value-type="string">
            <text:p>11f</text:p>
          </table:table-cell>
          <table:table-cell office:value-type="float" office:value="88">
            <text:p>88</text:p>
          </table:table-cell>
          <table:table-cell table:formula="of:=IF([.E1159]=[.E1158];[.F1158]+1;1)" office:value-type="float" office:value="6">
            <text:p>6</text:p>
          </table:table-cell>
          <table:table-cell table:formula="of:=CONCATENATE(&quot;/home/peter/Thesis/ForcedAligner/Aligner1/wav/11025/&quot;;[.C1159];[.D1159];&quot;.wav&quot;)" office:value-type="string" office:string-value="/home/peter/Thesis/ForcedAligner/Aligner1/wav/11025/2May11f.wav">
            <text:p>/home/peter/Thesis/ForcedAligner/Aligner1/wav/11025/2May11f.wav</text:p>
          </table:table-cell>
          <table:table-cell table:formula="of:=CONCATENATE(&quot;/home/peter/Thesis/ForcedAligner/Aligner1/wav/&quot;;&quot;FNQ&quot;;[.E1159];&quot;_&quot;;[.F1159];&quot;.wav&quot;)" office:value-type="string" office:string-value="/home/peter/Thesis/ForcedAligner/Aligner1/wav/FNQ88_6.wav">
            <text:p>/home/peter/Thesis/ForcedAligner/Aligner1/wav/FNQ88_6.wav</text:p>
          </table:table-cell>
          <table:table-cell office:value-type="string">
            <text:p>ça il faut le rappeler, parce que en d' autres temps euh ce ne fut pas le cas. je pense notamment à des prévisions mirobolantes qui avez été faites il y a une dizaine d' années alors il faut dire aussi que zéro virgule vingt cinq point de croissance, deux virgule vingt cinq par rapport à à deux c' est environ un enjeu de quatre milliards d' euros, d' où euh cette marge de manoeuvre qu' il faut avoir. mais plus préoccupante c' est la question de l' évolution de la charge de la dette. il n' est pas impossible que les taux d' intérêts réaugmentent. certes, on dit cela depuis des années, mais j' observe que la banque centrale européenne vient d' augmenter son taux directeur de vingt cinq points de base. et n' oublions jamais que un pourcent d' intérêt en plus, monsieur myard, c' est grâce à, c' est grâce notamment à la bce que nous avons des conditions de financement aussi favorables depuis des années en. il faut le rappeler. et donc, il nous faut euh, il nous faut être très vigilants sur un éventuel augmentation cent points de base, c' est tout de suite deux milliards d' euros de plus et quatre milliards l' année suivante. et puis sur les dépenses monsieur le ministre du budget, sur les dépenses, bien vous le savez mieux que quiconque, il y a quand même quelques éléments d' incertitude. euh l' inflation. l' inflation repart à la hausse. euh nous avons un certain nombre de prestations, notamment dans le domaine social, qui sont indexées. euh l' emploi, euh vous avez été conduit à redéployer cinq cents millions d' euros sur les contrats aidés dès cette année. les opex, les fameux opex avec les interventions en libye euh ou ailleurs ou en côte d' ivoire, nous allons devoir mettre en place des euh financements supplémentaires. et puis la question de la masse salariale</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1160];[.B1160])" office:value-type="string" office:string-value="2May">
            <text:p>2May</text:p>
          </table:table-cell>
          <table:table-cell office:value-type="string">
            <text:p>11g</text:p>
          </table:table-cell>
          <table:table-cell office:value-type="float" office:value="88">
            <text:p>88</text:p>
          </table:table-cell>
          <table:table-cell table:formula="of:=IF([.E1160]=[.E1159];[.F1159]+1;1)" office:value-type="float" office:value="7">
            <text:p>7</text:p>
          </table:table-cell>
          <table:table-cell table:formula="of:=CONCATENATE(&quot;/home/peter/Thesis/ForcedAligner/Aligner1/wav/11025/&quot;;[.C1160];[.D1160];&quot;.wav&quot;)" office:value-type="string" office:string-value="/home/peter/Thesis/ForcedAligner/Aligner1/wav/11025/2May11g.wav">
            <text:p>/home/peter/Thesis/ForcedAligner/Aligner1/wav/11025/2May11g.wav</text:p>
          </table:table-cell>
          <table:table-cell table:formula="of:=CONCATENATE(&quot;/home/peter/Thesis/ForcedAligner/Aligner1/wav/&quot;;&quot;FNQ&quot;;[.E1160];&quot;_&quot;;[.F1160];&quot;.wav&quot;)" office:value-type="string" office:string-value="/home/peter/Thesis/ForcedAligner/Aligner1/wav/FNQ88_7.wav">
            <text:p>/home/peter/Thesis/ForcedAligner/Aligner1/wav/FNQ88_7.wav</text:p>
          </table:table-cell>
          <table:table-cell office:value-type="string">
            <text:p>ou on s' aperçoit que malgré le non remplacement d' un départ sur deux à retraite, elle continue de progresser de un pourcent. d' ailleurs je crois qu' il faudra s' interroger parce que nous sommes dans une situation paradoxale. on nous dit, enfin c' est l' expression euh médiatique, que les il y a gel des salaires, au motif qu' il y a gel du point d' indice. alors que la réalité est tout autre: à côté du gel du point d' indice, certes il y a toutes les mesures catégorielles, il y a le gvt, et tout ça fait que un fonctionnaire en activité voit réellement chaque année son pouvoir d' achat, son pouvoir d' achat augmenter d' environ, d' au moins un point par an. alors s' agissant des euh niches fiscales et sociales, et je voudrais terminer euh par ce point je pense madame la ministre, vous évoquez des chiffres il y a un instant. je pense qu' au delà de ce que nous avons décidé dans la loi de programmation, c' est à dire au delà des onze milliards de deux mille dix, euh et des de deux mille onze pardon et de la prévision de plus trois milliards les années suivantes, je pense qu' en deux mille douze il faut être un peu plus ambitieux. je pense qu' en deux mille douze il faut essayer de monter de trois à six milliards d' euros pour garantir cette marge de manoeuvre de cinq six milliards dont nous aurons besoin face aux incertitudes d' exécution en deux mille douze. c' est d' ailleurs la raison pour laquelle, je le dis en particulier au ministre du budget, monsieur le ministre il faudra que le collectif de juin réformant l' isf soit totalement gagé, avec plutôt euh des marges je dirais euh en excès</text:p>
          </table:table-cell>
        </table:table-row>
        <table:table-row table:style-name="ro1">
          <table:table-cell office:value-type="float" office:value="2">
            <text:p>2</text:p>
          </table:table-cell>
          <table:table-cell table:style-name="ce1" office:value-type="string">
            <text:p>May</text:p>
          </table:table-cell>
          <table:table-cell table:style-name="ce1" table:formula="of:=CONCATENATE([.A1161];[.B1161])" office:value-type="string" office:string-value="2May">
            <text:p>2May</text:p>
          </table:table-cell>
          <table:table-cell office:value-type="string">
            <text:p>11h</text:p>
          </table:table-cell>
          <table:table-cell office:value-type="float" office:value="88">
            <text:p>88</text:p>
          </table:table-cell>
          <table:table-cell table:formula="of:=IF([.E1161]=[.E1160];[.F1160]+1;1)" office:value-type="float" office:value="8">
            <text:p>8</text:p>
          </table:table-cell>
          <table:table-cell table:formula="of:=CONCATENATE(&quot;/home/peter/Thesis/ForcedAligner/Aligner1/wav/11025/&quot;;[.C1161];[.D1161];&quot;.wav&quot;)" office:value-type="string" office:string-value="/home/peter/Thesis/ForcedAligner/Aligner1/wav/11025/2May11h.wav">
            <text:p>/home/peter/Thesis/ForcedAligner/Aligner1/wav/11025/2May11h.wav</text:p>
          </table:table-cell>
          <table:table-cell table:formula="of:=CONCATENATE(&quot;/home/peter/Thesis/ForcedAligner/Aligner1/wav/&quot;;&quot;FNQ&quot;;[.E1161];&quot;_&quot;;[.F1161];&quot;.wav&quot;)" office:value-type="string" office:string-value="/home/peter/Thesis/ForcedAligner/Aligner1/wav/FNQ88_8.wav">
            <text:p>/home/peter/Thesis/ForcedAligner/Aligner1/wav/FNQ88_8.wav</text:p>
          </table:table-cell>
          <table:table-cell office:value-type="string">
            <text:p>que des marges en négatif. et qu' il soit gagé également année après année, c' est à dire aussi en trésorerie. autrement dit, dès lors que, monsieur mariton sur votre suggestion, une partie de la réforme, la suppression de la première tranche, s' applique dès deux mille onze, j' espère monsieur mariton que vous m' aiderez à trouver les trois cents, trois cent cinquante millions nécessaires pour gager cette excellente initiative. dès deux mille onze. le bon gage. pour terminer je voudrais euh rappeler donc ces bons résultats <text:s/>euh deux mille dix et de deux mille onze montrent que le gouvernement a vraiment choisi la bonne stratégie en matière euh d' assainissement de nos comptes publics. c' est une stratégie qui prend en compte cette réalité française: que la dépense publique est nécessaire qu' il ne faut pas procéder à des coupes sombres trop brutales dans notre dépense publique sinon on risque d' étouffer la croissance. mais que de façon symétrique, des hausses <text:s/>massives d' impôts comme certains aujourd'hui les proposent auraient une seule conséquence c' est là aussi d' étouffer brutalement la croissance. vous avez fait monsieur le ministre, madame la ministre, vous avez fait un sans faute dans le réglage des différents curseurs pendant la crise. et la france est citée en exemple, y compris par nos voisins et amis allemands, qui disent que nous avons remarquablement géré les crises. et donc ce que je souhaite mais vous avez pris, vous en avez pris le chemin c' est que ce réglage optimal des différents paramètres de notre économie vous l' appliquiez avec autant d' efficacité dans cette nouvelle phase qui s' ouvre devant nous, à savoir le rétablissement de nos comptes publics, pour un objectif de réduction du déficit à trois points de pib dès deux mille treize. je vous remercie.</text:p>
          </table:table-cell>
        </table:table-row>
        <table:table-row table:style-name="ro1">
          <table:table-cell table:number-columns-repeated="2"/>
          <table:table-cell office:value-type="string">
            <text:p>3_1May</text:p>
          </table:table-cell>
          <table:table-cell office:value-type="string">
            <text:p>51a</text:p>
          </table:table-cell>
          <table:table-cell office:value-type="float" office:value="90">
            <text:p>90</text:p>
          </table:table-cell>
          <table:table-cell table:formula="of:=IF([.E1162]=[.E1161];[.F1161]+1;1)" office:value-type="float" office:value="1">
            <text:p>1</text:p>
          </table:table-cell>
          <table:table-cell table:formula="of:=CONCATENATE(&quot;/home/peter/Thesis/ForcedAligner/Aligner1/wav/11025/&quot;;[.C1162];[.D1162];&quot;.wav&quot;)" office:value-type="string" office:string-value="/home/peter/Thesis/ForcedAligner/Aligner1/wav/11025/3_1May51a.wav">
            <text:p>/home/peter/Thesis/ForcedAligner/Aligner1/wav/11025/3_1May51a.wav</text:p>
          </table:table-cell>
          <table:table-cell table:formula="of:=CONCATENATE(&quot;/home/peter/Thesis/ForcedAligner/Aligner1/wav/&quot;;&quot;FNQ&quot;;[.E1162];&quot;_&quot;;[.F1162];&quot;.wav&quot;)" office:value-type="string" office:string-value="/home/peter/Thesis/ForcedAligner/Aligner1/wav/FNQ90_1.wav">
            <text:p>/home/peter/Thesis/ForcedAligner/Aligner1/wav/FNQ90_1.wav</text:p>
          </table:table-cell>
          <table:table-cell office:value-type="string">
            <text:p>merci monsieur le président. ma question s' adresse à madame valérie pécresse, ministre de l' enseignement supérieur et de la recherche. madame la ministre, durant ces quatre dernières années, et malgré la plus importante crise économique que le monde occidental ait vécue depuis mille neuf cent vingt neuf, la france s' est considérablement modernisée. nous avons fermement tenu le cap de l' intérêt général pour réaffirmer les valeurs fondamentales de la république, pour faire pour faire les réformes nécessaires aux intérêts du pays et aux intérêts des français, et surtout pour préparer les emplois de demain, l' avenir de la france et l' avenir de notre jeunesse. ainsi, avec les trente cinq milliards d' euros d' investissements d' avenir, la majorité a décidé d' anticiper les défis du vingt et unième siècle pour la france. vingt deux milliards d' euros sur ces trente cinq sont notamment destinés à l' enseignement supérieur et à la recherche, avec comme principaux objectifs, doter la france de cinq à dix campus d' excellence de visibilité na de visibilité mondiale; créer le plus important campus scientifique et technologique européen sur le plateau de saclay; favoriser le développement de la formation en alternance et l' égalité des chances; renforcer le dispositif français de valorisation de la recherche; créer cinq centres hospitaliers universitaires et valoriser les laboratoires d' excellence.</text:p>
          </table:table-cell>
        </table:table-row>
        <table:table-row table:style-name="ro1">
          <table:table-cell table:number-columns-repeated="2"/>
          <table:table-cell office:value-type="string">
            <text:p>3_1May</text:p>
          </table:table-cell>
          <table:table-cell office:value-type="string">
            <text:p>51b</text:p>
          </table:table-cell>
          <table:table-cell office:value-type="float" office:value="90">
            <text:p>90</text:p>
          </table:table-cell>
          <table:table-cell table:formula="of:=IF([.E1163]=[.E1162];[.F1162]+1;1)" office:value-type="float" office:value="2">
            <text:p>2</text:p>
          </table:table-cell>
          <table:table-cell table:formula="of:=CONCATENATE(&quot;/home/peter/Thesis/ForcedAligner/Aligner1/wav/11025/&quot;;[.C1163];[.D1163];&quot;.wav&quot;)" office:value-type="string" office:string-value="/home/peter/Thesis/ForcedAligner/Aligner1/wav/11025/3_1May51b.wav">
            <text:p>/home/peter/Thesis/ForcedAligner/Aligner1/wav/11025/3_1May51b.wav</text:p>
          </table:table-cell>
          <table:table-cell table:formula="of:=CONCATENATE(&quot;/home/peter/Thesis/ForcedAligner/Aligner1/wav/&quot;;&quot;FNQ&quot;;[.E1163];&quot;_&quot;;[.F1163];&quot;.wav&quot;)" office:value-type="string" office:string-value="/home/peter/Thesis/ForcedAligner/Aligner1/wav/FNQ90_2.wav">
            <text:p>/home/peter/Thesis/ForcedAligner/Aligner1/wav/FNQ90_2.wav</text:p>
          </table:table-cell>
          <table:table-cell office:value-type="string">
            <text:p>enfin, je le rappelle, la réforme des universités, intervenue en deux mille sept, au tout début de la législature, a modernisé l' enseignement supérieur, auprès auprès duquel près de quarante milliards d' euros ont été consacrés au cours de ce quinquennat. madame la ministre, nous le voyons bien: depuis ces quatre dernières années, de nombreux instruments ont été mis en place pour préparer l' avenir de notre jeunesse. merci devant la représentation nationale de préciser à nouveau et d' affirmer <text:s/>à nouveau</text:p>
          </table:table-cell>
        </table:table-row>
        <table:table-row table:style-name="ro1">
          <table:table-cell table:number-columns-repeated="2"/>
          <table:table-cell office:value-type="string">
            <text:p>3_1May</text:p>
          </table:table-cell>
          <table:table-cell office:value-type="string">
            <text:p>29a</text:p>
          </table:table-cell>
          <table:table-cell office:value-type="float" office:value="94">
            <text:p>94</text:p>
          </table:table-cell>
          <table:table-cell table:formula="of:=IF([.E1164]=[.E1163];[.F1163]+1;1)" office:value-type="float" office:value="1">
            <text:p>1</text:p>
          </table:table-cell>
          <table:table-cell table:formula="of:=CONCATENATE(&quot;/home/peter/Thesis/ForcedAligner/Aligner1/wav/11025/&quot;;[.C1164];[.D1164];&quot;.wav&quot;)" office:value-type="string" office:string-value="/home/peter/Thesis/ForcedAligner/Aligner1/wav/11025/3_1May29a.wav">
            <text:p>/home/peter/Thesis/ForcedAligner/Aligner1/wav/11025/3_1May29a.wav</text:p>
          </table:table-cell>
          <table:table-cell table:formula="of:=CONCATENATE(&quot;/home/peter/Thesis/ForcedAligner/Aligner1/wav/&quot;;&quot;FNQ&quot;;[.E1164];&quot;_&quot;;[.F1164];&quot;.wav&quot;)" office:value-type="string" office:string-value="/home/peter/Thesis/ForcedAligner/Aligner1/wav/FNQ94_1.wav">
            <text:p>/home/peter/Thesis/ForcedAligner/Aligner1/wav/FNQ94_1.wav</text:p>
          </table:table-cell>
          <table:table-cell office:value-type="string">
            <text:p>merci monsieur le président, ma question s' adresse à monsieur alain juppé ministre d' état, ministre des affaires étrangères et européennes, et je voudrais associer à cette question mon collègue sébastien huygue, et l' ensemble des députés concernés. monsieur le ministre, angélique avait trente ans. son père, maire de la riante commune de saint germain sur avre, devait la marier le quatre juin prochain; les invitations avaient déjà été envoyées. elle était l' heureuse maman d' une adorable petite fille de cinq mois. avec son compagnon, ludovic, elle venait de partir, pour quelques jours de repos et de détente, à marrakech. elle a eu le tort d' être au mauvais endroit au mauvais moment. comme d' autres, son corps a été déchiqueté par la bombe monstrueuse; comme d' autres, son compagnon a été victime de grasse de graves lésions et restera handicapé. huit de nos compatriotes sont tombés ce jour là, victimes innocentes d' une folie perpétrée au nom d' un dieu transformé en vengeur par le fanatisme de certains hommes. aujourd'hui, la france est en deuil. dans quelques minutes, nous irons accueillir, avec le président de la république, le retour en terre de france des corps de ces innocentes victimes. mais ce sont aussi des familles, abasourdies, brisées, ne comprenant ni le pourquoi ni l' injustice de ce destin.</text:p>
          </table:table-cell>
        </table:table-row>
        <table:table-row table:style-name="ro1">
          <table:table-cell table:number-columns-repeated="2"/>
          <table:table-cell office:value-type="string">
            <text:p>3_1May</text:p>
          </table:table-cell>
          <table:table-cell office:value-type="string">
            <text:p>29b</text:p>
          </table:table-cell>
          <table:table-cell office:value-type="float" office:value="94">
            <text:p>94</text:p>
          </table:table-cell>
          <table:table-cell table:formula="of:=IF([.E1165]=[.E1164];[.F1164]+1;1)" office:value-type="float" office:value="2">
            <text:p>2</text:p>
          </table:table-cell>
          <table:table-cell table:formula="of:=CONCATENATE(&quot;/home/peter/Thesis/ForcedAligner/Aligner1/wav/11025/&quot;;[.C1165];[.D1165];&quot;.wav&quot;)" office:value-type="string" office:string-value="/home/peter/Thesis/ForcedAligner/Aligner1/wav/11025/3_1May29b.wav">
            <text:p>/home/peter/Thesis/ForcedAligner/Aligner1/wav/11025/3_1May29b.wav</text:p>
          </table:table-cell>
          <table:table-cell table:formula="of:=CONCATENATE(&quot;/home/peter/Thesis/ForcedAligner/Aligner1/wav/&quot;;&quot;FNQ&quot;;[.E1165];&quot;_&quot;;[.F1165];&quot;.wav&quot;)" office:value-type="string" office:string-value="/home/peter/Thesis/ForcedAligner/Aligner1/wav/FNQ94_2.wav">
            <text:p>/home/peter/Thesis/ForcedAligner/Aligner1/wav/FNQ94_2.wav</text:p>
          </table:table-cell>
          <table:table-cell office:value-type="string">
            <text:p>monsieur le ministre des enragés assassinent nos enfants, tentent de détruire notre culture et notre civilisation. ils foulent aux pieds nos valeurs, ne respectent rien, et surtout pas la vie. c' est la barbarie qui les caractérise. avec ceux qui souffrent aujourd'hui, nous demandons pas la vengeance, mais la justice. les familles endeuillées, leur entourage, tous les français, veulent comprendre le pourquoi de cette absurdité barbare et veulent que nous retrouvions les assassins de ces enfants. monsieur le ministre, pouvez vous nous dire ce que le gouvernement a mis en oeuvre pour protéger nos concitoyens, retrouver les responsables de cet attentat et nous confirmer que cette action a été clairement condamnée</text:p>
          </table:table-cell>
        </table:table-row>
        <table:table-row table:style-name="ro1">
          <table:table-cell table:number-columns-repeated="2"/>
          <table:table-cell office:value-type="string">
            <text:p>4_1May</text:p>
          </table:table-cell>
          <table:table-cell office:value-type="float" office:value="2">
            <text:p>2</text:p>
          </table:table-cell>
          <table:table-cell office:value-type="float" office:value="98">
            <text:p>98</text:p>
          </table:table-cell>
          <table:table-cell table:formula="of:=IF([.E1166]=[.E1165];[.F1165]+1;1)" office:value-type="float" office:value="1">
            <text:p>1</text:p>
          </table:table-cell>
          <table:table-cell table:formula="of:=CONCATENATE(&quot;/home/peter/Thesis/ForcedAligner/Aligner1/wav/11025/&quot;;[.C1166];[.D1166];&quot;.wav&quot;)" office:value-type="string" office:string-value="/home/peter/Thesis/ForcedAligner/Aligner1/wav/11025/4_1May2.wav">
            <text:p>/home/peter/Thesis/ForcedAligner/Aligner1/wav/11025/4_1May2.wav</text:p>
          </table:table-cell>
          <table:table-cell table:formula="of:=CONCATENATE(&quot;/home/peter/Thesis/ForcedAligner/Aligner1/wav/&quot;;&quot;FNQ&quot;;[.E1166];&quot;_&quot;;[.F1166];&quot;.wav&quot;)" office:value-type="string" office:string-value="/home/peter/Thesis/ForcedAligner/Aligner1/wav/FNQ98_1.wav">
            <text:p>/home/peter/Thesis/ForcedAligner/Aligner1/wav/FNQ98_1.wav</text:p>
          </table:table-cell>
          <table:table-cell office:value-type="string">
            <text:p>monsieur le président, mes chers collègues, ma question s' adresse à monsieur le premier ministre. monsieur le premier ministre, une fois de plus marseille a été le théâtre de graves incidents qui se sont déroulés lundi après midi, aboutissant malheureusement au meurtre d' un adolescent de quinze ans. voilà quelques semaines une femme de soixante treize ans est décédée, victime deux jeunes arracheurs de sac. a la suite de ce malheureux drame, la colère des habitants est montée d' un cran. les évènements de lundi illustrent cet état de fait, que l' on ne peut accepter dans notre démocratie. ce matin, le ministre de l' intérieur a déclaré vouloir agir rapidement. face à cette situation brûlante, il est impératif que vous répondiez concrètement sur vos véritables intentions, afin d' éviter que de telles dérives envahissent marseille. au mois de novembre dernier, le ministre de l' intérieur s' était rendu dans la cité phocéenne monsieur labonne monsieur labonne et avait affirmé que la sécurité de marseille et des marseillais</text:p>
          </table:table-cell>
        </table:table-row>
        <table:table-row table:style-name="ro1">
          <table:table-cell table:number-columns-repeated="2"/>
          <table:table-cell office:value-type="string">
            <text:p>4_1May</text:p>
          </table:table-cell>
          <table:table-cell office:value-type="float" office:value="4">
            <text:p>4</text:p>
          </table:table-cell>
          <table:table-cell office:value-type="float" office:value="98">
            <text:p>98</text:p>
          </table:table-cell>
          <table:table-cell table:formula="of:=IF([.E1167]=[.E1166];[.F1166]+1;1)" office:value-type="float" office:value="2">
            <text:p>2</text:p>
          </table:table-cell>
          <table:table-cell table:formula="of:=CONCATENATE(&quot;/home/peter/Thesis/ForcedAligner/Aligner1/wav/11025/&quot;;[.C1167];[.D1167];&quot;.wav&quot;)" office:value-type="string" office:string-value="/home/peter/Thesis/ForcedAligner/Aligner1/wav/11025/4_1May4.wav">
            <text:p>/home/peter/Thesis/ForcedAligner/Aligner1/wav/11025/4_1May4.wav</text:p>
          </table:table-cell>
          <table:table-cell table:formula="of:=CONCATENATE(&quot;/home/peter/Thesis/ForcedAligner/Aligner1/wav/&quot;;&quot;FNQ&quot;;[.E1167];&quot;_&quot;;[.F1167];&quot;.wav&quot;)" office:value-type="string" office:string-value="/home/peter/Thesis/ForcedAligner/Aligner1/wav/FNQ98_2.wav">
            <text:p>/home/peter/Thesis/ForcedAligner/Aligner1/wav/FNQ98_2.wav</text:p>
          </table:table-cell>
          <table:table-cell office:value-type="string">
            <text:p>que comptez vous faire rapidement et concrètement pour rassurer nos concitoyens? je tiens à saluer ici le travail des policiers marseillais, qui agissent chaque jour avec de maigres moyens. je vous le demande à nouveau: quand allez vous faire en sorte que marseille soit dotée d' une présence policière, de jour comme de nuit, et que ses effectifs de police soient augmentés de manière réelle et surtout de manière réelle? merci!</text:p>
          </table:table-cell>
        </table:table-row>
        <table:table-row table:style-name="ro1">
          <table:table-cell office:value-type="float" office:value="5">
            <text:p>5</text:p>
          </table:table-cell>
          <table:table-cell office:value-type="string">
            <text:p>May</text:p>
          </table:table-cell>
          <table:table-cell table:formula="of:=CONCATENATE([.A1168];[.B1168])" office:value-type="string" office:string-value="5May">
            <text:p>5May</text:p>
          </table:table-cell>
          <table:table-cell office:value-type="float" office:value="88">
            <text:p>88</text:p>
          </table:table-cell>
          <table:table-cell office:value-type="float" office:value="99">
            <text:p>99</text:p>
          </table:table-cell>
          <table:table-cell table:formula="of:=IF([.E1168]=[.E1167];[.F1167]+1;1)" office:value-type="float" office:value="1">
            <text:p>1</text:p>
          </table:table-cell>
          <table:table-cell table:formula="of:=CONCATENATE(&quot;/home/peter/Thesis/ForcedAligner/Aligner1/wav/11025/&quot;;[.C1168];[.D1168];&quot;.wav&quot;)" office:value-type="string" office:string-value="/home/peter/Thesis/ForcedAligner/Aligner1/wav/11025/5May88.wav">
            <text:p>/home/peter/Thesis/ForcedAligner/Aligner1/wav/11025/5May88.wav</text:p>
          </table:table-cell>
          <table:table-cell table:formula="of:=CONCATENATE(&quot;/home/peter/Thesis/ForcedAligner/Aligner1/wav/&quot;;&quot;FNQ&quot;;[.E1168];&quot;_&quot;;[.F1168];&quot;.wav&quot;)" office:value-type="string" office:string-value="/home/peter/Thesis/ForcedAligner/Aligner1/wav/FNQ99_1.wav">
            <text:p>/home/peter/Thesis/ForcedAligner/Aligner1/wav/FNQ99_1.wav</text:p>
          </table:table-cell>
          <table:table-cell office:value-type="string">
            <text:p>oui merci. euh on vous le redis, fallait bien une réforme des collectivités territoriales mais pas celle-là. qui présente trop de vices de forme pour être crédible. vous êtes parti d' un raisonnement vrai, sur des bases fausses. exemple l' exercice de la tutelle, qui est l' objet de cet amendement numéro douze. une collectivité ne peut pas décider pour une autre. et je redis, une fois de plus avec mes collègues de l' opposition qu' il existe déjà suffisamment de passerelles entre les régions et les départements, notamment à les relations entre le président des l' exécutifs régionale et les présidents de départements avec le les comités des financeurs aussi, pour ne pas avoir à créer une usine à gaz qui va exploser à votre face au détriment de toutes les collectivités, qu' elles soient de droite ou de gauche.</text:p>
          </table:table-cell>
        </table:table-row>
        <table:table-row table:style-name="ro1">
          <table:table-cell office:value-type="float" office:value="5">
            <text:p>5</text:p>
          </table:table-cell>
          <table:table-cell office:value-type="string">
            <text:p>May</text:p>
          </table:table-cell>
          <table:table-cell table:formula="of:=CONCATENATE([.A1169];[.B1169])" office:value-type="string" office:string-value="5May">
            <text:p>5May</text:p>
          </table:table-cell>
          <table:table-cell office:value-type="float" office:value="113">
            <text:p>113</text:p>
          </table:table-cell>
          <table:table-cell office:value-type="float" office:value="99">
            <text:p>99</text:p>
          </table:table-cell>
          <table:table-cell table:formula="of:=IF([.E1169]=[.E1168];[.F1168]+1;1)" office:value-type="float" office:value="2">
            <text:p>2</text:p>
          </table:table-cell>
          <table:table-cell table:formula="of:=CONCATENATE(&quot;/home/peter/Thesis/ForcedAligner/Aligner1/wav/11025/&quot;;[.C1169];[.D1169];&quot;.wav&quot;)" office:value-type="string" office:string-value="/home/peter/Thesis/ForcedAligner/Aligner1/wav/11025/5May113.wav">
            <text:p>/home/peter/Thesis/ForcedAligner/Aligner1/wav/11025/5May113.wav</text:p>
          </table:table-cell>
          <table:table-cell table:formula="of:=CONCATENATE(&quot;/home/peter/Thesis/ForcedAligner/Aligner1/wav/&quot;;&quot;FNQ&quot;;[.E1169];&quot;_&quot;;[.F1169];&quot;.wav&quot;)" office:value-type="string" office:string-value="/home/peter/Thesis/ForcedAligner/Aligner1/wav/FNQ99_2.wav">
            <text:p>/home/peter/Thesis/ForcedAligner/Aligner1/wav/FNQ99_2.wav</text:p>
          </table:table-cell>
          <table:table-cell office:value-type="string">
            <text:p>je voulais simplement euh me permets je m' étais permis un extrapolation monsieur le ministre, par ce que vous avez réagit euh au fait que j' avais mit en exergue le manque de pertinences, sur euh la détermination des territoires électifs pour les conseillers territoriaux avec la mise en place de structures, de territoires euh sur la base de la coopération intercommunale j' avais bien dit que je profitais euh de cet exposé sur sur l' amendement numéro quatre pour me permettre cette extrapolation, je vous remercie de ne pas l' avoir compris!</text:p>
          </table:table-cell>
        </table:table-row>
        <table:table-row table:style-name="ro1">
          <table:table-cell office:value-type="float" office:value="5">
            <text:p>5</text:p>
          </table:table-cell>
          <table:table-cell office:value-type="string">
            <text:p>May</text:p>
          </table:table-cell>
          <table:table-cell table:formula="of:=CONCATENATE([.A1170];[.B1170])" office:value-type="string" office:string-value="5May">
            <text:p>5May</text:p>
          </table:table-cell>
          <table:table-cell office:value-type="string">
            <text:p>107a</text:p>
          </table:table-cell>
          <table:table-cell office:value-type="float" office:value="99">
            <text:p>99</text:p>
          </table:table-cell>
          <table:table-cell table:formula="of:=IF([.E1170]=[.E1169];[.F1169]+1;1)" office:value-type="float" office:value="3">
            <text:p>3</text:p>
          </table:table-cell>
          <table:table-cell table:formula="of:=CONCATENATE(&quot;/home/peter/Thesis/ForcedAligner/Aligner1/wav/11025/&quot;;[.C1170];[.D1170];&quot;.wav&quot;)" office:value-type="string" office:string-value="/home/peter/Thesis/ForcedAligner/Aligner1/wav/11025/5May107a.wav">
            <text:p>/home/peter/Thesis/ForcedAligner/Aligner1/wav/11025/5May107a.wav</text:p>
          </table:table-cell>
          <table:table-cell table:formula="of:=CONCATENATE(&quot;/home/peter/Thesis/ForcedAligner/Aligner1/wav/&quot;;&quot;FNQ&quot;;[.E1170];&quot;_&quot;;[.F1170];&quot;.wav&quot;)" office:value-type="string" office:string-value="/home/peter/Thesis/ForcedAligner/Aligner1/wav/FNQ99_3.wav">
            <text:p>/home/peter/Thesis/ForcedAligner/Aligner1/wav/FNQ99_3.wav</text:p>
          </table:table-cell>
          <table:table-cell office:value-type="string">
            <text:p>oui merci monsieur le président. euh il s' agit d' un amendement virtuel, avec un commentaire virtuel, car la loi est virtuelle et les conseillers territoriaux sont virtuels virtuels. cela dit notre amendement évoque le problème du nombre des élus et les limites du champ des champs électif. le premier élément euh attrait à la représentation, ce qui équivaut à la représentativité et, par extension, à la territorialité. euh adopter une disposition uniforme pour euh les territoires urbains et ruraux est une offense au bon sens. qu' en pensez vous, monsieur le ministre? le deuxième point, attrait au champ, euh au territoire électif, je profite d' ailleurs euh de cet exposé sur l' amendement numéro quatre pour revenir sur ce que j' ai dit monsieur le ministre sur lors de la discussion générale, et je vous ai vu réagir, lorsque j' ai dit que la création euh de nouveaux territoires électifs pour cet pour ces conseillers territoriaux était euh avait quelque chose de surréaliste au moment ou se mettaient en place d' autres territoires, beaucoup plus pertinents, beaucoup plus durables, sur la base de l' intercommunalité, avec les préfets qui multiplient les réunions, les cdci des comités des commissions départementales de coopération intercommunale. alors je vais vous rappeler ce que j' avais dit à votre prédécesseur, monsieur marleix, euh je proposer j' ai proposé urbi et orbi, au lieu de jumeler</text:p>
          </table:table-cell>
        </table:table-row>
        <table:table-row table:style-name="ro1">
          <table:table-cell office:value-type="float" office:value="5">
            <text:p>5</text:p>
          </table:table-cell>
          <table:table-cell office:value-type="string">
            <text:p>May</text:p>
          </table:table-cell>
          <table:table-cell table:formula="of:=CONCATENATE([.A1171];[.B1171])" office:value-type="string" office:string-value="5May">
            <text:p>5May</text:p>
          </table:table-cell>
          <table:table-cell office:value-type="string">
            <text:p>107b</text:p>
          </table:table-cell>
          <table:table-cell office:value-type="float" office:value="99">
            <text:p>99</text:p>
          </table:table-cell>
          <table:table-cell table:formula="of:=IF([.E1171]=[.E1170];[.F1170]+1;1)" office:value-type="float" office:value="4">
            <text:p>4</text:p>
          </table:table-cell>
          <table:table-cell table:formula="of:=CONCATENATE(&quot;/home/peter/Thesis/ForcedAligner/Aligner1/wav/11025/&quot;;[.C1171];[.D1171];&quot;.wav&quot;)" office:value-type="string" office:string-value="/home/peter/Thesis/ForcedAligner/Aligner1/wav/11025/5May107b.wav">
            <text:p>/home/peter/Thesis/ForcedAligner/Aligner1/wav/11025/5May107b.wav</text:p>
          </table:table-cell>
          <table:table-cell table:formula="of:=CONCATENATE(&quot;/home/peter/Thesis/ForcedAligner/Aligner1/wav/&quot;;&quot;FNQ&quot;;[.E1171];&quot;_&quot;;[.F1171];&quot;.wav&quot;)" office:value-type="string" office:string-value="/home/peter/Thesis/ForcedAligner/Aligner1/wav/FNQ99_4.wav">
            <text:p>/home/peter/Thesis/ForcedAligner/Aligner1/wav/FNQ99_4.wav</text:p>
          </table:table-cell>
          <table:table-cell office:value-type="string">
            <text:p>les mandats régionaux et départementaux qui euh je con je continue de dire, que c' est une ineptie, et vous avez semblé l' admettre monsieur le ministre lorsque vous avez répondu à la discussion générale, au lieu de jumeler dans les mandats régionaux et départementaux, il était beaucoup plus cohérent euh sur le thème de la proximité de jumeler plutôt les mandats départementaux et les mandats intercommunaux, euh il y avait il y avait une cohérence de responsabilité alors, je n' ai pas été entendu; j' espère un jour être compris, je vous remercie.</text:p>
          </table:table-cell>
        </table:table-row>
        <table:table-row table:style-name="ro1">
          <table:table-cell office:value-type="float" office:value="5">
            <text:p>5</text:p>
          </table:table-cell>
          <table:table-cell office:value-type="string">
            <text:p>May</text:p>
          </table:table-cell>
          <table:table-cell table:formula="of:=CONCATENATE([.A1172];[.B1172])" office:value-type="string" office:string-value="5May">
            <text:p>5May</text:p>
          </table:table-cell>
          <table:table-cell office:value-type="string">
            <text:p>29a</text:p>
          </table:table-cell>
          <table:table-cell office:value-type="float" office:value="99">
            <text:p>99</text:p>
          </table:table-cell>
          <table:table-cell table:formula="of:=IF([.E1172]=[.E1171];[.F1171]+1;1)" office:value-type="float" office:value="5">
            <text:p>5</text:p>
          </table:table-cell>
          <table:table-cell table:formula="of:=CONCATENATE(&quot;/home/peter/Thesis/ForcedAligner/Aligner1/wav/11025/&quot;;[.C1172];[.D1172];&quot;.wav&quot;)" office:value-type="string" office:string-value="/home/peter/Thesis/ForcedAligner/Aligner1/wav/11025/5May29a.wav">
            <text:p>/home/peter/Thesis/ForcedAligner/Aligner1/wav/11025/5May29a.wav</text:p>
          </table:table-cell>
          <table:table-cell table:formula="of:=CONCATENATE(&quot;/home/peter/Thesis/ForcedAligner/Aligner1/wav/&quot;;&quot;FNQ&quot;;[.E1172];&quot;_&quot;;[.F1172];&quot;.wav&quot;)" office:value-type="string" office:string-value="/home/peter/Thesis/ForcedAligner/Aligner1/wav/FNQ99_5.wav">
            <text:p>/home/peter/Thesis/ForcedAligner/Aligner1/wav/FNQ99_5.wav</text:p>
          </table:table-cell>
          <table:table-cell office:value-type="string">
            <text:p>monsieur le président, monsieur le ministre, mes chers collègues, et voilà la réforme des collectivités territoriales qui revient à la surface de l' eau pour s' envaser davantage, suite à l' annulation par le conseil constitutionnel de l' article six de la loi portant sur le nombre de conseillers territoriaux par département. ultime avanie d' un projet mal né parce que né politiquement tordu, non admis à gauche comme à droite, dans les régions comme dans les départements, sur le terrain comme dans les esprits, loi punie là où elle voulait pêcher, dans les débats des parts euh parts euh parlementaires pardons au cours desquels votre gouvernement a perdu sa crédibilité, avec ses sa cascade d' échecs, de revers, de reculades et de scores étriqués, records peu glorieux de cette législature. ah les conseillers territoriaux, ces machins fusionnant mandats régionaux et départementaux, symboles d' une machination anti-élus, ourdie euh à l' élysée par un président de la république se prenant pour bonaparte alors que ce projet inutile, coûteux, injuste et dangereux est à peine digne d' un apprenti sorcier. et nous revoilà donc dans cet hémicycle pour voler au secours de cet avorton d' élu, à la suite d' une misérable d' une misérable affaire d' affaire d' épicerie constitutionnelle, le ratio entre le la population départementale et le nombre de conseillers territoriaux du département devant être compris dans un tunnel de plus ou moins vingt pourcent par rapport au ratio entre la population régionale et le nombre total de conseillers territoriaux de la région</text:p>
          </table:table-cell>
        </table:table-row>
        <table:table-row table:style-name="ro1">
          <table:table-cell office:value-type="float" office:value="5">
            <text:p>5</text:p>
          </table:table-cell>
          <table:table-cell office:value-type="string">
            <text:p>May</text:p>
          </table:table-cell>
          <table:table-cell table:formula="of:=CONCATENATE([.A1173];[.B1173])" office:value-type="string" office:string-value="5May">
            <text:p>5May</text:p>
          </table:table-cell>
          <table:table-cell office:value-type="string">
            <text:p>29b</text:p>
          </table:table-cell>
          <table:table-cell office:value-type="float" office:value="99">
            <text:p>99</text:p>
          </table:table-cell>
          <table:table-cell table:formula="of:=IF([.E1173]=[.E1172];[.F1172]+1;1)" office:value-type="float" office:value="6">
            <text:p>6</text:p>
          </table:table-cell>
          <table:table-cell table:formula="of:=CONCATENATE(&quot;/home/peter/Thesis/ForcedAligner/Aligner1/wav/11025/&quot;;[.C1173];[.D1173];&quot;.wav&quot;)" office:value-type="string" office:string-value="/home/peter/Thesis/ForcedAligner/Aligner1/wav/11025/5May29b.wav">
            <text:p>/home/peter/Thesis/ForcedAligner/Aligner1/wav/11025/5May29b.wav</text:p>
          </table:table-cell>
          <table:table-cell table:formula="of:=CONCATENATE(&quot;/home/peter/Thesis/ForcedAligner/Aligner1/wav/&quot;;&quot;FNQ&quot;;[.E1173];&quot;_&quot;;[.F1173];&quot;.wav&quot;)" office:value-type="string" office:string-value="/home/peter/Thesis/ForcedAligner/Aligner1/wav/FNQ99_6.wav">
            <text:p>/home/peter/Thesis/ForcedAligner/Aligner1/wav/FNQ99_6.wav</text:p>
          </table:table-cell>
          <table:table-cell office:value-type="string">
            <text:p>avec un plancher de quinze conseillers territoriaux par département et un nombre d' élus régionaux qui crève le plafond, trois fois plus en midi-pyrénées, par exemple, exemple détestable de déséquilibre territorial. et pour ce qui concerne l' occupation des locaux, monsieur le ministre, je vais dire à martin malvy que vous êtes à sa disposition. j' ai commencé par contester la forme; je vais maintenant contester le fond de cette réforme. je récuse bien sûr le principe de cette de ce double mandat que mon camp politique s' empressera de renvoyer dans les ténèbres s' il l' emporte l' an prochain, mais, en attendant, je souhaite expliciter ma position sur la nature de cette disposition ainsi que sur le nombre d' élus par département qui est soumis qui est soumis au vote ici même. il est logique que pour les élections européennes, nationales et même régionales, le critère prééminent soit d' ordre démographique. à cet égard, la justification de cette loi avancée par certains députés ump par le fait que les conseillers territoriaux ne seraient pas référencés sur leurs territoires n' est qu' un argument de suiveur. par contre, pour ce qui concerne la partie conseil général, il est clair que la notion de représentation territoriale doit absolument prévaloir sur le critère démographique. a l' effet, tous les élus ruraux ou montagnards, mais aussi tous les tous les électeurs de ces zones sont attachés à privilégier la notion de représentants proches du terrain et de leur avenir, afin de respecter les spécificités géographiques et sociologiques de ces territoires, pour la plupart qualifiés de bassins de vie.</text:p>
          </table:table-cell>
        </table:table-row>
        <table:table-row table:style-name="ro1">
          <table:table-cell office:value-type="float" office:value="5">
            <text:p>5</text:p>
          </table:table-cell>
          <table:table-cell office:value-type="string">
            <text:p>May</text:p>
          </table:table-cell>
          <table:table-cell table:formula="of:=CONCATENATE([.A1174];[.B1174])" office:value-type="string" office:string-value="5May">
            <text:p>5May</text:p>
          </table:table-cell>
          <table:table-cell office:value-type="string">
            <text:p>29c</text:p>
          </table:table-cell>
          <table:table-cell office:value-type="float" office:value="99">
            <text:p>99</text:p>
          </table:table-cell>
          <table:table-cell table:formula="of:=IF([.E1174]=[.E1173];[.F1173]+1;1)" office:value-type="float" office:value="7">
            <text:p>7</text:p>
          </table:table-cell>
          <table:table-cell table:formula="of:=CONCATENATE(&quot;/home/peter/Thesis/ForcedAligner/Aligner1/wav/11025/&quot;;[.C1174];[.D1174];&quot;.wav&quot;)" office:value-type="string" office:string-value="/home/peter/Thesis/ForcedAligner/Aligner1/wav/11025/5May29c.wav">
            <text:p>/home/peter/Thesis/ForcedAligner/Aligner1/wav/11025/5May29c.wav</text:p>
          </table:table-cell>
          <table:table-cell table:formula="of:=CONCATENATE(&quot;/home/peter/Thesis/ForcedAligner/Aligner1/wav/&quot;;&quot;FNQ&quot;;[.E1174];&quot;_&quot;;[.F1174];&quot;.wav&quot;)" office:value-type="string" office:string-value="/home/peter/Thesis/ForcedAligner/Aligner1/wav/FNQ99_7.wav">
            <text:p>/home/peter/Thesis/ForcedAligner/Aligner1/wav/FNQ99_7.wav</text:p>
          </table:table-cell>
          <table:table-cell office:value-type="string">
            <text:p>s' il n' en était pas ainsi, il n' y aurait alors plus que des élus des centres urbains et c' en serait fini de l' équilibre territorial dont je me fais une haute idée, loin des idées reçues, y compris dans cette instance. il est donc essentiel de garantir une représentation minimale des départements caractérisés par une faible densité démographique et une grande superficie et je sais de quoi je parle! nous aurons euh nous aurions pu débattre de cet amendement d' ailleurs porté par les parlementaires de l' anem dont le président est ici présent association nationale des élus de la montagne, qui va dans ce sens, mais qui n' a pas été retenu à l' ordre du jour de cette séance. cela signifie que le que ce chiffre pourrait être porté à dix-sept, chiffre plancher fixé par l' anem depuis le début des des débats, sans que cela soit manifestement disproportionné. ce relèvement du seuil minimum n' aurait d' ailleurs aucune incidence sur la répartition des conseillers territoriaux des autres départements dans la mesure où ce chiffre ne sera pas pris en compte dans l' appréciation des écarts de représentation entre départements de même région de plus ou moins vingt pourcent. le choix du gouvernement de quinze élus minimum, avalisé, pardon avalé mais avec du sirop des vosges, par des parlementaires de la majorité, soit déconnectés des réalités de fonctionnement dans les conseils généraux, soit un peu trop obéissants, ce choix fait effectivement peu cas des diverses lois de décentralisation, y compris celle de deux mille quatre menée par monsieur raffarin, qui ont donné aux conseillers généraux des compétences nouvelles les rapprochant des citoyens</text:p>
          </table:table-cell>
        </table:table-row>
        <table:table-row table:style-name="ro1">
          <table:table-cell office:value-type="float" office:value="5">
            <text:p>5</text:p>
          </table:table-cell>
          <table:table-cell office:value-type="string">
            <text:p>May</text:p>
          </table:table-cell>
          <table:table-cell table:formula="of:=CONCATENATE([.A1175];[.B1175])" office:value-type="string" office:string-value="5May">
            <text:p>5May</text:p>
          </table:table-cell>
          <table:table-cell office:value-type="string">
            <text:p>29d</text:p>
          </table:table-cell>
          <table:table-cell office:value-type="float" office:value="99">
            <text:p>99</text:p>
          </table:table-cell>
          <table:table-cell table:formula="of:=IF([.E1175]=[.E1174];[.F1174]+1;1)" office:value-type="float" office:value="8">
            <text:p>8</text:p>
          </table:table-cell>
          <table:table-cell table:formula="of:=CONCATENATE(&quot;/home/peter/Thesis/ForcedAligner/Aligner1/wav/11025/&quot;;[.C1175];[.D1175];&quot;.wav&quot;)" office:value-type="string" office:string-value="/home/peter/Thesis/ForcedAligner/Aligner1/wav/11025/5May29d.wav">
            <text:p>/home/peter/Thesis/ForcedAligner/Aligner1/wav/11025/5May29d.wav</text:p>
          </table:table-cell>
          <table:table-cell table:formula="of:=CONCATENATE(&quot;/home/peter/Thesis/ForcedAligner/Aligner1/wav/&quot;;&quot;FNQ&quot;;[.E1175];&quot;_&quot;;[.F1175];&quot;.wav&quot;)" office:value-type="string" office:string-value="/home/peter/Thesis/ForcedAligner/Aligner1/wav/FNQ99_8.wav">
            <text:p>/home/peter/Thesis/ForcedAligner/Aligner1/wav/FNQ99_8.wav</text:p>
          </table:table-cell>
          <table:table-cell office:value-type="string">
            <text:p>un peu à la façon des maires, élus de proximité par excellence. il est à cet égard regrettable que l' exécutif ait refusé de prendre en compte les nombreuses obligations des élus départementaux pour représenter l' institution. on a alors le choix entre deux explications: ou bien il ne connaît rien à ce type de fonctionnement, et ce n' est pas votre cas, monsieur le ministre; ou il a décidé, sans l' avouer, de signer l' arrêt de mort des départements. j' observe, enfin, que vous décidez monsieur le ministre j' observe, enfin, que vous décidez de créer de nouveaux territoires électifs, forcément artificiels, au moment précis où élus et préfets travaillent dans les départements à établir la nouvelle carte de l' intercommunalité, dotée, elle, de territoires de pertinence, de territoires durables. dix-neuf, dix-sept ou quinze conseillers territoriaux, peu importe après tout, car je fais le pari que cette réforme ridicule ne s' appliquera jamais, soit parce que nous la supprimerons en deux mille douze, soit parce qu' elle sera inapplicable. dans les deux cas, que de temps perdu en débats stériles alors que les priorités des français sont d' une toute autre nature, et surtout d' une plus grande gravité! c' est la raison pour laquelle, monsieur le ministre, votre conclusion lors de votre intervention liminaire s' apparentait à un testament provisoire. l' histoire se chargera d' écrire le codicille je vous remercie.</text:p>
          </table:table-cell>
        </table:table-row>
      </table:table>
      <table:named-expressions/>
      <table:database-ranges>
        <table:database-range table:name="__Anonymous_Sheet_DB__0" table:target-range-address="Sheet1.A1:Sheet1.I1175">
          <table:sort>
            <table:sort-by table:field-number="7"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ivot_20_Table_20_Field" style:display-name="Pivot Table Field" style:family="table-cell" style:parent-style-name="Default"/>
    <style:style style:name="Pivot_20_Table_20_Corner" style:display-name="Pivot Table Corner" style:family="table-cell" style:parent-style-name="Default"/>
    <style:style style:name="Pivot_20_Table_20_Value" style:display-name="Pivot Table Value" style:family="table-cell" style:parent-style-name="Default"/>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1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10-11T15:14:36</dc:date>
    <dc:creator>Peter Milne</dc:creator>
    <meta:generator>LibreOffice/3.5$Linux_x86 LibreOffice_project/350m1$Build-2</meta:generator>
    <meta:editing-duration>PT2H42M55S</meta:editing-duration>
    <meta:editing-cycles>6</meta:editing-cycles>
    <meta:document-statistic meta:table-count="1" meta:cell-count="8935" meta:object-count="0"/>
  </office:meta>
</office:document-meta>
</file>